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" style:name="ta1">
      <style:table-properties table:display="true"/>
    </style:style>
    <style:style style:family="table" style:name="ta2">
      <style:table-properties table:display="true"/>
    </style:style>
  </office:automatic-styles>
  <office:body>
    <office:spreadsheet>
      <table:table table:style-name="ta1" table:name="10267_privado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10,C,254</text:p>
          </table:table-cell>
          <table:table-cell office:value-type="string">
            <text:p>COD_IMOV1,C,25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4173</text:p>
          </table:table-cell>
          <table:table-cell office:value-type="string">
            <text:p>0000195018677</text:p>
          </table:table-cell>
          <table:table-cell office:value-type="string">
            <text:p>54700000268/2006-87</text:p>
          </table:table-cell>
          <table:table-cell office:value-type="string">
            <text:p>28</text:p>
          </table:table-cell>
          <table:table-cell office:value-type="string">
            <text:p>280609000002-24</text:p>
          </table:table-cell>
          <table:table-cell office:value-type="string">
            <text:p>2006-09-04 00:00:00</text:p>
          </table:table-cell>
          <table:table-cell office:value-type="string">
            <text:p>706.4918</text:p>
          </table:table-cell>
          <table:table-cell office:value-type="string">
            <text:p>CCL</text:p>
          </table:table-cell>
        </table:table-row>
        <table:table-row>
          <table:table-cell office:value-type="string">
            <text:p>5693</text:p>
          </table:table-cell>
          <table:table-cell office:value-type="string">
            <text:p>0000195018677</text:p>
          </table:table-cell>
          <table:table-cell office:value-type="string">
            <text:p>54700.001032/2006-68</text:p>
          </table:table-cell>
          <table:table-cell office:value-type="string">
            <text:p>28</text:p>
          </table:table-cell>
          <table:table-cell office:value-type="string">
            <text:p>280703000004-09</text:p>
          </table:table-cell>
          <table:table-cell office:value-type="string">
            <text:p>2007-03-06 00:00:00</text:p>
          </table:table-cell>
          <table:table-cell office:value-type="string">
            <text:p>1026.0577</text:p>
          </table:table-cell>
          <table:table-cell office:value-type="string">
            <text:p>CCL</text:p>
          </table:table-cell>
        </table:table-row>
        <table:table-row>
          <table:table-cell office:value-type="string">
            <text:p>66022</text:p>
          </table:table-cell>
          <table:table-cell office:value-type="string">
            <text:p>0000199141503</text:p>
          </table:table-cell>
          <table:table-cell office:value-type="string">
            <text:p>54160.001350/2013-11</text:p>
          </table:table-cell>
          <table:table-cell office:value-type="string">
            <text:p>05</text:p>
          </table:table-cell>
          <table:table-cell office:value-type="string">
            <text:p>051310000259-96</text:p>
          </table:table-cell>
          <table:table-cell office:value-type="string">
            <text:p>2013-10-31 16:03:07.894946</text:p>
          </table:table-cell>
          <table:table-cell office:value-type="string">
            <text:p>2607.9205</text:p>
          </table:table-cell>
          <table:table-cell office:value-type="string">
            <text:p>A4T</text:p>
          </table:table-cell>
        </table:table-row>
        <table:table-row>
          <table:table-cell office:value-type="string">
            <text:p>72896</text:p>
          </table:table-cell>
          <table:table-cell office:value-type="string">
            <text:p>0000272201242</text:p>
          </table:table-cell>
          <table:table-cell office:value-type="string">
            <text:p>54220.002592/2009-85</text:p>
          </table:table-cell>
          <table:table-cell office:value-type="string">
            <text:p>11</text:p>
          </table:table-cell>
          <table:table-cell office:value-type="string">
            <text:p>111402000013-08</text:p>
          </table:table-cell>
          <table:table-cell office:value-type="string">
            <text:p>2014-02-06 17:07:27.318177</text:p>
          </table:table-cell>
          <table:table-cell office:value-type="string">
            <text:p>422.9603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17291</text:p>
          </table:table-cell>
          <table:table-cell office:value-type="string">
            <text:p>0000277554518</text:p>
          </table:table-cell>
          <table:table-cell office:value-type="string">
            <text:p>54300.002498/2009-36</text:p>
          </table:table-cell>
          <table:table-cell office:value-type="string">
            <text:p>17</text:p>
          </table:table-cell>
          <table:table-cell office:value-type="string">
            <text:p>171002000005-42</text:p>
          </table:table-cell>
          <table:table-cell office:value-type="string">
            <text:p>2010-02-12 00:00:00</text:p>
          </table:table-cell>
          <table:table-cell office:value-type="string">
            <text:p>1490.4553</text:p>
          </table:table-cell>
          <table:table-cell office:value-type="string">
            <text:p>B04</text:p>
          </table:table-cell>
        </table:table-row>
        <table:table-row>
          <table:table-cell office:value-type="string">
            <text:p>24422</text:p>
          </table:table-cell>
          <table:table-cell office:value-type="string">
            <text:p>0000279250630</text:p>
          </table:table-cell>
          <table:table-cell office:value-type="string">
            <text:p>54190.006237/2010-13</text:p>
          </table:table-cell>
          <table:table-cell office:value-type="string">
            <text:p>08</text:p>
          </table:table-cell>
          <table:table-cell office:value-type="string">
            <text:p>081012000110-04</text:p>
          </table:table-cell>
          <table:table-cell office:value-type="string">
            <text:p>2010-12-17 00:00:00</text:p>
          </table:table-cell>
          <table:table-cell office:value-type="string">
            <text:p>838.0370</text:p>
          </table:table-cell>
          <table:table-cell office:value-type="string">
            <text:p>AJ8</text:p>
          </table:table-cell>
        </table:table-row>
        <table:table-row>
          <table:table-cell office:value-type="string">
            <text:p>52662</text:p>
          </table:table-cell>
          <table:table-cell office:value-type="string">
            <text:p>0000351145960</text:p>
          </table:table-cell>
          <table:table-cell office:value-type="string">
            <text:p>54170.002376/2011-97</text:p>
          </table:table-cell>
          <table:table-cell office:value-type="string">
            <text:p>06</text:p>
          </table:table-cell>
          <table:table-cell office:value-type="string">
            <text:p>061306000066-04</text:p>
          </table:table-cell>
          <table:table-cell office:value-type="string">
            <text:p>2013-06-07 12:22:10.891905</text:p>
          </table:table-cell>
          <table:table-cell office:value-type="string">
            <text:p>634.2732</text:p>
          </table:table-cell>
          <table:table-cell office:value-type="string">
            <text:p>EYZ</text:p>
          </table:table-cell>
        </table:table-row>
        <table:table-row>
          <table:table-cell office:value-type="string">
            <text:p>73573</text:p>
          </table:table-cell>
          <table:table-cell office:value-type="string">
            <text:p>0000351835710</text:p>
          </table:table-cell>
          <table:table-cell office:value-type="string">
            <text:p>54160.002369/2013-76</text:p>
          </table:table-cell>
          <table:table-cell office:value-type="string">
            <text:p>05</text:p>
          </table:table-cell>
          <table:table-cell office:value-type="string">
            <text:p>051402000018-01</text:p>
          </table:table-cell>
          <table:table-cell office:value-type="string">
            <text:p>2014-02-18 11:24:51.892667</text:p>
          </table:table-cell>
          <table:table-cell office:value-type="string">
            <text:p>2023.8603</text:p>
          </table:table-cell>
          <table:table-cell office:value-type="string">
            <text:p>DWK</text:p>
          </table:table-cell>
        </table:table-row>
        <table:table-row>
          <table:table-cell office:value-type="string">
            <text:p>41849</text:p>
          </table:table-cell>
          <table:table-cell office:value-type="string">
            <text:p>0000354753278</text:p>
          </table:table-cell>
          <table:table-cell office:value-type="string">
            <text:p>54240.004552/2006-97</text:p>
          </table:table-cell>
          <table:table-cell office:value-type="string">
            <text:p>13</text:p>
          </table:table-cell>
          <table:table-cell office:value-type="string">
            <text:p>131212000312-95</text:p>
          </table:table-cell>
          <table:table-cell office:value-type="string">
            <text:p>2012-12-18 00:00:00</text:p>
          </table:table-cell>
          <table:table-cell office:value-type="string">
            <text:p>8694.5501</text:p>
          </table:table-cell>
          <table:table-cell office:value-type="string">
            <text:p>B1O</text:p>
          </table:table-cell>
        </table:table-row>
        <table:table-row>
          <table:table-cell office:value-type="string">
            <text:p>53808</text:p>
          </table:table-cell>
          <table:table-cell office:value-type="string">
            <text:p>0000359847521</text:p>
          </table:table-cell>
          <table:table-cell office:value-type="string">
            <text:p>54240.005430/2007-07</text:p>
          </table:table-cell>
          <table:table-cell office:value-type="string">
            <text:p>13</text:p>
          </table:table-cell>
          <table:table-cell office:value-type="string">
            <text:p>131306000354-16</text:p>
          </table:table-cell>
          <table:table-cell office:value-type="string">
            <text:p>2013-06-17 19:23:24.273832</text:p>
          </table:table-cell>
          <table:table-cell office:value-type="string">
            <text:p>906.7232</text:p>
          </table:table-cell>
          <table:table-cell office:value-type="string">
            <text:p>CJN</text:p>
          </table:table-cell>
        </table:table-row>
        <table:table-row>
          <table:table-cell office:value-type="string">
            <text:p>10678</text:p>
          </table:table-cell>
          <table:table-cell office:value-type="string">
            <text:p>0000430737252</text:p>
          </table:table-cell>
          <table:table-cell office:value-type="string">
            <text:p>54290.003610/2007-51</text:p>
          </table:table-cell>
          <table:table-cell office:value-type="string">
            <text:p>16</text:p>
          </table:table-cell>
          <table:table-cell office:value-type="string">
            <text:p>160811000001-20</text:p>
          </table:table-cell>
          <table:table-cell office:value-type="string">
            <text:p>2008-11-03 00:00:00</text:p>
          </table:table-cell>
          <table:table-cell office:value-type="string">
            <text:p>2726.0587</text:p>
          </table:table-cell>
          <table:table-cell office:value-type="string">
            <text:p>CYH</text:p>
          </table:table-cell>
        </table:table-row>
        <table:table-row>
          <table:table-cell office:value-type="string">
            <text:p>34626</text:p>
          </table:table-cell>
          <table:table-cell office:value-type="string">
            <text:p>0000434648211</text:p>
          </table:table-cell>
          <table:table-cell office:value-type="string">
            <text:p>54230.001688/2012-11</text:p>
          </table:table-cell>
          <table:table-cell office:value-type="string">
            <text:p>12</text:p>
          </table:table-cell>
          <table:table-cell office:value-type="string">
            <text:p>121203000005-17</text:p>
          </table:table-cell>
          <table:table-cell office:value-type="string">
            <text:p>2012-03-08 00:00:00</text:p>
          </table:table-cell>
          <table:table-cell office:value-type="string">
            <text:p>6782.9359</text:p>
          </table:table-cell>
          <table:table-cell office:value-type="string">
            <text:p>DI8</text:p>
          </table:table-cell>
        </table:table-row>
        <table:table-row>
          <table:table-cell office:value-type="string">
            <text:p>62046</text:p>
          </table:table-cell>
          <table:table-cell office:value-type="string">
            <text:p>0000434648564</text:p>
          </table:table-cell>
          <table:table-cell office:value-type="string">
            <text:p>54230.012701/2010-97</text:p>
          </table:table-cell>
          <table:table-cell office:value-type="string">
            <text:p>12</text:p>
          </table:table-cell>
          <table:table-cell office:value-type="string">
            <text:p>121112000043-50</text:p>
          </table:table-cell>
          <table:table-cell office:value-type="string">
            <text:p>2011-12-16 00:00:00</text:p>
          </table:table-cell>
          <table:table-cell office:value-type="string">
            <text:p>10654.8491</text:p>
          </table:table-cell>
          <table:table-cell office:value-type="string">
            <text:p>DI8</text:p>
          </table:table-cell>
        </table:table-row>
        <table:table-row>
          <table:table-cell office:value-type="string">
            <text:p>44407</text:p>
          </table:table-cell>
          <table:table-cell office:value-type="string">
            <text:p>0000434965535</text:p>
          </table:table-cell>
          <table:table-cell office:value-type="string">
            <text:p>54220.001679/2012-31</text:p>
          </table:table-cell>
          <table:table-cell office:value-type="string">
            <text:p>11</text:p>
          </table:table-cell>
          <table:table-cell office:value-type="string">
            <text:p>111301000150-08</text:p>
          </table:table-cell>
          <table:table-cell office:value-type="string">
            <text:p>2013-01-30 00:00:00</text:p>
          </table:table-cell>
          <table:table-cell office:value-type="string">
            <text:p>318.6826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56124</text:p>
          </table:table-cell>
          <table:table-cell office:value-type="string">
            <text:p>0000437103690</text:p>
          </table:table-cell>
          <table:table-cell office:value-type="string">
            <text:p>54190.006053/2011-34</text:p>
          </table:table-cell>
          <table:table-cell office:value-type="string">
            <text:p>08</text:p>
          </table:table-cell>
          <table:table-cell office:value-type="string">
            <text:p>081307000365-65</text:p>
          </table:table-cell>
          <table:table-cell office:value-type="string">
            <text:p>2013-07-12 15:28:14.380165</text:p>
          </table:table-cell>
          <table:table-cell office:value-type="string">
            <text:p>37.8948</text:p>
          </table:table-cell>
          <table:table-cell office:value-type="string">
            <text:p>C8V</text:p>
          </table:table-cell>
        </table:table-row>
        <table:table-row>
          <table:table-cell office:value-type="string">
            <text:p>32074</text:p>
          </table:table-cell>
          <table:table-cell office:value-type="string">
            <text:p>0000437150931</text:p>
          </table:table-cell>
          <table:table-cell office:value-type="string">
            <text:p>54190.006275/2011-57</text:p>
          </table:table-cell>
          <table:table-cell office:value-type="string">
            <text:p>08</text:p>
          </table:table-cell>
          <table:table-cell office:value-type="string">
            <text:p>081112000045-44</text:p>
          </table:table-cell>
          <table:table-cell office:value-type="string">
            <text:p>2011-12-08 00:00:00</text:p>
          </table:table-cell>
          <table:table-cell office:value-type="string">
            <text:p>556.0740</text:p>
          </table:table-cell>
          <table:table-cell office:value-type="string">
            <text:p>FAF</text:p>
          </table:table-cell>
        </table:table-row>
        <table:table-row>
          <table:table-cell office:value-type="string">
            <text:p>19655</text:p>
          </table:table-cell>
          <table:table-cell office:value-type="string">
            <text:p>0000512771696</text:p>
          </table:table-cell>
          <table:table-cell office:value-type="string">
            <text:p>54220.003136/2008-71</text:p>
          </table:table-cell>
          <table:table-cell office:value-type="string">
            <text:p>11</text:p>
          </table:table-cell>
          <table:table-cell office:value-type="string">
            <text:p>111006000004-90</text:p>
          </table:table-cell>
          <table:table-cell office:value-type="string">
            <text:p>2010-06-02 00:00:00</text:p>
          </table:table-cell>
          <table:table-cell office:value-type="string">
            <text:p>254.9229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73657</text:p>
          </table:table-cell>
          <table:table-cell office:value-type="string">
            <text:p>0000517722677</text:p>
          </table:table-cell>
          <table:table-cell office:value-type="string">
            <text:p>54400.002298/2011-70</text:p>
          </table:table-cell>
          <table:table-cell office:value-type="string">
            <text:p>26</text:p>
          </table:table-cell>
          <table:table-cell office:value-type="string">
            <text:p/>
          </table:table-cell>
          <table:table-cell office:value-type="string">
            <text:p>2014-02-19 10:02:00.423525</text:p>
          </table:table-cell>
          <table:table-cell office:value-type="string">
            <text:p>1540.4884</text:p>
          </table:table-cell>
          <table:table-cell office:value-type="string">
            <text:p>BEX</text:p>
          </table:table-cell>
        </table:table-row>
        <table:table-row>
          <table:table-cell office:value-type="string">
            <text:p>65280</text:p>
          </table:table-cell>
          <table:table-cell office:value-type="string">
            <text:p>0000600663542</text:p>
          </table:table-cell>
          <table:table-cell office:value-type="string">
            <text:p>54160.003574/2009-72</text:p>
          </table:table-cell>
          <table:table-cell office:value-type="string">
            <text:p>05</text:p>
          </table:table-cell>
          <table:table-cell office:value-type="string">
            <text:p>051310000220-32</text:p>
          </table:table-cell>
          <table:table-cell office:value-type="string">
            <text:p>2013-10-23 16:12:43.48796</text:p>
          </table:table-cell>
          <table:table-cell office:value-type="string">
            <text:p>2147.1151</text:p>
          </table:table-cell>
          <table:table-cell office:value-type="string">
            <text:p>AY3</text:p>
          </table:table-cell>
        </table:table-row>
        <table:table-row>
          <table:table-cell office:value-type="string">
            <text:p>28363</text:p>
          </table:table-cell>
          <table:table-cell office:value-type="string">
            <text:p>0000600686674</text:p>
          </table:table-cell>
          <table:table-cell office:value-type="string">
            <text:p>54160003566/2009-26</text:p>
          </table:table-cell>
          <table:table-cell office:value-type="string">
            <text:p>05</text:p>
          </table:table-cell>
          <table:table-cell office:value-type="string">
            <text:p>051107000024-49</text:p>
          </table:table-cell>
          <table:table-cell office:value-type="string">
            <text:p>2011-07-07 00:00:00</text:p>
          </table:table-cell>
          <table:table-cell office:value-type="string">
            <text:p>1297.8554</text:p>
          </table:table-cell>
          <table:table-cell office:value-type="string">
            <text:p>AY3</text:p>
          </table:table-cell>
        </table:table-row>
        <table:table-row>
          <table:table-cell office:value-type="string">
            <text:p>72332</text:p>
          </table:table-cell>
          <table:table-cell office:value-type="string">
            <text:p>0000600692569</text:p>
          </table:table-cell>
          <table:table-cell office:value-type="string">
            <text:p>54160.002663/2008-11</text:p>
          </table:table-cell>
          <table:table-cell office:value-type="string">
            <text:p>05</text:p>
          </table:table-cell>
          <table:table-cell office:value-type="string">
            <text:p>051401000019-66</text:p>
          </table:table-cell>
          <table:table-cell office:value-type="string">
            <text:p>2014-01-30 10:58:01.183307</text:p>
          </table:table-cell>
          <table:table-cell office:value-type="string">
            <text:p>1012.9049</text:p>
          </table:table-cell>
          <table:table-cell office:value-type="string">
            <text:p>AY3</text:p>
          </table:table-cell>
        </table:table-row>
        <table:table-row>
          <table:table-cell office:value-type="string">
            <text:p>80933</text:p>
          </table:table-cell>
          <table:table-cell office:value-type="string">
            <text:p>0000600692992</text:p>
          </table:table-cell>
          <table:table-cell office:value-type="string">
            <text:p>54160.003633/2009-11</text:p>
          </table:table-cell>
          <table:table-cell office:value-type="string">
            <text:p>05</text:p>
          </table:table-cell>
          <table:table-cell office:value-type="string">
            <text:p>051412000017-45</text:p>
          </table:table-cell>
          <table:table-cell office:value-type="string">
            <text:p>2014-12-18 17:07:52.810654</text:p>
          </table:table-cell>
          <table:table-cell office:value-type="string">
            <text:p>7740.0904</text:p>
          </table:table-cell>
          <table:table-cell office:value-type="string">
            <text:p>AY3</text:p>
          </table:table-cell>
        </table:table-row>
        <table:table-row>
          <table:table-cell office:value-type="string">
            <text:p>48003</text:p>
          </table:table-cell>
          <table:table-cell office:value-type="string">
            <text:p>0000600693107</text:p>
          </table:table-cell>
          <table:table-cell office:value-type="string">
            <text:p>54160003811/2009-03</text:p>
          </table:table-cell>
          <table:table-cell office:value-type="string">
            <text:p>05</text:p>
          </table:table-cell>
          <table:table-cell office:value-type="string">
            <text:p>051303000058-44</text:p>
          </table:table-cell>
          <table:table-cell office:value-type="string">
            <text:p>2013-03-14 00:00:00</text:p>
          </table:table-cell>
          <table:table-cell office:value-type="string">
            <text:p>2958.2193</text:p>
          </table:table-cell>
          <table:table-cell office:value-type="string">
            <text:p>AY3</text:p>
          </table:table-cell>
        </table:table-row>
        <table:table-row>
          <table:table-cell office:value-type="string">
            <text:p>64172</text:p>
          </table:table-cell>
          <table:table-cell office:value-type="string">
            <text:p>0010230987446</text:p>
          </table:table-cell>
          <table:table-cell office:value-type="string">
            <text:p>54300.000774/2013-16</text:p>
          </table:table-cell>
          <table:table-cell office:value-type="string">
            <text:p>17</text:p>
          </table:table-cell>
          <table:table-cell office:value-type="string">
            <text:p>171310000014-48</text:p>
          </table:table-cell>
          <table:table-cell office:value-type="string">
            <text:p>2013-10-11 09:15:57.274777</text:p>
          </table:table-cell>
          <table:table-cell office:value-type="string">
            <text:p>33479.0810</text:p>
          </table:table-cell>
          <table:table-cell office:value-type="string">
            <text:p>DSQ</text:p>
          </table:table-cell>
        </table:table-row>
        <table:table-row>
          <table:table-cell office:value-type="string">
            <text:p>56769</text:p>
          </table:table-cell>
          <table:table-cell office:value-type="string">
            <text:p>0010660389623</text:p>
          </table:table-cell>
          <table:table-cell office:value-type="string">
            <text:p>54300.002123/2010-18</text:p>
          </table:table-cell>
          <table:table-cell office:value-type="string">
            <text:p>17</text:p>
          </table:table-cell>
          <table:table-cell office:value-type="string">
            <text:p>171307000026-51</text:p>
          </table:table-cell>
          <table:table-cell office:value-type="string">
            <text:p>2013-07-22 18:47:42.818428</text:p>
          </table:table-cell>
          <table:table-cell office:value-type="string">
            <text:p>1381.4525</text:p>
          </table:table-cell>
          <table:table-cell office:value-type="string">
            <text:p>DSQ</text:p>
          </table:table-cell>
        </table:table-row>
        <table:table-row>
          <table:table-cell office:value-type="string">
            <text:p>56768</text:p>
          </table:table-cell>
          <table:table-cell office:value-type="string">
            <text:p>0010660450390</text:p>
          </table:table-cell>
          <table:table-cell office:value-type="string">
            <text:p>54300.001637/2010-48</text:p>
          </table:table-cell>
          <table:table-cell office:value-type="string">
            <text:p>17</text:p>
          </table:table-cell>
          <table:table-cell office:value-type="string">
            <text:p>171307000025-70</text:p>
          </table:table-cell>
          <table:table-cell office:value-type="string">
            <text:p>2013-07-22 18:43:43.053305</text:p>
          </table:table-cell>
          <table:table-cell office:value-type="string">
            <text:p>1953.1794</text:p>
          </table:table-cell>
          <table:table-cell office:value-type="string">
            <text:p>CB7</text:p>
          </table:table-cell>
        </table:table-row>
        <table:table-row>
          <table:table-cell office:value-type="string">
            <text:p>39682</text:p>
          </table:table-cell>
          <table:table-cell office:value-type="string">
            <text:p>0010740476004</text:p>
          </table:table-cell>
          <table:table-cell office:value-type="string">
            <text:p>54300.002186/2005-07</text:p>
          </table:table-cell>
          <table:table-cell office:value-type="string">
            <text:p>17</text:p>
          </table:table-cell>
          <table:table-cell office:value-type="string">
            <text:p>171211000019-06</text:p>
          </table:table-cell>
          <table:table-cell office:value-type="string">
            <text:p>2012-11-29 00:00:00</text:p>
          </table:table-cell>
          <table:table-cell office:value-type="string">
            <text:p>395.9571</text:p>
          </table:table-cell>
          <table:table-cell office:value-type="string">
            <text:p>AW8</text:p>
          </table:table-cell>
        </table:table-row>
        <table:table-row>
          <table:table-cell office:value-type="string">
            <text:p>26123</text:p>
          </table:table-cell>
          <table:table-cell office:value-type="string">
            <text:p>0010821310674</text:p>
          </table:table-cell>
          <table:table-cell office:value-type="string">
            <text:p>54300.001546/2010-11</text:p>
          </table:table-cell>
          <table:table-cell office:value-type="string">
            <text:p>17</text:p>
          </table:table-cell>
          <table:table-cell office:value-type="string">
            <text:p>171103000020-99</text:p>
          </table:table-cell>
          <table:table-cell office:value-type="string">
            <text:p>2011-03-28 00:00:00</text:p>
          </table:table-cell>
          <table:table-cell office:value-type="string">
            <text:p>563.2215</text:p>
          </table:table-cell>
          <table:table-cell office:value-type="string">
            <text:p>DG9</text:p>
          </table:table-cell>
        </table:table-row>
        <table:table-row>
          <table:table-cell office:value-type="string">
            <text:p>55564</text:p>
          </table:table-cell>
          <table:table-cell office:value-type="string">
            <text:p>0121061077008</text:p>
          </table:table-cell>
          <table:table-cell office:value-type="string">
            <text:p>54260.000987/2012-72</text:p>
          </table:table-cell>
          <table:table-cell office:value-type="string">
            <text:p>14</text:p>
          </table:table-cell>
          <table:table-cell office:value-type="string">
            <text:p>141307000004-58</text:p>
          </table:table-cell>
          <table:table-cell office:value-type="string">
            <text:p>2013-07-08 10:55:56.757602</text:p>
          </table:table-cell>
          <table:table-cell office:value-type="string">
            <text:p>12810.6973</text:p>
          </table:table-cell>
          <table:table-cell office:value-type="string">
            <text:p>DX6</text:p>
          </table:table-cell>
        </table:table-row>
        <table:table-row>
          <table:table-cell office:value-type="string">
            <text:p>20077</text:p>
          </table:table-cell>
          <table:table-cell office:value-type="string">
            <text:p>0220390046502</text:p>
          </table:table-cell>
          <table:table-cell office:value-type="string">
            <text:p>54260.001402/2008-55</text:p>
          </table:table-cell>
          <table:table-cell office:value-type="string">
            <text:p>14</text:p>
          </table:table-cell>
          <table:table-cell office:value-type="string">
            <text:p>141006000014-50</text:p>
          </table:table-cell>
          <table:table-cell office:value-type="string">
            <text:p>2010-06-24 00:00:00</text:p>
          </table:table-cell>
          <table:table-cell office:value-type="string">
            <text:p>59792.5479</text:p>
          </table:table-cell>
          <table:table-cell office:value-type="string">
            <text:p>BCA</text:p>
          </table:table-cell>
        </table:table-row>
        <table:table-row>
          <table:table-cell office:value-type="string">
            <text:p>77988</text:p>
          </table:table-cell>
          <table:table-cell office:value-type="string">
            <text:p>0430360918208</text:p>
          </table:table-cell>
          <table:table-cell office:value-type="string">
            <text:p>54501.001685/2010-70</text:p>
          </table:table-cell>
          <table:table-cell office:value-type="string">
            <text:p>30</text:p>
          </table:table-cell>
          <table:table-cell office:value-type="string">
            <text:p>301407000001-42</text:p>
          </table:table-cell>
          <table:table-cell office:value-type="string">
            <text:p>2014-07-07 17:09:09.664402</text:p>
          </table:table-cell>
          <table:table-cell office:value-type="string">
            <text:p>6.7682</text:p>
          </table:table-cell>
          <table:table-cell office:value-type="string">
            <text:p>C1I</text:p>
          </table:table-cell>
        </table:table-row>
        <table:table-row>
          <table:table-cell office:value-type="string">
            <text:p>77592</text:p>
          </table:table-cell>
          <table:table-cell office:value-type="string">
            <text:p>0450980134470</text:p>
          </table:table-cell>
          <table:table-cell office:value-type="string">
            <text:p>54501.001616/2008-41</text:p>
          </table:table-cell>
          <table:table-cell office:value-type="string">
            <text:p>30</text:p>
          </table:table-cell>
          <table:table-cell office:value-type="string">
            <text:p>301406000002-05</text:p>
          </table:table-cell>
          <table:table-cell office:value-type="string">
            <text:p>2014-06-11 11:53:29.289291</text:p>
          </table:table-cell>
          <table:table-cell office:value-type="string">
            <text:p>2958.0934</text:p>
          </table:table-cell>
          <table:table-cell office:value-type="string">
            <text:p>AL5</text:p>
          </table:table-cell>
        </table:table-row>
        <table:table-row>
          <table:table-cell office:value-type="string">
            <text:p>61333</text:p>
          </table:table-cell>
          <table:table-cell office:value-type="string">
            <text:p>1080490043915</text:p>
          </table:table-cell>
          <table:table-cell office:value-type="string">
            <text:p>54230.003759/2012-10</text:p>
          </table:table-cell>
          <table:table-cell office:value-type="string">
            <text:p>12</text:p>
          </table:table-cell>
          <table:table-cell office:value-type="string">
            <text:p>121309000014-57</text:p>
          </table:table-cell>
          <table:table-cell office:value-type="string">
            <text:p>2013-09-10 11:27:35.838631</text:p>
          </table:table-cell>
          <table:table-cell office:value-type="string">
            <text:p>1434.9968</text:p>
          </table:table-cell>
          <table:table-cell office:value-type="string">
            <text:p>BXK</text:p>
          </table:table-cell>
        </table:table-row>
        <table:table-row>
          <table:table-cell office:value-type="string">
            <text:p>13761</text:p>
          </table:table-cell>
          <table:table-cell office:value-type="string">
            <text:p>1140220123359</text:p>
          </table:table-cell>
          <table:table-cell office:value-type="string">
            <text:p>54230002425/2008-34</text:p>
          </table:table-cell>
          <table:table-cell office:value-type="string">
            <text:p>12</text:p>
          </table:table-cell>
          <table:table-cell office:value-type="string">
            <text:p>120906000003-39</text:p>
          </table:table-cell>
          <table:table-cell office:value-type="string">
            <text:p>2009-06-15 00:00:00</text:p>
          </table:table-cell>
          <table:table-cell office:value-type="string">
            <text:p>610.2187</text:p>
          </table:table-cell>
          <table:table-cell office:value-type="string">
            <text:p>B4T</text:p>
          </table:table-cell>
        </table:table-row>
        <table:table-row>
          <table:table-cell office:value-type="string">
            <text:p>64327</text:p>
          </table:table-cell>
          <table:table-cell office:value-type="string">
            <text:p>1140220183254</text:p>
          </table:table-cell>
          <table:table-cell office:value-type="string">
            <text:p>54230.000221/2009-40</text:p>
          </table:table-cell>
          <table:table-cell office:value-type="string">
            <text:p>12</text:p>
          </table:table-cell>
          <table:table-cell office:value-type="string">
            <text:p>121310000028-20</text:p>
          </table:table-cell>
          <table:table-cell office:value-type="string">
            <text:p>2013-10-11 15:51:25.000506</text:p>
          </table:table-cell>
          <table:table-cell office:value-type="string">
            <text:p>11135.3230</text:p>
          </table:table-cell>
          <table:table-cell office:value-type="string">
            <text:p>BPK</text:p>
          </table:table-cell>
        </table:table-row>
        <table:table-row>
          <table:table-cell office:value-type="string">
            <text:p>36366</text:p>
          </table:table-cell>
          <table:table-cell office:value-type="string">
            <text:p>1260200069043</text:p>
          </table:table-cell>
          <table:table-cell office:value-type="string">
            <text:p>54380.003417/2010-14</text:p>
          </table:table-cell>
          <table:table-cell office:value-type="string">
            <text:p>24</text:p>
          </table:table-cell>
          <table:table-cell office:value-type="string">
            <text:p>241205000012-88</text:p>
          </table:table-cell>
          <table:table-cell office:value-type="string">
            <text:p>2012-05-25 00:00:00</text:p>
          </table:table-cell>
          <table:table-cell office:value-type="string">
            <text:p>2485.1936</text:p>
          </table:table-cell>
          <table:table-cell office:value-type="string">
            <text:p>EK5</text:p>
          </table:table-cell>
        </table:table-row>
        <table:table-row>
          <table:table-cell office:value-type="string">
            <text:p>47032</text:p>
          </table:table-cell>
          <table:table-cell office:value-type="string">
            <text:p>1260980019450</text:p>
          </table:table-cell>
          <table:table-cell office:value-type="string">
            <text:p>54380.001449/2012-39</text:p>
          </table:table-cell>
          <table:table-cell office:value-type="string">
            <text:p>24</text:p>
          </table:table-cell>
          <table:table-cell office:value-type="string">
            <text:p>241303000003-15</text:p>
          </table:table-cell>
          <table:table-cell office:value-type="string">
            <text:p>2013-03-01 00:00:00</text:p>
          </table:table-cell>
          <table:table-cell office:value-type="string">
            <text:p>1654.5995</text:p>
          </table:table-cell>
          <table:table-cell office:value-type="string">
            <text:p>E8C</text:p>
          </table:table-cell>
        </table:table-row>
        <table:table-row>
          <table:table-cell office:value-type="string">
            <text:p>8368</text:p>
          </table:table-cell>
          <table:table-cell office:value-type="string">
            <text:p>1280150087887</text:p>
          </table:table-cell>
          <table:table-cell office:value-type="string">
            <text:p>54380002299/2008-02</text:p>
          </table:table-cell>
          <table:table-cell office:value-type="string">
            <text:p>24</text:p>
          </table:table-cell>
          <table:table-cell office:value-type="string">
            <text:p>240804000002-01</text:p>
          </table:table-cell>
          <table:table-cell office:value-type="string">
            <text:p>2008-04-25 00:00:00</text:p>
          </table:table-cell>
          <table:table-cell office:value-type="string">
            <text:p>8542.4739</text:p>
          </table:table-cell>
          <table:table-cell office:value-type="string">
            <text:p>DS3</text:p>
          </table:table-cell>
        </table:table-row>
        <table:table-row>
          <table:table-cell office:value-type="string">
            <text:p>47327</text:p>
          </table:table-cell>
          <table:table-cell office:value-type="string">
            <text:p>1280310122706</text:p>
          </table:table-cell>
          <table:table-cell office:value-type="string">
            <text:p>54380.000372/2012-80</text:p>
          </table:table-cell>
          <table:table-cell office:value-type="string">
            <text:p>24</text:p>
          </table:table-cell>
          <table:table-cell office:value-type="string">
            <text:p>241303000008-20</text:p>
          </table:table-cell>
          <table:table-cell office:value-type="string">
            <text:p>2013-03-07 00:00:00</text:p>
          </table:table-cell>
          <table:table-cell office:value-type="string">
            <text:p>97.0577</text:p>
          </table:table-cell>
          <table:table-cell office:value-type="string">
            <text:p>AO5</text:p>
          </table:table-cell>
        </table:table-row>
        <table:table-row>
          <table:table-cell office:value-type="string">
            <text:p>76786</text:p>
          </table:table-cell>
          <table:table-cell office:value-type="string">
            <text:p>1300360197040</text:p>
          </table:table-cell>
          <table:table-cell office:value-type="string">
            <text:p>54380.003889/2011-40</text:p>
          </table:table-cell>
          <table:table-cell office:value-type="string">
            <text:p>24</text:p>
          </table:table-cell>
          <table:table-cell office:value-type="string">
            <text:p>241203000002-53</text:p>
          </table:table-cell>
          <table:table-cell office:value-type="string">
            <text:p>2012-03-20 00:00:00</text:p>
          </table:table-cell>
          <table:table-cell office:value-type="string">
            <text:p>56896.9366</text:p>
          </table:table-cell>
          <table:table-cell office:value-type="string">
            <text:p>DT6</text:p>
          </table:table-cell>
        </table:table-row>
        <table:table-row>
          <table:table-cell office:value-type="string">
            <text:p>12778</text:p>
          </table:table-cell>
          <table:table-cell office:value-type="string">
            <text:p>1470520161791</text:p>
          </table:table-cell>
          <table:table-cell office:value-type="string">
            <text:p>54130.000494/2009-12</text:p>
          </table:table-cell>
          <table:table-cell office:value-type="string">
            <text:p>02</text:p>
          </table:table-cell>
          <table:table-cell office:value-type="string">
            <text:p>020904000001-60</text:p>
          </table:table-cell>
          <table:table-cell office:value-type="string">
            <text:p>2009-04-07 00:00:00</text:p>
          </table:table-cell>
          <table:table-cell office:value-type="string">
            <text:p>9313.8300</text:p>
          </table:table-cell>
          <table:table-cell office:value-type="string">
            <text:p>C1X</text:p>
          </table:table-cell>
        </table:table-row>
        <table:table-row>
          <table:table-cell office:value-type="string">
            <text:p>28583</text:p>
          </table:table-cell>
          <table:table-cell office:value-type="string">
            <text:p>2040130054608</text:p>
          </table:table-cell>
          <table:table-cell office:value-type="string">
            <text:p>54320000474/2011-29</text:p>
          </table:table-cell>
          <table:table-cell office:value-type="string">
            <text:p>18</text:p>
          </table:table-cell>
          <table:table-cell office:value-type="string">
            <text:p>181107000003-66</text:p>
          </table:table-cell>
          <table:table-cell office:value-type="string">
            <text:p>2011-07-21 00:00:00</text:p>
          </table:table-cell>
          <table:table-cell office:value-type="string">
            <text:p>452.3656</text:p>
          </table:table-cell>
          <table:table-cell office:value-type="string">
            <text:p>DV9</text:p>
          </table:table-cell>
        </table:table-row>
        <table:table-row>
          <table:table-cell office:value-type="string">
            <text:p>44796</text:p>
          </table:table-cell>
          <table:table-cell office:value-type="string">
            <text:p>2320920015036</text:p>
          </table:table-cell>
          <table:table-cell office:value-type="string">
            <text:p>54140.000064/2013-68</text:p>
          </table:table-cell>
          <table:table-cell office:value-type="string">
            <text:p>03</text:p>
          </table:table-cell>
          <table:table-cell office:value-type="string">
            <text:p>031302000001-57</text:p>
          </table:table-cell>
          <table:table-cell office:value-type="string">
            <text:p>2013-02-01 00:00:00</text:p>
          </table:table-cell>
          <table:table-cell office:value-type="string">
            <text:p>14372.9542</text:p>
          </table:table-cell>
          <table:table-cell office:value-type="string">
            <text:p>BWF</text:p>
          </table:table-cell>
        </table:table-row>
        <table:table-row>
          <table:table-cell office:value-type="string">
            <text:p>40135</text:p>
          </table:table-cell>
          <table:table-cell office:value-type="string">
            <text:p>3010350130302</text:p>
          </table:table-cell>
          <table:table-cell office:value-type="string">
            <text:p>54160.003166/2011-35</text:p>
          </table:table-cell>
          <table:table-cell office:value-type="string">
            <text:p>05</text:p>
          </table:table-cell>
          <table:table-cell office:value-type="string">
            <text:p>051212000021-60</text:p>
          </table:table-cell>
          <table:table-cell office:value-type="string">
            <text:p>2012-12-04 00:00:00</text:p>
          </table:table-cell>
          <table:table-cell office:value-type="string">
            <text:p>497.0689</text:p>
          </table:table-cell>
          <table:table-cell office:value-type="string">
            <text:p>AW6</text:p>
          </table:table-cell>
        </table:table-row>
        <table:table-row>
          <table:table-cell office:value-type="string">
            <text:p>25956</text:p>
          </table:table-cell>
          <table:table-cell office:value-type="string">
            <text:p>3010350247323</text:p>
          </table:table-cell>
          <table:table-cell office:value-type="string">
            <text:p>54160001232/2010-51</text:p>
          </table:table-cell>
          <table:table-cell office:value-type="string">
            <text:p>05</text:p>
          </table:table-cell>
          <table:table-cell office:value-type="string">
            <text:p>051103000024-33</text:p>
          </table:table-cell>
          <table:table-cell office:value-type="string">
            <text:p>2011-03-22 00:00:00</text:p>
          </table:table-cell>
          <table:table-cell office:value-type="string">
            <text:p>3576.0545</text:p>
          </table:table-cell>
          <table:table-cell office:value-type="string">
            <text:p>AW6</text:p>
          </table:table-cell>
        </table:table-row>
        <table:table-row>
          <table:table-cell office:value-type="string">
            <text:p>75395</text:p>
          </table:table-cell>
          <table:table-cell office:value-type="string">
            <text:p>3010350284105</text:p>
          </table:table-cell>
          <table:table-cell office:value-type="string">
            <text:p>54160.003757/2010-21</text:p>
          </table:table-cell>
          <table:table-cell office:value-type="string">
            <text:p>05</text:p>
          </table:table-cell>
          <table:table-cell office:value-type="string">
            <text:p>051403000041-87</text:p>
          </table:table-cell>
          <table:table-cell office:value-type="string">
            <text:p>2014-03-25 09:43:06.51707</text:p>
          </table:table-cell>
          <table:table-cell office:value-type="string">
            <text:p>3512.1461</text:p>
          </table:table-cell>
          <table:table-cell office:value-type="string">
            <text:p>AW6</text:p>
          </table:table-cell>
        </table:table-row>
        <table:table-row>
          <table:table-cell office:value-type="string">
            <text:p>13717</text:p>
          </table:table-cell>
          <table:table-cell office:value-type="string">
            <text:p>3010860146211</text:p>
          </table:table-cell>
          <table:table-cell office:value-type="string">
            <text:p>54160.005784/2008-14</text:p>
          </table:table-cell>
          <table:table-cell office:value-type="string">
            <text:p>05</text:p>
          </table:table-cell>
          <table:table-cell office:value-type="string">
            <text:p>050906000013-45</text:p>
          </table:table-cell>
          <table:table-cell office:value-type="string">
            <text:p>2009-06-10 00:00:00</text:p>
          </table:table-cell>
          <table:table-cell office:value-type="string">
            <text:p>2092.2205</text:p>
          </table:table-cell>
          <table:table-cell office:value-type="string">
            <text:p>A5L</text:p>
          </table:table-cell>
        </table:table-row>
        <table:table-row>
          <table:table-cell office:value-type="string">
            <text:p>9211</text:p>
          </table:table-cell>
          <table:table-cell office:value-type="string">
            <text:p>3020400403637</text:p>
          </table:table-cell>
          <table:table-cell office:value-type="string">
            <text:p>54160001326/2008-14</text:p>
          </table:table-cell>
          <table:table-cell office:value-type="string">
            <text:p>05</text:p>
          </table:table-cell>
          <table:table-cell office:value-type="string">
            <text:p>050807000012-00</text:p>
          </table:table-cell>
          <table:table-cell office:value-type="string">
            <text:p>2008-07-03 00:00:00</text:p>
          </table:table-cell>
          <table:table-cell office:value-type="string">
            <text:p>52436.9030</text:p>
          </table:table-cell>
          <table:table-cell office:value-type="string">
            <text:p>AC9</text:p>
          </table:table-cell>
        </table:table-row>
        <table:table-row>
          <table:table-cell office:value-type="string">
            <text:p>31259</text:p>
          </table:table-cell>
          <table:table-cell office:value-type="string">
            <text:p>3020400522806</text:p>
          </table:table-cell>
          <table:table-cell office:value-type="string">
            <text:p>54160003323/2010-21</text:p>
          </table:table-cell>
          <table:table-cell office:value-type="string">
            <text:p>05</text:p>
          </table:table-cell>
          <table:table-cell office:value-type="string">
            <text:p>051111000019-38</text:p>
          </table:table-cell>
          <table:table-cell office:value-type="string">
            <text:p>2011-11-17 00:00:00</text:p>
          </table:table-cell>
          <table:table-cell office:value-type="string">
            <text:p>485.1518</text:p>
          </table:table-cell>
          <table:table-cell office:value-type="string">
            <text:p>CCL</text:p>
          </table:table-cell>
        </table:table-row>
        <table:table-row>
          <table:table-cell office:value-type="string">
            <text:p>31395</text:p>
          </table:table-cell>
          <table:table-cell office:value-type="string">
            <text:p>3020400582035</text:p>
          </table:table-cell>
          <table:table-cell office:value-type="string">
            <text:p>54160003328/2010-54</text:p>
          </table:table-cell>
          <table:table-cell office:value-type="string">
            <text:p>05</text:p>
          </table:table-cell>
          <table:table-cell office:value-type="string">
            <text:p>051111000026-67</text:p>
          </table:table-cell>
          <table:table-cell office:value-type="string">
            <text:p>2011-11-21 00:00:00</text:p>
          </table:table-cell>
          <table:table-cell office:value-type="string">
            <text:p>644.1705</text:p>
          </table:table-cell>
          <table:table-cell office:value-type="string">
            <text:p>CCL</text:p>
          </table:table-cell>
        </table:table-row>
        <table:table-row>
          <table:table-cell office:value-type="string">
            <text:p>31247</text:p>
          </table:table-cell>
          <table:table-cell office:value-type="string">
            <text:p>3020400594980</text:p>
          </table:table-cell>
          <table:table-cell office:value-type="string">
            <text:p>54160003326/2010-65</text:p>
          </table:table-cell>
          <table:table-cell office:value-type="string">
            <text:p>05</text:p>
          </table:table-cell>
          <table:table-cell office:value-type="string">
            <text:p>051111000017-76</text:p>
          </table:table-cell>
          <table:table-cell office:value-type="string">
            <text:p>2011-11-17 00:00:00</text:p>
          </table:table-cell>
          <table:table-cell office:value-type="string">
            <text:p>511.3004</text:p>
          </table:table-cell>
          <table:table-cell office:value-type="string">
            <text:p>CCL</text:p>
          </table:table-cell>
        </table:table-row>
        <table:table-row>
          <table:table-cell office:value-type="string">
            <text:p>67441</text:p>
          </table:table-cell>
          <table:table-cell office:value-type="string">
            <text:p>3030110335455</text:p>
          </table:table-cell>
          <table:table-cell office:value-type="string">
            <text:p>54160.001437/2013-80</text:p>
          </table:table-cell>
          <table:table-cell office:value-type="string">
            <text:p>05</text:p>
          </table:table-cell>
          <table:table-cell office:value-type="string">
            <text:p>051311000058-06</text:p>
          </table:table-cell>
          <table:table-cell office:value-type="string">
            <text:p>2013-11-21 12:04:58.888641</text:p>
          </table:table-cell>
          <table:table-cell office:value-type="string">
            <text:p>1814.4590</text:p>
          </table:table-cell>
          <table:table-cell office:value-type="string">
            <text:p>FXA</text:p>
          </table:table-cell>
        </table:table-row>
        <table:table-row>
          <table:table-cell office:value-type="string">
            <text:p>26365</text:p>
          </table:table-cell>
          <table:table-cell office:value-type="string">
            <text:p>3071730041387</text:p>
          </table:table-cell>
          <table:table-cell office:value-type="string">
            <text:p>54160001728/2010-25</text:p>
          </table:table-cell>
          <table:table-cell office:value-type="string">
            <text:p>05</text:p>
          </table:table-cell>
          <table:table-cell office:value-type="string">
            <text:p>051104000011-45</text:p>
          </table:table-cell>
          <table:table-cell office:value-type="string">
            <text:p>2011-04-04 00:00:00</text:p>
          </table:table-cell>
          <table:table-cell office:value-type="string">
            <text:p>1113.3820</text:p>
          </table:table-cell>
          <table:table-cell office:value-type="string">
            <text:p>A1J</text:p>
          </table:table-cell>
        </table:table-row>
        <table:table-row>
          <table:table-cell office:value-type="string">
            <text:p>6135</text:p>
          </table:table-cell>
          <table:table-cell office:value-type="string">
            <text:p>3212223212490</text:p>
          </table:table-cell>
          <table:table-cell office:value-type="string">
            <text:p>54160001668/2007-45</text:p>
          </table:table-cell>
          <table:table-cell office:value-type="string">
            <text:p>05</text:p>
          </table:table-cell>
          <table:table-cell office:value-type="string">
            <text:p>050705000003-85</text:p>
          </table:table-cell>
          <table:table-cell office:value-type="string">
            <text:p>2007-05-14 00:00:00</text:p>
          </table:table-cell>
          <table:table-cell office:value-type="string">
            <text:p>1746.3193</text:p>
          </table:table-cell>
          <table:table-cell office:value-type="string">
            <text:p>AC9</text:p>
          </table:table-cell>
        </table:table-row>
        <table:table-row>
          <table:table-cell office:value-type="string">
            <text:p>10046</text:p>
          </table:table-cell>
          <table:table-cell office:value-type="string">
            <text:p>3260620137653</text:p>
          </table:table-cell>
          <table:table-cell office:value-type="string">
            <text:p>54160002451/2008-33</text:p>
          </table:table-cell>
          <table:table-cell office:value-type="string">
            <text:p>05</text:p>
          </table:table-cell>
          <table:table-cell office:value-type="string">
            <text:p>050809000032-06</text:p>
          </table:table-cell>
          <table:table-cell office:value-type="string">
            <text:p>2008-09-15 00:00:00</text:p>
          </table:table-cell>
          <table:table-cell office:value-type="string">
            <text:p>2334.6660</text:p>
          </table:table-cell>
          <table:table-cell office:value-type="string">
            <text:p>A8Q</text:p>
          </table:table-cell>
        </table:table-row>
        <table:table-row>
          <table:table-cell office:value-type="string">
            <text:p>67230</text:p>
          </table:table-cell>
          <table:table-cell office:value-type="string">
            <text:p>3260700109871</text:p>
          </table:table-cell>
          <table:table-cell office:value-type="string">
            <text:p>54160.000580/2013-54</text:p>
          </table:table-cell>
          <table:table-cell office:value-type="string">
            <text:p>05</text:p>
          </table:table-cell>
          <table:table-cell office:value-type="string">
            <text:p>051311000045-91</text:p>
          </table:table-cell>
          <table:table-cell office:value-type="string">
            <text:p>2013-11-19 17:15:12.322907</text:p>
          </table:table-cell>
          <table:table-cell office:value-type="string">
            <text:p>830.3957</text:p>
          </table:table-cell>
          <table:table-cell office:value-type="string">
            <text:p>APL</text:p>
          </table:table-cell>
        </table:table-row>
        <table:table-row>
          <table:table-cell office:value-type="string">
            <text:p>57135</text:p>
          </table:table-cell>
          <table:table-cell office:value-type="string">
            <text:p>4010210315772</text:p>
          </table:table-cell>
          <table:table-cell office:value-type="string">
            <text:p>54170.006523/2012-89</text:p>
          </table:table-cell>
          <table:table-cell office:value-type="string">
            <text:p>06</text:p>
          </table:table-cell>
          <table:table-cell office:value-type="string">
            <text:p>061307000388-26</text:p>
          </table:table-cell>
          <table:table-cell office:value-type="string">
            <text:p>2013-07-25 10:58:32.949238</text:p>
          </table:table-cell>
          <table:table-cell office:value-type="string">
            <text:p>10640.2206</text:p>
          </table:table-cell>
          <table:table-cell office:value-type="string">
            <text:p>CTD</text:p>
          </table:table-cell>
        </table:table-row>
        <table:table-row>
          <table:table-cell office:value-type="string">
            <text:p>15442</text:p>
          </table:table-cell>
          <table:table-cell office:value-type="string">
            <text:p>4010210671994</text:p>
          </table:table-cell>
          <table:table-cell office:value-type="string">
            <text:p>54170.006498/2006-95</text:p>
          </table:table-cell>
          <table:table-cell office:value-type="string">
            <text:p>06</text:p>
          </table:table-cell>
          <table:table-cell office:value-type="string">
            <text:p>060909000032-50</text:p>
          </table:table-cell>
          <table:table-cell office:value-type="string">
            <text:p>2009-09-29 00:00:00</text:p>
          </table:table-cell>
          <table:table-cell office:value-type="string">
            <text:p>10502.5137</text:p>
          </table:table-cell>
          <table:table-cell office:value-type="string">
            <text:p>B9O</text:p>
          </table:table-cell>
        </table:table-row>
        <table:table-row>
          <table:table-cell office:value-type="string">
            <text:p>80260</text:p>
          </table:table-cell>
          <table:table-cell office:value-type="string">
            <text:p>4010300476864</text:p>
          </table:table-cell>
          <table:table-cell office:value-type="string">
            <text:p>54170.004031/2014-11</text:p>
          </table:table-cell>
          <table:table-cell office:value-type="string">
            <text:p>06</text:p>
          </table:table-cell>
          <table:table-cell office:value-type="string">
            <text:p>061411000002-03</text:p>
          </table:table-cell>
          <table:table-cell office:value-type="string">
            <text:p>2014-11-05 16:30:36.917023</text:p>
          </table:table-cell>
          <table:table-cell office:value-type="string">
            <text:p>391.1975</text:p>
          </table:table-cell>
          <table:table-cell office:value-type="string">
            <text:p>ABV</text:p>
          </table:table-cell>
        </table:table-row>
        <table:table-row>
          <table:table-cell office:value-type="string">
            <text:p>14551</text:p>
          </table:table-cell>
          <table:table-cell office:value-type="string">
            <text:p>4010560753020</text:p>
          </table:table-cell>
          <table:table-cell office:value-type="string">
            <text:p>54170.005554/2007-55</text:p>
          </table:table-cell>
          <table:table-cell office:value-type="string">
            <text:p>06</text:p>
          </table:table-cell>
          <table:table-cell office:value-type="string">
            <text:p>060908000003-99</text:p>
          </table:table-cell>
          <table:table-cell office:value-type="string">
            <text:p>2009-08-06 00:00:00</text:p>
          </table:table-cell>
          <table:table-cell office:value-type="string">
            <text:p>9703.1343</text:p>
          </table:table-cell>
          <table:table-cell office:value-type="string">
            <text:p>AHV</text:p>
          </table:table-cell>
        </table:table-row>
        <table:table-row>
          <table:table-cell office:value-type="string">
            <text:p>30042</text:p>
          </table:table-cell>
          <table:table-cell office:value-type="string">
            <text:p>4020440502887</text:p>
          </table:table-cell>
          <table:table-cell office:value-type="string">
            <text:p>54170.004408/2010-16</text:p>
          </table:table-cell>
          <table:table-cell office:value-type="string">
            <text:p>06</text:p>
          </table:table-cell>
          <table:table-cell office:value-type="string">
            <text:p>061109000074-23</text:p>
          </table:table-cell>
          <table:table-cell office:value-type="string">
            <text:p>2011-09-29 00:00:00</text:p>
          </table:table-cell>
          <table:table-cell office:value-type="string">
            <text:p>54.6521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6241</text:p>
          </table:table-cell>
          <table:table-cell office:value-type="string">
            <text:p>4040630052900</text:p>
          </table:table-cell>
          <table:table-cell office:value-type="string">
            <text:p>54170.000232/2012-87</text:p>
          </table:table-cell>
          <table:table-cell office:value-type="string">
            <text:p>06</text:p>
          </table:table-cell>
          <table:table-cell office:value-type="string">
            <text:p>061302000106-12</text:p>
          </table:table-cell>
          <table:table-cell office:value-type="string">
            <text:p>2013-02-26 00:00:00</text:p>
          </table:table-cell>
          <table:table-cell office:value-type="string">
            <text:p>3288.0121</text:p>
          </table:table-cell>
          <table:table-cell office:value-type="string">
            <text:p>ADV</text:p>
          </table:table-cell>
        </table:table-row>
        <table:table-row>
          <table:table-cell office:value-type="string">
            <text:p>46664</text:p>
          </table:table-cell>
          <table:table-cell office:value-type="string">
            <text:p>4130890036975</text:p>
          </table:table-cell>
          <table:table-cell office:value-type="string">
            <text:p>54170.004238/2011-42</text:p>
          </table:table-cell>
          <table:table-cell office:value-type="string">
            <text:p>06</text:p>
          </table:table-cell>
          <table:table-cell office:value-type="string">
            <text:p>061302000135-57</text:p>
          </table:table-cell>
          <table:table-cell office:value-type="string">
            <text:p>2013-02-27 00:00:00</text:p>
          </table:table-cell>
          <table:table-cell office:value-type="string">
            <text:p>176.2339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63386</text:p>
          </table:table-cell>
          <table:table-cell office:value-type="string">
            <text:p>4141070075285</text:p>
          </table:table-cell>
          <table:table-cell office:value-type="string">
            <text:p>54170.006782/2012-18</text:p>
          </table:table-cell>
          <table:table-cell office:value-type="string">
            <text:p>06</text:p>
          </table:table-cell>
          <table:table-cell office:value-type="string">
            <text:p>061310000012-60</text:p>
          </table:table-cell>
          <table:table-cell office:value-type="string">
            <text:p>2013-10-03 08:00:17.933295</text:p>
          </table:table-cell>
          <table:table-cell office:value-type="string">
            <text:p>548.9469</text:p>
          </table:table-cell>
          <table:table-cell office:value-type="string">
            <text:p>ETY</text:p>
          </table:table-cell>
        </table:table-row>
        <table:table-row>
          <table:table-cell office:value-type="string">
            <text:p>59520</text:p>
          </table:table-cell>
          <table:table-cell office:value-type="string">
            <text:p>4141230200952</text:p>
          </table:table-cell>
          <table:table-cell office:value-type="string">
            <text:p>54170.006126/2012-15</text:p>
          </table:table-cell>
          <table:table-cell office:value-type="string">
            <text:p>06</text:p>
          </table:table-cell>
          <table:table-cell office:value-type="string">
            <text:p>061308000147-59</text:p>
          </table:table-cell>
          <table:table-cell office:value-type="string">
            <text:p>2013-08-21 11:34:23.825484</text:p>
          </table:table-cell>
          <table:table-cell office:value-type="string">
            <text:p>567.9392</text:p>
          </table:table-cell>
          <table:table-cell office:value-type="string">
            <text:p>A8R</text:p>
          </table:table-cell>
        </table:table-row>
        <table:table-row>
          <table:table-cell office:value-type="string">
            <text:p>57470</text:p>
          </table:table-cell>
          <table:table-cell office:value-type="string">
            <text:p>4141230211806</text:p>
          </table:table-cell>
          <table:table-cell office:value-type="string">
            <text:p>54170.006127/2012-51</text:p>
          </table:table-cell>
          <table:table-cell office:value-type="string">
            <text:p>06</text:p>
          </table:table-cell>
          <table:table-cell office:value-type="string">
            <text:p>061307000446-30</text:p>
          </table:table-cell>
          <table:table-cell office:value-type="string">
            <text:p>2013-07-30 16:06:58.292697</text:p>
          </table:table-cell>
          <table:table-cell office:value-type="string">
            <text:p>558.1343</text:p>
          </table:table-cell>
          <table:table-cell office:value-type="string">
            <text:p>A8R</text:p>
          </table:table-cell>
        </table:table-row>
        <table:table-row>
          <table:table-cell office:value-type="string">
            <text:p>41236</text:p>
          </table:table-cell>
          <table:table-cell office:value-type="string">
            <text:p>4150300281695</text:p>
          </table:table-cell>
          <table:table-cell office:value-type="string">
            <text:p>54170.002383/2011-99</text:p>
          </table:table-cell>
          <table:table-cell office:value-type="string">
            <text:p>06</text:p>
          </table:table-cell>
          <table:table-cell office:value-type="string">
            <text:p>061212000183-98</text:p>
          </table:table-cell>
          <table:table-cell office:value-type="string">
            <text:p>2012-12-12 00:00:00</text:p>
          </table:table-cell>
          <table:table-cell office:value-type="string">
            <text:p>276.1632</text:p>
          </table:table-cell>
          <table:table-cell office:value-type="string">
            <text:p>APP</text:p>
          </table:table-cell>
        </table:table-row>
        <table:table-row>
          <table:table-cell office:value-type="string">
            <text:p>4758</text:p>
          </table:table-cell>
          <table:table-cell office:value-type="string">
            <text:p>4160883090448</text:p>
          </table:table-cell>
          <table:table-cell office:value-type="string">
            <text:p>54170.005892/2006-14</text:p>
          </table:table-cell>
          <table:table-cell office:value-type="string">
            <text:p>06</text:p>
          </table:table-cell>
          <table:table-cell office:value-type="string">
            <text:p>060611000006-19</text:p>
          </table:table-cell>
          <table:table-cell office:value-type="string">
            <text:p>2006-11-13 00:00:00</text:p>
          </table:table-cell>
          <table:table-cell office:value-type="string">
            <text:p>1958.9601</text:p>
          </table:table-cell>
          <table:table-cell office:value-type="string">
            <text:p>BQJ</text:p>
          </table:table-cell>
        </table:table-row>
        <table:table-row>
          <table:table-cell office:value-type="string">
            <text:p>26948</text:p>
          </table:table-cell>
          <table:table-cell office:value-type="string">
            <text:p>4180130006801</text:p>
          </table:table-cell>
          <table:table-cell office:value-type="string">
            <text:p>54170.001860/2010-18</text:p>
          </table:table-cell>
          <table:table-cell office:value-type="string">
            <text:p>06</text:p>
          </table:table-cell>
          <table:table-cell office:value-type="string">
            <text:p>061105000015-68</text:p>
          </table:table-cell>
          <table:table-cell office:value-type="string">
            <text:p>2011-05-04 00:00:00</text:p>
          </table:table-cell>
          <table:table-cell office:value-type="string">
            <text:p>348.6685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39613</text:p>
          </table:table-cell>
          <table:table-cell office:value-type="string">
            <text:p>4180130006801</text:p>
          </table:table-cell>
          <table:table-cell office:value-type="string">
            <text:p>54170.002528/2011-51</text:p>
          </table:table-cell>
          <table:table-cell office:value-type="string">
            <text:p>06</text:p>
          </table:table-cell>
          <table:table-cell office:value-type="string">
            <text:p>061211000046-54</text:p>
          </table:table-cell>
          <table:table-cell office:value-type="string">
            <text:p>2012-11-28 00:00:00</text:p>
          </table:table-cell>
          <table:table-cell office:value-type="string">
            <text:p>99.3208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39575</text:p>
          </table:table-cell>
          <table:table-cell office:value-type="string">
            <text:p>4180130015975</text:p>
          </table:table-cell>
          <table:table-cell office:value-type="string">
            <text:p>54170.002833/2011-43</text:p>
          </table:table-cell>
          <table:table-cell office:value-type="string">
            <text:p>06</text:p>
          </table:table-cell>
          <table:table-cell office:value-type="string">
            <text:p>061211000038-44</text:p>
          </table:table-cell>
          <table:table-cell office:value-type="string">
            <text:p>2012-11-28 00:00:00</text:p>
          </table:table-cell>
          <table:table-cell office:value-type="string">
            <text:p>200.1411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26706</text:p>
          </table:table-cell>
          <table:table-cell office:value-type="string">
            <text:p>4180130033361</text:p>
          </table:table-cell>
          <table:table-cell office:value-type="string">
            <text:p>54170.001255/2010-47</text:p>
          </table:table-cell>
          <table:table-cell office:value-type="string">
            <text:p>06</text:p>
          </table:table-cell>
          <table:table-cell office:value-type="string">
            <text:p>061104000044-76</text:p>
          </table:table-cell>
          <table:table-cell office:value-type="string">
            <text:p>2011-04-19 00:00:00</text:p>
          </table:table-cell>
          <table:table-cell office:value-type="string">
            <text:p>611.6938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27376</text:p>
          </table:table-cell>
          <table:table-cell office:value-type="string">
            <text:p>4180130042867</text:p>
          </table:table-cell>
          <table:table-cell office:value-type="string">
            <text:p>54170.001932/2010-27</text:p>
          </table:table-cell>
          <table:table-cell office:value-type="string">
            <text:p>06</text:p>
          </table:table-cell>
          <table:table-cell office:value-type="string">
            <text:p>061105000045-83</text:p>
          </table:table-cell>
          <table:table-cell office:value-type="string">
            <text:p>2011-05-20 00:00:00</text:p>
          </table:table-cell>
          <table:table-cell office:value-type="string">
            <text:p>319.4212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55599</text:p>
          </table:table-cell>
          <table:table-cell office:value-type="string">
            <text:p>4180130045378</text:p>
          </table:table-cell>
          <table:table-cell office:value-type="string">
            <text:p>54170.001203/2012-32</text:p>
          </table:table-cell>
          <table:table-cell office:value-type="string">
            <text:p>06</text:p>
          </table:table-cell>
          <table:table-cell office:value-type="string">
            <text:p>061307000076-02</text:p>
          </table:table-cell>
          <table:table-cell office:value-type="string">
            <text:p>2013-07-08 15:30:00.276623</text:p>
          </table:table-cell>
          <table:table-cell office:value-type="string">
            <text:p>170.8517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0375</text:p>
          </table:table-cell>
          <table:table-cell office:value-type="string">
            <text:p>4180130051696</text:p>
          </table:table-cell>
          <table:table-cell office:value-type="string">
            <text:p>54170.002530/2011-21</text:p>
          </table:table-cell>
          <table:table-cell office:value-type="string">
            <text:p>06</text:p>
          </table:table-cell>
          <table:table-cell office:value-type="string">
            <text:p>061212000072-72</text:p>
          </table:table-cell>
          <table:table-cell office:value-type="string">
            <text:p>2012-12-06 00:00:00</text:p>
          </table:table-cell>
          <table:table-cell office:value-type="string">
            <text:p>528.3301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39729</text:p>
          </table:table-cell>
          <table:table-cell office:value-type="string">
            <text:p>4180130084357</text:p>
          </table:table-cell>
          <table:table-cell office:value-type="string">
            <text:p>54170.002109/2011-10</text:p>
          </table:table-cell>
          <table:table-cell office:value-type="string">
            <text:p>06</text:p>
          </table:table-cell>
          <table:table-cell office:value-type="string">
            <text:p>061211000064-36</text:p>
          </table:table-cell>
          <table:table-cell office:value-type="string">
            <text:p>2012-11-30 00:00:00</text:p>
          </table:table-cell>
          <table:table-cell office:value-type="string">
            <text:p>22.4293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51962</text:p>
          </table:table-cell>
          <table:table-cell office:value-type="string">
            <text:p>4180130084357</text:p>
          </table:table-cell>
          <table:table-cell office:value-type="string">
            <text:p>54170.002110/2011-44</text:p>
          </table:table-cell>
          <table:table-cell office:value-type="string">
            <text:p>06</text:p>
          </table:table-cell>
          <table:table-cell office:value-type="string">
            <text:p>061305000026-82</text:p>
          </table:table-cell>
          <table:table-cell office:value-type="string">
            <text:p>2013-05-29 09:18:40.429585</text:p>
          </table:table-cell>
          <table:table-cell office:value-type="string">
            <text:p>353.2635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0045</text:p>
          </table:table-cell>
          <table:table-cell office:value-type="string">
            <text:p>4180480061066</text:p>
          </table:table-cell>
          <table:table-cell office:value-type="string">
            <text:p>54170.004235/2011-17</text:p>
          </table:table-cell>
          <table:table-cell office:value-type="string">
            <text:p>06</text:p>
          </table:table-cell>
          <table:table-cell office:value-type="string">
            <text:p>061212000039-51</text:p>
          </table:table-cell>
          <table:table-cell office:value-type="string">
            <text:p>2012-12-03 00:00:00</text:p>
          </table:table-cell>
          <table:table-cell office:value-type="string">
            <text:p>314.4984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28294</text:p>
          </table:table-cell>
          <table:table-cell office:value-type="string">
            <text:p>4180482803990</text:p>
          </table:table-cell>
          <table:table-cell office:value-type="string">
            <text:p>54170.001934/2010-16</text:p>
          </table:table-cell>
          <table:table-cell office:value-type="string">
            <text:p>06</text:p>
          </table:table-cell>
          <table:table-cell office:value-type="string">
            <text:p>061107000009-72</text:p>
          </table:table-cell>
          <table:table-cell office:value-type="string">
            <text:p>2011-07-05 00:00:00</text:p>
          </table:table-cell>
          <table:table-cell office:value-type="string">
            <text:p>351.6107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56183</text:p>
          </table:table-cell>
          <table:table-cell office:value-type="string">
            <text:p>4180560053390</text:p>
          </table:table-cell>
          <table:table-cell office:value-type="string">
            <text:p>54170.002148/2012-06</text:p>
          </table:table-cell>
          <table:table-cell office:value-type="string">
            <text:p>06</text:p>
          </table:table-cell>
          <table:table-cell office:value-type="string">
            <text:p>061307000191-04</text:p>
          </table:table-cell>
          <table:table-cell office:value-type="string">
            <text:p>2013-07-12 19:28:02.682462</text:p>
          </table:table-cell>
          <table:table-cell office:value-type="string">
            <text:p>309.3781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57625</text:p>
          </table:table-cell>
          <table:table-cell office:value-type="string">
            <text:p>4181100026073</text:p>
          </table:table-cell>
          <table:table-cell office:value-type="string">
            <text:p>54170.001380/2013-08</text:p>
          </table:table-cell>
          <table:table-cell office:value-type="string">
            <text:p>06</text:p>
          </table:table-cell>
          <table:table-cell office:value-type="string">
            <text:p>061307000505-24</text:p>
          </table:table-cell>
          <table:table-cell office:value-type="string">
            <text:p>2013-07-31 14:09:22.638049</text:p>
          </table:table-cell>
          <table:table-cell office:value-type="string">
            <text:p>462.3063</text:p>
          </table:table-cell>
          <table:table-cell office:value-type="string">
            <text:p>BUJ</text:p>
          </table:table-cell>
        </table:table-row>
        <table:table-row>
          <table:table-cell office:value-type="string">
            <text:p>47301</text:p>
          </table:table-cell>
          <table:table-cell office:value-type="string">
            <text:p>4181532803801</text:p>
          </table:table-cell>
          <table:table-cell office:value-type="string">
            <text:p>54170.004240/2011-11</text:p>
          </table:table-cell>
          <table:table-cell office:value-type="string">
            <text:p>06</text:p>
          </table:table-cell>
          <table:table-cell office:value-type="string">
            <text:p>061303000037-82</text:p>
          </table:table-cell>
          <table:table-cell office:value-type="string">
            <text:p>2013-03-07 00:00:00</text:p>
          </table:table-cell>
          <table:table-cell office:value-type="string">
            <text:p>695.6061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52349</text:p>
          </table:table-cell>
          <table:table-cell office:value-type="string">
            <text:p>4181700029254</text:p>
          </table:table-cell>
          <table:table-cell office:value-type="string">
            <text:p>54170.000589/2012-65</text:p>
          </table:table-cell>
          <table:table-cell office:value-type="string">
            <text:p>06</text:p>
          </table:table-cell>
          <table:table-cell office:value-type="string">
            <text:p>061306000022-85</text:p>
          </table:table-cell>
          <table:table-cell office:value-type="string">
            <text:p>2013-06-05 09:55:11.025344</text:p>
          </table:table-cell>
          <table:table-cell office:value-type="string">
            <text:p>1183.1130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39959</text:p>
          </table:table-cell>
          <table:table-cell office:value-type="string">
            <text:p>4181700075442</text:p>
          </table:table-cell>
          <table:table-cell office:value-type="string">
            <text:p>54170.003412/2011-30</text:p>
          </table:table-cell>
          <table:table-cell office:value-type="string">
            <text:p>06</text:p>
          </table:table-cell>
          <table:table-cell office:value-type="string">
            <text:p>131212000029-45</text:p>
          </table:table-cell>
          <table:table-cell office:value-type="string">
            <text:p>2012-12-03 00:00:00</text:p>
          </table:table-cell>
          <table:table-cell office:value-type="string">
            <text:p>410.9077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0500</text:p>
          </table:table-cell>
          <table:table-cell office:value-type="string">
            <text:p>4181700082228</text:p>
          </table:table-cell>
          <table:table-cell office:value-type="string">
            <text:p>54170.003502/2011-21</text:p>
          </table:table-cell>
          <table:table-cell office:value-type="string">
            <text:p>06</text:p>
          </table:table-cell>
          <table:table-cell office:value-type="string">
            <text:p>061212000090-54</text:p>
          </table:table-cell>
          <table:table-cell office:value-type="string">
            <text:p>2012-12-06 00:00:00</text:p>
          </table:table-cell>
          <table:table-cell office:value-type="string">
            <text:p>801.0376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57874</text:p>
          </table:table-cell>
          <table:table-cell office:value-type="string">
            <text:p>4181700094668</text:p>
          </table:table-cell>
          <table:table-cell office:value-type="string">
            <text:p>54170.000113/2013-13</text:p>
          </table:table-cell>
          <table:table-cell office:value-type="string">
            <text:p>06</text:p>
          </table:table-cell>
          <table:table-cell office:value-type="string">
            <text:p>061308000053-34</text:p>
          </table:table-cell>
          <table:table-cell office:value-type="string">
            <text:p>2013-08-02 16:06:20.465327</text:p>
          </table:table-cell>
          <table:table-cell office:value-type="string">
            <text:p>177.5724</text:p>
          </table:table-cell>
          <table:table-cell office:value-type="string">
            <text:p>BUJ</text:p>
          </table:table-cell>
        </table:table-row>
        <table:table-row>
          <table:table-cell office:value-type="string">
            <text:p>39887</text:p>
          </table:table-cell>
          <table:table-cell office:value-type="string">
            <text:p>4181700149314</text:p>
          </table:table-cell>
          <table:table-cell office:value-type="string">
            <text:p>54170.003496/2011-10</text:p>
          </table:table-cell>
          <table:table-cell office:value-type="string">
            <text:p>06</text:p>
          </table:table-cell>
          <table:table-cell office:value-type="string">
            <text:p>061212000014-01</text:p>
          </table:table-cell>
          <table:table-cell office:value-type="string">
            <text:p>2012-12-03 00:00:00</text:p>
          </table:table-cell>
          <table:table-cell office:value-type="string">
            <text:p>179.5314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1239</text:p>
          </table:table-cell>
          <table:table-cell office:value-type="string">
            <text:p>4182850013921</text:p>
          </table:table-cell>
          <table:table-cell office:value-type="string">
            <text:p>54170.002535/2011-53</text:p>
          </table:table-cell>
          <table:table-cell office:value-type="string">
            <text:p>06</text:p>
          </table:table-cell>
          <table:table-cell office:value-type="string">
            <text:p>061212000186-30</text:p>
          </table:table-cell>
          <table:table-cell office:value-type="string">
            <text:p>2012-12-12 00:00:00</text:p>
          </table:table-cell>
          <table:table-cell office:value-type="string">
            <text:p>283.6508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66819</text:p>
          </table:table-cell>
          <table:table-cell office:value-type="string">
            <text:p>4210220034096</text:p>
          </table:table-cell>
          <table:table-cell office:value-type="string">
            <text:p>54170.005588/2007-40</text:p>
          </table:table-cell>
          <table:table-cell office:value-type="string">
            <text:p>06</text:p>
          </table:table-cell>
          <table:table-cell office:value-type="string">
            <text:p>061005000040-98</text:p>
          </table:table-cell>
          <table:table-cell office:value-type="string">
            <text:p>2010-05-25 00:00:00</text:p>
          </table:table-cell>
          <table:table-cell office:value-type="string">
            <text:p>531.5218</text:p>
          </table:table-cell>
          <table:table-cell office:value-type="string">
            <text:p>CKS</text:p>
          </table:table-cell>
        </table:table-row>
        <table:table-row>
          <table:table-cell office:value-type="string">
            <text:p>13488</text:p>
          </table:table-cell>
          <table:table-cell office:value-type="string">
            <text:p>4210490113630</text:p>
          </table:table-cell>
          <table:table-cell office:value-type="string">
            <text:p>54170.004744/2007-55</text:p>
          </table:table-cell>
          <table:table-cell office:value-type="string">
            <text:p>06</text:p>
          </table:table-cell>
          <table:table-cell office:value-type="string">
            <text:p>060905000020-00</text:p>
          </table:table-cell>
          <table:table-cell office:value-type="string">
            <text:p>2009-05-26 00:00:00</text:p>
          </table:table-cell>
          <table:table-cell office:value-type="string">
            <text:p>1226.9581</text:p>
          </table:table-cell>
          <table:table-cell office:value-type="string">
            <text:p>AHW</text:p>
          </table:table-cell>
        </table:table-row>
        <table:table-row>
          <table:table-cell office:value-type="string">
            <text:p>26934</text:p>
          </table:table-cell>
          <table:table-cell office:value-type="string">
            <text:p>4242180096017</text:p>
          </table:table-cell>
          <table:table-cell office:value-type="string">
            <text:p>54170.002044/2011-11</text:p>
          </table:table-cell>
          <table:table-cell office:value-type="string">
            <text:p>06</text:p>
          </table:table-cell>
          <table:table-cell office:value-type="string">
            <text:p>061105000008-39</text:p>
          </table:table-cell>
          <table:table-cell office:value-type="string">
            <text:p>2011-05-03 00:00:00</text:p>
          </table:table-cell>
          <table:table-cell office:value-type="string">
            <text:p>156.1135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76801</text:p>
          </table:table-cell>
          <table:table-cell office:value-type="string">
            <text:p>4261132835252</text:p>
          </table:table-cell>
          <table:table-cell office:value-type="string">
            <text:p>54170.005578/2010-18</text:p>
          </table:table-cell>
          <table:table-cell office:value-type="string">
            <text:p>06</text:p>
          </table:table-cell>
          <table:table-cell office:value-type="string">
            <text:p>061405000003-77</text:p>
          </table:table-cell>
          <table:table-cell office:value-type="string">
            <text:p>2014-05-06 09:39:53.839994</text:p>
          </table:table-cell>
          <table:table-cell office:value-type="string">
            <text:p>1927.0077</text:p>
          </table:table-cell>
          <table:table-cell office:value-type="string">
            <text:p>A1K</text:p>
          </table:table-cell>
        </table:table-row>
        <table:table-row>
          <table:table-cell office:value-type="string">
            <text:p>57873</text:p>
          </table:table-cell>
          <table:table-cell office:value-type="string">
            <text:p>4270120045107</text:p>
          </table:table-cell>
          <table:table-cell office:value-type="string">
            <text:p>54170.000112/2013-61</text:p>
          </table:table-cell>
          <table:table-cell office:value-type="string">
            <text:p>06</text:p>
          </table:table-cell>
          <table:table-cell office:value-type="string">
            <text:p>061308000052-53</text:p>
          </table:table-cell>
          <table:table-cell office:value-type="string">
            <text:p>2013-08-02 16:04:09.830288</text:p>
          </table:table-cell>
          <table:table-cell office:value-type="string">
            <text:p>140.1310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57861</text:p>
          </table:table-cell>
          <table:table-cell office:value-type="string">
            <text:p>4270120098499</text:p>
          </table:table-cell>
          <table:table-cell office:value-type="string">
            <text:p>54170.000111/2013-16</text:p>
          </table:table-cell>
          <table:table-cell office:value-type="string">
            <text:p>06</text:p>
          </table:table-cell>
          <table:table-cell office:value-type="string">
            <text:p>061308000044-43</text:p>
          </table:table-cell>
          <table:table-cell office:value-type="string">
            <text:p>2013-08-02 15:22:38.246432</text:p>
          </table:table-cell>
          <table:table-cell office:value-type="string">
            <text:p>273.3516</text:p>
          </table:table-cell>
          <table:table-cell office:value-type="string">
            <text:p>BUJ</text:p>
          </table:table-cell>
        </table:table-row>
        <table:table-row>
          <table:table-cell office:value-type="string">
            <text:p>52375</text:p>
          </table:table-cell>
          <table:table-cell office:value-type="string">
            <text:p>4270120101708</text:p>
          </table:table-cell>
          <table:table-cell office:value-type="string">
            <text:p>54170.000590/2012-90</text:p>
          </table:table-cell>
          <table:table-cell office:value-type="string">
            <text:p>06</text:p>
          </table:table-cell>
          <table:table-cell office:value-type="string">
            <text:p>061306000034-19</text:p>
          </table:table-cell>
          <table:table-cell office:value-type="string">
            <text:p>2013-06-05 13:50:51.545385</text:p>
          </table:table-cell>
          <table:table-cell office:value-type="string">
            <text:p>288.3474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56345</text:p>
          </table:table-cell>
          <table:table-cell office:value-type="string">
            <text:p>4270120136250</text:p>
          </table:table-cell>
          <table:table-cell office:value-type="string">
            <text:p>54170.004109/2012-35</text:p>
          </table:table-cell>
          <table:table-cell office:value-type="string">
            <text:p>06</text:p>
          </table:table-cell>
          <table:table-cell office:value-type="string">
            <text:p>061307000216-99</text:p>
          </table:table-cell>
          <table:table-cell office:value-type="string">
            <text:p>2013-07-16 12:45:00.235475</text:p>
          </table:table-cell>
          <table:table-cell office:value-type="string">
            <text:p>563.8191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39965</text:p>
          </table:table-cell>
          <table:table-cell office:value-type="string">
            <text:p>4270202535706</text:p>
          </table:table-cell>
          <table:table-cell office:value-type="string">
            <text:p>54170.003411/2011-95</text:p>
          </table:table-cell>
          <table:table-cell office:value-type="string">
            <text:p>06</text:p>
          </table:table-cell>
          <table:table-cell office:value-type="string">
            <text:p>061212000025-56</text:p>
          </table:table-cell>
          <table:table-cell office:value-type="string">
            <text:p>2012-12-03 00:00:00</text:p>
          </table:table-cell>
          <table:table-cell office:value-type="string">
            <text:p>506.3157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7302</text:p>
          </table:table-cell>
          <table:table-cell office:value-type="string">
            <text:p>4270202535706</text:p>
          </table:table-cell>
          <table:table-cell office:value-type="string">
            <text:p>54170.004241/2011-66</text:p>
          </table:table-cell>
          <table:table-cell office:value-type="string">
            <text:p>06</text:p>
          </table:table-cell>
          <table:table-cell office:value-type="string">
            <text:p>061303000038-63</text:p>
          </table:table-cell>
          <table:table-cell office:value-type="string">
            <text:p>2013-03-07 00:00:00</text:p>
          </table:table-cell>
          <table:table-cell office:value-type="string">
            <text:p>328.2172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72040</text:p>
          </table:table-cell>
          <table:table-cell office:value-type="string">
            <text:p>4270390015382</text:p>
          </table:table-cell>
          <table:table-cell office:value-type="string">
            <text:p>54170.004483/2013-11</text:p>
          </table:table-cell>
          <table:table-cell office:value-type="string">
            <text:p>06</text:p>
          </table:table-cell>
          <table:table-cell office:value-type="string">
            <text:p>061401000059-16</text:p>
          </table:table-cell>
          <table:table-cell office:value-type="string">
            <text:p>2014-01-24 17:49:03.005489</text:p>
          </table:table-cell>
          <table:table-cell office:value-type="string">
            <text:p>517.4433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20482</text:p>
          </table:table-cell>
          <table:table-cell office:value-type="string">
            <text:p>4270710028011</text:p>
          </table:table-cell>
          <table:table-cell office:value-type="string">
            <text:p>54170.004228/2009-92</text:p>
          </table:table-cell>
          <table:table-cell office:value-type="string">
            <text:p>06</text:p>
          </table:table-cell>
          <table:table-cell office:value-type="string">
            <text:p>061007000007-20</text:p>
          </table:table-cell>
          <table:table-cell office:value-type="string">
            <text:p>2010-07-08 00:00:00</text:p>
          </table:table-cell>
          <table:table-cell office:value-type="string">
            <text:p>248.6781</text:p>
          </table:table-cell>
          <table:table-cell office:value-type="string">
            <text:p>BTT</text:p>
          </table:table-cell>
        </table:table-row>
        <table:table-row>
          <table:table-cell office:value-type="string">
            <text:p>57103</text:p>
          </table:table-cell>
          <table:table-cell office:value-type="string">
            <text:p>4270980172050</text:p>
          </table:table-cell>
          <table:table-cell office:value-type="string">
            <text:p>54170.006533/2012-14</text:p>
          </table:table-cell>
          <table:table-cell office:value-type="string">
            <text:p>06</text:p>
          </table:table-cell>
          <table:table-cell office:value-type="string">
            <text:p>061307000385-83</text:p>
          </table:table-cell>
          <table:table-cell office:value-type="string">
            <text:p>2013-07-25 09:19:06.625751</text:p>
          </table:table-cell>
          <table:table-cell office:value-type="string">
            <text:p>1018.0788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1253</text:p>
          </table:table-cell>
          <table:table-cell office:value-type="string">
            <text:p>4272090014140</text:p>
          </table:table-cell>
          <table:table-cell office:value-type="string">
            <text:p>54170.004237/2011-06</text:p>
          </table:table-cell>
          <table:table-cell office:value-type="string">
            <text:p>06</text:p>
          </table:table-cell>
          <table:table-cell office:value-type="string">
            <text:p>061212000200-23</text:p>
          </table:table-cell>
          <table:table-cell office:value-type="string">
            <text:p>2012-12-12 00:00:00</text:p>
          </table:table-cell>
          <table:table-cell office:value-type="string">
            <text:p>159.8669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0942</text:p>
          </table:table-cell>
          <table:table-cell office:value-type="string">
            <text:p>4272090025699</text:p>
          </table:table-cell>
          <table:table-cell office:value-type="string">
            <text:p>54170.006847/2010-55</text:p>
          </table:table-cell>
          <table:table-cell office:value-type="string">
            <text:p>06</text:p>
          </table:table-cell>
          <table:table-cell office:value-type="string">
            <text:p>061212000138-33</text:p>
          </table:table-cell>
          <table:table-cell office:value-type="string">
            <text:p>2012-12-10 00:00:00</text:p>
          </table:table-cell>
          <table:table-cell office:value-type="string">
            <text:p>69.5789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57622</text:p>
          </table:table-cell>
          <table:table-cell office:value-type="string">
            <text:p>4272170008922</text:p>
          </table:table-cell>
          <table:table-cell office:value-type="string">
            <text:p>54170.001385/2013-22</text:p>
          </table:table-cell>
          <table:table-cell office:value-type="string">
            <text:p>06</text:p>
          </table:table-cell>
          <table:table-cell office:value-type="string">
            <text:p>061307000504-43</text:p>
          </table:table-cell>
          <table:table-cell office:value-type="string">
            <text:p>2013-07-31 13:40:12.312768</text:p>
          </table:table-cell>
          <table:table-cell office:value-type="string">
            <text:p>489.8984</text:p>
          </table:table-cell>
          <table:table-cell office:value-type="string">
            <text:p>BUJ</text:p>
          </table:table-cell>
        </table:table-row>
        <table:table-row>
          <table:table-cell office:value-type="string">
            <text:p>57105</text:p>
          </table:table-cell>
          <table:table-cell office:value-type="string">
            <text:p>4272330005747</text:p>
          </table:table-cell>
          <table:table-cell office:value-type="string">
            <text:p>54170.006569/2012-06</text:p>
          </table:table-cell>
          <table:table-cell office:value-type="string">
            <text:p>06</text:p>
          </table:table-cell>
          <table:table-cell office:value-type="string">
            <text:p>061307000386-64</text:p>
          </table:table-cell>
          <table:table-cell office:value-type="string">
            <text:p>2013-07-25 09:24:50.86591</text:p>
          </table:table-cell>
          <table:table-cell office:value-type="string">
            <text:p>1410.5525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36473</text:p>
          </table:table-cell>
          <table:table-cell office:value-type="string">
            <text:p>4272330234428</text:p>
          </table:table-cell>
          <table:table-cell office:value-type="string">
            <text:p>54170.005279/2011-56</text:p>
          </table:table-cell>
          <table:table-cell office:value-type="string">
            <text:p>06</text:p>
          </table:table-cell>
          <table:table-cell office:value-type="string">
            <text:p>061205000090-19</text:p>
          </table:table-cell>
          <table:table-cell office:value-type="string">
            <text:p>2012-05-30 00:00:00</text:p>
          </table:table-cell>
          <table:table-cell office:value-type="string">
            <text:p>78.7442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6690</text:p>
          </table:table-cell>
          <table:table-cell office:value-type="string">
            <text:p>4272410018050</text:p>
          </table:table-cell>
          <table:table-cell office:value-type="string">
            <text:p>54170.003499/2011-45</text:p>
          </table:table-cell>
          <table:table-cell office:value-type="string">
            <text:p>06</text:p>
          </table:table-cell>
          <table:table-cell office:value-type="string">
            <text:p>061302000148-71</text:p>
          </table:table-cell>
          <table:table-cell office:value-type="string">
            <text:p>2013-02-27 00:00:00</text:p>
          </table:table-cell>
          <table:table-cell office:value-type="string">
            <text:p>276.2506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13836</text:p>
          </table:table-cell>
          <table:table-cell office:value-type="string">
            <text:p>4280192576480</text:p>
          </table:table-cell>
          <table:table-cell office:value-type="string">
            <text:p>54170.001245/2009-78</text:p>
          </table:table-cell>
          <table:table-cell office:value-type="string">
            <text:p>06</text:p>
          </table:table-cell>
          <table:table-cell office:value-type="string">
            <text:p>060906000014-99</text:p>
          </table:table-cell>
          <table:table-cell office:value-type="string">
            <text:p>2009-06-19 00:00:00</text:p>
          </table:table-cell>
          <table:table-cell office:value-type="string">
            <text:p>450.7283</text:p>
          </table:table-cell>
          <table:table-cell office:value-type="string">
            <text:p>BTT</text:p>
          </table:table-cell>
        </table:table-row>
        <table:table-row>
          <table:table-cell office:value-type="string">
            <text:p>57628</text:p>
          </table:table-cell>
          <table:table-cell office:value-type="string">
            <text:p>4290660061307</text:p>
          </table:table-cell>
          <table:table-cell office:value-type="string">
            <text:p>54170.000182/2012-38</text:p>
          </table:table-cell>
          <table:table-cell office:value-type="string">
            <text:p>06</text:p>
          </table:table-cell>
          <table:table-cell office:value-type="string">
            <text:p>061307000506-05</text:p>
          </table:table-cell>
          <table:table-cell office:value-type="string">
            <text:p>2013-07-31 14:47:03.04935</text:p>
          </table:table-cell>
          <table:table-cell office:value-type="string">
            <text:p>495.3983</text:p>
          </table:table-cell>
          <table:table-cell office:value-type="string">
            <text:p>B2F</text:p>
          </table:table-cell>
        </table:table-row>
        <table:table-row>
          <table:table-cell office:value-type="string">
            <text:p>34113</text:p>
          </table:table-cell>
          <table:table-cell office:value-type="string">
            <text:p>4310100007367</text:p>
          </table:table-cell>
          <table:table-cell office:value-type="string">
            <text:p>54170.004838/2010-20</text:p>
          </table:table-cell>
          <table:table-cell office:value-type="string">
            <text:p>06</text:p>
          </table:table-cell>
          <table:table-cell office:value-type="string">
            <text:p>061202000048-28</text:p>
          </table:table-cell>
          <table:table-cell office:value-type="string">
            <text:p>2012-02-16 00:00:00</text:p>
          </table:table-cell>
          <table:table-cell office:value-type="string">
            <text:p>11.9876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26949</text:p>
          </table:table-cell>
          <table:table-cell office:value-type="string">
            <text:p>4310100057208</text:p>
          </table:table-cell>
          <table:table-cell office:value-type="string">
            <text:p>54170.002064/2010-01</text:p>
          </table:table-cell>
          <table:table-cell office:value-type="string">
            <text:p>06</text:p>
          </table:table-cell>
          <table:table-cell office:value-type="string">
            <text:p>061105000016-49</text:p>
          </table:table-cell>
          <table:table-cell office:value-type="string">
            <text:p>2011-05-04 00:00:00</text:p>
          </table:table-cell>
          <table:table-cell office:value-type="string">
            <text:p>37.4009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39670</text:p>
          </table:table-cell>
          <table:table-cell office:value-type="string">
            <text:p>4310100087298</text:p>
          </table:table-cell>
          <table:table-cell office:value-type="string">
            <text:p>54170.003409/2011-16</text:p>
          </table:table-cell>
          <table:table-cell office:value-type="string">
            <text:p>06</text:p>
          </table:table-cell>
          <table:table-cell office:value-type="string">
            <text:p>061211000058-98</text:p>
          </table:table-cell>
          <table:table-cell office:value-type="string">
            <text:p>2012-11-29 00:00:00</text:p>
          </table:table-cell>
          <table:table-cell office:value-type="string">
            <text:p>272.0156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3285</text:p>
          </table:table-cell>
          <table:table-cell office:value-type="string">
            <text:p>4310102725909</text:p>
          </table:table-cell>
          <table:table-cell office:value-type="string">
            <text:p>54170.001040/2011-15</text:p>
          </table:table-cell>
          <table:table-cell office:value-type="string">
            <text:p>06</text:p>
          </table:table-cell>
          <table:table-cell office:value-type="string">
            <text:p>061301000082-84</text:p>
          </table:table-cell>
          <table:table-cell office:value-type="string">
            <text:p>2013-01-17 00:00:00</text:p>
          </table:table-cell>
          <table:table-cell office:value-type="string">
            <text:p>482.7760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6695</text:p>
          </table:table-cell>
          <table:table-cell office:value-type="string">
            <text:p>4311500106930</text:p>
          </table:table-cell>
          <table:table-cell office:value-type="string">
            <text:p>54170.001041/2011-51</text:p>
          </table:table-cell>
          <table:table-cell office:value-type="string">
            <text:p>06</text:p>
          </table:table-cell>
          <table:table-cell office:value-type="string">
            <text:p>061302000151-77</text:p>
          </table:table-cell>
          <table:table-cell office:value-type="string">
            <text:p>2013-02-27 00:00:00</text:p>
          </table:table-cell>
          <table:table-cell office:value-type="string">
            <text:p>465.3082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1255</text:p>
          </table:table-cell>
          <table:table-cell office:value-type="string">
            <text:p>4342210124910</text:p>
          </table:table-cell>
          <table:table-cell office:value-type="string">
            <text:p>54170.002729/2011-59</text:p>
          </table:table-cell>
          <table:table-cell office:value-type="string">
            <text:p>06</text:p>
          </table:table-cell>
          <table:table-cell office:value-type="string">
            <text:p>061212000202-95</text:p>
          </table:table-cell>
          <table:table-cell office:value-type="string">
            <text:p>2012-12-12 00:00:00</text:p>
          </table:table-cell>
          <table:table-cell office:value-type="string">
            <text:p>851.7452</text:p>
          </table:table-cell>
          <table:table-cell office:value-type="string">
            <text:p>AFA</text:p>
          </table:table-cell>
        </table:table-row>
        <table:table-row>
          <table:table-cell office:value-type="string">
            <text:p>10358</text:p>
          </table:table-cell>
          <table:table-cell office:value-type="string">
            <text:p>4380730040492</text:p>
          </table:table-cell>
          <table:table-cell office:value-type="string">
            <text:p>54170.001746/2008-73</text:p>
          </table:table-cell>
          <table:table-cell office:value-type="string">
            <text:p>06</text:p>
          </table:table-cell>
          <table:table-cell office:value-type="string">
            <text:p>060810000005-73</text:p>
          </table:table-cell>
          <table:table-cell office:value-type="string">
            <text:p>2008-10-07 00:00:00</text:p>
          </table:table-cell>
          <table:table-cell office:value-type="string">
            <text:p>213.1122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24572</text:p>
          </table:table-cell>
          <table:table-cell office:value-type="string">
            <text:p>4391260206722</text:p>
          </table:table-cell>
          <table:table-cell office:value-type="string">
            <text:p>54170.006711/2009-10</text:p>
          </table:table-cell>
          <table:table-cell office:value-type="string">
            <text:p>06</text:p>
          </table:table-cell>
          <table:table-cell office:value-type="string">
            <text:p>061012000019-46</text:p>
          </table:table-cell>
          <table:table-cell office:value-type="string">
            <text:p>2010-12-22 00:00:00</text:p>
          </table:table-cell>
          <table:table-cell office:value-type="string">
            <text:p>171.1174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25624</text:p>
          </table:table-cell>
          <table:table-cell office:value-type="string">
            <text:p>4460760099118</text:p>
          </table:table-cell>
          <table:table-cell office:value-type="string">
            <text:p>54170.006656/2009-50</text:p>
          </table:table-cell>
          <table:table-cell office:value-type="string">
            <text:p>06</text:p>
          </table:table-cell>
          <table:table-cell office:value-type="string">
            <text:p>061103000009-67</text:p>
          </table:table-cell>
          <table:table-cell office:value-type="string">
            <text:p>2011-03-03 00:00:00</text:p>
          </table:table-cell>
          <table:table-cell office:value-type="string">
            <text:p>434.6286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40382</text:p>
          </table:table-cell>
          <table:table-cell office:value-type="string">
            <text:p>4460760099207</text:p>
          </table:table-cell>
          <table:table-cell office:value-type="string">
            <text:p>54170.002529/2011-04</text:p>
          </table:table-cell>
          <table:table-cell office:value-type="string">
            <text:p>06</text:p>
          </table:table-cell>
          <table:table-cell office:value-type="string">
            <text:p>061212000079-49</text:p>
          </table:table-cell>
          <table:table-cell office:value-type="string">
            <text:p>2012-12-06 00:00:00</text:p>
          </table:table-cell>
          <table:table-cell office:value-type="string">
            <text:p>166.6872</text:p>
          </table:table-cell>
          <table:table-cell office:value-type="string">
            <text:p>EEC</text:p>
          </table:table-cell>
        </table:table-row>
        <table:table-row>
          <table:table-cell office:value-type="string">
            <text:p>65233</text:p>
          </table:table-cell>
          <table:table-cell office:value-type="string">
            <text:p>5010260012600</text:p>
          </table:table-cell>
          <table:table-cell office:value-type="string">
            <text:p>54340.001205/2013-11</text:p>
          </table:table-cell>
          <table:table-cell office:value-type="string">
            <text:p>20</text:p>
          </table:table-cell>
          <table:table-cell office:value-type="string">
            <text:p>201310000023-43</text:p>
          </table:table-cell>
          <table:table-cell office:value-type="string">
            <text:p>2013-10-23 11:54:48.221046</text:p>
          </table:table-cell>
          <table:table-cell office:value-type="string">
            <text:p>1956.6760</text:p>
          </table:table-cell>
          <table:table-cell office:value-type="string">
            <text:p>C7D</text:p>
          </table:table-cell>
        </table:table-row>
        <table:table-row>
          <table:table-cell office:value-type="string">
            <text:p>65092</text:p>
          </table:table-cell>
          <table:table-cell office:value-type="string">
            <text:p>5010260039133</text:p>
          </table:table-cell>
          <table:table-cell office:value-type="string">
            <text:p>54340.001200/2013-81</text:p>
          </table:table-cell>
          <table:table-cell office:value-type="string">
            <text:p>20</text:p>
          </table:table-cell>
          <table:table-cell office:value-type="string">
            <text:p>201310000022-62</text:p>
          </table:table-cell>
          <table:table-cell office:value-type="string">
            <text:p>2013-10-22 08:36:07.065172</text:p>
          </table:table-cell>
          <table:table-cell office:value-type="string">
            <text:p>3039.6668</text:p>
          </table:table-cell>
          <table:table-cell office:value-type="string">
            <text:p>C7D</text:p>
          </table:table-cell>
        </table:table-row>
        <table:table-row>
          <table:table-cell office:value-type="string">
            <text:p>67471</text:p>
          </table:table-cell>
          <table:table-cell office:value-type="string">
            <text:p>5010340036623</text:p>
          </table:table-cell>
          <table:table-cell office:value-type="string">
            <text:p>54340.001199/2013-94</text:p>
          </table:table-cell>
          <table:table-cell office:value-type="string">
            <text:p>20</text:p>
          </table:table-cell>
          <table:table-cell office:value-type="string">
            <text:p>201311000011-36</text:p>
          </table:table-cell>
          <table:table-cell office:value-type="string">
            <text:p>2013-11-21 14:45:58.756425</text:p>
          </table:table-cell>
          <table:table-cell office:value-type="string">
            <text:p>978.9916</text:p>
          </table:table-cell>
          <table:table-cell office:value-type="string">
            <text:p>C7D</text:p>
          </table:table-cell>
        </table:table-row>
        <table:table-row>
          <table:table-cell office:value-type="string">
            <text:p>66583</text:p>
          </table:table-cell>
          <table:table-cell office:value-type="string">
            <text:p>5010340068312</text:p>
          </table:table-cell>
          <table:table-cell office:value-type="string">
            <text:p>54340.001203/2013-14</text:p>
          </table:table-cell>
          <table:table-cell office:value-type="string">
            <text:p>20</text:p>
          </table:table-cell>
          <table:table-cell office:value-type="string">
            <text:p>201311000004-07</text:p>
          </table:table-cell>
          <table:table-cell office:value-type="string">
            <text:p>2013-11-07 11:50:06.614845</text:p>
          </table:table-cell>
          <table:table-cell office:value-type="string">
            <text:p>898.1119</text:p>
          </table:table-cell>
          <table:table-cell office:value-type="string">
            <text:p>C7D</text:p>
          </table:table-cell>
        </table:table-row>
        <table:table-row>
          <table:table-cell office:value-type="string">
            <text:p>77655</text:p>
          </table:table-cell>
          <table:table-cell office:value-type="string">
            <text:p>5010340071968</text:p>
          </table:table-cell>
          <table:table-cell office:value-type="string">
            <text:p>54340.001207/2013-01</text:p>
          </table:table-cell>
          <table:table-cell office:value-type="string">
            <text:p>20</text:p>
          </table:table-cell>
          <table:table-cell office:value-type="string">
            <text:p>201406000003-24</text:p>
          </table:table-cell>
          <table:table-cell office:value-type="string">
            <text:p>2014-06-13 16:49:46.489796</text:p>
          </table:table-cell>
          <table:table-cell office:value-type="string">
            <text:p>7661.9722</text:p>
          </table:table-cell>
          <table:table-cell office:value-type="string">
            <text:p>C7D</text:p>
          </table:table-cell>
        </table:table-row>
        <table:table-row>
          <table:table-cell office:value-type="string">
            <text:p>67213</text:p>
          </table:table-cell>
          <table:table-cell office:value-type="string">
            <text:p>5010340095476</text:p>
          </table:table-cell>
          <table:table-cell office:value-type="string">
            <text:p>54340.001202/2013-70</text:p>
          </table:table-cell>
          <table:table-cell office:value-type="string">
            <text:p>20</text:p>
          </table:table-cell>
          <table:table-cell office:value-type="string">
            <text:p>201311000009-11</text:p>
          </table:table-cell>
          <table:table-cell office:value-type="string">
            <text:p>2013-11-19 15:47:31.828671</text:p>
          </table:table-cell>
          <table:table-cell office:value-type="string">
            <text:p>1512.2632</text:p>
          </table:table-cell>
          <table:table-cell office:value-type="string">
            <text:p>C7D</text:p>
          </table:table-cell>
        </table:table-row>
        <table:table-row>
          <table:table-cell office:value-type="string">
            <text:p>67304</text:p>
          </table:table-cell>
          <table:table-cell office:value-type="string">
            <text:p>5030530007604</text:p>
          </table:table-cell>
          <table:table-cell office:value-type="string">
            <text:p>54340.001208/2013-47</text:p>
          </table:table-cell>
          <table:table-cell office:value-type="string">
            <text:p>20</text:p>
          </table:table-cell>
          <table:table-cell office:value-type="string">
            <text:p>201311000010-55</text:p>
          </table:table-cell>
          <table:table-cell office:value-type="string">
            <text:p>2013-11-20 13:51:14.667306</text:p>
          </table:table-cell>
          <table:table-cell office:value-type="string">
            <text:p>1180.2165</text:p>
          </table:table-cell>
          <table:table-cell office:value-type="string">
            <text:p>C7D</text:p>
          </table:table-cell>
        </table:table-row>
        <table:table-row>
          <table:table-cell office:value-type="string">
            <text:p>66964</text:p>
          </table:table-cell>
          <table:table-cell office:value-type="string">
            <text:p>5030530067003</text:p>
          </table:table-cell>
          <table:table-cell office:value-type="string">
            <text:p>54340.001201/2013-25</text:p>
          </table:table-cell>
          <table:table-cell office:value-type="string">
            <text:p>20</text:p>
          </table:table-cell>
          <table:table-cell office:value-type="string">
            <text:p>201311000005-98</text:p>
          </table:table-cell>
          <table:table-cell office:value-type="string">
            <text:p>2013-11-14 10:47:28.654799</text:p>
          </table:table-cell>
          <table:table-cell office:value-type="string">
            <text:p>452.1327</text:p>
          </table:table-cell>
          <table:table-cell office:value-type="string">
            <text:p>C7D</text:p>
          </table:table-cell>
        </table:table-row>
        <table:table-row>
          <table:table-cell office:value-type="string">
            <text:p>54335</text:p>
          </table:table-cell>
          <table:table-cell office:value-type="string">
            <text:p>5130160384408</text:p>
          </table:table-cell>
          <table:table-cell office:value-type="string">
            <text:p>54180.000115/2013-85</text:p>
          </table:table-cell>
          <table:table-cell office:value-type="string">
            <text:p>07</text:p>
          </table:table-cell>
          <table:table-cell office:value-type="string">
            <text:p>071306000017-80</text:p>
          </table:table-cell>
          <table:table-cell office:value-type="string">
            <text:p>2013-06-25 14:58:40.098673</text:p>
          </table:table-cell>
          <table:table-cell office:value-type="string">
            <text:p>548.9546</text:p>
          </table:table-cell>
          <table:table-cell office:value-type="string">
            <text:p>CP2</text:p>
          </table:table-cell>
        </table:table-row>
        <table:table-row>
          <table:table-cell office:value-type="string">
            <text:p>29982</text:p>
          </table:table-cell>
          <table:table-cell office:value-type="string">
            <text:p>5130592621613</text:p>
          </table:table-cell>
          <table:table-cell office:value-type="string">
            <text:p>54180.000999/2011-14</text:p>
          </table:table-cell>
          <table:table-cell office:value-type="string">
            <text:p>07</text:p>
          </table:table-cell>
          <table:table-cell office:value-type="string">
            <text:p>071109000003-00</text:p>
          </table:table-cell>
          <table:table-cell office:value-type="string">
            <text:p>2011-09-27 00:00:00</text:p>
          </table:table-cell>
          <table:table-cell office:value-type="string">
            <text:p>927.5540</text:p>
          </table:table-cell>
          <table:table-cell office:value-type="string">
            <text:p>AL3</text:p>
          </table:table-cell>
        </table:table-row>
        <table:table-row>
          <table:table-cell office:value-type="string">
            <text:p>29820</text:p>
          </table:table-cell>
          <table:table-cell office:value-type="string">
            <text:p>5130592621702</text:p>
          </table:table-cell>
          <table:table-cell office:value-type="string">
            <text:p>54180.000842/2011-84</text:p>
          </table:table-cell>
          <table:table-cell office:value-type="string">
            <text:p>07</text:p>
          </table:table-cell>
          <table:table-cell office:value-type="string">
            <text:p>071109000002-11</text:p>
          </table:table-cell>
          <table:table-cell office:value-type="string">
            <text:p>2011-09-20 00:00:00</text:p>
          </table:table-cell>
          <table:table-cell office:value-type="string">
            <text:p>4018.0720</text:p>
          </table:table-cell>
          <table:table-cell office:value-type="string">
            <text:p>DLH</text:p>
          </table:table-cell>
        </table:table-row>
        <table:table-row>
          <table:table-cell office:value-type="string">
            <text:p>62208</text:p>
          </table:table-cell>
          <table:table-cell office:value-type="string">
            <text:p>5180180010404</text:p>
          </table:table-cell>
          <table:table-cell office:value-type="string">
            <text:p>54180.000588/2013-82</text:p>
          </table:table-cell>
          <table:table-cell office:value-type="string">
            <text:p>07</text:p>
          </table:table-cell>
          <table:table-cell office:value-type="string">
            <text:p>071309000008-79</text:p>
          </table:table-cell>
          <table:table-cell office:value-type="string">
            <text:p>2013-09-19 16:26:03.583248</text:p>
          </table:table-cell>
          <table:table-cell office:value-type="string">
            <text:p>20.7678</text:p>
          </table:table-cell>
          <table:table-cell office:value-type="string">
            <text:p>AC8</text:p>
          </table:table-cell>
        </table:table-row>
        <table:table-row>
          <table:table-cell office:value-type="string">
            <text:p>79514</text:p>
          </table:table-cell>
          <table:table-cell office:value-type="string">
            <text:p>5190490071298</text:p>
          </table:table-cell>
          <table:table-cell office:value-type="string">
            <text:p>54180.001106/2008-44</text:p>
          </table:table-cell>
          <table:table-cell office:value-type="string">
            <text:p>07</text:p>
          </table:table-cell>
          <table:table-cell office:value-type="string">
            <text:p>071102000001-46</text:p>
          </table:table-cell>
          <table:table-cell office:value-type="string">
            <text:p>2011-02-08 00:00:00</text:p>
          </table:table-cell>
          <table:table-cell office:value-type="string">
            <text:p>781.9606</text:p>
          </table:table-cell>
          <table:table-cell office:value-type="string">
            <text:p>DRP</text:p>
          </table:table-cell>
        </table:table-row>
        <table:table-row>
          <table:table-cell office:value-type="string">
            <text:p>20537</text:p>
          </table:table-cell>
          <table:table-cell office:value-type="string">
            <text:p>6010800023308</text:p>
          </table:table-cell>
          <table:table-cell office:value-type="string">
            <text:p>54190.002981/2010-49</text:p>
          </table:table-cell>
          <table:table-cell office:value-type="string">
            <text:p>08</text:p>
          </table:table-cell>
          <table:table-cell office:value-type="string">
            <text:p>081007000058-03</text:p>
          </table:table-cell>
          <table:table-cell office:value-type="string">
            <text:p>2010-07-12 00:00:00</text:p>
          </table:table-cell>
          <table:table-cell office:value-type="string">
            <text:p>1042.4782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19663</text:p>
          </table:table-cell>
          <table:table-cell office:value-type="string">
            <text:p>6090215768679</text:p>
          </table:table-cell>
          <table:table-cell office:value-type="string">
            <text:p>54190.006809/2009-21</text:p>
          </table:table-cell>
          <table:table-cell office:value-type="string">
            <text:p>08</text:p>
          </table:table-cell>
          <table:table-cell office:value-type="string">
            <text:p>081006000031-59</text:p>
          </table:table-cell>
          <table:table-cell office:value-type="string">
            <text:p>2010-06-02 00:00:00</text:p>
          </table:table-cell>
          <table:table-cell office:value-type="string">
            <text:p>495.0755</text:p>
          </table:table-cell>
          <table:table-cell office:value-type="string">
            <text:p>AJR</text:p>
          </table:table-cell>
        </table:table-row>
        <table:table-row>
          <table:table-cell office:value-type="string">
            <text:p>65924</text:p>
          </table:table-cell>
          <table:table-cell office:value-type="string">
            <text:p>6101510192918</text:p>
          </table:table-cell>
          <table:table-cell office:value-type="string">
            <text:p>54190.000597/2013-54</text:p>
          </table:table-cell>
          <table:table-cell office:value-type="string">
            <text:p>08</text:p>
          </table:table-cell>
          <table:table-cell office:value-type="string">
            <text:p>081310000676-36</text:p>
          </table:table-cell>
          <table:table-cell office:value-type="string">
            <text:p>2013-10-31 06:41:25.330169</text:p>
          </table:table-cell>
          <table:table-cell office:value-type="string">
            <text:p>389.0618</text:p>
          </table:table-cell>
          <table:table-cell office:value-type="string">
            <text:p>AZU</text:p>
          </table:table-cell>
        </table:table-row>
        <table:table-row>
          <table:table-cell office:value-type="string">
            <text:p>22588</text:p>
          </table:table-cell>
          <table:table-cell office:value-type="string">
            <text:p>6130610013760</text:p>
          </table:table-cell>
          <table:table-cell office:value-type="string">
            <text:p>54190.004527/2010-22</text:p>
          </table:table-cell>
          <table:table-cell office:value-type="string">
            <text:p>08</text:p>
          </table:table-cell>
          <table:table-cell office:value-type="string">
            <text:p>081009000125-52</text:p>
          </table:table-cell>
          <table:table-cell office:value-type="string">
            <text:p>2010-09-28 00:00:00</text:p>
          </table:table-cell>
          <table:table-cell office:value-type="string">
            <text:p>88.0110</text:p>
          </table:table-cell>
          <table:table-cell office:value-type="string">
            <text:p>ACT</text:p>
          </table:table-cell>
        </table:table-row>
        <table:table-row>
          <table:table-cell office:value-type="string">
            <text:p>23619</text:p>
          </table:table-cell>
          <table:table-cell office:value-type="string">
            <text:p>6131500026820</text:p>
          </table:table-cell>
          <table:table-cell office:value-type="string">
            <text:p>54190.005654/2010-49</text:p>
          </table:table-cell>
          <table:table-cell office:value-type="string">
            <text:p>08</text:p>
          </table:table-cell>
          <table:table-cell office:value-type="string">
            <text:p>081011000097-68</text:p>
          </table:table-cell>
          <table:table-cell office:value-type="string">
            <text:p>2010-11-23 00:00:00</text:p>
          </table:table-cell>
          <table:table-cell office:value-type="string">
            <text:p>58.0773</text:p>
          </table:table-cell>
          <table:table-cell office:value-type="string">
            <text:p>ACT</text:p>
          </table:table-cell>
        </table:table-row>
        <table:table-row>
          <table:table-cell office:value-type="string">
            <text:p>83365</text:p>
          </table:table-cell>
          <table:table-cell office:value-type="string">
            <text:p>6140410032714</text:p>
          </table:table-cell>
          <table:table-cell office:value-type="string">
            <text:p>54190.004274/2010-97</text:p>
          </table:table-cell>
          <table:table-cell office:value-type="string">
            <text:p>08</text:p>
          </table:table-cell>
          <table:table-cell office:value-type="string">
            <text:p>081507000042-42</text:p>
          </table:table-cell>
          <table:table-cell office:value-type="string">
            <text:p>2015-07-27 12:19:25.141677</text:p>
          </table:table-cell>
          <table:table-cell office:value-type="string">
            <text:p>82.0641</text:p>
          </table:table-cell>
          <table:table-cell office:value-type="string">
            <text:p>BK9</text:p>
          </table:table-cell>
        </table:table-row>
        <table:table-row>
          <table:table-cell office:value-type="string">
            <text:p>83369</text:p>
          </table:table-cell>
          <table:table-cell office:value-type="string">
            <text:p>6140410032714</text:p>
          </table:table-cell>
          <table:table-cell office:value-type="string">
            <text:p>54190.004274/2010-97</text:p>
          </table:table-cell>
          <table:table-cell office:value-type="string">
            <text:p>08</text:p>
          </table:table-cell>
          <table:table-cell office:value-type="string">
            <text:p>081507000043-23</text:p>
          </table:table-cell>
          <table:table-cell office:value-type="string">
            <text:p>2015-07-27 15:24:51.243006</text:p>
          </table:table-cell>
          <table:table-cell office:value-type="string">
            <text:p>541.9793</text:p>
          </table:table-cell>
          <table:table-cell office:value-type="string">
            <text:p>BK9</text:p>
          </table:table-cell>
        </table:table-row>
        <table:table-row>
          <table:table-cell office:value-type="string">
            <text:p>30621</text:p>
          </table:table-cell>
          <table:table-cell office:value-type="string">
            <text:p>6160280016003</text:p>
          </table:table-cell>
          <table:table-cell office:value-type="string">
            <text:p>54190.004175/2011-96</text:p>
          </table:table-cell>
          <table:table-cell office:value-type="string">
            <text:p>08</text:p>
          </table:table-cell>
          <table:table-cell office:value-type="string">
            <text:p>081110000111-05</text:p>
          </table:table-cell>
          <table:table-cell office:value-type="string">
            <text:p>2011-10-20 00:00:00</text:p>
          </table:table-cell>
          <table:table-cell office:value-type="string">
            <text:p>570.3851</text:p>
          </table:table-cell>
          <table:table-cell office:value-type="string">
            <text:p>B8N</text:p>
          </table:table-cell>
        </table:table-row>
        <table:table-row>
          <table:table-cell office:value-type="string">
            <text:p>609</text:p>
          </table:table-cell>
          <table:table-cell office:value-type="string">
            <text:p>6170910162335</text:p>
          </table:table-cell>
          <table:table-cell office:value-type="string">
            <text:p>54190.000196/2005-94</text:p>
          </table:table-cell>
          <table:table-cell office:value-type="string">
            <text:p>08</text:p>
          </table:table-cell>
          <table:table-cell office:value-type="string">
            <text:p>080502000006-75</text:p>
          </table:table-cell>
          <table:table-cell office:value-type="string">
            <text:p>2005-02-04 00:00:00</text:p>
          </table:table-cell>
          <table:table-cell office:value-type="string">
            <text:p>1371.4409</text:p>
          </table:table-cell>
          <table:table-cell office:value-type="string">
            <text:p>AJH</text:p>
          </table:table-cell>
        </table:table-row>
        <table:table-row>
          <table:table-cell office:value-type="string">
            <text:p>2156</text:p>
          </table:table-cell>
          <table:table-cell office:value-type="string">
            <text:p>6171300007105</text:p>
          </table:table-cell>
          <table:table-cell office:value-type="string">
            <text:p>54190.002824/2005-76</text:p>
          </table:table-cell>
          <table:table-cell office:value-type="string">
            <text:p>08</text:p>
          </table:table-cell>
          <table:table-cell office:value-type="string">
            <text:p>080512000013-19</text:p>
          </table:table-cell>
          <table:table-cell office:value-type="string">
            <text:p>2005-12-07 00:00:00</text:p>
          </table:table-cell>
          <table:table-cell office:value-type="string">
            <text:p>767.9644</text:p>
          </table:table-cell>
          <table:table-cell office:value-type="string">
            <text:p>AHD</text:p>
          </table:table-cell>
        </table:table-row>
        <table:table-row>
          <table:table-cell office:value-type="string">
            <text:p>1119</text:p>
          </table:table-cell>
          <table:table-cell office:value-type="string">
            <text:p>6171562992279</text:p>
          </table:table-cell>
          <table:table-cell office:value-type="string">
            <text:p>54190.000531/2005-54</text:p>
          </table:table-cell>
          <table:table-cell office:value-type="string">
            <text:p>08</text:p>
          </table:table-cell>
          <table:table-cell office:value-type="string">
            <text:p>080510000031-48</text:p>
          </table:table-cell>
          <table:table-cell office:value-type="string">
            <text:p>2005-10-27 00:00:00</text:p>
          </table:table-cell>
          <table:table-cell office:value-type="string">
            <text:p>1720.3244</text:p>
          </table:table-cell>
          <table:table-cell office:value-type="string">
            <text:p>AV2</text:p>
          </table:table-cell>
        </table:table-row>
        <table:table-row>
          <table:table-cell office:value-type="string">
            <text:p>31578</text:p>
          </table:table-cell>
          <table:table-cell office:value-type="string">
            <text:p>6180390019610</text:p>
          </table:table-cell>
          <table:table-cell office:value-type="string">
            <text:p>54190.000683/2008-08</text:p>
          </table:table-cell>
          <table:table-cell office:value-type="string">
            <text:p>08</text:p>
          </table:table-cell>
          <table:table-cell office:value-type="string">
            <text:p>081111000173-34</text:p>
          </table:table-cell>
          <table:table-cell office:value-type="string">
            <text:p>2011-11-24 00:00:00</text:p>
          </table:table-cell>
          <table:table-cell office:value-type="string">
            <text:p>292.6964</text:p>
          </table:table-cell>
          <table:table-cell office:value-type="string">
            <text:p>ADD</text:p>
          </table:table-cell>
        </table:table-row>
        <table:table-row>
          <table:table-cell office:value-type="string">
            <text:p>13503</text:p>
          </table:table-cell>
          <table:table-cell office:value-type="string">
            <text:p>6180393140054</text:p>
          </table:table-cell>
          <table:table-cell office:value-type="string">
            <text:p>54190.002434/2008-49</text:p>
          </table:table-cell>
          <table:table-cell office:value-type="string">
            <text:p>08</text:p>
          </table:table-cell>
          <table:table-cell office:value-type="string">
            <text:p>080905000132-32</text:p>
          </table:table-cell>
          <table:table-cell office:value-type="string">
            <text:p>2009-05-27 00:00:00</text:p>
          </table:table-cell>
          <table:table-cell office:value-type="string">
            <text:p>742.8870</text:p>
          </table:table-cell>
          <table:table-cell office:value-type="string">
            <text:p>AAA</text:p>
          </table:table-cell>
        </table:table-row>
        <table:table-row>
          <table:table-cell office:value-type="string">
            <text:p>45038</text:p>
          </table:table-cell>
          <table:table-cell office:value-type="string">
            <text:p>6190270017750</text:p>
          </table:table-cell>
          <table:table-cell office:value-type="string">
            <text:p>54190.003593/2011-66</text:p>
          </table:table-cell>
          <table:table-cell office:value-type="string">
            <text:p>08</text:p>
          </table:table-cell>
          <table:table-cell office:value-type="string">
            <text:p>081302000059-97</text:p>
          </table:table-cell>
          <table:table-cell office:value-type="string">
            <text:p>2013-02-07 00:00:00</text:p>
          </table:table-cell>
          <table:table-cell office:value-type="string">
            <text:p>196.1179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79026</text:p>
          </table:table-cell>
          <table:table-cell office:value-type="string">
            <text:p>6190270038838</text:p>
          </table:table-cell>
          <table:table-cell office:value-type="string">
            <text:p>54190.003712/2013-42</text:p>
          </table:table-cell>
          <table:table-cell office:value-type="string">
            <text:p>08</text:p>
          </table:table-cell>
          <table:table-cell office:value-type="string">
            <text:p>081310000524-42</text:p>
          </table:table-cell>
          <table:table-cell office:value-type="string">
            <text:p>2013-10-24 00:00:00</text:p>
          </table:table-cell>
          <table:table-cell office:value-type="string">
            <text:p>1753.6339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83314</text:p>
          </table:table-cell>
          <table:table-cell office:value-type="string">
            <text:p>6191080040816</text:p>
          </table:table-cell>
          <table:table-cell office:value-type="string">
            <text:p>54190.004338/2012-11</text:p>
          </table:table-cell>
          <table:table-cell office:value-type="string">
            <text:p>08</text:p>
          </table:table-cell>
          <table:table-cell office:value-type="string">
            <text:p>081306000029-87</text:p>
          </table:table-cell>
          <table:table-cell office:value-type="string">
            <text:p>2013-06-04 00:00:00</text:p>
          </table:table-cell>
          <table:table-cell office:value-type="string">
            <text:p>215.5609</text:p>
          </table:table-cell>
          <table:table-cell office:value-type="string">
            <text:p>AXZ</text:p>
          </table:table-cell>
        </table:table-row>
        <table:table-row>
          <table:table-cell office:value-type="string">
            <text:p>55859</text:p>
          </table:table-cell>
          <table:table-cell office:value-type="string">
            <text:p>6200330035065</text:p>
          </table:table-cell>
          <table:table-cell office:value-type="string">
            <text:p>54190.005395/2012-18</text:p>
          </table:table-cell>
          <table:table-cell office:value-type="string">
            <text:p>08</text:p>
          </table:table-cell>
          <table:table-cell office:value-type="string">
            <text:p>081307000295-18</text:p>
          </table:table-cell>
          <table:table-cell office:value-type="string">
            <text:p>2013-07-10 14:58:26.786111</text:p>
          </table:table-cell>
          <table:table-cell office:value-type="string">
            <text:p>18.1036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47426</text:p>
          </table:table-cell>
          <table:table-cell office:value-type="string">
            <text:p>6200500037432</text:p>
          </table:table-cell>
          <table:table-cell office:value-type="string">
            <text:p>54190.003503/2011-37</text:p>
          </table:table-cell>
          <table:table-cell office:value-type="string">
            <text:p>08</text:p>
          </table:table-cell>
          <table:table-cell office:value-type="string">
            <text:p>081303000047-80</text:p>
          </table:table-cell>
          <table:table-cell office:value-type="string">
            <text:p>2013-03-07 00:00:00</text:p>
          </table:table-cell>
          <table:table-cell office:value-type="string">
            <text:p>129.1500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45039</text:p>
          </table:table-cell>
          <table:table-cell office:value-type="string">
            <text:p>6200500037513</text:p>
          </table:table-cell>
          <table:table-cell office:value-type="string">
            <text:p>54190.004593/2011-83</text:p>
          </table:table-cell>
          <table:table-cell office:value-type="string">
            <text:p>08</text:p>
          </table:table-cell>
          <table:table-cell office:value-type="string">
            <text:p>081302000060-20</text:p>
          </table:table-cell>
          <table:table-cell office:value-type="string">
            <text:p>2013-02-07 00:00:00</text:p>
          </table:table-cell>
          <table:table-cell office:value-type="string">
            <text:p>37.3909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41281</text:p>
          </table:table-cell>
          <table:table-cell office:value-type="string">
            <text:p>6200500037602</text:p>
          </table:table-cell>
          <table:table-cell office:value-type="string">
            <text:p>54190.003504/2011-81</text:p>
          </table:table-cell>
          <table:table-cell office:value-type="string">
            <text:p>08</text:p>
          </table:table-cell>
          <table:table-cell office:value-type="string">
            <text:p>081212000201-30</text:p>
          </table:table-cell>
          <table:table-cell office:value-type="string">
            <text:p>2012-12-12 00:00:00</text:p>
          </table:table-cell>
          <table:table-cell office:value-type="string">
            <text:p>69.2163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16371</text:p>
          </table:table-cell>
          <table:table-cell office:value-type="string">
            <text:p>6200920022163</text:p>
          </table:table-cell>
          <table:table-cell office:value-type="string">
            <text:p>54190.006224/2009-19</text:p>
          </table:table-cell>
          <table:table-cell office:value-type="string">
            <text:p>08</text:p>
          </table:table-cell>
          <table:table-cell office:value-type="string">
            <text:p>080912000001-09</text:p>
          </table:table-cell>
          <table:table-cell office:value-type="string">
            <text:p>2009-12-01 00:00:00</text:p>
          </table:table-cell>
          <table:table-cell office:value-type="string">
            <text:p>1062.4980</text:p>
          </table:table-cell>
          <table:table-cell office:value-type="string">
            <text:p>CI9</text:p>
          </table:table-cell>
        </table:table-row>
        <table:table-row>
          <table:table-cell office:value-type="string">
            <text:p>56637</text:p>
          </table:table-cell>
          <table:table-cell office:value-type="string">
            <text:p>6200920031073</text:p>
          </table:table-cell>
          <table:table-cell office:value-type="string">
            <text:p>54190.003080/2013-17</text:p>
          </table:table-cell>
          <table:table-cell office:value-type="string">
            <text:p>08</text:p>
          </table:table-cell>
          <table:table-cell office:value-type="string">
            <text:p>081307000468-70</text:p>
          </table:table-cell>
          <table:table-cell office:value-type="string">
            <text:p>2013-07-19 08:55:41.40207</text:p>
          </table:table-cell>
          <table:table-cell office:value-type="string">
            <text:p>925.7098</text:p>
          </table:table-cell>
          <table:table-cell office:value-type="string">
            <text:p>CI9</text:p>
          </table:table-cell>
        </table:table-row>
        <table:table-row>
          <table:table-cell office:value-type="string">
            <text:p>39728</text:p>
          </table:table-cell>
          <table:table-cell office:value-type="string">
            <text:p>6201140017245</text:p>
          </table:table-cell>
          <table:table-cell office:value-type="string">
            <text:p>54190.004590/2011-40</text:p>
          </table:table-cell>
          <table:table-cell office:value-type="string">
            <text:p>08</text:p>
          </table:table-cell>
          <table:table-cell office:value-type="string">
            <text:p>081211000155-33</text:p>
          </table:table-cell>
          <table:table-cell office:value-type="string">
            <text:p>2012-11-30 00:00:00</text:p>
          </table:table-cell>
          <table:table-cell office:value-type="string">
            <text:p>53.0396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67988</text:p>
          </table:table-cell>
          <table:table-cell office:value-type="string">
            <text:p>6201140017326</text:p>
          </table:table-cell>
          <table:table-cell office:value-type="string">
            <text:p>54190.000005/2009-18</text:p>
          </table:table-cell>
          <table:table-cell office:value-type="string">
            <text:p>08</text:p>
          </table:table-cell>
          <table:table-cell office:value-type="string">
            <text:p>081311000314-71</text:p>
          </table:table-cell>
          <table:table-cell office:value-type="string">
            <text:p>2013-11-28 09:23:38.227575</text:p>
          </table:table-cell>
          <table:table-cell office:value-type="string">
            <text:p>75.4940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66710</text:p>
          </table:table-cell>
          <table:table-cell office:value-type="string">
            <text:p>6201140017598</text:p>
          </table:table-cell>
          <table:table-cell office:value-type="string">
            <text:p>54190.001334/2010-10</text:p>
          </table:table-cell>
          <table:table-cell office:value-type="string">
            <text:p>08</text:p>
          </table:table-cell>
          <table:table-cell office:value-type="string">
            <text:p>081311000141-19</text:p>
          </table:table-cell>
          <table:table-cell office:value-type="string">
            <text:p>2013-11-08 10:41:56.074717</text:p>
          </table:table-cell>
          <table:table-cell office:value-type="string">
            <text:p>7.0085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56051</text:p>
          </table:table-cell>
          <table:table-cell office:value-type="string">
            <text:p>6201140017750</text:p>
          </table:table-cell>
          <table:table-cell office:value-type="string">
            <text:p>54190.003502/2011-92</text:p>
          </table:table-cell>
          <table:table-cell office:value-type="string">
            <text:p>08</text:p>
          </table:table-cell>
          <table:table-cell office:value-type="string">
            <text:p>081307000354-02</text:p>
          </table:table-cell>
          <table:table-cell office:value-type="string">
            <text:p>2013-07-12 10:15:46.743158</text:p>
          </table:table-cell>
          <table:table-cell office:value-type="string">
            <text:p>9.8720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2988</text:p>
          </table:table-cell>
          <table:table-cell office:value-type="string">
            <text:p>6210210009490</text:p>
          </table:table-cell>
          <table:table-cell office:value-type="string">
            <text:p>54190.000631/2006-61</text:p>
          </table:table-cell>
          <table:table-cell office:value-type="string">
            <text:p>08</text:p>
          </table:table-cell>
          <table:table-cell office:value-type="string">
            <text:p>080603000008-44</text:p>
          </table:table-cell>
          <table:table-cell office:value-type="string">
            <text:p>2006-03-07 00:00:00</text:p>
          </table:table-cell>
          <table:table-cell office:value-type="string">
            <text:p>1741.3754</text:p>
          </table:table-cell>
          <table:table-cell office:value-type="string">
            <text:p>BWA</text:p>
          </table:table-cell>
        </table:table-row>
        <table:table-row>
          <table:table-cell office:value-type="string">
            <text:p>6343</text:p>
          </table:table-cell>
          <table:table-cell office:value-type="string">
            <text:p>6210560045537</text:p>
          </table:table-cell>
          <table:table-cell office:value-type="string">
            <text:p>54190.001671/2007-10</text:p>
          </table:table-cell>
          <table:table-cell office:value-type="string">
            <text:p>08</text:p>
          </table:table-cell>
          <table:table-cell office:value-type="string">
            <text:p>080708000049-35</text:p>
          </table:table-cell>
          <table:table-cell office:value-type="string">
            <text:p>2007-08-07 00:00:00</text:p>
          </table:table-cell>
          <table:table-cell office:value-type="string">
            <text:p>415.9479</text:p>
          </table:table-cell>
          <table:table-cell office:value-type="string">
            <text:p>APW</text:p>
          </table:table-cell>
        </table:table-row>
        <table:table-row>
          <table:table-cell office:value-type="string">
            <text:p>6335</text:p>
          </table:table-cell>
          <table:table-cell office:value-type="string">
            <text:p>6210560070051</text:p>
          </table:table-cell>
          <table:table-cell office:value-type="string">
            <text:p>54190.001672/2007-56</text:p>
          </table:table-cell>
          <table:table-cell office:value-type="string">
            <text:p>08</text:p>
          </table:table-cell>
          <table:table-cell office:value-type="string">
            <text:p>080708000041-88</text:p>
          </table:table-cell>
          <table:table-cell office:value-type="string">
            <text:p>2007-08-07 00:00:00</text:p>
          </table:table-cell>
          <table:table-cell office:value-type="string">
            <text:p>325.1004</text:p>
          </table:table-cell>
          <table:table-cell office:value-type="string">
            <text:p>APW</text:p>
          </table:table-cell>
        </table:table-row>
        <table:table-row>
          <table:table-cell office:value-type="string">
            <text:p>66631</text:p>
          </table:table-cell>
          <table:table-cell office:value-type="string">
            <text:p>6220950015464</text:p>
          </table:table-cell>
          <table:table-cell office:value-type="string">
            <text:p>54190.004268/2012-00</text:p>
          </table:table-cell>
          <table:table-cell office:value-type="string">
            <text:p>08</text:p>
          </table:table-cell>
          <table:table-cell office:value-type="string">
            <text:p>081311000121-75</text:p>
          </table:table-cell>
          <table:table-cell office:value-type="string">
            <text:p>2013-11-07 16:03:59.507336</text:p>
          </table:table-cell>
          <table:table-cell office:value-type="string">
            <text:p>345.5927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9975</text:p>
          </table:table-cell>
          <table:table-cell office:value-type="string">
            <text:p>6220950017831</text:p>
          </table:table-cell>
          <table:table-cell office:value-type="string">
            <text:p>54190.005571/2011-31</text:p>
          </table:table-cell>
          <table:table-cell office:value-type="string">
            <text:p>08</text:p>
          </table:table-cell>
          <table:table-cell office:value-type="string">
            <text:p>081312000170-80</text:p>
          </table:table-cell>
          <table:table-cell office:value-type="string">
            <text:p>2013-12-18 15:41:35.109569</text:p>
          </table:table-cell>
          <table:table-cell office:value-type="string">
            <text:p>81.1990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5397</text:p>
          </table:table-cell>
          <table:table-cell office:value-type="string">
            <text:p>6220950034507</text:p>
          </table:table-cell>
          <table:table-cell office:value-type="string">
            <text:p>54190.003760/2011-79</text:p>
          </table:table-cell>
          <table:table-cell office:value-type="string">
            <text:p>08</text:p>
          </table:table-cell>
          <table:table-cell office:value-type="string">
            <text:p>081310000514-70</text:p>
          </table:table-cell>
          <table:table-cell office:value-type="string">
            <text:p>2013-10-24 14:26:21.855544</text:p>
          </table:table-cell>
          <table:table-cell office:value-type="string">
            <text:p>196.9070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5409</text:p>
          </table:table-cell>
          <table:table-cell office:value-type="string">
            <text:p>6220950034507</text:p>
          </table:table-cell>
          <table:table-cell office:value-type="string">
            <text:p>54190.005569/2011-61</text:p>
          </table:table-cell>
          <table:table-cell office:value-type="string">
            <text:p>08</text:p>
          </table:table-cell>
          <table:table-cell office:value-type="string">
            <text:p>081310000522-80</text:p>
          </table:table-cell>
          <table:table-cell office:value-type="string">
            <text:p>2013-10-24 15:12:51.437993</text:p>
          </table:table-cell>
          <table:table-cell office:value-type="string">
            <text:p>55.2411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3603</text:p>
          </table:table-cell>
          <table:table-cell office:value-type="string">
            <text:p>6220950039215</text:p>
          </table:table-cell>
          <table:table-cell office:value-type="string">
            <text:p>54190.003759/2011-44</text:p>
          </table:table-cell>
          <table:table-cell office:value-type="string">
            <text:p>08</text:p>
          </table:table-cell>
          <table:table-cell office:value-type="string">
            <text:p>081310000144-35</text:p>
          </table:table-cell>
          <table:table-cell office:value-type="string">
            <text:p>2013-10-04 13:59:00.4436</text:p>
          </table:table-cell>
          <table:table-cell office:value-type="string">
            <text:p>58.3078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70347</text:p>
          </table:table-cell>
          <table:table-cell office:value-type="string">
            <text:p>6220950059674</text:p>
          </table:table-cell>
          <table:table-cell office:value-type="string">
            <text:p>54190.004269/2012-46</text:p>
          </table:table-cell>
          <table:table-cell office:value-type="string">
            <text:p>08</text:p>
          </table:table-cell>
          <table:table-cell office:value-type="string">
            <text:p>081312000226-79</text:p>
          </table:table-cell>
          <table:table-cell office:value-type="string">
            <text:p>2013-12-20 14:43:13.526732</text:p>
          </table:table-cell>
          <table:table-cell office:value-type="string">
            <text:p>31.3677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5348</text:p>
          </table:table-cell>
          <table:table-cell office:value-type="string">
            <text:p>6230320064918</text:p>
          </table:table-cell>
          <table:table-cell office:value-type="string">
            <text:p>54190.004614/2010-80</text:p>
          </table:table-cell>
          <table:table-cell office:value-type="string">
            <text:p>08</text:p>
          </table:table-cell>
          <table:table-cell office:value-type="string">
            <text:p>081310000489-25</text:p>
          </table:table-cell>
          <table:table-cell office:value-type="string">
            <text:p>2013-10-24 10:16:25.293861</text:p>
          </table:table-cell>
          <table:table-cell office:value-type="string">
            <text:p>109.8468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39334</text:p>
          </table:table-cell>
          <table:table-cell office:value-type="string">
            <text:p>6230750000867</text:p>
          </table:table-cell>
          <table:table-cell office:value-type="string">
            <text:p>54190.004791/2012-28</text:p>
          </table:table-cell>
          <table:table-cell office:value-type="string">
            <text:p>08</text:p>
          </table:table-cell>
          <table:table-cell office:value-type="string">
            <text:p>081211000085-96</text:p>
          </table:table-cell>
          <table:table-cell office:value-type="string">
            <text:p>2012-11-21 00:00:00</text:p>
          </table:table-cell>
          <table:table-cell office:value-type="string">
            <text:p>161.8663</text:p>
          </table:table-cell>
          <table:table-cell office:value-type="string">
            <text:p>A34</text:p>
          </table:table-cell>
        </table:table-row>
        <table:table-row>
          <table:table-cell office:value-type="string">
            <text:p>56061</text:p>
          </table:table-cell>
          <table:table-cell office:value-type="string">
            <text:p>6240390007011</text:p>
          </table:table-cell>
          <table:table-cell office:value-type="string">
            <text:p>54190.002821/2012-61</text:p>
          </table:table-cell>
          <table:table-cell office:value-type="string">
            <text:p>08</text:p>
          </table:table-cell>
          <table:table-cell office:value-type="string">
            <text:p>081307000356-74</text:p>
          </table:table-cell>
          <table:table-cell office:value-type="string">
            <text:p>2013-07-12 10:43:10.11265</text:p>
          </table:table-cell>
          <table:table-cell office:value-type="string">
            <text:p>32.8774</text:p>
          </table:table-cell>
          <table:table-cell office:value-type="string">
            <text:p>FC3</text:p>
          </table:table-cell>
        </table:table-row>
        <table:table-row>
          <table:table-cell office:value-type="string">
            <text:p>65753</text:p>
          </table:table-cell>
          <table:table-cell office:value-type="string">
            <text:p>6240550046183</text:p>
          </table:table-cell>
          <table:table-cell office:value-type="string">
            <text:p>54190.007385/2009-11</text:p>
          </table:table-cell>
          <table:table-cell office:value-type="string">
            <text:p>08</text:p>
          </table:table-cell>
          <table:table-cell office:value-type="string">
            <text:p>081310000631-34</text:p>
          </table:table-cell>
          <table:table-cell office:value-type="string">
            <text:p>2013-10-29 15:40:04.164068</text:p>
          </table:table-cell>
          <table:table-cell office:value-type="string">
            <text:p>25.8040</text:p>
          </table:table-cell>
          <table:table-cell office:value-type="string">
            <text:p>ASM</text:p>
          </table:table-cell>
        </table:table-row>
        <table:table-row>
          <table:table-cell office:value-type="string">
            <text:p>410</text:p>
          </table:table-cell>
          <table:table-cell office:value-type="string">
            <text:p>6240980034928</text:p>
          </table:table-cell>
          <table:table-cell office:value-type="string">
            <text:p>54190.002991/2004-36</text:p>
          </table:table-cell>
          <table:table-cell office:value-type="string">
            <text:p>08</text:p>
          </table:table-cell>
          <table:table-cell office:value-type="string">
            <text:p>080412000004-47</text:p>
          </table:table-cell>
          <table:table-cell office:value-type="string">
            <text:p>2004-12-14 00:00:00</text:p>
          </table:table-cell>
          <table:table-cell office:value-type="string">
            <text:p>52.8330</text:p>
          </table:table-cell>
          <table:table-cell office:value-type="string">
            <text:p>ATR</text:p>
          </table:table-cell>
        </table:table-row>
        <table:table-row>
          <table:table-cell office:value-type="string">
            <text:p>78923</text:p>
          </table:table-cell>
          <table:table-cell office:value-type="string">
            <text:p>6260740046938</text:p>
          </table:table-cell>
          <table:table-cell office:value-type="string">
            <text:p>54190.002581/2007-38</text:p>
          </table:table-cell>
          <table:table-cell office:value-type="string">
            <text:p>08</text:p>
          </table:table-cell>
          <table:table-cell office:value-type="string">
            <text:p>081408000058-55</text:p>
          </table:table-cell>
          <table:table-cell office:value-type="string">
            <text:p>2014-08-29 10:11:18.199713</text:p>
          </table:table-cell>
          <table:table-cell office:value-type="string">
            <text:p>582.3496</text:p>
          </table:table-cell>
          <table:table-cell office:value-type="string">
            <text:p>F1D</text:p>
          </table:table-cell>
        </table:table-row>
        <table:table-row>
          <table:table-cell office:value-type="string">
            <text:p>5134</text:p>
          </table:table-cell>
          <table:table-cell office:value-type="string">
            <text:p>6290144300807</text:p>
          </table:table-cell>
          <table:table-cell office:value-type="string">
            <text:p>54190.004803/2006-76</text:p>
          </table:table-cell>
          <table:table-cell office:value-type="string">
            <text:p>08</text:p>
          </table:table-cell>
          <table:table-cell office:value-type="string">
            <text:p>080612000039-39</text:p>
          </table:table-cell>
          <table:table-cell office:value-type="string">
            <text:p>2006-12-15 00:00:00</text:p>
          </table:table-cell>
          <table:table-cell office:value-type="string">
            <text:p>2084.4348</text:p>
          </table:table-cell>
          <table:table-cell office:value-type="string">
            <text:p>AV2</text:p>
          </table:table-cell>
        </table:table-row>
        <table:table-row>
          <table:table-cell office:value-type="string">
            <text:p>22950</text:p>
          </table:table-cell>
          <table:table-cell office:value-type="string">
            <text:p>6290572945863</text:p>
          </table:table-cell>
          <table:table-cell office:value-type="string">
            <text:p>54190.004680/2010-50</text:p>
          </table:table-cell>
          <table:table-cell office:value-type="string">
            <text:p>08</text:p>
          </table:table-cell>
          <table:table-cell office:value-type="string">
            <text:p>081010000059-06</text:p>
          </table:table-cell>
          <table:table-cell office:value-type="string">
            <text:p>2010-10-13 00:00:00</text:p>
          </table:table-cell>
          <table:table-cell office:value-type="string">
            <text:p>3920.3097</text:p>
          </table:table-cell>
          <table:table-cell office:value-type="string">
            <text:p>AV2</text:p>
          </table:table-cell>
        </table:table-row>
        <table:table-row>
          <table:table-cell office:value-type="string">
            <text:p>34411</text:p>
          </table:table-cell>
          <table:table-cell office:value-type="string">
            <text:p>6290650102355</text:p>
          </table:table-cell>
          <table:table-cell office:value-type="string">
            <text:p>54190.004404/2011-72</text:p>
          </table:table-cell>
          <table:table-cell office:value-type="string">
            <text:p>08</text:p>
          </table:table-cell>
          <table:table-cell office:value-type="string">
            <text:p>081202000173-27</text:p>
          </table:table-cell>
          <table:table-cell office:value-type="string">
            <text:p>2012-02-29 00:00:00</text:p>
          </table:table-cell>
          <table:table-cell office:value-type="string">
            <text:p>2440.4563</text:p>
          </table:table-cell>
          <table:table-cell office:value-type="string">
            <text:p>BHG</text:p>
          </table:table-cell>
        </table:table-row>
        <table:table-row>
          <table:table-cell office:value-type="string">
            <text:p>66163</text:p>
          </table:table-cell>
          <table:table-cell office:value-type="string">
            <text:p>6290650102355</text:p>
          </table:table-cell>
          <table:table-cell office:value-type="string">
            <text:p>54190.000135/2013-37</text:p>
          </table:table-cell>
          <table:table-cell office:value-type="string">
            <text:p>08</text:p>
          </table:table-cell>
          <table:table-cell office:value-type="string">
            <text:p>081311000005-92</text:p>
          </table:table-cell>
          <table:table-cell office:value-type="string">
            <text:p>2013-11-01 16:44:30.230925</text:p>
          </table:table-cell>
          <table:table-cell office:value-type="string">
            <text:p>1513.0045</text:p>
          </table:table-cell>
          <table:table-cell office:value-type="string">
            <text:p>BHG</text:p>
          </table:table-cell>
        </table:table-row>
        <table:table-row>
          <table:table-cell office:value-type="string">
            <text:p>76971</text:p>
          </table:table-cell>
          <table:table-cell office:value-type="string">
            <text:p>6290650102355</text:p>
          </table:table-cell>
          <table:table-cell office:value-type="string">
            <text:p>54190.000134/2013-92</text:p>
          </table:table-cell>
          <table:table-cell office:value-type="string">
            <text:p>08</text:p>
          </table:table-cell>
          <table:table-cell office:value-type="string">
            <text:p>081405000033-18</text:p>
          </table:table-cell>
          <table:table-cell office:value-type="string">
            <text:p>2014-05-13 08:13:30.682687</text:p>
          </table:table-cell>
          <table:table-cell office:value-type="string">
            <text:p>271.2371</text:p>
          </table:table-cell>
          <table:table-cell office:value-type="string">
            <text:p>BHG</text:p>
          </table:table-cell>
        </table:table-row>
        <table:table-row>
          <table:table-cell office:value-type="string">
            <text:p>24707</text:p>
          </table:table-cell>
          <table:table-cell office:value-type="string">
            <text:p>6290730033958</text:p>
          </table:table-cell>
          <table:table-cell office:value-type="string">
            <text:p>54190.002119/2010-36</text:p>
          </table:table-cell>
          <table:table-cell office:value-type="string">
            <text:p>08</text:p>
          </table:table-cell>
          <table:table-cell office:value-type="string">
            <text:p>081101000026-30</text:p>
          </table:table-cell>
          <table:table-cell office:value-type="string">
            <text:p>2011-01-10 00:00:00</text:p>
          </table:table-cell>
          <table:table-cell office:value-type="string">
            <text:p>576.2360</text:p>
          </table:table-cell>
          <table:table-cell office:value-type="string">
            <text:p>AIA</text:p>
          </table:table-cell>
        </table:table-row>
        <table:table-row>
          <table:table-cell office:value-type="string">
            <text:p>74330</text:p>
          </table:table-cell>
          <table:table-cell office:value-type="string">
            <text:p>6291110014224</text:p>
          </table:table-cell>
          <table:table-cell office:value-type="string">
            <text:p>54190.002733/2011-89</text:p>
          </table:table-cell>
          <table:table-cell office:value-type="string">
            <text:p>08</text:p>
          </table:table-cell>
          <table:table-cell office:value-type="string">
            <text:p>081402000198-47</text:p>
          </table:table-cell>
          <table:table-cell office:value-type="string">
            <text:p>2014-02-28 18:16:20.307284</text:p>
          </table:table-cell>
          <table:table-cell office:value-type="string">
            <text:p>488.5017</text:p>
          </table:table-cell>
          <table:table-cell office:value-type="string">
            <text:p>BHG</text:p>
          </table:table-cell>
        </table:table-row>
        <table:table-row>
          <table:table-cell office:value-type="string">
            <text:p>12687</text:p>
          </table:table-cell>
          <table:table-cell office:value-type="string">
            <text:p>6291113159908</text:p>
          </table:table-cell>
          <table:table-cell office:value-type="string">
            <text:p>54190.001784/2009-79</text:p>
          </table:table-cell>
          <table:table-cell office:value-type="string">
            <text:p>08</text:p>
          </table:table-cell>
          <table:table-cell office:value-type="string">
            <text:p>080903000223-51</text:p>
          </table:table-cell>
          <table:table-cell office:value-type="string">
            <text:p>2009-03-31 00:00:00</text:p>
          </table:table-cell>
          <table:table-cell office:value-type="string">
            <text:p>3596.4020</text:p>
          </table:table-cell>
          <table:table-cell office:value-type="string">
            <text:p>AV2</text:p>
          </table:table-cell>
        </table:table-row>
        <table:table-row>
          <table:table-cell office:value-type="string">
            <text:p>36455</text:p>
          </table:table-cell>
          <table:table-cell office:value-type="string">
            <text:p>6291460103084</text:p>
          </table:table-cell>
          <table:table-cell office:value-type="string">
            <text:p>54190.001733/2012-42</text:p>
          </table:table-cell>
          <table:table-cell office:value-type="string">
            <text:p>08</text:p>
          </table:table-cell>
          <table:table-cell office:value-type="string">
            <text:p>081205000139-04</text:p>
          </table:table-cell>
          <table:table-cell office:value-type="string">
            <text:p>2012-05-29 00:00:00</text:p>
          </table:table-cell>
          <table:table-cell office:value-type="string">
            <text:p>300.5746</text:p>
          </table:table-cell>
          <table:table-cell office:value-type="string">
            <text:p>AK7</text:p>
          </table:table-cell>
        </table:table-row>
        <table:table-row>
          <table:table-cell office:value-type="string">
            <text:p>15605</text:p>
          </table:table-cell>
          <table:table-cell office:value-type="string">
            <text:p>6291540051506</text:p>
          </table:table-cell>
          <table:table-cell office:value-type="string">
            <text:p>54190.005374/2009-05</text:p>
          </table:table-cell>
          <table:table-cell office:value-type="string">
            <text:p>08</text:p>
          </table:table-cell>
          <table:table-cell office:value-type="string">
            <text:p>080910000037-67</text:p>
          </table:table-cell>
          <table:table-cell office:value-type="string">
            <text:p>2009-10-09 00:00:00</text:p>
          </table:table-cell>
          <table:table-cell office:value-type="string">
            <text:p>2214.8364</text:p>
          </table:table-cell>
          <table:table-cell office:value-type="string">
            <text:p>AV2</text:p>
          </table:table-cell>
        </table:table-row>
        <table:table-row>
          <table:table-cell office:value-type="string">
            <text:p>6327</text:p>
          </table:table-cell>
          <table:table-cell office:value-type="string">
            <text:p>6320582946406</text:p>
          </table:table-cell>
          <table:table-cell office:value-type="string">
            <text:p>54190.002254/2007-86</text:p>
          </table:table-cell>
          <table:table-cell office:value-type="string">
            <text:p>08</text:p>
          </table:table-cell>
          <table:table-cell office:value-type="string">
            <text:p>080708000033-78</text:p>
          </table:table-cell>
          <table:table-cell office:value-type="string">
            <text:p>2007-08-07 00:00:00</text:p>
          </table:table-cell>
          <table:table-cell office:value-type="string">
            <text:p>212.9523</text:p>
          </table:table-cell>
          <table:table-cell office:value-type="string">
            <text:p>AV2</text:p>
          </table:table-cell>
        </table:table-row>
        <table:table-row>
          <table:table-cell office:value-type="string">
            <text:p>76973</text:p>
          </table:table-cell>
          <table:table-cell office:value-type="string">
            <text:p>6320902946248</text:p>
          </table:table-cell>
          <table:table-cell office:value-type="string">
            <text:p>54190.000133/2013-48</text:p>
          </table:table-cell>
          <table:table-cell office:value-type="string">
            <text:p>08</text:p>
          </table:table-cell>
          <table:table-cell office:value-type="string">
            <text:p>081405000035-80</text:p>
          </table:table-cell>
          <table:table-cell office:value-type="string">
            <text:p>2014-05-13 09:10:32.577473</text:p>
          </table:table-cell>
          <table:table-cell office:value-type="string">
            <text:p>714.0598</text:p>
          </table:table-cell>
          <table:table-cell office:value-type="string">
            <text:p>BHG</text:p>
          </table:table-cell>
        </table:table-row>
        <table:table-row>
          <table:table-cell office:value-type="string">
            <text:p>28752</text:p>
          </table:table-cell>
          <table:table-cell office:value-type="string">
            <text:p>6321040343710</text:p>
          </table:table-cell>
          <table:table-cell office:value-type="string">
            <text:p>54240.004503/2010-31</text:p>
          </table:table-cell>
          <table:table-cell office:value-type="string">
            <text:p>13</text:p>
          </table:table-cell>
          <table:table-cell office:value-type="string">
            <text:p>131108000001-07</text:p>
          </table:table-cell>
          <table:table-cell office:value-type="string">
            <text:p>2011-08-01 00:00:00</text:p>
          </table:table-cell>
          <table:table-cell office:value-type="string">
            <text:p>2332.4198</text:p>
          </table:table-cell>
          <table:table-cell office:value-type="string">
            <text:p>DP5</text:p>
          </table:table-cell>
        </table:table-row>
        <table:table-row>
          <table:table-cell office:value-type="string">
            <text:p>25877</text:p>
          </table:table-cell>
          <table:table-cell office:value-type="string">
            <text:p>6350813082180</text:p>
          </table:table-cell>
          <table:table-cell office:value-type="string">
            <text:p>54190.003954/2008-79</text:p>
          </table:table-cell>
          <table:table-cell office:value-type="string">
            <text:p>08</text:p>
          </table:table-cell>
          <table:table-cell office:value-type="string">
            <text:p>081103000064-19</text:p>
          </table:table-cell>
          <table:table-cell office:value-type="string">
            <text:p>2011-03-17 00:00:00</text:p>
          </table:table-cell>
          <table:table-cell office:value-type="string">
            <text:p>361.8351</text:p>
          </table:table-cell>
          <table:table-cell office:value-type="string">
            <text:p>B93</text:p>
          </table:table-cell>
        </table:table-row>
        <table:table-row>
          <table:table-cell office:value-type="string">
            <text:p>31467</text:p>
          </table:table-cell>
          <table:table-cell office:value-type="string">
            <text:p>6351203418433</text:p>
          </table:table-cell>
          <table:table-cell office:value-type="string">
            <text:p>54190.003449/2011-20</text:p>
          </table:table-cell>
          <table:table-cell office:value-type="string">
            <text:p>08</text:p>
          </table:table-cell>
          <table:table-cell office:value-type="string">
            <text:p>081111000165-24</text:p>
          </table:table-cell>
          <table:table-cell office:value-type="string">
            <text:p>2011-11-23 00:00:00</text:p>
          </table:table-cell>
          <table:table-cell office:value-type="string">
            <text:p>5550.7619</text:p>
          </table:table-cell>
          <table:table-cell office:value-type="string">
            <text:p>BE9</text:p>
          </table:table-cell>
        </table:table-row>
        <table:table-row>
          <table:table-cell office:value-type="string">
            <text:p>66734</text:p>
          </table:table-cell>
          <table:table-cell office:value-type="string">
            <text:p>6351970308996</text:p>
          </table:table-cell>
          <table:table-cell office:value-type="string">
            <text:p>54190.001333/2010-75</text:p>
          </table:table-cell>
          <table:table-cell office:value-type="string">
            <text:p>08</text:p>
          </table:table-cell>
          <table:table-cell office:value-type="string">
            <text:p>081311000152-71</text:p>
          </table:table-cell>
          <table:table-cell office:value-type="string">
            <text:p>2013-11-08 12:00:33.233638</text:p>
          </table:table-cell>
          <table:table-cell office:value-type="string">
            <text:p>36.5186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34415</text:p>
          </table:table-cell>
          <table:table-cell office:value-type="string">
            <text:p>6352190016434</text:p>
          </table:table-cell>
          <table:table-cell office:value-type="string">
            <text:p>54190.005310/2011-11</text:p>
          </table:table-cell>
          <table:table-cell office:value-type="string">
            <text:p>08</text:p>
          </table:table-cell>
          <table:table-cell office:value-type="string">
            <text:p>081202000177-50</text:p>
          </table:table-cell>
          <table:table-cell office:value-type="string">
            <text:p>2012-02-29 00:00:00</text:p>
          </table:table-cell>
          <table:table-cell office:value-type="string">
            <text:p>257.4893</text:p>
          </table:table-cell>
          <table:table-cell office:value-type="string">
            <text:p>CYB</text:p>
          </table:table-cell>
        </table:table-row>
        <table:table-row>
          <table:table-cell office:value-type="string">
            <text:p>12492</text:p>
          </table:table-cell>
          <table:table-cell office:value-type="string">
            <text:p>6360102995617</text:p>
          </table:table-cell>
          <table:table-cell office:value-type="string">
            <text:p>54190.001524/2009-01</text:p>
          </table:table-cell>
          <table:table-cell office:value-type="string">
            <text:p>08</text:p>
          </table:table-cell>
          <table:table-cell office:value-type="string">
            <text:p>080903000135-22</text:p>
          </table:table-cell>
          <table:table-cell office:value-type="string">
            <text:p>2009-03-23 00:00:00</text:p>
          </table:table-cell>
          <table:table-cell office:value-type="string">
            <text:p>1567.3737</text:p>
          </table:table-cell>
          <table:table-cell office:value-type="string">
            <text:p>ACY</text:p>
          </table:table-cell>
        </table:table-row>
        <table:table-row>
          <table:table-cell office:value-type="string">
            <text:p>68933</text:p>
          </table:table-cell>
          <table:table-cell office:value-type="string">
            <text:p>6360610249610</text:p>
          </table:table-cell>
          <table:table-cell office:value-type="string">
            <text:p>54190.004275/2013-84</text:p>
          </table:table-cell>
          <table:table-cell office:value-type="string">
            <text:p>08</text:p>
          </table:table-cell>
          <table:table-cell office:value-type="string">
            <text:p>081312000063-98</text:p>
          </table:table-cell>
          <table:table-cell office:value-type="string">
            <text:p>2013-12-06 10:51:30.333115</text:p>
          </table:table-cell>
          <table:table-cell office:value-type="string">
            <text:p>126.4163</text:p>
          </table:table-cell>
          <table:table-cell office:value-type="string">
            <text:p>EIG</text:p>
          </table:table-cell>
        </table:table-row>
        <table:table-row>
          <table:table-cell office:value-type="string">
            <text:p>81522</text:p>
          </table:table-cell>
          <table:table-cell office:value-type="string">
            <text:p>6360610249610</text:p>
          </table:table-cell>
          <table:table-cell office:value-type="string">
            <text:p>54190.004276/2013-29</text:p>
          </table:table-cell>
          <table:table-cell office:value-type="string">
            <text:p>08</text:p>
          </table:table-cell>
          <table:table-cell office:value-type="string">
            <text:p>081312000066-30</text:p>
          </table:table-cell>
          <table:table-cell office:value-type="string">
            <text:p>2013-12-06 00:00:00</text:p>
          </table:table-cell>
          <table:table-cell office:value-type="string">
            <text:p>1908.3087</text:p>
          </table:table-cell>
          <table:table-cell office:value-type="string">
            <text:p>EIG</text:p>
          </table:table-cell>
        </table:table-row>
        <table:table-row>
          <table:table-cell office:value-type="string">
            <text:p>67400</text:p>
          </table:table-cell>
          <table:table-cell office:value-type="string">
            <text:p>6360613176240</text:p>
          </table:table-cell>
          <table:table-cell office:value-type="string">
            <text:p>54190.006259/2010-83</text:p>
          </table:table-cell>
          <table:table-cell office:value-type="string">
            <text:p>08</text:p>
          </table:table-cell>
          <table:table-cell office:value-type="string">
            <text:p>081311000243-43</text:p>
          </table:table-cell>
          <table:table-cell office:value-type="string">
            <text:p>2013-11-21 09:09:37.869206</text:p>
          </table:table-cell>
          <table:table-cell office:value-type="string">
            <text:p>642.4280</text:p>
          </table:table-cell>
          <table:table-cell office:value-type="string">
            <text:p>BIO</text:p>
          </table:table-cell>
        </table:table-row>
        <table:table-row>
          <table:table-cell office:value-type="string">
            <text:p>24648</text:p>
          </table:table-cell>
          <table:table-cell office:value-type="string">
            <text:p>6370170131456</text:p>
          </table:table-cell>
          <table:table-cell office:value-type="string">
            <text:p>54190.006307/2010-33</text:p>
          </table:table-cell>
          <table:table-cell office:value-type="string">
            <text:p>08</text:p>
          </table:table-cell>
          <table:table-cell office:value-type="string">
            <text:p>081101000003-44</text:p>
          </table:table-cell>
          <table:table-cell office:value-type="string">
            <text:p>2011-01-03 00:00:00</text:p>
          </table:table-cell>
          <table:table-cell office:value-type="string">
            <text:p>2693.5599</text:p>
          </table:table-cell>
          <table:table-cell office:value-type="string">
            <text:p>AV2</text:p>
          </table:table-cell>
        </table:table-row>
        <table:table-row>
          <table:table-cell office:value-type="string">
            <text:p>63542</text:p>
          </table:table-cell>
          <table:table-cell office:value-type="string">
            <text:p>6370173932158</text:p>
          </table:table-cell>
          <table:table-cell office:value-type="string">
            <text:p>54190.001376/2010-51</text:p>
          </table:table-cell>
          <table:table-cell office:value-type="string">
            <text:p>08</text:p>
          </table:table-cell>
          <table:table-cell office:value-type="string">
            <text:p>081310000124-91</text:p>
          </table:table-cell>
          <table:table-cell office:value-type="string">
            <text:p>2013-10-04 08:22:47.644011</text:p>
          </table:table-cell>
          <table:table-cell office:value-type="string">
            <text:p>230.4871</text:p>
          </table:table-cell>
          <table:table-cell office:value-type="string">
            <text:p>AH2</text:p>
          </table:table-cell>
        </table:table-row>
        <table:table-row>
          <table:table-cell office:value-type="string">
            <text:p>5203</text:p>
          </table:table-cell>
          <table:table-cell office:value-type="string">
            <text:p>6370410484378</text:p>
          </table:table-cell>
          <table:table-cell office:value-type="string">
            <text:p>54160003666/2006-18</text:p>
          </table:table-cell>
          <table:table-cell office:value-type="string">
            <text:p>05</text:p>
          </table:table-cell>
          <table:table-cell office:value-type="string">
            <text:p>050612000007-63</text:p>
          </table:table-cell>
          <table:table-cell office:value-type="string">
            <text:p>2006-12-20 00:00:00</text:p>
          </table:table-cell>
          <table:table-cell office:value-type="string">
            <text:p>9602.9116</text:p>
          </table:table-cell>
          <table:table-cell office:value-type="string">
            <text:p>A5L</text:p>
          </table:table-cell>
        </table:table-row>
        <table:table-row>
          <table:table-cell office:value-type="string">
            <text:p>6340</text:p>
          </table:table-cell>
          <table:table-cell office:value-type="string">
            <text:p>6370500072850</text:p>
          </table:table-cell>
          <table:table-cell office:value-type="string">
            <text:p>54190.002253/2007-31</text:p>
          </table:table-cell>
          <table:table-cell office:value-type="string">
            <text:p>08</text:p>
          </table:table-cell>
          <table:table-cell office:value-type="string">
            <text:p>080708000046-92</text:p>
          </table:table-cell>
          <table:table-cell office:value-type="string">
            <text:p>2007-08-07 00:00:00</text:p>
          </table:table-cell>
          <table:table-cell office:value-type="string">
            <text:p>2486.6475</text:p>
          </table:table-cell>
          <table:table-cell office:value-type="string">
            <text:p>AV2</text:p>
          </table:table-cell>
        </table:table-row>
        <table:table-row>
          <table:table-cell office:value-type="string">
            <text:p>65925</text:p>
          </table:table-cell>
          <table:table-cell office:value-type="string">
            <text:p>6390280089073</text:p>
          </table:table-cell>
          <table:table-cell office:value-type="string">
            <text:p>54190.004477/2012-45</text:p>
          </table:table-cell>
          <table:table-cell office:value-type="string">
            <text:p>08</text:p>
          </table:table-cell>
          <table:table-cell office:value-type="string">
            <text:p>081310000677-17</text:p>
          </table:table-cell>
          <table:table-cell office:value-type="string">
            <text:p>2013-10-31 06:47:00.580739</text:p>
          </table:table-cell>
          <table:table-cell office:value-type="string">
            <text:p>37.3430</text:p>
          </table:table-cell>
          <table:table-cell office:value-type="string">
            <text:p>AK7</text:p>
          </table:table-cell>
        </table:table-row>
        <table:table-row>
          <table:table-cell office:value-type="string">
            <text:p>66430</text:p>
          </table:table-cell>
          <table:table-cell office:value-type="string">
            <text:p>6390600022240</text:p>
          </table:table-cell>
          <table:table-cell office:value-type="string">
            <text:p>54190.001903/2013-70</text:p>
          </table:table-cell>
          <table:table-cell office:value-type="string">
            <text:p>08</text:p>
          </table:table-cell>
          <table:table-cell office:value-type="string">
            <text:p>081311000085-77</text:p>
          </table:table-cell>
          <table:table-cell office:value-type="string">
            <text:p>2013-11-06 08:36:49.302327</text:p>
          </table:table-cell>
          <table:table-cell office:value-type="string">
            <text:p>534.2382</text:p>
          </table:table-cell>
          <table:table-cell office:value-type="string">
            <text:p>CA0</text:p>
          </table:table-cell>
        </table:table-row>
        <table:table-row>
          <table:table-cell office:value-type="string">
            <text:p>2157</text:p>
          </table:table-cell>
          <table:table-cell office:value-type="string">
            <text:p>6410490296374</text:p>
          </table:table-cell>
          <table:table-cell office:value-type="string">
            <text:p>54190.002825/2005-11</text:p>
          </table:table-cell>
          <table:table-cell office:value-type="string">
            <text:p>08</text:p>
          </table:table-cell>
          <table:table-cell office:value-type="string">
            <text:p>080512000014-08</text:p>
          </table:table-cell>
          <table:table-cell office:value-type="string">
            <text:p>2005-12-07 00:00:00</text:p>
          </table:table-cell>
          <table:table-cell office:value-type="string">
            <text:p>572.7476</text:p>
          </table:table-cell>
          <table:table-cell office:value-type="string">
            <text:p>AHD</text:p>
          </table:table-cell>
        </table:table-row>
        <table:table-row>
          <table:table-cell office:value-type="string">
            <text:p>45064</text:p>
          </table:table-cell>
          <table:table-cell office:value-type="string">
            <text:p>6410573340308</text:p>
          </table:table-cell>
          <table:table-cell office:value-type="string">
            <text:p>54190.000453/2012-60</text:p>
          </table:table-cell>
          <table:table-cell office:value-type="string">
            <text:p>08</text:p>
          </table:table-cell>
          <table:table-cell office:value-type="string">
            <text:p>081302000066-16</text:p>
          </table:table-cell>
          <table:table-cell office:value-type="string">
            <text:p>2013-02-07 00:00:00</text:p>
          </table:table-cell>
          <table:table-cell office:value-type="string">
            <text:p>1736.3593</text:p>
          </table:table-cell>
          <table:table-cell office:value-type="string">
            <text:p>D1T</text:p>
          </table:table-cell>
        </table:table-row>
        <table:table-row>
          <table:table-cell office:value-type="string">
            <text:p>39788</text:p>
          </table:table-cell>
          <table:table-cell office:value-type="string">
            <text:p>7030280279520</text:p>
          </table:table-cell>
          <table:table-cell office:value-type="string">
            <text:p>54200.001939/2009-19</text:p>
          </table:table-cell>
          <table:table-cell office:value-type="string">
            <text:p>09</text:p>
          </table:table-cell>
          <table:table-cell office:value-type="string">
            <text:p>091211000033-28</text:p>
          </table:table-cell>
          <table:table-cell office:value-type="string">
            <text:p>2012-11-30 00:00:00</text:p>
          </table:table-cell>
          <table:table-cell office:value-type="string">
            <text:p>520.2989</text:p>
          </table:table-cell>
          <table:table-cell office:value-type="string">
            <text:p>CGD</text:p>
          </table:table-cell>
        </table:table-row>
        <table:table-row>
          <table:table-cell office:value-type="string">
            <text:p>15271</text:p>
          </table:table-cell>
          <table:table-cell office:value-type="string">
            <text:p>7090182796250</text:p>
          </table:table-cell>
          <table:table-cell office:value-type="string">
            <text:p>54200.003109/2007-56</text:p>
          </table:table-cell>
          <table:table-cell office:value-type="string">
            <text:p>09</text:p>
          </table:table-cell>
          <table:table-cell office:value-type="string">
            <text:p>090909000008-18</text:p>
          </table:table-cell>
          <table:table-cell office:value-type="string">
            <text:p>2009-09-21 00:00:00</text:p>
          </table:table-cell>
          <table:table-cell office:value-type="string">
            <text:p>2015.1723</text:p>
          </table:table-cell>
          <table:table-cell office:value-type="string">
            <text:p>CGD</text:p>
          </table:table-cell>
        </table:table-row>
        <table:table-row>
          <table:table-cell office:value-type="string">
            <text:p>68717</text:p>
          </table:table-cell>
          <table:table-cell office:value-type="string">
            <text:p>7120860056810</text:p>
          </table:table-cell>
          <table:table-cell office:value-type="string">
            <text:p>54200.003130/2011-38</text:p>
          </table:table-cell>
          <table:table-cell office:value-type="string">
            <text:p>09</text:p>
          </table:table-cell>
          <table:table-cell office:value-type="string">
            <text:p>091312000030-92</text:p>
          </table:table-cell>
          <table:table-cell office:value-type="string">
            <text:p>2013-12-04 18:36:48.351262</text:p>
          </table:table-cell>
          <table:table-cell office:value-type="string">
            <text:p>252.8575</text:p>
          </table:table-cell>
          <table:table-cell office:value-type="string">
            <text:p>A3T</text:p>
          </table:table-cell>
        </table:table-row>
        <table:table-row>
          <table:table-cell office:value-type="string">
            <text:p>70551</text:p>
          </table:table-cell>
          <table:table-cell office:value-type="string">
            <text:p>7120860059917</text:p>
          </table:table-cell>
          <table:table-cell office:value-type="string">
            <text:p>54200.003132/2011-27</text:p>
          </table:table-cell>
          <table:table-cell office:value-type="string">
            <text:p>09</text:p>
          </table:table-cell>
          <table:table-cell office:value-type="string">
            <text:p>091312000098-80</text:p>
          </table:table-cell>
          <table:table-cell office:value-type="string">
            <text:p>2013-12-26 18:32:41.819433</text:p>
          </table:table-cell>
          <table:table-cell office:value-type="string">
            <text:p>478.6783</text:p>
          </table:table-cell>
          <table:table-cell office:value-type="string">
            <text:p>A3T</text:p>
          </table:table-cell>
        </table:table-row>
        <table:table-row>
          <table:table-cell office:value-type="string">
            <text:p>42217</text:p>
          </table:table-cell>
          <table:table-cell office:value-type="string">
            <text:p>7140110005158</text:p>
          </table:table-cell>
          <table:table-cell office:value-type="string">
            <text:p>54200.001270/2012-52</text:p>
          </table:table-cell>
          <table:table-cell office:value-type="string">
            <text:p>09</text:p>
          </table:table-cell>
          <table:table-cell office:value-type="string">
            <text:p>091212000182-03</text:p>
          </table:table-cell>
          <table:table-cell office:value-type="string">
            <text:p>2012-12-20 00:00:00</text:p>
          </table:table-cell>
          <table:table-cell office:value-type="string">
            <text:p>13.2830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3763</text:p>
          </table:table-cell>
          <table:table-cell office:value-type="string">
            <text:p>7140110037947</text:p>
          </table:table-cell>
          <table:table-cell office:value-type="string">
            <text:p>54200.000950/2012-59</text:p>
          </table:table-cell>
          <table:table-cell office:value-type="string">
            <text:p>09</text:p>
          </table:table-cell>
          <table:table-cell office:value-type="string">
            <text:p>091310000039-78</text:p>
          </table:table-cell>
          <table:table-cell office:value-type="string">
            <text:p>2013-10-07 12:07:00.039392</text:p>
          </table:table-cell>
          <table:table-cell office:value-type="string">
            <text:p>202.0546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26578</text:p>
          </table:table-cell>
          <table:table-cell office:value-type="string">
            <text:p>7140110038161</text:p>
          </table:table-cell>
          <table:table-cell office:value-type="string">
            <text:p>54200.001948/2009-00</text:p>
          </table:table-cell>
          <table:table-cell office:value-type="string">
            <text:p>09</text:p>
          </table:table-cell>
          <table:table-cell office:value-type="string">
            <text:p>091104000018-72</text:p>
          </table:table-cell>
          <table:table-cell office:value-type="string">
            <text:p>2011-04-13 00:00:00</text:p>
          </table:table-cell>
          <table:table-cell office:value-type="string">
            <text:p>697.2937</text:p>
          </table:table-cell>
          <table:table-cell office:value-type="string">
            <text:p>BNF</text:p>
          </table:table-cell>
        </table:table-row>
        <table:table-row>
          <table:table-cell office:value-type="string">
            <text:p>44580</text:p>
          </table:table-cell>
          <table:table-cell office:value-type="string">
            <text:p>7140110038242</text:p>
          </table:table-cell>
          <table:table-cell office:value-type="string">
            <text:p>54200.001273/2012-96</text:p>
          </table:table-cell>
          <table:table-cell office:value-type="string">
            <text:p>09</text:p>
          </table:table-cell>
          <table:table-cell office:value-type="string">
            <text:p>091301000078-96</text:p>
          </table:table-cell>
          <table:table-cell office:value-type="string">
            <text:p>2013-01-31 00:00:00</text:p>
          </table:table-cell>
          <table:table-cell office:value-type="string">
            <text:p>1562.2688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0032</text:p>
          </table:table-cell>
          <table:table-cell office:value-type="string">
            <text:p>7140110038323</text:p>
          </table:table-cell>
          <table:table-cell office:value-type="string">
            <text:p>54200.001332/2011-45</text:p>
          </table:table-cell>
          <table:table-cell office:value-type="string">
            <text:p>09</text:p>
          </table:table-cell>
          <table:table-cell office:value-type="string">
            <text:p>091308000254-39</text:p>
          </table:table-cell>
          <table:table-cell office:value-type="string">
            <text:p>2013-08-27 16:11:51.992347</text:p>
          </table:table-cell>
          <table:table-cell office:value-type="string">
            <text:p>58.6213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3757</text:p>
          </table:table-cell>
          <table:table-cell office:value-type="string">
            <text:p>7140110038404</text:p>
          </table:table-cell>
          <table:table-cell office:value-type="string">
            <text:p>54200.000951/2012-01</text:p>
          </table:table-cell>
          <table:table-cell office:value-type="string">
            <text:p>09</text:p>
          </table:table-cell>
          <table:table-cell office:value-type="string">
            <text:p>091310000037-06</text:p>
          </table:table-cell>
          <table:table-cell office:value-type="string">
            <text:p>2013-10-07 11:48:03.6207</text:p>
          </table:table-cell>
          <table:table-cell office:value-type="string">
            <text:p>41.3263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56379</text:p>
          </table:table-cell>
          <table:table-cell office:value-type="string">
            <text:p>7140970007794</text:p>
          </table:table-cell>
          <table:table-cell office:value-type="string">
            <text:p>54200.001134/2012-62</text:p>
          </table:table-cell>
          <table:table-cell office:value-type="string">
            <text:p>09</text:p>
          </table:table-cell>
          <table:table-cell office:value-type="string">
            <text:p>091307000093-93</text:p>
          </table:table-cell>
          <table:table-cell office:value-type="string">
            <text:p>2013-07-16 15:14:20.635093</text:p>
          </table:table-cell>
          <table:table-cell office:value-type="string">
            <text:p>1694.4394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5229</text:p>
          </table:table-cell>
          <table:table-cell office:value-type="string">
            <text:p>7140970009819</text:p>
          </table:table-cell>
          <table:table-cell office:value-type="string">
            <text:p>54200.000952/2012-48</text:p>
          </table:table-cell>
          <table:table-cell office:value-type="string">
            <text:p>09</text:p>
          </table:table-cell>
          <table:table-cell office:value-type="string">
            <text:p>091310000295-00</text:p>
          </table:table-cell>
          <table:table-cell office:value-type="string">
            <text:p>2013-10-23 11:46:35.92181</text:p>
          </table:table-cell>
          <table:table-cell office:value-type="string">
            <text:p>214.4977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29715</text:p>
          </table:table-cell>
          <table:table-cell office:value-type="string">
            <text:p>7141190028524</text:p>
          </table:table-cell>
          <table:table-cell office:value-type="string">
            <text:p>54200.002357/2009-41</text:p>
          </table:table-cell>
          <table:table-cell office:value-type="string">
            <text:p>09</text:p>
          </table:table-cell>
          <table:table-cell office:value-type="string">
            <text:p>091109000022-90</text:p>
          </table:table-cell>
          <table:table-cell office:value-type="string">
            <text:p>2011-09-15 00:00:00</text:p>
          </table:table-cell>
          <table:table-cell office:value-type="string">
            <text:p>542.4974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57272</text:p>
          </table:table-cell>
          <table:table-cell office:value-type="string">
            <text:p>7141860015461</text:p>
          </table:table-cell>
          <table:table-cell office:value-type="string">
            <text:p>54200.004124/2011-06</text:p>
          </table:table-cell>
          <table:table-cell office:value-type="string">
            <text:p>09</text:p>
          </table:table-cell>
          <table:table-cell office:value-type="string">
            <text:p>091307000127-77</text:p>
          </table:table-cell>
          <table:table-cell office:value-type="string">
            <text:p>2013-07-26 14:11:17.0016</text:p>
          </table:table-cell>
          <table:table-cell office:value-type="string">
            <text:p>814.6728</text:p>
          </table:table-cell>
          <table:table-cell office:value-type="string">
            <text:p>AUN</text:p>
          </table:table-cell>
        </table:table-row>
        <table:table-row>
          <table:table-cell office:value-type="string">
            <text:p>41983</text:p>
          </table:table-cell>
          <table:table-cell office:value-type="string">
            <text:p>7142240004008</text:p>
          </table:table-cell>
          <table:table-cell office:value-type="string">
            <text:p>54200.001968/2009-72</text:p>
          </table:table-cell>
          <table:table-cell office:value-type="string">
            <text:p>09</text:p>
          </table:table-cell>
          <table:table-cell office:value-type="string">
            <text:p>091212000178-19</text:p>
          </table:table-cell>
          <table:table-cell office:value-type="string">
            <text:p>2012-12-19 00:00:00</text:p>
          </table:table-cell>
          <table:table-cell office:value-type="string">
            <text:p>99.3097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53571</text:p>
          </table:table-cell>
          <table:table-cell office:value-type="string">
            <text:p>7142240004504</text:p>
          </table:table-cell>
          <table:table-cell office:value-type="string">
            <text:p>54200.002335/2010-15</text:p>
          </table:table-cell>
          <table:table-cell office:value-type="string">
            <text:p>09</text:p>
          </table:table-cell>
          <table:table-cell office:value-type="string">
            <text:p>091306000114-26</text:p>
          </table:table-cell>
          <table:table-cell office:value-type="string">
            <text:p>2013-06-14 10:48:35.404919</text:p>
          </table:table-cell>
          <table:table-cell office:value-type="string">
            <text:p>55.4191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3910</text:p>
          </table:table-cell>
          <table:table-cell office:value-type="string">
            <text:p>7142240012442</text:p>
          </table:table-cell>
          <table:table-cell office:value-type="string">
            <text:p>54200.001158/2009-16</text:p>
          </table:table-cell>
          <table:table-cell office:value-type="string">
            <text:p>09</text:p>
          </table:table-cell>
          <table:table-cell office:value-type="string">
            <text:p>091310000057-50</text:p>
          </table:table-cell>
          <table:table-cell office:value-type="string">
            <text:p>2013-10-08 16:47:51.493948</text:p>
          </table:table-cell>
          <table:table-cell office:value-type="string">
            <text:p>104.7278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69448</text:p>
          </table:table-cell>
          <table:table-cell office:value-type="string">
            <text:p>7142240012795</text:p>
          </table:table-cell>
          <table:table-cell office:value-type="string">
            <text:p>54200.000953/2012-92</text:p>
          </table:table-cell>
          <table:table-cell office:value-type="string">
            <text:p>09</text:p>
          </table:table-cell>
          <table:table-cell office:value-type="string">
            <text:p>091312000065-12</text:p>
          </table:table-cell>
          <table:table-cell office:value-type="string">
            <text:p>2013-12-12 08:14:19.884106</text:p>
          </table:table-cell>
          <table:table-cell office:value-type="string">
            <text:p>339.3781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74124</text:p>
          </table:table-cell>
          <table:table-cell office:value-type="string">
            <text:p>7161890067939</text:p>
          </table:table-cell>
          <table:table-cell office:value-type="string">
            <text:p>54200.003790/2012-08</text:p>
          </table:table-cell>
          <table:table-cell office:value-type="string">
            <text:p>09</text:p>
          </table:table-cell>
          <table:table-cell office:value-type="string">
            <text:p>091402000085-22</text:p>
          </table:table-cell>
          <table:table-cell office:value-type="string">
            <text:p>2014-02-26 10:57:35.840799</text:p>
          </table:table-cell>
          <table:table-cell office:value-type="string">
            <text:p>857.2562</text:p>
          </table:table-cell>
          <table:table-cell office:value-type="string">
            <text:p>BE8</text:p>
          </table:table-cell>
        </table:table-row>
        <table:table-row>
          <table:table-cell office:value-type="string">
            <text:p>27859</text:p>
          </table:table-cell>
          <table:table-cell office:value-type="string">
            <text:p>7162277232583</text:p>
          </table:table-cell>
          <table:table-cell office:value-type="string">
            <text:p>54200.000694/2010-38</text:p>
          </table:table-cell>
          <table:table-cell office:value-type="string">
            <text:p>09</text:p>
          </table:table-cell>
          <table:table-cell office:value-type="string">
            <text:p>091106000015-82</text:p>
          </table:table-cell>
          <table:table-cell office:value-type="string">
            <text:p>2011-06-10 00:00:00</text:p>
          </table:table-cell>
          <table:table-cell office:value-type="string">
            <text:p>816.9103</text:p>
          </table:table-cell>
          <table:table-cell office:value-type="string">
            <text:p>D4R</text:p>
          </table:table-cell>
        </table:table-row>
        <table:table-row>
          <table:table-cell office:value-type="string">
            <text:p>26593</text:p>
          </table:table-cell>
          <table:table-cell office:value-type="string">
            <text:p>7171260124166</text:p>
          </table:table-cell>
          <table:table-cell office:value-type="string">
            <text:p>54200.002553/2003-21</text:p>
          </table:table-cell>
          <table:table-cell office:value-type="string">
            <text:p>09</text:p>
          </table:table-cell>
          <table:table-cell office:value-type="string">
            <text:p>091104000021-78</text:p>
          </table:table-cell>
          <table:table-cell office:value-type="string">
            <text:p>2011-04-13 00:00:00</text:p>
          </table:table-cell>
          <table:table-cell office:value-type="string">
            <text:p>2158.9060</text:p>
          </table:table-cell>
          <table:table-cell office:value-type="string">
            <text:p>AAC</text:p>
          </table:table-cell>
        </table:table-row>
        <table:table-row>
          <table:table-cell office:value-type="string">
            <text:p>35000</text:p>
          </table:table-cell>
          <table:table-cell office:value-type="string">
            <text:p>7180500123277</text:p>
          </table:table-cell>
          <table:table-cell office:value-type="string">
            <text:p>54290.001148/2010-52</text:p>
          </table:table-cell>
          <table:table-cell office:value-type="string">
            <text:p>09</text:p>
          </table:table-cell>
          <table:table-cell office:value-type="string">
            <text:p>091203000009-36</text:p>
          </table:table-cell>
          <table:table-cell office:value-type="string">
            <text:p>2012-03-19 00:00:00</text:p>
          </table:table-cell>
          <table:table-cell office:value-type="string">
            <text:p>687.2972</text:p>
          </table:table-cell>
          <table:table-cell office:value-type="string">
            <text:p>AE4</text:p>
          </table:table-cell>
        </table:table-row>
        <table:table-row>
          <table:table-cell office:value-type="string">
            <text:p>27937</text:p>
          </table:table-cell>
          <table:table-cell office:value-type="string">
            <text:p>7192181048842</text:p>
          </table:table-cell>
          <table:table-cell office:value-type="string">
            <text:p>54160.000710/2011-97</text:p>
          </table:table-cell>
          <table:table-cell office:value-type="string">
            <text:p>05</text:p>
          </table:table-cell>
          <table:table-cell office:value-type="string">
            <text:p>051106000024-12</text:p>
          </table:table-cell>
          <table:table-cell office:value-type="string">
            <text:p>2011-06-15 00:00:00</text:p>
          </table:table-cell>
          <table:table-cell office:value-type="string">
            <text:p>4446.7024</text:p>
          </table:table-cell>
          <table:table-cell office:value-type="string">
            <text:p>EFN</text:p>
          </table:table-cell>
        </table:table-row>
        <table:table-row>
          <table:table-cell office:value-type="string">
            <text:p>29748</text:p>
          </table:table-cell>
          <table:table-cell office:value-type="string">
            <text:p>7192181048923</text:p>
          </table:table-cell>
          <table:table-cell office:value-type="string">
            <text:p>54160.000742/2011-92</text:p>
          </table:table-cell>
          <table:table-cell office:value-type="string">
            <text:p>05</text:p>
          </table:table-cell>
          <table:table-cell office:value-type="string">
            <text:p>051109000015-00</text:p>
          </table:table-cell>
          <table:table-cell office:value-type="string">
            <text:p>2011-09-16 00:00:00</text:p>
          </table:table-cell>
          <table:table-cell office:value-type="string">
            <text:p>3193.0700</text:p>
          </table:table-cell>
          <table:table-cell office:value-type="string">
            <text:p>EFN</text:p>
          </table:table-cell>
        </table:table-row>
        <table:table-row>
          <table:table-cell office:value-type="string">
            <text:p>78663</text:p>
          </table:table-cell>
          <table:table-cell office:value-type="string">
            <text:p>7211823082424</text:p>
          </table:table-cell>
          <table:table-cell office:value-type="string">
            <text:p>54200.001849/2010-53</text:p>
          </table:table-cell>
          <table:table-cell office:value-type="string">
            <text:p>09</text:p>
          </table:table-cell>
          <table:table-cell office:value-type="string">
            <text:p>091408000037-93</text:p>
          </table:table-cell>
          <table:table-cell office:value-type="string">
            <text:p>2014-08-18 13:45:21.272276</text:p>
          </table:table-cell>
          <table:table-cell office:value-type="string">
            <text:p>1190.3812</text:p>
          </table:table-cell>
          <table:table-cell office:value-type="string">
            <text:p>DDK</text:p>
          </table:table-cell>
        </table:table-row>
        <table:table-row>
          <table:table-cell office:value-type="string">
            <text:p>27259</text:p>
          </table:table-cell>
          <table:table-cell office:value-type="string">
            <text:p>7211900973221</text:p>
          </table:table-cell>
          <table:table-cell office:value-type="string">
            <text:p>54200.000066/2009-17</text:p>
          </table:table-cell>
          <table:table-cell office:value-type="string">
            <text:p>09</text:p>
          </table:table-cell>
          <table:table-cell office:value-type="string">
            <text:p>091105000014-75</text:p>
          </table:table-cell>
          <table:table-cell office:value-type="string">
            <text:p>2011-05-17 00:00:00</text:p>
          </table:table-cell>
          <table:table-cell office:value-type="string">
            <text:p>2184.1647</text:p>
          </table:table-cell>
          <table:table-cell office:value-type="string">
            <text:p>CQI</text:p>
          </table:table-cell>
        </table:table-row>
        <table:table-row>
          <table:table-cell office:value-type="string">
            <text:p>28459</text:p>
          </table:table-cell>
          <table:table-cell office:value-type="string">
            <text:p>7211900973302</text:p>
          </table:table-cell>
          <table:table-cell office:value-type="string">
            <text:p>54201.000067/2009-53</text:p>
          </table:table-cell>
          <table:table-cell office:value-type="string">
            <text:p>09</text:p>
          </table:table-cell>
          <table:table-cell office:value-type="string">
            <text:p>091107000003-75</text:p>
          </table:table-cell>
          <table:table-cell office:value-type="string">
            <text:p>2011-07-13 00:00:00</text:p>
          </table:table-cell>
          <table:table-cell office:value-type="string">
            <text:p>2025.7979</text:p>
          </table:table-cell>
          <table:table-cell office:value-type="string">
            <text:p>CQI</text:p>
          </table:table-cell>
        </table:table-row>
        <table:table-row>
          <table:table-cell office:value-type="string">
            <text:p>65334</text:p>
          </table:table-cell>
          <table:table-cell office:value-type="string">
            <text:p>7230290799105</text:p>
          </table:table-cell>
          <table:table-cell office:value-type="string">
            <text:p>54200.002938/2012-89</text:p>
          </table:table-cell>
          <table:table-cell office:value-type="string">
            <text:p>09</text:p>
          </table:table-cell>
          <table:table-cell office:value-type="string">
            <text:p>091310000311-65</text:p>
          </table:table-cell>
          <table:table-cell office:value-type="string">
            <text:p>2013-10-24 08:51:23.938227</text:p>
          </table:table-cell>
          <table:table-cell office:value-type="string">
            <text:p>358.5031</text:p>
          </table:table-cell>
          <table:table-cell office:value-type="string">
            <text:p>DPN</text:p>
          </table:table-cell>
        </table:table-row>
        <table:table-row>
          <table:table-cell office:value-type="string">
            <text:p>23937</text:p>
          </table:table-cell>
          <table:table-cell office:value-type="string">
            <text:p>7240330171592</text:p>
          </table:table-cell>
          <table:table-cell office:value-type="string">
            <text:p>54200.001384/2009-05</text:p>
          </table:table-cell>
          <table:table-cell office:value-type="string">
            <text:p>09</text:p>
          </table:table-cell>
          <table:table-cell office:value-type="string">
            <text:p>091012000016-91</text:p>
          </table:table-cell>
          <table:table-cell office:value-type="string">
            <text:p>2010-12-06 00:00:00</text:p>
          </table:table-cell>
          <table:table-cell office:value-type="string">
            <text:p>1196.5314</text:p>
          </table:table-cell>
          <table:table-cell office:value-type="string">
            <text:p>CGD</text:p>
          </table:table-cell>
        </table:table-row>
        <table:table-row>
          <table:table-cell office:value-type="string">
            <text:p>46338</text:p>
          </table:table-cell>
          <table:table-cell office:value-type="string">
            <text:p>7240410089404</text:p>
          </table:table-cell>
          <table:table-cell office:value-type="string">
            <text:p>54200.004360/2011-14</text:p>
          </table:table-cell>
          <table:table-cell office:value-type="string">
            <text:p>09</text:p>
          </table:table-cell>
          <table:table-cell office:value-type="string">
            <text:p>091302000065-06</text:p>
          </table:table-cell>
          <table:table-cell office:value-type="string">
            <text:p>2013-02-27 00:00:00</text:p>
          </table:table-cell>
          <table:table-cell office:value-type="string">
            <text:p>687.6471</text:p>
          </table:table-cell>
          <table:table-cell office:value-type="string">
            <text:p>BZP</text:p>
          </table:table-cell>
        </table:table-row>
        <table:table-row>
          <table:table-cell office:value-type="string">
            <text:p>25512</text:p>
          </table:table-cell>
          <table:table-cell office:value-type="string">
            <text:p>8090980182604</text:p>
          </table:table-cell>
          <table:table-cell office:value-type="string">
            <text:p>54290.001838/2010-10</text:p>
          </table:table-cell>
          <table:table-cell office:value-type="string">
            <text:p>16</text:p>
          </table:table-cell>
          <table:table-cell office:value-type="string">
            <text:p>161102000115-03</text:p>
          </table:table-cell>
          <table:table-cell office:value-type="string">
            <text:p>2011-02-28 00:00:00</text:p>
          </table:table-cell>
          <table:table-cell office:value-type="string">
            <text:p>170.0596</text:p>
          </table:table-cell>
          <table:table-cell office:value-type="string">
            <text:p>AF6</text:p>
          </table:table-cell>
        </table:table-row>
        <table:table-row>
          <table:table-cell office:value-type="string">
            <text:p>3229</text:p>
          </table:table-cell>
          <table:table-cell office:value-type="string">
            <text:p>8091600463459</text:p>
          </table:table-cell>
          <table:table-cell office:value-type="string">
            <text:p>54290001052/2005-27</text:p>
          </table:table-cell>
          <table:table-cell office:value-type="string">
            <text:p>16</text:p>
          </table:table-cell>
          <table:table-cell office:value-type="string">
            <text:p>160603000048-60</text:p>
          </table:table-cell>
          <table:table-cell office:value-type="string">
            <text:p>2006-03-28 00:00:00</text:p>
          </table:table-cell>
          <table:table-cell office:value-type="string">
            <text:p>649.6083</text:p>
          </table:table-cell>
          <table:table-cell office:value-type="string">
            <text:p>AAC</text:p>
          </table:table-cell>
        </table:table-row>
        <table:table-row>
          <table:table-cell office:value-type="string">
            <text:p>20664</text:p>
          </table:table-cell>
          <table:table-cell office:value-type="string">
            <text:p>8120210152533</text:p>
          </table:table-cell>
          <table:table-cell office:value-type="string">
            <text:p>54600.001767/2008-81</text:p>
          </table:table-cell>
          <table:table-cell office:value-type="string">
            <text:p>27</text:p>
          </table:table-cell>
          <table:table-cell office:value-type="string">
            <text:p>271007000011-86</text:p>
          </table:table-cell>
          <table:table-cell office:value-type="string">
            <text:p>2010-07-16 00:00:00</text:p>
          </table:table-cell>
          <table:table-cell office:value-type="string">
            <text:p>4089.5798</text:p>
          </table:table-cell>
          <table:table-cell office:value-type="string">
            <text:p>AM6</text:p>
          </table:table-cell>
        </table:table-row>
        <table:table-row>
          <table:table-cell office:value-type="string">
            <text:p>59334</text:p>
          </table:table-cell>
          <table:table-cell office:value-type="string">
            <text:p>8130100400707</text:p>
          </table:table-cell>
          <table:table-cell office:value-type="string">
            <text:p>54200.001658/2011-72</text:p>
          </table:table-cell>
          <table:table-cell office:value-type="string">
            <text:p>09</text:p>
          </table:table-cell>
          <table:table-cell office:value-type="string">
            <text:p>091308000129-65</text:p>
          </table:table-cell>
          <table:table-cell office:value-type="string">
            <text:p>2013-08-20 10:38:05.8915</text:p>
          </table:table-cell>
          <table:table-cell office:value-type="string">
            <text:p>2.9958</text:p>
          </table:table-cell>
          <table:table-cell office:value-type="string">
            <text:p>B9V</text:p>
          </table:table-cell>
        </table:table-row>
        <table:table-row>
          <table:table-cell office:value-type="string">
            <text:p>19846</text:p>
          </table:table-cell>
          <table:table-cell office:value-type="string">
            <text:p>8140320319256</text:p>
          </table:table-cell>
          <table:table-cell office:value-type="string">
            <text:p>54290.003802/2006-86</text:p>
          </table:table-cell>
          <table:table-cell office:value-type="string">
            <text:p>16</text:p>
          </table:table-cell>
          <table:table-cell office:value-type="string">
            <text:p>161006000044-00</text:p>
          </table:table-cell>
          <table:table-cell office:value-type="string">
            <text:p>2010-06-14 00:00:00</text:p>
          </table:table-cell>
          <table:table-cell office:value-type="string">
            <text:p>1083.3645</text:p>
          </table:table-cell>
          <table:table-cell office:value-type="string">
            <text:p>AAC</text:p>
          </table:table-cell>
        </table:table-row>
        <table:table-row>
          <table:table-cell office:value-type="string">
            <text:p>74692</text:p>
          </table:table-cell>
          <table:table-cell office:value-type="string">
            <text:p>8160780031588</text:p>
          </table:table-cell>
          <table:table-cell office:value-type="string">
            <text:p>54210.001210/2010-59</text:p>
          </table:table-cell>
          <table:table-cell office:value-type="string">
            <text:p>10</text:p>
          </table:table-cell>
          <table:table-cell office:value-type="string">
            <text:p>101105000029-30</text:p>
          </table:table-cell>
          <table:table-cell office:value-type="string">
            <text:p>2011-05-25 00:00:00</text:p>
          </table:table-cell>
          <table:table-cell office:value-type="string">
            <text:p>938.1528</text:p>
          </table:table-cell>
          <table:table-cell office:value-type="string">
            <text:p>DJU</text:p>
          </table:table-cell>
        </table:table-row>
        <table:table-row>
          <table:table-cell office:value-type="string">
            <text:p>48968</text:p>
          </table:table-cell>
          <table:table-cell office:value-type="string">
            <text:p>8521711011098</text:p>
          </table:table-cell>
          <table:table-cell office:value-type="string">
            <text:p>54220.000354/2013-11</text:p>
          </table:table-cell>
          <table:table-cell office:value-type="string">
            <text:p>11</text:p>
          </table:table-cell>
          <table:table-cell office:value-type="string">
            <text:p>111303000143-23</text:p>
          </table:table-cell>
          <table:table-cell office:value-type="string">
            <text:p>2013-03-28 00:00:00</text:p>
          </table:table-cell>
          <table:table-cell office:value-type="string">
            <text:p>254.467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64118</text:p>
          </table:table-cell>
          <table:table-cell office:value-type="string">
            <text:p>8522440123606</text:p>
          </table:table-cell>
          <table:table-cell office:value-type="string">
            <text:p>54220.001772/2013-26</text:p>
          </table:table-cell>
          <table:table-cell office:value-type="string">
            <text:p>11</text:p>
          </table:table-cell>
          <table:table-cell office:value-type="string">
            <text:p>111310000042-15</text:p>
          </table:table-cell>
          <table:table-cell office:value-type="string">
            <text:p>2013-10-10 17:03:36.939783</text:p>
          </table:table-cell>
          <table:table-cell office:value-type="string">
            <text:p>993.8095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8081</text:p>
          </table:table-cell>
          <table:table-cell office:value-type="string">
            <text:p>8600420030939</text:p>
          </table:table-cell>
          <table:table-cell office:value-type="string">
            <text:p>54220.000085/2013-93</text:p>
          </table:table-cell>
          <table:table-cell office:value-type="string">
            <text:p>11</text:p>
          </table:table-cell>
          <table:table-cell office:value-type="string">
            <text:p>111303000073-86</text:p>
          </table:table-cell>
          <table:table-cell office:value-type="string">
            <text:p>2013-03-15 00:00:00</text:p>
          </table:table-cell>
          <table:table-cell office:value-type="string">
            <text:p>2100.6769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23208</text:p>
          </table:table-cell>
          <table:table-cell office:value-type="string">
            <text:p>8600420081843</text:p>
          </table:table-cell>
          <table:table-cell office:value-type="string">
            <text:p>54220.002230/2008-11</text:p>
          </table:table-cell>
          <table:table-cell office:value-type="string">
            <text:p>11</text:p>
          </table:table-cell>
          <table:table-cell office:value-type="string">
            <text:p>111010000018-42</text:p>
          </table:table-cell>
          <table:table-cell office:value-type="string">
            <text:p>2010-10-28 00:00:00</text:p>
          </table:table-cell>
          <table:table-cell office:value-type="string">
            <text:p>371.2964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41879</text:p>
          </table:table-cell>
          <table:table-cell office:value-type="string">
            <text:p>8600420136257</text:p>
          </table:table-cell>
          <table:table-cell office:value-type="string">
            <text:p>54220.002729/2012-05</text:p>
          </table:table-cell>
          <table:table-cell office:value-type="string">
            <text:p>11</text:p>
          </table:table-cell>
          <table:table-cell office:value-type="string">
            <text:p>111212000094-18</text:p>
          </table:table-cell>
          <table:table-cell office:value-type="string">
            <text:p>2012-12-18 00:00:00</text:p>
          </table:table-cell>
          <table:table-cell office:value-type="string">
            <text:p>1136.1621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24153</text:p>
          </table:table-cell>
          <table:table-cell office:value-type="string">
            <text:p>8600501109653</text:p>
          </table:table-cell>
          <table:table-cell office:value-type="string">
            <text:p>54220.001950/2009-32</text:p>
          </table:table-cell>
          <table:table-cell office:value-type="string">
            <text:p>11</text:p>
          </table:table-cell>
          <table:table-cell office:value-type="string">
            <text:p>111012000003-19</text:p>
          </table:table-cell>
          <table:table-cell office:value-type="string">
            <text:p>2010-12-13 00:00:00</text:p>
          </table:table-cell>
          <table:table-cell office:value-type="string">
            <text:p>160.0035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23196</text:p>
          </table:table-cell>
          <table:table-cell office:value-type="string">
            <text:p>8600850041110</text:p>
          </table:table-cell>
          <table:table-cell office:value-type="string">
            <text:p>54220.002226/2008-45</text:p>
          </table:table-cell>
          <table:table-cell office:value-type="string">
            <text:p>11</text:p>
          </table:table-cell>
          <table:table-cell office:value-type="string">
            <text:p>111010000016-80</text:p>
          </table:table-cell>
          <table:table-cell office:value-type="string">
            <text:p>2010-10-27 00:00:00</text:p>
          </table:table-cell>
          <table:table-cell office:value-type="string">
            <text:p>206.6151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42743</text:p>
          </table:table-cell>
          <table:table-cell office:value-type="string">
            <text:p>8610220103678</text:p>
          </table:table-cell>
          <table:table-cell office:value-type="string">
            <text:p>54220.001297/2012-15</text:p>
          </table:table-cell>
          <table:table-cell office:value-type="string">
            <text:p>11</text:p>
          </table:table-cell>
          <table:table-cell office:value-type="string">
            <text:p>111301000047-31</text:p>
          </table:table-cell>
          <table:table-cell office:value-type="string">
            <text:p>2013-01-10 00:00:00</text:p>
          </table:table-cell>
          <table:table-cell office:value-type="string">
            <text:p>1590.8186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42744</text:p>
          </table:table-cell>
          <table:table-cell office:value-type="string">
            <text:p>8610220148426</text:p>
          </table:table-cell>
          <table:table-cell office:value-type="string">
            <text:p>54220.001298/2012-51</text:p>
          </table:table-cell>
          <table:table-cell office:value-type="string">
            <text:p>11</text:p>
          </table:table-cell>
          <table:table-cell office:value-type="string">
            <text:p>111301000048-12</text:p>
          </table:table-cell>
          <table:table-cell office:value-type="string">
            <text:p>2013-01-10 00:00:00</text:p>
          </table:table-cell>
          <table:table-cell office:value-type="string">
            <text:p>64.6295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18221</text:p>
          </table:table-cell>
          <table:table-cell office:value-type="string">
            <text:p>8610220243259</text:p>
          </table:table-cell>
          <table:table-cell office:value-type="string">
            <text:p>54220.001145/2008-28</text:p>
          </table:table-cell>
          <table:table-cell office:value-type="string">
            <text:p>11</text:p>
          </table:table-cell>
          <table:table-cell office:value-type="string">
            <text:p>111004000001-95</text:p>
          </table:table-cell>
          <table:table-cell office:value-type="string">
            <text:p>2010-04-01 00:00:00</text:p>
          </table:table-cell>
          <table:table-cell office:value-type="string">
            <text:p>1635.9779</text:p>
          </table:table-cell>
          <table:table-cell office:value-type="string">
            <text:p>AB6</text:p>
          </table:table-cell>
        </table:table-row>
        <table:table-row>
          <table:table-cell office:value-type="string">
            <text:p>81198</text:p>
          </table:table-cell>
          <table:table-cell office:value-type="string">
            <text:p>8620100007018</text:p>
          </table:table-cell>
          <table:table-cell office:value-type="string">
            <text:p>54220.002959/2009-61</text:p>
          </table:table-cell>
          <table:table-cell office:value-type="string">
            <text:p>11</text:p>
          </table:table-cell>
          <table:table-cell office:value-type="string">
            <text:p>111102000022-48</text:p>
          </table:table-cell>
          <table:table-cell office:value-type="string">
            <text:p>2011-02-21 00:00:00</text:p>
          </table:table-cell>
          <table:table-cell office:value-type="string">
            <text:p>144.3953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32878</text:p>
          </table:table-cell>
          <table:table-cell office:value-type="string">
            <text:p>8620100052404</text:p>
          </table:table-cell>
          <table:table-cell office:value-type="string">
            <text:p>54220.002221/2008-12</text:p>
          </table:table-cell>
          <table:table-cell office:value-type="string">
            <text:p>11</text:p>
          </table:table-cell>
          <table:table-cell office:value-type="string">
            <text:p>111201000001-78</text:p>
          </table:table-cell>
          <table:table-cell office:value-type="string">
            <text:p>2012-01-03 00:00:00</text:p>
          </table:table-cell>
          <table:table-cell office:value-type="string">
            <text:p>559.208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25885</text:p>
          </table:table-cell>
          <table:table-cell office:value-type="string">
            <text:p>8620100112156</text:p>
          </table:table-cell>
          <table:table-cell office:value-type="string">
            <text:p>54220.001951/2009-87</text:p>
          </table:table-cell>
          <table:table-cell office:value-type="string">
            <text:p>11</text:p>
          </table:table-cell>
          <table:table-cell office:value-type="string">
            <text:p>111103000019-79</text:p>
          </table:table-cell>
          <table:table-cell office:value-type="string">
            <text:p>2011-03-18 00:00:00</text:p>
          </table:table-cell>
          <table:table-cell office:value-type="string">
            <text:p>276.4990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6834</text:p>
          </table:table-cell>
          <table:table-cell office:value-type="string">
            <text:p>8620100147880</text:p>
          </table:table-cell>
          <table:table-cell office:value-type="string">
            <text:p>54220.001124/2007-21</text:p>
          </table:table-cell>
          <table:table-cell office:value-type="string">
            <text:p>11</text:p>
          </table:table-cell>
          <table:table-cell office:value-type="string">
            <text:p>110710000008-75</text:p>
          </table:table-cell>
          <table:table-cell office:value-type="string">
            <text:p>2007-10-15 00:00:00</text:p>
          </table:table-cell>
          <table:table-cell office:value-type="string">
            <text:p>396.8958</text:p>
          </table:table-cell>
          <table:table-cell office:value-type="string">
            <text:p>AH1</text:p>
          </table:table-cell>
        </table:table-row>
        <table:table-row>
          <table:table-cell office:value-type="string">
            <text:p>34269</text:p>
          </table:table-cell>
          <table:table-cell office:value-type="string">
            <text:p>8620100180747</text:p>
          </table:table-cell>
          <table:table-cell office:value-type="string">
            <text:p>54220.002958/2009-16</text:p>
          </table:table-cell>
          <table:table-cell office:value-type="string">
            <text:p>11</text:p>
          </table:table-cell>
          <table:table-cell office:value-type="string">
            <text:p>111202000034-62</text:p>
          </table:table-cell>
          <table:table-cell office:value-type="string">
            <text:p>2012-02-24 00:00:00</text:p>
          </table:table-cell>
          <table:table-cell office:value-type="string">
            <text:p>144.8245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12144</text:p>
          </table:table-cell>
          <table:table-cell office:value-type="string">
            <text:p>8620100206487</text:p>
          </table:table-cell>
          <table:table-cell office:value-type="string">
            <text:p>54220.001446/2008-51</text:p>
          </table:table-cell>
          <table:table-cell office:value-type="string">
            <text:p>11</text:p>
          </table:table-cell>
          <table:table-cell office:value-type="string">
            <text:p>110902000011-70</text:p>
          </table:table-cell>
          <table:table-cell office:value-type="string">
            <text:p>2009-02-27 00:00:00</text:p>
          </table:table-cell>
          <table:table-cell office:value-type="string">
            <text:p>3748.0854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49088</text:p>
          </table:table-cell>
          <table:table-cell office:value-type="string">
            <text:p>8620290038755</text:p>
          </table:table-cell>
          <table:table-cell office:value-type="string">
            <text:p>54220.000357/2013-55</text:p>
          </table:table-cell>
          <table:table-cell office:value-type="string">
            <text:p>11</text:p>
          </table:table-cell>
          <table:table-cell office:value-type="string">
            <text:p>111304000005-61</text:p>
          </table:table-cell>
          <table:table-cell office:value-type="string">
            <text:p>2013-04-02 00:00:00</text:p>
          </table:table-cell>
          <table:table-cell office:value-type="string">
            <text:p>1208.7270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2912</text:p>
          </table:table-cell>
          <table:table-cell office:value-type="string">
            <text:p>8620290065051</text:p>
          </table:table-cell>
          <table:table-cell office:value-type="string">
            <text:p>54220.003145/2008-62</text:p>
          </table:table-cell>
          <table:table-cell office:value-type="string">
            <text:p>11</text:p>
          </table:table-cell>
          <table:table-cell office:value-type="string">
            <text:p>111201000008-44</text:p>
          </table:table-cell>
          <table:table-cell office:value-type="string">
            <text:p>2012-01-05 00:00:00</text:p>
          </table:table-cell>
          <table:table-cell office:value-type="string">
            <text:p>339.6209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3179</text:p>
          </table:table-cell>
          <table:table-cell office:value-type="string">
            <text:p>8620290096950</text:p>
          </table:table-cell>
          <table:table-cell office:value-type="string">
            <text:p>54220.003144/2008-18</text:p>
          </table:table-cell>
          <table:table-cell office:value-type="string">
            <text:p>11</text:p>
          </table:table-cell>
          <table:table-cell office:value-type="string">
            <text:p>111201000026-26</text:p>
          </table:table-cell>
          <table:table-cell office:value-type="string">
            <text:p>2012-01-18 00:00:00</text:p>
          </table:table-cell>
          <table:table-cell office:value-type="string">
            <text:p>721.3706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2903</text:p>
          </table:table-cell>
          <table:table-cell office:value-type="string">
            <text:p>8620290119674</text:p>
          </table:table-cell>
          <table:table-cell office:value-type="string">
            <text:p>54220.002222/2008-67</text:p>
          </table:table-cell>
          <table:table-cell office:value-type="string">
            <text:p>11</text:p>
          </table:table-cell>
          <table:table-cell office:value-type="string">
            <text:p>111201000006-82</text:p>
          </table:table-cell>
          <table:table-cell office:value-type="string">
            <text:p>2012-01-04 00:00:00</text:p>
          </table:table-cell>
          <table:table-cell office:value-type="string">
            <text:p>178.057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73863</text:p>
          </table:table-cell>
          <table:table-cell office:value-type="string">
            <text:p>8620290129980</text:p>
          </table:table-cell>
          <table:table-cell office:value-type="string">
            <text:p>54220.003125/2009-72</text:p>
          </table:table-cell>
          <table:table-cell office:value-type="string">
            <text:p>11</text:p>
          </table:table-cell>
          <table:table-cell office:value-type="string">
            <text:p>111402000042-34</text:p>
          </table:table-cell>
          <table:table-cell office:value-type="string">
            <text:p>2014-02-21 14:42:27.046451</text:p>
          </table:table-cell>
          <table:table-cell office:value-type="string">
            <text:p>1408.1161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8247</text:p>
          </table:table-cell>
          <table:table-cell office:value-type="string">
            <text:p>8620290132000</text:p>
          </table:table-cell>
          <table:table-cell office:value-type="string">
            <text:p>54220.002594/2009-74</text:p>
          </table:table-cell>
          <table:table-cell office:value-type="string">
            <text:p>11</text:p>
          </table:table-cell>
          <table:table-cell office:value-type="string">
            <text:p>111303000085-10</text:p>
          </table:table-cell>
          <table:table-cell office:value-type="string">
            <text:p>2013-03-19 00:00:00</text:p>
          </table:table-cell>
          <table:table-cell office:value-type="string">
            <text:p>269.3033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3135</text:p>
          </table:table-cell>
          <table:table-cell office:value-type="string">
            <text:p>8620290156448</text:p>
          </table:table-cell>
          <table:table-cell office:value-type="string">
            <text:p>54220.001702/2008-19</text:p>
          </table:table-cell>
          <table:table-cell office:value-type="string">
            <text:p>11</text:p>
          </table:table-cell>
          <table:table-cell office:value-type="string">
            <text:p>111201000023-83</text:p>
          </table:table-cell>
          <table:table-cell office:value-type="string">
            <text:p>2012-01-17 00:00:00</text:p>
          </table:table-cell>
          <table:table-cell office:value-type="string">
            <text:p>504.659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3078</text:p>
          </table:table-cell>
          <table:table-cell office:value-type="string">
            <text:p>8620290158068</text:p>
          </table:table-cell>
          <table:table-cell office:value-type="string">
            <text:p>54220.001328/2012-20</text:p>
          </table:table-cell>
          <table:table-cell office:value-type="string">
            <text:p>11</text:p>
          </table:table-cell>
          <table:table-cell office:value-type="string">
            <text:p>111301000070-80</text:p>
          </table:table-cell>
          <table:table-cell office:value-type="string">
            <text:p>2013-01-15 00:00:00</text:p>
          </table:table-cell>
          <table:table-cell office:value-type="string">
            <text:p>1376.8450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8150</text:p>
          </table:table-cell>
          <table:table-cell office:value-type="string">
            <text:p>8620290183410</text:p>
          </table:table-cell>
          <table:table-cell office:value-type="string">
            <text:p>54220.003078/2011-81</text:p>
          </table:table-cell>
          <table:table-cell office:value-type="string">
            <text:p>11</text:p>
          </table:table-cell>
          <table:table-cell office:value-type="string">
            <text:p>111210000001-66</text:p>
          </table:table-cell>
          <table:table-cell office:value-type="string">
            <text:p>2012-10-01 00:00:00</text:p>
          </table:table-cell>
          <table:table-cell office:value-type="string">
            <text:p>2138.2421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29006</text:p>
          </table:table-cell>
          <table:table-cell office:value-type="string">
            <text:p>8620290183925</text:p>
          </table:table-cell>
          <table:table-cell office:value-type="string">
            <text:p>54220.001700/2008-11</text:p>
          </table:table-cell>
          <table:table-cell office:value-type="string">
            <text:p>11</text:p>
          </table:table-cell>
          <table:table-cell office:value-type="string">
            <text:p>111108000040-98</text:p>
          </table:table-cell>
          <table:table-cell office:value-type="string">
            <text:p>2011-08-17 00:00:00</text:p>
          </table:table-cell>
          <table:table-cell office:value-type="string">
            <text:p>248.2790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63302</text:p>
          </table:table-cell>
          <table:table-cell office:value-type="string">
            <text:p>8620290247915</text:p>
          </table:table-cell>
          <table:table-cell office:value-type="string">
            <text:p>54220.001488/2013-50</text:p>
          </table:table-cell>
          <table:table-cell office:value-type="string">
            <text:p>11</text:p>
          </table:table-cell>
          <table:table-cell office:value-type="string">
            <text:p>111310000009-02</text:p>
          </table:table-cell>
          <table:table-cell office:value-type="string">
            <text:p>2013-10-02 14:06:56.07793</text:p>
          </table:table-cell>
          <table:table-cell office:value-type="string">
            <text:p>14.1800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9026</text:p>
          </table:table-cell>
          <table:table-cell office:value-type="string">
            <text:p>8620290262396</text:p>
          </table:table-cell>
          <table:table-cell office:value-type="string">
            <text:p>54220.002291/2012-57</text:p>
          </table:table-cell>
          <table:table-cell office:value-type="string">
            <text:p>11</text:p>
          </table:table-cell>
          <table:table-cell office:value-type="string">
            <text:p>111304000003-08</text:p>
          </table:table-cell>
          <table:table-cell office:value-type="string">
            <text:p>2013-04-01 00:00:00</text:p>
          </table:table-cell>
          <table:table-cell office:value-type="string">
            <text:p>789.6486</text:p>
          </table:table-cell>
          <table:table-cell office:value-type="string">
            <text:p>DLB</text:p>
          </table:table-cell>
        </table:table-row>
        <table:table-row>
          <table:table-cell office:value-type="string">
            <text:p>35013</text:p>
          </table:table-cell>
          <table:table-cell office:value-type="string">
            <text:p>8620290267002</text:p>
          </table:table-cell>
          <table:table-cell office:value-type="string">
            <text:p>54220.001934/2009-40</text:p>
          </table:table-cell>
          <table:table-cell office:value-type="string">
            <text:p>11</text:p>
          </table:table-cell>
          <table:table-cell office:value-type="string">
            <text:p>111203000020-93</text:p>
          </table:table-cell>
          <table:table-cell office:value-type="string">
            <text:p>2012-03-19 00:00:00</text:p>
          </table:table-cell>
          <table:table-cell office:value-type="string">
            <text:p>848.7410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74429</text:p>
          </table:table-cell>
          <table:table-cell office:value-type="string">
            <text:p>8620292580670</text:p>
          </table:table-cell>
          <table:table-cell office:value-type="string">
            <text:p>54220.001770/2013-37</text:p>
          </table:table-cell>
          <table:table-cell office:value-type="string">
            <text:p>11</text:p>
          </table:table-cell>
          <table:table-cell office:value-type="string">
            <text:p>111403000006-05</text:p>
          </table:table-cell>
          <table:table-cell office:value-type="string">
            <text:p>2014-03-07 10:55:25.80869</text:p>
          </table:table-cell>
          <table:table-cell office:value-type="string">
            <text:p>6143.7677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0589</text:p>
          </table:table-cell>
          <table:table-cell office:value-type="string">
            <text:p>8620292747630</text:p>
          </table:table-cell>
          <table:table-cell office:value-type="string">
            <text:p>54220.002490/2011-84</text:p>
          </table:table-cell>
          <table:table-cell office:value-type="string">
            <text:p>11</text:p>
          </table:table-cell>
          <table:table-cell office:value-type="string">
            <text:p>111212000044-59</text:p>
          </table:table-cell>
          <table:table-cell office:value-type="string">
            <text:p>2012-12-06 00:00:00</text:p>
          </table:table-cell>
          <table:table-cell office:value-type="string">
            <text:p>1098.4000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75493</text:p>
          </table:table-cell>
          <table:table-cell office:value-type="string">
            <text:p>8620298330536</text:p>
          </table:table-cell>
          <table:table-cell office:value-type="string">
            <text:p>54220.001433/2009-63</text:p>
          </table:table-cell>
          <table:table-cell office:value-type="string">
            <text:p>11</text:p>
          </table:table-cell>
          <table:table-cell office:value-type="string">
            <text:p>111403000035-31</text:p>
          </table:table-cell>
          <table:table-cell office:value-type="string">
            <text:p>2014-03-26 10:57:21.155003</text:p>
          </table:table-cell>
          <table:table-cell office:value-type="string">
            <text:p>1110.4691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19651</text:p>
          </table:table-cell>
          <table:table-cell office:value-type="string">
            <text:p>8620370056223</text:p>
          </table:table-cell>
          <table:table-cell office:value-type="string">
            <text:p>54220.003135/2008-27</text:p>
          </table:table-cell>
          <table:table-cell office:value-type="string">
            <text:p>11</text:p>
          </table:table-cell>
          <table:table-cell office:value-type="string">
            <text:p>111006000003-00</text:p>
          </table:table-cell>
          <table:table-cell office:value-type="string">
            <text:p>2010-06-01 00:00:00</text:p>
          </table:table-cell>
          <table:table-cell office:value-type="string">
            <text:p>551.9926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40263</text:p>
          </table:table-cell>
          <table:table-cell office:value-type="string">
            <text:p>8620450149400</text:p>
          </table:table-cell>
          <table:table-cell office:value-type="string">
            <text:p>54220.000737/2012-17</text:p>
          </table:table-cell>
          <table:table-cell office:value-type="string">
            <text:p>11</text:p>
          </table:table-cell>
          <table:table-cell office:value-type="string">
            <text:p>111212000028-39</text:p>
          </table:table-cell>
          <table:table-cell office:value-type="string">
            <text:p>2012-12-05 00:00:00</text:p>
          </table:table-cell>
          <table:table-cell office:value-type="string">
            <text:p>517.2348</text:p>
          </table:table-cell>
          <table:table-cell office:value-type="string">
            <text:p>A26</text:p>
          </table:table-cell>
        </table:table-row>
        <table:table-row>
          <table:table-cell office:value-type="string">
            <text:p>38159</text:p>
          </table:table-cell>
          <table:table-cell office:value-type="string">
            <text:p>8630410003026</text:p>
          </table:table-cell>
          <table:table-cell office:value-type="string">
            <text:p>54220.002515/2011-40</text:p>
          </table:table-cell>
          <table:table-cell office:value-type="string">
            <text:p>11</text:p>
          </table:table-cell>
          <table:table-cell office:value-type="string">
            <text:p>111210000002-47</text:p>
          </table:table-cell>
          <table:table-cell office:value-type="string">
            <text:p>2012-10-02 00:00:00</text:p>
          </table:table-cell>
          <table:table-cell office:value-type="string">
            <text:p>838.4970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5806</text:p>
          </table:table-cell>
          <table:table-cell office:value-type="string">
            <text:p>8630410012440</text:p>
          </table:table-cell>
          <table:table-cell office:value-type="string">
            <text:p>54220.002321/2011-44</text:p>
          </table:table-cell>
          <table:table-cell office:value-type="string">
            <text:p>11</text:p>
          </table:table-cell>
          <table:table-cell office:value-type="string">
            <text:p>111302000087-55</text:p>
          </table:table-cell>
          <table:table-cell office:value-type="string">
            <text:p>2013-02-21 00:00:00</text:p>
          </table:table-cell>
          <table:table-cell office:value-type="string">
            <text:p>178.1915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64088</text:p>
          </table:table-cell>
          <table:table-cell office:value-type="string">
            <text:p>8630410031232</text:p>
          </table:table-cell>
          <table:table-cell office:value-type="string">
            <text:p>54220.001771/2013-81</text:p>
          </table:table-cell>
          <table:table-cell office:value-type="string">
            <text:p>11</text:p>
          </table:table-cell>
          <table:table-cell office:value-type="string">
            <text:p>111310000041-34</text:p>
          </table:table-cell>
          <table:table-cell office:value-type="string">
            <text:p>2013-10-10 14:57:20.289812</text:p>
          </table:table-cell>
          <table:table-cell office:value-type="string">
            <text:p>442.2492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63306</text:p>
          </table:table-cell>
          <table:table-cell office:value-type="string">
            <text:p>8630410039489</text:p>
          </table:table-cell>
          <table:table-cell office:value-type="string">
            <text:p>54220.001490/2013-29</text:p>
          </table:table-cell>
          <table:table-cell office:value-type="string">
            <text:p>11</text:p>
          </table:table-cell>
          <table:table-cell office:value-type="string">
            <text:p>111310000011-19</text:p>
          </table:table-cell>
          <table:table-cell office:value-type="string">
            <text:p>2013-10-02 14:24:47.234287</text:p>
          </table:table-cell>
          <table:table-cell office:value-type="string">
            <text:p>166.0239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17701</text:p>
          </table:table-cell>
          <table:table-cell office:value-type="string">
            <text:p>8630410089907</text:p>
          </table:table-cell>
          <table:table-cell office:value-type="string">
            <text:p>54220.001436/2009-05</text:p>
          </table:table-cell>
          <table:table-cell office:value-type="string">
            <text:p>11</text:p>
          </table:table-cell>
          <table:table-cell office:value-type="string">
            <text:p>111003000003-20</text:p>
          </table:table-cell>
          <table:table-cell office:value-type="string">
            <text:p>2010-03-10 00:00:00</text:p>
          </table:table-cell>
          <table:table-cell office:value-type="string">
            <text:p>174.3656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74448</text:p>
          </table:table-cell>
          <table:table-cell office:value-type="string">
            <text:p>8630410096016</text:p>
          </table:table-cell>
          <table:table-cell office:value-type="string">
            <text:p>54220.002067/2013-46</text:p>
          </table:table-cell>
          <table:table-cell office:value-type="string">
            <text:p>11</text:p>
          </table:table-cell>
          <table:table-cell office:value-type="string">
            <text:p>111403000010-83</text:p>
          </table:table-cell>
          <table:table-cell office:value-type="string">
            <text:p>2014-03-07 15:04:01.878082</text:p>
          </table:table-cell>
          <table:table-cell office:value-type="string">
            <text:p>2897.263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82786</text:p>
          </table:table-cell>
          <table:table-cell office:value-type="string">
            <text:p>8630410120413</text:p>
          </table:table-cell>
          <table:table-cell office:value-type="string">
            <text:p>54220.002593/2009-20</text:p>
          </table:table-cell>
          <table:table-cell office:value-type="string">
            <text:p>11</text:p>
          </table:table-cell>
          <table:table-cell office:value-type="string">
            <text:p>111102000012-76</text:p>
          </table:table-cell>
          <table:table-cell office:value-type="string">
            <text:p>2011-02-10 00:00:00</text:p>
          </table:table-cell>
          <table:table-cell office:value-type="string">
            <text:p>138.088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62807</text:p>
          </table:table-cell>
          <table:table-cell office:value-type="string">
            <text:p>8630410138207</text:p>
          </table:table-cell>
          <table:table-cell office:value-type="string">
            <text:p>54220.001603/2013-96</text:p>
          </table:table-cell>
          <table:table-cell office:value-type="string">
            <text:p>11</text:p>
          </table:table-cell>
          <table:table-cell office:value-type="string">
            <text:p>111309000077-78</text:p>
          </table:table-cell>
          <table:table-cell office:value-type="string">
            <text:p>2013-09-26 10:28:48.421762</text:p>
          </table:table-cell>
          <table:table-cell office:value-type="string">
            <text:p>349.1887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59678</text:p>
          </table:table-cell>
          <table:table-cell office:value-type="string">
            <text:p>8630410138541</text:p>
          </table:table-cell>
          <table:table-cell office:value-type="string">
            <text:p>54220.001113/2013-90</text:p>
          </table:table-cell>
          <table:table-cell office:value-type="string">
            <text:p>11</text:p>
          </table:table-cell>
          <table:table-cell office:value-type="string">
            <text:p>111308000071-56</text:p>
          </table:table-cell>
          <table:table-cell office:value-type="string">
            <text:p>2013-08-22 14:38:29.81866</text:p>
          </table:table-cell>
          <table:table-cell office:value-type="string">
            <text:p>516.9946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3058</text:p>
          </table:table-cell>
          <table:table-cell office:value-type="string">
            <text:p>8630410152617</text:p>
          </table:table-cell>
          <table:table-cell office:value-type="string">
            <text:p>54220.000737/2010-47</text:p>
          </table:table-cell>
          <table:table-cell office:value-type="string">
            <text:p>11</text:p>
          </table:table-cell>
          <table:table-cell office:value-type="string">
            <text:p>111201000018-16</text:p>
          </table:table-cell>
          <table:table-cell office:value-type="string">
            <text:p>2012-01-12 00:00:00</text:p>
          </table:table-cell>
          <table:table-cell office:value-type="string">
            <text:p>289.3587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58221</text:p>
          </table:table-cell>
          <table:table-cell office:value-type="string">
            <text:p>8630410152617</text:p>
          </table:table-cell>
          <table:table-cell office:value-type="string">
            <text:p>54190.004596/2011-17</text:p>
          </table:table-cell>
          <table:table-cell office:value-type="string">
            <text:p>08</text:p>
          </table:table-cell>
          <table:table-cell office:value-type="string">
            <text:p>081308000049-83</text:p>
          </table:table-cell>
          <table:table-cell office:value-type="string">
            <text:p>2013-08-08 08:23:20.421457</text:p>
          </table:table-cell>
          <table:table-cell office:value-type="string">
            <text:p>401.4496</text:p>
          </table:table-cell>
          <table:table-cell office:value-type="string">
            <text:p>B93</text:p>
          </table:table-cell>
        </table:table-row>
        <table:table-row>
          <table:table-cell office:value-type="string">
            <text:p>20982</text:p>
          </table:table-cell>
          <table:table-cell office:value-type="string">
            <text:p>8630410163813</text:p>
          </table:table-cell>
          <table:table-cell office:value-type="string">
            <text:p>54220.001933/2009-03</text:p>
          </table:table-cell>
          <table:table-cell office:value-type="string">
            <text:p>11</text:p>
          </table:table-cell>
          <table:table-cell office:value-type="string">
            <text:p>111008000003-62</text:p>
          </table:table-cell>
          <table:table-cell office:value-type="string">
            <text:p>2010-08-02 00:00:00</text:p>
          </table:table-cell>
          <table:table-cell office:value-type="string">
            <text:p>69.6095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72925</text:p>
          </table:table-cell>
          <table:table-cell office:value-type="string">
            <text:p>8630410169005</text:p>
          </table:table-cell>
          <table:table-cell office:value-type="string">
            <text:p>54220.003146/2008-15</text:p>
          </table:table-cell>
          <table:table-cell office:value-type="string">
            <text:p>11</text:p>
          </table:table-cell>
          <table:table-cell office:value-type="string">
            <text:p>111402000014-80</text:p>
          </table:table-cell>
          <table:table-cell office:value-type="string">
            <text:p>2014-02-07 09:39:47.274267</text:p>
          </table:table-cell>
          <table:table-cell office:value-type="string">
            <text:p>1790.9788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16931</text:p>
          </table:table-cell>
          <table:table-cell office:value-type="string">
            <text:p>8630410184497</text:p>
          </table:table-cell>
          <table:table-cell office:value-type="string">
            <text:p>54220.003143/2008-73</text:p>
          </table:table-cell>
          <table:table-cell office:value-type="string">
            <text:p>11</text:p>
          </table:table-cell>
          <table:table-cell office:value-type="string">
            <text:p>111001000006-10</text:p>
          </table:table-cell>
          <table:table-cell office:value-type="string">
            <text:p>2010-01-13 00:00:00</text:p>
          </table:table-cell>
          <table:table-cell office:value-type="string">
            <text:p>203.6378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50285</text:p>
          </table:table-cell>
          <table:table-cell office:value-type="string">
            <text:p>8630410207454</text:p>
          </table:table-cell>
          <table:table-cell office:value-type="string">
            <text:p>54220.000721/2013-87</text:p>
          </table:table-cell>
          <table:table-cell office:value-type="string">
            <text:p>11</text:p>
          </table:table-cell>
          <table:table-cell office:value-type="string">
            <text:p>111304000084-65</text:p>
          </table:table-cell>
          <table:table-cell office:value-type="string">
            <text:p>2013-04-24 00:00:00</text:p>
          </table:table-cell>
          <table:table-cell office:value-type="string">
            <text:p>62.8060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56908</text:p>
          </table:table-cell>
          <table:table-cell office:value-type="string">
            <text:p>8630410208000</text:p>
          </table:table-cell>
          <table:table-cell office:value-type="string">
            <text:p>54220.001435/2009-52</text:p>
          </table:table-cell>
          <table:table-cell office:value-type="string">
            <text:p>11</text:p>
          </table:table-cell>
          <table:table-cell office:value-type="string">
            <text:p>111307000018-65</text:p>
          </table:table-cell>
          <table:table-cell office:value-type="string">
            <text:p>2013-07-23 16:20:51.171011</text:p>
          </table:table-cell>
          <table:table-cell office:value-type="string">
            <text:p>370.283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8960</text:p>
          </table:table-cell>
          <table:table-cell office:value-type="string">
            <text:p>8630410323799</text:p>
          </table:table-cell>
          <table:table-cell office:value-type="string">
            <text:p>54220.000352/2013-22</text:p>
          </table:table-cell>
          <table:table-cell office:value-type="string">
            <text:p>11</text:p>
          </table:table-cell>
          <table:table-cell office:value-type="string">
            <text:p>111303000142-42</text:p>
          </table:table-cell>
          <table:table-cell office:value-type="string">
            <text:p>2013-03-28 00:00:00</text:p>
          </table:table-cell>
          <table:table-cell office:value-type="string">
            <text:p>98.1760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0187</text:p>
          </table:table-cell>
          <table:table-cell office:value-type="string">
            <text:p>8630410328081</text:p>
          </table:table-cell>
          <table:table-cell office:value-type="string">
            <text:p>54220.002320/2011-08</text:p>
          </table:table-cell>
          <table:table-cell office:value-type="string">
            <text:p>11</text:p>
          </table:table-cell>
          <table:table-cell office:value-type="string">
            <text:p>111212000023-24</text:p>
          </table:table-cell>
          <table:table-cell office:value-type="string">
            <text:p>2012-12-04 00:00:00</text:p>
          </table:table-cell>
          <table:table-cell office:value-type="string">
            <text:p>91.250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63304</text:p>
          </table:table-cell>
          <table:table-cell office:value-type="string">
            <text:p>8630412739968</text:p>
          </table:table-cell>
          <table:table-cell office:value-type="string">
            <text:p>54220.001489/2013-02</text:p>
          </table:table-cell>
          <table:table-cell office:value-type="string">
            <text:p>11</text:p>
          </table:table-cell>
          <table:table-cell office:value-type="string">
            <text:p>111310000010-38</text:p>
          </table:table-cell>
          <table:table-cell office:value-type="string">
            <text:p>2013-10-02 14:15:26.28606</text:p>
          </table:table-cell>
          <table:table-cell office:value-type="string">
            <text:p>44.269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74351</text:p>
          </table:table-cell>
          <table:table-cell office:value-type="string">
            <text:p>8630500323879</text:p>
          </table:table-cell>
          <table:table-cell office:value-type="string">
            <text:p>54220.001864/2013-14</text:p>
          </table:table-cell>
          <table:table-cell office:value-type="string">
            <text:p>11</text:p>
          </table:table-cell>
          <table:table-cell office:value-type="string">
            <text:p>111403000002-73</text:p>
          </table:table-cell>
          <table:table-cell office:value-type="string">
            <text:p>2014-03-06 10:31:54.773231</text:p>
          </table:table-cell>
          <table:table-cell office:value-type="string">
            <text:p>1159.2627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8082</text:p>
          </table:table-cell>
          <table:table-cell office:value-type="string">
            <text:p>8630500328161</text:p>
          </table:table-cell>
          <table:table-cell office:value-type="string">
            <text:p>54220.000086/2013-38</text:p>
          </table:table-cell>
          <table:table-cell office:value-type="string">
            <text:p>11</text:p>
          </table:table-cell>
          <table:table-cell office:value-type="string">
            <text:p>111303000074-67</text:p>
          </table:table-cell>
          <table:table-cell office:value-type="string">
            <text:p>2013-03-15 00:00:00</text:p>
          </table:table-cell>
          <table:table-cell office:value-type="string">
            <text:p>87.8202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42402</text:p>
          </table:table-cell>
          <table:table-cell office:value-type="string">
            <text:p>8630502627492</text:p>
          </table:table-cell>
          <table:table-cell office:value-type="string">
            <text:p>54220.003137/2008-16</text:p>
          </table:table-cell>
          <table:table-cell office:value-type="string">
            <text:p>11</text:p>
          </table:table-cell>
          <table:table-cell office:value-type="string">
            <text:p>111212000105-05</text:p>
          </table:table-cell>
          <table:table-cell office:value-type="string">
            <text:p>2012-12-21 00:00:00</text:p>
          </table:table-cell>
          <table:table-cell office:value-type="string">
            <text:p>738.7058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74154</text:p>
          </table:table-cell>
          <table:table-cell office:value-type="string">
            <text:p>8640212741190</text:p>
          </table:table-cell>
          <table:table-cell office:value-type="string">
            <text:p>54220.003077/2011-37</text:p>
          </table:table-cell>
          <table:table-cell office:value-type="string">
            <text:p>11</text:p>
          </table:table-cell>
          <table:table-cell office:value-type="string">
            <text:p>111402000047-49</text:p>
          </table:table-cell>
          <table:table-cell office:value-type="string">
            <text:p>2014-02-26 14:47:36.498973</text:p>
          </table:table-cell>
          <table:table-cell office:value-type="string">
            <text:p>9335.3932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14639</text:p>
          </table:table-cell>
          <table:table-cell office:value-type="string">
            <text:p>8640722543635</text:p>
          </table:table-cell>
          <table:table-cell office:value-type="string">
            <text:p>54220.001770/2008-70</text:p>
          </table:table-cell>
          <table:table-cell office:value-type="string">
            <text:p>11</text:p>
          </table:table-cell>
          <table:table-cell office:value-type="string">
            <text:p>110908000007-52</text:p>
          </table:table-cell>
          <table:table-cell office:value-type="string">
            <text:p>2009-08-11 00:00:00</text:p>
          </table:table-cell>
          <table:table-cell office:value-type="string">
            <text:p>1451.0996</text:p>
          </table:table-cell>
          <table:table-cell office:value-type="string">
            <text:p>A5J</text:p>
          </table:table-cell>
        </table:table-row>
        <table:table-row>
          <table:table-cell office:value-type="string">
            <text:p>44406</text:p>
          </table:table-cell>
          <table:table-cell office:value-type="string">
            <text:p>8700480125135</text:p>
          </table:table-cell>
          <table:table-cell office:value-type="string">
            <text:p>54220.001678/2012-96</text:p>
          </table:table-cell>
          <table:table-cell office:value-type="string">
            <text:p>11</text:p>
          </table:table-cell>
          <table:table-cell office:value-type="string">
            <text:p>111301000149-66</text:p>
          </table:table-cell>
          <table:table-cell office:value-type="string">
            <text:p>2013-01-30 00:00:00</text:p>
          </table:table-cell>
          <table:table-cell office:value-type="string">
            <text:p>241.5790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6020</text:p>
          </table:table-cell>
          <table:table-cell office:value-type="string">
            <text:p>8710100297775</text:p>
          </table:table-cell>
          <table:table-cell office:value-type="string">
            <text:p>54220.000040/2012-38</text:p>
          </table:table-cell>
          <table:table-cell office:value-type="string">
            <text:p>11</text:p>
          </table:table-cell>
          <table:table-cell office:value-type="string">
            <text:p>111205000011-55</text:p>
          </table:table-cell>
          <table:table-cell office:value-type="string">
            <text:p>2012-05-08 00:00:00</text:p>
          </table:table-cell>
          <table:table-cell office:value-type="string">
            <text:p>117.4785</text:p>
          </table:table-cell>
          <table:table-cell office:value-type="string">
            <text:p>DZF</text:p>
          </table:table-cell>
        </table:table-row>
        <table:table-row>
          <table:table-cell office:value-type="string">
            <text:p>41123</text:p>
          </table:table-cell>
          <table:table-cell office:value-type="string">
            <text:p>9010160483561</text:p>
          </table:table-cell>
          <table:table-cell office:value-type="string">
            <text:p>54240.000835/2012-16</text:p>
          </table:table-cell>
          <table:table-cell office:value-type="string">
            <text:p>13</text:p>
          </table:table-cell>
          <table:table-cell office:value-type="string">
            <text:p>131212000195-97</text:p>
          </table:table-cell>
          <table:table-cell office:value-type="string">
            <text:p>2012-12-11 00:00:00</text:p>
          </table:table-cell>
          <table:table-cell office:value-type="string">
            <text:p>5055.6689</text:p>
          </table:table-cell>
          <table:table-cell office:value-type="string">
            <text:p>ALY</text:p>
          </table:table-cell>
        </table:table-row>
        <table:table-row>
          <table:table-cell office:value-type="string">
            <text:p>2555</text:p>
          </table:table-cell>
          <table:table-cell office:value-type="string">
            <text:p>9010160728424</text:p>
          </table:table-cell>
          <table:table-cell office:value-type="string">
            <text:p>54240.6413/2005-17</text:p>
          </table:table-cell>
          <table:table-cell office:value-type="string">
            <text:p>13</text:p>
          </table:table-cell>
          <table:table-cell office:value-type="string">
            <text:p>130601000074-00</text:p>
          </table:table-cell>
          <table:table-cell office:value-type="string">
            <text:p>2006-01-11 00:00:00</text:p>
          </table:table-cell>
          <table:table-cell office:value-type="string">
            <text:p>870.0988</text:p>
          </table:table-cell>
          <table:table-cell office:value-type="string">
            <text:p>AKH</text:p>
          </table:table-cell>
        </table:table-row>
        <table:table-row>
          <table:table-cell office:value-type="string">
            <text:p>35446</text:p>
          </table:table-cell>
          <table:table-cell office:value-type="string">
            <text:p>9010160778600</text:p>
          </table:table-cell>
          <table:table-cell office:value-type="string">
            <text:p>54240.000145/2011-78</text:p>
          </table:table-cell>
          <table:table-cell office:value-type="string">
            <text:p>13</text:p>
          </table:table-cell>
          <table:table-cell office:value-type="string">
            <text:p>131204000018-20</text:p>
          </table:table-cell>
          <table:table-cell office:value-type="string">
            <text:p>2012-04-04 00:00:00</text:p>
          </table:table-cell>
          <table:table-cell office:value-type="string">
            <text:p>5396.1283</text:p>
          </table:table-cell>
          <table:table-cell office:value-type="string">
            <text:p>CQP</text:p>
          </table:table-cell>
        </table:table-row>
        <table:table-row>
          <table:table-cell office:value-type="string">
            <text:p>75720</text:p>
          </table:table-cell>
          <table:table-cell office:value-type="string">
            <text:p>9010240206640</text:p>
          </table:table-cell>
          <table:table-cell office:value-type="string">
            <text:p>54240.000609/2014-99</text:p>
          </table:table-cell>
          <table:table-cell office:value-type="string">
            <text:p>13</text:p>
          </table:table-cell>
          <table:table-cell office:value-type="string">
            <text:p>131403000228-63</text:p>
          </table:table-cell>
          <table:table-cell office:value-type="string">
            <text:p>2014-03-31 12:06:44.47604</text:p>
          </table:table-cell>
          <table:table-cell office:value-type="string">
            <text:p>8626.3991</text:p>
          </table:table-cell>
          <table:table-cell office:value-type="string">
            <text:p>ALD</text:p>
          </table:table-cell>
        </table:table-row>
        <table:table-row>
          <table:table-cell office:value-type="string">
            <text:p>73748</text:p>
          </table:table-cell>
          <table:table-cell office:value-type="string">
            <text:p>9010240266979</text:p>
          </table:table-cell>
          <table:table-cell office:value-type="string">
            <text:p>54240.004860/2006-12</text:p>
          </table:table-cell>
          <table:table-cell office:value-type="string">
            <text:p>13</text:p>
          </table:table-cell>
          <table:table-cell office:value-type="string">
            <text:p>131009000174-70</text:p>
          </table:table-cell>
          <table:table-cell office:value-type="string">
            <text:p>2010-09-17 00:00:00</text:p>
          </table:table-cell>
          <table:table-cell office:value-type="string">
            <text:p>1828.6805</text:p>
          </table:table-cell>
          <table:table-cell office:value-type="string">
            <text:p>AIH</text:p>
          </table:table-cell>
        </table:table-row>
        <table:table-row>
          <table:table-cell office:value-type="string">
            <text:p>17619</text:p>
          </table:table-cell>
          <table:table-cell office:value-type="string">
            <text:p>9010400082810</text:p>
          </table:table-cell>
          <table:table-cell office:value-type="string">
            <text:p>54240.002356/2004-16</text:p>
          </table:table-cell>
          <table:table-cell office:value-type="string">
            <text:p>13</text:p>
          </table:table-cell>
          <table:table-cell office:value-type="string">
            <text:p>131003000014-09</text:p>
          </table:table-cell>
          <table:table-cell office:value-type="string">
            <text:p>2010-03-04 00:00:00</text:p>
          </table:table-cell>
          <table:table-cell office:value-type="string">
            <text:p>4172.8483</text:p>
          </table:table-cell>
          <table:table-cell office:value-type="string">
            <text:p>AKH</text:p>
          </table:table-cell>
        </table:table-row>
        <table:table-row>
          <table:table-cell office:value-type="string">
            <text:p>43332</text:p>
          </table:table-cell>
          <table:table-cell office:value-type="string">
            <text:p>9010401184781</text:p>
          </table:table-cell>
          <table:table-cell office:value-type="string">
            <text:p>54240.003102/2007-68</text:p>
          </table:table-cell>
          <table:table-cell office:value-type="string">
            <text:p>13</text:p>
          </table:table-cell>
          <table:table-cell office:value-type="string">
            <text:p>131301000164-20</text:p>
          </table:table-cell>
          <table:table-cell office:value-type="string">
            <text:p>2013-01-17 00:00:00</text:p>
          </table:table-cell>
          <table:table-cell office:value-type="string">
            <text:p>7884.8554</text:p>
          </table:table-cell>
          <table:table-cell office:value-type="string">
            <text:p>AJF</text:p>
          </table:table-cell>
        </table:table-row>
        <table:table-row>
          <table:table-cell office:value-type="string">
            <text:p>33051</text:p>
          </table:table-cell>
          <table:table-cell office:value-type="string">
            <text:p>9010590186005</text:p>
          </table:table-cell>
          <table:table-cell office:value-type="string">
            <text:p>54240.004481/2010-17</text:p>
          </table:table-cell>
          <table:table-cell office:value-type="string">
            <text:p>13</text:p>
          </table:table-cell>
          <table:table-cell office:value-type="string">
            <text:p>131201000029-02</text:p>
          </table:table-cell>
          <table:table-cell office:value-type="string">
            <text:p>2012-01-12 00:00:00</text:p>
          </table:table-cell>
          <table:table-cell office:value-type="string">
            <text:p>957.7190</text:p>
          </table:table-cell>
          <table:table-cell office:value-type="string">
            <text:p>CD6</text:p>
          </table:table-cell>
        </table:table-row>
        <table:table-row>
          <table:table-cell office:value-type="string">
            <text:p>58098</text:p>
          </table:table-cell>
          <table:table-cell office:value-type="string">
            <text:p>9010830109526</text:p>
          </table:table-cell>
          <table:table-cell office:value-type="string">
            <text:p>54240.000929/2013-68</text:p>
          </table:table-cell>
          <table:table-cell office:value-type="string">
            <text:p>13</text:p>
          </table:table-cell>
          <table:table-cell office:value-type="string">
            <text:p>131308000038-60</text:p>
          </table:table-cell>
          <table:table-cell office:value-type="string">
            <text:p>2013-08-06 18:24:24.086367</text:p>
          </table:table-cell>
          <table:table-cell office:value-type="string">
            <text:p>3580.1871</text:p>
          </table:table-cell>
          <table:table-cell office:value-type="string">
            <text:p>F3R</text:p>
          </table:table-cell>
        </table:table-row>
        <table:table-row>
          <table:table-cell office:value-type="string">
            <text:p>54504</text:p>
          </table:table-cell>
          <table:table-cell office:value-type="string">
            <text:p>9011050024100</text:p>
          </table:table-cell>
          <table:table-cell office:value-type="string">
            <text:p>54241.000044/2011-97</text:p>
          </table:table-cell>
          <table:table-cell office:value-type="string">
            <text:p>13</text:p>
          </table:table-cell>
          <table:table-cell office:value-type="string">
            <text:p>131303000170-21</text:p>
          </table:table-cell>
          <table:table-cell office:value-type="string">
            <text:p>2013-03-21 00:00:00</text:p>
          </table:table-cell>
          <table:table-cell office:value-type="string">
            <text:p>10207.7560</text:p>
          </table:table-cell>
          <table:table-cell office:value-type="string">
            <text:p>ADR</text:p>
          </table:table-cell>
        </table:table-row>
        <table:table-row>
          <table:table-cell office:value-type="string">
            <text:p>32610</text:p>
          </table:table-cell>
          <table:table-cell office:value-type="string">
            <text:p>9011301867241</text:p>
          </table:table-cell>
          <table:table-cell office:value-type="string">
            <text:p>54240.000634/2008-24</text:p>
          </table:table-cell>
          <table:table-cell office:value-type="string">
            <text:p>13</text:p>
          </table:table-cell>
          <table:table-cell office:value-type="string">
            <text:p>131112000164-00</text:p>
          </table:table-cell>
          <table:table-cell office:value-type="string">
            <text:p>2011-12-21 00:00:00</text:p>
          </table:table-cell>
          <table:table-cell office:value-type="string">
            <text:p>3059.7306</text:p>
          </table:table-cell>
          <table:table-cell office:value-type="string">
            <text:p>CLG</text:p>
          </table:table-cell>
        </table:table-row>
        <table:table-row>
          <table:table-cell office:value-type="string">
            <text:p>39325</text:p>
          </table:table-cell>
          <table:table-cell office:value-type="string">
            <text:p>9011302132687</text:p>
          </table:table-cell>
          <table:table-cell office:value-type="string">
            <text:p>54240.000046/2005-48</text:p>
          </table:table-cell>
          <table:table-cell office:value-type="string">
            <text:p>13</text:p>
          </table:table-cell>
          <table:table-cell office:value-type="string">
            <text:p>130511000022-13</text:p>
          </table:table-cell>
          <table:table-cell office:value-type="string">
            <text:p>2005-11-11 00:00:00</text:p>
          </table:table-cell>
          <table:table-cell office:value-type="string">
            <text:p>3633.8247</text:p>
          </table:table-cell>
          <table:table-cell office:value-type="string">
            <text:p>AJF</text:p>
          </table:table-cell>
        </table:table-row>
        <table:table-row>
          <table:table-cell office:value-type="string">
            <text:p>1896</text:p>
          </table:table-cell>
          <table:table-cell office:value-type="string">
            <text:p>9011560035904</text:p>
          </table:table-cell>
          <table:table-cell office:value-type="string">
            <text:p>54240.002120/2005-61</text:p>
          </table:table-cell>
          <table:table-cell office:value-type="string">
            <text:p>13</text:p>
          </table:table-cell>
          <table:table-cell office:value-type="string">
            <text:p>130510000084-90</text:p>
          </table:table-cell>
          <table:table-cell office:value-type="string">
            <text:p>2005-10-31 00:00:00</text:p>
          </table:table-cell>
          <table:table-cell office:value-type="string">
            <text:p>50957.0389</text:p>
          </table:table-cell>
          <table:table-cell office:value-type="string">
            <text:p>AT0</text:p>
          </table:table-cell>
        </table:table-row>
        <table:table-row>
          <table:table-cell office:value-type="string">
            <text:p>80932</text:p>
          </table:table-cell>
          <table:table-cell office:value-type="string">
            <text:p>9011561183117</text:p>
          </table:table-cell>
          <table:table-cell office:value-type="string">
            <text:p>54240.002573/2014-88</text:p>
          </table:table-cell>
          <table:table-cell office:value-type="string">
            <text:p>13</text:p>
          </table:table-cell>
          <table:table-cell office:value-type="string">
            <text:p>131412000035-55</text:p>
          </table:table-cell>
          <table:table-cell office:value-type="string">
            <text:p>2014-12-18 16:46:31.877194</text:p>
          </table:table-cell>
          <table:table-cell office:value-type="string">
            <text:p>10011.2288</text:p>
          </table:table-cell>
          <table:table-cell office:value-type="string">
            <text:p>DPA</text:p>
          </table:table-cell>
        </table:table-row>
        <table:table-row>
          <table:table-cell office:value-type="string">
            <text:p>12128</text:p>
          </table:table-cell>
          <table:table-cell office:value-type="string">
            <text:p>9011641324382</text:p>
          </table:table-cell>
          <table:table-cell office:value-type="string">
            <text:p>54240.002160/2007-74</text:p>
          </table:table-cell>
          <table:table-cell office:value-type="string">
            <text:p>13</text:p>
          </table:table-cell>
          <table:table-cell office:value-type="string">
            <text:p>130902000033-01</text:p>
          </table:table-cell>
          <table:table-cell office:value-type="string">
            <text:p>2009-02-25 00:00:00</text:p>
          </table:table-cell>
          <table:table-cell office:value-type="string">
            <text:p>50.6412</text:p>
          </table:table-cell>
          <table:table-cell office:value-type="string">
            <text:p>CC8</text:p>
          </table:table-cell>
        </table:table-row>
        <table:table-row>
          <table:table-cell office:value-type="string">
            <text:p>58429</text:p>
          </table:table-cell>
          <table:table-cell office:value-type="string">
            <text:p>9012021054659</text:p>
          </table:table-cell>
          <table:table-cell office:value-type="string">
            <text:p>54240.001132/2006-59</text:p>
          </table:table-cell>
          <table:table-cell office:value-type="string">
            <text:p>13</text:p>
          </table:table-cell>
          <table:table-cell office:value-type="string">
            <text:p>131308000092-06</text:p>
          </table:table-cell>
          <table:table-cell office:value-type="string">
            <text:p>2013-08-09 11:22:13.631895</text:p>
          </table:table-cell>
          <table:table-cell office:value-type="string">
            <text:p>30457.8011</text:p>
          </table:table-cell>
          <table:table-cell office:value-type="string">
            <text:p>AMH</text:p>
          </table:table-cell>
        </table:table-row>
        <table:table-row>
          <table:table-cell office:value-type="string">
            <text:p>74631</text:p>
          </table:table-cell>
          <table:table-cell office:value-type="string">
            <text:p>9012451046803</text:p>
          </table:table-cell>
          <table:table-cell office:value-type="string">
            <text:p>54240.002487/2012-11</text:p>
          </table:table-cell>
          <table:table-cell office:value-type="string">
            <text:p>13</text:p>
          </table:table-cell>
          <table:table-cell office:value-type="string">
            <text:p>131403000068-25</text:p>
          </table:table-cell>
          <table:table-cell office:value-type="string">
            <text:p>2014-03-11 14:43:31.356161</text:p>
          </table:table-cell>
          <table:table-cell office:value-type="string">
            <text:p>6952.7618</text:p>
          </table:table-cell>
          <table:table-cell office:value-type="string">
            <text:p>FPK</text:p>
          </table:table-cell>
        </table:table-row>
        <table:table-row>
          <table:table-cell office:value-type="string">
            <text:p>66012</text:p>
          </table:table-cell>
          <table:table-cell office:value-type="string">
            <text:p>9012611021993</text:p>
          </table:table-cell>
          <table:table-cell office:value-type="string">
            <text:p>54240.001485/2011-16</text:p>
          </table:table-cell>
          <table:table-cell office:value-type="string">
            <text:p>13</text:p>
          </table:table-cell>
          <table:table-cell office:value-type="string">
            <text:p>131310000211-70</text:p>
          </table:table-cell>
          <table:table-cell office:value-type="string">
            <text:p>2013-10-31 15:28:46.691717</text:p>
          </table:table-cell>
          <table:table-cell office:value-type="string">
            <text:p>576.7542</text:p>
          </table:table-cell>
          <table:table-cell office:value-type="string">
            <text:p>BDE</text:p>
          </table:table-cell>
        </table:table-row>
        <table:table-row>
          <table:table-cell office:value-type="string">
            <text:p>39361</text:p>
          </table:table-cell>
          <table:table-cell office:value-type="string">
            <text:p>9012701079729</text:p>
          </table:table-cell>
          <table:table-cell office:value-type="string">
            <text:p>54240.000727/2011-54</text:p>
          </table:table-cell>
          <table:table-cell office:value-type="string">
            <text:p>13</text:p>
          </table:table-cell>
          <table:table-cell office:value-type="string">
            <text:p>131211000044-58</text:p>
          </table:table-cell>
          <table:table-cell office:value-type="string">
            <text:p>2012-11-22 00:00:00</text:p>
          </table:table-cell>
          <table:table-cell office:value-type="string">
            <text:p>3156.7722</text:p>
          </table:table-cell>
          <table:table-cell office:value-type="string">
            <text:p>BSA</text:p>
          </table:table-cell>
        </table:table-row>
        <table:table-row>
          <table:table-cell office:value-type="string">
            <text:p>44638</text:p>
          </table:table-cell>
          <table:table-cell office:value-type="string">
            <text:p>9012701080140</text:p>
          </table:table-cell>
          <table:table-cell office:value-type="string">
            <text:p>54240.000728/2011-07</text:p>
          </table:table-cell>
          <table:table-cell office:value-type="string">
            <text:p>13</text:p>
          </table:table-cell>
          <table:table-cell office:value-type="string">
            <text:p>131302000008-87</text:p>
          </table:table-cell>
          <table:table-cell office:value-type="string">
            <text:p>2013-02-01 00:00:00</text:p>
          </table:table-cell>
          <table:table-cell office:value-type="string">
            <text:p>497.9644</text:p>
          </table:table-cell>
          <table:table-cell office:value-type="string">
            <text:p>BSA</text:p>
          </table:table-cell>
        </table:table-row>
        <table:table-row>
          <table:table-cell office:value-type="string">
            <text:p>42627</text:p>
          </table:table-cell>
          <table:table-cell office:value-type="string">
            <text:p>9012701080905</text:p>
          </table:table-cell>
          <table:table-cell office:value-type="string">
            <text:p>54240.000726/2011-18</text:p>
          </table:table-cell>
          <table:table-cell office:value-type="string">
            <text:p>13</text:p>
          </table:table-cell>
          <table:table-cell office:value-type="string">
            <text:p>131301000022-09</text:p>
          </table:table-cell>
          <table:table-cell office:value-type="string">
            <text:p>2013-01-08 00:00:00</text:p>
          </table:table-cell>
          <table:table-cell office:value-type="string">
            <text:p>457.4232</text:p>
          </table:table-cell>
          <table:table-cell office:value-type="string">
            <text:p>BSA</text:p>
          </table:table-cell>
        </table:table-row>
        <table:table-row>
          <table:table-cell office:value-type="string">
            <text:p>40531</text:p>
          </table:table-cell>
          <table:table-cell office:value-type="string">
            <text:p>9014070024539</text:p>
          </table:table-cell>
          <table:table-cell office:value-type="string">
            <text:p>54240.002835/2011-61</text:p>
          </table:table-cell>
          <table:table-cell office:value-type="string">
            <text:p>13</text:p>
          </table:table-cell>
          <table:table-cell office:value-type="string">
            <text:p>131212000086-33</text:p>
          </table:table-cell>
          <table:table-cell office:value-type="string">
            <text:p>2012-12-06 00:00:00</text:p>
          </table:table-cell>
          <table:table-cell office:value-type="string">
            <text:p>599.0588</text:p>
          </table:table-cell>
          <table:table-cell office:value-type="string">
            <text:p>AWB</text:p>
          </table:table-cell>
        </table:table-row>
        <table:table-row>
          <table:table-cell office:value-type="string">
            <text:p>1634</text:p>
          </table:table-cell>
          <table:table-cell office:value-type="string">
            <text:p>9014071024745</text:p>
          </table:table-cell>
          <table:table-cell office:value-type="string">
            <text:p>54240.002791/2005-21</text:p>
          </table:table-cell>
          <table:table-cell office:value-type="string">
            <text:p>13</text:p>
          </table:table-cell>
          <table:table-cell office:value-type="string">
            <text:p>130509000099-07</text:p>
          </table:table-cell>
          <table:table-cell office:value-type="string">
            <text:p>2005-09-23 00:00:00</text:p>
          </table:table-cell>
          <table:table-cell office:value-type="string">
            <text:p>9548.2089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27939</text:p>
          </table:table-cell>
          <table:table-cell office:value-type="string">
            <text:p>9014401028300</text:p>
          </table:table-cell>
          <table:table-cell office:value-type="string">
            <text:p>54240.002415/2006-18</text:p>
          </table:table-cell>
          <table:table-cell office:value-type="string">
            <text:p>13</text:p>
          </table:table-cell>
          <table:table-cell office:value-type="string">
            <text:p>131106000032-50</text:p>
          </table:table-cell>
          <table:table-cell office:value-type="string">
            <text:p>2011-06-15 00:00:00</text:p>
          </table:table-cell>
          <table:table-cell office:value-type="string">
            <text:p>5937.9927</text:p>
          </table:table-cell>
          <table:table-cell office:value-type="string">
            <text:p>AS1</text:p>
          </table:table-cell>
        </table:table-row>
        <table:table-row>
          <table:table-cell office:value-type="string">
            <text:p>77537</text:p>
          </table:table-cell>
          <table:table-cell office:value-type="string">
            <text:p>9014580208693</text:p>
          </table:table-cell>
          <table:table-cell office:value-type="string">
            <text:p>54160.002668/2008-43</text:p>
          </table:table-cell>
          <table:table-cell office:value-type="string">
            <text:p>05</text:p>
          </table:table-cell>
          <table:table-cell office:value-type="string">
            <text:p>051406000013-02</text:p>
          </table:table-cell>
          <table:table-cell office:value-type="string">
            <text:p>2014-06-09 16:29:50.6456</text:p>
          </table:table-cell>
          <table:table-cell office:value-type="string">
            <text:p>2833.7274</text:p>
          </table:table-cell>
          <table:table-cell office:value-type="string">
            <text:p>AY3</text:p>
          </table:table-cell>
        </table:table-row>
        <table:table-row>
          <table:table-cell office:value-type="string">
            <text:p>69031</text:p>
          </table:table-cell>
          <table:table-cell office:value-type="string">
            <text:p>9020120048124</text:p>
          </table:table-cell>
          <table:table-cell office:value-type="string">
            <text:p>54240.000700/2011-61</text:p>
          </table:table-cell>
          <table:table-cell office:value-type="string">
            <text:p>13</text:p>
          </table:table-cell>
          <table:table-cell office:value-type="string">
            <text:p>131312000179-58</text:p>
          </table:table-cell>
          <table:table-cell office:value-type="string">
            <text:p>2013-12-06 19:01:58.653596</text:p>
          </table:table-cell>
          <table:table-cell office:value-type="string">
            <text:p>822.8972</text:p>
          </table:table-cell>
          <table:table-cell office:value-type="string">
            <text:p>AKH</text:p>
          </table:table-cell>
        </table:table-row>
        <table:table-row>
          <table:table-cell office:value-type="string">
            <text:p>47669</text:p>
          </table:table-cell>
          <table:table-cell office:value-type="string">
            <text:p>9020121230643</text:p>
          </table:table-cell>
          <table:table-cell office:value-type="string">
            <text:p>54240.002090/2009-16</text:p>
          </table:table-cell>
          <table:table-cell office:value-type="string">
            <text:p>13</text:p>
          </table:table-cell>
          <table:table-cell office:value-type="string">
            <text:p>131303000058-72</text:p>
          </table:table-cell>
          <table:table-cell office:value-type="string">
            <text:p>2013-03-11 00:00:00</text:p>
          </table:table-cell>
          <table:table-cell office:value-type="string">
            <text:p>3598.2536</text:p>
          </table:table-cell>
          <table:table-cell office:value-type="string">
            <text:p>EEA</text:p>
          </table:table-cell>
        </table:table-row>
        <table:table-row>
          <table:table-cell office:value-type="string">
            <text:p>42773</text:p>
          </table:table-cell>
          <table:table-cell office:value-type="string">
            <text:p>9020631120540</text:p>
          </table:table-cell>
          <table:table-cell office:value-type="string">
            <text:p>54240.000177/2011-73</text:p>
          </table:table-cell>
          <table:table-cell office:value-type="string">
            <text:p>13</text:p>
          </table:table-cell>
          <table:table-cell office:value-type="string">
            <text:p>131301000049-29</text:p>
          </table:table-cell>
          <table:table-cell office:value-type="string">
            <text:p>2013-01-10 00:00:00</text:p>
          </table:table-cell>
          <table:table-cell office:value-type="string">
            <text:p>928.5777</text:p>
          </table:table-cell>
          <table:table-cell office:value-type="string">
            <text:p>CD6</text:p>
          </table:table-cell>
        </table:table-row>
        <table:table-row>
          <table:table-cell office:value-type="string">
            <text:p>16887</text:p>
          </table:table-cell>
          <table:table-cell office:value-type="string">
            <text:p>9020981169208</text:p>
          </table:table-cell>
          <table:table-cell office:value-type="string">
            <text:p>54240.000003/2009-96</text:p>
          </table:table-cell>
          <table:table-cell office:value-type="string">
            <text:p>13</text:p>
          </table:table-cell>
          <table:table-cell office:value-type="string">
            <text:p>131001000001-31</text:p>
          </table:table-cell>
          <table:table-cell office:value-type="string">
            <text:p>2010-01-06 00:00:00</text:p>
          </table:table-cell>
          <table:table-cell office:value-type="string">
            <text:p>207.3795</text:p>
          </table:table-cell>
          <table:table-cell office:value-type="string">
            <text:p>AJJ</text:p>
          </table:table-cell>
        </table:table-row>
        <table:table-row>
          <table:table-cell office:value-type="string">
            <text:p>36125</text:p>
          </table:table-cell>
          <table:table-cell office:value-type="string">
            <text:p>9030350028101</text:p>
          </table:table-cell>
          <table:table-cell office:value-type="string">
            <text:p>54240 003010/2010-83</text:p>
          </table:table-cell>
          <table:table-cell office:value-type="string">
            <text:p>13</text:p>
          </table:table-cell>
          <table:table-cell office:value-type="string">
            <text:p>131205000020-71</text:p>
          </table:table-cell>
          <table:table-cell office:value-type="string">
            <text:p>2012-05-14 00:00:00</text:p>
          </table:table-cell>
          <table:table-cell office:value-type="string">
            <text:p>63.9714</text:p>
          </table:table-cell>
          <table:table-cell office:value-type="string">
            <text:p>AT0</text:p>
          </table:table-cell>
        </table:table-row>
        <table:table-row>
          <table:table-cell office:value-type="string">
            <text:p>48548</text:p>
          </table:table-cell>
          <table:table-cell office:value-type="string">
            <text:p>9030601175443</text:p>
          </table:table-cell>
          <table:table-cell office:value-type="string">
            <text:p>54400.000792/2010-19</text:p>
          </table:table-cell>
          <table:table-cell office:value-type="string">
            <text:p>26</text:p>
          </table:table-cell>
          <table:table-cell office:value-type="string">
            <text:p>261303000038-70</text:p>
          </table:table-cell>
          <table:table-cell office:value-type="string">
            <text:p>2013-03-21 00:00:00</text:p>
          </table:table-cell>
          <table:table-cell office:value-type="string">
            <text:p>380.7816</text:p>
          </table:table-cell>
          <table:table-cell office:value-type="string">
            <text:p>BEY</text:p>
          </table:table-cell>
        </table:table-row>
        <table:table-row>
          <table:table-cell office:value-type="string">
            <text:p>36124</text:p>
          </table:table-cell>
          <table:table-cell office:value-type="string">
            <text:p>9030787968081</text:p>
          </table:table-cell>
          <table:table-cell office:value-type="string">
            <text:p>54240 003013/2010-17</text:p>
          </table:table-cell>
          <table:table-cell office:value-type="string">
            <text:p>13</text:p>
          </table:table-cell>
          <table:table-cell office:value-type="string">
            <text:p>131205000019-38</text:p>
          </table:table-cell>
          <table:table-cell office:value-type="string">
            <text:p>2012-05-14 00:00:00</text:p>
          </table:table-cell>
          <table:table-cell office:value-type="string">
            <text:p>11896.2673</text:p>
          </table:table-cell>
          <table:table-cell office:value-type="string">
            <text:p>AT0</text:p>
          </table:table-cell>
        </table:table-row>
        <table:table-row>
          <table:table-cell office:value-type="string">
            <text:p>69424</text:p>
          </table:table-cell>
          <table:table-cell office:value-type="string">
            <text:p>9040580437707</text:p>
          </table:table-cell>
          <table:table-cell office:value-type="string">
            <text:p>54240.002567/2006-11</text:p>
          </table:table-cell>
          <table:table-cell office:value-type="string">
            <text:p>13</text:p>
          </table:table-cell>
          <table:table-cell office:value-type="string">
            <text:p>131312000355-06</text:p>
          </table:table-cell>
          <table:table-cell office:value-type="string">
            <text:p>2013-12-11 18:10:12.062692</text:p>
          </table:table-cell>
          <table:table-cell office:value-type="string">
            <text:p>3131.5905</text:p>
          </table:table-cell>
          <table:table-cell office:value-type="string">
            <text:p>BAW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9040660122111</text:p>
          </table:table-cell>
          <table:table-cell office:value-type="string">
            <text:p>54240.001219/2004-64</text:p>
          </table:table-cell>
          <table:table-cell office:value-type="string">
            <text:p>13</text:p>
          </table:table-cell>
          <table:table-cell office:value-type="string">
            <text:p>130408000009-35</text:p>
          </table:table-cell>
          <table:table-cell office:value-type="string">
            <text:p>2004-08-18 00:00:00</text:p>
          </table:table-cell>
          <table:table-cell office:value-type="string">
            <text:p>1052.3346</text:p>
          </table:table-cell>
          <table:table-cell office:value-type="string">
            <text:p>ATH</text:p>
          </table:table-cell>
        </table:table-row>
        <table:table-row>
          <table:table-cell office:value-type="string">
            <text:p>32948</text:p>
          </table:table-cell>
          <table:table-cell office:value-type="string">
            <text:p>9040740072930</text:p>
          </table:table-cell>
          <table:table-cell office:value-type="string">
            <text:p>54240.004312/2009-35</text:p>
          </table:table-cell>
          <table:table-cell office:value-type="string">
            <text:p>13</text:p>
          </table:table-cell>
          <table:table-cell office:value-type="string">
            <text:p>131201000012-56</text:p>
          </table:table-cell>
          <table:table-cell office:value-type="string">
            <text:p>2012-01-06 00:00:00</text:p>
          </table:table-cell>
          <table:table-cell office:value-type="string">
            <text:p>495.9698</text:p>
          </table:table-cell>
          <table:table-cell office:value-type="string">
            <text:p>BLV</text:p>
          </table:table-cell>
        </table:table-row>
        <table:table-row>
          <table:table-cell office:value-type="string">
            <text:p>45123</text:p>
          </table:table-cell>
          <table:table-cell office:value-type="string">
            <text:p>9040742505973</text:p>
          </table:table-cell>
          <table:table-cell office:value-type="string">
            <text:p>54240.002454/2006-15</text:p>
          </table:table-cell>
          <table:table-cell office:value-type="string">
            <text:p>13</text:p>
          </table:table-cell>
          <table:table-cell office:value-type="string">
            <text:p>131302000057-65</text:p>
          </table:table-cell>
          <table:table-cell office:value-type="string">
            <text:p>2013-02-08 00:00:00</text:p>
          </table:table-cell>
          <table:table-cell office:value-type="string">
            <text:p>37441.1227</text:p>
          </table:table-cell>
          <table:table-cell office:value-type="string">
            <text:p>AWD</text:p>
          </table:table-cell>
        </table:table-row>
        <table:table-row>
          <table:table-cell office:value-type="string">
            <text:p>71954</text:p>
          </table:table-cell>
          <table:table-cell office:value-type="string">
            <text:p>9050621152157</text:p>
          </table:table-cell>
          <table:table-cell office:value-type="string">
            <text:p>54240.002659/2012-49</text:p>
          </table:table-cell>
          <table:table-cell office:value-type="string">
            <text:p>13</text:p>
          </table:table-cell>
          <table:table-cell office:value-type="string">
            <text:p>131401000244-20</text:p>
          </table:table-cell>
          <table:table-cell office:value-type="string">
            <text:p>2014-01-24 09:32:33.903241</text:p>
          </table:table-cell>
          <table:table-cell office:value-type="string">
            <text:p>351.6285</text:p>
          </table:table-cell>
          <table:table-cell office:value-type="string">
            <text:p>DPA</text:p>
          </table:table-cell>
        </table:table-row>
        <table:table-row>
          <table:table-cell office:value-type="string">
            <text:p>33274</text:p>
          </table:table-cell>
          <table:table-cell office:value-type="string">
            <text:p>9060180129044</text:p>
          </table:table-cell>
          <table:table-cell office:value-type="string">
            <text:p>54240.002483/2011-44</text:p>
          </table:table-cell>
          <table:table-cell office:value-type="string">
            <text:p>13</text:p>
          </table:table-cell>
          <table:table-cell office:value-type="string">
            <text:p>131201000080-05</text:p>
          </table:table-cell>
          <table:table-cell office:value-type="string">
            <text:p>2012-01-19 00:00:00</text:p>
          </table:table-cell>
          <table:table-cell office:value-type="string">
            <text:p>2462.7928</text:p>
          </table:table-cell>
          <table:table-cell office:value-type="string">
            <text:p>AAC</text:p>
          </table:table-cell>
        </table:table-row>
        <table:table-row>
          <table:table-cell office:value-type="string">
            <text:p>34114</text:p>
          </table:table-cell>
          <table:table-cell office:value-type="string">
            <text:p>9070140103757</text:p>
          </table:table-cell>
          <table:table-cell office:value-type="string">
            <text:p>54290.001054/2005-16</text:p>
          </table:table-cell>
          <table:table-cell office:value-type="string">
            <text:p>16</text:p>
          </table:table-cell>
          <table:table-cell office:value-type="string">
            <text:p>161202000047-09</text:p>
          </table:table-cell>
          <table:table-cell office:value-type="string">
            <text:p>2012-02-16 00:00:00</text:p>
          </table:table-cell>
          <table:table-cell office:value-type="string">
            <text:p>13339.1298</text:p>
          </table:table-cell>
          <table:table-cell office:value-type="string">
            <text:p>ABQ</text:p>
          </table:table-cell>
        </table:table-row>
        <table:table-row>
          <table:table-cell office:value-type="string">
            <text:p>18704</text:p>
          </table:table-cell>
          <table:table-cell office:value-type="string">
            <text:p>9070140122620</text:p>
          </table:table-cell>
          <table:table-cell office:value-type="string">
            <text:p>54290.000705/2009-84</text:p>
          </table:table-cell>
          <table:table-cell office:value-type="string">
            <text:p>16</text:p>
          </table:table-cell>
          <table:table-cell office:value-type="string">
            <text:p>161004000097-50</text:p>
          </table:table-cell>
          <table:table-cell office:value-type="string">
            <text:p>2010-04-26 00:00:00</text:p>
          </table:table-cell>
          <table:table-cell office:value-type="string">
            <text:p>1516.9014</text:p>
          </table:table-cell>
          <table:table-cell office:value-type="string">
            <text:p>BW3</text:p>
          </table:table-cell>
        </table:table-row>
        <table:table-row>
          <table:table-cell office:value-type="string">
            <text:p>48988</text:p>
          </table:table-cell>
          <table:table-cell office:value-type="string">
            <text:p>9080370315775</text:p>
          </table:table-cell>
          <table:table-cell office:value-type="string">
            <text:p>54290.001857/2007-32</text:p>
          </table:table-cell>
          <table:table-cell office:value-type="string">
            <text:p>16</text:p>
          </table:table-cell>
          <table:table-cell office:value-type="string">
            <text:p>161304000001-51</text:p>
          </table:table-cell>
          <table:table-cell office:value-type="string">
            <text:p>2013-04-01 00:00:00</text:p>
          </table:table-cell>
          <table:table-cell office:value-type="string">
            <text:p>7667.8293</text:p>
          </table:table-cell>
          <table:table-cell office:value-type="string">
            <text:p>AAC</text:p>
          </table:table-cell>
        </table:table-row>
        <table:table-row>
          <table:table-cell office:value-type="string">
            <text:p>48329</text:p>
          </table:table-cell>
          <table:table-cell office:value-type="string">
            <text:p>9080450134550</text:p>
          </table:table-cell>
          <table:table-cell office:value-type="string">
            <text:p>54290.000160/2007-44</text:p>
          </table:table-cell>
          <table:table-cell office:value-type="string">
            <text:p>16</text:p>
          </table:table-cell>
          <table:table-cell office:value-type="string">
            <text:p>161303000182-53</text:p>
          </table:table-cell>
          <table:table-cell office:value-type="string">
            <text:p>2013-03-19 00:00:00</text:p>
          </table:table-cell>
          <table:table-cell office:value-type="string">
            <text:p>617.9922</text:p>
          </table:table-cell>
          <table:table-cell office:value-type="string">
            <text:p>AXZ</text:p>
          </table:table-cell>
        </table:table-row>
        <table:table-row>
          <table:table-cell office:value-type="string">
            <text:p>10979</text:p>
          </table:table-cell>
          <table:table-cell office:value-type="string">
            <text:p>9080531083322</text:p>
          </table:table-cell>
          <table:table-cell office:value-type="string">
            <text:p>54290.003610/2007-51</text:p>
          </table:table-cell>
          <table:table-cell office:value-type="string">
            <text:p>16</text:p>
          </table:table-cell>
          <table:table-cell office:value-type="string">
            <text:p>160812000002-37</text:p>
          </table:table-cell>
          <table:table-cell office:value-type="string">
            <text:p>2008-12-01 00:00:00</text:p>
          </table:table-cell>
          <table:table-cell office:value-type="string">
            <text:p>1032.0341</text:p>
          </table:table-cell>
          <table:table-cell office:value-type="string">
            <text:p>CYH</text:p>
          </table:table-cell>
        </table:table-row>
        <table:table-row>
          <table:table-cell office:value-type="string">
            <text:p>37519</text:p>
          </table:table-cell>
          <table:table-cell office:value-type="string">
            <text:p>9080701045587</text:p>
          </table:table-cell>
          <table:table-cell office:value-type="string">
            <text:p>54290.003523/2007-01</text:p>
          </table:table-cell>
          <table:table-cell office:value-type="string">
            <text:p>16</text:p>
          </table:table-cell>
          <table:table-cell office:value-type="string">
            <text:p>161208000093-02</text:p>
          </table:table-cell>
          <table:table-cell office:value-type="string">
            <text:p>2012-08-30 00:00:00</text:p>
          </table:table-cell>
          <table:table-cell office:value-type="string">
            <text:p>1906.7838</text:p>
          </table:table-cell>
          <table:table-cell office:value-type="string">
            <text:p>CCB</text:p>
          </table:table-cell>
        </table:table-row>
        <table:table-row>
          <table:table-cell office:value-type="string">
            <text:p>7261</text:p>
          </table:table-cell>
          <table:table-cell office:value-type="string">
            <text:p>9100310077817</text:p>
          </table:table-cell>
          <table:table-cell office:value-type="string">
            <text:p>54290.004338/2007-26</text:p>
          </table:table-cell>
          <table:table-cell office:value-type="string">
            <text:p>16</text:p>
          </table:table-cell>
          <table:table-cell office:value-type="string">
            <text:p>160712000012-28</text:p>
          </table:table-cell>
          <table:table-cell office:value-type="string">
            <text:p>2007-12-12 00:00:00</text:p>
          </table:table-cell>
          <table:table-cell office:value-type="string">
            <text:p>1594.5615</text:p>
          </table:table-cell>
          <table:table-cell office:value-type="string">
            <text:p>AG6</text:p>
          </table:table-cell>
        </table:table-row>
        <table:table-row>
          <table:table-cell office:value-type="string">
            <text:p>42297</text:p>
          </table:table-cell>
          <table:table-cell office:value-type="string">
            <text:p>9100310083035</text:p>
          </table:table-cell>
          <table:table-cell office:value-type="string">
            <text:p>54291.000020/2012-23</text:p>
          </table:table-cell>
          <table:table-cell office:value-type="string">
            <text:p>16</text:p>
          </table:table-cell>
          <table:table-cell office:value-type="string">
            <text:p>161212000354-32</text:p>
          </table:table-cell>
          <table:table-cell office:value-type="string">
            <text:p>2012-12-20 00:00:00</text:p>
          </table:table-cell>
          <table:table-cell office:value-type="string">
            <text:p>957.7005</text:p>
          </table:table-cell>
          <table:table-cell office:value-type="string">
            <text:p>BO9</text:p>
          </table:table-cell>
        </table:table-row>
        <table:table-row>
          <table:table-cell office:value-type="string">
            <text:p>41777</text:p>
          </table:table-cell>
          <table:table-cell office:value-type="string">
            <text:p>9100400008172</text:p>
          </table:table-cell>
          <table:table-cell office:value-type="string">
            <text:p>54290.002898/2007-46</text:p>
          </table:table-cell>
          <table:table-cell office:value-type="string">
            <text:p>16</text:p>
          </table:table-cell>
          <table:table-cell office:value-type="string">
            <text:p>161212000159-11</text:p>
          </table:table-cell>
          <table:table-cell office:value-type="string">
            <text:p>2012-12-17 00:00:00</text:p>
          </table:table-cell>
          <table:table-cell office:value-type="string">
            <text:p>12165.9639</text:p>
          </table:table-cell>
          <table:table-cell office:value-type="string">
            <text:p>AG4</text:p>
          </table:table-cell>
        </table:table-row>
        <table:table-row>
          <table:table-cell office:value-type="string">
            <text:p>11186</text:p>
          </table:table-cell>
          <table:table-cell office:value-type="string">
            <text:p>9100660006718</text:p>
          </table:table-cell>
          <table:table-cell office:value-type="string">
            <text:p>54290.000286/2008-08</text:p>
          </table:table-cell>
          <table:table-cell office:value-type="string">
            <text:p>16</text:p>
          </table:table-cell>
          <table:table-cell office:value-type="string">
            <text:p>160812000030-90</text:p>
          </table:table-cell>
          <table:table-cell office:value-type="string">
            <text:p>2008-12-11 00:00:00</text:p>
          </table:table-cell>
          <table:table-cell office:value-type="string">
            <text:p>9782.8649</text:p>
          </table:table-cell>
          <table:table-cell office:value-type="string">
            <text:p>AE4</text:p>
          </table:table-cell>
        </table:table-row>
        <table:table-row>
          <table:table-cell office:value-type="string">
            <text:p>13590</text:p>
          </table:table-cell>
          <table:table-cell office:value-type="string">
            <text:p>9100740033449</text:p>
          </table:table-cell>
          <table:table-cell office:value-type="string">
            <text:p>54290.001179/2008-99</text:p>
          </table:table-cell>
          <table:table-cell office:value-type="string">
            <text:p>16</text:p>
          </table:table-cell>
          <table:table-cell office:value-type="string">
            <text:p>160906000017-95</text:p>
          </table:table-cell>
          <table:table-cell office:value-type="string">
            <text:p>2009-06-03 00:00:00</text:p>
          </table:table-cell>
          <table:table-cell office:value-type="string">
            <text:p>5088.7141</text:p>
          </table:table-cell>
          <table:table-cell office:value-type="string">
            <text:p>AER</text:p>
          </table:table-cell>
        </table:table-row>
        <table:table-row>
          <table:table-cell office:value-type="string">
            <text:p>66433</text:p>
          </table:table-cell>
          <table:table-cell office:value-type="string">
            <text:p>9100740084191</text:p>
          </table:table-cell>
          <table:table-cell office:value-type="string">
            <text:p>54290.002441/2005-70</text:p>
          </table:table-cell>
          <table:table-cell office:value-type="string">
            <text:p>16</text:p>
          </table:table-cell>
          <table:table-cell office:value-type="string">
            <text:p>161311000026-45</text:p>
          </table:table-cell>
          <table:table-cell office:value-type="string">
            <text:p>2013-11-06 09:27:51.305332</text:p>
          </table:table-cell>
          <table:table-cell office:value-type="string">
            <text:p>2791.7716</text:p>
          </table:table-cell>
          <table:table-cell office:value-type="string">
            <text:p>CGA</text:p>
          </table:table-cell>
        </table:table-row>
        <table:table-row>
          <table:table-cell office:value-type="string">
            <text:p>81242</text:p>
          </table:table-cell>
          <table:table-cell office:value-type="string">
            <text:p>9100740307670</text:p>
          </table:table-cell>
          <table:table-cell office:value-type="string">
            <text:p>54290.002218/2005-22</text:p>
          </table:table-cell>
          <table:table-cell office:value-type="string">
            <text:p>16</text:p>
          </table:table-cell>
          <table:table-cell office:value-type="string">
            <text:p>161412000308-69</text:p>
          </table:table-cell>
          <table:table-cell office:value-type="string">
            <text:p>2014-12-24 09:30:58.385014</text:p>
          </table:table-cell>
          <table:table-cell office:value-type="string">
            <text:p>3460.8060</text:p>
          </table:table-cell>
          <table:table-cell office:value-type="string">
            <text:p>AG6</text:p>
          </table:table-cell>
        </table:table-row>
        <table:table-row>
          <table:table-cell office:value-type="string">
            <text:p>14131</text:p>
          </table:table-cell>
          <table:table-cell office:value-type="string">
            <text:p>9110200172216</text:p>
          </table:table-cell>
          <table:table-cell office:value-type="string">
            <text:p>54290.004136/2006-01</text:p>
          </table:table-cell>
          <table:table-cell office:value-type="string">
            <text:p>16</text:p>
          </table:table-cell>
          <table:table-cell office:value-type="string">
            <text:p>160907000027-93</text:p>
          </table:table-cell>
          <table:table-cell office:value-type="string">
            <text:p>2009-07-07 00:00:00</text:p>
          </table:table-cell>
          <table:table-cell office:value-type="string">
            <text:p>2035.7343</text:p>
          </table:table-cell>
          <table:table-cell office:value-type="string">
            <text:p>AVB</text:p>
          </table:table-cell>
        </table:table-row>
        <table:table-row>
          <table:table-cell office:value-type="string">
            <text:p>546</text:p>
          </table:table-cell>
          <table:table-cell office:value-type="string">
            <text:p>9110200186004</text:p>
          </table:table-cell>
          <table:table-cell office:value-type="string">
            <text:p>54290000461/2004-25</text:p>
          </table:table-cell>
          <table:table-cell office:value-type="string">
            <text:p>16</text:p>
          </table:table-cell>
          <table:table-cell office:value-type="string">
            <text:p>160501000018-00</text:p>
          </table:table-cell>
          <table:table-cell office:value-type="string">
            <text:p>2005-01-17 00:00:00</text:p>
          </table:table-cell>
          <table:table-cell office:value-type="string">
            <text:p>158.5217</text:p>
          </table:table-cell>
          <table:table-cell office:value-type="string">
            <text:p>ADX</text:p>
          </table:table-cell>
        </table:table-row>
        <table:table-row>
          <table:table-cell office:value-type="string">
            <text:p>80538</text:p>
          </table:table-cell>
          <table:table-cell office:value-type="string">
            <text:p>9110620286497</text:p>
          </table:table-cell>
          <table:table-cell office:value-type="string">
            <text:p>54290.000951/2010-70</text:p>
          </table:table-cell>
          <table:table-cell office:value-type="string">
            <text:p>16</text:p>
          </table:table-cell>
          <table:table-cell office:value-type="string">
            <text:p>161411000100-50</text:p>
          </table:table-cell>
          <table:table-cell office:value-type="string">
            <text:p>2014-11-21 15:36:21.767106</text:p>
          </table:table-cell>
          <table:table-cell office:value-type="string">
            <text:p>2643.8026</text:p>
          </table:table-cell>
          <table:table-cell office:value-type="string">
            <text:p>D3Y</text:p>
          </table:table-cell>
        </table:table-row>
        <table:table-row>
          <table:table-cell office:value-type="string">
            <text:p>4723</text:p>
          </table:table-cell>
          <table:table-cell office:value-type="string">
            <text:p>9111000074399</text:p>
          </table:table-cell>
          <table:table-cell office:value-type="string">
            <text:p>54290.000532/2004-90</text:p>
          </table:table-cell>
          <table:table-cell office:value-type="string">
            <text:p>16</text:p>
          </table:table-cell>
          <table:table-cell office:value-type="string">
            <text:p>160611000023-73</text:p>
          </table:table-cell>
          <table:table-cell office:value-type="string">
            <text:p>2006-11-08 00:00:00</text:p>
          </table:table-cell>
          <table:table-cell office:value-type="string">
            <text:p>423.7169</text:p>
          </table:table-cell>
          <table:table-cell office:value-type="string">
            <text:p>AHK</text:p>
          </table:table-cell>
        </table:table-row>
        <table:table-row>
          <table:table-cell office:value-type="string">
            <text:p>1816</text:p>
          </table:table-cell>
          <table:table-cell office:value-type="string">
            <text:p>9120260107664</text:p>
          </table:table-cell>
          <table:table-cell office:value-type="string">
            <text:p>54290001026/2005-07</text:p>
          </table:table-cell>
          <table:table-cell office:value-type="string">
            <text:p>16</text:p>
          </table:table-cell>
          <table:table-cell office:value-type="string">
            <text:p>160510000037-61</text:p>
          </table:table-cell>
          <table:table-cell office:value-type="string">
            <text:p>2005-10-18 00:00:00</text:p>
          </table:table-cell>
          <table:table-cell office:value-type="string">
            <text:p>48.0229</text:p>
          </table:table-cell>
          <table:table-cell office:value-type="string">
            <text:p>AAC</text:p>
          </table:table-cell>
        </table:table-row>
        <table:table-row>
          <table:table-cell office:value-type="string">
            <text:p>2242</text:p>
          </table:table-cell>
          <table:table-cell office:value-type="string">
            <text:p>9120260107664</text:p>
          </table:table-cell>
          <table:table-cell office:value-type="string">
            <text:p>54290.001024/2005-18</text:p>
          </table:table-cell>
          <table:table-cell office:value-type="string">
            <text:p>16</text:p>
          </table:table-cell>
          <table:table-cell office:value-type="string">
            <text:p>160512000020-76</text:p>
          </table:table-cell>
          <table:table-cell office:value-type="string">
            <text:p>2005-12-13 00:00:00</text:p>
          </table:table-cell>
          <table:table-cell office:value-type="string">
            <text:p>2329.9822</text:p>
          </table:table-cell>
          <table:table-cell office:value-type="string">
            <text:p>AAC</text:p>
          </table:table-cell>
        </table:table-row>
        <table:table-row>
          <table:table-cell office:value-type="string">
            <text:p>21829</text:p>
          </table:table-cell>
          <table:table-cell office:value-type="string">
            <text:p>9120260107664</text:p>
          </table:table-cell>
          <table:table-cell office:value-type="string">
            <text:p>54290.001024/2005-18</text:p>
          </table:table-cell>
          <table:table-cell office:value-type="string">
            <text:p>16</text:p>
          </table:table-cell>
          <table:table-cell office:value-type="string">
            <text:p>161009000004-93</text:p>
          </table:table-cell>
          <table:table-cell office:value-type="string">
            <text:p>2010-09-02 00:00:00</text:p>
          </table:table-cell>
          <table:table-cell office:value-type="string">
            <text:p>2320.3714</text:p>
          </table:table-cell>
          <table:table-cell office:value-type="string">
            <text:p>C16</text:p>
          </table:table-cell>
        </table:table-row>
        <table:table-row>
          <table:table-cell office:value-type="string">
            <text:p>5017</text:p>
          </table:table-cell>
          <table:table-cell office:value-type="string">
            <text:p>9120260150241</text:p>
          </table:table-cell>
          <table:table-cell office:value-type="string">
            <text:p>54290.001294/2005-11</text:p>
          </table:table-cell>
          <table:table-cell office:value-type="string">
            <text:p>16</text:p>
          </table:table-cell>
          <table:table-cell office:value-type="string">
            <text:p>160612000025-61</text:p>
          </table:table-cell>
          <table:table-cell office:value-type="string">
            <text:p>2006-12-06 00:00:00</text:p>
          </table:table-cell>
          <table:table-cell office:value-type="string">
            <text:p>1968.0627</text:p>
          </table:table-cell>
          <table:table-cell office:value-type="string">
            <text:p>AJC</text:p>
          </table:table-cell>
        </table:table-row>
        <table:table-row>
          <table:table-cell office:value-type="string">
            <text:p>5007</text:p>
          </table:table-cell>
          <table:table-cell office:value-type="string">
            <text:p>9120260150403</text:p>
          </table:table-cell>
          <table:table-cell office:value-type="string">
            <text:p>54290.001299/2005-43</text:p>
          </table:table-cell>
          <table:table-cell office:value-type="string">
            <text:p>16</text:p>
          </table:table-cell>
          <table:table-cell office:value-type="string">
            <text:p>160612000021-38</text:p>
          </table:table-cell>
          <table:table-cell office:value-type="string">
            <text:p>2006-12-06 00:00:00</text:p>
          </table:table-cell>
          <table:table-cell office:value-type="string">
            <text:p>2044.9731</text:p>
          </table:table-cell>
          <table:table-cell office:value-type="string">
            <text:p>AJC</text:p>
          </table:table-cell>
        </table:table-row>
        <table:table-row>
          <table:table-cell office:value-type="string">
            <text:p>11987</text:p>
          </table:table-cell>
          <table:table-cell office:value-type="string">
            <text:p>9120340193723</text:p>
          </table:table-cell>
          <table:table-cell office:value-type="string">
            <text:p>54290.000392/2008-83</text:p>
          </table:table-cell>
          <table:table-cell office:value-type="string">
            <text:p>16</text:p>
          </table:table-cell>
          <table:table-cell office:value-type="string">
            <text:p>160902000031-38</text:p>
          </table:table-cell>
          <table:table-cell office:value-type="string">
            <text:p>2009-02-13 00:00:00</text:p>
          </table:table-cell>
          <table:table-cell office:value-type="string">
            <text:p>2863.5192</text:p>
          </table:table-cell>
          <table:table-cell office:value-type="string">
            <text:p>AFW</text:p>
          </table:table-cell>
        </table:table-row>
        <table:table-row>
          <table:table-cell office:value-type="string">
            <text:p>48927</text:p>
          </table:table-cell>
          <table:table-cell office:value-type="string">
            <text:p>9130140115170</text:p>
          </table:table-cell>
          <table:table-cell office:value-type="string">
            <text:p>54290.002956/2010-37</text:p>
          </table:table-cell>
          <table:table-cell office:value-type="string">
            <text:p>16</text:p>
          </table:table-cell>
          <table:table-cell office:value-type="string">
            <text:p>161303000279-10</text:p>
          </table:table-cell>
          <table:table-cell office:value-type="string">
            <text:p>2013-03-27 00:00:00</text:p>
          </table:table-cell>
          <table:table-cell office:value-type="string">
            <text:p>1114.5823</text:p>
          </table:table-cell>
          <table:table-cell office:value-type="string">
            <text:p>AF6</text:p>
          </table:table-cell>
        </table:table-row>
        <table:table-row>
          <table:table-cell office:value-type="string">
            <text:p>25300</text:p>
          </table:table-cell>
          <table:table-cell office:value-type="string">
            <text:p>9130140264842</text:p>
          </table:table-cell>
          <table:table-cell office:value-type="string">
            <text:p>54290.001836/2010-12</text:p>
          </table:table-cell>
          <table:table-cell office:value-type="string">
            <text:p>16</text:p>
          </table:table-cell>
          <table:table-cell office:value-type="string">
            <text:p>161102000089-79</text:p>
          </table:table-cell>
          <table:table-cell office:value-type="string">
            <text:p>2011-02-16 00:00:00</text:p>
          </table:table-cell>
          <table:table-cell office:value-type="string">
            <text:p>1154.5062</text:p>
          </table:table-cell>
          <table:table-cell office:value-type="string">
            <text:p>AF6</text:p>
          </table:table-cell>
        </table:table-row>
        <table:table-row>
          <table:table-cell office:value-type="string">
            <text:p>25008</text:p>
          </table:table-cell>
          <table:table-cell office:value-type="string">
            <text:p>9130900016194</text:p>
          </table:table-cell>
          <table:table-cell office:value-type="string">
            <text:p>54290.001149/2010-05</text:p>
          </table:table-cell>
          <table:table-cell office:value-type="string">
            <text:p>16</text:p>
          </table:table-cell>
          <table:table-cell office:value-type="string">
            <text:p>161102000024-23</text:p>
          </table:table-cell>
          <table:table-cell office:value-type="string">
            <text:p>2011-02-04 00:00:00</text:p>
          </table:table-cell>
          <table:table-cell office:value-type="string">
            <text:p>1638.5786</text:p>
          </table:table-cell>
          <table:table-cell office:value-type="string">
            <text:p>AE4</text:p>
          </table:table-cell>
        </table:table-row>
        <table:table-row>
          <table:table-cell office:value-type="string">
            <text:p>2284</text:p>
          </table:table-cell>
          <table:table-cell office:value-type="string">
            <text:p>9131890193137</text:p>
          </table:table-cell>
          <table:table-cell office:value-type="string">
            <text:p>54290002541/2005-04</text:p>
          </table:table-cell>
          <table:table-cell office:value-type="string">
            <text:p>16</text:p>
          </table:table-cell>
          <table:table-cell office:value-type="string">
            <text:p>160512000023-19</text:p>
          </table:table-cell>
          <table:table-cell office:value-type="string">
            <text:p>2005-12-16 00:00:00</text:p>
          </table:table-cell>
          <table:table-cell office:value-type="string">
            <text:p>1626.5320</text:p>
          </table:table-cell>
          <table:table-cell office:value-type="string">
            <text:p>AG5</text:p>
          </table:table-cell>
        </table:table-row>
        <table:table-row>
          <table:table-cell office:value-type="string">
            <text:p>70868</text:p>
          </table:table-cell>
          <table:table-cell office:value-type="string">
            <text:p>9230360086800</text:p>
          </table:table-cell>
          <table:table-cell office:value-type="string">
            <text:p>54400.002368/2011-90</text:p>
          </table:table-cell>
          <table:table-cell office:value-type="string">
            <text:p>26</text:p>
          </table:table-cell>
          <table:table-cell office:value-type="string">
            <text:p>261401000016-93</text:p>
          </table:table-cell>
          <table:table-cell office:value-type="string">
            <text:p>2014-01-07 10:52:48.876471</text:p>
          </table:table-cell>
          <table:table-cell office:value-type="string">
            <text:p>495.3771</text:p>
          </table:table-cell>
          <table:table-cell office:value-type="string">
            <text:p>E6M</text:p>
          </table:table-cell>
        </table:table-row>
        <table:table-row>
          <table:table-cell office:value-type="string">
            <text:p>10844</text:p>
          </table:table-cell>
          <table:table-cell office:value-type="string">
            <text:p>9230600209742</text:p>
          </table:table-cell>
          <table:table-cell office:value-type="string">
            <text:p>54400.001727/2007-13</text:p>
          </table:table-cell>
          <table:table-cell office:value-type="string">
            <text:p>26</text:p>
          </table:table-cell>
          <table:table-cell office:value-type="string">
            <text:p>260811000006-98</text:p>
          </table:table-cell>
          <table:table-cell office:value-type="string">
            <text:p>2008-11-14 00:00:00</text:p>
          </table:table-cell>
          <table:table-cell office:value-type="string">
            <text:p>2689.1903</text:p>
          </table:table-cell>
          <table:table-cell office:value-type="string">
            <text:p>BFI</text:p>
          </table:table-cell>
        </table:table-row>
        <table:table-row>
          <table:table-cell office:value-type="string">
            <text:p>27763</text:p>
          </table:table-cell>
          <table:table-cell office:value-type="string">
            <text:p>9230600210082</text:p>
          </table:table-cell>
          <table:table-cell office:value-type="string">
            <text:p>54400.000210/2008-80</text:p>
          </table:table-cell>
          <table:table-cell office:value-type="string">
            <text:p>26</text:p>
          </table:table-cell>
          <table:table-cell office:value-type="string">
            <text:p>261106000010-97</text:p>
          </table:table-cell>
          <table:table-cell office:value-type="string">
            <text:p>2011-06-07 00:00:00</text:p>
          </table:table-cell>
          <table:table-cell office:value-type="string">
            <text:p>1831.4789</text:p>
          </table:table-cell>
          <table:table-cell office:value-type="string">
            <text:p>BFI</text:p>
          </table:table-cell>
        </table:table-row>
        <table:table-row>
          <table:table-cell office:value-type="string">
            <text:p>9651</text:p>
          </table:table-cell>
          <table:table-cell office:value-type="string">
            <text:p>9230600210325</text:p>
          </table:table-cell>
          <table:table-cell office:value-type="string">
            <text:p>54400.001729/2007-02</text:p>
          </table:table-cell>
          <table:table-cell office:value-type="string">
            <text:p>26</text:p>
          </table:table-cell>
          <table:table-cell office:value-type="string">
            <text:p>260808000006-68</text:p>
          </table:table-cell>
          <table:table-cell office:value-type="string">
            <text:p>2008-08-14 00:00:00</text:p>
          </table:table-cell>
          <table:table-cell office:value-type="string">
            <text:p>1432.0448</text:p>
          </table:table-cell>
          <table:table-cell office:value-type="string">
            <text:p>BFI</text:p>
          </table:table-cell>
        </table:table-row>
        <table:table-row>
          <table:table-cell office:value-type="string">
            <text:p>30178</text:p>
          </table:table-cell>
          <table:table-cell office:value-type="string">
            <text:p>9240240014576</text:p>
          </table:table-cell>
          <table:table-cell office:value-type="string">
            <text:p>54400.000072/2011-78</text:p>
          </table:table-cell>
          <table:table-cell office:value-type="string">
            <text:p>26</text:p>
          </table:table-cell>
          <table:table-cell office:value-type="string">
            <text:p>261110000002-33</text:p>
          </table:table-cell>
          <table:table-cell office:value-type="string">
            <text:p>2011-10-06 00:00:00</text:p>
          </table:table-cell>
          <table:table-cell office:value-type="string">
            <text:p>600.1369</text:p>
          </table:table-cell>
          <table:table-cell office:value-type="string">
            <text:p>BEP</text:p>
          </table:table-cell>
        </table:table-row>
        <table:table-row>
          <table:table-cell office:value-type="string">
            <text:p>13385</text:p>
          </table:table-cell>
          <table:table-cell office:value-type="string">
            <text:p>9240400055843</text:p>
          </table:table-cell>
          <table:table-cell office:value-type="string">
            <text:p>54400.001530/2008-57</text:p>
          </table:table-cell>
          <table:table-cell office:value-type="string">
            <text:p>26</text:p>
          </table:table-cell>
          <table:table-cell office:value-type="string">
            <text:p>260905000029-56</text:p>
          </table:table-cell>
          <table:table-cell office:value-type="string">
            <text:p>2009-05-19 00:00:00</text:p>
          </table:table-cell>
          <table:table-cell office:value-type="string">
            <text:p>1348.7080</text:p>
          </table:table-cell>
          <table:table-cell office:value-type="string">
            <text:p>BEY</text:p>
          </table:table-cell>
        </table:table-row>
        <table:table-row>
          <table:table-cell office:value-type="string">
            <text:p>13843</text:p>
          </table:table-cell>
          <table:table-cell office:value-type="string">
            <text:p>9240400055843</text:p>
          </table:table-cell>
          <table:table-cell office:value-type="string">
            <text:p>54400.001531/2008-00</text:p>
          </table:table-cell>
          <table:table-cell office:value-type="string">
            <text:p>26</text:p>
          </table:table-cell>
          <table:table-cell office:value-type="string">
            <text:p>260906000011-53</text:p>
          </table:table-cell>
          <table:table-cell office:value-type="string">
            <text:p>2009-06-19 00:00:00</text:p>
          </table:table-cell>
          <table:table-cell office:value-type="string">
            <text:p>1324.0942</text:p>
          </table:table-cell>
          <table:table-cell office:value-type="string">
            <text:p>BEY</text:p>
          </table:table-cell>
        </table:table-row>
        <table:table-row>
          <table:table-cell office:value-type="string">
            <text:p>70135</text:p>
          </table:table-cell>
          <table:table-cell office:value-type="string">
            <text:p>9250120021272</text:p>
          </table:table-cell>
          <table:table-cell office:value-type="string">
            <text:p>54400.000218/2013-11</text:p>
          </table:table-cell>
          <table:table-cell office:value-type="string">
            <text:p>26</text:p>
          </table:table-cell>
          <table:table-cell office:value-type="string">
            <text:p>261312000026-25</text:p>
          </table:table-cell>
          <table:table-cell office:value-type="string">
            <text:p>2013-12-19 14:58:12.260631</text:p>
          </table:table-cell>
          <table:table-cell office:value-type="string">
            <text:p>381.5260</text:p>
          </table:table-cell>
          <table:table-cell office:value-type="string">
            <text:p>FDF</text:p>
          </table:table-cell>
        </table:table-row>
        <table:table-row>
          <table:table-cell office:value-type="string">
            <text:p>54479</text:p>
          </table:table-cell>
          <table:table-cell office:value-type="string">
            <text:p>9251100026312</text:p>
          </table:table-cell>
          <table:table-cell office:value-type="string">
            <text:p>54400.002149/2010-20</text:p>
          </table:table-cell>
          <table:table-cell office:value-type="string">
            <text:p>26</text:p>
          </table:table-cell>
          <table:table-cell office:value-type="string">
            <text:p>261306000094-67</text:p>
          </table:table-cell>
          <table:table-cell office:value-type="string">
            <text:p>2013-06-26 10:31:03.441471</text:p>
          </table:table-cell>
          <table:table-cell office:value-type="string">
            <text:p>2156.0934</text:p>
          </table:table-cell>
          <table:table-cell office:value-type="string">
            <text:p>CN0</text:p>
          </table:table-cell>
        </table:table-row>
        <table:table-row>
          <table:table-cell office:value-type="string">
            <text:p>54424</text:p>
          </table:table-cell>
          <table:table-cell office:value-type="string">
            <text:p>9260430065569</text:p>
          </table:table-cell>
          <table:table-cell office:value-type="string">
            <text:p>54240.001524/2008-80</text:p>
          </table:table-cell>
          <table:table-cell office:value-type="string">
            <text:p>13</text:p>
          </table:table-cell>
          <table:table-cell office:value-type="string">
            <text:p>131306000509-97</text:p>
          </table:table-cell>
          <table:table-cell office:value-type="string">
            <text:p>2013-06-26 08:34:50.811421</text:p>
          </table:table-cell>
          <table:table-cell office:value-type="string">
            <text:p>3037.5545</text:p>
          </table:table-cell>
          <table:table-cell office:value-type="string">
            <text:p>A0R</text:p>
          </table:table-cell>
        </table:table-row>
        <table:table-row>
          <table:table-cell office:value-type="string">
            <text:p>3225</text:p>
          </table:table-cell>
          <table:table-cell office:value-type="string">
            <text:p>9260940276505</text:p>
          </table:table-cell>
          <table:table-cell office:value-type="string">
            <text:p>54150.0712/2006-38</text:p>
          </table:table-cell>
          <table:table-cell office:value-type="string">
            <text:p>04</text:p>
          </table:table-cell>
          <table:table-cell office:value-type="string">
            <text:p>040603000020-80</text:p>
          </table:table-cell>
          <table:table-cell office:value-type="string">
            <text:p>2006-03-28 00:00:00</text:p>
          </table:table-cell>
          <table:table-cell office:value-type="string">
            <text:p>2296.7358</text:p>
          </table:table-cell>
          <table:table-cell office:value-type="string">
            <text:p>A7R</text:p>
          </table:table-cell>
        </table:table-row>
        <table:table-row>
          <table:table-cell office:value-type="string">
            <text:p>17444</text:p>
          </table:table-cell>
          <table:table-cell office:value-type="string">
            <text:p>9270582568030</text:p>
          </table:table-cell>
          <table:table-cell office:value-type="string">
            <text:p>54700.000207/2010-04</text:p>
          </table:table-cell>
          <table:table-cell office:value-type="string">
            <text:p>28</text:p>
          </table:table-cell>
          <table:table-cell office:value-type="string">
            <text:p>281002000013-79</text:p>
          </table:table-cell>
          <table:table-cell office:value-type="string">
            <text:p>2010-02-24 00:00:00</text:p>
          </table:table-cell>
          <table:table-cell office:value-type="string">
            <text:p>590.0178</text:p>
          </table:table-cell>
          <table:table-cell office:value-type="string">
            <text:p>A4H</text:p>
          </table:table-cell>
        </table:table-row>
        <table:table-row>
          <table:table-cell office:value-type="string">
            <text:p>6576</text:p>
          </table:table-cell>
          <table:table-cell office:value-type="string">
            <text:p>9290182903192</text:p>
          </table:table-cell>
          <table:table-cell office:value-type="string">
            <text:p>54150.002565/2007-11</text:p>
          </table:table-cell>
          <table:table-cell office:value-type="string">
            <text:p>04</text:p>
          </table:table-cell>
          <table:table-cell office:value-type="string">
            <text:p>040708000057-94</text:p>
          </table:table-cell>
          <table:table-cell office:value-type="string">
            <text:p>2007-08-28 00:00:00</text:p>
          </table:table-cell>
          <table:table-cell office:value-type="string">
            <text:p>1477.9876</text:p>
          </table:table-cell>
          <table:table-cell office:value-type="string">
            <text:p>CD6</text:p>
          </table:table-cell>
        </table:table-row>
        <table:table-row>
          <table:table-cell office:value-type="string">
            <text:p>5871</text:p>
          </table:table-cell>
          <table:table-cell office:value-type="string">
            <text:p>9290260006046</text:p>
          </table:table-cell>
          <table:table-cell office:value-type="string">
            <text:p>0431/06-85</text:p>
          </table:table-cell>
          <table:table-cell office:value-type="string">
            <text:p>04</text:p>
          </table:table-cell>
          <table:table-cell office:value-type="string">
            <text:p>040704000001-24</text:p>
          </table:table-cell>
          <table:table-cell office:value-type="string">
            <text:p>2007-04-03 00:00:00</text:p>
          </table:table-cell>
          <table:table-cell office:value-type="string">
            <text:p>2302.9489</text:p>
          </table:table-cell>
          <table:table-cell office:value-type="string">
            <text:p>BI6</text:p>
          </table:table-cell>
        </table:table-row>
        <table:table-row>
          <table:table-cell office:value-type="string">
            <text:p>73643</text:p>
          </table:table-cell>
          <table:table-cell office:value-type="string">
            <text:p>9290770042357</text:p>
          </table:table-cell>
          <table:table-cell office:value-type="string">
            <text:p>54150.000065/2009-15</text:p>
          </table:table-cell>
          <table:table-cell office:value-type="string">
            <text:p>04</text:p>
          </table:table-cell>
          <table:table-cell office:value-type="string">
            <text:p>041402000116-40</text:p>
          </table:table-cell>
          <table:table-cell office:value-type="string">
            <text:p>2014-02-19 08:22:30.241185</text:p>
          </table:table-cell>
          <table:table-cell office:value-type="string">
            <text:p>6100.0520</text:p>
          </table:table-cell>
          <table:table-cell office:value-type="string">
            <text:p>B7Z</text:p>
          </table:table-cell>
        </table:table-row>
        <table:table-row>
          <table:table-cell office:value-type="string">
            <text:p>46148</text:p>
          </table:table-cell>
          <table:table-cell office:value-type="string">
            <text:p>9303850013921</text:p>
          </table:table-cell>
          <table:table-cell office:value-type="string">
            <text:p>54150.001554/2012-81</text:p>
          </table:table-cell>
          <table:table-cell office:value-type="string">
            <text:p>04</text:p>
          </table:table-cell>
          <table:table-cell office:value-type="string">
            <text:p>041302000312-60</text:p>
          </table:table-cell>
          <table:table-cell office:value-type="string">
            <text:p>2013-02-25 00:00:00</text:p>
          </table:table-cell>
          <table:table-cell office:value-type="string">
            <text:p>309.7513</text:p>
          </table:table-cell>
          <table:table-cell office:value-type="string">
            <text:p>AY4</text:p>
          </table:table-cell>
        </table:table-row>
        <table:table-row>
          <table:table-cell office:value-type="string">
            <text:p>18600</text:p>
          </table:table-cell>
          <table:table-cell office:value-type="string">
            <text:p>9310550030502</text:p>
          </table:table-cell>
          <table:table-cell office:value-type="string">
            <text:p>54700.002434/2009-22</text:p>
          </table:table-cell>
          <table:table-cell office:value-type="string">
            <text:p>28</text:p>
          </table:table-cell>
          <table:table-cell office:value-type="string">
            <text:p>281004000034-56</text:p>
          </table:table-cell>
          <table:table-cell office:value-type="string">
            <text:p>2010-04-19 00:00:00</text:p>
          </table:table-cell>
          <table:table-cell office:value-type="string">
            <text:p>1326.6523</text:p>
          </table:table-cell>
          <table:table-cell office:value-type="string">
            <text:p>BBC</text:p>
          </table:table-cell>
        </table:table-row>
        <table:table-row>
          <table:table-cell office:value-type="string">
            <text:p>15256</text:p>
          </table:table-cell>
          <table:table-cell office:value-type="string">
            <text:p>9310710489841</text:p>
          </table:table-cell>
          <table:table-cell office:value-type="string">
            <text:p>54700.002403/2009-71</text:p>
          </table:table-cell>
          <table:table-cell office:value-type="string">
            <text:p>28</text:p>
          </table:table-cell>
          <table:table-cell office:value-type="string">
            <text:p>280909000033-73</text:p>
          </table:table-cell>
          <table:table-cell office:value-type="string">
            <text:p>2009-09-18 00:00:00</text:p>
          </table:table-cell>
          <table:table-cell office:value-type="string">
            <text:p>494.5761</text:p>
          </table:table-cell>
          <table:table-cell office:value-type="string">
            <text:p>AQM</text:p>
          </table:table-cell>
        </table:table-row>
        <table:table-row>
          <table:table-cell office:value-type="string">
            <text:p>60494</text:p>
          </table:table-cell>
          <table:table-cell office:value-type="string">
            <text:p>9310980322477</text:p>
          </table:table-cell>
          <table:table-cell office:value-type="string">
            <text:p>54150.003045/2011-11</text:p>
          </table:table-cell>
          <table:table-cell office:value-type="string">
            <text:p>04</text:p>
          </table:table-cell>
          <table:table-cell office:value-type="string">
            <text:p>041308000819-19</text:p>
          </table:table-cell>
          <table:table-cell office:value-type="string">
            <text:p>2013-08-30 10:24:00.002162</text:p>
          </table:table-cell>
          <table:table-cell office:value-type="string">
            <text:p>847.0303</text:p>
          </table:table-cell>
          <table:table-cell office:value-type="string">
            <text:p>DQG</text:p>
          </table:table-cell>
        </table:table-row>
        <table:table-row>
          <table:table-cell office:value-type="string">
            <text:p>74207</text:p>
          </table:table-cell>
          <table:table-cell office:value-type="string">
            <text:p>9330310270574</text:p>
          </table:table-cell>
          <table:table-cell office:value-type="string">
            <text:p>54150.001968/2008-24</text:p>
          </table:table-cell>
          <table:table-cell office:value-type="string">
            <text:p>04</text:p>
          </table:table-cell>
          <table:table-cell office:value-type="string">
            <text:p>041209000015-29</text:p>
          </table:table-cell>
          <table:table-cell office:value-type="string">
            <text:p>2012-09-20 00:00:00</text:p>
          </table:table-cell>
          <table:table-cell office:value-type="string">
            <text:p>1643.2733</text:p>
          </table:table-cell>
          <table:table-cell office:value-type="string">
            <text:p>DNF</text:p>
          </table:table-cell>
        </table:table-row>
        <table:table-row>
          <table:table-cell office:value-type="string">
            <text:p>73241</text:p>
          </table:table-cell>
          <table:table-cell office:value-type="string">
            <text:p>9361200316580</text:p>
          </table:table-cell>
          <table:table-cell office:value-type="string">
            <text:p>54700.001527/2013-16</text:p>
          </table:table-cell>
          <table:table-cell office:value-type="string">
            <text:p>28</text:p>
          </table:table-cell>
          <table:table-cell office:value-type="string">
            <text:p>281402000028-89</text:p>
          </table:table-cell>
          <table:table-cell office:value-type="string">
            <text:p>2014-02-12 16:45:59.704143</text:p>
          </table:table-cell>
          <table:table-cell office:value-type="string">
            <text:p>3564.5161</text:p>
          </table:table-cell>
          <table:table-cell office:value-type="string">
            <text:p>ELV</text:p>
          </table:table-cell>
        </table:table-row>
        <table:table-row>
          <table:table-cell office:value-type="string">
            <text:p>3011</text:p>
          </table:table-cell>
          <table:table-cell office:value-type="string">
            <text:p>9500171237497</text:p>
          </table:table-cell>
          <table:table-cell office:value-type="string">
            <text:p>54160004822/2005-79</text:p>
          </table:table-cell>
          <table:table-cell office:value-type="string">
            <text:p>05</text:p>
          </table:table-cell>
          <table:table-cell office:value-type="string">
            <text:p>050603000003-41</text:p>
          </table:table-cell>
          <table:table-cell office:value-type="string">
            <text:p>2006-03-10 00:00:00</text:p>
          </table:table-cell>
          <table:table-cell office:value-type="string">
            <text:p>17255.2578</text:p>
          </table:table-cell>
          <table:table-cell office:value-type="string">
            <text:p>ADB</text:p>
          </table:table-cell>
        </table:table-row>
        <table:table-row>
          <table:table-cell office:value-type="string">
            <text:p>14230</text:p>
          </table:table-cell>
          <table:table-cell office:value-type="string">
            <text:p>9500172993678</text:p>
          </table:table-cell>
          <table:table-cell office:value-type="string">
            <text:p>54240.003723/2006-61</text:p>
          </table:table-cell>
          <table:table-cell office:value-type="string">
            <text:p>13</text:p>
          </table:table-cell>
          <table:table-cell office:value-type="string">
            <text:p>130907000020-29</text:p>
          </table:table-cell>
          <table:table-cell office:value-type="string">
            <text:p>2009-07-15 00:00:00</text:p>
          </table:table-cell>
          <table:table-cell office:value-type="string">
            <text:p>10817.5887</text:p>
          </table:table-cell>
          <table:table-cell office:value-type="string">
            <text:p>AIY</text:p>
          </table:table-cell>
        </table:table-row>
        <table:table-row>
          <table:table-cell office:value-type="string">
            <text:p>3046</text:p>
          </table:table-cell>
          <table:table-cell office:value-type="string">
            <text:p>9500174416600</text:p>
          </table:table-cell>
          <table:table-cell office:value-type="string">
            <text:p>54290001025/2005-54</text:p>
          </table:table-cell>
          <table:table-cell office:value-type="string">
            <text:p>16</text:p>
          </table:table-cell>
          <table:table-cell office:value-type="string">
            <text:p>160603000024-92</text:p>
          </table:table-cell>
          <table:table-cell office:value-type="string">
            <text:p>2006-03-10 00:00:00</text:p>
          </table:table-cell>
          <table:table-cell office:value-type="string">
            <text:p>5096.1478</text:p>
          </table:table-cell>
          <table:table-cell office:value-type="string">
            <text:p>AAC</text:p>
          </table:table-cell>
        </table:table-row>
        <table:table-row>
          <table:table-cell office:value-type="string">
            <text:p>45896</text:p>
          </table:table-cell>
          <table:table-cell office:value-type="string">
            <text:p>9500174416600</text:p>
          </table:table-cell>
          <table:table-cell office:value-type="string">
            <text:p>54290.002342/2011-36</text:p>
          </table:table-cell>
          <table:table-cell office:value-type="string">
            <text:p>16</text:p>
          </table:table-cell>
          <table:table-cell office:value-type="string">
            <text:p>161302000223-30</text:p>
          </table:table-cell>
          <table:table-cell office:value-type="string">
            <text:p>2013-02-21 00:00:00</text:p>
          </table:table-cell>
          <table:table-cell office:value-type="string">
            <text:p>4745.9387</text:p>
          </table:table-cell>
          <table:table-cell office:value-type="string">
            <text:p>CCB</text:p>
          </table:table-cell>
        </table:table-row>
        <table:table-row>
          <table:table-cell office:value-type="string">
            <text:p>2164</text:p>
          </table:table-cell>
          <table:table-cell office:value-type="string">
            <text:p>9500174416945</text:p>
          </table:table-cell>
          <table:table-cell office:value-type="string">
            <text:p>54290.001027/2005-43</text:p>
          </table:table-cell>
          <table:table-cell office:value-type="string">
            <text:p>16</text:p>
          </table:table-cell>
          <table:table-cell office:value-type="string">
            <text:p>160512000006-18</text:p>
          </table:table-cell>
          <table:table-cell office:value-type="string">
            <text:p>2005-12-07 00:00:00</text:p>
          </table:table-cell>
          <table:table-cell office:value-type="string">
            <text:p>919.5134</text:p>
          </table:table-cell>
          <table:table-cell office:value-type="string">
            <text:p>AAC</text:p>
          </table:table-cell>
        </table:table-row>
        <table:table-row>
          <table:table-cell office:value-type="string">
            <text:p>69694</text:p>
          </table:table-cell>
          <table:table-cell office:value-type="string">
            <text:p>9500176214550</text:p>
          </table:table-cell>
          <table:table-cell office:value-type="string">
            <text:p>54220.001813/2012-01</text:p>
          </table:table-cell>
          <table:table-cell office:value-type="string">
            <text:p>11</text:p>
          </table:table-cell>
          <table:table-cell office:value-type="string">
            <text:p>111312000022-24</text:p>
          </table:table-cell>
          <table:table-cell office:value-type="string">
            <text:p>2013-12-16 11:51:57.115073</text:p>
          </table:table-cell>
          <table:table-cell office:value-type="string">
            <text:p>215.4217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7254</text:p>
          </table:table-cell>
          <table:table-cell office:value-type="string">
            <text:p>9500177533438</text:p>
          </table:table-cell>
          <table:table-cell office:value-type="string">
            <text:p>54190.003205/2006-80</text:p>
          </table:table-cell>
          <table:table-cell office:value-type="string">
            <text:p>08</text:p>
          </table:table-cell>
          <table:table-cell office:value-type="string">
            <text:p>080712000021-90</text:p>
          </table:table-cell>
          <table:table-cell office:value-type="string">
            <text:p>2007-12-12 00:00:00</text:p>
          </table:table-cell>
          <table:table-cell office:value-type="string">
            <text:p>30.6424</text:p>
          </table:table-cell>
          <table:table-cell office:value-type="string">
            <text:p>A9E</text:p>
          </table:table-cell>
        </table:table-row>
        <table:table-row>
          <table:table-cell office:value-type="string">
            <text:p>38382</text:p>
          </table:table-cell>
          <table:table-cell office:value-type="string">
            <text:p>9500250012280</text:p>
          </table:table-cell>
          <table:table-cell office:value-type="string">
            <text:p>54160005027/2009-21</text:p>
          </table:table-cell>
          <table:table-cell office:value-type="string">
            <text:p>05</text:p>
          </table:table-cell>
          <table:table-cell office:value-type="string">
            <text:p>051210000021-07</text:p>
          </table:table-cell>
          <table:table-cell office:value-type="string">
            <text:p>2012-10-09 00:00:00</text:p>
          </table:table-cell>
          <table:table-cell office:value-type="string">
            <text:p>2662.3637</text:p>
          </table:table-cell>
          <table:table-cell office:value-type="string">
            <text:p>AW6</text:p>
          </table:table-cell>
        </table:table-row>
        <table:table-row>
          <table:table-cell office:value-type="string">
            <text:p>56927</text:p>
          </table:table-cell>
          <table:table-cell office:value-type="string">
            <text:p>9500252158648</text:p>
          </table:table-cell>
          <table:table-cell office:value-type="string">
            <text:p>54220.001438/2009-96</text:p>
          </table:table-cell>
          <table:table-cell office:value-type="string">
            <text:p>11</text:p>
          </table:table-cell>
          <table:table-cell office:value-type="string">
            <text:p>111307000020-80</text:p>
          </table:table-cell>
          <table:table-cell office:value-type="string">
            <text:p>2013-07-23 17:04:57.943002</text:p>
          </table:table-cell>
          <table:table-cell office:value-type="string">
            <text:p>624.4293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22808</text:p>
          </table:table-cell>
          <table:table-cell office:value-type="string">
            <text:p>9500252800030</text:p>
          </table:table-cell>
          <table:table-cell office:value-type="string">
            <text:p>54220.003132/2008-93</text:p>
          </table:table-cell>
          <table:table-cell office:value-type="string">
            <text:p>11</text:p>
          </table:table-cell>
          <table:table-cell office:value-type="string">
            <text:p>111010000004-47</text:p>
          </table:table-cell>
          <table:table-cell office:value-type="string">
            <text:p>2010-10-06 00:00:00</text:p>
          </table:table-cell>
          <table:table-cell office:value-type="string">
            <text:p>425.1711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55307</text:p>
          </table:table-cell>
          <table:table-cell office:value-type="string">
            <text:p>9500252946670</text:p>
          </table:table-cell>
          <table:table-cell office:value-type="string">
            <text:p>54220.002223/2012-98</text:p>
          </table:table-cell>
          <table:table-cell office:value-type="string">
            <text:p>11</text:p>
          </table:table-cell>
          <table:table-cell office:value-type="string">
            <text:p>111307000004-60</text:p>
          </table:table-cell>
          <table:table-cell office:value-type="string">
            <text:p>2013-07-04 15:49:46.075999</text:p>
          </table:table-cell>
          <table:table-cell office:value-type="string">
            <text:p>60.3762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30874</text:p>
          </table:table-cell>
          <table:table-cell office:value-type="string">
            <text:p>9500253232337</text:p>
          </table:table-cell>
          <table:table-cell office:value-type="string">
            <text:p>54170.003898/2010-25</text:p>
          </table:table-cell>
          <table:table-cell office:value-type="string">
            <text:p>06</text:p>
          </table:table-cell>
          <table:table-cell office:value-type="string">
            <text:p>061111000005-03</text:p>
          </table:table-cell>
          <table:table-cell office:value-type="string">
            <text:p>2011-11-07 00:00:00</text:p>
          </table:table-cell>
          <table:table-cell office:value-type="string">
            <text:p>563.9822</text:p>
          </table:table-cell>
          <table:table-cell office:value-type="string">
            <text:p>BU9</text:p>
          </table:table-cell>
        </table:table-row>
        <table:table-row>
          <table:table-cell office:value-type="string">
            <text:p>71836</text:p>
          </table:table-cell>
          <table:table-cell office:value-type="string">
            <text:p>9500255322821</text:p>
          </table:table-cell>
          <table:table-cell office:value-type="string">
            <text:p>54400.002495/2011-99</text:p>
          </table:table-cell>
          <table:table-cell office:value-type="string">
            <text:p>26</text:p>
          </table:table-cell>
          <table:table-cell office:value-type="string">
            <text:p>261401000159-96</text:p>
          </table:table-cell>
          <table:table-cell office:value-type="string">
            <text:p>2014-01-23 09:15:24.82591</text:p>
          </table:table-cell>
          <table:table-cell office:value-type="string">
            <text:p>92.3665</text:p>
          </table:table-cell>
          <table:table-cell office:value-type="string">
            <text:p>BEX</text:p>
          </table:table-cell>
        </table:table-row>
        <table:table-row>
          <table:table-cell office:value-type="string">
            <text:p>73647</text:p>
          </table:table-cell>
          <table:table-cell office:value-type="string">
            <text:p>9500255323127</text:p>
          </table:table-cell>
          <table:table-cell office:value-type="string">
            <text:p>54400.002713/2011-95</text:p>
          </table:table-cell>
          <table:table-cell office:value-type="string">
            <text:p>26</text:p>
          </table:table-cell>
          <table:table-cell office:value-type="string">
            <text:p>261402000065-06</text:p>
          </table:table-cell>
          <table:table-cell office:value-type="string">
            <text:p>2014-02-19 08:41:03.520121</text:p>
          </table:table-cell>
          <table:table-cell office:value-type="string">
            <text:p>390.7274</text:p>
          </table:table-cell>
          <table:table-cell office:value-type="string">
            <text:p>BEX</text:p>
          </table:table-cell>
        </table:table-row>
        <table:table-row>
          <table:table-cell office:value-type="string">
            <text:p>49011</text:p>
          </table:table-cell>
          <table:table-cell office:value-type="string">
            <text:p>9500256335269</text:p>
          </table:table-cell>
          <table:table-cell office:value-type="string">
            <text:p>54220.000356/2013-19</text:p>
          </table:table-cell>
          <table:table-cell office:value-type="string">
            <text:p>11</text:p>
          </table:table-cell>
          <table:table-cell office:value-type="string">
            <text:p>111304000001-38</text:p>
          </table:table-cell>
          <table:table-cell office:value-type="string">
            <text:p>2013-04-01 00:00:00</text:p>
          </table:table-cell>
          <table:table-cell office:value-type="string">
            <text:p>47.7266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17720</text:p>
          </table:table-cell>
          <table:table-cell office:value-type="string">
            <text:p>9500256756442</text:p>
          </table:table-cell>
          <table:table-cell office:value-type="string">
            <text:p>54220.001437/2009-41</text:p>
          </table:table-cell>
          <table:table-cell office:value-type="string">
            <text:p>11</text:p>
          </table:table-cell>
          <table:table-cell office:value-type="string">
            <text:p>111003000004-01</text:p>
          </table:table-cell>
          <table:table-cell office:value-type="string">
            <text:p>2010-03-11 00:00:00</text:p>
          </table:table-cell>
          <table:table-cell office:value-type="string">
            <text:p>67.2187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64459</text:p>
          </table:table-cell>
          <table:table-cell office:value-type="string">
            <text:p>9500256757333</text:p>
          </table:table-cell>
          <table:table-cell office:value-type="string">
            <text:p>54220.001773/2013-71</text:p>
          </table:table-cell>
          <table:table-cell office:value-type="string">
            <text:p>11</text:p>
          </table:table-cell>
          <table:table-cell office:value-type="string">
            <text:p>111310000053-78</text:p>
          </table:table-cell>
          <table:table-cell office:value-type="string">
            <text:p>2013-10-14 15:25:57.692089</text:p>
          </table:table-cell>
          <table:table-cell office:value-type="string">
            <text:p>796.713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0462</text:p>
          </table:table-cell>
          <table:table-cell office:value-type="string">
            <text:p>9500258561266</text:p>
          </table:table-cell>
          <table:table-cell office:value-type="string">
            <text:p>54150.002714/2005-81</text:p>
          </table:table-cell>
          <table:table-cell office:value-type="string">
            <text:p>04</text:p>
          </table:table-cell>
          <table:table-cell office:value-type="string">
            <text:p>041212000029-54</text:p>
          </table:table-cell>
          <table:table-cell office:value-type="string">
            <text:p>2012-12-06 00:00:00</text:p>
          </table:table-cell>
          <table:table-cell office:value-type="string">
            <text:p>1460.9776</text:p>
          </table:table-cell>
          <table:table-cell office:value-type="string">
            <text:p>A2T</text:p>
          </table:table-cell>
        </table:table-row>
        <table:table-row>
          <table:table-cell office:value-type="string">
            <text:p>31251</text:p>
          </table:table-cell>
          <table:table-cell office:value-type="string">
            <text:p>9500333695788</text:p>
          </table:table-cell>
          <table:table-cell office:value-type="string">
            <text:p>54160003327/2010-18</text:p>
          </table:table-cell>
          <table:table-cell office:value-type="string">
            <text:p>05</text:p>
          </table:table-cell>
          <table:table-cell office:value-type="string">
            <text:p>051111000018-57</text:p>
          </table:table-cell>
          <table:table-cell office:value-type="string">
            <text:p>2011-11-17 00:00:00</text:p>
          </table:table-cell>
          <table:table-cell office:value-type="string">
            <text:p>352.6113</text:p>
          </table:table-cell>
          <table:table-cell office:value-type="string">
            <text:p>CCL</text:p>
          </table:table-cell>
        </table:table-row>
        <table:table-row>
          <table:table-cell office:value-type="string">
            <text:p>4969</text:p>
          </table:table-cell>
          <table:table-cell office:value-type="string">
            <text:p>9500337025019</text:p>
          </table:table-cell>
          <table:table-cell office:value-type="string">
            <text:p>54400000099/2006-60</text:p>
          </table:table-cell>
          <table:table-cell office:value-type="string">
            <text:p>26</text:p>
          </table:table-cell>
          <table:table-cell office:value-type="string">
            <text:p>260612000004-90</text:p>
          </table:table-cell>
          <table:table-cell office:value-type="string">
            <text:p>2006-12-04 00:00:00</text:p>
          </table:table-cell>
          <table:table-cell office:value-type="string">
            <text:p>4163.9925</text:p>
          </table:table-cell>
          <table:table-cell office:value-type="string">
            <text:p>CPX</text:p>
          </table:table-cell>
        </table:table-row>
        <table:table-row>
          <table:table-cell office:value-type="string">
            <text:p>4981</text:p>
          </table:table-cell>
          <table:table-cell office:value-type="string">
            <text:p>9500337025019</text:p>
          </table:table-cell>
          <table:table-cell office:value-type="string">
            <text:p>54400000099/2006/60</text:p>
          </table:table-cell>
          <table:table-cell office:value-type="string">
            <text:p>26</text:p>
          </table:table-cell>
          <table:table-cell office:value-type="string">
            <text:p>260612000005-71</text:p>
          </table:table-cell>
          <table:table-cell office:value-type="string">
            <text:p>2006-12-04 00:00:00</text:p>
          </table:table-cell>
          <table:table-cell office:value-type="string">
            <text:p>4163.9925</text:p>
          </table:table-cell>
          <table:table-cell office:value-type="string">
            <text:p>CPX</text:p>
          </table:table-cell>
        </table:table-row>
        <table:table-row>
          <table:table-cell office:value-type="string">
            <text:p>75715</text:p>
          </table:table-cell>
          <table:table-cell office:value-type="string">
            <text:p>9500337659964</text:p>
          </table:table-cell>
          <table:table-cell office:value-type="string">
            <text:p>54220.001111/2013-09</text:p>
          </table:table-cell>
          <table:table-cell office:value-type="string">
            <text:p>11</text:p>
          </table:table-cell>
          <table:table-cell office:value-type="string">
            <text:p>111403000040-07</text:p>
          </table:table-cell>
          <table:table-cell office:value-type="string">
            <text:p>2014-03-31 11:40:17.003654</text:p>
          </table:table-cell>
          <table:table-cell office:value-type="string">
            <text:p>741.1215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69762</text:p>
          </table:table-cell>
          <table:table-cell office:value-type="string">
            <text:p>9500337660970</text:p>
          </table:table-cell>
          <table:table-cell office:value-type="string">
            <text:p>54220.002296/2013-61</text:p>
          </table:table-cell>
          <table:table-cell office:value-type="string">
            <text:p>11</text:p>
          </table:table-cell>
          <table:table-cell office:value-type="string">
            <text:p>111312000024-96</text:p>
          </table:table-cell>
          <table:table-cell office:value-type="string">
            <text:p>2013-12-17 09:23:42.899747</text:p>
          </table:table-cell>
          <table:table-cell office:value-type="string">
            <text:p>70.4281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53986</text:p>
          </table:table-cell>
          <table:table-cell office:value-type="string">
            <text:p>9500338205550</text:p>
          </table:table-cell>
          <table:table-cell office:value-type="string">
            <text:p>54170.003488/2011-65</text:p>
          </table:table-cell>
          <table:table-cell office:value-type="string">
            <text:p>06</text:p>
          </table:table-cell>
          <table:table-cell office:value-type="string">
            <text:p>061306000145-34</text:p>
          </table:table-cell>
          <table:table-cell office:value-type="string">
            <text:p>2013-06-19 14:26:20.773471</text:p>
          </table:table-cell>
          <table:table-cell office:value-type="string">
            <text:p>1045.1436</text:p>
          </table:table-cell>
          <table:table-cell office:value-type="string">
            <text:p>DPC</text:p>
          </table:table-cell>
        </table:table-row>
        <table:table-row>
          <table:table-cell office:value-type="string">
            <text:p>57434</text:p>
          </table:table-cell>
          <table:table-cell office:value-type="string">
            <text:p>9500411615869</text:p>
          </table:table-cell>
          <table:table-cell office:value-type="string">
            <text:p>54170.006951/2012-10</text:p>
          </table:table-cell>
          <table:table-cell office:value-type="string">
            <text:p>06</text:p>
          </table:table-cell>
          <table:table-cell office:value-type="string">
            <text:p>061307000433-15</text:p>
          </table:table-cell>
          <table:table-cell office:value-type="string">
            <text:p>2013-07-30 14:28:01.239262</text:p>
          </table:table-cell>
          <table:table-cell office:value-type="string">
            <text:p>228.1184</text:p>
          </table:table-cell>
          <table:table-cell office:value-type="string">
            <text:p>FBN</text:p>
          </table:table-cell>
        </table:table-row>
        <table:table-row>
          <table:table-cell office:value-type="string">
            <text:p>22812</text:p>
          </table:table-cell>
          <table:table-cell office:value-type="string">
            <text:p>9500417528003</text:p>
          </table:table-cell>
          <table:table-cell office:value-type="string">
            <text:p>54220.003133/2008-38</text:p>
          </table:table-cell>
          <table:table-cell office:value-type="string">
            <text:p>11</text:p>
          </table:table-cell>
          <table:table-cell office:value-type="string">
            <text:p>111010000005-28</text:p>
          </table:table-cell>
          <table:table-cell office:value-type="string">
            <text:p>2010-10-06 00:00:00</text:p>
          </table:table-cell>
          <table:table-cell office:value-type="string">
            <text:p>182.1777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45924</text:p>
          </table:table-cell>
          <table:table-cell office:value-type="string">
            <text:p>9500417530920</text:p>
          </table:table-cell>
          <table:table-cell office:value-type="string">
            <text:p>54220.002222/2012-43</text:p>
          </table:table-cell>
          <table:table-cell office:value-type="string">
            <text:p>11</text:p>
          </table:table-cell>
          <table:table-cell office:value-type="string">
            <text:p>111302000098-08</text:p>
          </table:table-cell>
          <table:table-cell office:value-type="string">
            <text:p>2013-02-21 00:00:00</text:p>
          </table:table-cell>
          <table:table-cell office:value-type="string">
            <text:p>100.7232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3887</text:p>
          </table:table-cell>
          <table:table-cell office:value-type="string">
            <text:p>9500500742254</text:p>
          </table:table-cell>
          <table:table-cell office:value-type="string">
            <text:p>54220.001732/2006-55</text:p>
          </table:table-cell>
          <table:table-cell office:value-type="string">
            <text:p>11</text:p>
          </table:table-cell>
          <table:table-cell office:value-type="string">
            <text:p>110608000002-03</text:p>
          </table:table-cell>
          <table:table-cell office:value-type="string">
            <text:p>2006-08-04 00:00:00</text:p>
          </table:table-cell>
          <table:table-cell office:value-type="string">
            <text:p>270.8884</text:p>
          </table:table-cell>
          <table:table-cell office:value-type="string">
            <text:p>AMF</text:p>
          </table:table-cell>
        </table:table-row>
        <table:table-row>
          <table:table-cell office:value-type="string">
            <text:p>45925</text:p>
          </table:table-cell>
          <table:table-cell office:value-type="string">
            <text:p>9500500745512</text:p>
          </table:table-cell>
          <table:table-cell office:value-type="string">
            <text:p>54220.002221/2012-07</text:p>
          </table:table-cell>
          <table:table-cell office:value-type="string">
            <text:p>11</text:p>
          </table:table-cell>
          <table:table-cell office:value-type="string">
            <text:p>111302000099-99</text:p>
          </table:table-cell>
          <table:table-cell office:value-type="string">
            <text:p>2013-02-21 00:00:00</text:p>
          </table:table-cell>
          <table:table-cell office:value-type="string">
            <text:p>1814.5047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2230</text:p>
          </table:table-cell>
          <table:table-cell office:value-type="string">
            <text:p>9500501960964</text:p>
          </table:table-cell>
          <table:table-cell office:value-type="string">
            <text:p>54240.002339/2005-60</text:p>
          </table:table-cell>
          <table:table-cell office:value-type="string">
            <text:p>13</text:p>
          </table:table-cell>
          <table:table-cell office:value-type="string">
            <text:p>130512000059-31</text:p>
          </table:table-cell>
          <table:table-cell office:value-type="string">
            <text:p>2005-12-12 00:00:00</text:p>
          </table:table-cell>
          <table:table-cell office:value-type="string">
            <text:p>14800.9484</text:p>
          </table:table-cell>
          <table:table-cell office:value-type="string">
            <text:p>AP3</text:p>
          </table:table-cell>
        </table:table-row>
        <table:table-row>
          <table:table-cell office:value-type="string">
            <text:p>10551</text:p>
          </table:table-cell>
          <table:table-cell office:value-type="string">
            <text:p>9500506390872</text:p>
          </table:table-cell>
          <table:table-cell office:value-type="string">
            <text:p>54240.000134/2008-92</text:p>
          </table:table-cell>
          <table:table-cell office:value-type="string">
            <text:p>13</text:p>
          </table:table-cell>
          <table:table-cell office:value-type="string">
            <text:p>130810000020-78</text:p>
          </table:table-cell>
          <table:table-cell office:value-type="string">
            <text:p>2008-10-22 00:00:00</text:p>
          </table:table-cell>
          <table:table-cell office:value-type="string">
            <text:p>98.3184</text:p>
          </table:table-cell>
          <table:table-cell office:value-type="string">
            <text:p>A8N</text:p>
          </table:table-cell>
        </table:table-row>
        <table:table-row>
          <table:table-cell office:value-type="string">
            <text:p>52652</text:p>
          </table:table-cell>
          <table:table-cell office:value-type="string">
            <text:p>9500506834185</text:p>
          </table:table-cell>
          <table:table-cell office:value-type="string">
            <text:p>54240.001522/2008-91</text:p>
          </table:table-cell>
          <table:table-cell office:value-type="string">
            <text:p>13</text:p>
          </table:table-cell>
          <table:table-cell office:value-type="string">
            <text:p>131306000110-70</text:p>
          </table:table-cell>
          <table:table-cell office:value-type="string">
            <text:p>2013-06-07 11:57:56.900125</text:p>
          </table:table-cell>
          <table:table-cell office:value-type="string">
            <text:p>3088.2248</text:p>
          </table:table-cell>
          <table:table-cell office:value-type="string">
            <text:p>A0R</text:p>
          </table:table-cell>
        </table:table-row>
        <table:table-row>
          <table:table-cell office:value-type="string">
            <text:p>53410</text:p>
          </table:table-cell>
          <table:table-cell office:value-type="string">
            <text:p>9500506834851</text:p>
          </table:table-cell>
          <table:table-cell office:value-type="string">
            <text:p>54240.003984/2006-81</text:p>
          </table:table-cell>
          <table:table-cell office:value-type="string">
            <text:p>13</text:p>
          </table:table-cell>
          <table:table-cell office:value-type="string">
            <text:p>131306000249-96</text:p>
          </table:table-cell>
          <table:table-cell office:value-type="string">
            <text:p>2013-06-13 17:26:53.605517</text:p>
          </table:table-cell>
          <table:table-cell office:value-type="string">
            <text:p>2970.0659</text:p>
          </table:table-cell>
          <table:table-cell office:value-type="string">
            <text:p>A0R</text:p>
          </table:table-cell>
        </table:table-row>
        <table:table-row>
          <table:table-cell office:value-type="string">
            <text:p>53811</text:p>
          </table:table-cell>
          <table:table-cell office:value-type="string">
            <text:p>9500506835319</text:p>
          </table:table-cell>
          <table:table-cell office:value-type="string">
            <text:p>54240.001569/2008-54</text:p>
          </table:table-cell>
          <table:table-cell office:value-type="string">
            <text:p>13</text:p>
          </table:table-cell>
          <table:table-cell office:value-type="string">
            <text:p>131306000357-69</text:p>
          </table:table-cell>
          <table:table-cell office:value-type="string">
            <text:p>2013-06-17 19:40:14.11704</text:p>
          </table:table-cell>
          <table:table-cell office:value-type="string">
            <text:p>2995.9231</text:p>
          </table:table-cell>
          <table:table-cell office:value-type="string">
            <text:p>A0R</text:p>
          </table:table-cell>
        </table:table-row>
        <table:table-row>
          <table:table-cell office:value-type="string">
            <text:p>52739</text:p>
          </table:table-cell>
          <table:table-cell office:value-type="string">
            <text:p>9500506835580</text:p>
          </table:table-cell>
          <table:table-cell office:value-type="string">
            <text:p>54240.001523/2008-35</text:p>
          </table:table-cell>
          <table:table-cell office:value-type="string">
            <text:p>13</text:p>
          </table:table-cell>
          <table:table-cell office:value-type="string">
            <text:p>131306000135-28</text:p>
          </table:table-cell>
          <table:table-cell office:value-type="string">
            <text:p>2013-06-07 18:09:36.147805</text:p>
          </table:table-cell>
          <table:table-cell office:value-type="string">
            <text:p>3508.3749</text:p>
          </table:table-cell>
          <table:table-cell office:value-type="string">
            <text:p>A0R</text:p>
          </table:table-cell>
        </table:table-row>
        <table:table-row>
          <table:table-cell office:value-type="string">
            <text:p>53148</text:p>
          </table:table-cell>
          <table:table-cell office:value-type="string">
            <text:p>9500506835904</text:p>
          </table:table-cell>
          <table:table-cell office:value-type="string">
            <text:p>54240.003981/2006-47</text:p>
          </table:table-cell>
          <table:table-cell office:value-type="string">
            <text:p>13</text:p>
          </table:table-cell>
          <table:table-cell office:value-type="string">
            <text:p>131306000208-18</text:p>
          </table:table-cell>
          <table:table-cell office:value-type="string">
            <text:p>2013-06-13 14:41:04.133458</text:p>
          </table:table-cell>
          <table:table-cell office:value-type="string">
            <text:p>3004.6885</text:p>
          </table:table-cell>
          <table:table-cell office:value-type="string">
            <text:p>A0R</text:p>
          </table:table-cell>
        </table:table-row>
        <table:table-row>
          <table:table-cell office:value-type="string">
            <text:p>54544</text:p>
          </table:table-cell>
          <table:table-cell office:value-type="string">
            <text:p>9500506836129</text:p>
          </table:table-cell>
          <table:table-cell office:value-type="string">
            <text:p>54240.003983/2006-36</text:p>
          </table:table-cell>
          <table:table-cell office:value-type="string">
            <text:p>13</text:p>
          </table:table-cell>
          <table:table-cell office:value-type="string">
            <text:p>131306000559-56</text:p>
          </table:table-cell>
          <table:table-cell office:value-type="string">
            <text:p>2013-06-26 18:25:16.557749</text:p>
          </table:table-cell>
          <table:table-cell office:value-type="string">
            <text:p>3094.0581</text:p>
          </table:table-cell>
          <table:table-cell office:value-type="string">
            <text:p>A0R</text:p>
          </table:table-cell>
        </table:table-row>
        <table:table-row>
          <table:table-cell office:value-type="string">
            <text:p>9159</text:p>
          </table:table-cell>
          <table:table-cell office:value-type="string">
            <text:p>9500507658135</text:p>
          </table:table-cell>
          <table:table-cell office:value-type="string">
            <text:p>54170.005557/2007-99</text:p>
          </table:table-cell>
          <table:table-cell office:value-type="string">
            <text:p>06</text:p>
          </table:table-cell>
          <table:table-cell office:value-type="string">
            <text:p>060807000001-10</text:p>
          </table:table-cell>
          <table:table-cell office:value-type="string">
            <text:p>2008-07-01 00:00:00</text:p>
          </table:table-cell>
          <table:table-cell office:value-type="string">
            <text:p>3366.6074</text:p>
          </table:table-cell>
          <table:table-cell office:value-type="string">
            <text:p>CGC</text:p>
          </table:table-cell>
        </table:table-row>
        <table:table-row>
          <table:table-cell office:value-type="string">
            <text:p>6213</text:p>
          </table:table-cell>
          <table:table-cell office:value-type="string">
            <text:p>9500509738586</text:p>
          </table:table-cell>
          <table:table-cell office:value-type="string">
            <text:p>54160001660/2007-89</text:p>
          </table:table-cell>
          <table:table-cell office:value-type="string">
            <text:p>05</text:p>
          </table:table-cell>
          <table:table-cell office:value-type="string">
            <text:p>050705000007-09</text:p>
          </table:table-cell>
          <table:table-cell office:value-type="string">
            <text:p>2007-05-17 00:00:00</text:p>
          </table:table-cell>
          <table:table-cell office:value-type="string">
            <text:p>5630.3690</text:p>
          </table:table-cell>
          <table:table-cell office:value-type="string">
            <text:p>A4N</text:p>
          </table:table-cell>
        </table:table-row>
        <table:table-row>
          <table:table-cell office:value-type="string">
            <text:p>44966</text:p>
          </table:table-cell>
          <table:table-cell office:value-type="string">
            <text:p>9500682523609</text:p>
          </table:table-cell>
          <table:table-cell office:value-type="string">
            <text:p>54290.000400/2007-19</text:p>
          </table:table-cell>
          <table:table-cell office:value-type="string">
            <text:p>16</text:p>
          </table:table-cell>
          <table:table-cell office:value-type="string">
            <text:p>161302000065-63</text:p>
          </table:table-cell>
          <table:table-cell office:value-type="string">
            <text:p>2013-02-06 00:00:00</text:p>
          </table:table-cell>
          <table:table-cell office:value-type="string">
            <text:p>145.9459</text:p>
          </table:table-cell>
          <table:table-cell office:value-type="string">
            <text:p>AC0</text:p>
          </table:table-cell>
        </table:table-row>
        <table:table-row>
          <table:table-cell office:value-type="string">
            <text:p>5003</text:p>
          </table:table-cell>
          <table:table-cell office:value-type="string">
            <text:p>9500684643687</text:p>
          </table:table-cell>
          <table:table-cell office:value-type="string">
            <text:p>54290.001299/2005-43</text:p>
          </table:table-cell>
          <table:table-cell office:value-type="string">
            <text:p>16</text:p>
          </table:table-cell>
          <table:table-cell office:value-type="string">
            <text:p>160612000019-13</text:p>
          </table:table-cell>
          <table:table-cell office:value-type="string">
            <text:p>2006-12-06 00:00:00</text:p>
          </table:table-cell>
          <table:table-cell office:value-type="string">
            <text:p>37.0387</text:p>
          </table:table-cell>
          <table:table-cell office:value-type="string">
            <text:p>AJC</text:p>
          </table:table-cell>
        </table:table-row>
        <table:table-row>
          <table:table-cell office:value-type="string">
            <text:p>38903</text:p>
          </table:table-cell>
          <table:table-cell office:value-type="string">
            <text:p>9500760547552</text:p>
          </table:table-cell>
          <table:table-cell office:value-type="string">
            <text:p>54291.000044/2008-04</text:p>
          </table:table-cell>
          <table:table-cell office:value-type="string">
            <text:p>16</text:p>
          </table:table-cell>
          <table:table-cell office:value-type="string">
            <text:p>161210000097-21</text:p>
          </table:table-cell>
          <table:table-cell office:value-type="string">
            <text:p>2012-10-31 00:00:00</text:p>
          </table:table-cell>
          <table:table-cell office:value-type="string">
            <text:p>3876.9587</text:p>
          </table:table-cell>
          <table:table-cell office:value-type="string">
            <text:p>AG4</text:p>
          </table:table-cell>
        </table:table-row>
        <table:table-row>
          <table:table-cell office:value-type="string">
            <text:p>42415</text:p>
          </table:table-cell>
          <table:table-cell office:value-type="string">
            <text:p>9500760988923</text:p>
          </table:table-cell>
          <table:table-cell office:value-type="string">
            <text:p>54220.002957/2009-71</text:p>
          </table:table-cell>
          <table:table-cell office:value-type="string">
            <text:p>11</text:p>
          </table:table-cell>
          <table:table-cell office:value-type="string">
            <text:p>111212000106-96</text:p>
          </table:table-cell>
          <table:table-cell office:value-type="string">
            <text:p>2012-12-26 00:00:00</text:p>
          </table:table-cell>
          <table:table-cell office:value-type="string">
            <text:p>139.8646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6813</text:p>
          </table:table-cell>
          <table:table-cell office:value-type="string">
            <text:p>9500761046719</text:p>
          </table:table-cell>
          <table:table-cell office:value-type="string">
            <text:p>54190.002593/2007-62</text:p>
          </table:table-cell>
          <table:table-cell office:value-type="string">
            <text:p>08</text:p>
          </table:table-cell>
          <table:table-cell office:value-type="string">
            <text:p>080710000020-57</text:p>
          </table:table-cell>
          <table:table-cell office:value-type="string">
            <text:p>2007-10-10 00:00:00</text:p>
          </table:table-cell>
          <table:table-cell office:value-type="string">
            <text:p>2.5648</text:p>
          </table:table-cell>
          <table:table-cell office:value-type="string">
            <text:p>AFO</text:p>
          </table:table-cell>
        </table:table-row>
        <table:table-row>
          <table:table-cell office:value-type="string">
            <text:p>9361</text:p>
          </table:table-cell>
          <table:table-cell office:value-type="string">
            <text:p>9500761046719</text:p>
          </table:table-cell>
          <table:table-cell office:value-type="string">
            <text:p>54190.001374/2008-47</text:p>
          </table:table-cell>
          <table:table-cell office:value-type="string">
            <text:p>08</text:p>
          </table:table-cell>
          <table:table-cell office:value-type="string">
            <text:p>080807000071-58</text:p>
          </table:table-cell>
          <table:table-cell office:value-type="string">
            <text:p>2008-07-18 00:00:00</text:p>
          </table:table-cell>
          <table:table-cell office:value-type="string">
            <text:p>3.1986</text:p>
          </table:table-cell>
          <table:table-cell office:value-type="string">
            <text:p>BLC</text:p>
          </table:table-cell>
        </table:table-row>
        <table:table-row>
          <table:table-cell office:value-type="string">
            <text:p>5008</text:p>
          </table:table-cell>
          <table:table-cell office:value-type="string">
            <text:p>9500762801006</text:p>
          </table:table-cell>
          <table:table-cell office:value-type="string">
            <text:p>54290.001295/2005-65</text:p>
          </table:table-cell>
          <table:table-cell office:value-type="string">
            <text:p>16</text:p>
          </table:table-cell>
          <table:table-cell office:value-type="string">
            <text:p>160612000022-19</text:p>
          </table:table-cell>
          <table:table-cell office:value-type="string">
            <text:p>2006-12-06 00:00:00</text:p>
          </table:table-cell>
          <table:table-cell office:value-type="string">
            <text:p>35.4165</text:p>
          </table:table-cell>
          <table:table-cell office:value-type="string">
            <text:p>AJC</text:p>
          </table:table-cell>
        </table:table-row>
        <table:table-row>
          <table:table-cell office:value-type="string">
            <text:p>5016</text:p>
          </table:table-cell>
          <table:table-cell office:value-type="string">
            <text:p>9500762801197</text:p>
          </table:table-cell>
          <table:table-cell office:value-type="string">
            <text:p>54290.001294/2005-11</text:p>
          </table:table-cell>
          <table:table-cell office:value-type="string">
            <text:p>16</text:p>
          </table:table-cell>
          <table:table-cell office:value-type="string">
            <text:p>160612000024-80</text:p>
          </table:table-cell>
          <table:table-cell office:value-type="string">
            <text:p>2006-12-06 00:00:00</text:p>
          </table:table-cell>
          <table:table-cell office:value-type="string">
            <text:p>37.2046</text:p>
          </table:table-cell>
          <table:table-cell office:value-type="string">
            <text:p>AJC</text:p>
          </table:table-cell>
        </table:table-row>
        <table:table-row>
          <table:table-cell office:value-type="string">
            <text:p>38879</text:p>
          </table:table-cell>
          <table:table-cell office:value-type="string">
            <text:p>9500762801430</text:p>
          </table:table-cell>
          <table:table-cell office:value-type="string">
            <text:p>54290.001418/2008-19</text:p>
          </table:table-cell>
          <table:table-cell office:value-type="string">
            <text:p>16</text:p>
          </table:table-cell>
          <table:table-cell office:value-type="string">
            <text:p>161210000093-06</text:p>
          </table:table-cell>
          <table:table-cell office:value-type="string">
            <text:p>2012-10-31 00:00:00</text:p>
          </table:table-cell>
          <table:table-cell office:value-type="string">
            <text:p>330.4276</text:p>
          </table:table-cell>
          <table:table-cell office:value-type="string">
            <text:p>AG4</text:p>
          </table:table-cell>
        </table:table-row>
        <table:table-row>
          <table:table-cell office:value-type="string">
            <text:p>63307</text:p>
          </table:table-cell>
          <table:table-cell office:value-type="string">
            <text:p>9500764552968</text:p>
          </table:table-cell>
          <table:table-cell office:value-type="string">
            <text:p>54220.001491/2013-73</text:p>
          </table:table-cell>
          <table:table-cell office:value-type="string">
            <text:p>11</text:p>
          </table:table-cell>
          <table:table-cell office:value-type="string">
            <text:p>111310000012-08</text:p>
          </table:table-cell>
          <table:table-cell office:value-type="string">
            <text:p>2013-10-02 14:32:48.065398</text:p>
          </table:table-cell>
          <table:table-cell office:value-type="string">
            <text:p>298.2979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21312</text:p>
          </table:table-cell>
          <table:table-cell office:value-type="string">
            <text:p>9500769332010</text:p>
          </table:table-cell>
          <table:table-cell office:value-type="string">
            <text:p>54150.004520/2007-81</text:p>
          </table:table-cell>
          <table:table-cell office:value-type="string">
            <text:p>04</text:p>
          </table:table-cell>
          <table:table-cell office:value-type="string">
            <text:p>041008000002-16</text:p>
          </table:table-cell>
          <table:table-cell office:value-type="string">
            <text:p>2010-08-17 00:00:00</text:p>
          </table:table-cell>
          <table:table-cell office:value-type="string">
            <text:p>3224.3893</text:p>
          </table:table-cell>
          <table:table-cell office:value-type="string">
            <text:p>BLM</text:p>
          </table:table-cell>
        </table:table-row>
        <table:table-row>
          <table:table-cell office:value-type="string">
            <text:p>62702</text:p>
          </table:table-cell>
          <table:table-cell office:value-type="string">
            <text:p>9500843614707</text:p>
          </table:table-cell>
          <table:table-cell office:value-type="string">
            <text:p>54700.000125/2013-02</text:p>
          </table:table-cell>
          <table:table-cell office:value-type="string">
            <text:p>28</text:p>
          </table:table-cell>
          <table:table-cell office:value-type="string">
            <text:p>281309000081-57</text:p>
          </table:table-cell>
          <table:table-cell office:value-type="string">
            <text:p>2013-09-25 11:47:17.473738</text:p>
          </table:table-cell>
          <table:table-cell office:value-type="string">
            <text:p>1279.3314</text:p>
          </table:table-cell>
          <table:table-cell office:value-type="string">
            <text:p>AM2</text:p>
          </table:table-cell>
        </table:table-row>
        <table:table-row>
          <table:table-cell office:value-type="string">
            <text:p>41078</text:p>
          </table:table-cell>
          <table:table-cell office:value-type="string">
            <text:p>9500920766949</text:p>
          </table:table-cell>
          <table:table-cell office:value-type="string">
            <text:p>54240.002768/2010-02</text:p>
          </table:table-cell>
          <table:table-cell office:value-type="string">
            <text:p>13</text:p>
          </table:table-cell>
          <table:table-cell office:value-type="string">
            <text:p>131212000183-53</text:p>
          </table:table-cell>
          <table:table-cell office:value-type="string">
            <text:p>2012-12-10 00:00:00</text:p>
          </table:table-cell>
          <table:table-cell office:value-type="string">
            <text:p>30.7220</text:p>
          </table:table-cell>
          <table:table-cell office:value-type="string">
            <text:p>CLG</text:p>
          </table:table-cell>
        </table:table-row>
        <table:table-row>
          <table:table-cell office:value-type="string">
            <text:p>7526</text:p>
          </table:table-cell>
          <table:table-cell office:value-type="string">
            <text:p>9500921577244</text:p>
          </table:table-cell>
          <table:table-cell office:value-type="string">
            <text:p>54290.000274/2007-94</text:p>
          </table:table-cell>
          <table:table-cell office:value-type="string">
            <text:p>16</text:p>
          </table:table-cell>
          <table:table-cell office:value-type="string">
            <text:p>160801000054-17</text:p>
          </table:table-cell>
          <table:table-cell office:value-type="string">
            <text:p>2008-01-25 00:00:00</text:p>
          </table:table-cell>
          <table:table-cell office:value-type="string">
            <text:p>84.9599</text:p>
          </table:table-cell>
          <table:table-cell office:value-type="string">
            <text:p>AER</text:p>
          </table:table-cell>
        </table:table-row>
        <table:table-row>
          <table:table-cell office:value-type="string">
            <text:p>15191</text:p>
          </table:table-cell>
          <table:table-cell office:value-type="string">
            <text:p>9500921577244</text:p>
          </table:table-cell>
          <table:table-cell office:value-type="string">
            <text:p>54290.000274/2007-94</text:p>
          </table:table-cell>
          <table:table-cell office:value-type="string">
            <text:p>16</text:p>
          </table:table-cell>
          <table:table-cell office:value-type="string">
            <text:p>160909000070-39</text:p>
          </table:table-cell>
          <table:table-cell office:value-type="string">
            <text:p>2009-09-15 00:00:00</text:p>
          </table:table-cell>
          <table:table-cell office:value-type="string">
            <text:p>80.1963</text:p>
          </table:table-cell>
          <table:table-cell office:value-type="string">
            <text:p>AER</text:p>
          </table:table-cell>
        </table:table-row>
        <table:table-row>
          <table:table-cell office:value-type="string">
            <text:p>15194</text:p>
          </table:table-cell>
          <table:table-cell office:value-type="string">
            <text:p>9500921577244</text:p>
          </table:table-cell>
          <table:table-cell office:value-type="string">
            <text:p>54290.000274/2007-94</text:p>
          </table:table-cell>
          <table:table-cell office:value-type="string">
            <text:p>16</text:p>
          </table:table-cell>
          <table:table-cell office:value-type="string">
            <text:p>160909000071-10</text:p>
          </table:table-cell>
          <table:table-cell office:value-type="string">
            <text:p>2009-09-15 00:00:00</text:p>
          </table:table-cell>
          <table:table-cell office:value-type="string">
            <text:p>4.7636</text:p>
          </table:table-cell>
          <table:table-cell office:value-type="string">
            <text:p>AER</text:p>
          </table:table-cell>
        </table:table-row>
        <table:table-row>
          <table:table-cell office:value-type="string">
            <text:p>9388</text:p>
          </table:table-cell>
          <table:table-cell office:value-type="string">
            <text:p>9500922943813</text:p>
          </table:table-cell>
          <table:table-cell office:value-type="string">
            <text:p>54290.001238/2005-86</text:p>
          </table:table-cell>
          <table:table-cell office:value-type="string">
            <text:p>16</text:p>
          </table:table-cell>
          <table:table-cell office:value-type="string">
            <text:p>160807000046-75</text:p>
          </table:table-cell>
          <table:table-cell office:value-type="string">
            <text:p>2008-07-22 00:00:00</text:p>
          </table:table-cell>
          <table:table-cell office:value-type="string">
            <text:p>550.1339</text:p>
          </table:table-cell>
          <table:table-cell office:value-type="string">
            <text:p>AGS</text:p>
          </table:table-cell>
        </table:table-row>
        <table:table-row>
          <table:table-cell office:value-type="string">
            <text:p>66769</text:p>
          </table:table-cell>
          <table:table-cell office:value-type="string">
            <text:p>9500927471065</text:p>
          </table:table-cell>
          <table:table-cell office:value-type="string">
            <text:p>54220.000355/2013-66</text:p>
          </table:table-cell>
          <table:table-cell office:value-type="string">
            <text:p>11</text:p>
          </table:table-cell>
          <table:table-cell office:value-type="string">
            <text:p>111311000046-75</text:p>
          </table:table-cell>
          <table:table-cell office:value-type="string">
            <text:p>2013-11-08 16:23:00.555081</text:p>
          </table:table-cell>
          <table:table-cell office:value-type="string">
            <text:p>191.4211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29010</text:p>
          </table:table-cell>
          <table:table-cell office:value-type="string">
            <text:p>9501060846709</text:p>
          </table:table-cell>
          <table:table-cell office:value-type="string">
            <text:p>54220.002228/2008-34</text:p>
          </table:table-cell>
          <table:table-cell office:value-type="string">
            <text:p>11</text:p>
          </table:table-cell>
          <table:table-cell office:value-type="string">
            <text:p>111108000042-50</text:p>
          </table:table-cell>
          <table:table-cell office:value-type="string">
            <text:p>2011-08-17 00:00:00</text:p>
          </table:table-cell>
          <table:table-cell office:value-type="string">
            <text:p>176.4440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27938</text:p>
          </table:table-cell>
          <table:table-cell office:value-type="string">
            <text:p>9501062483476</text:p>
          </table:table-cell>
          <table:table-cell office:value-type="string">
            <text:p>54220.002231/2008-58</text:p>
          </table:table-cell>
          <table:table-cell office:value-type="string">
            <text:p>11</text:p>
          </table:table-cell>
          <table:table-cell office:value-type="string">
            <text:p>111106000020-91</text:p>
          </table:table-cell>
          <table:table-cell office:value-type="string">
            <text:p>2011-06-15 00:00:00</text:p>
          </table:table-cell>
          <table:table-cell office:value-type="string">
            <text:p>89.6046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57607</text:p>
          </table:table-cell>
          <table:table-cell office:value-type="string">
            <text:p>9501063266150</text:p>
          </table:table-cell>
          <table:table-cell office:value-type="string">
            <text:p>54170.000179/2012-14</text:p>
          </table:table-cell>
          <table:table-cell office:value-type="string">
            <text:p>06</text:p>
          </table:table-cell>
          <table:table-cell office:value-type="string">
            <text:p>061307000502-81</text:p>
          </table:table-cell>
          <table:table-cell office:value-type="string">
            <text:p>2013-07-31 11:17:31.874685</text:p>
          </table:table-cell>
          <table:table-cell office:value-type="string">
            <text:p>708.5704</text:p>
          </table:table-cell>
          <table:table-cell office:value-type="string">
            <text:p>B2F</text:p>
          </table:table-cell>
        </table:table-row>
        <table:table-row>
          <table:table-cell office:value-type="string">
            <text:p>10621</text:p>
          </table:table-cell>
          <table:table-cell office:value-type="string">
            <text:p>9501063907202</text:p>
          </table:table-cell>
          <table:table-cell office:value-type="string">
            <text:p>54290.002972/2006-43</text:p>
          </table:table-cell>
          <table:table-cell office:value-type="string">
            <text:p>16</text:p>
          </table:table-cell>
          <table:table-cell office:value-type="string">
            <text:p>160810000098-26</text:p>
          </table:table-cell>
          <table:table-cell office:value-type="string">
            <text:p>2008-10-30 00:00:00</text:p>
          </table:table-cell>
          <table:table-cell office:value-type="string">
            <text:p>19.1415</text:p>
          </table:table-cell>
          <table:table-cell office:value-type="string">
            <text:p>AHM</text:p>
          </table:table-cell>
        </table:table-row>
        <table:table-row>
          <table:table-cell office:value-type="string">
            <text:p>10620</text:p>
          </table:table-cell>
          <table:table-cell office:value-type="string">
            <text:p>9501063908101</text:p>
          </table:table-cell>
          <table:table-cell office:value-type="string">
            <text:p>54290.002972/2006-43</text:p>
          </table:table-cell>
          <table:table-cell office:value-type="string">
            <text:p>16</text:p>
          </table:table-cell>
          <table:table-cell office:value-type="string">
            <text:p>160810000097-45</text:p>
          </table:table-cell>
          <table:table-cell office:value-type="string">
            <text:p>2008-10-30 00:00:00</text:p>
          </table:table-cell>
          <table:table-cell office:value-type="string">
            <text:p>290.4797</text:p>
          </table:table-cell>
          <table:table-cell office:value-type="string">
            <text:p>AHM</text:p>
          </table:table-cell>
        </table:table-row>
        <table:table-row>
          <table:table-cell office:value-type="string">
            <text:p>18459</text:p>
          </table:table-cell>
          <table:table-cell office:value-type="string">
            <text:p>9501064954506</text:p>
          </table:table-cell>
          <table:table-cell office:value-type="string">
            <text:p>54700.003189/2009-71</text:p>
          </table:table-cell>
          <table:table-cell office:value-type="string">
            <text:p>28</text:p>
          </table:table-cell>
          <table:table-cell office:value-type="string">
            <text:p>281004000018-36</text:p>
          </table:table-cell>
          <table:table-cell office:value-type="string">
            <text:p>2010-04-09 00:00:00</text:p>
          </table:table-cell>
          <table:table-cell office:value-type="string">
            <text:p>74.0870</text:p>
          </table:table-cell>
          <table:table-cell office:value-type="string">
            <text:p>EJK</text:p>
          </table:table-cell>
        </table:table-row>
        <table:table-row>
          <table:table-cell office:value-type="string">
            <text:p>30163</text:p>
          </table:table-cell>
          <table:table-cell office:value-type="string">
            <text:p>9501065650837</text:p>
          </table:table-cell>
          <table:table-cell office:value-type="string">
            <text:p>54230.010624/2010-31</text:p>
          </table:table-cell>
          <table:table-cell office:value-type="string">
            <text:p>12</text:p>
          </table:table-cell>
          <table:table-cell office:value-type="string">
            <text:p>121110000002-29</text:p>
          </table:table-cell>
          <table:table-cell office:value-type="string">
            <text:p>2011-10-05 00:00:00</text:p>
          </table:table-cell>
          <table:table-cell office:value-type="string">
            <text:p>3297.0727</text:p>
          </table:table-cell>
          <table:table-cell office:value-type="string">
            <text:p>DGK</text:p>
          </table:table-cell>
        </table:table-row>
        <table:table-row>
          <table:table-cell office:value-type="string">
            <text:p>75214</text:p>
          </table:table-cell>
          <table:table-cell office:value-type="string">
            <text:p>9501067258624</text:p>
          </table:table-cell>
          <table:table-cell office:value-type="string">
            <text:p>54290.001871/2013-84</text:p>
          </table:table-cell>
          <table:table-cell office:value-type="string">
            <text:p>16</text:p>
          </table:table-cell>
          <table:table-cell office:value-type="string">
            <text:p>161403000102-50</text:p>
          </table:table-cell>
          <table:table-cell office:value-type="string">
            <text:p>2014-03-20 11:52:25.457062</text:p>
          </table:table-cell>
          <table:table-cell office:value-type="string">
            <text:p>1355.4104</text:p>
          </table:table-cell>
          <table:table-cell office:value-type="string">
            <text:p>ADJ</text:p>
          </table:table-cell>
        </table:table-row>
        <table:table-row>
          <table:table-cell office:value-type="string">
            <text:p>48133</text:p>
          </table:table-cell>
          <table:table-cell office:value-type="string">
            <text:p>9501067566280</text:p>
          </table:table-cell>
          <table:table-cell office:value-type="string">
            <text:p>54700.000298/2013-12</text:p>
          </table:table-cell>
          <table:table-cell office:value-type="string">
            <text:p>28</text:p>
          </table:table-cell>
          <table:table-cell office:value-type="string">
            <text:p>281303000046-06</text:p>
          </table:table-cell>
          <table:table-cell office:value-type="string">
            <text:p>2013-03-18 00:00:00</text:p>
          </table:table-cell>
          <table:table-cell office:value-type="string">
            <text:p>14726.7627</text:p>
          </table:table-cell>
          <table:table-cell office:value-type="string">
            <text:p>A1D</text:p>
          </table:table-cell>
        </table:table-row>
        <table:table-row>
          <table:table-cell office:value-type="string">
            <text:p>36418</text:p>
          </table:table-cell>
          <table:table-cell office:value-type="string">
            <text:p>9501068854875</text:p>
          </table:table-cell>
          <table:table-cell office:value-type="string">
            <text:p>54400.001332/2009-74</text:p>
          </table:table-cell>
          <table:table-cell office:value-type="string">
            <text:p>26</text:p>
          </table:table-cell>
          <table:table-cell office:value-type="string">
            <text:p>261205000025-28</text:p>
          </table:table-cell>
          <table:table-cell office:value-type="string">
            <text:p>2012-05-28 00:00:00</text:p>
          </table:table-cell>
          <table:table-cell office:value-type="string">
            <text:p>970.5495</text:p>
          </table:table-cell>
          <table:table-cell office:value-type="string">
            <text:p>ANQ</text:p>
          </table:table-cell>
        </table:table-row>
        <table:table-row>
          <table:table-cell office:value-type="string">
            <text:p>28076</text:p>
          </table:table-cell>
          <table:table-cell office:value-type="string">
            <text:p>9501144358050</text:p>
          </table:table-cell>
          <table:table-cell office:value-type="string">
            <text:p>54240.000970/2011-72</text:p>
          </table:table-cell>
          <table:table-cell office:value-type="string">
            <text:p>13</text:p>
          </table:table-cell>
          <table:table-cell office:value-type="string">
            <text:p>131106000050-32</text:p>
          </table:table-cell>
          <table:table-cell office:value-type="string">
            <text:p>2011-06-22 00:00:00</text:p>
          </table:table-cell>
          <table:table-cell office:value-type="string">
            <text:p>4492.7460</text:p>
          </table:table-cell>
          <table:table-cell office:value-type="string">
            <text:p>AIY</text:p>
          </table:table-cell>
        </table:table-row>
        <table:table-row>
          <table:table-cell office:value-type="string">
            <text:p>45923</text:p>
          </table:table-cell>
          <table:table-cell office:value-type="string">
            <text:p>9501145169960</text:p>
          </table:table-cell>
          <table:table-cell office:value-type="string">
            <text:p>54220.002225/2012-87</text:p>
          </table:table-cell>
          <table:table-cell office:value-type="string">
            <text:p>11</text:p>
          </table:table-cell>
          <table:table-cell office:value-type="string">
            <text:p>111302000097-27</text:p>
          </table:table-cell>
          <table:table-cell office:value-type="string">
            <text:p>2013-02-21 00:00:00</text:p>
          </table:table-cell>
          <table:table-cell office:value-type="string">
            <text:p>20.3417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45926</text:p>
          </table:table-cell>
          <table:table-cell office:value-type="string">
            <text:p>9501145170461</text:p>
          </table:table-cell>
          <table:table-cell office:value-type="string">
            <text:p>54220.002224/2012-32</text:p>
          </table:table-cell>
          <table:table-cell office:value-type="string">
            <text:p>11</text:p>
          </table:table-cell>
          <table:table-cell office:value-type="string">
            <text:p>111302000100-67</text:p>
          </table:table-cell>
          <table:table-cell office:value-type="string">
            <text:p>2013-02-21 00:00:00</text:p>
          </table:table-cell>
          <table:table-cell office:value-type="string">
            <text:p>135.1723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16356</text:p>
          </table:table-cell>
          <table:table-cell office:value-type="string">
            <text:p>9501146944100</text:p>
          </table:table-cell>
          <table:table-cell office:value-type="string">
            <text:p>54290.004411/2007-60</text:p>
          </table:table-cell>
          <table:table-cell office:value-type="string">
            <text:p>16</text:p>
          </table:table-cell>
          <table:table-cell office:value-type="string">
            <text:p>160911000126-21</text:p>
          </table:table-cell>
          <table:table-cell office:value-type="string">
            <text:p>2009-11-30 00:00:00</text:p>
          </table:table-cell>
          <table:table-cell office:value-type="string">
            <text:p>4.7492</text:p>
          </table:table-cell>
          <table:table-cell office:value-type="string">
            <text:p>AER</text:p>
          </table:table-cell>
        </table:table-row>
        <table:table-row>
          <table:table-cell office:value-type="string">
            <text:p>17286</text:p>
          </table:table-cell>
          <table:table-cell office:value-type="string">
            <text:p>9501148308600</text:p>
          </table:table-cell>
          <table:table-cell office:value-type="string">
            <text:p>54300.002499/2009-81</text:p>
          </table:table-cell>
          <table:table-cell office:value-type="string">
            <text:p>17</text:p>
          </table:table-cell>
          <table:table-cell office:value-type="string">
            <text:p>171002000004-61</text:p>
          </table:table-cell>
          <table:table-cell office:value-type="string">
            <text:p>2010-02-12 00:00:00</text:p>
          </table:table-cell>
          <table:table-cell office:value-type="string">
            <text:p>1100.4865</text:p>
          </table:table-cell>
          <table:table-cell office:value-type="string">
            <text:p>B04</text:p>
          </table:table-cell>
        </table:table-row>
        <table:table-row>
          <table:table-cell office:value-type="string">
            <text:p>17281</text:p>
          </table:table-cell>
          <table:table-cell office:value-type="string">
            <text:p>9501149132513</text:p>
          </table:table-cell>
          <table:table-cell office:value-type="string">
            <text:p>54190.003692/2009-23</text:p>
          </table:table-cell>
          <table:table-cell office:value-type="string">
            <text:p>08</text:p>
          </table:table-cell>
          <table:table-cell office:value-type="string">
            <text:p>081002000068-35</text:p>
          </table:table-cell>
          <table:table-cell office:value-type="string">
            <text:p>2010-02-12 00:00:00</text:p>
          </table:table-cell>
          <table:table-cell office:value-type="string">
            <text:p>2.0056</text:p>
          </table:table-cell>
          <table:table-cell office:value-type="string">
            <text:p>ALW</text:p>
          </table:table-cell>
        </table:table-row>
        <table:table-row>
          <table:table-cell office:value-type="string">
            <text:p>20444</text:p>
          </table:table-cell>
          <table:table-cell office:value-type="string">
            <text:p>9501226986288</text:p>
          </table:table-cell>
          <table:table-cell office:value-type="string">
            <text:p>54160004096/2009-18</text:p>
          </table:table-cell>
          <table:table-cell office:value-type="string">
            <text:p>05</text:p>
          </table:table-cell>
          <table:table-cell office:value-type="string">
            <text:p>051007000017-39</text:p>
          </table:table-cell>
          <table:table-cell office:value-type="string">
            <text:p>2010-07-07 00:00:00</text:p>
          </table:table-cell>
          <table:table-cell office:value-type="string">
            <text:p>403.9193</text:p>
          </table:table-cell>
          <table:table-cell office:value-type="string">
            <text:p>A6K</text:p>
          </table:table-cell>
        </table:table-row>
        <table:table-row>
          <table:table-cell office:value-type="string">
            <text:p>19662</text:p>
          </table:table-cell>
          <table:table-cell office:value-type="string">
            <text:p>9501301617137</text:p>
          </table:table-cell>
          <table:table-cell office:value-type="string">
            <text:p>54190.006803/2009-53</text:p>
          </table:table-cell>
          <table:table-cell office:value-type="string">
            <text:p>08</text:p>
          </table:table-cell>
          <table:table-cell office:value-type="string">
            <text:p>081006000030-78</text:p>
          </table:table-cell>
          <table:table-cell office:value-type="string">
            <text:p>2010-06-02 00:00:00</text:p>
          </table:table-cell>
          <table:table-cell office:value-type="string">
            <text:p>3.1270</text:p>
          </table:table-cell>
          <table:table-cell office:value-type="string">
            <text:p>AJR</text:p>
          </table:table-cell>
        </table:table-row>
        <table:table-row>
          <table:table-cell office:value-type="string">
            <text:p>24124</text:p>
          </table:table-cell>
          <table:table-cell office:value-type="string">
            <text:p>9501301617137</text:p>
          </table:table-cell>
          <table:table-cell office:value-type="string">
            <text:p>54190.006050/2010-10</text:p>
          </table:table-cell>
          <table:table-cell office:value-type="string">
            <text:p>08</text:p>
          </table:table-cell>
          <table:table-cell office:value-type="string">
            <text:p>081012000053-73</text:p>
          </table:table-cell>
          <table:table-cell office:value-type="string">
            <text:p>2010-12-10 00:00:00</text:p>
          </table:table-cell>
          <table:table-cell office:value-type="string">
            <text:p>2.6314</text:p>
          </table:table-cell>
          <table:table-cell office:value-type="string">
            <text:p>AJR</text:p>
          </table:table-cell>
        </table:table-row>
        <table:table-row>
          <table:table-cell office:value-type="string">
            <text:p>19664</text:p>
          </table:table-cell>
          <table:table-cell office:value-type="string">
            <text:p>9501301664054</text:p>
          </table:table-cell>
          <table:table-cell office:value-type="string">
            <text:p>54190.006802/2009-17</text:p>
          </table:table-cell>
          <table:table-cell office:value-type="string">
            <text:p>08</text:p>
          </table:table-cell>
          <table:table-cell office:value-type="string">
            <text:p>081006000032-30</text:p>
          </table:table-cell>
          <table:table-cell office:value-type="string">
            <text:p>2010-06-02 00:00:00</text:p>
          </table:table-cell>
          <table:table-cell office:value-type="string">
            <text:p>27.8763</text:p>
          </table:table-cell>
          <table:table-cell office:value-type="string">
            <text:p>AJR</text:p>
          </table:table-cell>
        </table:table-row>
        <table:table-row>
          <table:table-cell office:value-type="string">
            <text:p>21008</text:p>
          </table:table-cell>
          <table:table-cell office:value-type="string">
            <text:p>9501303348206</text:p>
          </table:table-cell>
          <table:table-cell office:value-type="string">
            <text:p>54270.000340/2010-60</text:p>
          </table:table-cell>
          <table:table-cell office:value-type="string">
            <text:p>15</text:p>
          </table:table-cell>
          <table:table-cell office:value-type="string">
            <text:p>151008000002-32</text:p>
          </table:table-cell>
          <table:table-cell office:value-type="string">
            <text:p>2010-08-04 00:00:00</text:p>
          </table:table-cell>
          <table:table-cell office:value-type="string">
            <text:p>24695.6168</text:p>
          </table:table-cell>
          <table:table-cell office:value-type="string">
            <text:p>CL3</text:p>
          </table:table-cell>
        </table:table-row>
        <table:table-row>
          <table:table-cell office:value-type="string">
            <text:p>21007</text:p>
          </table:table-cell>
          <table:table-cell office:value-type="string">
            <text:p>9501303348397</text:p>
          </table:table-cell>
          <table:table-cell office:value-type="string">
            <text:p>54270.000338/2010-91</text:p>
          </table:table-cell>
          <table:table-cell office:value-type="string">
            <text:p>15</text:p>
          </table:table-cell>
          <table:table-cell office:value-type="string">
            <text:p>151008000001-51</text:p>
          </table:table-cell>
          <table:table-cell office:value-type="string">
            <text:p>2010-08-04 00:00:00</text:p>
          </table:table-cell>
          <table:table-cell office:value-type="string">
            <text:p>12133.1499</text:p>
          </table:table-cell>
          <table:table-cell office:value-type="string">
            <text:p>CL3</text:p>
          </table:table-cell>
        </table:table-row>
        <table:table-row>
          <table:table-cell office:value-type="string">
            <text:p>53507</text:p>
          </table:table-cell>
          <table:table-cell office:value-type="string">
            <text:p>9501490072855</text:p>
          </table:table-cell>
          <table:table-cell office:value-type="string">
            <text:p>54400.002009/2011-32</text:p>
          </table:table-cell>
          <table:table-cell office:value-type="string">
            <text:p>26</text:p>
          </table:table-cell>
          <table:table-cell office:value-type="string">
            <text:p>261306000046-60</text:p>
          </table:table-cell>
          <table:table-cell office:value-type="string">
            <text:p>2013-06-14 09:05:51.800228</text:p>
          </table:table-cell>
          <table:table-cell office:value-type="string">
            <text:p>487.7956</text:p>
          </table:table-cell>
          <table:table-cell office:value-type="string">
            <text:p>EH7</text:p>
          </table:table-cell>
        </table:table-row>
        <table:table-row>
          <table:table-cell office:value-type="string">
            <text:p>48252</text:p>
          </table:table-cell>
          <table:table-cell office:value-type="string">
            <text:p>9501491179602</text:p>
          </table:table-cell>
          <table:table-cell office:value-type="string">
            <text:p>54220.002595/2009-19</text:p>
          </table:table-cell>
          <table:table-cell office:value-type="string">
            <text:p>11</text:p>
          </table:table-cell>
          <table:table-cell office:value-type="string">
            <text:p>111303000086-09</text:p>
          </table:table-cell>
          <table:table-cell office:value-type="string">
            <text:p>2013-03-19 00:00:00</text:p>
          </table:table-cell>
          <table:table-cell office:value-type="string">
            <text:p>197.149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79917</text:p>
          </table:table-cell>
          <table:table-cell office:value-type="string">
            <text:p>9501491369649</text:p>
          </table:table-cell>
          <table:table-cell office:value-type="string">
            <text:p>54200.001269/2012-28</text:p>
          </table:table-cell>
          <table:table-cell office:value-type="string">
            <text:p>09</text:p>
          </table:table-cell>
          <table:table-cell office:value-type="string">
            <text:p>091410000038-78</text:p>
          </table:table-cell>
          <table:table-cell office:value-type="string">
            <text:p>2014-10-21 12:12:19.093049</text:p>
          </table:table-cell>
          <table:table-cell office:value-type="string">
            <text:p>48.3289</text:p>
          </table:table-cell>
          <table:table-cell office:value-type="string">
            <text:p>DJY</text:p>
          </table:table-cell>
        </table:table-row>
        <table:table-row>
          <table:table-cell office:value-type="string">
            <text:p>46951</text:p>
          </table:table-cell>
          <table:table-cell office:value-type="string">
            <text:p>9501492742670</text:p>
          </table:table-cell>
          <table:table-cell office:value-type="string">
            <text:p>5410016442/2009-15</text:p>
          </table:table-cell>
          <table:table-cell office:value-type="string">
            <text:p>01</text:p>
          </table:table-cell>
          <table:table-cell office:value-type="string">
            <text:p>011303000001-58</text:p>
          </table:table-cell>
          <table:table-cell office:value-type="string">
            <text:p>2013-03-01 00:00:00</text:p>
          </table:table-cell>
          <table:table-cell office:value-type="string">
            <text:p>1030.3348</text:p>
          </table:table-cell>
          <table:table-cell office:value-type="string">
            <text:p>CXC</text:p>
          </table:table-cell>
        </table:table-row>
        <table:table-row>
          <table:table-cell office:value-type="string">
            <text:p>31114</text:p>
          </table:table-cell>
          <table:table-cell office:value-type="string">
            <text:p>9501494159289</text:p>
          </table:table-cell>
          <table:table-cell office:value-type="string">
            <text:p>54170.003897/2010-81</text:p>
          </table:table-cell>
          <table:table-cell office:value-type="string">
            <text:p>06</text:p>
          </table:table-cell>
          <table:table-cell office:value-type="string">
            <text:p>061111000047-54</text:p>
          </table:table-cell>
          <table:table-cell office:value-type="string">
            <text:p>2011-11-10 00:00:00</text:p>
          </table:table-cell>
          <table:table-cell office:value-type="string">
            <text:p>1855.3030</text:p>
          </table:table-cell>
          <table:table-cell office:value-type="string">
            <text:p>BU9</text:p>
          </table:table-cell>
        </table:table-row>
        <table:table-row>
          <table:table-cell office:value-type="string">
            <text:p>34740</text:p>
          </table:table-cell>
          <table:table-cell office:value-type="string">
            <text:p>9501575297708</text:p>
          </table:table-cell>
          <table:table-cell office:value-type="string">
            <text:p>54220.001842/2011-84</text:p>
          </table:table-cell>
          <table:table-cell office:value-type="string">
            <text:p>11</text:p>
          </table:table-cell>
          <table:table-cell office:value-type="string">
            <text:p>111203000012-83</text:p>
          </table:table-cell>
          <table:table-cell office:value-type="string">
            <text:p>2012-03-12 00:00:00</text:p>
          </table:table-cell>
          <table:table-cell office:value-type="string">
            <text:p>1622.2942</text:p>
          </table:table-cell>
          <table:table-cell office:value-type="string">
            <text:p>B3B</text:p>
          </table:table-cell>
        </table:table-row>
        <table:table-row>
          <table:table-cell office:value-type="string">
            <text:p>70312</text:p>
          </table:table-cell>
          <table:table-cell office:value-type="string">
            <text:p>9501575302639</text:p>
          </table:table-cell>
          <table:table-cell office:value-type="string">
            <text:p>54220.001680/2012-65</text:p>
          </table:table-cell>
          <table:table-cell office:value-type="string">
            <text:p>11</text:p>
          </table:table-cell>
          <table:table-cell office:value-type="string">
            <text:p>111312000028-10</text:p>
          </table:table-cell>
          <table:table-cell office:value-type="string">
            <text:p>2013-12-20 11:52:12.917445</text:p>
          </table:table-cell>
          <table:table-cell office:value-type="string">
            <text:p>101.7925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7598</text:p>
          </table:table-cell>
          <table:table-cell office:value-type="string">
            <text:p>9501578815629</text:p>
          </table:table-cell>
          <table:table-cell office:value-type="string">
            <text:p>54300.002076/2009-61</text:p>
          </table:table-cell>
          <table:table-cell office:value-type="string">
            <text:p>17</text:p>
          </table:table-cell>
          <table:table-cell office:value-type="string">
            <text:p>171209000004-18</text:p>
          </table:table-cell>
          <table:table-cell office:value-type="string">
            <text:p>2012-09-06 00:00:00</text:p>
          </table:table-cell>
          <table:table-cell office:value-type="string">
            <text:p>505.1713</text:p>
          </table:table-cell>
          <table:table-cell office:value-type="string">
            <text:p>A61</text:p>
          </table:table-cell>
        </table:table-row>
        <table:table-row>
          <table:table-cell office:value-type="string">
            <text:p>50946</text:p>
          </table:table-cell>
          <table:table-cell office:value-type="string">
            <text:p>9501578959116</text:p>
          </table:table-cell>
          <table:table-cell office:value-type="string">
            <text:p>54220.000720/2013-32</text:p>
          </table:table-cell>
          <table:table-cell office:value-type="string">
            <text:p>11</text:p>
          </table:table-cell>
          <table:table-cell office:value-type="string">
            <text:p>111304000101-09</text:p>
          </table:table-cell>
          <table:table-cell office:value-type="string">
            <text:p>2013-04-25 00:00:00</text:p>
          </table:table-cell>
          <table:table-cell office:value-type="string">
            <text:p>262.2031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3079</text:p>
          </table:table-cell>
          <table:table-cell office:value-type="string">
            <text:p>9501578959892</text:p>
          </table:table-cell>
          <table:table-cell office:value-type="string">
            <text:p>54220.001327/2012-85</text:p>
          </table:table-cell>
          <table:table-cell office:value-type="string">
            <text:p>11</text:p>
          </table:table-cell>
          <table:table-cell office:value-type="string">
            <text:p>111301000071-61</text:p>
          </table:table-cell>
          <table:table-cell office:value-type="string">
            <text:p>2013-01-15 00:00:00</text:p>
          </table:table-cell>
          <table:table-cell office:value-type="string">
            <text:p>25.3353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3077</text:p>
          </table:table-cell>
          <table:table-cell office:value-type="string">
            <text:p>9501578959973</text:p>
          </table:table-cell>
          <table:table-cell office:value-type="string">
            <text:p>54220.001326/2012-31</text:p>
          </table:table-cell>
          <table:table-cell office:value-type="string">
            <text:p>11</text:p>
          </table:table-cell>
          <table:table-cell office:value-type="string">
            <text:p>111301000069-47</text:p>
          </table:table-cell>
          <table:table-cell office:value-type="string">
            <text:p>2013-01-15 00:00:00</text:p>
          </table:table-cell>
          <table:table-cell office:value-type="string">
            <text:p>100.1989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3076</text:p>
          </table:table-cell>
          <table:table-cell office:value-type="string">
            <text:p>9501578960203</text:p>
          </table:table-cell>
          <table:table-cell office:value-type="string">
            <text:p>54220.001325/2012-96</text:p>
          </table:table-cell>
          <table:table-cell office:value-type="string">
            <text:p>11</text:p>
          </table:table-cell>
          <table:table-cell office:value-type="string">
            <text:p>111301000068-66</text:p>
          </table:table-cell>
          <table:table-cell office:value-type="string">
            <text:p>2013-01-15 00:00:00</text:p>
          </table:table-cell>
          <table:table-cell office:value-type="string">
            <text:p>112.2042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5481</text:p>
          </table:table-cell>
          <table:table-cell office:value-type="string">
            <text:p>9501651899879</text:p>
          </table:table-cell>
          <table:table-cell office:value-type="string">
            <text:p>54160001009/2008-90</text:p>
          </table:table-cell>
          <table:table-cell office:value-type="string">
            <text:p>05</text:p>
          </table:table-cell>
          <table:table-cell office:value-type="string">
            <text:p>051204000008-20</text:p>
          </table:table-cell>
          <table:table-cell office:value-type="string">
            <text:p>2012-04-10 00:00:00</text:p>
          </table:table-cell>
          <table:table-cell office:value-type="string">
            <text:p>21221.8076</text:p>
          </table:table-cell>
          <table:table-cell office:value-type="string">
            <text:p>CLZ</text:p>
          </table:table-cell>
        </table:table-row>
        <table:table-row>
          <table:table-cell office:value-type="string">
            <text:p>35014</text:p>
          </table:table-cell>
          <table:table-cell office:value-type="string">
            <text:p>9501652424114</text:p>
          </table:table-cell>
          <table:table-cell office:value-type="string">
            <text:p>54190.004265/2005-39</text:p>
          </table:table-cell>
          <table:table-cell office:value-type="string">
            <text:p>08</text:p>
          </table:table-cell>
          <table:table-cell office:value-type="string">
            <text:p>081203000088-77</text:p>
          </table:table-cell>
          <table:table-cell office:value-type="string">
            <text:p>2012-03-19 00:00:00</text:p>
          </table:table-cell>
          <table:table-cell office:value-type="string">
            <text:p>1558.3513</text:p>
          </table:table-cell>
          <table:table-cell office:value-type="string">
            <text:p>BRB</text:p>
          </table:table-cell>
        </table:table-row>
        <table:table-row>
          <table:table-cell office:value-type="string">
            <text:p>52781</text:p>
          </table:table-cell>
          <table:table-cell office:value-type="string">
            <text:p>9501652424114</text:p>
          </table:table-cell>
          <table:table-cell office:value-type="string">
            <text:p>54190.001325/2013-71</text:p>
          </table:table-cell>
          <table:table-cell office:value-type="string">
            <text:p>08</text:p>
          </table:table-cell>
          <table:table-cell office:value-type="string">
            <text:p>081306000072-70</text:p>
          </table:table-cell>
          <table:table-cell office:value-type="string">
            <text:p>2013-06-10 11:47:09.66551</text:p>
          </table:table-cell>
          <table:table-cell office:value-type="string">
            <text:p>486.2112</text:p>
          </table:table-cell>
          <table:table-cell office:value-type="string">
            <text:p>CY9</text:p>
          </table:table-cell>
        </table:table-row>
        <table:table-row>
          <table:table-cell office:value-type="string">
            <text:p>52853</text:p>
          </table:table-cell>
          <table:table-cell office:value-type="string">
            <text:p>9501652424114</text:p>
          </table:table-cell>
          <table:table-cell office:value-type="string">
            <text:p>54190.001326/2013-16</text:p>
          </table:table-cell>
          <table:table-cell office:value-type="string">
            <text:p>08</text:p>
          </table:table-cell>
          <table:table-cell office:value-type="string">
            <text:p>081306000088-37</text:p>
          </table:table-cell>
          <table:table-cell office:value-type="string">
            <text:p>2013-06-10 18:19:55.688462</text:p>
          </table:table-cell>
          <table:table-cell office:value-type="string">
            <text:p>1072.1401</text:p>
          </table:table-cell>
          <table:table-cell office:value-type="string">
            <text:p>CY9</text:p>
          </table:table-cell>
        </table:table-row>
        <table:table-row>
          <table:table-cell office:value-type="string">
            <text:p>44844</text:p>
          </table:table-cell>
          <table:table-cell office:value-type="string">
            <text:p>9501652520857</text:p>
          </table:table-cell>
          <table:table-cell office:value-type="string">
            <text:p>54180.000560/2012-64</text:p>
          </table:table-cell>
          <table:table-cell office:value-type="string">
            <text:p>07</text:p>
          </table:table-cell>
          <table:table-cell office:value-type="string">
            <text:p>071302000001-08</text:p>
          </table:table-cell>
          <table:table-cell office:value-type="string">
            <text:p>2013-02-04 00:00:00</text:p>
          </table:table-cell>
          <table:table-cell office:value-type="string">
            <text:p>80.0104</text:p>
          </table:table-cell>
          <table:table-cell office:value-type="string">
            <text:p>CFP</text:p>
          </table:table-cell>
        </table:table-row>
        <table:table-row>
          <table:table-cell office:value-type="string">
            <text:p>45009</text:p>
          </table:table-cell>
          <table:table-cell office:value-type="string">
            <text:p>9501655069820</text:p>
          </table:table-cell>
          <table:table-cell office:value-type="string">
            <text:p>54220.001814/2012-48</text:p>
          </table:table-cell>
          <table:table-cell office:value-type="string">
            <text:p>11</text:p>
          </table:table-cell>
          <table:table-cell office:value-type="string">
            <text:p>111302000025-52</text:p>
          </table:table-cell>
          <table:table-cell office:value-type="string">
            <text:p>2013-02-07 00:00:00</text:p>
          </table:table-cell>
          <table:table-cell office:value-type="string">
            <text:p>74.2859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6089</text:p>
          </table:table-cell>
          <table:table-cell office:value-type="string">
            <text:p>9501655070321</text:p>
          </table:table-cell>
          <table:table-cell office:value-type="string">
            <text:p>54220.002296/2012-80</text:p>
          </table:table-cell>
          <table:table-cell office:value-type="string">
            <text:p>11</text:p>
          </table:table-cell>
          <table:table-cell office:value-type="string">
            <text:p>111302000113-81</text:p>
          </table:table-cell>
          <table:table-cell office:value-type="string">
            <text:p>2013-02-25 00:00:00</text:p>
          </table:table-cell>
          <table:table-cell office:value-type="string">
            <text:p>350.5442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59632</text:p>
          </table:table-cell>
          <table:table-cell office:value-type="string">
            <text:p>9501655072103</text:p>
          </table:table-cell>
          <table:table-cell office:value-type="string">
            <text:p>54220.001112/2013-45</text:p>
          </table:table-cell>
          <table:table-cell office:value-type="string">
            <text:p>11</text:p>
          </table:table-cell>
          <table:table-cell office:value-type="string">
            <text:p>111308000065-08</text:p>
          </table:table-cell>
          <table:table-cell office:value-type="string">
            <text:p>2013-08-22 09:48:35.952263</text:p>
          </table:table-cell>
          <table:table-cell office:value-type="string">
            <text:p>146.9571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38330</text:p>
          </table:table-cell>
          <table:table-cell office:value-type="string">
            <text:p>9501655073185</text:p>
          </table:table-cell>
          <table:table-cell office:value-type="string">
            <text:p>54220.000961/2012-09</text:p>
          </table:table-cell>
          <table:table-cell office:value-type="string">
            <text:p>11</text:p>
          </table:table-cell>
          <table:table-cell office:value-type="string">
            <text:p>111210000010-57</text:p>
          </table:table-cell>
          <table:table-cell office:value-type="string">
            <text:p>2012-10-05 00:00:00</text:p>
          </table:table-cell>
          <table:table-cell office:value-type="string">
            <text:p>3206.9627</text:p>
          </table:table-cell>
          <table:table-cell office:value-type="string">
            <text:p>EG4</text:p>
          </table:table-cell>
        </table:table-row>
        <table:table-row>
          <table:table-cell office:value-type="string">
            <text:p>64725</text:p>
          </table:table-cell>
          <table:table-cell office:value-type="string">
            <text:p>9501655301587</text:p>
          </table:table-cell>
          <table:table-cell office:value-type="string">
            <text:p>54100.000386/2012-01</text:p>
          </table:table-cell>
          <table:table-cell office:value-type="string">
            <text:p>01</text:p>
          </table:table-cell>
          <table:table-cell office:value-type="string">
            <text:p>011310000002-74</text:p>
          </table:table-cell>
          <table:table-cell office:value-type="string">
            <text:p>2013-10-16 16:20:55.876636</text:p>
          </table:table-cell>
          <table:table-cell office:value-type="string">
            <text:p>1835.0864</text:p>
          </table:table-cell>
          <table:table-cell office:value-type="string">
            <text:p>AL5</text:p>
          </table:table-cell>
        </table:table-row>
        <table:table-row>
          <table:table-cell office:value-type="string">
            <text:p>57263</text:p>
          </table:table-cell>
          <table:table-cell office:value-type="string">
            <text:p>9501656473659</text:p>
          </table:table-cell>
          <table:table-cell office:value-type="string">
            <text:p>54230.000591/2013-63</text:p>
          </table:table-cell>
          <table:table-cell office:value-type="string">
            <text:p>12</text:p>
          </table:table-cell>
          <table:table-cell office:value-type="string">
            <text:p>121307000051-49</text:p>
          </table:table-cell>
          <table:table-cell office:value-type="string">
            <text:p>2013-07-26 11:57:03.508941</text:p>
          </table:table-cell>
          <table:table-cell office:value-type="string">
            <text:p>3281.6777</text:p>
          </table:table-cell>
          <table:table-cell office:value-type="string">
            <text:p>CAD</text:p>
          </table:table-cell>
        </table:table-row>
        <table:table-row>
          <table:table-cell office:value-type="string">
            <text:p>57623</text:p>
          </table:table-cell>
          <table:table-cell office:value-type="string">
            <text:p>9501656483379</text:p>
          </table:table-cell>
          <table:table-cell office:value-type="string">
            <text:p>54230.000592/2013-16</text:p>
          </table:table-cell>
          <table:table-cell office:value-type="string">
            <text:p>12</text:p>
          </table:table-cell>
          <table:table-cell office:value-type="string">
            <text:p>121307000058-15</text:p>
          </table:table-cell>
          <table:table-cell office:value-type="string">
            <text:p>2013-07-31 13:54:46.102006</text:p>
          </table:table-cell>
          <table:table-cell office:value-type="string">
            <text:p>5530.8664</text:p>
          </table:table-cell>
          <table:table-cell office:value-type="string">
            <text:p>CAD</text:p>
          </table:table-cell>
        </table:table-row>
        <table:table-row>
          <table:table-cell office:value-type="string">
            <text:p>57618</text:p>
          </table:table-cell>
          <table:table-cell office:value-type="string">
            <text:p>9501656483450</text:p>
          </table:table-cell>
          <table:table-cell office:value-type="string">
            <text:p>54230.000593/2013-52</text:p>
          </table:table-cell>
          <table:table-cell office:value-type="string">
            <text:p>12</text:p>
          </table:table-cell>
          <table:table-cell office:value-type="string">
            <text:p>121307000057-34</text:p>
          </table:table-cell>
          <table:table-cell office:value-type="string">
            <text:p>2013-07-31 12:14:26.8561</text:p>
          </table:table-cell>
          <table:table-cell office:value-type="string">
            <text:p>5541.8743</text:p>
          </table:table-cell>
          <table:table-cell office:value-type="string">
            <text:p>CAD</text:p>
          </table:table-cell>
        </table:table-row>
        <table:table-row>
          <table:table-cell office:value-type="string">
            <text:p>66250</text:p>
          </table:table-cell>
          <table:table-cell office:value-type="string">
            <text:p>9501659527539</text:p>
          </table:table-cell>
          <table:table-cell office:value-type="string">
            <text:p>54700.001855/2013-12</text:p>
          </table:table-cell>
          <table:table-cell office:value-type="string">
            <text:p>28</text:p>
          </table:table-cell>
          <table:table-cell office:value-type="string">
            <text:p>281311000001-76</text:p>
          </table:table-cell>
          <table:table-cell office:value-type="string">
            <text:p>2013-11-04 10:52:31.889942</text:p>
          </table:table-cell>
          <table:table-cell office:value-type="string">
            <text:p>3452.1381</text:p>
          </table:table-cell>
          <table:table-cell office:value-type="string">
            <text:p>AM2</text:p>
          </table:table-cell>
        </table:table-row>
        <table:table-row>
          <table:table-cell office:value-type="string">
            <text:p>48887</text:p>
          </table:table-cell>
          <table:table-cell office:value-type="string">
            <text:p>9501730771608</text:p>
          </table:table-cell>
          <table:table-cell office:value-type="string">
            <text:p>54220.000351/2013-88</text:p>
          </table:table-cell>
          <table:table-cell office:value-type="string">
            <text:p>11</text:p>
          </table:table-cell>
          <table:table-cell office:value-type="string">
            <text:p>111303000136-02</text:p>
          </table:table-cell>
          <table:table-cell office:value-type="string">
            <text:p>2013-03-27 00:00:00</text:p>
          </table:table-cell>
          <table:table-cell office:value-type="string">
            <text:p>46.5828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9073</text:p>
          </table:table-cell>
          <table:table-cell office:value-type="string">
            <text:p>9501730771780</text:p>
          </table:table-cell>
          <table:table-cell office:value-type="string">
            <text:p>54220.000353/2013-77</text:p>
          </table:table-cell>
          <table:table-cell office:value-type="string">
            <text:p>11</text:p>
          </table:table-cell>
          <table:table-cell office:value-type="string">
            <text:p>111304000004-80</text:p>
          </table:table-cell>
          <table:table-cell office:value-type="string">
            <text:p>2013-04-02 00:00:00</text:p>
          </table:table-cell>
          <table:table-cell office:value-type="string">
            <text:p>280.2872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9015</text:p>
          </table:table-cell>
          <table:table-cell office:value-type="string">
            <text:p>9501730771942</text:p>
          </table:table-cell>
          <table:table-cell office:value-type="string">
            <text:p>54220.000374/2013-92</text:p>
          </table:table-cell>
          <table:table-cell office:value-type="string">
            <text:p>11</text:p>
          </table:table-cell>
          <table:table-cell office:value-type="string">
            <text:p>111304000002-19</text:p>
          </table:table-cell>
          <table:table-cell office:value-type="string">
            <text:p>2013-04-01 00:00:00</text:p>
          </table:table-cell>
          <table:table-cell office:value-type="string">
            <text:p>778.1076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7910</text:p>
          </table:table-cell>
          <table:table-cell office:value-type="string">
            <text:p>9501731449408</text:p>
          </table:table-cell>
          <table:table-cell office:value-type="string">
            <text:p>54220.000031/2013-28</text:p>
          </table:table-cell>
          <table:table-cell office:value-type="string">
            <text:p>11</text:p>
          </table:table-cell>
          <table:table-cell office:value-type="string">
            <text:p>111303000060-61</text:p>
          </table:table-cell>
          <table:table-cell office:value-type="string">
            <text:p>2013-03-13 00:00:00</text:p>
          </table:table-cell>
          <table:table-cell office:value-type="string">
            <text:p>105.1358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8600</text:p>
          </table:table-cell>
          <table:table-cell office:value-type="string">
            <text:p>9501735201877</text:p>
          </table:table-cell>
          <table:table-cell office:value-type="string">
            <text:p>54330001060201289</text:p>
          </table:table-cell>
          <table:table-cell office:value-type="string">
            <text:p>19</text:p>
          </table:table-cell>
          <table:table-cell office:value-type="string">
            <text:p>191303000015-19</text:p>
          </table:table-cell>
          <table:table-cell office:value-type="string">
            <text:p>2013-03-22 00:00:00</text:p>
          </table:table-cell>
          <table:table-cell office:value-type="string">
            <text:p>371.5925</text:p>
          </table:table-cell>
          <table:table-cell office:value-type="string">
            <text:p>E1W</text:p>
          </table:table-cell>
        </table:table-row>
        <table:table-row>
          <table:table-cell office:value-type="string">
            <text:p>47326</text:p>
          </table:table-cell>
          <table:table-cell office:value-type="string">
            <text:p>9501736186243</text:p>
          </table:table-cell>
          <table:table-cell office:value-type="string">
            <text:p>54380.000348/2012-41</text:p>
          </table:table-cell>
          <table:table-cell office:value-type="string">
            <text:p>24</text:p>
          </table:table-cell>
          <table:table-cell office:value-type="string">
            <text:p>241303000007-49</text:p>
          </table:table-cell>
          <table:table-cell office:value-type="string">
            <text:p>2013-03-07 00:00:00</text:p>
          </table:table-cell>
          <table:table-cell office:value-type="string">
            <text:p>203.1827</text:p>
          </table:table-cell>
          <table:table-cell office:value-type="string">
            <text:p>AO5</text:p>
          </table:table-cell>
        </table:table-row>
        <table:table-row>
          <table:table-cell office:value-type="string">
            <text:p>75155</text:p>
          </table:table-cell>
          <table:table-cell office:value-type="string">
            <text:p>9501738414472</text:p>
          </table:table-cell>
          <table:table-cell office:value-type="string">
            <text:p>54230.008233/2013-07</text:p>
          </table:table-cell>
          <table:table-cell office:value-type="string">
            <text:p>12</text:p>
          </table:table-cell>
          <table:table-cell office:value-type="string">
            <text:p>121403000012-08</text:p>
          </table:table-cell>
          <table:table-cell office:value-type="string">
            <text:p>2014-03-19 11:58:14.168205</text:p>
          </table:table-cell>
          <table:table-cell office:value-type="string">
            <text:p>15292.9474</text:p>
          </table:table-cell>
          <table:table-cell office:value-type="string">
            <text:p>D74</text:p>
          </table:table-cell>
        </table:table-row>
        <table:table-row>
          <table:table-cell office:value-type="string">
            <text:p>69732</text:p>
          </table:table-cell>
          <table:table-cell office:value-type="string">
            <text:p>9501812014058</text:p>
          </table:table-cell>
          <table:table-cell office:value-type="string">
            <text:p>54220.002068/2013-91</text:p>
          </table:table-cell>
          <table:table-cell office:value-type="string">
            <text:p>11</text:p>
          </table:table-cell>
          <table:table-cell office:value-type="string">
            <text:p>111312000023-05</text:p>
          </table:table-cell>
          <table:table-cell office:value-type="string">
            <text:p>2013-12-16 16:12:59.139177</text:p>
          </table:table-cell>
          <table:table-cell office:value-type="string">
            <text:p>48.7022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45473</text:p>
          </table:table-cell>
          <table:table-cell office:value-type="string">
            <text:p>9501812014139</text:p>
          </table:table-cell>
          <table:table-cell office:value-type="string">
            <text:p>54220.001961/2012-18</text:p>
          </table:table-cell>
          <table:table-cell office:value-type="string">
            <text:p>11</text:p>
          </table:table-cell>
          <table:table-cell office:value-type="string">
            <text:p>111302000044-15</text:p>
          </table:table-cell>
          <table:table-cell office:value-type="string">
            <text:p>2013-02-18 00:00:00</text:p>
          </table:table-cell>
          <table:table-cell office:value-type="string">
            <text:p>85.3884</text:p>
          </table:table-cell>
          <table:table-cell office:value-type="string">
            <text:p>B2A</text:p>
          </table:table-cell>
        </table:table-row>
        <table:table-row>
          <table:table-cell office:value-type="string">
            <text:p>66927</text:p>
          </table:table-cell>
          <table:table-cell office:value-type="string">
            <text:p>9501814653210</text:p>
          </table:table-cell>
          <table:table-cell office:value-type="string">
            <text:p>54600.000427/2011-39</text:p>
          </table:table-cell>
          <table:table-cell office:value-type="string">
            <text:p>27</text:p>
          </table:table-cell>
          <table:table-cell office:value-type="string">
            <text:p>271311000016-90</text:p>
          </table:table-cell>
          <table:table-cell office:value-type="string">
            <text:p>2013-11-13 16:21:00.018749</text:p>
          </table:table-cell>
          <table:table-cell office:value-type="string">
            <text:p>3981.9673</text:p>
          </table:table-cell>
          <table:table-cell office:value-type="string">
            <text:p>B66</text:p>
          </table:table-cell>
        </table:table-row>
        <table:table-row>
          <table:table-cell office:value-type="string">
            <text:p>73178</text:p>
          </table:table-cell>
          <table:table-cell office:value-type="string">
            <text:p>9501818491540</text:p>
          </table:table-cell>
          <table:table-cell office:value-type="string">
            <text:p>54290.001201/2013-68</text:p>
          </table:table-cell>
          <table:table-cell office:value-type="string">
            <text:p>16</text:p>
          </table:table-cell>
          <table:table-cell office:value-type="string">
            <text:p>161402000094-89</text:p>
          </table:table-cell>
          <table:table-cell office:value-type="string">
            <text:p>2014-02-12 08:43:44.11333</text:p>
          </table:table-cell>
          <table:table-cell office:value-type="string">
            <text:p>1349.0048</text:p>
          </table:table-cell>
          <table:table-cell office:value-type="string">
            <text:p>AE4</text:p>
          </table:table-cell>
        </table:table-row>
        <table:table-row>
          <table:table-cell office:value-type="string">
            <text:p>66166</text:p>
          </table:table-cell>
          <table:table-cell office:value-type="string">
            <text:p>9501818575647</text:p>
          </table:table-cell>
          <table:table-cell office:value-type="string">
            <text:p>54160.000013/2011-36</text:p>
          </table:table-cell>
          <table:table-cell office:value-type="string">
            <text:p>05</text:p>
          </table:table-cell>
          <table:table-cell office:value-type="string">
            <text:p>051311000005-02</text:p>
          </table:table-cell>
          <table:table-cell office:value-type="string">
            <text:p>2013-11-01 16:52:49.858296</text:p>
          </table:table-cell>
          <table:table-cell office:value-type="string">
            <text:p>200.2818</text:p>
          </table:table-cell>
          <table:table-cell office:value-type="string">
            <text:p>BBW</text:p>
          </table:table-cell>
        </table:table-row>
        <table:table-row>
          <table:table-cell/>
          <table:table-cell table:number-columns-repeated="7"/>
        </table:table-row>
      </table:table>
      <table:table table:style-name="ta2" table:name="SIGEF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codigo_imo,C,1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189857</text:p>
          </table:table-cell>
          <table:table-cell office:value-type="string">
            <text:p>44b63f8b-ef15-45f5-95a6-305ce5d88d55</text:p>
          </table:table-cell>
          <table:table-cell office:value-type="string">
            <text:p>DT6</text:p>
          </table:table-cell>
          <table:table-cell office:value-type="string">
            <text:p>19007149815018317-PI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310670104489</text:p>
          </table:table-cell>
          <table:table-cell office:value-type="string">
            <text:p>362183</text:p>
          </table:table-cell>
          <table:table-cell office:value-type="string">
            <text:p>07/11/14</text:p>
          </table:table-cell>
          <table:table-cell office:value-type="string">
            <text:p>20/11/14</text:p>
          </table:table-cell>
          <table:table-cell office:value-type="string">
            <text:p>CERTIFICADA</text:p>
          </table:table-cell>
          <table:table-cell office:value-type="string">
            <text:p>30497,5091</text:p>
          </table:table-cell>
          <table:table-cell office:value-type="string">
            <text:p>Fazenda Cosmos Agropecu├íria Ltda</text:p>
          </table:table-cell>
          <table:table-cell office:value-type="string">
            <text:p> Eduardo Dall'magro e Outro</text:p>
          </table:table-cell>
          <table:table-cell office:value-type="string">
            <text:p>426384290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7.811-3</text:p>
          </table:table-cell>
          <table:table-cell office:value-type="string">
            <text:p>2.215,2.216 e 2.217</text:p>
          </table:table-cell>
          <table:table-cell office:value-type="string">
            <text:p>30/12/99</text:p>
          </table:table-cell>
          <table:table-cell office:value-type="string">
            <text:p>42638429015</text:p>
          </table:table-cell>
          <table:table-cell office:value-type="string">
            <text:p> Eduardo Dall'magro e Outro</text:p>
          </table:table-cell>
          <table:table-cell office:value-type="string">
            <text:p/>
          </table:table-cell>
          <table:table-cell office:value-type="string">
            <text:p>2204402</text:p>
          </table:table-cell>
          <table:table-cell office:value-type="string">
            <text:p>22</text:p>
          </table:table-cell>
        </table:table-row>
        <table:table-row>
          <table:table-cell office:value-type="string">
            <text:p>218792</text:p>
          </table:table-cell>
          <table:table-cell office:value-type="string">
            <text:p>d7a0ac97-6c53-451f-94bb-e5771bb2b171</text:p>
          </table:table-cell>
          <table:table-cell office:value-type="string">
            <text:p>DUT</text:p>
          </table:table-cell>
          <table:table-cell office:value-type="string">
            <text:p>20150626683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70100212704</text:p>
          </table:table-cell>
          <table:table-cell office:value-type="string">
            <text:p>452867</text:p>
          </table:table-cell>
          <table:table-cell office:value-type="string">
            <text:p>11/02/15</text:p>
          </table:table-cell>
          <table:table-cell office:value-type="string">
            <text:p>11/02/15</text:p>
          </table:table-cell>
          <table:table-cell office:value-type="string">
            <text:p>CERTIFICADA</text:p>
          </table:table-cell>
          <table:table-cell office:value-type="string">
            <text:p>108,4735</text:p>
          </table:table-cell>
          <table:table-cell office:value-type="string">
            <text:p>FAZENDA COLINA</text:p>
          </table:table-cell>
          <table:table-cell office:value-type="string">
            <text:p>├üGUA VERMELHA AGROPECU├üRIA S/A</text:p>
          </table:table-cell>
          <table:table-cell office:value-type="string">
            <text:p/>
          </table:table-cell>
          <table:table-cell office:value-type="string">
            <text:p>02172232000152</text:p>
          </table:table-cell>
          <table:table-cell office:value-type="string">
            <text:p>Particular</text:p>
          </table:table-cell>
          <table:table-cell office:value-type="string">
            <text:p>08.523-3</text:p>
          </table:table-cell>
          <table:table-cell office:value-type="string">
            <text:p>193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├üGUA VERMELHA AGROPECU├üRIA S/A</text:p>
          </table:table-cell>
          <table:table-cell office:value-type="string">
            <text:p>02172232000152</text:p>
          </table:table-cell>
          <table:table-cell office:value-type="string">
            <text:p>4101408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18790</text:p>
          </table:table-cell>
          <table:table-cell office:value-type="string">
            <text:p>18d51880-e2d1-4831-925c-38a99ec7833f</text:p>
          </table:table-cell>
          <table:table-cell office:value-type="string">
            <text:p>DUT</text:p>
          </table:table-cell>
          <table:table-cell office:value-type="string">
            <text:p>20150626683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70100212704</text:p>
          </table:table-cell>
          <table:table-cell office:value-type="string">
            <text:p>452872</text:p>
          </table:table-cell>
          <table:table-cell office:value-type="string">
            <text:p>11/02/15</text:p>
          </table:table-cell>
          <table:table-cell office:value-type="string">
            <text:p>11/02/15</text:p>
          </table:table-cell>
          <table:table-cell office:value-type="string">
            <text:p>CERTIFICADA</text:p>
          </table:table-cell>
          <table:table-cell office:value-type="string">
            <text:p>10,6637</text:p>
          </table:table-cell>
          <table:table-cell office:value-type="string">
            <text:p>FAZENDA COLINA</text:p>
          </table:table-cell>
          <table:table-cell office:value-type="string">
            <text:p>├üGUA VERMELHA AGROPECU├üRIA S/A</text:p>
          </table:table-cell>
          <table:table-cell office:value-type="string">
            <text:p/>
          </table:table-cell>
          <table:table-cell office:value-type="string">
            <text:p>02172232000152</text:p>
          </table:table-cell>
          <table:table-cell office:value-type="string">
            <text:p>Particular</text:p>
          </table:table-cell>
          <table:table-cell office:value-type="string">
            <text:p>08.523-3</text:p>
          </table:table-cell>
          <table:table-cell office:value-type="string">
            <text:p>2563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├üGUA VERMELHA AGROPECU├üRIA S/A</text:p>
          </table:table-cell>
          <table:table-cell office:value-type="string">
            <text:p>02172232000152</text:p>
          </table:table-cell>
          <table:table-cell office:value-type="string">
            <text:p>4101408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18788</text:p>
          </table:table-cell>
          <table:table-cell office:value-type="string">
            <text:p>83510bff-a680-4789-af72-901763309949</text:p>
          </table:table-cell>
          <table:table-cell office:value-type="string">
            <text:p>DUT</text:p>
          </table:table-cell>
          <table:table-cell office:value-type="string">
            <text:p>20150626683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70100212704</text:p>
          </table:table-cell>
          <table:table-cell office:value-type="string">
            <text:p>452876</text:p>
          </table:table-cell>
          <table:table-cell office:value-type="string">
            <text:p>11/02/15</text:p>
          </table:table-cell>
          <table:table-cell office:value-type="string">
            <text:p>11/02/15</text:p>
          </table:table-cell>
          <table:table-cell office:value-type="string">
            <text:p>CERTIFICADA</text:p>
          </table:table-cell>
          <table:table-cell office:value-type="string">
            <text:p>264,0324</text:p>
          </table:table-cell>
          <table:table-cell office:value-type="string">
            <text:p>FAZENDA COLINA</text:p>
          </table:table-cell>
          <table:table-cell office:value-type="string">
            <text:p>├üGUA VERMELHA AGROPECU├üRIA S/A</text:p>
          </table:table-cell>
          <table:table-cell office:value-type="string">
            <text:p/>
          </table:table-cell>
          <table:table-cell office:value-type="string">
            <text:p>02172232000152</text:p>
          </table:table-cell>
          <table:table-cell office:value-type="string">
            <text:p>Particular</text:p>
          </table:table-cell>
          <table:table-cell office:value-type="string">
            <text:p>08.523-3</text:p>
          </table:table-cell>
          <table:table-cell office:value-type="string">
            <text:p>14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├üGUA VERMELHA AGROPECU├üRIA S/A</text:p>
          </table:table-cell>
          <table:table-cell office:value-type="string">
            <text:p>02172232000152</text:p>
          </table:table-cell>
          <table:table-cell office:value-type="string">
            <text:p>4101408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18789</text:p>
          </table:table-cell>
          <table:table-cell office:value-type="string">
            <text:p>08a16253-d9d6-4e69-8bcb-abd1336e00dc</text:p>
          </table:table-cell>
          <table:table-cell office:value-type="string">
            <text:p>DUT</text:p>
          </table:table-cell>
          <table:table-cell office:value-type="string">
            <text:p>20150626683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70100212704</text:p>
          </table:table-cell>
          <table:table-cell office:value-type="string">
            <text:p>452875</text:p>
          </table:table-cell>
          <table:table-cell office:value-type="string">
            <text:p>11/02/15</text:p>
          </table:table-cell>
          <table:table-cell office:value-type="string">
            <text:p>11/02/15</text:p>
          </table:table-cell>
          <table:table-cell office:value-type="string">
            <text:p>CERTIFICADA</text:p>
          </table:table-cell>
          <table:table-cell office:value-type="string">
            <text:p>242,2315</text:p>
          </table:table-cell>
          <table:table-cell office:value-type="string">
            <text:p>FAZENDA COLINA</text:p>
          </table:table-cell>
          <table:table-cell office:value-type="string">
            <text:p>├üGUA VERMELHA AGROPECU├üRIA S/A</text:p>
          </table:table-cell>
          <table:table-cell office:value-type="string">
            <text:p/>
          </table:table-cell>
          <table:table-cell office:value-type="string">
            <text:p>02172232000152</text:p>
          </table:table-cell>
          <table:table-cell office:value-type="string">
            <text:p>Particular</text:p>
          </table:table-cell>
          <table:table-cell office:value-type="string">
            <text:p>08.523-3</text:p>
          </table:table-cell>
          <table:table-cell office:value-type="string">
            <text:p>913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├üGUA VERMELHA AGROPECU├üRIA S/A</text:p>
          </table:table-cell>
          <table:table-cell office:value-type="string">
            <text:p>02172232000152</text:p>
          </table:table-cell>
          <table:table-cell office:value-type="string">
            <text:p>4101408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10502</text:p>
          </table:table-cell>
          <table:table-cell office:value-type="string">
            <text:p>5ddbd7fd-c63e-4cc5-bea8-0d8aa5a1ec5b</text:p>
          </table:table-cell>
          <table:table-cell office:value-type="string">
            <text:p>DGP</text:p>
          </table:table-cell>
          <table:table-cell office:value-type="string">
            <text:p>162001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910001912</text:p>
          </table:table-cell>
          <table:table-cell office:value-type="string">
            <text:p>431946</text:p>
          </table:table-cell>
          <table:table-cell office:value-type="string">
            <text:p>21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1979,1061</text:p>
          </table:table-cell>
          <table:table-cell office:value-type="string">
            <text:p>LOTE 1 ÔÇô B</text:p>
          </table:table-cell>
          <table:table-cell office:value-type="string">
            <text:p>Adair Ermetti Furini</text:p>
          </table:table-cell>
          <table:table-cell office:value-type="string">
            <text:p>01163752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52-9</text:p>
          </table:table-cell>
          <table:table-cell office:value-type="string">
            <text:p>4481</text:p>
          </table:table-cell>
          <table:table-cell office:value-type="string">
            <text:p>30/12/99</text:p>
          </table:table-cell>
          <table:table-cell office:value-type="string">
            <text:p>01163752800</text:p>
          </table:table-cell>
          <table:table-cell office:value-type="string">
            <text:p>Adair Ermetti Furini</text:p>
          </table:table-cell>
          <table:table-cell office:value-type="string">
            <text:p/>
          </table:table-cell>
          <table:table-cell office:value-type="string">
            <text:p>5108956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4558</text:p>
          </table:table-cell>
          <table:table-cell office:value-type="string">
            <text:p>5bb7c2e4-dec4-4184-ac58-45ca6dbdb761</text:p>
          </table:table-cell>
          <table:table-cell office:value-type="string">
            <text:p>ECP</text:p>
          </table:table-cell>
          <table:table-cell office:value-type="string">
            <text:p>1020140210423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60730045378</text:p>
          </table:table-cell>
          <table:table-cell office:value-type="string">
            <text:p>388656</text:p>
          </table:table-cell>
          <table:table-cell office:value-type="string">
            <text:p>01/12/14</text:p>
          </table:table-cell>
          <table:table-cell office:value-type="string">
            <text:p>01/12/14</text:p>
          </table:table-cell>
          <table:table-cell office:value-type="string">
            <text:p>CERTIFICADA</text:p>
          </table:table-cell>
          <table:table-cell office:value-type="string">
            <text:p>56,8776</text:p>
          </table:table-cell>
          <table:table-cell office:value-type="string">
            <text:p>FAZENDA PINGO D├üGUA</text:p>
          </table:table-cell>
          <table:table-cell office:value-type="string">
            <text:p>ADERBAL LUIZ ARANTES</text:p>
          </table:table-cell>
          <table:table-cell office:value-type="string">
            <text:p>0563735082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799-5</text:p>
          </table:table-cell>
          <table:table-cell office:value-type="string">
            <text:p>1592</text:p>
          </table:table-cell>
          <table:table-cell office:value-type="string">
            <text:p>30/12/99</text:p>
          </table:table-cell>
          <table:table-cell office:value-type="string">
            <text:p>05637350825</text:p>
          </table:table-cell>
          <table:table-cell office:value-type="string">
            <text:p>ADERBAL LUIZ ARANTES</text:p>
          </table:table-cell>
          <table:table-cell office:value-type="string">
            <text:p/>
          </table:table-cell>
          <table:table-cell office:value-type="string">
            <text:p>5210802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94557</text:p>
          </table:table-cell>
          <table:table-cell office:value-type="string">
            <text:p>955cd548-4328-4b4c-842c-fb1c4f7470bd</text:p>
          </table:table-cell>
          <table:table-cell office:value-type="string">
            <text:p>ECP</text:p>
          </table:table-cell>
          <table:table-cell office:value-type="string">
            <text:p>1020140210423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60730045378</text:p>
          </table:table-cell>
          <table:table-cell office:value-type="string">
            <text:p>388656</text:p>
          </table:table-cell>
          <table:table-cell office:value-type="string">
            <text:p>01/12/14</text:p>
          </table:table-cell>
          <table:table-cell office:value-type="string">
            <text:p>01/12/14</text:p>
          </table:table-cell>
          <table:table-cell office:value-type="string">
            <text:p>CERTIFICADA</text:p>
          </table:table-cell>
          <table:table-cell office:value-type="string">
            <text:p>138,3418</text:p>
          </table:table-cell>
          <table:table-cell office:value-type="string">
            <text:p>FAZENDA PINGO D├üGUA</text:p>
          </table:table-cell>
          <table:table-cell office:value-type="string">
            <text:p>ADERBAL LUIZ ARANTES</text:p>
          </table:table-cell>
          <table:table-cell office:value-type="string">
            <text:p>0563735082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799-5</text:p>
          </table:table-cell>
          <table:table-cell office:value-type="string">
            <text:p>1592</text:p>
          </table:table-cell>
          <table:table-cell office:value-type="string">
            <text:p>30/12/99</text:p>
          </table:table-cell>
          <table:table-cell office:value-type="string">
            <text:p>05637350825</text:p>
          </table:table-cell>
          <table:table-cell office:value-type="string">
            <text:p>ADERBAL LUIZ ARANTES</text:p>
          </table:table-cell>
          <table:table-cell office:value-type="string">
            <text:p/>
          </table:table-cell>
          <table:table-cell office:value-type="string">
            <text:p>5210802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81574</text:p>
          </table:table-cell>
          <table:table-cell office:value-type="string">
            <text:p>4e3167ae-8df8-4a0e-ba21-fa6a249f683b</text:p>
          </table:table-cell>
          <table:table-cell office:value-type="string">
            <text:p>EQG</text:p>
          </table:table-cell>
          <table:table-cell office:value-type="string">
            <text:p>0820140129381-E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30200100226</text:p>
          </table:table-cell>
          <table:table-cell office:value-type="string">
            <text:p>355471</text:p>
          </table:table-cell>
          <table:table-cell office:value-type="string">
            <text:p>04/11/14</text:p>
          </table:table-cell>
          <table:table-cell office:value-type="string">
            <text:p>04/11/14</text:p>
          </table:table-cell>
          <table:table-cell office:value-type="string">
            <text:p>CERTIFICADA</text:p>
          </table:table-cell>
          <table:table-cell office:value-type="string">
            <text:p>6196,9973</text:p>
          </table:table-cell>
          <table:table-cell office:value-type="string">
            <text:p>Fazenda Sao Mateus</text:p>
          </table:table-cell>
          <table:table-cell office:value-type="string">
            <text:p>Agro Pastoril Alvorada LTDA</text:p>
          </table:table-cell>
          <table:table-cell office:value-type="string">
            <text:p/>
          </table:table-cell>
          <table:table-cell office:value-type="string">
            <text:p>07043676000101</text:p>
          </table:table-cell>
          <table:table-cell office:value-type="string">
            <text:p>Particular</text:p>
          </table:table-cell>
          <table:table-cell office:value-type="string">
            <text:p>06.138-2</text:p>
          </table:table-cell>
          <table:table-cell office:value-type="string">
            <text:p>139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 Pastoril Alvorada LTDA</text:p>
          </table:table-cell>
          <table:table-cell office:value-type="string">
            <text:p>07043676000101</text:p>
          </table:table-cell>
          <table:table-cell office:value-type="string">
            <text:p>31047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23957</text:p>
          </table:table-cell>
          <table:table-cell office:value-type="string">
            <text:p>f3436aab-6a53-4435-ba34-6faac8e2a0e4</text:p>
          </table:table-cell>
          <table:table-cell office:value-type="string">
            <text:p>EQG</text:p>
          </table:table-cell>
          <table:table-cell office:value-type="string">
            <text:p>0820140072504-E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010180216956</text:p>
          </table:table-cell>
          <table:table-cell office:value-type="string">
            <text:p>221582</text:p>
          </table:table-cell>
          <table:table-cell office:value-type="string">
            <text:p>02/07/14</text:p>
          </table:table-cell>
          <table:table-cell office:value-type="string">
            <text:p>02/07/14</text:p>
          </table:table-cell>
          <table:table-cell office:value-type="string">
            <text:p>CERTIFICADA</text:p>
          </table:table-cell>
          <table:table-cell office:value-type="string">
            <text:p>5,911</text:p>
          </table:table-cell>
          <table:table-cell office:value-type="string">
            <text:p>FAZENDA MONTE CRISTO</text:p>
          </table:table-cell>
          <table:table-cell office:value-type="string">
            <text:p>AGRO PASTORIL S├âO PEDRO E OUTROS</text:p>
          </table:table-cell>
          <table:table-cell office:value-type="string">
            <text:p/>
          </table:table-cell>
          <table:table-cell office:value-type="string">
            <text:p>27344811000166</text:p>
          </table:table-cell>
          <table:table-cell office:value-type="string">
            <text:p>Particular</text:p>
          </table:table-cell>
          <table:table-cell office:value-type="string">
            <text:p>02.402-6</text:p>
          </table:table-cell>
          <table:table-cell office:value-type="string">
            <text:p>4774,477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 PASTORIL S├âO PEDRO E OUTROS</text:p>
          </table:table-cell>
          <table:table-cell office:value-type="string">
            <text:p>27344811000166</text:p>
          </table:table-cell>
          <table:table-cell office:value-type="string">
            <text:p>3202108</text:p>
          </table:table-cell>
          <table:table-cell office:value-type="string">
            <text:p>32</text:p>
          </table:table-cell>
        </table:table-row>
        <table:table-row>
          <table:table-cell office:value-type="string">
            <text:p>123956</text:p>
          </table:table-cell>
          <table:table-cell office:value-type="string">
            <text:p>f08c6c83-9381-4359-892e-c8d5c4772464</text:p>
          </table:table-cell>
          <table:table-cell office:value-type="string">
            <text:p>EQG</text:p>
          </table:table-cell>
          <table:table-cell office:value-type="string">
            <text:p>0820140072504-E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010180216956</text:p>
          </table:table-cell>
          <table:table-cell office:value-type="string">
            <text:p>221582</text:p>
          </table:table-cell>
          <table:table-cell office:value-type="string">
            <text:p>02/07/14</text:p>
          </table:table-cell>
          <table:table-cell office:value-type="string">
            <text:p>02/07/14</text:p>
          </table:table-cell>
          <table:table-cell office:value-type="string">
            <text:p>CERTIFICADA</text:p>
          </table:table-cell>
          <table:table-cell office:value-type="string">
            <text:p>167,859</text:p>
          </table:table-cell>
          <table:table-cell office:value-type="string">
            <text:p>FAZENDA MONTE CRISTO</text:p>
          </table:table-cell>
          <table:table-cell office:value-type="string">
            <text:p>AGRO PASTORIL S├âO PEDRO E OUTROS</text:p>
          </table:table-cell>
          <table:table-cell office:value-type="string">
            <text:p/>
          </table:table-cell>
          <table:table-cell office:value-type="string">
            <text:p>27344811000166</text:p>
          </table:table-cell>
          <table:table-cell office:value-type="string">
            <text:p>Particular</text:p>
          </table:table-cell>
          <table:table-cell office:value-type="string">
            <text:p>02.402-6</text:p>
          </table:table-cell>
          <table:table-cell office:value-type="string">
            <text:p>4774,477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 PASTORIL S├âO PEDRO E OUTROS</text:p>
          </table:table-cell>
          <table:table-cell office:value-type="string">
            <text:p>27344811000166</text:p>
          </table:table-cell>
          <table:table-cell office:value-type="string">
            <text:p>3202108</text:p>
          </table:table-cell>
          <table:table-cell office:value-type="string">
            <text:p>32</text:p>
          </table:table-cell>
        </table:table-row>
        <table:table-row>
          <table:table-cell office:value-type="string">
            <text:p>123955</text:p>
          </table:table-cell>
          <table:table-cell office:value-type="string">
            <text:p>e3841686-3edb-4f76-bb51-d918241bdce4</text:p>
          </table:table-cell>
          <table:table-cell office:value-type="string">
            <text:p>EQG</text:p>
          </table:table-cell>
          <table:table-cell office:value-type="string">
            <text:p>0820140072504-E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010180216956</text:p>
          </table:table-cell>
          <table:table-cell office:value-type="string">
            <text:p>221582</text:p>
          </table:table-cell>
          <table:table-cell office:value-type="string">
            <text:p>02/07/14</text:p>
          </table:table-cell>
          <table:table-cell office:value-type="string">
            <text:p>02/07/14</text:p>
          </table:table-cell>
          <table:table-cell office:value-type="string">
            <text:p>CERTIFICADA</text:p>
          </table:table-cell>
          <table:table-cell office:value-type="string">
            <text:p>828,9576</text:p>
          </table:table-cell>
          <table:table-cell office:value-type="string">
            <text:p>FAZENDA MONTE CRISTO</text:p>
          </table:table-cell>
          <table:table-cell office:value-type="string">
            <text:p>AGRO PASTORIL S├âO PEDRO E OUTROS</text:p>
          </table:table-cell>
          <table:table-cell office:value-type="string">
            <text:p/>
          </table:table-cell>
          <table:table-cell office:value-type="string">
            <text:p>27344811000166</text:p>
          </table:table-cell>
          <table:table-cell office:value-type="string">
            <text:p>Particular</text:p>
          </table:table-cell>
          <table:table-cell office:value-type="string">
            <text:p>02.402-6</text:p>
          </table:table-cell>
          <table:table-cell office:value-type="string">
            <text:p>4774,477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 PASTORIL S├âO PEDRO E OUTROS</text:p>
          </table:table-cell>
          <table:table-cell office:value-type="string">
            <text:p>27344811000166</text:p>
          </table:table-cell>
          <table:table-cell office:value-type="string">
            <text:p>3202108</text:p>
          </table:table-cell>
          <table:table-cell office:value-type="string">
            <text:p>32</text:p>
          </table:table-cell>
        </table:table-row>
        <table:table-row>
          <table:table-cell office:value-type="string">
            <text:p>214603</text:p>
          </table:table-cell>
          <table:table-cell office:value-type="string">
            <text:p>f424004a-be5e-4c7c-9d9b-6efd42a512c4</text:p>
          </table:table-cell>
          <table:table-cell office:value-type="string">
            <text:p>D3Q</text:p>
          </table:table-cell>
          <table:table-cell office:value-type="string">
            <text:p>213329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745</text:p>
          </table:table-cell>
          <table:table-cell office:value-type="string">
            <text:p>441619</text:p>
          </table:table-cell>
          <table:table-cell office:value-type="string">
            <text:p>01/02/15</text:p>
          </table:table-cell>
          <table:table-cell office:value-type="string">
            <text:p>01/02/15</text:p>
          </table:table-cell>
          <table:table-cell office:value-type="string">
            <text:p>CERTIFICADA</text:p>
          </table:table-cell>
          <table:table-cell office:value-type="string">
            <text:p>40,5456</text:p>
          </table:table-cell>
          <table:table-cell office:value-type="string">
            <text:p>Fazenda Divis├úo</text:p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/>
          </table:table-cell>
          <table:table-cell office:value-type="string">
            <text:p>03101169000126</text:p>
          </table:table-cell>
          <table:table-cell office:value-type="string">
            <text:p>Estrada</text:p>
          </table:table-cell>
          <table:table-cell office:value-type="string">
            <text:p>06.388-3</text:p>
          </table:table-cell>
          <table:table-cell office:value-type="string">
            <text:p>66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>03101169000126</text:p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42050</text:p>
          </table:table-cell>
          <table:table-cell office:value-type="string">
            <text:p>d43e8463-6e28-432b-8fe2-7b831508078b</text:p>
          </table:table-cell>
          <table:table-cell office:value-type="string">
            <text:p>D3Q</text:p>
          </table:table-cell>
          <table:table-cell office:value-type="string">
            <text:p>213821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745</text:p>
          </table:table-cell>
          <table:table-cell office:value-type="string">
            <text:p>512849</text:p>
          </table:table-cell>
          <table:table-cell office:value-type="string">
            <text:p>14/04/15</text:p>
          </table:table-cell>
          <table:table-cell office:value-type="string">
            <text:p>14/04/15</text:p>
          </table:table-cell>
          <table:table-cell office:value-type="string">
            <text:p>CERTIFICADA</text:p>
          </table:table-cell>
          <table:table-cell office:value-type="string">
            <text:p>141,7816</text:p>
          </table:table-cell>
          <table:table-cell office:value-type="string">
            <text:p>Fazenda Divis├úo</text:p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/>
          </table:table-cell>
          <table:table-cell office:value-type="string">
            <text:p>03101169000126</text:p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66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>03101169000126</text:p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40576</text:p>
          </table:table-cell>
          <table:table-cell office:value-type="string">
            <text:p>eee49947-1e6c-4c61-8636-36426f59d06e</text:p>
          </table:table-cell>
          <table:table-cell office:value-type="string">
            <text:p>D3Q</text:p>
          </table:table-cell>
          <table:table-cell office:value-type="string">
            <text:p>213821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745</text:p>
          </table:table-cell>
          <table:table-cell office:value-type="string">
            <text:p>509266</text:p>
          </table:table-cell>
          <table:table-cell office:value-type="string">
            <text:p>10/04/15</text:p>
          </table:table-cell>
          <table:table-cell office:value-type="string">
            <text:p>10/04/15</text:p>
          </table:table-cell>
          <table:table-cell office:value-type="string">
            <text:p>CERTIFICADA</text:p>
          </table:table-cell>
          <table:table-cell office:value-type="string">
            <text:p>9722,2457</text:p>
          </table:table-cell>
          <table:table-cell office:value-type="string">
            <text:p>Fazenda Divis├úo</text:p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/>
          </table:table-cell>
          <table:table-cell office:value-type="string">
            <text:p>03101169000126</text:p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66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>03101169000126</text:p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14591</text:p>
          </table:table-cell>
          <table:table-cell office:value-type="string">
            <text:p>554aa607-f8f6-4400-b24d-930fef7eb3a2</text:p>
          </table:table-cell>
          <table:table-cell office:value-type="string">
            <text:p>D3Q</text:p>
          </table:table-cell>
          <table:table-cell office:value-type="string">
            <text:p>213329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745</text:p>
          </table:table-cell>
          <table:table-cell office:value-type="string">
            <text:p>441581</text:p>
          </table:table-cell>
          <table:table-cell office:value-type="string">
            <text:p>01/02/15</text:p>
          </table:table-cell>
          <table:table-cell office:value-type="string">
            <text:p>01/02/15</text:p>
          </table:table-cell>
          <table:table-cell office:value-type="string">
            <text:p>CERTIFICADA</text:p>
          </table:table-cell>
          <table:table-cell office:value-type="string">
            <text:p>7874,2668</text:p>
          </table:table-cell>
          <table:table-cell office:value-type="string">
            <text:p>Fazenda Divis├úo</text:p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/>
          </table:table-cell>
          <table:table-cell office:value-type="string">
            <text:p>03101169000126</text:p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66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>03101169000126</text:p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42322</text:p>
          </table:table-cell>
          <table:table-cell office:value-type="string">
            <text:p>23ab4d88-ec2e-40e6-9f29-68b06ee552bb</text:p>
          </table:table-cell>
          <table:table-cell office:value-type="string">
            <text:p>D3Q</text:p>
          </table:table-cell>
          <table:table-cell office:value-type="string">
            <text:p>213821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745</text:p>
          </table:table-cell>
          <table:table-cell office:value-type="string">
            <text:p>513695</text:p>
          </table:table-cell>
          <table:table-cell office:value-type="string">
            <text:p>15/04/15</text:p>
          </table:table-cell>
          <table:table-cell office:value-type="string">
            <text:p>15/04/15</text:p>
          </table:table-cell>
          <table:table-cell office:value-type="string">
            <text:p>CERTIFICADA</text:p>
          </table:table-cell>
          <table:table-cell office:value-type="string">
            <text:p>113,7502</text:p>
          </table:table-cell>
          <table:table-cell office:value-type="string">
            <text:p>Fazenda Divis├úo</text:p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/>
          </table:table-cell>
          <table:table-cell office:value-type="string">
            <text:p>03101169000126</text:p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66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>03101169000126</text:p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42519</text:p>
          </table:table-cell>
          <table:table-cell office:value-type="string">
            <text:p>4c83ab33-16fe-4529-a17f-14237ae1804f</text:p>
          </table:table-cell>
          <table:table-cell office:value-type="string">
            <text:p>D3Q</text:p>
          </table:table-cell>
          <table:table-cell office:value-type="string">
            <text:p>213821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745</text:p>
          </table:table-cell>
          <table:table-cell office:value-type="string">
            <text:p>514312</text:p>
          </table:table-cell>
          <table:table-cell office:value-type="string">
            <text:p>15/04/15</text:p>
          </table:table-cell>
          <table:table-cell office:value-type="string">
            <text:p>15/04/15</text:p>
          </table:table-cell>
          <table:table-cell office:value-type="string">
            <text:p>CERTIFICADA</text:p>
          </table:table-cell>
          <table:table-cell office:value-type="string">
            <text:p>8,1669</text:p>
          </table:table-cell>
          <table:table-cell office:value-type="string">
            <text:p>Fazenda Divis├úo</text:p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/>
          </table:table-cell>
          <table:table-cell office:value-type="string">
            <text:p>03101169000126</text:p>
          </table:table-cell>
          <table:table-cell office:value-type="string">
            <text:p>Estrada</text:p>
          </table:table-cell>
          <table:table-cell office:value-type="string">
            <text:p>06.388-3</text:p>
          </table:table-cell>
          <table:table-cell office:value-type="string">
            <text:p>66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>03101169000126</text:p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42506</text:p>
          </table:table-cell>
          <table:table-cell office:value-type="string">
            <text:p>2aeacb2c-be77-46d8-b7ee-e1aaa03a1c4d</text:p>
          </table:table-cell>
          <table:table-cell office:value-type="string">
            <text:p>D3Q</text:p>
          </table:table-cell>
          <table:table-cell office:value-type="string">
            <text:p>213821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745</text:p>
          </table:table-cell>
          <table:table-cell office:value-type="string">
            <text:p>514256</text:p>
          </table:table-cell>
          <table:table-cell office:value-type="string">
            <text:p>15/04/15</text:p>
          </table:table-cell>
          <table:table-cell office:value-type="string">
            <text:p>15/04/15</text:p>
          </table:table-cell>
          <table:table-cell office:value-type="string">
            <text:p>CERTIFICADA</text:p>
          </table:table-cell>
          <table:table-cell office:value-type="string">
            <text:p>6,9789</text:p>
          </table:table-cell>
          <table:table-cell office:value-type="string">
            <text:p>Fazenda Divis├úo</text:p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/>
          </table:table-cell>
          <table:table-cell office:value-type="string">
            <text:p>03101169000126</text:p>
          </table:table-cell>
          <table:table-cell office:value-type="string">
            <text:p>Estrada</text:p>
          </table:table-cell>
          <table:table-cell office:value-type="string">
            <text:p>06.388-3</text:p>
          </table:table-cell>
          <table:table-cell office:value-type="string">
            <text:p>66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>03101169000126</text:p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14601</text:p>
          </table:table-cell>
          <table:table-cell office:value-type="string">
            <text:p>b80b3351-96df-4850-8f64-8161da6f3139</text:p>
          </table:table-cell>
          <table:table-cell office:value-type="string">
            <text:p>D3Q</text:p>
          </table:table-cell>
          <table:table-cell office:value-type="string">
            <text:p>213329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745</text:p>
          </table:table-cell>
          <table:table-cell office:value-type="string">
            <text:p>441614</text:p>
          </table:table-cell>
          <table:table-cell office:value-type="string">
            <text:p>01/02/15</text:p>
          </table:table-cell>
          <table:table-cell office:value-type="string">
            <text:p>01/02/15</text:p>
          </table:table-cell>
          <table:table-cell office:value-type="string">
            <text:p>CERTIFICADA</text:p>
          </table:table-cell>
          <table:table-cell office:value-type="string">
            <text:p>1991,1951</text:p>
          </table:table-cell>
          <table:table-cell office:value-type="string">
            <text:p>Fazenda Divis├úo</text:p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/>
          </table:table-cell>
          <table:table-cell office:value-type="string">
            <text:p>03101169000126</text:p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66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cisa - Agropec├║aria Com├®rcio e Ind├║stria S/A</text:p>
          </table:table-cell>
          <table:table-cell office:value-type="string">
            <text:p>03101169000126</text:p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68073</text:p>
          </table:table-cell>
          <table:table-cell office:value-type="string">
            <text:p>6721e585-0a96-46e2-9ddc-41b54f7d29c4</text:p>
          </table:table-cell>
          <table:table-cell office:value-type="string">
            <text:p>AOO</text:p>
          </table:table-cell>
          <table:table-cell office:value-type="string">
            <text:p>5422655-8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30790066103</text:p>
          </table:table-cell>
          <table:table-cell office:value-type="string">
            <text:p>598096</text:p>
          </table:table-cell>
          <table:table-cell office:value-type="string">
            <text:p>02/07/15</text:p>
          </table:table-cell>
          <table:table-cell office:value-type="string">
            <text:p>02/07/15</text:p>
          </table:table-cell>
          <table:table-cell office:value-type="string">
            <text:p>CERTIFICADA</text:p>
          </table:table-cell>
          <table:table-cell office:value-type="string">
            <text:p>15,8186</text:p>
          </table:table-cell>
          <table:table-cell office:value-type="string">
            <text:p>Fazenda S├úo Roque</text:p>
          </table:table-cell>
          <table:table-cell office:value-type="string">
            <text:p>Agroflorestal Campo Alto S.A.</text:p>
          </table:table-cell>
          <table:table-cell office:value-type="string">
            <text:p/>
          </table:table-cell>
          <table:table-cell office:value-type="string">
            <text:p>06030165000192</text:p>
          </table:table-cell>
          <table:table-cell office:value-type="string">
            <text:p>Particular</text:p>
          </table:table-cell>
          <table:table-cell office:value-type="string">
            <text:p>10.856-3</text:p>
          </table:table-cell>
          <table:table-cell office:value-type="string">
            <text:p>4448 GLEBA 1 TIMBO GRANDE, GLEBA 2 SANTA CECILIA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florestal Campo Alto S.A.</text:p>
          </table:table-cell>
          <table:table-cell office:value-type="string">
            <text:p>06030165000192</text:p>
          </table:table-cell>
          <table:table-cell office:value-type="string">
            <text:p>4215505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68072</text:p>
          </table:table-cell>
          <table:table-cell office:value-type="string">
            <text:p>33c33335-03b1-4e35-a702-a4ca6478a8a1</text:p>
          </table:table-cell>
          <table:table-cell office:value-type="string">
            <text:p>AOO</text:p>
          </table:table-cell>
          <table:table-cell office:value-type="string">
            <text:p>5422655-8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30790066103</text:p>
          </table:table-cell>
          <table:table-cell office:value-type="string">
            <text:p>598096</text:p>
          </table:table-cell>
          <table:table-cell office:value-type="string">
            <text:p>02/07/15</text:p>
          </table:table-cell>
          <table:table-cell office:value-type="string">
            <text:p>02/07/15</text:p>
          </table:table-cell>
          <table:table-cell office:value-type="string">
            <text:p>CERTIFICADA</text:p>
          </table:table-cell>
          <table:table-cell office:value-type="string">
            <text:p>37,0811</text:p>
          </table:table-cell>
          <table:table-cell office:value-type="string">
            <text:p>Fazenda S├úo Roque</text:p>
          </table:table-cell>
          <table:table-cell office:value-type="string">
            <text:p>Agroflorestal Campo Alto S.A.</text:p>
          </table:table-cell>
          <table:table-cell office:value-type="string">
            <text:p/>
          </table:table-cell>
          <table:table-cell office:value-type="string">
            <text:p>06030165000192</text:p>
          </table:table-cell>
          <table:table-cell office:value-type="string">
            <text:p>Particular</text:p>
          </table:table-cell>
          <table:table-cell office:value-type="string">
            <text:p>10.856-3</text:p>
          </table:table-cell>
          <table:table-cell office:value-type="string">
            <text:p>4448 GLEBA 1 TIMBO GRANDE, GLEBA 2 SANTA CECILIA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florestal Campo Alto S.A.</text:p>
          </table:table-cell>
          <table:table-cell office:value-type="string">
            <text:p>06030165000192</text:p>
          </table:table-cell>
          <table:table-cell office:value-type="string">
            <text:p>4218251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64308</text:p>
          </table:table-cell>
          <table:table-cell office:value-type="string">
            <text:p>dacc788d-0965-46d6-8c09-7573b1d49105</text:p>
          </table:table-cell>
          <table:table-cell office:value-type="string">
            <text:p>AOO</text:p>
          </table:table-cell>
          <table:table-cell office:value-type="string">
            <text:p>5422655-8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30790066103</text:p>
          </table:table-cell>
          <table:table-cell office:value-type="string">
            <text:p>587587</text:p>
          </table:table-cell>
          <table:table-cell office:value-type="string">
            <text:p>23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2,8206</text:p>
          </table:table-cell>
          <table:table-cell office:value-type="string">
            <text:p>Fazenda S├úo Roque</text:p>
          </table:table-cell>
          <table:table-cell office:value-type="string">
            <text:p>Agroflorestal Campo Alto S.A.</text:p>
          </table:table-cell>
          <table:table-cell office:value-type="string">
            <text:p/>
          </table:table-cell>
          <table:table-cell office:value-type="string">
            <text:p>06030165000192</text:p>
          </table:table-cell>
          <table:table-cell office:value-type="string">
            <text:p>Particular</text:p>
          </table:table-cell>
          <table:table-cell office:value-type="string">
            <text:p>10.856-3</text:p>
          </table:table-cell>
          <table:table-cell office:value-type="string">
            <text:p>469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florestal Campo Alto S.A.</text:p>
          </table:table-cell>
          <table:table-cell office:value-type="string">
            <text:p>06030165000192</text:p>
          </table:table-cell>
          <table:table-cell office:value-type="string">
            <text:p>4218251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68856</text:p>
          </table:table-cell>
          <table:table-cell office:value-type="string">
            <text:p>c2edd636-b03a-456c-bf77-a1bb03db63d3</text:p>
          </table:table-cell>
          <table:table-cell office:value-type="string">
            <text:p>AOO</text:p>
          </table:table-cell>
          <table:table-cell office:value-type="string">
            <text:p>5422655-8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30790066103</text:p>
          </table:table-cell>
          <table:table-cell office:value-type="string">
            <text:p>601089</text:p>
          </table:table-cell>
          <table:table-cell office:value-type="string">
            <text:p>06/07/15</text:p>
          </table:table-cell>
          <table:table-cell office:value-type="string">
            <text:p>06/07/15</text:p>
          </table:table-cell>
          <table:table-cell office:value-type="string">
            <text:p>CERTIFICADA</text:p>
          </table:table-cell>
          <table:table-cell office:value-type="string">
            <text:p>80,108</text:p>
          </table:table-cell>
          <table:table-cell office:value-type="string">
            <text:p>Fazenda S├úo Roque</text:p>
          </table:table-cell>
          <table:table-cell office:value-type="string">
            <text:p>Agroflorestal Campo Alto S.A.</text:p>
          </table:table-cell>
          <table:table-cell office:value-type="string">
            <text:p/>
          </table:table-cell>
          <table:table-cell office:value-type="string">
            <text:p>06030165000192</text:p>
          </table:table-cell>
          <table:table-cell office:value-type="string">
            <text:p>Particular</text:p>
          </table:table-cell>
          <table:table-cell office:value-type="string">
            <text:p>10.856-3</text:p>
          </table:table-cell>
          <table:table-cell office:value-type="string">
            <text:p>255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florestal Campo Alto S.A.</text:p>
          </table:table-cell>
          <table:table-cell office:value-type="string">
            <text:p>06030165000192</text:p>
          </table:table-cell>
          <table:table-cell office:value-type="string">
            <text:p>4215505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68855</text:p>
          </table:table-cell>
          <table:table-cell office:value-type="string">
            <text:p>2d09a67d-745c-4bf7-ac24-c2e1a2ac49ae</text:p>
          </table:table-cell>
          <table:table-cell office:value-type="string">
            <text:p>AOO</text:p>
          </table:table-cell>
          <table:table-cell office:value-type="string">
            <text:p>5422655-8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30790066103</text:p>
          </table:table-cell>
          <table:table-cell office:value-type="string">
            <text:p>601089</text:p>
          </table:table-cell>
          <table:table-cell office:value-type="string">
            <text:p>06/07/15</text:p>
          </table:table-cell>
          <table:table-cell office:value-type="string">
            <text:p>06/07/15</text:p>
          </table:table-cell>
          <table:table-cell office:value-type="string">
            <text:p>CERTIFICADA</text:p>
          </table:table-cell>
          <table:table-cell office:value-type="string">
            <text:p>3,3634</text:p>
          </table:table-cell>
          <table:table-cell office:value-type="string">
            <text:p>Fazenda S├úo Roque</text:p>
          </table:table-cell>
          <table:table-cell office:value-type="string">
            <text:p>Agroflorestal Campo Alto S.A.</text:p>
          </table:table-cell>
          <table:table-cell office:value-type="string">
            <text:p/>
          </table:table-cell>
          <table:table-cell office:value-type="string">
            <text:p>06030165000192</text:p>
          </table:table-cell>
          <table:table-cell office:value-type="string">
            <text:p>Particular</text:p>
          </table:table-cell>
          <table:table-cell office:value-type="string">
            <text:p>10.856-3</text:p>
          </table:table-cell>
          <table:table-cell office:value-type="string">
            <text:p>255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florestal Campo Alto S.A.</text:p>
          </table:table-cell>
          <table:table-cell office:value-type="string">
            <text:p>06030165000192</text:p>
          </table:table-cell>
          <table:table-cell office:value-type="string">
            <text:p>4215505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68854</text:p>
          </table:table-cell>
          <table:table-cell office:value-type="string">
            <text:p>81da397f-bedd-49ec-b7a3-4b151014dd14</text:p>
          </table:table-cell>
          <table:table-cell office:value-type="string">
            <text:p>AOO</text:p>
          </table:table-cell>
          <table:table-cell office:value-type="string">
            <text:p>5422655-8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30790066103</text:p>
          </table:table-cell>
          <table:table-cell office:value-type="string">
            <text:p>601089</text:p>
          </table:table-cell>
          <table:table-cell office:value-type="string">
            <text:p>06/07/15</text:p>
          </table:table-cell>
          <table:table-cell office:value-type="string">
            <text:p>06/07/15</text:p>
          </table:table-cell>
          <table:table-cell office:value-type="string">
            <text:p>CERTIFICADA</text:p>
          </table:table-cell>
          <table:table-cell office:value-type="string">
            <text:p>58,7333</text:p>
          </table:table-cell>
          <table:table-cell office:value-type="string">
            <text:p>Fazenda S├úo Roque</text:p>
          </table:table-cell>
          <table:table-cell office:value-type="string">
            <text:p>Agroflorestal Campo Alto S.A.</text:p>
          </table:table-cell>
          <table:table-cell office:value-type="string">
            <text:p/>
          </table:table-cell>
          <table:table-cell office:value-type="string">
            <text:p>06030165000192</text:p>
          </table:table-cell>
          <table:table-cell office:value-type="string">
            <text:p>Particular</text:p>
          </table:table-cell>
          <table:table-cell office:value-type="string">
            <text:p>10.856-3</text:p>
          </table:table-cell>
          <table:table-cell office:value-type="string">
            <text:p>255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florestal Campo Alto S.A.</text:p>
          </table:table-cell>
          <table:table-cell office:value-type="string">
            <text:p>06030165000192</text:p>
          </table:table-cell>
          <table:table-cell office:value-type="string">
            <text:p>4215505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64875</text:p>
          </table:table-cell>
          <table:table-cell office:value-type="string">
            <text:p>2c953c15-dc93-4a1f-a78c-31e076fd7890</text:p>
          </table:table-cell>
          <table:table-cell office:value-type="string">
            <text:p>AOO</text:p>
          </table:table-cell>
          <table:table-cell office:value-type="string">
            <text:p>5422655-8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30790066103</text:p>
          </table:table-cell>
          <table:table-cell office:value-type="string">
            <text:p>589073</text:p>
          </table:table-cell>
          <table:table-cell office:value-type="string">
            <text:p>24/06/15</text:p>
          </table:table-cell>
          <table:table-cell office:value-type="string">
            <text:p>24/06/15</text:p>
          </table:table-cell>
          <table:table-cell office:value-type="string">
            <text:p>CERTIFICADA</text:p>
          </table:table-cell>
          <table:table-cell office:value-type="string">
            <text:p>6,9657</text:p>
          </table:table-cell>
          <table:table-cell office:value-type="string">
            <text:p>Fazenda S├úo Roque</text:p>
          </table:table-cell>
          <table:table-cell office:value-type="string">
            <text:p>Agroflorestal Campo Alto S.A.</text:p>
          </table:table-cell>
          <table:table-cell office:value-type="string">
            <text:p/>
          </table:table-cell>
          <table:table-cell office:value-type="string">
            <text:p>06030165000192</text:p>
          </table:table-cell>
          <table:table-cell office:value-type="string">
            <text:p>Particular</text:p>
          </table:table-cell>
          <table:table-cell office:value-type="string">
            <text:p>10.856-3</text:p>
          </table:table-cell>
          <table:table-cell office:value-type="string">
            <text:p>274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florestal Campo Alto S.A.</text:p>
          </table:table-cell>
          <table:table-cell office:value-type="string">
            <text:p>06030165000192</text:p>
          </table:table-cell>
          <table:table-cell office:value-type="string">
            <text:p>4218251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64874</text:p>
          </table:table-cell>
          <table:table-cell office:value-type="string">
            <text:p>31448900-9e36-4cfc-8795-c8d0e6cad9f8</text:p>
          </table:table-cell>
          <table:table-cell office:value-type="string">
            <text:p>AOO</text:p>
          </table:table-cell>
          <table:table-cell office:value-type="string">
            <text:p>5422655-8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30790066103</text:p>
          </table:table-cell>
          <table:table-cell office:value-type="string">
            <text:p>589073</text:p>
          </table:table-cell>
          <table:table-cell office:value-type="string">
            <text:p>24/06/15</text:p>
          </table:table-cell>
          <table:table-cell office:value-type="string">
            <text:p>24/06/15</text:p>
          </table:table-cell>
          <table:table-cell office:value-type="string">
            <text:p>CERTIFICADA</text:p>
          </table:table-cell>
          <table:table-cell office:value-type="string">
            <text:p>2,5255</text:p>
          </table:table-cell>
          <table:table-cell office:value-type="string">
            <text:p>Fazenda S├úo Roque</text:p>
          </table:table-cell>
          <table:table-cell office:value-type="string">
            <text:p>Agroflorestal Campo Alto S.A.</text:p>
          </table:table-cell>
          <table:table-cell office:value-type="string">
            <text:p/>
          </table:table-cell>
          <table:table-cell office:value-type="string">
            <text:p>06030165000192</text:p>
          </table:table-cell>
          <table:table-cell office:value-type="string">
            <text:p>Particular</text:p>
          </table:table-cell>
          <table:table-cell office:value-type="string">
            <text:p>10.856-3</text:p>
          </table:table-cell>
          <table:table-cell office:value-type="string">
            <text:p>274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florestal Campo Alto S.A.</text:p>
          </table:table-cell>
          <table:table-cell office:value-type="string">
            <text:p>06030165000192</text:p>
          </table:table-cell>
          <table:table-cell office:value-type="string">
            <text:p>4218251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64873</text:p>
          </table:table-cell>
          <table:table-cell office:value-type="string">
            <text:p>bfc1f8ce-01b6-49a1-a7a6-7b646b0deed6</text:p>
          </table:table-cell>
          <table:table-cell office:value-type="string">
            <text:p>AOO</text:p>
          </table:table-cell>
          <table:table-cell office:value-type="string">
            <text:p>5422655-8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30790066103</text:p>
          </table:table-cell>
          <table:table-cell office:value-type="string">
            <text:p>589073</text:p>
          </table:table-cell>
          <table:table-cell office:value-type="string">
            <text:p>24/06/15</text:p>
          </table:table-cell>
          <table:table-cell office:value-type="string">
            <text:p>24/06/15</text:p>
          </table:table-cell>
          <table:table-cell office:value-type="string">
            <text:p>CERTIFICADA</text:p>
          </table:table-cell>
          <table:table-cell office:value-type="string">
            <text:p>151,5939</text:p>
          </table:table-cell>
          <table:table-cell office:value-type="string">
            <text:p>Fazenda S├úo Roque</text:p>
          </table:table-cell>
          <table:table-cell office:value-type="string">
            <text:p>Agroflorestal Campo Alto S.A.</text:p>
          </table:table-cell>
          <table:table-cell office:value-type="string">
            <text:p/>
          </table:table-cell>
          <table:table-cell office:value-type="string">
            <text:p>06030165000192</text:p>
          </table:table-cell>
          <table:table-cell office:value-type="string">
            <text:p>Particular</text:p>
          </table:table-cell>
          <table:table-cell office:value-type="string">
            <text:p>10.856-3</text:p>
          </table:table-cell>
          <table:table-cell office:value-type="string">
            <text:p>274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florestal Campo Alto S.A.</text:p>
          </table:table-cell>
          <table:table-cell office:value-type="string">
            <text:p>06030165000192</text:p>
          </table:table-cell>
          <table:table-cell office:value-type="string">
            <text:p>4218251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80667</text:p>
          </table:table-cell>
          <table:table-cell office:value-type="string">
            <text:p>e70035e3-60e5-4d3a-bc3e-47fc45905628</text:p>
          </table:table-cell>
          <table:table-cell office:value-type="string">
            <text:p>DGC</text:p>
          </table:table-cell>
          <table:table-cell office:value-type="string">
            <text:p>PA20150055499-PA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0450989879729</text:p>
          </table:table-cell>
          <table:table-cell office:value-type="string">
            <text:p>648356</text:p>
          </table:table-cell>
          <table:table-cell office:value-type="string">
            <text:p>07/08/15</text:p>
          </table:table-cell>
          <table:table-cell office:value-type="string">
            <text:p>07/08/15</text:p>
          </table:table-cell>
          <table:table-cell office:value-type="string">
            <text:p>CERTIFICADA</text:p>
          </table:table-cell>
          <table:table-cell office:value-type="string">
            <text:p>905,0373</text:p>
          </table:table-cell>
          <table:table-cell office:value-type="string">
            <text:p>GLEBA 83 Lote 3</text:p>
          </table:table-cell>
          <table:table-cell office:value-type="string">
            <text:p>AGROINDUSTRIAL TRAMANDAI LTDA</text:p>
          </table:table-cell>
          <table:table-cell office:value-type="string">
            <text:p/>
          </table:table-cell>
          <table:table-cell office:value-type="string">
            <text:p>02971591000170</text:p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INDUSTRIAL TRAMANDAI LTDA</text:p>
          </table:table-cell>
          <table:table-cell office:value-type="string">
            <text:p>02971591000170</text:p>
          </table:table-cell>
          <table:table-cell office:value-type="string">
            <text:p>1500859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280584</text:p>
          </table:table-cell>
          <table:table-cell office:value-type="string">
            <text:p>b52aa086-afdd-40f9-9063-85bd66762a3a</text:p>
          </table:table-cell>
          <table:table-cell office:value-type="string">
            <text:p>DGC</text:p>
          </table:table-cell>
          <table:table-cell office:value-type="string">
            <text:p>PA20150055486-PA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0450989879729</text:p>
          </table:table-cell>
          <table:table-cell office:value-type="string">
            <text:p>648141</text:p>
          </table:table-cell>
          <table:table-cell office:value-type="string">
            <text:p>07/08/15</text:p>
          </table:table-cell>
          <table:table-cell office:value-type="string">
            <text:p>07/08/15</text:p>
          </table:table-cell>
          <table:table-cell office:value-type="string">
            <text:p>CERTIFICADA</text:p>
          </table:table-cell>
          <table:table-cell office:value-type="string">
            <text:p>1081,4282</text:p>
          </table:table-cell>
          <table:table-cell office:value-type="string">
            <text:p>GLEBA 83 Lote 01</text:p>
          </table:table-cell>
          <table:table-cell office:value-type="string">
            <text:p>AGROINDUSTRIAL TRAMANDAI LTDA</text:p>
          </table:table-cell>
          <table:table-cell office:value-type="string">
            <text:p/>
          </table:table-cell>
          <table:table-cell office:value-type="string">
            <text:p>02971591000170</text:p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INDUSTRIAL TRAMANDAI LTDA</text:p>
          </table:table-cell>
          <table:table-cell office:value-type="string">
            <text:p>02971591000170</text:p>
          </table:table-cell>
          <table:table-cell office:value-type="string">
            <text:p>1500859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287669</text:p>
          </table:table-cell>
          <table:table-cell office:value-type="string">
            <text:p>6cabea71-3254-4526-b357-eefcf943a9bc</text:p>
          </table:table-cell>
          <table:table-cell office:value-type="string">
            <text:p>EVS</text:p>
          </table:table-cell>
          <table:table-cell office:value-type="string">
            <text:p>227381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1067718</text:p>
          </table:table-cell>
          <table:table-cell office:value-type="string">
            <text:p>672439</text:p>
          </table:table-cell>
          <table:table-cell office:value-type="string">
            <text:p>26/08/15</text:p>
          </table:table-cell>
          <table:table-cell office:value-type="string">
            <text:p>26/08/15</text:p>
          </table:table-cell>
          <table:table-cell office:value-type="string">
            <text:p>CERTIFICADA</text:p>
          </table:table-cell>
          <table:table-cell office:value-type="string">
            <text:p>58,8698</text:p>
          </table:table-cell>
          <table:table-cell office:value-type="string">
            <text:p>Fazenda Agropecu├íria Rio Verde</text:p>
          </table:table-cell>
          <table:table-cell office:value-type="string">
            <text:p>Agropecu├íria Rio Verde LTDA</text:p>
          </table:table-cell>
          <table:table-cell office:value-type="string">
            <text:p/>
          </table:table-cell>
          <table:table-cell office:value-type="string">
            <text:p>90164690000107</text:p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2841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íria Rio Verde LTDA</text:p>
          </table:table-cell>
          <table:table-cell office:value-type="string">
            <text:p>90164690000107</text:p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7664</text:p>
          </table:table-cell>
          <table:table-cell office:value-type="string">
            <text:p>11156ac6-83e7-4bd9-9722-cef835da76b4</text:p>
          </table:table-cell>
          <table:table-cell office:value-type="string">
            <text:p>EVS</text:p>
          </table:table-cell>
          <table:table-cell office:value-type="string">
            <text:p>227381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1069257</text:p>
          </table:table-cell>
          <table:table-cell office:value-type="string">
            <text:p>672402</text:p>
          </table:table-cell>
          <table:table-cell office:value-type="string">
            <text:p>26/08/15</text:p>
          </table:table-cell>
          <table:table-cell office:value-type="string">
            <text:p>26/08/15</text:p>
          </table:table-cell>
          <table:table-cell office:value-type="string">
            <text:p>CERTIFICADA</text:p>
          </table:table-cell>
          <table:table-cell office:value-type="string">
            <text:p>370,6901</text:p>
          </table:table-cell>
          <table:table-cell office:value-type="string">
            <text:p>Fazenda Agropecu├íria Rio Verde</text:p>
          </table:table-cell>
          <table:table-cell office:value-type="string">
            <text:p>Agropecu├íria Rio Verde LTDA</text:p>
          </table:table-cell>
          <table:table-cell office:value-type="string">
            <text:p/>
          </table:table-cell>
          <table:table-cell office:value-type="string">
            <text:p>90164690000107</text:p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284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íria Rio Verde LTDA</text:p>
          </table:table-cell>
          <table:table-cell office:value-type="string">
            <text:p>90164690000107</text:p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81807</text:p>
          </table:table-cell>
          <table:table-cell office:value-type="string">
            <text:p>4b1ab37f-fea9-4789-8a5a-8c1eddc76b0c</text:p>
          </table:table-cell>
          <table:table-cell office:value-type="string">
            <text:p>F2P</text:p>
          </table:table-cell>
          <table:table-cell office:value-type="string">
            <text:p>190828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240309619</text:p>
          </table:table-cell>
          <table:table-cell office:value-type="string">
            <text:p>152895</text:p>
          </table:table-cell>
          <table:table-cell office:value-type="string">
            <text:p>30/04/14</text:p>
          </table:table-cell>
          <table:table-cell office:value-type="string">
            <text:p>30/04/14</text:p>
          </table:table-cell>
          <table:table-cell office:value-type="string">
            <text:p>CERTIFICADA</text:p>
          </table:table-cell>
          <table:table-cell office:value-type="string">
            <text:p>260,1834</text:p>
          </table:table-cell>
          <table:table-cell office:value-type="string">
            <text:p>Lote 06</text:p>
          </table:table-cell>
          <table:table-cell office:value-type="string">
            <text:p>Agropecu├íria Vanguarda Norte S/A</text:p>
          </table:table-cell>
          <table:table-cell office:value-type="string">
            <text:p/>
          </table:table-cell>
          <table:table-cell office:value-type="string">
            <text:p>01882570000115</text:p>
          </table:table-cell>
          <table:table-cell office:value-type="string">
            <text:p>Particular</text:p>
          </table:table-cell>
          <table:table-cell office:value-type="string">
            <text:p>06.342-0</text:p>
          </table:table-cell>
          <table:table-cell office:value-type="string">
            <text:p>29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íria Vanguarda Norte S/A</text:p>
          </table:table-cell>
          <table:table-cell office:value-type="string">
            <text:p>01882570000115</text:p>
          </table:table-cell>
          <table:table-cell office:value-type="string">
            <text:p>5100201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23969</text:p>
          </table:table-cell>
          <table:table-cell office:value-type="string">
            <text:p>a24d455b-fe5e-4400-808f-46157037865f</text:p>
          </table:table-cell>
          <table:table-cell office:value-type="string">
            <text:p>CAF</text:p>
          </table:table-cell>
          <table:table-cell office:value-type="string">
            <text:p>2014269040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90410016437</text:p>
          </table:table-cell>
          <table:table-cell office:value-type="string">
            <text:p>221619</text:p>
          </table:table-cell>
          <table:table-cell office:value-type="string">
            <text:p>02/07/14</text:p>
          </table:table-cell>
          <table:table-cell office:value-type="string">
            <text:p>02/07/14</text:p>
          </table:table-cell>
          <table:table-cell office:value-type="string">
            <text:p>CERTIFICADA</text:p>
          </table:table-cell>
          <table:table-cell office:value-type="string">
            <text:p>424,8306</text:p>
          </table:table-cell>
          <table:table-cell office:value-type="string">
            <text:p>FAZENDA MONTE ALEGRE</text:p>
          </table:table-cell>
          <table:table-cell office:value-type="string">
            <text:p>AGROPECU├üRIA ARARA AZUL LTDA-ME</text:p>
          </table:table-cell>
          <table:table-cell office:value-type="string">
            <text:p/>
          </table:table-cell>
          <table:table-cell office:value-type="string">
            <text:p>12563368000147</text:p>
          </table:table-cell>
          <table:table-cell office:value-type="string">
            <text:p>Particular</text:p>
          </table:table-cell>
          <table:table-cell office:value-type="string">
            <text:p>06.312-3</text:p>
          </table:table-cell>
          <table:table-cell office:value-type="string">
            <text:p>570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ARARA AZUL LTDA-ME</text:p>
          </table:table-cell>
          <table:table-cell office:value-type="string">
            <text:p>12563368000147</text:p>
          </table:table-cell>
          <table:table-cell office:value-type="string">
            <text:p>5002951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66657</text:p>
          </table:table-cell>
          <table:table-cell office:value-type="string">
            <text:p>25332307-c467-4d8c-8aa7-f9cd49a95d3d</text:p>
          </table:table-cell>
          <table:table-cell office:value-type="string">
            <text:p>ECP</text:p>
          </table:table-cell>
          <table:table-cell office:value-type="string">
            <text:p>1020140184319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60730007360</text:p>
          </table:table-cell>
          <table:table-cell office:value-type="string">
            <text:p>316805</text:p>
          </table:table-cell>
          <table:table-cell office:value-type="string">
            <text:p>27/09/14</text:p>
          </table:table-cell>
          <table:table-cell office:value-type="string">
            <text:p>27/09/14</text:p>
          </table:table-cell>
          <table:table-cell office:value-type="string">
            <text:p>CERTIFICADA</text:p>
          </table:table-cell>
          <table:table-cell office:value-type="string">
            <text:p>53,9337</text:p>
          </table:table-cell>
          <table:table-cell office:value-type="string">
            <text:p>FAZENDA SANTA MARIA</text:p>
          </table:table-cell>
          <table:table-cell office:value-type="string">
            <text:p>AGROPECU├üRIA FBH LTDA</text:p>
          </table:table-cell>
          <table:table-cell office:value-type="string">
            <text:p/>
          </table:table-cell>
          <table:table-cell office:value-type="string">
            <text:p>05081312000190</text:p>
          </table:table-cell>
          <table:table-cell office:value-type="string">
            <text:p>Particular</text:p>
          </table:table-cell>
          <table:table-cell office:value-type="string">
            <text:p>02.799-5</text:p>
          </table:table-cell>
          <table:table-cell office:value-type="string">
            <text:p>11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FBH LTDA</text:p>
          </table:table-cell>
          <table:table-cell office:value-type="string">
            <text:p>05081312000190</text:p>
          </table:table-cell>
          <table:table-cell office:value-type="string">
            <text:p>5212253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66656</text:p>
          </table:table-cell>
          <table:table-cell office:value-type="string">
            <text:p>b5d00ab5-1f61-46e1-aab4-777aa5c40f9f</text:p>
          </table:table-cell>
          <table:table-cell office:value-type="string">
            <text:p>ECP</text:p>
          </table:table-cell>
          <table:table-cell office:value-type="string">
            <text:p>1020140184319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60730007360</text:p>
          </table:table-cell>
          <table:table-cell office:value-type="string">
            <text:p>316805</text:p>
          </table:table-cell>
          <table:table-cell office:value-type="string">
            <text:p>27/09/14</text:p>
          </table:table-cell>
          <table:table-cell office:value-type="string">
            <text:p>27/09/14</text:p>
          </table:table-cell>
          <table:table-cell office:value-type="string">
            <text:p>CERTIFICADA</text:p>
          </table:table-cell>
          <table:table-cell office:value-type="string">
            <text:p>647,1547</text:p>
          </table:table-cell>
          <table:table-cell office:value-type="string">
            <text:p>FAZENDA SANTA MARIA</text:p>
          </table:table-cell>
          <table:table-cell office:value-type="string">
            <text:p>AGROPECU├üRIA FBH LTDA</text:p>
          </table:table-cell>
          <table:table-cell office:value-type="string">
            <text:p/>
          </table:table-cell>
          <table:table-cell office:value-type="string">
            <text:p>05081312000190</text:p>
          </table:table-cell>
          <table:table-cell office:value-type="string">
            <text:p>Particular</text:p>
          </table:table-cell>
          <table:table-cell office:value-type="string">
            <text:p>02.799-5</text:p>
          </table:table-cell>
          <table:table-cell office:value-type="string">
            <text:p>11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FBH LTDA</text:p>
          </table:table-cell>
          <table:table-cell office:value-type="string">
            <text:p>05081312000190</text:p>
          </table:table-cell>
          <table:table-cell office:value-type="string">
            <text:p>5212253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66655</text:p>
          </table:table-cell>
          <table:table-cell office:value-type="string">
            <text:p>0a8fa901-a794-49a4-a9c5-3c6c4dab5330</text:p>
          </table:table-cell>
          <table:table-cell office:value-type="string">
            <text:p>ECP</text:p>
          </table:table-cell>
          <table:table-cell office:value-type="string">
            <text:p>1020140184319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60730007360</text:p>
          </table:table-cell>
          <table:table-cell office:value-type="string">
            <text:p>316805</text:p>
          </table:table-cell>
          <table:table-cell office:value-type="string">
            <text:p>27/09/14</text:p>
          </table:table-cell>
          <table:table-cell office:value-type="string">
            <text:p>27/09/14</text:p>
          </table:table-cell>
          <table:table-cell office:value-type="string">
            <text:p>CERTIFICADA</text:p>
          </table:table-cell>
          <table:table-cell office:value-type="string">
            <text:p>60,9087</text:p>
          </table:table-cell>
          <table:table-cell office:value-type="string">
            <text:p>FAZENDA SANTA MARIA</text:p>
          </table:table-cell>
          <table:table-cell office:value-type="string">
            <text:p>AGROPECU├üRIA FBH LTDA</text:p>
          </table:table-cell>
          <table:table-cell office:value-type="string">
            <text:p/>
          </table:table-cell>
          <table:table-cell office:value-type="string">
            <text:p>05081312000190</text:p>
          </table:table-cell>
          <table:table-cell office:value-type="string">
            <text:p>Particular</text:p>
          </table:table-cell>
          <table:table-cell office:value-type="string">
            <text:p>02.799-5</text:p>
          </table:table-cell>
          <table:table-cell office:value-type="string">
            <text:p>11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FBH LTDA</text:p>
          </table:table-cell>
          <table:table-cell office:value-type="string">
            <text:p>05081312000190</text:p>
          </table:table-cell>
          <table:table-cell office:value-type="string">
            <text:p>5212253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288147</text:p>
          </table:table-cell>
          <table:table-cell office:value-type="string">
            <text:p>8bde0872-0284-43b1-a343-42b1d7c916b0</text:p>
          </table:table-cell>
          <table:table-cell office:value-type="string">
            <text:p>ALWZ</text:p>
          </table:table-cell>
          <table:table-cell office:value-type="string">
            <text:p>230233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328002955</text:p>
          </table:table-cell>
          <table:table-cell office:value-type="string">
            <text:p>674079</text:p>
          </table:table-cell>
          <table:table-cell office:value-type="string">
            <text:p>27/08/15</text:p>
          </table:table-cell>
          <table:table-cell office:value-type="string">
            <text:p>27/08/15</text:p>
          </table:table-cell>
          <table:table-cell office:value-type="string">
            <text:p>CERTIFICADA</text:p>
          </table:table-cell>
          <table:table-cell office:value-type="string">
            <text:p>26765,4883</text:p>
          </table:table-cell>
          <table:table-cell office:value-type="string">
            <text:p>FAZENDA SANTIAGO</text:p>
          </table:table-cell>
          <table:table-cell office:value-type="string">
            <text:p>AGROPECU├üRIA RIO DA AREIA LTDA</text:p>
          </table:table-cell>
          <table:table-cell office:value-type="string">
            <text:p/>
          </table:table-cell>
          <table:table-cell office:value-type="string">
            <text:p>02149159000106</text:p>
          </table:table-cell>
          <table:table-cell office:value-type="string">
            <text:p>Particular</text:p>
          </table:table-cell>
          <table:table-cell office:value-type="string">
            <text:p>06.327-1</text:p>
          </table:table-cell>
          <table:table-cell office:value-type="string">
            <text:p>31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RIO DA AREIA LTDA</text:p>
          </table:table-cell>
          <table:table-cell office:value-type="string">
            <text:p>02149159000106</text:p>
          </table:table-cell>
          <table:table-cell office:value-type="string">
            <text:p>51063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32</text:p>
          </table:table-cell>
          <table:table-cell office:value-type="string">
            <text:p>b1877d9e-6e3e-4a63-99b8-8bf2d161598c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5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1949,8199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31</text:p>
          </table:table-cell>
          <table:table-cell office:value-type="string">
            <text:p>807ba577-50eb-48b1-8614-15ac93393cd5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5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1084,6555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34</text:p>
          </table:table-cell>
          <table:table-cell office:value-type="string">
            <text:p>754ba4ad-fd86-45ee-a29f-a1ef914d4558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6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2694,7792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33</text:p>
          </table:table-cell>
          <table:table-cell office:value-type="string">
            <text:p>a810e9f8-2d6a-463d-a67e-45f3f6fcd281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6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274,2124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23</text:p>
          </table:table-cell>
          <table:table-cell office:value-type="string">
            <text:p>372cbe81-68a7-4f40-85fb-e65c91e26cf7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0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2947,2658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25</text:p>
          </table:table-cell>
          <table:table-cell office:value-type="string">
            <text:p>acf7bea1-7589-49a9-9342-60dec4f34bce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1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502,3748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24</text:p>
          </table:table-cell>
          <table:table-cell office:value-type="string">
            <text:p>7d82d5aa-a42f-45d0-9773-9b4dae055a65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1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1105,6973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27</text:p>
          </table:table-cell>
          <table:table-cell office:value-type="string">
            <text:p>e6d51c4f-a9ff-40e5-a826-8e7e4362ca6d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2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600,0376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44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26</text:p>
          </table:table-cell>
          <table:table-cell office:value-type="string">
            <text:p>d38cfd95-a37a-4b92-9477-a75b1ac1ed2a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2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1487,5548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44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28</text:p>
          </table:table-cell>
          <table:table-cell office:value-type="string">
            <text:p>385933c7-b75c-4123-b3bb-f52cefa051b9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3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1451,4614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22</text:p>
          </table:table-cell>
          <table:table-cell office:value-type="string">
            <text:p>008398ff-fb61-43ee-a0d7-6ffc3fb6bd1e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299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740,2022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1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21</text:p>
          </table:table-cell>
          <table:table-cell office:value-type="string">
            <text:p>1c74a621-fd84-43d6-ab8a-49d69507672a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299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2348,5042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1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30</text:p>
          </table:table-cell>
          <table:table-cell office:value-type="string">
            <text:p>f9eef6dc-570a-4062-815f-5189968fca3d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4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2105,607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29</text:p>
          </table:table-cell>
          <table:table-cell office:value-type="string">
            <text:p>a7b8d9f3-563d-4142-a66e-e2523fd5b680</text:p>
          </table:table-cell>
          <table:table-cell office:value-type="string">
            <text:p>B6J</text:p>
          </table:table-cell>
          <table:table-cell office:value-type="string">
            <text:p>22852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04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874,6944</text:p>
          </table:table-cell>
          <table:table-cell office:value-type="string">
            <text:p>FAZENDA CARAJ├üS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7564</text:p>
          </table:table-cell>
          <table:table-cell office:value-type="string">
            <text:p>804f7107-5b2a-4738-bdd4-7c89e3da683e</text:p>
          </table:table-cell>
          <table:table-cell office:value-type="string">
            <text:p>AMH</text:p>
          </table:table-cell>
          <table:table-cell office:value-type="string">
            <text:p>230043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20120417006</text:p>
          </table:table-cell>
          <table:table-cell office:value-type="string">
            <text:p>672074</text:p>
          </table:table-cell>
          <table:table-cell office:value-type="string">
            <text:p>26/08/15</text:p>
          </table:table-cell>
          <table:table-cell office:value-type="string">
            <text:p>26/08/15</text:p>
          </table:table-cell>
          <table:table-cell office:value-type="string">
            <text:p>CERTIFICADA</text:p>
          </table:table-cell>
          <table:table-cell office:value-type="string">
            <text:p>8731,3092</text:p>
          </table:table-cell>
          <table:table-cell office:value-type="string">
            <text:p>Fazenda Santa Rosa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337-0</text:p>
          </table:table-cell>
          <table:table-cell office:value-type="string">
            <text:p>2608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25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7562</text:p>
          </table:table-cell>
          <table:table-cell office:value-type="string">
            <text:p>dadfd94c-02c6-47b0-a985-2ccc5332bfba</text:p>
          </table:table-cell>
          <table:table-cell office:value-type="string">
            <text:p>AMH</text:p>
          </table:table-cell>
          <table:table-cell office:value-type="string">
            <text:p>230043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20120417006</text:p>
          </table:table-cell>
          <table:table-cell office:value-type="string">
            <text:p>672072</text:p>
          </table:table-cell>
          <table:table-cell office:value-type="string">
            <text:p>26/08/15</text:p>
          </table:table-cell>
          <table:table-cell office:value-type="string">
            <text:p>26/08/15</text:p>
          </table:table-cell>
          <table:table-cell office:value-type="string">
            <text:p>CERTIFICADA</text:p>
          </table:table-cell>
          <table:table-cell office:value-type="string">
            <text:p>10183,68</text:p>
          </table:table-cell>
          <table:table-cell office:value-type="string">
            <text:p>Fazenda Santa Rosa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337-0</text:p>
          </table:table-cell>
          <table:table-cell office:value-type="string">
            <text:p>2608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25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7563</text:p>
          </table:table-cell>
          <table:table-cell office:value-type="string">
            <text:p>2cdfcab5-0ca1-4898-bebb-ed5f08524cd8</text:p>
          </table:table-cell>
          <table:table-cell office:value-type="string">
            <text:p>AMH</text:p>
          </table:table-cell>
          <table:table-cell office:value-type="string">
            <text:p>230043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20120417006</text:p>
          </table:table-cell>
          <table:table-cell office:value-type="string">
            <text:p>672073</text:p>
          </table:table-cell>
          <table:table-cell office:value-type="string">
            <text:p>26/08/15</text:p>
          </table:table-cell>
          <table:table-cell office:value-type="string">
            <text:p>26/08/15</text:p>
          </table:table-cell>
          <table:table-cell office:value-type="string">
            <text:p>CERTIFICADA</text:p>
          </table:table-cell>
          <table:table-cell office:value-type="string">
            <text:p>11398,4868</text:p>
          </table:table-cell>
          <table:table-cell office:value-type="string">
            <text:p>Fazenda Santa Rosa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337-0</text:p>
          </table:table-cell>
          <table:table-cell office:value-type="string">
            <text:p>2608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25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7565</text:p>
          </table:table-cell>
          <table:table-cell office:value-type="string">
            <text:p>0a605cae-e468-4cda-aa9d-2c2794f33c5e</text:p>
          </table:table-cell>
          <table:table-cell office:value-type="string">
            <text:p>AMH</text:p>
          </table:table-cell>
          <table:table-cell office:value-type="string">
            <text:p>230044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20120417006</text:p>
          </table:table-cell>
          <table:table-cell office:value-type="string">
            <text:p>672076</text:p>
          </table:table-cell>
          <table:table-cell office:value-type="string">
            <text:p>26/08/15</text:p>
          </table:table-cell>
          <table:table-cell office:value-type="string">
            <text:p>26/08/15</text:p>
          </table:table-cell>
          <table:table-cell office:value-type="string">
            <text:p>CERTIFICADA</text:p>
          </table:table-cell>
          <table:table-cell office:value-type="string">
            <text:p>15169,4234</text:p>
          </table:table-cell>
          <table:table-cell office:value-type="string">
            <text:p>Fazenda Santa Rosa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337-0</text:p>
          </table:table-cell>
          <table:table-cell office:value-type="string">
            <text:p>2608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25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7559</text:p>
          </table:table-cell>
          <table:table-cell office:value-type="string">
            <text:p>1399bc85-e0b0-4cb2-84a6-1562dec41392</text:p>
          </table:table-cell>
          <table:table-cell office:value-type="string">
            <text:p>AMH</text:p>
          </table:table-cell>
          <table:table-cell office:value-type="string">
            <text:p>2300420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20120417006</text:p>
          </table:table-cell>
          <table:table-cell office:value-type="string">
            <text:p>672078</text:p>
          </table:table-cell>
          <table:table-cell office:value-type="string">
            <text:p>26/08/15</text:p>
          </table:table-cell>
          <table:table-cell office:value-type="string">
            <text:p>26/08/15</text:p>
          </table:table-cell>
          <table:table-cell office:value-type="string">
            <text:p>CERTIFICADA</text:p>
          </table:table-cell>
          <table:table-cell office:value-type="string">
            <text:p>49288,9365</text:p>
          </table:table-cell>
          <table:table-cell office:value-type="string">
            <text:p>Fazenda Santa Rosa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337-0</text:p>
          </table:table-cell>
          <table:table-cell office:value-type="string">
            <text:p>2289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25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7560</text:p>
          </table:table-cell>
          <table:table-cell office:value-type="string">
            <text:p>f9365c06-4602-426f-ac2f-aa1a0b3003d3</text:p>
          </table:table-cell>
          <table:table-cell office:value-type="string">
            <text:p>AMH</text:p>
          </table:table-cell>
          <table:table-cell office:value-type="string">
            <text:p>230042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20120417006</text:p>
          </table:table-cell>
          <table:table-cell office:value-type="string">
            <text:p>672071</text:p>
          </table:table-cell>
          <table:table-cell office:value-type="string">
            <text:p>26/08/15</text:p>
          </table:table-cell>
          <table:table-cell office:value-type="string">
            <text:p>26/08/15</text:p>
          </table:table-cell>
          <table:table-cell office:value-type="string">
            <text:p>CERTIFICADA</text:p>
          </table:table-cell>
          <table:table-cell office:value-type="string">
            <text:p>10338,6166</text:p>
          </table:table-cell>
          <table:table-cell office:value-type="string">
            <text:p>Fazenda Santa Rosa</text:p>
          </table:table-cell>
          <table:table-cell office:value-type="string">
            <text:p>AGROPECU├üRIA SELLE S/A</text:p>
          </table:table-cell>
          <table:table-cell office:value-type="string">
            <text:p/>
          </table:table-cell>
          <table:table-cell office:value-type="string">
            <text:p>24711657000125</text:p>
          </table:table-cell>
          <table:table-cell office:value-type="string">
            <text:p>Particular</text:p>
          </table:table-cell>
          <table:table-cell office:value-type="string">
            <text:p>06.337-0</text:p>
          </table:table-cell>
          <table:table-cell office:value-type="string">
            <text:p>2608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├üRIA SELLE S/A</text:p>
          </table:table-cell>
          <table:table-cell office:value-type="string">
            <text:p>24711657000125</text:p>
          </table:table-cell>
          <table:table-cell office:value-type="string">
            <text:p>51025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7745</text:p>
          </table:table-cell>
          <table:table-cell office:value-type="string">
            <text:p>4833dc78-cf10-4ee7-859b-19828ffb72c0</text:p>
          </table:table-cell>
          <table:table-cell office:value-type="string">
            <text:p>CKL</text:p>
          </table:table-cell>
          <table:table-cell office:value-type="string">
            <text:p>186689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3960</text:p>
          </table:table-cell>
          <table:table-cell office:value-type="string">
            <text:p>116916</text:p>
          </table:table-cell>
          <table:table-cell office:value-type="string">
            <text:p>13/03/14</text:p>
          </table:table-cell>
          <table:table-cell office:value-type="string">
            <text:p>14/03/14</text:p>
          </table:table-cell>
          <table:table-cell office:value-type="string">
            <text:p>CERTIFICADA</text:p>
          </table:table-cell>
          <table:table-cell office:value-type="string">
            <text:p>3059,1165</text:p>
          </table:table-cell>
          <table:table-cell office:value-type="string">
            <text:p>GLEBA GUARIBA VI LOTE 30</text:p>
          </table:table-cell>
          <table:table-cell office:value-type="string">
            <text:p>AGROPECUARIA RIOS JUMA E GUARIBA LTDA</text:p>
          </table:table-cell>
          <table:table-cell office:value-type="string">
            <text:p/>
          </table:table-cell>
          <table:table-cell office:value-type="string">
            <text:p>00246151000124</text:p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3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ARIA RIOS JUMA E GUARIBA LTDA</text:p>
          </table:table-cell>
          <table:table-cell office:value-type="string">
            <text:p>00246151000124</text:p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7115</text:p>
          </table:table-cell>
          <table:table-cell office:value-type="string">
            <text:p>0d33dc7b-1ac1-467e-9097-a435ee828b3b</text:p>
          </table:table-cell>
          <table:table-cell office:value-type="string">
            <text:p>CKL</text:p>
          </table:table-cell>
          <table:table-cell office:value-type="string">
            <text:p>189615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5238</text:p>
          </table:table-cell>
          <table:table-cell office:value-type="string">
            <text:p>141064</text:p>
          </table:table-cell>
          <table:table-cell office:value-type="string">
            <text:p>14/04/14</text:p>
          </table:table-cell>
          <table:table-cell office:value-type="string">
            <text:p>14/04/14</text:p>
          </table:table-cell>
          <table:table-cell office:value-type="string">
            <text:p>CERTIFICADA</text:p>
          </table:table-cell>
          <table:table-cell office:value-type="string">
            <text:p>3089,1869</text:p>
          </table:table-cell>
          <table:table-cell office:value-type="string">
            <text:p>Gleba Guariba "VI" Lote 35</text:p>
          </table:table-cell>
          <table:table-cell office:value-type="string">
            <text:p>AGROPECUARIA RIOS JUMA E GUARIBA LTDA</text:p>
          </table:table-cell>
          <table:table-cell office:value-type="string">
            <text:p/>
          </table:table-cell>
          <table:table-cell office:value-type="string">
            <text:p>00246151000124</text:p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3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GROPECUARIA RIOS JUMA E GUARIBA LTDA</text:p>
          </table:table-cell>
          <table:table-cell office:value-type="string">
            <text:p>00246151000124</text:p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5512</text:p>
          </table:table-cell>
          <table:table-cell office:value-type="string">
            <text:p>495ccd82-e2fe-427f-8301-30275d36fd7a</text:p>
          </table:table-cell>
          <table:table-cell office:value-type="string">
            <text:p>CCK</text:p>
          </table:table-cell>
          <table:table-cell office:value-type="string">
            <text:p>203171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302223801</text:p>
          </table:table-cell>
          <table:table-cell office:value-type="string">
            <text:p>314459</text:p>
          </table:table-cell>
          <table:table-cell office:value-type="string">
            <text:p>25/09/14</text:p>
          </table:table-cell>
          <table:table-cell office:value-type="string">
            <text:p>25/09/14</text:p>
          </table:table-cell>
          <table:table-cell office:value-type="string">
            <text:p>CERTIFICADA</text:p>
          </table:table-cell>
          <table:table-cell office:value-type="string">
            <text:p>19856,4165</text:p>
          </table:table-cell>
          <table:table-cell office:value-type="string">
            <text:p>FAZENDA TR├èS MORRINHOS</text:p>
          </table:table-cell>
          <table:table-cell office:value-type="string">
            <text:p>AL├ëCIO JARUCHE</text:p>
          </table:table-cell>
          <table:table-cell office:value-type="string">
            <text:p>04013832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508-6</text:p>
          </table:table-cell>
          <table:table-cell office:value-type="string">
            <text:p>1196</text:p>
          </table:table-cell>
          <table:table-cell office:value-type="string">
            <text:p>30/12/99</text:p>
          </table:table-cell>
          <table:table-cell office:value-type="string">
            <text:p>04013832887</text:p>
          </table:table-cell>
          <table:table-cell office:value-type="string">
            <text:p>AL├ëCIO JARUCHE</text:p>
          </table:table-cell>
          <table:table-cell office:value-type="string">
            <text:p/>
          </table:table-cell>
          <table:table-cell office:value-type="string">
            <text:p>510325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18103</text:p>
          </table:table-cell>
          <table:table-cell office:value-type="string">
            <text:p>f7f618b1-cf80-44f8-933b-013f99705731</text:p>
          </table:table-cell>
          <table:table-cell office:value-type="string">
            <text:p>GFD</text:p>
          </table:table-cell>
          <table:table-cell office:value-type="string">
            <text:p>92221220150178831-SP</text:p>
          </table:table-cell>
          <table:table-cell office:value-type="string">
            <text:p>REGISTRADA</text:p>
          </table:table-cell>
          <table:table-cell office:value-type="string">
            <text:p>15516 Livro 3-T</text:p>
          </table:table-cell>
          <table:table-cell office:value-type="string">
            <text:p>0000519643103</text:p>
          </table:table-cell>
          <table:table-cell office:value-type="string">
            <text:p>451366</text:p>
          </table:table-cell>
          <table:table-cell office:value-type="string">
            <text:p>10/02/15</text:p>
          </table:table-cell>
          <table:table-cell office:value-type="string">
            <text:p>10/02/15</text:p>
          </table:table-cell>
          <table:table-cell office:value-type="string">
            <text:p>CERTIFICADA</text:p>
          </table:table-cell>
          <table:table-cell office:value-type="string">
            <text:p>6,5561</text:p>
          </table:table-cell>
          <table:table-cell office:value-type="string">
            <text:p>Sitio Potreiro das Anhumas</text:p>
          </table:table-cell>
          <table:table-cell office:value-type="string">
            <text:p>Alberto Ferreira do Amaral</text:p>
          </table:table-cell>
          <table:table-cell office:value-type="string">
            <text:p>58332499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22-0</text:p>
          </table:table-cell>
          <table:table-cell office:value-type="string">
            <text:p>15516 Livro 3-T</text:p>
          </table:table-cell>
          <table:table-cell office:value-type="string">
            <text:p>30/12/99</text:p>
          </table:table-cell>
          <table:table-cell office:value-type="string">
            <text:p>58332499887</text:p>
          </table:table-cell>
          <table:table-cell office:value-type="string">
            <text:p>Alberto Ferreira do Amaral</text:p>
          </table:table-cell>
          <table:table-cell office:value-type="string">
            <text:p/>
          </table:table-cell>
          <table:table-cell office:value-type="string">
            <text:p>3557303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39716</text:p>
          </table:table-cell>
          <table:table-cell office:value-type="string">
            <text:p>fa552e60-23c1-4e17-9982-7d90da76d76f</text:p>
          </table:table-cell>
          <table:table-cell office:value-type="string">
            <text:p>C32</text:p>
          </table:table-cell>
          <table:table-cell office:value-type="string">
            <text:p>00001318201402807210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1970306195</text:p>
          </table:table-cell>
          <table:table-cell office:value-type="string">
            <text:p>255440</text:p>
          </table:table-cell>
          <table:table-cell office:value-type="string">
            <text:p>08/08/14</text:p>
          </table:table-cell>
          <table:table-cell office:value-type="string">
            <text:p>08/08/14</text:p>
          </table:table-cell>
          <table:table-cell office:value-type="string">
            <text:p>CERTIFICADA</text:p>
          </table:table-cell>
          <table:table-cell office:value-type="string">
            <text:p>1047,7961</text:p>
          </table:table-cell>
          <table:table-cell office:value-type="string">
            <text:p>PARTE DOS LOTES 181 E 182 DO LOTEAMENTO CARACOL 3┬¬ ETAPA</text:p>
          </table:table-cell>
          <table:table-cell office:value-type="string">
            <text:p>ALCIR FAUSTINO MARQUES</text:p>
          </table:table-cell>
          <table:table-cell office:value-type="string">
            <text:p>273536136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88-6</text:p>
          </table:table-cell>
          <table:table-cell office:value-type="string">
            <text:p>17,18</text:p>
          </table:table-cell>
          <table:table-cell office:value-type="string">
            <text:p>30/12/99</text:p>
          </table:table-cell>
          <table:table-cell office:value-type="string">
            <text:p>27353613653</text:p>
          </table:table-cell>
          <table:table-cell office:value-type="string">
            <text:p>ALCIR FAUSTINO MARQUES</text:p>
          </table:table-cell>
          <table:table-cell office:value-type="string">
            <text:p/>
          </table:table-cell>
          <table:table-cell office:value-type="string">
            <text:p>1711951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62089</text:p>
          </table:table-cell>
          <table:table-cell office:value-type="string">
            <text:p>27befed9-a9ad-41e7-bca6-91ecaa52a8b6</text:p>
          </table:table-cell>
          <table:table-cell office:value-type="string">
            <text:p>ERM</text:p>
          </table:table-cell>
          <table:table-cell office:value-type="string">
            <text:p>1716420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20120852519</text:p>
          </table:table-cell>
          <table:table-cell office:value-type="string">
            <text:p>100258</text:p>
          </table:table-cell>
          <table:table-cell office:value-type="string">
            <text:p>18/02/14</text:p>
          </table:table-cell>
          <table:table-cell office:value-type="string">
            <text:p>18/02/14</text:p>
          </table:table-cell>
          <table:table-cell office:value-type="string">
            <text:p>CERTIFICADA</text:p>
          </table:table-cell>
          <table:table-cell office:value-type="string">
            <text:p>871,2904</text:p>
          </table:table-cell>
          <table:table-cell office:value-type="string">
            <text:p>Fazenda Jacutinga</text:p>
          </table:table-cell>
          <table:table-cell office:value-type="string">
            <text:p>Alexandre Shiraishi</text:p>
          </table:table-cell>
          <table:table-cell office:value-type="string">
            <text:p>58123296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37-0</text:p>
          </table:table-cell>
          <table:table-cell office:value-type="string">
            <text:p>4386,9199</text:p>
          </table:table-cell>
          <table:table-cell office:value-type="string">
            <text:p>30/12/99</text:p>
          </table:table-cell>
          <table:table-cell office:value-type="string">
            <text:p>58123296800</text:p>
          </table:table-cell>
          <table:table-cell office:value-type="string">
            <text:p>Alexandre Shiraishi</text:p>
          </table:table-cell>
          <table:table-cell office:value-type="string">
            <text:p/>
          </table:table-cell>
          <table:table-cell office:value-type="string">
            <text:p>51025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2088</text:p>
          </table:table-cell>
          <table:table-cell office:value-type="string">
            <text:p>b08a3cd4-656b-48ab-8516-a96200c95589</text:p>
          </table:table-cell>
          <table:table-cell office:value-type="string">
            <text:p>ERM</text:p>
          </table:table-cell>
          <table:table-cell office:value-type="string">
            <text:p>1716420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20120852519</text:p>
          </table:table-cell>
          <table:table-cell office:value-type="string">
            <text:p>100258</text:p>
          </table:table-cell>
          <table:table-cell office:value-type="string">
            <text:p>18/02/14</text:p>
          </table:table-cell>
          <table:table-cell office:value-type="string">
            <text:p>18/02/14</text:p>
          </table:table-cell>
          <table:table-cell office:value-type="string">
            <text:p>CERTIFICADA</text:p>
          </table:table-cell>
          <table:table-cell office:value-type="string">
            <text:p>377,4577</text:p>
          </table:table-cell>
          <table:table-cell office:value-type="string">
            <text:p>Fazenda Jacutinga</text:p>
          </table:table-cell>
          <table:table-cell office:value-type="string">
            <text:p>Alexandre Shiraishi</text:p>
          </table:table-cell>
          <table:table-cell office:value-type="string">
            <text:p>58123296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37-0</text:p>
          </table:table-cell>
          <table:table-cell office:value-type="string">
            <text:p>4386,9199</text:p>
          </table:table-cell>
          <table:table-cell office:value-type="string">
            <text:p>30/12/99</text:p>
          </table:table-cell>
          <table:table-cell office:value-type="string">
            <text:p>58123296800</text:p>
          </table:table-cell>
          <table:table-cell office:value-type="string">
            <text:p>Alexandre Shiraishi</text:p>
          </table:table-cell>
          <table:table-cell office:value-type="string">
            <text:p/>
          </table:table-cell>
          <table:table-cell office:value-type="string">
            <text:p>51025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68275</text:p>
          </table:table-cell>
          <table:table-cell office:value-type="string">
            <text:p>051460d1-d288-44ba-b800-fdc36261a93a</text:p>
          </table:table-cell>
          <table:table-cell office:value-type="string">
            <text:p>EVS</text:p>
          </table:table-cell>
          <table:table-cell office:value-type="string">
            <text:p>225157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270013502</text:p>
          </table:table-cell>
          <table:table-cell office:value-type="string">
            <text:p>598787</text:p>
          </table:table-cell>
          <table:table-cell office:value-type="string">
            <text:p>03/07/15</text:p>
          </table:table-cell>
          <table:table-cell office:value-type="string">
            <text:p>03/07/15</text:p>
          </table:table-cell>
          <table:table-cell office:value-type="string">
            <text:p>CERTIFICADA</text:p>
          </table:table-cell>
          <table:table-cell office:value-type="string">
            <text:p>752,8783</text:p>
          </table:table-cell>
          <table:table-cell office:value-type="string">
            <text:p>Fazenda Agropecu├íria Rio Verde</text:p>
          </table:table-cell>
          <table:table-cell office:value-type="string">
            <text:p>Aline Viecili Crespani</text:p>
          </table:table-cell>
          <table:table-cell office:value-type="string">
            <text:p>70150559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9-5</text:p>
          </table:table-cell>
          <table:table-cell office:value-type="string">
            <text:p>5697</text:p>
          </table:table-cell>
          <table:table-cell office:value-type="string">
            <text:p>30/12/99</text:p>
          </table:table-cell>
          <table:table-cell office:value-type="string">
            <text:p>70150559100</text:p>
          </table:table-cell>
          <table:table-cell office:value-type="string">
            <text:p>Aline Viecili Crespani</text:p>
          </table:table-cell>
          <table:table-cell office:value-type="string">
            <text:p/>
          </table:table-cell>
          <table:table-cell office:value-type="string">
            <text:p>510885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6071</text:p>
          </table:table-cell>
          <table:table-cell office:value-type="string">
            <text:p>97b3dc79-f437-49af-892e-bae8812a797e</text:p>
          </table:table-cell>
          <table:table-cell office:value-type="string">
            <text:p>D6N</text:p>
          </table:table-cell>
          <table:table-cell office:value-type="string">
            <text:p>BA2012.110408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432689760</text:p>
          </table:table-cell>
          <table:table-cell office:value-type="string">
            <text:p>666950</text:p>
          </table:table-cell>
          <table:table-cell office:value-type="string">
            <text:p>21/08/15</text:p>
          </table:table-cell>
          <table:table-cell office:value-type="string">
            <text:p>21/08/15</text:p>
          </table:table-cell>
          <table:table-cell office:value-type="string">
            <text:p>CERTIFICADA</text:p>
          </table:table-cell>
          <table:table-cell office:value-type="string">
            <text:p>355,9172</text:p>
          </table:table-cell>
          <table:table-cell office:value-type="string">
            <text:p>FAZENDA C├ëU AZUL II</text:p>
          </table:table-cell>
          <table:table-cell office:value-type="string">
            <text:p>ANA CL├üUDIA MILANEZ RIGONI</text:p>
          </table:table-cell>
          <table:table-cell office:value-type="string">
            <text:p>0079467571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3.807-3</text:p>
          </table:table-cell>
          <table:table-cell office:value-type="string">
            <text:p>16.762</text:p>
          </table:table-cell>
          <table:table-cell office:value-type="string">
            <text:p>30/12/99</text:p>
          </table:table-cell>
          <table:table-cell office:value-type="string">
            <text:p>00794675719</text:p>
          </table:table-cell>
          <table:table-cell office:value-type="string">
            <text:p>ANA CL├üUDIA MILANEZ RIGONI</text:p>
          </table:table-cell>
          <table:table-cell office:value-type="string">
            <text:p/>
          </table:table-cell>
          <table:table-cell office:value-type="string">
            <text:p>2925303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86070</text:p>
          </table:table-cell>
          <table:table-cell office:value-type="string">
            <text:p>c7278881-0dd6-4018-818f-94b206213e97</text:p>
          </table:table-cell>
          <table:table-cell office:value-type="string">
            <text:p>D6N</text:p>
          </table:table-cell>
          <table:table-cell office:value-type="string">
            <text:p>BA2012.110408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432689760</text:p>
          </table:table-cell>
          <table:table-cell office:value-type="string">
            <text:p>666950</text:p>
          </table:table-cell>
          <table:table-cell office:value-type="string">
            <text:p>21/08/15</text:p>
          </table:table-cell>
          <table:table-cell office:value-type="string">
            <text:p>21/08/15</text:p>
          </table:table-cell>
          <table:table-cell office:value-type="string">
            <text:p>CERTIFICADA</text:p>
          </table:table-cell>
          <table:table-cell office:value-type="string">
            <text:p>278,0464</text:p>
          </table:table-cell>
          <table:table-cell office:value-type="string">
            <text:p>FAZENDA C├ëU AZUL II</text:p>
          </table:table-cell>
          <table:table-cell office:value-type="string">
            <text:p>ANA CL├üUDIA MILANEZ RIGONI</text:p>
          </table:table-cell>
          <table:table-cell office:value-type="string">
            <text:p>0079467571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3.807-3</text:p>
          </table:table-cell>
          <table:table-cell office:value-type="string">
            <text:p>16.762</text:p>
          </table:table-cell>
          <table:table-cell office:value-type="string">
            <text:p>30/12/99</text:p>
          </table:table-cell>
          <table:table-cell office:value-type="string">
            <text:p>00794675719</text:p>
          </table:table-cell>
          <table:table-cell office:value-type="string">
            <text:p>ANA CL├üUDIA MILANEZ RIGONI</text:p>
          </table:table-cell>
          <table:table-cell office:value-type="string">
            <text:p/>
          </table:table-cell>
          <table:table-cell office:value-type="string">
            <text:p>2925303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86069</text:p>
          </table:table-cell>
          <table:table-cell office:value-type="string">
            <text:p>b942dce0-c795-4de2-9dd8-9e65fbdfa9e3</text:p>
          </table:table-cell>
          <table:table-cell office:value-type="string">
            <text:p>D6N</text:p>
          </table:table-cell>
          <table:table-cell office:value-type="string">
            <text:p>BA2012.110408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432689760</text:p>
          </table:table-cell>
          <table:table-cell office:value-type="string">
            <text:p>666950</text:p>
          </table:table-cell>
          <table:table-cell office:value-type="string">
            <text:p>21/08/15</text:p>
          </table:table-cell>
          <table:table-cell office:value-type="string">
            <text:p>21/08/15</text:p>
          </table:table-cell>
          <table:table-cell office:value-type="string">
            <text:p>CERTIFICADA</text:p>
          </table:table-cell>
          <table:table-cell office:value-type="string">
            <text:p>6,6116</text:p>
          </table:table-cell>
          <table:table-cell office:value-type="string">
            <text:p>FAZENDA C├ëU AZUL II</text:p>
          </table:table-cell>
          <table:table-cell office:value-type="string">
            <text:p>ANA CL├üUDIA MILANEZ RIGONI</text:p>
          </table:table-cell>
          <table:table-cell office:value-type="string">
            <text:p>0079467571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3.807-3</text:p>
          </table:table-cell>
          <table:table-cell office:value-type="string">
            <text:p>16.762</text:p>
          </table:table-cell>
          <table:table-cell office:value-type="string">
            <text:p>30/12/99</text:p>
          </table:table-cell>
          <table:table-cell office:value-type="string">
            <text:p>00794675719</text:p>
          </table:table-cell>
          <table:table-cell office:value-type="string">
            <text:p>ANA CL├üUDIA MILANEZ RIGONI</text:p>
          </table:table-cell>
          <table:table-cell office:value-type="string">
            <text:p/>
          </table:table-cell>
          <table:table-cell office:value-type="string">
            <text:p>2925303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13499</text:p>
          </table:table-cell>
          <table:table-cell office:value-type="string">
            <text:p>a1ca3ba3-8e25-4c2b-bf7d-a98ccc364bb0</text:p>
          </table:table-cell>
          <table:table-cell office:value-type="string">
            <text:p>AR2</text:p>
          </table:table-cell>
          <table:table-cell office:value-type="string">
            <text:p>11.205.310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40250131702</text:p>
          </table:table-cell>
          <table:table-cell office:value-type="string">
            <text:p>438684</text:p>
          </table:table-cell>
          <table:table-cell office:value-type="string">
            <text:p>28/01/15</text:p>
          </table:table-cell>
          <table:table-cell office:value-type="string">
            <text:p>28/01/15</text:p>
          </table:table-cell>
          <table:table-cell office:value-type="string">
            <text:p>CERTIFICADA</text:p>
          </table:table-cell>
          <table:table-cell office:value-type="string">
            <text:p>802,9118</text:p>
          </table:table-cell>
          <table:table-cell office:value-type="string">
            <text:p>Fazenda S├úo Jos├® do Brioso</text:p>
          </table:table-cell>
          <table:table-cell office:value-type="string">
            <text:p>Angela Queiroz Nunes de Paula</text:p>
          </table:table-cell>
          <table:table-cell office:value-type="string">
            <text:p>2682511988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86-9</text:p>
          </table:table-cell>
          <table:table-cell office:value-type="string">
            <text:p>28.054</text:p>
          </table:table-cell>
          <table:table-cell office:value-type="string">
            <text:p>30/12/99</text:p>
          </table:table-cell>
          <table:table-cell office:value-type="string">
            <text:p>26825119885</text:p>
          </table:table-cell>
          <table:table-cell office:value-type="string">
            <text:p>Angela Queiroz Nunes de Paula</text:p>
          </table:table-cell>
          <table:table-cell office:value-type="string">
            <text:p/>
          </table:table-cell>
          <table:table-cell office:value-type="string">
            <text:p>5008305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74761</text:p>
          </table:table-cell>
          <table:table-cell office:value-type="string">
            <text:p>79537fa2-4398-4337-bc4d-0181a3864514</text:p>
          </table:table-cell>
          <table:table-cell office:value-type="string">
            <text:p>BMF</text:p>
          </table:table-cell>
          <table:table-cell office:value-type="string">
            <text:p>1020140064313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00322968562</text:p>
          </table:table-cell>
          <table:table-cell office:value-type="string">
            <text:p>134575</text:p>
          </table:table-cell>
          <table:table-cell office:value-type="string">
            <text:p>04/04/14</text:p>
          </table:table-cell>
          <table:table-cell office:value-type="string">
            <text:p>04/04/14</text:p>
          </table:table-cell>
          <table:table-cell office:value-type="string">
            <text:p>CERTIFICADA</text:p>
          </table:table-cell>
          <table:table-cell office:value-type="string">
            <text:p>683,3898</text:p>
          </table:table-cell>
          <table:table-cell office:value-type="string">
            <text:p>Engenho do Guarda Mor</text:p>
          </table:table-cell>
          <table:table-cell office:value-type="string">
            <text:p>Anicuns S/A Alcool e Derivados</text:p>
          </table:table-cell>
          <table:table-cell office:value-type="string">
            <text:p/>
          </table:table-cell>
          <table:table-cell office:value-type="string">
            <text:p>02783009000141</text:p>
          </table:table-cell>
          <table:table-cell office:value-type="string">
            <text:p>Particular</text:p>
          </table:table-cell>
          <table:table-cell office:value-type="string">
            <text:p>02.932-2</text:p>
          </table:table-cell>
          <table:table-cell office:value-type="string">
            <text:p>2015,1082,823,286,7,159,330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nicuns S/A Alcool e Derivados</text:p>
          </table:table-cell>
          <table:table-cell office:value-type="string">
            <text:p>02783009000141</text:p>
          </table:table-cell>
          <table:table-cell office:value-type="string">
            <text:p>5201306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49288</text:p>
          </table:table-cell>
          <table:table-cell office:value-type="string">
            <text:p>cc18bd4d-11e9-495c-9281-528d71888abb</text:p>
          </table:table-cell>
          <table:table-cell office:value-type="string">
            <text:p>FN8</text:p>
          </table:table-cell>
          <table:table-cell office:value-type="string">
            <text:p>1420140000000198513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60880082738</text:p>
          </table:table-cell>
          <table:table-cell office:value-type="string">
            <text:p>277937</text:p>
          </table:table-cell>
          <table:table-cell office:value-type="string">
            <text:p>29/08/14</text:p>
          </table:table-cell>
          <table:table-cell office:value-type="string">
            <text:p>29/08/14</text:p>
          </table:table-cell>
          <table:table-cell office:value-type="string">
            <text:p>CERTIFICADA</text:p>
          </table:table-cell>
          <table:table-cell office:value-type="string">
            <text:p>744,1285</text:p>
          </table:table-cell>
          <table:table-cell office:value-type="string">
            <text:p>Fazenda Vimar</text:p>
          </table:table-cell>
          <table:table-cell office:value-type="string">
            <text:p>Ant├┤nio Lirio Simon</text:p>
          </table:table-cell>
          <table:table-cell office:value-type="string">
            <text:p>35704098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4.523-7</text:p>
          </table:table-cell>
          <table:table-cell office:value-type="string">
            <text:p>480</text:p>
          </table:table-cell>
          <table:table-cell office:value-type="string">
            <text:p>30/12/99</text:p>
          </table:table-cell>
          <table:table-cell office:value-type="string">
            <text:p>35704098053</text:p>
          </table:table-cell>
          <table:table-cell office:value-type="string">
            <text:p>Ant├┤nio Lirio Simon</text:p>
          </table:table-cell>
          <table:table-cell office:value-type="string">
            <text:p/>
          </table:table-cell>
          <table:table-cell office:value-type="string">
            <text:p>31617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49966</text:p>
          </table:table-cell>
          <table:table-cell office:value-type="string">
            <text:p>4c3fd3ef-b77c-4f0b-b632-a56f3eed2902</text:p>
          </table:table-cell>
          <table:table-cell office:value-type="string">
            <text:p>FN8</text:p>
          </table:table-cell>
          <table:table-cell office:value-type="string">
            <text:p>1420140000000198513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60880082738</text:p>
          </table:table-cell>
          <table:table-cell office:value-type="string">
            <text:p>279048</text:p>
          </table:table-cell>
          <table:table-cell office:value-type="string">
            <text:p>29/08/14</text:p>
          </table:table-cell>
          <table:table-cell office:value-type="string">
            <text:p>29/08/14</text:p>
          </table:table-cell>
          <table:table-cell office:value-type="string">
            <text:p>CERTIFICADA</text:p>
          </table:table-cell>
          <table:table-cell office:value-type="string">
            <text:p>4657,1389</text:p>
          </table:table-cell>
          <table:table-cell office:value-type="string">
            <text:p>Fazenda Tr├¬s Barras Gleba 02</text:p>
          </table:table-cell>
          <table:table-cell office:value-type="string">
            <text:p>Ant├┤nio Lirio Simon</text:p>
          </table:table-cell>
          <table:table-cell office:value-type="string">
            <text:p>35704098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4.523-7</text:p>
          </table:table-cell>
          <table:table-cell office:value-type="string">
            <text:p>480</text:p>
          </table:table-cell>
          <table:table-cell office:value-type="string">
            <text:p>30/12/99</text:p>
          </table:table-cell>
          <table:table-cell office:value-type="string">
            <text:p>35704098053</text:p>
          </table:table-cell>
          <table:table-cell office:value-type="string">
            <text:p>Ant├┤nio Lirio Simon</text:p>
          </table:table-cell>
          <table:table-cell office:value-type="string">
            <text:p/>
          </table:table-cell>
          <table:table-cell office:value-type="string">
            <text:p>31617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49278</text:p>
          </table:table-cell>
          <table:table-cell office:value-type="string">
            <text:p>a656743e-a922-4338-b3ef-a210bf427823</text:p>
          </table:table-cell>
          <table:table-cell office:value-type="string">
            <text:p>FN8</text:p>
          </table:table-cell>
          <table:table-cell office:value-type="string">
            <text:p>1420140000000198514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60880082738</text:p>
          </table:table-cell>
          <table:table-cell office:value-type="string">
            <text:p>277926</text:p>
          </table:table-cell>
          <table:table-cell office:value-type="string">
            <text:p>29/08/14</text:p>
          </table:table-cell>
          <table:table-cell office:value-type="string">
            <text:p>29/08/14</text:p>
          </table:table-cell>
          <table:table-cell office:value-type="string">
            <text:p>REGISTRADA</text:p>
          </table:table-cell>
          <table:table-cell office:value-type="string">
            <text:p>930,3167</text:p>
          </table:table-cell>
          <table:table-cell office:value-type="string">
            <text:p>Fazenda Tr├¬s Barras</text:p>
          </table:table-cell>
          <table:table-cell office:value-type="string">
            <text:p>Ant├┤nio Lirio Simon</text:p>
          </table:table-cell>
          <table:table-cell office:value-type="string">
            <text:p>35704098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4.523-7</text:p>
          </table:table-cell>
          <table:table-cell office:value-type="string">
            <text:p>5401</text:p>
          </table:table-cell>
          <table:table-cell office:value-type="string">
            <text:p>13/02/15</text:p>
          </table:table-cell>
          <table:table-cell office:value-type="string">
            <text:p>35704098053</text:p>
          </table:table-cell>
          <table:table-cell office:value-type="string">
            <text:p>Ant├┤nio Lirio Simon</text:p>
          </table:table-cell>
          <table:table-cell office:value-type="string">
            <text:p/>
          </table:table-cell>
          <table:table-cell office:value-type="string">
            <text:p>31617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2090</text:p>
          </table:table-cell>
          <table:table-cell office:value-type="string">
            <text:p>2b092c40-e598-4066-8e66-dfd798626a2a</text:p>
          </table:table-cell>
          <table:table-cell office:value-type="string">
            <text:p>BBC</text:p>
          </table:table-cell>
          <table:table-cell office:value-type="string">
            <text:p>1020140097549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10550073589</text:p>
          </table:table-cell>
          <table:table-cell office:value-type="string">
            <text:p>196329</text:p>
          </table:table-cell>
          <table:table-cell office:value-type="string">
            <text:p>29/05/14</text:p>
          </table:table-cell>
          <table:table-cell office:value-type="string">
            <text:p>29/05/14</text:p>
          </table:table-cell>
          <table:table-cell office:value-type="string">
            <text:p>CERTIFICADA</text:p>
          </table:table-cell>
          <table:table-cell office:value-type="string">
            <text:p>843,8284</text:p>
          </table:table-cell>
          <table:table-cell office:value-type="string">
            <text:p>FAZENDA MONTES CLAROS DENOMINADA BERRO D'AGUA</text:p>
          </table:table-cell>
          <table:table-cell office:value-type="string">
            <text:p>ANT├öNIO ZUCATTO</text:p>
          </table:table-cell>
          <table:table-cell office:value-type="string">
            <text:p>2179961006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619-5</text:p>
          </table:table-cell>
          <table:table-cell office:value-type="string">
            <text:p>R-01-6.543</text:p>
          </table:table-cell>
          <table:table-cell office:value-type="string">
            <text:p>30/12/99</text:p>
          </table:table-cell>
          <table:table-cell office:value-type="string">
            <text:p>21799610063</text:p>
          </table:table-cell>
          <table:table-cell office:value-type="string">
            <text:p>ANT├öNIO ZUCATTO</text:p>
          </table:table-cell>
          <table:table-cell office:value-type="string">
            <text:p/>
          </table:table-cell>
          <table:table-cell office:value-type="string">
            <text:p>5206206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13753</text:p>
          </table:table-cell>
          <table:table-cell office:value-type="string">
            <text:p>c6a41bc5-3bbd-4f75-89d7-e7ffd6903a80</text:p>
          </table:table-cell>
          <table:table-cell office:value-type="string">
            <text:p>BBC</text:p>
          </table:table-cell>
          <table:table-cell office:value-type="string">
            <text:p>1020120107071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10550102007</text:p>
          </table:table-cell>
          <table:table-cell office:value-type="string">
            <text:p>199023</text:p>
          </table:table-cell>
          <table:table-cell office:value-type="string">
            <text:p>02/06/14</text:p>
          </table:table-cell>
          <table:table-cell office:value-type="string">
            <text:p>02/06/14</text:p>
          </table:table-cell>
          <table:table-cell office:value-type="string">
            <text:p>CERTIFICADA</text:p>
          </table:table-cell>
          <table:table-cell office:value-type="string">
            <text:p>251,94</text:p>
          </table:table-cell>
          <table:table-cell office:value-type="string">
            <text:p>FAZENDAS ESTRELA DO SUL, ANTUNES, BACURI, JO├âO DO MATO, BURITI E CAP├âO DA ON├çA</text:p>
          </table:table-cell>
          <table:table-cell office:value-type="string">
            <text:p>ANT├öNIO ZUCATTO</text:p>
          </table:table-cell>
          <table:table-cell office:value-type="string">
            <text:p>2179961006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619-5</text:p>
          </table:table-cell>
          <table:table-cell office:value-type="string">
            <text:p>R-01-8494</text:p>
          </table:table-cell>
          <table:table-cell office:value-type="string">
            <text:p>30/12/99</text:p>
          </table:table-cell>
          <table:table-cell office:value-type="string">
            <text:p>21799610063</text:p>
          </table:table-cell>
          <table:table-cell office:value-type="string">
            <text:p>ANT├öNIO ZUCATTO</text:p>
          </table:table-cell>
          <table:table-cell office:value-type="string">
            <text:p/>
          </table:table-cell>
          <table:table-cell office:value-type="string">
            <text:p>5206206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36320</text:p>
          </table:table-cell>
          <table:table-cell office:value-type="string">
            <text:p>0433751e-aeef-4769-9c2b-9a8ccc9f008c</text:p>
          </table:table-cell>
          <table:table-cell office:value-type="string">
            <text:p>BBC</text:p>
          </table:table-cell>
          <table:table-cell office:value-type="string">
            <text:p>1020120107071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10550102007</text:p>
          </table:table-cell>
          <table:table-cell office:value-type="string">
            <text:p>248074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475,9174</text:p>
          </table:table-cell>
          <table:table-cell office:value-type="string">
            <text:p>FAZENDAS ESTRELA DO SUL, ANTUNES, BACURI, JO├âO DO MATO, BURITI E CAP├âO DA ON├çA</text:p>
          </table:table-cell>
          <table:table-cell office:value-type="string">
            <text:p>ANT├öNIO ZUCATTO</text:p>
          </table:table-cell>
          <table:table-cell office:value-type="string">
            <text:p>2179961006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619-5</text:p>
          </table:table-cell>
          <table:table-cell office:value-type="string">
            <text:p>R-19-4262</text:p>
          </table:table-cell>
          <table:table-cell office:value-type="string">
            <text:p>30/12/99</text:p>
          </table:table-cell>
          <table:table-cell office:value-type="string">
            <text:p>21799610063</text:p>
          </table:table-cell>
          <table:table-cell office:value-type="string">
            <text:p>ANT├öNIO ZUCATTO</text:p>
          </table:table-cell>
          <table:table-cell office:value-type="string">
            <text:p/>
          </table:table-cell>
          <table:table-cell office:value-type="string">
            <text:p>5206206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13751</text:p>
          </table:table-cell>
          <table:table-cell office:value-type="string">
            <text:p>3f42f3a7-0b63-41a9-9b8c-bc12db1bd588</text:p>
          </table:table-cell>
          <table:table-cell office:value-type="string">
            <text:p>BBC</text:p>
          </table:table-cell>
          <table:table-cell office:value-type="string">
            <text:p>1020120107071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10550102007</text:p>
          </table:table-cell>
          <table:table-cell office:value-type="string">
            <text:p>199017</text:p>
          </table:table-cell>
          <table:table-cell office:value-type="string">
            <text:p>02/06/14</text:p>
          </table:table-cell>
          <table:table-cell office:value-type="string">
            <text:p>02/06/14</text:p>
          </table:table-cell>
          <table:table-cell office:value-type="string">
            <text:p>CERTIFICADA</text:p>
          </table:table-cell>
          <table:table-cell office:value-type="string">
            <text:p>65,3961</text:p>
          </table:table-cell>
          <table:table-cell office:value-type="string">
            <text:p>FAZENDAS ESTRELA DO SUL, ANTUNES, BACURI, JO├âO DO MATO, BURITI E CAP├âO DA ON├çA</text:p>
          </table:table-cell>
          <table:table-cell office:value-type="string">
            <text:p>ANT├öNIO ZUCATTO</text:p>
          </table:table-cell>
          <table:table-cell office:value-type="string">
            <text:p>2179961006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619-5</text:p>
          </table:table-cell>
          <table:table-cell office:value-type="string">
            <text:p>R-01-11.876</text:p>
          </table:table-cell>
          <table:table-cell office:value-type="string">
            <text:p>30/12/99</text:p>
          </table:table-cell>
          <table:table-cell office:value-type="string">
            <text:p>21799610063</text:p>
          </table:table-cell>
          <table:table-cell office:value-type="string">
            <text:p>ANT├öNIO ZUCATTO</text:p>
          </table:table-cell>
          <table:table-cell office:value-type="string">
            <text:p/>
          </table:table-cell>
          <table:table-cell office:value-type="string">
            <text:p>5206206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14481</text:p>
          </table:table-cell>
          <table:table-cell office:value-type="string">
            <text:p>1c6dd80a-2468-4e29-8126-86f1c1503e84</text:p>
          </table:table-cell>
          <table:table-cell office:value-type="string">
            <text:p>BBC</text:p>
          </table:table-cell>
          <table:table-cell office:value-type="string">
            <text:p>1020120107071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10550102007</text:p>
          </table:table-cell>
          <table:table-cell office:value-type="string">
            <text:p>200941</text:p>
          </table:table-cell>
          <table:table-cell office:value-type="string">
            <text:p>04/06/14</text:p>
          </table:table-cell>
          <table:table-cell office:value-type="string">
            <text:p>04/06/14</text:p>
          </table:table-cell>
          <table:table-cell office:value-type="string">
            <text:p>CERTIFICADA</text:p>
          </table:table-cell>
          <table:table-cell office:value-type="string">
            <text:p>210,1177</text:p>
          </table:table-cell>
          <table:table-cell office:value-type="string">
            <text:p>FAZENDAS ESTRELA DO SUL, ANTUNES, BACURI, JO├âO DO MATO, BURITI E CAP├âO DA ON├çA</text:p>
          </table:table-cell>
          <table:table-cell office:value-type="string">
            <text:p>ANT├öNIO ZUCATTO</text:p>
          </table:table-cell>
          <table:table-cell office:value-type="string">
            <text:p>2179961006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619-5</text:p>
          </table:table-cell>
          <table:table-cell office:value-type="string">
            <text:p>R-09-6617</text:p>
          </table:table-cell>
          <table:table-cell office:value-type="string">
            <text:p>30/12/99</text:p>
          </table:table-cell>
          <table:table-cell office:value-type="string">
            <text:p>21799610063</text:p>
          </table:table-cell>
          <table:table-cell office:value-type="string">
            <text:p>ANT├öNIO ZUCATTO</text:p>
          </table:table-cell>
          <table:table-cell office:value-type="string">
            <text:p/>
          </table:table-cell>
          <table:table-cell office:value-type="string">
            <text:p>5206206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36323</text:p>
          </table:table-cell>
          <table:table-cell office:value-type="string">
            <text:p>09eba47a-e4e6-4ee4-b964-ab9094e877f9</text:p>
          </table:table-cell>
          <table:table-cell office:value-type="string">
            <text:p>BBC</text:p>
          </table:table-cell>
          <table:table-cell office:value-type="string">
            <text:p>1020120107071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10550102007</text:p>
          </table:table-cell>
          <table:table-cell office:value-type="string">
            <text:p>248079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548,4074</text:p>
          </table:table-cell>
          <table:table-cell office:value-type="string">
            <text:p>FAZENDAS ESTRELA DO SUL, ANTUNES, BACURI, JO├âO DO MATO, BURITI E CAP├âO DA ON├çA</text:p>
          </table:table-cell>
          <table:table-cell office:value-type="string">
            <text:p>ANT├öNIO ZUCATTO</text:p>
          </table:table-cell>
          <table:table-cell office:value-type="string">
            <text:p>2179961006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619-5</text:p>
          </table:table-cell>
          <table:table-cell office:value-type="string">
            <text:p>R-19-8148</text:p>
          </table:table-cell>
          <table:table-cell office:value-type="string">
            <text:p>30/12/99</text:p>
          </table:table-cell>
          <table:table-cell office:value-type="string">
            <text:p>21799610063</text:p>
          </table:table-cell>
          <table:table-cell office:value-type="string">
            <text:p>ANT├öNIO ZUCATTO</text:p>
          </table:table-cell>
          <table:table-cell office:value-type="string">
            <text:p/>
          </table:table-cell>
          <table:table-cell office:value-type="string">
            <text:p>5206206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14478</text:p>
          </table:table-cell>
          <table:table-cell office:value-type="string">
            <text:p>01876268-26b7-4aa1-b693-529fe636530c</text:p>
          </table:table-cell>
          <table:table-cell office:value-type="string">
            <text:p>BBC</text:p>
          </table:table-cell>
          <table:table-cell office:value-type="string">
            <text:p>1020120107071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10550102007</text:p>
          </table:table-cell>
          <table:table-cell office:value-type="string">
            <text:p>200930</text:p>
          </table:table-cell>
          <table:table-cell office:value-type="string">
            <text:p>04/06/14</text:p>
          </table:table-cell>
          <table:table-cell office:value-type="string">
            <text:p>04/06/14</text:p>
          </table:table-cell>
          <table:table-cell office:value-type="string">
            <text:p>CERTIFICADA</text:p>
          </table:table-cell>
          <table:table-cell office:value-type="string">
            <text:p>971,0731</text:p>
          </table:table-cell>
          <table:table-cell office:value-type="string">
            <text:p>FAZENDAS ESTRELA DO SUL, ANTUNES, BACURI, JO├âO DO MATO, BURITI E CAP├âO DA ON├çA</text:p>
          </table:table-cell>
          <table:table-cell office:value-type="string">
            <text:p>ANT├öNIO ZUCATTO</text:p>
          </table:table-cell>
          <table:table-cell office:value-type="string">
            <text:p>2179961006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619-5</text:p>
          </table:table-cell>
          <table:table-cell office:value-type="string">
            <text:p>R-09-2453</text:p>
          </table:table-cell>
          <table:table-cell office:value-type="string">
            <text:p>30/12/99</text:p>
          </table:table-cell>
          <table:table-cell office:value-type="string">
            <text:p>21799610063</text:p>
          </table:table-cell>
          <table:table-cell office:value-type="string">
            <text:p>ANT├öNIO ZUCATTO</text:p>
          </table:table-cell>
          <table:table-cell office:value-type="string">
            <text:p/>
          </table:table-cell>
          <table:table-cell office:value-type="string">
            <text:p>5206206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67961</text:p>
          </table:table-cell>
          <table:table-cell office:value-type="string">
            <text:p>24806ddc-0263-435e-9300-5d8e69c7fcb6</text:p>
          </table:table-cell>
          <table:table-cell office:value-type="string">
            <text:p>ADQ</text:p>
          </table:table-cell>
          <table:table-cell office:value-type="string">
            <text:p>92221220110752537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040110092370</text:p>
          </table:table-cell>
          <table:table-cell office:value-type="string">
            <text:p>116548</text:p>
          </table:table-cell>
          <table:table-cell office:value-type="string">
            <text:p>13/03/14</text:p>
          </table:table-cell>
          <table:table-cell office:value-type="string">
            <text:p>14/03/14</text:p>
          </table:table-cell>
          <table:table-cell office:value-type="string">
            <text:p>CERTIFICADA</text:p>
          </table:table-cell>
          <table:table-cell office:value-type="string">
            <text:p>217,2936</text:p>
          </table:table-cell>
          <table:table-cell office:value-type="string">
            <text:p>Fazenda S├úo Francisco</text:p>
          </table:table-cell>
          <table:table-cell office:value-type="string">
            <text:p>Antenor Duarte do Valle</text:p>
          </table:table-cell>
          <table:table-cell office:value-type="string">
            <text:p>02660830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360-4</text:p>
          </table:table-cell>
          <table:table-cell office:value-type="string">
            <text:p>1747,1748</text:p>
          </table:table-cell>
          <table:table-cell office:value-type="string">
            <text:p>30/12/99</text:p>
          </table:table-cell>
          <table:table-cell office:value-type="string">
            <text:p>02660830800</text:p>
          </table:table-cell>
          <table:table-cell office:value-type="string">
            <text:p>Antenor Duarte do Valle</text:p>
          </table:table-cell>
          <table:table-cell office:value-type="string">
            <text:p/>
          </table:table-cell>
          <table:table-cell office:value-type="string">
            <text:p>35055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87125</text:p>
          </table:table-cell>
          <table:table-cell office:value-type="string">
            <text:p>5b8b9484-6022-4746-b259-bee98d66b2e7</text:p>
          </table:table-cell>
          <table:table-cell office:value-type="string">
            <text:p>FPU</text:p>
          </table:table-cell>
          <table:table-cell office:value-type="string">
            <text:p>TO20150026892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20800015114</text:p>
          </table:table-cell>
          <table:table-cell office:value-type="string">
            <text:p>670712</text:p>
          </table:table-cell>
          <table:table-cell office:value-type="string">
            <text:p>25/08/15</text:p>
          </table:table-cell>
          <table:table-cell office:value-type="string">
            <text:p>25/08/15</text:p>
          </table:table-cell>
          <table:table-cell office:value-type="string">
            <text:p>CERTIFICADA</text:p>
          </table:table-cell>
          <table:table-cell office:value-type="string">
            <text:p>664,154</text:p>
          </table:table-cell>
          <table:table-cell office:value-type="string">
            <text:p>FAZENDA SANTA MARIA</text:p>
          </table:table-cell>
          <table:table-cell office:value-type="string">
            <text:p>ANTONIO DE PADUA GUIMARAES</text:p>
          </table:table-cell>
          <table:table-cell office:value-type="string">
            <text:p>417169066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85-2</text:p>
          </table:table-cell>
          <table:table-cell office:value-type="string">
            <text:p>848; 849</text:p>
          </table:table-cell>
          <table:table-cell office:value-type="string">
            <text:p>30/12/99</text:p>
          </table:table-cell>
          <table:table-cell office:value-type="string">
            <text:p>41716906687</text:p>
          </table:table-cell>
          <table:table-cell office:value-type="string">
            <text:p>ANTONIO DE PADUA GUIMARAES</text:p>
          </table:table-cell>
          <table:table-cell office:value-type="string">
            <text:p/>
          </table:table-cell>
          <table:table-cell office:value-type="string">
            <text:p>1703909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287124</text:p>
          </table:table-cell>
          <table:table-cell office:value-type="string">
            <text:p>918705cf-8989-4a77-ac85-c824642eadc6</text:p>
          </table:table-cell>
          <table:table-cell office:value-type="string">
            <text:p>FPU</text:p>
          </table:table-cell>
          <table:table-cell office:value-type="string">
            <text:p>TO20150026892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20800015114</text:p>
          </table:table-cell>
          <table:table-cell office:value-type="string">
            <text:p>670712</text:p>
          </table:table-cell>
          <table:table-cell office:value-type="string">
            <text:p>25/08/15</text:p>
          </table:table-cell>
          <table:table-cell office:value-type="string">
            <text:p>25/08/15</text:p>
          </table:table-cell>
          <table:table-cell office:value-type="string">
            <text:p>CERTIFICADA</text:p>
          </table:table-cell>
          <table:table-cell office:value-type="string">
            <text:p>366,3025</text:p>
          </table:table-cell>
          <table:table-cell office:value-type="string">
            <text:p>FAZENDA SANTA MARIA</text:p>
          </table:table-cell>
          <table:table-cell office:value-type="string">
            <text:p>ANTONIO DE PADUA GUIMARAES</text:p>
          </table:table-cell>
          <table:table-cell office:value-type="string">
            <text:p>417169066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85-2</text:p>
          </table:table-cell>
          <table:table-cell office:value-type="string">
            <text:p>848; 849</text:p>
          </table:table-cell>
          <table:table-cell office:value-type="string">
            <text:p>30/12/99</text:p>
          </table:table-cell>
          <table:table-cell office:value-type="string">
            <text:p>41716906687</text:p>
          </table:table-cell>
          <table:table-cell office:value-type="string">
            <text:p>ANTONIO DE PADUA GUIMARAES</text:p>
          </table:table-cell>
          <table:table-cell office:value-type="string">
            <text:p/>
          </table:table-cell>
          <table:table-cell office:value-type="string">
            <text:p>1703909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72070</text:p>
          </table:table-cell>
          <table:table-cell office:value-type="string">
            <text:p>9b07b618-c4db-445b-9f21-86167920fb60</text:p>
          </table:table-cell>
          <table:table-cell office:value-type="string">
            <text:p>DVY</text:p>
          </table:table-cell>
          <table:table-cell office:value-type="string">
            <text:p>000016712010006718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41300182879</text:p>
          </table:table-cell>
          <table:table-cell office:value-type="string">
            <text:p>327780</text:p>
          </table:table-cell>
          <table:table-cell office:value-type="string">
            <text:p>07/10/14</text:p>
          </table:table-cell>
          <table:table-cell office:value-type="string">
            <text:p>10/10/14</text:p>
          </table:table-cell>
          <table:table-cell office:value-type="string">
            <text:p>CERTIFICADA</text:p>
          </table:table-cell>
          <table:table-cell office:value-type="string">
            <text:p>119,3421</text:p>
          </table:table-cell>
          <table:table-cell office:value-type="string">
            <text:p>FAZENDA<text:s text:c="2"/>BEIJU JUN├ç├âO DOS LOTES 18 e 18A DO LOTEAMENTO<text:s text:c="2"/>MANGUES</text:p>
          </table:table-cell>
          <table:table-cell office:value-type="string">
            <text:p>ANTONIO MACHADO FERNANDES</text:p>
          </table:table-cell>
          <table:table-cell office:value-type="string">
            <text:p>088826221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63-9</text:p>
          </table:table-cell>
          <table:table-cell office:value-type="string">
            <text:p>5638, 5639</text:p>
          </table:table-cell>
          <table:table-cell office:value-type="string">
            <text:p>30/12/99</text:p>
          </table:table-cell>
          <table:table-cell office:value-type="string">
            <text:p>08882622134</text:p>
          </table:table-cell>
          <table:table-cell office:value-type="string">
            <text:p>MCM AGROPECU├üRIA S/A</text:p>
          </table:table-cell>
          <table:table-cell office:value-type="string">
            <text:p/>
          </table:table-cell>
          <table:table-cell office:value-type="string">
            <text:p>1718204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72069</text:p>
          </table:table-cell>
          <table:table-cell office:value-type="string">
            <text:p>ee350246-c7b0-4ee6-a87c-3b489388db06</text:p>
          </table:table-cell>
          <table:table-cell office:value-type="string">
            <text:p>DVY</text:p>
          </table:table-cell>
          <table:table-cell office:value-type="string">
            <text:p>000016712010006718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41300182879</text:p>
          </table:table-cell>
          <table:table-cell office:value-type="string">
            <text:p>327780</text:p>
          </table:table-cell>
          <table:table-cell office:value-type="string">
            <text:p>07/10/14</text:p>
          </table:table-cell>
          <table:table-cell office:value-type="string">
            <text:p>10/10/14</text:p>
          </table:table-cell>
          <table:table-cell office:value-type="string">
            <text:p>CERTIFICADA</text:p>
          </table:table-cell>
          <table:table-cell office:value-type="string">
            <text:p>161,7837</text:p>
          </table:table-cell>
          <table:table-cell office:value-type="string">
            <text:p>FAZENDA<text:s text:c="2"/>BEIJU JUN├ç├âO DOS LOTES 18 e 18A DO LOTEAMENTO<text:s text:c="2"/>MANGUES</text:p>
          </table:table-cell>
          <table:table-cell office:value-type="string">
            <text:p>ANTONIO MACHADO FERNANDES</text:p>
          </table:table-cell>
          <table:table-cell office:value-type="string">
            <text:p>088826221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63-9</text:p>
          </table:table-cell>
          <table:table-cell office:value-type="string">
            <text:p>5638, 5639</text:p>
          </table:table-cell>
          <table:table-cell office:value-type="string">
            <text:p>30/12/99</text:p>
          </table:table-cell>
          <table:table-cell office:value-type="string">
            <text:p>08882622134</text:p>
          </table:table-cell>
          <table:table-cell office:value-type="string">
            <text:p>MCM AGROPECU├üRIA S/A</text:p>
          </table:table-cell>
          <table:table-cell office:value-type="string">
            <text:p/>
          </table:table-cell>
          <table:table-cell office:value-type="string">
            <text:p>1718204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73702</text:p>
          </table:table-cell>
          <table:table-cell office:value-type="string">
            <text:p>2300b2cb-9abd-482a-9d54-fee2a88c896e</text:p>
          </table:table-cell>
          <table:table-cell office:value-type="string">
            <text:p>CC8</text:p>
          </table:table-cell>
          <table:table-cell office:value-type="string">
            <text:p>187605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846093660</text:p>
          </table:table-cell>
          <table:table-cell office:value-type="string">
            <text:p>131886</text:p>
          </table:table-cell>
          <table:table-cell office:value-type="string">
            <text:p>01/04/14</text:p>
          </table:table-cell>
          <table:table-cell office:value-type="string">
            <text:p>01/04/14</text:p>
          </table:table-cell>
          <table:table-cell office:value-type="string">
            <text:p>REGISTRADA</text:p>
          </table:table-cell>
          <table:table-cell office:value-type="string">
            <text:p>346,1747</text:p>
          </table:table-cell>
          <table:table-cell office:value-type="string">
            <text:p>Fazenda Nossa Senhora dos Cora├º├Áes</text:p>
          </table:table-cell>
          <table:table-cell office:value-type="string">
            <text:p>Ard├¡lio Bortolassi</text:p>
          </table:table-cell>
          <table:table-cell office:value-type="string">
            <text:p>092901689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16117</text:p>
          </table:table-cell>
          <table:table-cell office:value-type="string">
            <text:p>29/12/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3701</text:p>
          </table:table-cell>
          <table:table-cell office:value-type="string">
            <text:p>2e1b6043-ff69-4d3b-856e-00f247d753d7</text:p>
          </table:table-cell>
          <table:table-cell office:value-type="string">
            <text:p>CC8</text:p>
          </table:table-cell>
          <table:table-cell office:value-type="string">
            <text:p>187605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846093660</text:p>
          </table:table-cell>
          <table:table-cell office:value-type="string">
            <text:p>131886</text:p>
          </table:table-cell>
          <table:table-cell office:value-type="string">
            <text:p>01/04/14</text:p>
          </table:table-cell>
          <table:table-cell office:value-type="string">
            <text:p>01/04/14</text:p>
          </table:table-cell>
          <table:table-cell office:value-type="string">
            <text:p>REGISTRADA</text:p>
          </table:table-cell>
          <table:table-cell office:value-type="string">
            <text:p>50,1422</text:p>
          </table:table-cell>
          <table:table-cell office:value-type="string">
            <text:p>Fazenda Nossa Senhora dos Cora├º├Áes</text:p>
          </table:table-cell>
          <table:table-cell office:value-type="string">
            <text:p>Ard├¡lio Bortolassi</text:p>
          </table:table-cell>
          <table:table-cell office:value-type="string">
            <text:p>092901689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16117</text:p>
          </table:table-cell>
          <table:table-cell office:value-type="string">
            <text:p>29/12/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85597</text:p>
          </table:table-cell>
          <table:table-cell office:value-type="string">
            <text:p>7e31a60e-683b-46c9-873a-f4153f829df2</text:p>
          </table:table-cell>
          <table:table-cell office:value-type="string">
            <text:p>ASD</text:p>
          </table:table-cell>
          <table:table-cell office:value-type="string">
            <text:p>192163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664</text:p>
          </table:table-cell>
          <table:table-cell office:value-type="string">
            <text:p>164549</text:p>
          </table:table-cell>
          <table:table-cell office:value-type="string">
            <text:p>16/05/14</text:p>
          </table:table-cell>
          <table:table-cell office:value-type="string">
            <text:p>16/05/14</text:p>
          </table:table-cell>
          <table:table-cell office:value-type="string">
            <text:p>CERTIFICADA</text:p>
          </table:table-cell>
          <table:table-cell office:value-type="string">
            <text:p>204,691</text:p>
          </table:table-cell>
          <table:table-cell office:value-type="string">
            <text:p>LOTE 07 DO SETOR 06</text:p>
          </table:table-cell>
          <table:table-cell office:value-type="string">
            <text:p>ARI WALDIR ZANCCHETIN</text:p>
          </table:table-cell>
          <table:table-cell office:value-type="string">
            <text:p>283825529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1248</text:p>
          </table:table-cell>
          <table:table-cell office:value-type="string">
            <text:p>30/12/99</text:p>
          </table:table-cell>
          <table:table-cell office:value-type="string">
            <text:p>28382552900</text:p>
          </table:table-cell>
          <table:table-cell office:value-type="string">
            <text:p>ARI WALDIR ZANCCHETIN</text:p>
          </table:table-cell>
          <table:table-cell office:value-type="string">
            <text:p/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85671</text:p>
          </table:table-cell>
          <table:table-cell office:value-type="string">
            <text:p>a683e11f-e785-4ea6-b820-ee397f8d4658</text:p>
          </table:table-cell>
          <table:table-cell office:value-type="string">
            <text:p>ASD</text:p>
          </table:table-cell>
          <table:table-cell office:value-type="string">
            <text:p>192165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24664</text:p>
          </table:table-cell>
          <table:table-cell office:value-type="string">
            <text:p>164764</text:p>
          </table:table-cell>
          <table:table-cell office:value-type="string">
            <text:p>16/05/14</text:p>
          </table:table-cell>
          <table:table-cell office:value-type="string">
            <text:p>16/05/14</text:p>
          </table:table-cell>
          <table:table-cell office:value-type="string">
            <text:p>CERTIFICADA</text:p>
          </table:table-cell>
          <table:table-cell office:value-type="string">
            <text:p>183,9544</text:p>
          </table:table-cell>
          <table:table-cell office:value-type="string">
            <text:p>LOTE 10 DO SETOR 06</text:p>
          </table:table-cell>
          <table:table-cell office:value-type="string">
            <text:p>ARI WALDIR ZANCCHETIN</text:p>
          </table:table-cell>
          <table:table-cell office:value-type="string">
            <text:p>283825529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4194</text:p>
          </table:table-cell>
          <table:table-cell office:value-type="string">
            <text:p>30/12/99</text:p>
          </table:table-cell>
          <table:table-cell office:value-type="string">
            <text:p>28382552900</text:p>
          </table:table-cell>
          <table:table-cell office:value-type="string">
            <text:p>ARI WALDIR ZANCCHETIN</text:p>
          </table:table-cell>
          <table:table-cell office:value-type="string">
            <text:p/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9735</text:p>
          </table:table-cell>
          <table:table-cell office:value-type="string">
            <text:p>1ea77aa6-873a-48ae-b034-255b262f29dc</text:p>
          </table:table-cell>
          <table:table-cell office:value-type="string">
            <text:p>FGO</text:p>
          </table:table-cell>
          <table:table-cell office:value-type="string">
            <text:p>000010412012017981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41300109608</text:p>
          </table:table-cell>
          <table:table-cell office:value-type="string">
            <text:p>122453</text:p>
          </table:table-cell>
          <table:table-cell office:value-type="string">
            <text:p>21/03/14</text:p>
          </table:table-cell>
          <table:table-cell office:value-type="string">
            <text:p>21/03/14</text:p>
          </table:table-cell>
          <table:table-cell office:value-type="string">
            <text:p>CERTIFICADA</text:p>
          </table:table-cell>
          <table:table-cell office:value-type="string">
            <text:p>285,7736</text:p>
          </table:table-cell>
          <table:table-cell office:value-type="string">
            <text:p>FAZENDA DOM AUGUSTO</text:p>
          </table:table-cell>
          <table:table-cell office:value-type="string">
            <text:p>ARMANDO REBESQUINI</text:p>
          </table:table-cell>
          <table:table-cell office:value-type="string">
            <text:p>006712230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63-9</text:p>
          </table:table-cell>
          <table:table-cell office:value-type="string">
            <text:p>7.182</text:p>
          </table:table-cell>
          <table:table-cell office:value-type="string">
            <text:p>30/12/99</text:p>
          </table:table-cell>
          <table:table-cell office:value-type="string">
            <text:p>00671223020</text:p>
          </table:table-cell>
          <table:table-cell office:value-type="string">
            <text:p>ARMANDO REBESQUINI</text:p>
          </table:table-cell>
          <table:table-cell office:value-type="string">
            <text:p/>
          </table:table-cell>
          <table:table-cell office:value-type="string">
            <text:p>1718204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251410</text:p>
          </table:table-cell>
          <table:table-cell office:value-type="string">
            <text:p>71e2bbe0-a604-4d81-9792-5d9b6ffa83e3</text:p>
          </table:table-cell>
          <table:table-cell office:value-type="string">
            <text:p>AQ5</text:p>
          </table:table-cell>
          <table:table-cell office:value-type="string">
            <text:p>7940981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1100265146</text:p>
          </table:table-cell>
          <table:table-cell office:value-type="string">
            <text:p>540524</text:p>
          </table:table-cell>
          <table:table-cell office:value-type="string">
            <text:p>14/05/15</text:p>
          </table:table-cell>
          <table:table-cell office:value-type="string">
            <text:p>14/05/15</text:p>
          </table:table-cell>
          <table:table-cell office:value-type="string">
            <text:p>CERTIFICADA</text:p>
          </table:table-cell>
          <table:table-cell office:value-type="string">
            <text:p>986,6421</text:p>
          </table:table-cell>
          <table:table-cell office:value-type="string">
            <text:p>Fazenda Bel├®m Novo</text:p>
          </table:table-cell>
          <table:table-cell office:value-type="string">
            <text:p>Armin Jos├® Schvarcz</text:p>
          </table:table-cell>
          <table:table-cell office:value-type="string">
            <text:p>044853000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725-3</text:p>
          </table:table-cell>
          <table:table-cell office:value-type="string">
            <text:p>24720</text:p>
          </table:table-cell>
          <table:table-cell office:value-type="string">
            <text:p>30/12/99</text:p>
          </table:table-cell>
          <table:table-cell office:value-type="string">
            <text:p>04485300072</text:p>
          </table:table-cell>
          <table:table-cell office:value-type="string">
            <text:p>Armin Jos├® Schvarcz</text:p>
          </table:table-cell>
          <table:table-cell office:value-type="string">
            <text:p/>
          </table:table-cell>
          <table:table-cell office:value-type="string">
            <text:p>4318309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51502</text:p>
          </table:table-cell>
          <table:table-cell office:value-type="string">
            <text:p>131a3247-5d6e-47db-b0bc-718d491ef360</text:p>
          </table:table-cell>
          <table:table-cell office:value-type="string">
            <text:p>AQ5</text:p>
          </table:table-cell>
          <table:table-cell office:value-type="string">
            <text:p>7940981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1100265146</text:p>
          </table:table-cell>
          <table:table-cell office:value-type="string">
            <text:p>540713</text:p>
          </table:table-cell>
          <table:table-cell office:value-type="string">
            <text:p>14/05/15</text:p>
          </table:table-cell>
          <table:table-cell office:value-type="string">
            <text:p>14/05/15</text:p>
          </table:table-cell>
          <table:table-cell office:value-type="string">
            <text:p>CERTIFICADA</text:p>
          </table:table-cell>
          <table:table-cell office:value-type="string">
            <text:p>126,9043</text:p>
          </table:table-cell>
          <table:table-cell office:value-type="string">
            <text:p>Fazenda Bel├®m Novo ÔÇô gleba B</text:p>
          </table:table-cell>
          <table:table-cell office:value-type="string">
            <text:p>Armin Jos├® Schvarcz</text:p>
          </table:table-cell>
          <table:table-cell office:value-type="string">
            <text:p>044853000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725-3</text:p>
          </table:table-cell>
          <table:table-cell office:value-type="string">
            <text:p>24720</text:p>
          </table:table-cell>
          <table:table-cell office:value-type="string">
            <text:p>30/12/99</text:p>
          </table:table-cell>
          <table:table-cell office:value-type="string">
            <text:p>04485300072</text:p>
          </table:table-cell>
          <table:table-cell office:value-type="string">
            <text:p>Armin Jos├® Schvarcz</text:p>
          </table:table-cell>
          <table:table-cell office:value-type="string">
            <text:p/>
          </table:table-cell>
          <table:table-cell office:value-type="string">
            <text:p>4318309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31663</text:p>
          </table:table-cell>
          <table:table-cell office:value-type="string">
            <text:p>67ad4a9e-4f36-4ebd-9ce1-aa1940e3a958</text:p>
          </table:table-cell>
          <table:table-cell office:value-type="string">
            <text:p>FRJ</text:p>
          </table:table-cell>
          <table:table-cell office:value-type="string">
            <text:p>92221220140925057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572670580</text:p>
          </table:table-cell>
          <table:table-cell office:value-type="string">
            <text:p>235430</text:p>
          </table:table-cell>
          <table:table-cell office:value-type="string">
            <text:p>17/07/14</text:p>
          </table:table-cell>
          <table:table-cell office:value-type="string">
            <text:p>18/07/14</text:p>
          </table:table-cell>
          <table:table-cell office:value-type="string">
            <text:p>CERTIFICADA</text:p>
          </table:table-cell>
          <table:table-cell office:value-type="string">
            <text:p>143,6635</text:p>
          </table:table-cell>
          <table:table-cell office:value-type="string">
            <text:p>Fazenda Santa Rita</text:p>
          </table:table-cell>
          <table:table-cell office:value-type="string">
            <text:p>Associa├º├úo Itaquerense de Ensino</text:p>
          </table:table-cell>
          <table:table-cell office:value-type="string">
            <text:p/>
          </table:table-cell>
          <table:table-cell office:value-type="string">
            <text:p>63054266000480</text:p>
          </table:table-cell>
          <table:table-cell office:value-type="string">
            <text:p>Particular</text:p>
          </table:table-cell>
          <table:table-cell office:value-type="string">
            <text:p>12.367-9</text:p>
          </table:table-cell>
          <table:table-cell office:value-type="string">
            <text:p>2864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ssocia├º├úo Itaquerense de Ensino</text:p>
          </table:table-cell>
          <table:table-cell office:value-type="string">
            <text:p>63054266000480</text:p>
          </table:table-cell>
          <table:table-cell office:value-type="string">
            <text:p>35155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85142</text:p>
          </table:table-cell>
          <table:table-cell office:value-type="string">
            <text:p>59ce8032-d5f1-4725-8a0b-2ac885cff640</text:p>
          </table:table-cell>
          <table:table-cell office:value-type="string">
            <text:p>AFI</text:p>
          </table:table-cell>
          <table:table-cell office:value-type="string">
            <text:p>92221220151125940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60230076093</text:p>
          </table:table-cell>
          <table:table-cell office:value-type="string">
            <text:p>663961</text:p>
          </table:table-cell>
          <table:table-cell office:value-type="string">
            <text:p>19/08/15</text:p>
          </table:table-cell>
          <table:table-cell office:value-type="string">
            <text:p>19/08/15</text:p>
          </table:table-cell>
          <table:table-cell office:value-type="string">
            <text:p>CERTIFICADA</text:p>
          </table:table-cell>
          <table:table-cell office:value-type="string">
            <text:p>190,4887</text:p>
          </table:table-cell>
          <table:table-cell office:value-type="string">
            <text:p>Campus Universit├írio III ÔÇô UNOESTE</text:p>
          </table:table-cell>
          <table:table-cell office:value-type="string">
            <text:p>Associa├º├úo Prudentina de Educa├º├úo e Cultura</text:p>
          </table:table-cell>
          <table:table-cell office:value-type="string">
            <text:p/>
          </table:table-cell>
          <table:table-cell office:value-type="string">
            <text:p>44860740000173</text:p>
          </table:table-cell>
          <table:table-cell office:value-type="string">
            <text:p>Particular</text:p>
          </table:table-cell>
          <table:table-cell office:value-type="string">
            <text:p>11.261-5</text:p>
          </table:table-cell>
          <table:table-cell office:value-type="string">
            <text:p>4563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ssocia├º├úo Prudentina de Educa├º├úo e Cultura</text:p>
          </table:table-cell>
          <table:table-cell office:value-type="string">
            <text:p>44860740000173</text:p>
          </table:table-cell>
          <table:table-cell office:value-type="string">
            <text:p>3501301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17766</text:p>
          </table:table-cell>
          <table:table-cell office:value-type="string">
            <text:p>d163c82b-d7f1-4c1e-aafa-85c92d4c0606</text:p>
          </table:table-cell>
          <table:table-cell office:value-type="string">
            <text:p>VEGM</text:p>
          </table:table-cell>
          <table:table-cell office:value-type="string">
            <text:p>1420150000000229393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60700163140</text:p>
          </table:table-cell>
          <table:table-cell office:value-type="string">
            <text:p>450689</text:p>
          </table:table-cell>
          <table:table-cell office:value-type="string">
            <text:p>10/02/15</text:p>
          </table:table-cell>
          <table:table-cell office:value-type="string">
            <text:p>10/02/15</text:p>
          </table:table-cell>
          <table:table-cell office:value-type="string">
            <text:p>CERTIFICADA</text:p>
          </table:table-cell>
          <table:table-cell office:value-type="string">
            <text:p>1053,4172</text:p>
          </table:table-cell>
          <table:table-cell office:value-type="string">
            <text:p>Fazenda Jo├úo de Campos</text:p>
          </table:table-cell>
          <table:table-cell office:value-type="string">
            <text:p>AUFER AGROPECU├üRIA E OUTROS</text:p>
          </table:table-cell>
          <table:table-cell office:value-type="string">
            <text:p/>
          </table:table-cell>
          <table:table-cell office:value-type="string">
            <text:p>55935472000128</text:p>
          </table:table-cell>
          <table:table-cell office:value-type="string">
            <text:p>Particular</text:p>
          </table:table-cell>
          <table:table-cell office:value-type="string">
            <text:p>05.696-0</text:p>
          </table:table-cell>
          <table:table-cell office:value-type="string">
            <text:p>61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AUFER AGROPECU├üRIA E OUTROS</text:p>
          </table:table-cell>
          <table:table-cell office:value-type="string">
            <text:p>55935472000128</text:p>
          </table:table-cell>
          <table:table-cell office:value-type="string">
            <text:p>31555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87156</text:p>
          </table:table-cell>
          <table:table-cell office:value-type="string">
            <text:p>88f13f79-1116-45c1-9bad-33138f110385</text:p>
          </table:table-cell>
          <table:table-cell office:value-type="string">
            <text:p>GM9</text:p>
          </table:table-cell>
          <table:table-cell office:value-type="string">
            <text:p>BA2014.178747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190580011807</text:p>
          </table:table-cell>
          <table:table-cell office:value-type="string">
            <text:p>370388</text:p>
          </table:table-cell>
          <table:table-cell office:value-type="string">
            <text:p>14/11/14</text:p>
          </table:table-cell>
          <table:table-cell office:value-type="string">
            <text:p>14/11/14</text:p>
          </table:table-cell>
          <table:table-cell office:value-type="string">
            <text:p>CERTIFICADA</text:p>
          </table:table-cell>
          <table:table-cell office:value-type="string">
            <text:p>165,1834</text:p>
          </table:table-cell>
          <table:table-cell office:value-type="string">
            <text:p>Fazenda Bom Jardim</text:p>
          </table:table-cell>
          <table:table-cell office:value-type="string">
            <text:p>Bahia Specialty Cellulose S.A.</text:p>
          </table:table-cell>
          <table:table-cell office:value-type="string">
            <text:p/>
          </table:table-cell>
          <table:table-cell office:value-type="string">
            <text:p>69037133000139</text:p>
          </table:table-cell>
          <table:table-cell office:value-type="string">
            <text:p>Particular</text:p>
          </table:table-cell>
          <table:table-cell office:value-type="string">
            <text:p>00.741-9</text:p>
          </table:table-cell>
          <table:table-cell office:value-type="string">
            <text:p>1213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ahia Specialty Cellulose S.A.</text:p>
          </table:table-cell>
          <table:table-cell office:value-type="string">
            <text:p>69037133000139</text:p>
          </table:table-cell>
          <table:table-cell office:value-type="string">
            <text:p>29210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88351</text:p>
          </table:table-cell>
          <table:table-cell office:value-type="string">
            <text:p>b4ae40e5-9bb8-4a40-82de-6300b68dbd6a</text:p>
          </table:table-cell>
          <table:table-cell office:value-type="string">
            <text:p>GTAB</text:p>
          </table:table-cell>
          <table:table-cell office:value-type="string">
            <text:p>1420150131247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51660029923</text:p>
          </table:table-cell>
          <table:table-cell office:value-type="string">
            <text:p>674815</text:p>
          </table:table-cell>
          <table:table-cell office:value-type="string">
            <text:p>28/08/15</text:p>
          </table:table-cell>
          <table:table-cell office:value-type="string">
            <text:p>28/08/15</text:p>
          </table:table-cell>
          <table:table-cell office:value-type="string">
            <text:p>CERTIFICADA</text:p>
          </table:table-cell>
          <table:table-cell office:value-type="string">
            <text:p>285,9599</text:p>
          </table:table-cell>
          <table:table-cell office:value-type="string">
            <text:p>FAZENDA SAGARANA</text:p>
          </table:table-cell>
          <table:table-cell office:value-type="string">
            <text:p>BANCO BRADESCO S/A</text:p>
          </table:table-cell>
          <table:table-cell office:value-type="string">
            <text:p/>
          </table:table-cell>
          <table:table-cell office:value-type="string">
            <text:p>60746948000112</text:p>
          </table:table-cell>
          <table:table-cell office:value-type="string">
            <text:p>Particular</text:p>
          </table:table-cell>
          <table:table-cell office:value-type="string">
            <text:p>02.533-8</text:p>
          </table:table-cell>
          <table:table-cell office:value-type="string">
            <text:p>6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ANCO BRADESCO S/A</text:p>
          </table:table-cell>
          <table:table-cell office:value-type="string">
            <text:p>60746948000112</text:p>
          </table:table-cell>
          <table:table-cell office:value-type="string">
            <text:p>5221304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97631</text:p>
          </table:table-cell>
          <table:table-cell office:value-type="string">
            <text:p>77197af3-ea2c-45ba-b097-5df26acd39ee</text:p>
          </table:table-cell>
          <table:table-cell office:value-type="string">
            <text:p>GTK</text:p>
          </table:table-cell>
          <table:table-cell office:value-type="string">
            <text:p>1020140193694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90180056816</text:p>
          </table:table-cell>
          <table:table-cell office:value-type="string">
            <text:p>395270</text:p>
          </table:table-cell>
          <table:table-cell office:value-type="string">
            <text:p>04/12/14</text:p>
          </table:table-cell>
          <table:table-cell office:value-type="string">
            <text:p>04/12/14</text:p>
          </table:table-cell>
          <table:table-cell office:value-type="string">
            <text:p>CERTIFICADA</text:p>
          </table:table-cell>
          <table:table-cell office:value-type="string">
            <text:p>2871,7826</text:p>
          </table:table-cell>
          <table:table-cell office:value-type="string">
            <text:p>FAZENDA PLANURA</text:p>
          </table:table-cell>
          <table:table-cell office:value-type="string">
            <text:p>BANCO PINE S.A</text:p>
          </table:table-cell>
          <table:table-cell office:value-type="string">
            <text:p/>
          </table:table-cell>
          <table:table-cell office:value-type="string">
            <text:p>62144175000120</text:p>
          </table:table-cell>
          <table:table-cell office:value-type="string">
            <text:p>Particular</text:p>
          </table:table-cell>
          <table:table-cell office:value-type="string">
            <text:p>02.882-9</text:p>
          </table:table-cell>
          <table:table-cell office:value-type="string">
            <text:p>4128, 4141, 5274, 5275, 5276, 5277, 5278, 5279, 5280, 5281, 528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ANCO PINE S.A</text:p>
          </table:table-cell>
          <table:table-cell office:value-type="string">
            <text:p>62144175000120</text:p>
          </table:table-cell>
          <table:table-cell office:value-type="string">
            <text:p>5202502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30149</text:p>
          </table:table-cell>
          <table:table-cell office:value-type="string">
            <text:p>8d6ac57b-bcee-4abe-b873-fc3e168c5a1b</text:p>
          </table:table-cell>
          <table:table-cell office:value-type="string">
            <text:p>AC9</text:p>
          </table:table-cell>
          <table:table-cell office:value-type="string">
            <text:p>000000033366-00057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20400378004</text:p>
          </table:table-cell>
          <table:table-cell office:value-type="string">
            <text:p>233671</text:p>
          </table:table-cell>
          <table:table-cell office:value-type="string">
            <text:p>16/07/14</text:p>
          </table:table-cell>
          <table:table-cell office:value-type="string">
            <text:p>16/07/14</text:p>
          </table:table-cell>
          <table:table-cell office:value-type="string">
            <text:p>CERTIFICADA</text:p>
          </table:table-cell>
          <table:table-cell office:value-type="string">
            <text:p>21697,1899</text:p>
          </table:table-cell>
          <table:table-cell office:value-type="string">
            <text:p>FAZENDA BANDEIRANTES</text:p>
          </table:table-cell>
          <table:table-cell office:value-type="string">
            <text:p>BANDEIRANTES REFLORESTADORA LTDA</text:p>
          </table:table-cell>
          <table:table-cell office:value-type="string">
            <text:p/>
          </table:table-cell>
          <table:table-cell office:value-type="string">
            <text:p>11406022000172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77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ANDEIRANTES REFLORESTADORA LTDA</text:p>
          </table:table-cell>
          <table:table-cell office:value-type="string">
            <text:p>11406022000172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7252</text:p>
          </table:table-cell>
          <table:table-cell office:value-type="string">
            <text:p>100adade-1f71-48a7-a331-2a5c0740373c</text:p>
          </table:table-cell>
          <table:table-cell office:value-type="string">
            <text:p>AU0</text:p>
          </table:table-cell>
          <table:table-cell office:value-type="string">
            <text:p>222991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750978299</text:p>
          </table:table-cell>
          <table:table-cell office:value-type="string">
            <text:p>563283</text:p>
          </table:table-cell>
          <table:table-cell office:value-type="string">
            <text:p>03/06/15</text:p>
          </table:table-cell>
          <table:table-cell office:value-type="string">
            <text:p>03/06/15</text:p>
          </table:table-cell>
          <table:table-cell office:value-type="string">
            <text:p>CERTIFICADA</text:p>
          </table:table-cell>
          <table:table-cell office:value-type="string">
            <text:p>4453,0115</text:p>
          </table:table-cell>
          <table:table-cell office:value-type="string">
            <text:p>FAZENDA MONTE VERDE</text:p>
          </table:table-cell>
          <table:table-cell office:value-type="string">
            <text:p>BELA VISTA AGRONEGOCIOS LTDA</text:p>
          </table:table-cell>
          <table:table-cell office:value-type="string">
            <text:p/>
          </table:table-cell>
          <table:table-cell office:value-type="string">
            <text:p>14743155000122</text:p>
          </table:table-cell>
          <table:table-cell office:value-type="string">
            <text:p>Particular</text:p>
          </table:table-cell>
          <table:table-cell office:value-type="string">
            <text:p>06.352-9</text:p>
          </table:table-cell>
          <table:table-cell office:value-type="string">
            <text:p>209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ELA VISTA AGRONEGOCIOS LTDA</text:p>
          </table:table-cell>
          <table:table-cell office:value-type="string">
            <text:p>14743155000122</text:p>
          </table:table-cell>
          <table:table-cell office:value-type="string">
            <text:p>5108956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4162</text:p>
          </table:table-cell>
          <table:table-cell office:value-type="string">
            <text:p>65311c51-1d6d-4323-b18d-51b913758dab</text:p>
          </table:table-cell>
          <table:table-cell office:value-type="string">
            <text:p>CGD</text:p>
          </table:table-cell>
          <table:table-cell office:value-type="string">
            <text:p>2013253863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30280216870</text:p>
          </table:table-cell>
          <table:table-cell office:value-type="string">
            <text:p>106330</text:p>
          </table:table-cell>
          <table:table-cell office:value-type="string">
            <text:p>25/02/14</text:p>
          </table:table-cell>
          <table:table-cell office:value-type="string">
            <text:p>25/02/14</text:p>
          </table:table-cell>
          <table:table-cell office:value-type="string">
            <text:p>CERTIFICADA</text:p>
          </table:table-cell>
          <table:table-cell office:value-type="string">
            <text:p>121,0288</text:p>
          </table:table-cell>
          <table:table-cell office:value-type="string">
            <text:p>Fazenda Morro Grande</text:p>
          </table:table-cell>
          <table:table-cell office:value-type="string">
            <text:p>BERNECK S.A PAIN├ëIS E SERRADOS</text:p>
          </table:table-cell>
          <table:table-cell office:value-type="string">
            <text:p/>
          </table:table-cell>
          <table:table-cell office:value-type="string">
            <text:p>81905176000194</text:p>
          </table:table-cell>
          <table:table-cell office:value-type="string">
            <text:p>Particular</text:p>
          </table:table-cell>
          <table:table-cell office:value-type="string">
            <text:p>08.467-3</text:p>
          </table:table-cell>
          <table:table-cell office:value-type="string">
            <text:p>345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ERNECK S.A PAIN├ëIS E SERRADOS</text:p>
          </table:table-cell>
          <table:table-cell office:value-type="string">
            <text:p>81905176000194</text:p>
          </table:table-cell>
          <table:table-cell office:value-type="string">
            <text:p>41052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63499</text:p>
          </table:table-cell>
          <table:table-cell office:value-type="string">
            <text:p>30bdebc1-94a6-4735-9913-904901cbcac2</text:p>
          </table:table-cell>
          <table:table-cell office:value-type="string">
            <text:p>CGD</text:p>
          </table:table-cell>
          <table:table-cell office:value-type="string">
            <text:p>2013253863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30280216870</text:p>
          </table:table-cell>
          <table:table-cell office:value-type="string">
            <text:p>104798</text:p>
          </table:table-cell>
          <table:table-cell office:value-type="string">
            <text:p>24/02/14</text:p>
          </table:table-cell>
          <table:table-cell office:value-type="string">
            <text:p>24/02/14</text:p>
          </table:table-cell>
          <table:table-cell office:value-type="string">
            <text:p>CERTIFICADA</text:p>
          </table:table-cell>
          <table:table-cell office:value-type="string">
            <text:p>77,2684</text:p>
          </table:table-cell>
          <table:table-cell office:value-type="string">
            <text:p>Fazenda Morro Grande</text:p>
          </table:table-cell>
          <table:table-cell office:value-type="string">
            <text:p>BERNECK S.A PAIN├ëIS E SERRADOS</text:p>
          </table:table-cell>
          <table:table-cell office:value-type="string">
            <text:p/>
          </table:table-cell>
          <table:table-cell office:value-type="string">
            <text:p>81905176000194</text:p>
          </table:table-cell>
          <table:table-cell office:value-type="string">
            <text:p>Particular</text:p>
          </table:table-cell>
          <table:table-cell office:value-type="string">
            <text:p>08.467-3</text:p>
          </table:table-cell>
          <table:table-cell office:value-type="string">
            <text:p>R-14 da matr├¡cula 9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ERNECK S.A PAIN├ëIS E SERRADOS</text:p>
          </table:table-cell>
          <table:table-cell office:value-type="string">
            <text:p>81905176000194</text:p>
          </table:table-cell>
          <table:table-cell office:value-type="string">
            <text:p>41052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77286</text:p>
          </table:table-cell>
          <table:table-cell office:value-type="string">
            <text:p>4623c649-3631-4df6-acb0-9581205048bc</text:p>
          </table:table-cell>
          <table:table-cell office:value-type="string">
            <text:p>CGD</text:p>
          </table:table-cell>
          <table:table-cell office:value-type="string">
            <text:p>2013253863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30280216870</text:p>
          </table:table-cell>
          <table:table-cell office:value-type="string">
            <text:p>141504</text:p>
          </table:table-cell>
          <table:table-cell office:value-type="string">
            <text:p>15/04/14</text:p>
          </table:table-cell>
          <table:table-cell office:value-type="string">
            <text:p>15/04/14</text:p>
          </table:table-cell>
          <table:table-cell office:value-type="string">
            <text:p>CERTIFICADA</text:p>
          </table:table-cell>
          <table:table-cell office:value-type="string">
            <text:p>1764,6078</text:p>
          </table:table-cell>
          <table:table-cell office:value-type="string">
            <text:p>Fazenda Morro Grande</text:p>
          </table:table-cell>
          <table:table-cell office:value-type="string">
            <text:p>BERNECK S.A PAIN├ëIS E SERRADOS</text:p>
          </table:table-cell>
          <table:table-cell office:value-type="string">
            <text:p/>
          </table:table-cell>
          <table:table-cell office:value-type="string">
            <text:p>81905176000194</text:p>
          </table:table-cell>
          <table:table-cell office:value-type="string">
            <text:p>Particular</text:p>
          </table:table-cell>
          <table:table-cell office:value-type="string">
            <text:p>08.467-3</text:p>
          </table:table-cell>
          <table:table-cell office:value-type="string">
            <text:p>355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ERNECK S.A PAIN├ëIS E SERRADOS</text:p>
          </table:table-cell>
          <table:table-cell office:value-type="string">
            <text:p>81905176000194</text:p>
          </table:table-cell>
          <table:table-cell office:value-type="string">
            <text:p>41052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63504</text:p>
          </table:table-cell>
          <table:table-cell office:value-type="string">
            <text:p>2eb30b3e-9f58-4404-9625-203d51a7970b</text:p>
          </table:table-cell>
          <table:table-cell office:value-type="string">
            <text:p>CGD</text:p>
          </table:table-cell>
          <table:table-cell office:value-type="string">
            <text:p>2013253863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30280216870</text:p>
          </table:table-cell>
          <table:table-cell office:value-type="string">
            <text:p>104807</text:p>
          </table:table-cell>
          <table:table-cell office:value-type="string">
            <text:p>24/02/14</text:p>
          </table:table-cell>
          <table:table-cell office:value-type="string">
            <text:p>24/02/14</text:p>
          </table:table-cell>
          <table:table-cell office:value-type="string">
            <text:p>CERTIFICADA</text:p>
          </table:table-cell>
          <table:table-cell office:value-type="string">
            <text:p>88,9225</text:p>
          </table:table-cell>
          <table:table-cell office:value-type="string">
            <text:p>Fazenda Morro Grande</text:p>
          </table:table-cell>
          <table:table-cell office:value-type="string">
            <text:p>BERNECK S.A PAIN├ëIS E SERRADOS</text:p>
          </table:table-cell>
          <table:table-cell office:value-type="string">
            <text:p/>
          </table:table-cell>
          <table:table-cell office:value-type="string">
            <text:p>81905176000194</text:p>
          </table:table-cell>
          <table:table-cell office:value-type="string">
            <text:p>Particular</text:p>
          </table:table-cell>
          <table:table-cell office:value-type="string">
            <text:p>08.467-3</text:p>
          </table:table-cell>
          <table:table-cell office:value-type="string">
            <text:p>140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ERNECK S.A PAIN├ëIS E SERRADOS</text:p>
          </table:table-cell>
          <table:table-cell office:value-type="string">
            <text:p>81905176000194</text:p>
          </table:table-cell>
          <table:table-cell office:value-type="string">
            <text:p>41052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63544</text:p>
          </table:table-cell>
          <table:table-cell office:value-type="string">
            <text:p>3a085e24-f7f7-4b7f-bf5e-c2483dc6c6fe</text:p>
          </table:table-cell>
          <table:table-cell office:value-type="string">
            <text:p>CGD</text:p>
          </table:table-cell>
          <table:table-cell office:value-type="string">
            <text:p>2013253863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30280216870</text:p>
          </table:table-cell>
          <table:table-cell office:value-type="string">
            <text:p>104866</text:p>
          </table:table-cell>
          <table:table-cell office:value-type="string">
            <text:p>24/02/14</text:p>
          </table:table-cell>
          <table:table-cell office:value-type="string">
            <text:p>24/02/14</text:p>
          </table:table-cell>
          <table:table-cell office:value-type="string">
            <text:p>CERTIFICADA</text:p>
          </table:table-cell>
          <table:table-cell office:value-type="string">
            <text:p>1112,2461</text:p>
          </table:table-cell>
          <table:table-cell office:value-type="string">
            <text:p>Fazenda Morro Grande</text:p>
          </table:table-cell>
          <table:table-cell office:value-type="string">
            <text:p>BERNECK S.A PAIN├ëIS E SERRADOS</text:p>
          </table:table-cell>
          <table:table-cell office:value-type="string">
            <text:p/>
          </table:table-cell>
          <table:table-cell office:value-type="string">
            <text:p>81905176000194</text:p>
          </table:table-cell>
          <table:table-cell office:value-type="string">
            <text:p>Particular</text:p>
          </table:table-cell>
          <table:table-cell office:value-type="string">
            <text:p>08.467-3</text:p>
          </table:table-cell>
          <table:table-cell office:value-type="string">
            <text:p>335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ERNECK S.A PAIN├ëIS E SERRADOS</text:p>
          </table:table-cell>
          <table:table-cell office:value-type="string">
            <text:p>81905176000194</text:p>
          </table:table-cell>
          <table:table-cell office:value-type="string">
            <text:p>41052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98352</text:p>
          </table:table-cell>
          <table:table-cell office:value-type="string">
            <text:p>9f428377-adb2-481a-9da6-fa9924514225</text:p>
          </table:table-cell>
          <table:table-cell office:value-type="string">
            <text:p>CGD</text:p>
          </table:table-cell>
          <table:table-cell office:value-type="string">
            <text:p>20103100441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50392787693</text:p>
          </table:table-cell>
          <table:table-cell office:value-type="string">
            <text:p>397157</text:p>
          </table:table-cell>
          <table:table-cell office:value-type="string">
            <text:p>05/12/14</text:p>
          </table:table-cell>
          <table:table-cell office:value-type="string">
            <text:p>05/12/14</text:p>
          </table:table-cell>
          <table:table-cell office:value-type="string">
            <text:p>CERTIFICADA</text:p>
          </table:table-cell>
          <table:table-cell office:value-type="string">
            <text:p>342,1016</text:p>
          </table:table-cell>
          <table:table-cell office:value-type="string">
            <text:p>Fazenda Santa Tereza</text:p>
          </table:table-cell>
          <table:table-cell office:value-type="string">
            <text:p>BERNECK S.A PAIN├ëIS E SERRADOS</text:p>
          </table:table-cell>
          <table:table-cell office:value-type="string">
            <text:p/>
          </table:table-cell>
          <table:table-cell office:value-type="string">
            <text:p>81905176000194</text:p>
          </table:table-cell>
          <table:table-cell office:value-type="string">
            <text:p>Particular</text:p>
          </table:table-cell>
          <table:table-cell office:value-type="string">
            <text:p>08.533-2</text:p>
          </table:table-cell>
          <table:table-cell office:value-type="string">
            <text:p>160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ERNECK S.A PAIN├ëIS E SERRADOS</text:p>
          </table:table-cell>
          <table:table-cell office:value-type="string">
            <text:p>81905176000194</text:p>
          </table:table-cell>
          <table:table-cell office:value-type="string">
            <text:p>41177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98355</text:p>
          </table:table-cell>
          <table:table-cell office:value-type="string">
            <text:p>96753be7-6445-4e8c-8329-3edd9f25e53a</text:p>
          </table:table-cell>
          <table:table-cell office:value-type="string">
            <text:p>CGD</text:p>
          </table:table-cell>
          <table:table-cell office:value-type="string">
            <text:p>20103100441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50392787693</text:p>
          </table:table-cell>
          <table:table-cell office:value-type="string">
            <text:p>397153</text:p>
          </table:table-cell>
          <table:table-cell office:value-type="string">
            <text:p>05/12/14</text:p>
          </table:table-cell>
          <table:table-cell office:value-type="string">
            <text:p>05/12/14</text:p>
          </table:table-cell>
          <table:table-cell office:value-type="string">
            <text:p>CERTIFICADA</text:p>
          </table:table-cell>
          <table:table-cell office:value-type="string">
            <text:p>2076,277</text:p>
          </table:table-cell>
          <table:table-cell office:value-type="string">
            <text:p>Fazenda Santa Tereza</text:p>
          </table:table-cell>
          <table:table-cell office:value-type="string">
            <text:p>BERNECK S.A PAIN├ëIS E SERRADOS</text:p>
          </table:table-cell>
          <table:table-cell office:value-type="string">
            <text:p/>
          </table:table-cell>
          <table:table-cell office:value-type="string">
            <text:p>81905176000194</text:p>
          </table:table-cell>
          <table:table-cell office:value-type="string">
            <text:p>Particular</text:p>
          </table:table-cell>
          <table:table-cell office:value-type="string">
            <text:p>08.533-2</text:p>
          </table:table-cell>
          <table:table-cell office:value-type="string">
            <text:p>160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ERNECK S.A PAIN├ëIS E SERRADOS</text:p>
          </table:table-cell>
          <table:table-cell office:value-type="string">
            <text:p>81905176000194</text:p>
          </table:table-cell>
          <table:table-cell office:value-type="string">
            <text:p>41177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98354</text:p>
          </table:table-cell>
          <table:table-cell office:value-type="string">
            <text:p>8cab174b-22ec-4f79-9ac3-9ba6b1e8fa5f</text:p>
          </table:table-cell>
          <table:table-cell office:value-type="string">
            <text:p>CGD</text:p>
          </table:table-cell>
          <table:table-cell office:value-type="string">
            <text:p>20103100441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50392787693</text:p>
          </table:table-cell>
          <table:table-cell office:value-type="string">
            <text:p>397153</text:p>
          </table:table-cell>
          <table:table-cell office:value-type="string">
            <text:p>05/12/14</text:p>
          </table:table-cell>
          <table:table-cell office:value-type="string">
            <text:p>05/12/14</text:p>
          </table:table-cell>
          <table:table-cell office:value-type="string">
            <text:p>CERTIFICADA</text:p>
          </table:table-cell>
          <table:table-cell office:value-type="string">
            <text:p>758,6959</text:p>
          </table:table-cell>
          <table:table-cell office:value-type="string">
            <text:p>Fazenda Santa Tereza</text:p>
          </table:table-cell>
          <table:table-cell office:value-type="string">
            <text:p>BERNECK S.A PAIN├ëIS E SERRADOS</text:p>
          </table:table-cell>
          <table:table-cell office:value-type="string">
            <text:p/>
          </table:table-cell>
          <table:table-cell office:value-type="string">
            <text:p>81905176000194</text:p>
          </table:table-cell>
          <table:table-cell office:value-type="string">
            <text:p>Particular</text:p>
          </table:table-cell>
          <table:table-cell office:value-type="string">
            <text:p>08.533-2</text:p>
          </table:table-cell>
          <table:table-cell office:value-type="string">
            <text:p>160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ERNECK S.A PAIN├ëIS E SERRADOS</text:p>
          </table:table-cell>
          <table:table-cell office:value-type="string">
            <text:p>81905176000194</text:p>
          </table:table-cell>
          <table:table-cell office:value-type="string">
            <text:p>4119905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78228</text:p>
          </table:table-cell>
          <table:table-cell office:value-type="string">
            <text:p>27ed5392-2939-43cd-ab20-43c5f4589f90</text:p>
          </table:table-cell>
          <table:table-cell office:value-type="string">
            <text:p>A53</text:p>
          </table:table-cell>
          <table:table-cell office:value-type="string">
            <text:p>8319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2283115</text:p>
          </table:table-cell>
          <table:table-cell office:value-type="string">
            <text:p>143762</text:p>
          </table:table-cell>
          <table:table-cell office:value-type="string">
            <text:p>17/04/14</text:p>
          </table:table-cell>
          <table:table-cell office:value-type="string">
            <text:p>17/04/14</text:p>
          </table:table-cell>
          <table:table-cell office:value-type="string">
            <text:p>CERTIFICADA</text:p>
          </table:table-cell>
          <table:table-cell office:value-type="string">
            <text:p>838,2451</text:p>
          </table:table-cell>
          <table:table-cell office:value-type="string">
            <text:p>Fazenda Uni├úo - Area III</text:p>
          </table:table-cell>
          <table:table-cell office:value-type="string">
            <text:p>Boa Uni├úo Empreendimentos e Participa├º├úo LTDA</text:p>
          </table:table-cell>
          <table:table-cell office:value-type="string">
            <text:p/>
          </table:table-cell>
          <table:table-cell office:value-type="string">
            <text:p>19382164000159</text:p>
          </table:table-cell>
          <table:table-cell office:value-type="string">
            <text:p>Particular</text:p>
          </table:table-cell>
          <table:table-cell office:value-type="string">
            <text:p>06.336-2</text:p>
          </table:table-cell>
          <table:table-cell office:value-type="string">
            <text:p>22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oa Uni├úo Empreendimentos e Participa├º├úo LTDA</text:p>
          </table:table-cell>
          <table:table-cell office:value-type="string">
            <text:p>19382164000159</text:p>
          </table:table-cell>
          <table:table-cell office:value-type="string">
            <text:p>510860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8229</text:p>
          </table:table-cell>
          <table:table-cell office:value-type="string">
            <text:p>065619ed-3eb6-4c49-b84e-665845d05175</text:p>
          </table:table-cell>
          <table:table-cell office:value-type="string">
            <text:p>A53</text:p>
          </table:table-cell>
          <table:table-cell office:value-type="string">
            <text:p>18995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2283115</text:p>
          </table:table-cell>
          <table:table-cell office:value-type="string">
            <text:p>143766</text:p>
          </table:table-cell>
          <table:table-cell office:value-type="string">
            <text:p>17/04/14</text:p>
          </table:table-cell>
          <table:table-cell office:value-type="string">
            <text:p>17/04/14</text:p>
          </table:table-cell>
          <table:table-cell office:value-type="string">
            <text:p>CERTIFICADA</text:p>
          </table:table-cell>
          <table:table-cell office:value-type="string">
            <text:p>878,7202</text:p>
          </table:table-cell>
          <table:table-cell office:value-type="string">
            <text:p>Fazenda Uni├úo - Area IV</text:p>
          </table:table-cell>
          <table:table-cell office:value-type="string">
            <text:p>Boa Uni├úo Empreendimentos e Participa├º├úo LTDA</text:p>
          </table:table-cell>
          <table:table-cell office:value-type="string">
            <text:p/>
          </table:table-cell>
          <table:table-cell office:value-type="string">
            <text:p>19382164000159</text:p>
          </table:table-cell>
          <table:table-cell office:value-type="string">
            <text:p>Particular</text:p>
          </table:table-cell>
          <table:table-cell office:value-type="string">
            <text:p>06.336-2</text:p>
          </table:table-cell>
          <table:table-cell office:value-type="string">
            <text:p>222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oa Uni├úo Empreendimentos e Participa├º├úo LTDA</text:p>
          </table:table-cell>
          <table:table-cell office:value-type="string">
            <text:p>19382164000159</text:p>
          </table:table-cell>
          <table:table-cell office:value-type="string">
            <text:p>510860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8230</text:p>
          </table:table-cell>
          <table:table-cell office:value-type="string">
            <text:p>d47ffe3e-bc9f-4987-a4d7-275edec1c066</text:p>
          </table:table-cell>
          <table:table-cell office:value-type="string">
            <text:p>A53</text:p>
          </table:table-cell>
          <table:table-cell office:value-type="string">
            <text:p>189957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2283115</text:p>
          </table:table-cell>
          <table:table-cell office:value-type="string">
            <text:p>143767</text:p>
          </table:table-cell>
          <table:table-cell office:value-type="string">
            <text:p>17/04/14</text:p>
          </table:table-cell>
          <table:table-cell office:value-type="string">
            <text:p>17/04/14</text:p>
          </table:table-cell>
          <table:table-cell office:value-type="string">
            <text:p>CERTIFICADA</text:p>
          </table:table-cell>
          <table:table-cell office:value-type="string">
            <text:p>799,7892</text:p>
          </table:table-cell>
          <table:table-cell office:value-type="string">
            <text:p>Fazenda Uni├úo ÔÇô Area V</text:p>
          </table:table-cell>
          <table:table-cell office:value-type="string">
            <text:p>Boa Uni├úo Empreendimentos e Participa├º├úo LTDA</text:p>
          </table:table-cell>
          <table:table-cell office:value-type="string">
            <text:p/>
          </table:table-cell>
          <table:table-cell office:value-type="string">
            <text:p>19382164000159</text:p>
          </table:table-cell>
          <table:table-cell office:value-type="string">
            <text:p>Particular</text:p>
          </table:table-cell>
          <table:table-cell office:value-type="string">
            <text:p>06.336-2</text:p>
          </table:table-cell>
          <table:table-cell office:value-type="string">
            <text:p>22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oa Uni├úo Empreendimentos e Participa├º├úo LTDA</text:p>
          </table:table-cell>
          <table:table-cell office:value-type="string">
            <text:p>19382164000159</text:p>
          </table:table-cell>
          <table:table-cell office:value-type="string">
            <text:p>510860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8226</text:p>
          </table:table-cell>
          <table:table-cell office:value-type="string">
            <text:p>d4536d32-3b48-4bc1-8014-f09a656eb533</text:p>
          </table:table-cell>
          <table:table-cell office:value-type="string">
            <text:p>A53</text:p>
          </table:table-cell>
          <table:table-cell office:value-type="string">
            <text:p>189955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2283204</text:p>
          </table:table-cell>
          <table:table-cell office:value-type="string">
            <text:p>143740</text:p>
          </table:table-cell>
          <table:table-cell office:value-type="string">
            <text:p>17/04/14</text:p>
          </table:table-cell>
          <table:table-cell office:value-type="string">
            <text:p>17/04/14</text:p>
          </table:table-cell>
          <table:table-cell office:value-type="string">
            <text:p>CERTIFICADA</text:p>
          </table:table-cell>
          <table:table-cell office:value-type="string">
            <text:p>879,2736</text:p>
          </table:table-cell>
          <table:table-cell office:value-type="string">
            <text:p>Fazenda Uni├úo - Area I</text:p>
          </table:table-cell>
          <table:table-cell office:value-type="string">
            <text:p>Boa Uni├úo Empreendimentos e Participa├º├úo LTDA</text:p>
          </table:table-cell>
          <table:table-cell office:value-type="string">
            <text:p/>
          </table:table-cell>
          <table:table-cell office:value-type="string">
            <text:p>19382164000159</text:p>
          </table:table-cell>
          <table:table-cell office:value-type="string">
            <text:p>Particular</text:p>
          </table:table-cell>
          <table:table-cell office:value-type="string">
            <text:p>06.336-2</text:p>
          </table:table-cell>
          <table:table-cell office:value-type="string">
            <text:p>22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oa Uni├úo Empreendimentos e Participa├º├úo LTDA</text:p>
          </table:table-cell>
          <table:table-cell office:value-type="string">
            <text:p>19382164000159</text:p>
          </table:table-cell>
          <table:table-cell office:value-type="string">
            <text:p>510860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9338</text:p>
          </table:table-cell>
          <table:table-cell office:value-type="string">
            <text:p>cee5036c-b3d4-40a3-a669-94eddb8f8e43</text:p>
          </table:table-cell>
          <table:table-cell office:value-type="string">
            <text:p>A33</text:p>
          </table:table-cell>
          <table:table-cell office:value-type="string">
            <text:p>MG0000052146-000096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30110341340</text:p>
          </table:table-cell>
          <table:table-cell office:value-type="string">
            <text:p>146883</text:p>
          </table:table-cell>
          <table:table-cell office:value-type="string">
            <text:p>23/04/14</text:p>
          </table:table-cell>
          <table:table-cell office:value-type="string">
            <text:p>23/04/14</text:p>
          </table:table-cell>
          <table:table-cell office:value-type="string">
            <text:p>CERTIFICADA</text:p>
          </table:table-cell>
          <table:table-cell office:value-type="string">
            <text:p>3838,4008</text:p>
          </table:table-cell>
          <table:table-cell office:value-type="string">
            <text:p>Fazenda Torrinha</text:p>
          </table:table-cell>
          <table:table-cell office:value-type="string">
            <text:p>BRF ÔÇô Brasil Foods S.A.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01.069-4</text:p>
          </table:table-cell>
          <table:table-cell office:value-type="string">
            <text:p>2.1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ÔÇô Brasil Foods S.A.</text:p>
          </table:table-cell>
          <table:table-cell office:value-type="string">
            <text:p>01838723000127</text:p>
          </table:table-cell>
          <table:table-cell office:value-type="string">
            <text:p>2902708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79337</text:p>
          </table:table-cell>
          <table:table-cell office:value-type="string">
            <text:p>93bb7850-738a-4a24-b112-7185da87728e</text:p>
          </table:table-cell>
          <table:table-cell office:value-type="string">
            <text:p>A33</text:p>
          </table:table-cell>
          <table:table-cell office:value-type="string">
            <text:p>MG0000052146-000096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30110341340</text:p>
          </table:table-cell>
          <table:table-cell office:value-type="string">
            <text:p>146883</text:p>
          </table:table-cell>
          <table:table-cell office:value-type="string">
            <text:p>23/04/14</text:p>
          </table:table-cell>
          <table:table-cell office:value-type="string">
            <text:p>23/04/14</text:p>
          </table:table-cell>
          <table:table-cell office:value-type="string">
            <text:p>CERTIFICADA</text:p>
          </table:table-cell>
          <table:table-cell office:value-type="string">
            <text:p>244,7382</text:p>
          </table:table-cell>
          <table:table-cell office:value-type="string">
            <text:p>Fazenda Torrinha</text:p>
          </table:table-cell>
          <table:table-cell office:value-type="string">
            <text:p>BRF ÔÇô Brasil Foods S.A.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01.069-4</text:p>
          </table:table-cell>
          <table:table-cell office:value-type="string">
            <text:p>2.1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ÔÇô Brasil Foods S.A.</text:p>
          </table:table-cell>
          <table:table-cell office:value-type="string">
            <text:p>01838723000127</text:p>
          </table:table-cell>
          <table:table-cell office:value-type="string">
            <text:p>2902708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91712</text:p>
          </table:table-cell>
          <table:table-cell office:value-type="string">
            <text:p>615a2dbf-e5fc-4dcc-ad70-0e1152a5f49d</text:p>
          </table:table-cell>
          <table:table-cell office:value-type="string">
            <text:p>FRJ</text:p>
          </table:table-cell>
          <table:table-cell office:value-type="string">
            <text:p>5207077-2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0670485426</text:p>
          </table:table-cell>
          <table:table-cell office:value-type="string">
            <text:p>380904</text:p>
          </table:table-cell>
          <table:table-cell office:value-type="string">
            <text:p>24/11/14</text:p>
          </table:table-cell>
          <table:table-cell office:value-type="string">
            <text:p>24/11/14</text:p>
          </table:table-cell>
          <table:table-cell office:value-type="string">
            <text:p>CERTIFICADA</text:p>
          </table:table-cell>
          <table:table-cell office:value-type="string">
            <text:p>26,5481</text:p>
          </table:table-cell>
          <table:table-cell office:value-type="string">
            <text:p>Granja Suruvi</text:p>
          </table:table-cell>
          <table:table-cell office:value-type="string">
            <text:p>BRF ÔÇô Brasil Foods S.A.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27-6</text:p>
          </table:table-cell>
          <table:table-cell office:value-type="string">
            <text:p>933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ÔÇô Brasil Foods S.A.</text:p>
          </table:table-cell>
          <table:table-cell office:value-type="string">
            <text:p>01838723000127</text:p>
          </table:table-cell>
          <table:table-cell office:value-type="string">
            <text:p>4204301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161960</text:p>
          </table:table-cell>
          <table:table-cell office:value-type="string">
            <text:p>3d12ca9c-567d-4c98-9576-c78f2af86d9d</text:p>
          </table:table-cell>
          <table:table-cell office:value-type="string">
            <text:p>FRJ</text:p>
          </table:table-cell>
          <table:table-cell office:value-type="string">
            <text:p>52070837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0670485426</text:p>
          </table:table-cell>
          <table:table-cell office:value-type="string">
            <text:p>303868</text:p>
          </table:table-cell>
          <table:table-cell office:value-type="string">
            <text:p>17/09/14</text:p>
          </table:table-cell>
          <table:table-cell office:value-type="string">
            <text:p>17/09/14</text:p>
          </table:table-cell>
          <table:table-cell office:value-type="string">
            <text:p>CERTIFICADA</text:p>
          </table:table-cell>
          <table:table-cell office:value-type="string">
            <text:p>1,2911</text:p>
          </table:table-cell>
          <table:table-cell office:value-type="string">
            <text:p>Granja Suruvi</text:p>
          </table:table-cell>
          <table:table-cell office:value-type="string">
            <text:p>BRF ÔÇô Brasil Foods S.A.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27-6</text:p>
          </table:table-cell>
          <table:table-cell office:value-type="string">
            <text:p>1241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ÔÇô Brasil Foods S.A.</text:p>
          </table:table-cell>
          <table:table-cell office:value-type="string">
            <text:p>01838723000127</text:p>
          </table:table-cell>
          <table:table-cell office:value-type="string">
            <text:p>4204301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147473</text:p>
          </table:table-cell>
          <table:table-cell office:value-type="string">
            <text:p>3cb653e7-3b88-4755-a8b3-cef0db3093db</text:p>
          </table:table-cell>
          <table:table-cell office:value-type="string">
            <text:p>FRJ</text:p>
          </table:table-cell>
          <table:table-cell office:value-type="string">
            <text:p>1995572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071040279</text:p>
          </table:table-cell>
          <table:table-cell office:value-type="string">
            <text:p>273855</text:p>
          </table:table-cell>
          <table:table-cell office:value-type="string">
            <text:p>23/08/14</text:p>
          </table:table-cell>
          <table:table-cell office:value-type="string">
            <text:p>23/08/14</text:p>
          </table:table-cell>
          <table:table-cell office:value-type="string">
            <text:p>CERTIFICADA</text:p>
          </table:table-cell>
          <table:table-cell office:value-type="string">
            <text:p>103,0666</text:p>
          </table:table-cell>
          <table:table-cell office:value-type="string">
            <text:p>UPL ÔÇô 01 e 02</text:p>
          </table:table-cell>
          <table:table-cell office:value-type="string">
            <text:p>BRF ÔÇô Brasil Foods S.A.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72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ÔÇô Brasil Foods S.A.</text:p>
          </table:table-cell>
          <table:table-cell office:value-type="string">
            <text:p>01838723000127</text:p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9965</text:p>
          </table:table-cell>
          <table:table-cell office:value-type="string">
            <text:p>a4dd36b1-443a-4cc0-b806-8e4d47b36b88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4515</text:p>
          </table:table-cell>
          <table:table-cell office:value-type="string">
            <text:p>8142450013410</text:p>
          </table:table-cell>
          <table:table-cell office:value-type="string">
            <text:p>430298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3,4315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45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64</text:p>
          </table:table-cell>
          <table:table-cell office:value-type="string">
            <text:p>ffc91221-5179-47c0-a9c9-b488ff096800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4515</text:p>
          </table:table-cell>
          <table:table-cell office:value-type="string">
            <text:p>8142450013410</text:p>
          </table:table-cell>
          <table:table-cell office:value-type="string">
            <text:p>430298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6,8605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45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63</text:p>
          </table:table-cell>
          <table:table-cell office:value-type="string">
            <text:p>2e171f58-ca2d-46c9-82d3-91d69e156e47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4515</text:p>
          </table:table-cell>
          <table:table-cell office:value-type="string">
            <text:p>8142450013410</text:p>
          </table:table-cell>
          <table:table-cell office:value-type="string">
            <text:p>430298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48,329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45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55</text:p>
          </table:table-cell>
          <table:table-cell office:value-type="string">
            <text:p>8829f1f6-b85e-41fc-80a9-2035e63634cc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2450013410</text:p>
          </table:table-cell>
          <table:table-cell office:value-type="string">
            <text:p>430268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19,2968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113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54</text:p>
          </table:table-cell>
          <table:table-cell office:value-type="string">
            <text:p>4dae36b6-b2fe-4570-bdce-e5901934b502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2450013410</text:p>
          </table:table-cell>
          <table:table-cell office:value-type="string">
            <text:p>430268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19,3913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113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72</text:p>
          </table:table-cell>
          <table:table-cell office:value-type="string">
            <text:p>3fc8288d-0eaa-4402-b0ce-ad65c10eefc1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18008</text:p>
          </table:table-cell>
          <table:table-cell office:value-type="string">
            <text:p>8142450013410</text:p>
          </table:table-cell>
          <table:table-cell office:value-type="string">
            <text:p>430309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5,9065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180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71</text:p>
          </table:table-cell>
          <table:table-cell office:value-type="string">
            <text:p>fb6da356-29ea-43a9-8980-fedf40500676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18008</text:p>
          </table:table-cell>
          <table:table-cell office:value-type="string">
            <text:p>8142450013410</text:p>
          </table:table-cell>
          <table:table-cell office:value-type="string">
            <text:p>430309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24,2639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180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67</text:p>
          </table:table-cell>
          <table:table-cell office:value-type="string">
            <text:p>054b8891-7f88-403f-8253-47d92c302cc5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8436</text:p>
          </table:table-cell>
          <table:table-cell office:value-type="string">
            <text:p>8142450013410</text:p>
          </table:table-cell>
          <table:table-cell office:value-type="string">
            <text:p>430304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24,2274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843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59</text:p>
          </table:table-cell>
          <table:table-cell office:value-type="string">
            <text:p>e60be615-e66f-44de-b855-e00aa0d4c344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2450013410</text:p>
          </table:table-cell>
          <table:table-cell office:value-type="string">
            <text:p>430284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81,7687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260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859</text:p>
          </table:table-cell>
          <table:table-cell office:value-type="string">
            <text:p>56d0d4f8-aa44-4863-8190-c781f2dcb62b</text:p>
          </table:table-cell>
          <table:table-cell office:value-type="string">
            <text:p>CKV</text:p>
          </table:table-cell>
          <table:table-cell office:value-type="string">
            <text:p>53338269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2450013410</text:p>
          </table:table-cell>
          <table:table-cell office:value-type="string">
            <text:p>429926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13,5242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798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858</text:p>
          </table:table-cell>
          <table:table-cell office:value-type="string">
            <text:p>f3a59475-f5f9-400f-b0ef-e13c8e8c8f18</text:p>
          </table:table-cell>
          <table:table-cell office:value-type="string">
            <text:p>CKV</text:p>
          </table:table-cell>
          <table:table-cell office:value-type="string">
            <text:p>53338269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2450013410</text:p>
          </table:table-cell>
          <table:table-cell office:value-type="string">
            <text:p>429926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10,349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798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69</text:p>
          </table:table-cell>
          <table:table-cell office:value-type="string">
            <text:p>9a440e1b-25db-4d18-a1e7-261ba55a6844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9627</text:p>
          </table:table-cell>
          <table:table-cell office:value-type="string">
            <text:p>8142450013410</text:p>
          </table:table-cell>
          <table:table-cell office:value-type="string">
            <text:p>430305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16,8361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96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68</text:p>
          </table:table-cell>
          <table:table-cell office:value-type="string">
            <text:p>6bb2d212-bf1b-4fb1-b815-c0ca3b8c99c8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9627</text:p>
          </table:table-cell>
          <table:table-cell office:value-type="string">
            <text:p>8142450013410</text:p>
          </table:table-cell>
          <table:table-cell office:value-type="string">
            <text:p>430305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6,5561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96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60</text:p>
          </table:table-cell>
          <table:table-cell office:value-type="string">
            <text:p>6a171f30-89c0-438f-baad-89aec67e835d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2450013410</text:p>
          </table:table-cell>
          <table:table-cell office:value-type="string">
            <text:p>430288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212,5357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260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868</text:p>
          </table:table-cell>
          <table:table-cell office:value-type="string">
            <text:p>d8c6e8af-e772-4163-b0c7-28d434101f39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2450013410</text:p>
          </table:table-cell>
          <table:table-cell office:value-type="string">
            <text:p>429974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255,9236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87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867</text:p>
          </table:table-cell>
          <table:table-cell office:value-type="string">
            <text:p>3a15bd5b-fc4f-4f06-a20a-c3a4dab72901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42450013410</text:p>
          </table:table-cell>
          <table:table-cell office:value-type="string">
            <text:p>429974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191,1012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87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62</text:p>
          </table:table-cell>
          <table:table-cell office:value-type="string">
            <text:p>66d22418-6429-4e0c-bed9-05b9da52c1f2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476</text:p>
          </table:table-cell>
          <table:table-cell office:value-type="string">
            <text:p>8142450013410</text:p>
          </table:table-cell>
          <table:table-cell office:value-type="string">
            <text:p>430293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199,5673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47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09961</text:p>
          </table:table-cell>
          <table:table-cell office:value-type="string">
            <text:p>1d8baeca-5e8b-45b6-975e-a9be574f2409</text:p>
          </table:table-cell>
          <table:table-cell office:value-type="string">
            <text:p>CKV</text:p>
          </table:table-cell>
          <table:table-cell office:value-type="string">
            <text:p>5333826-9-SC</text:p>
          </table:table-cell>
          <table:table-cell office:value-type="string">
            <text:p>REGISTRADA</text:p>
          </table:table-cell>
          <table:table-cell office:value-type="string">
            <text:p>476</text:p>
          </table:table-cell>
          <table:table-cell office:value-type="string">
            <text:p>8142450013410</text:p>
          </table:table-cell>
          <table:table-cell office:value-type="string">
            <text:p>430293</text:p>
          </table:table-cell>
          <table:table-cell office:value-type="string">
            <text:p>20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86,1513</text:p>
          </table:table-cell>
          <table:table-cell office:value-type="string">
            <text:p>Fazenda Bahia II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10.756-5</text:p>
          </table:table-cell>
          <table:table-cell office:value-type="string">
            <text:p>47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42144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76853</text:p>
          </table:table-cell>
          <table:table-cell office:value-type="string">
            <text:p>dc7d4893-1da1-4799-8dab-3cb5558a1927</text:p>
          </table:table-cell>
          <table:table-cell office:value-type="string">
            <text:p>BM5</text:p>
          </table:table-cell>
          <table:table-cell office:value-type="string">
            <text:p>1020120026845.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999115122576</text:p>
          </table:table-cell>
          <table:table-cell office:value-type="string">
            <text:p>625823</text:p>
          </table:table-cell>
          <table:table-cell office:value-type="string">
            <text:p>27/07/15</text:p>
          </table:table-cell>
          <table:table-cell office:value-type="string">
            <text:p>27/07/15</text:p>
          </table:table-cell>
          <table:table-cell office:value-type="string">
            <text:p>CERTIFICADA</text:p>
          </table:table-cell>
          <table:table-cell office:value-type="string">
            <text:p>231,9946</text:p>
          </table:table-cell>
          <table:table-cell office:value-type="string">
            <text:p>Fazenda Para├¡so</text:p>
          </table:table-cell>
          <table:table-cell office:value-type="string">
            <text:p>BRF SA</text:p>
          </table:table-cell>
          <table:table-cell office:value-type="string">
            <text:p/>
          </table:table-cell>
          <table:table-cell office:value-type="string">
            <text:p>01838723000127</text:p>
          </table:table-cell>
          <table:table-cell office:value-type="string">
            <text:p>Particular</text:p>
          </table:table-cell>
          <table:table-cell office:value-type="string">
            <text:p>02.903-3</text:p>
          </table:table-cell>
          <table:table-cell office:value-type="string">
            <text:p>338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RF SA</text:p>
          </table:table-cell>
          <table:table-cell office:value-type="string">
            <text:p>01838723000127</text:p>
          </table:table-cell>
          <table:table-cell office:value-type="string">
            <text:p>5211909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19330</text:p>
          </table:table-cell>
          <table:table-cell office:value-type="string">
            <text:p>3a2fd6ee-cc8b-4825-9e14-89db79dbc070</text:p>
          </table:table-cell>
          <table:table-cell office:value-type="string">
            <text:p>CTD</text:p>
          </table:table-cell>
          <table:table-cell office:value-type="string">
            <text:p>5105319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10210151800</text:p>
          </table:table-cell>
          <table:table-cell office:value-type="string">
            <text:p>210468</text:p>
          </table:table-cell>
          <table:table-cell office:value-type="string">
            <text:p>17/06/14</text:p>
          </table:table-cell>
          <table:table-cell office:value-type="string">
            <text:p>17/06/14</text:p>
          </table:table-cell>
          <table:table-cell office:value-type="string">
            <text:p>CERTIFICADA</text:p>
          </table:table-cell>
          <table:table-cell office:value-type="string">
            <text:p>302,25</text:p>
          </table:table-cell>
          <table:table-cell office:value-type="string">
            <text:p>FAZENDA COCH├ü, GIB├âO E FLEXEIRAS</text:p>
          </table:table-cell>
          <table:table-cell office:value-type="string">
            <text:p>BURITI AGRO PASTORIL S/A</text:p>
          </table:table-cell>
          <table:table-cell office:value-type="string">
            <text:p/>
          </table:table-cell>
          <table:table-cell office:value-type="string">
            <text:p>46262440000118</text:p>
          </table:table-cell>
          <table:table-cell office:value-type="string">
            <text:p>Particular</text:p>
          </table:table-cell>
          <table:table-cell office:value-type="string">
            <text:p>05.947-7</text:p>
          </table:table-cell>
          <table:table-cell office:value-type="string">
            <text:p>167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URITI AGRO PASTORIL S/A</text:p>
          </table:table-cell>
          <table:table-cell office:value-type="string">
            <text:p>46262440000118</text:p>
          </table:table-cell>
          <table:table-cell office:value-type="string">
            <text:p>310825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9431</text:p>
          </table:table-cell>
          <table:table-cell office:value-type="string">
            <text:p>55fc3b3b-c474-4102-845b-f526fd40aae1</text:p>
          </table:table-cell>
          <table:table-cell office:value-type="string">
            <text:p>CTD</text:p>
          </table:table-cell>
          <table:table-cell office:value-type="string">
            <text:p>5105319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10210151800</text:p>
          </table:table-cell>
          <table:table-cell office:value-type="string">
            <text:p>210610</text:p>
          </table:table-cell>
          <table:table-cell office:value-type="string">
            <text:p>17/06/14</text:p>
          </table:table-cell>
          <table:table-cell office:value-type="string">
            <text:p>17/06/14</text:p>
          </table:table-cell>
          <table:table-cell office:value-type="string">
            <text:p>CERTIFICADA</text:p>
          </table:table-cell>
          <table:table-cell office:value-type="string">
            <text:p>242,9818</text:p>
          </table:table-cell>
          <table:table-cell office:value-type="string">
            <text:p>FAZENDA COCH├ü, GIB├âO E FLEXEIRAS</text:p>
          </table:table-cell>
          <table:table-cell office:value-type="string">
            <text:p>BURITI AGRO PASTORIL S/A</text:p>
          </table:table-cell>
          <table:table-cell office:value-type="string">
            <text:p/>
          </table:table-cell>
          <table:table-cell office:value-type="string">
            <text:p>46262440000118</text:p>
          </table:table-cell>
          <table:table-cell office:value-type="string">
            <text:p>Particular</text:p>
          </table:table-cell>
          <table:table-cell office:value-type="string">
            <text:p>05.947-7</text:p>
          </table:table-cell>
          <table:table-cell office:value-type="string">
            <text:p>167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URITI AGRO PASTORIL S/A</text:p>
          </table:table-cell>
          <table:table-cell office:value-type="string">
            <text:p>46262440000118</text:p>
          </table:table-cell>
          <table:table-cell office:value-type="string">
            <text:p>310825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85273</text:p>
          </table:table-cell>
          <table:table-cell office:value-type="string">
            <text:p>9bf39971-9504-4424-9cdf-04024c99988a</text:p>
          </table:table-cell>
          <table:table-cell office:value-type="string">
            <text:p>CTD</text:p>
          </table:table-cell>
          <table:table-cell office:value-type="string">
            <text:p>463982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10210315772</text:p>
          </table:table-cell>
          <table:table-cell office:value-type="string">
            <text:p>163596</text:p>
          </table:table-cell>
          <table:table-cell office:value-type="string">
            <text:p>15/05/14</text:p>
          </table:table-cell>
          <table:table-cell office:value-type="string">
            <text:p>15/05/14</text:p>
          </table:table-cell>
          <table:table-cell office:value-type="string">
            <text:p>CERTIFICADA</text:p>
          </table:table-cell>
          <table:table-cell office:value-type="string">
            <text:p>11380,5617</text:p>
          </table:table-cell>
          <table:table-cell office:value-type="string">
            <text:p>FAZENDA COCH├ü, GIB├âO E FLEXEIRAS</text:p>
          </table:table-cell>
          <table:table-cell office:value-type="string">
            <text:p>BURITI AGRO PASTORIL S/A</text:p>
          </table:table-cell>
          <table:table-cell office:value-type="string">
            <text:p/>
          </table:table-cell>
          <table:table-cell office:value-type="string">
            <text:p>46262440000118</text:p>
          </table:table-cell>
          <table:table-cell office:value-type="string">
            <text:p>Particular</text:p>
          </table:table-cell>
          <table:table-cell office:value-type="string">
            <text:p>05.947-7</text:p>
          </table:table-cell>
          <table:table-cell office:value-type="string">
            <text:p>695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BURITI AGRO PASTORIL S/A</text:p>
          </table:table-cell>
          <table:table-cell office:value-type="string">
            <text:p>46262440000118</text:p>
          </table:table-cell>
          <table:table-cell office:value-type="string">
            <text:p>310825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85592</text:p>
          </table:table-cell>
          <table:table-cell office:value-type="string">
            <text:p>319b576d-d009-4b4b-9dda-ad3b2a97af76</text:p>
          </table:table-cell>
          <table:table-cell office:value-type="string">
            <text:p>AYZ</text:p>
          </table:table-cell>
          <table:table-cell office:value-type="string">
            <text:p>1020150121322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30740001674</text:p>
          </table:table-cell>
          <table:table-cell office:value-type="string">
            <text:p>665616</text:p>
          </table:table-cell>
          <table:table-cell office:value-type="string">
            <text:p>20/08/15</text:p>
          </table:table-cell>
          <table:table-cell office:value-type="string">
            <text:p>20/08/15</text:p>
          </table:table-cell>
          <table:table-cell office:value-type="string">
            <text:p>CERTIFICADA</text:p>
          </table:table-cell>
          <table:table-cell office:value-type="string">
            <text:p>215,5394</text:p>
          </table:table-cell>
          <table:table-cell office:value-type="string">
            <text:p>Fazenda Ribeir├úo Sujo</text:p>
          </table:table-cell>
          <table:table-cell office:value-type="string">
            <text:p>CAL-Construtora Ara├ºatuba LTDA</text:p>
          </table:table-cell>
          <table:table-cell office:value-type="string">
            <text:p/>
          </table:table-cell>
          <table:table-cell office:value-type="string">
            <text:p>43745553000186</text:p>
          </table:table-cell>
          <table:table-cell office:value-type="string">
            <text:p>Particular</text:p>
          </table:table-cell>
          <table:table-cell office:value-type="string">
            <text:p>02.796-1</text:p>
          </table:table-cell>
          <table:table-cell office:value-type="string">
            <text:p>1540 R-0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AL-Construtora Ara├ºatuba LTDA</text:p>
          </table:table-cell>
          <table:table-cell office:value-type="string">
            <text:p>43745553000186</text:p>
          </table:table-cell>
          <table:table-cell office:value-type="string">
            <text:p>5220504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73293</text:p>
          </table:table-cell>
          <table:table-cell office:value-type="string">
            <text:p>3b5182bb-4bf4-4747-919a-918f796ba3ad</text:p>
          </table:table-cell>
          <table:table-cell office:value-type="string">
            <text:p>CHD</text:p>
          </table:table-cell>
          <table:table-cell office:value-type="string">
            <text:p>2014031060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230100519772</text:p>
          </table:table-cell>
          <table:table-cell office:value-type="string">
            <text:p>334563</text:p>
          </table:table-cell>
          <table:table-cell office:value-type="string">
            <text:p>14/10/14</text:p>
          </table:table-cell>
          <table:table-cell office:value-type="string">
            <text:p>14/10/14</text:p>
          </table:table-cell>
          <table:table-cell office:value-type="string">
            <text:p>CERTIFICADA</text:p>
          </table:table-cell>
          <table:table-cell office:value-type="string">
            <text:p>74,4959</text:p>
          </table:table-cell>
          <table:table-cell office:value-type="string">
            <text:p>Fazenda Estiva II</text:p>
          </table:table-cell>
          <table:table-cell office:value-type="string">
            <text:p>Camilla Marlen de Geus</text:p>
          </table:table-cell>
          <table:table-cell office:value-type="string">
            <text:p>003741889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271-9</text:p>
          </table:table-cell>
          <table:table-cell office:value-type="string">
            <text:p>4187</text:p>
          </table:table-cell>
          <table:table-cell office:value-type="string">
            <text:p>30/12/99</text:p>
          </table:table-cell>
          <table:table-cell office:value-type="string">
            <text:p>00374188904</text:p>
          </table:table-cell>
          <table:table-cell office:value-type="string">
            <text:p>Camilla Marlen de Geus</text:p>
          </table:table-cell>
          <table:table-cell office:value-type="string">
            <text:p/>
          </table:table-cell>
          <table:table-cell office:value-type="string">
            <text:p>41275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73290</text:p>
          </table:table-cell>
          <table:table-cell office:value-type="string">
            <text:p>6089b708-e4fb-4f69-9025-5dcce79f5a1c</text:p>
          </table:table-cell>
          <table:table-cell office:value-type="string">
            <text:p>CHD</text:p>
          </table:table-cell>
          <table:table-cell office:value-type="string">
            <text:p>2014031060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230100520193</text:p>
          </table:table-cell>
          <table:table-cell office:value-type="string">
            <text:p>334558</text:p>
          </table:table-cell>
          <table:table-cell office:value-type="string">
            <text:p>14/10/14</text:p>
          </table:table-cell>
          <table:table-cell office:value-type="string">
            <text:p>14/10/14</text:p>
          </table:table-cell>
          <table:table-cell office:value-type="string">
            <text:p>CERTIFICADA</text:p>
          </table:table-cell>
          <table:table-cell office:value-type="string">
            <text:p>306,4692</text:p>
          </table:table-cell>
          <table:table-cell office:value-type="string">
            <text:p>Fazenda Estiva I</text:p>
          </table:table-cell>
          <table:table-cell office:value-type="string">
            <text:p>Camilla Marlen de Geus</text:p>
          </table:table-cell>
          <table:table-cell office:value-type="string">
            <text:p>003741889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271-9</text:p>
          </table:table-cell>
          <table:table-cell office:value-type="string">
            <text:p>3502</text:p>
          </table:table-cell>
          <table:table-cell office:value-type="string">
            <text:p>30/12/99</text:p>
          </table:table-cell>
          <table:table-cell office:value-type="string">
            <text:p>00374188904</text:p>
          </table:table-cell>
          <table:table-cell office:value-type="string">
            <text:p>Camilla Marlen de Geus</text:p>
          </table:table-cell>
          <table:table-cell office:value-type="string">
            <text:p/>
          </table:table-cell>
          <table:table-cell office:value-type="string">
            <text:p>41275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72969</text:p>
          </table:table-cell>
          <table:table-cell office:value-type="string">
            <text:p>c07875bf-ab2b-445a-8738-b4fb5e69bf09</text:p>
          </table:table-cell>
          <table:table-cell office:value-type="string">
            <text:p>BNE</text:p>
          </table:table-cell>
          <table:table-cell office:value-type="string">
            <text:p>BA20150042401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110730492473</text:p>
          </table:table-cell>
          <table:table-cell office:value-type="string">
            <text:p>613288</text:p>
          </table:table-cell>
          <table:table-cell office:value-type="string">
            <text:p>16/07/15</text:p>
          </table:table-cell>
          <table:table-cell office:value-type="string">
            <text:p>16/07/15</text:p>
          </table:table-cell>
          <table:table-cell office:value-type="string">
            <text:p>CERTIFICADA</text:p>
          </table:table-cell>
          <table:table-cell office:value-type="string">
            <text:p>911,0262</text:p>
          </table:table-cell>
          <table:table-cell office:value-type="string">
            <text:p>Fazenda Dom Alberto</text:p>
          </table:table-cell>
          <table:table-cell office:value-type="string">
            <text:p>Carlos Alberto de Souza</text:p>
          </table:table-cell>
          <table:table-cell office:value-type="string">
            <text:p>090220820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1.326-8</text:p>
          </table:table-cell>
          <table:table-cell office:value-type="string">
            <text:p>2048</text:p>
          </table:table-cell>
          <table:table-cell office:value-type="string">
            <text:p>30/12/99</text:p>
          </table:table-cell>
          <table:table-cell office:value-type="string">
            <text:p>09022082091</text:p>
          </table:table-cell>
          <table:table-cell office:value-type="string">
            <text:p>Carlos Alberto de Souza</text:p>
          </table:table-cell>
          <table:table-cell office:value-type="string">
            <text:p/>
          </table:table-cell>
          <table:table-cell office:value-type="string">
            <text:p>2926202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23909</text:p>
          </table:table-cell>
          <table:table-cell office:value-type="string">
            <text:p>51b65f50-c405-457f-bb81-d18dfe296f35</text:p>
          </table:table-cell>
          <table:table-cell office:value-type="string">
            <text:p>EK5</text:p>
          </table:table-cell>
          <table:table-cell office:value-type="string">
            <text:p>209183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50460323797</text:p>
          </table:table-cell>
          <table:table-cell office:value-type="string">
            <text:p>465616</text:p>
          </table:table-cell>
          <table:table-cell office:value-type="string">
            <text:p>27/02/15</text:p>
          </table:table-cell>
          <table:table-cell office:value-type="string">
            <text:p>27/02/15</text:p>
          </table:table-cell>
          <table:table-cell office:value-type="string">
            <text:p>CERTIFICADA</text:p>
          </table:table-cell>
          <table:table-cell office:value-type="string">
            <text:p>4122,3016</text:p>
          </table:table-cell>
          <table:table-cell office:value-type="string">
            <text:p>FAZENDA DE DEUS I</text:p>
          </table:table-cell>
          <table:table-cell office:value-type="string">
            <text:p>CARLOS CEZAR BERTONI E OUTROS</text:p>
          </table:table-cell>
          <table:table-cell office:value-type="string">
            <text:p>265913751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29-7</text:p>
          </table:table-cell>
          <table:table-cell office:value-type="string">
            <text:p>55876</text:p>
          </table:table-cell>
          <table:table-cell office:value-type="string">
            <text:p>30/12/99</text:p>
          </table:table-cell>
          <table:table-cell office:value-type="string">
            <text:p>26591375104</text:p>
          </table:table-cell>
          <table:table-cell office:value-type="string">
            <text:p>CARLOS CEZAR BERTONI E OUTROS</text:p>
          </table:table-cell>
          <table:table-cell office:value-type="string">
            <text:p/>
          </table:table-cell>
          <table:table-cell office:value-type="string">
            <text:p>51076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57257</text:p>
          </table:table-cell>
          <table:table-cell office:value-type="string">
            <text:p>6f2a4d7f-07a5-4f39-95d7-f76fe0916cb7</text:p>
          </table:table-cell>
          <table:table-cell office:value-type="string">
            <text:p>AU0</text:p>
          </table:table-cell>
          <table:table-cell office:value-type="string">
            <text:p>222998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750978108</text:p>
          </table:table-cell>
          <table:table-cell office:value-type="string">
            <text:p>563312</text:p>
          </table:table-cell>
          <table:table-cell office:value-type="string">
            <text:p>03/06/15</text:p>
          </table:table-cell>
          <table:table-cell office:value-type="string">
            <text:p>03/06/15</text:p>
          </table:table-cell>
          <table:table-cell office:value-type="string">
            <text:p>CERTIFICADA</text:p>
          </table:table-cell>
          <table:table-cell office:value-type="string">
            <text:p>4908,1084</text:p>
          </table:table-cell>
          <table:table-cell office:value-type="string">
            <text:p>FAZENDA ALVORADA</text:p>
          </table:table-cell>
          <table:table-cell office:value-type="string">
            <text:p>CARLOS GILBERTO PIERDON├ü</text:p>
          </table:table-cell>
          <table:table-cell office:value-type="string">
            <text:p>306514769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35-4</text:p>
          </table:table-cell>
          <table:table-cell office:value-type="string">
            <text:p>12.041</text:p>
          </table:table-cell>
          <table:table-cell office:value-type="string">
            <text:p>30/12/99</text:p>
          </table:table-cell>
          <table:table-cell office:value-type="string">
            <text:p>30651476968</text:p>
          </table:table-cell>
          <table:table-cell office:value-type="string">
            <text:p>CARLOS GILBERTO PIERDON├ü</text:p>
          </table:table-cell>
          <table:table-cell office:value-type="string">
            <text:p/>
          </table:table-cell>
          <table:table-cell office:value-type="string">
            <text:p>5108956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57258</text:p>
          </table:table-cell>
          <table:table-cell office:value-type="string">
            <text:p>3f460201-2dbd-46a1-9a11-b6903b920553</text:p>
          </table:table-cell>
          <table:table-cell office:value-type="string">
            <text:p>AU0</text:p>
          </table:table-cell>
          <table:table-cell office:value-type="string">
            <text:p>222996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750978108</text:p>
          </table:table-cell>
          <table:table-cell office:value-type="string">
            <text:p>563319</text:p>
          </table:table-cell>
          <table:table-cell office:value-type="string">
            <text:p>03/06/15</text:p>
          </table:table-cell>
          <table:table-cell office:value-type="string">
            <text:p>03/06/15</text:p>
          </table:table-cell>
          <table:table-cell office:value-type="string">
            <text:p>CERTIFICADA</text:p>
          </table:table-cell>
          <table:table-cell office:value-type="string">
            <text:p>9513,8674</text:p>
          </table:table-cell>
          <table:table-cell office:value-type="string">
            <text:p>FAZENDA VALE DO APIAC├üS</text:p>
          </table:table-cell>
          <table:table-cell office:value-type="string">
            <text:p>CARLOS GILBERTO PIERDON├ü</text:p>
          </table:table-cell>
          <table:table-cell office:value-type="string">
            <text:p>306514769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35-4</text:p>
          </table:table-cell>
          <table:table-cell office:value-type="string">
            <text:p>12.040</text:p>
          </table:table-cell>
          <table:table-cell office:value-type="string">
            <text:p>30/12/99</text:p>
          </table:table-cell>
          <table:table-cell office:value-type="string">
            <text:p>30651476968</text:p>
          </table:table-cell>
          <table:table-cell office:value-type="string">
            <text:p>CARLOS GILBERTO PIERDON├ü</text:p>
          </table:table-cell>
          <table:table-cell office:value-type="string">
            <text:p/>
          </table:table-cell>
          <table:table-cell office:value-type="string">
            <text:p>5108956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80910</text:p>
          </table:table-cell>
          <table:table-cell office:value-type="string">
            <text:p>1769a9fb-ef6d-4b14-91a7-f79acfecd5d0</text:p>
          </table:table-cell>
          <table:table-cell office:value-type="string">
            <text:p>BEX</text:p>
          </table:table-cell>
          <table:table-cell office:value-type="string">
            <text:p>000008682011036599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20720128902</text:p>
          </table:table-cell>
          <table:table-cell office:value-type="string">
            <text:p>150494</text:p>
          </table:table-cell>
          <table:table-cell office:value-type="string">
            <text:p>27/04/14</text:p>
          </table:table-cell>
          <table:table-cell office:value-type="string">
            <text:p>27/04/14</text:p>
          </table:table-cell>
          <table:table-cell office:value-type="string">
            <text:p>CERTIFICADA</text:p>
          </table:table-cell>
          <table:table-cell office:value-type="string">
            <text:p>2899,7208</text:p>
          </table:table-cell>
          <table:table-cell office:value-type="string">
            <text:p>FAZ. SANTA RITA, LOT┬░ RIBEIR├âO INHUMAS</text:p>
          </table:table-cell>
          <table:table-cell office:value-type="string">
            <text:p>CARLOS ROBERTO CAPEL</text:p>
          </table:table-cell>
          <table:table-cell office:value-type="string">
            <text:p>348647331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874-4</text:p>
          </table:table-cell>
          <table:table-cell office:value-type="string">
            <text:p>1005</text:p>
          </table:table-cell>
          <table:table-cell office:value-type="string">
            <text:p>30/12/99</text:p>
          </table:table-cell>
          <table:table-cell office:value-type="string">
            <text:p>34864733104</text:p>
          </table:table-cell>
          <table:table-cell office:value-type="string">
            <text:p>CARLOS ROBERTO CAPEL</text:p>
          </table:table-cell>
          <table:table-cell office:value-type="string">
            <text:p/>
          </table:table-cell>
          <table:table-cell office:value-type="string">
            <text:p>1711803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87912</text:p>
          </table:table-cell>
          <table:table-cell office:value-type="string">
            <text:p>1e2b052f-6062-4bc3-967c-994e4164c350</text:p>
          </table:table-cell>
          <table:table-cell office:value-type="string">
            <text:p>BUJ</text:p>
          </table:table-cell>
          <table:table-cell office:value-type="string">
            <text:p>1420140000000175858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197502983</text:p>
          </table:table-cell>
          <table:table-cell office:value-type="string">
            <text:p>169839</text:p>
          </table:table-cell>
          <table:table-cell office:value-type="string">
            <text:p>22/05/14</text:p>
          </table:table-cell>
          <table:table-cell office:value-type="string">
            <text:p>22/05/14</text:p>
          </table:table-cell>
          <table:table-cell office:value-type="string">
            <text:p>CERTIFICADA</text:p>
          </table:table-cell>
          <table:table-cell office:value-type="string">
            <text:p>127,3882</text:p>
          </table:table-cell>
          <table:table-cell office:value-type="string">
            <text:p>FAZENDA ITAJUR├Ü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783-6</text:p>
          </table:table-cell>
          <table:table-cell office:value-type="string">
            <text:p>404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572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7847</text:p>
          </table:table-cell>
          <table:table-cell office:value-type="string">
            <text:p>b8ba12ee-54e3-4688-8435-df4cfe7a80c6</text:p>
          </table:table-cell>
          <table:table-cell office:value-type="string">
            <text:p>BUJ</text:p>
          </table:table-cell>
          <table:table-cell office:value-type="string">
            <text:p>14201400000001851245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197502983</text:p>
          </table:table-cell>
          <table:table-cell office:value-type="string">
            <text:p>206853</text:p>
          </table:table-cell>
          <table:table-cell office:value-type="string">
            <text:p>11/06/14</text:p>
          </table:table-cell>
          <table:table-cell office:value-type="string">
            <text:p>11/06/14</text:p>
          </table:table-cell>
          <table:table-cell office:value-type="string">
            <text:p>CERTIFICADA</text:p>
          </table:table-cell>
          <table:table-cell office:value-type="string">
            <text:p>35,8972</text:p>
          </table:table-cell>
          <table:table-cell office:value-type="string">
            <text:p>Mato Gross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783-6</text:p>
          </table:table-cell>
          <table:table-cell office:value-type="string">
            <text:p>169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15359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79838</text:p>
          </table:table-cell>
          <table:table-cell office:value-type="string">
            <text:p>1f284181-797b-4db7-9101-d371e0e1f1e6</text:p>
          </table:table-cell>
          <table:table-cell office:value-type="string">
            <text:p>BUJ</text:p>
          </table:table-cell>
          <table:table-cell office:value-type="string">
            <text:p>14201400000001758515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270151132</text:p>
          </table:table-cell>
          <table:table-cell office:value-type="string">
            <text:p>147921</text:p>
          </table:table-cell>
          <table:table-cell office:value-type="string">
            <text:p>24/04/14</text:p>
          </table:table-cell>
          <table:table-cell office:value-type="string">
            <text:p>24/04/14</text:p>
          </table:table-cell>
          <table:table-cell office:value-type="string">
            <text:p>CERTIFICADA</text:p>
          </table:table-cell>
          <table:table-cell office:value-type="string">
            <text:p>228,1537</text:p>
          </table:table-cell>
          <table:table-cell office:value-type="string">
            <text:p>FAZENDA AEROPORT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4.557-5</text:p>
          </table:table-cell>
          <table:table-cell office:value-type="string">
            <text:p>502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28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89802</text:p>
          </table:table-cell>
          <table:table-cell office:value-type="string">
            <text:p>23e8a951-bfc1-4649-aed3-78de24997803</text:p>
          </table:table-cell>
          <table:table-cell office:value-type="string">
            <text:p>BUJ</text:p>
          </table:table-cell>
          <table:table-cell office:value-type="string">
            <text:p>14201400000002160035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40930256235</text:p>
          </table:table-cell>
          <table:table-cell office:value-type="string">
            <text:p>376399</text:p>
          </table:table-cell>
          <table:table-cell office:value-type="string">
            <text:p>20/11/14</text:p>
          </table:table-cell>
          <table:table-cell office:value-type="string">
            <text:p>20/11/14</text:p>
          </table:table-cell>
          <table:table-cell office:value-type="string">
            <text:p>CERTIFICADA</text:p>
          </table:table-cell>
          <table:table-cell office:value-type="string">
            <text:p>1841,4611</text:p>
          </table:table-cell>
          <table:table-cell office:value-type="string">
            <text:p>Fazenda Palmital e Rio Branc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717-4</text:p>
          </table:table-cell>
          <table:table-cell office:value-type="string">
            <text:p>7362,67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29301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8523</text:p>
          </table:table-cell>
          <table:table-cell office:value-type="string">
            <text:p>54b0a417-8613-4dbd-9487-aa36ae5f3d39</text:p>
          </table:table-cell>
          <table:table-cell office:value-type="string">
            <text:p>BUJ</text:p>
          </table:table-cell>
          <table:table-cell office:value-type="string">
            <text:p>1420140000000185182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0130026586</text:p>
          </table:table-cell>
          <table:table-cell office:value-type="string">
            <text:p>208397</text:p>
          </table:table-cell>
          <table:table-cell office:value-type="string">
            <text:p>13/06/14</text:p>
          </table:table-cell>
          <table:table-cell office:value-type="string">
            <text:p>13/06/14</text:p>
          </table:table-cell>
          <table:table-cell office:value-type="string">
            <text:p>CERTIFICADA</text:p>
          </table:table-cell>
          <table:table-cell office:value-type="string">
            <text:p>310,8778</text:p>
          </table:table-cell>
          <table:table-cell office:value-type="string">
            <text:p>Fazenda Macedinh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293-8</text:p>
          </table:table-cell>
          <table:table-cell office:value-type="string">
            <text:p>150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05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56446</text:p>
          </table:table-cell>
          <table:table-cell office:value-type="string">
            <text:p>ca39f241-4298-4a95-9a1c-a716bacd07e4</text:p>
          </table:table-cell>
          <table:table-cell office:value-type="string">
            <text:p>BUJ</text:p>
          </table:table-cell>
          <table:table-cell office:value-type="string">
            <text:p>1420140000000201257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0130115171</text:p>
          </table:table-cell>
          <table:table-cell office:value-type="string">
            <text:p>290725</text:p>
          </table:table-cell>
          <table:table-cell office:value-type="string">
            <text:p>06/09/14</text:p>
          </table:table-cell>
          <table:table-cell office:value-type="string">
            <text:p>06/09/14</text:p>
          </table:table-cell>
          <table:table-cell office:value-type="string">
            <text:p>CERTIFICADA</text:p>
          </table:table-cell>
          <table:table-cell office:value-type="string">
            <text:p>532,4729</text:p>
          </table:table-cell>
          <table:table-cell office:value-type="string">
            <text:p>Fazenda Pomp├®u e Outros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293-8</text:p>
          </table:table-cell>
          <table:table-cell office:value-type="string">
            <text:p>1455, 773, 1527, 152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05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45492</text:p>
          </table:table-cell>
          <table:table-cell office:value-type="string">
            <text:p>1f63848d-6185-4471-ab23-795b6e4fd3c9</text:p>
          </table:table-cell>
          <table:table-cell office:value-type="string">
            <text:p>BUJ</text:p>
          </table:table-cell>
          <table:table-cell office:value-type="string">
            <text:p>14201400000001976762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0130115171</text:p>
          </table:table-cell>
          <table:table-cell office:value-type="string">
            <text:p>268917</text:p>
          </table:table-cell>
          <table:table-cell office:value-type="string">
            <text:p>19/08/14</text:p>
          </table:table-cell>
          <table:table-cell office:value-type="string">
            <text:p>19/08/14</text:p>
          </table:table-cell>
          <table:table-cell office:value-type="string">
            <text:p>CERTIFICADA</text:p>
          </table:table-cell>
          <table:table-cell office:value-type="string">
            <text:p>227,1352</text:p>
          </table:table-cell>
          <table:table-cell office:value-type="string">
            <text:p>Vargem Grande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4.557-5</text:p>
          </table:table-cell>
          <table:table-cell office:value-type="string">
            <text:p>5012,343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88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4035</text:p>
          </table:table-cell>
          <table:table-cell office:value-type="string">
            <text:p>224ec0bf-8460-4438-9dfe-c9220a5269c9</text:p>
          </table:table-cell>
          <table:table-cell office:value-type="string">
            <text:p>BUJ</text:p>
          </table:table-cell>
          <table:table-cell office:value-type="string">
            <text:p>1420150000000258857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0480003023</text:p>
          </table:table-cell>
          <table:table-cell office:value-type="string">
            <text:p>616955</text:p>
          </table:table-cell>
          <table:table-cell office:value-type="string">
            <text:p>20/07/15</text:p>
          </table:table-cell>
          <table:table-cell office:value-type="string">
            <text:p>20/07/15</text:p>
          </table:table-cell>
          <table:table-cell office:value-type="string">
            <text:p>CERTIFICADA</text:p>
          </table:table-cell>
          <table:table-cell office:value-type="string">
            <text:p>450,4382</text:p>
          </table:table-cell>
          <table:table-cell office:value-type="string">
            <text:p>Fazenda Gameleira e Espirradeira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293-8</text:p>
          </table:table-cell>
          <table:table-cell office:value-type="string">
            <text:p>199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6309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47794</text:p>
          </table:table-cell>
          <table:table-cell office:value-type="string">
            <text:p>85571794-280c-47ac-b1f9-41040c15c6e0</text:p>
          </table:table-cell>
          <table:table-cell office:value-type="string">
            <text:p>BUJ</text:p>
          </table:table-cell>
          <table:table-cell office:value-type="string">
            <text:p>14201500000002440547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0480052660</text:p>
          </table:table-cell>
          <table:table-cell office:value-type="string">
            <text:p>529384</text:p>
          </table:table-cell>
          <table:table-cell office:value-type="string">
            <text:p>04/05/15</text:p>
          </table:table-cell>
          <table:table-cell office:value-type="string">
            <text:p>04/05/15</text:p>
          </table:table-cell>
          <table:table-cell office:value-type="string">
            <text:p>CERTIFICADA</text:p>
          </table:table-cell>
          <table:table-cell office:value-type="string">
            <text:p>5544,0442</text:p>
          </table:table-cell>
          <table:table-cell office:value-type="string">
            <text:p>Fazenda Yolanda e Tamandu├í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293-8</text:p>
          </table:table-cell>
          <table:table-cell office:value-type="string">
            <text:p>179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6309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6825</text:p>
          </table:table-cell>
          <table:table-cell office:value-type="string">
            <text:p>3703d755-4b7a-4094-8327-c8345abe6f1a</text:p>
          </table:table-cell>
          <table:table-cell office:value-type="string">
            <text:p>BUJ</text:p>
          </table:table-cell>
          <table:table-cell office:value-type="string">
            <text:p>1420140000000175874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0560032121</text:p>
          </table:table-cell>
          <table:table-cell office:value-type="string">
            <text:p>205508</text:p>
          </table:table-cell>
          <table:table-cell office:value-type="string">
            <text:p>10/06/14</text:p>
          </table:table-cell>
          <table:table-cell office:value-type="string">
            <text:p>10/06/14</text:p>
          </table:table-cell>
          <table:table-cell office:value-type="string">
            <text:p>CERTIFICADA</text:p>
          </table:table-cell>
          <table:table-cell office:value-type="string">
            <text:p>191,4925</text:p>
          </table:table-cell>
          <table:table-cell office:value-type="string">
            <text:p>Fazenda Cachoeira Alegre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4.557-5</text:p>
          </table:table-cell>
          <table:table-cell office:value-type="string">
            <text:p>889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88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22708</text:p>
          </table:table-cell>
          <table:table-cell office:value-type="string">
            <text:p>cb5cc4cf-709f-4733-a7c8-efa5d320f808</text:p>
          </table:table-cell>
          <table:table-cell office:value-type="string">
            <text:p>BUJ</text:p>
          </table:table-cell>
          <table:table-cell office:value-type="string">
            <text:p>1420140000000171372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100026154</text:p>
          </table:table-cell>
          <table:table-cell office:value-type="string">
            <text:p>463169</text:p>
          </table:table-cell>
          <table:table-cell office:value-type="string">
            <text:p>25/02/15</text:p>
          </table:table-cell>
          <table:table-cell office:value-type="string">
            <text:p>25/02/15</text:p>
          </table:table-cell>
          <table:table-cell office:value-type="string">
            <text:p>CERTIFICADA</text:p>
          </table:table-cell>
          <table:table-cell office:value-type="string">
            <text:p>63,4947</text:p>
          </table:table-cell>
          <table:table-cell office:value-type="string">
            <text:p>Breja├║ba, Bexiga ou Carm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49-7</text:p>
          </table:table-cell>
          <table:table-cell office:value-type="string">
            <text:p>1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275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22707</text:p>
          </table:table-cell>
          <table:table-cell office:value-type="string">
            <text:p>5c67b8df-487a-4a86-86ec-92acc203e287</text:p>
          </table:table-cell>
          <table:table-cell office:value-type="string">
            <text:p>BUJ</text:p>
          </table:table-cell>
          <table:table-cell office:value-type="string">
            <text:p>1420140000000171372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100026154</text:p>
          </table:table-cell>
          <table:table-cell office:value-type="string">
            <text:p>463169</text:p>
          </table:table-cell>
          <table:table-cell office:value-type="string">
            <text:p>25/02/15</text:p>
          </table:table-cell>
          <table:table-cell office:value-type="string">
            <text:p>25/02/15</text:p>
          </table:table-cell>
          <table:table-cell office:value-type="string">
            <text:p>CERTIFICADA</text:p>
          </table:table-cell>
          <table:table-cell office:value-type="string">
            <text:p>172,6093</text:p>
          </table:table-cell>
          <table:table-cell office:value-type="string">
            <text:p>Breja├║ba, Bexiga ou Carm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49-7</text:p>
          </table:table-cell>
          <table:table-cell office:value-type="string">
            <text:p>1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275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30109</text:p>
          </table:table-cell>
          <table:table-cell office:value-type="string">
            <text:p>740d98b4-be63-4a47-882a-94ba28a3fba2</text:p>
          </table:table-cell>
          <table:table-cell office:value-type="string">
            <text:p>BUJ</text:p>
          </table:table-cell>
          <table:table-cell office:value-type="string">
            <text:p>1420140000000191000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290107660</text:p>
          </table:table-cell>
          <table:table-cell office:value-type="string">
            <text:p>233555</text:p>
          </table:table-cell>
          <table:table-cell office:value-type="string">
            <text:p>16/07/14</text:p>
          </table:table-cell>
          <table:table-cell office:value-type="string">
            <text:p>16/07/14</text:p>
          </table:table-cell>
          <table:table-cell office:value-type="string">
            <text:p>CERTIFICADA</text:p>
          </table:table-cell>
          <table:table-cell office:value-type="string">
            <text:p>559,2968</text:p>
          </table:table-cell>
          <table:table-cell office:value-type="string">
            <text:p>Ribeir├úo da Barreira e C├│rrego Jaracati├í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4.557-5</text:p>
          </table:table-cell>
          <table:table-cell office:value-type="string">
            <text:p>943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28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36339</text:p>
          </table:table-cell>
          <table:table-cell office:value-type="string">
            <text:p>156c01af-3ff3-48c2-bf41-cc075c8a2355</text:p>
          </table:table-cell>
          <table:table-cell office:value-type="string">
            <text:p>BUJ</text:p>
          </table:table-cell>
          <table:table-cell office:value-type="string">
            <text:p>14201400000001939812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530106429</text:p>
          </table:table-cell>
          <table:table-cell office:value-type="string">
            <text:p>248108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561,9586</text:p>
          </table:table-cell>
          <table:table-cell office:value-type="string">
            <text:p>Fazenda Cumieira, Fazenda C├│rrego Soveno e Barra Grande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726-5</text:p>
          </table:table-cell>
          <table:table-cell office:value-type="string">
            <text:p>5810, 6871, 1993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361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60620</text:p>
          </table:table-cell>
          <table:table-cell office:value-type="string">
            <text:p>7d7b2155-0c0a-4451-b93c-4fc1b9cafdc3</text:p>
          </table:table-cell>
          <table:table-cell office:value-type="string">
            <text:p>BUJ</text:p>
          </table:table-cell>
          <table:table-cell office:value-type="string">
            <text:p>14201400000002029447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532803720</text:p>
          </table:table-cell>
          <table:table-cell office:value-type="string">
            <text:p>299882</text:p>
          </table:table-cell>
          <table:table-cell office:value-type="string">
            <text:p>15/09/14</text:p>
          </table:table-cell>
          <table:table-cell office:value-type="string">
            <text:p>15/09/14</text:p>
          </table:table-cell>
          <table:table-cell office:value-type="string">
            <text:p>CERTIFICADA</text:p>
          </table:table-cell>
          <table:table-cell office:value-type="string">
            <text:p>3984,0842</text:p>
          </table:table-cell>
          <table:table-cell office:value-type="string">
            <text:p>Horto Mesquita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726-5</text:p>
          </table:table-cell>
          <table:table-cell office:value-type="string">
            <text:p>98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5895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60619</text:p>
          </table:table-cell>
          <table:table-cell office:value-type="string">
            <text:p>24ce07c3-513d-4a65-a2e7-b7a4ba0f83a1</text:p>
          </table:table-cell>
          <table:table-cell office:value-type="string">
            <text:p>BUJ</text:p>
          </table:table-cell>
          <table:table-cell office:value-type="string">
            <text:p>14201400000002029447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532803720</text:p>
          </table:table-cell>
          <table:table-cell office:value-type="string">
            <text:p>299882</text:p>
          </table:table-cell>
          <table:table-cell office:value-type="string">
            <text:p>15/09/14</text:p>
          </table:table-cell>
          <table:table-cell office:value-type="string">
            <text:p>15/09/14</text:p>
          </table:table-cell>
          <table:table-cell office:value-type="string">
            <text:p>CERTIFICADA</text:p>
          </table:table-cell>
          <table:table-cell office:value-type="string">
            <text:p>5311,5809</text:p>
          </table:table-cell>
          <table:table-cell office:value-type="string">
            <text:p>Horto Mesquita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726-5</text:p>
          </table:table-cell>
          <table:table-cell office:value-type="string">
            <text:p>98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5895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40792</text:p>
          </table:table-cell>
          <table:table-cell office:value-type="string">
            <text:p>9fdb6b7a-56cc-4230-b93a-15995ebcc26d</text:p>
          </table:table-cell>
          <table:table-cell office:value-type="string">
            <text:p>BUJ</text:p>
          </table:table-cell>
          <table:table-cell office:value-type="string">
            <text:p>1420140000000175866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700049522</text:p>
          </table:table-cell>
          <table:table-cell office:value-type="string">
            <text:p>256810</text:p>
          </table:table-cell>
          <table:table-cell office:value-type="string">
            <text:p>11/08/14</text:p>
          </table:table-cell>
          <table:table-cell office:value-type="string">
            <text:p>11/08/14</text:p>
          </table:table-cell>
          <table:table-cell office:value-type="string">
            <text:p>CERTIFICADA</text:p>
          </table:table-cell>
          <table:table-cell office:value-type="string">
            <text:p>47,2814</text:p>
          </table:table-cell>
          <table:table-cell office:value-type="string">
            <text:p>FAZENDA JAC├Ü-TRONQUEIRAS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80-2</text:p>
          </table:table-cell>
          <table:table-cell office:value-type="string">
            <text:p>68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486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43036</text:p>
          </table:table-cell>
          <table:table-cell office:value-type="string">
            <text:p>4807ef94-4359-43b4-a024-a054dbc9e374</text:p>
          </table:table-cell>
          <table:table-cell office:value-type="string">
            <text:p>BUJ</text:p>
          </table:table-cell>
          <table:table-cell office:value-type="string">
            <text:p>14201500000002412805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700077224</text:p>
          </table:table-cell>
          <table:table-cell office:value-type="string">
            <text:p>515570</text:p>
          </table:table-cell>
          <table:table-cell office:value-type="string">
            <text:p>16/04/15</text:p>
          </table:table-cell>
          <table:table-cell office:value-type="string">
            <text:p>16/04/15</text:p>
          </table:table-cell>
          <table:table-cell office:value-type="string">
            <text:p>CERTIFICADA</text:p>
          </table:table-cell>
          <table:table-cell office:value-type="string">
            <text:p>1378,8536</text:p>
          </table:table-cell>
          <table:table-cell office:value-type="string">
            <text:p>Fazenda Cataquinho, Boa Vista e Tronqueira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80-2</text:p>
          </table:table-cell>
          <table:table-cell office:value-type="string">
            <text:p>833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486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19613</text:p>
          </table:table-cell>
          <table:table-cell office:value-type="string">
            <text:p>0826073c-dcf4-4ebf-b524-c7dae4f08dd3</text:p>
          </table:table-cell>
          <table:table-cell office:value-type="string">
            <text:p>BUJ</text:p>
          </table:table-cell>
          <table:table-cell office:value-type="string">
            <text:p>14201500000002301782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700082570</text:p>
          </table:table-cell>
          <table:table-cell office:value-type="string">
            <text:p>455051</text:p>
          </table:table-cell>
          <table:table-cell office:value-type="string">
            <text:p>13/02/15</text:p>
          </table:table-cell>
          <table:table-cell office:value-type="string">
            <text:p>13/02/15</text:p>
          </table:table-cell>
          <table:table-cell office:value-type="string">
            <text:p>CERTIFICADA</text:p>
          </table:table-cell>
          <table:table-cell office:value-type="string">
            <text:p>910,3054</text:p>
          </table:table-cell>
          <table:table-cell office:value-type="string">
            <text:p>Cristais e Cabeceiras do Taquara├º├║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80-2</text:p>
          </table:table-cell>
          <table:table-cell office:value-type="string">
            <text:p>8550,15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192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88085</text:p>
          </table:table-cell>
          <table:table-cell office:value-type="string">
            <text:p>d8dd47b9-7bd5-4b2d-9826-c5a9cbf32686</text:p>
          </table:table-cell>
          <table:table-cell office:value-type="string">
            <text:p>BUJ</text:p>
          </table:table-cell>
          <table:table-cell office:value-type="string">
            <text:p>1420140000000181434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700218812</text:p>
          </table:table-cell>
          <table:table-cell office:value-type="string">
            <text:p>170314</text:p>
          </table:table-cell>
          <table:table-cell office:value-type="string">
            <text:p>22/05/14</text:p>
          </table:table-cell>
          <table:table-cell office:value-type="string">
            <text:p>22/05/14</text:p>
          </table:table-cell>
          <table:table-cell office:value-type="string">
            <text:p>CERTIFICADA</text:p>
          </table:table-cell>
          <table:table-cell office:value-type="string">
            <text:p>60,0758</text:p>
          </table:table-cell>
          <table:table-cell office:value-type="string">
            <text:p>├ügua Branca, Fazenda Palmital, C├│rrego do On├ºa, Grota do Palmital e Bento Marian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80-2</text:p>
          </table:table-cell>
          <table:table-cell office:value-type="string">
            <text:p>1084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486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23089</text:p>
          </table:table-cell>
          <table:table-cell office:value-type="string">
            <text:p>2aa0598a-2081-4008-bf17-6faf6ab7bc51</text:p>
          </table:table-cell>
          <table:table-cell office:value-type="string">
            <text:p>BUJ</text:p>
          </table:table-cell>
          <table:table-cell office:value-type="string">
            <text:p>1420140000000188111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960036890</text:p>
          </table:table-cell>
          <table:table-cell office:value-type="string">
            <text:p>218904</text:p>
          </table:table-cell>
          <table:table-cell office:value-type="string">
            <text:p>30/06/14</text:p>
          </table:table-cell>
          <table:table-cell office:value-type="string">
            <text:p>30/06/14</text:p>
          </table:table-cell>
          <table:table-cell office:value-type="string">
            <text:p>CERTIFICADA</text:p>
          </table:table-cell>
          <table:table-cell office:value-type="string">
            <text:p>325,461</text:p>
          </table:table-cell>
          <table:table-cell office:value-type="string">
            <text:p>Serra do Macuc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55-4</text:p>
          </table:table-cell>
          <table:table-cell office:value-type="string">
            <text:p>198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56809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79772</text:p>
          </table:table-cell>
          <table:table-cell office:value-type="string">
            <text:p>07b5e586-69e4-414b-90c4-ea44a069398c</text:p>
          </table:table-cell>
          <table:table-cell office:value-type="string">
            <text:p>BUJ</text:p>
          </table:table-cell>
          <table:table-cell office:value-type="string">
            <text:p>1420140000000175870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960068237</text:p>
          </table:table-cell>
          <table:table-cell office:value-type="string">
            <text:p>147695</text:p>
          </table:table-cell>
          <table:table-cell office:value-type="string">
            <text:p>24/04/14</text:p>
          </table:table-cell>
          <table:table-cell office:value-type="string">
            <text:p>24/04/14</text:p>
          </table:table-cell>
          <table:table-cell office:value-type="string">
            <text:p>CERTIFICADA</text:p>
          </table:table-cell>
          <table:table-cell office:value-type="string">
            <text:p>161,1998</text:p>
          </table:table-cell>
          <table:table-cell office:value-type="string">
            <text:p>FAZENDA LAJEADO / CACHOEIRA ALEGRE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55-4</text:p>
          </table:table-cell>
          <table:table-cell office:value-type="string">
            <text:p>32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56809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87449</text:p>
          </table:table-cell>
          <table:table-cell office:value-type="string">
            <text:p>38103434-5551-4b90-9f94-131a2963c6a8</text:p>
          </table:table-cell>
          <table:table-cell office:value-type="string">
            <text:p>BUJ</text:p>
          </table:table-cell>
          <table:table-cell office:value-type="string">
            <text:p>1420140000000181123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1960068237</text:p>
          </table:table-cell>
          <table:table-cell office:value-type="string">
            <text:p>169045</text:p>
          </table:table-cell>
          <table:table-cell office:value-type="string">
            <text:p>21/05/14</text:p>
          </table:table-cell>
          <table:table-cell office:value-type="string">
            <text:p>21/05/14</text:p>
          </table:table-cell>
          <table:table-cell office:value-type="string">
            <text:p>CERTIFICADA</text:p>
          </table:table-cell>
          <table:table-cell office:value-type="string">
            <text:p>178,5415</text:p>
          </table:table-cell>
          <table:table-cell office:value-type="string">
            <text:p>Fazenda Moreira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4.557-5</text:p>
          </table:table-cell>
          <table:table-cell office:value-type="string">
            <text:p>1190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28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86689</text:p>
          </table:table-cell>
          <table:table-cell office:value-type="string">
            <text:p>a191878d-be55-4bc4-ba70-179c9f5026ac</text:p>
          </table:table-cell>
          <table:table-cell office:value-type="string">
            <text:p>BUJ</text:p>
          </table:table-cell>
          <table:table-cell office:value-type="string">
            <text:p>1420150000000265660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82850038754</text:p>
          </table:table-cell>
          <table:table-cell office:value-type="string">
            <text:p>669114</text:p>
          </table:table-cell>
          <table:table-cell office:value-type="string">
            <text:p>24/08/15</text:p>
          </table:table-cell>
          <table:table-cell office:value-type="string">
            <text:p>24/08/15</text:p>
          </table:table-cell>
          <table:table-cell office:value-type="string">
            <text:p>CERTIFICADA</text:p>
          </table:table-cell>
          <table:table-cell office:value-type="string">
            <text:p>1848,3467</text:p>
          </table:table-cell>
          <table:table-cell office:value-type="string">
            <text:p>Fazenda Virgin├│polis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49-7</text:p>
          </table:table-cell>
          <table:table-cell office:value-type="string">
            <text:p>302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718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9818</text:p>
          </table:table-cell>
          <table:table-cell office:value-type="string">
            <text:p>f4cb0115-0b69-4fbf-8f08-1a7b24debc66</text:p>
          </table:table-cell>
          <table:table-cell office:value-type="string">
            <text:p>BUJ</text:p>
          </table:table-cell>
          <table:table-cell office:value-type="string">
            <text:p>1420140000000177811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31140123273</text:p>
          </table:table-cell>
          <table:table-cell office:value-type="string">
            <text:p>211414</text:p>
          </table:table-cell>
          <table:table-cell office:value-type="string">
            <text:p>18/06/14</text:p>
          </table:table-cell>
          <table:table-cell office:value-type="string">
            <text:p>18/06/14</text:p>
          </table:table-cell>
          <table:table-cell office:value-type="string">
            <text:p>CERTIFICADA</text:p>
          </table:table-cell>
          <table:table-cell office:value-type="string">
            <text:p>1362,5959</text:p>
          </table:table-cell>
          <table:table-cell office:value-type="string">
            <text:p>Fazenda Horto Cururu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783-6</text:p>
          </table:table-cell>
          <table:table-cell office:value-type="string">
            <text:p>624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572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7099</text:p>
          </table:table-cell>
          <table:table-cell office:value-type="string">
            <text:p>c7735ceb-ea0d-4116-a4b0-6995f899d737</text:p>
          </table:table-cell>
          <table:table-cell office:value-type="string">
            <text:p>BUJ</text:p>
          </table:table-cell>
          <table:table-cell office:value-type="string">
            <text:p>14201400000001849002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70120135440</text:p>
          </table:table-cell>
          <table:table-cell office:value-type="string">
            <text:p>205774</text:p>
          </table:table-cell>
          <table:table-cell office:value-type="string">
            <text:p>10/06/14</text:p>
          </table:table-cell>
          <table:table-cell office:value-type="string">
            <text:p>10/06/14</text:p>
          </table:table-cell>
          <table:table-cell office:value-type="string">
            <text:p>CERTIFICADA</text:p>
          </table:table-cell>
          <table:table-cell office:value-type="string">
            <text:p>32,8689</text:p>
          </table:table-cell>
          <table:table-cell office:value-type="string">
            <text:p>Fazenda Ipanem├ú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4.566-6</text:p>
          </table:table-cell>
          <table:table-cell office:value-type="string">
            <text:p>205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313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81540</text:p>
          </table:table-cell>
          <table:table-cell office:value-type="string">
            <text:p>9a3fadf0-0e59-49b5-99d3-30e75292cba1</text:p>
          </table:table-cell>
          <table:table-cell office:value-type="string">
            <text:p>BUJ</text:p>
          </table:table-cell>
          <table:table-cell office:value-type="string">
            <text:p>1420140000000212067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71520024024</text:p>
          </table:table-cell>
          <table:table-cell office:value-type="string">
            <text:p>353108</text:p>
          </table:table-cell>
          <table:table-cell office:value-type="string">
            <text:p>31/10/14</text:p>
          </table:table-cell>
          <table:table-cell office:value-type="string">
            <text:p>04/11/14</text:p>
          </table:table-cell>
          <table:table-cell office:value-type="string">
            <text:p>CERTIFICADA</text:p>
          </table:table-cell>
          <table:table-cell office:value-type="string">
            <text:p>202,5633</text:p>
          </table:table-cell>
          <table:table-cell office:value-type="string">
            <text:p>Tijuco Pret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66-1</text:p>
          </table:table-cell>
          <table:table-cell office:value-type="string">
            <text:p>42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403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29759</text:p>
          </table:table-cell>
          <table:table-cell office:value-type="string">
            <text:p>28b0fab4-c7d6-4eab-99ab-2dc461e89aba</text:p>
          </table:table-cell>
          <table:table-cell office:value-type="string">
            <text:p>BUJ</text:p>
          </table:table-cell>
          <table:table-cell office:value-type="string">
            <text:p>1420140000000190908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71520027554</text:p>
          </table:table-cell>
          <table:table-cell office:value-type="string">
            <text:p>232729</text:p>
          </table:table-cell>
          <table:table-cell office:value-type="string">
            <text:p>15/07/14</text:p>
          </table:table-cell>
          <table:table-cell office:value-type="string">
            <text:p>15/07/14</text:p>
          </table:table-cell>
          <table:table-cell office:value-type="string">
            <text:p>CERTIFICADA</text:p>
          </table:table-cell>
          <table:table-cell office:value-type="string">
            <text:p>346,0707</text:p>
          </table:table-cell>
          <table:table-cell office:value-type="string">
            <text:p>Fazenda Turv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66-1</text:p>
          </table:table-cell>
          <table:table-cell office:value-type="string">
            <text:p>60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403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7473</text:p>
          </table:table-cell>
          <table:table-cell office:value-type="string">
            <text:p>61245541-f88e-4f3f-9f83-2f8bd9a21495</text:p>
          </table:table-cell>
          <table:table-cell office:value-type="string">
            <text:p>BUJ</text:p>
          </table:table-cell>
          <table:table-cell office:value-type="string">
            <text:p>1420140000000183554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72170037272</text:p>
          </table:table-cell>
          <table:table-cell office:value-type="string">
            <text:p>206388</text:p>
          </table:table-cell>
          <table:table-cell office:value-type="string">
            <text:p>11/06/14</text:p>
          </table:table-cell>
          <table:table-cell office:value-type="string">
            <text:p>11/06/14</text:p>
          </table:table-cell>
          <table:table-cell office:value-type="string">
            <text:p>CERTIFICADA</text:p>
          </table:table-cell>
          <table:table-cell office:value-type="string">
            <text:p>775,3868</text:p>
          </table:table-cell>
          <table:table-cell office:value-type="string">
            <text:p>Fazenda do Pi├úo e Sap├® e S├úo Mateus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721-6</text:p>
          </table:table-cell>
          <table:table-cell office:value-type="string">
            <text:p>1706,170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259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4176</text:p>
          </table:table-cell>
          <table:table-cell office:value-type="string">
            <text:p>039e7499-23c5-4fc9-b818-020479706bf2</text:p>
          </table:table-cell>
          <table:table-cell office:value-type="string">
            <text:p>BUJ</text:p>
          </table:table-cell>
          <table:table-cell office:value-type="string">
            <text:p>1420140000000183548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72170037272</text:p>
          </table:table-cell>
          <table:table-cell office:value-type="string">
            <text:p>200414</text:p>
          </table:table-cell>
          <table:table-cell office:value-type="string">
            <text:p>03/06/14</text:p>
          </table:table-cell>
          <table:table-cell office:value-type="string">
            <text:p>03/06/14</text:p>
          </table:table-cell>
          <table:table-cell office:value-type="string">
            <text:p>CERTIFICADA</text:p>
          </table:table-cell>
          <table:table-cell office:value-type="string">
            <text:p>130,9442</text:p>
          </table:table-cell>
          <table:table-cell office:value-type="string">
            <text:p>Fazenda Arruda, Pi├úo e C├│rrego da Tiririca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700-0</text:p>
          </table:table-cell>
          <table:table-cell office:value-type="string">
            <text:p>1270,19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580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35379</text:p>
          </table:table-cell>
          <table:table-cell office:value-type="string">
            <text:p>a64ae96e-2d50-49bb-983a-41b80342ba55</text:p>
          </table:table-cell>
          <table:table-cell office:value-type="string">
            <text:p>BUJ</text:p>
          </table:table-cell>
          <table:table-cell office:value-type="string">
            <text:p>14201400000001849207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72330005070</text:p>
          </table:table-cell>
          <table:table-cell office:value-type="string">
            <text:p>244900</text:p>
          </table:table-cell>
          <table:table-cell office:value-type="string">
            <text:p>28/07/14</text:p>
          </table:table-cell>
          <table:table-cell office:value-type="string">
            <text:p>28/07/14</text:p>
          </table:table-cell>
          <table:table-cell office:value-type="string">
            <text:p>CERTIFICADA</text:p>
          </table:table-cell>
          <table:table-cell office:value-type="string">
            <text:p>76,5254</text:p>
          </table:table-cell>
          <table:table-cell office:value-type="string">
            <text:p>Fazenda Canavial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66-1</text:p>
          </table:table-cell>
          <table:table-cell office:value-type="string">
            <text:p>45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610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39849</text:p>
          </table:table-cell>
          <table:table-cell office:value-type="string">
            <text:p>7c2d5e2e-b0d1-4190-abac-b46f350c15ac</text:p>
          </table:table-cell>
          <table:table-cell office:value-type="string">
            <text:p>BUJ</text:p>
          </table:table-cell>
          <table:table-cell office:value-type="string">
            <text:p>1420140000000184915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72330062627</text:p>
          </table:table-cell>
          <table:table-cell office:value-type="string">
            <text:p>255844</text:p>
          </table:table-cell>
          <table:table-cell office:value-type="string">
            <text:p>08/08/14</text:p>
          </table:table-cell>
          <table:table-cell office:value-type="string">
            <text:p>08/08/14</text:p>
          </table:table-cell>
          <table:table-cell office:value-type="string">
            <text:p>CERTIFICADA</text:p>
          </table:table-cell>
          <table:table-cell office:value-type="string">
            <text:p>124,8632</text:p>
          </table:table-cell>
          <table:table-cell office:value-type="string">
            <text:p>Rosa Maria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66-1</text:p>
          </table:table-cell>
          <table:table-cell office:value-type="string">
            <text:p>46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610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54224</text:p>
          </table:table-cell>
          <table:table-cell office:value-type="string">
            <text:p>b8e4b641-7a03-4353-884e-dc45e7e4a1db</text:p>
          </table:table-cell>
          <table:table-cell office:value-type="string">
            <text:p>BUJ</text:p>
          </table:table-cell>
          <table:table-cell office:value-type="string">
            <text:p>1420130000000155710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72330118274</text:p>
          </table:table-cell>
          <table:table-cell office:value-type="string">
            <text:p>72120</text:p>
          </table:table-cell>
          <table:table-cell office:value-type="string">
            <text:p>27/12/13</text:p>
          </table:table-cell>
          <table:table-cell office:value-type="string">
            <text:p>27/12/13</text:p>
          </table:table-cell>
          <table:table-cell office:value-type="string">
            <text:p>CERTIFICADA</text:p>
          </table:table-cell>
          <table:table-cell office:value-type="string">
            <text:p>67,3249</text:p>
          </table:table-cell>
          <table:table-cell office:value-type="string">
            <text:p>Bicudos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66-1</text:p>
          </table:table-cell>
          <table:table-cell office:value-type="string">
            <text:p>359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610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01669</text:p>
          </table:table-cell>
          <table:table-cell office:value-type="string">
            <text:p>5181f041-cb12-4b52-a2ab-9ffb2b64fc5b</text:p>
          </table:table-cell>
          <table:table-cell office:value-type="string">
            <text:p>BUJ</text:p>
          </table:table-cell>
          <table:table-cell office:value-type="string">
            <text:p>1420140000000220553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270470820</text:p>
          </table:table-cell>
          <table:table-cell office:value-type="string">
            <text:p>405016</text:p>
          </table:table-cell>
          <table:table-cell office:value-type="string">
            <text:p>12/12/14</text:p>
          </table:table-cell>
          <table:table-cell office:value-type="string">
            <text:p>12/12/14</text:p>
          </table:table-cell>
          <table:table-cell office:value-type="string">
            <text:p>CERTIFICADA</text:p>
          </table:table-cell>
          <table:table-cell office:value-type="string">
            <text:p>2638,2829</text:p>
          </table:table-cell>
          <table:table-cell office:value-type="string">
            <text:p>Chapad├úo, C├│rrego Boach├í, Boa Vista e Queixada e Outros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906-5</text:p>
          </table:table-cell>
          <table:table-cell office:value-type="string">
            <text:p>7989,101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3115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3932</text:p>
          </table:table-cell>
          <table:table-cell office:value-type="string">
            <text:p>233d73fc-2cd2-4239-bc77-c23c3be1d9c6</text:p>
          </table:table-cell>
          <table:table-cell office:value-type="string">
            <text:p>BUJ</text:p>
          </table:table-cell>
          <table:table-cell office:value-type="string">
            <text:p>1420150000000238400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270544964</text:p>
          </table:table-cell>
          <table:table-cell office:value-type="string">
            <text:p>586272</text:p>
          </table:table-cell>
          <table:table-cell office:value-type="string">
            <text:p>23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40,4583</text:p>
          </table:table-cell>
          <table:table-cell office:value-type="string">
            <text:p>Horto Concess├úo Gleba A2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906-5</text:p>
          </table:table-cell>
          <table:table-cell office:value-type="string">
            <text:p>3104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134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3931</text:p>
          </table:table-cell>
          <table:table-cell office:value-type="string">
            <text:p>0ba963dd-187c-4ee9-b926-27835fa7273c</text:p>
          </table:table-cell>
          <table:table-cell office:value-type="string">
            <text:p>BUJ</text:p>
          </table:table-cell>
          <table:table-cell office:value-type="string">
            <text:p>1420150000000238400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270544964</text:p>
          </table:table-cell>
          <table:table-cell office:value-type="string">
            <text:p>586272</text:p>
          </table:table-cell>
          <table:table-cell office:value-type="string">
            <text:p>23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141,1824</text:p>
          </table:table-cell>
          <table:table-cell office:value-type="string">
            <text:p>Horto Concess├úo Gleba A2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906-5</text:p>
          </table:table-cell>
          <table:table-cell office:value-type="string">
            <text:p>3104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134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3930</text:p>
          </table:table-cell>
          <table:table-cell office:value-type="string">
            <text:p>840cfcbf-9af1-41f4-95f2-d369fe7bdf57</text:p>
          </table:table-cell>
          <table:table-cell office:value-type="string">
            <text:p>BUJ</text:p>
          </table:table-cell>
          <table:table-cell office:value-type="string">
            <text:p>1420150000000238400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270544964</text:p>
          </table:table-cell>
          <table:table-cell office:value-type="string">
            <text:p>586272</text:p>
          </table:table-cell>
          <table:table-cell office:value-type="string">
            <text:p>23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6885,5781</text:p>
          </table:table-cell>
          <table:table-cell office:value-type="string">
            <text:p>Horto Concess├úo Gleba A2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906-5</text:p>
          </table:table-cell>
          <table:table-cell office:value-type="string">
            <text:p>3104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134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3973</text:p>
          </table:table-cell>
          <table:table-cell office:value-type="string">
            <text:p>d96409ca-0571-488f-b22c-dc350f3dadb4</text:p>
          </table:table-cell>
          <table:table-cell office:value-type="string">
            <text:p>BUJ</text:p>
          </table:table-cell>
          <table:table-cell office:value-type="string">
            <text:p>1420150000000238349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270544964</text:p>
          </table:table-cell>
          <table:table-cell office:value-type="string">
            <text:p>586520</text:p>
          </table:table-cell>
          <table:table-cell office:value-type="string">
            <text:p>23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5980,8382</text:p>
          </table:table-cell>
          <table:table-cell office:value-type="string">
            <text:p>Horto Concess├úo I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906-5</text:p>
          </table:table-cell>
          <table:table-cell office:value-type="string">
            <text:p>3017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134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4079</text:p>
          </table:table-cell>
          <table:table-cell office:value-type="string">
            <text:p>1117b122-f8f1-4740-8677-98c3b08445df</text:p>
          </table:table-cell>
          <table:table-cell office:value-type="string">
            <text:p>BUJ</text:p>
          </table:table-cell>
          <table:table-cell office:value-type="string">
            <text:p>1420150000000238367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270544964</text:p>
          </table:table-cell>
          <table:table-cell office:value-type="string">
            <text:p>586611</text:p>
          </table:table-cell>
          <table:table-cell office:value-type="string">
            <text:p>23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1792,9143</text:p>
          </table:table-cell>
          <table:table-cell office:value-type="string">
            <text:p>Horto Concess├úo e Fazenda Pra├ºa da On├ºa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906-5</text:p>
          </table:table-cell>
          <table:table-cell office:value-type="string">
            <text:p>3016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7802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3869</text:p>
          </table:table-cell>
          <table:table-cell office:value-type="string">
            <text:p>1c30c61a-208b-4a32-ac59-467b9b9d648f</text:p>
          </table:table-cell>
          <table:table-cell office:value-type="string">
            <text:p>BUJ</text:p>
          </table:table-cell>
          <table:table-cell office:value-type="string">
            <text:p>1420140000000219654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270544964</text:p>
          </table:table-cell>
          <table:table-cell office:value-type="string">
            <text:p>585689</text:p>
          </table:table-cell>
          <table:table-cell office:value-type="string">
            <text:p>22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284,123</text:p>
          </table:table-cell>
          <table:table-cell office:value-type="string">
            <text:p>Horto Concess├ú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4.566-6</text:p>
          </table:table-cell>
          <table:table-cell office:value-type="string">
            <text:p>3643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3115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3868</text:p>
          </table:table-cell>
          <table:table-cell office:value-type="string">
            <text:p>a7d736a5-8842-48c1-8250-20d1c19c852c</text:p>
          </table:table-cell>
          <table:table-cell office:value-type="string">
            <text:p>BUJ</text:p>
          </table:table-cell>
          <table:table-cell office:value-type="string">
            <text:p>1420140000000219654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270544964</text:p>
          </table:table-cell>
          <table:table-cell office:value-type="string">
            <text:p>585689</text:p>
          </table:table-cell>
          <table:table-cell office:value-type="string">
            <text:p>22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945,0204</text:p>
          </table:table-cell>
          <table:table-cell office:value-type="string">
            <text:p>Horto Concess├ú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4.566-6</text:p>
          </table:table-cell>
          <table:table-cell office:value-type="string">
            <text:p>3643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3115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3867</text:p>
          </table:table-cell>
          <table:table-cell office:value-type="string">
            <text:p>12b70c3d-d1f2-4014-ad69-d2a70d3db5de</text:p>
          </table:table-cell>
          <table:table-cell office:value-type="string">
            <text:p>BUJ</text:p>
          </table:table-cell>
          <table:table-cell office:value-type="string">
            <text:p>1420140000000219654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270544964</text:p>
          </table:table-cell>
          <table:table-cell office:value-type="string">
            <text:p>585689</text:p>
          </table:table-cell>
          <table:table-cell office:value-type="string">
            <text:p>22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1773,2931</text:p>
          </table:table-cell>
          <table:table-cell office:value-type="string">
            <text:p>Horto Concess├ú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4.566-6</text:p>
          </table:table-cell>
          <table:table-cell office:value-type="string">
            <text:p>3643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3115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6989</text:p>
          </table:table-cell>
          <table:table-cell office:value-type="string">
            <text:p>a8b3b2eb-d19b-4eb6-8f1b-56b266fac439</text:p>
          </table:table-cell>
          <table:table-cell office:value-type="string">
            <text:p>BUJ</text:p>
          </table:table-cell>
          <table:table-cell office:value-type="string">
            <text:p>14201400000001848935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10100106187</text:p>
          </table:table-cell>
          <table:table-cell office:value-type="string">
            <text:p>205642</text:p>
          </table:table-cell>
          <table:table-cell office:value-type="string">
            <text:p>10/06/14</text:p>
          </table:table-cell>
          <table:table-cell office:value-type="string">
            <text:p>10/06/14</text:p>
          </table:table-cell>
          <table:table-cell office:value-type="string">
            <text:p>CERTIFICADA</text:p>
          </table:table-cell>
          <table:table-cell office:value-type="string">
            <text:p>42,7589</text:p>
          </table:table-cell>
          <table:table-cell office:value-type="string">
            <text:p>Martins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3.853-9</text:p>
          </table:table-cell>
          <table:table-cell office:value-type="string">
            <text:p>176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23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1186</text:p>
          </table:table-cell>
          <table:table-cell office:value-type="string">
            <text:p>a56454db-bac9-4d2a-90c1-c7611f1d859a</text:p>
          </table:table-cell>
          <table:table-cell office:value-type="string">
            <text:p>BUJ</text:p>
          </table:table-cell>
          <table:table-cell office:value-type="string">
            <text:p>1420140000000182378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460760099703</text:p>
          </table:table-cell>
          <table:table-cell office:value-type="string">
            <text:p>194927</text:p>
          </table:table-cell>
          <table:table-cell office:value-type="string">
            <text:p>28/05/14</text:p>
          </table:table-cell>
          <table:table-cell office:value-type="string">
            <text:p>28/05/14</text:p>
          </table:table-cell>
          <table:table-cell office:value-type="string">
            <text:p>CERTIFICADA</text:p>
          </table:table-cell>
          <table:table-cell office:value-type="string">
            <text:p>315,253</text:p>
          </table:table-cell>
          <table:table-cell office:value-type="string">
            <text:p>Fazenda Calheiros e M├úe D'├ígua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407-2</text:p>
          </table:table-cell>
          <table:table-cell office:value-type="string">
            <text:p>7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3009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83413</text:p>
          </table:table-cell>
          <table:table-cell office:value-type="string">
            <text:p>2f9744c1-8d8b-4fb1-a323-43a636254cd1</text:p>
          </table:table-cell>
          <table:table-cell office:value-type="string">
            <text:p>BUJ</text:p>
          </table:table-cell>
          <table:table-cell office:value-type="string">
            <text:p>1420140000000178174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460760099894</text:p>
          </table:table-cell>
          <table:table-cell office:value-type="string">
            <text:p>157330</text:p>
          </table:table-cell>
          <table:table-cell office:value-type="string">
            <text:p>06/05/14</text:p>
          </table:table-cell>
          <table:table-cell office:value-type="string">
            <text:p>07/05/14</text:p>
          </table:table-cell>
          <table:table-cell office:value-type="string">
            <text:p>CERTIFICADA</text:p>
          </table:table-cell>
          <table:table-cell office:value-type="string">
            <text:p>183,9497</text:p>
          </table:table-cell>
          <table:table-cell office:value-type="string">
            <text:p>S├úo Pedro</text:p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/>
          </table:table-cell>
          <table:table-cell office:value-type="string">
            <text:p>42278796000199</text:p>
          </table:table-cell>
          <table:table-cell office:value-type="string">
            <text:p>Particular</text:p>
          </table:table-cell>
          <table:table-cell office:value-type="string">
            <text:p>05.407-2</text:p>
          </table:table-cell>
          <table:table-cell office:value-type="string">
            <text:p>67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lulose Nipo ÔÇô Brasileira S/A<text:s text:c="2"/>- CENIBRA</text:p>
          </table:table-cell>
          <table:table-cell office:value-type="string">
            <text:p>42278796000199</text:p>
          </table:table-cell>
          <table:table-cell office:value-type="string">
            <text:p>3103009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69021</text:p>
          </table:table-cell>
          <table:table-cell office:value-type="string">
            <text:p>4df3e564-a744-4405-a250-b87f63c4fe26</text:p>
          </table:table-cell>
          <table:table-cell office:value-type="string">
            <text:p>DJY</text:p>
          </table:table-cell>
          <table:table-cell office:value-type="string">
            <text:p>92221220121662283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67774</text:p>
          </table:table-cell>
          <table:table-cell office:value-type="string">
            <text:p>120210</text:p>
          </table:table-cell>
          <table:table-cell office:value-type="string">
            <text:p>18/03/14</text:p>
          </table:table-cell>
          <table:table-cell office:value-type="string">
            <text:p>18/03/14</text:p>
          </table:table-cell>
          <table:table-cell office:value-type="string">
            <text:p>CERTIFICADA</text:p>
          </table:table-cell>
          <table:table-cell office:value-type="string">
            <text:p>49,5825</text:p>
          </table:table-cell>
          <table:table-cell office:value-type="string">
            <text:p>S├¡tio Rancho Alegre</text:p>
          </table:table-cell>
          <table:table-cell office:value-type="string">
            <text:p>Central Paulista A├º├║car e ├ülcool LTDA.</text:p>
          </table:table-cell>
          <table:table-cell office:value-type="string">
            <text:p/>
          </table:table-cell>
          <table:table-cell office:value-type="string">
            <text:p>61219218000207</text:p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2158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entral Paulista A├º├║car e ├ülcool LTDA.</text:p>
          </table:table-cell>
          <table:table-cell office:value-type="string">
            <text:p>61219218000207</text:p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85480</text:p>
          </table:table-cell>
          <table:table-cell office:value-type="string">
            <text:p>8f95fc5e-df32-465d-9a83-5dff97466a57</text:p>
          </table:table-cell>
          <table:table-cell office:value-type="string">
            <text:p>DG9</text:p>
          </table:table-cell>
          <table:table-cell office:value-type="string">
            <text:p>8207249795-R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10310353944</text:p>
          </table:table-cell>
          <table:table-cell office:value-type="string">
            <text:p>257214</text:p>
          </table:table-cell>
          <table:table-cell office:value-type="string">
            <text:p>11/08/14</text:p>
          </table:table-cell>
          <table:table-cell office:value-type="string">
            <text:p>11/11/14</text:p>
          </table:table-cell>
          <table:table-cell office:value-type="string">
            <text:p>CERTIFICADA</text:p>
          </table:table-cell>
          <table:table-cell office:value-type="string">
            <text:p>130,8947</text:p>
          </table:table-cell>
          <table:table-cell office:value-type="string">
            <text:p>LT 39 GL 08 LHC 60</text:p>
          </table:table-cell>
          <table:table-cell office:value-type="string">
            <text:p>CLAUDEMIR CESAR CARNEVALI</text:p>
          </table:table-cell>
          <table:table-cell office:value-type="string">
            <text:p>153629302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615-6</text:p>
          </table:table-cell>
          <table:table-cell office:value-type="string">
            <text:p>482</text:p>
          </table:table-cell>
          <table:table-cell office:value-type="string">
            <text:p>30/12/99</text:p>
          </table:table-cell>
          <table:table-cell office:value-type="string">
            <text:p>15362930249</text:p>
          </table:table-cell>
          <table:table-cell office:value-type="string">
            <text:p>CLAUDEMIR CESAR CARNEVALI</text:p>
          </table:table-cell>
          <table:table-cell office:value-type="string">
            <text:p/>
          </table:table-cell>
          <table:table-cell office:value-type="string">
            <text:p>1100023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185474</text:p>
          </table:table-cell>
          <table:table-cell office:value-type="string">
            <text:p>beb1bbd2-7af8-4d67-b077-0cf30d3d3b33</text:p>
          </table:table-cell>
          <table:table-cell office:value-type="string">
            <text:p>DG9</text:p>
          </table:table-cell>
          <table:table-cell office:value-type="string">
            <text:p>8207249795-R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10310388900</text:p>
          </table:table-cell>
          <table:table-cell office:value-type="string">
            <text:p>257264</text:p>
          </table:table-cell>
          <table:table-cell office:value-type="string">
            <text:p>11/08/14</text:p>
          </table:table-cell>
          <table:table-cell office:value-type="string">
            <text:p>11/11/14</text:p>
          </table:table-cell>
          <table:table-cell office:value-type="string">
            <text:p>CERTIFICADA</text:p>
          </table:table-cell>
          <table:table-cell office:value-type="string">
            <text:p>123,7438</text:p>
          </table:table-cell>
          <table:table-cell office:value-type="string">
            <text:p>LT 41 GL 08</text:p>
          </table:table-cell>
          <table:table-cell office:value-type="string">
            <text:p>CLAUDEMIR CESAR CARNEVALI</text:p>
          </table:table-cell>
          <table:table-cell office:value-type="string">
            <text:p>153629302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615-6</text:p>
          </table:table-cell>
          <table:table-cell office:value-type="string">
            <text:p>1659</text:p>
          </table:table-cell>
          <table:table-cell office:value-type="string">
            <text:p>30/12/99</text:p>
          </table:table-cell>
          <table:table-cell office:value-type="string">
            <text:p>15362930249</text:p>
          </table:table-cell>
          <table:table-cell office:value-type="string">
            <text:p>CLAUDEMIR CESAR CARNEVALI</text:p>
          </table:table-cell>
          <table:table-cell office:value-type="string">
            <text:p/>
          </table:table-cell>
          <table:table-cell office:value-type="string">
            <text:p>1100023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63036</text:p>
          </table:table-cell>
          <table:table-cell office:value-type="string">
            <text:p>3487045d-00a9-416f-8d70-2bc12347b7a0</text:p>
          </table:table-cell>
          <table:table-cell office:value-type="string">
            <text:p>CM4</text:p>
          </table:table-cell>
          <table:table-cell office:value-type="string">
            <text:p>3372D GO/494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0755904</text:p>
          </table:table-cell>
          <table:table-cell office:value-type="string">
            <text:p>103341</text:p>
          </table:table-cell>
          <table:table-cell office:value-type="string">
            <text:p>21/02/14</text:p>
          </table:table-cell>
          <table:table-cell office:value-type="string">
            <text:p>21/02/14</text:p>
          </table:table-cell>
          <table:table-cell office:value-type="string">
            <text:p>CERTIFICADA</text:p>
          </table:table-cell>
          <table:table-cell office:value-type="string">
            <text:p>1471,7989</text:p>
          </table:table-cell>
          <table:table-cell office:value-type="string">
            <text:p>LOTE 15 DO SETOR E</text:p>
          </table:table-cell>
          <table:table-cell office:value-type="string">
            <text:p>COLORADO S/A AGRO-INDUSTRIAL</text:p>
          </table:table-cell>
          <table:table-cell office:value-type="string">
            <text:p/>
          </table:table-cell>
          <table:table-cell office:value-type="string">
            <text:p>22970958000148</text:p>
          </table:table-cell>
          <table:table-cell office:value-type="string">
            <text:p>Particular</text:p>
          </table:table-cell>
          <table:table-cell office:value-type="string">
            <text:p>06.666-2</text:p>
          </table:table-cell>
          <table:table-cell office:value-type="string">
            <text:p>778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LORADO S/A AGRO-INDUSTRIAL</text:p>
          </table:table-cell>
          <table:table-cell office:value-type="string">
            <text:p>22970958000148</text:p>
          </table:table-cell>
          <table:table-cell office:value-type="string">
            <text:p>1501006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63040</text:p>
          </table:table-cell>
          <table:table-cell office:value-type="string">
            <text:p>8f874ea6-381a-4411-94cd-3c43b3c3432f</text:p>
          </table:table-cell>
          <table:table-cell office:value-type="string">
            <text:p>CM4</text:p>
          </table:table-cell>
          <table:table-cell office:value-type="string">
            <text:p>3372D GO/494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0755904</text:p>
          </table:table-cell>
          <table:table-cell office:value-type="string">
            <text:p>103339</text:p>
          </table:table-cell>
          <table:table-cell office:value-type="string">
            <text:p>21/02/14</text:p>
          </table:table-cell>
          <table:table-cell office:value-type="string">
            <text:p>21/02/14</text:p>
          </table:table-cell>
          <table:table-cell office:value-type="string">
            <text:p>CERTIFICADA</text:p>
          </table:table-cell>
          <table:table-cell office:value-type="string">
            <text:p>1468,1696</text:p>
          </table:table-cell>
          <table:table-cell office:value-type="string">
            <text:p>LOTE 13 DO SETOR E</text:p>
          </table:table-cell>
          <table:table-cell office:value-type="string">
            <text:p>COLORADO S/A AGRO-INDUSTRIAL</text:p>
          </table:table-cell>
          <table:table-cell office:value-type="string">
            <text:p/>
          </table:table-cell>
          <table:table-cell office:value-type="string">
            <text:p>22970958000148</text:p>
          </table:table-cell>
          <table:table-cell office:value-type="string">
            <text:p>Particular</text:p>
          </table:table-cell>
          <table:table-cell office:value-type="string">
            <text:p>06.666-2</text:p>
          </table:table-cell>
          <table:table-cell office:value-type="string">
            <text:p>777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LORADO S/A AGRO-INDUSTRIAL</text:p>
          </table:table-cell>
          <table:table-cell office:value-type="string">
            <text:p>22970958000148</text:p>
          </table:table-cell>
          <table:table-cell office:value-type="string">
            <text:p>1501006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63034</text:p>
          </table:table-cell>
          <table:table-cell office:value-type="string">
            <text:p>39aad2fb-c81a-4140-b534-045c62948602</text:p>
          </table:table-cell>
          <table:table-cell office:value-type="string">
            <text:p>CM4</text:p>
          </table:table-cell>
          <table:table-cell office:value-type="string">
            <text:p>3372D GO/494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0755904</text:p>
          </table:table-cell>
          <table:table-cell office:value-type="string">
            <text:p>103330</text:p>
          </table:table-cell>
          <table:table-cell office:value-type="string">
            <text:p>21/02/14</text:p>
          </table:table-cell>
          <table:table-cell office:value-type="string">
            <text:p>21/02/14</text:p>
          </table:table-cell>
          <table:table-cell office:value-type="string">
            <text:p>CERTIFICADA</text:p>
          </table:table-cell>
          <table:table-cell office:value-type="string">
            <text:p>1275,3491</text:p>
          </table:table-cell>
          <table:table-cell office:value-type="string">
            <text:p>LOTE 02 DO SETOR E</text:p>
          </table:table-cell>
          <table:table-cell office:value-type="string">
            <text:p>COLORADO S/A AGRO-INDUSTRIAL</text:p>
          </table:table-cell>
          <table:table-cell office:value-type="string">
            <text:p/>
          </table:table-cell>
          <table:table-cell office:value-type="string">
            <text:p>22970958000148</text:p>
          </table:table-cell>
          <table:table-cell office:value-type="string">
            <text:p>Particular</text:p>
          </table:table-cell>
          <table:table-cell office:value-type="string">
            <text:p>06.784-3</text:p>
          </table:table-cell>
          <table:table-cell office:value-type="string">
            <text:p>203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LORADO S/A AGRO-INDUSTRIAL</text:p>
          </table:table-cell>
          <table:table-cell office:value-type="string">
            <text:p>22970958000148</text:p>
          </table:table-cell>
          <table:table-cell office:value-type="string">
            <text:p>1506807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63037</text:p>
          </table:table-cell>
          <table:table-cell office:value-type="string">
            <text:p>5e5d9033-4004-4f2a-9995-f6640ea2f4ab</text:p>
          </table:table-cell>
          <table:table-cell office:value-type="string">
            <text:p>CM4</text:p>
          </table:table-cell>
          <table:table-cell office:value-type="string">
            <text:p>3372D GO/494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0755904</text:p>
          </table:table-cell>
          <table:table-cell office:value-type="string">
            <text:p>103340</text:p>
          </table:table-cell>
          <table:table-cell office:value-type="string">
            <text:p>21/02/14</text:p>
          </table:table-cell>
          <table:table-cell office:value-type="string">
            <text:p>21/02/14</text:p>
          </table:table-cell>
          <table:table-cell office:value-type="string">
            <text:p>CERTIFICADA</text:p>
          </table:table-cell>
          <table:table-cell office:value-type="string">
            <text:p>1209,2268</text:p>
          </table:table-cell>
          <table:table-cell office:value-type="string">
            <text:p>LOTE 14 DO SETOR E</text:p>
          </table:table-cell>
          <table:table-cell office:value-type="string">
            <text:p>COLORADO S/A AGRO-INDUSTRIAL</text:p>
          </table:table-cell>
          <table:table-cell office:value-type="string">
            <text:p/>
          </table:table-cell>
          <table:table-cell office:value-type="string">
            <text:p>22970958000148</text:p>
          </table:table-cell>
          <table:table-cell office:value-type="string">
            <text:p>Particular</text:p>
          </table:table-cell>
          <table:table-cell office:value-type="string">
            <text:p>06.666-2</text:p>
          </table:table-cell>
          <table:table-cell office:value-type="string">
            <text:p>775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LORADO S/A AGRO-INDUSTRIAL</text:p>
          </table:table-cell>
          <table:table-cell office:value-type="string">
            <text:p>22970958000148</text:p>
          </table:table-cell>
          <table:table-cell office:value-type="string">
            <text:p>1501006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118355</text:p>
          </table:table-cell>
          <table:table-cell office:value-type="string">
            <text:p>49840fc8-4229-485a-8ef9-b8b0dabed8ef</text:p>
          </table:table-cell>
          <table:table-cell office:value-type="string">
            <text:p>CM4</text:p>
          </table:table-cell>
          <table:table-cell office:value-type="string">
            <text:p>3372D GO/494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0755904</text:p>
          </table:table-cell>
          <table:table-cell office:value-type="string">
            <text:p>207924</text:p>
          </table:table-cell>
          <table:table-cell office:value-type="string">
            <text:p>12/06/14</text:p>
          </table:table-cell>
          <table:table-cell office:value-type="string">
            <text:p>12/06/14</text:p>
          </table:table-cell>
          <table:table-cell office:value-type="string">
            <text:p>CERTIFICADA</text:p>
          </table:table-cell>
          <table:table-cell office:value-type="string">
            <text:p>1357,3938</text:p>
          </table:table-cell>
          <table:table-cell office:value-type="string">
            <text:p>LOTE 19 DO SETOR E</text:p>
          </table:table-cell>
          <table:table-cell office:value-type="string">
            <text:p>COLORADO S/A AGRO-INDUSTRIAL</text:p>
          </table:table-cell>
          <table:table-cell office:value-type="string">
            <text:p/>
          </table:table-cell>
          <table:table-cell office:value-type="string">
            <text:p>22970958000148</text:p>
          </table:table-cell>
          <table:table-cell office:value-type="string">
            <text:p>Particular</text:p>
          </table:table-cell>
          <table:table-cell office:value-type="string">
            <text:p>06.784-3</text:p>
          </table:table-cell>
          <table:table-cell office:value-type="string">
            <text:p>2046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LORADO S/A AGRO-INDUSTRIAL</text:p>
          </table:table-cell>
          <table:table-cell office:value-type="string">
            <text:p>22970958000148</text:p>
          </table:table-cell>
          <table:table-cell office:value-type="string">
            <text:p>1506807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63043</text:p>
          </table:table-cell>
          <table:table-cell office:value-type="string">
            <text:p>d738a84d-29f0-415f-a8f9-8a69cd33f469</text:p>
          </table:table-cell>
          <table:table-cell office:value-type="string">
            <text:p>CM4</text:p>
          </table:table-cell>
          <table:table-cell office:value-type="string">
            <text:p>3372D GO/494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0755904</text:p>
          </table:table-cell>
          <table:table-cell office:value-type="string">
            <text:p>103335</text:p>
          </table:table-cell>
          <table:table-cell office:value-type="string">
            <text:p>21/02/14</text:p>
          </table:table-cell>
          <table:table-cell office:value-type="string">
            <text:p>21/02/14</text:p>
          </table:table-cell>
          <table:table-cell office:value-type="string">
            <text:p>CERTIFICADA</text:p>
          </table:table-cell>
          <table:table-cell office:value-type="string">
            <text:p>1026,1866</text:p>
          </table:table-cell>
          <table:table-cell office:value-type="string">
            <text:p>LOTE 09 DO SETOR E</text:p>
          </table:table-cell>
          <table:table-cell office:value-type="string">
            <text:p>COLORADO S/A AGRO-INDUSTRIAL</text:p>
          </table:table-cell>
          <table:table-cell office:value-type="string">
            <text:p/>
          </table:table-cell>
          <table:table-cell office:value-type="string">
            <text:p>22970958000148</text:p>
          </table:table-cell>
          <table:table-cell office:value-type="string">
            <text:p>Particular</text:p>
          </table:table-cell>
          <table:table-cell office:value-type="string">
            <text:p>06.666-2</text:p>
          </table:table-cell>
          <table:table-cell office:value-type="string">
            <text:p>77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LORADO S/A AGRO-INDUSTRIAL</text:p>
          </table:table-cell>
          <table:table-cell office:value-type="string">
            <text:p>22970958000148</text:p>
          </table:table-cell>
          <table:table-cell office:value-type="string">
            <text:p>1501006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63041</text:p>
          </table:table-cell>
          <table:table-cell office:value-type="string">
            <text:p>44afa17c-780d-4e9b-9216-4dfdc42472e3</text:p>
          </table:table-cell>
          <table:table-cell office:value-type="string">
            <text:p>CM4</text:p>
          </table:table-cell>
          <table:table-cell office:value-type="string">
            <text:p>3372D GO/494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0755904</text:p>
          </table:table-cell>
          <table:table-cell office:value-type="string">
            <text:p>103337</text:p>
          </table:table-cell>
          <table:table-cell office:value-type="string">
            <text:p>21/02/14</text:p>
          </table:table-cell>
          <table:table-cell office:value-type="string">
            <text:p>21/02/14</text:p>
          </table:table-cell>
          <table:table-cell office:value-type="string">
            <text:p>CERTIFICADA</text:p>
          </table:table-cell>
          <table:table-cell office:value-type="string">
            <text:p>1439,5178</text:p>
          </table:table-cell>
          <table:table-cell office:value-type="string">
            <text:p>LOTE 11 DO SETOR E</text:p>
          </table:table-cell>
          <table:table-cell office:value-type="string">
            <text:p>COLORADO S/A AGRO-INDUSTRIAL</text:p>
          </table:table-cell>
          <table:table-cell office:value-type="string">
            <text:p/>
          </table:table-cell>
          <table:table-cell office:value-type="string">
            <text:p>22970958000148</text:p>
          </table:table-cell>
          <table:table-cell office:value-type="string">
            <text:p>Particular</text:p>
          </table:table-cell>
          <table:table-cell office:value-type="string">
            <text:p>06.666-2</text:p>
          </table:table-cell>
          <table:table-cell office:value-type="string">
            <text:p>775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LORADO S/A AGRO-INDUSTRIAL</text:p>
          </table:table-cell>
          <table:table-cell office:value-type="string">
            <text:p>22970958000148</text:p>
          </table:table-cell>
          <table:table-cell office:value-type="string">
            <text:p>1501006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63042</text:p>
          </table:table-cell>
          <table:table-cell office:value-type="string">
            <text:p>354520bf-b974-48d6-a931-1e078d7aeae5</text:p>
          </table:table-cell>
          <table:table-cell office:value-type="string">
            <text:p>CM4</text:p>
          </table:table-cell>
          <table:table-cell office:value-type="string">
            <text:p>3372D GO/494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0755904</text:p>
          </table:table-cell>
          <table:table-cell office:value-type="string">
            <text:p>103336</text:p>
          </table:table-cell>
          <table:table-cell office:value-type="string">
            <text:p>21/02/14</text:p>
          </table:table-cell>
          <table:table-cell office:value-type="string">
            <text:p>21/02/14</text:p>
          </table:table-cell>
          <table:table-cell office:value-type="string">
            <text:p>CERTIFICADA</text:p>
          </table:table-cell>
          <table:table-cell office:value-type="string">
            <text:p>1498,2975</text:p>
          </table:table-cell>
          <table:table-cell office:value-type="string">
            <text:p>LOTE 10 DO SETOR E</text:p>
          </table:table-cell>
          <table:table-cell office:value-type="string">
            <text:p>COLORADO S/A AGRO-INDUSTRIAL</text:p>
          </table:table-cell>
          <table:table-cell office:value-type="string">
            <text:p/>
          </table:table-cell>
          <table:table-cell office:value-type="string">
            <text:p>22970958000148</text:p>
          </table:table-cell>
          <table:table-cell office:value-type="string">
            <text:p>Particular</text:p>
          </table:table-cell>
          <table:table-cell office:value-type="string">
            <text:p>06.666-2</text:p>
          </table:table-cell>
          <table:table-cell office:value-type="string">
            <text:p>773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LORADO S/A AGRO-INDUSTRIAL</text:p>
          </table:table-cell>
          <table:table-cell office:value-type="string">
            <text:p>22970958000148</text:p>
          </table:table-cell>
          <table:table-cell office:value-type="string">
            <text:p>1501006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182963</text:p>
          </table:table-cell>
          <table:table-cell office:value-type="string">
            <text:p>5c97d48e-020d-45a0-969b-a73088347422</text:p>
          </table:table-cell>
          <table:table-cell office:value-type="string">
            <text:p>CE7</text:p>
          </table:table-cell>
          <table:table-cell office:value-type="string">
            <text:p>9222122013170978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60960025340</text:p>
          </table:table-cell>
          <table:table-cell office:value-type="string">
            <text:p>358421</text:p>
          </table:table-cell>
          <table:table-cell office:value-type="string">
            <text:p>05/11/14</text:p>
          </table:table-cell>
          <table:table-cell office:value-type="string">
            <text:p>05/11/14</text:p>
          </table:table-cell>
          <table:table-cell office:value-type="string">
            <text:p>CERTIFICADA</text:p>
          </table:table-cell>
          <table:table-cell office:value-type="string">
            <text:p>0,8131</text:p>
          </table:table-cell>
          <table:table-cell office:value-type="string">
            <text:p>Fazenda Santa Terezinha</text:p>
          </table:table-cell>
          <table:table-cell office:value-type="string">
            <text:p>Cominge Prestadora de Servi├ºos Ltda. - ME</text:p>
          </table:table-cell>
          <table:table-cell office:value-type="string">
            <text:p/>
          </table:table-cell>
          <table:table-cell office:value-type="string">
            <text:p>71440622000189</text:p>
          </table:table-cell>
          <table:table-cell office:value-type="string">
            <text:p>Particular</text:p>
          </table:table-cell>
          <table:table-cell office:value-type="string">
            <text:p>12.356-2</text:p>
          </table:table-cell>
          <table:table-cell office:value-type="string">
            <text:p>633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inge Prestadora de Servi├ºos Ltda. - ME</text:p>
          </table:table-cell>
          <table:table-cell office:value-type="string">
            <text:p>71440622000189</text:p>
          </table:table-cell>
          <table:table-cell office:value-type="string">
            <text:p>350715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82962</text:p>
          </table:table-cell>
          <table:table-cell office:value-type="string">
            <text:p>291b6c9a-3dd3-4a60-a5ae-32e6ebe7691e</text:p>
          </table:table-cell>
          <table:table-cell office:value-type="string">
            <text:p>CE7</text:p>
          </table:table-cell>
          <table:table-cell office:value-type="string">
            <text:p>9222122013170978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60960025340</text:p>
          </table:table-cell>
          <table:table-cell office:value-type="string">
            <text:p>358421</text:p>
          </table:table-cell>
          <table:table-cell office:value-type="string">
            <text:p>05/11/14</text:p>
          </table:table-cell>
          <table:table-cell office:value-type="string">
            <text:p>05/11/14</text:p>
          </table:table-cell>
          <table:table-cell office:value-type="string">
            <text:p>CERTIFICADA</text:p>
          </table:table-cell>
          <table:table-cell office:value-type="string">
            <text:p>4,3337</text:p>
          </table:table-cell>
          <table:table-cell office:value-type="string">
            <text:p>Fazenda Santa Terezinha</text:p>
          </table:table-cell>
          <table:table-cell office:value-type="string">
            <text:p>Cominge Prestadora de Servi├ºos Ltda. - ME</text:p>
          </table:table-cell>
          <table:table-cell office:value-type="string">
            <text:p/>
          </table:table-cell>
          <table:table-cell office:value-type="string">
            <text:p>71440622000189</text:p>
          </table:table-cell>
          <table:table-cell office:value-type="string">
            <text:p>Particular</text:p>
          </table:table-cell>
          <table:table-cell office:value-type="string">
            <text:p>12.356-2</text:p>
          </table:table-cell>
          <table:table-cell office:value-type="string">
            <text:p>633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inge Prestadora de Servi├ºos Ltda. - ME</text:p>
          </table:table-cell>
          <table:table-cell office:value-type="string">
            <text:p>71440622000189</text:p>
          </table:table-cell>
          <table:table-cell office:value-type="string">
            <text:p>350715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82961</text:p>
          </table:table-cell>
          <table:table-cell office:value-type="string">
            <text:p>c88dbec8-eb68-458f-ae74-49981cc132b7</text:p>
          </table:table-cell>
          <table:table-cell office:value-type="string">
            <text:p>CE7</text:p>
          </table:table-cell>
          <table:table-cell office:value-type="string">
            <text:p>9222122013170978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60960025340</text:p>
          </table:table-cell>
          <table:table-cell office:value-type="string">
            <text:p>358421</text:p>
          </table:table-cell>
          <table:table-cell office:value-type="string">
            <text:p>05/11/14</text:p>
          </table:table-cell>
          <table:table-cell office:value-type="string">
            <text:p>05/11/14</text:p>
          </table:table-cell>
          <table:table-cell office:value-type="string">
            <text:p>CERTIFICADA</text:p>
          </table:table-cell>
          <table:table-cell office:value-type="string">
            <text:p>178,709</text:p>
          </table:table-cell>
          <table:table-cell office:value-type="string">
            <text:p>Fazenda Santa Terezinha</text:p>
          </table:table-cell>
          <table:table-cell office:value-type="string">
            <text:p>Cominge Prestadora de Servi├ºos Ltda. - ME</text:p>
          </table:table-cell>
          <table:table-cell office:value-type="string">
            <text:p/>
          </table:table-cell>
          <table:table-cell office:value-type="string">
            <text:p>71440622000189</text:p>
          </table:table-cell>
          <table:table-cell office:value-type="string">
            <text:p>Particular</text:p>
          </table:table-cell>
          <table:table-cell office:value-type="string">
            <text:p>12.356-2</text:p>
          </table:table-cell>
          <table:table-cell office:value-type="string">
            <text:p>633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inge Prestadora de Servi├ºos Ltda. - ME</text:p>
          </table:table-cell>
          <table:table-cell office:value-type="string">
            <text:p>71440622000189</text:p>
          </table:table-cell>
          <table:table-cell office:value-type="string">
            <text:p>350715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82960</text:p>
          </table:table-cell>
          <table:table-cell office:value-type="string">
            <text:p>fbef0ea0-db7e-492b-ad69-218c7eac94ef</text:p>
          </table:table-cell>
          <table:table-cell office:value-type="string">
            <text:p>CE7</text:p>
          </table:table-cell>
          <table:table-cell office:value-type="string">
            <text:p>9222122013170978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60960025340</text:p>
          </table:table-cell>
          <table:table-cell office:value-type="string">
            <text:p>358421</text:p>
          </table:table-cell>
          <table:table-cell office:value-type="string">
            <text:p>05/11/14</text:p>
          </table:table-cell>
          <table:table-cell office:value-type="string">
            <text:p>05/11/14</text:p>
          </table:table-cell>
          <table:table-cell office:value-type="string">
            <text:p>CERTIFICADA</text:p>
          </table:table-cell>
          <table:table-cell office:value-type="string">
            <text:p>298,9675</text:p>
          </table:table-cell>
          <table:table-cell office:value-type="string">
            <text:p>Fazenda Santa Terezinha</text:p>
          </table:table-cell>
          <table:table-cell office:value-type="string">
            <text:p>Cominge Prestadora de Servi├ºos Ltda. - ME</text:p>
          </table:table-cell>
          <table:table-cell office:value-type="string">
            <text:p/>
          </table:table-cell>
          <table:table-cell office:value-type="string">
            <text:p>71440622000189</text:p>
          </table:table-cell>
          <table:table-cell office:value-type="string">
            <text:p>Particular</text:p>
          </table:table-cell>
          <table:table-cell office:value-type="string">
            <text:p>12.356-2</text:p>
          </table:table-cell>
          <table:table-cell office:value-type="string">
            <text:p>633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inge Prestadora de Servi├ºos Ltda. - ME</text:p>
          </table:table-cell>
          <table:table-cell office:value-type="string">
            <text:p>71440622000189</text:p>
          </table:table-cell>
          <table:table-cell office:value-type="string">
            <text:p>350715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10706</text:p>
          </table:table-cell>
          <table:table-cell office:value-type="string">
            <text:p>76a7d447-c51a-4932-abb6-d2b27c4be51e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441</text:p>
          </table:table-cell>
          <table:table-cell office:value-type="string">
            <text:p>193531</text:p>
          </table:table-cell>
          <table:table-cell office:value-type="string">
            <text:p>26/05/14</text:p>
          </table:table-cell>
          <table:table-cell office:value-type="string">
            <text:p>26/05/14</text:p>
          </table:table-cell>
          <table:table-cell office:value-type="string">
            <text:p>REGISTRADA</text:p>
          </table:table-cell>
          <table:table-cell office:value-type="string">
            <text:p>514,5139</text:p>
          </table:table-cell>
          <table:table-cell office:value-type="string">
            <text:p>GRUPO BUJARI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416</text:p>
          </table:table-cell>
          <table:table-cell office:value-type="string">
            <text:p>03/12/14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10714</text:p>
          </table:table-cell>
          <table:table-cell office:value-type="string">
            <text:p>7b1ee9f1-bcba-43ce-8214-65ad599a0126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441</text:p>
          </table:table-cell>
          <table:table-cell office:value-type="string">
            <text:p>193531</text:p>
          </table:table-cell>
          <table:table-cell office:value-type="string">
            <text:p>26/05/14</text:p>
          </table:table-cell>
          <table:table-cell office:value-type="string">
            <text:p>26/05/14</text:p>
          </table:table-cell>
          <table:table-cell office:value-type="string">
            <text:p>CERTIFICADA</text:p>
          </table:table-cell>
          <table:table-cell office:value-type="string">
            <text:p>53,4174</text:p>
          </table:table-cell>
          <table:table-cell office:value-type="string">
            <text:p>GRUPO BUJARI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416,1414,1238,1236,7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10713</text:p>
          </table:table-cell>
          <table:table-cell office:value-type="string">
            <text:p>ff58dcba-e946-4ed6-af0e-bef232f2bb03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441</text:p>
          </table:table-cell>
          <table:table-cell office:value-type="string">
            <text:p>193531</text:p>
          </table:table-cell>
          <table:table-cell office:value-type="string">
            <text:p>26/05/14</text:p>
          </table:table-cell>
          <table:table-cell office:value-type="string">
            <text:p>26/05/14</text:p>
          </table:table-cell>
          <table:table-cell office:value-type="string">
            <text:p>CERTIFICADA</text:p>
          </table:table-cell>
          <table:table-cell office:value-type="string">
            <text:p>195,7449</text:p>
          </table:table-cell>
          <table:table-cell office:value-type="string">
            <text:p>GRUPO BUJARI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416,1414,1238,1236,7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10711</text:p>
          </table:table-cell>
          <table:table-cell office:value-type="string">
            <text:p>67d49ffc-abbb-4505-80f9-8a19679102e6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441</text:p>
          </table:table-cell>
          <table:table-cell office:value-type="string">
            <text:p>193531</text:p>
          </table:table-cell>
          <table:table-cell office:value-type="string">
            <text:p>26/05/14</text:p>
          </table:table-cell>
          <table:table-cell office:value-type="string">
            <text:p>26/05/14</text:p>
          </table:table-cell>
          <table:table-cell office:value-type="string">
            <text:p>CERTIFICADA</text:p>
          </table:table-cell>
          <table:table-cell office:value-type="string">
            <text:p>4,7445</text:p>
          </table:table-cell>
          <table:table-cell office:value-type="string">
            <text:p>GRUPO BUJARI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416,1414,1238,1236,7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10709</text:p>
          </table:table-cell>
          <table:table-cell office:value-type="string">
            <text:p>9fe395aa-7176-4a5f-b87e-76e93e44c6cd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441</text:p>
          </table:table-cell>
          <table:table-cell office:value-type="string">
            <text:p>193531</text:p>
          </table:table-cell>
          <table:table-cell office:value-type="string">
            <text:p>26/05/14</text:p>
          </table:table-cell>
          <table:table-cell office:value-type="string">
            <text:p>26/05/14</text:p>
          </table:table-cell>
          <table:table-cell office:value-type="string">
            <text:p>CERTIFICADA</text:p>
          </table:table-cell>
          <table:table-cell office:value-type="string">
            <text:p>1626,8421</text:p>
          </table:table-cell>
          <table:table-cell office:value-type="string">
            <text:p>GRUPO BUJARI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416,1414,1238,1236,7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10708</text:p>
          </table:table-cell>
          <table:table-cell office:value-type="string">
            <text:p>0ce21bd6-7b4f-4a31-990c-2efd92c170da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441</text:p>
          </table:table-cell>
          <table:table-cell office:value-type="string">
            <text:p>193531</text:p>
          </table:table-cell>
          <table:table-cell office:value-type="string">
            <text:p>26/05/14</text:p>
          </table:table-cell>
          <table:table-cell office:value-type="string">
            <text:p>26/05/14</text:p>
          </table:table-cell>
          <table:table-cell office:value-type="string">
            <text:p>CERTIFICADA</text:p>
          </table:table-cell>
          <table:table-cell office:value-type="string">
            <text:p>49,7373</text:p>
          </table:table-cell>
          <table:table-cell office:value-type="string">
            <text:p>GRUPO BUJARI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416,1414,1238,1236,7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10707</text:p>
          </table:table-cell>
          <table:table-cell office:value-type="string">
            <text:p>7cc46a58-4690-4908-973c-8a02d5663292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441</text:p>
          </table:table-cell>
          <table:table-cell office:value-type="string">
            <text:p>193531</text:p>
          </table:table-cell>
          <table:table-cell office:value-type="string">
            <text:p>26/05/14</text:p>
          </table:table-cell>
          <table:table-cell office:value-type="string">
            <text:p>26/05/14</text:p>
          </table:table-cell>
          <table:table-cell office:value-type="string">
            <text:p>CERTIFICADA</text:p>
          </table:table-cell>
          <table:table-cell office:value-type="string">
            <text:p>925,3446</text:p>
          </table:table-cell>
          <table:table-cell office:value-type="string">
            <text:p>GRUPO BUJARI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416,1414,1238,1236,7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7303</text:p>
          </table:table-cell>
          <table:table-cell office:value-type="string">
            <text:p>3046da00-ecf3-4aa0-85d7-73826b4ad0e8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603</text:p>
          </table:table-cell>
          <table:table-cell office:value-type="string">
            <text:p>4726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2,785</text:p>
          </table:table-cell>
          <table:table-cell office:value-type="string">
            <text:p>GRUPO JAPOMIM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884,14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7302</text:p>
          </table:table-cell>
          <table:table-cell office:value-type="string">
            <text:p>bcacb166-f649-4c5e-9372-d86027751306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603</text:p>
          </table:table-cell>
          <table:table-cell office:value-type="string">
            <text:p>4726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90,0451</text:p>
          </table:table-cell>
          <table:table-cell office:value-type="string">
            <text:p>GRUPO JAPOMIM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884,14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7301</text:p>
          </table:table-cell>
          <table:table-cell office:value-type="string">
            <text:p>63b5e4e6-e9dd-4508-ab8f-6989da954176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603</text:p>
          </table:table-cell>
          <table:table-cell office:value-type="string">
            <text:p>4726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487,5893</text:p>
          </table:table-cell>
          <table:table-cell office:value-type="string">
            <text:p>GRUPO JAPOMIM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884,14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7300</text:p>
          </table:table-cell>
          <table:table-cell office:value-type="string">
            <text:p>849fb101-4db3-4b39-a295-0a4eff094afd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603</text:p>
          </table:table-cell>
          <table:table-cell office:value-type="string">
            <text:p>4726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11,7475</text:p>
          </table:table-cell>
          <table:table-cell office:value-type="string">
            <text:p>GRUPO JAPOMIM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884,14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7299</text:p>
          </table:table-cell>
          <table:table-cell office:value-type="string">
            <text:p>c3940843-f06b-4a32-8faf-8dc25844308c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603</text:p>
          </table:table-cell>
          <table:table-cell office:value-type="string">
            <text:p>4726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0,5257</text:p>
          </table:table-cell>
          <table:table-cell office:value-type="string">
            <text:p>GRUPO JAPOMIM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884,14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7298</text:p>
          </table:table-cell>
          <table:table-cell office:value-type="string">
            <text:p>a8568fa6-bb6a-4be8-bed0-f96c30489314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603</text:p>
          </table:table-cell>
          <table:table-cell office:value-type="string">
            <text:p>4726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128,2304</text:p>
          </table:table-cell>
          <table:table-cell office:value-type="string">
            <text:p>GRUPO JAPOMIM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884,14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7297</text:p>
          </table:table-cell>
          <table:table-cell office:value-type="string">
            <text:p>08c5417e-be16-4608-80b9-d444fe8010ae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603</text:p>
          </table:table-cell>
          <table:table-cell office:value-type="string">
            <text:p>4726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30,8993</text:p>
          </table:table-cell>
          <table:table-cell office:value-type="string">
            <text:p>GRUPO JAPOMIM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884,14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7296</text:p>
          </table:table-cell>
          <table:table-cell office:value-type="string">
            <text:p>7c212eae-6b66-49fa-bb6b-cfb0da85452a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603</text:p>
          </table:table-cell>
          <table:table-cell office:value-type="string">
            <text:p>4726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645,2814</text:p>
          </table:table-cell>
          <table:table-cell office:value-type="string">
            <text:p>GRUPO JAPOMIM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884,14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7295</text:p>
          </table:table-cell>
          <table:table-cell office:value-type="string">
            <text:p>c52220ed-0992-4a6e-a6e5-0494df2e2b5e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810028603</text:p>
          </table:table-cell>
          <table:table-cell office:value-type="string">
            <text:p>4726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1649,3481</text:p>
          </table:table-cell>
          <table:table-cell office:value-type="string">
            <text:p>GRUPO JAPOMIM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884,14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12348</text:p>
          </table:table-cell>
          <table:table-cell office:value-type="string">
            <text:p>9ad090ad-7f82-484b-a4cc-0f7d23089862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3417708</text:p>
          </table:table-cell>
          <table:table-cell office:value-type="string">
            <text:p>435478</text:p>
          </table:table-cell>
          <table:table-cell office:value-type="string">
            <text:p>26/01/15</text:p>
          </table:table-cell>
          <table:table-cell office:value-type="string">
            <text:p>26/01/15</text:p>
          </table:table-cell>
          <table:table-cell office:value-type="string">
            <text:p>CERTIFICADA</text:p>
          </table:table-cell>
          <table:table-cell office:value-type="string">
            <text:p>398,4894</text:p>
          </table:table-cell>
          <table:table-cell office:value-type="string">
            <text:p>Grupo Barreirinha, Jacar├®, Macota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70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11957</text:p>
          </table:table-cell>
          <table:table-cell office:value-type="string">
            <text:p>a1b6ec6f-bd68-4783-b7f7-3891c81ac1f5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3418003</text:p>
          </table:table-cell>
          <table:table-cell office:value-type="string">
            <text:p>416592</text:p>
          </table:table-cell>
          <table:table-cell office:value-type="string">
            <text:p>29/12/14</text:p>
          </table:table-cell>
          <table:table-cell office:value-type="string">
            <text:p>26/01/15</text:p>
          </table:table-cell>
          <table:table-cell office:value-type="string">
            <text:p>CERTIFICADA</text:p>
          </table:table-cell>
          <table:table-cell office:value-type="string">
            <text:p>609,1713</text:p>
          </table:table-cell>
          <table:table-cell office:value-type="string">
            <text:p>GRUPO ENG. NOVO, PALHA E GOIANA GRANDE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0370,12950,170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11956</text:p>
          </table:table-cell>
          <table:table-cell office:value-type="string">
            <text:p>6da299a2-baae-4ad3-b279-8ec86426ed2f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3418003</text:p>
          </table:table-cell>
          <table:table-cell office:value-type="string">
            <text:p>416592</text:p>
          </table:table-cell>
          <table:table-cell office:value-type="string">
            <text:p>29/12/14</text:p>
          </table:table-cell>
          <table:table-cell office:value-type="string">
            <text:p>26/01/15</text:p>
          </table:table-cell>
          <table:table-cell office:value-type="string">
            <text:p>CERTIFICADA</text:p>
          </table:table-cell>
          <table:table-cell office:value-type="string">
            <text:p>285,7173</text:p>
          </table:table-cell>
          <table:table-cell office:value-type="string">
            <text:p>GRUPO ENG. NOVO, PALHA E GOIANA GRANDE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0370,12950,170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11955</text:p>
          </table:table-cell>
          <table:table-cell office:value-type="string">
            <text:p>9482e083-21b2-4a4d-8d8b-140eae95082d</text:p>
          </table:table-cell>
          <table:table-cell office:value-type="string">
            <text:p>DQA</text:p>
          </table:table-cell>
          <table:table-cell office:value-type="string">
            <text:p>10328501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3418003</text:p>
          </table:table-cell>
          <table:table-cell office:value-type="string">
            <text:p>416592</text:p>
          </table:table-cell>
          <table:table-cell office:value-type="string">
            <text:p>29/12/14</text:p>
          </table:table-cell>
          <table:table-cell office:value-type="string">
            <text:p>26/01/15</text:p>
          </table:table-cell>
          <table:table-cell office:value-type="string">
            <text:p>CERTIFICADA</text:p>
          </table:table-cell>
          <table:table-cell office:value-type="string">
            <text:p>995,6849</text:p>
          </table:table-cell>
          <table:table-cell office:value-type="string">
            <text:p>GRUPO ENG. NOVO, PALHA E GOIANA GRANDE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0370,12950,170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11954</text:p>
          </table:table-cell>
          <table:table-cell office:value-type="string">
            <text:p>5c765f69-636a-47a3-b092-4f6bdba99836</text:p>
          </table:table-cell>
          <table:table-cell office:value-type="string">
            <text:p>DQA</text:p>
          </table:table-cell>
          <table:table-cell office:value-type="string">
            <text:p>103285012014 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817786563</text:p>
          </table:table-cell>
          <table:table-cell office:value-type="string">
            <text:p>418249</text:p>
          </table:table-cell>
          <table:table-cell office:value-type="string">
            <text:p>05/01/15</text:p>
          </table:table-cell>
          <table:table-cell office:value-type="string">
            <text:p>26/01/15</text:p>
          </table:table-cell>
          <table:table-cell office:value-type="string">
            <text:p>CERTIFICADA</text:p>
          </table:table-cell>
          <table:table-cell office:value-type="string">
            <text:p>163,1546</text:p>
          </table:table-cell>
          <table:table-cell office:value-type="string">
            <text:p>ENGENHO BOA VISTA</text:p>
          </table:table-cell>
          <table:table-cell office:value-type="string">
            <text:p>COMPANHIA AGROINDUSTRIAL DE GOIANA</text:p>
          </table:table-cell>
          <table:table-cell office:value-type="string">
            <text:p/>
          </table:table-cell>
          <table:table-cell office:value-type="string">
            <text:p>10319853000144</text:p>
          </table:table-cell>
          <table:table-cell office:value-type="string">
            <text:p>Particular</text:p>
          </table:table-cell>
          <table:table-cell office:value-type="string">
            <text:p>07.358-5</text:p>
          </table:table-cell>
          <table:table-cell office:value-type="string">
            <text:p>1702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GROINDUSTRIAL DE GOIANA</text:p>
          </table:table-cell>
          <table:table-cell office:value-type="string">
            <text:p>10319853000144</text:p>
          </table:table-cell>
          <table:table-cell office:value-type="string">
            <text:p>2606200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26497</text:p>
          </table:table-cell>
          <table:table-cell office:value-type="string">
            <text:p>f119ae13-b7c3-4161-aa7e-befab5a1d963</text:p>
          </table:table-cell>
          <table:table-cell office:value-type="string">
            <text:p>BWF</text:p>
          </table:table-cell>
          <table:table-cell office:value-type="string">
            <text:p>12655004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271290061220</text:p>
          </table:table-cell>
          <table:table-cell office:value-type="string">
            <text:p>226037</text:p>
          </table:table-cell>
          <table:table-cell office:value-type="string">
            <text:p>08/07/14</text:p>
          </table:table-cell>
          <table:table-cell office:value-type="string">
            <text:p>08/07/14</text:p>
          </table:table-cell>
          <table:table-cell office:value-type="string">
            <text:p>CERTIFICADA</text:p>
          </table:table-cell>
          <table:table-cell office:value-type="string">
            <text:p>221,0578</text:p>
          </table:table-cell>
          <table:table-cell office:value-type="string">
            <text:p>ENGENHO PIABAS</text:p>
          </table:table-cell>
          <table:table-cell office:value-type="string">
            <text:p>COMPANHIA ALCOOLQU├ìMICA NACIONAL</text:p>
          </table:table-cell>
          <table:table-cell office:value-type="string">
            <text:p/>
          </table:table-cell>
          <table:table-cell office:value-type="string">
            <text:p>11699378000141</text:p>
          </table:table-cell>
          <table:table-cell office:value-type="string">
            <text:p>Particular</text:p>
          </table:table-cell>
          <table:table-cell office:value-type="string">
            <text:p>07.357-7</text:p>
          </table:table-cell>
          <table:table-cell office:value-type="string">
            <text:p>121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LCOOLQU├ìMICA NACIONAL</text:p>
          </table:table-cell>
          <table:table-cell office:value-type="string">
            <text:p>11699378000141</text:p>
          </table:table-cell>
          <table:table-cell office:value-type="string">
            <text:p>2616407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97913</text:p>
          </table:table-cell>
          <table:table-cell office:value-type="string">
            <text:p>4a1117a0-8b72-422c-9c27-4c0f9a561e2f</text:p>
          </table:table-cell>
          <table:table-cell office:value-type="string">
            <text:p>BWF</text:p>
          </table:table-cell>
          <table:table-cell office:value-type="string">
            <text:p>19079712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271290061220</text:p>
          </table:table-cell>
          <table:table-cell office:value-type="string">
            <text:p>396069</text:p>
          </table:table-cell>
          <table:table-cell office:value-type="string">
            <text:p>04/12/14</text:p>
          </table:table-cell>
          <table:table-cell office:value-type="string">
            <text:p>04/12/14</text:p>
          </table:table-cell>
          <table:table-cell office:value-type="string">
            <text:p>CERTIFICADA</text:p>
          </table:table-cell>
          <table:table-cell office:value-type="string">
            <text:p>362,0775</text:p>
          </table:table-cell>
          <table:table-cell office:value-type="string">
            <text:p>ENGENHO PIT├Ü</text:p>
          </table:table-cell>
          <table:table-cell office:value-type="string">
            <text:p>COMPANHIA ALCOOLQU├ìMICA NACIONAL</text:p>
          </table:table-cell>
          <table:table-cell office:value-type="string">
            <text:p/>
          </table:table-cell>
          <table:table-cell office:value-type="string">
            <text:p>11699378000141</text:p>
          </table:table-cell>
          <table:table-cell office:value-type="string">
            <text:p>Particular</text:p>
          </table:table-cell>
          <table:table-cell office:value-type="string">
            <text:p>07.357-7</text:p>
          </table:table-cell>
          <table:table-cell office:value-type="string">
            <text:p>439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LCOOLQU├ìMICA NACIONAL</text:p>
          </table:table-cell>
          <table:table-cell office:value-type="string">
            <text:p>11699378000141</text:p>
          </table:table-cell>
          <table:table-cell office:value-type="string">
            <text:p>2616407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78236</text:p>
          </table:table-cell>
          <table:table-cell office:value-type="string">
            <text:p>1ea3e9e4-ccec-49d8-b59a-8adb5e1d960f</text:p>
          </table:table-cell>
          <table:table-cell office:value-type="string">
            <text:p>BWF</text:p>
          </table:table-cell>
          <table:table-cell office:value-type="string">
            <text:p>12655004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271290061220</text:p>
          </table:table-cell>
          <table:table-cell office:value-type="string">
            <text:p>143950</text:p>
          </table:table-cell>
          <table:table-cell office:value-type="string">
            <text:p>17/04/14</text:p>
          </table:table-cell>
          <table:table-cell office:value-type="string">
            <text:p>17/04/14</text:p>
          </table:table-cell>
          <table:table-cell office:value-type="string">
            <text:p>CERTIFICADA</text:p>
          </table:table-cell>
          <table:table-cell office:value-type="string">
            <text:p>94,4289</text:p>
          </table:table-cell>
          <table:table-cell office:value-type="string">
            <text:p>ENGENHO TABOCAS</text:p>
          </table:table-cell>
          <table:table-cell office:value-type="string">
            <text:p>COMPANHIA ALCOOLQU├ìMICA NACIONAL</text:p>
          </table:table-cell>
          <table:table-cell office:value-type="string">
            <text:p/>
          </table:table-cell>
          <table:table-cell office:value-type="string">
            <text:p>11699378000141</text:p>
          </table:table-cell>
          <table:table-cell office:value-type="string">
            <text:p>Particular</text:p>
          </table:table-cell>
          <table:table-cell office:value-type="string">
            <text:p>07.357-7</text:p>
          </table:table-cell>
          <table:table-cell office:value-type="string">
            <text:p>121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LCOOLQU├ìMICA NACIONAL</text:p>
          </table:table-cell>
          <table:table-cell office:value-type="string">
            <text:p>11699378000141</text:p>
          </table:table-cell>
          <table:table-cell office:value-type="string">
            <text:p>2616407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30880</text:p>
          </table:table-cell>
          <table:table-cell office:value-type="string">
            <text:p>97ff8418-cbde-4829-a126-a16ff6d1ac8e</text:p>
          </table:table-cell>
          <table:table-cell office:value-type="string">
            <text:p>BWF</text:p>
          </table:table-cell>
          <table:table-cell office:value-type="string">
            <text:p>12655004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22030178097</text:p>
          </table:table-cell>
          <table:table-cell office:value-type="string">
            <text:p>235475</text:p>
          </table:table-cell>
          <table:table-cell office:value-type="string">
            <text:p>17/07/14</text:p>
          </table:table-cell>
          <table:table-cell office:value-type="string">
            <text:p>17/07/14</text:p>
          </table:table-cell>
          <table:table-cell office:value-type="string">
            <text:p>CERTIFICADA</text:p>
          </table:table-cell>
          <table:table-cell office:value-type="string">
            <text:p>333,8035</text:p>
          </table:table-cell>
          <table:table-cell office:value-type="string">
            <text:p>ENGENHO RIACH├âO</text:p>
          </table:table-cell>
          <table:table-cell office:value-type="string">
            <text:p>COMPANHIA ALCOOLQU├ìMICA NACIONAL</text:p>
          </table:table-cell>
          <table:table-cell office:value-type="string">
            <text:p/>
          </table:table-cell>
          <table:table-cell office:value-type="string">
            <text:p>11699378000141</text:p>
          </table:table-cell>
          <table:table-cell office:value-type="string">
            <text:p>Particular</text:p>
          </table:table-cell>
          <table:table-cell office:value-type="string">
            <text:p>07.357-7</text:p>
          </table:table-cell>
          <table:table-cell office:value-type="string">
            <text:p>30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LCOOLQU├ìMICA NACIONAL</text:p>
          </table:table-cell>
          <table:table-cell office:value-type="string">
            <text:p>11699378000141</text:p>
          </table:table-cell>
          <table:table-cell office:value-type="string">
            <text:p>2616407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76518</text:p>
          </table:table-cell>
          <table:table-cell office:value-type="string">
            <text:p>dce616bb-241c-4c1a-a501-8539b9f82544</text:p>
          </table:table-cell>
          <table:table-cell office:value-type="string">
            <text:p>BWF</text:p>
          </table:table-cell>
          <table:table-cell office:value-type="string">
            <text:p>15532907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271290061220</text:p>
          </table:table-cell>
          <table:table-cell office:value-type="string">
            <text:p>625072</text:p>
          </table:table-cell>
          <table:table-cell office:value-type="string">
            <text:p>27/07/15</text:p>
          </table:table-cell>
          <table:table-cell office:value-type="string">
            <text:p>27/07/15</text:p>
          </table:table-cell>
          <table:table-cell office:value-type="string">
            <text:p>CERTIFICADA</text:p>
          </table:table-cell>
          <table:table-cell office:value-type="string">
            <text:p>492,2709</text:p>
          </table:table-cell>
          <table:table-cell office:value-type="string">
            <text:p>ENGENHO TAQUARA</text:p>
          </table:table-cell>
          <table:table-cell office:value-type="string">
            <text:p>COMPANHIA ALCOOQUIMICA NACIONAL</text:p>
          </table:table-cell>
          <table:table-cell office:value-type="string">
            <text:p/>
          </table:table-cell>
          <table:table-cell office:value-type="string">
            <text:p>11699378000141</text:p>
          </table:table-cell>
          <table:table-cell office:value-type="string">
            <text:p>Particular</text:p>
          </table:table-cell>
          <table:table-cell office:value-type="string">
            <text:p>07.759-4</text:p>
          </table:table-cell>
          <table:table-cell office:value-type="string">
            <text:p>73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MPANHIA ALCOOQUIMICA NACIONAL</text:p>
          </table:table-cell>
          <table:table-cell office:value-type="string">
            <text:p>11699378000141</text:p>
          </table:table-cell>
          <table:table-cell office:value-type="string">
            <text:p>2605202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46957</text:p>
          </table:table-cell>
          <table:table-cell office:value-type="string">
            <text:p>0da95abb-ef0e-46de-8c43-e8db3f628a14</text:p>
          </table:table-cell>
          <table:table-cell office:value-type="string">
            <text:p>A9Y</text:p>
          </table:table-cell>
          <table:table-cell office:value-type="string">
            <text:p>7510806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530380666802</text:p>
          </table:table-cell>
          <table:table-cell office:value-type="string">
            <text:p>272677</text:p>
          </table:table-cell>
          <table:table-cell office:value-type="string">
            <text:p>22/08/14</text:p>
          </table:table-cell>
          <table:table-cell office:value-type="string">
            <text:p>22/08/14</text:p>
          </table:table-cell>
          <table:table-cell office:value-type="string">
            <text:p>REGISTRADA</text:p>
          </table:table-cell>
          <table:table-cell office:value-type="string">
            <text:p>131,8302</text:p>
          </table:table-cell>
          <table:table-cell office:value-type="string">
            <text:p>Fazenda Picada das Pedras II</text:p>
          </table:table-cell>
          <table:table-cell office:value-type="string">
            <text:p>Comprebem Comercio e Transporte Ltda</text:p>
          </table:table-cell>
          <table:table-cell office:value-type="string">
            <text:p/>
          </table:table-cell>
          <table:table-cell office:value-type="string">
            <text:p>89621080000106</text:p>
          </table:table-cell>
          <table:table-cell office:value-type="string">
            <text:p>Particular</text:p>
          </table:table-cell>
          <table:table-cell office:value-type="string">
            <text:p>09.729-5; 09.729-5</text:p>
          </table:table-cell>
          <table:table-cell office:value-type="string">
            <text:p>16.287; 10819</text:p>
          </table:table-cell>
          <table:table-cell office:value-type="string">
            <text:p>29/09/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6601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95786</text:p>
          </table:table-cell>
          <table:table-cell office:value-type="string">
            <text:p>0822032a-c352-4794-bbe3-48c7332d993c</text:p>
          </table:table-cell>
          <table:table-cell office:value-type="string">
            <text:p>A9Y</text:p>
          </table:table-cell>
          <table:table-cell office:value-type="string">
            <text:p>7510806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0480177108</text:p>
          </table:table-cell>
          <table:table-cell office:value-type="string">
            <text:p>391090</text:p>
          </table:table-cell>
          <table:table-cell office:value-type="string">
            <text:p>02/12/14</text:p>
          </table:table-cell>
          <table:table-cell office:value-type="string">
            <text:p>02/12/14</text:p>
          </table:table-cell>
          <table:table-cell office:value-type="string">
            <text:p>REGISTRADA</text:p>
          </table:table-cell>
          <table:table-cell office:value-type="string">
            <text:p>357,8277</text:p>
          </table:table-cell>
          <table:table-cell office:value-type="string">
            <text:p>Fazenda Picada das Pedras</text:p>
          </table:table-cell>
          <table:table-cell office:value-type="string">
            <text:p>Comprebem Comercio e Transporte LTDA</text:p>
          </table:table-cell>
          <table:table-cell office:value-type="string">
            <text:p/>
          </table:table-cell>
          <table:table-cell office:value-type="string">
            <text:p>89621080000106</text:p>
          </table:table-cell>
          <table:table-cell office:value-type="string">
            <text:p>Particular</text:p>
          </table:table-cell>
          <table:table-cell office:value-type="string">
            <text:p>09.729-5</text:p>
          </table:table-cell>
          <table:table-cell office:value-type="string">
            <text:p>2550,16281,7731,3160</text:p>
          </table:table-cell>
          <table:table-cell office:value-type="string">
            <text:p>26/12/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6601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63177</text:p>
          </table:table-cell>
          <table:table-cell office:value-type="string">
            <text:p>8841805d-a7a7-417c-bc80-293c9aef3f45</text:p>
          </table:table-cell>
          <table:table-cell office:value-type="string">
            <text:p>A9Y</text:p>
          </table:table-cell>
          <table:table-cell office:value-type="string">
            <text:p>7510806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0480269304</text:p>
          </table:table-cell>
          <table:table-cell office:value-type="string">
            <text:p>307041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REGISTRADA</text:p>
          </table:table-cell>
          <table:table-cell office:value-type="string">
            <text:p>94,6599</text:p>
          </table:table-cell>
          <table:table-cell office:value-type="string">
            <text:p>Fazenda Picada das Pedras III</text:p>
          </table:table-cell>
          <table:table-cell office:value-type="string">
            <text:p>Comprebem Comercio e Transporte Ltda</text:p>
          </table:table-cell>
          <table:table-cell office:value-type="string">
            <text:p/>
          </table:table-cell>
          <table:table-cell office:value-type="string">
            <text:p>89621080000106</text:p>
          </table:table-cell>
          <table:table-cell office:value-type="string">
            <text:p>Particular</text:p>
          </table:table-cell>
          <table:table-cell office:value-type="string">
            <text:p>09.729-5; 09.729-5</text:p>
          </table:table-cell>
          <table:table-cell office:value-type="string">
            <text:p>16.289; 16280</text:p>
          </table:table-cell>
          <table:table-cell office:value-type="string">
            <text:p>30/09/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6601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31803</text:p>
          </table:table-cell>
          <table:table-cell office:value-type="string">
            <text:p>8444f817-3fb2-438c-b8fe-687590ca5534</text:p>
          </table:table-cell>
          <table:table-cell office:value-type="string">
            <text:p>F3M</text:p>
          </table:table-cell>
          <table:table-cell office:value-type="string">
            <text:p>9222122015033997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1204416949</text:p>
          </table:table-cell>
          <table:table-cell office:value-type="string">
            <text:p>482562</text:p>
          </table:table-cell>
          <table:table-cell office:value-type="string">
            <text:p>16/03/15</text:p>
          </table:table-cell>
          <table:table-cell office:value-type="string">
            <text:p>16/03/15</text:p>
          </table:table-cell>
          <table:table-cell office:value-type="string">
            <text:p>CERTIFICADA</text:p>
          </table:table-cell>
          <table:table-cell office:value-type="string">
            <text:p>14,8685</text:p>
          </table:table-cell>
          <table:table-cell office:value-type="string">
            <text:p>Sem denomina├º├úo</text:p>
          </table:table-cell>
          <table:table-cell office:value-type="string">
            <text:p>Concreto Redimix do Brasil S/A</text:p>
          </table:table-cell>
          <table:table-cell office:value-type="string">
            <text:p/>
          </table:table-cell>
          <table:table-cell office:value-type="string">
            <text:p>27701564000108</text:p>
          </table:table-cell>
          <table:table-cell office:value-type="string">
            <text:p>Particular</text:p>
          </table:table-cell>
          <table:table-cell office:value-type="string">
            <text:p>12.016-2</text:p>
          </table:table-cell>
          <table:table-cell office:value-type="string">
            <text:p>49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ncreto Redimix do Brasil S/A</text:p>
          </table:table-cell>
          <table:table-cell office:value-type="string">
            <text:p>27701564000108</text:p>
          </table:table-cell>
          <table:table-cell office:value-type="string">
            <text:p>35380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84747</text:p>
          </table:table-cell>
          <table:table-cell office:value-type="string">
            <text:p>bc62fe57-72d5-41a3-8bca-38c7b13b8507</text:p>
          </table:table-cell>
          <table:table-cell office:value-type="string">
            <text:p>GMY</text:p>
          </table:table-cell>
          <table:table-cell office:value-type="string">
            <text:p>1020140088169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10470033950</text:p>
          </table:table-cell>
          <table:table-cell office:value-type="string">
            <text:p>162077</text:p>
          </table:table-cell>
          <table:table-cell office:value-type="string">
            <text:p>13/05/14</text:p>
          </table:table-cell>
          <table:table-cell office:value-type="string">
            <text:p>13/05/14</text:p>
          </table:table-cell>
          <table:table-cell office:value-type="string">
            <text:p>CERTIFICADA</text:p>
          </table:table-cell>
          <table:table-cell office:value-type="string">
            <text:p>344,0808</text:p>
          </table:table-cell>
          <table:table-cell office:value-type="string">
            <text:p>FAZENDA CONGONHAS DO S├âO LOUREN├çO - LOCAL FAZENDA MONTE VERDE</text:p>
          </table:table-cell>
          <table:table-cell office:value-type="string">
            <text:p>CONSTRU├ç├òES E TOPOGRAFIA BASEVI S/A</text:p>
          </table:table-cell>
          <table:table-cell office:value-type="string">
            <text:p/>
          </table:table-cell>
          <table:table-cell office:value-type="string">
            <text:p>00016576000147</text:p>
          </table:table-cell>
          <table:table-cell office:value-type="string">
            <text:p>Particular</text:p>
          </table:table-cell>
          <table:table-cell office:value-type="string">
            <text:p>02.633-6</text:p>
          </table:table-cell>
          <table:table-cell office:value-type="string">
            <text:p>3042,218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NSTRU├ç├òES E TOPOGRAFIA BASEVI S/A</text:p>
          </table:table-cell>
          <table:table-cell office:value-type="string">
            <text:p>00016576000147</text:p>
          </table:table-cell>
          <table:table-cell office:value-type="string">
            <text:p>5205802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272722</text:p>
          </table:table-cell>
          <table:table-cell office:value-type="string">
            <text:p>64206a00-f171-4fa0-8dfc-e5fc215594c5</text:p>
          </table:table-cell>
          <table:table-cell office:value-type="string">
            <text:p>GXV</text:p>
          </table:table-cell>
          <table:table-cell office:value-type="string">
            <text:p>2265412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753173305</text:p>
          </table:table-cell>
          <table:table-cell office:value-type="string">
            <text:p>612631</text:p>
          </table:table-cell>
          <table:table-cell office:value-type="string">
            <text:p>15/07/15</text:p>
          </table:table-cell>
          <table:table-cell office:value-type="string">
            <text:p>15/07/15</text:p>
          </table:table-cell>
          <table:table-cell office:value-type="string">
            <text:p>CERTIFICADA</text:p>
          </table:table-cell>
          <table:table-cell office:value-type="string">
            <text:p>184,6324</text:p>
          </table:table-cell>
          <table:table-cell office:value-type="string">
            <text:p>FAZENDA BANDEIRANTES</text:p>
          </table:table-cell>
          <table:table-cell office:value-type="string">
            <text:p>COOPERATIVA AGRICOLA DE COTIA - COOPERATIVA CENTRAL</text:p>
          </table:table-cell>
          <table:table-cell office:value-type="string">
            <text:p/>
          </table:table-cell>
          <table:table-cell office:value-type="string">
            <text:p>61536744000110</text:p>
          </table:table-cell>
          <table:table-cell office:value-type="string">
            <text:p>Particular</text:p>
          </table:table-cell>
          <table:table-cell office:value-type="string">
            <text:p>06.416-2</text:p>
          </table:table-cell>
          <table:table-cell office:value-type="string">
            <text:p>15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OPERATIVA AGRICOLA DE COTIA - COOPERATIVA CENTRAL</text:p>
          </table:table-cell>
          <table:table-cell office:value-type="string">
            <text:p>61536744000110</text:p>
          </table:table-cell>
          <table:table-cell office:value-type="string">
            <text:p>51068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36560</text:p>
          </table:table-cell>
          <table:table-cell office:value-type="string">
            <text:p>1f255850-430e-40ae-8413-a6bdf48e2e22</text:p>
          </table:table-cell>
          <table:table-cell office:value-type="string">
            <text:p>B3A</text:p>
          </table:table-cell>
          <table:table-cell office:value-type="string">
            <text:p>11617811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120180099466</text:p>
          </table:table-cell>
          <table:table-cell office:value-type="string">
            <text:p>494840</text:p>
          </table:table-cell>
          <table:table-cell office:value-type="string">
            <text:p>29/03/15</text:p>
          </table:table-cell>
          <table:table-cell office:value-type="string">
            <text:p>29/03/15</text:p>
          </table:table-cell>
          <table:table-cell office:value-type="string">
            <text:p>CERTIFICADA</text:p>
          </table:table-cell>
          <table:table-cell office:value-type="string">
            <text:p>294,1978</text:p>
          </table:table-cell>
          <table:table-cell office:value-type="string">
            <text:p>Lote-CAMAS</text:p>
          </table:table-cell>
          <table:table-cell office:value-type="string">
            <text:p>Cooperativa Agricola Mista de Alvorada do Sul LTDA.</text:p>
          </table:table-cell>
          <table:table-cell office:value-type="string">
            <text:p/>
          </table:table-cell>
          <table:table-cell office:value-type="string">
            <text:p>75500918000107</text:p>
          </table:table-cell>
          <table:table-cell office:value-type="string">
            <text:p>Particular</text:p>
          </table:table-cell>
          <table:table-cell office:value-type="string">
            <text:p>06.312-3</text:p>
          </table:table-cell>
          <table:table-cell office:value-type="string">
            <text:p>87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operativa Agricola Mista de Alvorada do Sul LTDA.</text:p>
          </table:table-cell>
          <table:table-cell office:value-type="string">
            <text:p>75500918000107</text:p>
          </table:table-cell>
          <table:table-cell office:value-type="string">
            <text:p>5006275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42351</text:p>
          </table:table-cell>
          <table:table-cell office:value-type="string">
            <text:p>98a5c1dc-cc2b-41aa-989f-3dde1ac9819a</text:p>
          </table:table-cell>
          <table:table-cell office:value-type="string">
            <text:p>BXK</text:p>
          </table:table-cell>
          <table:table-cell office:value-type="string">
            <text:p>000190071059551076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080140019450</text:p>
          </table:table-cell>
          <table:table-cell office:value-type="string">
            <text:p>261756</text:p>
          </table:table-cell>
          <table:table-cell office:value-type="string">
            <text:p>13/08/14</text:p>
          </table:table-cell>
          <table:table-cell office:value-type="string">
            <text:p>13/08/14</text:p>
          </table:table-cell>
          <table:table-cell office:value-type="string">
            <text:p>CERTIFICADA</text:p>
          </table:table-cell>
          <table:table-cell office:value-type="string">
            <text:p>560,5373</text:p>
          </table:table-cell>
          <table:table-cell office:value-type="string">
            <text:p>Fazenda Pindaiba</text:p>
          </table:table-cell>
          <table:table-cell office:value-type="string">
            <text:p>Costa Pinto Agro-Industrial<text:s text:c="2"/>S/A</text:p>
          </table:table-cell>
          <table:table-cell office:value-type="string">
            <text:p/>
          </table:table-cell>
          <table:table-cell office:value-type="string">
            <text:p>06080808000102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sta Pinto Agro-Industrial<text:s text:c="2"/>S/A</text:p>
          </table:table-cell>
          <table:table-cell office:value-type="string">
            <text:p>06080808000102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71774</text:p>
          </table:table-cell>
          <table:table-cell office:value-type="string">
            <text:p>c48b3049-9831-439c-bf57-12e1e308ed92</text:p>
          </table:table-cell>
          <table:table-cell office:value-type="string">
            <text:p>BXK</text:p>
          </table:table-cell>
          <table:table-cell office:value-type="string">
            <text:p>000190071059551136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080140026821</text:p>
          </table:table-cell>
          <table:table-cell office:value-type="string">
            <text:p>330782</text:p>
          </table:table-cell>
          <table:table-cell office:value-type="string">
            <text:p>09/10/14</text:p>
          </table:table-cell>
          <table:table-cell office:value-type="string">
            <text:p>09/10/14</text:p>
          </table:table-cell>
          <table:table-cell office:value-type="string">
            <text:p>CERTIFICADA</text:p>
          </table:table-cell>
          <table:table-cell office:value-type="string">
            <text:p>497,3521</text:p>
          </table:table-cell>
          <table:table-cell office:value-type="string">
            <text:p>Fazenda Agua Branca dos Pacheco</text:p>
          </table:table-cell>
          <table:table-cell office:value-type="string">
            <text:p>Costa Pinto Agro-Industrial<text:s text:c="2"/>S/A</text:p>
          </table:table-cell>
          <table:table-cell office:value-type="string">
            <text:p/>
          </table:table-cell>
          <table:table-cell office:value-type="string">
            <text:p>06080808000102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37A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sta Pinto Agro-Industrial<text:s text:c="2"/>S/A</text:p>
          </table:table-cell>
          <table:table-cell office:value-type="string">
            <text:p>06080808000102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71750</text:p>
          </table:table-cell>
          <table:table-cell office:value-type="string">
            <text:p>335b0b9e-b058-46ff-9025-14d985bf823a</text:p>
          </table:table-cell>
          <table:table-cell office:value-type="string">
            <text:p>BXK</text:p>
          </table:table-cell>
          <table:table-cell office:value-type="string">
            <text:p>000190071059551136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080140026821</text:p>
          </table:table-cell>
          <table:table-cell office:value-type="string">
            <text:p>330618</text:p>
          </table:table-cell>
          <table:table-cell office:value-type="string">
            <text:p>09/10/14</text:p>
          </table:table-cell>
          <table:table-cell office:value-type="string">
            <text:p>09/10/14</text:p>
          </table:table-cell>
          <table:table-cell office:value-type="string">
            <text:p>CERTIFICADA</text:p>
          </table:table-cell>
          <table:table-cell office:value-type="string">
            <text:p>940,826</text:p>
          </table:table-cell>
          <table:table-cell office:value-type="string">
            <text:p>Fazenda Agua Branca dos Pacheco</text:p>
          </table:table-cell>
          <table:table-cell office:value-type="string">
            <text:p>Costa Pinto Agro-Industrial<text:s text:c="2"/>S/A</text:p>
          </table:table-cell>
          <table:table-cell office:value-type="string">
            <text:p/>
          </table:table-cell>
          <table:table-cell office:value-type="string">
            <text:p>06080808000102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0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sta Pinto Agro-Industrial<text:s text:c="2"/>S/A</text:p>
          </table:table-cell>
          <table:table-cell office:value-type="string">
            <text:p>06080808000102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73232</text:p>
          </table:table-cell>
          <table:table-cell office:value-type="string">
            <text:p>f84b558d-2a3a-4f01-bdec-5f0e7c3d1e0b</text:p>
          </table:table-cell>
          <table:table-cell office:value-type="string">
            <text:p>BXK</text:p>
          </table:table-cell>
          <table:table-cell office:value-type="string">
            <text:p>000190071059551136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080140026821</text:p>
          </table:table-cell>
          <table:table-cell office:value-type="string">
            <text:p>334310</text:p>
          </table:table-cell>
          <table:table-cell office:value-type="string">
            <text:p>14/10/14</text:p>
          </table:table-cell>
          <table:table-cell office:value-type="string">
            <text:p>14/10/14</text:p>
          </table:table-cell>
          <table:table-cell office:value-type="string">
            <text:p>CERTIFICADA</text:p>
          </table:table-cell>
          <table:table-cell office:value-type="string">
            <text:p>34,5315</text:p>
          </table:table-cell>
          <table:table-cell office:value-type="string">
            <text:p>Fazenda Agua Branca dos Pacheco</text:p>
          </table:table-cell>
          <table:table-cell office:value-type="string">
            <text:p>Costa Pinto Agro-Industrial<text:s text:c="2"/>S/A</text:p>
          </table:table-cell>
          <table:table-cell office:value-type="string">
            <text:p/>
          </table:table-cell>
          <table:table-cell office:value-type="string">
            <text:p>06080808000102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49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sta Pinto Agro-Industrial<text:s text:c="2"/>S/A</text:p>
          </table:table-cell>
          <table:table-cell office:value-type="string">
            <text:p>06080808000102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73246</text:p>
          </table:table-cell>
          <table:table-cell office:value-type="string">
            <text:p>3c78fca0-caa5-4539-bd55-e29faeb58d62</text:p>
          </table:table-cell>
          <table:table-cell office:value-type="string">
            <text:p>BXK</text:p>
          </table:table-cell>
          <table:table-cell office:value-type="string">
            <text:p>000190071059551136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080140026821</text:p>
          </table:table-cell>
          <table:table-cell office:value-type="string">
            <text:p>334350</text:p>
          </table:table-cell>
          <table:table-cell office:value-type="string">
            <text:p>14/10/14</text:p>
          </table:table-cell>
          <table:table-cell office:value-type="string">
            <text:p>14/10/14</text:p>
          </table:table-cell>
          <table:table-cell office:value-type="string">
            <text:p>CERTIFICADA</text:p>
          </table:table-cell>
          <table:table-cell office:value-type="string">
            <text:p>834,2636</text:p>
          </table:table-cell>
          <table:table-cell office:value-type="string">
            <text:p>Fazenda Pitombeira</text:p>
          </table:table-cell>
          <table:table-cell office:value-type="string">
            <text:p>Costa Pinto Agro-Industrial<text:s text:c="2"/>S/A</text:p>
          </table:table-cell>
          <table:table-cell office:value-type="string">
            <text:p/>
          </table:table-cell>
          <table:table-cell office:value-type="string">
            <text:p>06080808000102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sta Pinto Agro-Industrial<text:s text:c="2"/>S/A</text:p>
          </table:table-cell>
          <table:table-cell office:value-type="string">
            <text:p>06080808000102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71769</text:p>
          </table:table-cell>
          <table:table-cell office:value-type="string">
            <text:p>77c2d203-db5f-407f-8ef5-7640ad782bde</text:p>
          </table:table-cell>
          <table:table-cell office:value-type="string">
            <text:p>BXK</text:p>
          </table:table-cell>
          <table:table-cell office:value-type="string">
            <text:p>000190071059551136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080140026821</text:p>
          </table:table-cell>
          <table:table-cell office:value-type="string">
            <text:p>330712</text:p>
          </table:table-cell>
          <table:table-cell office:value-type="string">
            <text:p>09/10/14</text:p>
          </table:table-cell>
          <table:table-cell office:value-type="string">
            <text:p>09/10/14</text:p>
          </table:table-cell>
          <table:table-cell office:value-type="string">
            <text:p>CERTIFICADA</text:p>
          </table:table-cell>
          <table:table-cell office:value-type="string">
            <text:p>86,6363</text:p>
          </table:table-cell>
          <table:table-cell office:value-type="string">
            <text:p>Fazenda Agua Branca dos Pacheco</text:p>
          </table:table-cell>
          <table:table-cell office:value-type="string">
            <text:p>Costa Pinto Agro-Industrial<text:s text:c="2"/>S/A</text:p>
          </table:table-cell>
          <table:table-cell office:value-type="string">
            <text:p/>
          </table:table-cell>
          <table:table-cell office:value-type="string">
            <text:p>06080808000102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493A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sta Pinto Agro-Industrial<text:s text:c="2"/>S/A</text:p>
          </table:table-cell>
          <table:table-cell office:value-type="string">
            <text:p>06080808000102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83620</text:p>
          </table:table-cell>
          <table:table-cell office:value-type="string">
            <text:p>50562c4b-1c69-45c4-9239-300db72ef6fb</text:p>
          </table:table-cell>
          <table:table-cell office:value-type="string">
            <text:p>BXK</text:p>
          </table:table-cell>
          <table:table-cell office:value-type="string">
            <text:p>000190071059551082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080140026902</text:p>
          </table:table-cell>
          <table:table-cell office:value-type="string">
            <text:p>360306</text:p>
          </table:table-cell>
          <table:table-cell office:value-type="string">
            <text:p>06/11/14</text:p>
          </table:table-cell>
          <table:table-cell office:value-type="string">
            <text:p>07/11/14</text:p>
          </table:table-cell>
          <table:table-cell office:value-type="string">
            <text:p>CERTIFICADA</text:p>
          </table:table-cell>
          <table:table-cell office:value-type="string">
            <text:p>632,525</text:p>
          </table:table-cell>
          <table:table-cell office:value-type="string">
            <text:p>Fazzenda S├úo Jo├úo Buritirana</text:p>
          </table:table-cell>
          <table:table-cell office:value-type="string">
            <text:p>Costa Pinto Agro-Industrial<text:s text:c="2"/>S/A</text:p>
          </table:table-cell>
          <table:table-cell office:value-type="string">
            <text:p/>
          </table:table-cell>
          <table:table-cell office:value-type="string">
            <text:p>06080808000102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sta Pinto Agro-Industrial<text:s text:c="2"/>S/A</text:p>
          </table:table-cell>
          <table:table-cell office:value-type="string">
            <text:p>06080808000102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83619</text:p>
          </table:table-cell>
          <table:table-cell office:value-type="string">
            <text:p>86f51661-e2ff-4726-acfe-fbf85b072abb</text:p>
          </table:table-cell>
          <table:table-cell office:value-type="string">
            <text:p>BXK</text:p>
          </table:table-cell>
          <table:table-cell office:value-type="string">
            <text:p>000190071059551082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080140026902</text:p>
          </table:table-cell>
          <table:table-cell office:value-type="string">
            <text:p>360306</text:p>
          </table:table-cell>
          <table:table-cell office:value-type="string">
            <text:p>06/11/14</text:p>
          </table:table-cell>
          <table:table-cell office:value-type="string">
            <text:p>07/11/14</text:p>
          </table:table-cell>
          <table:table-cell office:value-type="string">
            <text:p>CERTIFICADA</text:p>
          </table:table-cell>
          <table:table-cell office:value-type="string">
            <text:p>1133,8271</text:p>
          </table:table-cell>
          <table:table-cell office:value-type="string">
            <text:p>Fazzenda S├úo Jo├úo Buritirana</text:p>
          </table:table-cell>
          <table:table-cell office:value-type="string">
            <text:p>Costa Pinto Agro-Industrial<text:s text:c="2"/>S/A</text:p>
          </table:table-cell>
          <table:table-cell office:value-type="string">
            <text:p/>
          </table:table-cell>
          <table:table-cell office:value-type="string">
            <text:p>06080808000102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sta Pinto Agro-Industrial<text:s text:c="2"/>S/A</text:p>
          </table:table-cell>
          <table:table-cell office:value-type="string">
            <text:p>06080808000102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42341</text:p>
          </table:table-cell>
          <table:table-cell office:value-type="string">
            <text:p>1961f479-a0bb-45eb-8c92-97bcf2028b6d</text:p>
          </table:table-cell>
          <table:table-cell office:value-type="string">
            <text:p>BXK</text:p>
          </table:table-cell>
          <table:table-cell office:value-type="string">
            <text:p>000190071059551073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8456809</text:p>
          </table:table-cell>
          <table:table-cell office:value-type="string">
            <text:p>261739</text:p>
          </table:table-cell>
          <table:table-cell office:value-type="string">
            <text:p>13/08/14</text:p>
          </table:table-cell>
          <table:table-cell office:value-type="string">
            <text:p>13/08/14</text:p>
          </table:table-cell>
          <table:table-cell office:value-type="string">
            <text:p>CERTIFICADA</text:p>
          </table:table-cell>
          <table:table-cell office:value-type="string">
            <text:p>1259,5589</text:p>
          </table:table-cell>
          <table:table-cell office:value-type="string">
            <text:p>Fazenda Centro dos Vieira e Baixa Grande</text:p>
          </table:table-cell>
          <table:table-cell office:value-type="string">
            <text:p>Costa Pinto Agro-Industrial<text:s text:c="2"/>S/A</text:p>
          </table:table-cell>
          <table:table-cell office:value-type="string">
            <text:p/>
          </table:table-cell>
          <table:table-cell office:value-type="string">
            <text:p>06080808000102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Costa Pinto Agro-Industrial<text:s text:c="2"/>S/A</text:p>
          </table:table-cell>
          <table:table-cell office:value-type="string">
            <text:p>06080808000102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53776</text:p>
          </table:table-cell>
          <table:table-cell office:value-type="string">
            <text:p>4041e959-28da-4465-9d68-4a8f3a54c802</text:p>
          </table:table-cell>
          <table:table-cell office:value-type="string">
            <text:p>DHK</text:p>
          </table:table-cell>
          <table:table-cell office:value-type="string">
            <text:p>820.603.202-3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50980105538</text:p>
          </table:table-cell>
          <table:table-cell office:value-type="string">
            <text:p>70383</text:p>
          </table:table-cell>
          <table:table-cell office:value-type="string">
            <text:p>20/12/13</text:p>
          </table:table-cell>
          <table:table-cell office:value-type="string">
            <text:p>20/12/13</text:p>
          </table:table-cell>
          <table:table-cell office:value-type="string">
            <text:p>CERTIFICADA</text:p>
          </table:table-cell>
          <table:table-cell office:value-type="string">
            <text:p>8795,1176</text:p>
          </table:table-cell>
          <table:table-cell office:value-type="string">
            <text:p>FAZENDAS GAMELEIRA e S├âO FRANCISCO</text:p>
          </table:table-cell>
          <table:table-cell office:value-type="string">
            <text:p>D. M. I. MATERIAL M├ëDICO HOSPITALAR LTDA</text:p>
          </table:table-cell>
          <table:table-cell office:value-type="string">
            <text:p/>
          </table:table-cell>
          <table:table-cell office:value-type="string">
            <text:p>37109097000185</text:p>
          </table:table-cell>
          <table:table-cell office:value-type="string">
            <text:p>Particular</text:p>
          </table:table-cell>
          <table:table-cell office:value-type="string">
            <text:p>12.817-3</text:p>
          </table:table-cell>
          <table:table-cell office:value-type="string">
            <text:p>R1 M2999 e R1 M300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. M. I. MATERIAL M├ëDICO HOSPITALAR LTDA</text:p>
          </table:table-cell>
          <table:table-cell office:value-type="string">
            <text:p>37109097000185</text:p>
          </table:table-cell>
          <table:table-cell office:value-type="string">
            <text:p>1716208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57256</text:p>
          </table:table-cell>
          <table:table-cell office:value-type="string">
            <text:p>f7f2bfdb-7af1-49ab-a532-e4dde009fd09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75982</text:p>
          </table:table-cell>
          <table:table-cell office:value-type="string">
            <text:p>292971</text:p>
          </table:table-cell>
          <table:table-cell office:value-type="string">
            <text:p>08/09/14</text:p>
          </table:table-cell>
          <table:table-cell office:value-type="string">
            <text:p>08/09/14</text:p>
          </table:table-cell>
          <table:table-cell office:value-type="string">
            <text:p>CERTIFICADA</text:p>
          </table:table-cell>
          <table:table-cell office:value-type="string">
            <text:p>733,863</text:p>
          </table:table-cell>
          <table:table-cell office:value-type="string">
            <text:p>Fazenda Estrondo ÔÇô Lote 67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0864</text:p>
          </table:table-cell>
          <table:table-cell office:value-type="string">
            <text:p>e00ca2ff-1366-4d52-b5e8-ec2c0d2e254a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76105</text:p>
          </table:table-cell>
          <table:table-cell office:value-type="string">
            <text:p>300583</text:p>
          </table:table-cell>
          <table:table-cell office:value-type="string">
            <text:p>15/09/14</text:p>
          </table:table-cell>
          <table:table-cell office:value-type="string">
            <text:p>15/09/14</text:p>
          </table:table-cell>
          <table:table-cell office:value-type="string">
            <text:p>CERTIFICADA</text:p>
          </table:table-cell>
          <table:table-cell office:value-type="string">
            <text:p>745,2873</text:p>
          </table:table-cell>
          <table:table-cell office:value-type="string">
            <text:p>Fazenda Estrondo ÔÇô Lote 68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6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9018</text:p>
          </table:table-cell>
          <table:table-cell office:value-type="string">
            <text:p>1ed2e23c-cdf4-4b27-bb71-ee05f0803467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77098</text:p>
          </table:table-cell>
          <table:table-cell office:value-type="string">
            <text:p>323109</text:p>
          </table:table-cell>
          <table:table-cell office:value-type="string">
            <text:p>02/10/14</text:p>
          </table:table-cell>
          <table:table-cell office:value-type="string">
            <text:p>03/10/14</text:p>
          </table:table-cell>
          <table:table-cell office:value-type="string">
            <text:p>CERTIFICADA</text:p>
          </table:table-cell>
          <table:table-cell office:value-type="string">
            <text:p>1468,049</text:p>
          </table:table-cell>
          <table:table-cell office:value-type="string">
            <text:p>Fazenda Estrondo ÔÇô Lote 69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96953</text:p>
          </table:table-cell>
          <table:table-cell office:value-type="string">
            <text:p>338ab59e-e3cd-4f5c-9245-1baf11f35cf9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78655</text:p>
          </table:table-cell>
          <table:table-cell office:value-type="string">
            <text:p>393783</text:p>
          </table:table-cell>
          <table:table-cell office:value-type="string">
            <text:p>03/12/14</text:p>
          </table:table-cell>
          <table:table-cell office:value-type="string">
            <text:p>03/12/14</text:p>
          </table:table-cell>
          <table:table-cell office:value-type="string">
            <text:p>CERTIFICADA</text:p>
          </table:table-cell>
          <table:table-cell office:value-type="string">
            <text:p>564,0665</text:p>
          </table:table-cell>
          <table:table-cell office:value-type="string">
            <text:p>Fazenda Estrondo ÔÇô Lote 127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0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8362</text:p>
          </table:table-cell>
          <table:table-cell office:value-type="string">
            <text:p>c703a0c0-6660-4b74-8db4-29be4211d489</text:p>
          </table:table-cell>
          <table:table-cell office:value-type="string">
            <text:p>AH5</text:p>
          </table:table-cell>
          <table:table-cell office:value-type="string">
            <text:p>BA20150024879 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78736</text:p>
          </table:table-cell>
          <table:table-cell office:value-type="string">
            <text:p>569376</text:p>
          </table:table-cell>
          <table:table-cell office:value-type="string">
            <text:p>10/06/15</text:p>
          </table:table-cell>
          <table:table-cell office:value-type="string">
            <text:p>10/06/15</text:p>
          </table:table-cell>
          <table:table-cell office:value-type="string">
            <text:p>CERTIFICADA</text:p>
          </table:table-cell>
          <table:table-cell office:value-type="string">
            <text:p>710,0585</text:p>
          </table:table-cell>
          <table:table-cell office:value-type="string">
            <text:p>Fazenda Estrondo - Lote 113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0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2769</text:p>
          </table:table-cell>
          <table:table-cell office:value-type="string">
            <text:p>c8631810-4441-4aee-8749-dc8140e8d300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1109</text:p>
          </table:table-cell>
          <table:table-cell office:value-type="string">
            <text:p>306119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704,707</text:p>
          </table:table-cell>
          <table:table-cell office:value-type="string">
            <text:p>Fazenda Estrondo ÔÇô Lote 81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7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3138</text:p>
          </table:table-cell>
          <table:table-cell office:value-type="string">
            <text:p>91a1a825-b551-4929-b42f-4944e5491f47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1443</text:p>
          </table:table-cell>
          <table:table-cell office:value-type="string">
            <text:p>306976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828,3088</text:p>
          </table:table-cell>
          <table:table-cell office:value-type="string">
            <text:p>Fazenda Estrondo ÔÇô Lote 82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7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3689</text:p>
          </table:table-cell>
          <table:table-cell office:value-type="string">
            <text:p>2c0deeb8-9639-45c6-91e7-d22e1db52486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1796</text:p>
          </table:table-cell>
          <table:table-cell office:value-type="string">
            <text:p>308779</text:p>
          </table:table-cell>
          <table:table-cell office:value-type="string">
            <text:p>22/09/14</text:p>
          </table:table-cell>
          <table:table-cell office:value-type="string">
            <text:p>22/09/14</text:p>
          </table:table-cell>
          <table:table-cell office:value-type="string">
            <text:p>CERTIFICADA</text:p>
          </table:table-cell>
          <table:table-cell office:value-type="string">
            <text:p>775,1208</text:p>
          </table:table-cell>
          <table:table-cell office:value-type="string">
            <text:p>Fazenda Estrondo ÔÇô Lote 83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7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4200</text:p>
          </table:table-cell>
          <table:table-cell office:value-type="string">
            <text:p>d7aa1e82-50cf-4fd9-addc-fa028c9d1543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2091</text:p>
          </table:table-cell>
          <table:table-cell office:value-type="string">
            <text:p>310623</text:p>
          </table:table-cell>
          <table:table-cell office:value-type="string">
            <text:p>23/09/14</text:p>
          </table:table-cell>
          <table:table-cell office:value-type="string">
            <text:p>23/09/14</text:p>
          </table:table-cell>
          <table:table-cell office:value-type="string">
            <text:p>CERTIFICADA</text:p>
          </table:table-cell>
          <table:table-cell office:value-type="string">
            <text:p>784,2105</text:p>
          </table:table-cell>
          <table:table-cell office:value-type="string">
            <text:p>Fazenda Estrondo ÔÇô Lote 84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4381</text:p>
          </table:table-cell>
          <table:table-cell office:value-type="string">
            <text:p>6cbf973b-ad38-48eb-8fd0-dec27a030e27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2334</text:p>
          </table:table-cell>
          <table:table-cell office:value-type="string">
            <text:p>311316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750,3893</text:p>
          </table:table-cell>
          <table:table-cell office:value-type="string">
            <text:p>Fazenda Estrondo ÔÇô Lote 85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8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71453</text:p>
          </table:table-cell>
          <table:table-cell office:value-type="string">
            <text:p>8284330c-f517-48ef-b126-32cb07816b57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2687</text:p>
          </table:table-cell>
          <table:table-cell office:value-type="string">
            <text:p>329837</text:p>
          </table:table-cell>
          <table:table-cell office:value-type="string">
            <text:p>09/10/14</text:p>
          </table:table-cell>
          <table:table-cell office:value-type="string">
            <text:p>09/10/14</text:p>
          </table:table-cell>
          <table:table-cell office:value-type="string">
            <text:p>CERTIFICADA</text:p>
          </table:table-cell>
          <table:table-cell office:value-type="string">
            <text:p>852,307</text:p>
          </table:table-cell>
          <table:table-cell office:value-type="string">
            <text:p>Fazenda Estrondo ÔÇô Lote 86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8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9037</text:p>
          </table:table-cell>
          <table:table-cell office:value-type="string">
            <text:p>4e46c08d-9519-4303-950f-d86e3323e4a1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2768</text:p>
          </table:table-cell>
          <table:table-cell office:value-type="string">
            <text:p>324005</text:p>
          </table:table-cell>
          <table:table-cell office:value-type="string">
            <text:p>03/10/14</text:p>
          </table:table-cell>
          <table:table-cell office:value-type="string">
            <text:p>03/10/14</text:p>
          </table:table-cell>
          <table:table-cell office:value-type="string">
            <text:p>CERTIFICADA</text:p>
          </table:table-cell>
          <table:table-cell office:value-type="string">
            <text:p>291,9668</text:p>
          </table:table-cell>
          <table:table-cell office:value-type="string">
            <text:p>Fazenda Estrondo ÔÇô Lote 86-B1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67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58629</text:p>
          </table:table-cell>
          <table:table-cell office:value-type="string">
            <text:p>432a8e23-ea33-4e0a-a3bf-a3daebef35c3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2920</text:p>
          </table:table-cell>
          <table:table-cell office:value-type="string">
            <text:p>296488</text:p>
          </table:table-cell>
          <table:table-cell office:value-type="string">
            <text:p>11/09/14</text:p>
          </table:table-cell>
          <table:table-cell office:value-type="string">
            <text:p>11/09/14</text:p>
          </table:table-cell>
          <table:table-cell office:value-type="string">
            <text:p>CERTIFICADA</text:p>
          </table:table-cell>
          <table:table-cell office:value-type="string">
            <text:p>727,9824</text:p>
          </table:table-cell>
          <table:table-cell office:value-type="string">
            <text:p>Fazenda Estrondo ÔÇô Lote 93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8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95929</text:p>
          </table:table-cell>
          <table:table-cell office:value-type="string">
            <text:p>f558a560-a383-4532-98fe-650d594879d5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4035</text:p>
          </table:table-cell>
          <table:table-cell office:value-type="string">
            <text:p>391526</text:p>
          </table:table-cell>
          <table:table-cell office:value-type="string">
            <text:p>02/12/14</text:p>
          </table:table-cell>
          <table:table-cell office:value-type="string">
            <text:p>02/12/14</text:p>
          </table:table-cell>
          <table:table-cell office:value-type="string">
            <text:p>CERTIFICADA</text:p>
          </table:table-cell>
          <table:table-cell office:value-type="string">
            <text:p>228,5379</text:p>
          </table:table-cell>
          <table:table-cell office:value-type="string">
            <text:p>Fazenda Estrondo ÔÇô Lote 96-A1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68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4415</text:p>
          </table:table-cell>
          <table:table-cell office:value-type="string">
            <text:p>8a538a10-06cf-42ef-a52a-bde787ac7ad0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4116</text:p>
          </table:table-cell>
          <table:table-cell office:value-type="string">
            <text:p>311444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825,6535</text:p>
          </table:table-cell>
          <table:table-cell office:value-type="string">
            <text:p>Fazenda Estrondo ÔÇô Lote 96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8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97054</text:p>
          </table:table-cell>
          <table:table-cell office:value-type="string">
            <text:p>e6f23517-1749-489f-97c5-54773f19ab6e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4205</text:p>
          </table:table-cell>
          <table:table-cell office:value-type="string">
            <text:p>393975</text:p>
          </table:table-cell>
          <table:table-cell office:value-type="string">
            <text:p>03/12/14</text:p>
          </table:table-cell>
          <table:table-cell office:value-type="string">
            <text:p>03/12/14</text:p>
          </table:table-cell>
          <table:table-cell office:value-type="string">
            <text:p>CERTIFICADA</text:p>
          </table:table-cell>
          <table:table-cell office:value-type="string">
            <text:p>304,6104</text:p>
          </table:table-cell>
          <table:table-cell office:value-type="string">
            <text:p>Fazenda Estrondo ÔÇô Lote 96-B1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68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71753</text:p>
          </table:table-cell>
          <table:table-cell office:value-type="string">
            <text:p>8516cd37-ec6c-48cf-8ba1-f4f49ff22994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4388</text:p>
          </table:table-cell>
          <table:table-cell office:value-type="string">
            <text:p>330645</text:p>
          </table:table-cell>
          <table:table-cell office:value-type="string">
            <text:p>09/10/14</text:p>
          </table:table-cell>
          <table:table-cell office:value-type="string">
            <text:p>09/10/14</text:p>
          </table:table-cell>
          <table:table-cell office:value-type="string">
            <text:p>CERTIFICADA</text:p>
          </table:table-cell>
          <table:table-cell office:value-type="string">
            <text:p>663,8374</text:p>
          </table:table-cell>
          <table:table-cell office:value-type="string">
            <text:p>Fazenda Estrondo ÔÇô Lote 96-C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7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75864</text:p>
          </table:table-cell>
          <table:table-cell office:value-type="string">
            <text:p>17fde24d-09f1-43bb-b8d5-b4ff39973d44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4469</text:p>
          </table:table-cell>
          <table:table-cell office:value-type="string">
            <text:p>337235</text:p>
          </table:table-cell>
          <table:table-cell office:value-type="string">
            <text:p>16/10/14</text:p>
          </table:table-cell>
          <table:table-cell office:value-type="string">
            <text:p>20/10/14</text:p>
          </table:table-cell>
          <table:table-cell office:value-type="string">
            <text:p>CERTIFICADA</text:p>
          </table:table-cell>
          <table:table-cell office:value-type="string">
            <text:p>218,911</text:p>
          </table:table-cell>
          <table:table-cell office:value-type="string">
            <text:p>Fazenda Estrondo ÔÇô Lote 96-C1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69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8876</text:p>
          </table:table-cell>
          <table:table-cell office:value-type="string">
            <text:p>05e6f419-fcd7-436c-96bf-0c9f5376ef26</text:p>
          </table:table-cell>
          <table:table-cell office:value-type="string">
            <text:p>AH5</text:p>
          </table:table-cell>
          <table:table-cell office:value-type="string">
            <text:p>BA2015002144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5511</text:p>
          </table:table-cell>
          <table:table-cell office:value-type="string">
            <text:p>571341</text:p>
          </table:table-cell>
          <table:table-cell office:value-type="string">
            <text:p>11/06/15</text:p>
          </table:table-cell>
          <table:table-cell office:value-type="string">
            <text:p>11/06/15</text:p>
          </table:table-cell>
          <table:table-cell office:value-type="string">
            <text:p>CERTIFICADA</text:p>
          </table:table-cell>
          <table:table-cell office:value-type="string">
            <text:p>582,5797</text:p>
          </table:table-cell>
          <table:table-cell office:value-type="string">
            <text:p>Fazenda Estrondo - Lote 108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0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9270</text:p>
          </table:table-cell>
          <table:table-cell office:value-type="string">
            <text:p>c7d72983-fe0d-4a60-b164-2ad38bbcbd26</text:p>
          </table:table-cell>
          <table:table-cell office:value-type="string">
            <text:p>AH5</text:p>
          </table:table-cell>
          <table:table-cell office:value-type="string">
            <text:p>BA2015002144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5600</text:p>
          </table:table-cell>
          <table:table-cell office:value-type="string">
            <text:p>572594</text:p>
          </table:table-cell>
          <table:table-cell office:value-type="string">
            <text:p>12/06/15</text:p>
          </table:table-cell>
          <table:table-cell office:value-type="string">
            <text:p>12/06/15</text:p>
          </table:table-cell>
          <table:table-cell office:value-type="string">
            <text:p>CERTIFICADA</text:p>
          </table:table-cell>
          <table:table-cell office:value-type="string">
            <text:p>718,9327</text:p>
          </table:table-cell>
          <table:table-cell office:value-type="string">
            <text:p>Fazenda Estrondo - Lote 109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0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8907</text:p>
          </table:table-cell>
          <table:table-cell office:value-type="string">
            <text:p>cbb9e2c3-0b91-4152-b89f-80f4e33f30cb</text:p>
          </table:table-cell>
          <table:table-cell office:value-type="string">
            <text:p>AH5</text:p>
          </table:table-cell>
          <table:table-cell office:value-type="string">
            <text:p>BA2015002144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5783</text:p>
          </table:table-cell>
          <table:table-cell office:value-type="string">
            <text:p>571462</text:p>
          </table:table-cell>
          <table:table-cell office:value-type="string">
            <text:p>11/06/15</text:p>
          </table:table-cell>
          <table:table-cell office:value-type="string">
            <text:p>11/06/15</text:p>
          </table:table-cell>
          <table:table-cell office:value-type="string">
            <text:p>CERTIFICADA</text:p>
          </table:table-cell>
          <table:table-cell office:value-type="string">
            <text:p>796,9023</text:p>
          </table:table-cell>
          <table:table-cell office:value-type="string">
            <text:p>Fazenda Estrondo - Lote 110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0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96862</text:p>
          </table:table-cell>
          <table:table-cell office:value-type="string">
            <text:p>077de970-b0b1-4271-af19-763e35e8d98b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5864</text:p>
          </table:table-cell>
          <table:table-cell office:value-type="string">
            <text:p>393589</text:p>
          </table:table-cell>
          <table:table-cell office:value-type="string">
            <text:p>03/12/14</text:p>
          </table:table-cell>
          <table:table-cell office:value-type="string">
            <text:p>03/12/14</text:p>
          </table:table-cell>
          <table:table-cell office:value-type="string">
            <text:p>CERTIFICADA</text:p>
          </table:table-cell>
          <table:table-cell office:value-type="string">
            <text:p>572,7461</text:p>
          </table:table-cell>
          <table:table-cell office:value-type="string">
            <text:p>Fazenda Estrondo ÔÇô Lote 111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0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8536</text:p>
          </table:table-cell>
          <table:table-cell office:value-type="string">
            <text:p>a540cd9a-fe99-43f2-a54e-15311f3c9322</text:p>
          </table:table-cell>
          <table:table-cell office:value-type="string">
            <text:p>AH5</text:p>
          </table:table-cell>
          <table:table-cell office:value-type="string">
            <text:p>BA20150024879 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8022</text:p>
          </table:table-cell>
          <table:table-cell office:value-type="string">
            <text:p>569608</text:p>
          </table:table-cell>
          <table:table-cell office:value-type="string">
            <text:p>10/06/15</text:p>
          </table:table-cell>
          <table:table-cell office:value-type="string">
            <text:p>10/06/15</text:p>
          </table:table-cell>
          <table:table-cell office:value-type="string">
            <text:p>CERTIFICADA</text:p>
          </table:table-cell>
          <table:table-cell office:value-type="string">
            <text:p>847,7793</text:p>
          </table:table-cell>
          <table:table-cell office:value-type="string">
            <text:p>Fazenda Estrondo - Lote 114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0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8510</text:p>
          </table:table-cell>
          <table:table-cell office:value-type="string">
            <text:p>31fdc6ce-7c3e-4551-99a2-38cd1693b843</text:p>
          </table:table-cell>
          <table:table-cell office:value-type="string">
            <text:p>AH5</text:p>
          </table:table-cell>
          <table:table-cell office:value-type="string">
            <text:p>BA20150024879 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8456</text:p>
          </table:table-cell>
          <table:table-cell office:value-type="string">
            <text:p>570034</text:p>
          </table:table-cell>
          <table:table-cell office:value-type="string">
            <text:p>10/06/15</text:p>
          </table:table-cell>
          <table:table-cell office:value-type="string">
            <text:p>10/06/15</text:p>
          </table:table-cell>
          <table:table-cell office:value-type="string">
            <text:p>CERTIFICADA</text:p>
          </table:table-cell>
          <table:table-cell office:value-type="string">
            <text:p>512,8857</text:p>
          </table:table-cell>
          <table:table-cell office:value-type="string">
            <text:p>Fazenda Estrondo - Lote 118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1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9022</text:p>
          </table:table-cell>
          <table:table-cell office:value-type="string">
            <text:p>5eec8ad4-c0af-4994-92f9-41ea5e49cca0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8880</text:p>
          </table:table-cell>
          <table:table-cell office:value-type="string">
            <text:p>323721</text:p>
          </table:table-cell>
          <table:table-cell office:value-type="string">
            <text:p>03/10/14</text:p>
          </table:table-cell>
          <table:table-cell office:value-type="string">
            <text:p>03/10/14</text:p>
          </table:table-cell>
          <table:table-cell office:value-type="string">
            <text:p>CERTIFICADA</text:p>
          </table:table-cell>
          <table:table-cell office:value-type="string">
            <text:p>791,826</text:p>
          </table:table-cell>
          <table:table-cell office:value-type="string">
            <text:p>Fazenda Estrondo ÔÇô Lote 122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9035</text:p>
          </table:table-cell>
          <table:table-cell office:value-type="string">
            <text:p>70d4c085-9adb-4af5-98f4-3144ba4e1b6f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8960</text:p>
          </table:table-cell>
          <table:table-cell office:value-type="string">
            <text:p>324006</text:p>
          </table:table-cell>
          <table:table-cell office:value-type="string">
            <text:p>03/10/14</text:p>
          </table:table-cell>
          <table:table-cell office:value-type="string">
            <text:p>03/10/14</text:p>
          </table:table-cell>
          <table:table-cell office:value-type="string">
            <text:p>CERTIFICADA</text:p>
          </table:table-cell>
          <table:table-cell office:value-type="string">
            <text:p>639,7885</text:p>
          </table:table-cell>
          <table:table-cell office:value-type="string">
            <text:p>Fazenda Estrondo ÔÇô Lote 123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9021</text:p>
          </table:table-cell>
          <table:table-cell office:value-type="string">
            <text:p>67cf5a57-a39b-4f74-977e-ca147d526223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9002</text:p>
          </table:table-cell>
          <table:table-cell office:value-type="string">
            <text:p>323168</text:p>
          </table:table-cell>
          <table:table-cell office:value-type="string">
            <text:p>02/10/14</text:p>
          </table:table-cell>
          <table:table-cell office:value-type="string">
            <text:p>03/10/14</text:p>
          </table:table-cell>
          <table:table-cell office:value-type="string">
            <text:p>CERTIFICADA</text:p>
          </table:table-cell>
          <table:table-cell office:value-type="string">
            <text:p>552,3412</text:p>
          </table:table-cell>
          <table:table-cell office:value-type="string">
            <text:p>Fazenda Estrondo ÔÇô Lote 124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1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9020</text:p>
          </table:table-cell>
          <table:table-cell office:value-type="string">
            <text:p>9d0fdec0-b030-4805-9ad3-8136de964e59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9185</text:p>
          </table:table-cell>
          <table:table-cell office:value-type="string">
            <text:p>323263</text:p>
          </table:table-cell>
          <table:table-cell office:value-type="string">
            <text:p>02/10/14</text:p>
          </table:table-cell>
          <table:table-cell office:value-type="string">
            <text:p>03/10/14</text:p>
          </table:table-cell>
          <table:table-cell office:value-type="string">
            <text:p>CERTIFICADA</text:p>
          </table:table-cell>
          <table:table-cell office:value-type="string">
            <text:p>685,1437</text:p>
          </table:table-cell>
          <table:table-cell office:value-type="string">
            <text:p>Fazenda Estrondo ÔÇô Lote 125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1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64235</text:p>
          </table:table-cell>
          <table:table-cell office:value-type="string">
            <text:p>475cef11-a203-44bd-8475-8c86e1ffbfb3</text:p>
          </table:table-cell>
          <table:table-cell office:value-type="string">
            <text:p>AH5</text:p>
          </table:table-cell>
          <table:table-cell office:value-type="string">
            <text:p>BA2015002144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9266</text:p>
          </table:table-cell>
          <table:table-cell office:value-type="string">
            <text:p>587369</text:p>
          </table:table-cell>
          <table:table-cell office:value-type="string">
            <text:p>23/06/15</text:p>
          </table:table-cell>
          <table:table-cell office:value-type="string">
            <text:p>23/06/15</text:p>
          </table:table-cell>
          <table:table-cell office:value-type="string">
            <text:p>CERTIFICADA</text:p>
          </table:table-cell>
          <table:table-cell office:value-type="string">
            <text:p>554,302</text:p>
          </table:table-cell>
          <table:table-cell office:value-type="string">
            <text:p>Fazenda Estrondo - Lote 126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1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9019</text:p>
          </table:table-cell>
          <table:table-cell office:value-type="string">
            <text:p>7b179a39-2497-40ff-8afd-ba9e99ed2b7d</text:p>
          </table:table-cell>
          <table:table-cell office:value-type="string">
            <text:p>AH5</text:p>
          </table:table-cell>
          <table:table-cell office:value-type="string">
            <text:p> 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9347</text:p>
          </table:table-cell>
          <table:table-cell office:value-type="string">
            <text:p>323528</text:p>
          </table:table-cell>
          <table:table-cell office:value-type="string">
            <text:p>03/10/14</text:p>
          </table:table-cell>
          <table:table-cell office:value-type="string">
            <text:p>03/10/14</text:p>
          </table:table-cell>
          <table:table-cell office:value-type="string">
            <text:p>CERTIFICADA</text:p>
          </table:table-cell>
          <table:table-cell office:value-type="string">
            <text:p>682,3387</text:p>
          </table:table-cell>
          <table:table-cell office:value-type="string">
            <text:p>Fazenda Estrondo ÔÇô Lote 127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2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8553</text:p>
          </table:table-cell>
          <table:table-cell office:value-type="string">
            <text:p>f6b4eb88-276c-442f-a56c-4918dd3b0ca6</text:p>
          </table:table-cell>
          <table:table-cell office:value-type="string">
            <text:p>AH5</text:p>
          </table:table-cell>
          <table:table-cell office:value-type="string">
            <text:p>BA20150024879 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9428</text:p>
          </table:table-cell>
          <table:table-cell office:value-type="string">
            <text:p>570180</text:p>
          </table:table-cell>
          <table:table-cell office:value-type="string">
            <text:p>10/06/15</text:p>
          </table:table-cell>
          <table:table-cell office:value-type="string">
            <text:p>10/06/15</text:p>
          </table:table-cell>
          <table:table-cell office:value-type="string">
            <text:p>CERTIFICADA</text:p>
          </table:table-cell>
          <table:table-cell office:value-type="string">
            <text:p>814,5356</text:p>
          </table:table-cell>
          <table:table-cell office:value-type="string">
            <text:p>Fazenda Estrondo - Lote 128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2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8913</text:p>
          </table:table-cell>
          <table:table-cell office:value-type="string">
            <text:p>ea2f5447-94bc-4936-b64f-374e6687dca8</text:p>
          </table:table-cell>
          <table:table-cell office:value-type="string">
            <text:p>AH5</text:p>
          </table:table-cell>
          <table:table-cell office:value-type="string">
            <text:p>BA2015002144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9509</text:p>
          </table:table-cell>
          <table:table-cell office:value-type="string">
            <text:p>571476</text:p>
          </table:table-cell>
          <table:table-cell office:value-type="string">
            <text:p>11/06/15</text:p>
          </table:table-cell>
          <table:table-cell office:value-type="string">
            <text:p>11/06/15</text:p>
          </table:table-cell>
          <table:table-cell office:value-type="string">
            <text:p>CERTIFICADA</text:p>
          </table:table-cell>
          <table:table-cell office:value-type="string">
            <text:p>611,2824</text:p>
          </table:table-cell>
          <table:table-cell office:value-type="string">
            <text:p>Fazenda Estrondo - Lote 129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2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9301</text:p>
          </table:table-cell>
          <table:table-cell office:value-type="string">
            <text:p>8fc0c84b-03cb-4330-b5a3-4f8de90a1208</text:p>
          </table:table-cell>
          <table:table-cell office:value-type="string">
            <text:p>AH5</text:p>
          </table:table-cell>
          <table:table-cell office:value-type="string">
            <text:p>BA2015002144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89690</text:p>
          </table:table-cell>
          <table:table-cell office:value-type="string">
            <text:p>572683</text:p>
          </table:table-cell>
          <table:table-cell office:value-type="string">
            <text:p>12/06/15</text:p>
          </table:table-cell>
          <table:table-cell office:value-type="string">
            <text:p>12/06/15</text:p>
          </table:table-cell>
          <table:table-cell office:value-type="string">
            <text:p>CERTIFICADA</text:p>
          </table:table-cell>
          <table:table-cell office:value-type="string">
            <text:p>721,7293</text:p>
          </table:table-cell>
          <table:table-cell office:value-type="string">
            <text:p>Fazenda Estrondo - Lote 130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72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01475</text:p>
          </table:table-cell>
          <table:table-cell office:value-type="string">
            <text:p>00e82eae-4d2c-4a78-b598-f2bffb2f0427</text:p>
          </table:table-cell>
          <table:table-cell office:value-type="string">
            <text:p>AH5</text:p>
          </table:table-cell>
          <table:table-cell office:value-type="string">
            <text:p> 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90272</text:p>
          </table:table-cell>
          <table:table-cell office:value-type="string">
            <text:p>404425</text:p>
          </table:table-cell>
          <table:table-cell office:value-type="string">
            <text:p>12/12/14</text:p>
          </table:table-cell>
          <table:table-cell office:value-type="string">
            <text:p>12/12/14</text:p>
          </table:table-cell>
          <table:table-cell office:value-type="string">
            <text:p>CERTIFICADA</text:p>
          </table:table-cell>
          <table:table-cell office:value-type="string">
            <text:p>1320,9371</text:p>
          </table:table-cell>
          <table:table-cell office:value-type="string">
            <text:p>Fazenda Estrondo ÔÇô Gleba P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01557</text:p>
          </table:table-cell>
          <table:table-cell office:value-type="string">
            <text:p>936b8f1d-edc3-4db8-9542-5f39f26a857b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90353</text:p>
          </table:table-cell>
          <table:table-cell office:value-type="string">
            <text:p>404641</text:p>
          </table:table-cell>
          <table:table-cell office:value-type="string">
            <text:p>12/12/14</text:p>
          </table:table-cell>
          <table:table-cell office:value-type="string">
            <text:p>12/12/14</text:p>
          </table:table-cell>
          <table:table-cell office:value-type="string">
            <text:p>CERTIFICADA</text:p>
          </table:table-cell>
          <table:table-cell office:value-type="string">
            <text:p>3277,7779</text:p>
          </table:table-cell>
          <table:table-cell office:value-type="string">
            <text:p>Fazenda Estrondo ÔÇô Gleba Q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74909</text:p>
          </table:table-cell>
          <table:table-cell office:value-type="string">
            <text:p>14d5aa57-88de-4c93-b0da-5b28cd0e1f46</text:p>
          </table:table-cell>
          <table:table-cell office:value-type="string">
            <text:p>AH5</text:p>
          </table:table-cell>
          <table:table-cell office:value-type="string">
            <text:p>BA20150045831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90434</text:p>
          </table:table-cell>
          <table:table-cell office:value-type="string">
            <text:p>619304</text:p>
          </table:table-cell>
          <table:table-cell office:value-type="string">
            <text:p>22/07/15</text:p>
          </table:table-cell>
          <table:table-cell office:value-type="string">
            <text:p>22/07/15</text:p>
          </table:table-cell>
          <table:table-cell office:value-type="string">
            <text:p>CERTIFICADA</text:p>
          </table:table-cell>
          <table:table-cell office:value-type="string">
            <text:p>7268,951</text:p>
          </table:table-cell>
          <table:table-cell office:value-type="string">
            <text:p>Fazenda Estrondo - Gleba R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1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2004</text:p>
          </table:table-cell>
          <table:table-cell office:value-type="string">
            <text:p>6ab2f92c-2452-4def-a246-0f5f82dd2897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93611</text:p>
          </table:table-cell>
          <table:table-cell office:value-type="string">
            <text:p>304018</text:p>
          </table:table-cell>
          <table:table-cell office:value-type="string">
            <text:p>17/09/14</text:p>
          </table:table-cell>
          <table:table-cell office:value-type="string">
            <text:p>17/09/14</text:p>
          </table:table-cell>
          <table:table-cell office:value-type="string">
            <text:p>CERTIFICADA</text:p>
          </table:table-cell>
          <table:table-cell office:value-type="string">
            <text:p>708,3097</text:p>
          </table:table-cell>
          <table:table-cell office:value-type="string">
            <text:p>Fazenda Estrondo ÔÇô Lote 70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6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2393</text:p>
          </table:table-cell>
          <table:table-cell office:value-type="string">
            <text:p>8b869ac8-c7c9-4390-a758-ed06b6ec39ca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94006</text:p>
          </table:table-cell>
          <table:table-cell office:value-type="string">
            <text:p>305196</text:p>
          </table:table-cell>
          <table:table-cell office:value-type="string">
            <text:p>18/09/14</text:p>
          </table:table-cell>
          <table:table-cell office:value-type="string">
            <text:p>18/09/14</text:p>
          </table:table-cell>
          <table:table-cell office:value-type="string">
            <text:p>CERTIFICADA</text:p>
          </table:table-cell>
          <table:table-cell office:value-type="string">
            <text:p>670,9199</text:p>
          </table:table-cell>
          <table:table-cell office:value-type="string">
            <text:p>Fazenda Estrondo ÔÇô Lote 71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7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99240</text:p>
          </table:table-cell>
          <table:table-cell office:value-type="string">
            <text:p>eb78793e-9520-4a3e-a17e-6bdbc9aa222d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600694260</text:p>
          </table:table-cell>
          <table:table-cell office:value-type="string">
            <text:p>399881</text:p>
          </table:table-cell>
          <table:table-cell office:value-type="string">
            <text:p>09/12/14</text:p>
          </table:table-cell>
          <table:table-cell office:value-type="string">
            <text:p>09/12/14</text:p>
          </table:table-cell>
          <table:table-cell office:value-type="string">
            <text:p>CERTIFICADA</text:p>
          </table:table-cell>
          <table:table-cell office:value-type="string">
            <text:p>864,5322</text:p>
          </table:table-cell>
          <table:table-cell office:value-type="string">
            <text:p>Fazenda Estrondo ÔÇô Lote 72-B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5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7538</text:p>
          </table:table-cell>
          <table:table-cell office:value-type="string">
            <text:p>cfaee0c7-218a-4092-b8c4-a4acd44fc83f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61160130050</text:p>
          </table:table-cell>
          <table:table-cell office:value-type="string">
            <text:p>319795</text:p>
          </table:table-cell>
          <table:table-cell office:value-type="string">
            <text:p>30/09/14</text:p>
          </table:table-cell>
          <table:table-cell office:value-type="string">
            <text:p>30/09/14</text:p>
          </table:table-cell>
          <table:table-cell office:value-type="string">
            <text:p>CERTIFICADA</text:p>
          </table:table-cell>
          <table:table-cell office:value-type="string">
            <text:p>592,1535</text:p>
          </table:table-cell>
          <table:table-cell office:value-type="string">
            <text:p>Fazenda Estrondo ÔÇô Lote 86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7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5739</text:p>
          </table:table-cell>
          <table:table-cell office:value-type="string">
            <text:p>5b2b38dc-3420-48ac-94ae-b67f1ab34f06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61160130483</text:p>
          </table:table-cell>
          <table:table-cell office:value-type="string">
            <text:p>314872</text:p>
          </table:table-cell>
          <table:table-cell office:value-type="string">
            <text:p>26/09/14</text:p>
          </table:table-cell>
          <table:table-cell office:value-type="string">
            <text:p>26/09/14</text:p>
          </table:table-cell>
          <table:table-cell office:value-type="string">
            <text:p>CERTIFICADA</text:p>
          </table:table-cell>
          <table:table-cell office:value-type="string">
            <text:p>811,5461</text:p>
          </table:table-cell>
          <table:table-cell office:value-type="string">
            <text:p>Fazenda Estrondo ÔÇô Lote 85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7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57645</text:p>
          </table:table-cell>
          <table:table-cell office:value-type="string">
            <text:p>7d5964a6-cefb-4a69-b70e-2f73587d3d00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61160131617</text:p>
          </table:table-cell>
          <table:table-cell office:value-type="string">
            <text:p>294511</text:p>
          </table:table-cell>
          <table:table-cell office:value-type="string">
            <text:p>09/09/14</text:p>
          </table:table-cell>
          <table:table-cell office:value-type="string">
            <text:p>09/09/14</text:p>
          </table:table-cell>
          <table:table-cell office:value-type="string">
            <text:p>CERTIFICADA</text:p>
          </table:table-cell>
          <table:table-cell office:value-type="string">
            <text:p>686,7522</text:p>
          </table:table-cell>
          <table:table-cell office:value-type="string">
            <text:p>Fazenda Estrondo ÔÇô Lote 93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8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3875</text:p>
          </table:table-cell>
          <table:table-cell office:value-type="string">
            <text:p>6d06bcaf-a95a-4d42-8a36-14b056053e4c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61160135019</text:p>
          </table:table-cell>
          <table:table-cell office:value-type="string">
            <text:p>309322</text:p>
          </table:table-cell>
          <table:table-cell office:value-type="string">
            <text:p>22/09/14</text:p>
          </table:table-cell>
          <table:table-cell office:value-type="string">
            <text:p>22/09/14</text:p>
          </table:table-cell>
          <table:table-cell office:value-type="string">
            <text:p>CERTIFICADA</text:p>
          </table:table-cell>
          <table:table-cell office:value-type="string">
            <text:p>825,4273</text:p>
          </table:table-cell>
          <table:table-cell office:value-type="string">
            <text:p>Fazenda Estrondo ÔÇô Lote 84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3194</text:p>
          </table:table-cell>
          <table:table-cell office:value-type="string">
            <text:p>b8e7c80a-0efe-4948-bd3d-35e3dce0240c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61160135442</text:p>
          </table:table-cell>
          <table:table-cell office:value-type="string">
            <text:p>307085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822,6286</text:p>
          </table:table-cell>
          <table:table-cell office:value-type="string">
            <text:p>Fazenda Estrondo ÔÇô Lote 83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7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3069</text:p>
          </table:table-cell>
          <table:table-cell office:value-type="string">
            <text:p>be52e2c3-625e-476d-ad8a-6091cc6dfc5f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61160135876</text:p>
          </table:table-cell>
          <table:table-cell office:value-type="string">
            <text:p>306804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810,8673</text:p>
          </table:table-cell>
          <table:table-cell office:value-type="string">
            <text:p>Fazenda Estrondo ÔÇô Lote 82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6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2705</text:p>
          </table:table-cell>
          <table:table-cell office:value-type="string">
            <text:p>f43d0e90-62f5-47b0-9d6e-09fb8e499be9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61160136252</text:p>
          </table:table-cell>
          <table:table-cell office:value-type="string">
            <text:p>305935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829,2807</text:p>
          </table:table-cell>
          <table:table-cell office:value-type="string">
            <text:p>Fazenda Estrondo ÔÇô Lote 81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6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1126</text:p>
          </table:table-cell>
          <table:table-cell office:value-type="string">
            <text:p>2c9c9d7e-f19b-4ee6-99d9-5d5c985268be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03500069207</text:p>
          </table:table-cell>
          <table:table-cell office:value-type="string">
            <text:p>301528</text:p>
          </table:table-cell>
          <table:table-cell office:value-type="string">
            <text:p>16/09/14</text:p>
          </table:table-cell>
          <table:table-cell office:value-type="string">
            <text:p>16/09/14</text:p>
          </table:table-cell>
          <table:table-cell office:value-type="string">
            <text:p>CERTIFICADA</text:p>
          </table:table-cell>
          <table:table-cell office:value-type="string">
            <text:p>720,958</text:p>
          </table:table-cell>
          <table:table-cell office:value-type="string">
            <text:p>Fazenda Estrondo ÔÇô Lote 70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5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2266</text:p>
          </table:table-cell>
          <table:table-cell office:value-type="string">
            <text:p>2e954097-f2ce-4fa4-8219-b5e060e0a7f0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21080049521</text:p>
          </table:table-cell>
          <table:table-cell office:value-type="string">
            <text:p>304755</text:p>
          </table:table-cell>
          <table:table-cell office:value-type="string">
            <text:p>18/09/14</text:p>
          </table:table-cell>
          <table:table-cell office:value-type="string">
            <text:p>18/09/14</text:p>
          </table:table-cell>
          <table:table-cell office:value-type="string">
            <text:p>CERTIFICADA</text:p>
          </table:table-cell>
          <table:table-cell office:value-type="string">
            <text:p>765,7267</text:p>
          </table:table-cell>
          <table:table-cell office:value-type="string">
            <text:p>Fazenda Estrondo ÔÇô Lote 71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6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00153</text:p>
          </table:table-cell>
          <table:table-cell office:value-type="string">
            <text:p>07a7a7d8-febe-47e4-bfee-865062a5261b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21080050295</text:p>
          </table:table-cell>
          <table:table-cell office:value-type="string">
            <text:p>401621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736,5349</text:p>
          </table:table-cell>
          <table:table-cell office:value-type="string">
            <text:p>Fazenda Estrondo ÔÇô Lote 72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6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65623</text:p>
          </table:table-cell>
          <table:table-cell office:value-type="string">
            <text:p>cdf484b6-8f51-47f9-bb61-7ff14e5b79bc</text:p>
          </table:table-cell>
          <table:table-cell office:value-type="string">
            <text:p>AH5</text:p>
          </table:table-cell>
          <table:table-cell office:value-type="string">
            <text:p>BA39091-00020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21080051003</text:p>
          </table:table-cell>
          <table:table-cell office:value-type="string">
            <text:p>314709</text:p>
          </table:table-cell>
          <table:table-cell office:value-type="string">
            <text:p>26/09/14</text:p>
          </table:table-cell>
          <table:table-cell office:value-type="string">
            <text:p>26/09/14</text:p>
          </table:table-cell>
          <table:table-cell office:value-type="string">
            <text:p>CERTIFICADA</text:p>
          </table:table-cell>
          <table:table-cell office:value-type="string">
            <text:p>749,1877</text:p>
          </table:table-cell>
          <table:table-cell office:value-type="string">
            <text:p>Fazenda Estrondo ÔÇô Lote 68-A</text:p>
          </table:table-cell>
          <table:table-cell office:value-type="string">
            <text:p>Delfin Rio S/A - Cr├®dito Imobili├írio</text:p>
          </table:table-cell>
          <table:table-cell office:value-type="string">
            <text:p/>
          </table:table-cell>
          <table:table-cell office:value-type="string">
            <text:p>33923848000141</text:p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125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fin Rio S/A - Cr├®dito Imobili├írio</text:p>
          </table:table-cell>
          <table:table-cell office:value-type="string">
            <text:p>33923848000141</text:p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0853</text:p>
          </table:table-cell>
          <table:table-cell office:value-type="string">
            <text:p>7f68b8e0-2700-4d69-8012-f1f9e187a8a0</text:p>
          </table:table-cell>
          <table:table-cell office:value-type="string">
            <text:p>E4Q</text:p>
          </table:table-cell>
          <table:table-cell office:value-type="string">
            <text:p>1000027676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30440094587</text:p>
          </table:table-cell>
          <table:table-cell office:value-type="string">
            <text:p>539094</text:p>
          </table:table-cell>
          <table:table-cell office:value-type="string">
            <text:p>13/05/15</text:p>
          </table:table-cell>
          <table:table-cell office:value-type="string">
            <text:p>13/05/15</text:p>
          </table:table-cell>
          <table:table-cell office:value-type="string">
            <text:p>CERTIFICADA</text:p>
          </table:table-cell>
          <table:table-cell office:value-type="string">
            <text:p>2030,1632</text:p>
          </table:table-cell>
          <table:table-cell office:value-type="string">
            <text:p>LOTE 05-A, DO LOT┬░ JALAP├âO, GLEBA 05 ÔÇô 5┬¬ ETAPA</text:p>
          </table:table-cell>
          <table:table-cell office:value-type="string">
            <text:p>DELTEC EQUIPAMENTOS INDUSTRIAIS LTDA</text:p>
          </table:table-cell>
          <table:table-cell office:value-type="string">
            <text:p/>
          </table:table-cell>
          <table:table-cell office:value-type="string">
            <text:p>55915516000158</text:p>
          </table:table-cell>
          <table:table-cell office:value-type="string">
            <text:p>Particular</text:p>
          </table:table-cell>
          <table:table-cell office:value-type="string">
            <text:p>12.765-4</text:p>
          </table:table-cell>
          <table:table-cell office:value-type="string">
            <text:p>R.4 M-53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LTEC EQUIPAMENTOS INDUSTRIAIS LTDA</text:p>
          </table:table-cell>
          <table:table-cell office:value-type="string">
            <text:p>55915516000158</text:p>
          </table:table-cell>
          <table:table-cell office:value-type="string">
            <text:p>1720150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246757</text:p>
          </table:table-cell>
          <table:table-cell office:value-type="string">
            <text:p>a21d775d-c863-45a6-8b74-22be5aec5bf1</text:p>
          </table:table-cell>
          <table:table-cell office:value-type="string">
            <text:p>BWF</text:p>
          </table:table-cell>
          <table:table-cell office:value-type="string">
            <text:p>13058104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10102590550</text:p>
          </table:table-cell>
          <table:table-cell office:value-type="string">
            <text:p>526161</text:p>
          </table:table-cell>
          <table:table-cell office:value-type="string">
            <text:p>29/04/15</text:p>
          </table:table-cell>
          <table:table-cell office:value-type="string">
            <text:p>29/04/15</text:p>
          </table:table-cell>
          <table:table-cell office:value-type="string">
            <text:p>CERTIFICADA</text:p>
          </table:table-cell>
          <table:table-cell office:value-type="string">
            <text:p>439,5335</text:p>
          </table:table-cell>
          <table:table-cell office:value-type="string">
            <text:p>ENGENHO UNIVERSO</text:p>
          </table:table-cell>
          <table:table-cell office:value-type="string">
            <text:p>DESTILARIA LIBERDADE LTDA ÔÇô ME</text:p>
          </table:table-cell>
          <table:table-cell office:value-type="string">
            <text:p/>
          </table:table-cell>
          <table:table-cell office:value-type="string">
            <text:p>10204113000162</text:p>
          </table:table-cell>
          <table:table-cell office:value-type="string">
            <text:p>Particular</text:p>
          </table:table-cell>
          <table:table-cell office:value-type="string">
            <text:p>15.061-5</text:p>
          </table:table-cell>
          <table:table-cell office:value-type="string">
            <text:p>566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ESTILARIA LIBERDADE LTDA ÔÇô ME</text:p>
          </table:table-cell>
          <table:table-cell office:value-type="string">
            <text:p>10204113000162</text:p>
          </table:table-cell>
          <table:table-cell office:value-type="string">
            <text:p>2602902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182887</text:p>
          </table:table-cell>
          <table:table-cell office:value-type="string">
            <text:p>15e64b59-bf29-4c5a-b0b9-43b1c2dfbc1e</text:p>
          </table:table-cell>
          <table:table-cell office:value-type="string">
            <text:p>CN1</text:p>
          </table:table-cell>
          <table:table-cell office:value-type="string">
            <text:p>92221220120754975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82000017169</text:p>
          </table:table-cell>
          <table:table-cell office:value-type="string">
            <text:p>358209</text:p>
          </table:table-cell>
          <table:table-cell office:value-type="string">
            <text:p>05/11/14</text:p>
          </table:table-cell>
          <table:table-cell office:value-type="string">
            <text:p>05/11/14</text:p>
          </table:table-cell>
          <table:table-cell office:value-type="string">
            <text:p>CERTIFICADA</text:p>
          </table:table-cell>
          <table:table-cell office:value-type="string">
            <text:p>2,0147</text:p>
          </table:table-cell>
          <table:table-cell office:value-type="string">
            <text:p>S├¡tio Palmeiras</text:p>
          </table:table-cell>
          <table:table-cell office:value-type="string">
            <text:p>Domingo Cec├¡lio Alzugaray</text:p>
          </table:table-cell>
          <table:table-cell office:value-type="string">
            <text:p>379340908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74-1</text:p>
          </table:table-cell>
          <table:table-cell office:value-type="string">
            <text:p>42309</text:p>
          </table:table-cell>
          <table:table-cell office:value-type="string">
            <text:p>30/12/99</text:p>
          </table:table-cell>
          <table:table-cell office:value-type="string">
            <text:p>37934090820</text:p>
          </table:table-cell>
          <table:table-cell office:value-type="string">
            <text:p>Domingo Cec├¡lio Alzugaray</text:p>
          </table:table-cell>
          <table:table-cell office:value-type="string">
            <text:p/>
          </table:table-cell>
          <table:table-cell office:value-type="string">
            <text:p>35262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68490</text:p>
          </table:table-cell>
          <table:table-cell office:value-type="string">
            <text:p>4422c453-694b-4f60-866f-811e91f093a4</text:p>
          </table:table-cell>
          <table:table-cell office:value-type="string">
            <text:p>B8O</text:p>
          </table:table-cell>
          <table:table-cell office:value-type="string">
            <text:p>7623420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5101654</text:p>
          </table:table-cell>
          <table:table-cell office:value-type="string">
            <text:p>322254</text:p>
          </table:table-cell>
          <table:table-cell office:value-type="string">
            <text:p>02/10/14</text:p>
          </table:table-cell>
          <table:table-cell office:value-type="string">
            <text:p>02/10/14</text:p>
          </table:table-cell>
          <table:table-cell office:value-type="string">
            <text:p>CERTIFICADA</text:p>
          </table:table-cell>
          <table:table-cell office:value-type="string">
            <text:p>100,2536</text:p>
          </table:table-cell>
          <table:table-cell office:value-type="string">
            <text:p>Fazenda DSD</text:p>
          </table:table-cell>
          <table:table-cell office:value-type="string">
            <text:p>DSD INCORPORA├ç├òES E PARTICIPA├ç├òES LTDA</text:p>
          </table:table-cell>
          <table:table-cell office:value-type="string">
            <text:p/>
          </table:table-cell>
          <table:table-cell office:value-type="string">
            <text:p>06786031000104</text:p>
          </table:table-cell>
          <table:table-cell office:value-type="string">
            <text:p>Particular</text:p>
          </table:table-cell>
          <table:table-cell office:value-type="string">
            <text:p>09.723-8</text:p>
          </table:table-cell>
          <table:table-cell office:value-type="string">
            <text:p>23299 ÔÇô 2330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SD INCORPORA├ç├òES E PARTICIPA├ç├òES LTDA</text:p>
          </table:table-cell>
          <table:table-cell office:value-type="string">
            <text:p>06786031000104</text:p>
          </table:table-cell>
          <table:table-cell office:value-type="string">
            <text:p>4308458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68489</text:p>
          </table:table-cell>
          <table:table-cell office:value-type="string">
            <text:p>fffb5dc9-e1d5-41ee-937f-1621d9c6ccce</text:p>
          </table:table-cell>
          <table:table-cell office:value-type="string">
            <text:p>B8O</text:p>
          </table:table-cell>
          <table:table-cell office:value-type="string">
            <text:p>7623420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5101654</text:p>
          </table:table-cell>
          <table:table-cell office:value-type="string">
            <text:p>322254</text:p>
          </table:table-cell>
          <table:table-cell office:value-type="string">
            <text:p>02/10/14</text:p>
          </table:table-cell>
          <table:table-cell office:value-type="string">
            <text:p>02/10/14</text:p>
          </table:table-cell>
          <table:table-cell office:value-type="string">
            <text:p>CERTIFICADA</text:p>
          </table:table-cell>
          <table:table-cell office:value-type="string">
            <text:p>199,7687</text:p>
          </table:table-cell>
          <table:table-cell office:value-type="string">
            <text:p>Fazenda DSD</text:p>
          </table:table-cell>
          <table:table-cell office:value-type="string">
            <text:p>DSD INCORPORA├ç├òES E PARTICIPA├ç├òES LTDA</text:p>
          </table:table-cell>
          <table:table-cell office:value-type="string">
            <text:p/>
          </table:table-cell>
          <table:table-cell office:value-type="string">
            <text:p>06786031000104</text:p>
          </table:table-cell>
          <table:table-cell office:value-type="string">
            <text:p>Particular</text:p>
          </table:table-cell>
          <table:table-cell office:value-type="string">
            <text:p>09.723-8</text:p>
          </table:table-cell>
          <table:table-cell office:value-type="string">
            <text:p>23299 ÔÇô 2330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DSD INCORPORA├ç├òES E PARTICIPA├ç├òES LTDA</text:p>
          </table:table-cell>
          <table:table-cell office:value-type="string">
            <text:p>06786031000104</text:p>
          </table:table-cell>
          <table:table-cell office:value-type="string">
            <text:p>4308458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62938</text:p>
          </table:table-cell>
          <table:table-cell office:value-type="string">
            <text:p>acabee86-77c0-4a03-82c8-1c709d2a6859</text:p>
          </table:table-cell>
          <table:table-cell office:value-type="string">
            <text:p>FJU</text:p>
          </table:table-cell>
          <table:table-cell office:value-type="string">
            <text:p>20317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6424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207,592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8309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3802</text:p>
          </table:table-cell>
          <table:table-cell office:value-type="string">
            <text:p>72aa1797-c384-4bdb-9f2d-b83c38fe1bc0</text:p>
          </table:table-cell>
          <table:table-cell office:value-type="string">
            <text:p>FJU</text:p>
          </table:table-cell>
          <table:table-cell office:value-type="string">
            <text:p>20374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9170</text:p>
          </table:table-cell>
          <table:table-cell office:value-type="string">
            <text:p>22/09/14</text:p>
          </table:table-cell>
          <table:table-cell office:value-type="string">
            <text:p>22/09/14</text:p>
          </table:table-cell>
          <table:table-cell office:value-type="string">
            <text:p>CERTIFICADA</text:p>
          </table:table-cell>
          <table:table-cell office:value-type="string">
            <text:p>151,376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8312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2939</text:p>
          </table:table-cell>
          <table:table-cell office:value-type="string">
            <text:p>eaf63f5c-1cd1-4071-a817-c264b2694147</text:p>
          </table:table-cell>
          <table:table-cell office:value-type="string">
            <text:p>FJU</text:p>
          </table:table-cell>
          <table:table-cell office:value-type="string">
            <text:p>20317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6429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200,3721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8310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3807</text:p>
          </table:table-cell>
          <table:table-cell office:value-type="string">
            <text:p>5c643d27-7f90-4a5d-b8e2-820d2d74c13f</text:p>
          </table:table-cell>
          <table:table-cell office:value-type="string">
            <text:p>FJU</text:p>
          </table:table-cell>
          <table:table-cell office:value-type="string">
            <text:p>20374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9204</text:p>
          </table:table-cell>
          <table:table-cell office:value-type="string">
            <text:p>22/09/14</text:p>
          </table:table-cell>
          <table:table-cell office:value-type="string">
            <text:p>22/09/14</text:p>
          </table:table-cell>
          <table:table-cell office:value-type="string">
            <text:p>CERTIFICADA</text:p>
          </table:table-cell>
          <table:table-cell office:value-type="string">
            <text:p>50,6676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8313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2926</text:p>
          </table:table-cell>
          <table:table-cell office:value-type="string">
            <text:p>bb9db97e-ea2c-4806-aa7a-d6c3bfbd90da</text:p>
          </table:table-cell>
          <table:table-cell office:value-type="string">
            <text:p>FJU</text:p>
          </table:table-cell>
          <table:table-cell office:value-type="string">
            <text:p>20317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6411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206,898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5300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2937</text:p>
          </table:table-cell>
          <table:table-cell office:value-type="string">
            <text:p>d7b77738-ba79-49c7-9880-eba8135b1581</text:p>
          </table:table-cell>
          <table:table-cell office:value-type="string">
            <text:p>FJU</text:p>
          </table:table-cell>
          <table:table-cell office:value-type="string">
            <text:p>20317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6421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207,5836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8308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2916</text:p>
          </table:table-cell>
          <table:table-cell office:value-type="string">
            <text:p>d3237533-65bd-43be-9285-bb696ed6e607</text:p>
          </table:table-cell>
          <table:table-cell office:value-type="string">
            <text:p>FJU</text:p>
          </table:table-cell>
          <table:table-cell office:value-type="string">
            <text:p>20317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6386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206,5049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2250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2956</text:p>
          </table:table-cell>
          <table:table-cell office:value-type="string">
            <text:p>e3c7ba63-0c52-4c6c-98ad-915cc23d64e1</text:p>
          </table:table-cell>
          <table:table-cell office:value-type="string">
            <text:p>FJU</text:p>
          </table:table-cell>
          <table:table-cell office:value-type="string">
            <text:p>20317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6491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106,7632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5296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2940</text:p>
          </table:table-cell>
          <table:table-cell office:value-type="string">
            <text:p>65d3869c-f078-44cd-8240-d6366d864566</text:p>
          </table:table-cell>
          <table:table-cell office:value-type="string">
            <text:p>FJU</text:p>
          </table:table-cell>
          <table:table-cell office:value-type="string">
            <text:p>20317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6432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151,0288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8311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2952</text:p>
          </table:table-cell>
          <table:table-cell office:value-type="string">
            <text:p>b87af63a-e9b4-4de2-a567-08011370d167</text:p>
          </table:table-cell>
          <table:table-cell office:value-type="string">
            <text:p>FJU</text:p>
          </table:table-cell>
          <table:table-cell office:value-type="string">
            <text:p>20317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6479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210,7963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8851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3810</text:p>
          </table:table-cell>
          <table:table-cell office:value-type="string">
            <text:p>78e17cd5-66cf-47c6-b735-3f1e96371ddf</text:p>
          </table:table-cell>
          <table:table-cell office:value-type="string">
            <text:p>FJU</text:p>
          </table:table-cell>
          <table:table-cell office:value-type="string">
            <text:p>20374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9211</text:p>
          </table:table-cell>
          <table:table-cell office:value-type="string">
            <text:p>22/09/14</text:p>
          </table:table-cell>
          <table:table-cell office:value-type="string">
            <text:p>22/09/14</text:p>
          </table:table-cell>
          <table:table-cell office:value-type="string">
            <text:p>CERTIFICADA</text:p>
          </table:table-cell>
          <table:table-cell office:value-type="string">
            <text:p>36,6683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8314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3812</text:p>
          </table:table-cell>
          <table:table-cell office:value-type="string">
            <text:p>3fd6abc0-49c1-42e2-9775-06c9cea881dd</text:p>
          </table:table-cell>
          <table:table-cell office:value-type="string">
            <text:p>FJU</text:p>
          </table:table-cell>
          <table:table-cell office:value-type="string">
            <text:p>20374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209064</text:p>
          </table:table-cell>
          <table:table-cell office:value-type="string">
            <text:p>309214</text:p>
          </table:table-cell>
          <table:table-cell office:value-type="string">
            <text:p>22/09/14</text:p>
          </table:table-cell>
          <table:table-cell office:value-type="string">
            <text:p>22/09/14</text:p>
          </table:table-cell>
          <table:table-cell office:value-type="string">
            <text:p>CERTIFICADA</text:p>
          </table:table-cell>
          <table:table-cell office:value-type="string">
            <text:p>250,5746</text:p>
          </table:table-cell>
          <table:table-cell office:value-type="string">
            <text:p>Fazenda Aroeira</text:p>
          </table:table-cell>
          <table:table-cell office:value-type="string">
            <text:p>Edilso Antonio Santos</text:p>
          </table:table-cell>
          <table:table-cell office:value-type="string">
            <text:p>45832811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5-4</text:p>
          </table:table-cell>
          <table:table-cell office:value-type="string">
            <text:p>18315</text:p>
          </table:table-cell>
          <table:table-cell office:value-type="string">
            <text:p>30/12/99</text:p>
          </table:table-cell>
          <table:table-cell office:value-type="string">
            <text:p>45832811100</text:p>
          </table:table-cell>
          <table:table-cell office:value-type="string">
            <text:p>Edilso Antonio Santos</text:p>
          </table:table-cell>
          <table:table-cell office:value-type="string">
            <text:p/>
          </table:table-cell>
          <table:table-cell office:value-type="string">
            <text:p>510650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9899</text:p>
          </table:table-cell>
          <table:table-cell office:value-type="string">
            <text:p>f4f2df1c-9849-4a66-abd6-4d913cbd6059</text:p>
          </table:table-cell>
          <table:table-cell office:value-type="string">
            <text:p>CN1</text:p>
          </table:table-cell>
          <table:table-cell office:value-type="string">
            <text:p>92221220120602475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83072684298</text:p>
          </table:table-cell>
          <table:table-cell office:value-type="string">
            <text:p>325252</text:p>
          </table:table-cell>
          <table:table-cell office:value-type="string">
            <text:p>06/10/14</text:p>
          </table:table-cell>
          <table:table-cell office:value-type="string">
            <text:p>06/10/14</text:p>
          </table:table-cell>
          <table:table-cell office:value-type="string">
            <text:p>CERTIFICADA</text:p>
          </table:table-cell>
          <table:table-cell office:value-type="string">
            <text:p>2,4477</text:p>
          </table:table-cell>
          <table:table-cell office:value-type="string">
            <text:p>Lote 193</text:p>
          </table:table-cell>
          <table:table-cell office:value-type="string">
            <text:p>Editora Tr├¬s Ltda.</text:p>
          </table:table-cell>
          <table:table-cell office:value-type="string">
            <text:p/>
          </table:table-cell>
          <table:table-cell office:value-type="string">
            <text:p>59225284000167</text:p>
          </table:table-cell>
          <table:table-cell office:value-type="string">
            <text:p>Particular</text:p>
          </table:table-cell>
          <table:table-cell office:value-type="string">
            <text:p>12.019-6</text:p>
          </table:table-cell>
          <table:table-cell office:value-type="string">
            <text:p>472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ditora Tr├¬s Ltda.</text:p>
          </table:table-cell>
          <table:table-cell office:value-type="string">
            <text:p>59225284000167</text:p>
          </table:table-cell>
          <table:table-cell office:value-type="string">
            <text:p>3546801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6414</text:p>
          </table:table-cell>
          <table:table-cell office:value-type="string">
            <text:p>2c81cd0b-9e58-4d28-9977-f8e14cd434d4</text:p>
          </table:table-cell>
          <table:table-cell office:value-type="string">
            <text:p>CI9</text:p>
          </table:table-cell>
          <table:table-cell office:value-type="string">
            <text:p>92221220141128450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0920031073</text:p>
          </table:table-cell>
          <table:table-cell office:value-type="string">
            <text:p>271369</text:p>
          </table:table-cell>
          <table:table-cell office:value-type="string">
            <text:p>21/08/14</text:p>
          </table:table-cell>
          <table:table-cell office:value-type="string">
            <text:p>21/08/14</text:p>
          </table:table-cell>
          <table:table-cell office:value-type="string">
            <text:p>CERTIFICADA</text:p>
          </table:table-cell>
          <table:table-cell office:value-type="string">
            <text:p>33,5293</text:p>
          </table:table-cell>
          <table:table-cell office:value-type="string">
            <text:p>Gleba de Terras designada pela letra "O", situada na Fazenda Viradouro</text:p>
          </table:table-cell>
          <table:table-cell office:value-type="string">
            <text:p>EDUARDO DIAS ROXO NOBRE</text:p>
          </table:table-cell>
          <table:table-cell office:value-type="string">
            <text:p>040078918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369-5</text:p>
          </table:table-cell>
          <table:table-cell office:value-type="string">
            <text:p>6839</text:p>
          </table:table-cell>
          <table:table-cell office:value-type="string">
            <text:p>30/12/99</text:p>
          </table:table-cell>
          <table:table-cell office:value-type="string">
            <text:p>04007891834</text:p>
          </table:table-cell>
          <table:table-cell office:value-type="string">
            <text:p>EDUARDO DIAS ROXO NOBRE</text:p>
          </table:table-cell>
          <table:table-cell office:value-type="string">
            <text:p/>
          </table:table-cell>
          <table:table-cell office:value-type="string">
            <text:p>3549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5919</text:p>
          </table:table-cell>
          <table:table-cell office:value-type="string">
            <text:p>e604514b-42f8-4ab8-adf3-a3da467ba017</text:p>
          </table:table-cell>
          <table:table-cell office:value-type="string">
            <text:p>CI9</text:p>
          </table:table-cell>
          <table:table-cell office:value-type="string">
            <text:p>92221220141121180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0920031073</text:p>
          </table:table-cell>
          <table:table-cell office:value-type="string">
            <text:p>270023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54,2787</text:p>
          </table:table-cell>
          <table:table-cell office:value-type="string">
            <text:p>Gleba de terras<text:s text:c="2"/>sit. im├│vel GRAMINHA e SANTA MARIA</text:p>
          </table:table-cell>
          <table:table-cell office:value-type="string">
            <text:p>EDUARDO DIAS ROXO NOBRE</text:p>
          </table:table-cell>
          <table:table-cell office:value-type="string">
            <text:p>040078918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369-5</text:p>
          </table:table-cell>
          <table:table-cell office:value-type="string">
            <text:p>570</text:p>
          </table:table-cell>
          <table:table-cell office:value-type="string">
            <text:p>30/12/99</text:p>
          </table:table-cell>
          <table:table-cell office:value-type="string">
            <text:p>04007891834</text:p>
          </table:table-cell>
          <table:table-cell office:value-type="string">
            <text:p>EDUARDO DIAS ROXO NOBRE</text:p>
          </table:table-cell>
          <table:table-cell office:value-type="string">
            <text:p/>
          </table:table-cell>
          <table:table-cell office:value-type="string">
            <text:p>3549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6547</text:p>
          </table:table-cell>
          <table:table-cell office:value-type="string">
            <text:p>2151c587-0631-4abb-99ce-b0108c19f4bc</text:p>
          </table:table-cell>
          <table:table-cell office:value-type="string">
            <text:p>CI9</text:p>
          </table:table-cell>
          <table:table-cell office:value-type="string">
            <text:p>9222122014112899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0920031073</text:p>
          </table:table-cell>
          <table:table-cell office:value-type="string">
            <text:p>271783</text:p>
          </table:table-cell>
          <table:table-cell office:value-type="string">
            <text:p>21/08/14</text:p>
          </table:table-cell>
          <table:table-cell office:value-type="string">
            <text:p>21/08/14</text:p>
          </table:table-cell>
          <table:table-cell office:value-type="string">
            <text:p>CERTIFICADA</text:p>
          </table:table-cell>
          <table:table-cell office:value-type="string">
            <text:p>11,7679</text:p>
          </table:table-cell>
          <table:table-cell office:value-type="string">
            <text:p>Gleba de Terras identificada com a letra "C" do S├¡tio Santa Helena</text:p>
          </table:table-cell>
          <table:table-cell office:value-type="string">
            <text:p>EDUARDO DIAS ROXO NOBRE</text:p>
          </table:table-cell>
          <table:table-cell office:value-type="string">
            <text:p>040078918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369-5</text:p>
          </table:table-cell>
          <table:table-cell office:value-type="string">
            <text:p>33153</text:p>
          </table:table-cell>
          <table:table-cell office:value-type="string">
            <text:p>30/12/99</text:p>
          </table:table-cell>
          <table:table-cell office:value-type="string">
            <text:p>04007891834</text:p>
          </table:table-cell>
          <table:table-cell office:value-type="string">
            <text:p>EDUARDO DIAS ROXO NOBRE</text:p>
          </table:table-cell>
          <table:table-cell office:value-type="string">
            <text:p/>
          </table:table-cell>
          <table:table-cell office:value-type="string">
            <text:p>3549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6104</text:p>
          </table:table-cell>
          <table:table-cell office:value-type="string">
            <text:p>8b39aafa-00c0-4566-803d-ba079d8ccfed</text:p>
          </table:table-cell>
          <table:table-cell office:value-type="string">
            <text:p>CI9</text:p>
          </table:table-cell>
          <table:table-cell office:value-type="string">
            <text:p>9222122014112218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0920031073</text:p>
          </table:table-cell>
          <table:table-cell office:value-type="string">
            <text:p>270664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58,4277</text:p>
          </table:table-cell>
          <table:table-cell office:value-type="string">
            <text:p>Quinh├úo de terras identificado como Gleba I, situado na FAZENDA SANTA MARIA</text:p>
          </table:table-cell>
          <table:table-cell office:value-type="string">
            <text:p>EDUARDO DIAS ROXO NOBRE</text:p>
          </table:table-cell>
          <table:table-cell office:value-type="string">
            <text:p>040078918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369-5</text:p>
          </table:table-cell>
          <table:table-cell office:value-type="string">
            <text:p>11558</text:p>
          </table:table-cell>
          <table:table-cell office:value-type="string">
            <text:p>30/12/99</text:p>
          </table:table-cell>
          <table:table-cell office:value-type="string">
            <text:p>04007891834</text:p>
          </table:table-cell>
          <table:table-cell office:value-type="string">
            <text:p>EDUARDO DIAS ROXO NOBRE</text:p>
          </table:table-cell>
          <table:table-cell office:value-type="string">
            <text:p/>
          </table:table-cell>
          <table:table-cell office:value-type="string">
            <text:p>3549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57380</text:p>
          </table:table-cell>
          <table:table-cell office:value-type="string">
            <text:p>482ad935-8d56-42e4-8d47-d31037c0ca96</text:p>
          </table:table-cell>
          <table:table-cell office:value-type="string">
            <text:p>DKD</text:p>
          </table:table-cell>
          <table:table-cell office:value-type="string">
            <text:p>2186192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240676603</text:p>
          </table:table-cell>
          <table:table-cell office:value-type="string">
            <text:p>563722</text:p>
          </table:table-cell>
          <table:table-cell office:value-type="string">
            <text:p>04/06/15</text:p>
          </table:table-cell>
          <table:table-cell office:value-type="string">
            <text:p>04/06/15</text:p>
          </table:table-cell>
          <table:table-cell office:value-type="string">
            <text:p>CERTIFICADA</text:p>
          </table:table-cell>
          <table:table-cell office:value-type="string">
            <text:p>141,22</text:p>
          </table:table-cell>
          <table:table-cell office:value-type="string">
            <text:p>FAZENDA SANTO AMARO</text:p>
          </table:table-cell>
          <table:table-cell office:value-type="string">
            <text:p>EMAL EMPRESA DE MINERA├ç├âO ARIPUAN├â LTDA.</text:p>
          </table:table-cell>
          <table:table-cell office:value-type="string">
            <text:p/>
          </table:table-cell>
          <table:table-cell office:value-type="string">
            <text:p>44026037000164</text:p>
          </table:table-cell>
          <table:table-cell office:value-type="string">
            <text:p>Particular</text:p>
          </table:table-cell>
          <table:table-cell office:value-type="string">
            <text:p>06.541-7</text:p>
          </table:table-cell>
          <table:table-cell office:value-type="string">
            <text:p>13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MAL EMPRESA DE MINERA├ç├âO ARIPUAN├â LTDA.</text:p>
          </table:table-cell>
          <table:table-cell office:value-type="string">
            <text:p>44026037000164</text:p>
          </table:table-cell>
          <table:table-cell office:value-type="string">
            <text:p>510704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61812</text:p>
          </table:table-cell>
          <table:table-cell office:value-type="string">
            <text:p>ab90bcf5-1dca-4401-a2ca-863f618b117f</text:p>
          </table:table-cell>
          <table:table-cell office:value-type="string">
            <text:p>DKD</text:p>
          </table:table-cell>
          <table:table-cell office:value-type="string">
            <text:p>216820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840594713</text:p>
          </table:table-cell>
          <table:table-cell office:value-type="string">
            <text:p>579921</text:p>
          </table:table-cell>
          <table:table-cell office:value-type="string">
            <text:p>17/06/15</text:p>
          </table:table-cell>
          <table:table-cell office:value-type="string">
            <text:p>17/06/15</text:p>
          </table:table-cell>
          <table:table-cell office:value-type="string">
            <text:p>CERTIFICADA</text:p>
          </table:table-cell>
          <table:table-cell office:value-type="string">
            <text:p>0,4042</text:p>
          </table:table-cell>
          <table:table-cell office:value-type="string">
            <text:p>Fazenda Haras Pai de Mel</text:p>
          </table:table-cell>
          <table:table-cell office:value-type="string">
            <text:p>EMAL EMPRESA DE MINERA├ç├âO ARIPUAN├â LTDA.</text:p>
          </table:table-cell>
          <table:table-cell office:value-type="string">
            <text:p/>
          </table:table-cell>
          <table:table-cell office:value-type="string">
            <text:p>44026037000164</text:p>
          </table:table-cell>
          <table:table-cell office:value-type="string">
            <text:p>Particular</text:p>
          </table:table-cell>
          <table:table-cell office:value-type="string">
            <text:p>06.387-5</text:p>
          </table:table-cell>
          <table:table-cell office:value-type="string">
            <text:p>57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MAL EMPRESA DE MINERA├ç├âO ARIPUAN├â LTDA.</text:p>
          </table:table-cell>
          <table:table-cell office:value-type="string">
            <text:p>44026037000164</text:p>
          </table:table-cell>
          <table:table-cell office:value-type="string">
            <text:p>5105903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61817</text:p>
          </table:table-cell>
          <table:table-cell office:value-type="string">
            <text:p>d834209e-2fbc-480a-a643-f7052bfa90a9</text:p>
          </table:table-cell>
          <table:table-cell office:value-type="string">
            <text:p>DKD</text:p>
          </table:table-cell>
          <table:table-cell office:value-type="string">
            <text:p>2169574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840594713</text:p>
          </table:table-cell>
          <table:table-cell office:value-type="string">
            <text:p>579927</text:p>
          </table:table-cell>
          <table:table-cell office:value-type="string">
            <text:p>17/06/15</text:p>
          </table:table-cell>
          <table:table-cell office:value-type="string">
            <text:p>17/06/15</text:p>
          </table:table-cell>
          <table:table-cell office:value-type="string">
            <text:p>CERTIFICADA</text:p>
          </table:table-cell>
          <table:table-cell office:value-type="string">
            <text:p>24,1977</text:p>
          </table:table-cell>
          <table:table-cell office:value-type="string">
            <text:p>Fazenda Haras Pai de Mel</text:p>
          </table:table-cell>
          <table:table-cell office:value-type="string">
            <text:p>EMAL EMPRESA DE MINERA├ç├âO ARIPUAN├â LTDA.</text:p>
          </table:table-cell>
          <table:table-cell office:value-type="string">
            <text:p/>
          </table:table-cell>
          <table:table-cell office:value-type="string">
            <text:p>44026037000164</text:p>
          </table:table-cell>
          <table:table-cell office:value-type="string">
            <text:p>Particular</text:p>
          </table:table-cell>
          <table:table-cell office:value-type="string">
            <text:p>06.387-5</text:p>
          </table:table-cell>
          <table:table-cell office:value-type="string">
            <text:p>57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MAL EMPRESA DE MINERA├ç├âO ARIPUAN├â LTDA.</text:p>
          </table:table-cell>
          <table:table-cell office:value-type="string">
            <text:p>44026037000164</text:p>
          </table:table-cell>
          <table:table-cell office:value-type="string">
            <text:p>5105903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5523</text:p>
          </table:table-cell>
          <table:table-cell office:value-type="string">
            <text:p>de54638c-cedd-4ec1-8108-8533da56f769</text:p>
          </table:table-cell>
          <table:table-cell office:value-type="string">
            <text:p>AHI</text:p>
          </table:table-cell>
          <table:table-cell office:value-type="string">
            <text:p>11406332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70300031740</text:p>
          </table:table-cell>
          <table:table-cell office:value-type="string">
            <text:p>314522</text:p>
          </table:table-cell>
          <table:table-cell office:value-type="string">
            <text:p>25/09/14</text:p>
          </table:table-cell>
          <table:table-cell office:value-type="string">
            <text:p>25/09/14</text:p>
          </table:table-cell>
          <table:table-cell office:value-type="string">
            <text:p>REGISTRADA</text:p>
          </table:table-cell>
          <table:table-cell office:value-type="string">
            <text:p>2446,6363</text:p>
          </table:table-cell>
          <table:table-cell office:value-type="string">
            <text:p>FAZENDA RODEIO GLEBA-B-REMANESCENTE</text:p>
          </table:table-cell>
          <table:table-cell office:value-type="string">
            <text:p>Esp├│lio de Augusta Gomes da Silva Barros e Outros</text:p>
          </table:table-cell>
          <table:table-cell office:value-type="string">
            <text:p>004941001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30603</text:p>
          </table:table-cell>
          <table:table-cell office:value-type="string">
            <text:p>01/06/15</text:p>
          </table:table-cell>
          <table:table-cell office:value-type="string">
            <text:p>00494100168</text:p>
          </table:table-cell>
          <table:table-cell office:value-type="string">
            <text:p>AUGUSTA GOMES DA SILVA<text:s text:c="2"/>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65515</text:p>
          </table:table-cell>
          <table:table-cell office:value-type="string">
            <text:p>3d4d6020-909a-4988-9e92-247903445b95</text:p>
          </table:table-cell>
          <table:table-cell office:value-type="string">
            <text:p>AHI</text:p>
          </table:table-cell>
          <table:table-cell office:value-type="string">
            <text:p>11406288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70300031740</text:p>
          </table:table-cell>
          <table:table-cell office:value-type="string">
            <text:p>314496</text:p>
          </table:table-cell>
          <table:table-cell office:value-type="string">
            <text:p>25/09/14</text:p>
          </table:table-cell>
          <table:table-cell office:value-type="string">
            <text:p>25/09/14</text:p>
          </table:table-cell>
          <table:table-cell office:value-type="string">
            <text:p>REGISTRADA</text:p>
          </table:table-cell>
          <table:table-cell office:value-type="string">
            <text:p>2409,267</text:p>
          </table:table-cell>
          <table:table-cell office:value-type="string">
            <text:p>FAZENDA RODEIO GLEBA-A-REMANESCENTE</text:p>
          </table:table-cell>
          <table:table-cell office:value-type="string">
            <text:p>Esp├│lio de Augusta Gomes da Silva Barros e Outros</text:p>
          </table:table-cell>
          <table:table-cell office:value-type="string">
            <text:p>004941001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30601</text:p>
          </table:table-cell>
          <table:table-cell office:value-type="string">
            <text:p>01/06/15</text:p>
          </table:table-cell>
          <table:table-cell office:value-type="string">
            <text:p>00494100168</text:p>
          </table:table-cell>
          <table:table-cell office:value-type="string">
            <text:p>Augusta Gomes da Silva 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65662</text:p>
          </table:table-cell>
          <table:table-cell office:value-type="string">
            <text:p>27ae2338-1671-4b04-ba01-ec6eabcb46e5</text:p>
          </table:table-cell>
          <table:table-cell office:value-type="string">
            <text:p>AHI</text:p>
          </table:table-cell>
          <table:table-cell office:value-type="string">
            <text:p>011561452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70300031740</text:p>
          </table:table-cell>
          <table:table-cell office:value-type="string">
            <text:p>314778</text:p>
          </table:table-cell>
          <table:table-cell office:value-type="string">
            <text:p>26/09/14</text:p>
          </table:table-cell>
          <table:table-cell office:value-type="string">
            <text:p>26/09/14</text:p>
          </table:table-cell>
          <table:table-cell office:value-type="string">
            <text:p>REGISTRADA</text:p>
          </table:table-cell>
          <table:table-cell office:value-type="string">
            <text:p>0,1096</text:p>
          </table:table-cell>
          <table:table-cell office:value-type="string">
            <text:p>FAZENDA RODEIO GLEBA-C</text:p>
          </table:table-cell>
          <table:table-cell office:value-type="string">
            <text:p>Esp├│lio de Augusta Gomes da Silva Barros e Outros</text:p>
          </table:table-cell>
          <table:table-cell office:value-type="string">
            <text:p>004941001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30604</text:p>
          </table:table-cell>
          <table:table-cell office:value-type="string">
            <text:p>01/06/15</text:p>
          </table:table-cell>
          <table:table-cell office:value-type="string">
            <text:p>00494100168</text:p>
          </table:table-cell>
          <table:table-cell office:value-type="string">
            <text:p>AUGUSTA GOMES DA SILVA<text:s text:c="2"/>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51482</text:p>
          </table:table-cell>
          <table:table-cell office:value-type="string">
            <text:p>f4b849c4-c9b9-4c73-bf3d-e6a4ae61d778</text:p>
          </table:table-cell>
          <table:table-cell office:value-type="string">
            <text:p>CL4</text:p>
          </table:table-cell>
          <table:table-cell office:value-type="string">
            <text:p>11446936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110380093009</text:p>
          </table:table-cell>
          <table:table-cell office:value-type="string">
            <text:p>60893</text:p>
          </table:table-cell>
          <table:table-cell office:value-type="string">
            <text:p>03/12/13</text:p>
          </table:table-cell>
          <table:table-cell office:value-type="string">
            <text:p>03/12/13</text:p>
          </table:table-cell>
          <table:table-cell office:value-type="string">
            <text:p>CERTIFICADA</text:p>
          </table:table-cell>
          <table:table-cell office:value-type="string">
            <text:p>3860,2708</text:p>
          </table:table-cell>
          <table:table-cell office:value-type="string">
            <text:p>Fazenda Imbirussu</text:p>
          </table:table-cell>
          <table:table-cell office:value-type="string">
            <text:p>Esp├│lio de Glauco Martin Andorfato</text:p>
          </table:table-cell>
          <table:table-cell office:value-type="string">
            <text:p>06372204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162-2</text:p>
          </table:table-cell>
          <table:table-cell office:value-type="string">
            <text:p>9623</text:p>
          </table:table-cell>
          <table:table-cell office:value-type="string">
            <text:p>30/12/99</text:p>
          </table:table-cell>
          <table:table-cell office:value-type="string">
            <text:p>06372204800</text:p>
          </table:table-cell>
          <table:table-cell office:value-type="string">
            <text:p>Esp├│lio de Glauco Martin Andorfato</text:p>
          </table:table-cell>
          <table:table-cell office:value-type="string">
            <text:p/>
          </table:table-cell>
          <table:table-cell office:value-type="string">
            <text:p>5007109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251553</text:p>
          </table:table-cell>
          <table:table-cell office:value-type="string">
            <text:p>92d412db-e432-4a2a-9d28-203468ab52cc</text:p>
          </table:table-cell>
          <table:table-cell office:value-type="string">
            <text:p>AQ5</text:p>
          </table:table-cell>
          <table:table-cell office:value-type="string">
            <text:p>7940981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1100265146</text:p>
          </table:table-cell>
          <table:table-cell office:value-type="string">
            <text:p>540822</text:p>
          </table:table-cell>
          <table:table-cell office:value-type="string">
            <text:p>14/05/15</text:p>
          </table:table-cell>
          <table:table-cell office:value-type="string">
            <text:p>14/05/15</text:p>
          </table:table-cell>
          <table:table-cell office:value-type="string">
            <text:p>CERTIFICADA</text:p>
          </table:table-cell>
          <table:table-cell office:value-type="string">
            <text:p>363,2591</text:p>
          </table:table-cell>
          <table:table-cell office:value-type="string">
            <text:p>FAZENDA BELEM NOVO</text:p>
          </table:table-cell>
          <table:table-cell office:value-type="string">
            <text:p>ESP├ôLIO DE ADAIR DE ABREU</text:p>
          </table:table-cell>
          <table:table-cell office:value-type="string">
            <text:p>060620910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725-3</text:p>
          </table:table-cell>
          <table:table-cell office:value-type="string">
            <text:p>24720</text:p>
          </table:table-cell>
          <table:table-cell office:value-type="string">
            <text:p>30/12/99</text:p>
          </table:table-cell>
          <table:table-cell office:value-type="string">
            <text:p>06062091072</text:p>
          </table:table-cell>
          <table:table-cell office:value-type="string">
            <text:p>ESP├ôLIO DE ADAIR DE ABREU</text:p>
          </table:table-cell>
          <table:table-cell office:value-type="string">
            <text:p/>
          </table:table-cell>
          <table:table-cell office:value-type="string">
            <text:p>4318309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51552</text:p>
          </table:table-cell>
          <table:table-cell office:value-type="string">
            <text:p>fffc61b6-5136-4947-a971-b70954192b5c</text:p>
          </table:table-cell>
          <table:table-cell office:value-type="string">
            <text:p>AQ5</text:p>
          </table:table-cell>
          <table:table-cell office:value-type="string">
            <text:p>7940981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1100265146</text:p>
          </table:table-cell>
          <table:table-cell office:value-type="string">
            <text:p>540822</text:p>
          </table:table-cell>
          <table:table-cell office:value-type="string">
            <text:p>14/05/15</text:p>
          </table:table-cell>
          <table:table-cell office:value-type="string">
            <text:p>14/05/15</text:p>
          </table:table-cell>
          <table:table-cell office:value-type="string">
            <text:p>CERTIFICADA</text:p>
          </table:table-cell>
          <table:table-cell office:value-type="string">
            <text:p>34,0933</text:p>
          </table:table-cell>
          <table:table-cell office:value-type="string">
            <text:p>FAZENDA BELEM NOVO</text:p>
          </table:table-cell>
          <table:table-cell office:value-type="string">
            <text:p>ESP├ôLIO DE ADAIR DE ABREU</text:p>
          </table:table-cell>
          <table:table-cell office:value-type="string">
            <text:p>060620910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725-3</text:p>
          </table:table-cell>
          <table:table-cell office:value-type="string">
            <text:p>24720</text:p>
          </table:table-cell>
          <table:table-cell office:value-type="string">
            <text:p>30/12/99</text:p>
          </table:table-cell>
          <table:table-cell office:value-type="string">
            <text:p>06062091072</text:p>
          </table:table-cell>
          <table:table-cell office:value-type="string">
            <text:p>ESP├ôLIO DE ADAIR DE ABREU</text:p>
          </table:table-cell>
          <table:table-cell office:value-type="string">
            <text:p/>
          </table:table-cell>
          <table:table-cell office:value-type="string">
            <text:p>4318309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51551</text:p>
          </table:table-cell>
          <table:table-cell office:value-type="string">
            <text:p>a02c26f8-63df-450e-89f0-05dffb066638</text:p>
          </table:table-cell>
          <table:table-cell office:value-type="string">
            <text:p>AQ5</text:p>
          </table:table-cell>
          <table:table-cell office:value-type="string">
            <text:p>7940981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1100265146</text:p>
          </table:table-cell>
          <table:table-cell office:value-type="string">
            <text:p>540822</text:p>
          </table:table-cell>
          <table:table-cell office:value-type="string">
            <text:p>14/05/15</text:p>
          </table:table-cell>
          <table:table-cell office:value-type="string">
            <text:p>14/05/15</text:p>
          </table:table-cell>
          <table:table-cell office:value-type="string">
            <text:p>CERTIFICADA</text:p>
          </table:table-cell>
          <table:table-cell office:value-type="string">
            <text:p>153,9494</text:p>
          </table:table-cell>
          <table:table-cell office:value-type="string">
            <text:p>FAZENDA BELEM NOVO</text:p>
          </table:table-cell>
          <table:table-cell office:value-type="string">
            <text:p>ESP├ôLIO DE ADAIR DE ABREU</text:p>
          </table:table-cell>
          <table:table-cell office:value-type="string">
            <text:p>060620910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725-3</text:p>
          </table:table-cell>
          <table:table-cell office:value-type="string">
            <text:p>24720</text:p>
          </table:table-cell>
          <table:table-cell office:value-type="string">
            <text:p>30/12/99</text:p>
          </table:table-cell>
          <table:table-cell office:value-type="string">
            <text:p>06062091072</text:p>
          </table:table-cell>
          <table:table-cell office:value-type="string">
            <text:p>ESP├ôLIO DE ADAIR DE ABREU</text:p>
          </table:table-cell>
          <table:table-cell office:value-type="string">
            <text:p/>
          </table:table-cell>
          <table:table-cell office:value-type="string">
            <text:p>4318309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51550</text:p>
          </table:table-cell>
          <table:table-cell office:value-type="string">
            <text:p>3f83bc6c-4f81-458e-b8e3-3bf3b38ae7ef</text:p>
          </table:table-cell>
          <table:table-cell office:value-type="string">
            <text:p>AQ5</text:p>
          </table:table-cell>
          <table:table-cell office:value-type="string">
            <text:p>7940981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1100265146</text:p>
          </table:table-cell>
          <table:table-cell office:value-type="string">
            <text:p>540822</text:p>
          </table:table-cell>
          <table:table-cell office:value-type="string">
            <text:p>14/05/15</text:p>
          </table:table-cell>
          <table:table-cell office:value-type="string">
            <text:p>14/05/15</text:p>
          </table:table-cell>
          <table:table-cell office:value-type="string">
            <text:p>CERTIFICADA</text:p>
          </table:table-cell>
          <table:table-cell office:value-type="string">
            <text:p>188,1505</text:p>
          </table:table-cell>
          <table:table-cell office:value-type="string">
            <text:p>FAZENDA BELEM NOVO</text:p>
          </table:table-cell>
          <table:table-cell office:value-type="string">
            <text:p>ESP├ôLIO DE ADAIR DE ABREU</text:p>
          </table:table-cell>
          <table:table-cell office:value-type="string">
            <text:p>060620910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725-3</text:p>
          </table:table-cell>
          <table:table-cell office:value-type="string">
            <text:p>24720</text:p>
          </table:table-cell>
          <table:table-cell office:value-type="string">
            <text:p>30/12/99</text:p>
          </table:table-cell>
          <table:table-cell office:value-type="string">
            <text:p>06062091072</text:p>
          </table:table-cell>
          <table:table-cell office:value-type="string">
            <text:p>ESP├ôLIO DE ADAIR DE ABREU</text:p>
          </table:table-cell>
          <table:table-cell office:value-type="string">
            <text:p/>
          </table:table-cell>
          <table:table-cell office:value-type="string">
            <text:p>4318309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51549</text:p>
          </table:table-cell>
          <table:table-cell office:value-type="string">
            <text:p>5ce1bede-79c8-4056-b2e6-e961ec62c638</text:p>
          </table:table-cell>
          <table:table-cell office:value-type="string">
            <text:p>AQ5</text:p>
          </table:table-cell>
          <table:table-cell office:value-type="string">
            <text:p>7940981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1100265146</text:p>
          </table:table-cell>
          <table:table-cell office:value-type="string">
            <text:p>540822</text:p>
          </table:table-cell>
          <table:table-cell office:value-type="string">
            <text:p>14/05/15</text:p>
          </table:table-cell>
          <table:table-cell office:value-type="string">
            <text:p>14/05/15</text:p>
          </table:table-cell>
          <table:table-cell office:value-type="string">
            <text:p>CERTIFICADA</text:p>
          </table:table-cell>
          <table:table-cell office:value-type="string">
            <text:p>279,2384</text:p>
          </table:table-cell>
          <table:table-cell office:value-type="string">
            <text:p>FAZENDA BELEM NOVO</text:p>
          </table:table-cell>
          <table:table-cell office:value-type="string">
            <text:p>ESP├ôLIO DE ADAIR DE ABREU</text:p>
          </table:table-cell>
          <table:table-cell office:value-type="string">
            <text:p>060620910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725-3</text:p>
          </table:table-cell>
          <table:table-cell office:value-type="string">
            <text:p>24720</text:p>
          </table:table-cell>
          <table:table-cell office:value-type="string">
            <text:p>30/12/99</text:p>
          </table:table-cell>
          <table:table-cell office:value-type="string">
            <text:p>06062091072</text:p>
          </table:table-cell>
          <table:table-cell office:value-type="string">
            <text:p>ESP├ôLIO DE ADAIR DE ABREU</text:p>
          </table:table-cell>
          <table:table-cell office:value-type="string">
            <text:p/>
          </table:table-cell>
          <table:table-cell office:value-type="string">
            <text:p>4318309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36723</text:p>
          </table:table-cell>
          <table:table-cell office:value-type="string">
            <text:p>5cd180d4-7887-448a-85eb-afb107b4f37e</text:p>
          </table:table-cell>
          <table:table-cell office:value-type="string">
            <text:p>AAR</text:p>
          </table:table-cell>
          <table:table-cell office:value-type="string">
            <text:p>11554908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70300031901</text:p>
          </table:table-cell>
          <table:table-cell office:value-type="string">
            <text:p>248815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1353,8442</text:p>
          </table:table-cell>
          <table:table-cell office:value-type="string">
            <text:p>FAZENDA CRUZEIRO DO SUL</text:p>
          </table:table-cell>
          <table:table-cell office:value-type="string">
            <text:p>ESP├ôLIO DE AUGUSTA GOMES DA SILVA BARROS</text:p>
          </table:table-cell>
          <table:table-cell office:value-type="string">
            <text:p>525597181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 21.439, 21.446, 21.453 E 21.460</text:p>
          </table:table-cell>
          <table:table-cell office:value-type="string">
            <text:p>30/12/99</text:p>
          </table:table-cell>
          <table:table-cell office:value-type="string">
            <text:p>52559718120</text:p>
          </table:table-cell>
          <table:table-cell office:value-type="string">
            <text:p>ESP├ôLIO DE AUGUSTA GOMES DA SILVA 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36722</text:p>
          </table:table-cell>
          <table:table-cell office:value-type="string">
            <text:p>b38d018e-5e02-45d8-9a94-340650fa76e9</text:p>
          </table:table-cell>
          <table:table-cell office:value-type="string">
            <text:p>AAR</text:p>
          </table:table-cell>
          <table:table-cell office:value-type="string">
            <text:p>11554908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70300031901</text:p>
          </table:table-cell>
          <table:table-cell office:value-type="string">
            <text:p>248815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1345,3494</text:p>
          </table:table-cell>
          <table:table-cell office:value-type="string">
            <text:p>FAZENDA CRUZEIRO DO SUL</text:p>
          </table:table-cell>
          <table:table-cell office:value-type="string">
            <text:p>ESP├ôLIO DE AUGUSTA GOMES DA SILVA BARROS</text:p>
          </table:table-cell>
          <table:table-cell office:value-type="string">
            <text:p>525597181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 21.439, 21.446, 21.453 E 21.460</text:p>
          </table:table-cell>
          <table:table-cell office:value-type="string">
            <text:p>30/12/99</text:p>
          </table:table-cell>
          <table:table-cell office:value-type="string">
            <text:p>52559718120</text:p>
          </table:table-cell>
          <table:table-cell office:value-type="string">
            <text:p>ESP├ôLIO DE AUGUSTA GOMES DA SILVA 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36721</text:p>
          </table:table-cell>
          <table:table-cell office:value-type="string">
            <text:p>32002e7b-28d7-49fb-a5d3-dfb725636283</text:p>
          </table:table-cell>
          <table:table-cell office:value-type="string">
            <text:p>AAR</text:p>
          </table:table-cell>
          <table:table-cell office:value-type="string">
            <text:p>11554908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70300031901</text:p>
          </table:table-cell>
          <table:table-cell office:value-type="string">
            <text:p>248815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1364,4545</text:p>
          </table:table-cell>
          <table:table-cell office:value-type="string">
            <text:p>FAZENDA CRUZEIRO DO SUL</text:p>
          </table:table-cell>
          <table:table-cell office:value-type="string">
            <text:p>ESP├ôLIO DE AUGUSTA GOMES DA SILVA BARROS</text:p>
          </table:table-cell>
          <table:table-cell office:value-type="string">
            <text:p>525597181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 21.439, 21.446, 21.453 E 21.460</text:p>
          </table:table-cell>
          <table:table-cell office:value-type="string">
            <text:p>30/12/99</text:p>
          </table:table-cell>
          <table:table-cell office:value-type="string">
            <text:p>52559718120</text:p>
          </table:table-cell>
          <table:table-cell office:value-type="string">
            <text:p>ESP├ôLIO DE AUGUSTA GOMES DA SILVA 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36720</text:p>
          </table:table-cell>
          <table:table-cell office:value-type="string">
            <text:p>14b9f44d-5e59-4a7f-9ffb-fdaf6c5e8764</text:p>
          </table:table-cell>
          <table:table-cell office:value-type="string">
            <text:p>AAR</text:p>
          </table:table-cell>
          <table:table-cell office:value-type="string">
            <text:p>11554908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70300031901</text:p>
          </table:table-cell>
          <table:table-cell office:value-type="string">
            <text:p>248815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478,1112</text:p>
          </table:table-cell>
          <table:table-cell office:value-type="string">
            <text:p>FAZENDA CRUZEIRO DO SUL</text:p>
          </table:table-cell>
          <table:table-cell office:value-type="string">
            <text:p>ESP├ôLIO DE AUGUSTA GOMES DA SILVA BARROS</text:p>
          </table:table-cell>
          <table:table-cell office:value-type="string">
            <text:p>525597181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 21.439, 21.446, 21.453 E 21.460</text:p>
          </table:table-cell>
          <table:table-cell office:value-type="string">
            <text:p>30/12/99</text:p>
          </table:table-cell>
          <table:table-cell office:value-type="string">
            <text:p>52559718120</text:p>
          </table:table-cell>
          <table:table-cell office:value-type="string">
            <text:p>ESP├ôLIO DE AUGUSTA GOMES DA SILVA 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36430</text:p>
          </table:table-cell>
          <table:table-cell office:value-type="string">
            <text:p>296e24b6-bbf4-47b1-9d9d-c9ed37139db7</text:p>
          </table:table-cell>
          <table:table-cell office:value-type="string">
            <text:p>AAR</text:p>
          </table:table-cell>
          <table:table-cell office:value-type="string">
            <text:p>11554746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909663204</text:p>
          </table:table-cell>
          <table:table-cell office:value-type="string">
            <text:p>248295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1354,1159</text:p>
          </table:table-cell>
          <table:table-cell office:value-type="string">
            <text:p>FAZENDA CAMPO NANCY</text:p>
          </table:table-cell>
          <table:table-cell office:value-type="string">
            <text:p>ESP├ôLIO DE AUGUSTA GOMES DA SILVA BARROS</text:p>
          </table:table-cell>
          <table:table-cell office:value-type="string">
            <text:p>525597181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Matr├¡culas 21.455, 21.462, 21.448 e 21.441</text:p>
          </table:table-cell>
          <table:table-cell office:value-type="string">
            <text:p>30/12/99</text:p>
          </table:table-cell>
          <table:table-cell office:value-type="string">
            <text:p>52559718120</text:p>
          </table:table-cell>
          <table:table-cell office:value-type="string">
            <text:p>ESP├ôLIO DE AUGUSTA GOMES DA SILVA 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36429</text:p>
          </table:table-cell>
          <table:table-cell office:value-type="string">
            <text:p>e82fe2ae-0394-4729-8322-8b2df46695c1</text:p>
          </table:table-cell>
          <table:table-cell office:value-type="string">
            <text:p>AAR</text:p>
          </table:table-cell>
          <table:table-cell office:value-type="string">
            <text:p>11554746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909663204</text:p>
          </table:table-cell>
          <table:table-cell office:value-type="string">
            <text:p>248295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1351,5937</text:p>
          </table:table-cell>
          <table:table-cell office:value-type="string">
            <text:p>FAZENDA CAMPO NANCY</text:p>
          </table:table-cell>
          <table:table-cell office:value-type="string">
            <text:p>ESP├ôLIO DE AUGUSTA GOMES DA SILVA BARROS</text:p>
          </table:table-cell>
          <table:table-cell office:value-type="string">
            <text:p>525597181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Matr├¡culas 21.455, 21.462, 21.448 e 21.441</text:p>
          </table:table-cell>
          <table:table-cell office:value-type="string">
            <text:p>30/12/99</text:p>
          </table:table-cell>
          <table:table-cell office:value-type="string">
            <text:p>52559718120</text:p>
          </table:table-cell>
          <table:table-cell office:value-type="string">
            <text:p>ESP├ôLIO DE AUGUSTA GOMES DA SILVA 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36428</text:p>
          </table:table-cell>
          <table:table-cell office:value-type="string">
            <text:p>eefbab14-515a-4419-b56a-78152355b6f6</text:p>
          </table:table-cell>
          <table:table-cell office:value-type="string">
            <text:p>AAR</text:p>
          </table:table-cell>
          <table:table-cell office:value-type="string">
            <text:p>11554746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909663204</text:p>
          </table:table-cell>
          <table:table-cell office:value-type="string">
            <text:p>248295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1394,4028</text:p>
          </table:table-cell>
          <table:table-cell office:value-type="string">
            <text:p>FAZENDA CAMPO NANCY</text:p>
          </table:table-cell>
          <table:table-cell office:value-type="string">
            <text:p>ESP├ôLIO DE AUGUSTA GOMES DA SILVA BARROS</text:p>
          </table:table-cell>
          <table:table-cell office:value-type="string">
            <text:p>525597181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Matr├¡culas 21.455, 21.462, 21.448 e 21.441</text:p>
          </table:table-cell>
          <table:table-cell office:value-type="string">
            <text:p>30/12/99</text:p>
          </table:table-cell>
          <table:table-cell office:value-type="string">
            <text:p>52559718120</text:p>
          </table:table-cell>
          <table:table-cell office:value-type="string">
            <text:p>ESP├ôLIO DE AUGUSTA GOMES DA SILVA 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36427</text:p>
          </table:table-cell>
          <table:table-cell office:value-type="string">
            <text:p>5b62bc0d-e5db-4757-b7ba-eebbffe81bac</text:p>
          </table:table-cell>
          <table:table-cell office:value-type="string">
            <text:p>AAR</text:p>
          </table:table-cell>
          <table:table-cell office:value-type="string">
            <text:p>11554746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909663204</text:p>
          </table:table-cell>
          <table:table-cell office:value-type="string">
            <text:p>248295</text:p>
          </table:table-cell>
          <table:table-cell office:value-type="string">
            <text:p>31/07/14</text:p>
          </table:table-cell>
          <table:table-cell office:value-type="string">
            <text:p>31/07/14</text:p>
          </table:table-cell>
          <table:table-cell office:value-type="string">
            <text:p>CERTIFICADA</text:p>
          </table:table-cell>
          <table:table-cell office:value-type="string">
            <text:p>495,0858</text:p>
          </table:table-cell>
          <table:table-cell office:value-type="string">
            <text:p>FAZENDA CAMPO NANCY</text:p>
          </table:table-cell>
          <table:table-cell office:value-type="string">
            <text:p>ESP├ôLIO DE AUGUSTA GOMES DA SILVA BARROS</text:p>
          </table:table-cell>
          <table:table-cell office:value-type="string">
            <text:p>525597181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Matr├¡culas 21.455, 21.462, 21.448 e 21.441</text:p>
          </table:table-cell>
          <table:table-cell office:value-type="string">
            <text:p>30/12/99</text:p>
          </table:table-cell>
          <table:table-cell office:value-type="string">
            <text:p>52559718120</text:p>
          </table:table-cell>
          <table:table-cell office:value-type="string">
            <text:p>ESP├ôLIO DE AUGUSTA GOMES DA SILVA BARRO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283944</text:p>
          </table:table-cell>
          <table:table-cell office:value-type="string">
            <text:p>fe5d5e09-469c-4365-8ad3-3efaa6cd1443</text:p>
          </table:table-cell>
          <table:table-cell office:value-type="string">
            <text:p>B6J</text:p>
          </table:table-cell>
          <table:table-cell office:value-type="string">
            <text:p>228523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13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2453,0089</text:p>
          </table:table-cell>
          <table:table-cell office:value-type="string">
            <text:p>FAZENDA MISSIONEIRA DO NORTE</text:p>
          </table:table-cell>
          <table:table-cell office:value-type="string">
            <text:p>ESP├ôLIO DE GELSA ALCIR FONTANA SELLE</text:p>
          </table:table-cell>
          <table:table-cell office:value-type="string">
            <text:p>233064750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1</text:p>
          </table:table-cell>
          <table:table-cell office:value-type="string">
            <text:p>30/12/99</text:p>
          </table:table-cell>
          <table:table-cell office:value-type="string">
            <text:p>23306475068</text:p>
          </table:table-cell>
          <table:table-cell office:value-type="string">
            <text:p>ESP├ôLIO DE GELSA ALCIR FONTANA SELLE</text:p>
          </table:table-cell>
          <table:table-cell office:value-type="string">
            <text:p/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945</text:p>
          </table:table-cell>
          <table:table-cell office:value-type="string">
            <text:p>72eb192c-58df-48d6-850b-2b093e4f68ed</text:p>
          </table:table-cell>
          <table:table-cell office:value-type="string">
            <text:p>B6J</text:p>
          </table:table-cell>
          <table:table-cell office:value-type="string">
            <text:p>228523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930055090</text:p>
          </table:table-cell>
          <table:table-cell office:value-type="string">
            <text:p>660314</text:p>
          </table:table-cell>
          <table:table-cell office:value-type="string">
            <text:p>15/08/15</text:p>
          </table:table-cell>
          <table:table-cell office:value-type="string">
            <text:p>15/08/15</text:p>
          </table:table-cell>
          <table:table-cell office:value-type="string">
            <text:p>CERTIFICADA</text:p>
          </table:table-cell>
          <table:table-cell office:value-type="string">
            <text:p>522,9877</text:p>
          </table:table-cell>
          <table:table-cell office:value-type="string">
            <text:p>FAZENDA MISSIONEIRA DO NORTE</text:p>
          </table:table-cell>
          <table:table-cell office:value-type="string">
            <text:p>ESP├ôLIO DE GELSA ALCIR FONTANA SELLE</text:p>
          </table:table-cell>
          <table:table-cell office:value-type="string">
            <text:p>233064750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7-0</text:p>
          </table:table-cell>
          <table:table-cell office:value-type="string">
            <text:p>622</text:p>
          </table:table-cell>
          <table:table-cell office:value-type="string">
            <text:p>30/12/99</text:p>
          </table:table-cell>
          <table:table-cell office:value-type="string">
            <text:p>23306475068</text:p>
          </table:table-cell>
          <table:table-cell office:value-type="string">
            <text:p>ESP├ôLIO DE GELSA ALCIR FONTANA SELLE</text:p>
          </table:table-cell>
          <table:table-cell office:value-type="string">
            <text:p/>
          </table:table-cell>
          <table:table-cell office:value-type="string">
            <text:p>510787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18064</text:p>
          </table:table-cell>
          <table:table-cell office:value-type="string">
            <text:p>f29f720f-5d66-4ca6-a627-3e4f3e251feb</text:p>
          </table:table-cell>
          <table:table-cell office:value-type="string">
            <text:p>EAH</text:p>
          </table:table-cell>
          <table:table-cell office:value-type="string">
            <text:p>1420140000000185180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11500096527</text:p>
          </table:table-cell>
          <table:table-cell office:value-type="string">
            <text:p>207184</text:p>
          </table:table-cell>
          <table:table-cell office:value-type="string">
            <text:p>11/06/14</text:p>
          </table:table-cell>
          <table:table-cell office:value-type="string">
            <text:p>11/06/14</text:p>
          </table:table-cell>
          <table:table-cell office:value-type="string">
            <text:p>CERTIFICADA</text:p>
          </table:table-cell>
          <table:table-cell office:value-type="string">
            <text:p>374,4757</text:p>
          </table:table-cell>
          <table:table-cell office:value-type="string">
            <text:p>FAZENDA PATRIM├öNIO</text:p>
          </table:table-cell>
          <table:table-cell office:value-type="string">
            <text:p>ESPERAN├çA S.A</text:p>
          </table:table-cell>
          <table:table-cell office:value-type="string">
            <text:p/>
          </table:table-cell>
          <table:table-cell office:value-type="string">
            <text:p>21001912000158</text:p>
          </table:table-cell>
          <table:table-cell office:value-type="string">
            <text:p>Particular</text:p>
          </table:table-cell>
          <table:table-cell office:value-type="string">
            <text:p>04.602-9</text:p>
          </table:table-cell>
          <table:table-cell office:value-type="string">
            <text:p>134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SPERAN├çA S.A</text:p>
          </table:table-cell>
          <table:table-cell office:value-type="string">
            <text:p>21001912000158</text:p>
          </table:table-cell>
          <table:table-cell office:value-type="string">
            <text:p>3140001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51726</text:p>
          </table:table-cell>
          <table:table-cell office:value-type="string">
            <text:p>be83c563-389e-4460-815e-c931fe91ef5d</text:p>
          </table:table-cell>
          <table:table-cell office:value-type="string">
            <text:p>CM9</text:p>
          </table:table-cell>
          <table:table-cell office:value-type="string">
            <text:p>10989402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230260399422</text:p>
          </table:table-cell>
          <table:table-cell office:value-type="string">
            <text:p>541367</text:p>
          </table:table-cell>
          <table:table-cell office:value-type="string">
            <text:p>15/05/15</text:p>
          </table:table-cell>
          <table:table-cell office:value-type="string">
            <text:p>15/05/15</text:p>
          </table:table-cell>
          <table:table-cell office:value-type="string">
            <text:p>CERTIFICADA</text:p>
          </table:table-cell>
          <table:table-cell office:value-type="string">
            <text:p>204,8157</text:p>
          </table:table-cell>
          <table:table-cell office:value-type="string">
            <text:p>COL├öNIA AGR├ìCOLA LUIZA FERREIRA</text:p>
          </table:table-cell>
          <table:table-cell office:value-type="string">
            <text:p>ESTADO DE PERNAMBUCO</text:p>
          </table:table-cell>
          <table:table-cell office:value-type="string">
            <text:p/>
          </table:table-cell>
          <table:table-cell office:value-type="string">
            <text:p>10571982000125</text:p>
          </table:table-cell>
          <table:table-cell office:value-type="string">
            <text:p>Assentamento</text:p>
          </table:table-cell>
          <table:table-cell office:value-type="string">
            <text:p>07.763-6</text:p>
          </table:table-cell>
          <table:table-cell office:value-type="string">
            <text:p>Registro 407, Ficha 3-B de 01/07/19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STADO DE PERNAMBUCO</text:p>
          </table:table-cell>
          <table:table-cell office:value-type="string">
            <text:p>10571982000125</text:p>
          </table:table-cell>
          <table:table-cell office:value-type="string">
            <text:p>2604601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32585</text:p>
          </table:table-cell>
          <table:table-cell office:value-type="string">
            <text:p>d7f89473-731b-4993-934f-3dd8cb2b743d</text:p>
          </table:table-cell>
          <table:table-cell office:value-type="string">
            <text:p>BHG</text:p>
          </table:table-cell>
          <table:table-cell office:value-type="string">
            <text:p>92221220130406056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20900005233</text:p>
          </table:table-cell>
          <table:table-cell office:value-type="string">
            <text:p>484390</text:p>
          </table:table-cell>
          <table:table-cell office:value-type="string">
            <text:p>18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25,7914</text:p>
          </table:table-cell>
          <table:table-cell office:value-type="string">
            <text:p>Fazenda Santo Agostinho</text:p>
          </table:table-cell>
          <table:table-cell office:value-type="string">
            <text:p>Eucatex Agro-Florestal Ltda.</text:p>
          </table:table-cell>
          <table:table-cell office:value-type="string">
            <text:p/>
          </table:table-cell>
          <table:table-cell office:value-type="string">
            <text:p>07580377000106</text:p>
          </table:table-cell>
          <table:table-cell office:value-type="string">
            <text:p>Particular</text:p>
          </table:table-cell>
          <table:table-cell office:value-type="string">
            <text:p>11.260-7</text:p>
          </table:table-cell>
          <table:table-cell office:value-type="string">
            <text:p>264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ucatex Agro-Florestal Ltda.</text:p>
          </table:table-cell>
          <table:table-cell office:value-type="string">
            <text:p>07580377000106</text:p>
          </table:table-cell>
          <table:table-cell office:value-type="string">
            <text:p>3545308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32584</text:p>
          </table:table-cell>
          <table:table-cell office:value-type="string">
            <text:p>923a6665-7d7e-4d9d-9230-f467f30bb86b</text:p>
          </table:table-cell>
          <table:table-cell office:value-type="string">
            <text:p>BHG</text:p>
          </table:table-cell>
          <table:table-cell office:value-type="string">
            <text:p>92221220130406056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20900005233</text:p>
          </table:table-cell>
          <table:table-cell office:value-type="string">
            <text:p>484390</text:p>
          </table:table-cell>
          <table:table-cell office:value-type="string">
            <text:p>18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27,9655</text:p>
          </table:table-cell>
          <table:table-cell office:value-type="string">
            <text:p>Fazenda Santo Agostinho</text:p>
          </table:table-cell>
          <table:table-cell office:value-type="string">
            <text:p>Eucatex Agro-Florestal Ltda.</text:p>
          </table:table-cell>
          <table:table-cell office:value-type="string">
            <text:p/>
          </table:table-cell>
          <table:table-cell office:value-type="string">
            <text:p>07580377000106</text:p>
          </table:table-cell>
          <table:table-cell office:value-type="string">
            <text:p>Particular</text:p>
          </table:table-cell>
          <table:table-cell office:value-type="string">
            <text:p>11.260-7</text:p>
          </table:table-cell>
          <table:table-cell office:value-type="string">
            <text:p>264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ucatex Agro-Florestal Ltda.</text:p>
          </table:table-cell>
          <table:table-cell office:value-type="string">
            <text:p>07580377000106</text:p>
          </table:table-cell>
          <table:table-cell office:value-type="string">
            <text:p>3545308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32583</text:p>
          </table:table-cell>
          <table:table-cell office:value-type="string">
            <text:p>8836a67c-a7e2-407f-9206-4c5a3f590c30</text:p>
          </table:table-cell>
          <table:table-cell office:value-type="string">
            <text:p>BHG</text:p>
          </table:table-cell>
          <table:table-cell office:value-type="string">
            <text:p>92221220130406056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20900005233</text:p>
          </table:table-cell>
          <table:table-cell office:value-type="string">
            <text:p>484390</text:p>
          </table:table-cell>
          <table:table-cell office:value-type="string">
            <text:p>18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56,0216</text:p>
          </table:table-cell>
          <table:table-cell office:value-type="string">
            <text:p>Fazenda Santo Agostinho</text:p>
          </table:table-cell>
          <table:table-cell office:value-type="string">
            <text:p>Eucatex Agro-Florestal Ltda.</text:p>
          </table:table-cell>
          <table:table-cell office:value-type="string">
            <text:p/>
          </table:table-cell>
          <table:table-cell office:value-type="string">
            <text:p>07580377000106</text:p>
          </table:table-cell>
          <table:table-cell office:value-type="string">
            <text:p>Particular</text:p>
          </table:table-cell>
          <table:table-cell office:value-type="string">
            <text:p>11.260-7</text:p>
          </table:table-cell>
          <table:table-cell office:value-type="string">
            <text:p>264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ucatex Agro-Florestal Ltda.</text:p>
          </table:table-cell>
          <table:table-cell office:value-type="string">
            <text:p>07580377000106</text:p>
          </table:table-cell>
          <table:table-cell office:value-type="string">
            <text:p>3545308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32582</text:p>
          </table:table-cell>
          <table:table-cell office:value-type="string">
            <text:p>4fc1eaef-1d72-47b0-b017-775fc9d6904c</text:p>
          </table:table-cell>
          <table:table-cell office:value-type="string">
            <text:p>BHG</text:p>
          </table:table-cell>
          <table:table-cell office:value-type="string">
            <text:p>92221220130406056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20900005233</text:p>
          </table:table-cell>
          <table:table-cell office:value-type="string">
            <text:p>484390</text:p>
          </table:table-cell>
          <table:table-cell office:value-type="string">
            <text:p>18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460,2448</text:p>
          </table:table-cell>
          <table:table-cell office:value-type="string">
            <text:p>Fazenda Santo Agostinho</text:p>
          </table:table-cell>
          <table:table-cell office:value-type="string">
            <text:p>Eucatex Agro-Florestal Ltda.</text:p>
          </table:table-cell>
          <table:table-cell office:value-type="string">
            <text:p/>
          </table:table-cell>
          <table:table-cell office:value-type="string">
            <text:p>07580377000106</text:p>
          </table:table-cell>
          <table:table-cell office:value-type="string">
            <text:p>Particular</text:p>
          </table:table-cell>
          <table:table-cell office:value-type="string">
            <text:p>11.260-7</text:p>
          </table:table-cell>
          <table:table-cell office:value-type="string">
            <text:p>264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ucatex Agro-Florestal Ltda.</text:p>
          </table:table-cell>
          <table:table-cell office:value-type="string">
            <text:p>07580377000106</text:p>
          </table:table-cell>
          <table:table-cell office:value-type="string">
            <text:p>3545308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9071</text:p>
          </table:table-cell>
          <table:table-cell office:value-type="string">
            <text:p>8e93ca87-71df-4b19-85c9-3253e0ef09e6</text:p>
          </table:table-cell>
          <table:table-cell office:value-type="string">
            <text:p>FOT</text:p>
          </table:table-cell>
          <table:table-cell office:value-type="string">
            <text:p>1420150000000257327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40630455355</text:p>
          </table:table-cell>
          <table:table-cell office:value-type="string">
            <text:p>642987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419,4326</text:p>
          </table:table-cell>
          <table:table-cell office:value-type="string">
            <text:p>FAZENDA FABRICA, GAMELEIRA, CHUMBO, CABOCLA</text:p>
          </table:table-cell>
          <table:table-cell office:value-type="string">
            <text:p>EXPRESSO OCIDENTAL LOG├ìSTICA INTEGRADA LTDA</text:p>
          </table:table-cell>
          <table:table-cell office:value-type="string">
            <text:p/>
          </table:table-cell>
          <table:table-cell office:value-type="string">
            <text:p>04506341000194</text:p>
          </table:table-cell>
          <table:table-cell office:value-type="string">
            <text:p>Particular</text:p>
          </table:table-cell>
          <table:table-cell office:value-type="string">
            <text:p>04.344-8</text:p>
          </table:table-cell>
          <table:table-cell office:value-type="string">
            <text:p>5320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XPRESSO OCIDENTAL LOG├ìSTICA INTEGRADA LTDA</text:p>
          </table:table-cell>
          <table:table-cell office:value-type="string">
            <text:p>04506341000194</text:p>
          </table:table-cell>
          <table:table-cell office:value-type="string">
            <text:p>31480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9064</text:p>
          </table:table-cell>
          <table:table-cell office:value-type="string">
            <text:p>26f4fa26-5d1e-4eeb-bc2d-d899b013de12</text:p>
          </table:table-cell>
          <table:table-cell office:value-type="string">
            <text:p>FOT</text:p>
          </table:table-cell>
          <table:table-cell office:value-type="string">
            <text:p>1420150000000257335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575846736</text:p>
          </table:table-cell>
          <table:table-cell office:value-type="string">
            <text:p>642949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357,441</text:p>
          </table:table-cell>
          <table:table-cell office:value-type="string">
            <text:p>FAZENDA FABRICA, GAMELEIRA, CHUMBO, CABOCLA</text:p>
          </table:table-cell>
          <table:table-cell office:value-type="string">
            <text:p>EXPRESSO OCIDENTAL LOG├ìSTICA INTEGRADA LTDA</text:p>
          </table:table-cell>
          <table:table-cell office:value-type="string">
            <text:p/>
          </table:table-cell>
          <table:table-cell office:value-type="string">
            <text:p>04506341000194</text:p>
          </table:table-cell>
          <table:table-cell office:value-type="string">
            <text:p>Particular</text:p>
          </table:table-cell>
          <table:table-cell office:value-type="string">
            <text:p>04.344-8</text:p>
          </table:table-cell>
          <table:table-cell office:value-type="string">
            <text:p>5320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EXPRESSO OCIDENTAL LOG├ìSTICA INTEGRADA LTDA</text:p>
          </table:table-cell>
          <table:table-cell office:value-type="string">
            <text:p>04506341000194</text:p>
          </table:table-cell>
          <table:table-cell office:value-type="string">
            <text:p>31480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79405</text:p>
          </table:table-cell>
          <table:table-cell office:value-type="string">
            <text:p>53f63f17-7d1b-46c2-8409-c74717a93e99</text:p>
          </table:table-cell>
          <table:table-cell office:value-type="string">
            <text:p>DHX</text:p>
          </table:table-cell>
          <table:table-cell office:value-type="string">
            <text:p>20123944661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60960113983</text:p>
          </table:table-cell>
          <table:table-cell office:value-type="string">
            <text:p>147001</text:p>
          </table:table-cell>
          <table:table-cell office:value-type="string">
            <text:p>23/04/14</text:p>
          </table:table-cell>
          <table:table-cell office:value-type="string">
            <text:p>23/04/14</text:p>
          </table:table-cell>
          <table:table-cell office:value-type="string">
            <text:p>CERTIFICADA</text:p>
          </table:table-cell>
          <table:table-cell office:value-type="string">
            <text:p>51,6018</text:p>
          </table:table-cell>
          <table:table-cell office:value-type="string">
            <text:p>S├¡tio Limeira</text:p>
          </table:table-cell>
          <table:table-cell office:value-type="string">
            <text:p>F. P. L. Empreendimentos Ltda</text:p>
          </table:table-cell>
          <table:table-cell office:value-type="string">
            <text:p/>
          </table:table-cell>
          <table:table-cell office:value-type="string">
            <text:p>07944759000171</text:p>
          </table:table-cell>
          <table:table-cell office:value-type="string">
            <text:p>Particular</text:p>
          </table:table-cell>
          <table:table-cell office:value-type="string">
            <text:p>12.356-2</text:p>
          </table:table-cell>
          <table:table-cell office:value-type="string">
            <text:p>Matr├¡cula 8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. P. L. Empreendimentos Ltda</text:p>
          </table:table-cell>
          <table:table-cell office:value-type="string">
            <text:p>07944759000171</text:p>
          </table:table-cell>
          <table:table-cell office:value-type="string">
            <text:p>350715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83748</text:p>
          </table:table-cell>
          <table:table-cell office:value-type="string">
            <text:p>e4161eed-6ceb-4d3b-9f74-d242b9a9a014</text:p>
          </table:table-cell>
          <table:table-cell office:value-type="string">
            <text:p>DHX</text:p>
          </table:table-cell>
          <table:table-cell office:value-type="string">
            <text:p>20123944661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60960113983</text:p>
          </table:table-cell>
          <table:table-cell office:value-type="string">
            <text:p>158660</text:p>
          </table:table-cell>
          <table:table-cell office:value-type="string">
            <text:p>08/05/14</text:p>
          </table:table-cell>
          <table:table-cell office:value-type="string">
            <text:p>08/05/14</text:p>
          </table:table-cell>
          <table:table-cell office:value-type="string">
            <text:p>CERTIFICADA</text:p>
          </table:table-cell>
          <table:table-cell office:value-type="string">
            <text:p>2,6199</text:p>
          </table:table-cell>
          <table:table-cell office:value-type="string">
            <text:p>S├¡tio Limeira</text:p>
          </table:table-cell>
          <table:table-cell office:value-type="string">
            <text:p>F. P. L. Empreendimentos Ltda</text:p>
          </table:table-cell>
          <table:table-cell office:value-type="string">
            <text:p/>
          </table:table-cell>
          <table:table-cell office:value-type="string">
            <text:p>07944759000171</text:p>
          </table:table-cell>
          <table:table-cell office:value-type="string">
            <text:p>Particular</text:p>
          </table:table-cell>
          <table:table-cell office:value-type="string">
            <text:p>12.356-2</text:p>
          </table:table-cell>
          <table:table-cell office:value-type="string">
            <text:p>Matr├¡cula 8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. P. L. Empreendimentos Ltda</text:p>
          </table:table-cell>
          <table:table-cell office:value-type="string">
            <text:p>07944759000171</text:p>
          </table:table-cell>
          <table:table-cell office:value-type="string">
            <text:p>350715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72870</text:p>
          </table:table-cell>
          <table:table-cell office:value-type="string">
            <text:p>f359c151-c95b-4013-8a74-765614d2f720</text:p>
          </table:table-cell>
          <table:table-cell office:value-type="string">
            <text:p>CA0</text:p>
          </table:table-cell>
          <table:table-cell office:value-type="string">
            <text:p>14201400000001940219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197711639</text:p>
          </table:table-cell>
          <table:table-cell office:value-type="string">
            <text:p>333113</text:p>
          </table:table-cell>
          <table:table-cell office:value-type="string">
            <text:p>13/10/14</text:p>
          </table:table-cell>
          <table:table-cell office:value-type="string">
            <text:p>13/10/14</text:p>
          </table:table-cell>
          <table:table-cell office:value-type="string">
            <text:p>CERTIFICADA</text:p>
          </table:table-cell>
          <table:table-cell office:value-type="string">
            <text:p>143,3371</text:p>
          </table:table-cell>
          <table:table-cell office:value-type="string">
            <text:p>Bloco MG - Pio, Placas e Taquaral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03.378-7</text:p>
          </table:table-cell>
          <table:table-cell office:value-type="string">
            <text:p>5956,11729,1173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1028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72869</text:p>
          </table:table-cell>
          <table:table-cell office:value-type="string">
            <text:p>740e12c0-79ec-44a8-a32d-743e69b67a46</text:p>
          </table:table-cell>
          <table:table-cell office:value-type="string">
            <text:p>CA0</text:p>
          </table:table-cell>
          <table:table-cell office:value-type="string">
            <text:p>14201400000001940219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197711639</text:p>
          </table:table-cell>
          <table:table-cell office:value-type="string">
            <text:p>333113</text:p>
          </table:table-cell>
          <table:table-cell office:value-type="string">
            <text:p>13/10/14</text:p>
          </table:table-cell>
          <table:table-cell office:value-type="string">
            <text:p>13/10/14</text:p>
          </table:table-cell>
          <table:table-cell office:value-type="string">
            <text:p>CERTIFICADA</text:p>
          </table:table-cell>
          <table:table-cell office:value-type="string">
            <text:p>147,1163</text:p>
          </table:table-cell>
          <table:table-cell office:value-type="string">
            <text:p>Bloco MG - Pio, Placas e Taquaral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03.378-7</text:p>
          </table:table-cell>
          <table:table-cell office:value-type="string">
            <text:p>5956,11729,1173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1028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40922</text:p>
          </table:table-cell>
          <table:table-cell office:value-type="string">
            <text:p>d4cb19d9-72f9-4c1e-8ded-2d3359ee382f</text:p>
          </table:table-cell>
          <table:table-cell office:value-type="string">
            <text:p>B2F</text:p>
          </table:table-cell>
          <table:table-cell office:value-type="string">
            <text:p>BA2013.317201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620222766</text:p>
          </table:table-cell>
          <table:table-cell office:value-type="string">
            <text:p>257243</text:p>
          </table:table-cell>
          <table:table-cell office:value-type="string">
            <text:p>11/08/14</text:p>
          </table:table-cell>
          <table:table-cell office:value-type="string">
            <text:p>11/08/14</text:p>
          </table:table-cell>
          <table:table-cell office:value-type="string">
            <text:p>CERTIFICADA</text:p>
          </table:table-cell>
          <table:table-cell office:value-type="string">
            <text:p>190,9793</text:p>
          </table:table-cell>
          <table:table-cell office:value-type="string">
            <text:p>Fazenda Pombo Roxo 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00.755-9</text:p>
          </table:table-cell>
          <table:table-cell office:value-type="string">
            <text:p>154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2925501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0921</text:p>
          </table:table-cell>
          <table:table-cell office:value-type="string">
            <text:p>bdcd48b9-90b2-455a-be3f-7c8cffbd2f19</text:p>
          </table:table-cell>
          <table:table-cell office:value-type="string">
            <text:p>B2F</text:p>
          </table:table-cell>
          <table:table-cell office:value-type="string">
            <text:p>BA2013.317201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620222766</text:p>
          </table:table-cell>
          <table:table-cell office:value-type="string">
            <text:p>257243</text:p>
          </table:table-cell>
          <table:table-cell office:value-type="string">
            <text:p>11/08/14</text:p>
          </table:table-cell>
          <table:table-cell office:value-type="string">
            <text:p>11/08/14</text:p>
          </table:table-cell>
          <table:table-cell office:value-type="string">
            <text:p>CERTIFICADA</text:p>
          </table:table-cell>
          <table:table-cell office:value-type="string">
            <text:p>1569,0647</text:p>
          </table:table-cell>
          <table:table-cell office:value-type="string">
            <text:p>Fazenda Pombo Roxo 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00.755-9</text:p>
          </table:table-cell>
          <table:table-cell office:value-type="string">
            <text:p>154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2925501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42184</text:p>
          </table:table-cell>
          <table:table-cell office:value-type="string">
            <text:p>711f3d89-17cd-45d0-918b-fb35e36b0b65</text:p>
          </table:table-cell>
          <table:table-cell office:value-type="string">
            <text:p>B2F</text:p>
          </table:table-cell>
          <table:table-cell office:value-type="string">
            <text:p>0820150063127-E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030290228454</text:p>
          </table:table-cell>
          <table:table-cell office:value-type="string">
            <text:p>513215</text:p>
          </table:table-cell>
          <table:table-cell office:value-type="string">
            <text:p>15/04/15</text:p>
          </table:table-cell>
          <table:table-cell office:value-type="string">
            <text:p>15/04/15</text:p>
          </table:table-cell>
          <table:table-cell office:value-type="string">
            <text:p>CERTIFICADA</text:p>
          </table:table-cell>
          <table:table-cell office:value-type="string">
            <text:p>385,4013</text:p>
          </table:table-cell>
          <table:table-cell office:value-type="string">
            <text:p>Bloco 17 SM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02.449-7</text:p>
          </table:table-cell>
          <table:table-cell office:value-type="string">
            <text:p>7816, 8209, 19964 e 1996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204906</text:p>
          </table:table-cell>
          <table:table-cell office:value-type="string">
            <text:p>32</text:p>
          </table:table-cell>
        </table:table-row>
        <table:table-row>
          <table:table-cell office:value-type="string">
            <text:p>274780</text:p>
          </table:table-cell>
          <table:table-cell office:value-type="string">
            <text:p>2da8ea07-fceb-455c-b1e4-615f1c56340e</text:p>
          </table:table-cell>
          <table:table-cell office:value-type="string">
            <text:p>CA0</text:p>
          </table:table-cell>
          <table:table-cell office:value-type="string">
            <text:p>9222122013143017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60230139788</text:p>
          </table:table-cell>
          <table:table-cell office:value-type="string">
            <text:p>618917</text:p>
          </table:table-cell>
          <table:table-cell office:value-type="string">
            <text:p>22/07/15</text:p>
          </table:table-cell>
          <table:table-cell office:value-type="string">
            <text:p>22/07/15</text:p>
          </table:table-cell>
          <table:table-cell office:value-type="string">
            <text:p>CERTIFICADA</text:p>
          </table:table-cell>
          <table:table-cell office:value-type="string">
            <text:p>8,8953</text:p>
          </table:table-cell>
          <table:table-cell office:value-type="string">
            <text:p>S├¡tio Alaor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449-6</text:p>
          </table:table-cell>
          <table:table-cell office:value-type="string">
            <text:p>2434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244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9380</text:p>
          </table:table-cell>
          <table:table-cell office:value-type="string">
            <text:p>ce802f98-8a67-4a06-aa25-fe63d65b353b</text:p>
          </table:table-cell>
          <table:table-cell office:value-type="string">
            <text:p>CA0</text:p>
          </table:table-cell>
          <table:table-cell office:value-type="string">
            <text:p>9222122013086753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0220070800</text:p>
          </table:table-cell>
          <table:table-cell office:value-type="string">
            <text:p>121293</text:p>
          </table:table-cell>
          <table:table-cell office:value-type="string">
            <text:p>19/03/14</text:p>
          </table:table-cell>
          <table:table-cell office:value-type="string">
            <text:p>19/03/14</text:p>
          </table:table-cell>
          <table:table-cell office:value-type="string">
            <text:p>CERTIFICADA</text:p>
          </table:table-cell>
          <table:table-cell office:value-type="string">
            <text:p>237,4578</text:p>
          </table:table-cell>
          <table:table-cell office:value-type="string">
            <text:p>Fazenda Model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201-0</text:p>
          </table:table-cell>
          <table:table-cell office:value-type="string">
            <text:p>1169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08504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91743</text:p>
          </table:table-cell>
          <table:table-cell office:value-type="string">
            <text:p>13431ba7-f84f-4afb-afa2-d176fbf4994f</text:p>
          </table:table-cell>
          <table:table-cell office:value-type="string">
            <text:p>B93</text:p>
          </table:table-cell>
          <table:table-cell office:value-type="string">
            <text:p>92221220140672643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0650067692</text:p>
          </table:table-cell>
          <table:table-cell office:value-type="string">
            <text:p>381046</text:p>
          </table:table-cell>
          <table:table-cell office:value-type="string">
            <text:p>24/11/14</text:p>
          </table:table-cell>
          <table:table-cell office:value-type="string">
            <text:p>24/11/14</text:p>
          </table:table-cell>
          <table:table-cell office:value-type="string">
            <text:p>CERTIFICADA</text:p>
          </table:table-cell>
          <table:table-cell office:value-type="string">
            <text:p>66,4829</text:p>
          </table:table-cell>
          <table:table-cell office:value-type="string">
            <text:p>Fazenda do Ronc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979-2</text:p>
          </table:table-cell>
          <table:table-cell office:value-type="string">
            <text:p>21063; 2106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272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91742</text:p>
          </table:table-cell>
          <table:table-cell office:value-type="string">
            <text:p>43ccf084-5355-4686-bc50-c634ee5989aa</text:p>
          </table:table-cell>
          <table:table-cell office:value-type="string">
            <text:p>B93</text:p>
          </table:table-cell>
          <table:table-cell office:value-type="string">
            <text:p>92221220140672643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0650067692</text:p>
          </table:table-cell>
          <table:table-cell office:value-type="string">
            <text:p>381046</text:p>
          </table:table-cell>
          <table:table-cell office:value-type="string">
            <text:p>24/11/14</text:p>
          </table:table-cell>
          <table:table-cell office:value-type="string">
            <text:p>24/11/14</text:p>
          </table:table-cell>
          <table:table-cell office:value-type="string">
            <text:p>CERTIFICADA</text:p>
          </table:table-cell>
          <table:table-cell office:value-type="string">
            <text:p>20,4435</text:p>
          </table:table-cell>
          <table:table-cell office:value-type="string">
            <text:p>Fazenda do Ronc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979-2</text:p>
          </table:table-cell>
          <table:table-cell office:value-type="string">
            <text:p>21063; 2106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272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0708</text:p>
          </table:table-cell>
          <table:table-cell office:value-type="string">
            <text:p>150fa4c9-8665-48a4-88b5-ea2ab3db9724</text:p>
          </table:table-cell>
          <table:table-cell office:value-type="string">
            <text:p>CA0</text:p>
          </table:table-cell>
          <table:table-cell office:value-type="string">
            <text:p>92221220150548480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0730036976</text:p>
          </table:table-cell>
          <table:table-cell office:value-type="string">
            <text:p>607317</text:p>
          </table:table-cell>
          <table:table-cell office:value-type="string">
            <text:p>10/07/15</text:p>
          </table:table-cell>
          <table:table-cell office:value-type="string">
            <text:p>10/07/15</text:p>
          </table:table-cell>
          <table:table-cell office:value-type="string">
            <text:p>CERTIFICADA</text:p>
          </table:table-cell>
          <table:table-cell office:value-type="string">
            <text:p>265,8277</text:p>
          </table:table-cell>
          <table:table-cell office:value-type="string">
            <text:p>Fazenda Rosa Helena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019-6</text:p>
          </table:table-cell>
          <table:table-cell office:value-type="string">
            <text:p>132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202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24230</text:p>
          </table:table-cell>
          <table:table-cell office:value-type="string">
            <text:p>555e9e18-330a-4441-b204-775533d50f02</text:p>
          </table:table-cell>
          <table:table-cell office:value-type="string">
            <text:p>CA0</text:p>
          </table:table-cell>
          <table:table-cell office:value-type="string">
            <text:p>92221220140855525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0810050880</text:p>
          </table:table-cell>
          <table:table-cell office:value-type="string">
            <text:p>222189</text:p>
          </table:table-cell>
          <table:table-cell office:value-type="string">
            <text:p>02/07/14</text:p>
          </table:table-cell>
          <table:table-cell office:value-type="string">
            <text:p>02/07/14</text:p>
          </table:table-cell>
          <table:table-cell office:value-type="string">
            <text:p>CERTIFICADA</text:p>
          </table:table-cell>
          <table:table-cell office:value-type="string">
            <text:p>74,614</text:p>
          </table:table-cell>
          <table:table-cell office:value-type="string">
            <text:p>Fazenda Santo Ant├┤nio II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449-6</text:p>
          </table:table-cell>
          <table:table-cell office:value-type="string">
            <text:p>2108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244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2143</text:p>
          </table:table-cell>
          <table:table-cell office:value-type="string">
            <text:p>8186b8e0-4256-4d4e-8865-523f2fa4b2a3</text:p>
          </table:table-cell>
          <table:table-cell office:value-type="string">
            <text:p>CA0</text:p>
          </table:table-cell>
          <table:table-cell office:value-type="string">
            <text:p>9222122013065785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1970114288</text:p>
          </table:table-cell>
          <table:table-cell office:value-type="string">
            <text:p>610560</text:p>
          </table:table-cell>
          <table:table-cell office:value-type="string">
            <text:p>14/07/15</text:p>
          </table:table-cell>
          <table:table-cell office:value-type="string">
            <text:p>14/07/15</text:p>
          </table:table-cell>
          <table:table-cell office:value-type="string">
            <text:p>CERTIFICADA</text:p>
          </table:table-cell>
          <table:table-cell office:value-type="string">
            <text:p>22,4627</text:p>
          </table:table-cell>
          <table:table-cell office:value-type="string">
            <text:p>Fazenda Santa Terezinha 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49-2</text:p>
          </table:table-cell>
          <table:table-cell office:value-type="string">
            <text:p>2553,2554,255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49904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2142</text:p>
          </table:table-cell>
          <table:table-cell office:value-type="string">
            <text:p>be195a9e-8e6c-4651-8a21-a276e1505f99</text:p>
          </table:table-cell>
          <table:table-cell office:value-type="string">
            <text:p>CA0</text:p>
          </table:table-cell>
          <table:table-cell office:value-type="string">
            <text:p>9222122013065785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1970114288</text:p>
          </table:table-cell>
          <table:table-cell office:value-type="string">
            <text:p>610560</text:p>
          </table:table-cell>
          <table:table-cell office:value-type="string">
            <text:p>14/07/15</text:p>
          </table:table-cell>
          <table:table-cell office:value-type="string">
            <text:p>14/07/15</text:p>
          </table:table-cell>
          <table:table-cell office:value-type="string">
            <text:p>CERTIFICADA</text:p>
          </table:table-cell>
          <table:table-cell office:value-type="string">
            <text:p>212,7236</text:p>
          </table:table-cell>
          <table:table-cell office:value-type="string">
            <text:p>Fazenda Santa Terezinha 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49-2</text:p>
          </table:table-cell>
          <table:table-cell office:value-type="string">
            <text:p>2553,2554,255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49904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2141</text:p>
          </table:table-cell>
          <table:table-cell office:value-type="string">
            <text:p>6d430ff0-0771-43c5-b909-9f0595b4328b</text:p>
          </table:table-cell>
          <table:table-cell office:value-type="string">
            <text:p>CA0</text:p>
          </table:table-cell>
          <table:table-cell office:value-type="string">
            <text:p>9222122013065785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1970114288</text:p>
          </table:table-cell>
          <table:table-cell office:value-type="string">
            <text:p>610560</text:p>
          </table:table-cell>
          <table:table-cell office:value-type="string">
            <text:p>14/07/15</text:p>
          </table:table-cell>
          <table:table-cell office:value-type="string">
            <text:p>14/07/15</text:p>
          </table:table-cell>
          <table:table-cell office:value-type="string">
            <text:p>CERTIFICADA</text:p>
          </table:table-cell>
          <table:table-cell office:value-type="string">
            <text:p>734,5029</text:p>
          </table:table-cell>
          <table:table-cell office:value-type="string">
            <text:p>Fazenda Santa Terezinha 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49-2</text:p>
          </table:table-cell>
          <table:table-cell office:value-type="string">
            <text:p>2553,2554,255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49904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10383</text:p>
          </table:table-cell>
          <table:table-cell office:value-type="string">
            <text:p>9f49c763-a41a-4a0f-ad26-3246e33cb80f</text:p>
          </table:table-cell>
          <table:table-cell office:value-type="string">
            <text:p>B93</text:p>
          </table:table-cell>
          <table:table-cell office:value-type="string">
            <text:p>922212201416985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2000038836</text:p>
          </table:table-cell>
          <table:table-cell office:value-type="string">
            <text:p>431578</text:p>
          </table:table-cell>
          <table:table-cell office:value-type="string">
            <text:p>21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221,6021</text:p>
          </table:table-cell>
          <table:table-cell office:value-type="string">
            <text:p>Fazenda Una Santa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027-9</text:p>
          </table:table-cell>
          <table:table-cell office:value-type="string">
            <text:p>37728; 37729; 37730; 37731; 37732; 37733; 37734 e 1046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4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10382</text:p>
          </table:table-cell>
          <table:table-cell office:value-type="string">
            <text:p>c0166123-13e0-4891-9b6e-0fe907f03775</text:p>
          </table:table-cell>
          <table:table-cell office:value-type="string">
            <text:p>B93</text:p>
          </table:table-cell>
          <table:table-cell office:value-type="string">
            <text:p>922212201416985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2000038836</text:p>
          </table:table-cell>
          <table:table-cell office:value-type="string">
            <text:p>431578</text:p>
          </table:table-cell>
          <table:table-cell office:value-type="string">
            <text:p>21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578,7111</text:p>
          </table:table-cell>
          <table:table-cell office:value-type="string">
            <text:p>Fazenda Una Santa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027-9</text:p>
          </table:table-cell>
          <table:table-cell office:value-type="string">
            <text:p>37728; 37729; 37730; 37731; 37732; 37733; 37734 e 1046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4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10381</text:p>
          </table:table-cell>
          <table:table-cell office:value-type="string">
            <text:p>b75dcfdf-0341-4092-94a3-bf3b73194d15</text:p>
          </table:table-cell>
          <table:table-cell office:value-type="string">
            <text:p>B93</text:p>
          </table:table-cell>
          <table:table-cell office:value-type="string">
            <text:p>922212201416985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2000038836</text:p>
          </table:table-cell>
          <table:table-cell office:value-type="string">
            <text:p>431578</text:p>
          </table:table-cell>
          <table:table-cell office:value-type="string">
            <text:p>21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149,8514</text:p>
          </table:table-cell>
          <table:table-cell office:value-type="string">
            <text:p>Fazenda Una Santa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027-9</text:p>
          </table:table-cell>
          <table:table-cell office:value-type="string">
            <text:p>37728; 37729; 37730; 37731; 37732; 37733; 37734 e 1046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4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68405</text:p>
          </table:table-cell>
          <table:table-cell office:value-type="string">
            <text:p>ec9a0c41-6eb3-4683-8b83-0fa1b1483543</text:p>
          </table:table-cell>
          <table:table-cell office:value-type="string">
            <text:p>B93</text:p>
          </table:table-cell>
          <table:table-cell office:value-type="string">
            <text:p>9222122011086373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60700195269</text:p>
          </table:table-cell>
          <table:table-cell office:value-type="string">
            <text:p>599235</text:p>
          </table:table-cell>
          <table:table-cell office:value-type="string">
            <text:p>03/07/15</text:p>
          </table:table-cell>
          <table:table-cell office:value-type="string">
            <text:p>03/07/15</text:p>
          </table:table-cell>
          <table:table-cell office:value-type="string">
            <text:p>CERTIFICADA</text:p>
          </table:table-cell>
          <table:table-cell office:value-type="string">
            <text:p>518,977</text:p>
          </table:table-cell>
          <table:table-cell office:value-type="string">
            <text:p>Fazenda Esplanada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000-6</text:p>
          </table:table-cell>
          <table:table-cell office:value-type="string">
            <text:p>1538; 279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385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68404</text:p>
          </table:table-cell>
          <table:table-cell office:value-type="string">
            <text:p>fe33849e-1233-4dd4-a690-76cfed5369cc</text:p>
          </table:table-cell>
          <table:table-cell office:value-type="string">
            <text:p>B93</text:p>
          </table:table-cell>
          <table:table-cell office:value-type="string">
            <text:p>9222122011086373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60700195269</text:p>
          </table:table-cell>
          <table:table-cell office:value-type="string">
            <text:p>599235</text:p>
          </table:table-cell>
          <table:table-cell office:value-type="string">
            <text:p>03/07/15</text:p>
          </table:table-cell>
          <table:table-cell office:value-type="string">
            <text:p>03/07/15</text:p>
          </table:table-cell>
          <table:table-cell office:value-type="string">
            <text:p>CERTIFICADA</text:p>
          </table:table-cell>
          <table:table-cell office:value-type="string">
            <text:p>334,4565</text:p>
          </table:table-cell>
          <table:table-cell office:value-type="string">
            <text:p>Fazenda Esplanada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000-6</text:p>
          </table:table-cell>
          <table:table-cell office:value-type="string">
            <text:p>1538; 279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385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2260</text:p>
          </table:table-cell>
          <table:table-cell office:value-type="string">
            <text:p>f9c997b7-80ce-4ac6-8b3b-c2b2bb866859</text:p>
          </table:table-cell>
          <table:table-cell office:value-type="string">
            <text:p>CA0</text:p>
          </table:table-cell>
          <table:table-cell office:value-type="string">
            <text:p>000000012399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70170139198</text:p>
          </table:table-cell>
          <table:table-cell office:value-type="string">
            <text:p>611133</text:p>
          </table:table-cell>
          <table:table-cell office:value-type="string">
            <text:p>14/07/15</text:p>
          </table:table-cell>
          <table:table-cell office:value-type="string">
            <text:p>14/07/15</text:p>
          </table:table-cell>
          <table:table-cell office:value-type="string">
            <text:p>CERTIFICADA</text:p>
          </table:table-cell>
          <table:table-cell office:value-type="string">
            <text:p>231,2466</text:p>
          </table:table-cell>
          <table:table-cell office:value-type="string">
            <text:p>Fazenda Paineira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966-9</text:p>
          </table:table-cell>
          <table:table-cell office:value-type="string">
            <text:p>14118,1680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10203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1660</text:p>
          </table:table-cell>
          <table:table-cell office:value-type="string">
            <text:p>4e20aa97-ce86-44cd-b859-5376f4c29935</text:p>
          </table:table-cell>
          <table:table-cell office:value-type="string">
            <text:p>CA0</text:p>
          </table:table-cell>
          <table:table-cell office:value-type="string">
            <text:p>9222122013097385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81453069910</text:p>
          </table:table-cell>
          <table:table-cell office:value-type="string">
            <text:p>609685</text:p>
          </table:table-cell>
          <table:table-cell office:value-type="string">
            <text:p>14/07/15</text:p>
          </table:table-cell>
          <table:table-cell office:value-type="string">
            <text:p>14/07/15</text:p>
          </table:table-cell>
          <table:table-cell office:value-type="string">
            <text:p>CERTIFICADA</text:p>
          </table:table-cell>
          <table:table-cell office:value-type="string">
            <text:p>97,2561</text:p>
          </table:table-cell>
          <table:table-cell office:value-type="string">
            <text:p>Fazenda Banc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56-7</text:p>
          </table:table-cell>
          <table:table-cell office:value-type="string">
            <text:p>15095,15096,31219,31220,3122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18305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1659</text:p>
          </table:table-cell>
          <table:table-cell office:value-type="string">
            <text:p>90ab33cc-88c2-41bb-ac2c-63510a6dc094</text:p>
          </table:table-cell>
          <table:table-cell office:value-type="string">
            <text:p>CA0</text:p>
          </table:table-cell>
          <table:table-cell office:value-type="string">
            <text:p>9222122013097385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81453069910</text:p>
          </table:table-cell>
          <table:table-cell office:value-type="string">
            <text:p>609685</text:p>
          </table:table-cell>
          <table:table-cell office:value-type="string">
            <text:p>14/07/15</text:p>
          </table:table-cell>
          <table:table-cell office:value-type="string">
            <text:p>14/07/15</text:p>
          </table:table-cell>
          <table:table-cell office:value-type="string">
            <text:p>CERTIFICADA</text:p>
          </table:table-cell>
          <table:table-cell office:value-type="string">
            <text:p>57,0046</text:p>
          </table:table-cell>
          <table:table-cell office:value-type="string">
            <text:p>Fazenda Banc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56-7</text:p>
          </table:table-cell>
          <table:table-cell office:value-type="string">
            <text:p>15095,15096,31219,31220,3122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18305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1658</text:p>
          </table:table-cell>
          <table:table-cell office:value-type="string">
            <text:p>666dfa78-715a-4c4c-8b77-6a1ec95d1e38</text:p>
          </table:table-cell>
          <table:table-cell office:value-type="string">
            <text:p>CA0</text:p>
          </table:table-cell>
          <table:table-cell office:value-type="string">
            <text:p>9222122013097385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81453069910</text:p>
          </table:table-cell>
          <table:table-cell office:value-type="string">
            <text:p>609685</text:p>
          </table:table-cell>
          <table:table-cell office:value-type="string">
            <text:p>14/07/15</text:p>
          </table:table-cell>
          <table:table-cell office:value-type="string">
            <text:p>14/07/15</text:p>
          </table:table-cell>
          <table:table-cell office:value-type="string">
            <text:p>CERTIFICADA</text:p>
          </table:table-cell>
          <table:table-cell office:value-type="string">
            <text:p>710,1665</text:p>
          </table:table-cell>
          <table:table-cell office:value-type="string">
            <text:p>Fazenda Banc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56-7</text:p>
          </table:table-cell>
          <table:table-cell office:value-type="string">
            <text:p>15095,15096,31219,31220,3122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18305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1657</text:p>
          </table:table-cell>
          <table:table-cell office:value-type="string">
            <text:p>5299e891-0287-4888-a698-b9fb77512882</text:p>
          </table:table-cell>
          <table:table-cell office:value-type="string">
            <text:p>CA0</text:p>
          </table:table-cell>
          <table:table-cell office:value-type="string">
            <text:p>9222122013097385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81453069910</text:p>
          </table:table-cell>
          <table:table-cell office:value-type="string">
            <text:p>609685</text:p>
          </table:table-cell>
          <table:table-cell office:value-type="string">
            <text:p>14/07/15</text:p>
          </table:table-cell>
          <table:table-cell office:value-type="string">
            <text:p>14/07/15</text:p>
          </table:table-cell>
          <table:table-cell office:value-type="string">
            <text:p>CERTIFICADA</text:p>
          </table:table-cell>
          <table:table-cell office:value-type="string">
            <text:p>149,805</text:p>
          </table:table-cell>
          <table:table-cell office:value-type="string">
            <text:p>Fazenda Banc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56-7</text:p>
          </table:table-cell>
          <table:table-cell office:value-type="string">
            <text:p>15095,15096,31219,31220,3122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18305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0705</text:p>
          </table:table-cell>
          <table:table-cell office:value-type="string">
            <text:p>bba7ade7-439f-49e1-a949-dcab17666d6d</text:p>
          </table:table-cell>
          <table:table-cell office:value-type="string">
            <text:p>CA0</text:p>
          </table:table-cell>
          <table:table-cell office:value-type="string">
            <text:p>92221220130676045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82343081105</text:p>
          </table:table-cell>
          <table:table-cell office:value-type="string">
            <text:p>607309</text:p>
          </table:table-cell>
          <table:table-cell office:value-type="string">
            <text:p>10/07/15</text:p>
          </table:table-cell>
          <table:table-cell office:value-type="string">
            <text:p>10/07/15</text:p>
          </table:table-cell>
          <table:table-cell office:value-type="string">
            <text:p>CERTIFICADA</text:p>
          </table:table-cell>
          <table:table-cell office:value-type="string">
            <text:p>41,2457</text:p>
          </table:table-cell>
          <table:table-cell office:value-type="string">
            <text:p>Fazenda Manoel e Marc├¡li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56-7; 11.156-7</text:p>
          </table:table-cell>
          <table:table-cell office:value-type="string">
            <text:p>4474,75747,2564; 2566,2567,2568,2569,2570,2571,2572,2573,2574,2575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0635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0704</text:p>
          </table:table-cell>
          <table:table-cell office:value-type="string">
            <text:p>e7ffdfa1-fe73-4aba-a318-69e5a8fefe8b</text:p>
          </table:table-cell>
          <table:table-cell office:value-type="string">
            <text:p>CA0</text:p>
          </table:table-cell>
          <table:table-cell office:value-type="string">
            <text:p>92221220130676045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82343081105</text:p>
          </table:table-cell>
          <table:table-cell office:value-type="string">
            <text:p>607309</text:p>
          </table:table-cell>
          <table:table-cell office:value-type="string">
            <text:p>10/07/15</text:p>
          </table:table-cell>
          <table:table-cell office:value-type="string">
            <text:p>10/07/15</text:p>
          </table:table-cell>
          <table:table-cell office:value-type="string">
            <text:p>CERTIFICADA</text:p>
          </table:table-cell>
          <table:table-cell office:value-type="string">
            <text:p>62,766</text:p>
          </table:table-cell>
          <table:table-cell office:value-type="string">
            <text:p>Fazenda Manoel e Marc├¡li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56-7; 11.156-7</text:p>
          </table:table-cell>
          <table:table-cell office:value-type="string">
            <text:p>4474,75747,2564; 2566,2567,2568,2569,2570,2571,2572,2573,2574,2575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306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0703</text:p>
          </table:table-cell>
          <table:table-cell office:value-type="string">
            <text:p>cb15e03f-00ba-49e8-96a2-6713d141ac89</text:p>
          </table:table-cell>
          <table:table-cell office:value-type="string">
            <text:p>CA0</text:p>
          </table:table-cell>
          <table:table-cell office:value-type="string">
            <text:p>92221220130676045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82343081105</text:p>
          </table:table-cell>
          <table:table-cell office:value-type="string">
            <text:p>607309</text:p>
          </table:table-cell>
          <table:table-cell office:value-type="string">
            <text:p>10/07/15</text:p>
          </table:table-cell>
          <table:table-cell office:value-type="string">
            <text:p>10/07/15</text:p>
          </table:table-cell>
          <table:table-cell office:value-type="string">
            <text:p>CERTIFICADA</text:p>
          </table:table-cell>
          <table:table-cell office:value-type="string">
            <text:p>802,783</text:p>
          </table:table-cell>
          <table:table-cell office:value-type="string">
            <text:p>Fazenda Manoel e Marc├¡li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1.156-7; 11.156-7</text:p>
          </table:table-cell>
          <table:table-cell office:value-type="string">
            <text:p>4474,75747,2564; 2566,2567,2568,2569,2570,2571,2572,2573,2574,2575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306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50090</text:p>
          </table:table-cell>
          <table:table-cell office:value-type="string">
            <text:p>b8b8d4f8-fcf7-45aa-b35d-534d1a37efad</text:p>
          </table:table-cell>
          <table:table-cell office:value-type="string">
            <text:p>CA0</text:p>
          </table:table-cell>
          <table:table-cell office:value-type="string">
            <text:p>9222122013162166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0600028957</text:p>
          </table:table-cell>
          <table:table-cell office:value-type="string">
            <text:p>57852</text:p>
          </table:table-cell>
          <table:table-cell office:value-type="string">
            <text:p>26/11/13</text:p>
          </table:table-cell>
          <table:table-cell office:value-type="string">
            <text:p>26/11/13</text:p>
          </table:table-cell>
          <table:table-cell office:value-type="string">
            <text:p>CERTIFICADA</text:p>
          </table:table-cell>
          <table:table-cell office:value-type="string">
            <text:p>25,8313</text:p>
          </table:table-cell>
          <table:table-cell office:value-type="string">
            <text:p>Fazenda Lagoinhas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53-7</text:p>
          </table:table-cell>
          <table:table-cell office:value-type="string">
            <text:p>181,1774,184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323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50089</text:p>
          </table:table-cell>
          <table:table-cell office:value-type="string">
            <text:p>c44b8a72-3b3a-47a7-869e-c0b0571ae0fd</text:p>
          </table:table-cell>
          <table:table-cell office:value-type="string">
            <text:p>CA0</text:p>
          </table:table-cell>
          <table:table-cell office:value-type="string">
            <text:p>9222122013162166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0600028957</text:p>
          </table:table-cell>
          <table:table-cell office:value-type="string">
            <text:p>57852</text:p>
          </table:table-cell>
          <table:table-cell office:value-type="string">
            <text:p>26/11/13</text:p>
          </table:table-cell>
          <table:table-cell office:value-type="string">
            <text:p>26/11/13</text:p>
          </table:table-cell>
          <table:table-cell office:value-type="string">
            <text:p>CERTIFICADA</text:p>
          </table:table-cell>
          <table:table-cell office:value-type="string">
            <text:p>117,2257</text:p>
          </table:table-cell>
          <table:table-cell office:value-type="string">
            <text:p>Fazenda Lagoinhas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53-7</text:p>
          </table:table-cell>
          <table:table-cell office:value-type="string">
            <text:p>181,1774,184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323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72873</text:p>
          </table:table-cell>
          <table:table-cell office:value-type="string">
            <text:p>2e0b670f-ddca-412f-943f-a652648d83b8</text:p>
          </table:table-cell>
          <table:table-cell office:value-type="string">
            <text:p>CA0</text:p>
          </table:table-cell>
          <table:table-cell office:value-type="string">
            <text:p>9222122014118483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0600069041</text:p>
          </table:table-cell>
          <table:table-cell office:value-type="string">
            <text:p>333118</text:p>
          </table:table-cell>
          <table:table-cell office:value-type="string">
            <text:p>13/10/14</text:p>
          </table:table-cell>
          <table:table-cell office:value-type="string">
            <text:p>13/10/14</text:p>
          </table:table-cell>
          <table:table-cell office:value-type="string">
            <text:p>CERTIFICADA</text:p>
          </table:table-cell>
          <table:table-cell office:value-type="string">
            <text:p>50,1636</text:p>
          </table:table-cell>
          <table:table-cell office:value-type="string">
            <text:p>Fazenda Beira Ri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53-7</text:p>
          </table:table-cell>
          <table:table-cell office:value-type="string">
            <text:p>1044,1045,1046,104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323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72872</text:p>
          </table:table-cell>
          <table:table-cell office:value-type="string">
            <text:p>eaf7954d-90d9-490b-a3b7-5e6feb50b4e7</text:p>
          </table:table-cell>
          <table:table-cell office:value-type="string">
            <text:p>CA0</text:p>
          </table:table-cell>
          <table:table-cell office:value-type="string">
            <text:p>9222122014118483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0600069041</text:p>
          </table:table-cell>
          <table:table-cell office:value-type="string">
            <text:p>333118</text:p>
          </table:table-cell>
          <table:table-cell office:value-type="string">
            <text:p>13/10/14</text:p>
          </table:table-cell>
          <table:table-cell office:value-type="string">
            <text:p>13/10/14</text:p>
          </table:table-cell>
          <table:table-cell office:value-type="string">
            <text:p>CERTIFICADA</text:p>
          </table:table-cell>
          <table:table-cell office:value-type="string">
            <text:p>409,8741</text:p>
          </table:table-cell>
          <table:table-cell office:value-type="string">
            <text:p>Fazenda Beira Ri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53-7</text:p>
          </table:table-cell>
          <table:table-cell office:value-type="string">
            <text:p>1044,1045,1046,104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323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52486</text:p>
          </table:table-cell>
          <table:table-cell office:value-type="string">
            <text:p>64143b8b-45a4-4ee9-b567-1ac155995776</text:p>
          </table:table-cell>
          <table:table-cell office:value-type="string">
            <text:p>CA0</text:p>
          </table:table-cell>
          <table:table-cell office:value-type="string">
            <text:p>9222122013171818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1090034333</text:p>
          </table:table-cell>
          <table:table-cell office:value-type="string">
            <text:p>66062</text:p>
          </table:table-cell>
          <table:table-cell office:value-type="string">
            <text:p>13/12/13</text:p>
          </table:table-cell>
          <table:table-cell office:value-type="string">
            <text:p>13/12/13</text:p>
          </table:table-cell>
          <table:table-cell office:value-type="string">
            <text:p>CERTIFICADA</text:p>
          </table:table-cell>
          <table:table-cell office:value-type="string">
            <text:p>79,5067</text:p>
          </table:table-cell>
          <table:table-cell office:value-type="string">
            <text:p>Fazenda S├úo Jos├® II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37-0</text:p>
          </table:table-cell>
          <table:table-cell office:value-type="string">
            <text:p>70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0001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52485</text:p>
          </table:table-cell>
          <table:table-cell office:value-type="string">
            <text:p>a3e19030-cbcd-4d0e-a487-4336f294f48a</text:p>
          </table:table-cell>
          <table:table-cell office:value-type="string">
            <text:p>CA0</text:p>
          </table:table-cell>
          <table:table-cell office:value-type="string">
            <text:p>9222122013171818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1090034333</text:p>
          </table:table-cell>
          <table:table-cell office:value-type="string">
            <text:p>66062</text:p>
          </table:table-cell>
          <table:table-cell office:value-type="string">
            <text:p>13/12/13</text:p>
          </table:table-cell>
          <table:table-cell office:value-type="string">
            <text:p>13/12/13</text:p>
          </table:table-cell>
          <table:table-cell office:value-type="string">
            <text:p>CERTIFICADA</text:p>
          </table:table-cell>
          <table:table-cell office:value-type="string">
            <text:p>173,5614</text:p>
          </table:table-cell>
          <table:table-cell office:value-type="string">
            <text:p>Fazenda S├úo Jos├® II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37-0</text:p>
          </table:table-cell>
          <table:table-cell office:value-type="string">
            <text:p>70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0001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91719</text:p>
          </table:table-cell>
          <table:table-cell office:value-type="string">
            <text:p>6fef65e6-b704-43f3-b093-fd8282212ce6</text:p>
          </table:table-cell>
          <table:table-cell office:value-type="string">
            <text:p>B93</text:p>
          </table:table-cell>
          <table:table-cell office:value-type="string">
            <text:p>9222122014132969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1090047150</text:p>
          </table:table-cell>
          <table:table-cell office:value-type="string">
            <text:p>380937</text:p>
          </table:table-cell>
          <table:table-cell office:value-type="string">
            <text:p>24/11/14</text:p>
          </table:table-cell>
          <table:table-cell office:value-type="string">
            <text:p>24/11/14</text:p>
          </table:table-cell>
          <table:table-cell office:value-type="string">
            <text:p>CERTIFICADA</text:p>
          </table:table-cell>
          <table:table-cell office:value-type="string">
            <text:p>15,0353</text:p>
          </table:table-cell>
          <table:table-cell office:value-type="string">
            <text:p>Fazenda S├úo Jos├® I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37-0</text:p>
          </table:table-cell>
          <table:table-cell office:value-type="string">
            <text:p>1070; 2350; 1025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0001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91718</text:p>
          </table:table-cell>
          <table:table-cell office:value-type="string">
            <text:p>6d36bd7a-580f-4de3-89a0-58b3e7f0e042</text:p>
          </table:table-cell>
          <table:table-cell office:value-type="string">
            <text:p>B93</text:p>
          </table:table-cell>
          <table:table-cell office:value-type="string">
            <text:p>9222122014132969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1090047150</text:p>
          </table:table-cell>
          <table:table-cell office:value-type="string">
            <text:p>380937</text:p>
          </table:table-cell>
          <table:table-cell office:value-type="string">
            <text:p>24/11/14</text:p>
          </table:table-cell>
          <table:table-cell office:value-type="string">
            <text:p>24/11/14</text:p>
          </table:table-cell>
          <table:table-cell office:value-type="string">
            <text:p>CERTIFICADA</text:p>
          </table:table-cell>
          <table:table-cell office:value-type="string">
            <text:p>505,784</text:p>
          </table:table-cell>
          <table:table-cell office:value-type="string">
            <text:p>Fazenda S├úo Jos├® I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37-0</text:p>
          </table:table-cell>
          <table:table-cell office:value-type="string">
            <text:p>1070; 2350; 1025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0001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91717</text:p>
          </table:table-cell>
          <table:table-cell office:value-type="string">
            <text:p>8423b105-2915-47b8-800d-fc6fb5b959cd</text:p>
          </table:table-cell>
          <table:table-cell office:value-type="string">
            <text:p>B93</text:p>
          </table:table-cell>
          <table:table-cell office:value-type="string">
            <text:p>9222122014132969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1090047150</text:p>
          </table:table-cell>
          <table:table-cell office:value-type="string">
            <text:p>380937</text:p>
          </table:table-cell>
          <table:table-cell office:value-type="string">
            <text:p>24/11/14</text:p>
          </table:table-cell>
          <table:table-cell office:value-type="string">
            <text:p>24/11/14</text:p>
          </table:table-cell>
          <table:table-cell office:value-type="string">
            <text:p>CERTIFICADA</text:p>
          </table:table-cell>
          <table:table-cell office:value-type="string">
            <text:p>299,0226</text:p>
          </table:table-cell>
          <table:table-cell office:value-type="string">
            <text:p>Fazenda S├úo Jos├® II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37-0</text:p>
          </table:table-cell>
          <table:table-cell office:value-type="string">
            <text:p>1070; 2350; 1025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0001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4946</text:p>
          </table:table-cell>
          <table:table-cell office:value-type="string">
            <text:p>e15ec093-11c5-4446-a6cb-c67054ed2c60</text:p>
          </table:table-cell>
          <table:table-cell office:value-type="string">
            <text:p>CA0</text:p>
          </table:table-cell>
          <table:table-cell office:value-type="string">
            <text:p>9222122014003272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1090076680</text:p>
          </table:table-cell>
          <table:table-cell office:value-type="string">
            <text:p>75650</text:p>
          </table:table-cell>
          <table:table-cell office:value-type="string">
            <text:p>10/01/14</text:p>
          </table:table-cell>
          <table:table-cell office:value-type="string">
            <text:p>28/02/14</text:p>
          </table:table-cell>
          <table:table-cell office:value-type="string">
            <text:p>CERTIFICADA</text:p>
          </table:table-cell>
          <table:table-cell office:value-type="string">
            <text:p>241,1682</text:p>
          </table:table-cell>
          <table:table-cell office:value-type="string">
            <text:p>Fazenda Calips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437-0</text:p>
          </table:table-cell>
          <table:table-cell office:value-type="string">
            <text:p>690,771,772,1475,148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0001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10397</text:p>
          </table:table-cell>
          <table:table-cell office:value-type="string">
            <text:p>2c3c6c30-1a0f-4b5c-bd2f-bc47ba38874c</text:p>
          </table:table-cell>
          <table:table-cell office:value-type="string">
            <text:p>B93</text:p>
          </table:table-cell>
          <table:table-cell office:value-type="string">
            <text:p>9222122014171678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91170010079</text:p>
          </table:table-cell>
          <table:table-cell office:value-type="string">
            <text:p>431658</text:p>
          </table:table-cell>
          <table:table-cell office:value-type="string">
            <text:p>21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248,2723</text:p>
          </table:table-cell>
          <table:table-cell office:value-type="string">
            <text:p>Fazenda S├úo Benedito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12.119-4</text:p>
          </table:table-cell>
          <table:table-cell office:value-type="string">
            <text:p>59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35520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63075</text:p>
          </table:table-cell>
          <table:table-cell office:value-type="string">
            <text:p>d32a8b87-a37f-4c3d-9dbd-3cca5be1f4a0</text:p>
          </table:table-cell>
          <table:table-cell office:value-type="string">
            <text:p>B2A</text:p>
          </table:table-cell>
          <table:table-cell office:value-type="string">
            <text:p>4834465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841695602</text:p>
          </table:table-cell>
          <table:table-cell office:value-type="string">
            <text:p>306821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252,3451</text:p>
          </table:table-cell>
          <table:table-cell office:value-type="string">
            <text:p>Fazenda Curunilhas IV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09.835-0</text:p>
          </table:table-cell>
          <table:table-cell office:value-type="string">
            <text:p>11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431417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63074</text:p>
          </table:table-cell>
          <table:table-cell office:value-type="string">
            <text:p>f4056956-77ff-449f-8dd3-c2f46038d068</text:p>
          </table:table-cell>
          <table:table-cell office:value-type="string">
            <text:p>B2A</text:p>
          </table:table-cell>
          <table:table-cell office:value-type="string">
            <text:p>4834465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841695602</text:p>
          </table:table-cell>
          <table:table-cell office:value-type="string">
            <text:p>306821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159,6646</text:p>
          </table:table-cell>
          <table:table-cell office:value-type="string">
            <text:p>Fazenda Curunilhas IV</text:p>
          </table:table-cell>
          <table:table-cell office:value-type="string">
            <text:p>F├¡bria Celulose S/A</text:p>
          </table:table-cell>
          <table:table-cell office:value-type="string">
            <text:p/>
          </table:table-cell>
          <table:table-cell office:value-type="string">
            <text:p>60643228000121</text:p>
          </table:table-cell>
          <table:table-cell office:value-type="string">
            <text:p>Particular</text:p>
          </table:table-cell>
          <table:table-cell office:value-type="string">
            <text:p>09.835-0</text:p>
          </table:table-cell>
          <table:table-cell office:value-type="string">
            <text:p>11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├¡bria Celulose S/A</text:p>
          </table:table-cell>
          <table:table-cell office:value-type="string">
            <text:p>60643228000121</text:p>
          </table:table-cell>
          <table:table-cell office:value-type="string">
            <text:p>431417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32409</text:p>
          </table:table-cell>
          <table:table-cell office:value-type="string">
            <text:p>fc1ad3a9-6277-4dda-abe9-e1f267eb7d09</text:p>
          </table:table-cell>
          <table:table-cell office:value-type="string">
            <text:p>DHX</text:p>
          </table:table-cell>
          <table:table-cell office:value-type="string">
            <text:p>20123942715-PR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6360960074716</text:p>
          </table:table-cell>
          <table:table-cell office:value-type="string">
            <text:p>238078</text:p>
          </table:table-cell>
          <table:table-cell office:value-type="string">
            <text:p>21/07/14</text:p>
          </table:table-cell>
          <table:table-cell office:value-type="string">
            <text:p>21/07/14</text:p>
          </table:table-cell>
          <table:table-cell office:value-type="string">
            <text:p>CERTIFICADA</text:p>
          </table:table-cell>
          <table:table-cell office:value-type="string">
            <text:p>69,5026</text:p>
          </table:table-cell>
          <table:table-cell office:value-type="string">
            <text:p>S├¡tio Ana Maria</text:p>
          </table:table-cell>
          <table:table-cell office:value-type="string">
            <text:p>Fabio Pires Leal</text:p>
          </table:table-cell>
          <table:table-cell office:value-type="string">
            <text:p>46192190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>46192190887</text:p>
          </table:table-cell>
          <table:table-cell office:value-type="string">
            <text:p>Fabio Pires Leal</text:p>
          </table:table-cell>
          <table:table-cell office:value-type="string">
            <text:p/>
          </table:table-cell>
          <table:table-cell office:value-type="string">
            <text:p>350715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7549</text:p>
          </table:table-cell>
          <table:table-cell office:value-type="string">
            <text:p>deaf3d4a-098b-4ff0-a75b-1b9000cde99b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473147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51,662</text:p>
          </table:table-cell>
          <table:table-cell office:value-type="string">
            <text:p>Fazenda Itapu├ú</text:p>
          </table:table-cell>
          <table:table-cell office:value-type="string">
            <text:p>Familia Le├úo</text:p>
          </table:table-cell>
          <table:table-cell office:value-type="string">
            <text:p>3825915042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319-4</text:p>
          </table:table-cell>
          <table:table-cell office:value-type="string">
            <text:p>3160</text:p>
          </table:table-cell>
          <table:table-cell office:value-type="string">
            <text:p>30/12/99</text:p>
          </table:table-cell>
          <table:table-cell office:value-type="string">
            <text:p>38259150425</text:p>
          </table:table-cell>
          <table:table-cell office:value-type="string">
            <text:p>Familia Le├úo</text:p>
          </table:table-cell>
          <table:table-cell office:value-type="string">
            <text:p/>
          </table:table-cell>
          <table:table-cell office:value-type="string">
            <text:p>2706901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87981</text:p>
          </table:table-cell>
          <table:table-cell office:value-type="string">
            <text:p>ca57a547-6943-44dc-a42d-0c7465a77923</text:p>
          </table:table-cell>
          <table:table-cell office:value-type="string">
            <text:p>AAZ</text:p>
          </table:table-cell>
          <table:table-cell office:value-type="string">
            <text:p>9222122015117100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81443390835</text:p>
          </table:table-cell>
          <table:table-cell office:value-type="string">
            <text:p>673473</text:p>
          </table:table-cell>
          <table:table-cell office:value-type="string">
            <text:p>27/08/15</text:p>
          </table:table-cell>
          <table:table-cell office:value-type="string">
            <text:p>27/08/15</text:p>
          </table:table-cell>
          <table:table-cell office:value-type="string">
            <text:p>CERTIFICADA</text:p>
          </table:table-cell>
          <table:table-cell office:value-type="string">
            <text:p>21,9909</text:p>
          </table:table-cell>
          <table:table-cell office:value-type="string">
            <text:p>S├ìTIO B├öA VISTA</text:p>
          </table:table-cell>
          <table:table-cell office:value-type="string">
            <text:p>FARV PARTICIPA├ç├òES E EMPREENDIMENTOS LTDA.</text:p>
          </table:table-cell>
          <table:table-cell office:value-type="string">
            <text:p/>
          </table:table-cell>
          <table:table-cell office:value-type="string">
            <text:p>96612585000170</text:p>
          </table:table-cell>
          <table:table-cell office:value-type="string">
            <text:p>Particular</text:p>
          </table:table-cell>
          <table:table-cell office:value-type="string">
            <text:p>11.256-5</text:p>
          </table:table-cell>
          <table:table-cell office:value-type="string">
            <text:p>95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ARV PARTICIPA├ç├òES E EMPREENDIMENTOS LTDA.</text:p>
          </table:table-cell>
          <table:table-cell office:value-type="string">
            <text:p>96612585000170</text:p>
          </table:table-cell>
          <table:table-cell office:value-type="string">
            <text:p>35437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87985</text:p>
          </table:table-cell>
          <table:table-cell office:value-type="string">
            <text:p>279d9b32-eb6f-44b3-8525-94f7d30057a2</text:p>
          </table:table-cell>
          <table:table-cell office:value-type="string">
            <text:p>AAZ</text:p>
          </table:table-cell>
          <table:table-cell office:value-type="string">
            <text:p>92221220150896095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81520003297</text:p>
          </table:table-cell>
          <table:table-cell office:value-type="string">
            <text:p>673489</text:p>
          </table:table-cell>
          <table:table-cell office:value-type="string">
            <text:p>27/08/15</text:p>
          </table:table-cell>
          <table:table-cell office:value-type="string">
            <text:p>27/08/15</text:p>
          </table:table-cell>
          <table:table-cell office:value-type="string">
            <text:p>CERTIFICADA</text:p>
          </table:table-cell>
          <table:table-cell office:value-type="string">
            <text:p>61,1633</text:p>
          </table:table-cell>
          <table:table-cell office:value-type="string">
            <text:p>S├¡tio Engenho Velho</text:p>
          </table:table-cell>
          <table:table-cell office:value-type="string">
            <text:p>FARV PARTICIPA├ç├òES E EMPREENDIMENTOS LTDA.</text:p>
          </table:table-cell>
          <table:table-cell office:value-type="string">
            <text:p/>
          </table:table-cell>
          <table:table-cell office:value-type="string">
            <text:p>96612585000170</text:p>
          </table:table-cell>
          <table:table-cell office:value-type="string">
            <text:p>Particular</text:p>
          </table:table-cell>
          <table:table-cell office:value-type="string">
            <text:p>11.256-5</text:p>
          </table:table-cell>
          <table:table-cell office:value-type="string">
            <text:p>43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ARV PARTICIPA├ç├òES E EMPREENDIMENTOS LTDA.</text:p>
          </table:table-cell>
          <table:table-cell office:value-type="string">
            <text:p>96612585000170</text:p>
          </table:table-cell>
          <table:table-cell office:value-type="string">
            <text:p>35469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58801</text:p>
          </table:table-cell>
          <table:table-cell office:value-type="string">
            <text:p>2641a45b-0688-4ecb-b706-1936183b64bd</text:p>
          </table:table-cell>
          <table:table-cell office:value-type="string">
            <text:p>B3B</text:p>
          </table:table-cell>
          <table:table-cell office:value-type="string">
            <text:p>4670813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00420076335</text:p>
          </table:table-cell>
          <table:table-cell office:value-type="string">
            <text:p>89528</text:p>
          </table:table-cell>
          <table:table-cell office:value-type="string">
            <text:p>03/02/14</text:p>
          </table:table-cell>
          <table:table-cell office:value-type="string">
            <text:p>03/02/14</text:p>
          </table:table-cell>
          <table:table-cell office:value-type="string">
            <text:p>CERTIFICADA</text:p>
          </table:table-cell>
          <table:table-cell office:value-type="string">
            <text:p>226,5055</text:p>
          </table:table-cell>
          <table:table-cell office:value-type="string">
            <text:p>Fazenda Pitangueiras II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48-3</text:p>
          </table:table-cell>
          <table:table-cell office:value-type="string">
            <text:p>7.125 e 7.1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5124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8800</text:p>
          </table:table-cell>
          <table:table-cell office:value-type="string">
            <text:p>94ac76b6-535f-4d88-a84d-e524efa9414a</text:p>
          </table:table-cell>
          <table:table-cell office:value-type="string">
            <text:p>B3B</text:p>
          </table:table-cell>
          <table:table-cell office:value-type="string">
            <text:p>4670813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00420076335</text:p>
          </table:table-cell>
          <table:table-cell office:value-type="string">
            <text:p>89528</text:p>
          </table:table-cell>
          <table:table-cell office:value-type="string">
            <text:p>03/02/14</text:p>
          </table:table-cell>
          <table:table-cell office:value-type="string">
            <text:p>03/02/14</text:p>
          </table:table-cell>
          <table:table-cell office:value-type="string">
            <text:p>CERTIFICADA</text:p>
          </table:table-cell>
          <table:table-cell office:value-type="string">
            <text:p>1,6457</text:p>
          </table:table-cell>
          <table:table-cell office:value-type="string">
            <text:p>Fazenda Pitangueiras II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48-3</text:p>
          </table:table-cell>
          <table:table-cell office:value-type="string">
            <text:p>7.125 e 7.1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5124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54271</text:p>
          </table:table-cell>
          <table:table-cell office:value-type="string">
            <text:p>434df3b9-c373-4633-ae06-0d363f2a28d4</text:p>
          </table:table-cell>
          <table:table-cell office:value-type="string">
            <text:p>B3B</text:p>
          </table:table-cell>
          <table:table-cell office:value-type="string">
            <text:p>6894332 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00500155040</text:p>
          </table:table-cell>
          <table:table-cell office:value-type="string">
            <text:p>551818</text:p>
          </table:table-cell>
          <table:table-cell office:value-type="string">
            <text:p>25/05/15</text:p>
          </table:table-cell>
          <table:table-cell office:value-type="string">
            <text:p>25/05/15</text:p>
          </table:table-cell>
          <table:table-cell office:value-type="string">
            <text:p>CERTIFICADA</text:p>
          </table:table-cell>
          <table:table-cell office:value-type="string">
            <text:p>439,1238</text:p>
          </table:table-cell>
          <table:table-cell office:value-type="string">
            <text:p>Fazenda Nossa Senhora de Guadalup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923-4</text:p>
          </table:table-cell>
          <table:table-cell office:value-type="string">
            <text:p>964, 965, 3.668, 3.669, 27.565, 33.612, 45.963 e 45.96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4663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97622</text:p>
          </table:table-cell>
          <table:table-cell office:value-type="string">
            <text:p>54ebbb8f-c0e2-4b07-a618-834dae6b9086</text:p>
          </table:table-cell>
          <table:table-cell office:value-type="string">
            <text:p>B3B</text:p>
          </table:table-cell>
          <table:table-cell office:value-type="string">
            <text:p>4565385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10220056149</text:p>
          </table:table-cell>
          <table:table-cell office:value-type="string">
            <text:p>395271</text:p>
          </table:table-cell>
          <table:table-cell office:value-type="string">
            <text:p>04/12/14</text:p>
          </table:table-cell>
          <table:table-cell office:value-type="string">
            <text:p>04/12/14</text:p>
          </table:table-cell>
          <table:table-cell office:value-type="string">
            <text:p>CERTIFICADA</text:p>
          </table:table-cell>
          <table:table-cell office:value-type="string">
            <text:p>606,4217</text:p>
          </table:table-cell>
          <table:table-cell office:value-type="string">
            <text:p>Fazenda Rinc├úo do Beca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936-6</text:p>
          </table:table-cell>
          <table:table-cell office:value-type="string">
            <text:p>3448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5602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2361</text:p>
          </table:table-cell>
          <table:table-cell office:value-type="string">
            <text:p>bceea2b4-16f3-4c30-b259-55d403d7c9fa</text:p>
          </table:table-cell>
          <table:table-cell office:value-type="string">
            <text:p>B3B</text:p>
          </table:table-cell>
          <table:table-cell office:value-type="string">
            <text:p>666514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20100138384</text:p>
          </table:table-cell>
          <table:table-cell office:value-type="string">
            <text:p>65675</text:p>
          </table:table-cell>
          <table:table-cell office:value-type="string">
            <text:p>12/12/13</text:p>
          </table:table-cell>
          <table:table-cell office:value-type="string">
            <text:p>12/12/13</text:p>
          </table:table-cell>
          <table:table-cell office:value-type="string">
            <text:p>CERTIFICADA</text:p>
          </table:table-cell>
          <table:table-cell office:value-type="string">
            <text:p>826,7944</text:p>
          </table:table-cell>
          <table:table-cell office:value-type="string">
            <text:p>Fazenda Banheiro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55-8</text:p>
          </table:table-cell>
          <table:table-cell office:value-type="string">
            <text:p>9092, 6649, 8656, 5418, 6650, 5414 e 638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13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2360</text:p>
          </table:table-cell>
          <table:table-cell office:value-type="string">
            <text:p>c68edf73-7e5b-401b-a1e7-76085ce85d2b</text:p>
          </table:table-cell>
          <table:table-cell office:value-type="string">
            <text:p>B3B</text:p>
          </table:table-cell>
          <table:table-cell office:value-type="string">
            <text:p>666514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20100138384</text:p>
          </table:table-cell>
          <table:table-cell office:value-type="string">
            <text:p>65675</text:p>
          </table:table-cell>
          <table:table-cell office:value-type="string">
            <text:p>12/12/13</text:p>
          </table:table-cell>
          <table:table-cell office:value-type="string">
            <text:p>12/12/13</text:p>
          </table:table-cell>
          <table:table-cell office:value-type="string">
            <text:p>CERTIFICADA</text:p>
          </table:table-cell>
          <table:table-cell office:value-type="string">
            <text:p>28,6789</text:p>
          </table:table-cell>
          <table:table-cell office:value-type="string">
            <text:p>Fazenda Banheiro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55-8</text:p>
          </table:table-cell>
          <table:table-cell office:value-type="string">
            <text:p>9092, 6649, 8656, 5418, 6650, 5414 e 638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13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2359</text:p>
          </table:table-cell>
          <table:table-cell office:value-type="string">
            <text:p>e2d4dcbb-b566-445b-b95b-82aa45a8af68</text:p>
          </table:table-cell>
          <table:table-cell office:value-type="string">
            <text:p>B3B</text:p>
          </table:table-cell>
          <table:table-cell office:value-type="string">
            <text:p>666514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20100138384</text:p>
          </table:table-cell>
          <table:table-cell office:value-type="string">
            <text:p>65675</text:p>
          </table:table-cell>
          <table:table-cell office:value-type="string">
            <text:p>12/12/13</text:p>
          </table:table-cell>
          <table:table-cell office:value-type="string">
            <text:p>12/12/13</text:p>
          </table:table-cell>
          <table:table-cell office:value-type="string">
            <text:p>CERTIFICADA</text:p>
          </table:table-cell>
          <table:table-cell office:value-type="string">
            <text:p>163,0224</text:p>
          </table:table-cell>
          <table:table-cell office:value-type="string">
            <text:p>Fazenda Banheiro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55-8</text:p>
          </table:table-cell>
          <table:table-cell office:value-type="string">
            <text:p>9092, 6649, 8656, 5418, 6650, 5414 e 638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13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2358</text:p>
          </table:table-cell>
          <table:table-cell office:value-type="string">
            <text:p>a5873a4f-cfb7-472e-805e-f1edeaeda6f2</text:p>
          </table:table-cell>
          <table:table-cell office:value-type="string">
            <text:p>B3B</text:p>
          </table:table-cell>
          <table:table-cell office:value-type="string">
            <text:p>666514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20100138384</text:p>
          </table:table-cell>
          <table:table-cell office:value-type="string">
            <text:p>65675</text:p>
          </table:table-cell>
          <table:table-cell office:value-type="string">
            <text:p>12/12/13</text:p>
          </table:table-cell>
          <table:table-cell office:value-type="string">
            <text:p>12/12/13</text:p>
          </table:table-cell>
          <table:table-cell office:value-type="string">
            <text:p>CERTIFICADA</text:p>
          </table:table-cell>
          <table:table-cell office:value-type="string">
            <text:p>79,0841</text:p>
          </table:table-cell>
          <table:table-cell office:value-type="string">
            <text:p>Fazenda Banheiro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55-8</text:p>
          </table:table-cell>
          <table:table-cell office:value-type="string">
            <text:p>9092, 6649, 8656, 5418, 6650, 5414 e 638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13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2357</text:p>
          </table:table-cell>
          <table:table-cell office:value-type="string">
            <text:p>06c59f65-0690-412e-b15f-645809f98667</text:p>
          </table:table-cell>
          <table:table-cell office:value-type="string">
            <text:p>B3B</text:p>
          </table:table-cell>
          <table:table-cell office:value-type="string">
            <text:p>666514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20100138384</text:p>
          </table:table-cell>
          <table:table-cell office:value-type="string">
            <text:p>65675</text:p>
          </table:table-cell>
          <table:table-cell office:value-type="string">
            <text:p>12/12/13</text:p>
          </table:table-cell>
          <table:table-cell office:value-type="string">
            <text:p>12/12/13</text:p>
          </table:table-cell>
          <table:table-cell office:value-type="string">
            <text:p>CERTIFICADA</text:p>
          </table:table-cell>
          <table:table-cell office:value-type="string">
            <text:p>15,4517</text:p>
          </table:table-cell>
          <table:table-cell office:value-type="string">
            <text:p>Fazenda Banheiro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55-8</text:p>
          </table:table-cell>
          <table:table-cell office:value-type="string">
            <text:p>9092, 6649, 8656, 5418, 6650, 5414 e 638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13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2356</text:p>
          </table:table-cell>
          <table:table-cell office:value-type="string">
            <text:p>92cc9c7e-e9dc-467d-a931-c3d59105c534</text:p>
          </table:table-cell>
          <table:table-cell office:value-type="string">
            <text:p>B3B</text:p>
          </table:table-cell>
          <table:table-cell office:value-type="string">
            <text:p>666514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20100138384</text:p>
          </table:table-cell>
          <table:table-cell office:value-type="string">
            <text:p>65675</text:p>
          </table:table-cell>
          <table:table-cell office:value-type="string">
            <text:p>12/12/13</text:p>
          </table:table-cell>
          <table:table-cell office:value-type="string">
            <text:p>12/12/13</text:p>
          </table:table-cell>
          <table:table-cell office:value-type="string">
            <text:p>CERTIFICADA</text:p>
          </table:table-cell>
          <table:table-cell office:value-type="string">
            <text:p>102,0481</text:p>
          </table:table-cell>
          <table:table-cell office:value-type="string">
            <text:p>Fazenda Banheiro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55-8</text:p>
          </table:table-cell>
          <table:table-cell office:value-type="string">
            <text:p>9092, 6649, 8656, 5418, 6650, 5414 e 638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13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7837</text:p>
          </table:table-cell>
          <table:table-cell office:value-type="string">
            <text:p>4cdb93d5-df35-4fb3-b681-c83dc349a4fa</text:p>
          </table:table-cell>
          <table:table-cell office:value-type="string">
            <text:p>B3B</text:p>
          </table:table-cell>
          <table:table-cell office:value-type="string">
            <text:p>7006172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20370084278</text:p>
          </table:table-cell>
          <table:table-cell office:value-type="string">
            <text:p>86192</text:p>
          </table:table-cell>
          <table:table-cell office:value-type="string">
            <text:p>29/01/14</text:p>
          </table:table-cell>
          <table:table-cell office:value-type="string">
            <text:p>29/01/14</text:p>
          </table:table-cell>
          <table:table-cell office:value-type="string">
            <text:p>CERTIFICADA</text:p>
          </table:table-cell>
          <table:table-cell office:value-type="string">
            <text:p>478,8086</text:p>
          </table:table-cell>
          <table:table-cell office:value-type="string">
            <text:p>Fazenda Os├│rio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0-8</text:p>
          </table:table-cell>
          <table:table-cell office:value-type="string">
            <text:p>14.002 e 8.75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1007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2306</text:p>
          </table:table-cell>
          <table:table-cell office:value-type="string">
            <text:p>d82e90e6-16aa-4527-a20f-d6ef89dfb156</text:p>
          </table:table-cell>
          <table:table-cell office:value-type="string">
            <text:p>B3B</text:p>
          </table:table-cell>
          <table:table-cell office:value-type="string">
            <text:p>6834675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20370112824</text:p>
          </table:table-cell>
          <table:table-cell office:value-type="string">
            <text:p>65502</text:p>
          </table:table-cell>
          <table:table-cell office:value-type="string">
            <text:p>12/12/13</text:p>
          </table:table-cell>
          <table:table-cell office:value-type="string">
            <text:p>12/12/13</text:p>
          </table:table-cell>
          <table:table-cell office:value-type="string">
            <text:p>CERTIFICADA</text:p>
          </table:table-cell>
          <table:table-cell office:value-type="string">
            <text:p>254,509</text:p>
          </table:table-cell>
          <table:table-cell office:value-type="string">
            <text:p>Fazenda S├úo Mariano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0-8</text:p>
          </table:table-cell>
          <table:table-cell office:value-type="string">
            <text:p>5.335, 14.206 e 14.20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1007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27452</text:p>
          </table:table-cell>
          <table:table-cell office:value-type="string">
            <text:p>288313ac-e456-49e4-91b4-ad97d0fddc46</text:p>
          </table:table-cell>
          <table:table-cell office:value-type="string">
            <text:p>B3B</text:p>
          </table:table-cell>
          <table:table-cell office:value-type="string">
            <text:p>618983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291578</text:p>
          </table:table-cell>
          <table:table-cell office:value-type="string">
            <text:p>227587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516,7811</text:p>
          </table:table-cell>
          <table:table-cell office:value-type="string">
            <text:p>Fazenda Cerro Alegr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10.772,10773, 2438, 960, 3289, 3567, 11386, 10890, 10891, 7862, 662, 12361, 3315, 3304, 3314, 3313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27451</text:p>
          </table:table-cell>
          <table:table-cell office:value-type="string">
            <text:p>716100c9-af38-428e-8509-3440677e2118</text:p>
          </table:table-cell>
          <table:table-cell office:value-type="string">
            <text:p>B3B</text:p>
          </table:table-cell>
          <table:table-cell office:value-type="string">
            <text:p>618983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291578</text:p>
          </table:table-cell>
          <table:table-cell office:value-type="string">
            <text:p>227587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752,5816</text:p>
          </table:table-cell>
          <table:table-cell office:value-type="string">
            <text:p>Fazenda Cerro Alegr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10.772,10773, 2438, 960, 3289, 3567, 11386, 10890, 10891, 7862, 662, 12361, 3315, 3304, 3314, 3313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27450</text:p>
          </table:table-cell>
          <table:table-cell office:value-type="string">
            <text:p>4f4ab3b8-d733-4208-a380-9a1f70f6a7a0</text:p>
          </table:table-cell>
          <table:table-cell office:value-type="string">
            <text:p>B3B</text:p>
          </table:table-cell>
          <table:table-cell office:value-type="string">
            <text:p>618983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291578</text:p>
          </table:table-cell>
          <table:table-cell office:value-type="string">
            <text:p>227587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2016,2627</text:p>
          </table:table-cell>
          <table:table-cell office:value-type="string">
            <text:p>Fazenda Cerro Alegr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10.772,10773, 2438, 960, 3289, 3567, 11386, 10890, 10891, 7862, 662, 12361, 3315, 3304, 3314, 3313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27449</text:p>
          </table:table-cell>
          <table:table-cell office:value-type="string">
            <text:p>eaeb6aa4-1d4c-48d9-86b4-9511d31d2de1</text:p>
          </table:table-cell>
          <table:table-cell office:value-type="string">
            <text:p>B3B</text:p>
          </table:table-cell>
          <table:table-cell office:value-type="string">
            <text:p>618983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291578</text:p>
          </table:table-cell>
          <table:table-cell office:value-type="string">
            <text:p>227587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45,0781</text:p>
          </table:table-cell>
          <table:table-cell office:value-type="string">
            <text:p>Fazenda Cerro Alegr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10.772,10773, 2438, 960, 3289, 3567, 11386, 10890, 10891, 7862, 662, 12361, 3315, 3304, 3314, 3313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27448</text:p>
          </table:table-cell>
          <table:table-cell office:value-type="string">
            <text:p>c52bb0b3-06fe-4845-ad11-e354a4ea8f63</text:p>
          </table:table-cell>
          <table:table-cell office:value-type="string">
            <text:p>B3B</text:p>
          </table:table-cell>
          <table:table-cell office:value-type="string">
            <text:p>618983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291578</text:p>
          </table:table-cell>
          <table:table-cell office:value-type="string">
            <text:p>227587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3264,0075</text:p>
          </table:table-cell>
          <table:table-cell office:value-type="string">
            <text:p>Fazenda Cerro Alegr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10.772,10773, 2438, 960, 3289, 3567, 11386, 10890, 10891, 7862, 662, 12361, 3315, 3304, 3314, 3313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27447</text:p>
          </table:table-cell>
          <table:table-cell office:value-type="string">
            <text:p>54d768b7-e43e-4494-bdc1-b16d71cfd6dc</text:p>
          </table:table-cell>
          <table:table-cell office:value-type="string">
            <text:p>B3B</text:p>
          </table:table-cell>
          <table:table-cell office:value-type="string">
            <text:p>618983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291578</text:p>
          </table:table-cell>
          <table:table-cell office:value-type="string">
            <text:p>227587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12,1143</text:p>
          </table:table-cell>
          <table:table-cell office:value-type="string">
            <text:p>Fazenda Cerro Alegr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10.772,10773, 2438, 960, 3289, 3567, 11386, 10890, 10891, 7862, 662, 12361, 3315, 3304, 3314, 3313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27446</text:p>
          </table:table-cell>
          <table:table-cell office:value-type="string">
            <text:p>ad43615d-b712-4e32-ac41-428fe85464bc</text:p>
          </table:table-cell>
          <table:table-cell office:value-type="string">
            <text:p>B3B</text:p>
          </table:table-cell>
          <table:table-cell office:value-type="string">
            <text:p>618983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291578</text:p>
          </table:table-cell>
          <table:table-cell office:value-type="string">
            <text:p>227587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3455,3277</text:p>
          </table:table-cell>
          <table:table-cell office:value-type="string">
            <text:p>Fazenda Cerro Alegr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10.772,10773, 2438, 960, 3289, 3567, 11386, 10890, 10891, 7862, 662, 12361, 3315, 3304, 3314, 3313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27445</text:p>
          </table:table-cell>
          <table:table-cell office:value-type="string">
            <text:p>dfc8ccc1-e4b2-4882-9767-d17ab8ecb3da</text:p>
          </table:table-cell>
          <table:table-cell office:value-type="string">
            <text:p>B3B</text:p>
          </table:table-cell>
          <table:table-cell office:value-type="string">
            <text:p>618983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291578</text:p>
          </table:table-cell>
          <table:table-cell office:value-type="string">
            <text:p>227587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85,0909</text:p>
          </table:table-cell>
          <table:table-cell office:value-type="string">
            <text:p>Fazenda Cerro Alegr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10.772,10773, 2438, 960, 3289, 3567, 11386, 10890, 10891, 7862, 662, 12361, 3315, 3304, 3314, 3313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27444</text:p>
          </table:table-cell>
          <table:table-cell office:value-type="string">
            <text:p>7e6887ab-f361-41a2-9fc6-7c99507ea455</text:p>
          </table:table-cell>
          <table:table-cell office:value-type="string">
            <text:p>B3B</text:p>
          </table:table-cell>
          <table:table-cell office:value-type="string">
            <text:p>618983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291578</text:p>
          </table:table-cell>
          <table:table-cell office:value-type="string">
            <text:p>227587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1677,462</text:p>
          </table:table-cell>
          <table:table-cell office:value-type="string">
            <text:p>Fazenda Cerro Alegr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10.772,10773, 2438, 960, 3289, 3567, 11386, 10890, 10891, 7862, 662, 12361, 3315, 3304, 3314, 3313,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8864</text:p>
          </table:table-cell>
          <table:table-cell office:value-type="string">
            <text:p>5a7d3175-8c08-42f3-9ee2-f94a90d1beef</text:p>
          </table:table-cell>
          <table:table-cell office:value-type="string">
            <text:p>B3B</text:p>
          </table:table-cell>
          <table:table-cell office:value-type="string">
            <text:p>4539829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307326</text:p>
          </table:table-cell>
          <table:table-cell office:value-type="string">
            <text:p>89654</text:p>
          </table:table-cell>
          <table:table-cell office:value-type="string">
            <text:p>03/02/14</text:p>
          </table:table-cell>
          <table:table-cell office:value-type="string">
            <text:p>03/02/14</text:p>
          </table:table-cell>
          <table:table-cell office:value-type="string">
            <text:p>CERTIFICADA</text:p>
          </table:table-cell>
          <table:table-cell office:value-type="string">
            <text:p>348,3212</text:p>
          </table:table-cell>
          <table:table-cell office:value-type="string">
            <text:p>Fazenda Maria In├ícia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467 e 4.57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19806</text:p>
          </table:table-cell>
          <table:table-cell office:value-type="string">
            <text:p>5be91a3a-9f6d-4e3f-8a5c-02debfcf69e0</text:p>
          </table:table-cell>
          <table:table-cell office:value-type="string">
            <text:p>B3B</text:p>
          </table:table-cell>
          <table:table-cell office:value-type="string">
            <text:p>700950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391440</text:p>
          </table:table-cell>
          <table:table-cell office:value-type="string">
            <text:p>211353</text:p>
          </table:table-cell>
          <table:table-cell office:value-type="string">
            <text:p>18/06/14</text:p>
          </table:table-cell>
          <table:table-cell office:value-type="string">
            <text:p>18/06/14</text:p>
          </table:table-cell>
          <table:table-cell office:value-type="string">
            <text:p>CERTIFICADA</text:p>
          </table:table-cell>
          <table:table-cell office:value-type="string">
            <text:p>304,8035</text:p>
          </table:table-cell>
          <table:table-cell office:value-type="string">
            <text:p>Fazenda Ferraria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976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19805</text:p>
          </table:table-cell>
          <table:table-cell office:value-type="string">
            <text:p>9d9af5f8-4b7d-46db-9ce2-7b131143cf98</text:p>
          </table:table-cell>
          <table:table-cell office:value-type="string">
            <text:p>B3B</text:p>
          </table:table-cell>
          <table:table-cell office:value-type="string">
            <text:p>700950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391440</text:p>
          </table:table-cell>
          <table:table-cell office:value-type="string">
            <text:p>211353</text:p>
          </table:table-cell>
          <table:table-cell office:value-type="string">
            <text:p>18/06/14</text:p>
          </table:table-cell>
          <table:table-cell office:value-type="string">
            <text:p>18/06/14</text:p>
          </table:table-cell>
          <table:table-cell office:value-type="string">
            <text:p>CERTIFICADA</text:p>
          </table:table-cell>
          <table:table-cell office:value-type="string">
            <text:p>63,5783</text:p>
          </table:table-cell>
          <table:table-cell office:value-type="string">
            <text:p>Fazenda Ferraria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976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19804</text:p>
          </table:table-cell>
          <table:table-cell office:value-type="string">
            <text:p>a7b6d8a2-b791-4211-a621-7a734a39798a</text:p>
          </table:table-cell>
          <table:table-cell office:value-type="string">
            <text:p>B3B</text:p>
          </table:table-cell>
          <table:table-cell office:value-type="string">
            <text:p>700950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30500391440</text:p>
          </table:table-cell>
          <table:table-cell office:value-type="string">
            <text:p>211353</text:p>
          </table:table-cell>
          <table:table-cell office:value-type="string">
            <text:p>18/06/14</text:p>
          </table:table-cell>
          <table:table-cell office:value-type="string">
            <text:p>18/06/14</text:p>
          </table:table-cell>
          <table:table-cell office:value-type="string">
            <text:p>CERTIFICADA</text:p>
          </table:table-cell>
          <table:table-cell office:value-type="string">
            <text:p>392,2191</text:p>
          </table:table-cell>
          <table:table-cell office:value-type="string">
            <text:p>Fazenda Ferraria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976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9027</text:p>
          </table:table-cell>
          <table:table-cell office:value-type="string">
            <text:p>eb559133-e7d2-4b6d-a9bc-b6a8af91f580</text:p>
          </table:table-cell>
          <table:table-cell office:value-type="string">
            <text:p>B3B</text:p>
          </table:table-cell>
          <table:table-cell office:value-type="string">
            <text:p>6834088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0210343715</text:p>
          </table:table-cell>
          <table:table-cell office:value-type="string">
            <text:p>90024</text:p>
          </table:table-cell>
          <table:table-cell office:value-type="string">
            <text:p>04/02/14</text:p>
          </table:table-cell>
          <table:table-cell office:value-type="string">
            <text:p>04/02/14</text:p>
          </table:table-cell>
          <table:table-cell office:value-type="string">
            <text:p>CERTIFICADA</text:p>
          </table:table-cell>
          <table:table-cell office:value-type="string">
            <text:p>908,6984</text:p>
          </table:table-cell>
          <table:table-cell office:value-type="string">
            <text:p>Fazenda Seival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91-3</text:p>
          </table:table-cell>
          <table:table-cell office:value-type="string">
            <text:p>42.920 e 47.79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4358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62794</text:p>
          </table:table-cell>
          <table:table-cell office:value-type="string">
            <text:p>57cd8da7-de47-41e9-8af9-b09e33c36289</text:p>
          </table:table-cell>
          <table:table-cell office:value-type="string">
            <text:p>B3B</text:p>
          </table:table-cell>
          <table:table-cell office:value-type="string">
            <text:p>7601238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0210503500</text:p>
          </table:table-cell>
          <table:table-cell office:value-type="string">
            <text:p>306176</text:p>
          </table:table-cell>
          <table:table-cell office:value-type="string">
            <text:p>19/09/14</text:p>
          </table:table-cell>
          <table:table-cell office:value-type="string">
            <text:p>19/09/14</text:p>
          </table:table-cell>
          <table:table-cell office:value-type="string">
            <text:p>CERTIFICADA</text:p>
          </table:table-cell>
          <table:table-cell office:value-type="string">
            <text:p>132,3192</text:p>
          </table:table-cell>
          <table:table-cell office:value-type="string">
            <text:p>Fazenda Trairas II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91-3</text:p>
          </table:table-cell>
          <table:table-cell office:value-type="string">
            <text:p>3808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1602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39885</text:p>
          </table:table-cell>
          <table:table-cell office:value-type="string">
            <text:p>77118bef-ae0e-41de-aa56-859a3854d7fa</text:p>
          </table:table-cell>
          <table:table-cell office:value-type="string">
            <text:p>B3B</text:p>
          </table:table-cell>
          <table:table-cell office:value-type="string">
            <text:p>7598003 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0212758599</text:p>
          </table:table-cell>
          <table:table-cell office:value-type="string">
            <text:p>507552</text:p>
          </table:table-cell>
          <table:table-cell office:value-type="string">
            <text:p>09/04/15</text:p>
          </table:table-cell>
          <table:table-cell office:value-type="string">
            <text:p>09/04/15</text:p>
          </table:table-cell>
          <table:table-cell office:value-type="string">
            <text:p>CERTIFICADA</text:p>
          </table:table-cell>
          <table:table-cell office:value-type="string">
            <text:p>2023,3585</text:p>
          </table:table-cell>
          <table:table-cell office:value-type="string">
            <text:p>Fazenda S├úo Jos├® III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891-3</text:p>
          </table:table-cell>
          <table:table-cell office:value-type="string">
            <text:p>1938,4559,3359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1602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52286</text:p>
          </table:table-cell>
          <table:table-cell office:value-type="string">
            <text:p>3fa751fd-0bb4-451a-9e97-3c49ed8c907e</text:p>
          </table:table-cell>
          <table:table-cell office:value-type="string">
            <text:p>B3B</text:p>
          </table:table-cell>
          <table:table-cell office:value-type="string">
            <text:p>6893683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331444281</text:p>
          </table:table-cell>
          <table:table-cell office:value-type="string">
            <text:p>65461</text:p>
          </table:table-cell>
          <table:table-cell office:value-type="string">
            <text:p>12/12/13</text:p>
          </table:table-cell>
          <table:table-cell office:value-type="string">
            <text:p>12/12/13</text:p>
          </table:table-cell>
          <table:table-cell office:value-type="string">
            <text:p>CERTIFICADA</text:p>
          </table:table-cell>
          <table:table-cell office:value-type="string">
            <text:p>293,8316</text:p>
          </table:table-cell>
          <table:table-cell office:value-type="string">
            <text:p>Fazenda Ouro Verde II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09.923-4</text:p>
          </table:table-cell>
          <table:table-cell office:value-type="string">
            <text:p>13.903 e 18.998.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04663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32746</text:p>
          </table:table-cell>
          <table:table-cell office:value-type="string">
            <text:p>b22df3f9-153f-471d-b5e3-e3efb72ae654</text:p>
          </table:table-cell>
          <table:table-cell office:value-type="string">
            <text:p>B3B</text:p>
          </table:table-cell>
          <table:table-cell office:value-type="string">
            <text:p>4852818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7361639</text:p>
          </table:table-cell>
          <table:table-cell office:value-type="string">
            <text:p>485180</text:p>
          </table:table-cell>
          <table:table-cell office:value-type="string">
            <text:p>19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767,7449</text:p>
          </table:table-cell>
          <table:table-cell office:value-type="string">
            <text:p>Fazenda Verde Val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553,854,1038,3835A,7981,8314,8750,8971,10592,110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32745</text:p>
          </table:table-cell>
          <table:table-cell office:value-type="string">
            <text:p>8dd88365-6832-4c9f-be7c-72149c88069b</text:p>
          </table:table-cell>
          <table:table-cell office:value-type="string">
            <text:p>B3B</text:p>
          </table:table-cell>
          <table:table-cell office:value-type="string">
            <text:p>4852818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7361639</text:p>
          </table:table-cell>
          <table:table-cell office:value-type="string">
            <text:p>485180</text:p>
          </table:table-cell>
          <table:table-cell office:value-type="string">
            <text:p>19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229,0459</text:p>
          </table:table-cell>
          <table:table-cell office:value-type="string">
            <text:p>Fazenda Verde Val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553,854,1038,3835A,7981,8314,8750,8971,10592,110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32744</text:p>
          </table:table-cell>
          <table:table-cell office:value-type="string">
            <text:p>071d5dab-85b5-44f2-9fde-a3bfead89a45</text:p>
          </table:table-cell>
          <table:table-cell office:value-type="string">
            <text:p>B3B</text:p>
          </table:table-cell>
          <table:table-cell office:value-type="string">
            <text:p>4852818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7361639</text:p>
          </table:table-cell>
          <table:table-cell office:value-type="string">
            <text:p>485180</text:p>
          </table:table-cell>
          <table:table-cell office:value-type="string">
            <text:p>19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71,228</text:p>
          </table:table-cell>
          <table:table-cell office:value-type="string">
            <text:p>Fazenda Verde Val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553,854,1038,3835A,7981,8314,8750,8971,10592,110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32743</text:p>
          </table:table-cell>
          <table:table-cell office:value-type="string">
            <text:p>04be98f3-d1a4-4388-aa5f-99d45e97e8dd</text:p>
          </table:table-cell>
          <table:table-cell office:value-type="string">
            <text:p>B3B</text:p>
          </table:table-cell>
          <table:table-cell office:value-type="string">
            <text:p>4852818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7361639</text:p>
          </table:table-cell>
          <table:table-cell office:value-type="string">
            <text:p>485180</text:p>
          </table:table-cell>
          <table:table-cell office:value-type="string">
            <text:p>19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228,7653</text:p>
          </table:table-cell>
          <table:table-cell office:value-type="string">
            <text:p>Fazenda Verde Val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553,854,1038,3835A,7981,8314,8750,8971,10592,110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32742</text:p>
          </table:table-cell>
          <table:table-cell office:value-type="string">
            <text:p>40bf9100-9874-4afa-aeab-d84f51bd6f5a</text:p>
          </table:table-cell>
          <table:table-cell office:value-type="string">
            <text:p>B3B</text:p>
          </table:table-cell>
          <table:table-cell office:value-type="string">
            <text:p>4852818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7361639</text:p>
          </table:table-cell>
          <table:table-cell office:value-type="string">
            <text:p>485180</text:p>
          </table:table-cell>
          <table:table-cell office:value-type="string">
            <text:p>19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17,3148</text:p>
          </table:table-cell>
          <table:table-cell office:value-type="string">
            <text:p>Fazenda Verde Vale</text:p>
          </table:table-cell>
          <table:table-cell office:value-type="string">
            <text:p>Fibria Celulose S/A</text:p>
          </table:table-cell>
          <table:table-cell office:value-type="string">
            <text:p/>
          </table:table-cell>
          <table:table-cell office:value-type="string">
            <text:p>60643228042800</text:p>
          </table:table-cell>
          <table:table-cell office:value-type="string">
            <text:p>Particular</text:p>
          </table:table-cell>
          <table:table-cell office:value-type="string">
            <text:p>10.007-3</text:p>
          </table:table-cell>
          <table:table-cell office:value-type="string">
            <text:p>553,854,1038,3835A,7981,8314,8750,8971,10592,110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Fibria Celulose S/A</text:p>
          </table:table-cell>
          <table:table-cell office:value-type="string">
            <text:p>60643228042800</text:p>
          </table:table-cell>
          <table:table-cell office:value-type="string">
            <text:p>43146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80852</text:p>
          </table:table-cell>
          <table:table-cell office:value-type="string">
            <text:p>fd3a1f9c-10d8-4307-af07-2fe4acb1d2b8</text:p>
          </table:table-cell>
          <table:table-cell office:value-type="string">
            <text:p>CGD</text:p>
          </table:table-cell>
          <table:table-cell office:value-type="string">
            <text:p>2013345300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430968220</text:p>
          </table:table-cell>
          <table:table-cell office:value-type="string">
            <text:p>648780</text:p>
          </table:table-cell>
          <table:table-cell office:value-type="string">
            <text:p>07/08/15</text:p>
          </table:table-cell>
          <table:table-cell office:value-type="string">
            <text:p>07/08/15</text:p>
          </table:table-cell>
          <table:table-cell office:value-type="string">
            <text:p>CERTIFICADA</text:p>
          </table:table-cell>
          <table:table-cell office:value-type="string">
            <text:p>56,5494</text:p>
          </table:table-cell>
          <table:table-cell office:value-type="string">
            <text:p>Ch├ícara Cap├úo da ├ìndia</text:p>
          </table:table-cell>
          <table:table-cell office:value-type="string">
            <text:p>Gelso Luiz Cima</text:p>
          </table:table-cell>
          <table:table-cell office:value-type="string">
            <text:p>185022100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087-9</text:p>
          </table:table-cell>
          <table:table-cell office:value-type="string">
            <text:p>23377</text:p>
          </table:table-cell>
          <table:table-cell office:value-type="string">
            <text:p>30/12/99</text:p>
          </table:table-cell>
          <table:table-cell office:value-type="string">
            <text:p>18502210068</text:p>
          </table:table-cell>
          <table:table-cell office:value-type="string">
            <text:p>Gelso Luiz Cima</text:p>
          </table:table-cell>
          <table:table-cell office:value-type="string">
            <text:p/>
          </table:table-cell>
          <table:table-cell office:value-type="string">
            <text:p>41177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83409</text:p>
          </table:table-cell>
          <table:table-cell office:value-type="string">
            <text:p>62fa7aa3-f6a2-419d-84b5-a6fae47db90e</text:p>
          </table:table-cell>
          <table:table-cell office:value-type="string">
            <text:p>EM3</text:p>
          </table:table-cell>
          <table:table-cell office:value-type="string">
            <text:p>1420130000000101468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411016728</text:p>
          </table:table-cell>
          <table:table-cell office:value-type="string">
            <text:p>157308</text:p>
          </table:table-cell>
          <table:table-cell office:value-type="string">
            <text:p>06/05/14</text:p>
          </table:table-cell>
          <table:table-cell office:value-type="string">
            <text:p>07/05/14</text:p>
          </table:table-cell>
          <table:table-cell office:value-type="string">
            <text:p>CERTIFICADA</text:p>
          </table:table-cell>
          <table:table-cell office:value-type="string">
            <text:p>465,133</text:p>
          </table:table-cell>
          <table:table-cell office:value-type="string">
            <text:p>FAZENDA MARIA CREOULA, DENOMINADA QUEIMADA GRANDE</text:p>
          </table:table-cell>
          <table:table-cell office:value-type="string">
            <text:p>GENILSON MARQUEZ FREITAS E OUTROS</text:p>
          </table:table-cell>
          <table:table-cell office:value-type="string">
            <text:p>240224386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947-7</text:p>
          </table:table-cell>
          <table:table-cell office:value-type="string">
            <text:p>16697</text:p>
          </table:table-cell>
          <table:table-cell office:value-type="string">
            <text:p>30/12/99</text:p>
          </table:table-cell>
          <table:table-cell office:value-type="string">
            <text:p>24022438649</text:p>
          </table:table-cell>
          <table:table-cell office:value-type="string">
            <text:p>GENILSON MARQUEZ FREITAS E OUTROS</text:p>
          </table:table-cell>
          <table:table-cell office:value-type="string">
            <text:p/>
          </table:table-cell>
          <table:table-cell office:value-type="string">
            <text:p>311783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41730</text:p>
          </table:table-cell>
          <table:table-cell office:value-type="string">
            <text:p>aca9fab9-4879-4650-bee8-1b082186e3cd</text:p>
          </table:table-cell>
          <table:table-cell office:value-type="string">
            <text:p>CTZA</text:p>
          </table:table-cell>
          <table:table-cell office:value-type="string">
            <text:p>9222122015050709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1723750</text:p>
          </table:table-cell>
          <table:table-cell office:value-type="string">
            <text:p>511969</text:p>
          </table:table-cell>
          <table:table-cell office:value-type="string">
            <text:p>14/04/15</text:p>
          </table:table-cell>
          <table:table-cell office:value-type="string">
            <text:p>14/04/15</text:p>
          </table:table-cell>
          <table:table-cell office:value-type="string">
            <text:p>CERTIFICADA</text:p>
          </table:table-cell>
          <table:table-cell office:value-type="string">
            <text:p>16,8588</text:p>
          </table:table-cell>
          <table:table-cell office:value-type="string">
            <text:p>S├¡tio Turvuna - Gleba 2</text:p>
          </table:table-cell>
          <table:table-cell office:value-type="string">
            <text:p>Geraldo Barbieri</text:p>
          </table:table-cell>
          <table:table-cell office:value-type="string">
            <text:p>041282148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441-3</text:p>
          </table:table-cell>
          <table:table-cell office:value-type="string">
            <text:p>4.826</text:p>
          </table:table-cell>
          <table:table-cell office:value-type="string">
            <text:p>30/12/99</text:p>
          </table:table-cell>
          <table:table-cell office:value-type="string">
            <text:p>04128214868</text:p>
          </table:table-cell>
          <table:table-cell office:value-type="string">
            <text:p>Geraldo Barbieri</text:p>
          </table:table-cell>
          <table:table-cell office:value-type="string">
            <text:p/>
          </table:table-cell>
          <table:table-cell office:value-type="string">
            <text:p>35489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89227</text:p>
          </table:table-cell>
          <table:table-cell office:value-type="string">
            <text:p>3225996f-8405-4e03-a7eb-ba8b24d9555c</text:p>
          </table:table-cell>
          <table:table-cell office:value-type="string">
            <text:p>ADV</text:p>
          </table:table-cell>
          <table:table-cell office:value-type="string">
            <text:p>215315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40980066106</text:p>
          </table:table-cell>
          <table:table-cell office:value-type="string">
            <text:p>374809</text:p>
          </table:table-cell>
          <table:table-cell office:value-type="string">
            <text:p>19/11/14</text:p>
          </table:table-cell>
          <table:table-cell office:value-type="string">
            <text:p>19/11/14</text:p>
          </table:table-cell>
          <table:table-cell office:value-type="string">
            <text:p>CERTIFICADA</text:p>
          </table:table-cell>
          <table:table-cell office:value-type="string">
            <text:p>1135,5779</text:p>
          </table:table-cell>
          <table:table-cell office:value-type="string">
            <text:p>Agropecu├íria Campos</text:p>
          </table:table-cell>
          <table:table-cell office:value-type="string">
            <text:p>Gilmar Alves Campos</text:p>
          </table:table-cell>
          <table:table-cell office:value-type="string">
            <text:p>341093236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3.868-7</text:p>
          </table:table-cell>
          <table:table-cell office:value-type="string">
            <text:p>13008</text:p>
          </table:table-cell>
          <table:table-cell office:value-type="string">
            <text:p>30/12/99</text:p>
          </table:table-cell>
          <table:table-cell office:value-type="string">
            <text:p>34109323649</text:p>
          </table:table-cell>
          <table:table-cell office:value-type="string">
            <text:p>Gilmar Alves Campos</text:p>
          </table:table-cell>
          <table:table-cell office:value-type="string">
            <text:p/>
          </table:table-cell>
          <table:table-cell office:value-type="string">
            <text:p>31534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89746</text:p>
          </table:table-cell>
          <table:table-cell office:value-type="string">
            <text:p>10a04ec8-512a-4169-bfd7-7b75ba101100</text:p>
          </table:table-cell>
          <table:table-cell office:value-type="string">
            <text:p>ADV</text:p>
          </table:table-cell>
          <table:table-cell office:value-type="string">
            <text:p>215313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40980121220</text:p>
          </table:table-cell>
          <table:table-cell office:value-type="string">
            <text:p>376267</text:p>
          </table:table-cell>
          <table:table-cell office:value-type="string">
            <text:p>20/11/14</text:p>
          </table:table-cell>
          <table:table-cell office:value-type="string">
            <text:p>20/11/14</text:p>
          </table:table-cell>
          <table:table-cell office:value-type="string">
            <text:p>CERTIFICADA</text:p>
          </table:table-cell>
          <table:table-cell office:value-type="string">
            <text:p>2106,7225</text:p>
          </table:table-cell>
          <table:table-cell office:value-type="string">
            <text:p>Agropecu├íria Campos</text:p>
          </table:table-cell>
          <table:table-cell office:value-type="string">
            <text:p>Gilmar Alves Campos</text:p>
          </table:table-cell>
          <table:table-cell office:value-type="string">
            <text:p>341093236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3.868-7</text:p>
          </table:table-cell>
          <table:table-cell office:value-type="string">
            <text:p>12231</text:p>
          </table:table-cell>
          <table:table-cell office:value-type="string">
            <text:p>30/12/99</text:p>
          </table:table-cell>
          <table:table-cell office:value-type="string">
            <text:p>34109323649</text:p>
          </table:table-cell>
          <table:table-cell office:value-type="string">
            <text:p>Gilmar Alves Campos</text:p>
          </table:table-cell>
          <table:table-cell office:value-type="string">
            <text:p/>
          </table:table-cell>
          <table:table-cell office:value-type="string">
            <text:p>31534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5364</text:p>
          </table:table-cell>
          <table:table-cell office:value-type="string">
            <text:p>b9410b5e-158c-4fbb-abf3-7d5b20796d01</text:p>
          </table:table-cell>
          <table:table-cell office:value-type="string">
            <text:p>AWB</text:p>
          </table:table-cell>
          <table:table-cell office:value-type="string">
            <text:p>2248930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2701013540</text:p>
          </table:table-cell>
          <table:table-cell office:value-type="string">
            <text:p>590365</text:p>
          </table:table-cell>
          <table:table-cell office:value-type="string">
            <text:p>25/06/15</text:p>
          </table:table-cell>
          <table:table-cell office:value-type="string">
            <text:p>25/06/15</text:p>
          </table:table-cell>
          <table:table-cell office:value-type="string">
            <text:p>CERTIFICADA</text:p>
          </table:table-cell>
          <table:table-cell office:value-type="string">
            <text:p>412,4286</text:p>
          </table:table-cell>
          <table:table-cell office:value-type="string">
            <text:p>FAZENDA SANTA VEN├éNCIA II</text:p>
          </table:table-cell>
          <table:table-cell office:value-type="string">
            <text:p>GIOVANI MARCELO PALOSCHI</text:p>
          </table:table-cell>
          <table:table-cell office:value-type="string">
            <text:p>83503463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7-9</text:p>
          </table:table-cell>
          <table:table-cell office:value-type="string">
            <text:p>28518</text:p>
          </table:table-cell>
          <table:table-cell office:value-type="string">
            <text:p>30/12/99</text:p>
          </table:table-cell>
          <table:table-cell office:value-type="string">
            <text:p>83503463100</text:p>
          </table:table-cell>
          <table:table-cell office:value-type="string">
            <text:p>GIOVANI MARCELO PALOSCHI</text:p>
          </table:table-cell>
          <table:table-cell office:value-type="string">
            <text:p/>
          </table:table-cell>
          <table:table-cell office:value-type="string">
            <text:p>510792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7234</text:p>
          </table:table-cell>
          <table:table-cell office:value-type="string">
            <text:p>831d7f0c-8404-42b6-9ad9-ce3211eb6d79</text:p>
          </table:table-cell>
          <table:table-cell office:value-type="string">
            <text:p>CT4</text:p>
          </table:table-cell>
          <table:table-cell office:value-type="string">
            <text:p>BA2014.053961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494967822</text:p>
          </table:table-cell>
          <table:table-cell office:value-type="string">
            <text:p>141391</text:p>
          </table:table-cell>
          <table:table-cell office:value-type="string">
            <text:p>14/04/14</text:p>
          </table:table-cell>
          <table:table-cell office:value-type="string">
            <text:p>15/04/14</text:p>
          </table:table-cell>
          <table:table-cell office:value-type="string">
            <text:p>CERTIFICADA</text:p>
          </table:table-cell>
          <table:table-cell office:value-type="string">
            <text:p>1999,6596</text:p>
          </table:table-cell>
          <table:table-cell office:value-type="string">
            <text:p>Fazenda Ouro Fino</text:p>
          </table:table-cell>
          <table:table-cell office:value-type="string">
            <text:p>Grupo Editorial de Franca Ltda</text:p>
          </table:table-cell>
          <table:table-cell office:value-type="string">
            <text:p/>
          </table:table-cell>
          <table:table-cell office:value-type="string">
            <text:p>04081079000183</text:p>
          </table:table-cell>
          <table:table-cell office:value-type="string">
            <text:p>Particular</text:p>
          </table:table-cell>
          <table:table-cell office:value-type="string">
            <text:p>13.568-1</text:p>
          </table:table-cell>
          <table:table-cell office:value-type="string">
            <text:p>354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Grupo Editorial de Franca Ltda</text:p>
          </table:table-cell>
          <table:table-cell office:value-type="string">
            <text:p>04081079000183</text:p>
          </table:table-cell>
          <table:table-cell office:value-type="string">
            <text:p>2923704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83753</text:p>
          </table:table-cell>
          <table:table-cell office:value-type="string">
            <text:p>9986d51d-fa1e-4545-b1a3-ca56eda0889e</text:p>
          </table:table-cell>
          <table:table-cell office:value-type="string">
            <text:p>CT4</text:p>
          </table:table-cell>
          <table:table-cell office:value-type="string">
            <text:p>BA2014.066074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494968128</text:p>
          </table:table-cell>
          <table:table-cell office:value-type="string">
            <text:p>158691</text:p>
          </table:table-cell>
          <table:table-cell office:value-type="string">
            <text:p>08/05/14</text:p>
          </table:table-cell>
          <table:table-cell office:value-type="string">
            <text:p>08/05/14</text:p>
          </table:table-cell>
          <table:table-cell office:value-type="string">
            <text:p>CERTIFICADA</text:p>
          </table:table-cell>
          <table:table-cell office:value-type="string">
            <text:p>499,944</text:p>
          </table:table-cell>
          <table:table-cell office:value-type="string">
            <text:p>Fazenda Santo Antonio II</text:p>
          </table:table-cell>
          <table:table-cell office:value-type="string">
            <text:p>Grupo Editorial de Franca Ltda</text:p>
          </table:table-cell>
          <table:table-cell office:value-type="string">
            <text:p/>
          </table:table-cell>
          <table:table-cell office:value-type="string">
            <text:p>04081079000183</text:p>
          </table:table-cell>
          <table:table-cell office:value-type="string">
            <text:p>Particular</text:p>
          </table:table-cell>
          <table:table-cell office:value-type="string">
            <text:p>13.568-1</text:p>
          </table:table-cell>
          <table:table-cell office:value-type="string">
            <text:p>35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Grupo Editorial de Franca Ltda</text:p>
          </table:table-cell>
          <table:table-cell office:value-type="string">
            <text:p>04081079000183</text:p>
          </table:table-cell>
          <table:table-cell office:value-type="string">
            <text:p>2923704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77840</text:p>
          </table:table-cell>
          <table:table-cell office:value-type="string">
            <text:p>aac636a3-335e-41cc-9da4-6e10942ff35f</text:p>
          </table:table-cell>
          <table:table-cell office:value-type="string">
            <text:p>CT4</text:p>
          </table:table-cell>
          <table:table-cell office:value-type="string">
            <text:p>BA2014.055559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494968128</text:p>
          </table:table-cell>
          <table:table-cell office:value-type="string">
            <text:p>143181</text:p>
          </table:table-cell>
          <table:table-cell office:value-type="string">
            <text:p>16/04/14</text:p>
          </table:table-cell>
          <table:table-cell office:value-type="string">
            <text:p>17/04/14</text:p>
          </table:table-cell>
          <table:table-cell office:value-type="string">
            <text:p>CERTIFICADA</text:p>
          </table:table-cell>
          <table:table-cell office:value-type="string">
            <text:p>530,921</text:p>
          </table:table-cell>
          <table:table-cell office:value-type="string">
            <text:p>Fazenda Santo Ant├┤nio II</text:p>
          </table:table-cell>
          <table:table-cell office:value-type="string">
            <text:p>Grupo Editorial de Franca Ltda</text:p>
          </table:table-cell>
          <table:table-cell office:value-type="string">
            <text:p/>
          </table:table-cell>
          <table:table-cell office:value-type="string">
            <text:p>04081079000183</text:p>
          </table:table-cell>
          <table:table-cell office:value-type="string">
            <text:p>Particular</text:p>
          </table:table-cell>
          <table:table-cell office:value-type="string">
            <text:p>13.568-1</text:p>
          </table:table-cell>
          <table:table-cell office:value-type="string">
            <text:p>247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Grupo Editorial de Franca Ltda</text:p>
          </table:table-cell>
          <table:table-cell office:value-type="string">
            <text:p>04081079000183</text:p>
          </table:table-cell>
          <table:table-cell office:value-type="string">
            <text:p>2923704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77807</text:p>
          </table:table-cell>
          <table:table-cell office:value-type="string">
            <text:p>5ea6057d-ab40-478d-8628-c281a5114ef3</text:p>
          </table:table-cell>
          <table:table-cell office:value-type="string">
            <text:p>CT4</text:p>
          </table:table-cell>
          <table:table-cell office:value-type="string">
            <text:p>BA2014.055557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494968470</text:p>
          </table:table-cell>
          <table:table-cell office:value-type="string">
            <text:p>143075</text:p>
          </table:table-cell>
          <table:table-cell office:value-type="string">
            <text:p>16/04/14</text:p>
          </table:table-cell>
          <table:table-cell office:value-type="string">
            <text:p>16/04/14</text:p>
          </table:table-cell>
          <table:table-cell office:value-type="string">
            <text:p>CERTIFICADA</text:p>
          </table:table-cell>
          <table:table-cell office:value-type="string">
            <text:p>510,6936</text:p>
          </table:table-cell>
          <table:table-cell office:value-type="string">
            <text:p>Fazenda Santo Ant├┤nio III</text:p>
          </table:table-cell>
          <table:table-cell office:value-type="string">
            <text:p>Grupo Editorial de Franca Ltda</text:p>
          </table:table-cell>
          <table:table-cell office:value-type="string">
            <text:p/>
          </table:table-cell>
          <table:table-cell office:value-type="string">
            <text:p>04081079000183</text:p>
          </table:table-cell>
          <table:table-cell office:value-type="string">
            <text:p>Particular</text:p>
          </table:table-cell>
          <table:table-cell office:value-type="string">
            <text:p>13.568-1</text:p>
          </table:table-cell>
          <table:table-cell office:value-type="string">
            <text:p>35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Grupo Editorial de Franca Ltda</text:p>
          </table:table-cell>
          <table:table-cell office:value-type="string">
            <text:p>04081079000183</text:p>
          </table:table-cell>
          <table:table-cell office:value-type="string">
            <text:p>2923704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84057</text:p>
          </table:table-cell>
          <table:table-cell office:value-type="string">
            <text:p>4ac9b328-1dec-488d-99f0-c446b8f7e17d</text:p>
          </table:table-cell>
          <table:table-cell office:value-type="string">
            <text:p>CT4</text:p>
          </table:table-cell>
          <table:table-cell office:value-type="string">
            <text:p>BA2014.066077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494968470</text:p>
          </table:table-cell>
          <table:table-cell office:value-type="string">
            <text:p>159380</text:p>
          </table:table-cell>
          <table:table-cell office:value-type="string">
            <text:p>09/05/14</text:p>
          </table:table-cell>
          <table:table-cell office:value-type="string">
            <text:p>09/05/14</text:p>
          </table:table-cell>
          <table:table-cell office:value-type="string">
            <text:p>CERTIFICADA</text:p>
          </table:table-cell>
          <table:table-cell office:value-type="string">
            <text:p>499,9453</text:p>
          </table:table-cell>
          <table:table-cell office:value-type="string">
            <text:p>Fazenda Santo Antonio III</text:p>
          </table:table-cell>
          <table:table-cell office:value-type="string">
            <text:p>Grupo Editorial de Franca Ltda</text:p>
          </table:table-cell>
          <table:table-cell office:value-type="string">
            <text:p/>
          </table:table-cell>
          <table:table-cell office:value-type="string">
            <text:p>04081079000183</text:p>
          </table:table-cell>
          <table:table-cell office:value-type="string">
            <text:p>Particular</text:p>
          </table:table-cell>
          <table:table-cell office:value-type="string">
            <text:p>13.568-1</text:p>
          </table:table-cell>
          <table:table-cell office:value-type="string">
            <text:p>35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Grupo Editorial de Franca Ltda</text:p>
          </table:table-cell>
          <table:table-cell office:value-type="string">
            <text:p>04081079000183</text:p>
          </table:table-cell>
          <table:table-cell office:value-type="string">
            <text:p>2923704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61763</text:p>
          </table:table-cell>
          <table:table-cell office:value-type="string">
            <text:p>47b321e0-3d90-416f-b3c5-0b11a8d05fd6</text:p>
          </table:table-cell>
          <table:table-cell office:value-type="string">
            <text:p>AHW</text:p>
          </table:table-cell>
          <table:table-cell office:value-type="string">
            <text:p>1420140000000163860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20290018646</text:p>
          </table:table-cell>
          <table:table-cell office:value-type="string">
            <text:p>99238</text:p>
          </table:table-cell>
          <table:table-cell office:value-type="string">
            <text:p>17/02/14</text:p>
          </table:table-cell>
          <table:table-cell office:value-type="string">
            <text:p>17/02/14</text:p>
          </table:table-cell>
          <table:table-cell office:value-type="string">
            <text:p>CERTIFICADA</text:p>
          </table:table-cell>
          <table:table-cell office:value-type="string">
            <text:p>520,069</text:p>
          </table:table-cell>
          <table:table-cell office:value-type="string">
            <text:p>Fazenda Santo Expedito</text:p>
          </table:table-cell>
          <table:table-cell office:value-type="string">
            <text:p>GTW Agroneg├│cios S.A.</text:p>
          </table:table-cell>
          <table:table-cell office:value-type="string">
            <text:p/>
          </table:table-cell>
          <table:table-cell office:value-type="string">
            <text:p>10751371000169</text:p>
          </table:table-cell>
          <table:table-cell office:value-type="string">
            <text:p>Particular</text:p>
          </table:table-cell>
          <table:table-cell office:value-type="string">
            <text:p>05.800-8</text:p>
          </table:table-cell>
          <table:table-cell office:value-type="string">
            <text:p>3821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GTW Agroneg├│cios S.A.</text:p>
          </table:table-cell>
          <table:table-cell office:value-type="string">
            <text:p>10751371000169</text:p>
          </table:table-cell>
          <table:table-cell office:value-type="string">
            <text:p>31114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61355</text:p>
          </table:table-cell>
          <table:table-cell office:value-type="string">
            <text:p>23248503-398f-4174-ae5b-c33b0be8a1ef</text:p>
          </table:table-cell>
          <table:table-cell office:value-type="string">
            <text:p>AHW</text:p>
          </table:table-cell>
          <table:table-cell office:value-type="string">
            <text:p>1420140000000163506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20290018646</text:p>
          </table:table-cell>
          <table:table-cell office:value-type="string">
            <text:p>97785</text:p>
          </table:table-cell>
          <table:table-cell office:value-type="string">
            <text:p>14/02/14</text:p>
          </table:table-cell>
          <table:table-cell office:value-type="string">
            <text:p>14/02/14</text:p>
          </table:table-cell>
          <table:table-cell office:value-type="string">
            <text:p>CERTIFICADA</text:p>
          </table:table-cell>
          <table:table-cell office:value-type="string">
            <text:p>485,5864</text:p>
          </table:table-cell>
          <table:table-cell office:value-type="string">
            <text:p>Fazenda Santo Expedito</text:p>
          </table:table-cell>
          <table:table-cell office:value-type="string">
            <text:p>GTW Agroneg├│cios S.A.</text:p>
          </table:table-cell>
          <table:table-cell office:value-type="string">
            <text:p/>
          </table:table-cell>
          <table:table-cell office:value-type="string">
            <text:p>10751371000169</text:p>
          </table:table-cell>
          <table:table-cell office:value-type="string">
            <text:p>Particular</text:p>
          </table:table-cell>
          <table:table-cell office:value-type="string">
            <text:p>05.800-8</text:p>
          </table:table-cell>
          <table:table-cell office:value-type="string">
            <text:p>461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GTW Agroneg├│cios S.A.</text:p>
          </table:table-cell>
          <table:table-cell office:value-type="string">
            <text:p>10751371000169</text:p>
          </table:table-cell>
          <table:table-cell office:value-type="string">
            <text:p>31114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61338</text:p>
          </table:table-cell>
          <table:table-cell office:value-type="string">
            <text:p>9e9bd66c-8ca7-41e3-8ec9-498ef90e3e64</text:p>
          </table:table-cell>
          <table:table-cell office:value-type="string">
            <text:p>AHW</text:p>
          </table:table-cell>
          <table:table-cell office:value-type="string">
            <text:p>14201400000001634805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20290018646</text:p>
          </table:table-cell>
          <table:table-cell office:value-type="string">
            <text:p>97696</text:p>
          </table:table-cell>
          <table:table-cell office:value-type="string">
            <text:p>14/02/14</text:p>
          </table:table-cell>
          <table:table-cell office:value-type="string">
            <text:p>14/02/14</text:p>
          </table:table-cell>
          <table:table-cell office:value-type="string">
            <text:p>CERTIFICADA</text:p>
          </table:table-cell>
          <table:table-cell office:value-type="string">
            <text:p>185,5647</text:p>
          </table:table-cell>
          <table:table-cell office:value-type="string">
            <text:p>Fazenda Santa Edwiges</text:p>
          </table:table-cell>
          <table:table-cell office:value-type="string">
            <text:p>GTW Agroneg├│cios S.A.</text:p>
          </table:table-cell>
          <table:table-cell office:value-type="string">
            <text:p/>
          </table:table-cell>
          <table:table-cell office:value-type="string">
            <text:p>10751371000169</text:p>
          </table:table-cell>
          <table:table-cell office:value-type="string">
            <text:p>Particular</text:p>
          </table:table-cell>
          <table:table-cell office:value-type="string">
            <text:p>05.800-8</text:p>
          </table:table-cell>
          <table:table-cell office:value-type="string">
            <text:p>4615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GTW Agroneg├│cios S.A.</text:p>
          </table:table-cell>
          <table:table-cell office:value-type="string">
            <text:p>10751371000169</text:p>
          </table:table-cell>
          <table:table-cell office:value-type="string">
            <text:p>31114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61341</text:p>
          </table:table-cell>
          <table:table-cell office:value-type="string">
            <text:p>d6021c46-bbbb-456e-9195-2c5f2511b1b7</text:p>
          </table:table-cell>
          <table:table-cell office:value-type="string">
            <text:p>AHW</text:p>
          </table:table-cell>
          <table:table-cell office:value-type="string">
            <text:p>1420140000000163487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20290018646</text:p>
          </table:table-cell>
          <table:table-cell office:value-type="string">
            <text:p>97719</text:p>
          </table:table-cell>
          <table:table-cell office:value-type="string">
            <text:p>14/02/14</text:p>
          </table:table-cell>
          <table:table-cell office:value-type="string">
            <text:p>14/02/14</text:p>
          </table:table-cell>
          <table:table-cell office:value-type="string">
            <text:p>CERTIFICADA</text:p>
          </table:table-cell>
          <table:table-cell office:value-type="string">
            <text:p>332,211</text:p>
          </table:table-cell>
          <table:table-cell office:value-type="string">
            <text:p>Fazenda Santa Edwiges</text:p>
          </table:table-cell>
          <table:table-cell office:value-type="string">
            <text:p>GTW Agroneg├│cios S.A.</text:p>
          </table:table-cell>
          <table:table-cell office:value-type="string">
            <text:p/>
          </table:table-cell>
          <table:table-cell office:value-type="string">
            <text:p>10751371000169</text:p>
          </table:table-cell>
          <table:table-cell office:value-type="string">
            <text:p>Particular</text:p>
          </table:table-cell>
          <table:table-cell office:value-type="string">
            <text:p>05.800-8</text:p>
          </table:table-cell>
          <table:table-cell office:value-type="string">
            <text:p>382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GTW Agroneg├│cios S.A.</text:p>
          </table:table-cell>
          <table:table-cell office:value-type="string">
            <text:p>10751371000169</text:p>
          </table:table-cell>
          <table:table-cell office:value-type="string">
            <text:p>31114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65612</text:p>
          </table:table-cell>
          <table:table-cell office:value-type="string">
            <text:p>b914c83b-4131-41e1-a1b7-193aa662cd89</text:p>
          </table:table-cell>
          <table:table-cell office:value-type="string">
            <text:p>EJN</text:p>
          </table:table-cell>
          <table:table-cell office:value-type="string">
            <text:p>14201200000000585297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41150072007</text:p>
          </table:table-cell>
          <table:table-cell office:value-type="string">
            <text:p>104992</text:p>
          </table:table-cell>
          <table:table-cell office:value-type="string">
            <text:p>24/02/14</text:p>
          </table:table-cell>
          <table:table-cell office:value-type="string">
            <text:p>06/03/14</text:p>
          </table:table-cell>
          <table:table-cell office:value-type="string">
            <text:p>CERTIFICADA</text:p>
          </table:table-cell>
          <table:table-cell office:value-type="string">
            <text:p>922,7616</text:p>
          </table:table-cell>
          <table:table-cell office:value-type="string">
            <text:p>FAZENDA VARZEA MATO GROSSO E RIO BONITO ÔÇô VARZEA</text:p>
          </table:table-cell>
          <table:table-cell office:value-type="string">
            <text:p>GUSTAVO MARQUEZ GUIMAR├âES</text:p>
          </table:table-cell>
          <table:table-cell office:value-type="string">
            <text:p>699812137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385-0</text:p>
          </table:table-cell>
          <table:table-cell office:value-type="string">
            <text:p>5637</text:p>
          </table:table-cell>
          <table:table-cell office:value-type="string">
            <text:p>30/12/99</text:p>
          </table:table-cell>
          <table:table-cell office:value-type="string">
            <text:p>69981213772</text:p>
          </table:table-cell>
          <table:table-cell office:value-type="string">
            <text:p>GUSTAVO MARQUEZ GUIMAR├âES</text:p>
          </table:table-cell>
          <table:table-cell office:value-type="string">
            <text:p/>
          </table:table-cell>
          <table:table-cell office:value-type="string">
            <text:p>31696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65610</text:p>
          </table:table-cell>
          <table:table-cell office:value-type="string">
            <text:p>9157343d-ff53-4646-b559-439883ae3bce</text:p>
          </table:table-cell>
          <table:table-cell office:value-type="string">
            <text:p>EJN</text:p>
          </table:table-cell>
          <table:table-cell office:value-type="string">
            <text:p>14201200000000585305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41150191863</text:p>
          </table:table-cell>
          <table:table-cell office:value-type="string">
            <text:p>104995</text:p>
          </table:table-cell>
          <table:table-cell office:value-type="string">
            <text:p>24/02/14</text:p>
          </table:table-cell>
          <table:table-cell office:value-type="string">
            <text:p>06/03/14</text:p>
          </table:table-cell>
          <table:table-cell office:value-type="string">
            <text:p>CERTIFICADA</text:p>
          </table:table-cell>
          <table:table-cell office:value-type="string">
            <text:p>540,6853</text:p>
          </table:table-cell>
          <table:table-cell office:value-type="string">
            <text:p>FAZENDA VARZEA MATO GROSSO E RIO BONITO ÔÇô COELHO</text:p>
          </table:table-cell>
          <table:table-cell office:value-type="string">
            <text:p>GUSTAVO MARQUEZ GUIMAR├âES</text:p>
          </table:table-cell>
          <table:table-cell office:value-type="string">
            <text:p>699812137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385-0</text:p>
          </table:table-cell>
          <table:table-cell office:value-type="string">
            <text:p>6433</text:p>
          </table:table-cell>
          <table:table-cell office:value-type="string">
            <text:p>30/12/99</text:p>
          </table:table-cell>
          <table:table-cell office:value-type="string">
            <text:p>69981213772</text:p>
          </table:table-cell>
          <table:table-cell office:value-type="string">
            <text:p>GUSTAVO MARQUEZ GUIMAR├âES</text:p>
          </table:table-cell>
          <table:table-cell office:value-type="string">
            <text:p/>
          </table:table-cell>
          <table:table-cell office:value-type="string">
            <text:p>31696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64405</text:p>
          </table:table-cell>
          <table:table-cell office:value-type="string">
            <text:p>88398879-7b71-48ee-8705-070913f5c48d</text:p>
          </table:table-cell>
          <table:table-cell office:value-type="string">
            <text:p>EJN</text:p>
          </table:table-cell>
          <table:table-cell office:value-type="string">
            <text:p>1-4100343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411610123</text:p>
          </table:table-cell>
          <table:table-cell office:value-type="string">
            <text:p>311427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212,6931</text:p>
          </table:table-cell>
          <table:table-cell office:value-type="string">
            <text:p>FAZENDA DESCARGA - BELA VISTA E AGUA AZUL</text:p>
          </table:table-cell>
          <table:table-cell office:value-type="string">
            <text:p>GUSTAVO MARQUEZ GUIMAR├âES</text:p>
          </table:table-cell>
          <table:table-cell office:value-type="string">
            <text:p>699812137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385-0</text:p>
          </table:table-cell>
          <table:table-cell office:value-type="string">
            <text:p>9619, 10118</text:p>
          </table:table-cell>
          <table:table-cell office:value-type="string">
            <text:p>30/12/99</text:p>
          </table:table-cell>
          <table:table-cell office:value-type="string">
            <text:p>69981213772</text:p>
          </table:table-cell>
          <table:table-cell office:value-type="string">
            <text:p>GUSTAVO MARQUEZ GUIMAR├âES</text:p>
          </table:table-cell>
          <table:table-cell office:value-type="string">
            <text:p/>
          </table:table-cell>
          <table:table-cell office:value-type="string">
            <text:p>31696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64466</text:p>
          </table:table-cell>
          <table:table-cell office:value-type="string">
            <text:p>5e939cdf-e50f-4e82-88ed-df712586bb31</text:p>
          </table:table-cell>
          <table:table-cell office:value-type="string">
            <text:p>EJN</text:p>
          </table:table-cell>
          <table:table-cell office:value-type="string">
            <text:p>585439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411610395</text:p>
          </table:table-cell>
          <table:table-cell office:value-type="string">
            <text:p>311529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200,3085</text:p>
          </table:table-cell>
          <table:table-cell office:value-type="string">
            <text:p>FAZENDA DESCARGA - BELA VISTA E ├üGUA AZUL</text:p>
          </table:table-cell>
          <table:table-cell office:value-type="string">
            <text:p>GUSTAVO MARQUEZ GUIMAR├âES</text:p>
          </table:table-cell>
          <table:table-cell office:value-type="string">
            <text:p>699812137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385-0</text:p>
          </table:table-cell>
          <table:table-cell office:value-type="string">
            <text:p>9797, 9798</text:p>
          </table:table-cell>
          <table:table-cell office:value-type="string">
            <text:p>30/12/99</text:p>
          </table:table-cell>
          <table:table-cell office:value-type="string">
            <text:p>69981213772</text:p>
          </table:table-cell>
          <table:table-cell office:value-type="string">
            <text:p>GUSTAVO MARQUEZ GUIMAR├âES</text:p>
          </table:table-cell>
          <table:table-cell office:value-type="string">
            <text:p/>
          </table:table-cell>
          <table:table-cell office:value-type="string">
            <text:p>31696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7172</text:p>
          </table:table-cell>
          <table:table-cell office:value-type="string">
            <text:p>12367a56-8888-48b3-9a77-a5ad99966780</text:p>
          </table:table-cell>
          <table:table-cell office:value-type="string">
            <text:p>GMY</text:p>
          </table:table-cell>
          <table:table-cell office:value-type="string">
            <text:p>1020140088169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10470033950</text:p>
          </table:table-cell>
          <table:table-cell office:value-type="string">
            <text:p>595482</text:p>
          </table:table-cell>
          <table:table-cell office:value-type="string">
            <text:p>30/06/15</text:p>
          </table:table-cell>
          <table:table-cell office:value-type="string">
            <text:p>30/06/15</text:p>
          </table:table-cell>
          <table:table-cell office:value-type="string">
            <text:p>CERTIFICADA</text:p>
          </table:table-cell>
          <table:table-cell office:value-type="string">
            <text:p>757,8394</text:p>
          </table:table-cell>
          <table:table-cell office:value-type="string">
            <text:p>FAZENDA JOANA DA ROCHA E FAZENDA MANDAGUARY</text:p>
          </table:table-cell>
          <table:table-cell office:value-type="string">
            <text:p>GUY NORBERT BASEVI</text:p>
          </table:table-cell>
          <table:table-cell office:value-type="string">
            <text:p>000585051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633-6</text:p>
          </table:table-cell>
          <table:table-cell office:value-type="string">
            <text:p>772</text:p>
          </table:table-cell>
          <table:table-cell office:value-type="string">
            <text:p>30/12/99</text:p>
          </table:table-cell>
          <table:table-cell office:value-type="string">
            <text:p>00058505172</text:p>
          </table:table-cell>
          <table:table-cell office:value-type="string">
            <text:p>GUY NORBERT BASEVI</text:p>
          </table:table-cell>
          <table:table-cell office:value-type="string">
            <text:p/>
          </table:table-cell>
          <table:table-cell office:value-type="string">
            <text:p>5205802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57237</text:p>
          </table:table-cell>
          <table:table-cell office:value-type="string">
            <text:p>0abe303c-c847-427b-aa33-0d365b7edfd9</text:p>
          </table:table-cell>
          <table:table-cell office:value-type="string">
            <text:p>C27</text:p>
          </table:table-cell>
          <table:table-cell office:value-type="string">
            <text:p>1000023106-A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330775349</text:p>
          </table:table-cell>
          <table:table-cell office:value-type="string">
            <text:p>292888</text:p>
          </table:table-cell>
          <table:table-cell office:value-type="string">
            <text:p>08/09/14</text:p>
          </table:table-cell>
          <table:table-cell office:value-type="string">
            <text:p>08/09/14</text:p>
          </table:table-cell>
          <table:table-cell office:value-type="string">
            <text:p>CERTIFICADA</text:p>
          </table:table-cell>
          <table:table-cell office:value-type="string">
            <text:p>400,7088</text:p>
          </table:table-cell>
          <table:table-cell office:value-type="string">
            <text:p>LOTE B5</text:p>
          </table:table-cell>
          <table:table-cell office:value-type="string">
            <text:p>HERCULANO TRINDADE DA SILVA</text:p>
          </table:table-cell>
          <table:table-cell office:value-type="string">
            <text:p>004387742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516-5</text:p>
          </table:table-cell>
          <table:table-cell office:value-type="string">
            <text:p>233, LIVRO 2-A</text:p>
          </table:table-cell>
          <table:table-cell office:value-type="string">
            <text:p>30/12/99</text:p>
          </table:table-cell>
          <table:table-cell office:value-type="string">
            <text:p>00438774272</text:p>
          </table:table-cell>
          <table:table-cell office:value-type="string">
            <text:p>HERCULANO TRINDADE DA SILVA</text:p>
          </table:table-cell>
          <table:table-cell office:value-type="string">
            <text:p/>
          </table:table-cell>
          <table:table-cell office:value-type="string">
            <text:p>1600709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61312</text:p>
          </table:table-cell>
          <table:table-cell office:value-type="string">
            <text:p>cb2508bb-a81a-4df6-94cc-b0c86a625dd8</text:p>
          </table:table-cell>
          <table:table-cell office:value-type="string">
            <text:p>AWB</text:p>
          </table:table-cell>
          <table:table-cell office:value-type="string">
            <text:p>1551490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884801</text:p>
          </table:table-cell>
          <table:table-cell office:value-type="string">
            <text:p>97567</text:p>
          </table:table-cell>
          <table:table-cell office:value-type="string">
            <text:p>14/02/14</text:p>
          </table:table-cell>
          <table:table-cell office:value-type="string">
            <text:p>14/02/14</text:p>
          </table:table-cell>
          <table:table-cell office:value-type="string">
            <text:p>CERTIFICADA</text:p>
          </table:table-cell>
          <table:table-cell office:value-type="string">
            <text:p>192,927</text:p>
          </table:table-cell>
          <table:table-cell office:value-type="string">
            <text:p>LOTE 04 DO SETOR 13</text:p>
          </table:table-cell>
          <table:table-cell office:value-type="string">
            <text:p>ILVO VENDRUSCOLO</text:p>
          </table:table-cell>
          <table:table-cell office:value-type="string">
            <text:p>244931390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6394</text:p>
          </table:table-cell>
          <table:table-cell office:value-type="string">
            <text:p>30/12/99</text:p>
          </table:table-cell>
          <table:table-cell office:value-type="string">
            <text:p>24493139072</text:p>
          </table:table-cell>
          <table:table-cell office:value-type="string">
            <text:p>ILVO VENDRUSCOLO</text:p>
          </table:table-cell>
          <table:table-cell office:value-type="string">
            <text:p/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38521</text:p>
          </table:table-cell>
          <table:table-cell office:value-type="string">
            <text:p>14a5db3a-c6ef-40c6-b2f2-ae4efa61c18f</text:p>
          </table:table-cell>
          <table:table-cell office:value-type="string">
            <text:p>DJU</text:p>
          </table:table-cell>
          <table:table-cell office:value-type="string">
            <text:p>3778898-6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8198918</text:p>
          </table:table-cell>
          <table:table-cell office:value-type="string">
            <text:p>253494</text:p>
          </table:table-cell>
          <table:table-cell office:value-type="string">
            <text:p>06/08/14</text:p>
          </table:table-cell>
          <table:table-cell office:value-type="string">
            <text:p>06/08/14</text:p>
          </table:table-cell>
          <table:table-cell office:value-type="string">
            <text:p>CERTIFICADA</text:p>
          </table:table-cell>
          <table:table-cell office:value-type="string">
            <text:p>62,6156</text:p>
          </table:table-cell>
          <table:table-cell office:value-type="string">
            <text:p>FAZENDA S├âO PEDRO</text:p>
          </table:table-cell>
          <table:table-cell office:value-type="string">
            <text:p>IND├ÜSTRIAS NOVACKI S/A</text:p>
          </table:table-cell>
          <table:table-cell office:value-type="string">
            <text:p/>
          </table:table-cell>
          <table:table-cell office:value-type="string">
            <text:p>85601201000105</text:p>
          </table:table-cell>
          <table:table-cell office:value-type="string">
            <text:p>Particular</text:p>
          </table:table-cell>
          <table:table-cell office:value-type="string">
            <text:p>10.802-7</text:p>
          </table:table-cell>
          <table:table-cell office:value-type="string">
            <text:p>1787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ND├ÜSTRIAS NOVACKI S/A</text:p>
          </table:table-cell>
          <table:table-cell office:value-type="string">
            <text:p>85601201000105</text:p>
          </table:table-cell>
          <table:table-cell office:value-type="string">
            <text:p>42136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138520</text:p>
          </table:table-cell>
          <table:table-cell office:value-type="string">
            <text:p>26ddda9f-b761-4e09-90c6-10a69c5a7c01</text:p>
          </table:table-cell>
          <table:table-cell office:value-type="string">
            <text:p>DJU</text:p>
          </table:table-cell>
          <table:table-cell office:value-type="string">
            <text:p>3778898-6-S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8198918</text:p>
          </table:table-cell>
          <table:table-cell office:value-type="string">
            <text:p>253494</text:p>
          </table:table-cell>
          <table:table-cell office:value-type="string">
            <text:p>06/08/14</text:p>
          </table:table-cell>
          <table:table-cell office:value-type="string">
            <text:p>06/08/14</text:p>
          </table:table-cell>
          <table:table-cell office:value-type="string">
            <text:p>CERTIFICADA</text:p>
          </table:table-cell>
          <table:table-cell office:value-type="string">
            <text:p>990,9025</text:p>
          </table:table-cell>
          <table:table-cell office:value-type="string">
            <text:p>FAZENDA S├âO PEDRO</text:p>
          </table:table-cell>
          <table:table-cell office:value-type="string">
            <text:p>IND├ÜSTRIAS NOVACKI S/A</text:p>
          </table:table-cell>
          <table:table-cell office:value-type="string">
            <text:p/>
          </table:table-cell>
          <table:table-cell office:value-type="string">
            <text:p>85601201000105</text:p>
          </table:table-cell>
          <table:table-cell office:value-type="string">
            <text:p>Particular</text:p>
          </table:table-cell>
          <table:table-cell office:value-type="string">
            <text:p>10.802-7</text:p>
          </table:table-cell>
          <table:table-cell office:value-type="string">
            <text:p>1787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ND├ÜSTRIAS NOVACKI S/A</text:p>
          </table:table-cell>
          <table:table-cell office:value-type="string">
            <text:p>85601201000105</text:p>
          </table:table-cell>
          <table:table-cell office:value-type="string">
            <text:p>4213609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279223</text:p>
          </table:table-cell>
          <table:table-cell office:value-type="string">
            <text:p>b0872301-2641-47a7-8abb-a418bd0416f5</text:p>
          </table:table-cell>
          <table:table-cell office:value-type="string">
            <text:p>CGD</text:p>
          </table:table-cell>
          <table:table-cell office:value-type="string">
            <text:p>2013409804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10330109603</text:p>
          </table:table-cell>
          <table:table-cell office:value-type="string">
            <text:p>643587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86,8856</text:p>
          </table:table-cell>
          <table:table-cell office:value-type="string">
            <text:p>Chacara Girasol</text:p>
          </table:table-cell>
          <table:table-cell office:value-type="string">
            <text:p>Ingeborg Maria Langohr</text:p>
          </table:table-cell>
          <table:table-cell office:value-type="string">
            <text:p>872182839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33-2</text:p>
          </table:table-cell>
          <table:table-cell office:value-type="string">
            <text:p>2307</text:p>
          </table:table-cell>
          <table:table-cell office:value-type="string">
            <text:p>30/12/99</text:p>
          </table:table-cell>
          <table:table-cell office:value-type="string">
            <text:p>87218283934</text:p>
          </table:table-cell>
          <table:table-cell office:value-type="string">
            <text:p>Ingeborg Maria Langohr</text:p>
          </table:table-cell>
          <table:table-cell office:value-type="string">
            <text:p/>
          </table:table-cell>
          <table:table-cell office:value-type="string">
            <text:p>41177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1950</text:p>
          </table:table-cell>
          <table:table-cell office:value-type="string">
            <text:p>93ae20c1-9081-4afb-bff9-8f18067aedbf</text:p>
          </table:table-cell>
          <table:table-cell office:value-type="string">
            <text:p>AFA</text:p>
          </table:table-cell>
          <table:table-cell office:value-type="string">
            <text:p>1420150000000246643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01320</text:p>
          </table:table-cell>
          <table:table-cell office:value-type="string">
            <text:p>542105</text:p>
          </table:table-cell>
          <table:table-cell office:value-type="string">
            <text:p>15/05/15</text:p>
          </table:table-cell>
          <table:table-cell office:value-type="string">
            <text:p>15/05/15</text:p>
          </table:table-cell>
          <table:table-cell office:value-type="string">
            <text:p>CERTIFICADA</text:p>
          </table:table-cell>
          <table:table-cell office:value-type="string">
            <text:p>22,4249</text:p>
          </table:table-cell>
          <table:table-cell office:value-type="string">
            <text:p>S├ìTIO S├âO JOAQUIM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5419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51961</text:p>
          </table:table-cell>
          <table:table-cell office:value-type="string">
            <text:p>b6369049-cca9-4e4b-b3bc-9804647ba8b4</text:p>
          </table:table-cell>
          <table:table-cell office:value-type="string">
            <text:p>AFA</text:p>
          </table:table-cell>
          <table:table-cell office:value-type="string">
            <text:p>1420150000000246643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7174</text:p>
          </table:table-cell>
          <table:table-cell office:value-type="string">
            <text:p>542148</text:p>
          </table:table-cell>
          <table:table-cell office:value-type="string">
            <text:p>15/05/15</text:p>
          </table:table-cell>
          <table:table-cell office:value-type="string">
            <text:p>15/05/15</text:p>
          </table:table-cell>
          <table:table-cell office:value-type="string">
            <text:p>CERTIFICADA</text:p>
          </table:table-cell>
          <table:table-cell office:value-type="string">
            <text:p>46,6046</text:p>
          </table:table-cell>
          <table:table-cell office:value-type="string">
            <text:p>Fazenda Santa Esm├®ria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1151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51960</text:p>
          </table:table-cell>
          <table:table-cell office:value-type="string">
            <text:p>41dd056e-f546-4968-ba8c-2cc8c57a7951</text:p>
          </table:table-cell>
          <table:table-cell office:value-type="string">
            <text:p>AFA</text:p>
          </table:table-cell>
          <table:table-cell office:value-type="string">
            <text:p>1420150000000246643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7174</text:p>
          </table:table-cell>
          <table:table-cell office:value-type="string">
            <text:p>542148</text:p>
          </table:table-cell>
          <table:table-cell office:value-type="string">
            <text:p>15/05/15</text:p>
          </table:table-cell>
          <table:table-cell office:value-type="string">
            <text:p>15/05/15</text:p>
          </table:table-cell>
          <table:table-cell office:value-type="string">
            <text:p>CERTIFICADA</text:p>
          </table:table-cell>
          <table:table-cell office:value-type="string">
            <text:p>53,5849</text:p>
          </table:table-cell>
          <table:table-cell office:value-type="string">
            <text:p>Fazenda Santa Esm├®ria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1151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51957</text:p>
          </table:table-cell>
          <table:table-cell office:value-type="string">
            <text:p>70ff7fba-7676-4527-92a0-0274954ddefa</text:p>
          </table:table-cell>
          <table:table-cell office:value-type="string">
            <text:p>AFA</text:p>
          </table:table-cell>
          <table:table-cell office:value-type="string">
            <text:p>1420150000000246643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7174</text:p>
          </table:table-cell>
          <table:table-cell office:value-type="string">
            <text:p>542143</text:p>
          </table:table-cell>
          <table:table-cell office:value-type="string">
            <text:p>15/05/15</text:p>
          </table:table-cell>
          <table:table-cell office:value-type="string">
            <text:p>15/05/15</text:p>
          </table:table-cell>
          <table:table-cell office:value-type="string">
            <text:p>CERTIFICADA</text:p>
          </table:table-cell>
          <table:table-cell office:value-type="string">
            <text:p>12,5292</text:p>
          </table:table-cell>
          <table:table-cell office:value-type="string">
            <text:p>Fazenda Santa Esm├®ria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1151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51956</text:p>
          </table:table-cell>
          <table:table-cell office:value-type="string">
            <text:p>89edeb0f-5ade-4b1d-a412-1c6e14c72c1d</text:p>
          </table:table-cell>
          <table:table-cell office:value-type="string">
            <text:p>AFA</text:p>
          </table:table-cell>
          <table:table-cell office:value-type="string">
            <text:p>1420150000000246643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7174</text:p>
          </table:table-cell>
          <table:table-cell office:value-type="string">
            <text:p>542143</text:p>
          </table:table-cell>
          <table:table-cell office:value-type="string">
            <text:p>15/05/15</text:p>
          </table:table-cell>
          <table:table-cell office:value-type="string">
            <text:p>15/05/15</text:p>
          </table:table-cell>
          <table:table-cell office:value-type="string">
            <text:p>CERTIFICADA</text:p>
          </table:table-cell>
          <table:table-cell office:value-type="string">
            <text:p>334,4282</text:p>
          </table:table-cell>
          <table:table-cell office:value-type="string">
            <text:p>Fazenda Santa Esm├®ria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1151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34568</text:p>
          </table:table-cell>
          <table:table-cell office:value-type="string">
            <text:p>234f9952-cead-4cd0-9d90-bf4b8d43765e</text:p>
          </table:table-cell>
          <table:table-cell office:value-type="string">
            <text:p>BIO</text:p>
          </table:table-cell>
          <table:table-cell office:value-type="string">
            <text:p>9222122015035003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90270048396</text:p>
          </table:table-cell>
          <table:table-cell office:value-type="string">
            <text:p>490708</text:p>
          </table:table-cell>
          <table:table-cell office:value-type="string">
            <text:p>25/03/15</text:p>
          </table:table-cell>
          <table:table-cell office:value-type="string">
            <text:p>25/03/15</text:p>
          </table:table-cell>
          <table:table-cell office:value-type="string">
            <text:p>CERTIFICADA</text:p>
          </table:table-cell>
          <table:table-cell office:value-type="string">
            <text:p>237,49</text:p>
          </table:table-cell>
          <table:table-cell office:value-type="string">
            <text:p>FAZENDA VILA COLINA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082-4</text:p>
          </table:table-cell>
          <table:table-cell office:value-type="string">
            <text:p>6.8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5108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36760</text:p>
          </table:table-cell>
          <table:table-cell office:value-type="string">
            <text:p>4b70eb5d-9978-4582-9cb3-e2476cfd8eea</text:p>
          </table:table-cell>
          <table:table-cell office:value-type="string">
            <text:p>BIO</text:p>
          </table:table-cell>
          <table:table-cell office:value-type="string">
            <text:p>9222122015035003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90276896704</text:p>
          </table:table-cell>
          <table:table-cell office:value-type="string">
            <text:p>495567</text:p>
          </table:table-cell>
          <table:table-cell office:value-type="string">
            <text:p>30/03/15</text:p>
          </table:table-cell>
          <table:table-cell office:value-type="string">
            <text:p>30/03/15</text:p>
          </table:table-cell>
          <table:table-cell office:value-type="string">
            <text:p>CERTIFICADA</text:p>
          </table:table-cell>
          <table:table-cell office:value-type="string">
            <text:p>97,7273</text:p>
          </table:table-cell>
          <table:table-cell office:value-type="string">
            <text:p>FAZENDA S├âO JOAQUIM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082-4</text:p>
          </table:table-cell>
          <table:table-cell office:value-type="string">
            <text:p>2.13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5108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03049</text:p>
          </table:table-cell>
          <table:table-cell office:value-type="string">
            <text:p>03f54c24-7b78-47bd-9f6d-9dd0898c42e8</text:p>
          </table:table-cell>
          <table:table-cell office:value-type="string">
            <text:p>BIO</text:p>
          </table:table-cell>
          <table:table-cell office:value-type="string">
            <text:p>9222122009023359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0250093005</text:p>
          </table:table-cell>
          <table:table-cell office:value-type="string">
            <text:p>409599</text:p>
          </table:table-cell>
          <table:table-cell office:value-type="string">
            <text:p>17/12/14</text:p>
          </table:table-cell>
          <table:table-cell office:value-type="string">
            <text:p>17/12/14</text:p>
          </table:table-cell>
          <table:table-cell office:value-type="string">
            <text:p>CERTIFICADA</text:p>
          </table:table-cell>
          <table:table-cell office:value-type="string">
            <text:p>43,4015</text:p>
          </table:table-cell>
          <table:table-cell office:value-type="string">
            <text:p>Fazenda Retiro Serra Velha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6-1</text:p>
          </table:table-cell>
          <table:table-cell office:value-type="string">
            <text:p>6.61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087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34560</text:p>
          </table:table-cell>
          <table:table-cell office:value-type="string">
            <text:p>98d6cb6c-456b-4073-8bf8-6ec67d75268b</text:p>
          </table:table-cell>
          <table:table-cell office:value-type="string">
            <text:p>BIO</text:p>
          </table:table-cell>
          <table:table-cell office:value-type="string">
            <text:p>9222122015035003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0416897000</text:p>
          </table:table-cell>
          <table:table-cell office:value-type="string">
            <text:p>490712</text:p>
          </table:table-cell>
          <table:table-cell office:value-type="string">
            <text:p>25/03/15</text:p>
          </table:table-cell>
          <table:table-cell office:value-type="string">
            <text:p>25/03/15</text:p>
          </table:table-cell>
          <table:table-cell office:value-type="string">
            <text:p>CERTIFICADA</text:p>
          </table:table-cell>
          <table:table-cell office:value-type="string">
            <text:p>124,5008</text:p>
          </table:table-cell>
          <table:table-cell office:value-type="string">
            <text:p>FAZENDA VILA YOLANDA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082-4</text:p>
          </table:table-cell>
          <table:table-cell office:value-type="string">
            <text:p>8.2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5238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34559</text:p>
          </table:table-cell>
          <table:table-cell office:value-type="string">
            <text:p>34683172-3292-4af5-b444-7486783ffb19</text:p>
          </table:table-cell>
          <table:table-cell office:value-type="string">
            <text:p>BIO</text:p>
          </table:table-cell>
          <table:table-cell office:value-type="string">
            <text:p>9222122015035003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0416897000</text:p>
          </table:table-cell>
          <table:table-cell office:value-type="string">
            <text:p>490712</text:p>
          </table:table-cell>
          <table:table-cell office:value-type="string">
            <text:p>25/03/15</text:p>
          </table:table-cell>
          <table:table-cell office:value-type="string">
            <text:p>25/03/15</text:p>
          </table:table-cell>
          <table:table-cell office:value-type="string">
            <text:p>CERTIFICADA</text:p>
          </table:table-cell>
          <table:table-cell office:value-type="string">
            <text:p>23,0139</text:p>
          </table:table-cell>
          <table:table-cell office:value-type="string">
            <text:p>FAZENDA VILA YOLANDA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082-4</text:p>
          </table:table-cell>
          <table:table-cell office:value-type="string">
            <text:p>8.2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5238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50212</text:p>
          </table:table-cell>
          <table:table-cell office:value-type="string">
            <text:p>aec8969f-ad5a-45ea-885a-2595fe70855d</text:p>
          </table:table-cell>
          <table:table-cell office:value-type="string">
            <text:p>BIO</text:p>
          </table:table-cell>
          <table:table-cell office:value-type="string">
            <text:p>92221220080326805-SP</text:p>
          </table:table-cell>
          <table:table-cell office:value-type="string">
            <text:p>REGISTRADA</text:p>
          </table:table-cell>
          <table:table-cell office:value-type="string">
            <text:p>15.921</text:p>
          </table:table-cell>
          <table:table-cell office:value-type="string">
            <text:p>6200920061576</text:p>
          </table:table-cell>
          <table:table-cell office:value-type="string">
            <text:p>537446</text:p>
          </table:table-cell>
          <table:table-cell office:value-type="string">
            <text:p>12/05/15</text:p>
          </table:table-cell>
          <table:table-cell office:value-type="string">
            <text:p>12/05/15</text:p>
          </table:table-cell>
          <table:table-cell office:value-type="string">
            <text:p>CERTIFICADA</text:p>
          </table:table-cell>
          <table:table-cell office:value-type="string">
            <text:p>86,4053</text:p>
          </table:table-cell>
          <table:table-cell office:value-type="string">
            <text:p>Fazenda Limoeiro II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9-5</text:p>
          </table:table-cell>
          <table:table-cell office:value-type="string">
            <text:p>15.92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549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50190</text:p>
          </table:table-cell>
          <table:table-cell office:value-type="string">
            <text:p>4542eaf4-6760-4c4b-a540-2577ea335c13</text:p>
          </table:table-cell>
          <table:table-cell office:value-type="string">
            <text:p>BIO</text:p>
          </table:table-cell>
          <table:table-cell office:value-type="string">
            <text:p>92221220080326805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0920061576</text:p>
          </table:table-cell>
          <table:table-cell office:value-type="string">
            <text:p>537411</text:p>
          </table:table-cell>
          <table:table-cell office:value-type="string">
            <text:p>12/05/15</text:p>
          </table:table-cell>
          <table:table-cell office:value-type="string">
            <text:p>12/05/15</text:p>
          </table:table-cell>
          <table:table-cell office:value-type="string">
            <text:p>CERTIFICADA</text:p>
          </table:table-cell>
          <table:table-cell office:value-type="string">
            <text:p>88,6254</text:p>
          </table:table-cell>
          <table:table-cell office:value-type="string">
            <text:p>FAZENDA LIMOEIRO I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9-5</text:p>
          </table:table-cell>
          <table:table-cell office:value-type="string">
            <text:p>12.25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549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5200</text:p>
          </table:table-cell>
          <table:table-cell office:value-type="string">
            <text:p>58450a9a-20d6-4808-826d-03637cd73f1a</text:p>
          </table:table-cell>
          <table:table-cell office:value-type="string">
            <text:p>BIO</text:p>
          </table:table-cell>
          <table:table-cell office:value-type="string">
            <text:p>9222122006073809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1140017164</text:p>
          </table:table-cell>
          <table:table-cell office:value-type="string">
            <text:p>621074</text:p>
          </table:table-cell>
          <table:table-cell office:value-type="string">
            <text:p>23/07/15</text:p>
          </table:table-cell>
          <table:table-cell office:value-type="string">
            <text:p>23/07/15</text:p>
          </table:table-cell>
          <table:table-cell office:value-type="string">
            <text:p>CERTIFICADA</text:p>
          </table:table-cell>
          <table:table-cell office:value-type="string">
            <text:p>231,043</text:p>
          </table:table-cell>
          <table:table-cell office:value-type="string">
            <text:p>FAZENDA SOLEDADE CONCEI├ç├âO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6-1</text:p>
          </table:table-cell>
          <table:table-cell office:value-type="string">
            <text:p>4.10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5536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5199</text:p>
          </table:table-cell>
          <table:table-cell office:value-type="string">
            <text:p>f1cdf371-759e-45a7-b68f-53f690c4b4bf</text:p>
          </table:table-cell>
          <table:table-cell office:value-type="string">
            <text:p>BIO</text:p>
          </table:table-cell>
          <table:table-cell office:value-type="string">
            <text:p>9222122006073809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1140017164</text:p>
          </table:table-cell>
          <table:table-cell office:value-type="string">
            <text:p>621074</text:p>
          </table:table-cell>
          <table:table-cell office:value-type="string">
            <text:p>23/07/15</text:p>
          </table:table-cell>
          <table:table-cell office:value-type="string">
            <text:p>23/07/15</text:p>
          </table:table-cell>
          <table:table-cell office:value-type="string">
            <text:p>CERTIFICADA</text:p>
          </table:table-cell>
          <table:table-cell office:value-type="string">
            <text:p>30,2378</text:p>
          </table:table-cell>
          <table:table-cell office:value-type="string">
            <text:p>FAZENDA SOLEDADE CONCEI├ç├âO</text:p>
          </table:table-cell>
          <table:table-cell office:value-type="string">
            <text:p>ITAIQUARA ALIMENTOS S.A.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6-1</text:p>
          </table:table-cell>
          <table:table-cell office:value-type="string">
            <text:p>4.10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.A.</text:p>
          </table:table-cell>
          <table:table-cell office:value-type="string">
            <text:p>72111321000174</text:p>
          </table:table-cell>
          <table:table-cell office:value-type="string">
            <text:p>35536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03684</text:p>
          </table:table-cell>
          <table:table-cell office:value-type="string">
            <text:p>e9cd63bc-d1ea-4c41-ad0f-f2d19e92fa06</text:p>
          </table:table-cell>
          <table:table-cell office:value-type="string">
            <text:p>AFA</text:p>
          </table:table-cell>
          <table:table-cell office:value-type="string">
            <text:p>1420140000000221101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9975</text:p>
          </table:table-cell>
          <table:table-cell office:value-type="string">
            <text:p>411180</text:p>
          </table:table-cell>
          <table:table-cell office:value-type="string">
            <text:p>18/12/14</text:p>
          </table:table-cell>
          <table:table-cell office:value-type="string">
            <text:p>18/12/14</text:p>
          </table:table-cell>
          <table:table-cell office:value-type="string">
            <text:p>CERTIFICADA</text:p>
          </table:table-cell>
          <table:table-cell office:value-type="string">
            <text:p>102,978</text:p>
          </table:table-cell>
          <table:table-cell office:value-type="string">
            <text:p>Fazenda S├úo Vicente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5416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62143</text:p>
          </table:table-cell>
          <table:table-cell office:value-type="string">
            <text:p>6fff7dc3-aa6d-4dd1-842f-d39ad0de3b0c</text:p>
          </table:table-cell>
          <table:table-cell office:value-type="string">
            <text:p>BIO</text:p>
          </table:table-cell>
          <table:table-cell office:value-type="string">
            <text:p>92221220140216899-SP</text:p>
          </table:table-cell>
          <table:table-cell office:value-type="string">
            <text:p>REGISTRADA</text:p>
          </table:table-cell>
          <table:table-cell office:value-type="string">
            <text:p>12848</text:p>
          </table:table-cell>
          <table:table-cell office:value-type="string">
            <text:p>6201140017083</text:p>
          </table:table-cell>
          <table:table-cell office:value-type="string">
            <text:p>100422</text:p>
          </table:table-cell>
          <table:table-cell office:value-type="string">
            <text:p>18/02/14</text:p>
          </table:table-cell>
          <table:table-cell office:value-type="string">
            <text:p>18/02/14</text:p>
          </table:table-cell>
          <table:table-cell office:value-type="string">
            <text:p>CERTIFICADA</text:p>
          </table:table-cell>
          <table:table-cell office:value-type="string">
            <text:p>7,9392</text:p>
          </table:table-cell>
          <table:table-cell office:value-type="string">
            <text:p>FAZENDA CACHOEIRA ALEGRE ÔÇô Gleba_A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1.964-4</text:p>
          </table:table-cell>
          <table:table-cell office:value-type="string">
            <text:p>1284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30508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2129</text:p>
          </table:table-cell>
          <table:table-cell office:value-type="string">
            <text:p>2c942661-e2ce-4cc0-acda-6b01fbe45c1c</text:p>
          </table:table-cell>
          <table:table-cell office:value-type="string">
            <text:p>BIO</text:p>
          </table:table-cell>
          <table:table-cell office:value-type="string">
            <text:p>92221220140216817-SP</text:p>
          </table:table-cell>
          <table:table-cell office:value-type="string">
            <text:p>REGISTRADA</text:p>
          </table:table-cell>
          <table:table-cell office:value-type="string">
            <text:p>10050</text:p>
          </table:table-cell>
          <table:table-cell office:value-type="string">
            <text:p>6201140017083</text:p>
          </table:table-cell>
          <table:table-cell office:value-type="string">
            <text:p>100408</text:p>
          </table:table-cell>
          <table:table-cell office:value-type="string">
            <text:p>18/02/14</text:p>
          </table:table-cell>
          <table:table-cell office:value-type="string">
            <text:p>18/02/14</text:p>
          </table:table-cell>
          <table:table-cell office:value-type="string">
            <text:p>CERTIFICADA</text:p>
          </table:table-cell>
          <table:table-cell office:value-type="string">
            <text:p>3,6805</text:p>
          </table:table-cell>
          <table:table-cell office:value-type="string">
            <text:p>FAZENDA CACHOEIRA ALEGRE ÔÇô Gleba_B_e_C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1.964-4</text:p>
          </table:table-cell>
          <table:table-cell office:value-type="string">
            <text:p>1005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30508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2128</text:p>
          </table:table-cell>
          <table:table-cell office:value-type="string">
            <text:p>4fe583a8-8576-49e5-9984-c82f6cba8e52</text:p>
          </table:table-cell>
          <table:table-cell office:value-type="string">
            <text:p>BIO</text:p>
          </table:table-cell>
          <table:table-cell office:value-type="string">
            <text:p>92221220140216817-SP</text:p>
          </table:table-cell>
          <table:table-cell office:value-type="string">
            <text:p>REGISTRADA</text:p>
          </table:table-cell>
          <table:table-cell office:value-type="string">
            <text:p>10050</text:p>
          </table:table-cell>
          <table:table-cell office:value-type="string">
            <text:p>6201140017083</text:p>
          </table:table-cell>
          <table:table-cell office:value-type="string">
            <text:p>100408</text:p>
          </table:table-cell>
          <table:table-cell office:value-type="string">
            <text:p>18/02/14</text:p>
          </table:table-cell>
          <table:table-cell office:value-type="string">
            <text:p>18/02/14</text:p>
          </table:table-cell>
          <table:table-cell office:value-type="string">
            <text:p>CERTIFICADA</text:p>
          </table:table-cell>
          <table:table-cell office:value-type="string">
            <text:p>2,5556</text:p>
          </table:table-cell>
          <table:table-cell office:value-type="string">
            <text:p>FAZENDA CACHOEIRA ALEGRE ÔÇô Gleba_B_e_C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1.964-4</text:p>
          </table:table-cell>
          <table:table-cell office:value-type="string">
            <text:p>1005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30508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2137</text:p>
          </table:table-cell>
          <table:table-cell office:value-type="string">
            <text:p>fbf25b94-7366-47fb-8097-6aa57b200b04</text:p>
          </table:table-cell>
          <table:table-cell office:value-type="string">
            <text:p>BIO</text:p>
          </table:table-cell>
          <table:table-cell office:value-type="string">
            <text:p>92221220140209190-SP</text:p>
          </table:table-cell>
          <table:table-cell office:value-type="string">
            <text:p>REGISTRADA</text:p>
          </table:table-cell>
          <table:table-cell office:value-type="string">
            <text:p>19003</text:p>
          </table:table-cell>
          <table:table-cell office:value-type="string">
            <text:p>6201140017083</text:p>
          </table:table-cell>
          <table:table-cell office:value-type="string">
            <text:p>100433</text:p>
          </table:table-cell>
          <table:table-cell office:value-type="string">
            <text:p>18/02/14</text:p>
          </table:table-cell>
          <table:table-cell office:value-type="string">
            <text:p>18/02/14</text:p>
          </table:table-cell>
          <table:table-cell office:value-type="string">
            <text:p>CERTIFICADA</text:p>
          </table:table-cell>
          <table:table-cell office:value-type="string">
            <text:p>34,0782</text:p>
          </table:table-cell>
          <table:table-cell office:value-type="string">
            <text:p>FAZENDA CACHOEIRA ALEGRE ÔÇô Gleba_F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6-1</text:p>
          </table:table-cell>
          <table:table-cell office:value-type="string">
            <text:p>1900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536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2139</text:p>
          </table:table-cell>
          <table:table-cell office:value-type="string">
            <text:p>748a027b-aedf-4d73-919a-576507714112</text:p>
          </table:table-cell>
          <table:table-cell office:value-type="string">
            <text:p>BIO</text:p>
          </table:table-cell>
          <table:table-cell office:value-type="string">
            <text:p>92221220140216673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1140017083</text:p>
          </table:table-cell>
          <table:table-cell office:value-type="string">
            <text:p>100444</text:p>
          </table:table-cell>
          <table:table-cell office:value-type="string">
            <text:p>18/02/14</text:p>
          </table:table-cell>
          <table:table-cell office:value-type="string">
            <text:p>18/02/14</text:p>
          </table:table-cell>
          <table:table-cell office:value-type="string">
            <text:p>CERTIFICADA</text:p>
          </table:table-cell>
          <table:table-cell office:value-type="string">
            <text:p>292,4612</text:p>
          </table:table-cell>
          <table:table-cell office:value-type="string">
            <text:p>FAZENDA CACHOEIRA ÔÇô Gleba_D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6-1</text:p>
          </table:table-cell>
          <table:table-cell office:value-type="string">
            <text:p>469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536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25493</text:p>
          </table:table-cell>
          <table:table-cell office:value-type="string">
            <text:p>b97232d4-924c-4c1a-8c34-7f99435ade31</text:p>
          </table:table-cell>
          <table:table-cell office:value-type="string">
            <text:p>BIO</text:p>
          </table:table-cell>
          <table:table-cell office:value-type="string">
            <text:p>9222122006073811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1140017679</text:p>
          </table:table-cell>
          <table:table-cell office:value-type="string">
            <text:p>224524</text:p>
          </table:table-cell>
          <table:table-cell office:value-type="string">
            <text:p>07/07/14</text:p>
          </table:table-cell>
          <table:table-cell office:value-type="string">
            <text:p>07/07/14</text:p>
          </table:table-cell>
          <table:table-cell office:value-type="string">
            <text:p>CERTIFICADA</text:p>
          </table:table-cell>
          <table:table-cell office:value-type="string">
            <text:p>405,3577</text:p>
          </table:table-cell>
          <table:table-cell office:value-type="string">
            <text:p>Fazenda Itaiquara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6-1</text:p>
          </table:table-cell>
          <table:table-cell office:value-type="string">
            <text:p>44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536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25492</text:p>
          </table:table-cell>
          <table:table-cell office:value-type="string">
            <text:p>293065da-6d18-4a8e-a33e-76ecdf977d2a</text:p>
          </table:table-cell>
          <table:table-cell office:value-type="string">
            <text:p>BIO</text:p>
          </table:table-cell>
          <table:table-cell office:value-type="string">
            <text:p>9222122006073811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1140017679</text:p>
          </table:table-cell>
          <table:table-cell office:value-type="string">
            <text:p>224524</text:p>
          </table:table-cell>
          <table:table-cell office:value-type="string">
            <text:p>07/07/14</text:p>
          </table:table-cell>
          <table:table-cell office:value-type="string">
            <text:p>07/07/14</text:p>
          </table:table-cell>
          <table:table-cell office:value-type="string">
            <text:p>CERTIFICADA</text:p>
          </table:table-cell>
          <table:table-cell office:value-type="string">
            <text:p>1,6474</text:p>
          </table:table-cell>
          <table:table-cell office:value-type="string">
            <text:p>Fazenda Itaiquara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6-1</text:p>
          </table:table-cell>
          <table:table-cell office:value-type="string">
            <text:p>44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536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25491</text:p>
          </table:table-cell>
          <table:table-cell office:value-type="string">
            <text:p>006489e2-f520-4f86-a693-889d33b6f870</text:p>
          </table:table-cell>
          <table:table-cell office:value-type="string">
            <text:p>BIO</text:p>
          </table:table-cell>
          <table:table-cell office:value-type="string">
            <text:p>9222122006073811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1140017679</text:p>
          </table:table-cell>
          <table:table-cell office:value-type="string">
            <text:p>224524</text:p>
          </table:table-cell>
          <table:table-cell office:value-type="string">
            <text:p>07/07/14</text:p>
          </table:table-cell>
          <table:table-cell office:value-type="string">
            <text:p>07/07/14</text:p>
          </table:table-cell>
          <table:table-cell office:value-type="string">
            <text:p>CERTIFICADA</text:p>
          </table:table-cell>
          <table:table-cell office:value-type="string">
            <text:p>284,6154</text:p>
          </table:table-cell>
          <table:table-cell office:value-type="string">
            <text:p>Fazenda Itaiquara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6-1</text:p>
          </table:table-cell>
          <table:table-cell office:value-type="string">
            <text:p>44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536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25490</text:p>
          </table:table-cell>
          <table:table-cell office:value-type="string">
            <text:p>a395fab8-7c3e-4699-a0e3-51b1c54e3ab4</text:p>
          </table:table-cell>
          <table:table-cell office:value-type="string">
            <text:p>BIO</text:p>
          </table:table-cell>
          <table:table-cell office:value-type="string">
            <text:p>9222122006073811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01140017679</text:p>
          </table:table-cell>
          <table:table-cell office:value-type="string">
            <text:p>224524</text:p>
          </table:table-cell>
          <table:table-cell office:value-type="string">
            <text:p>07/07/14</text:p>
          </table:table-cell>
          <table:table-cell office:value-type="string">
            <text:p>07/07/14</text:p>
          </table:table-cell>
          <table:table-cell office:value-type="string">
            <text:p>CERTIFICADA</text:p>
          </table:table-cell>
          <table:table-cell office:value-type="string">
            <text:p>225,2478</text:p>
          </table:table-cell>
          <table:table-cell office:value-type="string">
            <text:p>Fazenda Itaiquara</text:p>
          </table:table-cell>
          <table:table-cell office:value-type="string">
            <text:p>ITAIQUARA ALIMENTOS S/A</text:p>
          </table:table-cell>
          <table:table-cell office:value-type="string">
            <text:p/>
          </table:table-cell>
          <table:table-cell office:value-type="string">
            <text:p>72111321000174</text:p>
          </table:table-cell>
          <table:table-cell office:value-type="string">
            <text:p>Particular</text:p>
          </table:table-cell>
          <table:table-cell office:value-type="string">
            <text:p>12.366-1</text:p>
          </table:table-cell>
          <table:table-cell office:value-type="string">
            <text:p>44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IQUARA ALIMENTOS S/A</text:p>
          </table:table-cell>
          <table:table-cell office:value-type="string">
            <text:p>72111321000174</text:p>
          </table:table-cell>
          <table:table-cell office:value-type="string">
            <text:p>3553609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31790</text:p>
          </table:table-cell>
          <table:table-cell office:value-type="string">
            <text:p>2f214857-cc6c-43fc-b4e3-13244753afcd</text:p>
          </table:table-cell>
          <table:table-cell office:value-type="string">
            <text:p>D41</text:p>
          </table:table-cell>
          <table:table-cell office:value-type="string">
            <text:p>92221220140819907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70682893102</text:p>
          </table:table-cell>
          <table:table-cell office:value-type="string">
            <text:p>482515</text:p>
          </table:table-cell>
          <table:table-cell office:value-type="string">
            <text:p>16/03/15</text:p>
          </table:table-cell>
          <table:table-cell office:value-type="string">
            <text:p>16/03/15</text:p>
          </table:table-cell>
          <table:table-cell office:value-type="string">
            <text:p>CERTIFICADA</text:p>
          </table:table-cell>
          <table:table-cell office:value-type="string">
            <text:p>264,4734</text:p>
          </table:table-cell>
          <table:table-cell office:value-type="string">
            <text:p>Fazenda Santana da Boa Vista. ├ürea 2.</text:p>
          </table:table-cell>
          <table:table-cell office:value-type="string">
            <text:p>Itapeva Florestal Ltda.</text:p>
          </table:table-cell>
          <table:table-cell office:value-type="string">
            <text:p/>
          </table:table-cell>
          <table:table-cell office:value-type="string">
            <text:p>49800956000167</text:p>
          </table:table-cell>
          <table:table-cell office:value-type="string">
            <text:p>Particular</text:p>
          </table:table-cell>
          <table:table-cell office:value-type="string">
            <text:p>12.000-6</text:p>
          </table:table-cell>
          <table:table-cell office:value-type="string">
            <text:p>331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peva Florestal Ltda.</text:p>
          </table:table-cell>
          <table:table-cell office:value-type="string">
            <text:p>49800956000167</text:p>
          </table:table-cell>
          <table:table-cell office:value-type="string">
            <text:p>35430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79528</text:p>
          </table:table-cell>
          <table:table-cell office:value-type="string">
            <text:p>52fb0f5b-7f20-4c86-be8a-8078d0465472</text:p>
          </table:table-cell>
          <table:table-cell office:value-type="string">
            <text:p>D41</text:p>
          </table:table-cell>
          <table:table-cell office:value-type="string">
            <text:p>9222122013160990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70682893102</text:p>
          </table:table-cell>
          <table:table-cell office:value-type="string">
            <text:p>146965</text:p>
          </table:table-cell>
          <table:table-cell office:value-type="string">
            <text:p>23/04/14</text:p>
          </table:table-cell>
          <table:table-cell office:value-type="string">
            <text:p>23/04/14</text:p>
          </table:table-cell>
          <table:table-cell office:value-type="string">
            <text:p>CERTIFICADA</text:p>
          </table:table-cell>
          <table:table-cell office:value-type="string">
            <text:p>443,7141</text:p>
          </table:table-cell>
          <table:table-cell office:value-type="string">
            <text:p>Fazenda Santana da Boa Vista. ├ürea 1.</text:p>
          </table:table-cell>
          <table:table-cell office:value-type="string">
            <text:p>Itapeva Florestal Ltda.</text:p>
          </table:table-cell>
          <table:table-cell office:value-type="string">
            <text:p/>
          </table:table-cell>
          <table:table-cell office:value-type="string">
            <text:p>49800956000167</text:p>
          </table:table-cell>
          <table:table-cell office:value-type="string">
            <text:p>Particular</text:p>
          </table:table-cell>
          <table:table-cell office:value-type="string">
            <text:p>12.000-6</text:p>
          </table:table-cell>
          <table:table-cell office:value-type="string">
            <text:p>331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peva Florestal Ltda.</text:p>
          </table:table-cell>
          <table:table-cell office:value-type="string">
            <text:p>49800956000167</text:p>
          </table:table-cell>
          <table:table-cell office:value-type="string">
            <text:p>35430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80583</text:p>
          </table:table-cell>
          <table:table-cell office:value-type="string">
            <text:p>35865e33-7f8a-450a-bfbd-fccf8296d0b8</text:p>
          </table:table-cell>
          <table:table-cell office:value-type="string">
            <text:p>AE4</text:p>
          </table:table-cell>
          <table:table-cell office:value-type="string">
            <text:p>11435677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110620014659</text:p>
          </table:table-cell>
          <table:table-cell office:value-type="string">
            <text:p>149677</text:p>
          </table:table-cell>
          <table:table-cell office:value-type="string">
            <text:p>25/04/14</text:p>
          </table:table-cell>
          <table:table-cell office:value-type="string">
            <text:p>25/04/14</text:p>
          </table:table-cell>
          <table:table-cell office:value-type="string">
            <text:p>CERTIFICADA</text:p>
          </table:table-cell>
          <table:table-cell office:value-type="string">
            <text:p>1305,6688</text:p>
          </table:table-cell>
          <table:table-cell office:value-type="string">
            <text:p>Fazenda Nossa Senhora Aparecida</text:p>
          </table:table-cell>
          <table:table-cell office:value-type="string">
            <text:p>Itapeva Florestal Ltda.</text:p>
          </table:table-cell>
          <table:table-cell office:value-type="string">
            <text:p/>
          </table:table-cell>
          <table:table-cell office:value-type="string">
            <text:p>49800956000167</text:p>
          </table:table-cell>
          <table:table-cell office:value-type="string">
            <text:p>Particular</text:p>
          </table:table-cell>
          <table:table-cell office:value-type="string">
            <text:p>06.162-2</text:p>
          </table:table-cell>
          <table:table-cell office:value-type="string">
            <text:p>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peva Florestal Ltda.</text:p>
          </table:table-cell>
          <table:table-cell office:value-type="string">
            <text:p>49800956000167</text:p>
          </table:table-cell>
          <table:table-cell office:value-type="string">
            <text:p>5007109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80582</text:p>
          </table:table-cell>
          <table:table-cell office:value-type="string">
            <text:p>2fb08ec4-786f-41b9-a586-4b6a942307eb</text:p>
          </table:table-cell>
          <table:table-cell office:value-type="string">
            <text:p>AE4</text:p>
          </table:table-cell>
          <table:table-cell office:value-type="string">
            <text:p>11435677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110620014659</text:p>
          </table:table-cell>
          <table:table-cell office:value-type="string">
            <text:p>149677</text:p>
          </table:table-cell>
          <table:table-cell office:value-type="string">
            <text:p>25/04/14</text:p>
          </table:table-cell>
          <table:table-cell office:value-type="string">
            <text:p>25/04/14</text:p>
          </table:table-cell>
          <table:table-cell office:value-type="string">
            <text:p>CERTIFICADA</text:p>
          </table:table-cell>
          <table:table-cell office:value-type="string">
            <text:p>1597,7285</text:p>
          </table:table-cell>
          <table:table-cell office:value-type="string">
            <text:p>Fazenda Nossa Senhora Aparecida</text:p>
          </table:table-cell>
          <table:table-cell office:value-type="string">
            <text:p>Itapeva Florestal Ltda.</text:p>
          </table:table-cell>
          <table:table-cell office:value-type="string">
            <text:p/>
          </table:table-cell>
          <table:table-cell office:value-type="string">
            <text:p>49800956000167</text:p>
          </table:table-cell>
          <table:table-cell office:value-type="string">
            <text:p>Particular</text:p>
          </table:table-cell>
          <table:table-cell office:value-type="string">
            <text:p>06.162-2</text:p>
          </table:table-cell>
          <table:table-cell office:value-type="string">
            <text:p>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peva Florestal Ltda.</text:p>
          </table:table-cell>
          <table:table-cell office:value-type="string">
            <text:p>49800956000167</text:p>
          </table:table-cell>
          <table:table-cell office:value-type="string">
            <text:p>5007109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24006</text:p>
          </table:table-cell>
          <table:table-cell office:value-type="string">
            <text:p>9520ddc0-69f9-4fe1-ba73-c204b7bbbdf7</text:p>
          </table:table-cell>
          <table:table-cell office:value-type="string">
            <text:p>D5Y</text:p>
          </table:table-cell>
          <table:table-cell office:value-type="string">
            <text:p>92221220140835798-SP</text:p>
          </table:table-cell>
          <table:table-cell office:value-type="string">
            <text:p>REGISTRADA</text:p>
          </table:table-cell>
          <table:table-cell office:value-type="string">
            <text:p>4859</text:p>
          </table:table-cell>
          <table:table-cell office:value-type="string">
            <text:p>6382343319535</text:p>
          </table:table-cell>
          <table:table-cell office:value-type="string">
            <text:p>221638</text:p>
          </table:table-cell>
          <table:table-cell office:value-type="string">
            <text:p>02/07/14</text:p>
          </table:table-cell>
          <table:table-cell office:value-type="string">
            <text:p>02/07/14</text:p>
          </table:table-cell>
          <table:table-cell office:value-type="string">
            <text:p>CERTIFICADA</text:p>
          </table:table-cell>
          <table:table-cell office:value-type="string">
            <text:p>603,4228</text:p>
          </table:table-cell>
          <table:table-cell office:value-type="string">
            <text:p>Ch├ícara Santo Angelo</text:p>
          </table:table-cell>
          <table:table-cell office:value-type="string">
            <text:p>Itaquareia Ind├║stria Extrativa de Min├®rios Ltda</text:p>
          </table:table-cell>
          <table:table-cell office:value-type="string">
            <text:p/>
          </table:table-cell>
          <table:table-cell office:value-type="string">
            <text:p>55023386000149</text:p>
          </table:table-cell>
          <table:table-cell office:value-type="string">
            <text:p>Particular</text:p>
          </table:table-cell>
          <table:table-cell office:value-type="string">
            <text:p>11.156-7</text:p>
          </table:table-cell>
          <table:table-cell office:value-type="string">
            <text:p>485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Itaquareia Ind├║stria Extrativa de Min├®rios Ltda</text:p>
          </table:table-cell>
          <table:table-cell office:value-type="string">
            <text:p>55023386000149</text:p>
          </table:table-cell>
          <table:table-cell office:value-type="string">
            <text:p>35306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51501</text:p>
          </table:table-cell>
          <table:table-cell office:value-type="string">
            <text:p>021fbb28-eec3-48b7-8d8a-6a1b56af242c</text:p>
          </table:table-cell>
          <table:table-cell office:value-type="string">
            <text:p>AQ5</text:p>
          </table:table-cell>
          <table:table-cell office:value-type="string">
            <text:p>7940981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41100265146</text:p>
          </table:table-cell>
          <table:table-cell office:value-type="string">
            <text:p>540708</text:p>
          </table:table-cell>
          <table:table-cell office:value-type="string">
            <text:p>14/05/15</text:p>
          </table:table-cell>
          <table:table-cell office:value-type="string">
            <text:p>14/05/15</text:p>
          </table:table-cell>
          <table:table-cell office:value-type="string">
            <text:p>CERTIFICADA</text:p>
          </table:table-cell>
          <table:table-cell office:value-type="string">
            <text:p>493,0459</text:p>
          </table:table-cell>
          <table:table-cell office:value-type="string">
            <text:p>Fazenda Bel├®m Novo ÔÇô gleba C</text:p>
          </table:table-cell>
          <table:table-cell office:value-type="string">
            <text:p>Ivacir Barp</text:p>
          </table:table-cell>
          <table:table-cell office:value-type="string">
            <text:p>493436960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725-3</text:p>
          </table:table-cell>
          <table:table-cell office:value-type="string">
            <text:p>24720</text:p>
          </table:table-cell>
          <table:table-cell office:value-type="string">
            <text:p>30/12/99</text:p>
          </table:table-cell>
          <table:table-cell office:value-type="string">
            <text:p>49343696000</text:p>
          </table:table-cell>
          <table:table-cell office:value-type="string">
            <text:p>Ivacir Barp</text:p>
          </table:table-cell>
          <table:table-cell office:value-type="string">
            <text:p/>
          </table:table-cell>
          <table:table-cell office:value-type="string">
            <text:p>4318309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197683</text:p>
          </table:table-cell>
          <table:table-cell office:value-type="string">
            <text:p>8502123e-5afc-4231-bab2-deea585e8822</text:p>
          </table:table-cell>
          <table:table-cell office:value-type="string">
            <text:p>DWK</text:p>
          </table:table-cell>
          <table:table-cell office:value-type="string">
            <text:p>PE00000002472-001037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110730492473</text:p>
          </table:table-cell>
          <table:table-cell office:value-type="string">
            <text:p>395457</text:p>
          </table:table-cell>
          <table:table-cell office:value-type="string">
            <text:p>04/12/14</text:p>
          </table:table-cell>
          <table:table-cell office:value-type="string">
            <text:p>04/12/14</text:p>
          </table:table-cell>
          <table:table-cell office:value-type="string">
            <text:p>CERTIFICADA</text:p>
          </table:table-cell>
          <table:table-cell office:value-type="string">
            <text:p>592,7807</text:p>
          </table:table-cell>
          <table:table-cell office:value-type="string">
            <text:p>Fazenda Estrela do Sul I</text:p>
          </table:table-cell>
          <table:table-cell office:value-type="string">
            <text:p>Jair Tavares Rodrigues</text:p>
          </table:table-cell>
          <table:table-cell office:value-type="string">
            <text:p>372938779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1.326-8</text:p>
          </table:table-cell>
          <table:table-cell office:value-type="string">
            <text:p>2048</text:p>
          </table:table-cell>
          <table:table-cell office:value-type="string">
            <text:p>30/12/99</text:p>
          </table:table-cell>
          <table:table-cell office:value-type="string">
            <text:p>37293877900</text:p>
          </table:table-cell>
          <table:table-cell office:value-type="string">
            <text:p>Jair Tavares Rodrigues</text:p>
          </table:table-cell>
          <table:table-cell office:value-type="string">
            <text:p/>
          </table:table-cell>
          <table:table-cell office:value-type="string">
            <text:p>2926202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48095</text:p>
          </table:table-cell>
          <table:table-cell office:value-type="string">
            <text:p>dbb8ba90-099f-4711-b118-fe01f08490a1</text:p>
          </table:table-cell>
          <table:table-cell office:value-type="string">
            <text:p>GTK</text:p>
          </table:table-cell>
          <table:table-cell office:value-type="string">
            <text:p>1020150077055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90180058436</text:p>
          </table:table-cell>
          <table:table-cell office:value-type="string">
            <text:p>530287</text:p>
          </table:table-cell>
          <table:table-cell office:value-type="string">
            <text:p>05/05/15</text:p>
          </table:table-cell>
          <table:table-cell office:value-type="string">
            <text:p>05/05/15</text:p>
          </table:table-cell>
          <table:table-cell office:value-type="string">
            <text:p>CERTIFICADA</text:p>
          </table:table-cell>
          <table:table-cell office:value-type="string">
            <text:p>191,7056</text:p>
          </table:table-cell>
          <table:table-cell office:value-type="string">
            <text:p>FAZENDA PRIMAVERA</text:p>
          </table:table-cell>
          <table:table-cell office:value-type="string">
            <text:p>JBS CONFINAMENTO LTDA</text:p>
          </table:table-cell>
          <table:table-cell office:value-type="string">
            <text:p/>
          </table:table-cell>
          <table:table-cell office:value-type="string">
            <text:p>09084219001081</text:p>
          </table:table-cell>
          <table:table-cell office:value-type="string">
            <text:p>Particular</text:p>
          </table:table-cell>
          <table:table-cell office:value-type="string">
            <text:p>02.882-9</text:p>
          </table:table-cell>
          <table:table-cell office:value-type="string">
            <text:p>1537.153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JBS CONFINAMENTO LTDA</text:p>
          </table:table-cell>
          <table:table-cell office:value-type="string">
            <text:p>09084219001081</text:p>
          </table:table-cell>
          <table:table-cell office:value-type="string">
            <text:p>5202502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67670</text:p>
          </table:table-cell>
          <table:table-cell office:value-type="string">
            <text:p>cd4e17d3-6e47-42bb-a4dd-ad7f3d12ea58</text:p>
          </table:table-cell>
          <table:table-cell office:value-type="string">
            <text:p>CKL</text:p>
          </table:table-cell>
          <table:table-cell office:value-type="string">
            <text:p>186681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4428</text:p>
          </table:table-cell>
          <table:table-cell office:value-type="string">
            <text:p>116664</text:p>
          </table:table-cell>
          <table:table-cell office:value-type="string">
            <text:p>13/03/14</text:p>
          </table:table-cell>
          <table:table-cell office:value-type="string">
            <text:p>13/03/14</text:p>
          </table:table-cell>
          <table:table-cell office:value-type="string">
            <text:p>CERTIFICADA</text:p>
          </table:table-cell>
          <table:table-cell office:value-type="string">
            <text:p>2977,1994</text:p>
          </table:table-cell>
          <table:table-cell office:value-type="string">
            <text:p>GLEBA GUARIBA VI LOTE 26</text:p>
          </table:table-cell>
          <table:table-cell office:value-type="string">
            <text:p>JEANE CRISTINE TOLARDO DALLE ORE</text:p>
          </table:table-cell>
          <table:table-cell office:value-type="string">
            <text:p>828784559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76</text:p>
          </table:table-cell>
          <table:table-cell office:value-type="string">
            <text:p>30/12/99</text:p>
          </table:table-cell>
          <table:table-cell office:value-type="string">
            <text:p>82878455991</text:p>
          </table:table-cell>
          <table:table-cell office:value-type="string">
            <text:p>JEANE CRISTINE TOLARDO DALLE ORE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6181</text:p>
          </table:table-cell>
          <table:table-cell office:value-type="string">
            <text:p>f09f79de-a561-4954-99ab-08d043f2e56e</text:p>
          </table:table-cell>
          <table:table-cell office:value-type="string">
            <text:p>CKL</text:p>
          </table:table-cell>
          <table:table-cell office:value-type="string">
            <text:p>189443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4509</text:p>
          </table:table-cell>
          <table:table-cell office:value-type="string">
            <text:p>139013</text:p>
          </table:table-cell>
          <table:table-cell office:value-type="string">
            <text:p>10/04/14</text:p>
          </table:table-cell>
          <table:table-cell office:value-type="string">
            <text:p>11/04/14</text:p>
          </table:table-cell>
          <table:table-cell office:value-type="string">
            <text:p>CERTIFICADA</text:p>
          </table:table-cell>
          <table:table-cell office:value-type="string">
            <text:p>3076,6767</text:p>
          </table:table-cell>
          <table:table-cell office:value-type="string">
            <text:p>GLEBA GUARIBA "VI" LOTE 28</text:p>
          </table:table-cell>
          <table:table-cell office:value-type="string">
            <text:p>JEANE CRISTINE TOLARDO DALLE ORE</text:p>
          </table:table-cell>
          <table:table-cell office:value-type="string">
            <text:p>828784559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19</text:p>
          </table:table-cell>
          <table:table-cell office:value-type="string">
            <text:p>30/12/99</text:p>
          </table:table-cell>
          <table:table-cell office:value-type="string">
            <text:p>82878455991</text:p>
          </table:table-cell>
          <table:table-cell office:value-type="string">
            <text:p>JEANE CRISTINE TOLARDO DALLE ORE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7790</text:p>
          </table:table-cell>
          <table:table-cell office:value-type="string">
            <text:p>3ff55677-2b9c-44f8-a4b3-152279294d02</text:p>
          </table:table-cell>
          <table:table-cell office:value-type="string">
            <text:p>CKL</text:p>
          </table:table-cell>
          <table:table-cell office:value-type="string">
            <text:p>182499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4690</text:p>
          </table:table-cell>
          <table:table-cell office:value-type="string">
            <text:p>117070</text:p>
          </table:table-cell>
          <table:table-cell office:value-type="string">
            <text:p>13/03/14</text:p>
          </table:table-cell>
          <table:table-cell office:value-type="string">
            <text:p>14/03/14</text:p>
          </table:table-cell>
          <table:table-cell office:value-type="string">
            <text:p>CERTIFICADA</text:p>
          </table:table-cell>
          <table:table-cell office:value-type="string">
            <text:p>3229,733</text:p>
          </table:table-cell>
          <table:table-cell office:value-type="string">
            <text:p>GLEBA GUARIBA "VI" LOTE 24</text:p>
          </table:table-cell>
          <table:table-cell office:value-type="string">
            <text:p>JEANE CRISTINE TOLARDO DALLE ORE</text:p>
          </table:table-cell>
          <table:table-cell office:value-type="string">
            <text:p>828784559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28</text:p>
          </table:table-cell>
          <table:table-cell office:value-type="string">
            <text:p>30/12/99</text:p>
          </table:table-cell>
          <table:table-cell office:value-type="string">
            <text:p>82878455991</text:p>
          </table:table-cell>
          <table:table-cell office:value-type="string">
            <text:p>JEANE CRISTINE TOLARDO DALLE ORE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8698</text:p>
          </table:table-cell>
          <table:table-cell office:value-type="string">
            <text:p>5717642f-964b-495b-a58f-45f32a02dda0</text:p>
          </table:table-cell>
          <table:table-cell office:value-type="string">
            <text:p>CKL</text:p>
          </table:table-cell>
          <table:table-cell office:value-type="string">
            <text:p>182500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5408</text:p>
          </table:table-cell>
          <table:table-cell office:value-type="string">
            <text:p>119077</text:p>
          </table:table-cell>
          <table:table-cell office:value-type="string">
            <text:p>17/03/14</text:p>
          </table:table-cell>
          <table:table-cell office:value-type="string">
            <text:p>17/03/14</text:p>
          </table:table-cell>
          <table:table-cell office:value-type="string">
            <text:p>CERTIFICADA</text:p>
          </table:table-cell>
          <table:table-cell office:value-type="string">
            <text:p>2956,0505</text:p>
          </table:table-cell>
          <table:table-cell office:value-type="string">
            <text:p>GLEBA GUARIBA VI LOTE 27</text:p>
          </table:table-cell>
          <table:table-cell office:value-type="string">
            <text:p>JEANE CRISTINE TOLARDO DALLE ORE</text:p>
          </table:table-cell>
          <table:table-cell office:value-type="string">
            <text:p>828784559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71</text:p>
          </table:table-cell>
          <table:table-cell office:value-type="string">
            <text:p>30/12/99</text:p>
          </table:table-cell>
          <table:table-cell office:value-type="string">
            <text:p>82878455991</text:p>
          </table:table-cell>
          <table:table-cell office:value-type="string">
            <text:p>JEANE CRISTINE TOLARDO DALLE ORE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23006</text:p>
          </table:table-cell>
          <table:table-cell office:value-type="string">
            <text:p>32376341-693e-4992-accc-5903a48b337d</text:p>
          </table:table-cell>
          <table:table-cell office:value-type="string">
            <text:p>AJ5</text:p>
          </table:table-cell>
          <table:table-cell office:value-type="string">
            <text:p>9222122015025226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12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6,665</text:p>
          </table:table-cell>
          <table:table-cell office:value-type="string">
            <text:p>FAZENDA PAIOL AREA 1D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08</text:p>
          </table:table-cell>
          <table:table-cell office:value-type="string">
            <text:p>bd31c15f-62ae-4142-9290-dd6a91922b91</text:p>
          </table:table-cell>
          <table:table-cell office:value-type="string">
            <text:p>AJ5</text:p>
          </table:table-cell>
          <table:table-cell office:value-type="string">
            <text:p>9222122015025236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15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19,4191</text:p>
          </table:table-cell>
          <table:table-cell office:value-type="string">
            <text:p>FAZENDA PAIOL AREA 1F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12</text:p>
          </table:table-cell>
          <table:table-cell office:value-type="string">
            <text:p>ad81424b-f46b-4dee-8b1b-038a3e84ed6b</text:p>
          </table:table-cell>
          <table:table-cell office:value-type="string">
            <text:p>AJ5</text:p>
          </table:table-cell>
          <table:table-cell office:value-type="string">
            <text:p>9222122015025263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20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2,9995</text:p>
          </table:table-cell>
          <table:table-cell office:value-type="string">
            <text:p>FAZENDA PAIOL AREA 1I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05</text:p>
          </table:table-cell>
          <table:table-cell office:value-type="string">
            <text:p>bb89f503-50bd-4af8-93a9-7020772be051</text:p>
          </table:table-cell>
          <table:table-cell office:value-type="string">
            <text:p>AJ5</text:p>
          </table:table-cell>
          <table:table-cell office:value-type="string">
            <text:p>92221220150252183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11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13,3855</text:p>
          </table:table-cell>
          <table:table-cell office:value-type="string">
            <text:p>FAZENDA PAIOL AREA 1C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2999</text:p>
          </table:table-cell>
          <table:table-cell office:value-type="string">
            <text:p>684d7043-1f98-4171-99b8-bdccf861bbe3</text:p>
          </table:table-cell>
          <table:table-cell office:value-type="string">
            <text:p>AJ5</text:p>
          </table:table-cell>
          <table:table-cell office:value-type="string">
            <text:p>9222122015025185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03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2,5031</text:p>
          </table:table-cell>
          <table:table-cell office:value-type="string">
            <text:p>FAZENDA PAIOL (AREA 3)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4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00</text:p>
          </table:table-cell>
          <table:table-cell office:value-type="string">
            <text:p>6814c65c-fae0-4b66-9563-2ed29021e6c0</text:p>
          </table:table-cell>
          <table:table-cell office:value-type="string">
            <text:p>AJ5</text:p>
          </table:table-cell>
          <table:table-cell office:value-type="string">
            <text:p>9222122015025172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05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7,3045</text:p>
          </table:table-cell>
          <table:table-cell office:value-type="string">
            <text:p>FAZENDA PAIOL (AREA 2)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3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11</text:p>
          </table:table-cell>
          <table:table-cell office:value-type="string">
            <text:p>196f85c9-450a-4ab9-a81f-6c5213e8d2d1</text:p>
          </table:table-cell>
          <table:table-cell office:value-type="string">
            <text:p>AJ5</text:p>
          </table:table-cell>
          <table:table-cell office:value-type="string">
            <text:p>9222122015025258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19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3,3524</text:p>
          </table:table-cell>
          <table:table-cell office:value-type="string">
            <text:p>FAZENDA PAIOL AREA 1H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03</text:p>
          </table:table-cell>
          <table:table-cell office:value-type="string">
            <text:p>f493d3c7-1b33-4252-bec0-32431f1740f7</text:p>
          </table:table-cell>
          <table:table-cell office:value-type="string">
            <text:p>AJ5</text:p>
          </table:table-cell>
          <table:table-cell office:value-type="string">
            <text:p>9222122015025211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07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8,4241</text:p>
          </table:table-cell>
          <table:table-cell office:value-type="string">
            <text:p>FAZENDA PAIOL AREA 1B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01</text:p>
          </table:table-cell>
          <table:table-cell office:value-type="string">
            <text:p>7053ebb8-14b2-43bc-84d6-27b5b089b6c0</text:p>
          </table:table-cell>
          <table:table-cell office:value-type="string">
            <text:p>AJ5</text:p>
          </table:table-cell>
          <table:table-cell office:value-type="string">
            <text:p>92221220150252007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06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13,2684</text:p>
          </table:table-cell>
          <table:table-cell office:value-type="string">
            <text:p>FAZENDA PAIOL AREA 1A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13</text:p>
          </table:table-cell>
          <table:table-cell office:value-type="string">
            <text:p>e0a1f009-5dcb-4c07-a5fd-32ef71bf2ab0</text:p>
          </table:table-cell>
          <table:table-cell office:value-type="string">
            <text:p>AJ5</text:p>
          </table:table-cell>
          <table:table-cell office:value-type="string">
            <text:p>9222122015025268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21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53,0989</text:p>
          </table:table-cell>
          <table:table-cell office:value-type="string">
            <text:p>FAZENDA PAIOL AREA 1J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09</text:p>
          </table:table-cell>
          <table:table-cell office:value-type="string">
            <text:p>9c23cd9f-d027-4ff1-86c6-e21b7e25c39b</text:p>
          </table:table-cell>
          <table:table-cell office:value-type="string">
            <text:p>AJ5</text:p>
          </table:table-cell>
          <table:table-cell office:value-type="string">
            <text:p>92221220150252437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17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10,0396</text:p>
          </table:table-cell>
          <table:table-cell office:value-type="string">
            <text:p>FAZENDA PAIOL AREA 1G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3007</text:p>
          </table:table-cell>
          <table:table-cell office:value-type="string">
            <text:p>df69105f-1ac3-4b7f-aa63-c8e67267dd8e</text:p>
          </table:table-cell>
          <table:table-cell office:value-type="string">
            <text:p>AJ5</text:p>
          </table:table-cell>
          <table:table-cell office:value-type="string">
            <text:p>9222122015025230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20140062038</text:p>
          </table:table-cell>
          <table:table-cell office:value-type="string">
            <text:p>463813</text:p>
          </table:table-cell>
          <table:table-cell office:value-type="string">
            <text:p>26/02/15</text:p>
          </table:table-cell>
          <table:table-cell office:value-type="string">
            <text:p>26/02/15</text:p>
          </table:table-cell>
          <table:table-cell office:value-type="string">
            <text:p>CERTIFICADA</text:p>
          </table:table-cell>
          <table:table-cell office:value-type="string">
            <text:p>6,7002</text:p>
          </table:table-cell>
          <table:table-cell office:value-type="string">
            <text:p>FAZENDA PAIOL AREA 1E</text:p>
          </table:table-cell>
          <table:table-cell office:value-type="string">
            <text:p>JO├âO BATISTA NANUCI E OUTROS</text:p>
          </table:table-cell>
          <table:table-cell office:value-type="string">
            <text:p>0319403084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102-0</text:p>
          </table:table-cell>
          <table:table-cell office:value-type="string">
            <text:p>31312</text:p>
          </table:table-cell>
          <table:table-cell office:value-type="string">
            <text:p>30/12/99</text:p>
          </table:table-cell>
          <table:table-cell office:value-type="string">
            <text:p>03194030841</text:p>
          </table:table-cell>
          <table:table-cell office:value-type="string">
            <text:p>JO├âO BATISTA NANUCI E OUTROS</text:p>
          </table:table-cell>
          <table:table-cell office:value-type="string">
            <text:p/>
          </table:table-cell>
          <table:table-cell office:value-type="string">
            <text:p>35061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14454</text:p>
          </table:table-cell>
          <table:table-cell office:value-type="string">
            <text:p>b462f8dc-be78-407e-a3a3-f3771f5e3f3e</text:p>
          </table:table-cell>
          <table:table-cell office:value-type="string">
            <text:p>AY4</text:p>
          </table:table-cell>
          <table:table-cell office:value-type="string">
            <text:p>1420140000000183555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194922132</text:p>
          </table:table-cell>
          <table:table-cell office:value-type="string">
            <text:p>200357</text:p>
          </table:table-cell>
          <table:table-cell office:value-type="string">
            <text:p>03/06/14</text:p>
          </table:table-cell>
          <table:table-cell office:value-type="string">
            <text:p>04/06/14</text:p>
          </table:table-cell>
          <table:table-cell office:value-type="string">
            <text:p>CERTIFICADA</text:p>
          </table:table-cell>
          <table:table-cell office:value-type="string">
            <text:p>560,1819</text:p>
          </table:table-cell>
          <table:table-cell office:value-type="string">
            <text:p>FAZENDA DOM RUDOLFO</text:p>
          </table:table-cell>
          <table:table-cell office:value-type="string">
            <text:p>JO├âO CORN├ëLIO HENRIQUE MICHELS</text:p>
          </table:table-cell>
          <table:table-cell office:value-type="string">
            <text:p>3930793008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399-1</text:p>
          </table:table-cell>
          <table:table-cell office:value-type="string">
            <text:p>R-09-M-1.021, R-10-M-1.021 e R-11-M-1.021</text:p>
          </table:table-cell>
          <table:table-cell office:value-type="string">
            <text:p>30/12/99</text:p>
          </table:table-cell>
          <table:table-cell office:value-type="string">
            <text:p>39307930082</text:p>
          </table:table-cell>
          <table:table-cell office:value-type="string">
            <text:p>JO├âO CORN├ëLIO HENRIQUE MICHELS</text:p>
          </table:table-cell>
          <table:table-cell office:value-type="string">
            <text:p/>
          </table:table-cell>
          <table:table-cell office:value-type="string">
            <text:p>3109303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8848</text:p>
          </table:table-cell>
          <table:table-cell office:value-type="string">
            <text:p>a86a89f9-7924-4a9d-a161-780f85de5a23</text:p>
          </table:table-cell>
          <table:table-cell office:value-type="string">
            <text:p>EVS</text:p>
          </table:table-cell>
          <table:table-cell office:value-type="string">
            <text:p>227380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354403</text:p>
          </table:table-cell>
          <table:table-cell office:value-type="string">
            <text:p>642507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244,8855</text:p>
          </table:table-cell>
          <table:table-cell office:value-type="string">
            <text:p>Fazenda Agropecu├íria Rio Verde</text:p>
          </table:table-cell>
          <table:table-cell office:value-type="string">
            <text:p>Jo├úo Alfredo Viecili</text:p>
          </table:table-cell>
          <table:table-cell office:value-type="string">
            <text:p>243749380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17323</text:p>
          </table:table-cell>
          <table:table-cell office:value-type="string">
            <text:p>30/12/99</text:p>
          </table:table-cell>
          <table:table-cell office:value-type="string">
            <text:p>24374938087</text:p>
          </table:table-cell>
          <table:table-cell office:value-type="string">
            <text:p>Jo├úo Alfredo Viecil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78847</text:p>
          </table:table-cell>
          <table:table-cell office:value-type="string">
            <text:p>5d91818f-cb17-46d3-96fe-0724df53fc9c</text:p>
          </table:table-cell>
          <table:table-cell office:value-type="string">
            <text:p>EVS</text:p>
          </table:table-cell>
          <table:table-cell office:value-type="string">
            <text:p>227380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354403</text:p>
          </table:table-cell>
          <table:table-cell office:value-type="string">
            <text:p>642507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1253,5419</text:p>
          </table:table-cell>
          <table:table-cell office:value-type="string">
            <text:p>Fazenda Agropecu├íria Rio Verde</text:p>
          </table:table-cell>
          <table:table-cell office:value-type="string">
            <text:p>Jo├úo Alfredo Viecili</text:p>
          </table:table-cell>
          <table:table-cell office:value-type="string">
            <text:p>243749380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17323</text:p>
          </table:table-cell>
          <table:table-cell office:value-type="string">
            <text:p>30/12/99</text:p>
          </table:table-cell>
          <table:table-cell office:value-type="string">
            <text:p>24374938087</text:p>
          </table:table-cell>
          <table:table-cell office:value-type="string">
            <text:p>Jo├úo Alfredo Viecil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5521</text:p>
          </table:table-cell>
          <table:table-cell office:value-type="string">
            <text:p>87dd86b6-1b3a-4050-b6a1-74ce0f9c437d</text:p>
          </table:table-cell>
          <table:table-cell office:value-type="string">
            <text:p>AHI</text:p>
          </table:table-cell>
          <table:table-cell office:value-type="string">
            <text:p>11406332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70300031740</text:p>
          </table:table-cell>
          <table:table-cell office:value-type="string">
            <text:p>314518</text:p>
          </table:table-cell>
          <table:table-cell office:value-type="string">
            <text:p>25/09/14</text:p>
          </table:table-cell>
          <table:table-cell office:value-type="string">
            <text:p>25/09/14</text:p>
          </table:table-cell>
          <table:table-cell office:value-type="string">
            <text:p>REGISTRADA</text:p>
          </table:table-cell>
          <table:table-cell office:value-type="string">
            <text:p>397,104</text:p>
          </table:table-cell>
          <table:table-cell office:value-type="string">
            <text:p>FAZENDA RODEIO GLEBA-B-DESMEMBRADA</text:p>
          </table:table-cell>
          <table:table-cell office:value-type="string">
            <text:p>Jo├úo de Araujo Ribeiro Dantas</text:p>
          </table:table-cell>
          <table:table-cell office:value-type="string">
            <text:p>003807091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30602</text:p>
          </table:table-cell>
          <table:table-cell office:value-type="string">
            <text:p>01/06/15</text:p>
          </table:table-cell>
          <table:table-cell office:value-type="string">
            <text:p>00380709104</text:p>
          </table:table-cell>
          <table:table-cell office:value-type="string">
            <text:p>JOAO DE ARAUJO RIBEIRO DANTA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65527</text:p>
          </table:table-cell>
          <table:table-cell office:value-type="string">
            <text:p>4644acde-97ae-4121-bc0e-59a8ccb646d4</text:p>
          </table:table-cell>
          <table:table-cell office:value-type="string">
            <text:p>AHI</text:p>
          </table:table-cell>
          <table:table-cell office:value-type="string">
            <text:p>11406288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70300031740</text:p>
          </table:table-cell>
          <table:table-cell office:value-type="string">
            <text:p>314528</text:p>
          </table:table-cell>
          <table:table-cell office:value-type="string">
            <text:p>25/09/14</text:p>
          </table:table-cell>
          <table:table-cell office:value-type="string">
            <text:p>26/09/14</text:p>
          </table:table-cell>
          <table:table-cell office:value-type="string">
            <text:p>REGISTRADA</text:p>
          </table:table-cell>
          <table:table-cell office:value-type="string">
            <text:p>393,9538</text:p>
          </table:table-cell>
          <table:table-cell office:value-type="string">
            <text:p>FAZENDA RODEIO GLEBA -A-DESMEMBRADA</text:p>
          </table:table-cell>
          <table:table-cell office:value-type="string">
            <text:p>Jo├úo de Araujo Ribeiro Dantas</text:p>
          </table:table-cell>
          <table:table-cell office:value-type="string">
            <text:p>003807091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41-4</text:p>
          </table:table-cell>
          <table:table-cell office:value-type="string">
            <text:p>30600</text:p>
          </table:table-cell>
          <table:table-cell office:value-type="string">
            <text:p>01/06/15</text:p>
          </table:table-cell>
          <table:table-cell office:value-type="string">
            <text:p>00380709104</text:p>
          </table:table-cell>
          <table:table-cell office:value-type="string">
            <text:p>JOAO DE ARAUJO RIBEIRO DANTAS</text:p>
          </table:table-cell>
          <table:table-cell office:value-type="string">
            <text:p/>
          </table:table-cell>
          <table:table-cell office:value-type="string">
            <text:p>500320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266131</text:p>
          </table:table-cell>
          <table:table-cell office:value-type="string">
            <text:p>2175a67b-e0f8-4187-bafb-340918c568a5</text:p>
          </table:table-cell>
          <table:table-cell office:value-type="string">
            <text:p>A0Q</text:p>
          </table:table-cell>
          <table:table-cell office:value-type="string">
            <text:p>1020150111848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80700085916</text:p>
          </table:table-cell>
          <table:table-cell office:value-type="string">
            <text:p>592122</text:p>
          </table:table-cell>
          <table:table-cell office:value-type="string">
            <text:p>26/06/15</text:p>
          </table:table-cell>
          <table:table-cell office:value-type="string">
            <text:p>26/06/15</text:p>
          </table:table-cell>
          <table:table-cell office:value-type="string">
            <text:p>CERTIFICADA</text:p>
          </table:table-cell>
          <table:table-cell office:value-type="string">
            <text:p>67,4782</text:p>
          </table:table-cell>
          <table:table-cell office:value-type="string">
            <text:p>FAZENDA BEBEDOURO</text:p>
          </table:table-cell>
          <table:table-cell office:value-type="string">
            <text:p>JOANAS TEODORO FRANCO</text:p>
          </table:table-cell>
          <table:table-cell office:value-type="string">
            <text:p>040092746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2.479-4</text:p>
          </table:table-cell>
          <table:table-cell office:value-type="string">
            <text:p>339</text:p>
          </table:table-cell>
          <table:table-cell office:value-type="string">
            <text:p>30/12/99</text:p>
          </table:table-cell>
          <table:table-cell office:value-type="string">
            <text:p>04009274620</text:p>
          </table:table-cell>
          <table:table-cell office:value-type="string">
            <text:p>JOANAS TEODORO FRANCO</text:p>
          </table:table-cell>
          <table:table-cell office:value-type="string">
            <text:p/>
          </table:table-cell>
          <table:table-cell office:value-type="string">
            <text:p>5203104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92627</text:p>
          </table:table-cell>
          <table:table-cell office:value-type="string">
            <text:p>cb694f5e-e864-4a7e-b42b-840fb8db15c5</text:p>
          </table:table-cell>
          <table:table-cell office:value-type="string">
            <text:p>ADI</text:p>
          </table:table-cell>
          <table:table-cell office:value-type="string">
            <text:p>209020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50621152076</text:p>
          </table:table-cell>
          <table:table-cell office:value-type="string">
            <text:p>384074</text:p>
          </table:table-cell>
          <table:table-cell office:value-type="string">
            <text:p>27/11/14</text:p>
          </table:table-cell>
          <table:table-cell office:value-type="string">
            <text:p>27/11/14</text:p>
          </table:table-cell>
          <table:table-cell office:value-type="string">
            <text:p>CERTIFICADA</text:p>
          </table:table-cell>
          <table:table-cell office:value-type="string">
            <text:p>1242,0834</text:p>
          </table:table-cell>
          <table:table-cell office:value-type="string">
            <text:p>FAZENDA PASSO FUNDO I</text:p>
          </table:table-cell>
          <table:table-cell office:value-type="string">
            <text:p>JOCI PICCINI e BEATRIZ WILLERS PICCINI</text:p>
          </table:table-cell>
          <table:table-cell office:value-type="string">
            <text:p>307992799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3.695-2</text:p>
          </table:table-cell>
          <table:table-cell office:value-type="string">
            <text:p>186</text:p>
          </table:table-cell>
          <table:table-cell office:value-type="string">
            <text:p>30/12/99</text:p>
          </table:table-cell>
          <table:table-cell office:value-type="string">
            <text:p>30799279900</text:p>
          </table:table-cell>
          <table:table-cell office:value-type="string">
            <text:p>JOCI PICCINI e BEATRIZ WILLERS PICCINI</text:p>
          </table:table-cell>
          <table:table-cell office:value-type="string">
            <text:p/>
          </table:table-cell>
          <table:table-cell office:value-type="string">
            <text:p>5108006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2628</text:p>
          </table:table-cell>
          <table:table-cell office:value-type="string">
            <text:p>00409755-34d9-4d9b-951f-975f349a4f99</text:p>
          </table:table-cell>
          <table:table-cell office:value-type="string">
            <text:p>ADI</text:p>
          </table:table-cell>
          <table:table-cell office:value-type="string">
            <text:p>209025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50621152076</text:p>
          </table:table-cell>
          <table:table-cell office:value-type="string">
            <text:p>382874</text:p>
          </table:table-cell>
          <table:table-cell office:value-type="string">
            <text:p>25/11/14</text:p>
          </table:table-cell>
          <table:table-cell office:value-type="string">
            <text:p>27/11/14</text:p>
          </table:table-cell>
          <table:table-cell office:value-type="string">
            <text:p>CERTIFICADA</text:p>
          </table:table-cell>
          <table:table-cell office:value-type="string">
            <text:p>416,0087</text:p>
          </table:table-cell>
          <table:table-cell office:value-type="string">
            <text:p>FAZENDA PASSO FUNDO II</text:p>
          </table:table-cell>
          <table:table-cell office:value-type="string">
            <text:p>JOCI PICCINI e BEATRIZ WILLERS PICCINI</text:p>
          </table:table-cell>
          <table:table-cell office:value-type="string">
            <text:p>307992799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3.695-2</text:p>
          </table:table-cell>
          <table:table-cell office:value-type="string">
            <text:p>197</text:p>
          </table:table-cell>
          <table:table-cell office:value-type="string">
            <text:p>30/12/99</text:p>
          </table:table-cell>
          <table:table-cell office:value-type="string">
            <text:p>30799279900</text:p>
          </table:table-cell>
          <table:table-cell office:value-type="string">
            <text:p>JOCI PICCINI e BEATRIZ WILLERS PICCINI</text:p>
          </table:table-cell>
          <table:table-cell office:value-type="string">
            <text:p/>
          </table:table-cell>
          <table:table-cell office:value-type="string">
            <text:p>5108006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27454</text:p>
          </table:table-cell>
          <table:table-cell office:value-type="string">
            <text:p>0163e433-a70c-49c3-9e9a-b4b67065b070</text:p>
          </table:table-cell>
          <table:table-cell office:value-type="string">
            <text:p>AIE</text:p>
          </table:table-cell>
          <table:table-cell office:value-type="string">
            <text:p>92221220140895531-SP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6190510042196</text:p>
          </table:table-cell>
          <table:table-cell office:value-type="string">
            <text:p>227573</text:p>
          </table:table-cell>
          <table:table-cell office:value-type="string">
            <text:p>10/07/14</text:p>
          </table:table-cell>
          <table:table-cell office:value-type="string">
            <text:p>10/07/14</text:p>
          </table:table-cell>
          <table:table-cell office:value-type="string">
            <text:p>CERTIFICADA</text:p>
          </table:table-cell>
          <table:table-cell office:value-type="string">
            <text:p>41,3694</text:p>
          </table:table-cell>
          <table:table-cell office:value-type="string">
            <text:p>LOTE-44</text:p>
          </table:table-cell>
          <table:table-cell office:value-type="string">
            <text:p>Johannes Wilhelmus Hyacinthus Eltink</text:p>
          </table:table-cell>
          <table:table-cell office:value-type="string">
            <text:p>163995528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>16399552834</text:p>
          </table:table-cell>
          <table:table-cell office:value-type="string">
            <text:p>Johannes Wilhelmus Hyacinthus Eltink</text:p>
          </table:table-cell>
          <table:table-cell office:value-type="string">
            <text:p/>
          </table:table-cell>
          <table:table-cell office:value-type="string">
            <text:p>3548005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3714</text:p>
          </table:table-cell>
          <table:table-cell office:value-type="string">
            <text:p>2faf5696-fdc8-4136-9097-e4191c130fea</text:p>
          </table:table-cell>
          <table:table-cell office:value-type="string">
            <text:p>DJY</text:p>
          </table:table-cell>
          <table:table-cell office:value-type="string">
            <text:p>9222122012092122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44138</text:p>
          </table:table-cell>
          <table:table-cell office:value-type="string">
            <text:p>264556</text:p>
          </table:table-cell>
          <table:table-cell office:value-type="string">
            <text:p>15/08/14</text:p>
          </table:table-cell>
          <table:table-cell office:value-type="string">
            <text:p>15/08/14</text:p>
          </table:table-cell>
          <table:table-cell office:value-type="string">
            <text:p>CERTIFICADA</text:p>
          </table:table-cell>
          <table:table-cell office:value-type="string">
            <text:p>14,084</text:p>
          </table:table-cell>
          <table:table-cell office:value-type="string">
            <text:p>Fazenda Araritaguaba - Glebas<text:s text:c="2"/>A e B</text:p>
          </table:table-cell>
          <table:table-cell office:value-type="string">
            <text:p>Jorge Edney Atalla</text:p>
          </table:table-cell>
          <table:table-cell office:value-type="string">
            <text:p>006326868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361</text:p>
          </table:table-cell>
          <table:table-cell office:value-type="string">
            <text:p>30/12/99</text:p>
          </table:table-cell>
          <table:table-cell office:value-type="string">
            <text:p>00632686804</text:p>
          </table:table-cell>
          <table:table-cell office:value-type="string">
            <text:p>Jorge E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3713</text:p>
          </table:table-cell>
          <table:table-cell office:value-type="string">
            <text:p>0b52fcf6-75ac-43c2-af0d-a37fcc8aa260</text:p>
          </table:table-cell>
          <table:table-cell office:value-type="string">
            <text:p>DJY</text:p>
          </table:table-cell>
          <table:table-cell office:value-type="string">
            <text:p>9222122012092122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44138</text:p>
          </table:table-cell>
          <table:table-cell office:value-type="string">
            <text:p>264556</text:p>
          </table:table-cell>
          <table:table-cell office:value-type="string">
            <text:p>15/08/14</text:p>
          </table:table-cell>
          <table:table-cell office:value-type="string">
            <text:p>15/08/14</text:p>
          </table:table-cell>
          <table:table-cell office:value-type="string">
            <text:p>CERTIFICADA</text:p>
          </table:table-cell>
          <table:table-cell office:value-type="string">
            <text:p>105,179</text:p>
          </table:table-cell>
          <table:table-cell office:value-type="string">
            <text:p>Fazenda Araritaguaba - Glebas<text:s text:c="2"/>A e B</text:p>
          </table:table-cell>
          <table:table-cell office:value-type="string">
            <text:p>Jorge Edney Atalla</text:p>
          </table:table-cell>
          <table:table-cell office:value-type="string">
            <text:p>006326868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361</text:p>
          </table:table-cell>
          <table:table-cell office:value-type="string">
            <text:p>30/12/99</text:p>
          </table:table-cell>
          <table:table-cell office:value-type="string">
            <text:p>00632686804</text:p>
          </table:table-cell>
          <table:table-cell office:value-type="string">
            <text:p>Jorge E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16061</text:p>
          </table:table-cell>
          <table:table-cell office:value-type="string">
            <text:p>63f58aff-2518-4a91-8c8d-1218e6baf5ee</text:p>
          </table:table-cell>
          <table:table-cell office:value-type="string">
            <text:p>DJY</text:p>
          </table:table-cell>
          <table:table-cell office:value-type="string">
            <text:p>9222122012160621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1170024530</text:p>
          </table:table-cell>
          <table:table-cell office:value-type="string">
            <text:p>203856</text:p>
          </table:table-cell>
          <table:table-cell office:value-type="string">
            <text:p>09/06/14</text:p>
          </table:table-cell>
          <table:table-cell office:value-type="string">
            <text:p>09/06/14</text:p>
          </table:table-cell>
          <table:table-cell office:value-type="string">
            <text:p>CERTIFICADA</text:p>
          </table:table-cell>
          <table:table-cell office:value-type="string">
            <text:p>3,3148</text:p>
          </table:table-cell>
          <table:table-cell office:value-type="string">
            <text:p>Fazenda Amap├í</text:p>
          </table:table-cell>
          <table:table-cell office:value-type="string">
            <text:p>Jorge Edney Atalla</text:p>
          </table:table-cell>
          <table:table-cell office:value-type="string">
            <text:p>006326868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259-9</text:p>
          </table:table-cell>
          <table:table-cell office:value-type="string">
            <text:p>1106</text:p>
          </table:table-cell>
          <table:table-cell office:value-type="string">
            <text:p>30/12/99</text:p>
          </table:table-cell>
          <table:table-cell office:value-type="string">
            <text:p>00632686804</text:p>
          </table:table-cell>
          <table:table-cell office:value-type="string">
            <text:p>Jorge E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16060</text:p>
          </table:table-cell>
          <table:table-cell office:value-type="string">
            <text:p>ed80b496-3014-4b9f-a7b5-eee88c914baf</text:p>
          </table:table-cell>
          <table:table-cell office:value-type="string">
            <text:p>DJY</text:p>
          </table:table-cell>
          <table:table-cell office:value-type="string">
            <text:p>9222122012160621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1170024530</text:p>
          </table:table-cell>
          <table:table-cell office:value-type="string">
            <text:p>203856</text:p>
          </table:table-cell>
          <table:table-cell office:value-type="string">
            <text:p>09/06/14</text:p>
          </table:table-cell>
          <table:table-cell office:value-type="string">
            <text:p>09/06/14</text:p>
          </table:table-cell>
          <table:table-cell office:value-type="string">
            <text:p>CERTIFICADA</text:p>
          </table:table-cell>
          <table:table-cell office:value-type="string">
            <text:p>63,8694</text:p>
          </table:table-cell>
          <table:table-cell office:value-type="string">
            <text:p>Fazenda Amap├í</text:p>
          </table:table-cell>
          <table:table-cell office:value-type="string">
            <text:p>Jorge Edney Atalla</text:p>
          </table:table-cell>
          <table:table-cell office:value-type="string">
            <text:p>006326868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259-9</text:p>
          </table:table-cell>
          <table:table-cell office:value-type="string">
            <text:p>1106</text:p>
          </table:table-cell>
          <table:table-cell office:value-type="string">
            <text:p>30/12/99</text:p>
          </table:table-cell>
          <table:table-cell office:value-type="string">
            <text:p>00632686804</text:p>
          </table:table-cell>
          <table:table-cell office:value-type="string">
            <text:p>Jorge E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7710</text:p>
          </table:table-cell>
          <table:table-cell office:value-type="string">
            <text:p>e7abd882-3046-422a-999c-16ecf3ce5ff0</text:p>
          </table:table-cell>
          <table:table-cell office:value-type="string">
            <text:p>DJY</text:p>
          </table:table-cell>
          <table:table-cell office:value-type="string">
            <text:p>9222122012160621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1170024530</text:p>
          </table:table-cell>
          <table:table-cell office:value-type="string">
            <text:p>116761</text:p>
          </table:table-cell>
          <table:table-cell office:value-type="string">
            <text:p>13/03/14</text:p>
          </table:table-cell>
          <table:table-cell office:value-type="string">
            <text:p>13/03/14</text:p>
          </table:table-cell>
          <table:table-cell office:value-type="string">
            <text:p>CERTIFICADA</text:p>
          </table:table-cell>
          <table:table-cell office:value-type="string">
            <text:p>10,7672</text:p>
          </table:table-cell>
          <table:table-cell office:value-type="string">
            <text:p>Fazenda Amap├í</text:p>
          </table:table-cell>
          <table:table-cell office:value-type="string">
            <text:p>Jorge Edney Atalla</text:p>
          </table:table-cell>
          <table:table-cell office:value-type="string">
            <text:p>006326868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259-9</text:p>
          </table:table-cell>
          <table:table-cell office:value-type="string">
            <text:p>1106</text:p>
          </table:table-cell>
          <table:table-cell office:value-type="string">
            <text:p>30/12/99</text:p>
          </table:table-cell>
          <table:table-cell office:value-type="string">
            <text:p>00632686804</text:p>
          </table:table-cell>
          <table:table-cell office:value-type="string">
            <text:p>Jorge E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7709</text:p>
          </table:table-cell>
          <table:table-cell office:value-type="string">
            <text:p>31cd0f19-dda6-4304-9b4a-b3021a41ae77</text:p>
          </table:table-cell>
          <table:table-cell office:value-type="string">
            <text:p>DJY</text:p>
          </table:table-cell>
          <table:table-cell office:value-type="string">
            <text:p>9222122012160621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1170024530</text:p>
          </table:table-cell>
          <table:table-cell office:value-type="string">
            <text:p>116761</text:p>
          </table:table-cell>
          <table:table-cell office:value-type="string">
            <text:p>13/03/14</text:p>
          </table:table-cell>
          <table:table-cell office:value-type="string">
            <text:p>13/03/14</text:p>
          </table:table-cell>
          <table:table-cell office:value-type="string">
            <text:p>CERTIFICADA</text:p>
          </table:table-cell>
          <table:table-cell office:value-type="string">
            <text:p>0,4672</text:p>
          </table:table-cell>
          <table:table-cell office:value-type="string">
            <text:p>Fazenda Amap├í</text:p>
          </table:table-cell>
          <table:table-cell office:value-type="string">
            <text:p>Jorge Edney Atalla</text:p>
          </table:table-cell>
          <table:table-cell office:value-type="string">
            <text:p>006326868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259-9</text:p>
          </table:table-cell>
          <table:table-cell office:value-type="string">
            <text:p>1106</text:p>
          </table:table-cell>
          <table:table-cell office:value-type="string">
            <text:p>30/12/99</text:p>
          </table:table-cell>
          <table:table-cell office:value-type="string">
            <text:p>00632686804</text:p>
          </table:table-cell>
          <table:table-cell office:value-type="string">
            <text:p>Jorge E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16619</text:p>
          </table:table-cell>
          <table:table-cell office:value-type="string">
            <text:p>9483aa3c-8792-4be6-a877-dcb97c6e8b63</text:p>
          </table:table-cell>
          <table:table-cell office:value-type="string">
            <text:p>DJY</text:p>
          </table:table-cell>
          <table:table-cell office:value-type="string">
            <text:p>9222122012160621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1170024530</text:p>
          </table:table-cell>
          <table:table-cell office:value-type="string">
            <text:p>205063</text:p>
          </table:table-cell>
          <table:table-cell office:value-type="string">
            <text:p>10/06/14</text:p>
          </table:table-cell>
          <table:table-cell office:value-type="string">
            <text:p>10/06/14</text:p>
          </table:table-cell>
          <table:table-cell office:value-type="string">
            <text:p>CERTIFICADA</text:p>
          </table:table-cell>
          <table:table-cell office:value-type="string">
            <text:p>416,0108</text:p>
          </table:table-cell>
          <table:table-cell office:value-type="string">
            <text:p>Fazenda Amap├í</text:p>
          </table:table-cell>
          <table:table-cell office:value-type="string">
            <text:p>Jorge Edney Atalla</text:p>
          </table:table-cell>
          <table:table-cell office:value-type="string">
            <text:p>006326868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259-9</text:p>
          </table:table-cell>
          <table:table-cell office:value-type="string">
            <text:p>1106</text:p>
          </table:table-cell>
          <table:table-cell office:value-type="string">
            <text:p>30/12/99</text:p>
          </table:table-cell>
          <table:table-cell office:value-type="string">
            <text:p>00632686804</text:p>
          </table:table-cell>
          <table:table-cell office:value-type="string">
            <text:p>Jorge Edney Atalla</text:p>
          </table:table-cell>
          <table:table-cell office:value-type="string">
            <text:p/>
          </table:table-cell>
          <table:table-cell office:value-type="string">
            <text:p>35298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7509</text:p>
          </table:table-cell>
          <table:table-cell office:value-type="string">
            <text:p>dfbb9a22-542e-4650-a20c-0cc0c5da963e</text:p>
          </table:table-cell>
          <table:table-cell office:value-type="string">
            <text:p>DJY</text:p>
          </table:table-cell>
          <table:table-cell office:value-type="string">
            <text:p>9222122012160621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1170024530</text:p>
          </table:table-cell>
          <table:table-cell office:value-type="string">
            <text:p>116389</text:p>
          </table:table-cell>
          <table:table-cell office:value-type="string">
            <text:p>13/03/14</text:p>
          </table:table-cell>
          <table:table-cell office:value-type="string">
            <text:p>13/03/14</text:p>
          </table:table-cell>
          <table:table-cell office:value-type="string">
            <text:p>CERTIFICADA</text:p>
          </table:table-cell>
          <table:table-cell office:value-type="string">
            <text:p>2,6144</text:p>
          </table:table-cell>
          <table:table-cell office:value-type="string">
            <text:p>Fazenda Amap├í</text:p>
          </table:table-cell>
          <table:table-cell office:value-type="string">
            <text:p>Jorge Edney Atalla</text:p>
          </table:table-cell>
          <table:table-cell office:value-type="string">
            <text:p>006326868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259-9</text:p>
          </table:table-cell>
          <table:table-cell office:value-type="string">
            <text:p>1106</text:p>
          </table:table-cell>
          <table:table-cell office:value-type="string">
            <text:p>30/12/99</text:p>
          </table:table-cell>
          <table:table-cell office:value-type="string">
            <text:p>00632686804</text:p>
          </table:table-cell>
          <table:table-cell office:value-type="string">
            <text:p>Jorge E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7508</text:p>
          </table:table-cell>
          <table:table-cell office:value-type="string">
            <text:p>d5ee4e91-297f-452d-97fd-f0239dab6927</text:p>
          </table:table-cell>
          <table:table-cell office:value-type="string">
            <text:p>DJY</text:p>
          </table:table-cell>
          <table:table-cell office:value-type="string">
            <text:p>9222122012160621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1170024530</text:p>
          </table:table-cell>
          <table:table-cell office:value-type="string">
            <text:p>116389</text:p>
          </table:table-cell>
          <table:table-cell office:value-type="string">
            <text:p>13/03/14</text:p>
          </table:table-cell>
          <table:table-cell office:value-type="string">
            <text:p>13/03/14</text:p>
          </table:table-cell>
          <table:table-cell office:value-type="string">
            <text:p>CERTIFICADA</text:p>
          </table:table-cell>
          <table:table-cell office:value-type="string">
            <text:p>12,8404</text:p>
          </table:table-cell>
          <table:table-cell office:value-type="string">
            <text:p>Fazenda Amap├í</text:p>
          </table:table-cell>
          <table:table-cell office:value-type="string">
            <text:p>Jorge Edney Atalla</text:p>
          </table:table-cell>
          <table:table-cell office:value-type="string">
            <text:p>006326868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259-9</text:p>
          </table:table-cell>
          <table:table-cell office:value-type="string">
            <text:p>1106</text:p>
          </table:table-cell>
          <table:table-cell office:value-type="string">
            <text:p>30/12/99</text:p>
          </table:table-cell>
          <table:table-cell office:value-type="string">
            <text:p>00632686804</text:p>
          </table:table-cell>
          <table:table-cell office:value-type="string">
            <text:p>Jorge E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75144</text:p>
          </table:table-cell>
          <table:table-cell office:value-type="string">
            <text:p>b3c526c5-21c1-4715-ad25-f8f86abf3dcb</text:p>
          </table:table-cell>
          <table:table-cell office:value-type="string">
            <text:p>AH5</text:p>
          </table:table-cell>
          <table:table-cell office:value-type="string">
            <text:p>00001423201401091110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330489257</text:p>
          </table:table-cell>
          <table:table-cell office:value-type="string">
            <text:p>135946</text:p>
          </table:table-cell>
          <table:table-cell office:value-type="string">
            <text:p>07/04/14</text:p>
          </table:table-cell>
          <table:table-cell office:value-type="string">
            <text:p>07/04/14</text:p>
          </table:table-cell>
          <table:table-cell office:value-type="string">
            <text:p>CERTIFICADA</text:p>
          </table:table-cell>
          <table:table-cell office:value-type="string">
            <text:p>1347,6596</text:p>
          </table:table-cell>
          <table:table-cell office:value-type="string">
            <text:p>Loteamento Ponte Alta ÔÇô Gleba 21 ÔÇô 5┬¬ Etapa ÔÇô Lote 12</text:p>
          </table:table-cell>
          <table:table-cell office:value-type="string">
            <text:p>Jorge Luiz Mateus</text:p>
          </table:table-cell>
          <table:table-cell office:value-type="string">
            <text:p>315432431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57-1</text:p>
          </table:table-cell>
          <table:table-cell office:value-type="string">
            <text:p>439</text:p>
          </table:table-cell>
          <table:table-cell office:value-type="string">
            <text:p>30/12/99</text:p>
          </table:table-cell>
          <table:table-cell office:value-type="string">
            <text:p>31543243134</text:p>
          </table:table-cell>
          <table:table-cell office:value-type="string">
            <text:p>Jorge Luiz Mateus</text:p>
          </table:table-cell>
          <table:table-cell office:value-type="string">
            <text:p/>
          </table:table-cell>
          <table:table-cell office:value-type="string">
            <text:p>1712702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284141</text:p>
          </table:table-cell>
          <table:table-cell office:value-type="string">
            <text:p>ea73017c-6335-41f0-a8d0-82360b588a9a</text:p>
          </table:table-cell>
          <table:table-cell office:value-type="string">
            <text:p>EVS</text:p>
          </table:table-cell>
          <table:table-cell office:value-type="string">
            <text:p>227382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1068609</text:p>
          </table:table-cell>
          <table:table-cell office:value-type="string">
            <text:p>661014</text:p>
          </table:table-cell>
          <table:table-cell office:value-type="string">
            <text:p>17/08/15</text:p>
          </table:table-cell>
          <table:table-cell office:value-type="string">
            <text:p>17/08/15</text:p>
          </table:table-cell>
          <table:table-cell office:value-type="string">
            <text:p>CERTIFICADA</text:p>
          </table:table-cell>
          <table:table-cell office:value-type="string">
            <text:p>1578,6976</text:p>
          </table:table-cell>
          <table:table-cell office:value-type="string">
            <text:p>Fazenda Agropecu├íria Rio Verde</text:p>
          </table:table-cell>
          <table:table-cell office:value-type="string">
            <text:p>Jorge Luiz Viecili</text:p>
          </table:table-cell>
          <table:table-cell office:value-type="string">
            <text:p>174595240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28.409</text:p>
          </table:table-cell>
          <table:table-cell office:value-type="string">
            <text:p>30/12/99</text:p>
          </table:table-cell>
          <table:table-cell office:value-type="string">
            <text:p>17459524034</text:p>
          </table:table-cell>
          <table:table-cell office:value-type="string">
            <text:p>Jorge Luiz Viecil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9026</text:p>
          </table:table-cell>
          <table:table-cell office:value-type="string">
            <text:p>91c0b0e7-2364-412c-9116-df1de5a98e2d</text:p>
          </table:table-cell>
          <table:table-cell office:value-type="string">
            <text:p>DJY</text:p>
          </table:table-cell>
          <table:table-cell office:value-type="string">
            <text:p>92221220110515037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05825</text:p>
          </table:table-cell>
          <table:table-cell office:value-type="string">
            <text:p>120195</text:p>
          </table:table-cell>
          <table:table-cell office:value-type="string">
            <text:p>18/03/14</text:p>
          </table:table-cell>
          <table:table-cell office:value-type="string">
            <text:p>18/03/14</text:p>
          </table:table-cell>
          <table:table-cell office:value-type="string">
            <text:p>CERTIFICADA</text:p>
          </table:table-cell>
          <table:table-cell office:value-type="string">
            <text:p>154,1463</text:p>
          </table:table-cell>
          <table:table-cell office:value-type="string">
            <text:p>Fazenda S├úo Jos├®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499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8976</text:p>
          </table:table-cell>
          <table:table-cell office:value-type="string">
            <text:p>f69c5245-b2ca-430d-b09a-25151e6722d7</text:p>
          </table:table-cell>
          <table:table-cell office:value-type="string">
            <text:p>DJY</text:p>
          </table:table-cell>
          <table:table-cell office:value-type="string">
            <text:p>92221220110515037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05825</text:p>
          </table:table-cell>
          <table:table-cell office:value-type="string">
            <text:p>119829</text:p>
          </table:table-cell>
          <table:table-cell office:value-type="string">
            <text:p>18/03/14</text:p>
          </table:table-cell>
          <table:table-cell office:value-type="string">
            <text:p>18/03/14</text:p>
          </table:table-cell>
          <table:table-cell office:value-type="string">
            <text:p>CERTIFICADA</text:p>
          </table:table-cell>
          <table:table-cell office:value-type="string">
            <text:p>297,6569</text:p>
          </table:table-cell>
          <table:table-cell office:value-type="string">
            <text:p>Fazenda Fl├│rid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043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1526</text:p>
          </table:table-cell>
          <table:table-cell office:value-type="string">
            <text:p>d83dae6a-db4d-49c4-a6b5-88d503daa441</text:p>
          </table:table-cell>
          <table:table-cell office:value-type="string">
            <text:p>DJY</text:p>
          </table:table-cell>
          <table:table-cell office:value-type="string">
            <text:p>9222122010190572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34507</text:p>
          </table:table-cell>
          <table:table-cell office:value-type="string">
            <text:p>260079</text:p>
          </table:table-cell>
          <table:table-cell office:value-type="string">
            <text:p>12/08/14</text:p>
          </table:table-cell>
          <table:table-cell office:value-type="string">
            <text:p>12/08/14</text:p>
          </table:table-cell>
          <table:table-cell office:value-type="string">
            <text:p>CERTIFICADA</text:p>
          </table:table-cell>
          <table:table-cell office:value-type="string">
            <text:p>56,824</text:p>
          </table:table-cell>
          <table:table-cell office:value-type="string">
            <text:p>Fazenda Santa Luzi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358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3709</text:p>
          </table:table-cell>
          <table:table-cell office:value-type="string">
            <text:p>e26b8220-6310-4bb6-9da0-5cc3e3fe8dcd</text:p>
          </table:table-cell>
          <table:table-cell office:value-type="string">
            <text:p>DJY</text:p>
          </table:table-cell>
          <table:table-cell office:value-type="string">
            <text:p>9222122012092255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59674</text:p>
          </table:table-cell>
          <table:table-cell office:value-type="string">
            <text:p>264544</text:p>
          </table:table-cell>
          <table:table-cell office:value-type="string">
            <text:p>15/08/14</text:p>
          </table:table-cell>
          <table:table-cell office:value-type="string">
            <text:p>15/08/14</text:p>
          </table:table-cell>
          <table:table-cell office:value-type="string">
            <text:p>CERTIFICADA</text:p>
          </table:table-cell>
          <table:table-cell office:value-type="string">
            <text:p>0,5633</text:p>
          </table:table-cell>
          <table:table-cell office:value-type="string">
            <text:p>S├¡tio BE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2385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3708</text:p>
          </table:table-cell>
          <table:table-cell office:value-type="string">
            <text:p>c83cab2f-b4c1-41e2-8e3e-5b78b1f1c3c6</text:p>
          </table:table-cell>
          <table:table-cell office:value-type="string">
            <text:p>DJY</text:p>
          </table:table-cell>
          <table:table-cell office:value-type="string">
            <text:p>9222122012092255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59674</text:p>
          </table:table-cell>
          <table:table-cell office:value-type="string">
            <text:p>264544</text:p>
          </table:table-cell>
          <table:table-cell office:value-type="string">
            <text:p>15/08/14</text:p>
          </table:table-cell>
          <table:table-cell office:value-type="string">
            <text:p>15/08/14</text:p>
          </table:table-cell>
          <table:table-cell office:value-type="string">
            <text:p>CERTIFICADA</text:p>
          </table:table-cell>
          <table:table-cell office:value-type="string">
            <text:p>3,3024</text:p>
          </table:table-cell>
          <table:table-cell office:value-type="string">
            <text:p>S├¡tio BE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2385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3707</text:p>
          </table:table-cell>
          <table:table-cell office:value-type="string">
            <text:p>6b418e83-9423-4eaa-a3f3-d0dca0d81083</text:p>
          </table:table-cell>
          <table:table-cell office:value-type="string">
            <text:p>DJY</text:p>
          </table:table-cell>
          <table:table-cell office:value-type="string">
            <text:p>9222122012092255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59674</text:p>
          </table:table-cell>
          <table:table-cell office:value-type="string">
            <text:p>264544</text:p>
          </table:table-cell>
          <table:table-cell office:value-type="string">
            <text:p>15/08/14</text:p>
          </table:table-cell>
          <table:table-cell office:value-type="string">
            <text:p>15/08/14</text:p>
          </table:table-cell>
          <table:table-cell office:value-type="string">
            <text:p>CERTIFICADA</text:p>
          </table:table-cell>
          <table:table-cell office:value-type="string">
            <text:p>13,7136</text:p>
          </table:table-cell>
          <table:table-cell office:value-type="string">
            <text:p>S├¡tio BE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2385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3711</text:p>
          </table:table-cell>
          <table:table-cell office:value-type="string">
            <text:p>cab59579-dc92-44cd-9e0e-87eebb1459b2</text:p>
          </table:table-cell>
          <table:table-cell office:value-type="string">
            <text:p>DJY</text:p>
          </table:table-cell>
          <table:table-cell office:value-type="string">
            <text:p>9222122012092263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59674</text:p>
          </table:table-cell>
          <table:table-cell office:value-type="string">
            <text:p>264549</text:p>
          </table:table-cell>
          <table:table-cell office:value-type="string">
            <text:p>15/08/14</text:p>
          </table:table-cell>
          <table:table-cell office:value-type="string">
            <text:p>15/08/14</text:p>
          </table:table-cell>
          <table:table-cell office:value-type="string">
            <text:p>CERTIFICADA</text:p>
          </table:table-cell>
          <table:table-cell office:value-type="string">
            <text:p>2,4733</text:p>
          </table:table-cell>
          <table:table-cell office:value-type="string">
            <text:p>S├¡tio BE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2386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3710</text:p>
          </table:table-cell>
          <table:table-cell office:value-type="string">
            <text:p>e2d02543-e44b-4509-a23a-e0a4e321fa0a</text:p>
          </table:table-cell>
          <table:table-cell office:value-type="string">
            <text:p>DJY</text:p>
          </table:table-cell>
          <table:table-cell office:value-type="string">
            <text:p>9222122012092263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59674</text:p>
          </table:table-cell>
          <table:table-cell office:value-type="string">
            <text:p>264549</text:p>
          </table:table-cell>
          <table:table-cell office:value-type="string">
            <text:p>15/08/14</text:p>
          </table:table-cell>
          <table:table-cell office:value-type="string">
            <text:p>15/08/14</text:p>
          </table:table-cell>
          <table:table-cell office:value-type="string">
            <text:p>CERTIFICADA</text:p>
          </table:table-cell>
          <table:table-cell office:value-type="string">
            <text:p>2,5544</text:p>
          </table:table-cell>
          <table:table-cell office:value-type="string">
            <text:p>S├¡tio BE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2386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67297</text:p>
          </table:table-cell>
          <table:table-cell office:value-type="string">
            <text:p>a11e0fdd-4666-467c-b2f9-cd79fe787b95</text:p>
          </table:table-cell>
          <table:table-cell office:value-type="string">
            <text:p>DJY</text:p>
          </table:table-cell>
          <table:table-cell office:value-type="string">
            <text:p>9222122012160956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1170024530</text:p>
          </table:table-cell>
          <table:table-cell office:value-type="string">
            <text:p>115849</text:p>
          </table:table-cell>
          <table:table-cell office:value-type="string">
            <text:p>13/03/14</text:p>
          </table:table-cell>
          <table:table-cell office:value-type="string">
            <text:p>13/03/14</text:p>
          </table:table-cell>
          <table:table-cell office:value-type="string">
            <text:p>CERTIFICADA</text:p>
          </table:table-cell>
          <table:table-cell office:value-type="string">
            <text:p>75,6038</text:p>
          </table:table-cell>
          <table:table-cell office:value-type="string">
            <text:p>S├¡tio Santa Cristin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259-9</text:p>
          </table:table-cell>
          <table:table-cell office:value-type="string">
            <text:p>415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298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35726</text:p>
          </table:table-cell>
          <table:table-cell office:value-type="string">
            <text:p>ee3cd4c5-b20d-4c0c-83df-0f1fb2dede44</text:p>
          </table:table-cell>
          <table:table-cell office:value-type="string">
            <text:p>DJY</text:p>
          </table:table-cell>
          <table:table-cell office:value-type="string">
            <text:p>92221220090690166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30325792628</text:p>
          </table:table-cell>
          <table:table-cell office:value-type="string">
            <text:p>245818</text:p>
          </table:table-cell>
          <table:table-cell office:value-type="string">
            <text:p>29/07/14</text:p>
          </table:table-cell>
          <table:table-cell office:value-type="string">
            <text:p>29/07/14</text:p>
          </table:table-cell>
          <table:table-cell office:value-type="string">
            <text:p>CERTIFICADA</text:p>
          </table:table-cell>
          <table:table-cell office:value-type="string">
            <text:p>173,8333</text:p>
          </table:table-cell>
          <table:table-cell office:value-type="string">
            <text:p>Fazenda Bocaina do Tatu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31-1</text:p>
          </table:table-cell>
          <table:table-cell office:value-type="string">
            <text:p>249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079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39735</text:p>
          </table:table-cell>
          <table:table-cell office:value-type="string">
            <text:p>d3e47da8-3bc1-4368-9a84-6a75240b507d</text:p>
          </table:table-cell>
          <table:table-cell office:value-type="string">
            <text:p>BNF</text:p>
          </table:table-cell>
          <table:table-cell office:value-type="string">
            <text:p> 9222122009058759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31050032713</text:p>
          </table:table-cell>
          <table:table-cell office:value-type="string">
            <text:p>255523</text:p>
          </table:table-cell>
          <table:table-cell office:value-type="string">
            <text:p>08/08/14</text:p>
          </table:table-cell>
          <table:table-cell office:value-type="string">
            <text:p>08/08/14</text:p>
          </table:table-cell>
          <table:table-cell office:value-type="string">
            <text:p>CERTIFICADA</text:p>
          </table:table-cell>
          <table:table-cell office:value-type="string">
            <text:p>31,6924</text:p>
          </table:table-cell>
          <table:table-cell office:value-type="string">
            <text:p>Fazenda S├úo Jos├® do Saltinho I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31-1</text:p>
          </table:table-cell>
          <table:table-cell office:value-type="string">
            <text:p>308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54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5130</text:p>
          </table:table-cell>
          <table:table-cell office:value-type="string">
            <text:p>1a1220d2-6706-4d8b-9609-e25654af86c6</text:p>
          </table:table-cell>
          <table:table-cell office:value-type="string">
            <text:p>BNF</text:p>
          </table:table-cell>
          <table:table-cell office:value-type="string">
            <text:p>92221220090587603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31050032802</text:p>
          </table:table-cell>
          <table:table-cell office:value-type="string">
            <text:p>267771</text:p>
          </table:table-cell>
          <table:table-cell office:value-type="string">
            <text:p>18/08/14</text:p>
          </table:table-cell>
          <table:table-cell office:value-type="string">
            <text:p>18/08/14</text:p>
          </table:table-cell>
          <table:table-cell office:value-type="string">
            <text:p>CERTIFICADA</text:p>
          </table:table-cell>
          <table:table-cell office:value-type="string">
            <text:p>51,4388</text:p>
          </table:table-cell>
          <table:table-cell office:value-type="string">
            <text:p>Fazenda S├úo Judas Tadeu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31-1</text:p>
          </table:table-cell>
          <table:table-cell office:value-type="string">
            <text:p>309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54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1336</text:p>
          </table:table-cell>
          <table:table-cell office:value-type="string">
            <text:p>1764824b-0289-4d28-917d-53e0bfa7be85</text:p>
          </table:table-cell>
          <table:table-cell office:value-type="string">
            <text:p>DJY</text:p>
          </table:table-cell>
          <table:table-cell office:value-type="string">
            <text:p>92221220090587620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31050032985</text:p>
          </table:table-cell>
          <table:table-cell office:value-type="string">
            <text:p>259555</text:p>
          </table:table-cell>
          <table:table-cell office:value-type="string">
            <text:p>12/08/14</text:p>
          </table:table-cell>
          <table:table-cell office:value-type="string">
            <text:p>12/08/14</text:p>
          </table:table-cell>
          <table:table-cell office:value-type="string">
            <text:p>CERTIFICADA</text:p>
          </table:table-cell>
          <table:table-cell office:value-type="string">
            <text:p>38,5064</text:p>
          </table:table-cell>
          <table:table-cell office:value-type="string">
            <text:p>Fazenda S├úo Jorge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31-1</text:p>
          </table:table-cell>
          <table:table-cell office:value-type="string">
            <text:p>310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54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1370</text:p>
          </table:table-cell>
          <table:table-cell office:value-type="string">
            <text:p>8f7f582a-7b46-4946-9ab9-a6e5c49518a1</text:p>
          </table:table-cell>
          <table:table-cell office:value-type="string">
            <text:p>DJY</text:p>
          </table:table-cell>
          <table:table-cell office:value-type="string">
            <text:p>92221220090587620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31050032985</text:p>
          </table:table-cell>
          <table:table-cell office:value-type="string">
            <text:p>259791</text:p>
          </table:table-cell>
          <table:table-cell office:value-type="string">
            <text:p>12/08/14</text:p>
          </table:table-cell>
          <table:table-cell office:value-type="string">
            <text:p>12/08/14</text:p>
          </table:table-cell>
          <table:table-cell office:value-type="string">
            <text:p>CERTIFICADA</text:p>
          </table:table-cell>
          <table:table-cell office:value-type="string">
            <text:p>33,5795</text:p>
          </table:table-cell>
          <table:table-cell office:value-type="string">
            <text:p>S├¡tio Concei├º├úo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31-1</text:p>
          </table:table-cell>
          <table:table-cell office:value-type="string">
            <text:p>2905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35547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23717</text:p>
          </table:table-cell>
          <table:table-cell office:value-type="string">
            <text:p>f77e7c24-426c-44db-b69d-a132183b0fd6</text:p>
          </table:table-cell>
          <table:table-cell office:value-type="string">
            <text:p>DJY</text:p>
          </table:table-cell>
          <table:table-cell office:value-type="string">
            <text:p>2011527810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110043246</text:p>
          </table:table-cell>
          <table:table-cell office:value-type="string">
            <text:p>220775</text:p>
          </table:table-cell>
          <table:table-cell office:value-type="string">
            <text:p>01/07/14</text:p>
          </table:table-cell>
          <table:table-cell office:value-type="string">
            <text:p>01/07/14</text:p>
          </table:table-cell>
          <table:table-cell office:value-type="string">
            <text:p>CERTIFICADA</text:p>
          </table:table-cell>
          <table:table-cell office:value-type="string">
            <text:p>185,866</text:p>
          </table:table-cell>
          <table:table-cell office:value-type="string">
            <text:p>Fazenda Santa Marin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88-5</text:p>
          </table:table-cell>
          <table:table-cell office:value-type="string">
            <text:p>490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0806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25186</text:p>
          </table:table-cell>
          <table:table-cell office:value-type="string">
            <text:p>2066cd29-b832-4bfa-b400-02b709d07158</text:p>
          </table:table-cell>
          <table:table-cell office:value-type="string">
            <text:p>DJY</text:p>
          </table:table-cell>
          <table:table-cell office:value-type="string">
            <text:p>20081789692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17402</text:p>
          </table:table-cell>
          <table:table-cell office:value-type="string">
            <text:p>468592</text:p>
          </table:table-cell>
          <table:table-cell office:value-type="string">
            <text:p>03/03/15</text:p>
          </table:table-cell>
          <table:table-cell office:value-type="string">
            <text:p>03/03/15</text:p>
          </table:table-cell>
          <table:table-cell office:value-type="string">
            <text:p>CERTIFICADA</text:p>
          </table:table-cell>
          <table:table-cell office:value-type="string">
            <text:p>245,1407</text:p>
          </table:table-cell>
          <table:table-cell office:value-type="string">
            <text:p>Santa Am├íli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83-6</text:p>
          </table:table-cell>
          <table:table-cell office:value-type="string">
            <text:p>313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200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25208</text:p>
          </table:table-cell>
          <table:table-cell office:value-type="string">
            <text:p>e23a92ac-01d8-44d7-9635-25994dcf8816</text:p>
          </table:table-cell>
          <table:table-cell office:value-type="string">
            <text:p>DJY</text:p>
          </table:table-cell>
          <table:table-cell office:value-type="string">
            <text:p>20081789692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17402</text:p>
          </table:table-cell>
          <table:table-cell office:value-type="string">
            <text:p>468633</text:p>
          </table:table-cell>
          <table:table-cell office:value-type="string">
            <text:p>03/03/15</text:p>
          </table:table-cell>
          <table:table-cell office:value-type="string">
            <text:p>03/03/15</text:p>
          </table:table-cell>
          <table:table-cell office:value-type="string">
            <text:p>CERTIFICADA</text:p>
          </table:table-cell>
          <table:table-cell office:value-type="string">
            <text:p>150,5346</text:p>
          </table:table-cell>
          <table:table-cell office:value-type="string">
            <text:p>Fazenda S├úo Judas Tadeu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83-6</text:p>
          </table:table-cell>
          <table:table-cell office:value-type="string">
            <text:p>464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200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25188</text:p>
          </table:table-cell>
          <table:table-cell office:value-type="string">
            <text:p>66ea8b48-c252-41d8-8e3b-5f3581bb7a59</text:p>
          </table:table-cell>
          <table:table-cell office:value-type="string">
            <text:p>DJY</text:p>
          </table:table-cell>
          <table:table-cell office:value-type="string">
            <text:p>20081789692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17402</text:p>
          </table:table-cell>
          <table:table-cell office:value-type="string">
            <text:p>468596</text:p>
          </table:table-cell>
          <table:table-cell office:value-type="string">
            <text:p>03/03/15</text:p>
          </table:table-cell>
          <table:table-cell office:value-type="string">
            <text:p>03/03/15</text:p>
          </table:table-cell>
          <table:table-cell office:value-type="string">
            <text:p>CERTIFICADA</text:p>
          </table:table-cell>
          <table:table-cell office:value-type="string">
            <text:p>286,4927</text:p>
          </table:table-cell>
          <table:table-cell office:value-type="string">
            <text:p>Santa Apol├┤ni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83-6</text:p>
          </table:table-cell>
          <table:table-cell office:value-type="string">
            <text:p>323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200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83165</text:p>
          </table:table-cell>
          <table:table-cell office:value-type="string">
            <text:p>ecf93da9-6567-419b-a81a-36129df34cb4</text:p>
          </table:table-cell>
          <table:table-cell office:value-type="string">
            <text:p>DJY</text:p>
          </table:table-cell>
          <table:table-cell office:value-type="string">
            <text:p>20081789692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17402</text:p>
          </table:table-cell>
          <table:table-cell office:value-type="string">
            <text:p>358870</text:p>
          </table:table-cell>
          <table:table-cell office:value-type="string">
            <text:p>05/11/14</text:p>
          </table:table-cell>
          <table:table-cell office:value-type="string">
            <text:p>05/11/14</text:p>
          </table:table-cell>
          <table:table-cell office:value-type="string">
            <text:p>CERTIFICADA</text:p>
          </table:table-cell>
          <table:table-cell office:value-type="string">
            <text:p>328,9491</text:p>
          </table:table-cell>
          <table:table-cell office:value-type="string">
            <text:p>Santa Madalen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647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25202</text:p>
          </table:table-cell>
          <table:table-cell office:value-type="string">
            <text:p>516dd080-19c8-4f8c-9de4-f1b65fdaeb59</text:p>
          </table:table-cell>
          <table:table-cell office:value-type="string">
            <text:p>DJY</text:p>
          </table:table-cell>
          <table:table-cell office:value-type="string">
            <text:p>20081789692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17402</text:p>
          </table:table-cell>
          <table:table-cell office:value-type="string">
            <text:p>468606</text:p>
          </table:table-cell>
          <table:table-cell office:value-type="string">
            <text:p>03/03/15</text:p>
          </table:table-cell>
          <table:table-cell office:value-type="string">
            <text:p>03/03/15</text:p>
          </table:table-cell>
          <table:table-cell office:value-type="string">
            <text:p>CERTIFICADA</text:p>
          </table:table-cell>
          <table:table-cell office:value-type="string">
            <text:p>37,4195</text:p>
          </table:table-cell>
          <table:table-cell office:value-type="string">
            <text:p>Santa L├¡dia A e B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83-6</text:p>
          </table:table-cell>
          <table:table-cell office:value-type="string">
            <text:p>371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200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25201</text:p>
          </table:table-cell>
          <table:table-cell office:value-type="string">
            <text:p>8e83334b-5044-4d14-bf5a-4fbafb05b348</text:p>
          </table:table-cell>
          <table:table-cell office:value-type="string">
            <text:p>DJY</text:p>
          </table:table-cell>
          <table:table-cell office:value-type="string">
            <text:p>20081789692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17402</text:p>
          </table:table-cell>
          <table:table-cell office:value-type="string">
            <text:p>468606</text:p>
          </table:table-cell>
          <table:table-cell office:value-type="string">
            <text:p>03/03/15</text:p>
          </table:table-cell>
          <table:table-cell office:value-type="string">
            <text:p>03/03/15</text:p>
          </table:table-cell>
          <table:table-cell office:value-type="string">
            <text:p>CERTIFICADA</text:p>
          </table:table-cell>
          <table:table-cell office:value-type="string">
            <text:p>85,6216</text:p>
          </table:table-cell>
          <table:table-cell office:value-type="string">
            <text:p>Santa L├¡dia A e B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83-6</text:p>
          </table:table-cell>
          <table:table-cell office:value-type="string">
            <text:p>371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200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24787</text:p>
          </table:table-cell>
          <table:table-cell office:value-type="string">
            <text:p>3e9ccc32-8f00-4fe9-9767-c8ea566a348a</text:p>
          </table:table-cell>
          <table:table-cell office:value-type="string">
            <text:p>DJY</text:p>
          </table:table-cell>
          <table:table-cell office:value-type="string">
            <text:p>2012235030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42350</text:p>
          </table:table-cell>
          <table:table-cell office:value-type="string">
            <text:p>223331</text:p>
          </table:table-cell>
          <table:table-cell office:value-type="string">
            <text:p>04/07/14</text:p>
          </table:table-cell>
          <table:table-cell office:value-type="string">
            <text:p>04/07/14</text:p>
          </table:table-cell>
          <table:table-cell office:value-type="string">
            <text:p>CERTIFICADA</text:p>
          </table:table-cell>
          <table:table-cell office:value-type="string">
            <text:p>38,5506</text:p>
          </table:table-cell>
          <table:table-cell office:value-type="string">
            <text:p>S├¡tio Bom Jesus Terceiro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655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26517</text:p>
          </table:table-cell>
          <table:table-cell office:value-type="string">
            <text:p>a5eca6f2-aec5-4479-ac94-705c1033171c</text:p>
          </table:table-cell>
          <table:table-cell office:value-type="string">
            <text:p>DJY</text:p>
          </table:table-cell>
          <table:table-cell office:value-type="string">
            <text:p>20142239811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47310</text:p>
          </table:table-cell>
          <table:table-cell office:value-type="string">
            <text:p>226160</text:p>
          </table:table-cell>
          <table:table-cell office:value-type="string">
            <text:p>09/07/14</text:p>
          </table:table-cell>
          <table:table-cell office:value-type="string">
            <text:p>09/07/14</text:p>
          </table:table-cell>
          <table:table-cell office:value-type="string">
            <text:p>CERTIFICADA</text:p>
          </table:table-cell>
          <table:table-cell office:value-type="string">
            <text:p>248,4537</text:p>
          </table:table-cell>
          <table:table-cell office:value-type="string">
            <text:p>Fazenda Promiss├úo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3.074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28906</text:p>
          </table:table-cell>
          <table:table-cell office:value-type="string">
            <text:p>80f07a08-e4f5-4c68-9ffc-dc2b3305ac64</text:p>
          </table:table-cell>
          <table:table-cell office:value-type="string">
            <text:p>BNF</text:p>
          </table:table-cell>
          <table:table-cell office:value-type="string">
            <text:p>20081992900 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47310</text:p>
          </table:table-cell>
          <table:table-cell office:value-type="string">
            <text:p>476413</text:p>
          </table:table-cell>
          <table:table-cell office:value-type="string">
            <text:p>09/03/15</text:p>
          </table:table-cell>
          <table:table-cell office:value-type="string">
            <text:p>09/03/15</text:p>
          </table:table-cell>
          <table:table-cell office:value-type="string">
            <text:p>CERTIFICADA</text:p>
          </table:table-cell>
          <table:table-cell office:value-type="string">
            <text:p>25,7011</text:p>
          </table:table-cell>
          <table:table-cell office:value-type="string">
            <text:p>S├¡tio S├úo Manoel III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662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28891</text:p>
          </table:table-cell>
          <table:table-cell office:value-type="string">
            <text:p>cf1b97d5-b549-4289-b8ac-47a934f270ec</text:p>
          </table:table-cell>
          <table:table-cell office:value-type="string">
            <text:p>BNF</text:p>
          </table:table-cell>
          <table:table-cell office:value-type="string">
            <text:p>20081992900 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47310</text:p>
          </table:table-cell>
          <table:table-cell office:value-type="string">
            <text:p>476356</text:p>
          </table:table-cell>
          <table:table-cell office:value-type="string">
            <text:p>09/03/15</text:p>
          </table:table-cell>
          <table:table-cell office:value-type="string">
            <text:p>09/03/15</text:p>
          </table:table-cell>
          <table:table-cell office:value-type="string">
            <text:p>CERTIFICADA</text:p>
          </table:table-cell>
          <table:table-cell office:value-type="string">
            <text:p>26,3442</text:p>
          </table:table-cell>
          <table:table-cell office:value-type="string">
            <text:p>S├¡tio Santa Rosa II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649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26516</text:p>
          </table:table-cell>
          <table:table-cell office:value-type="string">
            <text:p>3c66b0c0-b5fd-4269-a5c3-ff1839e34d15</text:p>
          </table:table-cell>
          <table:table-cell office:value-type="string">
            <text:p>DJY</text:p>
          </table:table-cell>
          <table:table-cell office:value-type="string">
            <text:p>20142239811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47310</text:p>
          </table:table-cell>
          <table:table-cell office:value-type="string">
            <text:p>226152</text:p>
          </table:table-cell>
          <table:table-cell office:value-type="string">
            <text:p>09/07/14</text:p>
          </table:table-cell>
          <table:table-cell office:value-type="string">
            <text:p>09/07/14</text:p>
          </table:table-cell>
          <table:table-cell office:value-type="string">
            <text:p>CERTIFICADA</text:p>
          </table:table-cell>
          <table:table-cell office:value-type="string">
            <text:p>249,5444</text:p>
          </table:table-cell>
          <table:table-cell office:value-type="string">
            <text:p>Fazenda Santa Julia II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1.405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28905</text:p>
          </table:table-cell>
          <table:table-cell office:value-type="string">
            <text:p>693539b6-fc35-47d1-9c25-10cf76dc9c72</text:p>
          </table:table-cell>
          <table:table-cell office:value-type="string">
            <text:p>BNF</text:p>
          </table:table-cell>
          <table:table-cell office:value-type="string">
            <text:p>20081992900 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47310</text:p>
          </table:table-cell>
          <table:table-cell office:value-type="string">
            <text:p>476406</text:p>
          </table:table-cell>
          <table:table-cell office:value-type="string">
            <text:p>09/03/15</text:p>
          </table:table-cell>
          <table:table-cell office:value-type="string">
            <text:p>09/03/15</text:p>
          </table:table-cell>
          <table:table-cell office:value-type="string">
            <text:p>CERTIFICADA</text:p>
          </table:table-cell>
          <table:table-cell office:value-type="string">
            <text:p>23,5489</text:p>
          </table:table-cell>
          <table:table-cell office:value-type="string">
            <text:p>S├¡tio S├úo Jos├® XIX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651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26518</text:p>
          </table:table-cell>
          <table:table-cell office:value-type="string">
            <text:p>93748968-c51f-45a2-a017-b861267e8265</text:p>
          </table:table-cell>
          <table:table-cell office:value-type="string">
            <text:p>DJY</text:p>
          </table:table-cell>
          <table:table-cell office:value-type="string">
            <text:p>20142239811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47310</text:p>
          </table:table-cell>
          <table:table-cell office:value-type="string">
            <text:p>226162</text:p>
          </table:table-cell>
          <table:table-cell office:value-type="string">
            <text:p>09/07/14</text:p>
          </table:table-cell>
          <table:table-cell office:value-type="string">
            <text:p>09/07/14</text:p>
          </table:table-cell>
          <table:table-cell office:value-type="string">
            <text:p>CERTIFICADA</text:p>
          </table:table-cell>
          <table:table-cell office:value-type="string">
            <text:p>38,0734</text:p>
          </table:table-cell>
          <table:table-cell office:value-type="string">
            <text:p>S├¡tio Tupi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3.137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24788</text:p>
          </table:table-cell>
          <table:table-cell office:value-type="string">
            <text:p>dda51baf-2d9e-4aec-8afc-18e5cbe4b208</text:p>
          </table:table-cell>
          <table:table-cell office:value-type="string">
            <text:p>DJY</text:p>
          </table:table-cell>
          <table:table-cell office:value-type="string">
            <text:p>20122350989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56068</text:p>
          </table:table-cell>
          <table:table-cell office:value-type="string">
            <text:p>223333</text:p>
          </table:table-cell>
          <table:table-cell office:value-type="string">
            <text:p>04/07/14</text:p>
          </table:table-cell>
          <table:table-cell office:value-type="string">
            <text:p>04/07/14</text:p>
          </table:table-cell>
          <table:table-cell office:value-type="string">
            <text:p>CERTIFICADA</text:p>
          </table:table-cell>
          <table:table-cell office:value-type="string">
            <text:p>68,6393</text:p>
          </table:table-cell>
          <table:table-cell office:value-type="string">
            <text:p>S├¡tio Mon├º├úo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654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24790</text:p>
          </table:table-cell>
          <table:table-cell office:value-type="string">
            <text:p>e4df8111-217f-4de9-8846-8e33f529c908</text:p>
          </table:table-cell>
          <table:table-cell office:value-type="string">
            <text:p>DJY</text:p>
          </table:table-cell>
          <table:table-cell office:value-type="string">
            <text:p>20122350989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56068</text:p>
          </table:table-cell>
          <table:table-cell office:value-type="string">
            <text:p>223336</text:p>
          </table:table-cell>
          <table:table-cell office:value-type="string">
            <text:p>04/07/14</text:p>
          </table:table-cell>
          <table:table-cell office:value-type="string">
            <text:p>04/07/14</text:p>
          </table:table-cell>
          <table:table-cell office:value-type="string">
            <text:p>CERTIFICADA</text:p>
          </table:table-cell>
          <table:table-cell office:value-type="string">
            <text:p>4,1439</text:p>
          </table:table-cell>
          <table:table-cell office:value-type="string">
            <text:p>Ch├ícara S├úo Luiz S├®timo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656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24789</text:p>
          </table:table-cell>
          <table:table-cell office:value-type="string">
            <text:p>8ccf1c34-7a5a-4cad-8852-ce82dd042598</text:p>
          </table:table-cell>
          <table:table-cell office:value-type="string">
            <text:p>DJY</text:p>
          </table:table-cell>
          <table:table-cell office:value-type="string">
            <text:p>20122350989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700056068</text:p>
          </table:table-cell>
          <table:table-cell office:value-type="string">
            <text:p>223334</text:p>
          </table:table-cell>
          <table:table-cell office:value-type="string">
            <text:p>04/07/14</text:p>
          </table:table-cell>
          <table:table-cell office:value-type="string">
            <text:p>04/07/14</text:p>
          </table:table-cell>
          <table:table-cell office:value-type="string">
            <text:p>CERTIFICADA</text:p>
          </table:table-cell>
          <table:table-cell office:value-type="string">
            <text:p>32,9175</text:p>
          </table:table-cell>
          <table:table-cell office:value-type="string">
            <text:p>S├¡tio Martins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653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30650</text:p>
          </table:table-cell>
          <table:table-cell office:value-type="string">
            <text:p>bfb2545f-1006-43db-b06e-acc3dd60c6fd</text:p>
          </table:table-cell>
          <table:table-cell office:value-type="string">
            <text:p>DJY</text:p>
          </table:table-cell>
          <table:table-cell office:value-type="string">
            <text:p>20122351357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2240006558</text:p>
          </table:table-cell>
          <table:table-cell office:value-type="string">
            <text:p>480178</text:p>
          </table:table-cell>
          <table:table-cell office:value-type="string">
            <text:p>12/03/15</text:p>
          </table:table-cell>
          <table:table-cell office:value-type="string">
            <text:p>12/03/15</text:p>
          </table:table-cell>
          <table:table-cell office:value-type="string">
            <text:p>CERTIFICADA</text:p>
          </table:table-cell>
          <table:table-cell office:value-type="string">
            <text:p>272,3556</text:p>
          </table:table-cell>
          <table:table-cell office:value-type="string">
            <text:p>Fazenda S├úo Bento Segundo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8-0</text:p>
          </table:table-cell>
          <table:table-cell office:value-type="string">
            <text:p>657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51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22861</text:p>
          </table:table-cell>
          <table:table-cell office:value-type="string">
            <text:p>553577b2-d678-433c-b39b-3e2b60ff179a</text:p>
          </table:table-cell>
          <table:table-cell office:value-type="string">
            <text:p>DJY</text:p>
          </table:table-cell>
          <table:table-cell office:value-type="string">
            <text:p>2010553989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2240010318</text:p>
          </table:table-cell>
          <table:table-cell office:value-type="string">
            <text:p>463507</text:p>
          </table:table-cell>
          <table:table-cell office:value-type="string">
            <text:p>25/02/15</text:p>
          </table:table-cell>
          <table:table-cell office:value-type="string">
            <text:p>25/02/15</text:p>
          </table:table-cell>
          <table:table-cell office:value-type="string">
            <text:p>CERTIFICADA</text:p>
          </table:table-cell>
          <table:table-cell office:value-type="string">
            <text:p>6,5397</text:p>
          </table:table-cell>
          <table:table-cell office:value-type="string">
            <text:p>S├¡tio Tr├¬s Colinas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83-6</text:p>
          </table:table-cell>
          <table:table-cell office:value-type="string">
            <text:p>855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08007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30251</text:p>
          </table:table-cell>
          <table:table-cell office:value-type="string">
            <text:p>121036d8-8733-4b50-ba56-9cb58fa3a0de</text:p>
          </table:table-cell>
          <table:table-cell office:value-type="string">
            <text:p>DJY</text:p>
          </table:table-cell>
          <table:table-cell office:value-type="string">
            <text:p>2007275750-3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2243171606</text:p>
          </table:table-cell>
          <table:table-cell office:value-type="string">
            <text:p>479082</text:p>
          </table:table-cell>
          <table:table-cell office:value-type="string">
            <text:p>11/03/15</text:p>
          </table:table-cell>
          <table:table-cell office:value-type="string">
            <text:p>11/03/15</text:p>
          </table:table-cell>
          <table:table-cell office:value-type="string">
            <text:p>CERTIFICADA</text:p>
          </table:table-cell>
          <table:table-cell office:value-type="string">
            <text:p>22,8788</text:p>
          </table:table-cell>
          <table:table-cell office:value-type="string">
            <text:p>S├¡tio S├úo Jo├úo XIII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83-6</text:p>
          </table:table-cell>
          <table:table-cell office:value-type="string">
            <text:p>617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200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30232</text:p>
          </table:table-cell>
          <table:table-cell office:value-type="string">
            <text:p>590a40c3-c791-441b-b8a0-fff4176cb918</text:p>
          </table:table-cell>
          <table:table-cell office:value-type="string">
            <text:p>DJY</text:p>
          </table:table-cell>
          <table:table-cell office:value-type="string">
            <text:p>2007275750-3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2243171606</text:p>
          </table:table-cell>
          <table:table-cell office:value-type="string">
            <text:p>479078</text:p>
          </table:table-cell>
          <table:table-cell office:value-type="string">
            <text:p>11/03/15</text:p>
          </table:table-cell>
          <table:table-cell office:value-type="string">
            <text:p>11/03/15</text:p>
          </table:table-cell>
          <table:table-cell office:value-type="string">
            <text:p>CERTIFICADA</text:p>
          </table:table-cell>
          <table:table-cell office:value-type="string">
            <text:p>341,9296</text:p>
          </table:table-cell>
          <table:table-cell office:value-type="string">
            <text:p>Fazenda Santa Rita</text:p>
          </table:table-cell>
          <table:table-cell office:value-type="string">
            <text:p>Jorge Rudney Atalla</text:p>
          </table:table-cell>
          <table:table-cell office:value-type="string">
            <text:p>006326788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83-6</text:p>
          </table:table-cell>
          <table:table-cell office:value-type="string">
            <text:p>7312</text:p>
          </table:table-cell>
          <table:table-cell office:value-type="string">
            <text:p>30/12/99</text:p>
          </table:table-cell>
          <table:table-cell office:value-type="string">
            <text:p>00632678887</text:p>
          </table:table-cell>
          <table:table-cell office:value-type="string">
            <text:p>Jorge Rudney Atalla</text:p>
          </table:table-cell>
          <table:table-cell office:value-type="string">
            <text:p/>
          </table:table-cell>
          <table:table-cell office:value-type="string">
            <text:p>41200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7306</text:p>
          </table:table-cell>
          <table:table-cell office:value-type="string">
            <text:p>e870223a-9d91-46a7-8081-02bcb5fdf4b6</text:p>
          </table:table-cell>
          <table:table-cell office:value-type="string">
            <text:p>DJY</text:p>
          </table:table-cell>
          <table:table-cell office:value-type="string">
            <text:p>9222122015074867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71800030006</text:p>
          </table:table-cell>
          <table:table-cell office:value-type="string">
            <text:p>563449</text:p>
          </table:table-cell>
          <table:table-cell office:value-type="string">
            <text:p>04/06/15</text:p>
          </table:table-cell>
          <table:table-cell office:value-type="string">
            <text:p>04/06/15</text:p>
          </table:table-cell>
          <table:table-cell office:value-type="string">
            <text:p>CERTIFICADA</text:p>
          </table:table-cell>
          <table:table-cell office:value-type="string">
            <text:p>1368,4853</text:p>
          </table:table-cell>
          <table:table-cell office:value-type="string">
            <text:p>Fazenda Santa Maria</text:p>
          </table:table-cell>
          <table:table-cell office:value-type="string">
            <text:p>Jorge Sidney Atalla</text:p>
          </table:table-cell>
          <table:table-cell office:value-type="string">
            <text:p>00632716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72-5</text:p>
          </table:table-cell>
          <table:table-cell office:value-type="string">
            <text:p>770</text:p>
          </table:table-cell>
          <table:table-cell office:value-type="string">
            <text:p>30/12/99</text:p>
          </table:table-cell>
          <table:table-cell office:value-type="string">
            <text:p>00632716800</text:p>
          </table:table-cell>
          <table:table-cell office:value-type="string">
            <text:p>Jorge Sidney Atalla</text:p>
          </table:table-cell>
          <table:table-cell office:value-type="string">
            <text:p/>
          </table:table-cell>
          <table:table-cell office:value-type="string">
            <text:p>35389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57305</text:p>
          </table:table-cell>
          <table:table-cell office:value-type="string">
            <text:p>2d7e6ca8-494c-4c8d-a513-d0a38b723a74</text:p>
          </table:table-cell>
          <table:table-cell office:value-type="string">
            <text:p>DJY</text:p>
          </table:table-cell>
          <table:table-cell office:value-type="string">
            <text:p>9222122015074867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71800030006</text:p>
          </table:table-cell>
          <table:table-cell office:value-type="string">
            <text:p>563449</text:p>
          </table:table-cell>
          <table:table-cell office:value-type="string">
            <text:p>04/06/15</text:p>
          </table:table-cell>
          <table:table-cell office:value-type="string">
            <text:p>04/06/15</text:p>
          </table:table-cell>
          <table:table-cell office:value-type="string">
            <text:p>CERTIFICADA</text:p>
          </table:table-cell>
          <table:table-cell office:value-type="string">
            <text:p>1487,6348</text:p>
          </table:table-cell>
          <table:table-cell office:value-type="string">
            <text:p>Fazenda Santa Maria</text:p>
          </table:table-cell>
          <table:table-cell office:value-type="string">
            <text:p>Jorge Sidney Atalla</text:p>
          </table:table-cell>
          <table:table-cell office:value-type="string">
            <text:p>00632716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72-5</text:p>
          </table:table-cell>
          <table:table-cell office:value-type="string">
            <text:p>770</text:p>
          </table:table-cell>
          <table:table-cell office:value-type="string">
            <text:p>30/12/99</text:p>
          </table:table-cell>
          <table:table-cell office:value-type="string">
            <text:p>00632716800</text:p>
          </table:table-cell>
          <table:table-cell office:value-type="string">
            <text:p>Jorge Sidney Atalla</text:p>
          </table:table-cell>
          <table:table-cell office:value-type="string">
            <text:p/>
          </table:table-cell>
          <table:table-cell office:value-type="string">
            <text:p>35389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57304</text:p>
          </table:table-cell>
          <table:table-cell office:value-type="string">
            <text:p>7ef3049d-60ef-4e56-bf2a-fd8b99a4a026</text:p>
          </table:table-cell>
          <table:table-cell office:value-type="string">
            <text:p>DJY</text:p>
          </table:table-cell>
          <table:table-cell office:value-type="string">
            <text:p>9222122015074867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71800030006</text:p>
          </table:table-cell>
          <table:table-cell office:value-type="string">
            <text:p>563449</text:p>
          </table:table-cell>
          <table:table-cell office:value-type="string">
            <text:p>04/06/15</text:p>
          </table:table-cell>
          <table:table-cell office:value-type="string">
            <text:p>04/06/15</text:p>
          </table:table-cell>
          <table:table-cell office:value-type="string">
            <text:p>CERTIFICADA</text:p>
          </table:table-cell>
          <table:table-cell office:value-type="string">
            <text:p>3112,0237</text:p>
          </table:table-cell>
          <table:table-cell office:value-type="string">
            <text:p>Fazenda Santa Maria</text:p>
          </table:table-cell>
          <table:table-cell office:value-type="string">
            <text:p>Jorge Sidney Atalla</text:p>
          </table:table-cell>
          <table:table-cell office:value-type="string">
            <text:p>00632716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72-5</text:p>
          </table:table-cell>
          <table:table-cell office:value-type="string">
            <text:p>770</text:p>
          </table:table-cell>
          <table:table-cell office:value-type="string">
            <text:p>30/12/99</text:p>
          </table:table-cell>
          <table:table-cell office:value-type="string">
            <text:p>00632716800</text:p>
          </table:table-cell>
          <table:table-cell office:value-type="string">
            <text:p>Jorge Sidney Atalla</text:p>
          </table:table-cell>
          <table:table-cell office:value-type="string">
            <text:p/>
          </table:table-cell>
          <table:table-cell office:value-type="string">
            <text:p>35389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57303</text:p>
          </table:table-cell>
          <table:table-cell office:value-type="string">
            <text:p>448d48d0-3db5-4713-82cf-006eb82e1a49</text:p>
          </table:table-cell>
          <table:table-cell office:value-type="string">
            <text:p>DJY</text:p>
          </table:table-cell>
          <table:table-cell office:value-type="string">
            <text:p>9222122015074867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71800030006</text:p>
          </table:table-cell>
          <table:table-cell office:value-type="string">
            <text:p>563449</text:p>
          </table:table-cell>
          <table:table-cell office:value-type="string">
            <text:p>04/06/15</text:p>
          </table:table-cell>
          <table:table-cell office:value-type="string">
            <text:p>04/06/15</text:p>
          </table:table-cell>
          <table:table-cell office:value-type="string">
            <text:p>CERTIFICADA</text:p>
          </table:table-cell>
          <table:table-cell office:value-type="string">
            <text:p>1701,2962</text:p>
          </table:table-cell>
          <table:table-cell office:value-type="string">
            <text:p>Fazenda Santa Maria</text:p>
          </table:table-cell>
          <table:table-cell office:value-type="string">
            <text:p>Jorge Sidney Atalla</text:p>
          </table:table-cell>
          <table:table-cell office:value-type="string">
            <text:p>00632716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72-5</text:p>
          </table:table-cell>
          <table:table-cell office:value-type="string">
            <text:p>770</text:p>
          </table:table-cell>
          <table:table-cell office:value-type="string">
            <text:p>30/12/99</text:p>
          </table:table-cell>
          <table:table-cell office:value-type="string">
            <text:p>00632716800</text:p>
          </table:table-cell>
          <table:table-cell office:value-type="string">
            <text:p>Jorge Sidney Atalla</text:p>
          </table:table-cell>
          <table:table-cell office:value-type="string">
            <text:p/>
          </table:table-cell>
          <table:table-cell office:value-type="string">
            <text:p>35389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57302</text:p>
          </table:table-cell>
          <table:table-cell office:value-type="string">
            <text:p>74270101-00a8-4028-9881-a16c1db73604</text:p>
          </table:table-cell>
          <table:table-cell office:value-type="string">
            <text:p>DJY</text:p>
          </table:table-cell>
          <table:table-cell office:value-type="string">
            <text:p>92221220150748674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71800030006</text:p>
          </table:table-cell>
          <table:table-cell office:value-type="string">
            <text:p>563449</text:p>
          </table:table-cell>
          <table:table-cell office:value-type="string">
            <text:p>04/06/15</text:p>
          </table:table-cell>
          <table:table-cell office:value-type="string">
            <text:p>04/06/15</text:p>
          </table:table-cell>
          <table:table-cell office:value-type="string">
            <text:p>CERTIFICADA</text:p>
          </table:table-cell>
          <table:table-cell office:value-type="string">
            <text:p>252,6746</text:p>
          </table:table-cell>
          <table:table-cell office:value-type="string">
            <text:p>Fazenda Santa Maria</text:p>
          </table:table-cell>
          <table:table-cell office:value-type="string">
            <text:p>Jorge Sidney Atalla</text:p>
          </table:table-cell>
          <table:table-cell office:value-type="string">
            <text:p>00632716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72-5</text:p>
          </table:table-cell>
          <table:table-cell office:value-type="string">
            <text:p>770</text:p>
          </table:table-cell>
          <table:table-cell office:value-type="string">
            <text:p>30/12/99</text:p>
          </table:table-cell>
          <table:table-cell office:value-type="string">
            <text:p>00632716800</text:p>
          </table:table-cell>
          <table:table-cell office:value-type="string">
            <text:p>Jorge Sidney Atalla</text:p>
          </table:table-cell>
          <table:table-cell office:value-type="string">
            <text:p/>
          </table:table-cell>
          <table:table-cell office:value-type="string">
            <text:p>3538907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51954</text:p>
          </table:table-cell>
          <table:table-cell office:value-type="string">
            <text:p>e818336f-c033-4b58-ae25-d7849e2cf9c1</text:p>
          </table:table-cell>
          <table:table-cell office:value-type="string">
            <text:p>E90</text:p>
          </table:table-cell>
          <table:table-cell office:value-type="string">
            <text:p>00001076220095010901-A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60850256824</text:p>
          </table:table-cell>
          <table:table-cell office:value-type="string">
            <text:p>282076</text:p>
          </table:table-cell>
          <table:table-cell office:value-type="string">
            <text:p>01/09/14</text:p>
          </table:table-cell>
          <table:table-cell office:value-type="string">
            <text:p>01/09/14</text:p>
          </table:table-cell>
          <table:table-cell office:value-type="string">
            <text:p>CERTIFICADA</text:p>
          </table:table-cell>
          <table:table-cell office:value-type="string">
            <text:p>102577,7323</text:p>
          </table:table-cell>
          <table:table-cell office:value-type="string">
            <text:p>Seringal Palmira</text:p>
          </table:table-cell>
          <table:table-cell office:value-type="string">
            <text:p>Jorgenei da Silva Ribeiro</text:p>
          </table:table-cell>
          <table:table-cell office:value-type="string">
            <text:p>045144162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5.387-4</text:p>
          </table:table-cell>
          <table:table-cell office:value-type="string">
            <text:p>2081</text:p>
          </table:table-cell>
          <table:table-cell office:value-type="string">
            <text:p>30/12/99</text:p>
          </table:table-cell>
          <table:table-cell office:value-type="string">
            <text:p>04514416215</text:p>
          </table:table-cell>
          <table:table-cell office:value-type="string">
            <text:p>Jorgenei da Silva Ribeiro</text:p>
          </table:table-cell>
          <table:table-cell office:value-type="string">
            <text:p/>
          </table:table-cell>
          <table:table-cell office:value-type="string">
            <text:p>1200500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247446</text:p>
          </table:table-cell>
          <table:table-cell office:value-type="string">
            <text:p>51dcd859-aad2-41ae-90d5-42a35b236473</text:p>
          </table:table-cell>
          <table:table-cell office:value-type="string">
            <text:p>EG2</text:p>
          </table:table-cell>
          <table:table-cell office:value-type="string">
            <text:p>20151824438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90480153854</text:p>
          </table:table-cell>
          <table:table-cell office:value-type="string">
            <text:p>528365</text:p>
          </table:table-cell>
          <table:table-cell office:value-type="string">
            <text:p>02/05/15</text:p>
          </table:table-cell>
          <table:table-cell office:value-type="string">
            <text:p>02/05/15</text:p>
          </table:table-cell>
          <table:table-cell office:value-type="string">
            <text:p>CERTIFICADA</text:p>
          </table:table-cell>
          <table:table-cell office:value-type="string">
            <text:p>475,8001</text:p>
          </table:table-cell>
          <table:table-cell office:value-type="string">
            <text:p>Fazenda JNA</text:p>
          </table:table-cell>
          <table:table-cell office:value-type="string">
            <text:p>Jos├® Natal Alves e outros</text:p>
          </table:table-cell>
          <table:table-cell office:value-type="string">
            <text:p>203318869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605-8</text:p>
          </table:table-cell>
          <table:table-cell office:value-type="string">
            <text:p>9501</text:p>
          </table:table-cell>
          <table:table-cell office:value-type="string">
            <text:p>30/12/99</text:p>
          </table:table-cell>
          <table:table-cell office:value-type="string">
            <text:p>20331886987</text:p>
          </table:table-cell>
          <table:table-cell office:value-type="string">
            <text:p>Jos├® Natal Alves</text:p>
          </table:table-cell>
          <table:table-cell office:value-type="string">
            <text:p/>
          </table:table-cell>
          <table:table-cell office:value-type="string">
            <text:p>4103909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7629</text:p>
          </table:table-cell>
          <table:table-cell office:value-type="string">
            <text:p>d387a79e-569c-4591-9afd-55f3360328f4</text:p>
          </table:table-cell>
          <table:table-cell office:value-type="string">
            <text:p>DP5</text:p>
          </table:table-cell>
          <table:table-cell office:value-type="string">
            <text:p>222704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3261191722</text:p>
          </table:table-cell>
          <table:table-cell office:value-type="string">
            <text:p>564544</text:p>
          </table:table-cell>
          <table:table-cell office:value-type="string">
            <text:p>05/06/15</text:p>
          </table:table-cell>
          <table:table-cell office:value-type="string">
            <text:p>05/06/15</text:p>
          </table:table-cell>
          <table:table-cell office:value-type="string">
            <text:p>CERTIFICADA</text:p>
          </table:table-cell>
          <table:table-cell office:value-type="string">
            <text:p>8010,208</text:p>
          </table:table-cell>
          <table:table-cell office:value-type="string">
            <text:p>FAZENDA JR VIT├ôRIA</text:p>
          </table:table-cell>
          <table:table-cell office:value-type="string">
            <text:p>JOS├ë DONIZETI RODRIGUES E OUTRO</text:p>
          </table:table-cell>
          <table:table-cell office:value-type="string">
            <text:p>0257628983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01-4</text:p>
          </table:table-cell>
          <table:table-cell office:value-type="string">
            <text:p>PARTE DA MAT. n┬░ 2.142 CRI-AF</text:p>
          </table:table-cell>
          <table:table-cell office:value-type="string">
            <text:p>30/12/99</text:p>
          </table:table-cell>
          <table:table-cell office:value-type="string">
            <text:p>02576289835</text:p>
          </table:table-cell>
          <table:table-cell office:value-type="string">
            <text:p>JOS├ë DONIZETI RODRIGUES E OUTRO</text:p>
          </table:table-cell>
          <table:table-cell office:value-type="string">
            <text:p/>
          </table:table-cell>
          <table:table-cell office:value-type="string">
            <text:p>510629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86942</text:p>
          </table:table-cell>
          <table:table-cell office:value-type="string">
            <text:p>45f0d75c-b64d-404d-b11d-21ee9eadeead</text:p>
          </table:table-cell>
          <table:table-cell office:value-type="string">
            <text:p>B3Q</text:p>
          </table:table-cell>
          <table:table-cell office:value-type="string">
            <text:p>214861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60700129472</text:p>
          </table:table-cell>
          <table:table-cell office:value-type="string">
            <text:p>369735</text:p>
          </table:table-cell>
          <table:table-cell office:value-type="string">
            <text:p>13/11/14</text:p>
          </table:table-cell>
          <table:table-cell office:value-type="string">
            <text:p>13/11/14</text:p>
          </table:table-cell>
          <table:table-cell office:value-type="string">
            <text:p>CERTIFICADA</text:p>
          </table:table-cell>
          <table:table-cell office:value-type="string">
            <text:p>213,7206</text:p>
          </table:table-cell>
          <table:table-cell office:value-type="string">
            <text:p>LOTES 63 E 62 PARTES PADAP LOCAL CORREGO OLHOS DAGUA2</text:p>
          </table:table-cell>
          <table:table-cell office:value-type="string">
            <text:p>JOS├ë HIROITI OKUYAMA</text:p>
          </table:table-cell>
          <table:table-cell office:value-type="string">
            <text:p>199423629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696-0</text:p>
          </table:table-cell>
          <table:table-cell office:value-type="string">
            <text:p>MATR├¡CULA 31 - R-41</text:p>
          </table:table-cell>
          <table:table-cell office:value-type="string">
            <text:p>30/12/99</text:p>
          </table:table-cell>
          <table:table-cell office:value-type="string">
            <text:p>19942362991</text:p>
          </table:table-cell>
          <table:table-cell office:value-type="string">
            <text:p>JOS├ë HIROITI OKUYAMA</text:p>
          </table:table-cell>
          <table:table-cell office:value-type="string">
            <text:p/>
          </table:table-cell>
          <table:table-cell office:value-type="string">
            <text:p>31555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86939</text:p>
          </table:table-cell>
          <table:table-cell office:value-type="string">
            <text:p>933b2090-7538-4eb4-87a6-1a6c68f0a5d8</text:p>
          </table:table-cell>
          <table:table-cell office:value-type="string">
            <text:p>B3Q</text:p>
          </table:table-cell>
          <table:table-cell office:value-type="string">
            <text:p>214861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60700129472</text:p>
          </table:table-cell>
          <table:table-cell office:value-type="string">
            <text:p>369722</text:p>
          </table:table-cell>
          <table:table-cell office:value-type="string">
            <text:p>13/11/14</text:p>
          </table:table-cell>
          <table:table-cell office:value-type="string">
            <text:p>13/11/14</text:p>
          </table:table-cell>
          <table:table-cell office:value-type="string">
            <text:p>CERTIFICADA</text:p>
          </table:table-cell>
          <table:table-cell office:value-type="string">
            <text:p>93,5797</text:p>
          </table:table-cell>
          <table:table-cell office:value-type="string">
            <text:p>LOTES 63 E 62 PARTE PADAP<text:s text:c="2"/>LOCAL C├ôRREGO OLHOS DAGUA</text:p>
          </table:table-cell>
          <table:table-cell office:value-type="string">
            <text:p>JOS├ë HIROITI OKUYAMA</text:p>
          </table:table-cell>
          <table:table-cell office:value-type="string">
            <text:p>199423629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696-0</text:p>
          </table:table-cell>
          <table:table-cell office:value-type="string">
            <text:p> 31 - R-41</text:p>
          </table:table-cell>
          <table:table-cell office:value-type="string">
            <text:p>30/12/99</text:p>
          </table:table-cell>
          <table:table-cell office:value-type="string">
            <text:p>19942362991</text:p>
          </table:table-cell>
          <table:table-cell office:value-type="string">
            <text:p>JOS├ë HIROITI OKUYAMA</text:p>
          </table:table-cell>
          <table:table-cell office:value-type="string">
            <text:p/>
          </table:table-cell>
          <table:table-cell office:value-type="string">
            <text:p>31555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2621</text:p>
          </table:table-cell>
          <table:table-cell office:value-type="string">
            <text:p>86a49148-0967-4ec5-89eb-2aefcab66c4b</text:p>
          </table:table-cell>
          <table:table-cell office:value-type="string">
            <text:p>FLS</text:p>
          </table:table-cell>
          <table:table-cell office:value-type="string">
            <text:p>20150023357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926262799</text:p>
          </table:table-cell>
          <table:table-cell office:value-type="string">
            <text:p>612304</text:p>
          </table:table-cell>
          <table:table-cell office:value-type="string">
            <text:p>15/07/15</text:p>
          </table:table-cell>
          <table:table-cell office:value-type="string">
            <text:p>15/07/15</text:p>
          </table:table-cell>
          <table:table-cell office:value-type="string">
            <text:p>CERTIFICADA</text:p>
          </table:table-cell>
          <table:table-cell office:value-type="string">
            <text:p>252,3073</text:p>
          </table:table-cell>
          <table:table-cell office:value-type="string">
            <text:p>LOTE 25, LOTEAMENTO TORIBER├ô, GLEBA 02</text:p>
          </table:table-cell>
          <table:table-cell office:value-type="string">
            <text:p>JOS├ë IVAN ABR├âO</text:p>
          </table:table-cell>
          <table:table-cell office:value-type="string">
            <text:p>397742011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822-3</text:p>
          </table:table-cell>
          <table:table-cell office:value-type="string">
            <text:p>931</text:p>
          </table:table-cell>
          <table:table-cell office:value-type="string">
            <text:p>30/12/99</text:p>
          </table:table-cell>
          <table:table-cell office:value-type="string">
            <text:p>39774201191</text:p>
          </table:table-cell>
          <table:table-cell office:value-type="string">
            <text:p>JOS├ë IVAN ABR├âO</text:p>
          </table:table-cell>
          <table:table-cell office:value-type="string">
            <text:p/>
          </table:table-cell>
          <table:table-cell office:value-type="string">
            <text:p>1718899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37740</text:p>
          </table:table-cell>
          <table:table-cell office:value-type="string">
            <text:p>e291cb9b-0853-4c89-a1f5-001bcddb0545</text:p>
          </table:table-cell>
          <table:table-cell office:value-type="string">
            <text:p>FNI</text:p>
          </table:table-cell>
          <table:table-cell office:value-type="string">
            <text:p>BA0000066251-000027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10350188726</text:p>
          </table:table-cell>
          <table:table-cell office:value-type="string">
            <text:p>251207</text:p>
          </table:table-cell>
          <table:table-cell office:value-type="string">
            <text:p>04/08/14</text:p>
          </table:table-cell>
          <table:table-cell office:value-type="string">
            <text:p>05/08/14</text:p>
          </table:table-cell>
          <table:table-cell office:value-type="string">
            <text:p>CERTIFICADA</text:p>
          </table:table-cell>
          <table:table-cell office:value-type="string">
            <text:p>1618,1947</text:p>
          </table:table-cell>
          <table:table-cell office:value-type="string">
            <text:p>FAZENDA SANTA CLARA II</text:p>
          </table:table-cell>
          <table:table-cell office:value-type="string">
            <text:p>JOS├ë VOLTER LAURINDO DE CASTILHOS</text:p>
          </table:table-cell>
          <table:table-cell office:value-type="string">
            <text:p>068867360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765-8</text:p>
          </table:table-cell>
          <table:table-cell office:value-type="string">
            <text:p>3742</text:p>
          </table:table-cell>
          <table:table-cell office:value-type="string">
            <text:p>30/12/99</text:p>
          </table:table-cell>
          <table:table-cell office:value-type="string">
            <text:p>06886736000</text:p>
          </table:table-cell>
          <table:table-cell office:value-type="string">
            <text:p>JOS├ë VOLTER LAURINDO DE CASTILHOS</text:p>
          </table:table-cell>
          <table:table-cell office:value-type="string">
            <text:p/>
          </table:table-cell>
          <table:table-cell office:value-type="string">
            <text:p>2903201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8340</text:p>
          </table:table-cell>
          <table:table-cell office:value-type="string">
            <text:p>415da5a5-2400-4010-aebf-ecc94a5b8018</text:p>
          </table:table-cell>
          <table:table-cell office:value-type="string">
            <text:p>FNI</text:p>
          </table:table-cell>
          <table:table-cell office:value-type="string">
            <text:p>BA0000066251-0000274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10350188807</text:p>
          </table:table-cell>
          <table:table-cell office:value-type="string">
            <text:p>253050</text:p>
          </table:table-cell>
          <table:table-cell office:value-type="string">
            <text:p>06/08/14</text:p>
          </table:table-cell>
          <table:table-cell office:value-type="string">
            <text:p>06/08/14</text:p>
          </table:table-cell>
          <table:table-cell office:value-type="string">
            <text:p>CERTIFICADA</text:p>
          </table:table-cell>
          <table:table-cell office:value-type="string">
            <text:p>873,3661</text:p>
          </table:table-cell>
          <table:table-cell office:value-type="string">
            <text:p>FAZENDA SANTA CLARA I</text:p>
          </table:table-cell>
          <table:table-cell office:value-type="string">
            <text:p>JOS├ë VOLTER LAURINDO DE CASTILHOS</text:p>
          </table:table-cell>
          <table:table-cell office:value-type="string">
            <text:p>068867360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765-8</text:p>
          </table:table-cell>
          <table:table-cell office:value-type="string">
            <text:p>3671</text:p>
          </table:table-cell>
          <table:table-cell office:value-type="string">
            <text:p>30/12/99</text:p>
          </table:table-cell>
          <table:table-cell office:value-type="string">
            <text:p>06886736000</text:p>
          </table:table-cell>
          <table:table-cell office:value-type="string">
            <text:p>JOS├ë VOLTER LAURINDO DE CASTILHOS</text:p>
          </table:table-cell>
          <table:table-cell office:value-type="string">
            <text:p/>
          </table:table-cell>
          <table:table-cell office:value-type="string">
            <text:p>2903201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5866</text:p>
          </table:table-cell>
          <table:table-cell office:value-type="string">
            <text:p>a5a239c3-c77c-479f-8281-be333d61747b</text:p>
          </table:table-cell>
          <table:table-cell office:value-type="string">
            <text:p>FNI</text:p>
          </table:table-cell>
          <table:table-cell office:value-type="string">
            <text:p>BA0000066251-000027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10350249610</text:p>
          </table:table-cell>
          <table:table-cell office:value-type="string">
            <text:p>246548</text:p>
          </table:table-cell>
          <table:table-cell office:value-type="string">
            <text:p>29/07/14</text:p>
          </table:table-cell>
          <table:table-cell office:value-type="string">
            <text:p>29/07/14</text:p>
          </table:table-cell>
          <table:table-cell office:value-type="string">
            <text:p>CERTIFICADA</text:p>
          </table:table-cell>
          <table:table-cell office:value-type="string">
            <text:p>6773,3903</text:p>
          </table:table-cell>
          <table:table-cell office:value-type="string">
            <text:p>FAZENDA SETE BELO</text:p>
          </table:table-cell>
          <table:table-cell office:value-type="string">
            <text:p>JOS├ë VOLTER LAURINDO DE CASTILHOS</text:p>
          </table:table-cell>
          <table:table-cell office:value-type="string">
            <text:p>068867360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765-8</text:p>
          </table:table-cell>
          <table:table-cell office:value-type="string">
            <text:p>510</text:p>
          </table:table-cell>
          <table:table-cell office:value-type="string">
            <text:p>30/12/99</text:p>
          </table:table-cell>
          <table:table-cell office:value-type="string">
            <text:p>06886736000</text:p>
          </table:table-cell>
          <table:table-cell office:value-type="string">
            <text:p>JOS├ë VOLTER LAURINDO DE CASTILHOS</text:p>
          </table:table-cell>
          <table:table-cell office:value-type="string">
            <text:p/>
          </table:table-cell>
          <table:table-cell office:value-type="string">
            <text:p>2903201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4474</text:p>
          </table:table-cell>
          <table:table-cell office:value-type="string">
            <text:p>ca303226-f649-4646-b01f-92025608038d</text:p>
          </table:table-cell>
          <table:table-cell office:value-type="string">
            <text:p>GKC</text:p>
          </table:table-cell>
          <table:table-cell office:value-type="string">
            <text:p>222315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817182200</text:p>
          </table:table-cell>
          <table:table-cell office:value-type="string">
            <text:p>552400</text:p>
          </table:table-cell>
          <table:table-cell office:value-type="string">
            <text:p>26/05/15</text:p>
          </table:table-cell>
          <table:table-cell office:value-type="string">
            <text:p>26/05/15</text:p>
          </table:table-cell>
          <table:table-cell office:value-type="string">
            <text:p>CERTIFICADA</text:p>
          </table:table-cell>
          <table:table-cell office:value-type="string">
            <text:p>4,0065</text:p>
          </table:table-cell>
          <table:table-cell office:value-type="string">
            <text:p>Ch├ícara G 8 ÔÇô Lote 22-D</text:p>
          </table:table-cell>
          <table:table-cell office:value-type="string">
            <text:p>Jovani Luiz Pedrassani</text:p>
          </table:table-cell>
          <table:table-cell office:value-type="string">
            <text:p>446923580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25954</text:p>
          </table:table-cell>
          <table:table-cell office:value-type="string">
            <text:p>30/12/99</text:p>
          </table:table-cell>
          <table:table-cell office:value-type="string">
            <text:p>44692358068</text:p>
          </table:table-cell>
          <table:table-cell office:value-type="string">
            <text:p>Jovani Luiz Pedrassani</text:p>
          </table:table-cell>
          <table:table-cell office:value-type="string">
            <text:p/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79213</text:p>
          </table:table-cell>
          <table:table-cell office:value-type="string">
            <text:p>d0db6ab6-fc17-4227-8f03-109881f2e1e9</text:p>
          </table:table-cell>
          <table:table-cell office:value-type="string">
            <text:p>CGD</text:p>
          </table:table-cell>
          <table:table-cell office:value-type="string">
            <text:p>2013409804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6392903</text:p>
          </table:table-cell>
          <table:table-cell office:value-type="string">
            <text:p>643565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24,2186</text:p>
          </table:table-cell>
          <table:table-cell office:value-type="string">
            <text:p>Terreno Rural</text:p>
          </table:table-cell>
          <table:table-cell office:value-type="string">
            <text:p>Julia Veronica Langohr</text:p>
          </table:table-cell>
          <table:table-cell office:value-type="string">
            <text:p>0324501994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33-2</text:p>
          </table:table-cell>
          <table:table-cell office:value-type="string">
            <text:p>23378</text:p>
          </table:table-cell>
          <table:table-cell office:value-type="string">
            <text:p>30/12/99</text:p>
          </table:table-cell>
          <table:table-cell office:value-type="string">
            <text:p>03245019947</text:p>
          </table:table-cell>
          <table:table-cell office:value-type="string">
            <text:p>Julia Veronica Langohr</text:p>
          </table:table-cell>
          <table:table-cell office:value-type="string">
            <text:p/>
          </table:table-cell>
          <table:table-cell office:value-type="string">
            <text:p>41177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58081</text:p>
          </table:table-cell>
          <table:table-cell office:value-type="string">
            <text:p>17151172-a9d8-4baa-93d4-c73c8038ff6c</text:p>
          </table:table-cell>
          <table:table-cell office:value-type="string">
            <text:p>FB0</text:p>
          </table:table-cell>
          <table:table-cell office:value-type="string">
            <text:p>7511380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671520198289</text:p>
          </table:table-cell>
          <table:table-cell office:value-type="string">
            <text:p>295400</text:p>
          </table:table-cell>
          <table:table-cell office:value-type="string">
            <text:p>10/09/14</text:p>
          </table:table-cell>
          <table:table-cell office:value-type="string">
            <text:p>10/09/14</text:p>
          </table:table-cell>
          <table:table-cell office:value-type="string">
            <text:p>CERTIFICADA</text:p>
          </table:table-cell>
          <table:table-cell office:value-type="string">
            <text:p>27,6197</text:p>
          </table:table-cell>
          <table:table-cell office:value-type="string">
            <text:p>LR 20;22</text:p>
          </table:table-cell>
          <table:table-cell office:value-type="string">
            <text:p>Karin Cristine Dal Ri Gallas</text:p>
          </table:table-cell>
          <table:table-cell office:value-type="string">
            <text:p>945436310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0.153-5</text:p>
          </table:table-cell>
          <table:table-cell office:value-type="string">
            <text:p>1438;8376</text:p>
          </table:table-cell>
          <table:table-cell office:value-type="string">
            <text:p>30/12/99</text:p>
          </table:table-cell>
          <table:table-cell office:value-type="string">
            <text:p>94543631072</text:p>
          </table:table-cell>
          <table:table-cell office:value-type="string">
            <text:p>Karin Cristine Dal Ri Gallas</text:p>
          </table:table-cell>
          <table:table-cell office:value-type="string">
            <text:p/>
          </table:table-cell>
          <table:table-cell office:value-type="string">
            <text:p>4317905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50695</text:p>
          </table:table-cell>
          <table:table-cell office:value-type="string">
            <text:p>95564851-faf6-481b-b0af-3c39ddf78069</text:p>
          </table:table-cell>
          <table:table-cell office:value-type="string">
            <text:p>AAC</text:p>
          </table:table-cell>
          <table:table-cell office:value-type="string">
            <text:p>2010151924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270052402</text:p>
          </table:table-cell>
          <table:table-cell office:value-type="string">
            <text:p>538708</text:p>
          </table:table-cell>
          <table:table-cell office:value-type="string">
            <text:p>12/05/15</text:p>
          </table:table-cell>
          <table:table-cell office:value-type="string">
            <text:p>12/05/15</text:p>
          </table:table-cell>
          <table:table-cell office:value-type="string">
            <text:p>CERTIFICADA</text:p>
          </table:table-cell>
          <table:table-cell office:value-type="string">
            <text:p>1,7217</text:p>
          </table:table-cell>
          <table:table-cell office:value-type="string">
            <text:p>FAZENDA INGAZ├âO</text:p>
          </table:table-cell>
          <table:table-cell office:value-type="string">
            <text:p>Karla Meneghel</text:p>
          </table:table-cell>
          <table:table-cell office:value-type="string">
            <text:p>1180800087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072-1</text:p>
          </table:table-cell>
          <table:table-cell office:value-type="string">
            <text:p>42</text:p>
          </table:table-cell>
          <table:table-cell office:value-type="string">
            <text:p>30/12/99</text:p>
          </table:table-cell>
          <table:table-cell office:value-type="string">
            <text:p>11808000870</text:p>
          </table:table-cell>
          <table:table-cell office:value-type="string">
            <text:p>Karla Meneghel</text:p>
          </table:table-cell>
          <table:table-cell office:value-type="string">
            <text:p/>
          </table:table-cell>
          <table:table-cell office:value-type="string">
            <text:p>41011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0694</text:p>
          </table:table-cell>
          <table:table-cell office:value-type="string">
            <text:p>c602a97a-979e-4af0-a4d1-2181ef6d8e61</text:p>
          </table:table-cell>
          <table:table-cell office:value-type="string">
            <text:p>AAC</text:p>
          </table:table-cell>
          <table:table-cell office:value-type="string">
            <text:p>2010151924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270052402</text:p>
          </table:table-cell>
          <table:table-cell office:value-type="string">
            <text:p>538708</text:p>
          </table:table-cell>
          <table:table-cell office:value-type="string">
            <text:p>12/05/15</text:p>
          </table:table-cell>
          <table:table-cell office:value-type="string">
            <text:p>12/05/15</text:p>
          </table:table-cell>
          <table:table-cell office:value-type="string">
            <text:p>CERTIFICADA</text:p>
          </table:table-cell>
          <table:table-cell office:value-type="string">
            <text:p>107,1618</text:p>
          </table:table-cell>
          <table:table-cell office:value-type="string">
            <text:p>FAZENDA INGAZ├âO</text:p>
          </table:table-cell>
          <table:table-cell office:value-type="string">
            <text:p>Karla Meneghel</text:p>
          </table:table-cell>
          <table:table-cell office:value-type="string">
            <text:p>1180800087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072-1</text:p>
          </table:table-cell>
          <table:table-cell office:value-type="string">
            <text:p>42</text:p>
          </table:table-cell>
          <table:table-cell office:value-type="string">
            <text:p>30/12/99</text:p>
          </table:table-cell>
          <table:table-cell office:value-type="string">
            <text:p>11808000870</text:p>
          </table:table-cell>
          <table:table-cell office:value-type="string">
            <text:p>Karla Meneghel</text:p>
          </table:table-cell>
          <table:table-cell office:value-type="string">
            <text:p/>
          </table:table-cell>
          <table:table-cell office:value-type="string">
            <text:p>41011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0693</text:p>
          </table:table-cell>
          <table:table-cell office:value-type="string">
            <text:p>14ab78ac-80f1-48ab-92f6-66a77b24812f</text:p>
          </table:table-cell>
          <table:table-cell office:value-type="string">
            <text:p>AAC</text:p>
          </table:table-cell>
          <table:table-cell office:value-type="string">
            <text:p>2010151924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270052402</text:p>
          </table:table-cell>
          <table:table-cell office:value-type="string">
            <text:p>538708</text:p>
          </table:table-cell>
          <table:table-cell office:value-type="string">
            <text:p>12/05/15</text:p>
          </table:table-cell>
          <table:table-cell office:value-type="string">
            <text:p>12/05/15</text:p>
          </table:table-cell>
          <table:table-cell office:value-type="string">
            <text:p>CERTIFICADA</text:p>
          </table:table-cell>
          <table:table-cell office:value-type="string">
            <text:p>627,0041</text:p>
          </table:table-cell>
          <table:table-cell office:value-type="string">
            <text:p>FAZENDA INGAZ├âO</text:p>
          </table:table-cell>
          <table:table-cell office:value-type="string">
            <text:p>Karla Meneghel</text:p>
          </table:table-cell>
          <table:table-cell office:value-type="string">
            <text:p>1180800087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072-1</text:p>
          </table:table-cell>
          <table:table-cell office:value-type="string">
            <text:p>42</text:p>
          </table:table-cell>
          <table:table-cell office:value-type="string">
            <text:p>30/12/99</text:p>
          </table:table-cell>
          <table:table-cell office:value-type="string">
            <text:p>11808000870</text:p>
          </table:table-cell>
          <table:table-cell office:value-type="string">
            <text:p>Karla Meneghel</text:p>
          </table:table-cell>
          <table:table-cell office:value-type="string">
            <text:p/>
          </table:table-cell>
          <table:table-cell office:value-type="string">
            <text:p>41011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10945</text:p>
          </table:table-cell>
          <table:table-cell office:value-type="string">
            <text:p>f52d6afb-95fa-4d0b-a903-e6441bdce137</text:p>
          </table:table-cell>
          <table:table-cell office:value-type="string">
            <text:p>AAC</text:p>
          </table:table-cell>
          <table:table-cell office:value-type="string">
            <text:p>8210200402821080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070290136504</text:p>
          </table:table-cell>
          <table:table-cell office:value-type="string">
            <text:p>194013</text:p>
          </table:table-cell>
          <table:table-cell office:value-type="string">
            <text:p>27/05/14</text:p>
          </table:table-cell>
          <table:table-cell office:value-type="string">
            <text:p>27/05/14</text:p>
          </table:table-cell>
          <table:table-cell office:value-type="string">
            <text:p>CERTIFICADA</text:p>
          </table:table-cell>
          <table:table-cell office:value-type="string">
            <text:p>134,5221</text:p>
          </table:table-cell>
          <table:table-cell office:value-type="string">
            <text:p>Fazenda Barra Bonita</text:p>
          </table:table-cell>
          <table:table-cell office:value-type="string">
            <text:p>Klauss Martin Andorfato</text:p>
          </table:table-cell>
          <table:table-cell office:value-type="string">
            <text:p>0616330782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47-7</text:p>
          </table:table-cell>
          <table:table-cell office:value-type="string">
            <text:p>44992</text:p>
          </table:table-cell>
          <table:table-cell office:value-type="string">
            <text:p>30/12/99</text:p>
          </table:table-cell>
          <table:table-cell office:value-type="string">
            <text:p>06163307828</text:p>
          </table:table-cell>
          <table:table-cell office:value-type="string">
            <text:p>Klauss Martin Andorfato</text:p>
          </table:table-cell>
          <table:table-cell office:value-type="string">
            <text:p/>
          </table:table-cell>
          <table:table-cell office:value-type="string">
            <text:p>3502804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10944</text:p>
          </table:table-cell>
          <table:table-cell office:value-type="string">
            <text:p>5ad020fd-d8b7-4fd1-a88d-4ccf286bb6f0</text:p>
          </table:table-cell>
          <table:table-cell office:value-type="string">
            <text:p>AAC</text:p>
          </table:table-cell>
          <table:table-cell office:value-type="string">
            <text:p>8210200402821080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070290136504</text:p>
          </table:table-cell>
          <table:table-cell office:value-type="string">
            <text:p>194013</text:p>
          </table:table-cell>
          <table:table-cell office:value-type="string">
            <text:p>27/05/14</text:p>
          </table:table-cell>
          <table:table-cell office:value-type="string">
            <text:p>27/05/14</text:p>
          </table:table-cell>
          <table:table-cell office:value-type="string">
            <text:p>CERTIFICADA</text:p>
          </table:table-cell>
          <table:table-cell office:value-type="string">
            <text:p>769,6481</text:p>
          </table:table-cell>
          <table:table-cell office:value-type="string">
            <text:p>Fazenda Barra Bonita</text:p>
          </table:table-cell>
          <table:table-cell office:value-type="string">
            <text:p>Klauss Martin Andorfato</text:p>
          </table:table-cell>
          <table:table-cell office:value-type="string">
            <text:p>0616330782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47-7</text:p>
          </table:table-cell>
          <table:table-cell office:value-type="string">
            <text:p>44992</text:p>
          </table:table-cell>
          <table:table-cell office:value-type="string">
            <text:p>30/12/99</text:p>
          </table:table-cell>
          <table:table-cell office:value-type="string">
            <text:p>06163307828</text:p>
          </table:table-cell>
          <table:table-cell office:value-type="string">
            <text:p>Klauss Martin Andorfato</text:p>
          </table:table-cell>
          <table:table-cell office:value-type="string">
            <text:p/>
          </table:table-cell>
          <table:table-cell office:value-type="string">
            <text:p>3502804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64963</text:p>
          </table:table-cell>
          <table:table-cell office:value-type="string">
            <text:p>8a751d2a-7918-4523-bef7-270ffde32f4f</text:p>
          </table:table-cell>
          <table:table-cell office:value-type="string">
            <text:p>C5O</text:p>
          </table:table-cell>
          <table:table-cell office:value-type="string">
            <text:p>OL00030492-RJ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312769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2,9788</text:p>
          </table:table-cell>
          <table:table-cell office:value-type="string">
            <text:p>Uni├úo</text:p>
          </table:table-cell>
          <table:table-cell office:value-type="string">
            <text:p>KURGAN RJ PARTICIPA├ç├òES S/A</text:p>
          </table:table-cell>
          <table:table-cell office:value-type="string">
            <text:p/>
          </table:table-cell>
          <table:table-cell office:value-type="string">
            <text:p>17873502000120</text:p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KURGAN RJ PARTICIPA├ç├òES S/A</text:p>
          </table:table-cell>
          <table:table-cell office:value-type="string">
            <text:p>17873502000120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164962</text:p>
          </table:table-cell>
          <table:table-cell office:value-type="string">
            <text:p>d0c84b0f-bc97-4896-9294-f2348496a71f</text:p>
          </table:table-cell>
          <table:table-cell office:value-type="string">
            <text:p>C5O</text:p>
          </table:table-cell>
          <table:table-cell office:value-type="string">
            <text:p>OL00030492-RJ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312769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30,5832</text:p>
          </table:table-cell>
          <table:table-cell office:value-type="string">
            <text:p>Uni├úo</text:p>
          </table:table-cell>
          <table:table-cell office:value-type="string">
            <text:p>KURGAN RJ PARTICIPA├ç├òES S/A</text:p>
          </table:table-cell>
          <table:table-cell office:value-type="string">
            <text:p/>
          </table:table-cell>
          <table:table-cell office:value-type="string">
            <text:p>17873502000120</text:p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KURGAN RJ PARTICIPA├ç├òES S/A</text:p>
          </table:table-cell>
          <table:table-cell office:value-type="string">
            <text:p>17873502000120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164961</text:p>
          </table:table-cell>
          <table:table-cell office:value-type="string">
            <text:p>a6cdf040-fe71-4b21-a96c-a617208dc50b</text:p>
          </table:table-cell>
          <table:table-cell office:value-type="string">
            <text:p>C5O</text:p>
          </table:table-cell>
          <table:table-cell office:value-type="string">
            <text:p>OL00030492-RJ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312769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66,4386</text:p>
          </table:table-cell>
          <table:table-cell office:value-type="string">
            <text:p>Uni├úo</text:p>
          </table:table-cell>
          <table:table-cell office:value-type="string">
            <text:p>KURGAN RJ PARTICIPA├ç├òES S/A</text:p>
          </table:table-cell>
          <table:table-cell office:value-type="string">
            <text:p/>
          </table:table-cell>
          <table:table-cell office:value-type="string">
            <text:p>17873502000120</text:p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KURGAN RJ PARTICIPA├ç├òES S/A</text:p>
          </table:table-cell>
          <table:table-cell office:value-type="string">
            <text:p>17873502000120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128363</text:p>
          </table:table-cell>
          <table:table-cell office:value-type="string">
            <text:p>9162060a-342f-4781-b811-e3966bef7ea7</text:p>
          </table:table-cell>
          <table:table-cell office:value-type="string">
            <text:p>BDG</text:p>
          </table:table-cell>
          <table:table-cell office:value-type="string">
            <text:p>26772009010377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30440108553</text:p>
          </table:table-cell>
          <table:table-cell office:value-type="string">
            <text:p>229649</text:p>
          </table:table-cell>
          <table:table-cell office:value-type="string">
            <text:p>12/07/14</text:p>
          </table:table-cell>
          <table:table-cell office:value-type="string">
            <text:p>12/07/14</text:p>
          </table:table-cell>
          <table:table-cell office:value-type="string">
            <text:p>CERTIFICADA</text:p>
          </table:table-cell>
          <table:table-cell office:value-type="string">
            <text:p>709,8894</text:p>
          </table:table-cell>
          <table:table-cell office:value-type="string">
            <text:p>Fazenda Brejo Danta Lotes 03-17-26-27-28-37</text:p>
          </table:table-cell>
          <table:table-cell office:value-type="string">
            <text:p>Lad├írio In├ício Ferreira Junior</text:p>
          </table:table-cell>
          <table:table-cell office:value-type="string">
            <text:p>235692201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65-4</text:p>
          </table:table-cell>
          <table:table-cell office:value-type="string">
            <text:p>1.112, 1.021, 1.150</text:p>
          </table:table-cell>
          <table:table-cell office:value-type="string">
            <text:p>30/12/99</text:p>
          </table:table-cell>
          <table:table-cell office:value-type="string">
            <text:p>23569220168</text:p>
          </table:table-cell>
          <table:table-cell office:value-type="string">
            <text:p>Lad├írio In├ício Ferreira Junior</text:p>
          </table:table-cell>
          <table:table-cell office:value-type="string">
            <text:p/>
          </table:table-cell>
          <table:table-cell office:value-type="string">
            <text:p>1715101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28362</text:p>
          </table:table-cell>
          <table:table-cell office:value-type="string">
            <text:p>3dc1c4ee-6c00-4b9f-90b1-57393869f88b</text:p>
          </table:table-cell>
          <table:table-cell office:value-type="string">
            <text:p>BDG</text:p>
          </table:table-cell>
          <table:table-cell office:value-type="string">
            <text:p>26772009010377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30440108553</text:p>
          </table:table-cell>
          <table:table-cell office:value-type="string">
            <text:p>229649</text:p>
          </table:table-cell>
          <table:table-cell office:value-type="string">
            <text:p>12/07/14</text:p>
          </table:table-cell>
          <table:table-cell office:value-type="string">
            <text:p>12/07/14</text:p>
          </table:table-cell>
          <table:table-cell office:value-type="string">
            <text:p>CERTIFICADA</text:p>
          </table:table-cell>
          <table:table-cell office:value-type="string">
            <text:p>4300,3949</text:p>
          </table:table-cell>
          <table:table-cell office:value-type="string">
            <text:p>Fazenda Brejo Danta Lotes 03-17-26-27-28-37</text:p>
          </table:table-cell>
          <table:table-cell office:value-type="string">
            <text:p>Lad├írio In├ício Ferreira Junior</text:p>
          </table:table-cell>
          <table:table-cell office:value-type="string">
            <text:p>235692201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65-4</text:p>
          </table:table-cell>
          <table:table-cell office:value-type="string">
            <text:p>1.112, 1.021, 1.150</text:p>
          </table:table-cell>
          <table:table-cell office:value-type="string">
            <text:p>30/12/99</text:p>
          </table:table-cell>
          <table:table-cell office:value-type="string">
            <text:p>23569220168</text:p>
          </table:table-cell>
          <table:table-cell office:value-type="string">
            <text:p>Lad├írio In├ício Ferreira Junior</text:p>
          </table:table-cell>
          <table:table-cell office:value-type="string">
            <text:p/>
          </table:table-cell>
          <table:table-cell office:value-type="string">
            <text:p>1715101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53757</text:p>
          </table:table-cell>
          <table:table-cell office:value-type="string">
            <text:p>76424123-72fc-4c7b-ac50-78fb9ae0aa4d</text:p>
          </table:table-cell>
          <table:table-cell office:value-type="string">
            <text:p>FGO</text:p>
          </table:table-cell>
          <table:table-cell office:value-type="string">
            <text:p>000010412012022820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41300217176</text:p>
          </table:table-cell>
          <table:table-cell office:value-type="string">
            <text:p>70311</text:p>
          </table:table-cell>
          <table:table-cell office:value-type="string">
            <text:p>20/12/13</text:p>
          </table:table-cell>
          <table:table-cell office:value-type="string">
            <text:p>20/12/13</text:p>
          </table:table-cell>
          <table:table-cell office:value-type="string">
            <text:p>CERTIFICADA</text:p>
          </table:table-cell>
          <table:table-cell office:value-type="string">
            <text:p>236,5155</text:p>
          </table:table-cell>
          <table:table-cell office:value-type="string">
            <text:p>FAZENDA DOM AUGUSTO</text:p>
          </table:table-cell>
          <table:table-cell office:value-type="string">
            <text:p>LARGS SA INVESTIMENTOS E PARTICIPA├ç├òES</text:p>
          </table:table-cell>
          <table:table-cell office:value-type="string">
            <text:p/>
          </table:table-cell>
          <table:table-cell office:value-type="string">
            <text:p>04640866000118</text:p>
          </table:table-cell>
          <table:table-cell office:value-type="string">
            <text:p>Particular</text:p>
          </table:table-cell>
          <table:table-cell office:value-type="string">
            <text:p>12.763-9</text:p>
          </table:table-cell>
          <table:table-cell office:value-type="string">
            <text:p>13726,1237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ARGS SA INVESTIMENTOS E PARTICIPA├ç├òES</text:p>
          </table:table-cell>
          <table:table-cell office:value-type="string">
            <text:p>04640866000118</text:p>
          </table:table-cell>
          <table:table-cell office:value-type="string">
            <text:p>1718204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53756</text:p>
          </table:table-cell>
          <table:table-cell office:value-type="string">
            <text:p>fbbd8acb-5ab7-495a-b780-dc76d405d639</text:p>
          </table:table-cell>
          <table:table-cell office:value-type="string">
            <text:p>FGO</text:p>
          </table:table-cell>
          <table:table-cell office:value-type="string">
            <text:p>000010412012022820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41300217176</text:p>
          </table:table-cell>
          <table:table-cell office:value-type="string">
            <text:p>70311</text:p>
          </table:table-cell>
          <table:table-cell office:value-type="string">
            <text:p>20/12/13</text:p>
          </table:table-cell>
          <table:table-cell office:value-type="string">
            <text:p>20/12/13</text:p>
          </table:table-cell>
          <table:table-cell office:value-type="string">
            <text:p>CERTIFICADA</text:p>
          </table:table-cell>
          <table:table-cell office:value-type="string">
            <text:p>209,3008</text:p>
          </table:table-cell>
          <table:table-cell office:value-type="string">
            <text:p>FAZENDA DOM AUGUSTO</text:p>
          </table:table-cell>
          <table:table-cell office:value-type="string">
            <text:p>LARGS SA INVESTIMENTOS E PARTICIPA├ç├òES</text:p>
          </table:table-cell>
          <table:table-cell office:value-type="string">
            <text:p/>
          </table:table-cell>
          <table:table-cell office:value-type="string">
            <text:p>04640866000118</text:p>
          </table:table-cell>
          <table:table-cell office:value-type="string">
            <text:p>Particular</text:p>
          </table:table-cell>
          <table:table-cell office:value-type="string">
            <text:p>12.763-9</text:p>
          </table:table-cell>
          <table:table-cell office:value-type="string">
            <text:p>13726,1237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ARGS SA INVESTIMENTOS E PARTICIPA├ç├òES</text:p>
          </table:table-cell>
          <table:table-cell office:value-type="string">
            <text:p>04640866000118</text:p>
          </table:table-cell>
          <table:table-cell office:value-type="string">
            <text:p>1718204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71187</text:p>
          </table:table-cell>
          <table:table-cell office:value-type="string">
            <text:p>6ff570a1-4a8d-47e2-a74f-bd9973baaed4</text:p>
          </table:table-cell>
          <table:table-cell office:value-type="string">
            <text:p>FGO</text:p>
          </table:table-cell>
          <table:table-cell office:value-type="string">
            <text:p>000010412012017981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41300221602</text:p>
          </table:table-cell>
          <table:table-cell office:value-type="string">
            <text:p>125629</text:p>
          </table:table-cell>
          <table:table-cell office:value-type="string">
            <text:p>25/03/14</text:p>
          </table:table-cell>
          <table:table-cell office:value-type="string">
            <text:p>25/03/14</text:p>
          </table:table-cell>
          <table:table-cell office:value-type="string">
            <text:p>CERTIFICADA</text:p>
          </table:table-cell>
          <table:table-cell office:value-type="string">
            <text:p>2645,3594</text:p>
          </table:table-cell>
          <table:table-cell office:value-type="string">
            <text:p>FAZENDA DOM AUGUSTO</text:p>
          </table:table-cell>
          <table:table-cell office:value-type="string">
            <text:p>LARGS SA INVESTIMENTOS E PARTICIPA├ç├òES</text:p>
          </table:table-cell>
          <table:table-cell office:value-type="string">
            <text:p/>
          </table:table-cell>
          <table:table-cell office:value-type="string">
            <text:p>04640866000118</text:p>
          </table:table-cell>
          <table:table-cell office:value-type="string">
            <text:p>Particular</text:p>
          </table:table-cell>
          <table:table-cell office:value-type="string">
            <text:p>12.763-9</text:p>
          </table:table-cell>
          <table:table-cell office:value-type="string">
            <text:p>3.9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ARGS SA INVESTIMENTOS E PARTICIPA├ç├òES</text:p>
          </table:table-cell>
          <table:table-cell office:value-type="string">
            <text:p>04640866000118</text:p>
          </table:table-cell>
          <table:table-cell office:value-type="string">
            <text:p>1718204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53782</text:p>
          </table:table-cell>
          <table:table-cell office:value-type="string">
            <text:p>7943167a-9cba-4f00-b521-30b6ca39dafa</text:p>
          </table:table-cell>
          <table:table-cell office:value-type="string">
            <text:p>FGO</text:p>
          </table:table-cell>
          <table:table-cell office:value-type="string">
            <text:p>000010412012022818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41300230270</text:p>
          </table:table-cell>
          <table:table-cell office:value-type="string">
            <text:p>70404</text:p>
          </table:table-cell>
          <table:table-cell office:value-type="string">
            <text:p>20/12/13</text:p>
          </table:table-cell>
          <table:table-cell office:value-type="string">
            <text:p>20/12/13</text:p>
          </table:table-cell>
          <table:table-cell office:value-type="string">
            <text:p>CERTIFICADA</text:p>
          </table:table-cell>
          <table:table-cell office:value-type="string">
            <text:p>556,3997</text:p>
          </table:table-cell>
          <table:table-cell office:value-type="string">
            <text:p>FAZENDA DOM AUGUSTO I</text:p>
          </table:table-cell>
          <table:table-cell office:value-type="string">
            <text:p>LARGS SA INVESTIMENTOS E PARTICIPA├ç├òES</text:p>
          </table:table-cell>
          <table:table-cell office:value-type="string">
            <text:p/>
          </table:table-cell>
          <table:table-cell office:value-type="string">
            <text:p>04640866000118</text:p>
          </table:table-cell>
          <table:table-cell office:value-type="string">
            <text:p>Particular</text:p>
          </table:table-cell>
          <table:table-cell office:value-type="string">
            <text:p>12.763-9</text:p>
          </table:table-cell>
          <table:table-cell office:value-type="string">
            <text:p>1237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ARGS SA INVESTIMENTOS E PARTICIPA├ç├òES</text:p>
          </table:table-cell>
          <table:table-cell office:value-type="string">
            <text:p>04640866000118</text:p>
          </table:table-cell>
          <table:table-cell office:value-type="string">
            <text:p>1718204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70952</text:p>
          </table:table-cell>
          <table:table-cell office:value-type="string">
            <text:p>6cce1f23-1c8b-4d46-8a8f-cb0d28cc721d</text:p>
          </table:table-cell>
          <table:table-cell office:value-type="string">
            <text:p>FGO</text:p>
          </table:table-cell>
          <table:table-cell office:value-type="string">
            <text:p>000010412012022813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41302932964</text:p>
          </table:table-cell>
          <table:table-cell office:value-type="string">
            <text:p>124912</text:p>
          </table:table-cell>
          <table:table-cell office:value-type="string">
            <text:p>24/03/14</text:p>
          </table:table-cell>
          <table:table-cell office:value-type="string">
            <text:p>24/03/14</text:p>
          </table:table-cell>
          <table:table-cell office:value-type="string">
            <text:p>CERTIFICADA</text:p>
          </table:table-cell>
          <table:table-cell office:value-type="string">
            <text:p>1934,8048</text:p>
          </table:table-cell>
          <table:table-cell office:value-type="string">
            <text:p>FAZENDA DOM AUGUSTO</text:p>
          </table:table-cell>
          <table:table-cell office:value-type="string">
            <text:p>LARGS SA INVESTIMENTOS E PARTICIPA├ç├òES</text:p>
          </table:table-cell>
          <table:table-cell office:value-type="string">
            <text:p/>
          </table:table-cell>
          <table:table-cell office:value-type="string">
            <text:p>04640866000118</text:p>
          </table:table-cell>
          <table:table-cell office:value-type="string">
            <text:p>Particular</text:p>
          </table:table-cell>
          <table:table-cell office:value-type="string">
            <text:p>12.763-9</text:p>
          </table:table-cell>
          <table:table-cell office:value-type="string">
            <text:p>8.39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ARGS SA INVESTIMENTOS E PARTICIPA├ç├òES</text:p>
          </table:table-cell>
          <table:table-cell office:value-type="string">
            <text:p>04640866000118</text:p>
          </table:table-cell>
          <table:table-cell office:value-type="string">
            <text:p>1718204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50208</text:p>
          </table:table-cell>
          <table:table-cell office:value-type="string">
            <text:p>f5fbfa96-532c-4e2e-959f-0ba18da94828</text:p>
          </table:table-cell>
          <table:table-cell office:value-type="string">
            <text:p>ET9</text:p>
          </table:table-cell>
          <table:table-cell office:value-type="string">
            <text:p>199824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642614759</text:p>
          </table:table-cell>
          <table:table-cell office:value-type="string">
            <text:p>279521</text:p>
          </table:table-cell>
          <table:table-cell office:value-type="string">
            <text:p>29/08/14</text:p>
          </table:table-cell>
          <table:table-cell office:value-type="string">
            <text:p>29/08/14</text:p>
          </table:table-cell>
          <table:table-cell office:value-type="string">
            <text:p>CERTIFICADA</text:p>
          </table:table-cell>
          <table:table-cell office:value-type="string">
            <text:p>1965,0028</text:p>
          </table:table-cell>
          <table:table-cell office:value-type="string">
            <text:p>FAZENDA VALE DO SOL</text:p>
          </table:table-cell>
          <table:table-cell office:value-type="string">
            <text:p>LAURI LORENSETTI DE VARGAS</text:p>
          </table:table-cell>
          <table:table-cell office:value-type="string">
            <text:p>385746759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37-0</text:p>
          </table:table-cell>
          <table:table-cell office:value-type="string">
            <text:p>1</text:p>
          </table:table-cell>
          <table:table-cell office:value-type="string">
            <text:p>30/12/99</text:p>
          </table:table-cell>
          <table:table-cell office:value-type="string">
            <text:p>38574675920</text:p>
          </table:table-cell>
          <table:table-cell office:value-type="string">
            <text:p>LAURI LORENSETTI DE VARGAS</text:p>
          </table:table-cell>
          <table:table-cell office:value-type="string">
            <text:p/>
          </table:table-cell>
          <table:table-cell office:value-type="string">
            <text:p>51025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7719</text:p>
          </table:table-cell>
          <table:table-cell office:value-type="string">
            <text:p>be48fa9c-58ea-4362-afbd-3ecd8dbb2083</text:p>
          </table:table-cell>
          <table:table-cell office:value-type="string">
            <text:p>DWK</text:p>
          </table:table-cell>
          <table:table-cell office:value-type="string">
            <text:p>PE00000002472-001038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110730492473</text:p>
          </table:table-cell>
          <table:table-cell office:value-type="string">
            <text:p>395582</text:p>
          </table:table-cell>
          <table:table-cell office:value-type="string">
            <text:p>04/12/14</text:p>
          </table:table-cell>
          <table:table-cell office:value-type="string">
            <text:p>04/12/14</text:p>
          </table:table-cell>
          <table:table-cell office:value-type="string">
            <text:p>CERTIFICADA</text:p>
          </table:table-cell>
          <table:table-cell office:value-type="string">
            <text:p>1001,0491</text:p>
          </table:table-cell>
          <table:table-cell office:value-type="string">
            <text:p>Fazenda do Galo</text:p>
          </table:table-cell>
          <table:table-cell office:value-type="string">
            <text:p>Louren├ºo Marques da Silva</text:p>
          </table:table-cell>
          <table:table-cell office:value-type="string">
            <text:p>0029488400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1.326-8</text:p>
          </table:table-cell>
          <table:table-cell office:value-type="string">
            <text:p>2048</text:p>
          </table:table-cell>
          <table:table-cell office:value-type="string">
            <text:p>30/12/99</text:p>
          </table:table-cell>
          <table:table-cell office:value-type="string">
            <text:p>00294884009</text:p>
          </table:table-cell>
          <table:table-cell office:value-type="string">
            <text:p>Louren├ºo Marques da Silva</text:p>
          </table:table-cell>
          <table:table-cell office:value-type="string">
            <text:p/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48541</text:p>
          </table:table-cell>
          <table:table-cell office:value-type="string">
            <text:p>c2f445d8-c7a8-479c-9f51-152f544b76b8</text:p>
          </table:table-cell>
          <table:table-cell office:value-type="string">
            <text:p>B1P</text:p>
          </table:table-cell>
          <table:table-cell office:value-type="string">
            <text:p>PA20150029798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590063515</text:p>
          </table:table-cell>
          <table:table-cell office:value-type="string">
            <text:p>531930</text:p>
          </table:table-cell>
          <table:table-cell office:value-type="string">
            <text:p>06/05/15</text:p>
          </table:table-cell>
          <table:table-cell office:value-type="string">
            <text:p>06/05/15</text:p>
          </table:table-cell>
          <table:table-cell office:value-type="string">
            <text:p>CERTIFICADA</text:p>
          </table:table-cell>
          <table:table-cell office:value-type="string">
            <text:p>272,9663</text:p>
          </table:table-cell>
          <table:table-cell office:value-type="string">
            <text:p>FAZENDA CALIFORNIA ÔÇô PA 01</text:p>
          </table:table-cell>
          <table:table-cell office:value-type="string">
            <text:p>LOURIVAL LOUZA</text:p>
          </table:table-cell>
          <table:table-cell office:value-type="string">
            <text:p>126480941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57-8</text:p>
          </table:table-cell>
          <table:table-cell office:value-type="string">
            <text:p>7050</text:p>
          </table:table-cell>
          <table:table-cell office:value-type="string">
            <text:p>30/12/99</text:p>
          </table:table-cell>
          <table:table-cell office:value-type="string">
            <text:p>12648094172</text:p>
          </table:table-cell>
          <table:table-cell office:value-type="string">
            <text:p>LOURIVAL LOUZA</text:p>
          </table:table-cell>
          <table:table-cell office:value-type="string">
            <text:p/>
          </table:table-cell>
          <table:table-cell office:value-type="string">
            <text:p>1507300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248123</text:p>
          </table:table-cell>
          <table:table-cell office:value-type="string">
            <text:p>660e3631-3283-4bc4-afc4-ab196da86b00</text:p>
          </table:table-cell>
          <table:table-cell office:value-type="string">
            <text:p>B1P</text:p>
          </table:table-cell>
          <table:table-cell office:value-type="string">
            <text:p>220783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590063515</text:p>
          </table:table-cell>
          <table:table-cell office:value-type="string">
            <text:p>530384</text:p>
          </table:table-cell>
          <table:table-cell office:value-type="string">
            <text:p>05/05/15</text:p>
          </table:table-cell>
          <table:table-cell office:value-type="string">
            <text:p>05/05/15</text:p>
          </table:table-cell>
          <table:table-cell office:value-type="string">
            <text:p>CERTIFICADA</text:p>
          </table:table-cell>
          <table:table-cell office:value-type="string">
            <text:p>30867,3636</text:p>
          </table:table-cell>
          <table:table-cell office:value-type="string">
            <text:p>FAZENDA CALIFORNIA</text:p>
          </table:table-cell>
          <table:table-cell office:value-type="string">
            <text:p>LOURIVAL LOUZA</text:p>
          </table:table-cell>
          <table:table-cell office:value-type="string">
            <text:p>126480941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57-8</text:p>
          </table:table-cell>
          <table:table-cell office:value-type="string">
            <text:p>7050</text:p>
          </table:table-cell>
          <table:table-cell office:value-type="string">
            <text:p>30/12/99</text:p>
          </table:table-cell>
          <table:table-cell office:value-type="string">
            <text:p>12648094172</text:p>
          </table:table-cell>
          <table:table-cell office:value-type="string">
            <text:p>LOURIVAL LOUZA</text:p>
          </table:table-cell>
          <table:table-cell office:value-type="string">
            <text:p/>
          </table:table-cell>
          <table:table-cell office:value-type="string">
            <text:p>510860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48550</text:p>
          </table:table-cell>
          <table:table-cell office:value-type="string">
            <text:p>94cb6a9e-01a0-4774-be2f-467422cba410</text:p>
          </table:table-cell>
          <table:table-cell office:value-type="string">
            <text:p>B1P</text:p>
          </table:table-cell>
          <table:table-cell office:value-type="string">
            <text:p>PA20150029801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590063515</text:p>
          </table:table-cell>
          <table:table-cell office:value-type="string">
            <text:p>531934</text:p>
          </table:table-cell>
          <table:table-cell office:value-type="string">
            <text:p>06/05/15</text:p>
          </table:table-cell>
          <table:table-cell office:value-type="string">
            <text:p>06/05/15</text:p>
          </table:table-cell>
          <table:table-cell office:value-type="string">
            <text:p>CERTIFICADA</text:p>
          </table:table-cell>
          <table:table-cell office:value-type="string">
            <text:p>2150,723</text:p>
          </table:table-cell>
          <table:table-cell office:value-type="string">
            <text:p>FAZENDA CALIFORNIA ÔÇô PA 02</text:p>
          </table:table-cell>
          <table:table-cell office:value-type="string">
            <text:p>LOURIVAL LOUZA</text:p>
          </table:table-cell>
          <table:table-cell office:value-type="string">
            <text:p>126480941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57-8</text:p>
          </table:table-cell>
          <table:table-cell office:value-type="string">
            <text:p>7050</text:p>
          </table:table-cell>
          <table:table-cell office:value-type="string">
            <text:p>30/12/99</text:p>
          </table:table-cell>
          <table:table-cell office:value-type="string">
            <text:p>12648094172</text:p>
          </table:table-cell>
          <table:table-cell office:value-type="string">
            <text:p>LOURIVAL LOUZA</text:p>
          </table:table-cell>
          <table:table-cell office:value-type="string">
            <text:p/>
          </table:table-cell>
          <table:table-cell office:value-type="string">
            <text:p>1507300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85603</text:p>
          </table:table-cell>
          <table:table-cell office:value-type="string">
            <text:p>856f5c36-5c60-4ceb-a7d6-691b9461c439</text:p>
          </table:table-cell>
          <table:table-cell office:value-type="string">
            <text:p>BMM</text:p>
          </table:table-cell>
          <table:table-cell office:value-type="string">
            <text:p>00016330020070146971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02612880980</text:p>
          </table:table-cell>
          <table:table-cell office:value-type="string">
            <text:p>164568</text:p>
          </table:table-cell>
          <table:table-cell office:value-type="string">
            <text:p>16/05/14</text:p>
          </table:table-cell>
          <table:table-cell office:value-type="string">
            <text:p>16/05/14</text:p>
          </table:table-cell>
          <table:table-cell office:value-type="string">
            <text:p>CERTIFICADA</text:p>
          </table:table-cell>
          <table:table-cell office:value-type="string">
            <text:p>31,1423</text:p>
          </table:table-cell>
          <table:table-cell office:value-type="string">
            <text:p>FAZENDA GEMA DOS PIL├òES(AREIAS)</text:p>
          </table:table-cell>
          <table:table-cell office:value-type="string">
            <text:p>LOURIVAL LOUZA J├ÜNIOR</text:p>
          </table:table-cell>
          <table:table-cell office:value-type="string">
            <text:p>04450469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4.624-1</text:p>
          </table:table-cell>
          <table:table-cell office:value-type="string">
            <text:p>M-872</text:p>
          </table:table-cell>
          <table:table-cell office:value-type="string">
            <text:p>30/12/99</text:p>
          </table:table-cell>
          <table:table-cell office:value-type="string">
            <text:p>04450469100</text:p>
          </table:table-cell>
          <table:table-cell office:value-type="string">
            <text:p>LOURIVAL LOUZA J├ÜNIOR</text:p>
          </table:table-cell>
          <table:table-cell office:value-type="string">
            <text:p/>
          </table:table-cell>
          <table:table-cell office:value-type="string">
            <text:p>5210307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85602</text:p>
          </table:table-cell>
          <table:table-cell office:value-type="string">
            <text:p>e4ebb3b6-1645-4b34-8625-363df74dbc6c</text:p>
          </table:table-cell>
          <table:table-cell office:value-type="string">
            <text:p>BMM</text:p>
          </table:table-cell>
          <table:table-cell office:value-type="string">
            <text:p>00016330020070146971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02612880980</text:p>
          </table:table-cell>
          <table:table-cell office:value-type="string">
            <text:p>164568</text:p>
          </table:table-cell>
          <table:table-cell office:value-type="string">
            <text:p>16/05/14</text:p>
          </table:table-cell>
          <table:table-cell office:value-type="string">
            <text:p>16/05/14</text:p>
          </table:table-cell>
          <table:table-cell office:value-type="string">
            <text:p>CERTIFICADA</text:p>
          </table:table-cell>
          <table:table-cell office:value-type="string">
            <text:p>794,8271</text:p>
          </table:table-cell>
          <table:table-cell office:value-type="string">
            <text:p>FAZENDA GEMA DOS PIL├òES(AREIAS)</text:p>
          </table:table-cell>
          <table:table-cell office:value-type="string">
            <text:p>LOURIVAL LOUZA J├ÜNIOR</text:p>
          </table:table-cell>
          <table:table-cell office:value-type="string">
            <text:p>04450469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4.624-1</text:p>
          </table:table-cell>
          <table:table-cell office:value-type="string">
            <text:p>M-872</text:p>
          </table:table-cell>
          <table:table-cell office:value-type="string">
            <text:p>30/12/99</text:p>
          </table:table-cell>
          <table:table-cell office:value-type="string">
            <text:p>04450469100</text:p>
          </table:table-cell>
          <table:table-cell office:value-type="string">
            <text:p>LOURIVAL LOUZA J├ÜNIOR</text:p>
          </table:table-cell>
          <table:table-cell office:value-type="string">
            <text:p/>
          </table:table-cell>
          <table:table-cell office:value-type="string">
            <text:p>5210307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85601</text:p>
          </table:table-cell>
          <table:table-cell office:value-type="string">
            <text:p>ca3df882-bb94-4b32-b6a5-2a7ed46e1294</text:p>
          </table:table-cell>
          <table:table-cell office:value-type="string">
            <text:p>BMM</text:p>
          </table:table-cell>
          <table:table-cell office:value-type="string">
            <text:p>00016330020070146971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02612880980</text:p>
          </table:table-cell>
          <table:table-cell office:value-type="string">
            <text:p>164568</text:p>
          </table:table-cell>
          <table:table-cell office:value-type="string">
            <text:p>16/05/14</text:p>
          </table:table-cell>
          <table:table-cell office:value-type="string">
            <text:p>16/05/14</text:p>
          </table:table-cell>
          <table:table-cell office:value-type="string">
            <text:p>CERTIFICADA</text:p>
          </table:table-cell>
          <table:table-cell office:value-type="string">
            <text:p>753,1141</text:p>
          </table:table-cell>
          <table:table-cell office:value-type="string">
            <text:p>FAZENDA GEMA DOS PIL├òES(AREIAS)</text:p>
          </table:table-cell>
          <table:table-cell office:value-type="string">
            <text:p>LOURIVAL LOUZA J├ÜNIOR</text:p>
          </table:table-cell>
          <table:table-cell office:value-type="string">
            <text:p>044504691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4.624-1</text:p>
          </table:table-cell>
          <table:table-cell office:value-type="string">
            <text:p>M-872</text:p>
          </table:table-cell>
          <table:table-cell office:value-type="string">
            <text:p>30/12/99</text:p>
          </table:table-cell>
          <table:table-cell office:value-type="string">
            <text:p>04450469100</text:p>
          </table:table-cell>
          <table:table-cell office:value-type="string">
            <text:p>LOURIVAL LOUZA J├ÜNIOR</text:p>
          </table:table-cell>
          <table:table-cell office:value-type="string">
            <text:p/>
          </table:table-cell>
          <table:table-cell office:value-type="string">
            <text:p>5210307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135727</text:p>
          </table:table-cell>
          <table:table-cell office:value-type="string">
            <text:p>3fcf99ba-8161-4130-9237-a555faf1a322</text:p>
          </table:table-cell>
          <table:table-cell office:value-type="string">
            <text:p>APL</text:p>
          </table:table-cell>
          <table:table-cell office:value-type="string">
            <text:p>24025-00048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0011120</text:p>
          </table:table-cell>
          <table:table-cell office:value-type="string">
            <text:p>245821</text:p>
          </table:table-cell>
          <table:table-cell office:value-type="string">
            <text:p>29/07/14</text:p>
          </table:table-cell>
          <table:table-cell office:value-type="string">
            <text:p>29/07/14</text:p>
          </table:table-cell>
          <table:table-cell office:value-type="string">
            <text:p>CERTIFICADA</text:p>
          </table:table-cell>
          <table:table-cell office:value-type="string">
            <text:p>151,8938</text:p>
          </table:table-cell>
          <table:table-cell office:value-type="string">
            <text:p>Fazenda Ventania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180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5721</text:p>
          </table:table-cell>
          <table:table-cell office:value-type="string">
            <text:p>80db5d9d-5cfe-443a-85d9-e215a6f7c2c9</text:p>
          </table:table-cell>
          <table:table-cell office:value-type="string">
            <text:p>APL</text:p>
          </table:table-cell>
          <table:table-cell office:value-type="string">
            <text:p>24025-00048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0011120</text:p>
          </table:table-cell>
          <table:table-cell office:value-type="string">
            <text:p>245786</text:p>
          </table:table-cell>
          <table:table-cell office:value-type="string">
            <text:p>29/07/14</text:p>
          </table:table-cell>
          <table:table-cell office:value-type="string">
            <text:p>29/07/14</text:p>
          </table:table-cell>
          <table:table-cell office:value-type="string">
            <text:p>CERTIFICADA</text:p>
          </table:table-cell>
          <table:table-cell office:value-type="string">
            <text:p>147,0918</text:p>
          </table:table-cell>
          <table:table-cell office:value-type="string">
            <text:p>Fazenda Santa Rita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180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5321</text:p>
          </table:table-cell>
          <table:table-cell office:value-type="string">
            <text:p>ba538aef-b3bc-4ad0-bf69-312d32b2d444</text:p>
          </table:table-cell>
          <table:table-cell office:value-type="string">
            <text:p>APL</text:p>
          </table:table-cell>
          <table:table-cell office:value-type="string">
            <text:p>24025-00048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0016350</text:p>
          </table:table-cell>
          <table:table-cell office:value-type="string">
            <text:p>244801</text:p>
          </table:table-cell>
          <table:table-cell office:value-type="string">
            <text:p>28/07/14</text:p>
          </table:table-cell>
          <table:table-cell office:value-type="string">
            <text:p>28/07/14</text:p>
          </table:table-cell>
          <table:table-cell office:value-type="string">
            <text:p>CERTIFICADA</text:p>
          </table:table-cell>
          <table:table-cell office:value-type="string">
            <text:p>213,854</text:p>
          </table:table-cell>
          <table:table-cell office:value-type="string">
            <text:p>Fazenda Entre Rios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186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5320</text:p>
          </table:table-cell>
          <table:table-cell office:value-type="string">
            <text:p>15e23901-9568-4151-aef3-adc884eb2b2d</text:p>
          </table:table-cell>
          <table:table-cell office:value-type="string">
            <text:p>APL</text:p>
          </table:table-cell>
          <table:table-cell office:value-type="string">
            <text:p>24025-00048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0016350</text:p>
          </table:table-cell>
          <table:table-cell office:value-type="string">
            <text:p>244801</text:p>
          </table:table-cell>
          <table:table-cell office:value-type="string">
            <text:p>28/07/14</text:p>
          </table:table-cell>
          <table:table-cell office:value-type="string">
            <text:p>28/07/14</text:p>
          </table:table-cell>
          <table:table-cell office:value-type="string">
            <text:p>CERTIFICADA</text:p>
          </table:table-cell>
          <table:table-cell office:value-type="string">
            <text:p>64,0586</text:p>
          </table:table-cell>
          <table:table-cell office:value-type="string">
            <text:p>Fazenda Entre Rios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186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6117</text:p>
          </table:table-cell>
          <table:table-cell office:value-type="string">
            <text:p>83afd34b-c542-4ed3-966e-b226c4a1a276</text:p>
          </table:table-cell>
          <table:table-cell office:value-type="string">
            <text:p>APL</text:p>
          </table:table-cell>
          <table:table-cell office:value-type="string">
            <text:p>24025-00048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0020030</text:p>
          </table:table-cell>
          <table:table-cell office:value-type="string">
            <text:p>247396</text:p>
          </table:table-cell>
          <table:table-cell office:value-type="string">
            <text:p>30/07/14</text:p>
          </table:table-cell>
          <table:table-cell office:value-type="string">
            <text:p>30/07/14</text:p>
          </table:table-cell>
          <table:table-cell office:value-type="string">
            <text:p>CERTIFICADA</text:p>
          </table:table-cell>
          <table:table-cell office:value-type="string">
            <text:p>149,1317</text:p>
          </table:table-cell>
          <table:table-cell office:value-type="string">
            <text:p>Fazenda Santo Antonio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180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6126</text:p>
          </table:table-cell>
          <table:table-cell office:value-type="string">
            <text:p>cc605c56-006f-4206-9fbd-39a6b2e7b511</text:p>
          </table:table-cell>
          <table:table-cell office:value-type="string">
            <text:p>APL</text:p>
          </table:table-cell>
          <table:table-cell office:value-type="string">
            <text:p>24025-00048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0020030</text:p>
          </table:table-cell>
          <table:table-cell office:value-type="string">
            <text:p>247416</text:p>
          </table:table-cell>
          <table:table-cell office:value-type="string">
            <text:p>30/07/14</text:p>
          </table:table-cell>
          <table:table-cell office:value-type="string">
            <text:p>30/07/14</text:p>
          </table:table-cell>
          <table:table-cell office:value-type="string">
            <text:p>CERTIFICADA</text:p>
          </table:table-cell>
          <table:table-cell office:value-type="string">
            <text:p>148,2189</text:p>
          </table:table-cell>
          <table:table-cell office:value-type="string">
            <text:p>Fazenda Santa Clara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181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7052</text:p>
          </table:table-cell>
          <table:table-cell office:value-type="string">
            <text:p>3cae2a6d-7597-42dd-89fe-fe447421dd07</text:p>
          </table:table-cell>
          <table:table-cell office:value-type="string">
            <text:p>APL</text:p>
          </table:table-cell>
          <table:table-cell office:value-type="string">
            <text:p>24025-00048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0045296</text:p>
          </table:table-cell>
          <table:table-cell office:value-type="string">
            <text:p>249408</text:p>
          </table:table-cell>
          <table:table-cell office:value-type="string">
            <text:p>01/08/14</text:p>
          </table:table-cell>
          <table:table-cell office:value-type="string">
            <text:p>01/08/14</text:p>
          </table:table-cell>
          <table:table-cell office:value-type="string">
            <text:p>CERTIFICADA</text:p>
          </table:table-cell>
          <table:table-cell office:value-type="string">
            <text:p>109,6415</text:p>
          </table:table-cell>
          <table:table-cell office:value-type="string">
            <text:p>Fazenda Denominosa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52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4641</text:p>
          </table:table-cell>
          <table:table-cell office:value-type="string">
            <text:p>4dfd4d23-4fec-419e-bb1b-7eeec118c0c6</text:p>
          </table:table-cell>
          <table:table-cell office:value-type="string">
            <text:p>APL</text:p>
          </table:table-cell>
          <table:table-cell office:value-type="string">
            <text:p>24025-00048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0170007</text:p>
          </table:table-cell>
          <table:table-cell office:value-type="string">
            <text:p>243074</text:p>
          </table:table-cell>
          <table:table-cell office:value-type="string">
            <text:p>25/07/14</text:p>
          </table:table-cell>
          <table:table-cell office:value-type="string">
            <text:p>25/07/14</text:p>
          </table:table-cell>
          <table:table-cell office:value-type="string">
            <text:p>CERTIFICADA</text:p>
          </table:table-cell>
          <table:table-cell office:value-type="string">
            <text:p>185,9765</text:p>
          </table:table-cell>
          <table:table-cell office:value-type="string">
            <text:p>Fazenda Maracangalha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28027</text:p>
          </table:table-cell>
          <table:table-cell office:value-type="string">
            <text:p>def7a517-7379-4cb8-bc05-d91ef18cbf92</text:p>
          </table:table-cell>
          <table:table-cell office:value-type="string">
            <text:p>APL</text:p>
          </table:table-cell>
          <table:table-cell office:value-type="string">
            <text:p>24025-000484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3334256</text:p>
          </table:table-cell>
          <table:table-cell office:value-type="string">
            <text:p>228939</text:p>
          </table:table-cell>
          <table:table-cell office:value-type="string">
            <text:p>11/07/14</text:p>
          </table:table-cell>
          <table:table-cell office:value-type="string">
            <text:p>11/07/14</text:p>
          </table:table-cell>
          <table:table-cell office:value-type="string">
            <text:p>CERTIFICADA</text:p>
          </table:table-cell>
          <table:table-cell office:value-type="string">
            <text:p>398,4315</text:p>
          </table:table-cell>
          <table:table-cell office:value-type="string">
            <text:p>Fazenda Sol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181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28018</text:p>
          </table:table-cell>
          <table:table-cell office:value-type="string">
            <text:p>61a4ab60-422a-4bed-8677-6ea38de8a168</text:p>
          </table:table-cell>
          <table:table-cell office:value-type="string">
            <text:p>APL</text:p>
          </table:table-cell>
          <table:table-cell office:value-type="string">
            <text:p>24025-000484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260703334256</text:p>
          </table:table-cell>
          <table:table-cell office:value-type="string">
            <text:p>228901</text:p>
          </table:table-cell>
          <table:table-cell office:value-type="string">
            <text:p>11/07/14</text:p>
          </table:table-cell>
          <table:table-cell office:value-type="string">
            <text:p>11/07/14</text:p>
          </table:table-cell>
          <table:table-cell office:value-type="string">
            <text:p>CERTIFICADA</text:p>
          </table:table-cell>
          <table:table-cell office:value-type="string">
            <text:p>315,2956</text:p>
          </table:table-cell>
          <table:table-cell office:value-type="string">
            <text:p>Fazenda Sol</text:p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/>
          </table:table-cell>
          <table:table-cell office:value-type="string">
            <text:p>07706012000185</text:p>
          </table:table-cell>
          <table:table-cell office:value-type="string">
            <text:p>Particular</text:p>
          </table:table-cell>
          <table:table-cell office:value-type="string">
            <text:p>00.806-0</text:p>
          </table:table-cell>
          <table:table-cell office:value-type="string">
            <text:p>181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LUCATI ÔÇô Administra├º├úo e Participa├º├úo LTDA</text:p>
          </table:table-cell>
          <table:table-cell office:value-type="string">
            <text:p>07706012000185</text:p>
          </table:table-cell>
          <table:table-cell office:value-type="string">
            <text:p>29277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68272</text:p>
          </table:table-cell>
          <table:table-cell office:value-type="string">
            <text:p>f92e30a1-8379-4a83-9bc7-7a2d3eed2c1c</text:p>
          </table:table-cell>
          <table:table-cell office:value-type="string">
            <text:p>EVS</text:p>
          </table:table-cell>
          <table:table-cell office:value-type="string">
            <text:p>2215132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270013502</text:p>
          </table:table-cell>
          <table:table-cell office:value-type="string">
            <text:p>598772</text:p>
          </table:table-cell>
          <table:table-cell office:value-type="string">
            <text:p>03/07/15</text:p>
          </table:table-cell>
          <table:table-cell office:value-type="string">
            <text:p>03/07/15</text:p>
          </table:table-cell>
          <table:table-cell office:value-type="string">
            <text:p>CERTIFICADA</text:p>
          </table:table-cell>
          <table:table-cell office:value-type="string">
            <text:p>818,0726</text:p>
          </table:table-cell>
          <table:table-cell office:value-type="string">
            <text:p>Fazenda Agropecu├íria Rio Verde</text:p>
          </table:table-cell>
          <table:table-cell office:value-type="string">
            <text:p>Luciano Viecili</text:p>
          </table:table-cell>
          <table:table-cell office:value-type="string">
            <text:p>809891281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9-5</text:p>
          </table:table-cell>
          <table:table-cell office:value-type="string">
            <text:p>5696</text:p>
          </table:table-cell>
          <table:table-cell office:value-type="string">
            <text:p>30/12/99</text:p>
          </table:table-cell>
          <table:table-cell office:value-type="string">
            <text:p>80989128172</text:p>
          </table:table-cell>
          <table:table-cell office:value-type="string">
            <text:p>Luciano Viecili</text:p>
          </table:table-cell>
          <table:table-cell office:value-type="string">
            <text:p/>
          </table:table-cell>
          <table:table-cell office:value-type="string">
            <text:p>510885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103</text:p>
          </table:table-cell>
          <table:table-cell office:value-type="string">
            <text:p>12819758-e8bc-4c0d-96fc-aafbfd70eacf</text:p>
          </table:table-cell>
          <table:table-cell office:value-type="string">
            <text:p>EVS</text:p>
          </table:table-cell>
          <table:table-cell office:value-type="string">
            <text:p>22737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264846</text:p>
          </table:table-cell>
          <table:table-cell office:value-type="string">
            <text:p>657850</text:p>
          </table:table-cell>
          <table:table-cell office:value-type="string">
            <text:p>13/08/15</text:p>
          </table:table-cell>
          <table:table-cell office:value-type="string">
            <text:p>13/08/15</text:p>
          </table:table-cell>
          <table:table-cell office:value-type="string">
            <text:p>CERTIFICADA</text:p>
          </table:table-cell>
          <table:table-cell office:value-type="string">
            <text:p>20,6351</text:p>
          </table:table-cell>
          <table:table-cell office:value-type="string">
            <text:p>Fazenda Agropecu├íria Rio Verde</text:p>
          </table:table-cell>
          <table:table-cell office:value-type="string">
            <text:p>Luiz Artur Mattioni</text:p>
          </table:table-cell>
          <table:table-cell office:value-type="string">
            <text:p>30832306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2956</text:p>
          </table:table-cell>
          <table:table-cell office:value-type="string">
            <text:p>30/12/99</text:p>
          </table:table-cell>
          <table:table-cell office:value-type="string">
            <text:p>30832306053</text:p>
          </table:table-cell>
          <table:table-cell office:value-type="string">
            <text:p>Luiz Artur Mattion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102</text:p>
          </table:table-cell>
          <table:table-cell office:value-type="string">
            <text:p>2a8f3d67-d789-4393-a20b-0838263a3ed6</text:p>
          </table:table-cell>
          <table:table-cell office:value-type="string">
            <text:p>EVS</text:p>
          </table:table-cell>
          <table:table-cell office:value-type="string">
            <text:p>22737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264846</text:p>
          </table:table-cell>
          <table:table-cell office:value-type="string">
            <text:p>657850</text:p>
          </table:table-cell>
          <table:table-cell office:value-type="string">
            <text:p>13/08/15</text:p>
          </table:table-cell>
          <table:table-cell office:value-type="string">
            <text:p>13/08/15</text:p>
          </table:table-cell>
          <table:table-cell office:value-type="string">
            <text:p>CERTIFICADA</text:p>
          </table:table-cell>
          <table:table-cell office:value-type="string">
            <text:p>201,1793</text:p>
          </table:table-cell>
          <table:table-cell office:value-type="string">
            <text:p>Fazenda Agropecu├íria Rio Verde</text:p>
          </table:table-cell>
          <table:table-cell office:value-type="string">
            <text:p>Luiz Artur Mattioni</text:p>
          </table:table-cell>
          <table:table-cell office:value-type="string">
            <text:p>30832306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2956</text:p>
          </table:table-cell>
          <table:table-cell office:value-type="string">
            <text:p>30/12/99</text:p>
          </table:table-cell>
          <table:table-cell office:value-type="string">
            <text:p>30832306053</text:p>
          </table:table-cell>
          <table:table-cell office:value-type="string">
            <text:p>Luiz Artur Mattion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111</text:p>
          </table:table-cell>
          <table:table-cell office:value-type="string">
            <text:p>c052c8ac-88c5-4e02-a442-7600730c6591</text:p>
          </table:table-cell>
          <table:table-cell office:value-type="string">
            <text:p>EVS</text:p>
          </table:table-cell>
          <table:table-cell office:value-type="string">
            <text:p>22737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413272</text:p>
          </table:table-cell>
          <table:table-cell office:value-type="string">
            <text:p>657870</text:p>
          </table:table-cell>
          <table:table-cell office:value-type="string">
            <text:p>13/08/15</text:p>
          </table:table-cell>
          <table:table-cell office:value-type="string">
            <text:p>13/08/15</text:p>
          </table:table-cell>
          <table:table-cell office:value-type="string">
            <text:p>CERTIFICADA</text:p>
          </table:table-cell>
          <table:table-cell office:value-type="string">
            <text:p>124,504</text:p>
          </table:table-cell>
          <table:table-cell office:value-type="string">
            <text:p>Fazenda Agropecu├íria Rio Verde</text:p>
          </table:table-cell>
          <table:table-cell office:value-type="string">
            <text:p>Luiz Artur Mattioni</text:p>
          </table:table-cell>
          <table:table-cell office:value-type="string">
            <text:p>30832306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14007</text:p>
          </table:table-cell>
          <table:table-cell office:value-type="string">
            <text:p>30/12/99</text:p>
          </table:table-cell>
          <table:table-cell office:value-type="string">
            <text:p>30832306053</text:p>
          </table:table-cell>
          <table:table-cell office:value-type="string">
            <text:p>Luiz Artur Mattion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110</text:p>
          </table:table-cell>
          <table:table-cell office:value-type="string">
            <text:p>6d925303-7a6a-4d5b-b0b4-8735f04b10f1</text:p>
          </table:table-cell>
          <table:table-cell office:value-type="string">
            <text:p>EVS</text:p>
          </table:table-cell>
          <table:table-cell office:value-type="string">
            <text:p>22737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413272</text:p>
          </table:table-cell>
          <table:table-cell office:value-type="string">
            <text:p>657870</text:p>
          </table:table-cell>
          <table:table-cell office:value-type="string">
            <text:p>13/08/15</text:p>
          </table:table-cell>
          <table:table-cell office:value-type="string">
            <text:p>13/08/15</text:p>
          </table:table-cell>
          <table:table-cell office:value-type="string">
            <text:p>CERTIFICADA</text:p>
          </table:table-cell>
          <table:table-cell office:value-type="string">
            <text:p>899,8575</text:p>
          </table:table-cell>
          <table:table-cell office:value-type="string">
            <text:p>Fazenda Agropecu├íria Rio Verde</text:p>
          </table:table-cell>
          <table:table-cell office:value-type="string">
            <text:p>Luiz Artur Mattioni</text:p>
          </table:table-cell>
          <table:table-cell office:value-type="string">
            <text:p>30832306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14007</text:p>
          </table:table-cell>
          <table:table-cell office:value-type="string">
            <text:p>30/12/99</text:p>
          </table:table-cell>
          <table:table-cell office:value-type="string">
            <text:p>30832306053</text:p>
          </table:table-cell>
          <table:table-cell office:value-type="string">
            <text:p>Luiz Artur Mattion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79434</text:p>
          </table:table-cell>
          <table:table-cell office:value-type="string">
            <text:p>ff08811f-3e3a-4dd6-91fa-f0a1f1916a5a</text:p>
          </table:table-cell>
          <table:table-cell office:value-type="string">
            <text:p>EVS</text:p>
          </table:table-cell>
          <table:table-cell office:value-type="string">
            <text:p>22737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413272</text:p>
          </table:table-cell>
          <table:table-cell office:value-type="string">
            <text:p>644234</text:p>
          </table:table-cell>
          <table:table-cell office:value-type="string">
            <text:p>04/08/15</text:p>
          </table:table-cell>
          <table:table-cell office:value-type="string">
            <text:p>06/08/15</text:p>
          </table:table-cell>
          <table:table-cell office:value-type="string">
            <text:p>CERTIFICADA</text:p>
          </table:table-cell>
          <table:table-cell office:value-type="string">
            <text:p>71,0193</text:p>
          </table:table-cell>
          <table:table-cell office:value-type="string">
            <text:p>Fazenda Agropecu├íria Rio Verde</text:p>
          </table:table-cell>
          <table:table-cell office:value-type="string">
            <text:p>Luiz Artur Mattioni</text:p>
          </table:table-cell>
          <table:table-cell office:value-type="string">
            <text:p>30832306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14006</text:p>
          </table:table-cell>
          <table:table-cell office:value-type="string">
            <text:p>30/12/99</text:p>
          </table:table-cell>
          <table:table-cell office:value-type="string">
            <text:p>30832306053</text:p>
          </table:table-cell>
          <table:table-cell office:value-type="string">
            <text:p>Luiz Artur Mattion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79433</text:p>
          </table:table-cell>
          <table:table-cell office:value-type="string">
            <text:p>11ad5184-69ec-4c66-b07e-13182642b377</text:p>
          </table:table-cell>
          <table:table-cell office:value-type="string">
            <text:p>EVS</text:p>
          </table:table-cell>
          <table:table-cell office:value-type="string">
            <text:p>22737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413272</text:p>
          </table:table-cell>
          <table:table-cell office:value-type="string">
            <text:p>644234</text:p>
          </table:table-cell>
          <table:table-cell office:value-type="string">
            <text:p>04/08/15</text:p>
          </table:table-cell>
          <table:table-cell office:value-type="string">
            <text:p>06/08/15</text:p>
          </table:table-cell>
          <table:table-cell office:value-type="string">
            <text:p>CERTIFICADA</text:p>
          </table:table-cell>
          <table:table-cell office:value-type="string">
            <text:p>413,067</text:p>
          </table:table-cell>
          <table:table-cell office:value-type="string">
            <text:p>Fazenda Agropecu├íria Rio Verde</text:p>
          </table:table-cell>
          <table:table-cell office:value-type="string">
            <text:p>Luiz Artur Mattioni</text:p>
          </table:table-cell>
          <table:table-cell office:value-type="string">
            <text:p>30832306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14006</text:p>
          </table:table-cell>
          <table:table-cell office:value-type="string">
            <text:p>30/12/99</text:p>
          </table:table-cell>
          <table:table-cell office:value-type="string">
            <text:p>30832306053</text:p>
          </table:table-cell>
          <table:table-cell office:value-type="string">
            <text:p>Luiz Artur Mattion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092</text:p>
          </table:table-cell>
          <table:table-cell office:value-type="string">
            <text:p>e2428319-06e6-4734-9048-d0a48db77f78</text:p>
          </table:table-cell>
          <table:table-cell office:value-type="string">
            <text:p>EVS</text:p>
          </table:table-cell>
          <table:table-cell office:value-type="string">
            <text:p>22737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538644</text:p>
          </table:table-cell>
          <table:table-cell office:value-type="string">
            <text:p>657813</text:p>
          </table:table-cell>
          <table:table-cell office:value-type="string">
            <text:p>13/08/15</text:p>
          </table:table-cell>
          <table:table-cell office:value-type="string">
            <text:p>13/08/15</text:p>
          </table:table-cell>
          <table:table-cell office:value-type="string">
            <text:p>CERTIFICADA</text:p>
          </table:table-cell>
          <table:table-cell office:value-type="string">
            <text:p>31,8873</text:p>
          </table:table-cell>
          <table:table-cell office:value-type="string">
            <text:p>Fazenda Agropecu├íria Rio Verde</text:p>
          </table:table-cell>
          <table:table-cell office:value-type="string">
            <text:p>Luiz Artur Mattioni</text:p>
          </table:table-cell>
          <table:table-cell office:value-type="string">
            <text:p>30832306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2950</text:p>
          </table:table-cell>
          <table:table-cell office:value-type="string">
            <text:p>30/12/99</text:p>
          </table:table-cell>
          <table:table-cell office:value-type="string">
            <text:p>30832306053</text:p>
          </table:table-cell>
          <table:table-cell office:value-type="string">
            <text:p>Luiz Artur Mattion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3091</text:p>
          </table:table-cell>
          <table:table-cell office:value-type="string">
            <text:p>b3893995-ced9-436d-ba3c-3a74119bce97</text:p>
          </table:table-cell>
          <table:table-cell office:value-type="string">
            <text:p>EVS</text:p>
          </table:table-cell>
          <table:table-cell office:value-type="string">
            <text:p>22737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400538644</text:p>
          </table:table-cell>
          <table:table-cell office:value-type="string">
            <text:p>657813</text:p>
          </table:table-cell>
          <table:table-cell office:value-type="string">
            <text:p>13/08/15</text:p>
          </table:table-cell>
          <table:table-cell office:value-type="string">
            <text:p>13/08/15</text:p>
          </table:table-cell>
          <table:table-cell office:value-type="string">
            <text:p>CERTIFICADA</text:p>
          </table:table-cell>
          <table:table-cell office:value-type="string">
            <text:p>188,2027</text:p>
          </table:table-cell>
          <table:table-cell office:value-type="string">
            <text:p>Fazenda Agropecu├íria Rio Verde</text:p>
          </table:table-cell>
          <table:table-cell office:value-type="string">
            <text:p>Luiz Artur Mattioni</text:p>
          </table:table-cell>
          <table:table-cell office:value-type="string">
            <text:p>30832306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1-2</text:p>
          </table:table-cell>
          <table:table-cell office:value-type="string">
            <text:p>2950</text:p>
          </table:table-cell>
          <table:table-cell office:value-type="string">
            <text:p>30/12/99</text:p>
          </table:table-cell>
          <table:table-cell office:value-type="string">
            <text:p>30832306053</text:p>
          </table:table-cell>
          <table:table-cell office:value-type="string">
            <text:p>Luiz Artur Mattioni</text:p>
          </table:table-cell>
          <table:table-cell office:value-type="string">
            <text:p/>
          </table:table-cell>
          <table:table-cell office:value-type="string">
            <text:p>510350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68273</text:p>
          </table:table-cell>
          <table:table-cell office:value-type="string">
            <text:p>cfedae18-ee9d-4912-a571-2697d48e9496</text:p>
          </table:table-cell>
          <table:table-cell office:value-type="string">
            <text:p>EVS</text:p>
          </table:table-cell>
          <table:table-cell office:value-type="string">
            <text:p>225159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270013502</text:p>
          </table:table-cell>
          <table:table-cell office:value-type="string">
            <text:p>598757</text:p>
          </table:table-cell>
          <table:table-cell office:value-type="string">
            <text:p>03/07/15</text:p>
          </table:table-cell>
          <table:table-cell office:value-type="string">
            <text:p>03/07/15</text:p>
          </table:table-cell>
          <table:table-cell office:value-type="string">
            <text:p>CERTIFICADA</text:p>
          </table:table-cell>
          <table:table-cell office:value-type="string">
            <text:p>1151,2805</text:p>
          </table:table-cell>
          <table:table-cell office:value-type="string">
            <text:p>Fazenda Agropecu├íria Rio Verde</text:p>
          </table:table-cell>
          <table:table-cell office:value-type="string">
            <text:p>Luiz Artur Mattioni</text:p>
          </table:table-cell>
          <table:table-cell office:value-type="string">
            <text:p>308323060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9-5</text:p>
          </table:table-cell>
          <table:table-cell office:value-type="string">
            <text:p>5698</text:p>
          </table:table-cell>
          <table:table-cell office:value-type="string">
            <text:p>30/12/99</text:p>
          </table:table-cell>
          <table:table-cell office:value-type="string">
            <text:p>30832306053</text:p>
          </table:table-cell>
          <table:table-cell office:value-type="string">
            <text:p>Luiz Artur Mattioni</text:p>
          </table:table-cell>
          <table:table-cell office:value-type="string">
            <text:p/>
          </table:table-cell>
          <table:table-cell office:value-type="string">
            <text:p>510885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84580</text:p>
          </table:table-cell>
          <table:table-cell office:value-type="string">
            <text:p>29ba24f3-76ab-4553-9348-69039e860506</text:p>
          </table:table-cell>
          <table:table-cell office:value-type="string">
            <text:p>DXX</text:p>
          </table:table-cell>
          <table:table-cell office:value-type="string">
            <text:p>8207459947-R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338163105</text:p>
          </table:table-cell>
          <table:table-cell office:value-type="string">
            <text:p>161197</text:p>
          </table:table-cell>
          <table:table-cell office:value-type="string">
            <text:p>12/05/14</text:p>
          </table:table-cell>
          <table:table-cell office:value-type="string">
            <text:p>12/05/14</text:p>
          </table:table-cell>
          <table:table-cell office:value-type="string">
            <text:p>CERTIFICADA</text:p>
          </table:table-cell>
          <table:table-cell office:value-type="string">
            <text:p>345,4168</text:p>
          </table:table-cell>
          <table:table-cell office:value-type="string">
            <text:p>Lote 140 da Sec├º├úo C, Gleba Pyrineos</text:p>
          </table:table-cell>
          <table:table-cell office:value-type="string">
            <text:p>Marcelo da Silva Teixeira</text:p>
          </table:table-cell>
          <table:table-cell office:value-type="string">
            <text:p>8902849074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9.616-4</text:p>
          </table:table-cell>
          <table:table-cell office:value-type="string">
            <text:p>2314</text:p>
          </table:table-cell>
          <table:table-cell office:value-type="string">
            <text:p>30/12/99</text:p>
          </table:table-cell>
          <table:table-cell office:value-type="string">
            <text:p>89028490744</text:p>
          </table:table-cell>
          <table:table-cell office:value-type="string">
            <text:p>Marcelo da Silva Teixeira</text:p>
          </table:table-cell>
          <table:table-cell office:value-type="string">
            <text:p/>
          </table:table-cell>
          <table:table-cell office:value-type="string">
            <text:p>1100122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279238</text:p>
          </table:table-cell>
          <table:table-cell office:value-type="string">
            <text:p>6319bdc9-f500-44db-a797-c23e7ed7c756</text:p>
          </table:table-cell>
          <table:table-cell office:value-type="string">
            <text:p>AY4</text:p>
          </table:table-cell>
          <table:table-cell office:value-type="string">
            <text:p>TO20150025952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60190061579</text:p>
          </table:table-cell>
          <table:table-cell office:value-type="string">
            <text:p>643676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71797,3101</text:p>
          </table:table-cell>
          <table:table-cell office:value-type="string">
            <text:p>FAZENDA RIO VERDE</text:p>
          </table:table-cell>
          <table:table-cell office:value-type="string">
            <text:p>MARCELO HENRIQUE LIMIRIO GON├çALVES</text:p>
          </table:table-cell>
          <table:table-cell office:value-type="string">
            <text:p>077009701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832-2</text:p>
          </table:table-cell>
          <table:table-cell office:value-type="string">
            <text:p>R-17-M-3268</text:p>
          </table:table-cell>
          <table:table-cell office:value-type="string">
            <text:p>30/12/99</text:p>
          </table:table-cell>
          <table:table-cell office:value-type="string">
            <text:p>07700970149</text:p>
          </table:table-cell>
          <table:table-cell office:value-type="string">
            <text:p>MARCELO HENRIQUE LIMIRIO GON├çALVES</text:p>
          </table:table-cell>
          <table:table-cell office:value-type="string">
            <text:p/>
          </table:table-cell>
          <table:table-cell office:value-type="string">
            <text:p>1702000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62604</text:p>
          </table:table-cell>
          <table:table-cell office:value-type="string">
            <text:p>2041753d-82f9-4a8a-aabb-c475a60b11b2</text:p>
          </table:table-cell>
          <table:table-cell office:value-type="string">
            <text:p>BJX</text:p>
          </table:table-cell>
          <table:table-cell office:value-type="string">
            <text:p>000010342014033846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330527280</text:p>
          </table:table-cell>
          <table:table-cell office:value-type="string">
            <text:p>305727</text:p>
          </table:table-cell>
          <table:table-cell office:value-type="string">
            <text:p>18/09/14</text:p>
          </table:table-cell>
          <table:table-cell office:value-type="string">
            <text:p>18/09/14</text:p>
          </table:table-cell>
          <table:table-cell office:value-type="string">
            <text:p>CERTIFICADA</text:p>
          </table:table-cell>
          <table:table-cell office:value-type="string">
            <text:p>552,2115</text:p>
          </table:table-cell>
          <table:table-cell office:value-type="string">
            <text:p>LOTE 10-02, PARTE DO LOTE 10 DO LOTEAMENTO RIACHO GRANDE</text:p>
          </table:table-cell>
          <table:table-cell office:value-type="string">
            <text:p>MARCELO MARINHO COSTA</text:p>
          </table:table-cell>
          <table:table-cell office:value-type="string">
            <text:p>354766051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653-2</text:p>
          </table:table-cell>
          <table:table-cell office:value-type="string">
            <text:p>599</text:p>
          </table:table-cell>
          <table:table-cell office:value-type="string">
            <text:p>30/12/99</text:p>
          </table:table-cell>
          <table:table-cell office:value-type="string">
            <text:p>35476605134</text:p>
          </table:table-cell>
          <table:table-cell office:value-type="string">
            <text:p>MARCELLO MARINHO COSTA</text:p>
          </table:table-cell>
          <table:table-cell office:value-type="string">
            <text:p/>
          </table:table-cell>
          <table:table-cell office:value-type="string">
            <text:p>1704105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62603</text:p>
          </table:table-cell>
          <table:table-cell office:value-type="string">
            <text:p>a7290a89-0ead-4e5c-9c0f-6125130db722</text:p>
          </table:table-cell>
          <table:table-cell office:value-type="string">
            <text:p>BJX</text:p>
          </table:table-cell>
          <table:table-cell office:value-type="string">
            <text:p>00001034201403384610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330527280</text:p>
          </table:table-cell>
          <table:table-cell office:value-type="string">
            <text:p>305718</text:p>
          </table:table-cell>
          <table:table-cell office:value-type="string">
            <text:p>18/09/14</text:p>
          </table:table-cell>
          <table:table-cell office:value-type="string">
            <text:p>18/09/14</text:p>
          </table:table-cell>
          <table:table-cell office:value-type="string">
            <text:p>CERTIFICADA</text:p>
          </table:table-cell>
          <table:table-cell office:value-type="string">
            <text:p>627,5182</text:p>
          </table:table-cell>
          <table:table-cell office:value-type="string">
            <text:p>LOTE 10-01, PARTE DO LOTE 10 DO LOTEAMENTO RIACHO GRANDE</text:p>
          </table:table-cell>
          <table:table-cell office:value-type="string">
            <text:p>MARCELO MARINHO COSTA</text:p>
          </table:table-cell>
          <table:table-cell office:value-type="string">
            <text:p>354766051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653-2</text:p>
          </table:table-cell>
          <table:table-cell office:value-type="string">
            <text:p>597</text:p>
          </table:table-cell>
          <table:table-cell office:value-type="string">
            <text:p>30/12/99</text:p>
          </table:table-cell>
          <table:table-cell office:value-type="string">
            <text:p>35476605134</text:p>
          </table:table-cell>
          <table:table-cell office:value-type="string">
            <text:p>MARCELLO MARINHO COSTA</text:p>
          </table:table-cell>
          <table:table-cell office:value-type="string">
            <text:p/>
          </table:table-cell>
          <table:table-cell office:value-type="string">
            <text:p>1704105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45750</text:p>
          </table:table-cell>
          <table:table-cell office:value-type="string">
            <text:p>5d69a633-1032-487e-81fc-f61926eb8929</text:p>
          </table:table-cell>
          <table:table-cell office:value-type="string">
            <text:p>DON</text:p>
          </table:table-cell>
          <table:table-cell office:value-type="string">
            <text:p>1000046045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550180181121</text:p>
          </table:table-cell>
          <table:table-cell office:value-type="string">
            <text:p>269504</text:p>
          </table:table-cell>
          <table:table-cell office:value-type="string">
            <text:p>19/08/14</text:p>
          </table:table-cell>
          <table:table-cell office:value-type="string">
            <text:p>19/08/14</text:p>
          </table:table-cell>
          <table:table-cell office:value-type="string">
            <text:p>CERTIFICADA</text:p>
          </table:table-cell>
          <table:table-cell office:value-type="string">
            <text:p>2097,2245</text:p>
          </table:table-cell>
          <table:table-cell office:value-type="string">
            <text:p>FAZENDA ESTRELA DE OURO</text:p>
          </table:table-cell>
          <table:table-cell office:value-type="string">
            <text:p>MARCELO OLIVEIRA CORREIA</text:p>
          </table:table-cell>
          <table:table-cell office:value-type="string">
            <text:p>150108722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652-2</text:p>
          </table:table-cell>
          <table:table-cell office:value-type="string">
            <text:p>11969</text:p>
          </table:table-cell>
          <table:table-cell office:value-type="string">
            <text:p>30/12/99</text:p>
          </table:table-cell>
          <table:table-cell office:value-type="string">
            <text:p>15010872234</text:p>
          </table:table-cell>
          <table:table-cell office:value-type="string">
            <text:p>MARCELO OLIVEIRA CORREIA</text:p>
          </table:table-cell>
          <table:table-cell office:value-type="string">
            <text:p/>
          </table:table-cell>
          <table:table-cell office:value-type="string">
            <text:p>1505502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219110</text:p>
          </table:table-cell>
          <table:table-cell office:value-type="string">
            <text:p>44ed71f3-8407-4af9-9c00-e9a9ba441761</text:p>
          </table:table-cell>
          <table:table-cell office:value-type="string">
            <text:p>AJF</text:p>
          </table:table-cell>
          <table:table-cell office:value-type="string">
            <text:p>214072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40740226082</text:p>
          </table:table-cell>
          <table:table-cell office:value-type="string">
            <text:p>453640</text:p>
          </table:table-cell>
          <table:table-cell office:value-type="string">
            <text:p>12/02/15</text:p>
          </table:table-cell>
          <table:table-cell office:value-type="string">
            <text:p>12/02/15</text:p>
          </table:table-cell>
          <table:table-cell office:value-type="string">
            <text:p>CERTIFICADA</text:p>
          </table:table-cell>
          <table:table-cell office:value-type="string">
            <text:p>471,0097</text:p>
          </table:table-cell>
          <table:table-cell office:value-type="string">
            <text:p>FAZENDA SANT'ANA</text:p>
          </table:table-cell>
          <table:table-cell office:value-type="string">
            <text:p>MARCELO ROBERTO GNUTZMANN DA COSTA</text:p>
          </table:table-cell>
          <table:table-cell office:value-type="string">
            <text:p>312673511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77-6</text:p>
          </table:table-cell>
          <table:table-cell office:value-type="string">
            <text:p>40428</text:p>
          </table:table-cell>
          <table:table-cell office:value-type="string">
            <text:p>30/12/99</text:p>
          </table:table-cell>
          <table:table-cell office:value-type="string">
            <text:p>31267351187</text:p>
          </table:table-cell>
          <table:table-cell office:value-type="string">
            <text:p>MARCELO ROBERTO GNUTZMANN DA COSTA</text:p>
          </table:table-cell>
          <table:table-cell office:value-type="string">
            <text:p/>
          </table:table-cell>
          <table:table-cell office:value-type="string">
            <text:p>510780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48811</text:p>
          </table:table-cell>
          <table:table-cell office:value-type="string">
            <text:p>5fed36f3-5492-42ca-ab39-108d8d451a46</text:p>
          </table:table-cell>
          <table:table-cell office:value-type="string">
            <text:p>AKE</text:p>
          </table:table-cell>
          <table:table-cell office:value-type="string">
            <text:p>9222122014111719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181102838196</text:p>
          </table:table-cell>
          <table:table-cell office:value-type="string">
            <text:p>532491</text:p>
          </table:table-cell>
          <table:table-cell office:value-type="string">
            <text:p>07/05/15</text:p>
          </table:table-cell>
          <table:table-cell office:value-type="string">
            <text:p>07/05/15</text:p>
          </table:table-cell>
          <table:table-cell office:value-type="string">
            <text:p>CERTIFICADA</text:p>
          </table:table-cell>
          <table:table-cell office:value-type="string">
            <text:p>606,3898</text:p>
          </table:table-cell>
          <table:table-cell office:value-type="string">
            <text:p>Fazenda Primavera</text:p>
          </table:table-cell>
          <table:table-cell office:value-type="string">
            <text:p>Marchesan Implementos e Maquinas Agr├¡colas S/A</text:p>
          </table:table-cell>
          <table:table-cell office:value-type="string">
            <text:p/>
          </table:table-cell>
          <table:table-cell office:value-type="string">
            <text:p>52311289000163</text:p>
          </table:table-cell>
          <table:table-cell office:value-type="string">
            <text:p>Particular</text:p>
          </table:table-cell>
          <table:table-cell office:value-type="string">
            <text:p>12.030-3</text:p>
          </table:table-cell>
          <table:table-cell office:value-type="string">
            <text:p>1615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archesan Implementos e Maquinas Agr├¡colas S/A</text:p>
          </table:table-cell>
          <table:table-cell office:value-type="string">
            <text:p>52311289000163</text:p>
          </table:table-cell>
          <table:table-cell office:value-type="string">
            <text:p>3529302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84661</text:p>
          </table:table-cell>
          <table:table-cell office:value-type="string">
            <text:p>b80a3156-5c86-4dd1-b175-dbf7a0b2d3a9</text:p>
          </table:table-cell>
          <table:table-cell office:value-type="string">
            <text:p>BIT</text:p>
          </table:table-cell>
          <table:table-cell office:value-type="string">
            <text:p>1020150144568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999110832400</text:p>
          </table:table-cell>
          <table:table-cell office:value-type="string">
            <text:p>662593</text:p>
          </table:table-cell>
          <table:table-cell office:value-type="string">
            <text:p>18/08/15</text:p>
          </table:table-cell>
          <table:table-cell office:value-type="string">
            <text:p>18/08/15</text:p>
          </table:table-cell>
          <table:table-cell office:value-type="string">
            <text:p>CERTIFICADA</text:p>
          </table:table-cell>
          <table:table-cell office:value-type="string">
            <text:p>265,6734</text:p>
          </table:table-cell>
          <table:table-cell office:value-type="string">
            <text:p>FAZENDA CAETANO</text:p>
          </table:table-cell>
          <table:table-cell office:value-type="string">
            <text:p>MARCIO DINIZ GOTLIB</text:p>
          </table:table-cell>
          <table:table-cell office:value-type="string">
            <text:p>03697886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4.766-0</text:p>
          </table:table-cell>
          <table:table-cell office:value-type="string">
            <text:p>7980</text:p>
          </table:table-cell>
          <table:table-cell office:value-type="string">
            <text:p>30/12/99</text:p>
          </table:table-cell>
          <table:table-cell office:value-type="string">
            <text:p>03697886800</text:p>
          </table:table-cell>
          <table:table-cell office:value-type="string">
            <text:p>MARCIO DINIZ GOTLIB</text:p>
          </table:table-cell>
          <table:table-cell office:value-type="string">
            <text:p/>
          </table:table-cell>
          <table:table-cell office:value-type="string">
            <text:p>5212501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284660</text:p>
          </table:table-cell>
          <table:table-cell office:value-type="string">
            <text:p>14022171-497a-4980-8f2a-25c2baab6a61</text:p>
          </table:table-cell>
          <table:table-cell office:value-type="string">
            <text:p>BIT</text:p>
          </table:table-cell>
          <table:table-cell office:value-type="string">
            <text:p>1020150144568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999110832400</text:p>
          </table:table-cell>
          <table:table-cell office:value-type="string">
            <text:p>662593</text:p>
          </table:table-cell>
          <table:table-cell office:value-type="string">
            <text:p>18/08/15</text:p>
          </table:table-cell>
          <table:table-cell office:value-type="string">
            <text:p>18/08/15</text:p>
          </table:table-cell>
          <table:table-cell office:value-type="string">
            <text:p>CERTIFICADA</text:p>
          </table:table-cell>
          <table:table-cell office:value-type="string">
            <text:p>63,077</text:p>
          </table:table-cell>
          <table:table-cell office:value-type="string">
            <text:p>FAZENDA CAETANO</text:p>
          </table:table-cell>
          <table:table-cell office:value-type="string">
            <text:p>MARCIO DINIZ GOTLIB</text:p>
          </table:table-cell>
          <table:table-cell office:value-type="string">
            <text:p>03697886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4.766-0</text:p>
          </table:table-cell>
          <table:table-cell office:value-type="string">
            <text:p>7980</text:p>
          </table:table-cell>
          <table:table-cell office:value-type="string">
            <text:p>30/12/99</text:p>
          </table:table-cell>
          <table:table-cell office:value-type="string">
            <text:p>03697886800</text:p>
          </table:table-cell>
          <table:table-cell office:value-type="string">
            <text:p>MARCIO DINIZ GOTLIB</text:p>
          </table:table-cell>
          <table:table-cell office:value-type="string">
            <text:p/>
          </table:table-cell>
          <table:table-cell office:value-type="string">
            <text:p>5212501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214246</text:p>
          </table:table-cell>
          <table:table-cell office:value-type="string">
            <text:p>144d091c-3ddc-4c79-ab99-e6aba6f440eb</text:p>
          </table:table-cell>
          <table:table-cell office:value-type="string">
            <text:p>EVS</text:p>
          </table:table-cell>
          <table:table-cell office:value-type="string">
            <text:p>2119070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1302136836</text:p>
          </table:table-cell>
          <table:table-cell office:value-type="string">
            <text:p>440667</text:p>
          </table:table-cell>
          <table:table-cell office:value-type="string">
            <text:p>30/01/15</text:p>
          </table:table-cell>
          <table:table-cell office:value-type="string">
            <text:p>30/01/15</text:p>
          </table:table-cell>
          <table:table-cell office:value-type="string">
            <text:p>CERTIFICADA</text:p>
          </table:table-cell>
          <table:table-cell office:value-type="string">
            <text:p>286,6046</text:p>
          </table:table-cell>
          <table:table-cell office:value-type="string">
            <text:p>FAZENDA MAMA IV</text:p>
          </table:table-cell>
          <table:table-cell office:value-type="string">
            <text:p>Marcos Antonio Vimercati</text:p>
          </table:table-cell>
          <table:table-cell office:value-type="string">
            <text:p>876203597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541-7</text:p>
          </table:table-cell>
          <table:table-cell office:value-type="string">
            <text:p>3830</text:p>
          </table:table-cell>
          <table:table-cell office:value-type="string">
            <text:p>30/12/99</text:p>
          </table:table-cell>
          <table:table-cell office:value-type="string">
            <text:p>87620359753</text:p>
          </table:table-cell>
          <table:table-cell office:value-type="string">
            <text:p>Marcos Antonio Vimercati</text:p>
          </table:table-cell>
          <table:table-cell office:value-type="string">
            <text:p/>
          </table:table-cell>
          <table:table-cell office:value-type="string">
            <text:p>510704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14250</text:p>
          </table:table-cell>
          <table:table-cell office:value-type="string">
            <text:p>383e735e-2dbf-42d3-95ed-6c921865474e</text:p>
          </table:table-cell>
          <table:table-cell office:value-type="string">
            <text:p>EVS</text:p>
          </table:table-cell>
          <table:table-cell office:value-type="string">
            <text:p>2119070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40580403551</text:p>
          </table:table-cell>
          <table:table-cell office:value-type="string">
            <text:p>440671</text:p>
          </table:table-cell>
          <table:table-cell office:value-type="string">
            <text:p>30/01/15</text:p>
          </table:table-cell>
          <table:table-cell office:value-type="string">
            <text:p>30/01/15</text:p>
          </table:table-cell>
          <table:table-cell office:value-type="string">
            <text:p>CERTIFICADA</text:p>
          </table:table-cell>
          <table:table-cell office:value-type="string">
            <text:p>282,7641</text:p>
          </table:table-cell>
          <table:table-cell office:value-type="string">
            <text:p>FAZENDA MAMA IV</text:p>
          </table:table-cell>
          <table:table-cell office:value-type="string">
            <text:p>Marcos Antonio Vimercati</text:p>
          </table:table-cell>
          <table:table-cell office:value-type="string">
            <text:p>876203597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541-7</text:p>
          </table:table-cell>
          <table:table-cell office:value-type="string">
            <text:p>3828</text:p>
          </table:table-cell>
          <table:table-cell office:value-type="string">
            <text:p>30/12/99</text:p>
          </table:table-cell>
          <table:table-cell office:value-type="string">
            <text:p>87620359753</text:p>
          </table:table-cell>
          <table:table-cell office:value-type="string">
            <text:p>Marcos Antonio Vimercati</text:p>
          </table:table-cell>
          <table:table-cell office:value-type="string">
            <text:p/>
          </table:table-cell>
          <table:table-cell office:value-type="string">
            <text:p>510704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4404</text:p>
          </table:table-cell>
          <table:table-cell office:value-type="string">
            <text:p>a16b622e-06ab-4cb4-bfb9-846cf069cd2e</text:p>
          </table:table-cell>
          <table:table-cell office:value-type="string">
            <text:p>ASI</text:p>
          </table:table-cell>
          <table:table-cell office:value-type="string">
            <text:p>1020130067555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320600177602</text:p>
          </table:table-cell>
          <table:table-cell office:value-type="string">
            <text:p>123346</text:p>
          </table:table-cell>
          <table:table-cell office:value-type="string">
            <text:p>21/03/14</text:p>
          </table:table-cell>
          <table:table-cell office:value-type="string">
            <text:p>03/04/14</text:p>
          </table:table-cell>
          <table:table-cell office:value-type="string">
            <text:p>CERTIFICADA</text:p>
          </table:table-cell>
          <table:table-cell office:value-type="string">
            <text:p>485,6809</text:p>
          </table:table-cell>
          <table:table-cell office:value-type="string">
            <text:p>Fazenda Flores L.D Pontal e Pinguela</text:p>
          </table:table-cell>
          <table:table-cell office:value-type="string">
            <text:p>MARFIG ALIMENTOS S.A</text:p>
          </table:table-cell>
          <table:table-cell office:value-type="string">
            <text:p/>
          </table:table-cell>
          <table:table-cell office:value-type="string">
            <text:p>03853896003084</text:p>
          </table:table-cell>
          <table:table-cell office:value-type="string">
            <text:p>Particular</text:p>
          </table:table-cell>
          <table:table-cell office:value-type="string">
            <text:p>02.475-2</text:p>
          </table:table-cell>
          <table:table-cell office:value-type="string">
            <text:p>6371,9669,11150,11932,12179,19945, 2131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ARFIG ALIMENTOS S.A</text:p>
          </table:table-cell>
          <table:table-cell office:value-type="string">
            <text:p>03853896003084</text:p>
          </table:table-cell>
          <table:table-cell office:value-type="string">
            <text:p>5213103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67959</text:p>
          </table:table-cell>
          <table:table-cell office:value-type="string">
            <text:p>df49fb17-cd99-4131-be79-3ecd920d36dd</text:p>
          </table:table-cell>
          <table:table-cell office:value-type="string">
            <text:p>ADQ</text:p>
          </table:table-cell>
          <table:table-cell office:value-type="string">
            <text:p>9222122011074938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040110092370</text:p>
          </table:table-cell>
          <table:table-cell office:value-type="string">
            <text:p>117100</text:p>
          </table:table-cell>
          <table:table-cell office:value-type="string">
            <text:p>13/03/14</text:p>
          </table:table-cell>
          <table:table-cell office:value-type="string">
            <text:p>14/03/14</text:p>
          </table:table-cell>
          <table:table-cell office:value-type="string">
            <text:p>CERTIFICADA</text:p>
          </table:table-cell>
          <table:table-cell office:value-type="string">
            <text:p>217,1837</text:p>
          </table:table-cell>
          <table:table-cell office:value-type="string">
            <text:p>Fazenda S├úo Francisco</text:p>
          </table:table-cell>
          <table:table-cell office:value-type="string">
            <text:p>Maria L├║cia Carvalho do Valle</text:p>
          </table:table-cell>
          <table:table-cell office:value-type="string">
            <text:p>1436101581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360-4</text:p>
          </table:table-cell>
          <table:table-cell office:value-type="string">
            <text:p>1749,1750</text:p>
          </table:table-cell>
          <table:table-cell office:value-type="string">
            <text:p>30/12/99</text:p>
          </table:table-cell>
          <table:table-cell office:value-type="string">
            <text:p>14361015813</text:p>
          </table:table-cell>
          <table:table-cell office:value-type="string">
            <text:p>Maria L├║cia Carvalho do Valle</text:p>
          </table:table-cell>
          <table:table-cell office:value-type="string">
            <text:p/>
          </table:table-cell>
          <table:table-cell office:value-type="string">
            <text:p>35055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11189</text:p>
          </table:table-cell>
          <table:table-cell office:value-type="string">
            <text:p>9a4847ee-8cd9-4bf6-bff8-5b86688dd440</text:p>
          </table:table-cell>
          <table:table-cell office:value-type="string">
            <text:p>AW6</text:p>
          </table:table-cell>
          <table:table-cell office:value-type="string">
            <text:p>PR20424-000534 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905424159</text:p>
          </table:table-cell>
          <table:table-cell office:value-type="string">
            <text:p>194935</text:p>
          </table:table-cell>
          <table:table-cell office:value-type="string">
            <text:p>28/05/14</text:p>
          </table:table-cell>
          <table:table-cell office:value-type="string">
            <text:p>28/05/14</text:p>
          </table:table-cell>
          <table:table-cell office:value-type="string">
            <text:p>CERTIFICADA</text:p>
          </table:table-cell>
          <table:table-cell office:value-type="string">
            <text:p>367,6008</text:p>
          </table:table-cell>
          <table:table-cell office:value-type="string">
            <text:p>Fazenda Grimpa I, II e III</text:p>
          </table:table-cell>
          <table:table-cell office:value-type="string">
            <text:p>Maurilio Comparin</text:p>
          </table:table-cell>
          <table:table-cell office:value-type="string">
            <text:p>131996849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2597, 1003, 2596</text:p>
          </table:table-cell>
          <table:table-cell office:value-type="string">
            <text:p>30/12/99</text:p>
          </table:table-cell>
          <table:table-cell office:value-type="string">
            <text:p>13199684904</text:p>
          </table:table-cell>
          <table:table-cell office:value-type="string">
            <text:p>Maurilio Comparin</text:p>
          </table:table-cell>
          <table:table-cell office:value-type="string">
            <text:p/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11188</text:p>
          </table:table-cell>
          <table:table-cell office:value-type="string">
            <text:p>144190d0-7874-4ffc-8c7e-69acec6472aa</text:p>
          </table:table-cell>
          <table:table-cell office:value-type="string">
            <text:p>AW6</text:p>
          </table:table-cell>
          <table:table-cell office:value-type="string">
            <text:p>PR20424-000534 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905424159</text:p>
          </table:table-cell>
          <table:table-cell office:value-type="string">
            <text:p>194935</text:p>
          </table:table-cell>
          <table:table-cell office:value-type="string">
            <text:p>28/05/14</text:p>
          </table:table-cell>
          <table:table-cell office:value-type="string">
            <text:p>28/05/14</text:p>
          </table:table-cell>
          <table:table-cell office:value-type="string">
            <text:p>CERTIFICADA</text:p>
          </table:table-cell>
          <table:table-cell office:value-type="string">
            <text:p>377,1214</text:p>
          </table:table-cell>
          <table:table-cell office:value-type="string">
            <text:p>Fazenda Grimpa I, II e III</text:p>
          </table:table-cell>
          <table:table-cell office:value-type="string">
            <text:p>Maurilio Comparin</text:p>
          </table:table-cell>
          <table:table-cell office:value-type="string">
            <text:p>131996849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2597, 1003, 2596</text:p>
          </table:table-cell>
          <table:table-cell office:value-type="string">
            <text:p>30/12/99</text:p>
          </table:table-cell>
          <table:table-cell office:value-type="string">
            <text:p>13199684904</text:p>
          </table:table-cell>
          <table:table-cell office:value-type="string">
            <text:p>Maurilio Comparin</text:p>
          </table:table-cell>
          <table:table-cell office:value-type="string">
            <text:p/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11187</text:p>
          </table:table-cell>
          <table:table-cell office:value-type="string">
            <text:p>6ebf2164-de59-4d72-adf5-fc0302e3e7c1</text:p>
          </table:table-cell>
          <table:table-cell office:value-type="string">
            <text:p>AW6</text:p>
          </table:table-cell>
          <table:table-cell office:value-type="string">
            <text:p>PR20424-000534 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905424159</text:p>
          </table:table-cell>
          <table:table-cell office:value-type="string">
            <text:p>194935</text:p>
          </table:table-cell>
          <table:table-cell office:value-type="string">
            <text:p>28/05/14</text:p>
          </table:table-cell>
          <table:table-cell office:value-type="string">
            <text:p>28/05/14</text:p>
          </table:table-cell>
          <table:table-cell office:value-type="string">
            <text:p>CERTIFICADA</text:p>
          </table:table-cell>
          <table:table-cell office:value-type="string">
            <text:p>380,515</text:p>
          </table:table-cell>
          <table:table-cell office:value-type="string">
            <text:p>Fazenda Grimpa I, II e III</text:p>
          </table:table-cell>
          <table:table-cell office:value-type="string">
            <text:p>Maurilio Comparin</text:p>
          </table:table-cell>
          <table:table-cell office:value-type="string">
            <text:p>1319968490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849-0</text:p>
          </table:table-cell>
          <table:table-cell office:value-type="string">
            <text:p>2597, 1003, 2596</text:p>
          </table:table-cell>
          <table:table-cell office:value-type="string">
            <text:p>30/12/99</text:p>
          </table:table-cell>
          <table:table-cell office:value-type="string">
            <text:p>13199684904</text:p>
          </table:table-cell>
          <table:table-cell office:value-type="string">
            <text:p>Maurilio Comparin</text:p>
          </table:table-cell>
          <table:table-cell office:value-type="string">
            <text:p/>
          </table:table-cell>
          <table:table-cell office:value-type="string">
            <text:p>2911105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78152</text:p>
          </table:table-cell>
          <table:table-cell office:value-type="string">
            <text:p>d53727fd-1f35-4d3f-a41d-7e480b003ccb</text:p>
          </table:table-cell>
          <table:table-cell office:value-type="string">
            <text:p>AHV</text:p>
          </table:table-cell>
          <table:table-cell office:value-type="string">
            <text:p>1420150000000261262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197520450</text:p>
          </table:table-cell>
          <table:table-cell office:value-type="string">
            <text:p>640716</text:p>
          </table:table-cell>
          <table:table-cell office:value-type="string">
            <text:p>03/08/15</text:p>
          </table:table-cell>
          <table:table-cell office:value-type="string">
            <text:p>03/08/15</text:p>
          </table:table-cell>
          <table:table-cell office:value-type="string">
            <text:p>CERTIFICADA</text:p>
          </table:table-cell>
          <table:table-cell office:value-type="string">
            <text:p>645,6915</text:p>
          </table:table-cell>
          <table:table-cell office:value-type="string">
            <text:p>Fazenda Andaime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2221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54804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03820</text:p>
          </table:table-cell>
          <table:table-cell office:value-type="string">
            <text:p>705b383b-a29d-4d84-b0b7-a94050fdce68</text:p>
          </table:table-cell>
          <table:table-cell office:value-type="string">
            <text:p>AHV</text:p>
          </table:table-cell>
          <table:table-cell office:value-type="string">
            <text:p>1420140000000221252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275311707</text:p>
          </table:table-cell>
          <table:table-cell office:value-type="string">
            <text:p>409625</text:p>
          </table:table-cell>
          <table:table-cell office:value-type="string">
            <text:p>17/12/14</text:p>
          </table:table-cell>
          <table:table-cell office:value-type="string">
            <text:p>18/12/14</text:p>
          </table:table-cell>
          <table:table-cell office:value-type="string">
            <text:p>CERTIFICADA</text:p>
          </table:table-cell>
          <table:table-cell office:value-type="string">
            <text:p>199,4948</text:p>
          </table:table-cell>
          <table:table-cell office:value-type="string">
            <text:p>Fazenda Jos├® Queiroz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3.905-7</text:p>
          </table:table-cell>
          <table:table-cell office:value-type="string">
            <text:p>946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09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24074</text:p>
          </table:table-cell>
          <table:table-cell office:value-type="string">
            <text:p>5ce3325a-bffd-4ce3-beb2-e2be50b71628</text:p>
          </table:table-cell>
          <table:table-cell office:value-type="string">
            <text:p>CKJ</text:p>
          </table:table-cell>
          <table:table-cell office:value-type="string">
            <text:p>1420140000000188396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275312002</text:p>
          </table:table-cell>
          <table:table-cell office:value-type="string">
            <text:p>221833</text:p>
          </table:table-cell>
          <table:table-cell office:value-type="string">
            <text:p>02/07/14</text:p>
          </table:table-cell>
          <table:table-cell office:value-type="string">
            <text:p>02/07/14</text:p>
          </table:table-cell>
          <table:table-cell office:value-type="string">
            <text:p>CERTIFICADA</text:p>
          </table:table-cell>
          <table:table-cell office:value-type="string">
            <text:p>155,7273</text:p>
          </table:table-cell>
          <table:table-cell office:value-type="string">
            <text:p>FAZENDA DA SERRINHA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3.905-7</text:p>
          </table:table-cell>
          <table:table-cell office:value-type="string">
            <text:p>9460.946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09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03832</text:p>
          </table:table-cell>
          <table:table-cell office:value-type="string">
            <text:p>3757f78d-a5a1-43f8-b896-1cdc44c70ed7</text:p>
          </table:table-cell>
          <table:table-cell office:value-type="string">
            <text:p>AHV</text:p>
          </table:table-cell>
          <table:table-cell office:value-type="string">
            <text:p>14201400000002162927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275312002</text:p>
          </table:table-cell>
          <table:table-cell office:value-type="string">
            <text:p>411473</text:p>
          </table:table-cell>
          <table:table-cell office:value-type="string">
            <text:p>18/12/14</text:p>
          </table:table-cell>
          <table:table-cell office:value-type="string">
            <text:p>18/12/14</text:p>
          </table:table-cell>
          <table:table-cell office:value-type="string">
            <text:p>CERTIFICADA</text:p>
          </table:table-cell>
          <table:table-cell office:value-type="string">
            <text:p>403,3401</text:p>
          </table:table-cell>
          <table:table-cell office:value-type="string">
            <text:p>Fazenda da Varginha do Net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3.905-7</text:p>
          </table:table-cell>
          <table:table-cell office:value-type="string">
            <text:p>946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09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39959</text:p>
          </table:table-cell>
          <table:table-cell office:value-type="string">
            <text:p>c7cff2ca-3274-4b5d-b62a-009d7123f458</text:p>
          </table:table-cell>
          <table:table-cell office:value-type="string">
            <text:p>AHV</text:p>
          </table:table-cell>
          <table:table-cell office:value-type="string">
            <text:p>1420150000000239880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0031407</text:p>
          </table:table-cell>
          <table:table-cell office:value-type="string">
            <text:p>506658</text:p>
          </table:table-cell>
          <table:table-cell office:value-type="string">
            <text:p>09/04/15</text:p>
          </table:table-cell>
          <table:table-cell office:value-type="string">
            <text:p>09/04/15</text:p>
          </table:table-cell>
          <table:table-cell office:value-type="string">
            <text:p>CERTIFICADA</text:p>
          </table:table-cell>
          <table:table-cell office:value-type="string">
            <text:p>178,8553</text:p>
          </table:table-cell>
          <table:table-cell office:value-type="string">
            <text:p>Varginha do Neto, Retiro do Mois├®s e Tutam├®ia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3.905-7</text:p>
          </table:table-cell>
          <table:table-cell office:value-type="string">
            <text:p>225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09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8316</text:p>
          </table:table-cell>
          <table:table-cell office:value-type="string">
            <text:p>95526b43-6558-42ea-8b68-9e2e4ab97c75</text:p>
          </table:table-cell>
          <table:table-cell office:value-type="string">
            <text:p>AHV</text:p>
          </table:table-cell>
          <table:table-cell office:value-type="string">
            <text:p>14201500000002614877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0031407</text:p>
          </table:table-cell>
          <table:table-cell office:value-type="string">
            <text:p>641060</text:p>
          </table:table-cell>
          <table:table-cell office:value-type="string">
            <text:p>03/08/15</text:p>
          </table:table-cell>
          <table:table-cell office:value-type="string">
            <text:p>03/08/15</text:p>
          </table:table-cell>
          <table:table-cell office:value-type="string">
            <text:p>CERTIFICADA</text:p>
          </table:table-cell>
          <table:table-cell office:value-type="string">
            <text:p>198,986</text:p>
          </table:table-cell>
          <table:table-cell office:value-type="string">
            <text:p>Retiro do Mois├®s e Varginha do Net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61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8213</text:p>
          </table:table-cell>
          <table:table-cell office:value-type="string">
            <text:p>8d21d1f6-ca74-4484-9b8d-add9083ac7ef</text:p>
          </table:table-cell>
          <table:table-cell office:value-type="string">
            <text:p>AHV</text:p>
          </table:table-cell>
          <table:table-cell office:value-type="string">
            <text:p>1420150000000261486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0031407</text:p>
          </table:table-cell>
          <table:table-cell office:value-type="string">
            <text:p>640857</text:p>
          </table:table-cell>
          <table:table-cell office:value-type="string">
            <text:p>03/08/15</text:p>
          </table:table-cell>
          <table:table-cell office:value-type="string">
            <text:p>03/08/15</text:p>
          </table:table-cell>
          <table:table-cell office:value-type="string">
            <text:p>CERTIFICADA</text:p>
          </table:table-cell>
          <table:table-cell office:value-type="string">
            <text:p>22,2282</text:p>
          </table:table-cell>
          <table:table-cell office:value-type="string">
            <text:p>Retiro do Mois├®s, Faz. Morro Velho, Pedro Paulo e Varginha do Net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3.905-7</text:p>
          </table:table-cell>
          <table:table-cell office:value-type="string">
            <text:p>1992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09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45994</text:p>
          </table:table-cell>
          <table:table-cell office:value-type="string">
            <text:p>9b547dcc-05d6-46af-86e7-7f04005cd918</text:p>
          </table:table-cell>
          <table:table-cell office:value-type="string">
            <text:p>AHV</text:p>
          </table:table-cell>
          <table:table-cell office:value-type="string">
            <text:p>14201500000002418399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0031407</text:p>
          </table:table-cell>
          <table:table-cell office:value-type="string">
            <text:p>518030</text:p>
          </table:table-cell>
          <table:table-cell office:value-type="string">
            <text:p>20/04/15</text:p>
          </table:table-cell>
          <table:table-cell office:value-type="string">
            <text:p>28/04/15</text:p>
          </table:table-cell>
          <table:table-cell office:value-type="string">
            <text:p>CERTIFICADA</text:p>
          </table:table-cell>
          <table:table-cell office:value-type="string">
            <text:p>487,413</text:p>
          </table:table-cell>
          <table:table-cell office:value-type="string">
            <text:p>Retiro do Mois├®s, Fazenda da Cachoeira, Terreno de Jos├® Queir├│z e Tut├ímeia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3.905-7</text:p>
          </table:table-cell>
          <table:table-cell office:value-type="string">
            <text:p>225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09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39958</text:p>
          </table:table-cell>
          <table:table-cell office:value-type="string">
            <text:p>2f3a79fa-60a9-4e14-a00b-23b17ebbd5a5</text:p>
          </table:table-cell>
          <table:table-cell office:value-type="string">
            <text:p>AHV</text:p>
          </table:table-cell>
          <table:table-cell office:value-type="string">
            <text:p>14201500000002398812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0031407</text:p>
          </table:table-cell>
          <table:table-cell office:value-type="string">
            <text:p>506719</text:p>
          </table:table-cell>
          <table:table-cell office:value-type="string">
            <text:p>09/04/15</text:p>
          </table:table-cell>
          <table:table-cell office:value-type="string">
            <text:p>09/04/15</text:p>
          </table:table-cell>
          <table:table-cell office:value-type="string">
            <text:p>CERTIFICADA</text:p>
          </table:table-cell>
          <table:table-cell office:value-type="string">
            <text:p>241,3225</text:p>
          </table:table-cell>
          <table:table-cell office:value-type="string">
            <text:p>Varginha do Neto, Retiro do Mois├®s e Tutam├®ia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616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9403</text:p>
          </table:table-cell>
          <table:table-cell office:value-type="string">
            <text:p>d2bcfafb-07a5-4f2c-b8b4-d85b945858c5</text:p>
          </table:table-cell>
          <table:table-cell office:value-type="string">
            <text:p>AHV</text:p>
          </table:table-cell>
          <table:table-cell office:value-type="string">
            <text:p>1420150000000240169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0031407</text:p>
          </table:table-cell>
          <table:table-cell office:value-type="string">
            <text:p>507776</text:p>
          </table:table-cell>
          <table:table-cell office:value-type="string">
            <text:p>09/04/15</text:p>
          </table:table-cell>
          <table:table-cell office:value-type="string">
            <text:p>06/08/15</text:p>
          </table:table-cell>
          <table:table-cell office:value-type="string">
            <text:p>CERTIFICADA</text:p>
          </table:table-cell>
          <table:table-cell office:value-type="string">
            <text:p>116,3902</text:p>
          </table:table-cell>
          <table:table-cell office:value-type="string">
            <text:p>Retiro do Mois├®s, Fazenda do Morro Velho e Pedro Paul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3.905-7</text:p>
          </table:table-cell>
          <table:table-cell office:value-type="string">
            <text:p>199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09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8581</text:p>
          </table:table-cell>
          <table:table-cell office:value-type="string">
            <text:p>58b23368-b74c-40cb-ae36-87393a1f62d4</text:p>
          </table:table-cell>
          <table:table-cell office:value-type="string">
            <text:p>AHV</text:p>
          </table:table-cell>
          <table:table-cell office:value-type="string">
            <text:p>1420150000000261484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0031407</text:p>
          </table:table-cell>
          <table:table-cell office:value-type="string">
            <text:p>641741</text:p>
          </table:table-cell>
          <table:table-cell office:value-type="string">
            <text:p>03/08/15</text:p>
          </table:table-cell>
          <table:table-cell office:value-type="string">
            <text:p>03/08/15</text:p>
          </table:table-cell>
          <table:table-cell office:value-type="string">
            <text:p>CERTIFICADA</text:p>
          </table:table-cell>
          <table:table-cell office:value-type="string">
            <text:p>132,8966</text:p>
          </table:table-cell>
          <table:table-cell office:value-type="string">
            <text:p>Retiro do Mois├®s, Faz. Morro Velho, Pedro Paulo e Varginha do Net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616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2093</text:p>
          </table:table-cell>
          <table:table-cell office:value-type="string">
            <text:p>0852e8d3-4688-4289-800d-114c8df36dcb</text:p>
          </table:table-cell>
          <table:table-cell office:value-type="string">
            <text:p>AHV</text:p>
          </table:table-cell>
          <table:table-cell office:value-type="string">
            <text:p>14201400000002167252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766005</text:p>
          </table:table-cell>
          <table:table-cell office:value-type="string">
            <text:p>381919</text:p>
          </table:table-cell>
          <table:table-cell office:value-type="string">
            <text:p>25/11/14</text:p>
          </table:table-cell>
          <table:table-cell office:value-type="string">
            <text:p>25/11/14</text:p>
          </table:table-cell>
          <table:table-cell office:value-type="string">
            <text:p>CERTIFICADA</text:p>
          </table:table-cell>
          <table:table-cell office:value-type="string">
            <text:p>8,8973</text:p>
          </table:table-cell>
          <table:table-cell office:value-type="string">
            <text:p>Retiro da Boa Vista ou Capit├úo In├íci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415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2352</text:p>
          </table:table-cell>
          <table:table-cell office:value-type="string">
            <text:p>510f7c4d-f12a-4e6d-963e-39d2cbb4accc</text:p>
          </table:table-cell>
          <table:table-cell office:value-type="string">
            <text:p>AHV</text:p>
          </table:table-cell>
          <table:table-cell office:value-type="string">
            <text:p>14201400000002167269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766005</text:p>
          </table:table-cell>
          <table:table-cell office:value-type="string">
            <text:p>382450</text:p>
          </table:table-cell>
          <table:table-cell office:value-type="string">
            <text:p>25/11/14</text:p>
          </table:table-cell>
          <table:table-cell office:value-type="string">
            <text:p>25/11/14</text:p>
          </table:table-cell>
          <table:table-cell office:value-type="string">
            <text:p>CERTIFICADA</text:p>
          </table:table-cell>
          <table:table-cell office:value-type="string">
            <text:p>7,7038</text:p>
          </table:table-cell>
          <table:table-cell office:value-type="string">
            <text:p>Retiro da Boa Vista ou Capit├úo In├íci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416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2355</text:p>
          </table:table-cell>
          <table:table-cell office:value-type="string">
            <text:p>c6b4ddeb-e22a-4357-8ede-d822db34ea7a</text:p>
          </table:table-cell>
          <table:table-cell office:value-type="string">
            <text:p>AHV</text:p>
          </table:table-cell>
          <table:table-cell office:value-type="string">
            <text:p>1420140000000216727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766005</text:p>
          </table:table-cell>
          <table:table-cell office:value-type="string">
            <text:p>382443</text:p>
          </table:table-cell>
          <table:table-cell office:value-type="string">
            <text:p>25/11/14</text:p>
          </table:table-cell>
          <table:table-cell office:value-type="string">
            <text:p>25/11/14</text:p>
          </table:table-cell>
          <table:table-cell office:value-type="string">
            <text:p>CERTIFICADA</text:p>
          </table:table-cell>
          <table:table-cell office:value-type="string">
            <text:p>6,3692</text:p>
          </table:table-cell>
          <table:table-cell office:value-type="string">
            <text:p>Retiro da Boa Vista ou Capit├úo In├íci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416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2080</text:p>
          </table:table-cell>
          <table:table-cell office:value-type="string">
            <text:p>49981b10-1038-4225-a9e4-0339032d2d4d</text:p>
          </table:table-cell>
          <table:table-cell office:value-type="string">
            <text:p>AHV</text:p>
          </table:table-cell>
          <table:table-cell office:value-type="string">
            <text:p>1420140000000216720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766005</text:p>
          </table:table-cell>
          <table:table-cell office:value-type="string">
            <text:p>381219</text:p>
          </table:table-cell>
          <table:table-cell office:value-type="string">
            <text:p>24/11/14</text:p>
          </table:table-cell>
          <table:table-cell office:value-type="string">
            <text:p>25/11/14</text:p>
          </table:table-cell>
          <table:table-cell office:value-type="string">
            <text:p>CERTIFICADA</text:p>
          </table:table-cell>
          <table:table-cell office:value-type="string">
            <text:p>11,4298</text:p>
          </table:table-cell>
          <table:table-cell office:value-type="string">
            <text:p>Retiro da Boa Vista ou Capit├úo In├íci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41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6177</text:p>
          </table:table-cell>
          <table:table-cell office:value-type="string">
            <text:p>4f6e4cb3-edbf-437c-966b-0393d9bfa1fd</text:p>
          </table:table-cell>
          <table:table-cell office:value-type="string">
            <text:p>AHV</text:p>
          </table:table-cell>
          <table:table-cell office:value-type="string">
            <text:p>14201500000002601926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835503</text:p>
          </table:table-cell>
          <table:table-cell office:value-type="string">
            <text:p>624045</text:p>
          </table:table-cell>
          <table:table-cell office:value-type="string">
            <text:p>25/07/15</text:p>
          </table:table-cell>
          <table:table-cell office:value-type="string">
            <text:p>25/07/15</text:p>
          </table:table-cell>
          <table:table-cell office:value-type="string">
            <text:p>CERTIFICADA</text:p>
          </table:table-cell>
          <table:table-cell office:value-type="string">
            <text:p>1116,7187</text:p>
          </table:table-cell>
          <table:table-cell office:value-type="string">
            <text:p>Retiro do Gabriel e Outras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617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38980</text:p>
          </table:table-cell>
          <table:table-cell office:value-type="string">
            <text:p>25ec68e2-984d-4bd2-8496-5db4661ff414</text:p>
          </table:table-cell>
          <table:table-cell office:value-type="string">
            <text:p>AHV</text:p>
          </table:table-cell>
          <table:table-cell office:value-type="string">
            <text:p>1420150000000239022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835503</text:p>
          </table:table-cell>
          <table:table-cell office:value-type="string">
            <text:p>500336</text:p>
          </table:table-cell>
          <table:table-cell office:value-type="string">
            <text:p>02/04/15</text:p>
          </table:table-cell>
          <table:table-cell office:value-type="string">
            <text:p>06/04/15</text:p>
          </table:table-cell>
          <table:table-cell office:value-type="string">
            <text:p>CERTIFICADA</text:p>
          </table:table-cell>
          <table:table-cell office:value-type="string">
            <text:p>99,5595</text:p>
          </table:table-cell>
          <table:table-cell office:value-type="string">
            <text:p>Fazenda Varginha do Neto e Retiro do Rodeador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617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38635</text:p>
          </table:table-cell>
          <table:table-cell office:value-type="string">
            <text:p>5d5f1268-9546-431e-a286-fdd2a5520b38</text:p>
          </table:table-cell>
          <table:table-cell office:value-type="string">
            <text:p>AHV</text:p>
          </table:table-cell>
          <table:table-cell office:value-type="string">
            <text:p>14201500000002388469-MG</text:p>
          </table:table-cell>
          <table:table-cell office:value-type="string">
            <text:p>REGISTRADA</text:p>
          </table:table-cell>
          <table:table-cell office:value-type="string">
            <text:p>9842</text:p>
          </table:table-cell>
          <table:table-cell office:value-type="string">
            <text:p>4261132835503</text:p>
          </table:table-cell>
          <table:table-cell office:value-type="string">
            <text:p>499048</text:p>
          </table:table-cell>
          <table:table-cell office:value-type="string">
            <text:p>01/04/15</text:p>
          </table:table-cell>
          <table:table-cell office:value-type="string">
            <text:p>02/04/15</text:p>
          </table:table-cell>
          <table:table-cell office:value-type="string">
            <text:p>CERTIFICADA</text:p>
          </table:table-cell>
          <table:table-cell office:value-type="string">
            <text:p>322,9199</text:p>
          </table:table-cell>
          <table:table-cell office:value-type="string">
            <text:p>Fazenda Varginha do Net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984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50104</text:p>
          </table:table-cell>
          <table:table-cell office:value-type="string">
            <text:p>2f8bf352-4008-49c2-846e-a56d08b1bfa9</text:p>
          </table:table-cell>
          <table:table-cell office:value-type="string">
            <text:p>AHV</text:p>
          </table:table-cell>
          <table:table-cell office:value-type="string">
            <text:p>1420140000000199425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835503</text:p>
          </table:table-cell>
          <table:table-cell office:value-type="string">
            <text:p>278760</text:p>
          </table:table-cell>
          <table:table-cell office:value-type="string">
            <text:p>29/08/14</text:p>
          </table:table-cell>
          <table:table-cell office:value-type="string">
            <text:p>29/08/14</text:p>
          </table:table-cell>
          <table:table-cell office:value-type="string">
            <text:p>CERTIFICADA</text:p>
          </table:table-cell>
          <table:table-cell office:value-type="string">
            <text:p>485,7517</text:p>
          </table:table-cell>
          <table:table-cell office:value-type="string">
            <text:p>Mata dos Trov├Áes, C├│rrego Seco do Cear├í, Retiro do Hermenegildo e Retiro do Gabriel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2176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50113</text:p>
          </table:table-cell>
          <table:table-cell office:value-type="string">
            <text:p>fa9b08a1-0960-4e26-bcd3-d36d1f7c091b</text:p>
          </table:table-cell>
          <table:table-cell office:value-type="string">
            <text:p>AHV</text:p>
          </table:table-cell>
          <table:table-cell office:value-type="string">
            <text:p>14201400000001994285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835503</text:p>
          </table:table-cell>
          <table:table-cell office:value-type="string">
            <text:p>278976</text:p>
          </table:table-cell>
          <table:table-cell office:value-type="string">
            <text:p>29/08/14</text:p>
          </table:table-cell>
          <table:table-cell office:value-type="string">
            <text:p>29/08/14</text:p>
          </table:table-cell>
          <table:table-cell office:value-type="string">
            <text:p>REGISTRADA</text:p>
          </table:table-cell>
          <table:table-cell office:value-type="string">
            <text:p>396,2685</text:p>
          </table:table-cell>
          <table:table-cell office:value-type="string">
            <text:p>Mata dos Trov├Áes, Retiro dos Marinhos, Retiro do Hermenegildo, C├│rrego Seco do Cear├í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58767</text:p>
          </table:table-cell>
          <table:table-cell office:value-type="string">
            <text:p>13/05/15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23977</text:p>
          </table:table-cell>
          <table:table-cell office:value-type="string">
            <text:p>f8d89bec-b30f-409c-a23d-e4a25b19c1ed</text:p>
          </table:table-cell>
          <table:table-cell office:value-type="string">
            <text:p>AHV</text:p>
          </table:table-cell>
          <table:table-cell office:value-type="string">
            <text:p>14201500000002314733-MG</text:p>
          </table:table-cell>
          <table:table-cell office:value-type="string">
            <text:p>REGISTRADA</text:p>
          </table:table-cell>
          <table:table-cell office:value-type="string">
            <text:p>10052</text:p>
          </table:table-cell>
          <table:table-cell office:value-type="string">
            <text:p>4261132835503</text:p>
          </table:table-cell>
          <table:table-cell office:value-type="string">
            <text:p>461918</text:p>
          </table:table-cell>
          <table:table-cell office:value-type="string">
            <text:p>24/02/15</text:p>
          </table:table-cell>
          <table:table-cell office:value-type="string">
            <text:p>27/02/15</text:p>
          </table:table-cell>
          <table:table-cell office:value-type="string">
            <text:p>CERTIFICADA</text:p>
          </table:table-cell>
          <table:table-cell office:value-type="string">
            <text:p>483,8016</text:p>
          </table:table-cell>
          <table:table-cell office:value-type="string">
            <text:p>Fazenda Capit├úo do Mat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100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6401</text:p>
          </table:table-cell>
          <table:table-cell office:value-type="string">
            <text:p>1d057386-52b2-49cd-9dba-dfca4e0c0864</text:p>
          </table:table-cell>
          <table:table-cell office:value-type="string">
            <text:p>AHV</text:p>
          </table:table-cell>
          <table:table-cell office:value-type="string">
            <text:p>14201400000002180901-MG</text:p>
          </table:table-cell>
          <table:table-cell office:value-type="string">
            <text:p>REGISTRADA</text:p>
          </table:table-cell>
          <table:table-cell office:value-type="string">
            <text:p>10052</text:p>
          </table:table-cell>
          <table:table-cell office:value-type="string">
            <text:p>4261132835503</text:p>
          </table:table-cell>
          <table:table-cell office:value-type="string">
            <text:p>391169</text:p>
          </table:table-cell>
          <table:table-cell office:value-type="string">
            <text:p>02/12/14</text:p>
          </table:table-cell>
          <table:table-cell office:value-type="string">
            <text:p>03/12/14</text:p>
          </table:table-cell>
          <table:table-cell office:value-type="string">
            <text:p>CERTIFICADA</text:p>
          </table:table-cell>
          <table:table-cell office:value-type="string">
            <text:p>472,0687</text:p>
          </table:table-cell>
          <table:table-cell office:value-type="string">
            <text:p>Fazenda Capit├úo do Mato, Retiro do Rio de Peixe, Retiro das Ab├│boras e outras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100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6887</text:p>
          </table:table-cell>
          <table:table-cell office:value-type="string">
            <text:p>f320b458-3e26-45e3-9ab8-df7556b48927</text:p>
          </table:table-cell>
          <table:table-cell office:value-type="string">
            <text:p>AHV</text:p>
          </table:table-cell>
          <table:table-cell office:value-type="string">
            <text:p>14201500000002604272-MG</text:p>
          </table:table-cell>
          <table:table-cell office:value-type="string">
            <text:p>REGISTRADA</text:p>
          </table:table-cell>
          <table:table-cell office:value-type="string">
            <text:p>9842</text:p>
          </table:table-cell>
          <table:table-cell office:value-type="string">
            <text:p>4261132835503</text:p>
          </table:table-cell>
          <table:table-cell office:value-type="string">
            <text:p>625644</text:p>
          </table:table-cell>
          <table:table-cell office:value-type="string">
            <text:p>27/07/15</text:p>
          </table:table-cell>
          <table:table-cell office:value-type="string">
            <text:p>27/07/15</text:p>
          </table:table-cell>
          <table:table-cell office:value-type="string">
            <text:p>CERTIFICADA</text:p>
          </table:table-cell>
          <table:table-cell office:value-type="string">
            <text:p>207,2435</text:p>
          </table:table-cell>
          <table:table-cell office:value-type="string">
            <text:p>Mata dos Trov├Áes ou Retiro dos Ramos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984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14791</text:p>
          </table:table-cell>
          <table:table-cell office:value-type="string">
            <text:p>66f0574c-aca8-471a-bff8-1e00d945630d</text:p>
          </table:table-cell>
          <table:table-cell office:value-type="string">
            <text:p>AHV</text:p>
          </table:table-cell>
          <table:table-cell office:value-type="string">
            <text:p>14201500000002278305-MG</text:p>
          </table:table-cell>
          <table:table-cell office:value-type="string">
            <text:p>REGISTRADA</text:p>
          </table:table-cell>
          <table:table-cell office:value-type="string">
            <text:p>10052</text:p>
          </table:table-cell>
          <table:table-cell office:value-type="string">
            <text:p>4261132835503</text:p>
          </table:table-cell>
          <table:table-cell office:value-type="string">
            <text:p>442134</text:p>
          </table:table-cell>
          <table:table-cell office:value-type="string">
            <text:p>02/02/15</text:p>
          </table:table-cell>
          <table:table-cell office:value-type="string">
            <text:p>02/02/15</text:p>
          </table:table-cell>
          <table:table-cell office:value-type="string">
            <text:p>CERTIFICADA</text:p>
          </table:table-cell>
          <table:table-cell office:value-type="string">
            <text:p>477,0402</text:p>
          </table:table-cell>
          <table:table-cell office:value-type="string">
            <text:p>Fazenda Capit├úo do Mato, Varginha do Neto, Retiro do Jo├úo In├íci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100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13605</text:p>
          </table:table-cell>
          <table:table-cell office:value-type="string">
            <text:p>44b5199f-4458-4fdd-8a02-9d038fda4d19</text:p>
          </table:table-cell>
          <table:table-cell office:value-type="string">
            <text:p>AHV</text:p>
          </table:table-cell>
          <table:table-cell office:value-type="string">
            <text:p>14201500000002269604-MG</text:p>
          </table:table-cell>
          <table:table-cell office:value-type="string">
            <text:p>REGISTRADA</text:p>
          </table:table-cell>
          <table:table-cell office:value-type="string">
            <text:p>10052</text:p>
          </table:table-cell>
          <table:table-cell office:value-type="string">
            <text:p>4261132835503</text:p>
          </table:table-cell>
          <table:table-cell office:value-type="string">
            <text:p>437157</text:p>
          </table:table-cell>
          <table:table-cell office:value-type="string">
            <text:p>27/01/15</text:p>
          </table:table-cell>
          <table:table-cell office:value-type="string">
            <text:p>29/01/15</text:p>
          </table:table-cell>
          <table:table-cell office:value-type="string">
            <text:p>CERTIFICADA</text:p>
          </table:table-cell>
          <table:table-cell office:value-type="string">
            <text:p>485,6107</text:p>
          </table:table-cell>
          <table:table-cell office:value-type="string">
            <text:p>Fazenda Capit├úo do Mato/Retiro do Gabriel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100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57825</text:p>
          </table:table-cell>
          <table:table-cell office:value-type="string">
            <text:p>37cbb14c-dff4-49a6-86c1-c1d43a5309fd</text:p>
          </table:table-cell>
          <table:table-cell office:value-type="string">
            <text:p>AHV</text:p>
          </table:table-cell>
          <table:table-cell office:value-type="string">
            <text:p>14201500000002505359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835503</text:p>
          </table:table-cell>
          <table:table-cell office:value-type="string">
            <text:p>565236</text:p>
          </table:table-cell>
          <table:table-cell office:value-type="string">
            <text:p>05/06/15</text:p>
          </table:table-cell>
          <table:table-cell office:value-type="string">
            <text:p>05/06/15</text:p>
          </table:table-cell>
          <table:table-cell office:value-type="string">
            <text:p>CERTIFICADA</text:p>
          </table:table-cell>
          <table:table-cell office:value-type="string">
            <text:p>83,0563</text:p>
          </table:table-cell>
          <table:table-cell office:value-type="string">
            <text:p>Retiro dos Marinhos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2176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57824</text:p>
          </table:table-cell>
          <table:table-cell office:value-type="string">
            <text:p>c07d1629-14c0-49cc-bdfb-6283382f692f</text:p>
          </table:table-cell>
          <table:table-cell office:value-type="string">
            <text:p>AHV</text:p>
          </table:table-cell>
          <table:table-cell office:value-type="string">
            <text:p>14201500000002505359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61132835503</text:p>
          </table:table-cell>
          <table:table-cell office:value-type="string">
            <text:p>565236</text:p>
          </table:table-cell>
          <table:table-cell office:value-type="string">
            <text:p>05/06/15</text:p>
          </table:table-cell>
          <table:table-cell office:value-type="string">
            <text:p>05/06/15</text:p>
          </table:table-cell>
          <table:table-cell office:value-type="string">
            <text:p>CERTIFICADA</text:p>
          </table:table-cell>
          <table:table-cell office:value-type="string">
            <text:p>106,8885</text:p>
          </table:table-cell>
          <table:table-cell office:value-type="string">
            <text:p>Retiro dos Marinhos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5.945-1</text:p>
          </table:table-cell>
          <table:table-cell office:value-type="string">
            <text:p>2176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44805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7014</text:p>
          </table:table-cell>
          <table:table-cell office:value-type="string">
            <text:p>cb4d8e18-b302-4150-9552-0e886d854c0a</text:p>
          </table:table-cell>
          <table:table-cell office:value-type="string">
            <text:p>AHV</text:p>
          </table:table-cell>
          <table:table-cell office:value-type="string">
            <text:p>14201500000002605058-MG</text:p>
          </table:table-cell>
          <table:table-cell office:value-type="string">
            <text:p>REGISTRADA</text:p>
          </table:table-cell>
          <table:table-cell office:value-type="string">
            <text:p>7898</text:p>
          </table:table-cell>
          <table:table-cell office:value-type="string">
            <text:p>4310792870248</text:p>
          </table:table-cell>
          <table:table-cell office:value-type="string">
            <text:p>626231</text:p>
          </table:table-cell>
          <table:table-cell office:value-type="string">
            <text:p>27/07/15</text:p>
          </table:table-cell>
          <table:table-cell office:value-type="string">
            <text:p>27/07/15</text:p>
          </table:table-cell>
          <table:table-cell office:value-type="string">
            <text:p>CERTIFICADA</text:p>
          </table:table-cell>
          <table:table-cell office:value-type="string">
            <text:p>9,2172</text:p>
          </table:table-cell>
          <table:table-cell office:value-type="string">
            <text:p>Fazenda do Faria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4.539-3</text:p>
          </table:table-cell>
          <table:table-cell office:value-type="string">
            <text:p>789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180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7013</text:p>
          </table:table-cell>
          <table:table-cell office:value-type="string">
            <text:p>76b840fb-765a-4eee-b196-836f760b2789</text:p>
          </table:table-cell>
          <table:table-cell office:value-type="string">
            <text:p>AHV</text:p>
          </table:table-cell>
          <table:table-cell office:value-type="string">
            <text:p>14201500000002605058-MG</text:p>
          </table:table-cell>
          <table:table-cell office:value-type="string">
            <text:p>REGISTRADA</text:p>
          </table:table-cell>
          <table:table-cell office:value-type="string">
            <text:p>7898</text:p>
          </table:table-cell>
          <table:table-cell office:value-type="string">
            <text:p>4310792870248</text:p>
          </table:table-cell>
          <table:table-cell office:value-type="string">
            <text:p>626231</text:p>
          </table:table-cell>
          <table:table-cell office:value-type="string">
            <text:p>27/07/15</text:p>
          </table:table-cell>
          <table:table-cell office:value-type="string">
            <text:p>27/07/15</text:p>
          </table:table-cell>
          <table:table-cell office:value-type="string">
            <text:p>CERTIFICADA</text:p>
          </table:table-cell>
          <table:table-cell office:value-type="string">
            <text:p>86,196</text:p>
          </table:table-cell>
          <table:table-cell office:value-type="string">
            <text:p>Fazenda do Faria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4.539-3</text:p>
          </table:table-cell>
          <table:table-cell office:value-type="string">
            <text:p>789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180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77012</text:p>
          </table:table-cell>
          <table:table-cell office:value-type="string">
            <text:p>7dcc20a2-eff8-44be-9ecc-e08a14e60b6d</text:p>
          </table:table-cell>
          <table:table-cell office:value-type="string">
            <text:p>AHV</text:p>
          </table:table-cell>
          <table:table-cell office:value-type="string">
            <text:p>14201500000002605058-MG</text:p>
          </table:table-cell>
          <table:table-cell office:value-type="string">
            <text:p>REGISTRADA</text:p>
          </table:table-cell>
          <table:table-cell office:value-type="string">
            <text:p>7898</text:p>
          </table:table-cell>
          <table:table-cell office:value-type="string">
            <text:p>4310792870248</text:p>
          </table:table-cell>
          <table:table-cell office:value-type="string">
            <text:p>626231</text:p>
          </table:table-cell>
          <table:table-cell office:value-type="string">
            <text:p>27/07/15</text:p>
          </table:table-cell>
          <table:table-cell office:value-type="string">
            <text:p>27/07/15</text:p>
          </table:table-cell>
          <table:table-cell office:value-type="string">
            <text:p>CERTIFICADA</text:p>
          </table:table-cell>
          <table:table-cell office:value-type="string">
            <text:p>260,8912</text:p>
          </table:table-cell>
          <table:table-cell office:value-type="string">
            <text:p>Fazenda do Faria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4.539-3</text:p>
          </table:table-cell>
          <table:table-cell office:value-type="string">
            <text:p>789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180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46120</text:p>
          </table:table-cell>
          <table:table-cell office:value-type="string">
            <text:p>36aeb1e2-2d9b-4772-b3e4-ce4f2d4fa673</text:p>
          </table:table-cell>
          <table:table-cell office:value-type="string">
            <text:p>AHV</text:p>
          </table:table-cell>
          <table:table-cell office:value-type="string">
            <text:p>14201500000002422784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654475794</text:p>
          </table:table-cell>
          <table:table-cell office:value-type="string">
            <text:p>519292</text:p>
          </table:table-cell>
          <table:table-cell office:value-type="string">
            <text:p>22/04/15</text:p>
          </table:table-cell>
          <table:table-cell office:value-type="string">
            <text:p>28/04/15</text:p>
          </table:table-cell>
          <table:table-cell office:value-type="string">
            <text:p>CERTIFICADA</text:p>
          </table:table-cell>
          <table:table-cell office:value-type="string">
            <text:p>167,3349</text:p>
          </table:table-cell>
          <table:table-cell office:value-type="string">
            <text:p>Fazenda Morro Velho e Pedro Paul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3.905-7</text:p>
          </table:table-cell>
          <table:table-cell office:value-type="string">
            <text:p>946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090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6418</text:p>
          </table:table-cell>
          <table:table-cell office:value-type="string">
            <text:p>b7284ea8-0ed9-4958-8e79-053ca2ccc0bf</text:p>
          </table:table-cell>
          <table:table-cell office:value-type="string">
            <text:p>AHV</text:p>
          </table:table-cell>
          <table:table-cell office:value-type="string">
            <text:p>1420140000000218369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730517213</text:p>
          </table:table-cell>
          <table:table-cell office:value-type="string">
            <text:p>391533</text:p>
          </table:table-cell>
          <table:table-cell office:value-type="string">
            <text:p>02/12/14</text:p>
          </table:table-cell>
          <table:table-cell office:value-type="string">
            <text:p>03/12/14</text:p>
          </table:table-cell>
          <table:table-cell office:value-type="string">
            <text:p>CERTIFICADA</text:p>
          </table:table-cell>
          <table:table-cell office:value-type="string">
            <text:p>973,5495</text:p>
          </table:table-cell>
          <table:table-cell office:value-type="string">
            <text:p>Retiro do Sapecado</text:p>
          </table:table-cell>
          <table:table-cell office:value-type="string">
            <text:p>Minera├º├Áes Brasileiras Reunidas S/A ÔÇô MBR</text:p>
          </table:table-cell>
          <table:table-cell office:value-type="string">
            <text:p/>
          </table:table-cell>
          <table:table-cell office:value-type="string">
            <text:p>33417445000120</text:p>
          </table:table-cell>
          <table:table-cell office:value-type="string">
            <text:p>Particular</text:p>
          </table:table-cell>
          <table:table-cell office:value-type="string">
            <text:p>04.717-5</text:p>
          </table:table-cell>
          <table:table-cell office:value-type="string">
            <text:p>1581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nera├º├Áes Brasileiras Reunidas S/A ÔÇô MBR</text:p>
          </table:table-cell>
          <table:table-cell office:value-type="string">
            <text:p>33417445000120</text:p>
          </table:table-cell>
          <table:table-cell office:value-type="string">
            <text:p>3131901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26926</text:p>
          </table:table-cell>
          <table:table-cell office:value-type="string">
            <text:p>e14b70ad-d834-4e6b-8f88-4882f370d5f4</text:p>
          </table:table-cell>
          <table:table-cell office:value-type="string">
            <text:p>DQA</text:p>
          </table:table-cell>
          <table:table-cell office:value-type="string">
            <text:p>10000000000073167 -PB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051252557009</text:p>
          </table:table-cell>
          <table:table-cell office:value-type="string">
            <text:p>471904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120,8236</text:p>
          </table:table-cell>
          <table:table-cell office:value-type="string">
            <text:p>Fazenda Cachoeira</text:p>
          </table:table-cell>
          <table:table-cell office:value-type="string">
            <text:p>Miriri Alimentos e Bioenergia S.A</text:p>
          </table:table-cell>
          <table:table-cell office:value-type="string">
            <text:p/>
          </table:table-cell>
          <table:table-cell office:value-type="string">
            <text:p>09090259000145</text:p>
          </table:table-cell>
          <table:table-cell office:value-type="string">
            <text:p>Particular</text:p>
          </table:table-cell>
          <table:table-cell office:value-type="string">
            <text:p>06.871-8</text:p>
          </table:table-cell>
          <table:table-cell office:value-type="string">
            <text:p>813, 2655, 522, 21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riri Alimentos e Bioenergia S.A</text:p>
          </table:table-cell>
          <table:table-cell office:value-type="string">
            <text:p>09090259000145</text:p>
          </table:table-cell>
          <table:table-cell office:value-type="string">
            <text:p>2508901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226925</text:p>
          </table:table-cell>
          <table:table-cell office:value-type="string">
            <text:p>27be6bb1-52b3-4a52-9eda-d2e5bd75f728</text:p>
          </table:table-cell>
          <table:table-cell office:value-type="string">
            <text:p>DQA</text:p>
          </table:table-cell>
          <table:table-cell office:value-type="string">
            <text:p>10000000000073167 -PB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051252557009</text:p>
          </table:table-cell>
          <table:table-cell office:value-type="string">
            <text:p>471904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10,511</text:p>
          </table:table-cell>
          <table:table-cell office:value-type="string">
            <text:p>Fazenda Cachoeira</text:p>
          </table:table-cell>
          <table:table-cell office:value-type="string">
            <text:p>Miriri Alimentos e Bioenergia S.A</text:p>
          </table:table-cell>
          <table:table-cell office:value-type="string">
            <text:p/>
          </table:table-cell>
          <table:table-cell office:value-type="string">
            <text:p>09090259000145</text:p>
          </table:table-cell>
          <table:table-cell office:value-type="string">
            <text:p>Particular</text:p>
          </table:table-cell>
          <table:table-cell office:value-type="string">
            <text:p>06.871-8</text:p>
          </table:table-cell>
          <table:table-cell office:value-type="string">
            <text:p>813, 2655, 522, 21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riri Alimentos e Bioenergia S.A</text:p>
          </table:table-cell>
          <table:table-cell office:value-type="string">
            <text:p>09090259000145</text:p>
          </table:table-cell>
          <table:table-cell office:value-type="string">
            <text:p>2508901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226924</text:p>
          </table:table-cell>
          <table:table-cell office:value-type="string">
            <text:p>feb79bbc-628a-48a0-a9da-c32817de0f15</text:p>
          </table:table-cell>
          <table:table-cell office:value-type="string">
            <text:p>DQA</text:p>
          </table:table-cell>
          <table:table-cell office:value-type="string">
            <text:p>10000000000073167 -PB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051252557009</text:p>
          </table:table-cell>
          <table:table-cell office:value-type="string">
            <text:p>471904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8,9973</text:p>
          </table:table-cell>
          <table:table-cell office:value-type="string">
            <text:p>Fazenda Cachoeira</text:p>
          </table:table-cell>
          <table:table-cell office:value-type="string">
            <text:p>Miriri Alimentos e Bioenergia S.A</text:p>
          </table:table-cell>
          <table:table-cell office:value-type="string">
            <text:p/>
          </table:table-cell>
          <table:table-cell office:value-type="string">
            <text:p>09090259000145</text:p>
          </table:table-cell>
          <table:table-cell office:value-type="string">
            <text:p>Particular</text:p>
          </table:table-cell>
          <table:table-cell office:value-type="string">
            <text:p>06.871-8</text:p>
          </table:table-cell>
          <table:table-cell office:value-type="string">
            <text:p>813, 2655, 522, 21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riri Alimentos e Bioenergia S.A</text:p>
          </table:table-cell>
          <table:table-cell office:value-type="string">
            <text:p>09090259000145</text:p>
          </table:table-cell>
          <table:table-cell office:value-type="string">
            <text:p>2508901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226923</text:p>
          </table:table-cell>
          <table:table-cell office:value-type="string">
            <text:p>312411b6-4d94-45ff-bef1-f94de87a2de7</text:p>
          </table:table-cell>
          <table:table-cell office:value-type="string">
            <text:p>DQA</text:p>
          </table:table-cell>
          <table:table-cell office:value-type="string">
            <text:p>10000000000073167 -PB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051252557009</text:p>
          </table:table-cell>
          <table:table-cell office:value-type="string">
            <text:p>471904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512,5478</text:p>
          </table:table-cell>
          <table:table-cell office:value-type="string">
            <text:p>Fazenda Cachoeira</text:p>
          </table:table-cell>
          <table:table-cell office:value-type="string">
            <text:p>Miriri Alimentos e Bioenergia S.A</text:p>
          </table:table-cell>
          <table:table-cell office:value-type="string">
            <text:p/>
          </table:table-cell>
          <table:table-cell office:value-type="string">
            <text:p>09090259000145</text:p>
          </table:table-cell>
          <table:table-cell office:value-type="string">
            <text:p>Particular</text:p>
          </table:table-cell>
          <table:table-cell office:value-type="string">
            <text:p>06.871-8</text:p>
          </table:table-cell>
          <table:table-cell office:value-type="string">
            <text:p>813, 2655, 522, 21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Miriri Alimentos e Bioenergia S.A</text:p>
          </table:table-cell>
          <table:table-cell office:value-type="string">
            <text:p>09090259000145</text:p>
          </table:table-cell>
          <table:table-cell office:value-type="string">
            <text:p>2508901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204015</text:p>
          </table:table-cell>
          <table:table-cell office:value-type="string">
            <text:p>1a00adcf-1058-4324-a317-92ab9d9f87cf</text:p>
          </table:table-cell>
          <table:table-cell office:value-type="string">
            <text:p>AYZ</text:p>
          </table:table-cell>
          <table:table-cell office:value-type="string">
            <text:p>2040720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50380188805</text:p>
          </table:table-cell>
          <table:table-cell office:value-type="string">
            <text:p>411865</text:p>
          </table:table-cell>
          <table:table-cell office:value-type="string">
            <text:p>18/12/14</text:p>
          </table:table-cell>
          <table:table-cell office:value-type="string">
            <text:p>18/12/14</text:p>
          </table:table-cell>
          <table:table-cell office:value-type="string">
            <text:p>CERTIFICADA</text:p>
          </table:table-cell>
          <table:table-cell office:value-type="string">
            <text:p>2941,2091</text:p>
          </table:table-cell>
          <table:table-cell office:value-type="string">
            <text:p>Fazenda Santa F├®</text:p>
          </table:table-cell>
          <table:table-cell office:value-type="string">
            <text:p>Mounir Naoum</text:p>
          </table:table-cell>
          <table:table-cell office:value-type="string">
            <text:p>002972321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3.544-2</text:p>
          </table:table-cell>
          <table:table-cell office:value-type="string">
            <text:p>9222</text:p>
          </table:table-cell>
          <table:table-cell office:value-type="string">
            <text:p>30/12/99</text:p>
          </table:table-cell>
          <table:table-cell office:value-type="string">
            <text:p>00297232134</text:p>
          </table:table-cell>
          <table:table-cell office:value-type="string">
            <text:p>Mounir Naoum</text:p>
          </table:table-cell>
          <table:table-cell office:value-type="string">
            <text:p/>
          </table:table-cell>
          <table:table-cell office:value-type="string">
            <text:p>51048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18227</text:p>
          </table:table-cell>
          <table:table-cell office:value-type="string">
            <text:p>54f58940-f191-4eb5-9bf4-570ac5b08ad4</text:p>
          </table:table-cell>
          <table:table-cell office:value-type="string">
            <text:p>DX6</text:p>
          </table:table-cell>
          <table:table-cell office:value-type="string">
            <text:p> 8207122485-A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358285139</text:p>
          </table:table-cell>
          <table:table-cell office:value-type="string">
            <text:p>207544</text:p>
          </table:table-cell>
          <table:table-cell office:value-type="string">
            <text:p>12/06/14</text:p>
          </table:table-cell>
          <table:table-cell office:value-type="string">
            <text:p>12/06/14</text:p>
          </table:table-cell>
          <table:table-cell office:value-type="string">
            <text:p>CERTIFICADA</text:p>
          </table:table-cell>
          <table:table-cell office:value-type="string">
            <text:p>4132,7345</text:p>
          </table:table-cell>
          <table:table-cell office:value-type="string">
            <text:p>Agropecu├íria Ranch├úo I</text:p>
          </table:table-cell>
          <table:table-cell office:value-type="string">
            <text:p>Mozar Marcondes Filho</text:p>
          </table:table-cell>
          <table:table-cell office:value-type="string">
            <text:p>3357409097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085-1</text:p>
          </table:table-cell>
          <table:table-cell office:value-type="string">
            <text:p>14,971</text:p>
          </table:table-cell>
          <table:table-cell office:value-type="string">
            <text:p>30/12/99</text:p>
          </table:table-cell>
          <table:table-cell office:value-type="string">
            <text:p>33574090978</text:p>
          </table:table-cell>
          <table:table-cell office:value-type="string">
            <text:p>Mozar Marcondes Filho</text:p>
          </table:table-cell>
          <table:table-cell office:value-type="string">
            <text:p/>
          </table:table-cell>
          <table:table-cell office:value-type="string">
            <text:p>1200401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118228</text:p>
          </table:table-cell>
          <table:table-cell office:value-type="string">
            <text:p>cc460017-9065-4e2c-8e6c-5ba5f7d2d9d8</text:p>
          </table:table-cell>
          <table:table-cell office:value-type="string">
            <text:p>DX6</text:p>
          </table:table-cell>
          <table:table-cell office:value-type="string">
            <text:p>8207122485-AC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173527301</text:p>
          </table:table-cell>
          <table:table-cell office:value-type="string">
            <text:p>207545</text:p>
          </table:table-cell>
          <table:table-cell office:value-type="string">
            <text:p>12/06/14</text:p>
          </table:table-cell>
          <table:table-cell office:value-type="string">
            <text:p>12/06/14</text:p>
          </table:table-cell>
          <table:table-cell office:value-type="string">
            <text:p>CERTIFICADA</text:p>
          </table:table-cell>
          <table:table-cell office:value-type="string">
            <text:p>4264,6091</text:p>
          </table:table-cell>
          <table:table-cell office:value-type="string">
            <text:p>Agropecu├íria Ranch├úo II</text:p>
          </table:table-cell>
          <table:table-cell office:value-type="string">
            <text:p>Mozar Marcondes Filho</text:p>
          </table:table-cell>
          <table:table-cell office:value-type="string">
            <text:p>3357409097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0.085-1</text:p>
          </table:table-cell>
          <table:table-cell office:value-type="string">
            <text:p>14,972</text:p>
          </table:table-cell>
          <table:table-cell office:value-type="string">
            <text:p>30/12/99</text:p>
          </table:table-cell>
          <table:table-cell office:value-type="string">
            <text:p>33574090978</text:p>
          </table:table-cell>
          <table:table-cell office:value-type="string">
            <text:p>Mozar Marcondes Filho</text:p>
          </table:table-cell>
          <table:table-cell office:value-type="string">
            <text:p/>
          </table:table-cell>
          <table:table-cell office:value-type="string">
            <text:p>1200401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139705</text:p>
          </table:table-cell>
          <table:table-cell office:value-type="string">
            <text:p>35d34b0d-93a4-4682-8790-00b44701c8e6</text:p>
          </table:table-cell>
          <table:table-cell office:value-type="string">
            <text:p>C32</text:p>
          </table:table-cell>
          <table:table-cell office:value-type="string">
            <text:p>00001318201402807210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1970306195</text:p>
          </table:table-cell>
          <table:table-cell office:value-type="string">
            <text:p>255384</text:p>
          </table:table-cell>
          <table:table-cell office:value-type="string">
            <text:p>08/08/14</text:p>
          </table:table-cell>
          <table:table-cell office:value-type="string">
            <text:p>08/08/14</text:p>
          </table:table-cell>
          <table:table-cell office:value-type="string">
            <text:p>CERTIFICADA</text:p>
          </table:table-cell>
          <table:table-cell office:value-type="string">
            <text:p>552,4625</text:p>
          </table:table-cell>
          <table:table-cell office:value-type="string">
            <text:p>LOTE 182 (PARTE) DO LOTEAMENTO CARACOL 3┬¬ ETAPA</text:p>
          </table:table-cell>
          <table:table-cell office:value-type="string">
            <text:p>MURILO JACOB VEIGA</text:p>
          </table:table-cell>
          <table:table-cell office:value-type="string">
            <text:p>3238322982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88-6</text:p>
          </table:table-cell>
          <table:table-cell office:value-type="string">
            <text:p>18</text:p>
          </table:table-cell>
          <table:table-cell office:value-type="string">
            <text:p>30/12/99</text:p>
          </table:table-cell>
          <table:table-cell office:value-type="string">
            <text:p>32383229822</text:p>
          </table:table-cell>
          <table:table-cell office:value-type="string">
            <text:p>MURILO JACOB VEIGA</text:p>
          </table:table-cell>
          <table:table-cell office:value-type="string">
            <text:p/>
          </table:table-cell>
          <table:table-cell office:value-type="string">
            <text:p>1711951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253094</text:p>
          </table:table-cell>
          <table:table-cell office:value-type="string">
            <text:p>b69bb8cf-635e-4256-b443-471b1f00ba8c</text:p>
          </table:table-cell>
          <table:table-cell office:value-type="string">
            <text:p>DF1</text:p>
          </table:table-cell>
          <table:table-cell office:value-type="string">
            <text:p>20152140257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30100059080</text:p>
          </table:table-cell>
          <table:table-cell office:value-type="string">
            <text:p>548164</text:p>
          </table:table-cell>
          <table:table-cell office:value-type="string">
            <text:p>21/05/15</text:p>
          </table:table-cell>
          <table:table-cell office:value-type="string">
            <text:p>21/05/15</text:p>
          </table:table-cell>
          <table:table-cell office:value-type="string">
            <text:p>CERTIFICADA</text:p>
          </table:table-cell>
          <table:table-cell office:value-type="string">
            <text:p>345,8552</text:p>
          </table:table-cell>
          <table:table-cell office:value-type="string">
            <text:p>FAZENDA BEIRA RIO</text:p>
          </table:table-cell>
          <table:table-cell office:value-type="string">
            <text:p>NAJE ADMINISTRA├ç├âO E PARTICIPA├ç├òES LTDA</text:p>
          </table:table-cell>
          <table:table-cell office:value-type="string">
            <text:p/>
          </table:table-cell>
          <table:table-cell office:value-type="string">
            <text:p>04013277000100</text:p>
          </table:table-cell>
          <table:table-cell office:value-type="string">
            <text:p>Particular</text:p>
          </table:table-cell>
          <table:table-cell office:value-type="string">
            <text:p>08.504-3</text:p>
          </table:table-cell>
          <table:table-cell office:value-type="string">
            <text:p>314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NAJE ADMINISTRA├ç├âO E PARTICIPA├ç├òES LTDA</text:p>
          </table:table-cell>
          <table:table-cell office:value-type="string">
            <text:p>04013277000100</text:p>
          </table:table-cell>
          <table:table-cell office:value-type="string">
            <text:p>41002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73350</text:p>
          </table:table-cell>
          <table:table-cell office:value-type="string">
            <text:p>7c4155e9-a4a8-427c-9e7f-0e7da38c21d5</text:p>
          </table:table-cell>
          <table:table-cell office:value-type="string">
            <text:p>FTJ</text:p>
          </table:table-cell>
          <table:table-cell office:value-type="string">
            <text:p>205574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9628489</text:p>
          </table:table-cell>
          <table:table-cell office:value-type="string">
            <text:p>334651</text:p>
          </table:table-cell>
          <table:table-cell office:value-type="string">
            <text:p>14/10/14</text:p>
          </table:table-cell>
          <table:table-cell office:value-type="string">
            <text:p>14/10/14</text:p>
          </table:table-cell>
          <table:table-cell office:value-type="string">
            <text:p>CERTIFICADA</text:p>
          </table:table-cell>
          <table:table-cell office:value-type="string">
            <text:p>666,6568</text:p>
          </table:table-cell>
          <table:table-cell office:value-type="string">
            <text:p>FAZENDA MANDURI ÔÇô D</text:p>
          </table:table-cell>
          <table:table-cell office:value-type="string">
            <text:p>NELSON AM├ëRICO ABEGG</text:p>
          </table:table-cell>
          <table:table-cell office:value-type="string">
            <text:p>171729421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35-4</text:p>
          </table:table-cell>
          <table:table-cell office:value-type="string">
            <text:p>7460</text:p>
          </table:table-cell>
          <table:table-cell office:value-type="string">
            <text:p>30/12/99</text:p>
          </table:table-cell>
          <table:table-cell office:value-type="string">
            <text:p>17172942191</text:p>
          </table:table-cell>
          <table:table-cell office:value-type="string">
            <text:p>NELSON AM├ëRICO ABEGG</text:p>
          </table:table-cell>
          <table:table-cell office:value-type="string">
            <text:p/>
          </table:table-cell>
          <table:table-cell office:value-type="string">
            <text:p>5105101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6157</text:p>
          </table:table-cell>
          <table:table-cell office:value-type="string">
            <text:p>12adf074-461c-4053-9868-231427b6bfbb</text:p>
          </table:table-cell>
          <table:table-cell office:value-type="string">
            <text:p>FTJ</text:p>
          </table:table-cell>
          <table:table-cell office:value-type="string">
            <text:p>205601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9628721</text:p>
          </table:table-cell>
          <table:table-cell office:value-type="string">
            <text:p>418233</text:p>
          </table:table-cell>
          <table:table-cell office:value-type="string">
            <text:p>05/01/15</text:p>
          </table:table-cell>
          <table:table-cell office:value-type="string">
            <text:p>05/01/15</text:p>
          </table:table-cell>
          <table:table-cell office:value-type="string">
            <text:p>CERTIFICADA</text:p>
          </table:table-cell>
          <table:table-cell office:value-type="string">
            <text:p>665,2031</text:p>
          </table:table-cell>
          <table:table-cell office:value-type="string">
            <text:p>FAZENDA MANDURI ÔÇô E</text:p>
          </table:table-cell>
          <table:table-cell office:value-type="string">
            <text:p>NELSON AM├ëRICO ABEGG</text:p>
          </table:table-cell>
          <table:table-cell office:value-type="string">
            <text:p>171729421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35-4</text:p>
          </table:table-cell>
          <table:table-cell office:value-type="string">
            <text:p>7461</text:p>
          </table:table-cell>
          <table:table-cell office:value-type="string">
            <text:p>30/12/99</text:p>
          </table:table-cell>
          <table:table-cell office:value-type="string">
            <text:p>17172942191</text:p>
          </table:table-cell>
          <table:table-cell office:value-type="string">
            <text:p>NELSON AM├ëRICO ABEGG</text:p>
          </table:table-cell>
          <table:table-cell office:value-type="string">
            <text:p/>
          </table:table-cell>
          <table:table-cell office:value-type="string">
            <text:p>5105101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33180</text:p>
          </table:table-cell>
          <table:table-cell office:value-type="string">
            <text:p>7ee58d75-be30-4c3a-a7dc-74eb8e7924c9</text:p>
          </table:table-cell>
          <table:table-cell office:value-type="string">
            <text:p>CFN</text:p>
          </table:table-cell>
          <table:table-cell office:value-type="string">
            <text:p>20143179642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00400569010</text:p>
          </table:table-cell>
          <table:table-cell office:value-type="string">
            <text:p>239643</text:p>
          </table:table-cell>
          <table:table-cell office:value-type="string">
            <text:p>22/07/14</text:p>
          </table:table-cell>
          <table:table-cell office:value-type="string">
            <text:p>22/07/14</text:p>
          </table:table-cell>
          <table:table-cell office:value-type="string">
            <text:p>CERTIFICADA</text:p>
          </table:table-cell>
          <table:table-cell office:value-type="string">
            <text:p>194,3775</text:p>
          </table:table-cell>
          <table:table-cell office:value-type="string">
            <text:p>FAZENDA SIMFLOR</text:p>
          </table:table-cell>
          <table:table-cell office:value-type="string">
            <text:p>NELSON POLISELI E OUTROS</text:p>
          </table:table-cell>
          <table:table-cell office:value-type="string">
            <text:p>009732039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41-4</text:p>
          </table:table-cell>
          <table:table-cell office:value-type="string">
            <text:p>5287</text:p>
          </table:table-cell>
          <table:table-cell office:value-type="string">
            <text:p>30/12/99</text:p>
          </table:table-cell>
          <table:table-cell office:value-type="string">
            <text:p>00973203900</text:p>
          </table:table-cell>
          <table:table-cell office:value-type="string">
            <text:p>NELSON POLISELI E OUTROS</text:p>
          </table:table-cell>
          <table:table-cell office:value-type="string">
            <text:p/>
          </table:table-cell>
          <table:table-cell office:value-type="string">
            <text:p>4117305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33179</text:p>
          </table:table-cell>
          <table:table-cell office:value-type="string">
            <text:p>3c6cef81-29aa-4c73-85b4-5025125f6fbb</text:p>
          </table:table-cell>
          <table:table-cell office:value-type="string">
            <text:p>CFN</text:p>
          </table:table-cell>
          <table:table-cell office:value-type="string">
            <text:p>20143179642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00400569010</text:p>
          </table:table-cell>
          <table:table-cell office:value-type="string">
            <text:p>239643</text:p>
          </table:table-cell>
          <table:table-cell office:value-type="string">
            <text:p>22/07/14</text:p>
          </table:table-cell>
          <table:table-cell office:value-type="string">
            <text:p>22/07/14</text:p>
          </table:table-cell>
          <table:table-cell office:value-type="string">
            <text:p>CERTIFICADA</text:p>
          </table:table-cell>
          <table:table-cell office:value-type="string">
            <text:p>313,0961</text:p>
          </table:table-cell>
          <table:table-cell office:value-type="string">
            <text:p>FAZENDA SIMFLOR</text:p>
          </table:table-cell>
          <table:table-cell office:value-type="string">
            <text:p>NELSON POLISELI E OUTROS</text:p>
          </table:table-cell>
          <table:table-cell office:value-type="string">
            <text:p>009732039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141-4</text:p>
          </table:table-cell>
          <table:table-cell office:value-type="string">
            <text:p>5287</text:p>
          </table:table-cell>
          <table:table-cell office:value-type="string">
            <text:p>30/12/99</text:p>
          </table:table-cell>
          <table:table-cell office:value-type="string">
            <text:p>00973203900</text:p>
          </table:table-cell>
          <table:table-cell office:value-type="string">
            <text:p>NELSON POLISELI E OUTROS</text:p>
          </table:table-cell>
          <table:table-cell office:value-type="string">
            <text:p/>
          </table:table-cell>
          <table:table-cell office:value-type="string">
            <text:p>4117305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86155</text:p>
          </table:table-cell>
          <table:table-cell office:value-type="string">
            <text:p>3bb6584a-78ab-47d9-a6ac-4557316710c9</text:p>
          </table:table-cell>
          <table:table-cell office:value-type="string">
            <text:p>AYC</text:p>
          </table:table-cell>
          <table:table-cell office:value-type="string">
            <text:p>2014518211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578203348</text:p>
          </table:table-cell>
          <table:table-cell office:value-type="string">
            <text:p>367373</text:p>
          </table:table-cell>
          <table:table-cell office:value-type="string">
            <text:p>12/11/14</text:p>
          </table:table-cell>
          <table:table-cell office:value-type="string">
            <text:p>12/11/14</text:p>
          </table:table-cell>
          <table:table-cell office:value-type="string">
            <text:p>CERTIFICADA</text:p>
          </table:table-cell>
          <table:table-cell office:value-type="string">
            <text:p>142,7828</text:p>
          </table:table-cell>
          <table:table-cell office:value-type="string">
            <text:p>Fazenda Nossa Senhora Aparecida G1</text:p>
          </table:table-cell>
          <table:table-cell office:value-type="string">
            <text:p>Newton Bonin</text:p>
          </table:table-cell>
          <table:table-cell office:value-type="string">
            <text:p>36131903972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61-3</text:p>
          </table:table-cell>
          <table:table-cell office:value-type="string">
            <text:p>11011, 11460, 11463, 8563, 11010, 1437, 1406</text:p>
          </table:table-cell>
          <table:table-cell office:value-type="string">
            <text:p>30/12/99</text:p>
          </table:table-cell>
          <table:table-cell office:value-type="string">
            <text:p>36131903972</text:p>
          </table:table-cell>
          <table:table-cell office:value-type="string">
            <text:p>Newton Bonin</text:p>
          </table:table-cell>
          <table:table-cell office:value-type="string">
            <text:p/>
          </table:table-cell>
          <table:table-cell office:value-type="string">
            <text:p>4103479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79305</text:p>
          </table:table-cell>
          <table:table-cell office:value-type="string">
            <text:p>161ff718-fb82-47d1-9fd1-326adaddc54e</text:p>
          </table:table-cell>
          <table:table-cell office:value-type="string">
            <text:p>CQP</text:p>
          </table:table-cell>
          <table:table-cell office:value-type="string">
            <text:p>1901726-MT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9010160778600</text:p>
          </table:table-cell>
          <table:table-cell office:value-type="string">
            <text:p>146761</text:p>
          </table:table-cell>
          <table:table-cell office:value-type="string">
            <text:p>23/04/14</text:p>
          </table:table-cell>
          <table:table-cell office:value-type="string">
            <text:p>23/04/14</text:p>
          </table:table-cell>
          <table:table-cell office:value-type="string">
            <text:p>CERTIFICADA</text:p>
          </table:table-cell>
          <table:table-cell office:value-type="string">
            <text:p>943,3914</text:p>
          </table:table-cell>
          <table:table-cell office:value-type="string">
            <text:p>Fazenda Bela Mata</text:p>
          </table:table-cell>
          <table:table-cell office:value-type="string">
            <text:p>Nilo Rezende Rodrigues</text:p>
          </table:table-cell>
          <table:table-cell office:value-type="string">
            <text:p>326007041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>32600704191</text:p>
          </table:table-cell>
          <table:table-cell office:value-type="string">
            <text:p>Nilo Rezende Rodrigues</text:p>
          </table:table-cell>
          <table:table-cell office:value-type="string">
            <text:p/>
          </table:table-cell>
          <table:table-cell office:value-type="string">
            <text:p>510706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7009</text:p>
          </table:table-cell>
          <table:table-cell office:value-type="string">
            <text:p>391389b8-7764-4b64-a2b9-979e16261e01</text:p>
          </table:table-cell>
          <table:table-cell office:value-type="string">
            <text:p>DRR</text:p>
          </table:table-cell>
          <table:table-cell office:value-type="string">
            <text:p>PA20150000698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150710840777</text:p>
          </table:table-cell>
          <table:table-cell office:value-type="string">
            <text:p>420633</text:p>
          </table:table-cell>
          <table:table-cell office:value-type="string">
            <text:p>07/01/15</text:p>
          </table:table-cell>
          <table:table-cell office:value-type="string">
            <text:p>07/01/15</text:p>
          </table:table-cell>
          <table:table-cell office:value-type="string">
            <text:p>CERTIFICADA</text:p>
          </table:table-cell>
          <table:table-cell office:value-type="string">
            <text:p>2202,2029</text:p>
          </table:table-cell>
          <table:table-cell office:value-type="string">
            <text:p>FAZENDA TRES PODERES ÔÇô LOTES 25<text:s text:c="2"/>G</text:p>
          </table:table-cell>
          <table:table-cell office:value-type="string">
            <text:p>ONOGAS S A COMERCIO E INDUSTRIA</text:p>
          </table:table-cell>
          <table:table-cell office:value-type="string">
            <text:p/>
          </table:table-cell>
          <table:table-cell office:value-type="string">
            <text:p>01021427000139</text:p>
          </table:table-cell>
          <table:table-cell office:value-type="string">
            <text:p>Particular</text:p>
          </table:table-cell>
          <table:table-cell office:value-type="string">
            <text:p>06.738-9</text:p>
          </table:table-cell>
          <table:table-cell office:value-type="string">
            <text:p>103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ONOGAS S A COMERCIO E INDUSTRIA</text:p>
          </table:table-cell>
          <table:table-cell office:value-type="string">
            <text:p>01021427000139</text:p>
          </table:table-cell>
          <table:table-cell office:value-type="string">
            <text:p>1502764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287936</text:p>
          </table:table-cell>
          <table:table-cell office:value-type="string">
            <text:p>55069d43-222c-4223-899e-6700b40cd600</text:p>
          </table:table-cell>
          <table:table-cell office:value-type="string">
            <text:p>E01</text:p>
          </table:table-cell>
          <table:table-cell office:value-type="string">
            <text:p>11449383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90170108479</text:p>
          </table:table-cell>
          <table:table-cell office:value-type="string">
            <text:p>673353</text:p>
          </table:table-cell>
          <table:table-cell office:value-type="string">
            <text:p>27/08/15</text:p>
          </table:table-cell>
          <table:table-cell office:value-type="string">
            <text:p>27/08/15</text:p>
          </table:table-cell>
          <table:table-cell office:value-type="string">
            <text:p>CERTIFICADA</text:p>
          </table:table-cell>
          <table:table-cell office:value-type="string">
            <text:p>218,5725</text:p>
          </table:table-cell>
          <table:table-cell office:value-type="string">
            <text:p>Fazenda Primavera</text:p>
          </table:table-cell>
          <table:table-cell office:value-type="string">
            <text:p>Orlando dos Santos Filho</text:p>
          </table:table-cell>
          <table:table-cell office:value-type="string">
            <text:p>1592889581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72-9</text:p>
          </table:table-cell>
          <table:table-cell office:value-type="string">
            <text:p>5305,5736</text:p>
          </table:table-cell>
          <table:table-cell office:value-type="string">
            <text:p>30/12/99</text:p>
          </table:table-cell>
          <table:table-cell office:value-type="string">
            <text:p>15928895810</text:p>
          </table:table-cell>
          <table:table-cell office:value-type="string">
            <text:p>Orlando dos Santos Filho</text:p>
          </table:table-cell>
          <table:table-cell office:value-type="string">
            <text:p/>
          </table:table-cell>
          <table:table-cell office:value-type="string">
            <text:p>5001003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16386</text:p>
          </table:table-cell>
          <table:table-cell office:value-type="string">
            <text:p>d244be70-3244-450b-a668-7c940c9c2d29</text:p>
          </table:table-cell>
          <table:table-cell office:value-type="string">
            <text:p>EVG</text:p>
          </table:table-cell>
          <table:table-cell office:value-type="string">
            <text:p>9222122014013662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410220134984</text:p>
          </table:table-cell>
          <table:table-cell office:value-type="string">
            <text:p>204802</text:p>
          </table:table-cell>
          <table:table-cell office:value-type="string">
            <text:p>09/06/14</text:p>
          </table:table-cell>
          <table:table-cell office:value-type="string">
            <text:p>09/06/14</text:p>
          </table:table-cell>
          <table:table-cell office:value-type="string">
            <text:p>CERTIFICADA</text:p>
          </table:table-cell>
          <table:table-cell office:value-type="string">
            <text:p>190,1607</text:p>
          </table:table-cell>
          <table:table-cell office:value-type="string">
            <text:p>Fazenda Nossa Senhora Aparecida</text:p>
          </table:table-cell>
          <table:table-cell office:value-type="string">
            <text:p>Oswaldo Selegato</text:p>
          </table:table-cell>
          <table:table-cell office:value-type="string">
            <text:p>161771508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24-6</text:p>
          </table:table-cell>
          <table:table-cell office:value-type="string">
            <text:p>1095</text:p>
          </table:table-cell>
          <table:table-cell office:value-type="string">
            <text:p>30/12/99</text:p>
          </table:table-cell>
          <table:table-cell office:value-type="string">
            <text:p>16177150853</text:p>
          </table:table-cell>
          <table:table-cell office:value-type="string">
            <text:p>Oswaldo Selegato</text:p>
          </table:table-cell>
          <table:table-cell office:value-type="string">
            <text:p/>
          </table:table-cell>
          <table:table-cell office:value-type="string">
            <text:p>3509403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16385</text:p>
          </table:table-cell>
          <table:table-cell office:value-type="string">
            <text:p>bf231d99-2296-4498-8680-0311ef388be4</text:p>
          </table:table-cell>
          <table:table-cell office:value-type="string">
            <text:p>EVG</text:p>
          </table:table-cell>
          <table:table-cell office:value-type="string">
            <text:p>92221220140136628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410220134984</text:p>
          </table:table-cell>
          <table:table-cell office:value-type="string">
            <text:p>204802</text:p>
          </table:table-cell>
          <table:table-cell office:value-type="string">
            <text:p>09/06/14</text:p>
          </table:table-cell>
          <table:table-cell office:value-type="string">
            <text:p>09/06/14</text:p>
          </table:table-cell>
          <table:table-cell office:value-type="string">
            <text:p>CERTIFICADA</text:p>
          </table:table-cell>
          <table:table-cell office:value-type="string">
            <text:p>141,6864</text:p>
          </table:table-cell>
          <table:table-cell office:value-type="string">
            <text:p>Fazenda Nossa Senhora Aparecida</text:p>
          </table:table-cell>
          <table:table-cell office:value-type="string">
            <text:p>Oswaldo Selegato</text:p>
          </table:table-cell>
          <table:table-cell office:value-type="string">
            <text:p>161771508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024-6</text:p>
          </table:table-cell>
          <table:table-cell office:value-type="string">
            <text:p>1095</text:p>
          </table:table-cell>
          <table:table-cell office:value-type="string">
            <text:p>30/12/99</text:p>
          </table:table-cell>
          <table:table-cell office:value-type="string">
            <text:p>16177150853</text:p>
          </table:table-cell>
          <table:table-cell office:value-type="string">
            <text:p>Oswaldo Selegato</text:p>
          </table:table-cell>
          <table:table-cell office:value-type="string">
            <text:p/>
          </table:table-cell>
          <table:table-cell office:value-type="string">
            <text:p>3509403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28697</text:p>
          </table:table-cell>
          <table:table-cell office:value-type="string">
            <text:p>6b640c07-15a2-41f6-beb5-d531ccb4c5d6</text:p>
          </table:table-cell>
          <table:table-cell office:value-type="string">
            <text:p>FHA</text:p>
          </table:table-cell>
          <table:table-cell office:value-type="string">
            <text:p>196885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354800020</text:p>
          </table:table-cell>
          <table:table-cell office:value-type="string">
            <text:p>230332</text:p>
          </table:table-cell>
          <table:table-cell office:value-type="string">
            <text:p>14/07/14</text:p>
          </table:table-cell>
          <table:table-cell office:value-type="string">
            <text:p>14/07/14</text:p>
          </table:table-cell>
          <table:table-cell office:value-type="string">
            <text:p>CERTIFICADA</text:p>
          </table:table-cell>
          <table:table-cell office:value-type="string">
            <text:p>2632,2761</text:p>
          </table:table-cell>
          <table:table-cell office:value-type="string">
            <text:p>Fazenda Tiroleza I</text:p>
          </table:table-cell>
          <table:table-cell office:value-type="string">
            <text:p>Ovetril Agropecu├íria LTDA.</text:p>
          </table:table-cell>
          <table:table-cell office:value-type="string">
            <text:p/>
          </table:table-cell>
          <table:table-cell office:value-type="string">
            <text:p>78729571000159</text:p>
          </table:table-cell>
          <table:table-cell office:value-type="string">
            <text:p>Particular</text:p>
          </table:table-cell>
          <table:table-cell office:value-type="string">
            <text:p>06.353-7</text:p>
          </table:table-cell>
          <table:table-cell office:value-type="string">
            <text:p>2.731, 2.733, 2.73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Ovetril Agropecu├íria LTDA.</text:p>
          </table:table-cell>
          <table:table-cell office:value-type="string">
            <text:p>78729571000159</text:p>
          </table:table-cell>
          <table:table-cell office:value-type="string">
            <text:p>5102686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28696</text:p>
          </table:table-cell>
          <table:table-cell office:value-type="string">
            <text:p>47a36a75-4e86-4b8a-b5f5-57c90fef8d55</text:p>
          </table:table-cell>
          <table:table-cell office:value-type="string">
            <text:p>FHA</text:p>
          </table:table-cell>
          <table:table-cell office:value-type="string">
            <text:p>196885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354800020</text:p>
          </table:table-cell>
          <table:table-cell office:value-type="string">
            <text:p>230332</text:p>
          </table:table-cell>
          <table:table-cell office:value-type="string">
            <text:p>14/07/14</text:p>
          </table:table-cell>
          <table:table-cell office:value-type="string">
            <text:p>14/07/14</text:p>
          </table:table-cell>
          <table:table-cell office:value-type="string">
            <text:p>CERTIFICADA</text:p>
          </table:table-cell>
          <table:table-cell office:value-type="string">
            <text:p>2819,6063</text:p>
          </table:table-cell>
          <table:table-cell office:value-type="string">
            <text:p>Fazenda Tiroleza I</text:p>
          </table:table-cell>
          <table:table-cell office:value-type="string">
            <text:p>Ovetril Agropecu├íria LTDA.</text:p>
          </table:table-cell>
          <table:table-cell office:value-type="string">
            <text:p/>
          </table:table-cell>
          <table:table-cell office:value-type="string">
            <text:p>78729571000159</text:p>
          </table:table-cell>
          <table:table-cell office:value-type="string">
            <text:p>Particular</text:p>
          </table:table-cell>
          <table:table-cell office:value-type="string">
            <text:p>06.353-7</text:p>
          </table:table-cell>
          <table:table-cell office:value-type="string">
            <text:p>2.731, 2.733, 2.73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Ovetril Agropecu├íria LTDA.</text:p>
          </table:table-cell>
          <table:table-cell office:value-type="string">
            <text:p>78729571000159</text:p>
          </table:table-cell>
          <table:table-cell office:value-type="string">
            <text:p>5102686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28695</text:p>
          </table:table-cell>
          <table:table-cell office:value-type="string">
            <text:p>e0ed63b7-11c9-43f7-ac64-2bcf53185646</text:p>
          </table:table-cell>
          <table:table-cell office:value-type="string">
            <text:p>FHA</text:p>
          </table:table-cell>
          <table:table-cell office:value-type="string">
            <text:p>196885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354800020</text:p>
          </table:table-cell>
          <table:table-cell office:value-type="string">
            <text:p>230332</text:p>
          </table:table-cell>
          <table:table-cell office:value-type="string">
            <text:p>14/07/14</text:p>
          </table:table-cell>
          <table:table-cell office:value-type="string">
            <text:p>14/07/14</text:p>
          </table:table-cell>
          <table:table-cell office:value-type="string">
            <text:p>CERTIFICADA</text:p>
          </table:table-cell>
          <table:table-cell office:value-type="string">
            <text:p>2959,8511</text:p>
          </table:table-cell>
          <table:table-cell office:value-type="string">
            <text:p>Fazenda Tiroleza I</text:p>
          </table:table-cell>
          <table:table-cell office:value-type="string">
            <text:p>Ovetril Agropecu├íria LTDA.</text:p>
          </table:table-cell>
          <table:table-cell office:value-type="string">
            <text:p/>
          </table:table-cell>
          <table:table-cell office:value-type="string">
            <text:p>78729571000159</text:p>
          </table:table-cell>
          <table:table-cell office:value-type="string">
            <text:p>Particular</text:p>
          </table:table-cell>
          <table:table-cell office:value-type="string">
            <text:p>06.353-7</text:p>
          </table:table-cell>
          <table:table-cell office:value-type="string">
            <text:p>2.731, 2.733, 2.73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Ovetril Agropecu├íria LTDA.</text:p>
          </table:table-cell>
          <table:table-cell office:value-type="string">
            <text:p>78729571000159</text:p>
          </table:table-cell>
          <table:table-cell office:value-type="string">
            <text:p>5102686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10499</text:p>
          </table:table-cell>
          <table:table-cell office:value-type="string">
            <text:p>e21250b9-4870-406e-8cd3-f9194e1771c5</text:p>
          </table:table-cell>
          <table:table-cell office:value-type="string">
            <text:p>CBD</text:p>
          </table:table-cell>
          <table:table-cell office:value-type="string">
            <text:p>20150043637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00323060029</text:p>
          </table:table-cell>
          <table:table-cell office:value-type="string">
            <text:p>431929</text:p>
          </table:table-cell>
          <table:table-cell office:value-type="string">
            <text:p>21/01/15</text:p>
          </table:table-cell>
          <table:table-cell office:value-type="string">
            <text:p>21/01/15</text:p>
          </table:table-cell>
          <table:table-cell office:value-type="string">
            <text:p>CERTIFICADA</text:p>
          </table:table-cell>
          <table:table-cell office:value-type="string">
            <text:p>502,4246</text:p>
          </table:table-cell>
          <table:table-cell office:value-type="string">
            <text:p>FAZENDA PALMITAL</text:p>
          </table:table-cell>
          <table:table-cell office:value-type="string">
            <text:p>OZIAS NEIVERT</text:p>
          </table:table-cell>
          <table:table-cell office:value-type="string">
            <text:p>286697709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11-4</text:p>
          </table:table-cell>
          <table:table-cell office:value-type="string">
            <text:p>5159</text:p>
          </table:table-cell>
          <table:table-cell office:value-type="string">
            <text:p>30/12/99</text:p>
          </table:table-cell>
          <table:table-cell office:value-type="string">
            <text:p>28669770920</text:p>
          </table:table-cell>
          <table:table-cell office:value-type="string">
            <text:p>OZIAS NEIVERT</text:p>
          </table:table-cell>
          <table:table-cell office:value-type="string">
            <text:p/>
          </table:table-cell>
          <table:table-cell office:value-type="string">
            <text:p>4111407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89822</text:p>
          </table:table-cell>
          <table:table-cell office:value-type="string">
            <text:p>25d26ffe-a243-425f-b99b-34c291415e9b</text:p>
          </table:table-cell>
          <table:table-cell office:value-type="string">
            <text:p>ADQ</text:p>
          </table:table-cell>
          <table:table-cell office:value-type="string">
            <text:p>92221220141608267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040110092370</text:p>
          </table:table-cell>
          <table:table-cell office:value-type="string">
            <text:p>376496</text:p>
          </table:table-cell>
          <table:table-cell office:value-type="string">
            <text:p>20/11/14</text:p>
          </table:table-cell>
          <table:table-cell office:value-type="string">
            <text:p>20/11/14</text:p>
          </table:table-cell>
          <table:table-cell office:value-type="string">
            <text:p>CERTIFICADA</text:p>
          </table:table-cell>
          <table:table-cell office:value-type="string">
            <text:p>212,4568</text:p>
          </table:table-cell>
          <table:table-cell office:value-type="string">
            <text:p>Fazenda S├úo Francisco</text:p>
          </table:table-cell>
          <table:table-cell office:value-type="string">
            <text:p>Paulo Duarte do Valle</text:p>
          </table:table-cell>
          <table:table-cell office:value-type="string">
            <text:p>27099423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360-4</text:p>
          </table:table-cell>
          <table:table-cell office:value-type="string">
            <text:p>1751,1752</text:p>
          </table:table-cell>
          <table:table-cell office:value-type="string">
            <text:p>30/12/99</text:p>
          </table:table-cell>
          <table:table-cell office:value-type="string">
            <text:p>27099423800</text:p>
          </table:table-cell>
          <table:table-cell office:value-type="string">
            <text:p>Paulo Duarte do Valle</text:p>
          </table:table-cell>
          <table:table-cell office:value-type="string">
            <text:p/>
          </table:table-cell>
          <table:table-cell office:value-type="string">
            <text:p>35055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30025</text:p>
          </table:table-cell>
          <table:table-cell office:value-type="string">
            <text:p>d0acaa27-7afc-4869-822b-4e625863e95c</text:p>
          </table:table-cell>
          <table:table-cell office:value-type="string">
            <text:p>CMO</text:p>
          </table:table-cell>
          <table:table-cell office:value-type="string">
            <text:p>196997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320091800</text:p>
          </table:table-cell>
          <table:table-cell office:value-type="string">
            <text:p>233333</text:p>
          </table:table-cell>
          <table:table-cell office:value-type="string">
            <text:p>16/07/14</text:p>
          </table:table-cell>
          <table:table-cell office:value-type="string">
            <text:p>16/07/14</text:p>
          </table:table-cell>
          <table:table-cell office:value-type="string">
            <text:p>CERTIFICADA</text:p>
          </table:table-cell>
          <table:table-cell office:value-type="string">
            <text:p>3222,7073</text:p>
          </table:table-cell>
          <table:table-cell office:value-type="string">
            <text:p>Fazenda Lote Santo Antonio</text:p>
          </table:table-cell>
          <table:table-cell office:value-type="string">
            <text:p>Pedro Valentim Fernandes</text:p>
          </table:table-cell>
          <table:table-cell office:value-type="string">
            <text:p>01271644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27-1</text:p>
          </table:table-cell>
          <table:table-cell office:value-type="string">
            <text:p>757</text:p>
          </table:table-cell>
          <table:table-cell office:value-type="string">
            <text:p>30/12/99</text:p>
          </table:table-cell>
          <table:table-cell office:value-type="string">
            <text:p>01271644800</text:p>
          </table:table-cell>
          <table:table-cell office:value-type="string">
            <text:p>Pedro Valentim Fernandes</text:p>
          </table:table-cell>
          <table:table-cell office:value-type="string">
            <text:p/>
          </table:table-cell>
          <table:table-cell office:value-type="string">
            <text:p>51063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6617</text:p>
          </table:table-cell>
          <table:table-cell office:value-type="string">
            <text:p>6d548f79-eb9e-4c5f-aab8-a2eb1e909101</text:p>
          </table:table-cell>
          <table:table-cell office:value-type="string">
            <text:p>GOK</text:p>
          </table:table-cell>
          <table:table-cell office:value-type="string">
            <text:p>IN01193444-RJ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5130160596928</text:p>
          </table:table-cell>
          <table:table-cell office:value-type="string">
            <text:p>113831</text:p>
          </table:table-cell>
          <table:table-cell office:value-type="string">
            <text:p>10/03/14</text:p>
          </table:table-cell>
          <table:table-cell office:value-type="string">
            <text:p>10/03/14</text:p>
          </table:table-cell>
          <table:table-cell office:value-type="string">
            <text:p>CERTIFICADA</text:p>
          </table:table-cell>
          <table:table-cell office:value-type="string">
            <text:p>0,2147</text:p>
          </table:table-cell>
          <table:table-cell office:value-type="string">
            <text:p>ESTA├ç├âO DE V├üLVULAS 04 ÔÇô SDV04</text:p>
          </table:table-cell>
          <table:table-cell office:value-type="string">
            <text:p>PETR├ôLEO BRASILEIRO S.A.</text:p>
          </table:table-cell>
          <table:table-cell office:value-type="string">
            <text:p/>
          </table:table-cell>
          <table:table-cell office:value-type="string">
            <text:p>33000167000101</text:p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ETR├ôLEO BRASILEIRO S.A.</text:p>
          </table:table-cell>
          <table:table-cell office:value-type="string">
            <text:p>33000167000101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279140</text:p>
          </table:table-cell>
          <table:table-cell office:value-type="string">
            <text:p>cb8953ae-5a80-4a4b-9824-6c98e4ad53de</text:p>
          </table:table-cell>
          <table:table-cell office:value-type="string">
            <text:p>AU7</text:p>
          </table:table-cell>
          <table:table-cell office:value-type="string">
            <text:p>OL00225978-RJ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70110046180</text:p>
          </table:table-cell>
          <table:table-cell office:value-type="string">
            <text:p>643268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760,6589</text:p>
          </table:table-cell>
          <table:table-cell office:value-type="string">
            <text:p>Fazenda Jureia</text:p>
          </table:table-cell>
          <table:table-cell office:value-type="string">
            <text:p>Piratu S.A.</text:p>
          </table:table-cell>
          <table:table-cell office:value-type="string">
            <text:p/>
          </table:table-cell>
          <table:table-cell office:value-type="string">
            <text:p>01558728000104</text:p>
          </table:table-cell>
          <table:table-cell office:value-type="string">
            <text:p>Particular</text:p>
          </table:table-cell>
          <table:table-cell office:value-type="string">
            <text:p>08.912-8</text:p>
          </table:table-cell>
          <table:table-cell office:value-type="string">
            <text:p>4865, 10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iratu S.A.</text:p>
          </table:table-cell>
          <table:table-cell office:value-type="string">
            <text:p>01558728000104</text:p>
          </table:table-cell>
          <table:table-cell office:value-type="string">
            <text:p>3300308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145335</text:p>
          </table:table-cell>
          <table:table-cell office:value-type="string">
            <text:p>7e3a175e-eaf2-4a27-8ade-d86537b94b1e</text:p>
          </table:table-cell>
          <table:table-cell office:value-type="string">
            <text:p>AW6</text:p>
          </table:table-cell>
          <table:table-cell office:value-type="string">
            <text:p>PR20424-001074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05530</text:p>
          </table:table-cell>
          <table:table-cell office:value-type="string">
            <text:p>268423</text:p>
          </table:table-cell>
          <table:table-cell office:value-type="string">
            <text:p>19/08/14</text:p>
          </table:table-cell>
          <table:table-cell office:value-type="string">
            <text:p>19/08/14</text:p>
          </table:table-cell>
          <table:table-cell office:value-type="string">
            <text:p>CERTIFICADA</text:p>
          </table:table-cell>
          <table:table-cell office:value-type="string">
            <text:p>1876,1052</text:p>
          </table:table-cell>
          <table:table-cell office:value-type="string">
            <text:p>Fazenda Buriti ÔÇô Gleba 01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5440</text:p>
          </table:table-cell>
          <table:table-cell office:value-type="string">
            <text:p>668e81ab-b84d-4012-8a8b-62c7c348b9ab</text:p>
          </table:table-cell>
          <table:table-cell office:value-type="string">
            <text:p>AW6</text:p>
          </table:table-cell>
          <table:table-cell office:value-type="string">
            <text:p>PR20424-001074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05530</text:p>
          </table:table-cell>
          <table:table-cell office:value-type="string">
            <text:p>268726</text:p>
          </table:table-cell>
          <table:table-cell office:value-type="string">
            <text:p>19/08/14</text:p>
          </table:table-cell>
          <table:table-cell office:value-type="string">
            <text:p>19/08/14</text:p>
          </table:table-cell>
          <table:table-cell office:value-type="string">
            <text:p>CERTIFICADA</text:p>
          </table:table-cell>
          <table:table-cell office:value-type="string">
            <text:p>1461,8435</text:p>
          </table:table-cell>
          <table:table-cell office:value-type="string">
            <text:p>Fazenda Buriti ÔÇô Gleba 11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7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6070</text:p>
          </table:table-cell>
          <table:table-cell office:value-type="string">
            <text:p>d54ebc97-9147-4406-a8b6-a8f60811cc7b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05610</text:p>
          </table:table-cell>
          <table:table-cell office:value-type="string">
            <text:p>270512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2526,0884</text:p>
          </table:table-cell>
          <table:table-cell office:value-type="string">
            <text:p>Fazenda Buriti ÔÇô Gleba 06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7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6201</text:p>
          </table:table-cell>
          <table:table-cell office:value-type="string">
            <text:p>ede0c86a-d065-4486-af82-2349c618d9a2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05963</text:p>
          </table:table-cell>
          <table:table-cell office:value-type="string">
            <text:p>270879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1901,4002</text:p>
          </table:table-cell>
          <table:table-cell office:value-type="string">
            <text:p>Fazenda Buriti ÔÇô Gleba 02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6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6062</text:p>
          </table:table-cell>
          <table:table-cell office:value-type="string">
            <text:p>7fca2a9f-c826-41e8-98d8-e19bdbb69d95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06005</text:p>
          </table:table-cell>
          <table:table-cell office:value-type="string">
            <text:p>270498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1277,9937</text:p>
          </table:table-cell>
          <table:table-cell office:value-type="string">
            <text:p>Fazenda Buriti ÔÇô Gleba 07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7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6126</text:p>
          </table:table-cell>
          <table:table-cell office:value-type="string">
            <text:p>8d41332e-7ee1-402b-be5b-c4de3313dd4c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06340</text:p>
          </table:table-cell>
          <table:table-cell office:value-type="string">
            <text:p>270732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1946,7819</text:p>
          </table:table-cell>
          <table:table-cell office:value-type="string">
            <text:p>Fazenda Buriti ÔÇô Gleba 03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6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6092</text:p>
          </table:table-cell>
          <table:table-cell office:value-type="string">
            <text:p>d75f6a58-9341-445c-a6fa-d81fca13130c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06773</text:p>
          </table:table-cell>
          <table:table-cell office:value-type="string">
            <text:p>270591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2001,4992</text:p>
          </table:table-cell>
          <table:table-cell office:value-type="string">
            <text:p>Fazenda Buriti ÔÇô Gleba 04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7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6079</text:p>
          </table:table-cell>
          <table:table-cell office:value-type="string">
            <text:p>38209eff-2af4-4294-8926-095127629c06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07150</text:p>
          </table:table-cell>
          <table:table-cell office:value-type="string">
            <text:p>270525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2307,4122</text:p>
          </table:table-cell>
          <table:table-cell office:value-type="string">
            <text:p>Fazenda Buriti ÔÇô Gleba 05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6402</text:p>
          </table:table-cell>
          <table:table-cell office:value-type="string">
            <text:p>0b157e88-b5cd-4cb9-809c-5f84825e19c8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36338</text:p>
          </table:table-cell>
          <table:table-cell office:value-type="string">
            <text:p>271330</text:p>
          </table:table-cell>
          <table:table-cell office:value-type="string">
            <text:p>21/08/14</text:p>
          </table:table-cell>
          <table:table-cell office:value-type="string">
            <text:p>21/08/14</text:p>
          </table:table-cell>
          <table:table-cell office:value-type="string">
            <text:p>CERTIFICADA</text:p>
          </table:table-cell>
          <table:table-cell office:value-type="string">
            <text:p>2029,0773</text:p>
          </table:table-cell>
          <table:table-cell office:value-type="string">
            <text:p>Fazenda Buriti ÔÇô Gleba 12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7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6059</text:p>
          </table:table-cell>
          <table:table-cell office:value-type="string">
            <text:p>22d8ab1d-4997-4a64-a721-6490abf2f3d8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36761</text:p>
          </table:table-cell>
          <table:table-cell office:value-type="string">
            <text:p>270467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2113,6626</text:p>
          </table:table-cell>
          <table:table-cell office:value-type="string">
            <text:p>Fazenda Buriti ÔÇô Gleba 14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8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6418</text:p>
          </table:table-cell>
          <table:table-cell office:value-type="string">
            <text:p>cbd2f4ae-edef-45b0-9b8d-b21994f6820c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36842</text:p>
          </table:table-cell>
          <table:table-cell office:value-type="string">
            <text:p>271392</text:p>
          </table:table-cell>
          <table:table-cell office:value-type="string">
            <text:p>21/08/14</text:p>
          </table:table-cell>
          <table:table-cell office:value-type="string">
            <text:p>21/08/14</text:p>
          </table:table-cell>
          <table:table-cell office:value-type="string">
            <text:p>CERTIFICADA</text:p>
          </table:table-cell>
          <table:table-cell office:value-type="string">
            <text:p>2092,1353</text:p>
          </table:table-cell>
          <table:table-cell office:value-type="string">
            <text:p>Fazenda Buriti ÔÇô Gleba 13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69606</text:p>
          </table:table-cell>
          <table:table-cell office:value-type="string">
            <text:p>a95004b3-1270-48df-8e88-87d9ae3dbce7</text:p>
          </table:table-cell>
          <table:table-cell office:value-type="string">
            <text:p>AW6</text:p>
          </table:table-cell>
          <table:table-cell office:value-type="string">
            <text:p>PR20424-0010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30670137229</text:p>
          </table:table-cell>
          <table:table-cell office:value-type="string">
            <text:p>604282</text:p>
          </table:table-cell>
          <table:table-cell office:value-type="string">
            <text:p>08/07/15</text:p>
          </table:table-cell>
          <table:table-cell office:value-type="string">
            <text:p>08/07/15</text:p>
          </table:table-cell>
          <table:table-cell office:value-type="string">
            <text:p>CERTIFICADA</text:p>
          </table:table-cell>
          <table:table-cell office:value-type="string">
            <text:p>2258,5269</text:p>
          </table:table-cell>
          <table:table-cell office:value-type="string">
            <text:p>Fazenda Buriti ÔÇô Gleba 15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820-1</text:p>
          </table:table-cell>
          <table:table-cell office:value-type="string">
            <text:p>388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930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3940</text:p>
          </table:table-cell>
          <table:table-cell office:value-type="string">
            <text:p>d4a71cb5-c805-45f1-9309-f69f70f2a2a1</text:p>
          </table:table-cell>
          <table:table-cell office:value-type="string">
            <text:p>AW6</text:p>
          </table:table-cell>
          <table:table-cell office:value-type="string">
            <text:p>PR20424-00107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251617991</text:p>
          </table:table-cell>
          <table:table-cell office:value-type="string">
            <text:p>265051</text:p>
          </table:table-cell>
          <table:table-cell office:value-type="string">
            <text:p>15/08/14</text:p>
          </table:table-cell>
          <table:table-cell office:value-type="string">
            <text:p>15/08/14</text:p>
          </table:table-cell>
          <table:table-cell office:value-type="string">
            <text:p>CERTIFICADA</text:p>
          </table:table-cell>
          <table:table-cell office:value-type="string">
            <text:p>3682,1707</text:p>
          </table:table-cell>
          <table:table-cell office:value-type="string">
            <text:p>Fazenda Reunidas ÔÇô Gleba 02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772-4</text:p>
          </table:table-cell>
          <table:table-cell office:value-type="string">
            <text:p>197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8101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7757</text:p>
          </table:table-cell>
          <table:table-cell office:value-type="string">
            <text:p>2d3084d8-4fbc-45ab-909b-129fcdefc505</text:p>
          </table:table-cell>
          <table:table-cell office:value-type="string">
            <text:p>AW6</text:p>
          </table:table-cell>
          <table:table-cell office:value-type="string">
            <text:p>PR20424-00107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251618297</text:p>
          </table:table-cell>
          <table:table-cell office:value-type="string">
            <text:p>274348</text:p>
          </table:table-cell>
          <table:table-cell office:value-type="string">
            <text:p>25/08/14</text:p>
          </table:table-cell>
          <table:table-cell office:value-type="string">
            <text:p>25/08/14</text:p>
          </table:table-cell>
          <table:table-cell office:value-type="string">
            <text:p>CERTIFICADA</text:p>
          </table:table-cell>
          <table:table-cell office:value-type="string">
            <text:p>3907,888</text:p>
          </table:table-cell>
          <table:table-cell office:value-type="string">
            <text:p>Fazenda Reunidas ÔÇô Gleba 03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772-4</text:p>
          </table:table-cell>
          <table:table-cell office:value-type="string">
            <text:p>197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8101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3791</text:p>
          </table:table-cell>
          <table:table-cell office:value-type="string">
            <text:p>e253ab69-bc05-4c86-9d12-9386ceb1f984</text:p>
          </table:table-cell>
          <table:table-cell office:value-type="string">
            <text:p>AW6</text:p>
          </table:table-cell>
          <table:table-cell office:value-type="string">
            <text:p>PR20424-001072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251618530</text:p>
          </table:table-cell>
          <table:table-cell office:value-type="string">
            <text:p>264702</text:p>
          </table:table-cell>
          <table:table-cell office:value-type="string">
            <text:p>15/08/14</text:p>
          </table:table-cell>
          <table:table-cell office:value-type="string">
            <text:p>15/08/14</text:p>
          </table:table-cell>
          <table:table-cell office:value-type="string">
            <text:p>CERTIFICADA</text:p>
          </table:table-cell>
          <table:table-cell office:value-type="string">
            <text:p>3866,696</text:p>
          </table:table-cell>
          <table:table-cell office:value-type="string">
            <text:p>Fazenda Reunidas ÔÇô Gleba 01</text:p>
          </table:table-cell>
          <table:table-cell office:value-type="string">
            <text:p>Planta 7 S.A. Empreendimentos Rurais</text:p>
          </table:table-cell>
          <table:table-cell office:value-type="string">
            <text:p/>
          </table:table-cell>
          <table:table-cell office:value-type="string">
            <text:p>24997934000108</text:p>
          </table:table-cell>
          <table:table-cell office:value-type="string">
            <text:p>Particular</text:p>
          </table:table-cell>
          <table:table-cell office:value-type="string">
            <text:p>00.772-4</text:p>
          </table:table-cell>
          <table:table-cell office:value-type="string">
            <text:p>197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lanta 7 S.A. Empreendimentos Rurais</text:p>
          </table:table-cell>
          <table:table-cell office:value-type="string">
            <text:p>24997934000108</text:p>
          </table:table-cell>
          <table:table-cell office:value-type="string">
            <text:p>2908101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78490</text:p>
          </table:table-cell>
          <table:table-cell office:value-type="string">
            <text:p>bf186ac6-17cf-4772-86ac-e9fc8887a42f</text:p>
          </table:table-cell>
          <table:table-cell office:value-type="string">
            <text:p>BXK</text:p>
          </table:table-cell>
          <table:table-cell office:value-type="string">
            <text:p>00019007105955108210-M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1080140026902</text:p>
          </table:table-cell>
          <table:table-cell office:value-type="string">
            <text:p>348209</text:p>
          </table:table-cell>
          <table:table-cell office:value-type="string">
            <text:p>27/10/14</text:p>
          </table:table-cell>
          <table:table-cell office:value-type="string">
            <text:p>27/10/14</text:p>
          </table:table-cell>
          <table:table-cell office:value-type="string">
            <text:p>CERTIFICADA</text:p>
          </table:table-cell>
          <table:table-cell office:value-type="string">
            <text:p>100,5319</text:p>
          </table:table-cell>
          <table:table-cell office:value-type="string">
            <text:p>├ürea Urbana</text:p>
          </table:table-cell>
          <table:table-cell office:value-type="string">
            <text:p>Prefeitura Municipal de Aldeias Altas</text:p>
          </table:table-cell>
          <table:table-cell office:value-type="string">
            <text:p/>
          </table:table-cell>
          <table:table-cell office:value-type="string">
            <text:p>06096853000155</text:p>
          </table:table-cell>
          <table:table-cell office:value-type="string">
            <text:p>Particular</text:p>
          </table:table-cell>
          <table:table-cell office:value-type="string">
            <text:p>03.124-5</text:p>
          </table:table-cell>
          <table:table-cell office:value-type="string">
            <text:p>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Prefeitura Municipal de Aldeias Altas</text:p>
          </table:table-cell>
          <table:table-cell office:value-type="string">
            <text:p>06096853000155</text:p>
          </table:table-cell>
          <table:table-cell office:value-type="string">
            <text:p>2100303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39340</text:p>
          </table:table-cell>
          <table:table-cell office:value-type="string">
            <text:p>1334cc35-ea81-4770-abdd-b137499594b7</text:p>
          </table:table-cell>
          <table:table-cell office:value-type="string">
            <text:p>GBG</text:p>
          </table:table-cell>
          <table:table-cell office:value-type="string">
            <text:p>BA00000029312-000234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20580068075</text:p>
          </table:table-cell>
          <table:table-cell office:value-type="string">
            <text:p>254453</text:p>
          </table:table-cell>
          <table:table-cell office:value-type="string">
            <text:p>07/08/14</text:p>
          </table:table-cell>
          <table:table-cell office:value-type="string">
            <text:p>07/08/14</text:p>
          </table:table-cell>
          <table:table-cell office:value-type="string">
            <text:p>CERTIFICADA</text:p>
          </table:table-cell>
          <table:table-cell office:value-type="string">
            <text:p>645,789</text:p>
          </table:table-cell>
          <table:table-cell office:value-type="string">
            <text:p>Fazenda Primavera</text:p>
          </table:table-cell>
          <table:table-cell office:value-type="string">
            <text:p>RACHOS T├éNIA AGRO-PEC AGROPECU├üRIA E COLONIZADORA LTDA</text:p>
          </table:table-cell>
          <table:table-cell office:value-type="string">
            <text:p/>
          </table:table-cell>
          <table:table-cell office:value-type="string">
            <text:p>00527721000154</text:p>
          </table:table-cell>
          <table:table-cell office:value-type="string">
            <text:p>Particular</text:p>
          </table:table-cell>
          <table:table-cell office:value-type="string">
            <text:p>00.773-2</text:p>
          </table:table-cell>
          <table:table-cell office:value-type="string">
            <text:p>31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ACHOS T├éNIA AGRO-PEC AGROPECU├üRIA E COLONIZADORA LTDA</text:p>
          </table:table-cell>
          <table:table-cell office:value-type="string">
            <text:p>00527721000154</text:p>
          </table:table-cell>
          <table:table-cell office:value-type="string">
            <text:p>2928109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9339</text:p>
          </table:table-cell>
          <table:table-cell office:value-type="string">
            <text:p>e2f90167-7176-4226-9c3c-6efc60d6fff7</text:p>
          </table:table-cell>
          <table:table-cell office:value-type="string">
            <text:p>GBG</text:p>
          </table:table-cell>
          <table:table-cell office:value-type="string">
            <text:p>BA00000029312-000234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20580068075</text:p>
          </table:table-cell>
          <table:table-cell office:value-type="string">
            <text:p>254453</text:p>
          </table:table-cell>
          <table:table-cell office:value-type="string">
            <text:p>07/08/14</text:p>
          </table:table-cell>
          <table:table-cell office:value-type="string">
            <text:p>07/08/14</text:p>
          </table:table-cell>
          <table:table-cell office:value-type="string">
            <text:p>CERTIFICADA</text:p>
          </table:table-cell>
          <table:table-cell office:value-type="string">
            <text:p>74,477</text:p>
          </table:table-cell>
          <table:table-cell office:value-type="string">
            <text:p>Fazenda Primavera</text:p>
          </table:table-cell>
          <table:table-cell office:value-type="string">
            <text:p>RACHOS T├éNIA AGRO-PEC AGROPECU├üRIA E COLONIZADORA LTDA</text:p>
          </table:table-cell>
          <table:table-cell office:value-type="string">
            <text:p/>
          </table:table-cell>
          <table:table-cell office:value-type="string">
            <text:p>00527721000154</text:p>
          </table:table-cell>
          <table:table-cell office:value-type="string">
            <text:p>Particular</text:p>
          </table:table-cell>
          <table:table-cell office:value-type="string">
            <text:p>00.773-2</text:p>
          </table:table-cell>
          <table:table-cell office:value-type="string">
            <text:p>31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ACHOS T├éNIA AGRO-PEC AGROPECU├üRIA E COLONIZADORA LTDA</text:p>
          </table:table-cell>
          <table:table-cell office:value-type="string">
            <text:p>00527721000154</text:p>
          </table:table-cell>
          <table:table-cell office:value-type="string">
            <text:p>2928109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39338</text:p>
          </table:table-cell>
          <table:table-cell office:value-type="string">
            <text:p>3a8abc5c-be20-41f6-b1cf-8ca6478ff216</text:p>
          </table:table-cell>
          <table:table-cell office:value-type="string">
            <text:p>GBG</text:p>
          </table:table-cell>
          <table:table-cell office:value-type="string">
            <text:p>BA00000029312-000234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20580068075</text:p>
          </table:table-cell>
          <table:table-cell office:value-type="string">
            <text:p>254453</text:p>
          </table:table-cell>
          <table:table-cell office:value-type="string">
            <text:p>07/08/14</text:p>
          </table:table-cell>
          <table:table-cell office:value-type="string">
            <text:p>07/08/14</text:p>
          </table:table-cell>
          <table:table-cell office:value-type="string">
            <text:p>CERTIFICADA</text:p>
          </table:table-cell>
          <table:table-cell office:value-type="string">
            <text:p>1492,6589</text:p>
          </table:table-cell>
          <table:table-cell office:value-type="string">
            <text:p>Fazenda Primavera</text:p>
          </table:table-cell>
          <table:table-cell office:value-type="string">
            <text:p>RACHOS T├éNIA AGRO-PEC AGROPECU├üRIA E COLONIZADORA LTDA</text:p>
          </table:table-cell>
          <table:table-cell office:value-type="string">
            <text:p/>
          </table:table-cell>
          <table:table-cell office:value-type="string">
            <text:p>00527721000154</text:p>
          </table:table-cell>
          <table:table-cell office:value-type="string">
            <text:p>Particular</text:p>
          </table:table-cell>
          <table:table-cell office:value-type="string">
            <text:p>00.773-2</text:p>
          </table:table-cell>
          <table:table-cell office:value-type="string">
            <text:p>31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ACHOS T├éNIA AGRO-PEC AGROPECU├üRIA E COLONIZADORA LTDA</text:p>
          </table:table-cell>
          <table:table-cell office:value-type="string">
            <text:p>00527721000154</text:p>
          </table:table-cell>
          <table:table-cell office:value-type="string">
            <text:p>2928109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50122</text:p>
          </table:table-cell>
          <table:table-cell office:value-type="string">
            <text:p>e4c02ad3-bc3b-4ae7-950e-6039b4b0fe99</text:p>
          </table:table-cell>
          <table:table-cell office:value-type="string">
            <text:p>BSG</text:p>
          </table:table-cell>
          <table:table-cell office:value-type="string">
            <text:p>MG142013-1340583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90650074207</text:p>
          </table:table-cell>
          <table:table-cell office:value-type="string">
            <text:p>57990</text:p>
          </table:table-cell>
          <table:table-cell office:value-type="string">
            <text:p>26/11/13</text:p>
          </table:table-cell>
          <table:table-cell office:value-type="string">
            <text:p>26/11/13</text:p>
          </table:table-cell>
          <table:table-cell office:value-type="string">
            <text:p>CERTIFICADA</text:p>
          </table:table-cell>
          <table:table-cell office:value-type="string">
            <text:p>536,4986</text:p>
          </table:table-cell>
          <table:table-cell office:value-type="string">
            <text:p>FAZENDA MILAGROSA</text:p>
          </table:table-cell>
          <table:table-cell office:value-type="string">
            <text:p>RAFAEL RODRIGUES MORAES</text:p>
          </table:table-cell>
          <table:table-cell office:value-type="string">
            <text:p>081418785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492-4</text:p>
          </table:table-cell>
          <table:table-cell office:value-type="string">
            <text:p>7066</text:p>
          </table:table-cell>
          <table:table-cell office:value-type="string">
            <text:p>30/12/99</text:p>
          </table:table-cell>
          <table:table-cell office:value-type="string">
            <text:p>08141878549</text:p>
          </table:table-cell>
          <table:table-cell office:value-type="string">
            <text:p>RAFAEL RODRIGUES MORAES</text:p>
          </table:table-cell>
          <table:table-cell office:value-type="string">
            <text:p/>
          </table:table-cell>
          <table:table-cell office:value-type="string">
            <text:p>3136009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19817</text:p>
          </table:table-cell>
          <table:table-cell office:value-type="string">
            <text:p>4984ff0c-42c9-4a69-9eba-24d2ac22ef15</text:p>
          </table:table-cell>
          <table:table-cell office:value-type="string">
            <text:p>G19</text:p>
          </table:table-cell>
          <table:table-cell office:value-type="string">
            <text:p>1420140000000186209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442000059320</text:p>
          </table:table-cell>
          <table:table-cell office:value-type="string">
            <text:p>211404</text:p>
          </table:table-cell>
          <table:table-cell office:value-type="string">
            <text:p>18/06/14</text:p>
          </table:table-cell>
          <table:table-cell office:value-type="string">
            <text:p>18/06/14</text:p>
          </table:table-cell>
          <table:table-cell office:value-type="string">
            <text:p>CERTIFICADA</text:p>
          </table:table-cell>
          <table:table-cell office:value-type="string">
            <text:p>228,4961</text:p>
          </table:table-cell>
          <table:table-cell office:value-type="string">
            <text:p>FAZ. IP├è</text:p>
          </table:table-cell>
          <table:table-cell office:value-type="string">
            <text:p>RICARDO MACEDO BERNARDES</text:p>
          </table:table-cell>
          <table:table-cell office:value-type="string">
            <text:p>0161891683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5.823-0</text:p>
          </table:table-cell>
          <table:table-cell office:value-type="string">
            <text:p>6.089</text:p>
          </table:table-cell>
          <table:table-cell office:value-type="string">
            <text:p>30/12/99</text:p>
          </table:table-cell>
          <table:table-cell office:value-type="string">
            <text:p>01618916831</text:p>
          </table:table-cell>
          <table:table-cell office:value-type="string">
            <text:p>RICARDO MACEDO BERNARDES</text:p>
          </table:table-cell>
          <table:table-cell office:value-type="string">
            <text:p/>
          </table:table-cell>
          <table:table-cell office:value-type="string">
            <text:p>3152808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67237</text:p>
          </table:table-cell>
          <table:table-cell office:value-type="string">
            <text:p>cdab32fd-54f2-475e-96e2-cbb0a5283110</text:p>
          </table:table-cell>
          <table:table-cell office:value-type="string">
            <text:p>AWB</text:p>
          </table:table-cell>
          <table:table-cell office:value-type="string">
            <text:p>225275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20390446792</text:p>
          </table:table-cell>
          <table:table-cell office:value-type="string">
            <text:p>595720</text:p>
          </table:table-cell>
          <table:table-cell office:value-type="string">
            <text:p>01/07/15</text:p>
          </table:table-cell>
          <table:table-cell office:value-type="string">
            <text:p>01/07/15</text:p>
          </table:table-cell>
          <table:table-cell office:value-type="string">
            <text:p>CERTIFICADA</text:p>
          </table:table-cell>
          <table:table-cell office:value-type="string">
            <text:p>256,3903</text:p>
          </table:table-cell>
          <table:table-cell office:value-type="string">
            <text:p>LOTE N┬░ 53-A DA QUADRA N┬░ 01</text:p>
          </table:table-cell>
          <table:table-cell office:value-type="string">
            <text:p>RINALDO APARECIDO DE LIBERALLI</text:p>
          </table:table-cell>
          <table:table-cell office:value-type="string">
            <text:p>706958141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10-5</text:p>
          </table:table-cell>
          <table:table-cell office:value-type="string">
            <text:p>1895</text:p>
          </table:table-cell>
          <table:table-cell office:value-type="string">
            <text:p>30/12/99</text:p>
          </table:table-cell>
          <table:table-cell office:value-type="string">
            <text:p>70695814168</text:p>
          </table:table-cell>
          <table:table-cell office:value-type="string">
            <text:p>RINALDO APARECIDO DE LIBERALLI</text:p>
          </table:table-cell>
          <table:table-cell office:value-type="string">
            <text:p/>
          </table:table-cell>
          <table:table-cell office:value-type="string">
            <text:p>510370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27496</text:p>
          </table:table-cell>
          <table:table-cell office:value-type="string">
            <text:p>44a0ca6c-2a40-4b50-a515-268456c7bc09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472980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55,5563</text:p>
          </table:table-cell>
          <table:table-cell office:value-type="string">
            <text:p>Fazenda Imburi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319-4</text:p>
          </table:table-cell>
          <table:table-cell office:value-type="string">
            <text:p>279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0409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48423</text:p>
          </table:table-cell>
          <table:table-cell office:value-type="string">
            <text:p>7c91b2a2-33e6-4ad6-86f4-2dfe63d2af5f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273592</text:p>
          </table:table-cell>
          <table:table-cell office:value-type="string">
            <text:p>23/08/14</text:p>
          </table:table-cell>
          <table:table-cell office:value-type="string">
            <text:p>26/08/14</text:p>
          </table:table-cell>
          <table:table-cell office:value-type="string">
            <text:p>CERTIFICADA</text:p>
          </table:table-cell>
          <table:table-cell office:value-type="string">
            <text:p>290,141</text:p>
          </table:table-cell>
          <table:table-cell office:value-type="string">
            <text:p>FAZENDA URUCU REMANESCENTE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48422</text:p>
          </table:table-cell>
          <table:table-cell office:value-type="string">
            <text:p>8f97b60e-6ae5-494d-b22a-b979cd742f5c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273592</text:p>
          </table:table-cell>
          <table:table-cell office:value-type="string">
            <text:p>23/08/14</text:p>
          </table:table-cell>
          <table:table-cell office:value-type="string">
            <text:p>26/08/14</text:p>
          </table:table-cell>
          <table:table-cell office:value-type="string">
            <text:p>CERTIFICADA</text:p>
          </table:table-cell>
          <table:table-cell office:value-type="string">
            <text:p>129,3608</text:p>
          </table:table-cell>
          <table:table-cell office:value-type="string">
            <text:p>FAZENDA URUCU REMANESCENTE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48421</text:p>
          </table:table-cell>
          <table:table-cell office:value-type="string">
            <text:p>8edc282c-c8b5-4a49-9f1b-af68e6e66623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273592</text:p>
          </table:table-cell>
          <table:table-cell office:value-type="string">
            <text:p>23/08/14</text:p>
          </table:table-cell>
          <table:table-cell office:value-type="string">
            <text:p>26/08/14</text:p>
          </table:table-cell>
          <table:table-cell office:value-type="string">
            <text:p>CERTIFICADA</text:p>
          </table:table-cell>
          <table:table-cell office:value-type="string">
            <text:p>1105,0072</text:p>
          </table:table-cell>
          <table:table-cell office:value-type="string">
            <text:p>FAZENDA URUCU REMANESCENTE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5200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48420</text:p>
          </table:table-cell>
          <table:table-cell office:value-type="string">
            <text:p>5154229e-c3ad-417e-afff-88c2b172d2ac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273592</text:p>
          </table:table-cell>
          <table:table-cell office:value-type="string">
            <text:p>23/08/14</text:p>
          </table:table-cell>
          <table:table-cell office:value-type="string">
            <text:p>26/08/14</text:p>
          </table:table-cell>
          <table:table-cell office:value-type="string">
            <text:p>CERTIFICADA</text:p>
          </table:table-cell>
          <table:table-cell office:value-type="string">
            <text:p>170,8034</text:p>
          </table:table-cell>
          <table:table-cell office:value-type="string">
            <text:p>FAZENDA URUCU REMANESCENTE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48419</text:p>
          </table:table-cell>
          <table:table-cell office:value-type="string">
            <text:p>6a7a3c69-c2c3-4331-984c-4a61d0e347c9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273592</text:p>
          </table:table-cell>
          <table:table-cell office:value-type="string">
            <text:p>23/08/14</text:p>
          </table:table-cell>
          <table:table-cell office:value-type="string">
            <text:p>26/08/14</text:p>
          </table:table-cell>
          <table:table-cell office:value-type="string">
            <text:p>CERTIFICADA</text:p>
          </table:table-cell>
          <table:table-cell office:value-type="string">
            <text:p>5623,495</text:p>
          </table:table-cell>
          <table:table-cell office:value-type="string">
            <text:p>FAZENDA URUCU REMANESCENTE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48418</text:p>
          </table:table-cell>
          <table:table-cell office:value-type="string">
            <text:p>d7a5b96b-dc60-4acd-a31f-d973e5a7f6f8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273592</text:p>
          </table:table-cell>
          <table:table-cell office:value-type="string">
            <text:p>23/08/14</text:p>
          </table:table-cell>
          <table:table-cell office:value-type="string">
            <text:p>26/08/14</text:p>
          </table:table-cell>
          <table:table-cell office:value-type="string">
            <text:p>CERTIFICADA</text:p>
          </table:table-cell>
          <table:table-cell office:value-type="string">
            <text:p>179,1124</text:p>
          </table:table-cell>
          <table:table-cell office:value-type="string">
            <text:p>FAZENDA URUCU REMANESCENTE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5200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48417</text:p>
          </table:table-cell>
          <table:table-cell office:value-type="string">
            <text:p>81f5874d-1e2b-4218-9995-537ba5b9fa9b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273592</text:p>
          </table:table-cell>
          <table:table-cell office:value-type="string">
            <text:p>23/08/14</text:p>
          </table:table-cell>
          <table:table-cell office:value-type="string">
            <text:p>26/08/14</text:p>
          </table:table-cell>
          <table:table-cell office:value-type="string">
            <text:p>CERTIFICADA</text:p>
          </table:table-cell>
          <table:table-cell office:value-type="string">
            <text:p>20,4196</text:p>
          </table:table-cell>
          <table:table-cell office:value-type="string">
            <text:p>FAZENDA URUCU REMANESCENTE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48416</text:p>
          </table:table-cell>
          <table:table-cell office:value-type="string">
            <text:p>d37f8569-936e-42fe-bf9e-29091348a967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273592</text:p>
          </table:table-cell>
          <table:table-cell office:value-type="string">
            <text:p>23/08/14</text:p>
          </table:table-cell>
          <table:table-cell office:value-type="string">
            <text:p>26/08/14</text:p>
          </table:table-cell>
          <table:table-cell office:value-type="string">
            <text:p>CERTIFICADA</text:p>
          </table:table-cell>
          <table:table-cell office:value-type="string">
            <text:p>176,117</text:p>
          </table:table-cell>
          <table:table-cell office:value-type="string">
            <text:p>FAZENDA URUCU REMANESCENTE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48415</text:p>
          </table:table-cell>
          <table:table-cell office:value-type="string">
            <text:p>dff56aac-41f7-4f5b-b99e-e167e6c0245c</text:p>
          </table:table-cell>
          <table:table-cell office:value-type="string">
            <text:p>AW4</text:p>
          </table:table-cell>
          <table:table-cell office:value-type="string">
            <text:p>020087604050255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392544520</text:p>
          </table:table-cell>
          <table:table-cell office:value-type="string">
            <text:p>273592</text:p>
          </table:table-cell>
          <table:table-cell office:value-type="string">
            <text:p>23/08/14</text:p>
          </table:table-cell>
          <table:table-cell office:value-type="string">
            <text:p>26/08/14</text:p>
          </table:table-cell>
          <table:table-cell office:value-type="string">
            <text:p>CERTIFICADA</text:p>
          </table:table-cell>
          <table:table-cell office:value-type="string">
            <text:p>235,5347</text:p>
          </table:table-cell>
          <table:table-cell office:value-type="string">
            <text:p>FAZENDA URUCU REMANESCENTE</text:p>
          </table:table-cell>
          <table:table-cell office:value-type="string">
            <text:p>RIO LARGO ADMINISTRA├ç├âO S/A</text:p>
          </table:table-cell>
          <table:table-cell office:value-type="string">
            <text:p/>
          </table:table-cell>
          <table:table-cell office:value-type="string">
            <text:p>10638679000100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RIO LARGO ADMINISTRA├ç├âO S/A</text:p>
          </table:table-cell>
          <table:table-cell office:value-type="string">
            <text:p>10638679000100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69061</text:p>
          </table:table-cell>
          <table:table-cell office:value-type="string">
            <text:p>9be5e05b-776d-4a29-ac7b-42e1c9ad4b6d</text:p>
          </table:table-cell>
          <table:table-cell office:value-type="string">
            <text:p>CKL</text:p>
          </table:table-cell>
          <table:table-cell office:value-type="string">
            <text:p>13592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60430065488</text:p>
          </table:table-cell>
          <table:table-cell office:value-type="string">
            <text:p>120311</text:p>
          </table:table-cell>
          <table:table-cell office:value-type="string">
            <text:p>18/03/14</text:p>
          </table:table-cell>
          <table:table-cell office:value-type="string">
            <text:p>18/03/14</text:p>
          </table:table-cell>
          <table:table-cell office:value-type="string">
            <text:p>CERTIFICADA</text:p>
          </table:table-cell>
          <table:table-cell office:value-type="string">
            <text:p>2954,3723</text:p>
          </table:table-cell>
          <table:table-cell office:value-type="string">
            <text:p>GLEBA GUARIBA "VI" LOTE 40</text:p>
          </table:table-cell>
          <table:table-cell office:value-type="string">
            <text:p>ROG├ëRIO MARCIO TOLARDO</text:p>
          </table:table-cell>
          <table:table-cell office:value-type="string">
            <text:p>72304553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39</text:p>
          </table:table-cell>
          <table:table-cell office:value-type="string">
            <text:p>30/12/99</text:p>
          </table:table-cell>
          <table:table-cell office:value-type="string">
            <text:p>72304553915</text:p>
          </table:table-cell>
          <table:table-cell office:value-type="string">
            <text:p>ROG├ëRIO MARCIO TOLARDO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8913</text:p>
          </table:table-cell>
          <table:table-cell office:value-type="string">
            <text:p>aff5363d-1bb6-43cc-9f73-cbc5d639cbfc</text:p>
          </table:table-cell>
          <table:table-cell office:value-type="string">
            <text:p>CKL</text:p>
          </table:table-cell>
          <table:table-cell office:value-type="string">
            <text:p>182506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3707</text:p>
          </table:table-cell>
          <table:table-cell office:value-type="string">
            <text:p>119559</text:p>
          </table:table-cell>
          <table:table-cell office:value-type="string">
            <text:p>17/03/14</text:p>
          </table:table-cell>
          <table:table-cell office:value-type="string">
            <text:p>17/03/14</text:p>
          </table:table-cell>
          <table:table-cell office:value-type="string">
            <text:p>CERTIFICADA</text:p>
          </table:table-cell>
          <table:table-cell office:value-type="string">
            <text:p>2916,8978</text:p>
          </table:table-cell>
          <table:table-cell office:value-type="string">
            <text:p>GLEBA GUARIBA "VI" LOTE 39</text:p>
          </table:table-cell>
          <table:table-cell office:value-type="string">
            <text:p>ROG├ëRIO MARCIO TOLARDO</text:p>
          </table:table-cell>
          <table:table-cell office:value-type="string">
            <text:p>72304553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38</text:p>
          </table:table-cell>
          <table:table-cell office:value-type="string">
            <text:p>30/12/99</text:p>
          </table:table-cell>
          <table:table-cell office:value-type="string">
            <text:p>72304553915</text:p>
          </table:table-cell>
          <table:table-cell office:value-type="string">
            <text:p>ROG├ëRIO MARCIO TOLARDO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8688</text:p>
          </table:table-cell>
          <table:table-cell office:value-type="string">
            <text:p>0a5605bc-57c2-415c-8c2e-747598f18614</text:p>
          </table:table-cell>
          <table:table-cell office:value-type="string">
            <text:p>CKL</text:p>
          </table:table-cell>
          <table:table-cell office:value-type="string">
            <text:p>182506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5823</text:p>
          </table:table-cell>
          <table:table-cell office:value-type="string">
            <text:p>119049</text:p>
          </table:table-cell>
          <table:table-cell office:value-type="string">
            <text:p>17/03/14</text:p>
          </table:table-cell>
          <table:table-cell office:value-type="string">
            <text:p>17/03/14</text:p>
          </table:table-cell>
          <table:table-cell office:value-type="string">
            <text:p>CERTIFICADA</text:p>
          </table:table-cell>
          <table:table-cell office:value-type="string">
            <text:p>3106,7924</text:p>
          </table:table-cell>
          <table:table-cell office:value-type="string">
            <text:p>GLEBA GUARIBA "VI" LOTE 38</text:p>
          </table:table-cell>
          <table:table-cell office:value-type="string">
            <text:p>ROG├ëRIO MARCIO TOLARDO</text:p>
          </table:table-cell>
          <table:table-cell office:value-type="string">
            <text:p>72304553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74</text:p>
          </table:table-cell>
          <table:table-cell office:value-type="string">
            <text:p>30/12/99</text:p>
          </table:table-cell>
          <table:table-cell office:value-type="string">
            <text:p>72304553915</text:p>
          </table:table-cell>
          <table:table-cell office:value-type="string">
            <text:p>ROG├ëRIO MARCIO TOLARDO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629</text:p>
          </table:table-cell>
          <table:table-cell office:value-type="string">
            <text:p>f94c2e20-9ddb-45c6-906f-6b4b773fa754</text:p>
          </table:table-cell>
          <table:table-cell office:value-type="string">
            <text:p>BX9</text:p>
          </table:table-cell>
          <table:table-cell office:value-type="string">
            <text:p>1000029617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10250180150</text:p>
          </table:table-cell>
          <table:table-cell office:value-type="string">
            <text:p>402490</text:p>
          </table:table-cell>
          <table:table-cell office:value-type="string">
            <text:p>11/12/14</text:p>
          </table:table-cell>
          <table:table-cell office:value-type="string">
            <text:p>11/12/14</text:p>
          </table:table-cell>
          <table:table-cell office:value-type="string">
            <text:p>CERTIFICADA</text:p>
          </table:table-cell>
          <table:table-cell office:value-type="string">
            <text:p>88,6686</text:p>
          </table:table-cell>
          <table:table-cell office:value-type="string">
            <text:p>FAZENDA ADRIADNNE II</text:p>
          </table:table-cell>
          <table:table-cell office:value-type="string">
            <text:p>ROLLEMBERG EG├ìDIO FERREIRA DE AGUIAR</text:p>
          </table:table-cell>
          <table:table-cell office:value-type="string">
            <text:p>311451161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62-1</text:p>
          </table:table-cell>
          <table:table-cell office:value-type="string">
            <text:p>26710</text:p>
          </table:table-cell>
          <table:table-cell office:value-type="string">
            <text:p>30/12/99</text:p>
          </table:table-cell>
          <table:table-cell office:value-type="string">
            <text:p>31145116191</text:p>
          </table:table-cell>
          <table:table-cell office:value-type="string">
            <text:p>ROLLEMBERG EGIDIO FERREIRA DE AGUIAR</text:p>
          </table:table-cell>
          <table:table-cell office:value-type="string">
            <text:p/>
          </table:table-cell>
          <table:table-cell office:value-type="string">
            <text:p>1713957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202082</text:p>
          </table:table-cell>
          <table:table-cell office:value-type="string">
            <text:p>84a66b12-7088-497a-8f7b-65ac68eeccd6</text:p>
          </table:table-cell>
          <table:table-cell office:value-type="string">
            <text:p>BX9</text:p>
          </table:table-cell>
          <table:table-cell office:value-type="string">
            <text:p>1000029616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210250180150</text:p>
          </table:table-cell>
          <table:table-cell office:value-type="string">
            <text:p>406469</text:p>
          </table:table-cell>
          <table:table-cell office:value-type="string">
            <text:p>15/12/14</text:p>
          </table:table-cell>
          <table:table-cell office:value-type="string">
            <text:p>15/12/14</text:p>
          </table:table-cell>
          <table:table-cell office:value-type="string">
            <text:p>CERTIFICADA</text:p>
          </table:table-cell>
          <table:table-cell office:value-type="string">
            <text:p>626,253</text:p>
          </table:table-cell>
          <table:table-cell office:value-type="string">
            <text:p>FAZENDA ADRIADNNE I</text:p>
          </table:table-cell>
          <table:table-cell office:value-type="string">
            <text:p>ROLLEMBERG EG├ìDIO FERREIRA DE AGUIAR</text:p>
          </table:table-cell>
          <table:table-cell office:value-type="string">
            <text:p>311451161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62-1</text:p>
          </table:table-cell>
          <table:table-cell office:value-type="string">
            <text:p>26711</text:p>
          </table:table-cell>
          <table:table-cell office:value-type="string">
            <text:p>30/12/99</text:p>
          </table:table-cell>
          <table:table-cell office:value-type="string">
            <text:p>31145116191</text:p>
          </table:table-cell>
          <table:table-cell office:value-type="string">
            <text:p>ROLLEMBERG EGIDIO FERREIRA DE AGUIAR</text:p>
          </table:table-cell>
          <table:table-cell office:value-type="string">
            <text:p/>
          </table:table-cell>
          <table:table-cell office:value-type="string">
            <text:p>1713957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98860</text:p>
          </table:table-cell>
          <table:table-cell office:value-type="string">
            <text:p>00c243a7-c153-46d5-9849-93c40b7bf2c5</text:p>
          </table:table-cell>
          <table:table-cell office:value-type="string">
            <text:p>FHC</text:p>
          </table:table-cell>
          <table:table-cell office:value-type="string">
            <text:p>2101460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321586234</text:p>
          </table:table-cell>
          <table:table-cell office:value-type="string">
            <text:p>399269</text:p>
          </table:table-cell>
          <table:table-cell office:value-type="string">
            <text:p>09/12/14</text:p>
          </table:table-cell>
          <table:table-cell office:value-type="string">
            <text:p>09/12/14</text:p>
          </table:table-cell>
          <table:table-cell office:value-type="string">
            <text:p>CERTIFICADA</text:p>
          </table:table-cell>
          <table:table-cell office:value-type="string">
            <text:p>577,9951</text:p>
          </table:table-cell>
          <table:table-cell office:value-type="string">
            <text:p>FAZENDA TUCURU├ì</text:p>
          </table:table-cell>
          <table:table-cell office:value-type="string">
            <text:p>RONALD CELSO SCHWEBEL</text:p>
          </table:table-cell>
          <table:table-cell office:value-type="string">
            <text:p>21514410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4974</text:p>
          </table:table-cell>
          <table:table-cell office:value-type="string">
            <text:p>30/12/99</text:p>
          </table:table-cell>
          <table:table-cell office:value-type="string">
            <text:p>21514410915</text:p>
          </table:table-cell>
          <table:table-cell office:value-type="string">
            <text:p>RONALD CELSO SCHWEBEL</text:p>
          </table:table-cell>
          <table:table-cell office:value-type="string">
            <text:p/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34777</text:p>
          </table:table-cell>
          <table:table-cell office:value-type="string">
            <text:p>afd1a34a-c913-4d27-a1b5-0192292e9e8d</text:p>
          </table:table-cell>
          <table:table-cell office:value-type="string">
            <text:p>EEC</text:p>
          </table:table-cell>
          <table:table-cell office:value-type="string">
            <text:p>1420140000000193076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80192576480</text:p>
          </table:table-cell>
          <table:table-cell office:value-type="string">
            <text:p>243393</text:p>
          </table:table-cell>
          <table:table-cell office:value-type="string">
            <text:p>25/07/14</text:p>
          </table:table-cell>
          <table:table-cell office:value-type="string">
            <text:p>25/07/14</text:p>
          </table:table-cell>
          <table:table-cell office:value-type="string">
            <text:p>CERTIFICADA</text:p>
          </table:table-cell>
          <table:table-cell office:value-type="string">
            <text:p>881,8961</text:p>
          </table:table-cell>
          <table:table-cell office:value-type="string">
            <text:p>FAZENDA CABIUNA</text:p>
          </table:table-cell>
          <table:table-cell office:value-type="string">
            <text:p>RONALDO ROBSON DA COSTA</text:p>
          </table:table-cell>
          <table:table-cell office:value-type="string">
            <text:p>243642076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3.906-5</text:p>
          </table:table-cell>
          <table:table-cell office:value-type="string">
            <text:p>23316</text:p>
          </table:table-cell>
          <table:table-cell office:value-type="string">
            <text:p>30/12/99</text:p>
          </table:table-cell>
          <table:table-cell office:value-type="string">
            <text:p>24364207691</text:p>
          </table:table-cell>
          <table:table-cell office:value-type="string">
            <text:p>RONALDO ROBSON DA COSTA</text:p>
          </table:table-cell>
          <table:table-cell office:value-type="string">
            <text:p/>
          </table:table-cell>
          <table:table-cell office:value-type="string">
            <text:p>3107802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39717</text:p>
          </table:table-cell>
          <table:table-cell office:value-type="string">
            <text:p>97ea04b9-d49f-48b9-96a4-9f0fdf73b35b</text:p>
          </table:table-cell>
          <table:table-cell office:value-type="string">
            <text:p>C32</text:p>
          </table:table-cell>
          <table:table-cell office:value-type="string">
            <text:p>00001318201402807010-G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1970306195</text:p>
          </table:table-cell>
          <table:table-cell office:value-type="string">
            <text:p>255446</text:p>
          </table:table-cell>
          <table:table-cell office:value-type="string">
            <text:p>08/08/14</text:p>
          </table:table-cell>
          <table:table-cell office:value-type="string">
            <text:p>08/08/14</text:p>
          </table:table-cell>
          <table:table-cell office:value-type="string">
            <text:p>CERTIFICADA</text:p>
          </table:table-cell>
          <table:table-cell office:value-type="string">
            <text:p>867,8245</text:p>
          </table:table-cell>
          <table:table-cell office:value-type="string">
            <text:p>LOTE 181 (PARTE) DO LOTEAMENTO CARACOL 3┬¬ ETAPA</text:p>
          </table:table-cell>
          <table:table-cell office:value-type="string">
            <text:p>RUY ├éNGELO DE SOUSA BARROS</text:p>
          </table:table-cell>
          <table:table-cell office:value-type="string">
            <text:p>167474611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788-6</text:p>
          </table:table-cell>
          <table:table-cell office:value-type="string">
            <text:p>17</text:p>
          </table:table-cell>
          <table:table-cell office:value-type="string">
            <text:p>30/12/99</text:p>
          </table:table-cell>
          <table:table-cell office:value-type="string">
            <text:p>16747461134</text:p>
          </table:table-cell>
          <table:table-cell office:value-type="string">
            <text:p>RUY ├éNGELO DE SOUSA BARROS</text:p>
          </table:table-cell>
          <table:table-cell office:value-type="string">
            <text:p/>
          </table:table-cell>
          <table:table-cell office:value-type="string">
            <text:p>1711951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233006</text:p>
          </table:table-cell>
          <table:table-cell office:value-type="string">
            <text:p>8e61cffa-9275-41be-acd6-2af3c36b6c86</text:p>
          </table:table-cell>
          <table:table-cell office:value-type="string">
            <text:p>AW4</text:p>
          </table:table-cell>
          <table:table-cell office:value-type="string">
            <text:p>020087604050251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202544600</text:p>
          </table:table-cell>
          <table:table-cell office:value-type="string">
            <text:p>486071</text:p>
          </table:table-cell>
          <table:table-cell office:value-type="string">
            <text:p>19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118,7559</text:p>
          </table:table-cell>
          <table:table-cell office:value-type="string">
            <text:p>Fazenda Nincho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104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33005</text:p>
          </table:table-cell>
          <table:table-cell office:value-type="string">
            <text:p>07c9a9ab-b1dd-4fd2-b952-6f97860ea54e</text:p>
          </table:table-cell>
          <table:table-cell office:value-type="string">
            <text:p>AW4</text:p>
          </table:table-cell>
          <table:table-cell office:value-type="string">
            <text:p>020087604050251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202544600</text:p>
          </table:table-cell>
          <table:table-cell office:value-type="string">
            <text:p>486071</text:p>
          </table:table-cell>
          <table:table-cell office:value-type="string">
            <text:p>19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152,0398</text:p>
          </table:table-cell>
          <table:table-cell office:value-type="string">
            <text:p>Fazenda Nincho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104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33004</text:p>
          </table:table-cell>
          <table:table-cell office:value-type="string">
            <text:p>0108a91d-b090-467a-b14d-06be111baf9c</text:p>
          </table:table-cell>
          <table:table-cell office:value-type="string">
            <text:p>AW4</text:p>
          </table:table-cell>
          <table:table-cell office:value-type="string">
            <text:p>020087604050251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41202544600</text:p>
          </table:table-cell>
          <table:table-cell office:value-type="string">
            <text:p>486071</text:p>
          </table:table-cell>
          <table:table-cell office:value-type="string">
            <text:p>19/03/15</text:p>
          </table:table-cell>
          <table:table-cell office:value-type="string">
            <text:p>19/03/15</text:p>
          </table:table-cell>
          <table:table-cell office:value-type="string">
            <text:p>CERTIFICADA</text:p>
          </table:table-cell>
          <table:table-cell office:value-type="string">
            <text:p>369,0457</text:p>
          </table:table-cell>
          <table:table-cell office:value-type="string">
            <text:p>Fazenda Nincho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104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24908</text:p>
          </table:table-cell>
          <table:table-cell office:value-type="string">
            <text:p>76f984bb-655a-43b5-a7af-4af73a558e19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68005</text:p>
          </table:table-cell>
          <table:table-cell office:value-type="string">
            <text:p>02/03/15</text:p>
          </table:table-cell>
          <table:table-cell office:value-type="string">
            <text:p>02/03/15</text:p>
          </table:table-cell>
          <table:table-cell office:value-type="string">
            <text:p>CERTIFICADA</text:p>
          </table:table-cell>
          <table:table-cell office:value-type="string">
            <text:p>231,5938</text:p>
          </table:table-cell>
          <table:table-cell office:value-type="string">
            <text:p>Fazenda S├úo Jos├® dos Greg├│rios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198-2</text:p>
          </table:table-cell>
          <table:table-cell office:value-type="string">
            <text:p>489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89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18100</text:p>
          </table:table-cell>
          <table:table-cell office:value-type="string">
            <text:p>5352e8d3-9b69-4d11-9b17-60b3808eb2eb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51409</text:p>
          </table:table-cell>
          <table:table-cell office:value-type="string">
            <text:p>10/02/15</text:p>
          </table:table-cell>
          <table:table-cell office:value-type="string">
            <text:p>10/02/15</text:p>
          </table:table-cell>
          <table:table-cell office:value-type="string">
            <text:p>CERTIFICADA</text:p>
          </table:table-cell>
          <table:table-cell office:value-type="string">
            <text:p>169,2991</text:p>
          </table:table-cell>
          <table:table-cell office:value-type="string">
            <text:p>Fazenda Coit├® Velho e Coit├® Novo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198-2</text:p>
          </table:table-cell>
          <table:table-cell office:value-type="string">
            <text:p>1007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89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18099</text:p>
          </table:table-cell>
          <table:table-cell office:value-type="string">
            <text:p>03569270-1ac7-42cc-bd25-19805dce795c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51409</text:p>
          </table:table-cell>
          <table:table-cell office:value-type="string">
            <text:p>10/02/15</text:p>
          </table:table-cell>
          <table:table-cell office:value-type="string">
            <text:p>10/02/15</text:p>
          </table:table-cell>
          <table:table-cell office:value-type="string">
            <text:p>CERTIFICADA</text:p>
          </table:table-cell>
          <table:table-cell office:value-type="string">
            <text:p>127,7401</text:p>
          </table:table-cell>
          <table:table-cell office:value-type="string">
            <text:p>Fazenda Coit├® Velho e Coit├® Novo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198-2</text:p>
          </table:table-cell>
          <table:table-cell office:value-type="string">
            <text:p>1007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7701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18098</text:p>
          </table:table-cell>
          <table:table-cell office:value-type="string">
            <text:p>0cf9b516-eb74-49cb-8c98-45db7ac4de51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51409</text:p>
          </table:table-cell>
          <table:table-cell office:value-type="string">
            <text:p>10/02/15</text:p>
          </table:table-cell>
          <table:table-cell office:value-type="string">
            <text:p>10/02/15</text:p>
          </table:table-cell>
          <table:table-cell office:value-type="string">
            <text:p>CERTIFICADA</text:p>
          </table:table-cell>
          <table:table-cell office:value-type="string">
            <text:p>574,4126</text:p>
          </table:table-cell>
          <table:table-cell office:value-type="string">
            <text:p>Fazenda Coit├® Velho e Coit├® Novo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198-2</text:p>
          </table:table-cell>
          <table:table-cell office:value-type="string">
            <text:p>1007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89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19446</text:p>
          </table:table-cell>
          <table:table-cell office:value-type="string">
            <text:p>41ddc69c-168c-48ea-b847-f59d946afda6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54500</text:p>
          </table:table-cell>
          <table:table-cell office:value-type="string">
            <text:p>13/02/15</text:p>
          </table:table-cell>
          <table:table-cell office:value-type="string">
            <text:p>13/02/15</text:p>
          </table:table-cell>
          <table:table-cell office:value-type="string">
            <text:p>CERTIFICADA</text:p>
          </table:table-cell>
          <table:table-cell office:value-type="string">
            <text:p>30,1104</text:p>
          </table:table-cell>
          <table:table-cell office:value-type="string">
            <text:p>Fazenda Vila Nova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319-4</text:p>
          </table:table-cell>
          <table:table-cell office:value-type="string">
            <text:p>129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6901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18234</text:p>
          </table:table-cell>
          <table:table-cell office:value-type="string">
            <text:p>5a0cecb2-e8ef-4295-bd93-c23e9a7d68a3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51739</text:p>
          </table:table-cell>
          <table:table-cell office:value-type="string">
            <text:p>11/02/15</text:p>
          </table:table-cell>
          <table:table-cell office:value-type="string">
            <text:p>11/02/15</text:p>
          </table:table-cell>
          <table:table-cell office:value-type="string">
            <text:p>CERTIFICADA</text:p>
          </table:table-cell>
          <table:table-cell office:value-type="string">
            <text:p>120,9913</text:p>
          </table:table-cell>
          <table:table-cell office:value-type="string">
            <text:p>Fazenda Santo Amaro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198-2</text:p>
          </table:table-cell>
          <table:table-cell office:value-type="string">
            <text:p>516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89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18229</text:p>
          </table:table-cell>
          <table:table-cell office:value-type="string">
            <text:p>a0b5e978-8180-4d13-a100-f29caf96b228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51732</text:p>
          </table:table-cell>
          <table:table-cell office:value-type="string">
            <text:p>10/02/15</text:p>
          </table:table-cell>
          <table:table-cell office:value-type="string">
            <text:p>10/02/15</text:p>
          </table:table-cell>
          <table:table-cell office:value-type="string">
            <text:p>CERTIFICADA</text:p>
          </table:table-cell>
          <table:table-cell office:value-type="string">
            <text:p>317,158</text:p>
          </table:table-cell>
          <table:table-cell office:value-type="string">
            <text:p>Fazenda Mata do Cachoeira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319-4</text:p>
          </table:table-cell>
          <table:table-cell office:value-type="string">
            <text:p>236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6901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27551</text:p>
          </table:table-cell>
          <table:table-cell office:value-type="string">
            <text:p>32b49a8e-8044-4758-884a-e68005e1b07c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73153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58,4272</text:p>
          </table:table-cell>
          <table:table-cell office:value-type="string">
            <text:p>Fazenda Ch├ú da Quit├®ria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167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4708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27547</text:p>
          </table:table-cell>
          <table:table-cell office:value-type="string">
            <text:p>505020ab-cfb9-4c14-ae7f-7e80650b585a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73141</text:p>
          </table:table-cell>
          <table:table-cell office:value-type="string">
            <text:p>05/03/15</text:p>
          </table:table-cell>
          <table:table-cell office:value-type="string">
            <text:p>05/03/15</text:p>
          </table:table-cell>
          <table:table-cell office:value-type="string">
            <text:p>CERTIFICADA</text:p>
          </table:table-cell>
          <table:table-cell office:value-type="string">
            <text:p>39,9289</text:p>
          </table:table-cell>
          <table:table-cell office:value-type="string">
            <text:p>S├¡tio Ferreira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198-2</text:p>
          </table:table-cell>
          <table:table-cell office:value-type="string">
            <text:p>489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6901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19445</text:p>
          </table:table-cell>
          <table:table-cell office:value-type="string">
            <text:p>a71b5f15-602c-4ce8-8f09-7687ad3a1f35</text:p>
          </table:table-cell>
          <table:table-cell office:value-type="string">
            <text:p>AW4</text:p>
          </table:table-cell>
          <table:table-cell office:value-type="string">
            <text:p>020087604050249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54498</text:p>
          </table:table-cell>
          <table:table-cell office:value-type="string">
            <text:p>13/02/15</text:p>
          </table:table-cell>
          <table:table-cell office:value-type="string">
            <text:p>13/02/15</text:p>
          </table:table-cell>
          <table:table-cell office:value-type="string">
            <text:p>CERTIFICADA</text:p>
          </table:table-cell>
          <table:table-cell office:value-type="string">
            <text:p>2070,5205</text:p>
          </table:table-cell>
          <table:table-cell office:value-type="string">
            <text:p>Fazenda Antas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104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5507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18226</text:p>
          </table:table-cell>
          <table:table-cell office:value-type="string">
            <text:p>b24a4aca-b685-42ca-9031-95ebc6210a6c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51726</text:p>
          </table:table-cell>
          <table:table-cell office:value-type="string">
            <text:p>10/02/15</text:p>
          </table:table-cell>
          <table:table-cell office:value-type="string">
            <text:p>10/02/15</text:p>
          </table:table-cell>
          <table:table-cell office:value-type="string">
            <text:p>CERTIFICADA</text:p>
          </table:table-cell>
          <table:table-cell office:value-type="string">
            <text:p>33,6558</text:p>
          </table:table-cell>
          <table:table-cell office:value-type="string">
            <text:p>Fazenda Cachoeira do Imburi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319-4</text:p>
          </table:table-cell>
          <table:table-cell office:value-type="string">
            <text:p>330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6901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24896</text:p>
          </table:table-cell>
          <table:table-cell office:value-type="string">
            <text:p>2e899636-d452-4b98-8dfe-70465b4401d7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67987</text:p>
          </table:table-cell>
          <table:table-cell office:value-type="string">
            <text:p>02/03/15</text:p>
          </table:table-cell>
          <table:table-cell office:value-type="string">
            <text:p>02/03/15</text:p>
          </table:table-cell>
          <table:table-cell office:value-type="string">
            <text:p>CERTIFICADA</text:p>
          </table:table-cell>
          <table:table-cell office:value-type="string">
            <text:p>195,3212</text:p>
          </table:table-cell>
          <table:table-cell office:value-type="string">
            <text:p>Fazenda Boca da Caixa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387-1</text:p>
          </table:table-cell>
          <table:table-cell office:value-type="string">
            <text:p>417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4708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24895</text:p>
          </table:table-cell>
          <table:table-cell office:value-type="string">
            <text:p>abed9540-8236-4707-ac60-8c66a31e9196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67987</text:p>
          </table:table-cell>
          <table:table-cell office:value-type="string">
            <text:p>02/03/15</text:p>
          </table:table-cell>
          <table:table-cell office:value-type="string">
            <text:p>02/03/15</text:p>
          </table:table-cell>
          <table:table-cell office:value-type="string">
            <text:p>CERTIFICADA</text:p>
          </table:table-cell>
          <table:table-cell office:value-type="string">
            <text:p>332,2984</text:p>
          </table:table-cell>
          <table:table-cell office:value-type="string">
            <text:p>Fazenda Boca da Caixa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387-1</text:p>
          </table:table-cell>
          <table:table-cell office:value-type="string">
            <text:p>417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4708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26009</text:p>
          </table:table-cell>
          <table:table-cell office:value-type="string">
            <text:p>50993036-0ff3-492e-88c5-2c133de9a1a9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69862</text:p>
          </table:table-cell>
          <table:table-cell office:value-type="string">
            <text:p>03/03/15</text:p>
          </table:table-cell>
          <table:table-cell office:value-type="string">
            <text:p>03/03/15</text:p>
          </table:table-cell>
          <table:table-cell office:value-type="string">
            <text:p>CERTIFICADA</text:p>
          </table:table-cell>
          <table:table-cell office:value-type="string">
            <text:p>86,0952</text:p>
          </table:table-cell>
          <table:table-cell office:value-type="string">
            <text:p>Fazenda Utinga ├ürea Remanescente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104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4708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26008</text:p>
          </table:table-cell>
          <table:table-cell office:value-type="string">
            <text:p>7ca14b06-df60-4072-a55f-a5673f2e6e32</text:p>
          </table:table-cell>
          <table:table-cell office:value-type="string">
            <text:p>AW4</text:p>
          </table:table-cell>
          <table:table-cell office:value-type="string">
            <text:p>02008760405027702-AL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480532544440</text:p>
          </table:table-cell>
          <table:table-cell office:value-type="string">
            <text:p>469862</text:p>
          </table:table-cell>
          <table:table-cell office:value-type="string">
            <text:p>03/03/15</text:p>
          </table:table-cell>
          <table:table-cell office:value-type="string">
            <text:p>03/03/15</text:p>
          </table:table-cell>
          <table:table-cell office:value-type="string">
            <text:p>CERTIFICADA</text:p>
          </table:table-cell>
          <table:table-cell office:value-type="string">
            <text:p>99,2069</text:p>
          </table:table-cell>
          <table:table-cell office:value-type="string">
            <text:p>Fazenda Utinga ├ürea Remanescente</text:p>
          </table:table-cell>
          <table:table-cell office:value-type="string">
            <text:p>S/A LE├âO IRM├âOS-A├ç├ÜCAR E ├üLCOOL</text:p>
          </table:table-cell>
          <table:table-cell office:value-type="string">
            <text:p/>
          </table:table-cell>
          <table:table-cell office:value-type="string">
            <text:p>12275715000136</text:p>
          </table:table-cell>
          <table:table-cell office:value-type="string">
            <text:p>Particular</text:p>
          </table:table-cell>
          <table:table-cell office:value-type="string">
            <text:p>00.203-0</text:p>
          </table:table-cell>
          <table:table-cell office:value-type="string">
            <text:p>104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/A LE├âO IRM├âOS-A├ç├ÜCAR E ├üLCOOL</text:p>
          </table:table-cell>
          <table:table-cell office:value-type="string">
            <text:p>12275715000136</text:p>
          </table:table-cell>
          <table:table-cell office:value-type="string">
            <text:p>2704708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183552</text:p>
          </table:table-cell>
          <table:table-cell office:value-type="string">
            <text:p>61b48480-8a39-4147-b0a8-81dfd3176d7a</text:p>
          </table:table-cell>
          <table:table-cell office:value-type="string">
            <text:p>BNU</text:p>
          </table:table-cell>
          <table:table-cell office:value-type="string">
            <text:p>1420140000000192211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10220024023</text:p>
          </table:table-cell>
          <table:table-cell office:value-type="string">
            <text:p>360162</text:p>
          </table:table-cell>
          <table:table-cell office:value-type="string">
            <text:p>06/11/14</text:p>
          </table:table-cell>
          <table:table-cell office:value-type="string">
            <text:p>07/11/14</text:p>
          </table:table-cell>
          <table:table-cell office:value-type="string">
            <text:p>CERTIFICADA</text:p>
          </table:table-cell>
          <table:table-cell office:value-type="string">
            <text:p>648,861</text:p>
          </table:table-cell>
          <table:table-cell office:value-type="string">
            <text:p>Fazenda S├úo Domingos</text:p>
          </table:table-cell>
          <table:table-cell office:value-type="string">
            <text:p>Saad Barbar</text:p>
          </table:table-cell>
          <table:table-cell office:value-type="string">
            <text:p>033611958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3.910-7</text:p>
          </table:table-cell>
          <table:table-cell office:value-type="string">
            <text:p>642</text:p>
          </table:table-cell>
          <table:table-cell office:value-type="string">
            <text:p>30/12/99</text:p>
          </table:table-cell>
          <table:table-cell office:value-type="string">
            <text:p>03361195853</text:p>
          </table:table-cell>
          <table:table-cell office:value-type="string">
            <text:p>Saad Barbar</text:p>
          </table:table-cell>
          <table:table-cell office:value-type="string">
            <text:p/>
          </table:table-cell>
          <table:table-cell office:value-type="string">
            <text:p>3116902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83551</text:p>
          </table:table-cell>
          <table:table-cell office:value-type="string">
            <text:p>6242d0cd-b695-48a4-a1a9-3c3abb61c041</text:p>
          </table:table-cell>
          <table:table-cell office:value-type="string">
            <text:p>BNU</text:p>
          </table:table-cell>
          <table:table-cell office:value-type="string">
            <text:p>1420140000000192211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10220024023</text:p>
          </table:table-cell>
          <table:table-cell office:value-type="string">
            <text:p>360162</text:p>
          </table:table-cell>
          <table:table-cell office:value-type="string">
            <text:p>06/11/14</text:p>
          </table:table-cell>
          <table:table-cell office:value-type="string">
            <text:p>07/11/14</text:p>
          </table:table-cell>
          <table:table-cell office:value-type="string">
            <text:p>CERTIFICADA</text:p>
          </table:table-cell>
          <table:table-cell office:value-type="string">
            <text:p>220,5863</text:p>
          </table:table-cell>
          <table:table-cell office:value-type="string">
            <text:p>Fazenda S├úo Domingos</text:p>
          </table:table-cell>
          <table:table-cell office:value-type="string">
            <text:p>Saad Barbar</text:p>
          </table:table-cell>
          <table:table-cell office:value-type="string">
            <text:p>033611958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3.910-7</text:p>
          </table:table-cell>
          <table:table-cell office:value-type="string">
            <text:p>642</text:p>
          </table:table-cell>
          <table:table-cell office:value-type="string">
            <text:p>30/12/99</text:p>
          </table:table-cell>
          <table:table-cell office:value-type="string">
            <text:p>03361195853</text:p>
          </table:table-cell>
          <table:table-cell office:value-type="string">
            <text:p>Saad Barbar</text:p>
          </table:table-cell>
          <table:table-cell office:value-type="string">
            <text:p/>
          </table:table-cell>
          <table:table-cell office:value-type="string">
            <text:p>3116902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83550</text:p>
          </table:table-cell>
          <table:table-cell office:value-type="string">
            <text:p>dfb7d7da-1955-4cef-88a3-d78f9ab733f5</text:p>
          </table:table-cell>
          <table:table-cell office:value-type="string">
            <text:p>BNU</text:p>
          </table:table-cell>
          <table:table-cell office:value-type="string">
            <text:p>1420140000000192211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10220024023</text:p>
          </table:table-cell>
          <table:table-cell office:value-type="string">
            <text:p>360162</text:p>
          </table:table-cell>
          <table:table-cell office:value-type="string">
            <text:p>06/11/14</text:p>
          </table:table-cell>
          <table:table-cell office:value-type="string">
            <text:p>07/11/14</text:p>
          </table:table-cell>
          <table:table-cell office:value-type="string">
            <text:p>CERTIFICADA</text:p>
          </table:table-cell>
          <table:table-cell office:value-type="string">
            <text:p>491,927</text:p>
          </table:table-cell>
          <table:table-cell office:value-type="string">
            <text:p>Fazenda S├úo Domingos</text:p>
          </table:table-cell>
          <table:table-cell office:value-type="string">
            <text:p>Saad Barbar</text:p>
          </table:table-cell>
          <table:table-cell office:value-type="string">
            <text:p>033611958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3.910-7</text:p>
          </table:table-cell>
          <table:table-cell office:value-type="string">
            <text:p>642</text:p>
          </table:table-cell>
          <table:table-cell office:value-type="string">
            <text:p>30/12/99</text:p>
          </table:table-cell>
          <table:table-cell office:value-type="string">
            <text:p>03361195853</text:p>
          </table:table-cell>
          <table:table-cell office:value-type="string">
            <text:p>Saad Barbar</text:p>
          </table:table-cell>
          <table:table-cell office:value-type="string">
            <text:p/>
          </table:table-cell>
          <table:table-cell office:value-type="string">
            <text:p>3116902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83549</text:p>
          </table:table-cell>
          <table:table-cell office:value-type="string">
            <text:p>f82bc472-c6a6-42fc-ab17-b81894cef7af</text:p>
          </table:table-cell>
          <table:table-cell office:value-type="string">
            <text:p>BNU</text:p>
          </table:table-cell>
          <table:table-cell office:value-type="string">
            <text:p>14201400000001922113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210220024023</text:p>
          </table:table-cell>
          <table:table-cell office:value-type="string">
            <text:p>360162</text:p>
          </table:table-cell>
          <table:table-cell office:value-type="string">
            <text:p>06/11/14</text:p>
          </table:table-cell>
          <table:table-cell office:value-type="string">
            <text:p>07/11/14</text:p>
          </table:table-cell>
          <table:table-cell office:value-type="string">
            <text:p>CERTIFICADA</text:p>
          </table:table-cell>
          <table:table-cell office:value-type="string">
            <text:p>6,5931</text:p>
          </table:table-cell>
          <table:table-cell office:value-type="string">
            <text:p>Fazenda S├úo Domingos</text:p>
          </table:table-cell>
          <table:table-cell office:value-type="string">
            <text:p>Saad Barbar</text:p>
          </table:table-cell>
          <table:table-cell office:value-type="string">
            <text:p>033611958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3.910-7</text:p>
          </table:table-cell>
          <table:table-cell office:value-type="string">
            <text:p>642</text:p>
          </table:table-cell>
          <table:table-cell office:value-type="string">
            <text:p>30/12/99</text:p>
          </table:table-cell>
          <table:table-cell office:value-type="string">
            <text:p>03361195853</text:p>
          </table:table-cell>
          <table:table-cell office:value-type="string">
            <text:p>Saad Barbar</text:p>
          </table:table-cell>
          <table:table-cell office:value-type="string">
            <text:p/>
          </table:table-cell>
          <table:table-cell office:value-type="string">
            <text:p>3116902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66327</text:p>
          </table:table-cell>
          <table:table-cell office:value-type="string">
            <text:p>6b92ac0e-99cb-4c8c-bea8-74b4b2941538</text:p>
          </table:table-cell>
          <table:table-cell office:value-type="string">
            <text:p>CKL</text:p>
          </table:table-cell>
          <table:table-cell office:value-type="string">
            <text:p>186651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750917907</text:p>
          </table:table-cell>
          <table:table-cell office:value-type="string">
            <text:p>112937</text:p>
          </table:table-cell>
          <table:table-cell office:value-type="string">
            <text:p>10/03/14</text:p>
          </table:table-cell>
          <table:table-cell office:value-type="string">
            <text:p>10/03/14</text:p>
          </table:table-cell>
          <table:table-cell office:value-type="string">
            <text:p>CERTIFICADA</text:p>
          </table:table-cell>
          <table:table-cell office:value-type="string">
            <text:p>2916,953</text:p>
          </table:table-cell>
          <table:table-cell office:value-type="string">
            <text:p>GLEBA GUARIBA VI LOTE 16</text:p>
          </table:table-cell>
          <table:table-cell office:value-type="string">
            <text:p>SAMUEL TOLARDO JUNIOR</text:p>
          </table:table-cell>
          <table:table-cell office:value-type="string">
            <text:p>1210238381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20</text:p>
          </table:table-cell>
          <table:table-cell office:value-type="string">
            <text:p>30/12/99</text:p>
          </table:table-cell>
          <table:table-cell office:value-type="string">
            <text:p>12102383814</text:p>
          </table:table-cell>
          <table:table-cell office:value-type="string">
            <text:p>SAMUEL TOLARDO JUNIOR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5634</text:p>
          </table:table-cell>
          <table:table-cell office:value-type="string">
            <text:p>c25946c2-8cb6-41b0-9bb5-e51e4aae4d11</text:p>
          </table:table-cell>
          <table:table-cell office:value-type="string">
            <text:p>CKL</text:p>
          </table:table-cell>
          <table:table-cell office:value-type="string">
            <text:p>1866521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750918393</text:p>
          </table:table-cell>
          <table:table-cell office:value-type="string">
            <text:p>110993</text:p>
          </table:table-cell>
          <table:table-cell office:value-type="string">
            <text:p>06/03/14</text:p>
          </table:table-cell>
          <table:table-cell office:value-type="string">
            <text:p>06/03/14</text:p>
          </table:table-cell>
          <table:table-cell office:value-type="string">
            <text:p>CERTIFICADA</text:p>
          </table:table-cell>
          <table:table-cell office:value-type="string">
            <text:p>2876,9547</text:p>
          </table:table-cell>
          <table:table-cell office:value-type="string">
            <text:p>GLEBA GUARIBA VI LOTE 17</text:p>
          </table:table-cell>
          <table:table-cell office:value-type="string">
            <text:p>SAMUEL TOLARDO JUNIOR</text:p>
          </table:table-cell>
          <table:table-cell office:value-type="string">
            <text:p>1210238381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21</text:p>
          </table:table-cell>
          <table:table-cell office:value-type="string">
            <text:p>30/12/99</text:p>
          </table:table-cell>
          <table:table-cell office:value-type="string">
            <text:p>12102383814</text:p>
          </table:table-cell>
          <table:table-cell office:value-type="string">
            <text:p>SAMUEL TOLARDO JUNIOR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7187</text:p>
          </table:table-cell>
          <table:table-cell office:value-type="string">
            <text:p>b882b765-78a3-4ae3-80b3-77c78881e015</text:p>
          </table:table-cell>
          <table:table-cell office:value-type="string">
            <text:p>CKL</text:p>
          </table:table-cell>
          <table:table-cell office:value-type="string">
            <text:p>189678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4266</text:p>
          </table:table-cell>
          <table:table-cell office:value-type="string">
            <text:p>141225</text:p>
          </table:table-cell>
          <table:table-cell office:value-type="string">
            <text:p>14/04/14</text:p>
          </table:table-cell>
          <table:table-cell office:value-type="string">
            <text:p>14/04/14</text:p>
          </table:table-cell>
          <table:table-cell office:value-type="string">
            <text:p>CERTIFICADA</text:p>
          </table:table-cell>
          <table:table-cell office:value-type="string">
            <text:p>3069,8858</text:p>
          </table:table-cell>
          <table:table-cell office:value-type="string">
            <text:p>Gleba Guariba "VI" Lote 20</text:p>
          </table:table-cell>
          <table:table-cell office:value-type="string">
            <text:p>SAMUEL TOLARDO JUNIOR</text:p>
          </table:table-cell>
          <table:table-cell office:value-type="string">
            <text:p>1210238381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24</text:p>
          </table:table-cell>
          <table:table-cell office:value-type="string">
            <text:p>30/12/99</text:p>
          </table:table-cell>
          <table:table-cell office:value-type="string">
            <text:p>12102383814</text:p>
          </table:table-cell>
          <table:table-cell office:value-type="string">
            <text:p>SAMUEL TOLARDO JUNIOR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5633</text:p>
          </table:table-cell>
          <table:table-cell office:value-type="string">
            <text:p>a6f4c6b2-e20e-4967-aed9-8e72fcdddc24</text:p>
          </table:table-cell>
          <table:table-cell office:value-type="string">
            <text:p>CKL</text:p>
          </table:table-cell>
          <table:table-cell office:value-type="string">
            <text:p>182494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4347</text:p>
          </table:table-cell>
          <table:table-cell office:value-type="string">
            <text:p>110997</text:p>
          </table:table-cell>
          <table:table-cell office:value-type="string">
            <text:p>06/03/14</text:p>
          </table:table-cell>
          <table:table-cell office:value-type="string">
            <text:p>06/03/14</text:p>
          </table:table-cell>
          <table:table-cell office:value-type="string">
            <text:p>CERTIFICADA</text:p>
          </table:table-cell>
          <table:table-cell office:value-type="string">
            <text:p>2793,0862</text:p>
          </table:table-cell>
          <table:table-cell office:value-type="string">
            <text:p>GLEBA GUARIBA VI LOTE 18</text:p>
          </table:table-cell>
          <table:table-cell office:value-type="string">
            <text:p>SAMUEL TOLARDO JUNIOR</text:p>
          </table:table-cell>
          <table:table-cell office:value-type="string">
            <text:p>1210238381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22</text:p>
          </table:table-cell>
          <table:table-cell office:value-type="string">
            <text:p>30/12/99</text:p>
          </table:table-cell>
          <table:table-cell office:value-type="string">
            <text:p>12102383814</text:p>
          </table:table-cell>
          <table:table-cell office:value-type="string">
            <text:p>SAMUEL TOLARDO JUNIOR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7327</text:p>
          </table:table-cell>
          <table:table-cell office:value-type="string">
            <text:p>0efe16f1-e27d-4844-ad10-018fdf251887</text:p>
          </table:table-cell>
          <table:table-cell office:value-type="string">
            <text:p>CKL</text:p>
          </table:table-cell>
          <table:table-cell office:value-type="string">
            <text:p>189695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4932</text:p>
          </table:table-cell>
          <table:table-cell office:value-type="string">
            <text:p>141656</text:p>
          </table:table-cell>
          <table:table-cell office:value-type="string">
            <text:p>15/04/14</text:p>
          </table:table-cell>
          <table:table-cell office:value-type="string">
            <text:p>15/04/14</text:p>
          </table:table-cell>
          <table:table-cell office:value-type="string">
            <text:p>CERTIFICADA</text:p>
          </table:table-cell>
          <table:table-cell office:value-type="string">
            <text:p>2875,1764</text:p>
          </table:table-cell>
          <table:table-cell office:value-type="string">
            <text:p>Gleba Guariba "VI" Lote 21</text:p>
          </table:table-cell>
          <table:table-cell office:value-type="string">
            <text:p>SAMUEL TOLARDO JUNIOR</text:p>
          </table:table-cell>
          <table:table-cell office:value-type="string">
            <text:p>1210238381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25</text:p>
          </table:table-cell>
          <table:table-cell office:value-type="string">
            <text:p>30/12/99</text:p>
          </table:table-cell>
          <table:table-cell office:value-type="string">
            <text:p>12102383814</text:p>
          </table:table-cell>
          <table:table-cell office:value-type="string">
            <text:p>SAMUEL TOLARDO JUNIOR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8945</text:p>
          </table:table-cell>
          <table:table-cell office:value-type="string">
            <text:p>de1c490f-b162-461f-9554-df9e592ad57d</text:p>
          </table:table-cell>
          <table:table-cell office:value-type="string">
            <text:p>CKL</text:p>
          </table:table-cell>
          <table:table-cell office:value-type="string">
            <text:p>182497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5661</text:p>
          </table:table-cell>
          <table:table-cell office:value-type="string">
            <text:p>119720</text:p>
          </table:table-cell>
          <table:table-cell office:value-type="string">
            <text:p>17/03/14</text:p>
          </table:table-cell>
          <table:table-cell office:value-type="string">
            <text:p>17/03/14</text:p>
          </table:table-cell>
          <table:table-cell office:value-type="string">
            <text:p>CERTIFICADA</text:p>
          </table:table-cell>
          <table:table-cell office:value-type="string">
            <text:p>3232,0731</text:p>
          </table:table-cell>
          <table:table-cell office:value-type="string">
            <text:p>GLEBA GUARIBA VI LOTE 19</text:p>
          </table:table-cell>
          <table:table-cell office:value-type="string">
            <text:p>SAMUEL TOLARDO JUNIOR</text:p>
          </table:table-cell>
          <table:table-cell office:value-type="string">
            <text:p>1210238381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23</text:p>
          </table:table-cell>
          <table:table-cell office:value-type="string">
            <text:p>30/12/99</text:p>
          </table:table-cell>
          <table:table-cell office:value-type="string">
            <text:p>12102383814</text:p>
          </table:table-cell>
          <table:table-cell office:value-type="string">
            <text:p>SAMUEL TOLARDO JUNIOR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65833</text:p>
          </table:table-cell>
          <table:table-cell office:value-type="string">
            <text:p>40522410-3ee4-4fa0-8390-c7b35d7d49ff</text:p>
          </table:table-cell>
          <table:table-cell office:value-type="string">
            <text:p>CKL</text:p>
          </table:table-cell>
          <table:table-cell office:value-type="string">
            <text:p>24432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506836048</text:p>
          </table:table-cell>
          <table:table-cell office:value-type="string">
            <text:p>111363</text:p>
          </table:table-cell>
          <table:table-cell office:value-type="string">
            <text:p>06/03/14</text:p>
          </table:table-cell>
          <table:table-cell office:value-type="string">
            <text:p>07/03/14</text:p>
          </table:table-cell>
          <table:table-cell office:value-type="string">
            <text:p>CERTIFICADA</text:p>
          </table:table-cell>
          <table:table-cell office:value-type="string">
            <text:p>2892,7545</text:p>
          </table:table-cell>
          <table:table-cell office:value-type="string">
            <text:p>GLEBA GUARIBA VI LOTE 23</text:p>
          </table:table-cell>
          <table:table-cell office:value-type="string">
            <text:p>SAMUEL TOLARDO JUNIOR</text:p>
          </table:table-cell>
          <table:table-cell office:value-type="string">
            <text:p>1210238381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424-6</text:p>
          </table:table-cell>
          <table:table-cell office:value-type="string">
            <text:p>227</text:p>
          </table:table-cell>
          <table:table-cell office:value-type="string">
            <text:p>30/12/99</text:p>
          </table:table-cell>
          <table:table-cell office:value-type="string">
            <text:p>12102383814</text:p>
          </table:table-cell>
          <table:table-cell office:value-type="string">
            <text:p>SAMUEL TOLARDO JUNIOR</text:p>
          </table:table-cell>
          <table:table-cell office:value-type="string">
            <text:p/>
          </table:table-cell>
          <table:table-cell office:value-type="string">
            <text:p>5101407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54640</text:p>
          </table:table-cell>
          <table:table-cell office:value-type="string">
            <text:p>d1f04849-06dc-4ebe-8a6a-4a8d4da4b30c</text:p>
          </table:table-cell>
          <table:table-cell office:value-type="string">
            <text:p>BE9</text:p>
          </table:table-cell>
          <table:table-cell office:value-type="string">
            <text:p>9222122014001125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351203418433</text:p>
          </table:table-cell>
          <table:table-cell office:value-type="string">
            <text:p>73801</text:p>
          </table:table-cell>
          <table:table-cell office:value-type="string">
            <text:p>06/01/14</text:p>
          </table:table-cell>
          <table:table-cell office:value-type="string">
            <text:p>06/01/14</text:p>
          </table:table-cell>
          <table:table-cell office:value-type="string">
            <text:p>CERTIFICADA</text:p>
          </table:table-cell>
          <table:table-cell office:value-type="string">
            <text:p>577,9978</text:p>
          </table:table-cell>
          <table:table-cell office:value-type="string">
            <text:p>Fazenda S├úo Pedro</text:p>
          </table:table-cell>
          <table:table-cell office:value-type="string">
            <text:p>Sapucaia Agroindustrial Ltda</text:p>
          </table:table-cell>
          <table:table-cell office:value-type="string">
            <text:p/>
          </table:table-cell>
          <table:table-cell office:value-type="string">
            <text:p>51152197000115</text:p>
          </table:table-cell>
          <table:table-cell office:value-type="string">
            <text:p>Particular</text:p>
          </table:table-cell>
          <table:table-cell office:value-type="string">
            <text:p>12.016-2</text:p>
          </table:table-cell>
          <table:table-cell office:value-type="string">
            <text:p>5338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apucaia Agroindustrial Ltda</text:p>
          </table:table-cell>
          <table:table-cell office:value-type="string">
            <text:p>51152197000115</text:p>
          </table:table-cell>
          <table:table-cell office:value-type="string">
            <text:p>3538006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53880</text:p>
          </table:table-cell>
          <table:table-cell office:value-type="string">
            <text:p>17687e7a-96fe-44a1-8b74-db47a34a1367</text:p>
          </table:table-cell>
          <table:table-cell office:value-type="string">
            <text:p>AAC</text:p>
          </table:table-cell>
          <table:table-cell office:value-type="string">
            <text:p>2010307153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510095988</text:p>
          </table:table-cell>
          <table:table-cell office:value-type="string">
            <text:p>550471</text:p>
          </table:table-cell>
          <table:table-cell office:value-type="string">
            <text:p>23/05/15</text:p>
          </table:table-cell>
          <table:table-cell office:value-type="string">
            <text:p>23/05/15</text:p>
          </table:table-cell>
          <table:table-cell office:value-type="string">
            <text:p>CERTIFICADA</text:p>
          </table:table-cell>
          <table:table-cell office:value-type="string">
            <text:p>53,1545</text:p>
          </table:table-cell>
          <table:table-cell office:value-type="string">
            <text:p>FAZENDA AGRO 3M</text:p>
          </table:table-cell>
          <table:table-cell office:value-type="string">
            <text:p>Serafim Meneghel</text:p>
          </table:table-cell>
          <table:table-cell office:value-type="string">
            <text:p>00403245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67-0</text:p>
          </table:table-cell>
          <table:table-cell office:value-type="string">
            <text:p>22, 23, 24, 63, 196,364, 973, 2784</text:p>
          </table:table-cell>
          <table:table-cell office:value-type="string">
            <text:p>30/12/99</text:p>
          </table:table-cell>
          <table:table-cell office:value-type="string">
            <text:p>00403245915</text:p>
          </table:table-cell>
          <table:table-cell office:value-type="string">
            <text:p>Serafim Meneghel</text:p>
          </table:table-cell>
          <table:table-cell office:value-type="string">
            <text:p/>
          </table:table-cell>
          <table:table-cell office:value-type="string">
            <text:p>41036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3879</text:p>
          </table:table-cell>
          <table:table-cell office:value-type="string">
            <text:p>f4e50dda-c0b2-41f9-836d-b7e92e6de52d</text:p>
          </table:table-cell>
          <table:table-cell office:value-type="string">
            <text:p>AAC</text:p>
          </table:table-cell>
          <table:table-cell office:value-type="string">
            <text:p>2010307153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510095988</text:p>
          </table:table-cell>
          <table:table-cell office:value-type="string">
            <text:p>550471</text:p>
          </table:table-cell>
          <table:table-cell office:value-type="string">
            <text:p>23/05/15</text:p>
          </table:table-cell>
          <table:table-cell office:value-type="string">
            <text:p>23/05/15</text:p>
          </table:table-cell>
          <table:table-cell office:value-type="string">
            <text:p>CERTIFICADA</text:p>
          </table:table-cell>
          <table:table-cell office:value-type="string">
            <text:p>67,6829</text:p>
          </table:table-cell>
          <table:table-cell office:value-type="string">
            <text:p>FAZENDA AGRO 3M</text:p>
          </table:table-cell>
          <table:table-cell office:value-type="string">
            <text:p>Serafim Meneghel</text:p>
          </table:table-cell>
          <table:table-cell office:value-type="string">
            <text:p>00403245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67-0</text:p>
          </table:table-cell>
          <table:table-cell office:value-type="string">
            <text:p>22, 23, 24, 63, 196,364, 973, 2784</text:p>
          </table:table-cell>
          <table:table-cell office:value-type="string">
            <text:p>30/12/99</text:p>
          </table:table-cell>
          <table:table-cell office:value-type="string">
            <text:p>00403245915</text:p>
          </table:table-cell>
          <table:table-cell office:value-type="string">
            <text:p>Serafim Meneghel</text:p>
          </table:table-cell>
          <table:table-cell office:value-type="string">
            <text:p/>
          </table:table-cell>
          <table:table-cell office:value-type="string">
            <text:p>41036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3878</text:p>
          </table:table-cell>
          <table:table-cell office:value-type="string">
            <text:p>25e382a4-c495-4f03-96c4-cbf3e6128abe</text:p>
          </table:table-cell>
          <table:table-cell office:value-type="string">
            <text:p>AAC</text:p>
          </table:table-cell>
          <table:table-cell office:value-type="string">
            <text:p>2010307153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510095988</text:p>
          </table:table-cell>
          <table:table-cell office:value-type="string">
            <text:p>550471</text:p>
          </table:table-cell>
          <table:table-cell office:value-type="string">
            <text:p>23/05/15</text:p>
          </table:table-cell>
          <table:table-cell office:value-type="string">
            <text:p>23/05/15</text:p>
          </table:table-cell>
          <table:table-cell office:value-type="string">
            <text:p>CERTIFICADA</text:p>
          </table:table-cell>
          <table:table-cell office:value-type="string">
            <text:p>17,3954</text:p>
          </table:table-cell>
          <table:table-cell office:value-type="string">
            <text:p>FAZENDA AGRO 3M</text:p>
          </table:table-cell>
          <table:table-cell office:value-type="string">
            <text:p>Serafim Meneghel</text:p>
          </table:table-cell>
          <table:table-cell office:value-type="string">
            <text:p>00403245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67-0</text:p>
          </table:table-cell>
          <table:table-cell office:value-type="string">
            <text:p>22, 23, 24, 63, 196,364, 973, 2784</text:p>
          </table:table-cell>
          <table:table-cell office:value-type="string">
            <text:p>30/12/99</text:p>
          </table:table-cell>
          <table:table-cell office:value-type="string">
            <text:p>00403245915</text:p>
          </table:table-cell>
          <table:table-cell office:value-type="string">
            <text:p>Serafim Meneghel</text:p>
          </table:table-cell>
          <table:table-cell office:value-type="string">
            <text:p/>
          </table:table-cell>
          <table:table-cell office:value-type="string">
            <text:p>41036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3877</text:p>
          </table:table-cell>
          <table:table-cell office:value-type="string">
            <text:p>0fa8da67-4c3a-49fe-84c8-480e643c9050</text:p>
          </table:table-cell>
          <table:table-cell office:value-type="string">
            <text:p>AAC</text:p>
          </table:table-cell>
          <table:table-cell office:value-type="string">
            <text:p>2010307153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510095988</text:p>
          </table:table-cell>
          <table:table-cell office:value-type="string">
            <text:p>550471</text:p>
          </table:table-cell>
          <table:table-cell office:value-type="string">
            <text:p>23/05/15</text:p>
          </table:table-cell>
          <table:table-cell office:value-type="string">
            <text:p>23/05/15</text:p>
          </table:table-cell>
          <table:table-cell office:value-type="string">
            <text:p>CERTIFICADA</text:p>
          </table:table-cell>
          <table:table-cell office:value-type="string">
            <text:p>1243,8345</text:p>
          </table:table-cell>
          <table:table-cell office:value-type="string">
            <text:p>FAZENDA AGRO 3M</text:p>
          </table:table-cell>
          <table:table-cell office:value-type="string">
            <text:p>Serafim Meneghel</text:p>
          </table:table-cell>
          <table:table-cell office:value-type="string">
            <text:p>00403245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67-0</text:p>
          </table:table-cell>
          <table:table-cell office:value-type="string">
            <text:p>22, 23, 24, 63, 196,364, 973, 2784</text:p>
          </table:table-cell>
          <table:table-cell office:value-type="string">
            <text:p>30/12/99</text:p>
          </table:table-cell>
          <table:table-cell office:value-type="string">
            <text:p>00403245915</text:p>
          </table:table-cell>
          <table:table-cell office:value-type="string">
            <text:p>Serafim Meneghel</text:p>
          </table:table-cell>
          <table:table-cell office:value-type="string">
            <text:p/>
          </table:table-cell>
          <table:table-cell office:value-type="string">
            <text:p>41036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3876</text:p>
          </table:table-cell>
          <table:table-cell office:value-type="string">
            <text:p>a610da9c-480c-4e20-82dd-32bafbaed130</text:p>
          </table:table-cell>
          <table:table-cell office:value-type="string">
            <text:p>AAC</text:p>
          </table:table-cell>
          <table:table-cell office:value-type="string">
            <text:p>2010307153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510095988</text:p>
          </table:table-cell>
          <table:table-cell office:value-type="string">
            <text:p>550471</text:p>
          </table:table-cell>
          <table:table-cell office:value-type="string">
            <text:p>23/05/15</text:p>
          </table:table-cell>
          <table:table-cell office:value-type="string">
            <text:p>23/05/15</text:p>
          </table:table-cell>
          <table:table-cell office:value-type="string">
            <text:p>CERTIFICADA</text:p>
          </table:table-cell>
          <table:table-cell office:value-type="string">
            <text:p>41,1366</text:p>
          </table:table-cell>
          <table:table-cell office:value-type="string">
            <text:p>FAZENDA AGRO 3M</text:p>
          </table:table-cell>
          <table:table-cell office:value-type="string">
            <text:p>Serafim Meneghel</text:p>
          </table:table-cell>
          <table:table-cell office:value-type="string">
            <text:p>00403245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67-0</text:p>
          </table:table-cell>
          <table:table-cell office:value-type="string">
            <text:p>22, 23, 24, 63, 196,364, 973, 2784</text:p>
          </table:table-cell>
          <table:table-cell office:value-type="string">
            <text:p>30/12/99</text:p>
          </table:table-cell>
          <table:table-cell office:value-type="string">
            <text:p>00403245915</text:p>
          </table:table-cell>
          <table:table-cell office:value-type="string">
            <text:p>Serafim Meneghel</text:p>
          </table:table-cell>
          <table:table-cell office:value-type="string">
            <text:p/>
          </table:table-cell>
          <table:table-cell office:value-type="string">
            <text:p>41036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3875</text:p>
          </table:table-cell>
          <table:table-cell office:value-type="string">
            <text:p>39ae07ba-b132-4529-9fbd-be1e912563ee</text:p>
          </table:table-cell>
          <table:table-cell office:value-type="string">
            <text:p>AAC</text:p>
          </table:table-cell>
          <table:table-cell office:value-type="string">
            <text:p>2010307153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510095988</text:p>
          </table:table-cell>
          <table:table-cell office:value-type="string">
            <text:p>550471</text:p>
          </table:table-cell>
          <table:table-cell office:value-type="string">
            <text:p>23/05/15</text:p>
          </table:table-cell>
          <table:table-cell office:value-type="string">
            <text:p>23/05/15</text:p>
          </table:table-cell>
          <table:table-cell office:value-type="string">
            <text:p>CERTIFICADA</text:p>
          </table:table-cell>
          <table:table-cell office:value-type="string">
            <text:p>29,3129</text:p>
          </table:table-cell>
          <table:table-cell office:value-type="string">
            <text:p>FAZENDA AGRO 3M</text:p>
          </table:table-cell>
          <table:table-cell office:value-type="string">
            <text:p>Serafim Meneghel</text:p>
          </table:table-cell>
          <table:table-cell office:value-type="string">
            <text:p>00403245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67-0</text:p>
          </table:table-cell>
          <table:table-cell office:value-type="string">
            <text:p>22, 23, 24, 63, 196,364, 973, 2784</text:p>
          </table:table-cell>
          <table:table-cell office:value-type="string">
            <text:p>30/12/99</text:p>
          </table:table-cell>
          <table:table-cell office:value-type="string">
            <text:p>00403245915</text:p>
          </table:table-cell>
          <table:table-cell office:value-type="string">
            <text:p>Serafim Meneghel</text:p>
          </table:table-cell>
          <table:table-cell office:value-type="string">
            <text:p/>
          </table:table-cell>
          <table:table-cell office:value-type="string">
            <text:p>41036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53874</text:p>
          </table:table-cell>
          <table:table-cell office:value-type="string">
            <text:p>94926ffb-9aea-4115-81dd-89c99ea70e4e</text:p>
          </table:table-cell>
          <table:table-cell office:value-type="string">
            <text:p>AAC</text:p>
          </table:table-cell>
          <table:table-cell office:value-type="string">
            <text:p>2010307153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20510095988</text:p>
          </table:table-cell>
          <table:table-cell office:value-type="string">
            <text:p>550471</text:p>
          </table:table-cell>
          <table:table-cell office:value-type="string">
            <text:p>23/05/15</text:p>
          </table:table-cell>
          <table:table-cell office:value-type="string">
            <text:p>23/05/15</text:p>
          </table:table-cell>
          <table:table-cell office:value-type="string">
            <text:p>CERTIFICADA</text:p>
          </table:table-cell>
          <table:table-cell office:value-type="string">
            <text:p>552,5445</text:p>
          </table:table-cell>
          <table:table-cell office:value-type="string">
            <text:p>FAZENDA AGRO 3M</text:p>
          </table:table-cell>
          <table:table-cell office:value-type="string">
            <text:p>Serafim Meneghel</text:p>
          </table:table-cell>
          <table:table-cell office:value-type="string">
            <text:p>0040324591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67-0</text:p>
          </table:table-cell>
          <table:table-cell office:value-type="string">
            <text:p>22, 23, 24, 63, 196,364, 973, 2784</text:p>
          </table:table-cell>
          <table:table-cell office:value-type="string">
            <text:p>30/12/99</text:p>
          </table:table-cell>
          <table:table-cell office:value-type="string">
            <text:p>00403245915</text:p>
          </table:table-cell>
          <table:table-cell office:value-type="string">
            <text:p>Serafim Meneghel</text:p>
          </table:table-cell>
          <table:table-cell office:value-type="string">
            <text:p/>
          </table:table-cell>
          <table:table-cell office:value-type="string">
            <text:p>4103602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86097</text:p>
          </table:table-cell>
          <table:table-cell office:value-type="string">
            <text:p>11187a02-de2a-4916-b119-3f645bd30308</text:p>
          </table:table-cell>
          <table:table-cell office:value-type="string">
            <text:p>AAC</text:p>
          </table:table-cell>
          <table:table-cell office:value-type="string">
            <text:p>000892 E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110700035908</text:p>
          </table:table-cell>
          <table:table-cell office:value-type="string">
            <text:p>165908</text:p>
          </table:table-cell>
          <table:table-cell office:value-type="string">
            <text:p>18/05/14</text:p>
          </table:table-cell>
          <table:table-cell office:value-type="string">
            <text:p>18/05/14</text:p>
          </table:table-cell>
          <table:table-cell office:value-type="string">
            <text:p>CERTIFICADA</text:p>
          </table:table-cell>
          <table:table-cell office:value-type="string">
            <text:p>301,9147</text:p>
          </table:table-cell>
          <table:table-cell office:value-type="string">
            <text:p>Est├óncia 3M</text:p>
          </table:table-cell>
          <table:table-cell office:value-type="string">
            <text:p>Serafim Meneghel J├║nior</text:p>
          </table:table-cell>
          <table:table-cell office:value-type="string">
            <text:p>438555209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88-5</text:p>
          </table:table-cell>
          <table:table-cell office:value-type="string">
            <text:p>5691,01</text:p>
          </table:table-cell>
          <table:table-cell office:value-type="string">
            <text:p>30/12/99</text:p>
          </table:table-cell>
          <table:table-cell office:value-type="string">
            <text:p>43855520968</text:p>
          </table:table-cell>
          <table:table-cell office:value-type="string">
            <text:p>Serafim Meneghel J├║nior</text:p>
          </table:table-cell>
          <table:table-cell office:value-type="string">
            <text:p/>
          </table:table-cell>
          <table:table-cell office:value-type="string">
            <text:p>5006002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86096</text:p>
          </table:table-cell>
          <table:table-cell office:value-type="string">
            <text:p>d8377cc9-04cd-4289-98a3-e25bcc3babf1</text:p>
          </table:table-cell>
          <table:table-cell office:value-type="string">
            <text:p>AAC</text:p>
          </table:table-cell>
          <table:table-cell office:value-type="string">
            <text:p>000892 E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110700035908</text:p>
          </table:table-cell>
          <table:table-cell office:value-type="string">
            <text:p>165908</text:p>
          </table:table-cell>
          <table:table-cell office:value-type="string">
            <text:p>18/05/14</text:p>
          </table:table-cell>
          <table:table-cell office:value-type="string">
            <text:p>18/05/14</text:p>
          </table:table-cell>
          <table:table-cell office:value-type="string">
            <text:p>CERTIFICADA</text:p>
          </table:table-cell>
          <table:table-cell office:value-type="string">
            <text:p>10437,9025</text:p>
          </table:table-cell>
          <table:table-cell office:value-type="string">
            <text:p>Est├óncia 3M</text:p>
          </table:table-cell>
          <table:table-cell office:value-type="string">
            <text:p>Serafim Meneghel J├║nior</text:p>
          </table:table-cell>
          <table:table-cell office:value-type="string">
            <text:p>438555209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88-5</text:p>
          </table:table-cell>
          <table:table-cell office:value-type="string">
            <text:p>5691,01</text:p>
          </table:table-cell>
          <table:table-cell office:value-type="string">
            <text:p>30/12/99</text:p>
          </table:table-cell>
          <table:table-cell office:value-type="string">
            <text:p>43855520968</text:p>
          </table:table-cell>
          <table:table-cell office:value-type="string">
            <text:p>Serafim Meneghel J├║nior</text:p>
          </table:table-cell>
          <table:table-cell office:value-type="string">
            <text:p/>
          </table:table-cell>
          <table:table-cell office:value-type="string">
            <text:p>5006002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123229</text:p>
          </table:table-cell>
          <table:table-cell office:value-type="string">
            <text:p>d69f16ca-2d7c-4fbc-bb69-f8d0c91a7794</text:p>
          </table:table-cell>
          <table:table-cell office:value-type="string">
            <text:p>B3C</text:p>
          </table:table-cell>
          <table:table-cell office:value-type="string">
            <text:p>14201100000000188268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40630174690</text:p>
          </table:table-cell>
          <table:table-cell office:value-type="string">
            <text:p>219351</text:p>
          </table:table-cell>
          <table:table-cell office:value-type="string">
            <text:p>30/06/14</text:p>
          </table:table-cell>
          <table:table-cell office:value-type="string">
            <text:p>30/06/14</text:p>
          </table:table-cell>
          <table:table-cell office:value-type="string">
            <text:p>CERTIFICADA</text:p>
          </table:table-cell>
          <table:table-cell office:value-type="string">
            <text:p>1384,6197</text:p>
          </table:table-cell>
          <table:table-cell office:value-type="string">
            <text:p>FAZENDA BOA ESPERAN├çA</text:p>
          </table:table-cell>
          <table:table-cell office:value-type="string">
            <text:p>SIDERURGICA BANDEIRANTES</text:p>
          </table:table-cell>
          <table:table-cell office:value-type="string">
            <text:p/>
          </table:table-cell>
          <table:table-cell office:value-type="string">
            <text:p>20145421000118</text:p>
          </table:table-cell>
          <table:table-cell office:value-type="string">
            <text:p>Particular</text:p>
          </table:table-cell>
          <table:table-cell office:value-type="string">
            <text:p>04.591-4</text:p>
          </table:table-cell>
          <table:table-cell office:value-type="string">
            <text:p>129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IDERURGICA BANDEIRANTES</text:p>
          </table:table-cell>
          <table:table-cell office:value-type="string">
            <text:p>20145421000118</text:p>
          </table:table-cell>
          <table:table-cell office:value-type="string">
            <text:p>3161700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22946</text:p>
          </table:table-cell>
          <table:table-cell office:value-type="string">
            <text:p>ae1baeff-1da5-4137-8369-84a936628be7</text:p>
          </table:table-cell>
          <table:table-cell office:value-type="string">
            <text:p>B3C</text:p>
          </table:table-cell>
          <table:table-cell office:value-type="string">
            <text:p>1420110000000018838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050190023305</text:p>
          </table:table-cell>
          <table:table-cell office:value-type="string">
            <text:p>218520</text:p>
          </table:table-cell>
          <table:table-cell office:value-type="string">
            <text:p>30/06/14</text:p>
          </table:table-cell>
          <table:table-cell office:value-type="string">
            <text:p>30/06/14</text:p>
          </table:table-cell>
          <table:table-cell office:value-type="string">
            <text:p>CERTIFICADA</text:p>
          </table:table-cell>
          <table:table-cell office:value-type="string">
            <text:p>956,5335</text:p>
          </table:table-cell>
          <table:table-cell office:value-type="string">
            <text:p>FAZENDA ALMENARA</text:p>
          </table:table-cell>
          <table:table-cell office:value-type="string">
            <text:p>SIDERURGICA BANDEIRANTES</text:p>
          </table:table-cell>
          <table:table-cell office:value-type="string">
            <text:p/>
          </table:table-cell>
          <table:table-cell office:value-type="string">
            <text:p>20145421000118</text:p>
          </table:table-cell>
          <table:table-cell office:value-type="string">
            <text:p>Particular</text:p>
          </table:table-cell>
          <table:table-cell office:value-type="string">
            <text:p>05.988-1</text:p>
          </table:table-cell>
          <table:table-cell office:value-type="string">
            <text:p>129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IDERURGICA BANDEIRANTES</text:p>
          </table:table-cell>
          <table:table-cell office:value-type="string">
            <text:p>20145421000118</text:p>
          </table:table-cell>
          <table:table-cell office:value-type="string">
            <text:p>3109402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25282</text:p>
          </table:table-cell>
          <table:table-cell office:value-type="string">
            <text:p>aa89c970-ec89-48a2-874f-4d431c3a9da7</text:p>
          </table:table-cell>
          <table:table-cell office:value-type="string">
            <text:p>B3C</text:p>
          </table:table-cell>
          <table:table-cell office:value-type="string">
            <text:p>1420140000000168452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91180053712</text:p>
          </table:table-cell>
          <table:table-cell office:value-type="string">
            <text:p>224072</text:p>
          </table:table-cell>
          <table:table-cell office:value-type="string">
            <text:p>05/07/14</text:p>
          </table:table-cell>
          <table:table-cell office:value-type="string">
            <text:p>05/07/14</text:p>
          </table:table-cell>
          <table:table-cell office:value-type="string">
            <text:p>CERTIFICADA</text:p>
          </table:table-cell>
          <table:table-cell office:value-type="string">
            <text:p>405,4787</text:p>
          </table:table-cell>
          <table:table-cell office:value-type="string">
            <text:p>FAZENDA SANTO ANTONIO</text:p>
          </table:table-cell>
          <table:table-cell office:value-type="string">
            <text:p>SIDERURGICA BANDEIRANTES</text:p>
          </table:table-cell>
          <table:table-cell office:value-type="string">
            <text:p/>
          </table:table-cell>
          <table:table-cell office:value-type="string">
            <text:p>20145421000118</text:p>
          </table:table-cell>
          <table:table-cell office:value-type="string">
            <text:p>Particular</text:p>
          </table:table-cell>
          <table:table-cell office:value-type="string">
            <text:p>05.988-1</text:p>
          </table:table-cell>
          <table:table-cell office:value-type="string">
            <text:p>1569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IDERURGICA BANDEIRANTES</text:p>
          </table:table-cell>
          <table:table-cell office:value-type="string">
            <text:p>20145421000118</text:p>
          </table:table-cell>
          <table:table-cell office:value-type="string">
            <text:p>3109402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82994</text:p>
          </table:table-cell>
          <table:table-cell office:value-type="string">
            <text:p>2e7123be-5c96-47d1-88e8-f632ae98870f</text:p>
          </table:table-cell>
          <table:table-cell office:value-type="string">
            <text:p>BNE</text:p>
          </table:table-cell>
          <table:table-cell office:value-type="string">
            <text:p>BA2014.060409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110730492040</text:p>
          </table:table-cell>
          <table:table-cell office:value-type="string">
            <text:p>156228</text:p>
          </table:table-cell>
          <table:table-cell office:value-type="string">
            <text:p>05/05/14</text:p>
          </table:table-cell>
          <table:table-cell office:value-type="string">
            <text:p>05/05/14</text:p>
          </table:table-cell>
          <table:table-cell office:value-type="string">
            <text:p>CERTIFICADA</text:p>
          </table:table-cell>
          <table:table-cell office:value-type="string">
            <text:p>14743,7229</text:p>
          </table:table-cell>
          <table:table-cell office:value-type="string">
            <text:p>FAZENDA ITAQUI</text:p>
          </table:table-cell>
          <table:table-cell office:value-type="string">
            <text:p>Silvio Fagundes Garcia</text:p>
          </table:table-cell>
          <table:table-cell office:value-type="string">
            <text:p>243917350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1.326-8</text:p>
          </table:table-cell>
          <table:table-cell office:value-type="string">
            <text:p>3289</text:p>
          </table:table-cell>
          <table:table-cell office:value-type="string">
            <text:p>30/12/99</text:p>
          </table:table-cell>
          <table:table-cell office:value-type="string">
            <text:p>24391735091</text:p>
          </table:table-cell>
          <table:table-cell office:value-type="string">
            <text:p>Silvio Fagundes Garcia</text:p>
          </table:table-cell>
          <table:table-cell office:value-type="string">
            <text:p/>
          </table:table-cell>
          <table:table-cell office:value-type="string">
            <text:p>2926202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69840</text:p>
          </table:table-cell>
          <table:table-cell office:value-type="string">
            <text:p>55e9b60e-62bb-4baf-86a6-4a9a738770ce</text:p>
          </table:table-cell>
          <table:table-cell office:value-type="string">
            <text:p>FHA</text:p>
          </table:table-cell>
          <table:table-cell office:value-type="string">
            <text:p>1693625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00359902301</text:p>
          </table:table-cell>
          <table:table-cell office:value-type="string">
            <text:p>122716</text:p>
          </table:table-cell>
          <table:table-cell office:value-type="string">
            <text:p>21/03/14</text:p>
          </table:table-cell>
          <table:table-cell office:value-type="string">
            <text:p>21/03/14</text:p>
          </table:table-cell>
          <table:table-cell office:value-type="string">
            <text:p>CERTIFICADA</text:p>
          </table:table-cell>
          <table:table-cell office:value-type="string">
            <text:p>303,8614</text:p>
          </table:table-cell>
          <table:table-cell office:value-type="string">
            <text:p>FAZENDA FORMIGAL I</text:p>
          </table:table-cell>
          <table:table-cell office:value-type="string">
            <text:p>SIPAL S/A INDUSTRIA COM├ëRCIO E AGROPECU├üRIA</text:p>
          </table:table-cell>
          <table:table-cell office:value-type="string">
            <text:p/>
          </table:table-cell>
          <table:table-cell office:value-type="string">
            <text:p>83297663000147</text:p>
          </table:table-cell>
          <table:table-cell office:value-type="string">
            <text:p>Particular</text:p>
          </table:table-cell>
          <table:table-cell office:value-type="string">
            <text:p>06.427-9</text:p>
          </table:table-cell>
          <table:table-cell office:value-type="string">
            <text:p>862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IPAL S/A INDUSTRIA COM├ëRCIO E AGROPECU├üRIA</text:p>
          </table:table-cell>
          <table:table-cell office:value-type="string">
            <text:p>83297663000147</text:p>
          </table:table-cell>
          <table:table-cell office:value-type="string">
            <text:p>5107925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6438</text:p>
          </table:table-cell>
          <table:table-cell office:value-type="string">
            <text:p>31e1ea3c-f4ed-499f-93a7-6dd7d1189c47</text:p>
          </table:table-cell>
          <table:table-cell office:value-type="string">
            <text:p>AOL</text:p>
          </table:table-cell>
          <table:table-cell office:value-type="string">
            <text:p>9222122015115035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44308</text:p>
          </table:table-cell>
          <table:table-cell office:value-type="string">
            <text:p>668193</text:p>
          </table:table-cell>
          <table:table-cell office:value-type="string">
            <text:p>22/08/15</text:p>
          </table:table-cell>
          <table:table-cell office:value-type="string">
            <text:p>22/08/15</text:p>
          </table:table-cell>
          <table:table-cell office:value-type="string">
            <text:p>CERTIFICADA</text:p>
          </table:table-cell>
          <table:table-cell office:value-type="string">
            <text:p>9,0681</text:p>
          </table:table-cell>
          <table:table-cell office:value-type="string">
            <text:p>S├ìTIO PALMITAL</text:p>
          </table:table-cell>
          <table:table-cell office:value-type="string">
            <text:p>SONIA LETAIF GALVANINI</text:p>
          </table:table-cell>
          <table:table-cell office:value-type="string">
            <text:p>79214940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231</text:p>
          </table:table-cell>
          <table:table-cell office:value-type="string">
            <text:p>30/12/99</text:p>
          </table:table-cell>
          <table:table-cell office:value-type="string">
            <text:p>79214940800</text:p>
          </table:table-cell>
          <table:table-cell office:value-type="string">
            <text:p>SONIA LETAIF GALVANINI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86437</text:p>
          </table:table-cell>
          <table:table-cell office:value-type="string">
            <text:p>0c3c063d-2adc-4c59-a13e-7da9d1d0064b</text:p>
          </table:table-cell>
          <table:table-cell office:value-type="string">
            <text:p>AOL</text:p>
          </table:table-cell>
          <table:table-cell office:value-type="string">
            <text:p>9222122015115035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44308</text:p>
          </table:table-cell>
          <table:table-cell office:value-type="string">
            <text:p>668193</text:p>
          </table:table-cell>
          <table:table-cell office:value-type="string">
            <text:p>22/08/15</text:p>
          </table:table-cell>
          <table:table-cell office:value-type="string">
            <text:p>22/08/15</text:p>
          </table:table-cell>
          <table:table-cell office:value-type="string">
            <text:p>CERTIFICADA</text:p>
          </table:table-cell>
          <table:table-cell office:value-type="string">
            <text:p>35,051</text:p>
          </table:table-cell>
          <table:table-cell office:value-type="string">
            <text:p>S├ìTIO PALMITAL</text:p>
          </table:table-cell>
          <table:table-cell office:value-type="string">
            <text:p>SONIA LETAIF GALVANINI</text:p>
          </table:table-cell>
          <table:table-cell office:value-type="string">
            <text:p>79214940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1231</text:p>
          </table:table-cell>
          <table:table-cell office:value-type="string">
            <text:p>30/12/99</text:p>
          </table:table-cell>
          <table:table-cell office:value-type="string">
            <text:p>79214940800</text:p>
          </table:table-cell>
          <table:table-cell office:value-type="string">
            <text:p>SONIA LETAIF GALVANINI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86468</text:p>
          </table:table-cell>
          <table:table-cell office:value-type="string">
            <text:p>4efe7897-11e7-4f26-8cdc-44a311668294</text:p>
          </table:table-cell>
          <table:table-cell office:value-type="string">
            <text:p>AOL</text:p>
          </table:table-cell>
          <table:table-cell office:value-type="string">
            <text:p>92221220151150352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44308</text:p>
          </table:table-cell>
          <table:table-cell office:value-type="string">
            <text:p>668261</text:p>
          </table:table-cell>
          <table:table-cell office:value-type="string">
            <text:p>22/08/15</text:p>
          </table:table-cell>
          <table:table-cell office:value-type="string">
            <text:p>22/08/15</text:p>
          </table:table-cell>
          <table:table-cell office:value-type="string">
            <text:p>CERTIFICADA</text:p>
          </table:table-cell>
          <table:table-cell office:value-type="string">
            <text:p>122,4224</text:p>
          </table:table-cell>
          <table:table-cell office:value-type="string">
            <text:p>FAZENDA PORTO RIBEIRO</text:p>
          </table:table-cell>
          <table:table-cell office:value-type="string">
            <text:p>SONIA LETAIF GALVANINI</text:p>
          </table:table-cell>
          <table:table-cell office:value-type="string">
            <text:p>79214940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20186,12146,24255</text:p>
          </table:table-cell>
          <table:table-cell office:value-type="string">
            <text:p>30/12/99</text:p>
          </table:table-cell>
          <table:table-cell office:value-type="string">
            <text:p>79214940800</text:p>
          </table:table-cell>
          <table:table-cell office:value-type="string">
            <text:p>SONIA LETAIF GALVANINI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86472</text:p>
          </table:table-cell>
          <table:table-cell office:value-type="string">
            <text:p>75eaee0c-bc68-4376-b127-e9f32c80b468</text:p>
          </table:table-cell>
          <table:table-cell office:value-type="string">
            <text:p>AOL</text:p>
          </table:table-cell>
          <table:table-cell office:value-type="string">
            <text:p>92221220151150356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44308</text:p>
          </table:table-cell>
          <table:table-cell office:value-type="string">
            <text:p>668269</text:p>
          </table:table-cell>
          <table:table-cell office:value-type="string">
            <text:p>22/08/15</text:p>
          </table:table-cell>
          <table:table-cell office:value-type="string">
            <text:p>22/08/15</text:p>
          </table:table-cell>
          <table:table-cell office:value-type="string">
            <text:p>CERTIFICADA</text:p>
          </table:table-cell>
          <table:table-cell office:value-type="string">
            <text:p>68,0625</text:p>
          </table:table-cell>
          <table:table-cell office:value-type="string">
            <text:p>FAZENDA SERRARIA</text:p>
          </table:table-cell>
          <table:table-cell office:value-type="string">
            <text:p>SONIA LETAIF GALVANINI</text:p>
          </table:table-cell>
          <table:table-cell office:value-type="string">
            <text:p>79214940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20184,20185,20188</text:p>
          </table:table-cell>
          <table:table-cell office:value-type="string">
            <text:p>30/12/99</text:p>
          </table:table-cell>
          <table:table-cell office:value-type="string">
            <text:p>79214940800</text:p>
          </table:table-cell>
          <table:table-cell office:value-type="string">
            <text:p>SONIA LETAIF GALVANINI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86471</text:p>
          </table:table-cell>
          <table:table-cell office:value-type="string">
            <text:p>5feebff0-4df2-42d9-9b2b-01fa9723c608</text:p>
          </table:table-cell>
          <table:table-cell office:value-type="string">
            <text:p>AOL</text:p>
          </table:table-cell>
          <table:table-cell office:value-type="string">
            <text:p>92221220151150356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44308</text:p>
          </table:table-cell>
          <table:table-cell office:value-type="string">
            <text:p>668269</text:p>
          </table:table-cell>
          <table:table-cell office:value-type="string">
            <text:p>22/08/15</text:p>
          </table:table-cell>
          <table:table-cell office:value-type="string">
            <text:p>22/08/15</text:p>
          </table:table-cell>
          <table:table-cell office:value-type="string">
            <text:p>CERTIFICADA</text:p>
          </table:table-cell>
          <table:table-cell office:value-type="string">
            <text:p>75,4441</text:p>
          </table:table-cell>
          <table:table-cell office:value-type="string">
            <text:p>FAZENDA SERRARIA</text:p>
          </table:table-cell>
          <table:table-cell office:value-type="string">
            <text:p>SONIA LETAIF GALVANINI</text:p>
          </table:table-cell>
          <table:table-cell office:value-type="string">
            <text:p>79214940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20184,20185,20188</text:p>
          </table:table-cell>
          <table:table-cell office:value-type="string">
            <text:p>30/12/99</text:p>
          </table:table-cell>
          <table:table-cell office:value-type="string">
            <text:p>79214940800</text:p>
          </table:table-cell>
          <table:table-cell office:value-type="string">
            <text:p>SONIA LETAIF GALVANINI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86434</text:p>
          </table:table-cell>
          <table:table-cell office:value-type="string">
            <text:p>430739be-2e90-462e-b672-cbeeb1fb40a3</text:p>
          </table:table-cell>
          <table:table-cell office:value-type="string">
            <text:p>AOL</text:p>
          </table:table-cell>
          <table:table-cell office:value-type="string">
            <text:p>92221220151150343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220950044308</text:p>
          </table:table-cell>
          <table:table-cell office:value-type="string">
            <text:p>668187</text:p>
          </table:table-cell>
          <table:table-cell office:value-type="string">
            <text:p>22/08/15</text:p>
          </table:table-cell>
          <table:table-cell office:value-type="string">
            <text:p>22/08/15</text:p>
          </table:table-cell>
          <table:table-cell office:value-type="string">
            <text:p>CERTIFICADA</text:p>
          </table:table-cell>
          <table:table-cell office:value-type="string">
            <text:p>4,1868</text:p>
          </table:table-cell>
          <table:table-cell office:value-type="string">
            <text:p>S├ìTIO PORTO DOS RIBEIROS</text:p>
          </table:table-cell>
          <table:table-cell office:value-type="string">
            <text:p>SONIA LETAIF GALVANINI</text:p>
          </table:table-cell>
          <table:table-cell office:value-type="string">
            <text:p>7921494080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1.157-5</text:p>
          </table:table-cell>
          <table:table-cell office:value-type="string">
            <text:p>20187</text:p>
          </table:table-cell>
          <table:table-cell office:value-type="string">
            <text:p>30/12/99</text:p>
          </table:table-cell>
          <table:table-cell office:value-type="string">
            <text:p>79214940800</text:p>
          </table:table-cell>
          <table:table-cell office:value-type="string">
            <text:p>SONIA LETAIF GALVANINI</text:p>
          </table:table-cell>
          <table:table-cell office:value-type="string">
            <text:p/>
          </table:table-cell>
          <table:table-cell office:value-type="string">
            <text:p>35253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8825</text:p>
          </table:table-cell>
          <table:table-cell office:value-type="string">
            <text:p>8dd72559-6189-4288-ba0f-af5f4ed454c5</text:p>
          </table:table-cell>
          <table:table-cell office:value-type="string">
            <text:p>GLH</text:p>
          </table:table-cell>
          <table:table-cell office:value-type="string">
            <text:p>15213007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10700043750</text:p>
          </table:table-cell>
          <table:table-cell office:value-type="string">
            <text:p>642438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404,8249</text:p>
          </table:table-cell>
          <table:table-cell office:value-type="string">
            <text:p>Engenho V├írzea do Una</text:p>
          </table:table-cell>
          <table:table-cell office:value-type="string">
            <text:p>Souza Beltr├úo Administra├º├úo Participa├º├úo Ltda</text:p>
          </table:table-cell>
          <table:table-cell office:value-type="string">
            <text:p/>
          </table:table-cell>
          <table:table-cell office:value-type="string">
            <text:p>03794794000109</text:p>
          </table:table-cell>
          <table:table-cell office:value-type="string">
            <text:p>Particular</text:p>
          </table:table-cell>
          <table:table-cell office:value-type="string">
            <text:p>07.717-2</text:p>
          </table:table-cell>
          <table:table-cell office:value-type="string">
            <text:p>256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ouza Beltr├úo Administra├º├úo Participa├º├úo Ltda</text:p>
          </table:table-cell>
          <table:table-cell office:value-type="string">
            <text:p>03794794000109</text:p>
          </table:table-cell>
          <table:table-cell office:value-type="string">
            <text:p>2609402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75453</text:p>
          </table:table-cell>
          <table:table-cell office:value-type="string">
            <text:p>30737c15-6ba2-423c-8fb3-dc4128299713</text:p>
          </table:table-cell>
          <table:table-cell office:value-type="string">
            <text:p>GLH</text:p>
          </table:table-cell>
          <table:table-cell office:value-type="string">
            <text:p>15213007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921529002</text:p>
          </table:table-cell>
          <table:table-cell office:value-type="string">
            <text:p>619293</text:p>
          </table:table-cell>
          <table:table-cell office:value-type="string">
            <text:p>22/07/15</text:p>
          </table:table-cell>
          <table:table-cell office:value-type="string">
            <text:p>23/07/15</text:p>
          </table:table-cell>
          <table:table-cell office:value-type="string">
            <text:p>CERTIFICADA</text:p>
          </table:table-cell>
          <table:table-cell office:value-type="string">
            <text:p>509,5385</text:p>
          </table:table-cell>
          <table:table-cell office:value-type="string">
            <text:p>Engenho Po├ºo Dantas</text:p>
          </table:table-cell>
          <table:table-cell office:value-type="string">
            <text:p>Souza Beltr├úo Administra├º├úo Participa├º├úo Ltda</text:p>
          </table:table-cell>
          <table:table-cell office:value-type="string">
            <text:p/>
          </table:table-cell>
          <table:table-cell office:value-type="string">
            <text:p>03794794000109</text:p>
          </table:table-cell>
          <table:table-cell office:value-type="string">
            <text:p>Particular</text:p>
          </table:table-cell>
          <table:table-cell office:value-type="string">
            <text:p>07.706-5</text:p>
          </table:table-cell>
          <table:table-cell office:value-type="string">
            <text:p>124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ouza Beltr├úo Administra├º├úo Participa├º├úo Ltda</text:p>
          </table:table-cell>
          <table:table-cell office:value-type="string">
            <text:p>03794794000109</text:p>
          </table:table-cell>
          <table:table-cell office:value-type="string">
            <text:p>2613701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63676</text:p>
          </table:table-cell>
          <table:table-cell office:value-type="string">
            <text:p>9ce49256-0872-44a1-b17f-e61234727b58</text:p>
          </table:table-cell>
          <table:table-cell office:value-type="string">
            <text:p>ET3</text:p>
          </table:table-cell>
          <table:table-cell office:value-type="string">
            <text:p>14479506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140049361</text:p>
          </table:table-cell>
          <table:table-cell office:value-type="string">
            <text:p>585423</text:p>
          </table:table-cell>
          <table:table-cell office:value-type="string">
            <text:p>22/06/15</text:p>
          </table:table-cell>
          <table:table-cell office:value-type="string">
            <text:p>22/06/15</text:p>
          </table:table-cell>
          <table:table-cell office:value-type="string">
            <text:p>CERTIFICADA</text:p>
          </table:table-cell>
          <table:table-cell office:value-type="string">
            <text:p>448,7547</text:p>
          </table:table-cell>
          <table:table-cell office:value-type="string">
            <text:p>Engenho Sacambu</text:p>
          </table:table-cell>
          <table:table-cell office:value-type="string">
            <text:p>Suape Complexo Industrial Governador Eraldo Gueiros</text:p>
          </table:table-cell>
          <table:table-cell office:value-type="string">
            <text:p/>
          </table:table-cell>
          <table:table-cell office:value-type="string">
            <text:p>11448933000162</text:p>
          </table:table-cell>
          <table:table-cell office:value-type="string">
            <text:p>Particular</text:p>
          </table:table-cell>
          <table:table-cell office:value-type="string">
            <text:p>15.061-5</text:p>
          </table:table-cell>
          <table:table-cell office:value-type="string">
            <text:p>1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uape Complexo Industrial Governador Eraldo Gueiros</text:p>
          </table:table-cell>
          <table:table-cell office:value-type="string">
            <text:p>11448933000162</text:p>
          </table:table-cell>
          <table:table-cell office:value-type="string">
            <text:p>2602902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56749</text:p>
          </table:table-cell>
          <table:table-cell office:value-type="string">
            <text:p>d730de71-5190-4ec2-9eba-3bac3140c716</text:p>
          </table:table-cell>
          <table:table-cell office:value-type="string">
            <text:p>A5Y</text:p>
          </table:table-cell>
          <table:table-cell office:value-type="string">
            <text:p>2202720070349521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150300130484</text:p>
          </table:table-cell>
          <table:table-cell office:value-type="string">
            <text:p>81657</text:p>
          </table:table-cell>
          <table:table-cell office:value-type="string">
            <text:p>22/01/14</text:p>
          </table:table-cell>
          <table:table-cell office:value-type="string">
            <text:p>22/01/14</text:p>
          </table:table-cell>
          <table:table-cell office:value-type="string">
            <text:p>CERTIFICADA</text:p>
          </table:table-cell>
          <table:table-cell office:value-type="string">
            <text:p>289,0116</text:p>
          </table:table-cell>
          <table:table-cell office:value-type="string">
            <text:p>FAZENDA S├âO JOS├ë</text:p>
          </table:table-cell>
          <table:table-cell office:value-type="string">
            <text:p>SUMATRA CAF├ë BRASIL S.A.</text:p>
          </table:table-cell>
          <table:table-cell office:value-type="string">
            <text:p/>
          </table:table-cell>
          <table:table-cell office:value-type="string">
            <text:p>52681616000179</text:p>
          </table:table-cell>
          <table:table-cell office:value-type="string">
            <text:p>Particular</text:p>
          </table:table-cell>
          <table:table-cell office:value-type="string">
            <text:p>05.725-7</text:p>
          </table:table-cell>
          <table:table-cell office:value-type="string">
            <text:p>543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SUMATRA CAF├ë BRASIL S.A.</text:p>
          </table:table-cell>
          <table:table-cell office:value-type="string">
            <text:p>52681616000179</text:p>
          </table:table-cell>
          <table:table-cell office:value-type="string">
            <text:p>3119302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85912</text:p>
          </table:table-cell>
          <table:table-cell office:value-type="string">
            <text:p>ffc1246c-d067-47f0-b536-1956c70e2d13</text:p>
          </table:table-cell>
          <table:table-cell office:value-type="string">
            <text:p>A7I</text:p>
          </table:table-cell>
          <table:table-cell office:value-type="string">
            <text:p>92221220141561566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844041441</text:p>
          </table:table-cell>
          <table:table-cell office:value-type="string">
            <text:p>366633</text:p>
          </table:table-cell>
          <table:table-cell office:value-type="string">
            <text:p>11/11/14</text:p>
          </table:table-cell>
          <table:table-cell office:value-type="string">
            <text:p>11/11/14</text:p>
          </table:table-cell>
          <table:table-cell office:value-type="string">
            <text:p>CERTIFICADA</text:p>
          </table:table-cell>
          <table:table-cell office:value-type="string">
            <text:p>320,1593</text:p>
          </table:table-cell>
          <table:table-cell office:value-type="string">
            <text:p>REMANESCENTE FAZENDA NASCENTE</text:p>
          </table:table-cell>
          <table:table-cell office:value-type="string">
            <text:p>T.I. EMPREENDIMENTOS IMOBILI├üRIOS LTDA e OUTROS</text:p>
          </table:table-cell>
          <table:table-cell office:value-type="string">
            <text:p/>
          </table:table-cell>
          <table:table-cell office:value-type="string">
            <text:p>17411353000187</text:p>
          </table:table-cell>
          <table:table-cell office:value-type="string">
            <text:p>Particular</text:p>
          </table:table-cell>
          <table:table-cell office:value-type="string">
            <text:p>14.690-2</text:p>
          </table:table-cell>
          <table:table-cell office:value-type="string">
            <text:p>412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T.I. EMPREENDIMENTOS IMOBILI├üRIOS LTDA e OUTROS</text:p>
          </table:table-cell>
          <table:table-cell office:value-type="string">
            <text:p>17411353000187</text:p>
          </table:table-cell>
          <table:table-cell office:value-type="string">
            <text:p>3506904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9846</text:p>
          </table:table-cell>
          <table:table-cell office:value-type="string">
            <text:p>98bb8a35-13f4-4016-932d-525e9271bb7e</text:p>
          </table:table-cell>
          <table:table-cell office:value-type="string">
            <text:p>GUM</text:p>
          </table:table-cell>
          <table:table-cell office:value-type="string">
            <text:p>7875764-R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8511830025000</text:p>
          </table:table-cell>
          <table:table-cell office:value-type="string">
            <text:p>478367</text:p>
          </table:table-cell>
          <table:table-cell office:value-type="string">
            <text:p>10/03/15</text:p>
          </table:table-cell>
          <table:table-cell office:value-type="string">
            <text:p>10/03/15</text:p>
          </table:table-cell>
          <table:table-cell office:value-type="string">
            <text:p>CERTIFICADA</text:p>
          </table:table-cell>
          <table:table-cell office:value-type="string">
            <text:p>1,7141</text:p>
          </table:table-cell>
          <table:table-cell office:value-type="string">
            <text:p>im├│vel sem denomina├º├úo</text:p>
          </table:table-cell>
          <table:table-cell office:value-type="string">
            <text:p>Tales Fernando Hartz</text:p>
          </table:table-cell>
          <table:table-cell office:value-type="string">
            <text:p>66486505087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0.158-4</text:p>
          </table:table-cell>
          <table:table-cell office:value-type="string">
            <text:p>4866</text:p>
          </table:table-cell>
          <table:table-cell office:value-type="string">
            <text:p>30/12/99</text:p>
          </table:table-cell>
          <table:table-cell office:value-type="string">
            <text:p>66486505087</text:p>
          </table:table-cell>
          <table:table-cell office:value-type="string">
            <text:p>Tales Fernando Hartz</text:p>
          </table:table-cell>
          <table:table-cell office:value-type="string">
            <text:p/>
          </table:table-cell>
          <table:table-cell office:value-type="string">
            <text:p>4319901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280378</text:p>
          </table:table-cell>
          <table:table-cell office:value-type="string">
            <text:p>22857ddf-eda8-4216-878c-9994f4b455bd</text:p>
          </table:table-cell>
          <table:table-cell office:value-type="string">
            <text:p>DXH</text:p>
          </table:table-cell>
          <table:table-cell office:value-type="string">
            <text:p>20153445744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230530180400</text:p>
          </table:table-cell>
          <table:table-cell office:value-type="string">
            <text:p>647543</text:p>
          </table:table-cell>
          <table:table-cell office:value-type="string">
            <text:p>06/08/15</text:p>
          </table:table-cell>
          <table:table-cell office:value-type="string">
            <text:p>06/08/15</text:p>
          </table:table-cell>
          <table:table-cell office:value-type="string">
            <text:p>CERTIFICADA</text:p>
          </table:table-cell>
          <table:table-cell office:value-type="string">
            <text:p>12,1493</text:p>
          </table:table-cell>
          <table:table-cell office:value-type="string">
            <text:p>Im├│vel Santo Ant├┤nio</text:p>
          </table:table-cell>
          <table:table-cell office:value-type="string">
            <text:p>Terumi Suzuki</text:p>
          </table:table-cell>
          <table:table-cell office:value-type="string">
            <text:p>71328025853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707-2</text:p>
          </table:table-cell>
          <table:table-cell office:value-type="string">
            <text:p>110</text:p>
          </table:table-cell>
          <table:table-cell office:value-type="string">
            <text:p>30/12/99</text:p>
          </table:table-cell>
          <table:table-cell office:value-type="string">
            <text:p>71328025853</text:p>
          </table:table-cell>
          <table:table-cell office:value-type="string">
            <text:p>Terumi Suzuki</text:p>
          </table:table-cell>
          <table:table-cell office:value-type="string">
            <text:p/>
          </table:table-cell>
          <table:table-cell office:value-type="string">
            <text:p>41193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67960</text:p>
          </table:table-cell>
          <table:table-cell office:value-type="string">
            <text:p>75f1f2f6-965c-458f-9574-69a6736ff942</text:p>
          </table:table-cell>
          <table:table-cell office:value-type="string">
            <text:p>ADQ</text:p>
          </table:table-cell>
          <table:table-cell office:value-type="string">
            <text:p>92221220110749721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6040110092370</text:p>
          </table:table-cell>
          <table:table-cell office:value-type="string">
            <text:p>116552</text:p>
          </table:table-cell>
          <table:table-cell office:value-type="string">
            <text:p>13/03/14</text:p>
          </table:table-cell>
          <table:table-cell office:value-type="string">
            <text:p>14/03/14</text:p>
          </table:table-cell>
          <table:table-cell office:value-type="string">
            <text:p>CERTIFICADA</text:p>
          </table:table-cell>
          <table:table-cell office:value-type="string">
            <text:p>217,1744</text:p>
          </table:table-cell>
          <table:table-cell office:value-type="string">
            <text:p>Fazenda S├úo Francisco</text:p>
          </table:table-cell>
          <table:table-cell office:value-type="string">
            <text:p>Theodoro Duarte do Valle</text:p>
          </table:table-cell>
          <table:table-cell office:value-type="string">
            <text:p>043632808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360-4</text:p>
          </table:table-cell>
          <table:table-cell office:value-type="string">
            <text:p>1753,1754</text:p>
          </table:table-cell>
          <table:table-cell office:value-type="string">
            <text:p>30/12/99</text:p>
          </table:table-cell>
          <table:table-cell office:value-type="string">
            <text:p>04363280891</text:p>
          </table:table-cell>
          <table:table-cell office:value-type="string">
            <text:p>Theodoro Duarte do Valle</text:p>
          </table:table-cell>
          <table:table-cell office:value-type="string">
            <text:p/>
          </table:table-cell>
          <table:table-cell office:value-type="string">
            <text:p>3505500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79219</text:p>
          </table:table-cell>
          <table:table-cell office:value-type="string">
            <text:p>96cd34b4-981c-439b-85b9-6c1c096fd462</text:p>
          </table:table-cell>
          <table:table-cell office:value-type="string">
            <text:p>CGD</text:p>
          </table:table-cell>
          <table:table-cell office:value-type="string">
            <text:p>2013409804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010330166674</text:p>
          </table:table-cell>
          <table:table-cell office:value-type="string">
            <text:p>643578</text:p>
          </table:table-cell>
          <table:table-cell office:value-type="string">
            <text:p>04/08/15</text:p>
          </table:table-cell>
          <table:table-cell office:value-type="string">
            <text:p>04/08/15</text:p>
          </table:table-cell>
          <table:table-cell office:value-type="string">
            <text:p>CERTIFICADA</text:p>
          </table:table-cell>
          <table:table-cell office:value-type="string">
            <text:p>7,9359</text:p>
          </table:table-cell>
          <table:table-cell office:value-type="string">
            <text:p>Ch├ícara Girasol</text:p>
          </table:table-cell>
          <table:table-cell office:value-type="string">
            <text:p>Tobias Geraldo Ramos Langohr</text:p>
          </table:table-cell>
          <table:table-cell office:value-type="string">
            <text:p>85566616968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8.533-2</text:p>
          </table:table-cell>
          <table:table-cell office:value-type="string">
            <text:p>5793</text:p>
          </table:table-cell>
          <table:table-cell office:value-type="string">
            <text:p>30/12/99</text:p>
          </table:table-cell>
          <table:table-cell office:value-type="string">
            <text:p>85566616968</text:p>
          </table:table-cell>
          <table:table-cell office:value-type="string">
            <text:p>Tobias Geraldo Ramos Langohr</text:p>
          </table:table-cell>
          <table:table-cell office:value-type="string">
            <text:p/>
          </table:table-cell>
          <table:table-cell office:value-type="string">
            <text:p>4117701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129819</text:p>
          </table:table-cell>
          <table:table-cell office:value-type="string">
            <text:p>74b1af92-1a92-49ff-b02a-fc43463194db</text:p>
          </table:table-cell>
          <table:table-cell office:value-type="string">
            <text:p>AIE</text:p>
          </table:table-cell>
          <table:table-cell office:value-type="string">
            <text:p>92221220140922826-SP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6190510042196</text:p>
          </table:table-cell>
          <table:table-cell office:value-type="string">
            <text:p>232860</text:p>
          </table:table-cell>
          <table:table-cell office:value-type="string">
            <text:p>15/07/14</text:p>
          </table:table-cell>
          <table:table-cell office:value-type="string">
            <text:p>15/07/14</text:p>
          </table:table-cell>
          <table:table-cell office:value-type="string">
            <text:p>CERTIFICADA</text:p>
          </table:table-cell>
          <table:table-cell office:value-type="string">
            <text:p>2,7115</text:p>
          </table:table-cell>
          <table:table-cell office:value-type="string">
            <text:p>Gleba de Terra</text:p>
          </table:table-cell>
          <table:table-cell office:value-type="string">
            <text:p>Tommy John Eltink</text:p>
          </table:table-cell>
          <table:table-cell office:value-type="string">
            <text:p>1499181280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>14991812801</text:p>
          </table:table-cell>
          <table:table-cell office:value-type="string">
            <text:p>Tommy John Eltink</text:p>
          </table:table-cell>
          <table:table-cell office:value-type="string">
            <text:p/>
          </table:table-cell>
          <table:table-cell office:value-type="string">
            <text:p>3548005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221382</text:p>
          </table:table-cell>
          <table:table-cell office:value-type="string">
            <text:p>515ddd9e-9388-42c4-8889-654790b8267d</text:p>
          </table:table-cell>
          <table:table-cell office:value-type="string">
            <text:p>BCQ</text:p>
          </table:table-cell>
          <table:table-cell office:value-type="string">
            <text:p>PE22770-00011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3030890354839</text:p>
          </table:table-cell>
          <table:table-cell office:value-type="string">
            <text:p>459908</text:p>
          </table:table-cell>
          <table:table-cell office:value-type="string">
            <text:p>22/02/15</text:p>
          </table:table-cell>
          <table:table-cell office:value-type="string">
            <text:p>22/02/15</text:p>
          </table:table-cell>
          <table:table-cell office:value-type="string">
            <text:p>CERTIFICADA</text:p>
          </table:table-cell>
          <table:table-cell office:value-type="string">
            <text:p>15371,4219</text:p>
          </table:table-cell>
          <table:table-cell office:value-type="string">
            <text:p>Fazenda Gruna II</text:p>
          </table:table-cell>
          <table:table-cell office:value-type="string">
            <text:p>Transporte Coletivo Lapa Ltda</text:p>
          </table:table-cell>
          <table:table-cell office:value-type="string">
            <text:p/>
          </table:table-cell>
          <table:table-cell office:value-type="string">
            <text:p>00700167000165</text:p>
          </table:table-cell>
          <table:table-cell office:value-type="string">
            <text:p>Particular</text:p>
          </table:table-cell>
          <table:table-cell office:value-type="string">
            <text:p>01.036-3</text:p>
          </table:table-cell>
          <table:table-cell office:value-type="string">
            <text:p>3.96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Transporte Coletivo Lapa Ltda</text:p>
          </table:table-cell>
          <table:table-cell office:value-type="string">
            <text:p>00700167000165</text:p>
          </table:table-cell>
          <table:table-cell office:value-type="string">
            <text:p>2932457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14204</text:p>
          </table:table-cell>
          <table:table-cell office:value-type="string">
            <text:p>8c4aa328-a5c0-4845-b69e-508ca32e21e0</text:p>
          </table:table-cell>
          <table:table-cell office:value-type="string">
            <text:p>BZ2</text:p>
          </table:table-cell>
          <table:table-cell office:value-type="string">
            <text:p>009583TDMG151-P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576842955</text:p>
          </table:table-cell>
          <table:table-cell office:value-type="string">
            <text:p>200485</text:p>
          </table:table-cell>
          <table:table-cell office:value-type="string">
            <text:p>03/06/14</text:p>
          </table:table-cell>
          <table:table-cell office:value-type="string">
            <text:p>03/06/14</text:p>
          </table:table-cell>
          <table:table-cell office:value-type="string">
            <text:p>CERTIFICADA</text:p>
          </table:table-cell>
          <table:table-cell office:value-type="string">
            <text:p>278,7442</text:p>
          </table:table-cell>
          <table:table-cell office:value-type="string">
            <text:p>FAZENDA BOA VISTA</text:p>
          </table:table-cell>
          <table:table-cell office:value-type="string">
            <text:p>TRANSPORTES COLETIVOS IMPERIAL LTDA</text:p>
          </table:table-cell>
          <table:table-cell office:value-type="string">
            <text:p/>
          </table:table-cell>
          <table:table-cell office:value-type="string">
            <text:p>06692834000191</text:p>
          </table:table-cell>
          <table:table-cell office:value-type="string">
            <text:p>Particular</text:p>
          </table:table-cell>
          <table:table-cell office:value-type="string">
            <text:p>06.854-4</text:p>
          </table:table-cell>
          <table:table-cell office:value-type="string">
            <text:p>98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TRANSPORTES COLETIVOS IMPERIAL LTDA</text:p>
          </table:table-cell>
          <table:table-cell office:value-type="string">
            <text:p>06692834000191</text:p>
          </table:table-cell>
          <table:table-cell office:value-type="string">
            <text:p>1502939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212879</text:p>
          </table:table-cell>
          <table:table-cell office:value-type="string">
            <text:p>3b6b7580-ef5a-42b9-be48-c8b7dbbb36c8</text:p>
          </table:table-cell>
          <table:table-cell office:value-type="string">
            <text:p>F21</text:p>
          </table:table-cell>
          <table:table-cell office:value-type="string">
            <text:p>8207491985-R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11631048090</text:p>
          </table:table-cell>
          <table:table-cell office:value-type="string">
            <text:p>436940</text:p>
          </table:table-cell>
          <table:table-cell office:value-type="string">
            <text:p>27/01/15</text:p>
          </table:table-cell>
          <table:table-cell office:value-type="string">
            <text:p>27/01/15</text:p>
          </table:table-cell>
          <table:table-cell office:value-type="string">
            <text:p>CERTIFICADA</text:p>
          </table:table-cell>
          <table:table-cell office:value-type="string">
            <text:p>1997,9023</text:p>
          </table:table-cell>
          <table:table-cell office:value-type="string">
            <text:p>LOTE 590, GLEBA SANTA ROSA</text:p>
          </table:table-cell>
          <table:table-cell office:value-type="string">
            <text:p>TRIANGULO PISOS E PAINEIS LTDA.</text:p>
          </table:table-cell>
          <table:table-cell office:value-type="string">
            <text:p/>
          </table:table-cell>
          <table:table-cell office:value-type="string">
            <text:p>75059857000186</text:p>
          </table:table-cell>
          <table:table-cell office:value-type="string">
            <text:p>Particular</text:p>
          </table:table-cell>
          <table:table-cell office:value-type="string">
            <text:p>09.599-2</text:p>
          </table:table-cell>
          <table:table-cell office:value-type="string">
            <text:p>603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TRIANGULO PISOS E PAINEIS LTDA.</text:p>
          </table:table-cell>
          <table:table-cell office:value-type="string">
            <text:p>75059857000186</text:p>
          </table:table-cell>
          <table:table-cell office:value-type="string">
            <text:p>1100155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150881</text:p>
          </table:table-cell>
          <table:table-cell office:value-type="string">
            <text:p>403df192-5a4e-4ef9-9ee5-6f7c3abd094a</text:p>
          </table:table-cell>
          <table:table-cell office:value-type="string">
            <text:p>F21</text:p>
          </table:table-cell>
          <table:table-cell office:value-type="string">
            <text:p>8207491990-R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11631048090</text:p>
          </table:table-cell>
          <table:table-cell office:value-type="string">
            <text:p>280475</text:p>
          </table:table-cell>
          <table:table-cell office:value-type="string">
            <text:p>30/08/14</text:p>
          </table:table-cell>
          <table:table-cell office:value-type="string">
            <text:p>30/08/14</text:p>
          </table:table-cell>
          <table:table-cell office:value-type="string">
            <text:p>CERTIFICADA</text:p>
          </table:table-cell>
          <table:table-cell office:value-type="string">
            <text:p>1995,1389</text:p>
          </table:table-cell>
          <table:table-cell office:value-type="string">
            <text:p>LOTE 591, GLEBA SANTA ROSA</text:p>
          </table:table-cell>
          <table:table-cell office:value-type="string">
            <text:p>TRIANGULO PISOS E PAINEIS LTDA.</text:p>
          </table:table-cell>
          <table:table-cell office:value-type="string">
            <text:p/>
          </table:table-cell>
          <table:table-cell office:value-type="string">
            <text:p>75059857000186</text:p>
          </table:table-cell>
          <table:table-cell office:value-type="string">
            <text:p>Particular</text:p>
          </table:table-cell>
          <table:table-cell office:value-type="string">
            <text:p>09.599-2</text:p>
          </table:table-cell>
          <table:table-cell office:value-type="string">
            <text:p>603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TRIANGULO PISOS E PAINEIS LTDA.</text:p>
          </table:table-cell>
          <table:table-cell office:value-type="string">
            <text:p>75059857000186</text:p>
          </table:table-cell>
          <table:table-cell office:value-type="string">
            <text:p>1100155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212910</text:p>
          </table:table-cell>
          <table:table-cell office:value-type="string">
            <text:p>7ef6d44c-6953-429e-9de9-6c31a1578a5d</text:p>
          </table:table-cell>
          <table:table-cell office:value-type="string">
            <text:p>F21</text:p>
          </table:table-cell>
          <table:table-cell office:value-type="string">
            <text:p>8207491778-R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11631048090</text:p>
          </table:table-cell>
          <table:table-cell office:value-type="string">
            <text:p>437012</text:p>
          </table:table-cell>
          <table:table-cell office:value-type="string">
            <text:p>27/01/15</text:p>
          </table:table-cell>
          <table:table-cell office:value-type="string">
            <text:p>27/01/15</text:p>
          </table:table-cell>
          <table:table-cell office:value-type="string">
            <text:p>CERTIFICADA</text:p>
          </table:table-cell>
          <table:table-cell office:value-type="string">
            <text:p>1985,0675</text:p>
          </table:table-cell>
          <table:table-cell office:value-type="string">
            <text:p>LOTE 589, GLEBA SANTA ROSA</text:p>
          </table:table-cell>
          <table:table-cell office:value-type="string">
            <text:p>TRIANGULO PISOS E PAINEIS LTDA.</text:p>
          </table:table-cell>
          <table:table-cell office:value-type="string">
            <text:p/>
          </table:table-cell>
          <table:table-cell office:value-type="string">
            <text:p>75059857000186</text:p>
          </table:table-cell>
          <table:table-cell office:value-type="string">
            <text:p>Particular</text:p>
          </table:table-cell>
          <table:table-cell office:value-type="string">
            <text:p>09.599-2</text:p>
          </table:table-cell>
          <table:table-cell office:value-type="string">
            <text:p>602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TRIANGULO PISOS E PAINEIS LTDA.</text:p>
          </table:table-cell>
          <table:table-cell office:value-type="string">
            <text:p>75059857000186</text:p>
          </table:table-cell>
          <table:table-cell office:value-type="string">
            <text:p>1100155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216115</text:p>
          </table:table-cell>
          <table:table-cell office:value-type="string">
            <text:p>2d157929-8f14-4bf5-9c26-2133f3241c3a</text:p>
          </table:table-cell>
          <table:table-cell office:value-type="string">
            <text:p>F21</text:p>
          </table:table-cell>
          <table:table-cell office:value-type="string">
            <text:p>8207491994-R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11631048090</text:p>
          </table:table-cell>
          <table:table-cell office:value-type="string">
            <text:p>280460</text:p>
          </table:table-cell>
          <table:table-cell office:value-type="string">
            <text:p>30/08/14</text:p>
          </table:table-cell>
          <table:table-cell office:value-type="string">
            <text:p>05/02/15</text:p>
          </table:table-cell>
          <table:table-cell office:value-type="string">
            <text:p>CERTIFICADA</text:p>
          </table:table-cell>
          <table:table-cell office:value-type="string">
            <text:p>1989,922</text:p>
          </table:table-cell>
          <table:table-cell office:value-type="string">
            <text:p>LOTE 596, GLEBA SANTA ROSA</text:p>
          </table:table-cell>
          <table:table-cell office:value-type="string">
            <text:p>TRIANGULO PISOS E PAINEIS LTDA.</text:p>
          </table:table-cell>
          <table:table-cell office:value-type="string">
            <text:p/>
          </table:table-cell>
          <table:table-cell office:value-type="string">
            <text:p>75059857000186</text:p>
          </table:table-cell>
          <table:table-cell office:value-type="string">
            <text:p>Particular</text:p>
          </table:table-cell>
          <table:table-cell office:value-type="string">
            <text:p>09.599-2</text:p>
          </table:table-cell>
          <table:table-cell office:value-type="string">
            <text:p>603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TRIANGULO PISOS E PAINEIS LTDA.</text:p>
          </table:table-cell>
          <table:table-cell office:value-type="string">
            <text:p>75059857000186</text:p>
          </table:table-cell>
          <table:table-cell office:value-type="string">
            <text:p>1100155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158140</text:p>
          </table:table-cell>
          <table:table-cell office:value-type="string">
            <text:p>5634a633-efbc-4af9-b057-f10c067a4644</text:p>
          </table:table-cell>
          <table:table-cell office:value-type="string">
            <text:p>F21</text:p>
          </table:table-cell>
          <table:table-cell office:value-type="string">
            <text:p>8207491778-R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0011631048090</text:p>
          </table:table-cell>
          <table:table-cell office:value-type="string">
            <text:p>295591</text:p>
          </table:table-cell>
          <table:table-cell office:value-type="string">
            <text:p>10/09/14</text:p>
          </table:table-cell>
          <table:table-cell office:value-type="string">
            <text:p>10/09/14</text:p>
          </table:table-cell>
          <table:table-cell office:value-type="string">
            <text:p>CERTIFICADA</text:p>
          </table:table-cell>
          <table:table-cell office:value-type="string">
            <text:p>1753,7821</text:p>
          </table:table-cell>
          <table:table-cell office:value-type="string">
            <text:p>LOTE 599, GLEBA SANTA ROSA</text:p>
          </table:table-cell>
          <table:table-cell office:value-type="string">
            <text:p>TRIANGULO PISOS E PAINEIS LTDA.</text:p>
          </table:table-cell>
          <table:table-cell office:value-type="string">
            <text:p/>
          </table:table-cell>
          <table:table-cell office:value-type="string">
            <text:p>75059857000186</text:p>
          </table:table-cell>
          <table:table-cell office:value-type="string">
            <text:p>Particular</text:p>
          </table:table-cell>
          <table:table-cell office:value-type="string">
            <text:p>09.599-2</text:p>
          </table:table-cell>
          <table:table-cell office:value-type="string">
            <text:p>600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TRIANGULO PISOS E PAINEIS LTDA.</text:p>
          </table:table-cell>
          <table:table-cell office:value-type="string">
            <text:p>75059857000186</text:p>
          </table:table-cell>
          <table:table-cell office:value-type="string">
            <text:p>1100155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229732</text:p>
          </table:table-cell>
          <table:table-cell office:value-type="string">
            <text:p>df0640e3-befa-4229-a860-f297f195a134</text:p>
          </table:table-cell>
          <table:table-cell office:value-type="string">
            <text:p>FTC</text:p>
          </table:table-cell>
          <table:table-cell office:value-type="string">
            <text:p>TO20150007425-TO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330527280</text:p>
          </table:table-cell>
          <table:table-cell office:value-type="string">
            <text:p>478036</text:p>
          </table:table-cell>
          <table:table-cell office:value-type="string">
            <text:p>10/03/15</text:p>
          </table:table-cell>
          <table:table-cell office:value-type="string">
            <text:p>10/03/15</text:p>
          </table:table-cell>
          <table:table-cell office:value-type="string">
            <text:p>CERTIFICADA</text:p>
          </table:table-cell>
          <table:table-cell office:value-type="string">
            <text:p>1181,6768</text:p>
          </table:table-cell>
          <table:table-cell office:value-type="string">
            <text:p>Lote 10 ÔÇô Parte Remanescente. Loteamento Santa Rosa</text:p>
          </table:table-cell>
          <table:table-cell office:value-type="string">
            <text:p>Ulisses Benedetti Baumhardt</text:p>
          </table:table-cell>
          <table:table-cell office:value-type="string">
            <text:p>93300646120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2.653-2</text:p>
          </table:table-cell>
          <table:table-cell office:value-type="string">
            <text:p>277</text:p>
          </table:table-cell>
          <table:table-cell office:value-type="string">
            <text:p>30/12/99</text:p>
          </table:table-cell>
          <table:table-cell office:value-type="string">
            <text:p>93300646120</text:p>
          </table:table-cell>
          <table:table-cell office:value-type="string">
            <text:p>Ulisses Benedetti Baumhardt</text:p>
          </table:table-cell>
          <table:table-cell office:value-type="string">
            <text:p/>
          </table:table-cell>
          <table:table-cell office:value-type="string">
            <text:p>1704105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202650</text:p>
          </table:table-cell>
          <table:table-cell office:value-type="string">
            <text:p>f1ba0a21-8399-41ef-8106-c211d6554ecd</text:p>
          </table:table-cell>
          <table:table-cell office:value-type="string">
            <text:p>AFA</text:p>
          </table:table-cell>
          <table:table-cell office:value-type="string">
            <text:p>14201400000002211011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9541</text:p>
          </table:table-cell>
          <table:table-cell office:value-type="string">
            <text:p>408361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380,5919</text:p>
          </table:table-cell>
          <table:table-cell office:value-type="string">
            <text:p>Fazenda S├úo Geraldo</text:p>
          </table:table-cell>
          <table:table-cell office:value-type="string">
            <text:p>USINA A├çUCAREIRA PASSOS S.A.</text:p>
          </table:table-cell>
          <table:table-cell office:value-type="string">
            <text:p/>
          </table:table-cell>
          <table:table-cell office:value-type="string">
            <text:p>23272271000100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5613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A├çUCAREIRA PASSOS S.A.</text:p>
          </table:table-cell>
          <table:table-cell office:value-type="string">
            <text:p>23272271000100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8801</text:p>
          </table:table-cell>
          <table:table-cell office:value-type="string">
            <text:p>d24d141d-411c-4912-899d-cad39eb2c9b1</text:p>
          </table:table-cell>
          <table:table-cell office:value-type="string">
            <text:p>AFA</text:p>
          </table:table-cell>
          <table:table-cell office:value-type="string">
            <text:p>1420110000000009625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9622</text:p>
          </table:table-cell>
          <table:table-cell office:value-type="string">
            <text:p>399227</text:p>
          </table:table-cell>
          <table:table-cell office:value-type="string">
            <text:p>09/12/14</text:p>
          </table:table-cell>
          <table:table-cell office:value-type="string">
            <text:p>09/12/14</text:p>
          </table:table-cell>
          <table:table-cell office:value-type="string">
            <text:p>CERTIFICADA</text:p>
          </table:table-cell>
          <table:table-cell office:value-type="string">
            <text:p>38,3837</text:p>
          </table:table-cell>
          <table:table-cell office:value-type="string">
            <text:p>FAZENDA SOLEDADE</text:p>
          </table:table-cell>
          <table:table-cell office:value-type="string">
            <text:p>USINA A├çUCAREIRA PASSOS S.A.</text:p>
          </table:table-cell>
          <table:table-cell office:value-type="string">
            <text:p/>
          </table:table-cell>
          <table:table-cell office:value-type="string">
            <text:p>23272271000100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56.105, 56.106 e 55.3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A├çUCAREIRA PASSOS S.A.</text:p>
          </table:table-cell>
          <table:table-cell office:value-type="string">
            <text:p>23272271000100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8800</text:p>
          </table:table-cell>
          <table:table-cell office:value-type="string">
            <text:p>6aca8595-1e9d-433f-840c-c42d056308a9</text:p>
          </table:table-cell>
          <table:table-cell office:value-type="string">
            <text:p>AFA</text:p>
          </table:table-cell>
          <table:table-cell office:value-type="string">
            <text:p>1420110000000009625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9622</text:p>
          </table:table-cell>
          <table:table-cell office:value-type="string">
            <text:p>399227</text:p>
          </table:table-cell>
          <table:table-cell office:value-type="string">
            <text:p>09/12/14</text:p>
          </table:table-cell>
          <table:table-cell office:value-type="string">
            <text:p>09/12/14</text:p>
          </table:table-cell>
          <table:table-cell office:value-type="string">
            <text:p>CERTIFICADA</text:p>
          </table:table-cell>
          <table:table-cell office:value-type="string">
            <text:p>41,9269</text:p>
          </table:table-cell>
          <table:table-cell office:value-type="string">
            <text:p>FAZENDA SOLEDADE</text:p>
          </table:table-cell>
          <table:table-cell office:value-type="string">
            <text:p>USINA A├çUCAREIRA PASSOS S.A.</text:p>
          </table:table-cell>
          <table:table-cell office:value-type="string">
            <text:p/>
          </table:table-cell>
          <table:table-cell office:value-type="string">
            <text:p>23272271000100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56.105, 56.106 e 55.3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A├çUCAREIRA PASSOS S.A.</text:p>
          </table:table-cell>
          <table:table-cell office:value-type="string">
            <text:p>23272271000100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8799</text:p>
          </table:table-cell>
          <table:table-cell office:value-type="string">
            <text:p>c57eca7f-e719-4797-b204-44bdeef60795</text:p>
          </table:table-cell>
          <table:table-cell office:value-type="string">
            <text:p>AFA</text:p>
          </table:table-cell>
          <table:table-cell office:value-type="string">
            <text:p>14201100000000096250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9622</text:p>
          </table:table-cell>
          <table:table-cell office:value-type="string">
            <text:p>399227</text:p>
          </table:table-cell>
          <table:table-cell office:value-type="string">
            <text:p>09/12/14</text:p>
          </table:table-cell>
          <table:table-cell office:value-type="string">
            <text:p>09/12/14</text:p>
          </table:table-cell>
          <table:table-cell office:value-type="string">
            <text:p>CERTIFICADA</text:p>
          </table:table-cell>
          <table:table-cell office:value-type="string">
            <text:p>19,2315</text:p>
          </table:table-cell>
          <table:table-cell office:value-type="string">
            <text:p>FAZENDA SOLEDADE</text:p>
          </table:table-cell>
          <table:table-cell office:value-type="string">
            <text:p>USINA A├çUCAREIRA PASSOS S.A.</text:p>
          </table:table-cell>
          <table:table-cell office:value-type="string">
            <text:p/>
          </table:table-cell>
          <table:table-cell office:value-type="string">
            <text:p>23272271000100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56.105, 56.106 e 55.36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A├çUCAREIRA PASSOS S.A.</text:p>
          </table:table-cell>
          <table:table-cell office:value-type="string">
            <text:p>23272271000100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92122</text:p>
          </table:table-cell>
          <table:table-cell office:value-type="string">
            <text:p>a0788b5b-8113-4c1e-bf8b-6286fd28a1a8</text:p>
          </table:table-cell>
          <table:table-cell office:value-type="string">
            <text:p>AFA</text:p>
          </table:table-cell>
          <table:table-cell office:value-type="string">
            <text:p>14201100000000379375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4342210099703</text:p>
          </table:table-cell>
          <table:table-cell office:value-type="string">
            <text:p>382068</text:p>
          </table:table-cell>
          <table:table-cell office:value-type="string">
            <text:p>25/11/14</text:p>
          </table:table-cell>
          <table:table-cell office:value-type="string">
            <text:p>25/11/14</text:p>
          </table:table-cell>
          <table:table-cell office:value-type="string">
            <text:p>CERTIFICADA</text:p>
          </table:table-cell>
          <table:table-cell office:value-type="string">
            <text:p>1042,5759</text:p>
          </table:table-cell>
          <table:table-cell office:value-type="string">
            <text:p>FAZENDA TAQUARUSS├Ü</text:p>
          </table:table-cell>
          <table:table-cell office:value-type="string">
            <text:p>USINA A├çUCAREIRA PASSOS S.A.</text:p>
          </table:table-cell>
          <table:table-cell office:value-type="string">
            <text:p/>
          </table:table-cell>
          <table:table-cell office:value-type="string">
            <text:p>23272271000100</text:p>
          </table:table-cell>
          <table:table-cell office:value-type="string">
            <text:p>Particular</text:p>
          </table:table-cell>
          <table:table-cell office:value-type="string">
            <text:p>03.862-0</text:p>
          </table:table-cell>
          <table:table-cell office:value-type="string">
            <text:p>412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A├çUCAREIRA PASSOS S.A.</text:p>
          </table:table-cell>
          <table:table-cell office:value-type="string">
            <text:p>23272271000100</text:p>
          </table:table-cell>
          <table:table-cell office:value-type="string">
            <text:p>3147907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226302</text:p>
          </table:table-cell>
          <table:table-cell office:value-type="string">
            <text:p>06c37e3a-64eb-4881-b083-b428289cdc83</text:p>
          </table:table-cell>
          <table:table-cell office:value-type="string">
            <text:p>DJY</text:p>
          </table:table-cell>
          <table:table-cell office:value-type="string">
            <text:p>20113247410-PR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7140110052580</text:p>
          </table:table-cell>
          <table:table-cell office:value-type="string">
            <text:p>470518</text:p>
          </table:table-cell>
          <table:table-cell office:value-type="string">
            <text:p>04/03/15</text:p>
          </table:table-cell>
          <table:table-cell office:value-type="string">
            <text:p>04/03/15</text:p>
          </table:table-cell>
          <table:table-cell office:value-type="string">
            <text:p>CERTIFICADA</text:p>
          </table:table-cell>
          <table:table-cell office:value-type="string">
            <text:p>28,3727</text:p>
          </table:table-cell>
          <table:table-cell office:value-type="string">
            <text:p>Fazenda Floresta Quarto</text:p>
          </table:table-cell>
          <table:table-cell office:value-type="string">
            <text:p>Usina Central do Paran├í S/A</text:p>
          </table:table-cell>
          <table:table-cell office:value-type="string">
            <text:p/>
          </table:table-cell>
          <table:table-cell office:value-type="string">
            <text:p>80539943000126</text:p>
          </table:table-cell>
          <table:table-cell office:value-type="string">
            <text:p>Particular</text:p>
          </table:table-cell>
          <table:table-cell office:value-type="string">
            <text:p>08.188-5</text:p>
          </table:table-cell>
          <table:table-cell office:value-type="string">
            <text:p>144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Central do Paran├í S/A</text:p>
          </table:table-cell>
          <table:table-cell office:value-type="string">
            <text:p>80539943000126</text:p>
          </table:table-cell>
          <table:table-cell office:value-type="string">
            <text:p>4100806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240064</text:p>
          </table:table-cell>
          <table:table-cell office:value-type="string">
            <text:p>f2deb231-2d3e-43be-8538-d9f5fadefe2a</text:p>
          </table:table-cell>
          <table:table-cell office:value-type="string">
            <text:p>BWF</text:p>
          </table:table-cell>
          <table:table-cell office:value-type="string">
            <text:p>12139803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00140023990</text:p>
          </table:table-cell>
          <table:table-cell office:value-type="string">
            <text:p>508055</text:p>
          </table:table-cell>
          <table:table-cell office:value-type="string">
            <text:p>10/04/15</text:p>
          </table:table-cell>
          <table:table-cell office:value-type="string">
            <text:p>10/04/15</text:p>
          </table:table-cell>
          <table:table-cell office:value-type="string">
            <text:p>CERTIFICADA</text:p>
          </table:table-cell>
          <table:table-cell office:value-type="string">
            <text:p>500,6785</text:p>
          </table:table-cell>
          <table:table-cell office:value-type="string">
            <text:p>ENGENHO BELEZA</text:p>
          </table:table-cell>
          <table:table-cell office:value-type="string">
            <text:p>USINA CRUANGI S/A</text:p>
          </table:table-cell>
          <table:table-cell office:value-type="string">
            <text:p/>
          </table:table-cell>
          <table:table-cell office:value-type="string">
            <text:p>11809134000174</text:p>
          </table:table-cell>
          <table:table-cell office:value-type="string">
            <text:p>Particular</text:p>
          </table:table-cell>
          <table:table-cell office:value-type="string">
            <text:p>07.757-8</text:p>
          </table:table-cell>
          <table:table-cell office:value-type="string">
            <text:p>9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CRUANGI S/A</text:p>
          </table:table-cell>
          <table:table-cell office:value-type="string">
            <text:p>11809134000174</text:p>
          </table:table-cell>
          <table:table-cell office:value-type="string">
            <text:p>2600708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47037</text:p>
          </table:table-cell>
          <table:table-cell office:value-type="string">
            <text:p>b77f788d-aab7-4a4e-b5a4-8ee30b7e486d</text:p>
          </table:table-cell>
          <table:table-cell office:value-type="string">
            <text:p>BWF</text:p>
          </table:table-cell>
          <table:table-cell office:value-type="string">
            <text:p>13057904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20170015896</text:p>
          </table:table-cell>
          <table:table-cell office:value-type="string">
            <text:p>526937</text:p>
          </table:table-cell>
          <table:table-cell office:value-type="string">
            <text:p>30/04/15</text:p>
          </table:table-cell>
          <table:table-cell office:value-type="string">
            <text:p>30/04/15</text:p>
          </table:table-cell>
          <table:table-cell office:value-type="string">
            <text:p>CERTIFICADA</text:p>
          </table:table-cell>
          <table:table-cell office:value-type="string">
            <text:p>109,9678</text:p>
          </table:table-cell>
          <table:table-cell office:value-type="string">
            <text:p>ENGENHO PO├çO DANTAS</text:p>
          </table:table-cell>
          <table:table-cell office:value-type="string">
            <text:p>USINA ESTRELIANA LTDA</text:p>
          </table:table-cell>
          <table:table-cell office:value-type="string">
            <text:p/>
          </table:table-cell>
          <table:table-cell office:value-type="string">
            <text:p>11613627000134</text:p>
          </table:table-cell>
          <table:table-cell office:value-type="string">
            <text:p>Particular</text:p>
          </table:table-cell>
          <table:table-cell office:value-type="string">
            <text:p>07.401-3</text:p>
          </table:table-cell>
          <table:table-cell office:value-type="string">
            <text:p>27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ESTRELIANA LTDA</text:p>
          </table:table-cell>
          <table:table-cell office:value-type="string">
            <text:p>11613627000134</text:p>
          </table:table-cell>
          <table:table-cell office:value-type="string">
            <text:p>2600401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47036</text:p>
          </table:table-cell>
          <table:table-cell office:value-type="string">
            <text:p>bbcd75a9-268a-41ec-b500-42180636cf24</text:p>
          </table:table-cell>
          <table:table-cell office:value-type="string">
            <text:p>BWF</text:p>
          </table:table-cell>
          <table:table-cell office:value-type="string">
            <text:p>13057904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20170015896</text:p>
          </table:table-cell>
          <table:table-cell office:value-type="string">
            <text:p>526937</text:p>
          </table:table-cell>
          <table:table-cell office:value-type="string">
            <text:p>30/04/15</text:p>
          </table:table-cell>
          <table:table-cell office:value-type="string">
            <text:p>30/04/15</text:p>
          </table:table-cell>
          <table:table-cell office:value-type="string">
            <text:p>CERTIFICADA</text:p>
          </table:table-cell>
          <table:table-cell office:value-type="string">
            <text:p>193,0215</text:p>
          </table:table-cell>
          <table:table-cell office:value-type="string">
            <text:p>ENGENHO PO├çO DANTAS</text:p>
          </table:table-cell>
          <table:table-cell office:value-type="string">
            <text:p>USINA ESTRELIANA LTDA</text:p>
          </table:table-cell>
          <table:table-cell office:value-type="string">
            <text:p/>
          </table:table-cell>
          <table:table-cell office:value-type="string">
            <text:p>11613627000134</text:p>
          </table:table-cell>
          <table:table-cell office:value-type="string">
            <text:p>Particular</text:p>
          </table:table-cell>
          <table:table-cell office:value-type="string">
            <text:p>07.401-3</text:p>
          </table:table-cell>
          <table:table-cell office:value-type="string">
            <text:p>27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ESTRELIANA LTDA</text:p>
          </table:table-cell>
          <table:table-cell office:value-type="string">
            <text:p>11613627000134</text:p>
          </table:table-cell>
          <table:table-cell office:value-type="string">
            <text:p>2600401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48523</text:p>
          </table:table-cell>
          <table:table-cell office:value-type="string">
            <text:p>794ca02b-5592-4cc7-ba61-f0b79e3ebed3</text:p>
          </table:table-cell>
          <table:table-cell office:value-type="string">
            <text:p>BWF</text:p>
          </table:table-cell>
          <table:table-cell office:value-type="string">
            <text:p>13057004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20840002804</text:p>
          </table:table-cell>
          <table:table-cell office:value-type="string">
            <text:p>531884</text:p>
          </table:table-cell>
          <table:table-cell office:value-type="string">
            <text:p>06/05/15</text:p>
          </table:table-cell>
          <table:table-cell office:value-type="string">
            <text:p>06/05/15</text:p>
          </table:table-cell>
          <table:table-cell office:value-type="string">
            <text:p>CERTIFICADA</text:p>
          </table:table-cell>
          <table:table-cell office:value-type="string">
            <text:p>27,6154</text:p>
          </table:table-cell>
          <table:table-cell office:value-type="string">
            <text:p>DUAS BARRAS</text:p>
          </table:table-cell>
          <table:table-cell office:value-type="string">
            <text:p>USINA ESTRELIANA LTDA</text:p>
          </table:table-cell>
          <table:table-cell office:value-type="string">
            <text:p/>
          </table:table-cell>
          <table:table-cell office:value-type="string">
            <text:p>11613627000134</text:p>
          </table:table-cell>
          <table:table-cell office:value-type="string">
            <text:p>Particular</text:p>
          </table:table-cell>
          <table:table-cell office:value-type="string">
            <text:p>07.475-7</text:p>
          </table:table-cell>
          <table:table-cell office:value-type="string">
            <text:p>2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ESTRELIANA LTDA</text:p>
          </table:table-cell>
          <table:table-cell office:value-type="string">
            <text:p>11613627000134</text:p>
          </table:table-cell>
          <table:table-cell office:value-type="string">
            <text:p>2605905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48522</text:p>
          </table:table-cell>
          <table:table-cell office:value-type="string">
            <text:p>e4ca785c-2b2e-40bc-a2fd-f66df5c7b731</text:p>
          </table:table-cell>
          <table:table-cell office:value-type="string">
            <text:p>BWF</text:p>
          </table:table-cell>
          <table:table-cell office:value-type="string">
            <text:p>13057004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20840002804</text:p>
          </table:table-cell>
          <table:table-cell office:value-type="string">
            <text:p>531884</text:p>
          </table:table-cell>
          <table:table-cell office:value-type="string">
            <text:p>06/05/15</text:p>
          </table:table-cell>
          <table:table-cell office:value-type="string">
            <text:p>06/05/15</text:p>
          </table:table-cell>
          <table:table-cell office:value-type="string">
            <text:p>CERTIFICADA</text:p>
          </table:table-cell>
          <table:table-cell office:value-type="string">
            <text:p>319,9414</text:p>
          </table:table-cell>
          <table:table-cell office:value-type="string">
            <text:p>DUAS BARRAS</text:p>
          </table:table-cell>
          <table:table-cell office:value-type="string">
            <text:p>USINA ESTRELIANA LTDA</text:p>
          </table:table-cell>
          <table:table-cell office:value-type="string">
            <text:p/>
          </table:table-cell>
          <table:table-cell office:value-type="string">
            <text:p>11613627000134</text:p>
          </table:table-cell>
          <table:table-cell office:value-type="string">
            <text:p>Particular</text:p>
          </table:table-cell>
          <table:table-cell office:value-type="string">
            <text:p>07.475-7</text:p>
          </table:table-cell>
          <table:table-cell office:value-type="string">
            <text:p>2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ESTRELIANA LTDA</text:p>
          </table:table-cell>
          <table:table-cell office:value-type="string">
            <text:p>11613627000134</text:p>
          </table:table-cell>
          <table:table-cell office:value-type="string">
            <text:p>2605905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49127</text:p>
          </table:table-cell>
          <table:table-cell office:value-type="string">
            <text:p>d69a756b-404d-4558-a13d-533e1dd6b6bd</text:p>
          </table:table-cell>
          <table:table-cell office:value-type="string">
            <text:p>BWF</text:p>
          </table:table-cell>
          <table:table-cell office:value-type="string">
            <text:p>13057004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20840002804</text:p>
          </table:table-cell>
          <table:table-cell office:value-type="string">
            <text:p>533592</text:p>
          </table:table-cell>
          <table:table-cell office:value-type="string">
            <text:p>07/05/15</text:p>
          </table:table-cell>
          <table:table-cell office:value-type="string">
            <text:p>07/05/15</text:p>
          </table:table-cell>
          <table:table-cell office:value-type="string">
            <text:p>CERTIFICADA</text:p>
          </table:table-cell>
          <table:table-cell office:value-type="string">
            <text:p>27,137</text:p>
          </table:table-cell>
          <table:table-cell office:value-type="string">
            <text:p>ENGENHO PONTABLE</text:p>
          </table:table-cell>
          <table:table-cell office:value-type="string">
            <text:p>USINA ESTRELIANA LTDA</text:p>
          </table:table-cell>
          <table:table-cell office:value-type="string">
            <text:p/>
          </table:table-cell>
          <table:table-cell office:value-type="string">
            <text:p>11613627000134</text:p>
          </table:table-cell>
          <table:table-cell office:value-type="string">
            <text:p>Particular</text:p>
          </table:table-cell>
          <table:table-cell office:value-type="string">
            <text:p>07.475-7</text:p>
          </table:table-cell>
          <table:table-cell office:value-type="string">
            <text:p>23-A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ESTRELIANA LTDA</text:p>
          </table:table-cell>
          <table:table-cell office:value-type="string">
            <text:p>11613627000134</text:p>
          </table:table-cell>
          <table:table-cell office:value-type="string">
            <text:p>2605905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49126</text:p>
          </table:table-cell>
          <table:table-cell office:value-type="string">
            <text:p>5f5671cc-9ad7-406c-a6d5-5acdc27e7db6</text:p>
          </table:table-cell>
          <table:table-cell office:value-type="string">
            <text:p>BWF</text:p>
          </table:table-cell>
          <table:table-cell office:value-type="string">
            <text:p>130570042015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20840002804</text:p>
          </table:table-cell>
          <table:table-cell office:value-type="string">
            <text:p>533592</text:p>
          </table:table-cell>
          <table:table-cell office:value-type="string">
            <text:p>07/05/15</text:p>
          </table:table-cell>
          <table:table-cell office:value-type="string">
            <text:p>07/05/15</text:p>
          </table:table-cell>
          <table:table-cell office:value-type="string">
            <text:p>CERTIFICADA</text:p>
          </table:table-cell>
          <table:table-cell office:value-type="string">
            <text:p>383,7844</text:p>
          </table:table-cell>
          <table:table-cell office:value-type="string">
            <text:p>ENGENHO PONTABLE</text:p>
          </table:table-cell>
          <table:table-cell office:value-type="string">
            <text:p>USINA ESTRELIANA LTDA</text:p>
          </table:table-cell>
          <table:table-cell office:value-type="string">
            <text:p/>
          </table:table-cell>
          <table:table-cell office:value-type="string">
            <text:p>11613627000134</text:p>
          </table:table-cell>
          <table:table-cell office:value-type="string">
            <text:p>Particular</text:p>
          </table:table-cell>
          <table:table-cell office:value-type="string">
            <text:p>07.475-7</text:p>
          </table:table-cell>
          <table:table-cell office:value-type="string">
            <text:p>23-A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ESTRELIANA LTDA</text:p>
          </table:table-cell>
          <table:table-cell office:value-type="string">
            <text:p>11613627000134</text:p>
          </table:table-cell>
          <table:table-cell office:value-type="string">
            <text:p>2605905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50991</text:p>
          </table:table-cell>
          <table:table-cell office:value-type="string">
            <text:p>bdcec53e-1345-4daa-8008-c89631f270ad</text:p>
          </table:table-cell>
          <table:table-cell office:value-type="string">
            <text:p>B0I</text:p>
          </table:table-cell>
          <table:table-cell office:value-type="string">
            <text:p>220754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2036100468</text:p>
          </table:table-cell>
          <table:table-cell office:value-type="string">
            <text:p>539376</text:p>
          </table:table-cell>
          <table:table-cell office:value-type="string">
            <text:p>13/05/15</text:p>
          </table:table-cell>
          <table:table-cell office:value-type="string">
            <text:p>13/05/15</text:p>
          </table:table-cell>
          <table:table-cell office:value-type="string">
            <text:p>CERTIFICADA</text:p>
          </table:table-cell>
          <table:table-cell office:value-type="string">
            <text:p>3,0647</text:p>
          </table:table-cell>
          <table:table-cell office:value-type="string">
            <text:p>Fazenda SAP12 e Vale Formoso</text:p>
          </table:table-cell>
          <table:table-cell office:value-type="string">
            <text:p>Usina Jaciara S/A.</text:p>
          </table:table-cell>
          <table:table-cell office:value-type="string">
            <text:p/>
          </table:table-cell>
          <table:table-cell office:value-type="string">
            <text:p>03464104000145</text:p>
          </table:table-cell>
          <table:table-cell office:value-type="string">
            <text:p>Particular</text:p>
          </table:table-cell>
          <table:table-cell office:value-type="string">
            <text:p>13.544-2</text:p>
          </table:table-cell>
          <table:table-cell office:value-type="string">
            <text:p>13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Jaciara S/A.</text:p>
          </table:table-cell>
          <table:table-cell office:value-type="string">
            <text:p>03464104000145</text:p>
          </table:table-cell>
          <table:table-cell office:value-type="string">
            <text:p>51074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50990</text:p>
          </table:table-cell>
          <table:table-cell office:value-type="string">
            <text:p>0f1084c5-3e06-4d51-bf30-4385d5df88a5</text:p>
          </table:table-cell>
          <table:table-cell office:value-type="string">
            <text:p>B0I</text:p>
          </table:table-cell>
          <table:table-cell office:value-type="string">
            <text:p>220754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2036100468</text:p>
          </table:table-cell>
          <table:table-cell office:value-type="string">
            <text:p>539376</text:p>
          </table:table-cell>
          <table:table-cell office:value-type="string">
            <text:p>13/05/15</text:p>
          </table:table-cell>
          <table:table-cell office:value-type="string">
            <text:p>13/05/15</text:p>
          </table:table-cell>
          <table:table-cell office:value-type="string">
            <text:p>CERTIFICADA</text:p>
          </table:table-cell>
          <table:table-cell office:value-type="string">
            <text:p>35,3329</text:p>
          </table:table-cell>
          <table:table-cell office:value-type="string">
            <text:p>Fazenda SAP12 e Vale Formoso</text:p>
          </table:table-cell>
          <table:table-cell office:value-type="string">
            <text:p>Usina Jaciara S/A.</text:p>
          </table:table-cell>
          <table:table-cell office:value-type="string">
            <text:p/>
          </table:table-cell>
          <table:table-cell office:value-type="string">
            <text:p>03464104000145</text:p>
          </table:table-cell>
          <table:table-cell office:value-type="string">
            <text:p>Particular</text:p>
          </table:table-cell>
          <table:table-cell office:value-type="string">
            <text:p>13.544-2</text:p>
          </table:table-cell>
          <table:table-cell office:value-type="string">
            <text:p>13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Jaciara S/A.</text:p>
          </table:table-cell>
          <table:table-cell office:value-type="string">
            <text:p>03464104000145</text:p>
          </table:table-cell>
          <table:table-cell office:value-type="string">
            <text:p>51074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50989</text:p>
          </table:table-cell>
          <table:table-cell office:value-type="string">
            <text:p>df9766c6-be9b-46b2-a325-498e3ea005ec</text:p>
          </table:table-cell>
          <table:table-cell office:value-type="string">
            <text:p>B0I</text:p>
          </table:table-cell>
          <table:table-cell office:value-type="string">
            <text:p>220754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2036100468</text:p>
          </table:table-cell>
          <table:table-cell office:value-type="string">
            <text:p>539376</text:p>
          </table:table-cell>
          <table:table-cell office:value-type="string">
            <text:p>13/05/15</text:p>
          </table:table-cell>
          <table:table-cell office:value-type="string">
            <text:p>13/05/15</text:p>
          </table:table-cell>
          <table:table-cell office:value-type="string">
            <text:p>CERTIFICADA</text:p>
          </table:table-cell>
          <table:table-cell office:value-type="string">
            <text:p>353,145</text:p>
          </table:table-cell>
          <table:table-cell office:value-type="string">
            <text:p>Fazenda SAP12 e Vale Formoso</text:p>
          </table:table-cell>
          <table:table-cell office:value-type="string">
            <text:p>Usina Jaciara S/A.</text:p>
          </table:table-cell>
          <table:table-cell office:value-type="string">
            <text:p/>
          </table:table-cell>
          <table:table-cell office:value-type="string">
            <text:p>03464104000145</text:p>
          </table:table-cell>
          <table:table-cell office:value-type="string">
            <text:p>Particular</text:p>
          </table:table-cell>
          <table:table-cell office:value-type="string">
            <text:p>13.544-2</text:p>
          </table:table-cell>
          <table:table-cell office:value-type="string">
            <text:p>13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Jaciara S/A.</text:p>
          </table:table-cell>
          <table:table-cell office:value-type="string">
            <text:p>03464104000145</text:p>
          </table:table-cell>
          <table:table-cell office:value-type="string">
            <text:p>51074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50988</text:p>
          </table:table-cell>
          <table:table-cell office:value-type="string">
            <text:p>d22af6ca-1bc0-423e-b62f-823f8f229384</text:p>
          </table:table-cell>
          <table:table-cell office:value-type="string">
            <text:p>B0I</text:p>
          </table:table-cell>
          <table:table-cell office:value-type="string">
            <text:p>220754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2036100468</text:p>
          </table:table-cell>
          <table:table-cell office:value-type="string">
            <text:p>539376</text:p>
          </table:table-cell>
          <table:table-cell office:value-type="string">
            <text:p>13/05/15</text:p>
          </table:table-cell>
          <table:table-cell office:value-type="string">
            <text:p>13/05/15</text:p>
          </table:table-cell>
          <table:table-cell office:value-type="string">
            <text:p>CERTIFICADA</text:p>
          </table:table-cell>
          <table:table-cell office:value-type="string">
            <text:p>506,123</text:p>
          </table:table-cell>
          <table:table-cell office:value-type="string">
            <text:p>Fazenda SAP12 e Vale Formoso</text:p>
          </table:table-cell>
          <table:table-cell office:value-type="string">
            <text:p>Usina Jaciara S/A.</text:p>
          </table:table-cell>
          <table:table-cell office:value-type="string">
            <text:p/>
          </table:table-cell>
          <table:table-cell office:value-type="string">
            <text:p>03464104000145</text:p>
          </table:table-cell>
          <table:table-cell office:value-type="string">
            <text:p>Particular</text:p>
          </table:table-cell>
          <table:table-cell office:value-type="string">
            <text:p>13.544-2</text:p>
          </table:table-cell>
          <table:table-cell office:value-type="string">
            <text:p>13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Jaciara S/A.</text:p>
          </table:table-cell>
          <table:table-cell office:value-type="string">
            <text:p>03464104000145</text:p>
          </table:table-cell>
          <table:table-cell office:value-type="string">
            <text:p>51074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32135</text:p>
          </table:table-cell>
          <table:table-cell office:value-type="string">
            <text:p>b76a0e50-6466-4806-8929-b0b0b6af8a23</text:p>
          </table:table-cell>
          <table:table-cell office:value-type="string">
            <text:p>B0I</text:p>
          </table:table-cell>
          <table:table-cell office:value-type="string">
            <text:p>216856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2036100700</text:p>
          </table:table-cell>
          <table:table-cell office:value-type="string">
            <text:p>483379</text:p>
          </table:table-cell>
          <table:table-cell office:value-type="string">
            <text:p>17/03/15</text:p>
          </table:table-cell>
          <table:table-cell office:value-type="string">
            <text:p>17/03/15</text:p>
          </table:table-cell>
          <table:table-cell office:value-type="string">
            <text:p>CERTIFICADA</text:p>
          </table:table-cell>
          <table:table-cell office:value-type="string">
            <text:p>393,6207</text:p>
          </table:table-cell>
          <table:table-cell office:value-type="string">
            <text:p>Fazenda JUS09</text:p>
          </table:table-cell>
          <table:table-cell office:value-type="string">
            <text:p>Usina Jaciara S/A.</text:p>
          </table:table-cell>
          <table:table-cell office:value-type="string">
            <text:p/>
          </table:table-cell>
          <table:table-cell office:value-type="string">
            <text:p>03464104000145</text:p>
          </table:table-cell>
          <table:table-cell office:value-type="string">
            <text:p>Particular</text:p>
          </table:table-cell>
          <table:table-cell office:value-type="string">
            <text:p>06.446-9</text:p>
          </table:table-cell>
          <table:table-cell office:value-type="string">
            <text:p>402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Jaciara S/A.</text:p>
          </table:table-cell>
          <table:table-cell office:value-type="string">
            <text:p>03464104000145</text:p>
          </table:table-cell>
          <table:table-cell office:value-type="string">
            <text:p>5105200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77808</text:p>
          </table:table-cell>
          <table:table-cell office:value-type="string">
            <text:p>42125179-dab6-47b0-ada1-bf21d9bdd230</text:p>
          </table:table-cell>
          <table:table-cell office:value-type="string">
            <text:p>BWF</text:p>
          </table:table-cell>
          <table:table-cell office:value-type="string">
            <text:p>179415102014-PE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2320920014730</text:p>
          </table:table-cell>
          <table:table-cell office:value-type="string">
            <text:p>346770</text:p>
          </table:table-cell>
          <table:table-cell office:value-type="string">
            <text:p>26/10/14</text:p>
          </table:table-cell>
          <table:table-cell office:value-type="string">
            <text:p>26/10/14</text:p>
          </table:table-cell>
          <table:table-cell office:value-type="string">
            <text:p>CERTIFICADA</text:p>
          </table:table-cell>
          <table:table-cell office:value-type="string">
            <text:p>294,52</text:p>
          </table:table-cell>
          <table:table-cell office:value-type="string">
            <text:p>ENGENO MONTE DE OURO</text:p>
          </table:table-cell>
          <table:table-cell office:value-type="string">
            <text:p>USINA SALGADO S/A</text:p>
          </table:table-cell>
          <table:table-cell office:value-type="string">
            <text:p/>
          </table:table-cell>
          <table:table-cell office:value-type="string">
            <text:p>10383750000143</text:p>
          </table:table-cell>
          <table:table-cell office:value-type="string">
            <text:p>Particular</text:p>
          </table:table-cell>
          <table:table-cell office:value-type="string">
            <text:p>15.068-0</text:p>
          </table:table-cell>
          <table:table-cell office:value-type="string">
            <text:p>38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LGADO S/A</text:p>
          </table:table-cell>
          <table:table-cell office:value-type="string">
            <text:p>10383750000143</text:p>
          </table:table-cell>
          <table:table-cell office:value-type="string">
            <text:p>2607208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81387</text:p>
          </table:table-cell>
          <table:table-cell office:value-type="string">
            <text:p>3b8499df-fd6d-4708-8051-19ff309f9ac3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1648</text:p>
          </table:table-cell>
          <table:table-cell office:value-type="string">
            <text:p>28/04/14</text:p>
          </table:table-cell>
          <table:table-cell office:value-type="string">
            <text:p>28/04/14</text:p>
          </table:table-cell>
          <table:table-cell office:value-type="string">
            <text:p>CERTIFICADA</text:p>
          </table:table-cell>
          <table:table-cell office:value-type="string">
            <text:p>59,1965</text:p>
          </table:table-cell>
          <table:table-cell office:value-type="string">
            <text:p>Fazenda Para├¡b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4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386</text:p>
          </table:table-cell>
          <table:table-cell office:value-type="string">
            <text:p>0c7a0fc1-f15d-40c2-86f7-cf8ecbe3cf1c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1648</text:p>
          </table:table-cell>
          <table:table-cell office:value-type="string">
            <text:p>28/04/14</text:p>
          </table:table-cell>
          <table:table-cell office:value-type="string">
            <text:p>28/04/14</text:p>
          </table:table-cell>
          <table:table-cell office:value-type="string">
            <text:p>CERTIFICADA</text:p>
          </table:table-cell>
          <table:table-cell office:value-type="string">
            <text:p>1114,272</text:p>
          </table:table-cell>
          <table:table-cell office:value-type="string">
            <text:p>Fazenda Para├¡b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4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385</text:p>
          </table:table-cell>
          <table:table-cell office:value-type="string">
            <text:p>ff575895-9b53-4b26-8f00-448e0a67b2e7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1648</text:p>
          </table:table-cell>
          <table:table-cell office:value-type="string">
            <text:p>28/04/14</text:p>
          </table:table-cell>
          <table:table-cell office:value-type="string">
            <text:p>28/04/14</text:p>
          </table:table-cell>
          <table:table-cell office:value-type="string">
            <text:p>CERTIFICADA</text:p>
          </table:table-cell>
          <table:table-cell office:value-type="string">
            <text:p>556,1523</text:p>
          </table:table-cell>
          <table:table-cell office:value-type="string">
            <text:p>Fazenda Para├¡b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4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700</text:p>
          </table:table-cell>
          <table:table-cell office:value-type="string">
            <text:p>61926210-68a0-4ba3-954a-6a3e13a81f95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2573</text:p>
          </table:table-cell>
          <table:table-cell office:value-type="string">
            <text:p>29/04/14</text:p>
          </table:table-cell>
          <table:table-cell office:value-type="string">
            <text:p>30/04/14</text:p>
          </table:table-cell>
          <table:table-cell office:value-type="string">
            <text:p>CERTIFICADA</text:p>
          </table:table-cell>
          <table:table-cell office:value-type="string">
            <text:p>108,7909</text:p>
          </table:table-cell>
          <table:table-cell office:value-type="string">
            <text:p>Fazenda Santa Luzi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4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699</text:p>
          </table:table-cell>
          <table:table-cell office:value-type="string">
            <text:p>c148a5c6-c7da-4969-98cc-9137d34df7d5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2573</text:p>
          </table:table-cell>
          <table:table-cell office:value-type="string">
            <text:p>29/04/14</text:p>
          </table:table-cell>
          <table:table-cell office:value-type="string">
            <text:p>30/04/14</text:p>
          </table:table-cell>
          <table:table-cell office:value-type="string">
            <text:p>CERTIFICADA</text:p>
          </table:table-cell>
          <table:table-cell office:value-type="string">
            <text:p>912,6652</text:p>
          </table:table-cell>
          <table:table-cell office:value-type="string">
            <text:p>Fazenda Santa Luzi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4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824</text:p>
          </table:table-cell>
          <table:table-cell office:value-type="string">
            <text:p>c17f592d-b5ec-4f77-b352-a598b6310ee7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214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76,4292</text:p>
          </table:table-cell>
          <table:table-cell office:value-type="string">
            <text:p>FAZENDA COQUEIRO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823</text:p>
          </table:table-cell>
          <table:table-cell office:value-type="string">
            <text:p>ffac25c9-45cf-4383-9fb9-223136d95783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214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63,4746</text:p>
          </table:table-cell>
          <table:table-cell office:value-type="string">
            <text:p>FAZENDA COQUEIRO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822</text:p>
          </table:table-cell>
          <table:table-cell office:value-type="string">
            <text:p>b2d02126-5d1a-4293-9599-e004aafcbe27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214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226,0241</text:p>
          </table:table-cell>
          <table:table-cell office:value-type="string">
            <text:p>FAZENDA COQUEIRO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556</text:p>
          </table:table-cell>
          <table:table-cell office:value-type="string">
            <text:p>7b817e2d-94e4-4f65-9bb7-2313385d84c9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49622</text:p>
          </table:table-cell>
          <table:table-cell office:value-type="string">
            <text:p>25/04/14</text:p>
          </table:table-cell>
          <table:table-cell office:value-type="string">
            <text:p>25/04/14</text:p>
          </table:table-cell>
          <table:table-cell office:value-type="string">
            <text:p>CERTIFICADA</text:p>
          </table:table-cell>
          <table:table-cell office:value-type="string">
            <text:p>109,9095</text:p>
          </table:table-cell>
          <table:table-cell office:value-type="string">
            <text:p>S├¡tio Lameira ÔÇô Parte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164960</text:p>
          </table:table-cell>
          <table:table-cell office:value-type="string">
            <text:p>f8edbdf5-57f2-4c67-9c63-24caab4924c5</text:p>
          </table:table-cell>
          <table:table-cell office:value-type="string">
            <text:p>C5O</text:p>
          </table:table-cell>
          <table:table-cell office:value-type="string">
            <text:p>OL00030492-RJ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312760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71,877</text:p>
          </table:table-cell>
          <table:table-cell office:value-type="string">
            <text:p>Fazenda Sapucai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4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164959</text:p>
          </table:table-cell>
          <table:table-cell office:value-type="string">
            <text:p>1912e44d-1975-42b8-8cdc-70b4653943f5</text:p>
          </table:table-cell>
          <table:table-cell office:value-type="string">
            <text:p>C5O</text:p>
          </table:table-cell>
          <table:table-cell office:value-type="string">
            <text:p>OL00030492-RJ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312760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117,9312</text:p>
          </table:table-cell>
          <table:table-cell office:value-type="string">
            <text:p>Fazenda Sapucai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4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164958</text:p>
          </table:table-cell>
          <table:table-cell office:value-type="string">
            <text:p>2ab27222-6aab-43bf-a692-d90bd33130f5</text:p>
          </table:table-cell>
          <table:table-cell office:value-type="string">
            <text:p>C5O</text:p>
          </table:table-cell>
          <table:table-cell office:value-type="string">
            <text:p>OL00030492-RJ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312760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1030,6802</text:p>
          </table:table-cell>
          <table:table-cell office:value-type="string">
            <text:p>Fazenda Sapucai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4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698</text:p>
          </table:table-cell>
          <table:table-cell office:value-type="string">
            <text:p>4f02e8eb-27ca-404c-bc34-27253136ee75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2574</text:p>
          </table:table-cell>
          <table:table-cell office:value-type="string">
            <text:p>29/04/14</text:p>
          </table:table-cell>
          <table:table-cell office:value-type="string">
            <text:p>30/04/14</text:p>
          </table:table-cell>
          <table:table-cell office:value-type="string">
            <text:p>CERTIFICADA</text:p>
          </table:table-cell>
          <table:table-cell office:value-type="string">
            <text:p>1324,1557</text:p>
          </table:table-cell>
          <table:table-cell office:value-type="string">
            <text:p>FAZENDA S├ìTIO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4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786</text:p>
          </table:table-cell>
          <table:table-cell office:value-type="string">
            <text:p>5e44bdf6-7328-47da-ac98-0cec6f3c3e30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124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13,319</text:p>
          </table:table-cell>
          <table:table-cell office:value-type="string">
            <text:p>S├¡tio Barra III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368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785</text:p>
          </table:table-cell>
          <table:table-cell office:value-type="string">
            <text:p>ae66d317-7bea-4add-9628-fb63c5ae1d74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124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54,1943</text:p>
          </table:table-cell>
          <table:table-cell office:value-type="string">
            <text:p>S├¡tio Barra III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368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768</text:p>
          </table:table-cell>
          <table:table-cell office:value-type="string">
            <text:p>53d8efd3-5e72-44d3-87a9-78b8fd4f5b3b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066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14,054</text:p>
          </table:table-cell>
          <table:table-cell office:value-type="string">
            <text:p>S├¡tio Barra V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368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767</text:p>
          </table:table-cell>
          <table:table-cell office:value-type="string">
            <text:p>6f1677fd-eae5-4206-9f8a-a2434cf490c8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066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67,5459</text:p>
          </table:table-cell>
          <table:table-cell office:value-type="string">
            <text:p>S├¡tio Barra V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368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341</text:p>
          </table:table-cell>
          <table:table-cell office:value-type="string">
            <text:p>4f72647e-2246-4798-80dc-ae3d6fdeaf98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1544</text:p>
          </table:table-cell>
          <table:table-cell office:value-type="string">
            <text:p>28/04/14</text:p>
          </table:table-cell>
          <table:table-cell office:value-type="string">
            <text:p>28/04/14</text:p>
          </table:table-cell>
          <table:table-cell office:value-type="string">
            <text:p>CERTIFICADA</text:p>
          </table:table-cell>
          <table:table-cell office:value-type="string">
            <text:p>61,5506</text:p>
          </table:table-cell>
          <table:table-cell office:value-type="string">
            <text:p>Fazenda Militar Piedade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525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340</text:p>
          </table:table-cell>
          <table:table-cell office:value-type="string">
            <text:p>3988ded5-6be2-4486-a358-20d2a5e512bf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1544</text:p>
          </table:table-cell>
          <table:table-cell office:value-type="string">
            <text:p>28/04/14</text:p>
          </table:table-cell>
          <table:table-cell office:value-type="string">
            <text:p>28/04/14</text:p>
          </table:table-cell>
          <table:table-cell office:value-type="string">
            <text:p>CERTIFICADA</text:p>
          </table:table-cell>
          <table:table-cell office:value-type="string">
            <text:p>533,783</text:p>
          </table:table-cell>
          <table:table-cell office:value-type="string">
            <text:p>Fazenda Militar Piedade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525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393</text:p>
          </table:table-cell>
          <table:table-cell office:value-type="string">
            <text:p>a38d1518-94c6-46a0-8a20-45d038844bec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1669</text:p>
          </table:table-cell>
          <table:table-cell office:value-type="string">
            <text:p>28/04/14</text:p>
          </table:table-cell>
          <table:table-cell office:value-type="string">
            <text:p>28/04/14</text:p>
          </table:table-cell>
          <table:table-cell office:value-type="string">
            <text:p>CERTIFICADA</text:p>
          </table:table-cell>
          <table:table-cell office:value-type="string">
            <text:p>40,7912</text:p>
          </table:table-cell>
          <table:table-cell office:value-type="string">
            <text:p>Fazenda Tabating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392</text:p>
          </table:table-cell>
          <table:table-cell office:value-type="string">
            <text:p>12838839-ea06-4b97-a3b2-747f92b04dc5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1669</text:p>
          </table:table-cell>
          <table:table-cell office:value-type="string">
            <text:p>28/04/14</text:p>
          </table:table-cell>
          <table:table-cell office:value-type="string">
            <text:p>28/04/14</text:p>
          </table:table-cell>
          <table:table-cell office:value-type="string">
            <text:p>CERTIFICADA</text:p>
          </table:table-cell>
          <table:table-cell office:value-type="string">
            <text:p>238,2842</text:p>
          </table:table-cell>
          <table:table-cell office:value-type="string">
            <text:p>Fazenda Tabating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1391</text:p>
          </table:table-cell>
          <table:table-cell office:value-type="string">
            <text:p>75a755b7-ef83-4ab0-bd03-cc6ba68e5841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1669</text:p>
          </table:table-cell>
          <table:table-cell office:value-type="string">
            <text:p>28/04/14</text:p>
          </table:table-cell>
          <table:table-cell office:value-type="string">
            <text:p>28/04/14</text:p>
          </table:table-cell>
          <table:table-cell office:value-type="string">
            <text:p>CERTIFICADA</text:p>
          </table:table-cell>
          <table:table-cell office:value-type="string">
            <text:p>458,1345</text:p>
          </table:table-cell>
          <table:table-cell office:value-type="string">
            <text:p>Fazenda Tabating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732</text:p>
          </table:table-cell>
          <table:table-cell office:value-type="string">
            <text:p>b0d13267-e512-4ab2-af4e-22b8239307ca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49964</text:p>
          </table:table-cell>
          <table:table-cell office:value-type="string">
            <text:p>25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9,7173</text:p>
          </table:table-cell>
          <table:table-cell office:value-type="string">
            <text:p>Fazenda Santa Helen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731</text:p>
          </table:table-cell>
          <table:table-cell office:value-type="string">
            <text:p>d24bbccb-5629-4af4-942c-7af85701e1c0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49964</text:p>
          </table:table-cell>
          <table:table-cell office:value-type="string">
            <text:p>25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304,7321</text:p>
          </table:table-cell>
          <table:table-cell office:value-type="string">
            <text:p>Fazenda Santa Helen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828</text:p>
          </table:table-cell>
          <table:table-cell office:value-type="string">
            <text:p>705e6784-f117-4e48-a1f8-ac76f29d238c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269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702,6391</text:p>
          </table:table-cell>
          <table:table-cell office:value-type="string">
            <text:p>FAZENDA BARONEZ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827</text:p>
          </table:table-cell>
          <table:table-cell office:value-type="string">
            <text:p>1747d383-d4f0-4e2c-b7b0-5cc200a7ce43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269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102,5945</text:p>
          </table:table-cell>
          <table:table-cell office:value-type="string">
            <text:p>FAZENDA BARONEZ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826</text:p>
          </table:table-cell>
          <table:table-cell office:value-type="string">
            <text:p>6d8601e3-1414-4e46-9a89-e2e281699bfd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269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52,7541</text:p>
          </table:table-cell>
          <table:table-cell office:value-type="string">
            <text:p>FAZENDA BARONEZ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80825</text:p>
          </table:table-cell>
          <table:table-cell office:value-type="string">
            <text:p>78e8af7f-73fd-482e-a97c-de8a673e97aa</text:p>
          </table:table-cell>
          <table:table-cell office:value-type="string">
            <text:p>C5O</text:p>
          </table:table-cell>
          <table:table-cell office:value-type="string">
            <text:p>IN00210279-SP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150269</text:p>
          </table:table-cell>
          <table:table-cell office:value-type="string">
            <text:p>26/04/14</text:p>
          </table:table-cell>
          <table:table-cell office:value-type="string">
            <text:p>26/04/14</text:p>
          </table:table-cell>
          <table:table-cell office:value-type="string">
            <text:p>CERTIFICADA</text:p>
          </table:table-cell>
          <table:table-cell office:value-type="string">
            <text:p>540,2052</text:p>
          </table:table-cell>
          <table:table-cell office:value-type="string">
            <text:p>FAZENDA BARONEZA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164689</text:p>
          </table:table-cell>
          <table:table-cell office:value-type="string">
            <text:p>5ff99571-96ce-4155-8bad-9ba50522a90c</text:p>
          </table:table-cell>
          <table:table-cell office:value-type="string">
            <text:p>C5O</text:p>
          </table:table-cell>
          <table:table-cell office:value-type="string">
            <text:p>OL00030492-RJ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5130160708823</text:p>
          </table:table-cell>
          <table:table-cell office:value-type="string">
            <text:p>312234</text:p>
          </table:table-cell>
          <table:table-cell office:value-type="string">
            <text:p>24/09/14</text:p>
          </table:table-cell>
          <table:table-cell office:value-type="string">
            <text:p>24/09/14</text:p>
          </table:table-cell>
          <table:table-cell office:value-type="string">
            <text:p>CERTIFICADA</text:p>
          </table:table-cell>
          <table:table-cell office:value-type="string">
            <text:p>1260,0283</text:p>
          </table:table-cell>
          <table:table-cell office:value-type="string">
            <text:p>Fazenda Cartucho</text:p>
          </table:table-cell>
          <table:table-cell office:value-type="string">
            <text:p>Usina Sapucaia S/A</text:p>
          </table:table-cell>
          <table:table-cell office:value-type="string">
            <text:p/>
          </table:table-cell>
          <table:table-cell office:value-type="string">
            <text:p>33229147000107</text:p>
          </table:table-cell>
          <table:table-cell office:value-type="string">
            <text:p>Particular</text:p>
          </table:table-cell>
          <table:table-cell office:value-type="string">
            <text:p>08.949-0</text:p>
          </table:table-cell>
          <table:table-cell office:value-type="string">
            <text:p>8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 Sapucaia S/A</text:p>
          </table:table-cell>
          <table:table-cell office:value-type="string">
            <text:p>33229147000107</text:p>
          </table:table-cell>
          <table:table-cell office:value-type="string">
            <text:p>3301009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262853</text:p>
          </table:table-cell>
          <table:table-cell office:value-type="string">
            <text:p>30115344-3262-465b-8dab-4f40bfae6b68</text:p>
          </table:table-cell>
          <table:table-cell office:value-type="string">
            <text:p>AUU</text:p>
          </table:table-cell>
          <table:table-cell office:value-type="string">
            <text:p>2244869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350404448</text:p>
          </table:table-cell>
          <table:table-cell office:value-type="string">
            <text:p>583363</text:p>
          </table:table-cell>
          <table:table-cell office:value-type="string">
            <text:p>19/06/15</text:p>
          </table:table-cell>
          <table:table-cell office:value-type="string">
            <text:p>19/06/15</text:p>
          </table:table-cell>
          <table:table-cell office:value-type="string">
            <text:p>CERTIFICADA</text:p>
          </table:table-cell>
          <table:table-cell office:value-type="string">
            <text:p>29,0062</text:p>
          </table:table-cell>
          <table:table-cell office:value-type="string">
            <text:p>FAZENDA PALMEIRAS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2252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60978</text:p>
          </table:table-cell>
          <table:table-cell office:value-type="string">
            <text:p>ae43fa9e-5a8f-4261-99a2-c88c175e5ec5</text:p>
          </table:table-cell>
          <table:table-cell office:value-type="string">
            <text:p>AT0</text:p>
          </table:table-cell>
          <table:table-cell office:value-type="string">
            <text:p>215193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350411657</text:p>
          </table:table-cell>
          <table:table-cell office:value-type="string">
            <text:p>577714</text:p>
          </table:table-cell>
          <table:table-cell office:value-type="string">
            <text:p>16/06/15</text:p>
          </table:table-cell>
          <table:table-cell office:value-type="string">
            <text:p>16/06/15</text:p>
          </table:table-cell>
          <table:table-cell office:value-type="string">
            <text:p>CERTIFICADA</text:p>
          </table:table-cell>
          <table:table-cell office:value-type="string">
            <text:p>505,5516</text:p>
          </table:table-cell>
          <table:table-cell office:value-type="string">
            <text:p>FAZENDA CACHOEIRA DO OURO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81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60967</text:p>
          </table:table-cell>
          <table:table-cell office:value-type="string">
            <text:p>8d79025a-63cf-4bbf-82b4-724ce876d3cd</text:p>
          </table:table-cell>
          <table:table-cell office:value-type="string">
            <text:p>AT0</text:p>
          </table:table-cell>
          <table:table-cell office:value-type="string">
            <text:p>215193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350411657</text:p>
          </table:table-cell>
          <table:table-cell office:value-type="string">
            <text:p>577707</text:p>
          </table:table-cell>
          <table:table-cell office:value-type="string">
            <text:p>16/06/15</text:p>
          </table:table-cell>
          <table:table-cell office:value-type="string">
            <text:p>16/06/15</text:p>
          </table:table-cell>
          <table:table-cell office:value-type="string">
            <text:p>CERTIFICADA</text:p>
          </table:table-cell>
          <table:table-cell office:value-type="string">
            <text:p>2317,9336</text:p>
          </table:table-cell>
          <table:table-cell office:value-type="string">
            <text:p>FAZENDA CACHOEIRA DO OURO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81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51</text:p>
          </table:table-cell>
          <table:table-cell office:value-type="string">
            <text:p>2240e57f-8474-4cf7-9f34-430cdfd57701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272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20,5487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442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74</text:p>
          </table:table-cell>
          <table:table-cell office:value-type="string">
            <text:p>ff9ed5b6-e2b8-47b3-9bf8-2460a1f81c5b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305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22,5855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83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43</text:p>
          </table:table-cell>
          <table:table-cell office:value-type="string">
            <text:p>fe9cc5c2-2185-4112-b63c-bd2591efaa7a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263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20,5359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44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52</text:p>
          </table:table-cell>
          <table:table-cell office:value-type="string">
            <text:p>4d4717ae-c9a8-4e71-b337-cac3f70cb654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276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222,4232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502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54</text:p>
          </table:table-cell>
          <table:table-cell office:value-type="string">
            <text:p>38266eea-746c-47be-815d-8448b68c9762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282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81,5738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251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59</text:p>
          </table:table-cell>
          <table:table-cell office:value-type="string">
            <text:p>70af1b95-6c8e-4c8e-8111-b8d7635884dd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288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39,1194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61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53</text:p>
          </table:table-cell>
          <table:table-cell office:value-type="string">
            <text:p>35b21e0a-ac99-4000-a49d-151877bb6d40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278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91,1768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807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49</text:p>
          </table:table-cell>
          <table:table-cell office:value-type="string">
            <text:p>3d1c0312-d7de-4182-86ae-212902458106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268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20,6036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441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70</text:p>
          </table:table-cell>
          <table:table-cell office:value-type="string">
            <text:p>d72c3620-8544-4cc8-9b79-2f512b6cca48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296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22,637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83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99950</text:p>
          </table:table-cell>
          <table:table-cell office:value-type="string">
            <text:p>a2eaec93-bee3-4663-b49a-875bd3cbd6b9</text:p>
          </table:table-cell>
          <table:table-cell office:value-type="string">
            <text:p>AT0</text:p>
          </table:table-cell>
          <table:table-cell office:value-type="string">
            <text:p>210239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601001704</text:p>
          </table:table-cell>
          <table:table-cell office:value-type="string">
            <text:p>401271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20,7182</text:p>
          </table:table-cell>
          <table:table-cell office:value-type="string">
            <text:p>FAZENDA NOVA DENISE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442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5395</text:p>
          </table:table-cell>
          <table:table-cell office:value-type="string">
            <text:p>11c7e620-627d-4fea-84c3-c19713e445da</text:p>
          </table:table-cell>
          <table:table-cell office:value-type="string">
            <text:p>AT0</text:p>
          </table:table-cell>
          <table:table-cell office:value-type="string">
            <text:p>201731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3661</text:p>
          </table:table-cell>
          <table:table-cell office:value-type="string">
            <text:p>286709</text:p>
          </table:table-cell>
          <table:table-cell office:value-type="string">
            <text:p>03/09/14</text:p>
          </table:table-cell>
          <table:table-cell office:value-type="string">
            <text:p>25/09/14</text:p>
          </table:table-cell>
          <table:table-cell office:value-type="string">
            <text:p>CERTIFICADA</text:p>
          </table:table-cell>
          <table:table-cell office:value-type="string">
            <text:p>231,8955</text:p>
          </table:table-cell>
          <table:table-cell office:value-type="string">
            <text:p>FAZENDA SANTA ROS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545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65400</text:p>
          </table:table-cell>
          <table:table-cell office:value-type="string">
            <text:p>26c6d725-85f7-4f9b-857b-4898626edf0f</text:p>
          </table:table-cell>
          <table:table-cell office:value-type="string">
            <text:p>AT0</text:p>
          </table:table-cell>
          <table:table-cell office:value-type="string">
            <text:p>201731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3661</text:p>
          </table:table-cell>
          <table:table-cell office:value-type="string">
            <text:p>286708</text:p>
          </table:table-cell>
          <table:table-cell office:value-type="string">
            <text:p>03/09/14</text:p>
          </table:table-cell>
          <table:table-cell office:value-type="string">
            <text:p>25/09/14</text:p>
          </table:table-cell>
          <table:table-cell office:value-type="string">
            <text:p>CERTIFICADA</text:p>
          </table:table-cell>
          <table:table-cell office:value-type="string">
            <text:p>721,2065</text:p>
          </table:table-cell>
          <table:table-cell office:value-type="string">
            <text:p>FAZENDA SANTA ROS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54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30</text:p>
          </table:table-cell>
          <table:table-cell office:value-type="string">
            <text:p>3280d747-f6d2-4d75-a47d-c35bd3cded23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618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988,1563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964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074</text:p>
          </table:table-cell>
          <table:table-cell office:value-type="string">
            <text:p>12238b36-d247-4294-a1e1-a85bbf3c2e51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525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19,8603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379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46</text:p>
          </table:table-cell>
          <table:table-cell office:value-type="string">
            <text:p>c2166dcd-d6b9-42b7-b43f-a2273d8559b9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647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67,1004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484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06</text:p>
          </table:table-cell>
          <table:table-cell office:value-type="string">
            <text:p>6530bdf1-c1bc-4fd6-9246-52c30d0f8f1c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575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93,6199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576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21</text:p>
          </table:table-cell>
          <table:table-cell office:value-type="string">
            <text:p>58e1e931-1b01-43c4-9749-2d0262699b03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590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86,9701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696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47</text:p>
          </table:table-cell>
          <table:table-cell office:value-type="string">
            <text:p>8707bb7b-3c62-4a4f-8be1-d57481a8ff9c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651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92,4815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61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56</text:p>
          </table:table-cell>
          <table:table-cell office:value-type="string">
            <text:p>1e52011f-879f-4fc7-bf40-4fff7446c5d6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675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772,8603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81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251</text:p>
          </table:table-cell>
          <table:table-cell office:value-type="string">
            <text:p>38413abb-25fa-4e4f-8ab2-de72e2b276fe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861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75,3392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180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34</text:p>
          </table:table-cell>
          <table:table-cell office:value-type="string">
            <text:p>9a29b42b-3f12-40ac-9323-8a068a3783fe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623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38,2172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0058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049</text:p>
          </table:table-cell>
          <table:table-cell office:value-type="string">
            <text:p>c8b27410-20be-484e-8561-29f35e214b07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467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58,281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80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873</text:p>
          </table:table-cell>
          <table:table-cell office:value-type="string">
            <text:p>9fb4453b-da75-4270-b64f-9ab2abb1c3e7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035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25,9305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608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085</text:p>
          </table:table-cell>
          <table:table-cell office:value-type="string">
            <text:p>7143cc63-ebe8-48e8-8568-2c34ce748191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544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320,2722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474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908</text:p>
          </table:table-cell>
          <table:table-cell office:value-type="string">
            <text:p>f66de8f4-bbd4-469d-9435-a445af6ac86b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160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52,6968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6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259</text:p>
          </table:table-cell>
          <table:table-cell office:value-type="string">
            <text:p>ec7987e9-1950-4bd1-a159-874b36c43628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868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572,4101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614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894</text:p>
          </table:table-cell>
          <table:table-cell office:value-type="string">
            <text:p>75e10ae9-cb73-4a45-9628-c1df30574cc6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127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245,3748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408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3356</text:p>
          </table:table-cell>
          <table:table-cell office:value-type="string">
            <text:p>5e763afd-4916-4fd3-98e1-0f3dca41cd3b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10393</text:p>
          </table:table-cell>
          <table:table-cell office:value-type="string">
            <text:p>17/12/14</text:p>
          </table:table-cell>
          <table:table-cell office:value-type="string">
            <text:p>17/12/14</text:p>
          </table:table-cell>
          <table:table-cell office:value-type="string">
            <text:p>CERTIFICADA</text:p>
          </table:table-cell>
          <table:table-cell office:value-type="string">
            <text:p>333,8118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59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884</text:p>
          </table:table-cell>
          <table:table-cell office:value-type="string">
            <text:p>ca1eb42f-e84b-4bb2-8911-8cccf98b8fd6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102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232,865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23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58</text:p>
          </table:table-cell>
          <table:table-cell office:value-type="string">
            <text:p>2ff8da49-4cca-4bf4-82ba-2ea78252c04a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695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75,3937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97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062</text:p>
          </table:table-cell>
          <table:table-cell office:value-type="string">
            <text:p>31b03057-4660-4756-a278-87c775896bc2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499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56,6827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206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2697</text:p>
          </table:table-cell>
          <table:table-cell office:value-type="string">
            <text:p>53ad055d-ad60-4812-a8be-6df1df1cd39c</text:p>
          </table:table-cell>
          <table:table-cell office:value-type="string">
            <text:p>AT0</text:p>
          </table:table-cell>
          <table:table-cell office:value-type="string">
            <text:p>215194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656711</text:p>
          </table:table-cell>
          <table:table-cell office:value-type="string">
            <text:p>12/08/15</text:p>
          </table:table-cell>
          <table:table-cell office:value-type="string">
            <text:p>12/08/15</text:p>
          </table:table-cell>
          <table:table-cell office:value-type="string">
            <text:p>CERTIFICADA</text:p>
          </table:table-cell>
          <table:table-cell office:value-type="string">
            <text:p>14996,6697</text:p>
          </table:table-cell>
          <table:table-cell office:value-type="string">
            <text:p>FAZENDA JAUR├Ü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2083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50</text:p>
          </table:table-cell>
          <table:table-cell office:value-type="string">
            <text:p>90333cc3-608c-48df-9010-0ac9f2622a63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660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93,8893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61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077</text:p>
          </table:table-cell>
          <table:table-cell office:value-type="string">
            <text:p>42e60a32-520b-4d23-9dab-7501c18fe8cd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534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2240,0148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474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875</text:p>
          </table:table-cell>
          <table:table-cell office:value-type="string">
            <text:p>adc96fcb-572c-4782-a014-dc7fd18e1430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044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38,5311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790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889</text:p>
          </table:table-cell>
          <table:table-cell office:value-type="string">
            <text:p>133d48ff-77cf-4821-b428-b3c3ddd18c54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116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212,6655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260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3350</text:p>
          </table:table-cell>
          <table:table-cell office:value-type="string">
            <text:p>d6a3ce9a-0578-41fd-809c-c427f74d82b9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10375</text:p>
          </table:table-cell>
          <table:table-cell office:value-type="string">
            <text:p>17/12/14</text:p>
          </table:table-cell>
          <table:table-cell office:value-type="string">
            <text:p>17/12/14</text:p>
          </table:table-cell>
          <table:table-cell office:value-type="string">
            <text:p>CERTIFICADA</text:p>
          </table:table-cell>
          <table:table-cell office:value-type="string">
            <text:p>11,5327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9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897</text:p>
          </table:table-cell>
          <table:table-cell office:value-type="string">
            <text:p>a29417b0-c606-4422-bf5e-59ee567a2a48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135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1201,8862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455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5621</text:p>
          </table:table-cell>
          <table:table-cell office:value-type="string">
            <text:p>ebc829cc-006a-4649-90d3-ce2788b20505</text:p>
          </table:table-cell>
          <table:table-cell office:value-type="string">
            <text:p>AT0</text:p>
          </table:table-cell>
          <table:table-cell office:value-type="string">
            <text:p>211255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16021</text:p>
          </table:table-cell>
          <table:table-cell office:value-type="string">
            <text:p>26/12/14</text:p>
          </table:table-cell>
          <table:table-cell office:value-type="string">
            <text:p>26/12/14</text:p>
          </table:table-cell>
          <table:table-cell office:value-type="string">
            <text:p>CERTIFICADA</text:p>
          </table:table-cell>
          <table:table-cell office:value-type="string">
            <text:p>1371,059</text:p>
          </table:table-cell>
          <table:table-cell office:value-type="string">
            <text:p>FAZENDA ASSARY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2254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068</text:p>
          </table:table-cell>
          <table:table-cell office:value-type="string">
            <text:p>1947e1bd-9eab-4882-9a7a-8a094dca25d5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507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1178,3238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250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39</text:p>
          </table:table-cell>
          <table:table-cell office:value-type="string">
            <text:p>cd714d59-0795-41dc-9400-ecafed530812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633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24,859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264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879</text:p>
          </table:table-cell>
          <table:table-cell office:value-type="string">
            <text:p>08289ec5-04f8-46f3-8c40-f6ac1987f45c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079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63,9031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0957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046</text:p>
          </table:table-cell>
          <table:table-cell office:value-type="string">
            <text:p>d0918b67-6496-48ee-9d18-90cfa073d628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463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505,7876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373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249</text:p>
          </table:table-cell>
          <table:table-cell office:value-type="string">
            <text:p>2e37c31d-c4ec-4cd2-84e4-52a21e4d854e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858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218,0809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971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3386</text:p>
          </table:table-cell>
          <table:table-cell office:value-type="string">
            <text:p>333dbe8c-d2db-4600-8fce-e4041533d4f4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10507</text:p>
          </table:table-cell>
          <table:table-cell office:value-type="string">
            <text:p>17/12/14</text:p>
          </table:table-cell>
          <table:table-cell office:value-type="string">
            <text:p>17/12/14</text:p>
          </table:table-cell>
          <table:table-cell office:value-type="string">
            <text:p>CERTIFICADA</text:p>
          </table:table-cell>
          <table:table-cell office:value-type="string">
            <text:p>15877,4775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2084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345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905</text:p>
          </table:table-cell>
          <table:table-cell office:value-type="string">
            <text:p>3c23d420-38e1-4493-ab40-69a0f64cefd1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154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137,8049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6610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129</text:p>
          </table:table-cell>
          <table:table-cell office:value-type="string">
            <text:p>b4662318-43fc-4acc-b6a6-9a0d40b2d2af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611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253,928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9642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3290</text:p>
          </table:table-cell>
          <table:table-cell office:value-type="string">
            <text:p>116c8cbe-e336-4d98-9f0b-4cfc47585c2d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10197</text:p>
          </table:table-cell>
          <table:table-cell office:value-type="string">
            <text:p>17/12/14</text:p>
          </table:table-cell>
          <table:table-cell office:value-type="string">
            <text:p>17/12/14</text:p>
          </table:table-cell>
          <table:table-cell office:value-type="string">
            <text:p>CERTIFICADA</text:p>
          </table:table-cell>
          <table:table-cell office:value-type="string">
            <text:p>8394,1415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97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0329</text:p>
          </table:table-cell>
          <table:table-cell office:value-type="string">
            <text:p>a2ab198a-097a-478d-919c-401de0b4da68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1958</text:p>
          </table:table-cell>
          <table:table-cell office:value-type="string">
            <text:p>10/12/14</text:p>
          </table:table-cell>
          <table:table-cell office:value-type="string">
            <text:p>10/12/14</text:p>
          </table:table-cell>
          <table:table-cell office:value-type="string">
            <text:p>CERTIFICADA</text:p>
          </table:table-cell>
          <table:table-cell office:value-type="string">
            <text:p>381,6722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764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6232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2904</text:p>
          </table:table-cell>
          <table:table-cell office:value-type="string">
            <text:p>99153520-3503-4fda-b10b-636ef0dca191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09147</text:p>
          </table:table-cell>
          <table:table-cell office:value-type="string">
            <text:p>16/12/14</text:p>
          </table:table-cell>
          <table:table-cell office:value-type="string">
            <text:p>16/12/14</text:p>
          </table:table-cell>
          <table:table-cell office:value-type="string">
            <text:p>CERTIFICADA</text:p>
          </table:table-cell>
          <table:table-cell office:value-type="string">
            <text:p>102,8906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4569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04008</text:p>
          </table:table-cell>
          <table:table-cell office:value-type="string">
            <text:p>986ebc2e-e22c-4a89-97cc-ac862983f7fb</text:p>
          </table:table-cell>
          <table:table-cell office:value-type="string">
            <text:p>AT0</text:p>
          </table:table-cell>
          <table:table-cell office:value-type="string">
            <text:p>1754418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30781004390</text:p>
          </table:table-cell>
          <table:table-cell office:value-type="string">
            <text:p>411556</text:p>
          </table:table-cell>
          <table:table-cell office:value-type="string">
            <text:p>18/12/14</text:p>
          </table:table-cell>
          <table:table-cell office:value-type="string">
            <text:p>18/12/14</text:p>
          </table:table-cell>
          <table:table-cell office:value-type="string">
            <text:p>CERTIFICADA</text:p>
          </table:table-cell>
          <table:table-cell office:value-type="string">
            <text:p>10569,6216</text:p>
          </table:table-cell>
          <table:table-cell office:value-type="string">
            <text:p>FAZENDA GUANABARA</text:p>
          </table:table-cell>
          <table:table-cell office:value-type="string">
            <text:p>USINAS ITAMARATI S/A</text:p>
          </table:table-cell>
          <table:table-cell office:value-type="string">
            <text:p/>
          </table:table-cell>
          <table:table-cell office:value-type="string">
            <text:p>15009178000170</text:p>
          </table:table-cell>
          <table:table-cell office:value-type="string">
            <text:p>Particular</text:p>
          </table:table-cell>
          <table:table-cell office:value-type="string">
            <text:p>06.346-1</text:p>
          </table:table-cell>
          <table:table-cell office:value-type="string">
            <text:p>15925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USINAS ITAMARATI S/A</text:p>
          </table:table-cell>
          <table:table-cell office:value-type="string">
            <text:p>15009178000170</text:p>
          </table:table-cell>
          <table:table-cell office:value-type="string">
            <text:p>510170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121250</text:p>
          </table:table-cell>
          <table:table-cell office:value-type="string">
            <text:p>9dfc68db-69e7-4a4f-8a6f-cf51a818e4c0</text:p>
          </table:table-cell>
          <table:table-cell office:value-type="string">
            <text:p>BE8</text:p>
          </table:table-cell>
          <table:table-cell office:value-type="string">
            <text:p>11543919-MS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130140218220</text:p>
          </table:table-cell>
          <table:table-cell office:value-type="string">
            <text:p>214558</text:p>
          </table:table-cell>
          <table:table-cell office:value-type="string">
            <text:p>24/06/14</text:p>
          </table:table-cell>
          <table:table-cell office:value-type="string">
            <text:p>24/06/14</text:p>
          </table:table-cell>
          <table:table-cell office:value-type="string">
            <text:p>REGISTRADA</text:p>
          </table:table-cell>
          <table:table-cell office:value-type="string">
            <text:p>1604,6627</text:p>
          </table:table-cell>
          <table:table-cell office:value-type="string">
            <text:p>Fazenda Est├óncia Viana</text:p>
          </table:table-cell>
          <table:table-cell office:value-type="string">
            <text:p>Valdemar Moras Delatorre</text:p>
          </table:table-cell>
          <table:table-cell office:value-type="string">
            <text:p>109647468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227-3</text:p>
          </table:table-cell>
          <table:table-cell office:value-type="string">
            <text:p>6127</text:p>
          </table:table-cell>
          <table:table-cell office:value-type="string">
            <text:p>20/07/15</text:p>
          </table:table-cell>
          <table:table-cell office:value-type="string">
            <text:p>10964746891</text:p>
          </table:table-cell>
          <table:table-cell office:value-type="string">
            <text:p>Valdemar Moras Delatorre</text:p>
          </table:table-cell>
          <table:table-cell office:value-type="string">
            <text:p/>
          </table:table-cell>
          <table:table-cell office:value-type="string">
            <text:p>5007703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263383</text:p>
          </table:table-cell>
          <table:table-cell office:value-type="string">
            <text:p>3046d651-5004-445a-8b98-d19e1f951057</text:p>
          </table:table-cell>
          <table:table-cell office:value-type="string">
            <text:p>AWB</text:p>
          </table:table-cell>
          <table:table-cell office:value-type="string">
            <text:p>2231682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151044771</text:p>
          </table:table-cell>
          <table:table-cell office:value-type="string">
            <text:p>584624</text:p>
          </table:table-cell>
          <table:table-cell office:value-type="string">
            <text:p>22/06/15</text:p>
          </table:table-cell>
          <table:table-cell office:value-type="string">
            <text:p>22/06/15</text:p>
          </table:table-cell>
          <table:table-cell office:value-type="string">
            <text:p>CERTIFICADA</text:p>
          </table:table-cell>
          <table:table-cell office:value-type="string">
            <text:p>994,3267</text:p>
          </table:table-cell>
          <table:table-cell office:value-type="string">
            <text:p>FAZENDA BELA MIRAGEM</text:p>
          </table:table-cell>
          <table:table-cell office:value-type="string">
            <text:p>VALDIR GIARETTA</text:p>
          </table:table-cell>
          <table:table-cell office:value-type="string">
            <text:p>158473300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0-4</text:p>
          </table:table-cell>
          <table:table-cell office:value-type="string">
            <text:p>161</text:p>
          </table:table-cell>
          <table:table-cell office:value-type="string">
            <text:p>30/12/99</text:p>
          </table:table-cell>
          <table:table-cell office:value-type="string">
            <text:p>15847330049</text:p>
          </table:table-cell>
          <table:table-cell office:value-type="string">
            <text:p>VALDIR GIARETTA</text:p>
          </table:table-cell>
          <table:table-cell office:value-type="string">
            <text:p/>
          </table:table-cell>
          <table:table-cell office:value-type="string">
            <text:p>510622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68475</text:p>
          </table:table-cell>
          <table:table-cell office:value-type="string">
            <text:p>9a7b942f-bb4c-4d17-94cb-2fef8a812822</text:p>
          </table:table-cell>
          <table:table-cell office:value-type="string">
            <text:p>AWB</text:p>
          </table:table-cell>
          <table:table-cell office:value-type="string">
            <text:p>2254727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151044852</text:p>
          </table:table-cell>
          <table:table-cell office:value-type="string">
            <text:p>599494</text:p>
          </table:table-cell>
          <table:table-cell office:value-type="string">
            <text:p>04/07/15</text:p>
          </table:table-cell>
          <table:table-cell office:value-type="string">
            <text:p>04/07/15</text:p>
          </table:table-cell>
          <table:table-cell office:value-type="string">
            <text:p>CERTIFICADA</text:p>
          </table:table-cell>
          <table:table-cell office:value-type="string">
            <text:p>245,6334</text:p>
          </table:table-cell>
          <table:table-cell office:value-type="string">
            <text:p>FAZENDA SONHO MEU</text:p>
          </table:table-cell>
          <table:table-cell office:value-type="string">
            <text:p>VALDIR GIARETTA</text:p>
          </table:table-cell>
          <table:table-cell office:value-type="string">
            <text:p>158473300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0-4</text:p>
          </table:table-cell>
          <table:table-cell office:value-type="string">
            <text:p>592</text:p>
          </table:table-cell>
          <table:table-cell office:value-type="string">
            <text:p>30/12/99</text:p>
          </table:table-cell>
          <table:table-cell office:value-type="string">
            <text:p>15847330049</text:p>
          </table:table-cell>
          <table:table-cell office:value-type="string">
            <text:p>VALDIR GIARETTA</text:p>
          </table:table-cell>
          <table:table-cell office:value-type="string">
            <text:p/>
          </table:table-cell>
          <table:table-cell office:value-type="string">
            <text:p>510622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63366</text:p>
          </table:table-cell>
          <table:table-cell office:value-type="string">
            <text:p>f4f1a727-5461-402b-a410-85983310f421</text:p>
          </table:table-cell>
          <table:table-cell office:value-type="string">
            <text:p>AWB</text:p>
          </table:table-cell>
          <table:table-cell office:value-type="string">
            <text:p>2231473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4151044933</text:p>
          </table:table-cell>
          <table:table-cell office:value-type="string">
            <text:p>584565</text:p>
          </table:table-cell>
          <table:table-cell office:value-type="string">
            <text:p>22/06/15</text:p>
          </table:table-cell>
          <table:table-cell office:value-type="string">
            <text:p>22/06/15</text:p>
          </table:table-cell>
          <table:table-cell office:value-type="string">
            <text:p>CERTIFICADA</text:p>
          </table:table-cell>
          <table:table-cell office:value-type="string">
            <text:p>597,7803</text:p>
          </table:table-cell>
          <table:table-cell office:value-type="string">
            <text:p>FAZENDA DO VALE</text:p>
          </table:table-cell>
          <table:table-cell office:value-type="string">
            <text:p>VALDIR GIARETTA</text:p>
          </table:table-cell>
          <table:table-cell office:value-type="string">
            <text:p>158473300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40-4</text:p>
          </table:table-cell>
          <table:table-cell office:value-type="string">
            <text:p>472</text:p>
          </table:table-cell>
          <table:table-cell office:value-type="string">
            <text:p>30/12/99</text:p>
          </table:table-cell>
          <table:table-cell office:value-type="string">
            <text:p>15847330049</text:p>
          </table:table-cell>
          <table:table-cell office:value-type="string">
            <text:p>VALDIR GIARETTA</text:p>
          </table:table-cell>
          <table:table-cell office:value-type="string">
            <text:p/>
          </table:table-cell>
          <table:table-cell office:value-type="string">
            <text:p>5106224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71964</text:p>
          </table:table-cell>
          <table:table-cell office:value-type="string">
            <text:p>f375543a-16f8-4f93-885a-4912acccf683</text:p>
          </table:table-cell>
          <table:table-cell office:value-type="string">
            <text:p>A0D</text:p>
          </table:table-cell>
          <table:table-cell office:value-type="string">
            <text:p>0720120003392-DF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410180848912</text:p>
          </table:table-cell>
          <table:table-cell office:value-type="string">
            <text:p>127174</text:p>
          </table:table-cell>
          <table:table-cell office:value-type="string">
            <text:p>26/03/14</text:p>
          </table:table-cell>
          <table:table-cell office:value-type="string">
            <text:p>26/03/14</text:p>
          </table:table-cell>
          <table:table-cell office:value-type="string">
            <text:p>CERTIFICADA</text:p>
          </table:table-cell>
          <table:table-cell office:value-type="string">
            <text:p>23,581</text:p>
          </table:table-cell>
          <table:table-cell office:value-type="string">
            <text:p>Gleba de terras desmembrada de ├írea maior na Fazenda Santa B├írbara</text:p>
          </table:table-cell>
          <table:table-cell office:value-type="string">
            <text:p>VIA ENGENHARIA S/A</text:p>
          </table:table-cell>
          <table:table-cell office:value-type="string">
            <text:p/>
          </table:table-cell>
          <table:table-cell office:value-type="string">
            <text:p>00584755000180</text:p>
          </table:table-cell>
          <table:table-cell office:value-type="string">
            <text:p>Particular</text:p>
          </table:table-cell>
          <table:table-cell office:value-type="string">
            <text:p>02.102-2</text:p>
          </table:table-cell>
          <table:table-cell office:value-type="string">
            <text:p>357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VIA ENGENHARIA S/A</text:p>
          </table:table-cell>
          <table:table-cell office:value-type="string">
            <text:p>00584755000180</text:p>
          </table:table-cell>
          <table:table-cell office:value-type="string">
            <text:p>5300108</text:p>
          </table:table-cell>
          <table:table-cell office:value-type="string">
            <text:p>53</text:p>
          </table:table-cell>
        </table:table-row>
        <table:table-row>
          <table:table-cell office:value-type="string">
            <text:p>71963</text:p>
          </table:table-cell>
          <table:table-cell office:value-type="string">
            <text:p>b8f5ba84-a5f7-49d6-bf10-c41d40c25fc2</text:p>
          </table:table-cell>
          <table:table-cell office:value-type="string">
            <text:p>A0D</text:p>
          </table:table-cell>
          <table:table-cell office:value-type="string">
            <text:p>0720120003392-DF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410180848912</text:p>
          </table:table-cell>
          <table:table-cell office:value-type="string">
            <text:p>127174</text:p>
          </table:table-cell>
          <table:table-cell office:value-type="string">
            <text:p>26/03/14</text:p>
          </table:table-cell>
          <table:table-cell office:value-type="string">
            <text:p>26/03/14</text:p>
          </table:table-cell>
          <table:table-cell office:value-type="string">
            <text:p>CERTIFICADA</text:p>
          </table:table-cell>
          <table:table-cell office:value-type="string">
            <text:p>67,9853</text:p>
          </table:table-cell>
          <table:table-cell office:value-type="string">
            <text:p>Gleba de terras desmembrada de ├írea maior na Fazenda Santa B├írbara</text:p>
          </table:table-cell>
          <table:table-cell office:value-type="string">
            <text:p>VIA ENGENHARIA S/A</text:p>
          </table:table-cell>
          <table:table-cell office:value-type="string">
            <text:p/>
          </table:table-cell>
          <table:table-cell office:value-type="string">
            <text:p>00584755000180</text:p>
          </table:table-cell>
          <table:table-cell office:value-type="string">
            <text:p>Particular</text:p>
          </table:table-cell>
          <table:table-cell office:value-type="string">
            <text:p>02.102-2</text:p>
          </table:table-cell>
          <table:table-cell office:value-type="string">
            <text:p>35716</text:p>
          </table:table-cell>
          <table:table-cell office:value-type="string">
            <text:p>30/12/99</text:p>
          </table:table-cell>
          <table:table-cell office:value-type="string">
            <text:p/>
          </table:table-cell>
          <table:table-cell office:value-type="string">
            <text:p>VIA ENGENHARIA S/A</text:p>
          </table:table-cell>
          <table:table-cell office:value-type="string">
            <text:p>00584755000180</text:p>
          </table:table-cell>
          <table:table-cell office:value-type="string">
            <text:p>5300108</text:p>
          </table:table-cell>
          <table:table-cell office:value-type="string">
            <text:p>53</text:p>
          </table:table-cell>
        </table:table-row>
        <table:table-row>
          <table:table-cell office:value-type="string">
            <text:p>226608</text:p>
          </table:table-cell>
          <table:table-cell office:value-type="string">
            <text:p>cfaccfda-131b-4c80-ad25-5b9c0dc0e797</text:p>
          </table:table-cell>
          <table:table-cell office:value-type="string">
            <text:p>CC8</text:p>
          </table:table-cell>
          <table:table-cell office:value-type="string">
            <text:p>54466-MT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010241167427</text:p>
          </table:table-cell>
          <table:table-cell office:value-type="string">
            <text:p>471216</text:p>
          </table:table-cell>
          <table:table-cell office:value-type="string">
            <text:p>04/03/15</text:p>
          </table:table-cell>
          <table:table-cell office:value-type="string">
            <text:p>04/03/15</text:p>
          </table:table-cell>
          <table:table-cell office:value-type="string">
            <text:p>CERTIFICADA</text:p>
          </table:table-cell>
          <table:table-cell office:value-type="string">
            <text:p>246,9758</text:p>
          </table:table-cell>
          <table:table-cell office:value-type="string">
            <text:p>FAZENDA S├âO ROQUE - LOTE 25 - SETOR 07</text:p>
          </table:table-cell>
          <table:table-cell office:value-type="string">
            <text:p>VICTORINO VIGNAGA</text:p>
          </table:table-cell>
          <table:table-cell office:value-type="string">
            <text:p>07810105949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6.388-3</text:p>
          </table:table-cell>
          <table:table-cell office:value-type="string">
            <text:p>5110</text:p>
          </table:table-cell>
          <table:table-cell office:value-type="string">
            <text:p>30/12/99</text:p>
          </table:table-cell>
          <table:table-cell office:value-type="string">
            <text:p>07810105949</text:p>
          </table:table-cell>
          <table:table-cell office:value-type="string">
            <text:p>VICTORINO VIGNAGA</text:p>
          </table:table-cell>
          <table:table-cell office:value-type="string">
            <text:p/>
          </table:table-cell>
          <table:table-cell office:value-type="string">
            <text:p>5105259</text:p>
          </table:table-cell>
          <table:table-cell office:value-type="string">
            <text:p>51</text:p>
          </table:table-cell>
        </table:table-row>
        <table:table-row>
          <table:table-cell office:value-type="string">
            <text:p>287736</text:p>
          </table:table-cell>
          <table:table-cell office:value-type="string">
            <text:p>c9448349-cfcc-4e60-9b22-dfa46a0138ad</text:p>
          </table:table-cell>
          <table:table-cell office:value-type="string">
            <text:p>A8R</text:p>
          </table:table-cell>
          <table:table-cell office:value-type="string">
            <text:p>14201500000002662037-MG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0765362534</text:p>
          </table:table-cell>
          <table:table-cell office:value-type="string">
            <text:p>672660</text:p>
          </table:table-cell>
          <table:table-cell office:value-type="string">
            <text:p>26/08/15</text:p>
          </table:table-cell>
          <table:table-cell office:value-type="string">
            <text:p>26/08/15</text:p>
          </table:table-cell>
          <table:table-cell office:value-type="string">
            <text:p>CERTIFICADA</text:p>
          </table:table-cell>
          <table:table-cell office:value-type="string">
            <text:p>275,4089</text:p>
          </table:table-cell>
          <table:table-cell office:value-type="string">
            <text:p>FAZENDA USINA DA PRATA, LUGAR DENOMINADO LAGEADO ÔÇô GLEBA 3</text:p>
          </table:table-cell>
          <table:table-cell office:value-type="string">
            <text:p>VIRGILIO MARQUEZ GUIMAR├âES</text:p>
          </table:table-cell>
          <table:table-cell office:value-type="string">
            <text:p>35159847634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03.213-6</text:p>
          </table:table-cell>
          <table:table-cell office:value-type="string">
            <text:p>96.199</text:p>
          </table:table-cell>
          <table:table-cell office:value-type="string">
            <text:p>30/12/99</text:p>
          </table:table-cell>
          <table:table-cell office:value-type="string">
            <text:p>35159847634</text:p>
          </table:table-cell>
          <table:table-cell office:value-type="string">
            <text:p>VIRGILIO MARQUEZ GUIMAR├âES</text:p>
          </table:table-cell>
          <table:table-cell office:value-type="string">
            <text:p/>
          </table:table-cell>
          <table:table-cell office:value-type="string">
            <text:p>3170206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147125</text:p>
          </table:table-cell>
          <table:table-cell office:value-type="string">
            <text:p>9f87890b-e9be-41d3-81f5-1ff7a900d493</text:p>
          </table:table-cell>
          <table:table-cell office:value-type="string">
            <text:p>DWK</text:p>
          </table:table-cell>
          <table:table-cell office:value-type="string">
            <text:p>PE00000002472-000975-BA</text:p>
          </table:table-cell>
          <table:table-cell office:value-type="string">
            <text:p>REGISTRADA</text:p>
          </table:table-cell>
          <table:table-cell office:value-type="string">
            <text:p/>
          </table:table-cell>
          <table:table-cell office:value-type="string">
            <text:p>9501570786115</text:p>
          </table:table-cell>
          <table:table-cell office:value-type="string">
            <text:p>273049</text:p>
          </table:table-cell>
          <table:table-cell office:value-type="string">
            <text:p>22/08/14</text:p>
          </table:table-cell>
          <table:table-cell office:value-type="string">
            <text:p>22/08/14</text:p>
          </table:table-cell>
          <table:table-cell office:value-type="string">
            <text:p>CERTIFICADA</text:p>
          </table:table-cell>
          <table:table-cell office:value-type="string">
            <text:p>1010,8721</text:p>
          </table:table-cell>
          <table:table-cell office:value-type="string">
            <text:p>Fazenda Primavera</text:p>
          </table:table-cell>
          <table:table-cell office:value-type="string">
            <text:p>Welton Vieira Cardoso</text:p>
          </table:table-cell>
          <table:table-cell office:value-type="string">
            <text:p>06922490525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>13.568-1</text:p>
          </table:table-cell>
          <table:table-cell office:value-type="string">
            <text:p>4175</text:p>
          </table:table-cell>
          <table:table-cell office:value-type="string">
            <text:p>30/12/99</text:p>
          </table:table-cell>
          <table:table-cell office:value-type="string">
            <text:p>06922490525</text:p>
          </table:table-cell>
          <table:table-cell office:value-type="string">
            <text:p>Welton Vieira Cardoso</text:p>
          </table:table-cell>
          <table:table-cell office:value-type="string">
            <text:p/>
          </table:table-cell>
          <table:table-cell office:value-type="string">
            <text:p>2923704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145918</text:p>
          </table:table-cell>
          <table:table-cell office:value-type="string">
            <text:p>70752a79-89e0-4239-be74-4c6da2a8593c</text:p>
          </table:table-cell>
          <table:table-cell office:value-type="string">
            <text:p>AIE</text:p>
          </table:table-cell>
          <table:table-cell office:value-type="string">
            <text:p>92221220141118759-SP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6190510042196</text:p>
          </table:table-cell>
          <table:table-cell office:value-type="string">
            <text:p>270024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3,019</text:p>
          </table:table-cell>
          <table:table-cell office:value-type="string">
            <text:p>Gleba de Terra</text:p>
          </table:table-cell>
          <table:table-cell office:value-type="string">
            <text:p>Wilhelmus Hyacinthus Maria Eltink</text:p>
          </table:table-cell>
          <table:table-cell office:value-type="string">
            <text:p>603488448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>60348844891</text:p>
          </table:table-cell>
          <table:table-cell office:value-type="string">
            <text:p>Wilhelmus Hyacinthus Maria Eltink</text:p>
          </table:table-cell>
          <table:table-cell office:value-type="string">
            <text:p/>
          </table:table-cell>
          <table:table-cell office:value-type="string">
            <text:p>3548005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45907</text:p>
          </table:table-cell>
          <table:table-cell office:value-type="string">
            <text:p>6a7bf125-4af6-4c22-8009-b2e5731aff85</text:p>
          </table:table-cell>
          <table:table-cell office:value-type="string">
            <text:p>AIE</text:p>
          </table:table-cell>
          <table:table-cell office:value-type="string">
            <text:p>92221220141118756-SP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6190510042196</text:p>
          </table:table-cell>
          <table:table-cell office:value-type="string">
            <text:p>270000</text:p>
          </table:table-cell>
          <table:table-cell office:value-type="string">
            <text:p>20/08/14</text:p>
          </table:table-cell>
          <table:table-cell office:value-type="string">
            <text:p>20/08/14</text:p>
          </table:table-cell>
          <table:table-cell office:value-type="string">
            <text:p>CERTIFICADA</text:p>
          </table:table-cell>
          <table:table-cell office:value-type="string">
            <text:p>8,3115</text:p>
          </table:table-cell>
          <table:table-cell office:value-type="string">
            <text:p>Gleba de Terra</text:p>
          </table:table-cell>
          <table:table-cell office:value-type="string">
            <text:p>Wilhelmus Hyacinthus Maria Eltink</text:p>
          </table:table-cell>
          <table:table-cell office:value-type="string">
            <text:p>603488448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>60348844891</text:p>
          </table:table-cell>
          <table:table-cell office:value-type="string">
            <text:p>Wilhelmus Hyacinthus Maria Eltink</text:p>
          </table:table-cell>
          <table:table-cell office:value-type="string">
            <text:p/>
          </table:table-cell>
          <table:table-cell office:value-type="string">
            <text:p>3548005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130497</text:p>
          </table:table-cell>
          <table:table-cell office:value-type="string">
            <text:p>d7b01659-7cb7-4ccd-a0da-5a2bfe10ebd5</text:p>
          </table:table-cell>
          <table:table-cell office:value-type="string">
            <text:p>AIE</text:p>
          </table:table-cell>
          <table:table-cell office:value-type="string">
            <text:p>92221220140932879-SP</text:p>
          </table:table-cell>
          <table:table-cell office:value-type="string">
            <text:p>TITULADA_NAO_REGISTRADA</text:p>
          </table:table-cell>
          <table:table-cell office:value-type="string">
            <text:p/>
          </table:table-cell>
          <table:table-cell office:value-type="string">
            <text:p>6190510042196</text:p>
          </table:table-cell>
          <table:table-cell office:value-type="string">
            <text:p>234458</text:p>
          </table:table-cell>
          <table:table-cell office:value-type="string">
            <text:p>16/07/14</text:p>
          </table:table-cell>
          <table:table-cell office:value-type="string">
            <text:p>16/07/14</text:p>
          </table:table-cell>
          <table:table-cell office:value-type="string">
            <text:p>CERTIFICADA</text:p>
          </table:table-cell>
          <table:table-cell office:value-type="string">
            <text:p>95,0758</text:p>
          </table:table-cell>
          <table:table-cell office:value-type="string">
            <text:p>Lotes 46, 47 e 48 da Fazenda Esmeralda</text:p>
          </table:table-cell>
          <table:table-cell office:value-type="string">
            <text:p>Wilhelmus Hyacinthus Maria Eltink</text:p>
          </table:table-cell>
          <table:table-cell office:value-type="string">
            <text:p>60348844891</text:p>
          </table:table-cell>
          <table:table-cell office:value-type="string">
            <text:p/>
          </table:table-cell>
          <table:table-cell office:value-type="string">
            <text:p>Particu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12/99</text:p>
          </table:table-cell>
          <table:table-cell office:value-type="string">
            <text:p>60348844891</text:p>
          </table:table-cell>
          <table:table-cell office:value-type="string">
            <text:p>Wilhelmus Hyacinthus Maria Eltink</text:p>
          </table:table-cell>
          <table:table-cell office:value-type="string">
            <text:p/>
          </table:table-cell>
          <table:table-cell office:value-type="string">
            <text:p>3548005</text:p>
          </table:table-cell>
          <table:table-cell office:value-type="string">
            <text:p>35</text:p>
          </table:table-cell>
        </table:table-row>
        <table:table-row>
          <table:table-cell/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